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fcce4"/>
      <style:text-properties fo:color="#33002b" fo:font-weight="bold" style:font-weight-asian="bold" style:font-weight-complex="bold"/>
    </style:style>
    <style:style style:name="ce6" style:family="table-cell" style:parent-style-name="Default">
      <style:table-cell-properties fo:background-color="#dfcce4"/>
      <style:text-properties fo:color="#33002b"/>
    </style:style>
    <style:style style:name="ce7" style:family="table-cell" style:parent-style-name="Default">
      <style:table-cell-properties fo:background-color="#dfcce4" style:text-align-source="fix" style:repeat-content="false"/>
      <style:paragraph-properties fo:text-align="end" fo:margin-left="0pt"/>
      <style:text-properties fo:color="#33002b"/>
    </style:style>
    <style:style style:name="ce8" style:family="table-cell" style:parent-style-name="Default">
      <style:table-cell-properties fo:background-color="#dfcce4"/>
      <style:text-properties fo:color="#33002b" style:font-name="Liberation Sans1"/>
    </style:style>
    <style:style style:name="ce9" style:family="table-cell" style:parent-style-name="Default">
      <style:table-cell-properties fo:background-color="#adc5e7"/>
      <style:text-properties fo:color="#002342" fo:font-weight="bold" style:font-weight-asian="bold" style:font-weight-complex="bold"/>
    </style:style>
    <style:style style:name="ce10" style:family="table-cell" style:parent-style-name="Default">
      <style:table-cell-properties fo:background-color="#adc5e7"/>
      <style:text-properties fo:color="#002342"/>
    </style:style>
    <style:style style:name="ce11" style:family="table-cell" style:parent-style-name="Default">
      <style:table-cell-properties fo:background-color="#adc5e7"/>
      <style:text-properties fo:color="#002342" style:font-name="Liberation Sans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_001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1.B20:Charts_001.B29 Charts_001.J19:Charts_001.J19 Charts_001.J20:Charts_001.J29 Charts_001.U19:Charts_001.U19 Charts_001.U20:Charts_001.U29 Charts_001.AF19:Charts_001.AF19 Charts_001.AF20:Charts_001.AF29 Charts_001.AQ19:Charts_001.AQ19 Charts_001.AQ20:Charts_001.AQ29 Charts_001.BQ19:Charts_001.BQ19 Charts_001.BQ20:Charts_001.BQ29 Charts_001.CB19:Charts_001.CB19 Charts_001.CB20:Charts_001.CB29 Charts_001.CM19:Charts_001.CM19 Charts_001.CM20:Charts_001.CM29 Charts_001.CX19:Charts_001.CX19 Charts_001.CX20:Charts_001.CX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1.B20:Charts_001.B29 Charts_001.BB19:Charts_001.BB19 Charts_001.BB20:Charts_001.BB29 Charts_001.BG19:Charts_001.BG19 Charts_001.BG20:Charts_001.BG29 Charts_001.DI19:Charts_001.DI19 Charts_001.DI20:Charts_001.DI29 Charts_001.DN19:Charts_001.DN19 Charts_001.DN20:Charts_001.DN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1.B20:Charts_001.B29 Charts_001.AW19:Charts_001.AW19 Charts_001.AW20:Charts_001.AW29 Charts_001.AX19:Charts_001.AX19 Charts_001.AX20:Charts_001.AX29 Charts_001.AY19:Charts_001.AY19 Charts_001.AY20:Charts_001.AY29 Charts_001.BB19:Charts_001.BB19 Charts_001.BB20:Charts_001.BB29 Charts_001.DD19:Charts_001.DD19 Charts_001.DD20:Charts_001.DD29 Charts_001.DE19:Charts_001.DE19 Charts_001.DE20:Charts_001.DE29 Charts_001.DF19:Charts_001.DF19 Charts_001.DF20:Charts_001.DF29 Charts_001.DI19:Charts_001.DI19 Charts_001.DI20:Charts_001.DI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1.B20:Charts_001.B29 Charts_001.BE19:Charts_001.BE19 Charts_001.BE20:Charts_001.BE29 Charts_001.BF19:Charts_001.BF19 Charts_001.BF20:Charts_001.BF29 Charts_001.DL19:Charts_001.DL19 Charts_001.DL20:Charts_001.DL29 Charts_001.DM19:Charts_001.DM19 Charts_001.DM20:Charts_001.DM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=0, Default Parameter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547" calcext:value-type="float">
            <text:p>1.547</text:p>
          </table:table-cell>
          <table:table-cell office:value-type="float" office:value="1.8" calcext:value-type="float">
            <text:p>1.8</text:p>
          </table:table-cell>
          <table:table-cell office:value-type="float" office:value="2.567" calcext:value-type="float">
            <text:p>2.567</text:p>
          </table:table-cell>
          <table:table-cell office:value-type="float" office:value="3.423" calcext:value-type="float">
            <text:p>3.423</text:p>
          </table:table-cell>
          <table:table-cell office:value-type="float" office:value="4.212" calcext:value-type="float">
            <text:p>4.212</text:p>
          </table:table-cell>
          <table:table-cell office:value-type="float" office:value="5.736" calcext:value-type="float">
            <text:p>5.736</text:p>
          </table:table-cell>
          <table:table-cell office:value-type="float" office:value="8.111" calcext:value-type="float">
            <text:p>8.111</text:p>
          </table:table-cell>
          <table:table-cell office:value-type="float" office:value="539.87" calcext:value-type="float">
            <text:p>539.87</text:p>
          </table:table-cell>
          <table:table-cell office:value-type="float" office:value="2.498" calcext:value-type="float">
            <text:p>2.498</text:p>
          </table:table-cell>
          <table:table-cell office:value-type="float" office:value="5.665" calcext:value-type="float">
            <text:p>5.6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61" calcext:value-type="float">
            <text:p>0.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1.689" calcext:value-type="float">
            <text:p>1.689</text:p>
          </table:table-cell>
          <table:table-cell office:value-type="float" office:value="3.049" calcext:value-type="float">
            <text:p>3.049</text:p>
          </table:table-cell>
          <table:table-cell office:value-type="float" office:value="4.76" calcext:value-type="float">
            <text:p>4.76</text:p>
          </table:table-cell>
          <table:table-cell office:value-type="float" office:value="6.095" calcext:value-type="float">
            <text:p>6.095</text:p>
          </table:table-cell>
          <table:table-cell office:value-type="float" office:value="750.68" calcext:value-type="float">
            <text:p>750.68</text:p>
          </table:table-cell>
          <table:table-cell office:value-type="float" office:value="1.32" calcext:value-type="float">
            <text:p>1.32</text:p>
          </table:table-cell>
          <table:table-cell office:value-type="float" office:value="7.64" calcext:value-type="float">
            <text:p>7.64</text:p>
          </table:table-cell>
          <table:table-cell office:value-type="float" office:value="6.965" calcext:value-type="float">
            <text:p>6.965</text:p>
          </table:table-cell>
          <table:table-cell office:value-type="float" office:value="8.915" calcext:value-type="float">
            <text:p>8.91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2.732" calcext:value-type="float">
            <text:p>12.732</text:p>
          </table:table-cell>
          <table:table-cell office:value-type="float" office:value="14.509" calcext:value-type="float">
            <text:p>14.509</text:p>
          </table:table-cell>
          <table:table-cell office:value-type="float" office:value="15.89" calcext:value-type="float">
            <text:p>15.89</text:p>
          </table:table-cell>
          <table:table-cell office:value-type="float" office:value="18.336" calcext:value-type="float">
            <text:p>18.336</text:p>
          </table:table-cell>
          <table:table-cell office:value-type="float" office:value="21.582" calcext:value-type="float">
            <text:p>21.582</text:p>
          </table:table-cell>
          <table:table-cell office:value-type="float" office:value="768.62" calcext:value-type="float">
            <text:p>768.62</text:p>
          </table:table-cell>
          <table:table-cell office:value-type="float" office:value="13.999" calcext:value-type="float">
            <text:p>13.999</text:p>
          </table:table-cell>
          <table:table-cell office:value-type="float" office:value="40.508" calcext:value-type="float">
            <text:p>40.508</text:p>
          </table:table-cell>
          <table:table-cell office:value-type="float" office:value="0.331" calcext:value-type="float">
            <text:p>0.33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8" calcext:value-type="float">
            <text:p>0.698</text:p>
          </table:table-cell>
          <table:table-cell office:value-type="float" office:value="1.55" calcext:value-type="float">
            <text:p>1.55</text:p>
          </table:table-cell>
          <table:table-cell office:value-type="float" office:value="2.598" calcext:value-type="float">
            <text:p>2.598</text:p>
          </table:table-cell>
          <table:table-cell office:value-type="float" office:value="3.752" calcext:value-type="float">
            <text:p>3.752</text:p>
          </table:table-cell>
          <table:table-cell office:value-type="float" office:value="5.221" calcext:value-type="float">
            <text:p>5.221</text:p>
          </table:table-cell>
          <table:table-cell office:value-type="float" office:value="7.067" calcext:value-type="float">
            <text:p>7.067</text:p>
          </table:table-cell>
          <table:table-cell office:value-type="float" office:value="526.111" calcext:value-type="float">
            <text:p>526.111</text:p>
          </table:table-cell>
          <table:table-cell office:value-type="float" office:value="1.57" calcext:value-type="float">
            <text:p>1.57</text:p>
          </table:table-cell>
          <table:table-cell office:value-type="float" office:value="5.986" calcext:value-type="float">
            <text:p>5.986</text:p>
          </table:table-cell>
          <table:table-cell office:value-type="float" office:value="9.737" calcext:value-type="float">
            <text:p>9.737</text:p>
          </table:table-cell>
          <table:table-cell office:value-type="float" office:value="13.041" calcext:value-type="float">
            <text:p>13.041</text:p>
          </table:table-cell>
          <table:table-cell office:value-type="float" office:value="15.368" calcext:value-type="float">
            <text:p>15.368</text:p>
          </table:table-cell>
          <table:table-cell office:value-type="float" office:value="18.905" calcext:value-type="float">
            <text:p>18.905</text:p>
          </table:table-cell>
          <table:table-cell office:value-type="float" office:value="21.272" calcext:value-type="float">
            <text:p>21.272</text:p>
          </table:table-cell>
          <table:table-cell office:value-type="float" office:value="23.219" calcext:value-type="float">
            <text:p>23.219</text:p>
          </table:table-cell>
          <table:table-cell office:value-type="float" office:value="26.504" calcext:value-type="float">
            <text:p>26.504</text:p>
          </table:table-cell>
          <table:table-cell office:value-type="float" office:value="31.33" calcext:value-type="float">
            <text:p>31.33</text:p>
          </table:table-cell>
          <table:table-cell office:value-type="float" office:value="777.228" calcext:value-type="float">
            <text:p>777.228</text:p>
          </table:table-cell>
          <table:table-cell office:value-type="float" office:value="19.387" calcext:value-type="float">
            <text:p>19.387</text:p>
          </table:table-cell>
          <table:table-cell office:value-type="float" office:value="42.583" calcext:value-type="float">
            <text:p>42.583</text:p>
          </table:table-cell>
          <table:table-cell office:value-type="float" office:value="79.886" calcext:value-type="float">
            <text:p>79.88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1.304" calcext:value-type="float">
            <text:p>1.304</text:p>
          </table:table-cell>
          <table:table-cell office:value-type="float" office:value="1.405" calcext:value-type="float">
            <text:p>1.405</text:p>
          </table:table-cell>
          <table:table-cell office:value-type="float" office:value="1.531" calcext:value-type="float">
            <text:p>1.531</text:p>
          </table:table-cell>
          <table:table-cell office:value-type="float" office:value="1.623" calcext:value-type="float">
            <text:p>1.623</text:p>
          </table:table-cell>
          <table:table-cell office:value-type="float" office:value="1.707" calcext:value-type="float">
            <text:p>1.707</text:p>
          </table:table-cell>
          <table:table-cell office:value-type="float" office:value="1.955" calcext:value-type="float">
            <text:p>1.955</text:p>
          </table:table-cell>
          <table:table-cell office:value-type="float" office:value="3.242" calcext:value-type="float">
            <text:p>3.242</text:p>
          </table:table-cell>
          <table:table-cell office:value-type="float" office:value="30.792" calcext:value-type="float">
            <text:p>30.792</text:p>
          </table:table-cell>
          <table:table-cell office:value-type="float" office:value="1.518" calcext:value-type="float">
            <text:p>1.5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7" calcext:value-type="float">
            <text:p>0.56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5" calcext:value-type="float">
            <text:p>0.7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95" calcext:value-type="float">
            <text:p>0.895</text:p>
          </table:table-cell>
          <table:table-cell office:value-type="float" office:value="1.249" calcext:value-type="float">
            <text:p>1.249</text:p>
          </table:table-cell>
          <table:table-cell office:value-type="float" office:value="39.578" calcext:value-type="float">
            <text:p>39.5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563" calcext:value-type="float">
            <text:p>0.563</text:p>
          </table:table-cell>
          <table:table-cell office:value-type="float" office:value="1.1" calcext:value-type="float">
            <text:p>1.1</text:p>
          </table:table-cell>
          <table:table-cell office:value-type="float" office:value="1.491" calcext:value-type="float">
            <text:p>1.491</text:p>
          </table:table-cell>
          <table:table-cell office:value-type="float" office:value="1.605" calcext:value-type="float">
            <text:p>1.605</text:p>
          </table:table-cell>
          <table:table-cell office:value-type="float" office:value="1.775" calcext:value-type="float">
            <text:p>1.775</text:p>
          </table:table-cell>
          <table:table-cell office:value-type="float" office:value="1.914" calcext:value-type="float">
            <text:p>1.914</text:p>
          </table:table-cell>
          <table:table-cell office:value-type="float" office:value="2.038" calcext:value-type="float">
            <text:p>2.038</text:p>
          </table:table-cell>
          <table:table-cell office:value-type="float" office:value="2.746" calcext:value-type="float">
            <text:p>2.746</text:p>
          </table:table-cell>
          <table:table-cell office:value-type="float" office:value="6.668" calcext:value-type="float">
            <text:p>6.668</text:p>
          </table:table-cell>
          <table:table-cell office:value-type="float" office:value="1967.802" calcext:value-type="float">
            <text:p>1967.802</text:p>
          </table:table-cell>
          <table:table-cell office:value-type="float" office:value="5.573" calcext:value-type="float">
            <text:p>5.573</text:p>
          </table:table-cell>
          <table:table-cell office:value-type="float" office:value="72.173" calcext:value-type="float">
            <text:p>72.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78" calcext:value-type="float">
            <text:p>0.57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4" calcext:value-type="float">
            <text:p>0.754</text:p>
          </table:table-cell>
          <table:table-cell office:value-type="float" office:value="0.856" calcext:value-type="float">
            <text:p>0.856</text:p>
          </table:table-cell>
          <table:table-cell office:value-type="float" office:value="1.465" calcext:value-type="float">
            <text:p>1.465</text:p>
          </table:table-cell>
          <table:table-cell office:value-type="float" office:value="49.277" calcext:value-type="float">
            <text:p>49.277</text:p>
          </table:table-cell>
          <table:table-cell office:value-type="float" office:value="0.658" calcext:value-type="float">
            <text:p>0.658</text:p>
          </table:table-cell>
          <table:table-cell office:value-type="float" office:value="1.001" calcext:value-type="float">
            <text:p>1.001</text:p>
          </table:table-cell>
          <table:table-cell office:value-type="float" office:value="3.161" calcext:value-type="float">
            <text:p>3.161</text:p>
          </table:table-cell>
          <table:table-cell office:value-type="float" office:value="4.059" calcext:value-type="float">
            <text:p>4.059</text:p>
          </table:table-cell>
          <table:table-cell office:value-type="float" office:value="4.281" calcext:value-type="float">
            <text:p>4.281</text:p>
          </table:table-cell>
          <table:table-cell office:value-type="float" office:value="4.585" calcext:value-type="float">
            <text:p>4.585</text:p>
          </table:table-cell>
          <table:table-cell office:value-type="float" office:value="4.875" calcext:value-type="float">
            <text:p>4.875</text:p>
          </table:table-cell>
          <table:table-cell office:value-type="float" office:value="5.352" calcext:value-type="float">
            <text:p>5.352</text:p>
          </table:table-cell>
          <table:table-cell office:value-type="float" office:value="7.638" calcext:value-type="float">
            <text:p>7.638</text:p>
          </table:table-cell>
          <table:table-cell office:value-type="float" office:value="12.061" calcext:value-type="float">
            <text:p>12.061</text:p>
          </table:table-cell>
          <table:table-cell office:value-type="float" office:value="1970.367" calcext:value-type="float">
            <text:p>1970.367</text:p>
          </table:table-cell>
          <table:table-cell office:value-type="float" office:value="8.435" calcext:value-type="float">
            <text:p>8.435</text:p>
          </table:table-cell>
          <table:table-cell office:value-type="float" office:value="72.244" calcext:value-type="float">
            <text:p>72.244</text:p>
          </table:table-cell>
          <table:table-cell office:value-type="float" office:value="87.595" calcext:value-type="float">
            <text:p>87.5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1.539" calcext:value-type="float">
            <text:p>1.539</text:p>
          </table:table-cell>
          <table:table-cell office:value-type="float" office:value="2.086" calcext:value-type="float">
            <text:p>2.086</text:p>
          </table:table-cell>
          <table:table-cell office:value-type="float" office:value="5.133" calcext:value-type="float">
            <text:p>5.133</text:p>
          </table:table-cell>
          <table:table-cell office:value-type="float" office:value="7.781" calcext:value-type="float">
            <text:p>7.781</text:p>
          </table:table-cell>
          <table:table-cell office:value-type="float" office:value="10.539" calcext:value-type="float">
            <text:p>10.539</text:p>
          </table:table-cell>
          <table:table-cell office:value-type="float" office:value="15.071" calcext:value-type="float">
            <text:p>15.071</text:p>
          </table:table-cell>
          <table:table-cell office:value-type="float" office:value="19.221" calcext:value-type="float">
            <text:p>19.221</text:p>
          </table:table-cell>
          <table:table-cell office:value-type="float" office:value="61.598" calcext:value-type="float">
            <text:p>61.598</text:p>
          </table:table-cell>
          <table:table-cell office:value-type="float" office:value="4.3" calcext:value-type="float">
            <text:p>4.3</text:p>
          </table:table-cell>
          <table:table-cell office:value-type="float" office:value="4.629" calcext:value-type="float">
            <text:p>4.629</text:p>
          </table:table-cell>
          <table:table-cell office:value-type="float" office:value="0.38" calcext:value-type="float">
            <text:p>0.38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8" calcext:value-type="float">
            <text:p>0.738</text:p>
          </table:table-cell>
          <table:table-cell office:value-type="float" office:value="3.409" calcext:value-type="float">
            <text:p>3.409</text:p>
          </table:table-cell>
          <table:table-cell office:value-type="float" office:value="5.804" calcext:value-type="float">
            <text:p>5.804</text:p>
          </table:table-cell>
          <table:table-cell office:value-type="float" office:value="6.694" calcext:value-type="float">
            <text:p>6.694</text:p>
          </table:table-cell>
          <table:table-cell office:value-type="float" office:value="10.644" calcext:value-type="float">
            <text:p>10.644</text:p>
          </table:table-cell>
          <table:table-cell office:value-type="float" office:value="14.104" calcext:value-type="float">
            <text:p>14.104</text:p>
          </table:table-cell>
          <table:table-cell office:value-type="float" office:value="957.098" calcext:value-type="float">
            <text:p>957.098</text:p>
          </table:table-cell>
          <table:table-cell office:value-type="float" office:value="2.681" calcext:value-type="float">
            <text:p>2.681</text:p>
          </table:table-cell>
          <table:table-cell office:value-type="float" office:value="12.05" calcext:value-type="float">
            <text:p>12.05</text:p>
          </table:table-cell>
          <table:table-cell office:value-type="float" office:value="7.277" calcext:value-type="float">
            <text:p>7.277</text:p>
          </table:table-cell>
          <table:table-cell office:value-type="float" office:value="12.057" calcext:value-type="float">
            <text:p>12.057</text:p>
          </table:table-cell>
          <table:table-cell office:value-type="float" office:value="15.411" calcext:value-type="float">
            <text:p>15.411</text:p>
          </table:table-cell>
          <table:table-cell office:value-type="float" office:value="19.947" calcext:value-type="float">
            <text:p>19.947</text:p>
          </table:table-cell>
          <table:table-cell office:value-type="float" office:value="22.296" calcext:value-type="float">
            <text:p>22.296</text:p>
          </table:table-cell>
          <table:table-cell office:value-type="float" office:value="23.923" calcext:value-type="float">
            <text:p>23.923</text:p>
          </table:table-cell>
          <table:table-cell office:value-type="float" office:value="26.339" calcext:value-type="float">
            <text:p>26.339</text:p>
          </table:table-cell>
          <table:table-cell office:value-type="float" office:value="29.446" calcext:value-type="float">
            <text:p>29.446</text:p>
          </table:table-cell>
          <table:table-cell office:value-type="float" office:value="1091.609" calcext:value-type="float">
            <text:p>1091.609</text:p>
          </table:table-cell>
          <table:table-cell office:value-type="float" office:value="20.808" calcext:value-type="float">
            <text:p>20.808</text:p>
          </table:table-cell>
          <table:table-cell office:value-type="float" office:value="65.022" calcext:value-type="float">
            <text:p>65.022</text:p>
          </table:table-cell>
          <table:table-cell office:value-type="float" office:value="0.309" calcext:value-type="float">
            <text:p>0.309</text:p>
          </table:table-cell>
          <table:table-cell office:value-type="float" office:value="0.6" calcext:value-type="float">
            <text:p>0.6</text:p>
          </table:table-cell>
          <table:table-cell office:value-type="float" office:value="2.042" calcext:value-type="float">
            <text:p>2.042</text:p>
          </table:table-cell>
          <table:table-cell office:value-type="float" office:value="5.897" calcext:value-type="float">
            <text:p>5.897</text:p>
          </table:table-cell>
          <table:table-cell office:value-type="float" office:value="8.87" calcext:value-type="float">
            <text:p>8.87</text:p>
          </table:table-cell>
          <table:table-cell office:value-type="float" office:value="12.266" calcext:value-type="float">
            <text:p>12.266</text:p>
          </table:table-cell>
          <table:table-cell office:value-type="float" office:value="16.421" calcext:value-type="float">
            <text:p>16.421</text:p>
          </table:table-cell>
          <table:table-cell office:value-type="float" office:value="19.722" calcext:value-type="float">
            <text:p>19.722</text:p>
          </table:table-cell>
          <table:table-cell office:value-type="float" office:value="966.185" calcext:value-type="float">
            <text:p>966.185</text:p>
          </table:table-cell>
          <table:table-cell office:value-type="float" office:value="4.329" calcext:value-type="float">
            <text:p>4.329</text:p>
          </table:table-cell>
          <table:table-cell office:value-type="float" office:value="10.801" calcext:value-type="float">
            <text:p>10.801</text:p>
          </table:table-cell>
          <table:table-cell office:value-type="float" office:value="10.165" calcext:value-type="float">
            <text:p>10.165</text:p>
          </table:table-cell>
          <table:table-cell office:value-type="float" office:value="19.048" calcext:value-type="float">
            <text:p>19.048</text:p>
          </table:table-cell>
          <table:table-cell office:value-type="float" office:value="25.513" calcext:value-type="float">
            <text:p>25.513</text:p>
          </table:table-cell>
          <table:table-cell office:value-type="float" office:value="33.785" calcext:value-type="float">
            <text:p>33.785</text:p>
          </table:table-cell>
          <table:table-cell office:value-type="float" office:value="38.83" calcext:value-type="float">
            <text:p>38.83</text:p>
          </table:table-cell>
          <table:table-cell office:value-type="float" office:value="42.729" calcext:value-type="float">
            <text:p>42.729</text:p>
          </table:table-cell>
          <table:table-cell office:value-type="float" office:value="49.241" calcext:value-type="float">
            <text:p>49.241</text:p>
          </table:table-cell>
          <table:table-cell office:value-type="float" office:value="58.192" calcext:value-type="float">
            <text:p>58.192</text:p>
          </table:table-cell>
          <table:table-cell office:value-type="float" office:value="1110.281" calcext:value-type="float">
            <text:p>1110.281</text:p>
          </table:table-cell>
          <table:table-cell office:value-type="float" office:value="32.118" calcext:value-type="float">
            <text:p>32.118</text:p>
          </table:table-cell>
          <table:table-cell office:value-type="float" office:value="67.393" calcext:value-type="float">
            <text:p>67.393</text:p>
          </table:table-cell>
          <table:table-cell office:value-type="float" office:value="144.855" calcext:value-type="float">
            <text:p>144.855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79" calcext:value-type="float">
            <text:p>0.879</text:p>
          </table:table-cell>
          <table:table-cell office:value-type="float" office:value="1.283" calcext:value-type="float">
            <text:p>1.283</text:p>
          </table:table-cell>
          <table:table-cell office:value-type="float" office:value="1.406" calcext:value-type="float">
            <text:p>1.406</text:p>
          </table:table-cell>
          <table:table-cell office:value-type="float" office:value="1.567" calcext:value-type="float">
            <text:p>1.567</text:p>
          </table:table-cell>
          <table:table-cell office:value-type="float" office:value="1.682" calcext:value-type="float">
            <text:p>1.682</text:p>
          </table:table-cell>
          <table:table-cell office:value-type="float" office:value="1.787" calcext:value-type="float">
            <text:p>1.787</text:p>
          </table:table-cell>
          <table:table-cell office:value-type="float" office:value="2.03" calcext:value-type="float">
            <text:p>2.03</text:p>
          </table:table-cell>
          <table:table-cell office:value-type="float" office:value="3.525" calcext:value-type="float">
            <text:p>3.525</text:p>
          </table:table-cell>
          <table:table-cell office:value-type="float" office:value="268.489" calcext:value-type="float">
            <text:p>268.489</text:p>
          </table:table-cell>
          <table:table-cell office:value-type="float" office:value="1.581" calcext:value-type="float">
            <text:p>1.581</text:p>
          </table:table-cell>
          <table:table-cell office:value-type="float" office:value="2.392" calcext:value-type="float">
            <text:p>2.392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7" calcext:value-type="float">
            <text:p>0.56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" calcext:value-type="float">
            <text:p>0.8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36" calcext:value-type="float">
            <text:p>1.536</text:p>
          </table:table-cell>
          <table:table-cell office:value-type="float" office:value="39.294" calcext:value-type="float">
            <text:p>39.29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7" calcext:value-type="float">
            <text:p>0.737</text:p>
          </table:table-cell>
          <table:table-cell office:value-type="float" office:value="1.128" calcext:value-type="float">
            <text:p>1.128</text:p>
          </table:table-cell>
          <table:table-cell office:value-type="float" office:value="1.483" calcext:value-type="float">
            <text:p>1.483</text:p>
          </table:table-cell>
          <table:table-cell office:value-type="float" office:value="1.622" calcext:value-type="float">
            <text:p>1.622</text:p>
          </table:table-cell>
          <table:table-cell office:value-type="float" office:value="1.835" calcext:value-type="float">
            <text:p>1.835</text:p>
          </table:table-cell>
          <table:table-cell office:value-type="float" office:value="2.01" calcext:value-type="float">
            <text:p>2.01</text:p>
          </table:table-cell>
          <table:table-cell office:value-type="float" office:value="2.201" calcext:value-type="float">
            <text:p>2.201</text:p>
          </table:table-cell>
          <table:table-cell office:value-type="float" office:value="3.726" calcext:value-type="float">
            <text:p>3.726</text:p>
          </table:table-cell>
          <table:table-cell office:value-type="float" office:value="10.313" calcext:value-type="float">
            <text:p>10.313</text:p>
          </table:table-cell>
          <table:table-cell office:value-type="float" office:value="618.637" calcext:value-type="float">
            <text:p>618.637</text:p>
          </table:table-cell>
          <table:table-cell office:value-type="float" office:value="2.986" calcext:value-type="float">
            <text:p>2.986</text:p>
          </table:table-cell>
          <table:table-cell office:value-type="float" office:value="14.586" calcext:value-type="float">
            <text:p>14.5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73" calcext:value-type="float">
            <text:p>0.5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1" calcext:value-type="float">
            <text:p>0.781</text:p>
          </table:table-cell>
          <table:table-cell office:value-type="float" office:value="0.907" calcext:value-type="float">
            <text:p>0.907</text:p>
          </table:table-cell>
          <table:table-cell office:value-type="float" office:value="1.401" calcext:value-type="float">
            <text:p>1.401</text:p>
          </table:table-cell>
          <table:table-cell office:value-type="float" office:value="360.536" calcext:value-type="float">
            <text:p>360.536</text:p>
          </table:table-cell>
          <table:table-cell office:value-type="float" office:value="0.803" calcext:value-type="float">
            <text:p>0.803</text:p>
          </table:table-cell>
          <table:table-cell office:value-type="float" office:value="6.902" calcext:value-type="float">
            <text:p>6.902</text:p>
          </table:table-cell>
          <table:table-cell office:value-type="float" office:value="3.164" calcext:value-type="float">
            <text:p>3.164</text:p>
          </table:table-cell>
          <table:table-cell office:value-type="float" office:value="4.067" calcext:value-type="float">
            <text:p>4.067</text:p>
          </table:table-cell>
          <table:table-cell office:value-type="float" office:value="4.348" calcext:value-type="float">
            <text:p>4.348</text:p>
          </table:table-cell>
          <table:table-cell office:value-type="float" office:value="4.793" calcext:value-type="float">
            <text:p>4.793</text:p>
          </table:table-cell>
          <table:table-cell office:value-type="float" office:value="5.266" calcext:value-type="float">
            <text:p>5.266</text:p>
          </table:table-cell>
          <table:table-cell office:value-type="float" office:value="6.083" calcext:value-type="float">
            <text:p>6.083</text:p>
          </table:table-cell>
          <table:table-cell office:value-type="float" office:value="8.778" calcext:value-type="float">
            <text:p>8.778</text:p>
          </table:table-cell>
          <table:table-cell office:value-type="float" office:value="16.107" calcext:value-type="float">
            <text:p>16.107</text:p>
          </table:table-cell>
          <table:table-cell office:value-type="float" office:value="626.391" calcext:value-type="float">
            <text:p>626.391</text:p>
          </table:table-cell>
          <table:table-cell office:value-type="float" office:value="6.101" calcext:value-type="float">
            <text:p>6.101</text:p>
          </table:table-cell>
          <table:table-cell office:value-type="float" office:value="18.412" calcext:value-type="float">
            <text:p>18.412</text:p>
          </table:table-cell>
          <table:table-cell office:value-type="float" office:value="178.24" calcext:value-type="float">
            <text:p>178.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93" calcext:value-type="float">
            <text:p>0.893</text:p>
          </table:table-cell>
          <table:table-cell office:value-type="float" office:value="1.727" calcext:value-type="float">
            <text:p>1.727</text:p>
          </table:table-cell>
          <table:table-cell office:value-type="float" office:value="4.879" calcext:value-type="float">
            <text:p>4.879</text:p>
          </table:table-cell>
          <table:table-cell office:value-type="float" office:value="12.196" calcext:value-type="float">
            <text:p>12.196</text:p>
          </table:table-cell>
          <table:table-cell office:value-type="float" office:value="17.561" calcext:value-type="float">
            <text:p>17.561</text:p>
          </table:table-cell>
          <table:table-cell office:value-type="float" office:value="20.619" calcext:value-type="float">
            <text:p>20.619</text:p>
          </table:table-cell>
          <table:table-cell office:value-type="float" office:value="25.211" calcext:value-type="float">
            <text:p>25.211</text:p>
          </table:table-cell>
          <table:table-cell office:value-type="float" office:value="30.758" calcext:value-type="float">
            <text:p>30.758</text:p>
          </table:table-cell>
          <table:table-cell office:value-type="float" office:value="1220.307" calcext:value-type="float">
            <text:p>1220.307</text:p>
          </table:table-cell>
          <table:table-cell office:value-type="float" office:value="8.4" calcext:value-type="float">
            <text:p>8.4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27" calcext:value-type="float">
            <text:p>0.627</text:p>
          </table:table-cell>
          <table:table-cell office:value-type="float" office:value="0.886" calcext:value-type="float">
            <text:p>0.886</text:p>
          </table:table-cell>
          <table:table-cell office:value-type="float" office:value="6.679" calcext:value-type="float">
            <text:p>6.679</text:p>
          </table:table-cell>
          <table:table-cell office:value-type="float" office:value="11.98" calcext:value-type="float">
            <text:p>11.98</text:p>
          </table:table-cell>
          <table:table-cell office:value-type="float" office:value="14.469" calcext:value-type="float">
            <text:p>14.469</text:p>
          </table:table-cell>
          <table:table-cell office:value-type="float" office:value="18.949" calcext:value-type="float">
            <text:p>18.949</text:p>
          </table:table-cell>
          <table:table-cell office:value-type="float" office:value="22.561" calcext:value-type="float">
            <text:p>22.561</text:p>
          </table:table-cell>
          <table:table-cell office:value-type="float" office:value="1210.16" calcext:value-type="float">
            <text:p>1210.16</text:p>
          </table:table-cell>
          <table:table-cell office:value-type="float" office:value="4.923" calcext:value-type="float">
            <text:p>4.923</text:p>
          </table:table-cell>
          <table:table-cell office:value-type="float" office:value="14.616" calcext:value-type="float">
            <text:p>14.616</text:p>
          </table:table-cell>
          <table:table-cell office:value-type="float" office:value="7.565" calcext:value-type="float">
            <text:p>7.565</text:p>
          </table:table-cell>
          <table:table-cell office:value-type="float" office:value="16.476" calcext:value-type="float">
            <text:p>16.476</text:p>
          </table:table-cell>
          <table:table-cell office:value-type="float" office:value="21.782" calcext:value-type="float">
            <text:p>21.782</text:p>
          </table:table-cell>
          <table:table-cell office:value-type="float" office:value="26.238" calcext:value-type="float">
            <text:p>26.238</text:p>
          </table:table-cell>
          <table:table-cell office:value-type="float" office:value="28.49" calcext:value-type="float">
            <text:p>28.49</text:p>
          </table:table-cell>
          <table:table-cell office:value-type="float" office:value="29.982" calcext:value-type="float">
            <text:p>29.982</text:p>
          </table:table-cell>
          <table:table-cell office:value-type="float" office:value="32.366" calcext:value-type="float">
            <text:p>32.366</text:p>
          </table:table-cell>
          <table:table-cell office:value-type="float" office:value="35.381" calcext:value-type="float">
            <text:p>35.381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26.099" calcext:value-type="float">
            <text:p>26.099</text:p>
          </table:table-cell>
          <table:table-cell office:value-type="float" office:value="68.708" calcext:value-type="float">
            <text:p>68.7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892" calcext:value-type="float">
            <text:p>0.892</text:p>
          </table:table-cell>
          <table:table-cell office:value-type="float" office:value="6.297" calcext:value-type="float">
            <text:p>6.297</text:p>
          </table:table-cell>
          <table:table-cell office:value-type="float" office:value="14.7" calcext:value-type="float">
            <text:p>14.7</text:p>
          </table:table-cell>
          <table:table-cell office:value-type="float" office:value="19.534" calcext:value-type="float">
            <text:p>19.534</text:p>
          </table:table-cell>
          <table:table-cell office:value-type="float" office:value="20.999" calcext:value-type="float">
            <text:p>20.999</text:p>
          </table:table-cell>
          <table:table-cell office:value-type="float" office:value="23.457" calcext:value-type="float">
            <text:p>23.457</text:p>
          </table:table-cell>
          <table:table-cell office:value-type="float" office:value="25.654" calcext:value-type="float">
            <text:p>25.654</text:p>
          </table:table-cell>
          <table:table-cell office:value-type="float" office:value="1038.876" calcext:value-type="float">
            <text:p>1038.876</text:p>
          </table:table-cell>
          <table:table-cell office:value-type="float" office:value="9.065" calcext:value-type="float">
            <text:p>9.065</text:p>
          </table:table-cell>
          <table:table-cell office:value-type="float" office:value="16.872" calcext:value-type="float">
            <text:p>16.872</text:p>
          </table:table-cell>
          <table:table-cell office:value-type="float" office:value="10.266" calcext:value-type="float">
            <text:p>10.266</text:p>
          </table:table-cell>
          <table:table-cell office:value-type="float" office:value="30.38" calcext:value-type="float">
            <text:p>30.38</text:p>
          </table:table-cell>
          <table:table-cell office:value-type="float" office:value="41.403" calcext:value-type="float">
            <text:p>41.403</text:p>
          </table:table-cell>
          <table:table-cell office:value-type="float" office:value="54.072" calcext:value-type="float">
            <text:p>54.072</text:p>
          </table:table-cell>
          <table:table-cell office:value-type="float" office:value="61.915" calcext:value-type="float">
            <text:p>61.915</text:p>
          </table:table-cell>
          <table:table-cell office:value-type="float" office:value="67.727" calcext:value-type="float">
            <text:p>67.727</text:p>
          </table:table-cell>
          <table:table-cell office:value-type="float" office:value="76.821" calcext:value-type="float">
            <text:p>76.821</text:p>
          </table:table-cell>
          <table:table-cell office:value-type="float" office:value="88.189" calcext:value-type="float">
            <text:p>88.189</text:p>
          </table:table-cell>
          <table:table-cell office:value-type="float" office:value="1270.864" calcext:value-type="float">
            <text:p>1270.864</text:p>
          </table:table-cell>
          <table:table-cell office:value-type="float" office:value="48.487" calcext:value-type="float">
            <text:p>48.487</text:p>
          </table:table-cell>
          <table:table-cell office:value-type="float" office:value="75.514" calcext:value-type="float">
            <text:p>75.514</text:p>
          </table:table-cell>
          <table:table-cell office:value-type="float" office:value="193.81" calcext:value-type="float">
            <text:p>193.8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85" calcext:value-type="float">
            <text:p>0.885</text:p>
          </table:table-cell>
          <table:table-cell office:value-type="float" office:value="1.307" calcext:value-type="float">
            <text:p>1.307</text:p>
          </table:table-cell>
          <table:table-cell office:value-type="float" office:value="1.453" calcext:value-type="float">
            <text:p>1.453</text:p>
          </table:table-cell>
          <table:table-cell office:value-type="float" office:value="1.665" calcext:value-type="float">
            <text:p>1.665</text:p>
          </table:table-cell>
          <table:table-cell office:value-type="float" office:value="1.843" calcext:value-type="float">
            <text:p>1.843</text:p>
          </table:table-cell>
          <table:table-cell office:value-type="float" office:value="2.018" calcext:value-type="float">
            <text:p>2.018</text:p>
          </table:table-cell>
          <table:table-cell office:value-type="float" office:value="2.59" calcext:value-type="float">
            <text:p>2.59</text:p>
          </table:table-cell>
          <table:table-cell office:value-type="float" office:value="4.806" calcext:value-type="float">
            <text:p>4.806</text:p>
          </table:table-cell>
          <table:table-cell office:value-type="float" office:value="289.545" calcext:value-type="float">
            <text:p>289.545</text:p>
          </table:table-cell>
          <table:table-cell office:value-type="float" office:value="1.75" calcext:value-type="float">
            <text:p>1.75</text:p>
          </table:table-cell>
          <table:table-cell office:value-type="float" office:value="3.823" calcext:value-type="float">
            <text:p>3.8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873" calcext:value-type="float">
            <text:p>0.873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5" calcext:value-type="float">
            <text:p>1.225</text:p>
          </table:table-cell>
          <table:table-cell office:value-type="float" office:value="2.385" calcext:value-type="float">
            <text:p>2.385</text:p>
          </table:table-cell>
          <table:table-cell office:value-type="float" office:value="34.19" calcext:value-type="float">
            <text:p>34.19</text:p>
          </table:table-cell>
          <table:table-cell office:value-type="float" office:value="0.799" calcext:value-type="float">
            <text:p>0.799</text:p>
          </table:table-cell>
          <table:table-cell office:value-type="float" office:value="0.918" calcext:value-type="float">
            <text:p>0.918</text:p>
          </table:table-cell>
          <table:table-cell office:value-type="float" office:value="1.103" calcext:value-type="float">
            <text:p>1.103</text:p>
          </table:table-cell>
          <table:table-cell office:value-type="float" office:value="1.54" calcext:value-type="float">
            <text:p>1.54</text:p>
          </table:table-cell>
          <table:table-cell office:value-type="float" office:value="1.722" calcext:value-type="float">
            <text:p>1.722</text:p>
          </table:table-cell>
          <table:table-cell office:value-type="float" office:value="2.012" calcext:value-type="float">
            <text:p>2.012</text:p>
          </table:table-cell>
          <table:table-cell office:value-type="float" office:value="2.3" calcext:value-type="float">
            <text:p>2.3</text:p>
          </table:table-cell>
          <table:table-cell office:value-type="float" office:value="2.861" calcext:value-type="float">
            <text:p>2.861</text:p>
          </table:table-cell>
          <table:table-cell office:value-type="float" office:value="6.427" calcext:value-type="float">
            <text:p>6.427</text:p>
          </table:table-cell>
          <table:table-cell office:value-type="float" office:value="17.583" calcext:value-type="float">
            <text:p>17.583</text:p>
          </table:table-cell>
          <table:table-cell office:value-type="float" office:value="425.093" calcext:value-type="float">
            <text:p>425.093</text:p>
          </table:table-cell>
          <table:table-cell office:value-type="float" office:value="4.187" calcext:value-type="float">
            <text:p>4.187</text:p>
          </table:table-cell>
          <table:table-cell office:value-type="float" office:value="21.895" calcext:value-type="float">
            <text:p>21.8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8" calcext:value-type="float">
            <text:p>0.588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2" calcext:value-type="float">
            <text:p>0.872</text:p>
          </table:table-cell>
          <table:table-cell office:value-type="float" office:value="1.102" calcext:value-type="float">
            <text:p>1.102</text:p>
          </table:table-cell>
          <table:table-cell office:value-type="float" office:value="2.138" calcext:value-type="float">
            <text:p>2.138</text:p>
          </table:table-cell>
          <table:table-cell office:value-type="float" office:value="341.717" calcext:value-type="float">
            <text:p>341.717</text:p>
          </table:table-cell>
          <table:table-cell office:value-type="float" office:value="0.825" calcext:value-type="float">
            <text:p>0.825</text:p>
          </table:table-cell>
          <table:table-cell office:value-type="float" office:value="5.545" calcext:value-type="float">
            <text:p>5.545</text:p>
          </table:table-cell>
          <table:table-cell office:value-type="float" office:value="3.144" calcext:value-type="float">
            <text:p>3.144</text:p>
          </table:table-cell>
          <table:table-cell office:value-type="float" office:value="4.221" calcext:value-type="float">
            <text:p>4.221</text:p>
          </table:table-cell>
          <table:table-cell office:value-type="float" office:value="4.601" calcext:value-type="float">
            <text:p>4.601</text:p>
          </table:table-cell>
          <table:table-cell office:value-type="float" office:value="5.298" calcext:value-type="float">
            <text:p>5.298</text:p>
          </table:table-cell>
          <table:table-cell office:value-type="float" office:value="6.384" calcext:value-type="float">
            <text:p>6.384</text:p>
          </table:table-cell>
          <table:table-cell office:value-type="float" office:value="8.087" calcext:value-type="float">
            <text:p>8.087</text:p>
          </table:table-cell>
          <table:table-cell office:value-type="float" office:value="11.63" calcext:value-type="float">
            <text:p>11.63</text:p>
          </table:table-cell>
          <table:table-cell office:value-type="float" office:value="22.878" calcext:value-type="float">
            <text:p>22.878</text:p>
          </table:table-cell>
          <table:table-cell office:value-type="float" office:value="539.25" calcext:value-type="float">
            <text:p>539.25</text:p>
          </table:table-cell>
          <table:table-cell office:value-type="float" office:value="7.56" calcext:value-type="float">
            <text:p>7.56</text:p>
          </table:table-cell>
          <table:table-cell office:value-type="float" office:value="23.832" calcext:value-type="float">
            <text:p>23.832</text:p>
          </table:table-cell>
          <table:table-cell office:value-type="float" office:value="261.765" calcext:value-type="float">
            <text:p>261.76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2.305" calcext:value-type="float">
            <text:p>2.305</text:p>
          </table:table-cell>
          <table:table-cell office:value-type="float" office:value="8.619" calcext:value-type="float">
            <text:p>8.619</text:p>
          </table:table-cell>
          <table:table-cell office:value-type="float" office:value="20.47" calcext:value-type="float">
            <text:p>20.47</text:p>
          </table:table-cell>
          <table:table-cell office:value-type="float" office:value="25.793" calcext:value-type="float">
            <text:p>25.793</text:p>
          </table:table-cell>
          <table:table-cell office:value-type="float" office:value="29.604" calcext:value-type="float">
            <text:p>29.604</text:p>
          </table:table-cell>
          <table:table-cell office:value-type="float" office:value="35.413" calcext:value-type="float">
            <text:p>35.413</text:p>
          </table:table-cell>
          <table:table-cell office:value-type="float" office:value="42.535" calcext:value-type="float">
            <text:p>42.535</text:p>
          </table:table-cell>
          <table:table-cell office:value-type="float" office:value="1504.904" calcext:value-type="float">
            <text:p>1504.904</text:p>
          </table:table-cell>
          <table:table-cell office:value-type="float" office:value="13.152" calcext:value-type="float">
            <text:p>13.152</text:p>
          </table:table-cell>
          <table:table-cell office:value-type="float" office:value="25.667" calcext:value-type="float">
            <text:p>25.6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673" calcext:value-type="float">
            <text:p>0.673</text:p>
          </table:table-cell>
          <table:table-cell office:value-type="float" office:value="1.194" calcext:value-type="float">
            <text:p>1.194</text:p>
          </table:table-cell>
          <table:table-cell office:value-type="float" office:value="9.358" calcext:value-type="float">
            <text:p>9.358</text:p>
          </table:table-cell>
          <table:table-cell office:value-type="float" office:value="15.233" calcext:value-type="float">
            <text:p>15.233</text:p>
          </table:table-cell>
          <table:table-cell office:value-type="float" office:value="19.111" calcext:value-type="float">
            <text:p>19.111</text:p>
          </table:table-cell>
          <table:table-cell office:value-type="float" office:value="22.642" calcext:value-type="float">
            <text:p>22.642</text:p>
          </table:table-cell>
          <table:table-cell office:value-type="float" office:value="25.704" calcext:value-type="float">
            <text:p>25.704</text:p>
          </table:table-cell>
          <table:table-cell office:value-type="float" office:value="1505.145" calcext:value-type="float">
            <text:p>1505.145</text:p>
          </table:table-cell>
          <table:table-cell office:value-type="float" office:value="6.257" calcext:value-type="float">
            <text:p>6.257</text:p>
          </table:table-cell>
          <table:table-cell office:value-type="float" office:value="16.425" calcext:value-type="float">
            <text:p>16.425</text:p>
          </table:table-cell>
          <table:table-cell office:value-type="float" office:value="7.644" calcext:value-type="float">
            <text:p>7.644</text:p>
          </table:table-cell>
          <table:table-cell office:value-type="float" office:value="20.62" calcext:value-type="float">
            <text:p>20.62</text:p>
          </table:table-cell>
          <table:table-cell office:value-type="float" office:value="25.693" calcext:value-type="float">
            <text:p>25.693</text:p>
          </table:table-cell>
          <table:table-cell office:value-type="float" office:value="29.818" calcext:value-type="float">
            <text:p>29.818</text:p>
          </table:table-cell>
          <table:table-cell office:value-type="float" office:value="31.984" calcext:value-type="float">
            <text:p>31.984</text:p>
          </table:table-cell>
          <table:table-cell office:value-type="float" office:value="33.396" calcext:value-type="float">
            <text:p>33.396</text:p>
          </table:table-cell>
          <table:table-cell office:value-type="float" office:value="35.826" calcext:value-type="float">
            <text:p>35.826</text:p>
          </table:table-cell>
          <table:table-cell office:value-type="float" office:value="39.113" calcext:value-type="float">
            <text:p>39.113</text:p>
          </table:table-cell>
          <table:table-cell office:value-type="float" office:value="1513.692" calcext:value-type="float">
            <text:p>1513.692</text:p>
          </table:table-cell>
          <table:table-cell office:value-type="float" office:value="30.13" calcext:value-type="float">
            <text:p>30.13</text:p>
          </table:table-cell>
          <table:table-cell office:value-type="float" office:value="77.093" calcext:value-type="float">
            <text:p>77.093</text:p>
          </table:table-cell>
          <table:table-cell office:value-type="float" office:value="0.283" calcext:value-type="float">
            <text:p>0.283</text:p>
          </table:table-cell>
          <table:table-cell office:value-type="float" office:value="5.458" calcext:value-type="float">
            <text:p>5.458</text:p>
          </table:table-cell>
          <table:table-cell office:value-type="float" office:value="13.394" calcext:value-type="float">
            <text:p>13.394</text:p>
          </table:table-cell>
          <table:table-cell office:value-type="float" office:value="21.202" calcext:value-type="float">
            <text:p>21.202</text:p>
          </table:table-cell>
          <table:table-cell office:value-type="float" office:value="23.614" calcext:value-type="float">
            <text:p>23.614</text:p>
          </table:table-cell>
          <table:table-cell office:value-type="float" office:value="24.831" calcext:value-type="float">
            <text:p>24.831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034" calcext:value-type="float">
            <text:p>29.034</text:p>
          </table:table-cell>
          <table:table-cell office:value-type="float" office:value="1505.664" calcext:value-type="float">
            <text:p>1505.664</text:p>
          </table:table-cell>
          <table:table-cell office:value-type="float" office:value="13.807" calcext:value-type="float">
            <text:p>13.807</text:p>
          </table:table-cell>
          <table:table-cell office:value-type="float" office:value="28.032" calcext:value-type="float">
            <text:p>28.032</text:p>
          </table:table-cell>
          <table:table-cell office:value-type="float" office:value="10.627" calcext:value-type="float">
            <text:p>10.627</text:p>
          </table:table-cell>
          <table:table-cell office:value-type="float" office:value="41.826" calcext:value-type="float">
            <text:p>41.826</text:p>
          </table:table-cell>
          <table:table-cell office:value-type="float" office:value="55.291" calcext:value-type="float">
            <text:p>55.291</text:p>
          </table:table-cell>
          <table:table-cell office:value-type="float" office:value="71.34" calcext:value-type="float">
            <text:p>71.34</text:p>
          </table:table-cell>
          <table:table-cell office:value-type="float" office:value="80.983" calcext:value-type="float">
            <text:p>80.983</text:p>
          </table:table-cell>
          <table:table-cell office:value-type="float" office:value="87.25" calcext:value-type="float">
            <text:p>87.25</text:p>
          </table:table-cell>
          <table:table-cell office:value-type="float" office:value="96.167" calcext:value-type="float">
            <text:p>96.167</text:p>
          </table:table-cell>
          <table:table-cell office:value-type="float" office:value="107.415" calcext:value-type="float">
            <text:p>107.415</text:p>
          </table:table-cell>
          <table:table-cell office:value-type="float" office:value="1564.252" calcext:value-type="float">
            <text:p>1564.252</text:p>
          </table:table-cell>
          <table:table-cell office:value-type="float" office:value="63.346" calcext:value-type="float">
            <text:p>63.346</text:p>
          </table:table-cell>
          <table:table-cell office:value-type="float" office:value="88.706" calcext:value-type="float">
            <text:p>88.706</text:p>
          </table:table-cell>
          <table:table-cell office:value-type="float" office:value="235.373" calcext:value-type="float">
            <text:p>235.37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9" calcext:value-type="float">
            <text:p>0.849</text:p>
          </table:table-cell>
          <table:table-cell office:value-type="float" office:value="1.26" calcext:value-type="float">
            <text:p>1.26</text:p>
          </table:table-cell>
          <table:table-cell office:value-type="float" office:value="1.397" calcext:value-type="float">
            <text:p>1.397</text:p>
          </table:table-cell>
          <table:table-cell office:value-type="float" office:value="1.6" calcext:value-type="float">
            <text:p>1.6</text:p>
          </table:table-cell>
          <table:table-cell office:value-type="float" office:value="1.769" calcext:value-type="float">
            <text:p>1.769</text:p>
          </table:table-cell>
          <table:table-cell office:value-type="float" office:value="1.941" calcext:value-type="float">
            <text:p>1.941</text:p>
          </table:table-cell>
          <table:table-cell office:value-type="float" office:value="2.461" calcext:value-type="float">
            <text:p>2.461</text:p>
          </table:table-cell>
          <table:table-cell office:value-type="float" office:value="5.376" calcext:value-type="float">
            <text:p>5.376</text:p>
          </table:table-cell>
          <table:table-cell office:value-type="float" office:value="692.221" calcext:value-type="float">
            <text:p>692.221</text:p>
          </table:table-cell>
          <table:table-cell office:value-type="float" office:value="1.928" calcext:value-type="float">
            <text:p>1.928</text:p>
          </table:table-cell>
          <table:table-cell office:value-type="float" office:value="10.006" calcext:value-type="float">
            <text:p>10.006</text:p>
          </table:table-cell>
          <table:table-cell office:value-type="float" office:value="0.39" calcext:value-type="float">
            <text:p>0.39</text:p>
          </table:table-cell>
          <table:table-cell office:value-type="float" office:value="0.566" calcext:value-type="float">
            <text:p>0.56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73" calcext:value-type="float">
            <text:p>0.773</text:p>
          </table:table-cell>
          <table:table-cell office:value-type="float" office:value="0.883" calcext:value-type="float">
            <text:p>0.883</text:p>
          </table:table-cell>
          <table:table-cell office:value-type="float" office:value="0.988" calcext:value-type="float">
            <text:p>0.988</text:p>
          </table:table-cell>
          <table:table-cell office:value-type="float" office:value="1.203" calcext:value-type="float">
            <text:p>1.203</text:p>
          </table:table-cell>
          <table:table-cell office:value-type="float" office:value="1.805" calcext:value-type="float">
            <text:p>1.805</text:p>
          </table:table-cell>
          <table:table-cell office:value-type="float" office:value="89.498" calcext:value-type="float">
            <text:p>89.498</text:p>
          </table:table-cell>
          <table:table-cell office:value-type="float" office:value="0.807" calcext:value-type="float">
            <text:p>0.807</text:p>
          </table:table-cell>
          <table:table-cell office:value-type="float" office:value="1.688" calcext:value-type="float">
            <text:p>1.688</text:p>
          </table:table-cell>
          <table:table-cell office:value-type="float" office:value="1.094" calcext:value-type="float">
            <text:p>1.094</text:p>
          </table:table-cell>
          <table:table-cell office:value-type="float" office:value="1.545" calcext:value-type="float">
            <text:p>1.545</text:p>
          </table:table-cell>
          <table:table-cell office:value-type="float" office:value="1.727" calcext:value-type="float">
            <text:p>1.727</text:p>
          </table:table-cell>
          <table:table-cell office:value-type="float" office:value="2.044" calcext:value-type="float">
            <text:p>2.04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69" calcext:value-type="float">
            <text:p>3.569</text:p>
          </table:table-cell>
          <table:table-cell office:value-type="float" office:value="10.056" calcext:value-type="float">
            <text:p>10.056</text:p>
          </table:table-cell>
          <table:table-cell office:value-type="float" office:value="26.153" calcext:value-type="float">
            <text:p>26.153</text:p>
          </table:table-cell>
          <table:table-cell office:value-type="float" office:value="838.722" calcext:value-type="float">
            <text:p>838.722</text:p>
          </table:table-cell>
          <table:table-cell office:value-type="float" office:value="5.859" calcext:value-type="float">
            <text:p>5.859</text:p>
          </table:table-cell>
          <table:table-cell office:value-type="float" office:value="37.333" calcext:value-type="float">
            <text:p>37.333</text:p>
          </table:table-cell>
          <table:table-cell office:value-type="float" office:value="0.34" calcext:value-type="float">
            <text:p>0.3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86" calcext:value-type="float">
            <text:p>0.886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8" calcext:value-type="float">
            <text:p>1.728</text:p>
          </table:table-cell>
          <table:table-cell office:value-type="float" office:value="185.642" calcext:value-type="float">
            <text:p>185.642</text:p>
          </table:table-cell>
          <table:table-cell office:value-type="float" office:value="0.774" calcext:value-type="float">
            <text:p>0.774</text:p>
          </table:table-cell>
          <table:table-cell office:value-type="float" office:value="2.652" calcext:value-type="float">
            <text:p>2.652</text:p>
          </table:table-cell>
          <table:table-cell office:value-type="float" office:value="3.123" calcext:value-type="float">
            <text:p>3.123</text:p>
          </table:table-cell>
          <table:table-cell office:value-type="float" office:value="4.178" calcext:value-type="float">
            <text:p>4.178</text:p>
          </table:table-cell>
          <table:table-cell office:value-type="float" office:value="4.552" calcext:value-type="float">
            <text:p>4.552</text:p>
          </table:table-cell>
          <table:table-cell office:value-type="float" office:value="5.23" calcext:value-type="float">
            <text:p>5.23</text:p>
          </table:table-cell>
          <table:table-cell office:value-type="float" office:value="6.423" calcext:value-type="float">
            <text:p>6.423</text:p>
          </table:table-cell>
          <table:table-cell office:value-type="float" office:value="9.093" calcext:value-type="float">
            <text:p>9.093</text:p>
          </table:table-cell>
          <table:table-cell office:value-type="float" office:value="17" calcext:value-type="float">
            <text:p>17</text:p>
          </table:table-cell>
          <table:table-cell office:value-type="float" office:value="33.906" calcext:value-type="float">
            <text:p>33.906</text:p>
          </table:table-cell>
          <table:table-cell office:value-type="float" office:value="842.593" calcext:value-type="float">
            <text:p>842.593</text:p>
          </table:table-cell>
          <table:table-cell office:value-type="float" office:value="9.369" calcext:value-type="float">
            <text:p>9.369</text:p>
          </table:table-cell>
          <table:table-cell office:value-type="float" office:value="39.07" calcext:value-type="float">
            <text:p>39.07</text:p>
          </table:table-cell>
          <table:table-cell office:value-type="float" office:value="343.571" calcext:value-type="float">
            <text:p>343.57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3.21" calcext:value-type="float">
            <text:p>3.21</text:p>
          </table:table-cell>
          <table:table-cell office:value-type="float" office:value="12.55" calcext:value-type="float">
            <text:p>12.55</text:p>
          </table:table-cell>
          <table:table-cell office:value-type="float" office:value="25.089" calcext:value-type="float">
            <text:p>25.089</text:p>
          </table:table-cell>
          <table:table-cell office:value-type="float" office:value="31.548" calcext:value-type="float">
            <text:p>31.548</text:p>
          </table:table-cell>
          <table:table-cell office:value-type="float" office:value="36.208" calcext:value-type="float">
            <text:p>36.208</text:p>
          </table:table-cell>
          <table:table-cell office:value-type="float" office:value="42.621" calcext:value-type="float">
            <text:p>42.621</text:p>
          </table:table-cell>
          <table:table-cell office:value-type="float" office:value="49.713" calcext:value-type="float">
            <text:p>49.713</text:p>
          </table:table-cell>
          <table:table-cell office:value-type="float" office:value="1315.345" calcext:value-type="float">
            <text:p>1315.345</text:p>
          </table:table-cell>
          <table:table-cell office:value-type="float" office:value="16.564" calcext:value-type="float">
            <text:p>16.564</text:p>
          </table:table-cell>
          <table:table-cell office:value-type="float" office:value="29.878" calcext:value-type="float">
            <text:p>29.8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1.259" calcext:value-type="float">
            <text:p>1.259</text:p>
          </table:table-cell>
          <table:table-cell office:value-type="float" office:value="7.311" calcext:value-type="float">
            <text:p>7.311</text:p>
          </table:table-cell>
          <table:table-cell office:value-type="float" office:value="15.059" calcext:value-type="float">
            <text:p>15.059</text:p>
          </table:table-cell>
          <table:table-cell office:value-type="float" office:value="20.095" calcext:value-type="float">
            <text:p>20.095</text:p>
          </table:table-cell>
          <table:table-cell office:value-type="float" office:value="23.838" calcext:value-type="float">
            <text:p>23.838</text:p>
          </table:table-cell>
          <table:table-cell office:value-type="float" office:value="26.971" calcext:value-type="float">
            <text:p>26.971</text:p>
          </table:table-cell>
          <table:table-cell office:value-type="float" office:value="1352.851" calcext:value-type="float">
            <text:p>1352.851</text:p>
          </table:table-cell>
          <table:table-cell office:value-type="float" office:value="5.964" calcext:value-type="float">
            <text:p>5.964</text:p>
          </table:table-cell>
          <table:table-cell office:value-type="float" office:value="19.709" calcext:value-type="float">
            <text:p>19.709</text:p>
          </table:table-cell>
          <table:table-cell office:value-type="float" office:value="7.406" calcext:value-type="float">
            <text:p>7.406</text:p>
          </table:table-cell>
          <table:table-cell office:value-type="float" office:value="24.151" calcext:value-type="float">
            <text:p>24.151</text:p>
          </table:table-cell>
          <table:table-cell office:value-type="float" office:value="28.316" calcext:value-type="float">
            <text:p>28.316</text:p>
          </table:table-cell>
          <table:table-cell office:value-type="float" office:value="32.225" calcext:value-type="float">
            <text:p>32.225</text:p>
          </table:table-cell>
          <table:table-cell office:value-type="float" office:value="34.463" calcext:value-type="float">
            <text:p>34.463</text:p>
          </table:table-cell>
          <table:table-cell office:value-type="float" office:value="36.047" calcext:value-type="float">
            <text:p>36.047</text:p>
          </table:table-cell>
          <table:table-cell office:value-type="float" office:value="38.747" calcext:value-type="float">
            <text:p>38.747</text:p>
          </table:table-cell>
          <table:table-cell office:value-type="float" office:value="44.658" calcext:value-type="float">
            <text:p>44.658</text:p>
          </table:table-cell>
          <table:table-cell office:value-type="float" office:value="1362.922" calcext:value-type="float">
            <text:p>1362.922</text:p>
          </table:table-cell>
          <table:table-cell office:value-type="float" office:value="31.815" calcext:value-type="float">
            <text:p>31.815</text:p>
          </table:table-cell>
          <table:table-cell office:value-type="float" office:value="64.197" calcext:value-type="float">
            <text:p>64.197</text:p>
          </table:table-cell>
          <table:table-cell office:value-type="float" office:value="0.306" calcext:value-type="float">
            <text:p>0.306</text:p>
          </table:table-cell>
          <table:table-cell office:value-type="float" office:value="7.102" calcext:value-type="float">
            <text:p>7.102</text:p>
          </table:table-cell>
          <table:table-cell office:value-type="float" office:value="19.36" calcext:value-type="float">
            <text:p>19.36</text:p>
          </table:table-cell>
          <table:table-cell office:value-type="float" office:value="23.8" calcext:value-type="float">
            <text:p>23.8</text:p>
          </table:table-cell>
          <table:table-cell office:value-type="float" office:value="25.628" calcext:value-type="float">
            <text:p>25.628</text:p>
          </table:table-cell>
          <table:table-cell office:value-type="float" office:value="27.117" calcext:value-type="float">
            <text:p>27.117</text:p>
          </table:table-cell>
          <table:table-cell office:value-type="float" office:value="28.991" calcext:value-type="float">
            <text:p>28.991</text:p>
          </table:table-cell>
          <table:table-cell office:value-type="float" office:value="31.669" calcext:value-type="float">
            <text:p>31.669</text:p>
          </table:table-cell>
          <table:table-cell office:value-type="float" office:value="1304.017" calcext:value-type="float">
            <text:p>1304.017</text:p>
          </table:table-cell>
          <table:table-cell office:value-type="float" office:value="16.88" calcext:value-type="float">
            <text:p>16.88</text:p>
          </table:table-cell>
          <table:table-cell office:value-type="float" office:value="25.55" calcext:value-type="float">
            <text:p>25.55</text:p>
          </table:table-cell>
          <table:table-cell office:value-type="float" office:value="9.834" calcext:value-type="float">
            <text:p>9.834</text:p>
          </table:table-cell>
          <table:table-cell office:value-type="float" office:value="50.212" calcext:value-type="float">
            <text:p>50.212</text:p>
          </table:table-cell>
          <table:table-cell office:value-type="float" office:value="63.682" calcext:value-type="float">
            <text:p>63.682</text:p>
          </table:table-cell>
          <table:table-cell office:value-type="float" office:value="81.891" calcext:value-type="float">
            <text:p>81.891</text:p>
          </table:table-cell>
          <table:table-cell office:value-type="float" office:value="91.901" calcext:value-type="float">
            <text:p>91.901</text:p>
          </table:table-cell>
          <table:table-cell office:value-type="float" office:value="98.107" calcext:value-type="float">
            <text:p>98.107</text:p>
          </table:table-cell>
          <table:table-cell office:value-type="float" office:value="106.931" calcext:value-type="float">
            <text:p>106.931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389.021" calcext:value-type="float">
            <text:p>1389.021</text:p>
          </table:table-cell>
          <table:table-cell office:value-type="float" office:value="71.223" calcext:value-type="float">
            <text:p>71.223</text:p>
          </table:table-cell>
          <table:table-cell office:value-type="float" office:value="78.663" calcext:value-type="float">
            <text:p>78.663</text:p>
          </table:table-cell>
          <table:table-cell office:value-type="float" office:value="282.337" calcext:value-type="float">
            <text:p>282.337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1" calcext:value-type="float">
            <text:p>1.251</text:p>
          </table:table-cell>
          <table:table-cell office:value-type="float" office:value="1.403" calcext:value-type="float">
            <text:p>1.403</text:p>
          </table:table-cell>
          <table:table-cell office:value-type="float" office:value="1.648" calcext:value-type="float">
            <text:p>1.648</text:p>
          </table:table-cell>
          <table:table-cell office:value-type="float" office:value="1.879" calcext:value-type="float">
            <text:p>1.879</text:p>
          </table:table-cell>
          <table:table-cell office:value-type="float" office:value="2.131" calcext:value-type="float">
            <text:p>2.131</text:p>
          </table:table-cell>
          <table:table-cell office:value-type="float" office:value="2.998" calcext:value-type="float">
            <text:p>2.998</text:p>
          </table:table-cell>
          <table:table-cell office:value-type="float" office:value="7.823" calcext:value-type="float">
            <text:p>7.823</text:p>
          </table:table-cell>
          <table:table-cell office:value-type="float" office:value="701.417" calcext:value-type="float">
            <text:p>701.417</text:p>
          </table:table-cell>
          <table:table-cell office:value-type="float" office:value="2.514" calcext:value-type="float">
            <text:p>2.514</text:p>
          </table:table-cell>
          <table:table-cell office:value-type="float" office:value="21.24" calcext:value-type="float">
            <text:p>21.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" calcext:value-type="float">
            <text:p>0.569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962" calcext:value-type="float">
            <text:p>0.962</text:p>
          </table:table-cell>
          <table:table-cell office:value-type="float" office:value="1.101" calcext:value-type="float">
            <text:p>1.101</text:p>
          </table:table-cell>
          <table:table-cell office:value-type="float" office:value="1.435" calcext:value-type="float">
            <text:p>1.435</text:p>
          </table:table-cell>
          <table:table-cell office:value-type="float" office:value="2.476" calcext:value-type="float">
            <text:p>2.476</text:p>
          </table:table-cell>
          <table:table-cell office:value-type="float" office:value="291.589" calcext:value-type="float">
            <text:p>291.589</text:p>
          </table:table-cell>
          <table:table-cell office:value-type="float" office:value="0.875" calcext:value-type="float">
            <text:p>0.875</text:p>
          </table:table-cell>
          <table:table-cell office:value-type="float" office:value="2.106" calcext:value-type="float">
            <text:p>2.106</text:p>
          </table:table-cell>
          <table:table-cell office:value-type="float" office:value="1.106" calcext:value-type="float">
            <text:p>1.106</text:p>
          </table:table-cell>
          <table:table-cell office:value-type="float" office:value="1.574" calcext:value-type="float">
            <text:p>1.574</text:p>
          </table:table-cell>
          <table:table-cell office:value-type="float" office:value="1.794" calcext:value-type="float">
            <text:p>1.794</text:p>
          </table:table-cell>
          <table:table-cell office:value-type="float" office:value="2.207" calcext:value-type="float">
            <text:p>2.207</text:p>
          </table:table-cell>
          <table:table-cell office:value-type="float" office:value="2.866" calcext:value-type="float">
            <text:p>2.866</text:p>
          </table:table-cell>
          <table:table-cell office:value-type="float" office:value="4.663" calcext:value-type="float">
            <text:p>4.663</text:p>
          </table:table-cell>
          <table:table-cell office:value-type="float" office:value="10.383" calcext:value-type="float">
            <text:p>10.383</text:p>
          </table:table-cell>
          <table:table-cell office:value-type="float" office:value="21.377" calcext:value-type="float">
            <text:p>21.377</text:p>
          </table:table-cell>
          <table:table-cell office:value-type="float" office:value="724.064" calcext:value-type="float">
            <text:p>724.064</text:p>
          </table:table-cell>
          <table:table-cell office:value-type="float" office:value="4.601" calcext:value-type="float">
            <text:p>4.601</text:p>
          </table:table-cell>
          <table:table-cell office:value-type="float" office:value="24.22" calcext:value-type="float">
            <text:p>24.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9" calcext:value-type="float">
            <text:p>0.729</text:p>
          </table:table-cell>
          <table:table-cell office:value-type="float" office:value="0.858" calcext:value-type="float">
            <text:p>0.858</text:p>
          </table:table-cell>
          <table:table-cell office:value-type="float" office:value="0.982" calcext:value-type="float">
            <text:p>0.982</text:p>
          </table:table-cell>
          <table:table-cell office:value-type="float" office:value="1.283" calcext:value-type="float">
            <text:p>1.283</text:p>
          </table:table-cell>
          <table:table-cell office:value-type="float" office:value="2.413" calcext:value-type="float">
            <text:p>2.413</text:p>
          </table:table-cell>
          <table:table-cell office:value-type="float" office:value="257.382" calcext:value-type="float">
            <text:p>257.382</text:p>
          </table:table-cell>
          <table:table-cell office:value-type="float" office:value="0.806" calcext:value-type="float">
            <text:p>0.806</text:p>
          </table:table-cell>
          <table:table-cell office:value-type="float" office:value="2.218" calcext:value-type="float">
            <text:p>2.218</text:p>
          </table:table-cell>
          <table:table-cell office:value-type="float" office:value="3.212" calcext:value-type="float">
            <text:p>3.212</text:p>
          </table:table-cell>
          <table:table-cell office:value-type="float" office:value="4.262" calcext:value-type="float">
            <text:p>4.262</text:p>
          </table:table-cell>
          <table:table-cell office:value-type="float" office:value="4.721" calcext:value-type="float">
            <text:p>4.721</text:p>
          </table:table-cell>
          <table:table-cell office:value-type="float" office:value="5.736" calcext:value-type="float">
            <text:p>5.736</text:p>
          </table:table-cell>
          <table:table-cell office:value-type="float" office:value="7.731" calcext:value-type="float">
            <text:p>7.731</text:p>
          </table:table-cell>
          <table:table-cell office:value-type="float" office:value="10.576" calcext:value-type="float">
            <text:p>10.576</text:p>
          </table:table-cell>
          <table:table-cell office:value-type="float" office:value="17.837" calcext:value-type="float">
            <text:p>17.837</text:p>
          </table:table-cell>
          <table:table-cell office:value-type="float" office:value="28.87" calcext:value-type="float">
            <text:p>28.87</text:p>
          </table:table-cell>
          <table:table-cell office:value-type="float" office:value="932.858" calcext:value-type="float">
            <text:p>932.858</text:p>
          </table:table-cell>
          <table:table-cell office:value-type="float" office:value="8.795" calcext:value-type="float">
            <text:p>8.795</text:p>
          </table:table-cell>
          <table:table-cell office:value-type="float" office:value="32.804" calcext:value-type="float">
            <text:p>32.804</text:p>
          </table:table-cell>
          <table:table-cell office:value-type="float" office:value="432.134" calcext:value-type="float">
            <text:p>432.13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74" calcext:value-type="float">
            <text:p>0.774</text:p>
          </table:table-cell>
          <table:table-cell office:value-type="float" office:value="4.153" calcext:value-type="float">
            <text:p>4.153</text:p>
          </table:table-cell>
          <table:table-cell office:value-type="float" office:value="14.774" calcext:value-type="float">
            <text:p>14.774</text:p>
          </table:table-cell>
          <table:table-cell office:value-type="float" office:value="28.422" calcext:value-type="float">
            <text:p>28.422</text:p>
          </table:table-cell>
          <table:table-cell office:value-type="float" office:value="35.602" calcext:value-type="float">
            <text:p>35.602</text:p>
          </table:table-cell>
          <table:table-cell office:value-type="float" office:value="40.514" calcext:value-type="float">
            <text:p>40.514</text:p>
          </table:table-cell>
          <table:table-cell office:value-type="float" office:value="47.424" calcext:value-type="float">
            <text:p>47.424</text:p>
          </table:table-cell>
          <table:table-cell office:value-type="float" office:value="54.484" calcext:value-type="float">
            <text:p>54.484</text:p>
          </table:table-cell>
          <table:table-cell office:value-type="float" office:value="886.37" calcext:value-type="float">
            <text:p>886.37</text:p>
          </table:table-cell>
          <table:table-cell office:value-type="float" office:value="18.687" calcext:value-type="float">
            <text:p>18.687</text:p>
          </table:table-cell>
          <table:table-cell office:value-type="float" office:value="23.233" calcext:value-type="float">
            <text:p>23.233</text:p>
          </table:table-cell>
          <table:table-cell office:value-type="float" office:value="0.367" calcext:value-type="float">
            <text:p>0.367</text:p>
          </table:table-cell>
          <table:table-cell office:value-type="float" office:value="0.785" calcext:value-type="float">
            <text:p>0.785</text:p>
          </table:table-cell>
          <table:table-cell office:value-type="float" office:value="1.513" calcext:value-type="float">
            <text:p>1.513</text:p>
          </table:table-cell>
          <table:table-cell office:value-type="float" office:value="6.109" calcext:value-type="float">
            <text:p>6.109</text:p>
          </table:table-cell>
          <table:table-cell office:value-type="float" office:value="13.968" calcext:value-type="float">
            <text:p>13.968</text:p>
          </table:table-cell>
          <table:table-cell office:value-type="float" office:value="19.983" calcext:value-type="float">
            <text:p>19.983</text:p>
          </table:table-cell>
          <table:table-cell office:value-type="float" office:value="23.825" calcext:value-type="float">
            <text:p>23.825</text:p>
          </table:table-cell>
          <table:table-cell office:value-type="float" office:value="26.905" calcext:value-type="float">
            <text:p>26.905</text:p>
          </table:table-cell>
          <table:table-cell office:value-type="float" office:value="649.515" calcext:value-type="float">
            <text:p>649.515</text:p>
          </table:table-cell>
          <table:table-cell office:value-type="float" office:value="5.473" calcext:value-type="float">
            <text:p>5.473</text:p>
          </table:table-cell>
          <table:table-cell office:value-type="float" office:value="11.743" calcext:value-type="float">
            <text:p>11.743</text:p>
          </table:table-cell>
          <table:table-cell office:value-type="float" office:value="7.407" calcext:value-type="float">
            <text:p>7.407</text:p>
          </table:table-cell>
          <table:table-cell office:value-type="float" office:value="25.785" calcext:value-type="float">
            <text:p>25.785</text:p>
          </table:table-cell>
          <table:table-cell office:value-type="float" office:value="29.426" calcext:value-type="float">
            <text:p>29.426</text:p>
          </table:table-cell>
          <table:table-cell office:value-type="float" office:value="33.021" calcext:value-type="float">
            <text:p>33.021</text:p>
          </table:table-cell>
          <table:table-cell office:value-type="float" office:value="35.144" calcext:value-type="float">
            <text:p>35.144</text:p>
          </table:table-cell>
          <table:table-cell office:value-type="float" office:value="36.644" calcext:value-type="float">
            <text:p>36.644</text:p>
          </table:table-cell>
          <table:table-cell office:value-type="float" office:value="39.219" calcext:value-type="float">
            <text:p>39.219</text:p>
          </table:table-cell>
          <table:table-cell office:value-type="float" office:value="43.862" calcext:value-type="float">
            <text:p>43.862</text:p>
          </table:table-cell>
          <table:table-cell office:value-type="float" office:value="900.304" calcext:value-type="float">
            <text:p>900.304</text:p>
          </table:table-cell>
          <table:table-cell office:value-type="float" office:value="31.311" calcext:value-type="float">
            <text:p>31.311</text:p>
          </table:table-cell>
          <table:table-cell office:value-type="float" office:value="35.096" calcext:value-type="float">
            <text:p>35.096</text:p>
          </table:table-cell>
          <table:table-cell office:value-type="float" office:value="0.284" calcext:value-type="float">
            <text:p>0.284</text:p>
          </table:table-cell>
          <table:table-cell office:value-type="float" office:value="9.783" calcext:value-type="float">
            <text:p>9.783</text:p>
          </table:table-cell>
          <table:table-cell office:value-type="float" office:value="21.181" calcext:value-type="float">
            <text:p>21.181</text:p>
          </table:table-cell>
          <table:table-cell office:value-type="float" office:value="24.715" calcext:value-type="float">
            <text:p>24.715</text:p>
          </table:table-cell>
          <table:table-cell office:value-type="float" office:value="26.371" calcext:value-type="float">
            <text:p>26.371</text:p>
          </table:table-cell>
          <table:table-cell office:value-type="float" office:value="27.691" calcext:value-type="float">
            <text:p>27.691</text:p>
          </table:table-cell>
          <table:table-cell office:value-type="float" office:value="29.57" calcext:value-type="float">
            <text:p>29.57</text:p>
          </table:table-cell>
          <table:table-cell office:value-type="float" office:value="32.385" calcext:value-type="float">
            <text:p>32.385</text:p>
          </table:table-cell>
          <table:table-cell office:value-type="float" office:value="893.732" calcext:value-type="float">
            <text:p>893.732</text:p>
          </table:table-cell>
          <table:table-cell office:value-type="float" office:value="18.638" calcext:value-type="float">
            <text:p>18.638</text:p>
          </table:table-cell>
          <table:table-cell office:value-type="float" office:value="21.212" calcext:value-type="float">
            <text:p>21.212</text:p>
          </table:table-cell>
          <table:table-cell office:value-type="float" office:value="10.206" calcext:value-type="float">
            <text:p>10.206</text:p>
          </table:table-cell>
          <table:table-cell office:value-type="float" office:value="54.614" calcext:value-type="float">
            <text:p>54.614</text:p>
          </table:table-cell>
          <table:table-cell office:value-type="float" office:value="67.661" calcext:value-type="float">
            <text:p>67.661</text:p>
          </table:table-cell>
          <table:table-cell office:value-type="float" office:value="87.491" calcext:value-type="float">
            <text:p>87.491</text:p>
          </table:table-cell>
          <table:table-cell office:value-type="float" office:value="97.446" calcext:value-type="float">
            <text:p>97.446</text:p>
          </table:table-cell>
          <table:table-cell office:value-type="float" office:value="103.491" calcext:value-type="float">
            <text:p>103.491</text:p>
          </table:table-cell>
          <table:table-cell office:value-type="float" office:value="111.684" calcext:value-type="float">
            <text:p>111.684</text:p>
          </table:table-cell>
          <table:table-cell office:value-type="float" office:value="122.129" calcext:value-type="float">
            <text:p>122.129</text:p>
          </table:table-cell>
          <table:table-cell office:value-type="float" office:value="980.665" calcext:value-type="float">
            <text:p>980.665</text:p>
          </table:table-cell>
          <table:table-cell office:value-type="float" office:value="74.11" calcext:value-type="float">
            <text:p>74.11</text:p>
          </table:table-cell>
          <table:table-cell office:value-type="float" office:value="50.058" calcext:value-type="float">
            <text:p>50.058</text:p>
          </table:table-cell>
          <table:table-cell office:value-type="float" office:value="332.69" calcext:value-type="float">
            <text:p>332.69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8" calcext:value-type="float">
            <text:p>1.258</text:p>
          </table:table-cell>
          <table:table-cell office:value-type="float" office:value="1.435" calcext:value-type="float">
            <text:p>1.435</text:p>
          </table:table-cell>
          <table:table-cell office:value-type="float" office:value="1.771" calcext:value-type="float">
            <text:p>1.771</text:p>
          </table:table-cell>
          <table:table-cell office:value-type="float" office:value="2.126" calcext:value-type="float">
            <text:p>2.126</text:p>
          </table:table-cell>
          <table:table-cell office:value-type="float" office:value="2.588" calcext:value-type="float">
            <text:p>2.588</text:p>
          </table:table-cell>
          <table:table-cell office:value-type="float" office:value="4.091" calcext:value-type="float">
            <text:p>4.091</text:p>
          </table:table-cell>
          <table:table-cell office:value-type="float" office:value="9.827" calcext:value-type="float">
            <text:p>9.827</text:p>
          </table:table-cell>
          <table:table-cell office:value-type="float" office:value="630.501" calcext:value-type="float">
            <text:p>630.501</text:p>
          </table:table-cell>
          <table:table-cell office:value-type="float" office:value="2.264" calcext:value-type="float">
            <text:p>2.264</text:p>
          </table:table-cell>
          <table:table-cell office:value-type="float" office:value="11.953" calcext:value-type="float">
            <text:p>11.95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69" calcext:value-type="float">
            <text:p>0.69</text:p>
          </table:table-cell>
          <table:table-cell office:value-type="float" office:value="0.905" calcext:value-type="float">
            <text:p>0.905</text:p>
          </table:table-cell>
          <table:table-cell office:value-type="float" office:value="1.113" calcext:value-type="float">
            <text:p>1.113</text:p>
          </table:table-cell>
          <table:table-cell office:value-type="float" office:value="1.319" calcext:value-type="float">
            <text:p>1.319</text:p>
          </table:table-cell>
          <table:table-cell office:value-type="float" office:value="1.842" calcext:value-type="float">
            <text:p>1.842</text:p>
          </table:table-cell>
          <table:table-cell office:value-type="float" office:value="3.551" calcext:value-type="float">
            <text:p>3.551</text:p>
          </table:table-cell>
          <table:table-cell office:value-type="float" office:value="678.018" calcext:value-type="float">
            <text:p>678.018</text:p>
          </table:table-cell>
          <table:table-cell office:value-type="float" office:value="1.007" calcext:value-type="float">
            <text:p>1.007</text:p>
          </table:table-cell>
          <table:table-cell office:value-type="float" office:value="3.95" calcext:value-type="float">
            <text:p>3.95</text:p>
          </table:table-cell>
          <table:table-cell office:value-type="float" office:value="1.088" calcext:value-type="float">
            <text:p>1.088</text:p>
          </table:table-cell>
          <table:table-cell office:value-type="float" office:value="1.635" calcext:value-type="float">
            <text:p>1.635</text:p>
          </table:table-cell>
          <table:table-cell office:value-type="float" office:value="1.92" calcext:value-type="float">
            <text:p>1.92</text:p>
          </table:table-cell>
          <table:table-cell office:value-type="float" office:value="2.572" calcext:value-type="float">
            <text:p>2.572</text:p>
          </table:table-cell>
          <table:table-cell office:value-type="float" office:value="3.917" calcext:value-type="float">
            <text:p>3.917</text:p>
          </table:table-cell>
          <table:table-cell office:value-type="float" office:value="6.4" calcext:value-type="float">
            <text:p>6.4</text:p>
          </table:table-cell>
          <table:table-cell office:value-type="float" office:value="13.387" calcext:value-type="float">
            <text:p>13.387</text:p>
          </table:table-cell>
          <table:table-cell office:value-type="float" office:value="24.008" calcext:value-type="float">
            <text:p>24.008</text:p>
          </table:table-cell>
          <table:table-cell office:value-type="float" office:value="907.276" calcext:value-type="float">
            <text:p>907.276</text:p>
          </table:table-cell>
          <table:table-cell office:value-type="float" office:value="5.491" calcext:value-type="float">
            <text:p>5.491</text:p>
          </table:table-cell>
          <table:table-cell office:value-type="float" office:value="30.237" calcext:value-type="float">
            <text:p>30.2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27" calcext:value-type="float">
            <text:p>0.527</text:p>
          </table:table-cell>
          <table:table-cell office:value-type="float" office:value="0.621" calcext:value-type="float">
            <text:p>0.621</text:p>
          </table:table-cell>
          <table:table-cell office:value-type="float" office:value="0.808" calcext:value-type="float">
            <text:p>0.808</text:p>
          </table:table-cell>
          <table:table-cell office:value-type="float" office:value="0.997" calcext:value-type="float">
            <text:p>0.997</text:p>
          </table:table-cell>
          <table:table-cell office:value-type="float" office:value="1.196" calcext:value-type="float">
            <text:p>1.196</text:p>
          </table:table-cell>
          <table:table-cell office:value-type="float" office:value="1.716" calcext:value-type="float">
            <text:p>1.716</text:p>
          </table:table-cell>
          <table:table-cell office:value-type="float" office:value="3.363" calcext:value-type="float">
            <text:p>3.363</text:p>
          </table:table-cell>
          <table:table-cell office:value-type="float" office:value="678.635" calcext:value-type="float">
            <text:p>678.635</text:p>
          </table:table-cell>
          <table:table-cell office:value-type="float" office:value="1.103" calcext:value-type="float">
            <text:p>1.103</text:p>
          </table:table-cell>
          <table:table-cell office:value-type="float" office:value="11.555" calcext:value-type="float">
            <text:p>11.555</text:p>
          </table:table-cell>
          <table:table-cell office:value-type="float" office:value="3.16" calcext:value-type="float">
            <text:p>3.16</text:p>
          </table:table-cell>
          <table:table-cell office:value-type="float" office:value="4.449" calcext:value-type="float">
            <text:p>4.449</text:p>
          </table:table-cell>
          <table:table-cell office:value-type="float" office:value="5.098" calcext:value-type="float">
            <text:p>5.098</text:p>
          </table:table-cell>
          <table:table-cell office:value-type="float" office:value="6.884" calcext:value-type="float">
            <text:p>6.884</text:p>
          </table:table-cell>
          <table:table-cell office:value-type="float" office:value="9.714" calcext:value-type="float">
            <text:p>9.714</text:p>
          </table:table-cell>
          <table:table-cell office:value-type="float" office:value="13.418" calcext:value-type="float">
            <text:p>13.418</text:p>
          </table:table-cell>
          <table:table-cell office:value-type="float" office:value="21.268" calcext:value-type="float">
            <text:p>21.268</text:p>
          </table:table-cell>
          <table:table-cell office:value-type="float" office:value="32.189" calcext:value-type="float">
            <text:p>32.189</text:p>
          </table:table-cell>
          <table:table-cell office:value-type="float" office:value="1037.231" calcext:value-type="float">
            <text:p>1037.231</text:p>
          </table:table-cell>
          <table:table-cell office:value-type="float" office:value="9.865" calcext:value-type="float">
            <text:p>9.865</text:p>
          </table:table-cell>
          <table:table-cell office:value-type="float" office:value="37.437" calcext:value-type="float">
            <text:p>37.437</text:p>
          </table:table-cell>
          <table:table-cell office:value-type="float" office:value="513.106" calcext:value-type="float">
            <text:p>513.10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28" calcext:value-type="float">
            <text:p>0.828</text:p>
          </table:table-cell>
          <table:table-cell office:value-type="float" office:value="5.451" calcext:value-type="float">
            <text:p>5.451</text:p>
          </table:table-cell>
          <table:table-cell office:value-type="float" office:value="17.054" calcext:value-type="float">
            <text:p>17.054</text:p>
          </table:table-cell>
          <table:table-cell office:value-type="float" office:value="31.42" calcext:value-type="float">
            <text:p>31.42</text:p>
          </table:table-cell>
          <table:table-cell office:value-type="float" office:value="38.767" calcext:value-type="float">
            <text:p>38.767</text:p>
          </table:table-cell>
          <table:table-cell office:value-type="float" office:value="43.711" calcext:value-type="float">
            <text:p>43.711</text:p>
          </table:table-cell>
          <table:table-cell office:value-type="float" office:value="50.769" calcext:value-type="float">
            <text:p>50.769</text:p>
          </table:table-cell>
          <table:table-cell office:value-type="float" office:value="58.111" calcext:value-type="float">
            <text:p>58.111</text:p>
          </table:table-cell>
          <table:table-cell office:value-type="float" office:value="969.22" calcext:value-type="float">
            <text:p>969.22</text:p>
          </table:table-cell>
          <table:table-cell office:value-type="float" office:value="21.248" calcext:value-type="float">
            <text:p>21.248</text:p>
          </table:table-cell>
          <table:table-cell office:value-type="float" office:value="30.677" calcext:value-type="float">
            <text:p>30.677</text:p>
          </table:table-cell>
          <table:table-cell office:value-type="float" office:value="0.371" calcext:value-type="float">
            <text:p>0.371</text:p>
          </table:table-cell>
          <table:table-cell office:value-type="float" office:value="0.877" calcext:value-type="float">
            <text:p>0.877</text:p>
          </table:table-cell>
          <table:table-cell office:value-type="float" office:value="1.693" calcext:value-type="float">
            <text:p>1.693</text:p>
          </table:table-cell>
          <table:table-cell office:value-type="float" office:value="4.654" calcext:value-type="float">
            <text:p>4.654</text:p>
          </table:table-cell>
          <table:table-cell office:value-type="float" office:value="11.253" calcext:value-type="float">
            <text:p>11.253</text:p>
          </table:table-cell>
          <table:table-cell office:value-type="float" office:value="18.354" calcext:value-type="float">
            <text:p>18.354</text:p>
          </table:table-cell>
          <table:table-cell office:value-type="float" office:value="23.349" calcext:value-type="float">
            <text:p>23.349</text:p>
          </table:table-cell>
          <table:table-cell office:value-type="float" office:value="26.791" calcext:value-type="float">
            <text:p>26.791</text:p>
          </table:table-cell>
          <table:table-cell office:value-type="float" office:value="951.82" calcext:value-type="float">
            <text:p>951.82</text:p>
          </table:table-cell>
          <table:table-cell office:value-type="float" office:value="5.21" calcext:value-type="float">
            <text:p>5.21</text:p>
          </table:table-cell>
          <table:table-cell office:value-type="float" office:value="13.669" calcext:value-type="float">
            <text:p>13.669</text:p>
          </table:table-cell>
          <table:table-cell office:value-type="float" office:value="7.247" calcext:value-type="float">
            <text:p>7.247</text:p>
          </table:table-cell>
          <table:table-cell office:value-type="float" office:value="26.648" calcext:value-type="float">
            <text:p>26.648</text:p>
          </table:table-cell>
          <table:table-cell office:value-type="float" office:value="30.206" calcext:value-type="float">
            <text:p>30.206</text:p>
          </table:table-cell>
          <table:table-cell office:value-type="float" office:value="34.117" calcext:value-type="float">
            <text:p>34.117</text:p>
          </table:table-cell>
          <table:table-cell office:value-type="float" office:value="36.43" calcext:value-type="float">
            <text:p>36.43</text:p>
          </table:table-cell>
          <table:table-cell office:value-type="float" office:value="38.124" calcext:value-type="float">
            <text:p>38.124</text:p>
          </table:table-cell>
          <table:table-cell office:value-type="float" office:value="41.421" calcext:value-type="float">
            <text:p>41.421</text:p>
          </table:table-cell>
          <table:table-cell office:value-type="float" office:value="59.012" calcext:value-type="float">
            <text:p>59.012</text:p>
          </table:table-cell>
          <table:table-cell office:value-type="float" office:value="962.661" calcext:value-type="float">
            <text:p>962.661</text:p>
          </table:table-cell>
          <table:table-cell office:value-type="float" office:value="36.478" calcext:value-type="float">
            <text:p>36.478</text:p>
          </table:table-cell>
          <table:table-cell office:value-type="float" office:value="59.248" calcext:value-type="float">
            <text:p>59.248</text:p>
          </table:table-cell>
          <table:table-cell office:value-type="float" office:value="0.311" calcext:value-type="float">
            <text:p>0.311</text:p>
          </table:table-cell>
          <table:table-cell office:value-type="float" office:value="12.774" calcext:value-type="float">
            <text:p>12.774</text:p>
          </table:table-cell>
          <table:table-cell office:value-type="float" office:value="21.682" calcext:value-type="float">
            <text:p>21.682</text:p>
          </table:table-cell>
          <table:table-cell office:value-type="float" office:value="25.26" calcext:value-type="float">
            <text:p>25.26</text:p>
          </table:table-cell>
          <table:table-cell office:value-type="float" office:value="27.226" calcext:value-type="float">
            <text:p>27.226</text:p>
          </table:table-cell>
          <table:table-cell office:value-type="float" office:value="28.621" calcext:value-type="float">
            <text:p>28.621</text:p>
          </table:table-cell>
          <table:table-cell office:value-type="float" office:value="30.793" calcext:value-type="float">
            <text:p>30.793</text:p>
          </table:table-cell>
          <table:table-cell office:value-type="float" office:value="33.996" calcext:value-type="float">
            <text:p>33.996</text:p>
          </table:table-cell>
          <table:table-cell office:value-type="float" office:value="952.373" calcext:value-type="float">
            <text:p>952.373</text:p>
          </table:table-cell>
          <table:table-cell office:value-type="float" office:value="20.307" calcext:value-type="float">
            <text:p>20.307</text:p>
          </table:table-cell>
          <table:table-cell office:value-type="float" office:value="27.17" calcext:value-type="float">
            <text:p>27.17</text:p>
          </table:table-cell>
          <table:table-cell office:value-type="float" office:value="10.496" calcext:value-type="float">
            <text:p>10.496</text:p>
          </table:table-cell>
          <table:table-cell office:value-type="float" office:value="58.037" calcext:value-type="float">
            <text:p>58.037</text:p>
          </table:table-cell>
          <table:table-cell office:value-type="float" office:value="71.795" calcext:value-type="float">
            <text:p>71.795</text:p>
          </table:table-cell>
          <table:table-cell office:value-type="float" office:value="92.412" calcext:value-type="float">
            <text:p>92.412</text:p>
          </table:table-cell>
          <table:table-cell office:value-type="float" office:value="102.2" calcext:value-type="float">
            <text:p>102.2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8.462" calcext:value-type="float">
            <text:p>118.462</text:p>
          </table:table-cell>
          <table:table-cell office:value-type="float" office:value="186.846" calcext:value-type="float">
            <text:p>186.846</text:p>
          </table:table-cell>
          <table:table-cell office:value-type="float" office:value="1103.961" calcext:value-type="float">
            <text:p>1103.961</text:p>
          </table:table-cell>
          <table:table-cell office:value-type="float" office:value="83.242" calcext:value-type="float">
            <text:p>83.242</text:p>
          </table:table-cell>
          <table:table-cell office:value-type="float" office:value="75.401" calcext:value-type="float">
            <text:p>75.401</text:p>
          </table:table-cell>
          <table:table-cell office:value-type="float" office:value="369.26" calcext:value-type="float">
            <text:p>369.26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55" calcext:value-type="float">
            <text:p>0.855</text:p>
          </table:table-cell>
          <table:table-cell office:value-type="float" office:value="1.283" calcext:value-type="float">
            <text:p>1.283</text:p>
          </table:table-cell>
          <table:table-cell office:value-type="float" office:value="1.507" calcext:value-type="float">
            <text:p>1.507</text:p>
          </table:table-cell>
          <table:table-cell office:value-type="float" office:value="2.002" calcext:value-type="float">
            <text:p>2.002</text:p>
          </table:table-cell>
          <table:table-cell office:value-type="float" office:value="2.655" calcext:value-type="float">
            <text:p>2.655</text:p>
          </table:table-cell>
          <table:table-cell office:value-type="float" office:value="3.58" calcext:value-type="float">
            <text:p>3.58</text:p>
          </table:table-cell>
          <table:table-cell office:value-type="float" office:value="6.842" calcext:value-type="float">
            <text:p>6.842</text:p>
          </table:table-cell>
          <table:table-cell office:value-type="float" office:value="13.633" calcext:value-type="float">
            <text:p>13.633</text:p>
          </table:table-cell>
          <table:table-cell office:value-type="float" office:value="712.637" calcext:value-type="float">
            <text:p>712.637</text:p>
          </table:table-cell>
          <table:table-cell office:value-type="float" office:value="2.596" calcext:value-type="float">
            <text:p>2.596</text:p>
          </table:table-cell>
          <table:table-cell office:value-type="float" office:value="10.635" calcext:value-type="float">
            <text:p>10.6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605" calcext:value-type="float">
            <text:p>0.605</text:p>
          </table:table-cell>
          <table:table-cell office:value-type="float" office:value="0.744" calcext:value-type="float">
            <text:p>0.744</text:p>
          </table:table-cell>
          <table:table-cell office:value-type="float" office:value="1.054" calcext:value-type="float">
            <text:p>1.054</text:p>
          </table:table-cell>
          <table:table-cell office:value-type="float" office:value="1.376" calcext:value-type="float">
            <text:p>1.376</text:p>
          </table:table-cell>
          <table:table-cell office:value-type="float" office:value="1.724" calcext:value-type="float">
            <text:p>1.724</text:p>
          </table:table-cell>
          <table:table-cell office:value-type="float" office:value="2.648" calcext:value-type="float">
            <text:p>2.648</text:p>
          </table:table-cell>
          <table:table-cell office:value-type="float" office:value="5.189" calcext:value-type="float">
            <text:p>5.189</text:p>
          </table:table-cell>
          <table:table-cell office:value-type="float" office:value="815.908" calcext:value-type="float">
            <text:p>815.908</text:p>
          </table:table-cell>
          <table:table-cell office:value-type="float" office:value="1.192" calcext:value-type="float">
            <text:p>1.192</text:p>
          </table:table-cell>
          <table:table-cell office:value-type="float" office:value="3.946" calcext:value-type="float">
            <text:p>3.946</text:p>
          </table:table-cell>
          <table:table-cell office:value-type="float" office:value="1.062" calcext:value-type="float">
            <text:p>1.062</text:p>
          </table:table-cell>
          <table:table-cell office:value-type="float" office:value="1.716" calcext:value-type="float">
            <text:p>1.716</text:p>
          </table:table-cell>
          <table:table-cell office:value-type="float" office:value="2.086" calcext:value-type="float">
            <text:p>2.086</text:p>
          </table:table-cell>
          <table:table-cell office:value-type="float" office:value="3.131" calcext:value-type="float">
            <text:p>3.131</text:p>
          </table:table-cell>
          <table:table-cell office:value-type="float" office:value="5.482" calcext:value-type="float">
            <text:p>5.482</text:p>
          </table:table-cell>
          <table:table-cell office:value-type="float" office:value="8.587" calcext:value-type="float">
            <text:p>8.587</text:p>
          </table:table-cell>
          <table:table-cell office:value-type="float" office:value="16.739" calcext:value-type="float">
            <text:p>16.739</text:p>
          </table:table-cell>
          <table:table-cell office:value-type="float" office:value="28.103" calcext:value-type="float">
            <text:p>28.103</text:p>
          </table:table-cell>
          <table:table-cell office:value-type="float" office:value="836.293" calcext:value-type="float">
            <text:p>836.293</text:p>
          </table:table-cell>
          <table:table-cell office:value-type="float" office:value="7.554" calcext:value-type="float">
            <text:p>7.554</text:p>
          </table:table-cell>
          <table:table-cell office:value-type="float" office:value="46.279" calcext:value-type="float">
            <text:p>46.279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667" calcext:value-type="float">
            <text:p>0.667</text:p>
          </table:table-cell>
          <table:table-cell office:value-type="float" office:value="0.945" calcext:value-type="float">
            <text:p>0.945</text:p>
          </table:table-cell>
          <table:table-cell office:value-type="float" office:value="1.251" calcext:value-type="float">
            <text:p>1.251</text:p>
          </table:table-cell>
          <table:table-cell office:value-type="float" office:value="1.61" calcext:value-type="float">
            <text:p>1.61</text:p>
          </table:table-cell>
          <table:table-cell office:value-type="float" office:value="2.723" calcext:value-type="float">
            <text:p>2.723</text:p>
          </table:table-cell>
          <table:table-cell office:value-type="float" office:value="5.669" calcext:value-type="float">
            <text:p>5.669</text:p>
          </table:table-cell>
          <table:table-cell office:value-type="float" office:value="772.645" calcext:value-type="float">
            <text:p>772.645</text:p>
          </table:table-cell>
          <table:table-cell office:value-type="float" office:value="1.147" calcext:value-type="float">
            <text:p>1.147</text:p>
          </table:table-cell>
          <table:table-cell office:value-type="float" office:value="4.218" calcext:value-type="float">
            <text:p>4.218</text:p>
          </table:table-cell>
          <table:table-cell office:value-type="float" office:value="3.233" calcext:value-type="float">
            <text:p>3.233</text:p>
          </table:table-cell>
          <table:table-cell office:value-type="float" office:value="4.721" calcext:value-type="float">
            <text:p>4.721</text:p>
          </table:table-cell>
          <table:table-cell office:value-type="float" office:value="5.706" calcext:value-type="float">
            <text:p>5.706</text:p>
          </table:table-cell>
          <table:table-cell office:value-type="float" office:value="8.85" calcext:value-type="float">
            <text:p>8.85</text:p>
          </table:table-cell>
          <table:table-cell office:value-type="float" office:value="12.991" calcext:value-type="float">
            <text:p>12.991</text:p>
          </table:table-cell>
          <table:table-cell office:value-type="float" office:value="17.533" calcext:value-type="float">
            <text:p>17.533</text:p>
          </table:table-cell>
          <table:table-cell office:value-type="float" office:value="26.44" calcext:value-type="float">
            <text:p>26.44</text:p>
          </table:table-cell>
          <table:table-cell office:value-type="float" office:value="39.677" calcext:value-type="float">
            <text:p>39.677</text:p>
          </table:table-cell>
          <table:table-cell office:value-type="float" office:value="1270.572" calcext:value-type="float">
            <text:p>1270.572</text:p>
          </table:table-cell>
          <table:table-cell office:value-type="float" office:value="12.489" calcext:value-type="float">
            <text:p>12.489</text:p>
          </table:table-cell>
          <table:table-cell office:value-type="float" office:value="49.243" calcext:value-type="float">
            <text:p>49.243</text:p>
          </table:table-cell>
          <table:table-cell office:value-type="float" office:value="587.501" calcext:value-type="float">
            <text:p>587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2" calcext:value-type="float">
            <text:p>0.832</text:p>
          </table:table-cell>
          <table:table-cell office:value-type="float" office:value="6.416" calcext:value-type="float">
            <text:p>6.416</text:p>
          </table:table-cell>
          <table:table-cell office:value-type="float" office:value="18.754" calcext:value-type="float">
            <text:p>18.754</text:p>
          </table:table-cell>
          <table:table-cell office:value-type="float" office:value="33.406" calcext:value-type="float">
            <text:p>33.406</text:p>
          </table:table-cell>
          <table:table-cell office:value-type="float" office:value="41.656" calcext:value-type="float">
            <text:p>41.656</text:p>
          </table:table-cell>
          <table:table-cell office:value-type="float" office:value="46.584" calcext:value-type="float">
            <text:p>46.584</text:p>
          </table:table-cell>
          <table:table-cell office:value-type="float" office:value="53.743" calcext:value-type="float">
            <text:p>53.743</text:p>
          </table:table-cell>
          <table:table-cell office:value-type="float" office:value="61.336" calcext:value-type="float">
            <text:p>61.336</text:p>
          </table:table-cell>
          <table:table-cell office:value-type="float" office:value="1166.518" calcext:value-type="float">
            <text:p>1166.518</text:p>
          </table:table-cell>
          <table:table-cell office:value-type="float" office:value="22.029" calcext:value-type="float">
            <text:p>22.029</text:p>
          </table:table-cell>
          <table:table-cell office:value-type="float" office:value="24.08" calcext:value-type="float">
            <text:p>24.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929" calcext:value-type="float">
            <text:p>0.929</text:p>
          </table:table-cell>
          <table:table-cell office:value-type="float" office:value="1.834" calcext:value-type="float">
            <text:p>1.834</text:p>
          </table:table-cell>
          <table:table-cell office:value-type="float" office:value="4.476" calcext:value-type="float">
            <text:p>4.476</text:p>
          </table:table-cell>
          <table:table-cell office:value-type="float" office:value="10.262" calcext:value-type="float">
            <text:p>10.262</text:p>
          </table:table-cell>
          <table:table-cell office:value-type="float" office:value="18.027" calcext:value-type="float">
            <text:p>18.027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1" calcext:value-type="float">
            <text:p>26.61</text:p>
          </table:table-cell>
          <table:table-cell office:value-type="float" office:value="1131.472" calcext:value-type="float">
            <text:p>1131.472</text:p>
          </table:table-cell>
          <table:table-cell office:value-type="float" office:value="5.104" calcext:value-type="float">
            <text:p>5.104</text:p>
          </table:table-cell>
          <table:table-cell office:value-type="float" office:value="12.27" calcext:value-type="float">
            <text:p>12.27</text:p>
          </table:table-cell>
          <table:table-cell office:value-type="float" office:value="7.262" calcext:value-type="float">
            <text:p>7.262</text:p>
          </table:table-cell>
          <table:table-cell office:value-type="float" office:value="26.502" calcext:value-type="float">
            <text:p>26.502</text:p>
          </table:table-cell>
          <table:table-cell office:value-type="float" office:value="29.892" calcext:value-type="float">
            <text:p>29.892</text:p>
          </table:table-cell>
          <table:table-cell office:value-type="float" office:value="33.509" calcext:value-type="float">
            <text:p>33.509</text:p>
          </table:table-cell>
          <table:table-cell office:value-type="float" office:value="35.634" calcext:value-type="float">
            <text:p>35.634</text:p>
          </table:table-cell>
          <table:table-cell office:value-type="float" office:value="37.197" calcext:value-type="float">
            <text:p>37.197</text:p>
          </table:table-cell>
          <table:table-cell office:value-type="float" office:value="40.118" calcext:value-type="float">
            <text:p>40.118</text:p>
          </table:table-cell>
          <table:table-cell office:value-type="float" office:value="45.957" calcext:value-type="float">
            <text:p>45.957</text:p>
          </table:table-cell>
          <table:table-cell office:value-type="float" office:value="1198.608" calcext:value-type="float">
            <text:p>1198.608</text:p>
          </table:table-cell>
          <table:table-cell office:value-type="float" office:value="34.551" calcext:value-type="float">
            <text:p>34.551</text:p>
          </table:table-cell>
          <table:table-cell office:value-type="float" office:value="67.123" calcext:value-type="float">
            <text:p>67.123</text:p>
          </table:table-cell>
          <table:table-cell office:value-type="float" office:value="0.296" calcext:value-type="float">
            <text:p>0.296</text:p>
          </table:table-cell>
          <table:table-cell office:value-type="float" office:value="14.182" calcext:value-type="float">
            <text:p>14.182</text:p>
          </table:table-cell>
          <table:table-cell office:value-type="float" office:value="21.716" calcext:value-type="float">
            <text:p>21.716</text:p>
          </table:table-cell>
          <table:table-cell office:value-type="float" office:value="25.028" calcext:value-type="float">
            <text:p>25.028</text:p>
          </table:table-cell>
          <table:table-cell office:value-type="float" office:value="26.818" calcext:value-type="float">
            <text:p>26.818</text:p>
          </table:table-cell>
          <table:table-cell office:value-type="float" office:value="28.081" calcext:value-type="float">
            <text:p>28.081</text:p>
          </table:table-cell>
          <table:table-cell office:value-type="float" office:value="30.069" calcext:value-type="float">
            <text:p>30.069</text:p>
          </table:table-cell>
          <table:table-cell office:value-type="float" office:value="33.018" calcext:value-type="float">
            <text:p>33.018</text:p>
          </table:table-cell>
          <table:table-cell office:value-type="float" office:value="1137.101" calcext:value-type="float">
            <text:p>1137.101</text:p>
          </table:table-cell>
          <table:table-cell office:value-type="float" office:value="19.862" calcext:value-type="float">
            <text:p>19.862</text:p>
          </table:table-cell>
          <table:table-cell office:value-type="float" office:value="23.969" calcext:value-type="float">
            <text:p>23.969</text:p>
          </table:table-cell>
          <table:table-cell office:value-type="float" office:value="10.329" calcext:value-type="float">
            <text:p>10.329</text:p>
          </table:table-cell>
          <table:table-cell office:value-type="float" office:value="58.866" calcext:value-type="float">
            <text:p>58.866</text:p>
          </table:table-cell>
          <table:table-cell office:value-type="float" office:value="72.947" calcext:value-type="float">
            <text:p>72.947</text:p>
          </table:table-cell>
          <table:table-cell office:value-type="float" office:value="93.642" calcext:value-type="float">
            <text:p>93.642</text:p>
          </table:table-cell>
          <table:table-cell office:value-type="float" office:value="103.541" calcext:value-type="float">
            <text:p>103.541</text:p>
          </table:table-cell>
          <table:table-cell office:value-type="float" office:value="109.398" calcext:value-type="float">
            <text:p>109.398</text:p>
          </table:table-cell>
          <table:table-cell office:value-type="float" office:value="118.024" calcext:value-type="float">
            <text:p>118.024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1272.343" calcext:value-type="float">
            <text:p>1272.343</text:p>
          </table:table-cell>
          <table:table-cell office:value-type="float" office:value="81.546" calcext:value-type="float">
            <text:p>81.546</text:p>
          </table:table-cell>
          <table:table-cell office:value-type="float" office:value="77.011" calcext:value-type="float">
            <text:p>77.011</text:p>
          </table:table-cell>
          <table:table-cell office:value-type="float" office:value="425.719" calcext:value-type="float">
            <text:p>425.71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1.32" calcext:value-type="float">
            <text:p>1.32</text:p>
          </table:table-cell>
          <table:table-cell office:value-type="float" office:value="1.611" calcext:value-type="float">
            <text:p>1.611</text:p>
          </table:table-cell>
          <table:table-cell office:value-type="float" office:value="2.412" calcext:value-type="float">
            <text:p>2.412</text:p>
          </table:table-cell>
          <table:table-cell office:value-type="float" office:value="3.611" calcext:value-type="float">
            <text:p>3.611</text:p>
          </table:table-cell>
          <table:table-cell office:value-type="float" office:value="5.202" calcext:value-type="float">
            <text:p>5.202</text:p>
          </table:table-cell>
          <table:table-cell office:value-type="float" office:value="9.56" calcext:value-type="float">
            <text:p>9.56</text:p>
          </table:table-cell>
          <table:table-cell office:value-type="float" office:value="17.711" calcext:value-type="float">
            <text:p>17.711</text:p>
          </table:table-cell>
          <table:table-cell office:value-type="float" office:value="810.494" calcext:value-type="float">
            <text:p>810.494</text:p>
          </table:table-cell>
          <table:table-cell office:value-type="float" office:value="3.179" calcext:value-type="float">
            <text:p>3.179</text:p>
          </table:table-cell>
          <table:table-cell office:value-type="float" office:value="14.737" calcext:value-type="float">
            <text:p>14.7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1" calcext:value-type="float">
            <text:p>0.631</text:p>
          </table:table-cell>
          <table:table-cell office:value-type="float" office:value="0.816" calcext:value-type="float">
            <text:p>0.816</text:p>
          </table:table-cell>
          <table:table-cell office:value-type="float" office:value="1.266" calcext:value-type="float">
            <text:p>1.266</text:p>
          </table:table-cell>
          <table:table-cell office:value-type="float" office:value="1.764" calcext:value-type="float">
            <text:p>1.764</text:p>
          </table:table-cell>
          <table:table-cell office:value-type="float" office:value="2.29" calcext:value-type="float">
            <text:p>2.29</text:p>
          </table:table-cell>
          <table:table-cell office:value-type="float" office:value="3.597" calcext:value-type="float">
            <text:p>3.597</text:p>
          </table:table-cell>
          <table:table-cell office:value-type="float" office:value="6.63" calcext:value-type="float">
            <text:p>6.63</text:p>
          </table:table-cell>
          <table:table-cell office:value-type="float" office:value="810.71" calcext:value-type="float">
            <text:p>810.71</text:p>
          </table:table-cell>
          <table:table-cell office:value-type="float" office:value="1.426" calcext:value-type="float">
            <text:p>1.426</text:p>
          </table:table-cell>
          <table:table-cell office:value-type="float" office:value="5.236" calcext:value-type="float">
            <text:p>5.236</text:p>
          </table:table-cell>
          <table:table-cell office:value-type="float" office:value="1.111" calcext:value-type="float">
            <text:p>1.111</text:p>
          </table:table-cell>
          <table:table-cell office:value-type="float" office:value="1.803" calcext:value-type="float">
            <text:p>1.803</text:p>
          </table:table-cell>
          <table:table-cell office:value-type="float" office:value="2.312" calcext:value-type="float">
            <text:p>2.312</text:p>
          </table:table-cell>
          <table:table-cell office:value-type="float" office:value="4.034" calcext:value-type="float">
            <text:p>4.034</text:p>
          </table:table-cell>
          <table:table-cell office:value-type="float" office:value="6.826" calcext:value-type="float">
            <text:p>6.826</text:p>
          </table:table-cell>
          <table:table-cell office:value-type="float" office:value="10.32" calcext:value-type="float">
            <text:p>10.32</text:p>
          </table:table-cell>
          <table:table-cell office:value-type="float" office:value="17.964" calcext:value-type="float">
            <text:p>17.964</text:p>
          </table:table-cell>
          <table:table-cell office:value-type="float" office:value="28.855" calcext:value-type="float">
            <text:p>28.855</text:p>
          </table:table-cell>
          <table:table-cell office:value-type="float" office:value="826.028" calcext:value-type="float">
            <text:p>826.028</text:p>
          </table:table-cell>
          <table:table-cell office:value-type="float" office:value="6.613" calcext:value-type="float">
            <text:p>6.613</text:p>
          </table:table-cell>
          <table:table-cell office:value-type="float" office:value="33.124" calcext:value-type="float">
            <text:p>33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25" calcext:value-type="float">
            <text:p>0.725</text:p>
          </table:table-cell>
          <table:table-cell office:value-type="float" office:value="1.149" calcext:value-type="float">
            <text:p>1.149</text:p>
          </table:table-cell>
          <table:table-cell office:value-type="float" office:value="1.638" calcext:value-type="float">
            <text:p>1.638</text:p>
          </table:table-cell>
          <table:table-cell office:value-type="float" office:value="2.184" calcext:value-type="float">
            <text:p>2.18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65" calcext:value-type="float">
            <text:p>6.265</text:p>
          </table:table-cell>
          <table:table-cell office:value-type="float" office:value="305.47" calcext:value-type="float">
            <text:p>305.47</text:p>
          </table:table-cell>
          <table:table-cell office:value-type="float" office:value="1.31" calcext:value-type="float">
            <text:p>1.31</text:p>
          </table:table-cell>
          <table:table-cell office:value-type="float" office:value="3.467" calcext:value-type="float">
            <text:p>3.467</text:p>
          </table:table-cell>
          <table:table-cell office:value-type="float" office:value="3.134" calcext:value-type="float">
            <text:p>3.134</text:p>
          </table:table-cell>
          <table:table-cell office:value-type="float" office:value="5.081" calcext:value-type="float">
            <text:p>5.081</text:p>
          </table:table-cell>
          <table:table-cell office:value-type="float" office:value="6.608" calcext:value-type="float">
            <text:p>6.608</text:p>
          </table:table-cell>
          <table:table-cell office:value-type="float" office:value="11.215" calcext:value-type="float">
            <text:p>11.215</text:p>
          </table:table-cell>
          <table:table-cell office:value-type="float" office:value="16.325" calcext:value-type="float">
            <text:p>16.325</text:p>
          </table:table-cell>
          <table:table-cell office:value-type="float" office:value="21.135" calcext:value-type="float">
            <text:p>21.135</text:p>
          </table:table-cell>
          <table:table-cell office:value-type="float" office:value="29.388" calcext:value-type="float">
            <text:p>29.388</text:p>
          </table:table-cell>
          <table:table-cell office:value-type="float" office:value="41.947" calcext:value-type="float">
            <text:p>41.947</text:p>
          </table:table-cell>
          <table:table-cell office:value-type="float" office:value="1287.063" calcext:value-type="float">
            <text:p>1287.063</text:p>
          </table:table-cell>
          <table:table-cell office:value-type="float" office:value="12.529" calcext:value-type="float">
            <text:p>12.529</text:p>
          </table:table-cell>
          <table:table-cell office:value-type="float" office:value="38.01" calcext:value-type="float">
            <text:p>38.01</text:p>
          </table:table-cell>
          <table:table-cell office:value-type="float" office:value="666.843" calcext:value-type="float">
            <text:p>666.84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" calcext:value-type="float">
            <text:p>0.81</text:p>
          </table:table-cell>
          <table:table-cell office:value-type="float" office:value="7.567" calcext:value-type="float">
            <text:p>7.567</text:p>
          </table:table-cell>
          <table:table-cell office:value-type="float" office:value="20.146" calcext:value-type="float">
            <text:p>20.146</text:p>
          </table:table-cell>
          <table:table-cell office:value-type="float" office:value="35.609" calcext:value-type="float">
            <text:p>35.609</text:p>
          </table:table-cell>
          <table:table-cell office:value-type="float" office:value="44.31" calcext:value-type="float">
            <text:p>44.31</text:p>
          </table:table-cell>
          <table:table-cell office:value-type="float" office:value="49.462" calcext:value-type="float">
            <text:p>49.462</text:p>
          </table:table-cell>
          <table:table-cell office:value-type="float" office:value="56.725" calcext:value-type="float">
            <text:p>56.725</text:p>
          </table:table-cell>
          <table:table-cell office:value-type="float" office:value="64.074" calcext:value-type="float">
            <text:p>64.074</text:p>
          </table:table-cell>
          <table:table-cell office:value-type="float" office:value="1514.113" calcext:value-type="float">
            <text:p>1514.113</text:p>
          </table:table-cell>
          <table:table-cell office:value-type="float" office:value="24.329" calcext:value-type="float">
            <text:p>24.329</text:p>
          </table:table-cell>
          <table:table-cell office:value-type="float" office:value="40.785" calcext:value-type="float">
            <text:p>40.785</text:p>
          </table:table-cell>
          <table:table-cell office:value-type="float" office:value="0.358" calcext:value-type="float">
            <text:p>0.358</text:p>
          </table:table-cell>
          <table:table-cell office:value-type="float" office:value="0.98" calcext:value-type="float">
            <text:p>0.98</text:p>
          </table:table-cell>
          <table:table-cell office:value-type="float" office:value="1.908" calcext:value-type="float">
            <text:p>1.908</text:p>
          </table:table-cell>
          <table:table-cell office:value-type="float" office:value="4.517" calcext:value-type="float">
            <text:p>4.517</text:p>
          </table:table-cell>
          <table:table-cell office:value-type="float" office:value="9.216" calcext:value-type="float">
            <text:p>9.216</text:p>
          </table:table-cell>
          <table:table-cell office:value-type="float" office:value="16.441" calcext:value-type="float">
            <text:p>16.441</text:p>
          </table:table-cell>
          <table:table-cell office:value-type="float" office:value="22.561" calcext:value-type="float">
            <text:p>22.561</text:p>
          </table:table-cell>
          <table:table-cell office:value-type="float" office:value="26.093" calcext:value-type="float">
            <text:p>26.093</text:p>
          </table:table-cell>
          <table:table-cell office:value-type="float" office:value="1468.396" calcext:value-type="float">
            <text:p>1468.396</text:p>
          </table:table-cell>
          <table:table-cell office:value-type="float" office:value="5.062" calcext:value-type="float">
            <text:p>5.062</text:p>
          </table:table-cell>
          <table:table-cell office:value-type="float" office:value="18.021" calcext:value-type="float">
            <text:p>18.021</text:p>
          </table:table-cell>
          <table:table-cell office:value-type="float" office:value="7.46" calcext:value-type="float">
            <text:p>7.46</text:p>
          </table:table-cell>
          <table:table-cell office:value-type="float" office:value="26.312" calcext:value-type="float">
            <text:p>26.312</text:p>
          </table:table-cell>
          <table:table-cell office:value-type="float" office:value="29.611" calcext:value-type="float">
            <text:p>29.611</text:p>
          </table:table-cell>
          <table:table-cell office:value-type="float" office:value="33.179" calcext:value-type="float">
            <text:p>33.179</text:p>
          </table:table-cell>
          <table:table-cell office:value-type="float" office:value="35.364" calcext:value-type="float">
            <text:p>35.364</text:p>
          </table:table-cell>
          <table:table-cell office:value-type="float" office:value="36.993" calcext:value-type="float">
            <text:p>36.993</text:p>
          </table:table-cell>
          <table:table-cell office:value-type="float" office:value="39.919" calcext:value-type="float">
            <text:p>39.919</text:p>
          </table:table-cell>
          <table:table-cell office:value-type="float" office:value="46.081" calcext:value-type="float">
            <text:p>46.081</text:p>
          </table:table-cell>
          <table:table-cell office:value-type="float" office:value="1482.766" calcext:value-type="float">
            <text:p>1482.766</text:p>
          </table:table-cell>
          <table:table-cell office:value-type="float" office:value="34.676" calcext:value-type="float">
            <text:p>34.676</text:p>
          </table:table-cell>
          <table:table-cell office:value-type="float" office:value="73.86" calcext:value-type="float">
            <text:p>73.86</text:p>
          </table:table-cell>
          <table:table-cell office:value-type="float" office:value="0.288" calcext:value-type="float">
            <text:p>0.288</text:p>
          </table:table-cell>
          <table:table-cell office:value-type="float" office:value="14.924" calcext:value-type="float">
            <text:p>14.924</text:p>
          </table:table-cell>
          <table:table-cell office:value-type="float" office:value="21.587" calcext:value-type="float">
            <text:p>21.587</text:p>
          </table:table-cell>
          <table:table-cell office:value-type="float" office:value="24.86" calcext:value-type="float">
            <text:p>24.86</text:p>
          </table:table-cell>
          <table:table-cell office:value-type="float" office:value="26.63" calcext:value-type="float">
            <text:p>26.63</text:p>
          </table:table-cell>
          <table:table-cell office:value-type="float" office:value="27.982" calcext:value-type="float">
            <text:p>27.982</text:p>
          </table:table-cell>
          <table:table-cell office:value-type="float" office:value="30.087" calcext:value-type="float">
            <text:p>30.087</text:p>
          </table:table-cell>
          <table:table-cell office:value-type="float" office:value="33.066" calcext:value-type="float">
            <text:p>33.066</text:p>
          </table:table-cell>
          <table:table-cell office:value-type="float" office:value="1467.764" calcext:value-type="float">
            <text:p>1467.764</text:p>
          </table:table-cell>
          <table:table-cell office:value-type="float" office:value="20.14" calcext:value-type="float">
            <text:p>20.14</text:p>
          </table:table-cell>
          <table:table-cell office:value-type="float" office:value="29.132" calcext:value-type="float">
            <text:p>29.132</text:p>
          </table:table-cell>
          <table:table-cell office:value-type="float" office:value="10.281" calcext:value-type="float">
            <text:p>10.281</text:p>
          </table:table-cell>
          <table:table-cell office:value-type="float" office:value="59.996" calcext:value-type="float">
            <text:p>59.996</text:p>
          </table:table-cell>
          <table:table-cell office:value-type="float" office:value="74.224" calcext:value-type="float">
            <text:p>74.224</text:p>
          </table:table-cell>
          <table:table-cell office:value-type="float" office:value="95.251" calcext:value-type="float">
            <text:p>95.251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111.35" calcext:value-type="float">
            <text:p>111.35</text:p>
          </table:table-cell>
          <table:table-cell office:value-type="float" office:value="120.051" calcext:value-type="float">
            <text:p>120.051</text:p>
          </table:table-cell>
          <table:table-cell office:value-type="float" office:value="132.179" calcext:value-type="float">
            <text:p>132.179</text:p>
          </table:table-cell>
          <table:table-cell office:value-type="float" office:value="1570.22" calcext:value-type="float">
            <text:p>1570.22</text:p>
          </table:table-cell>
          <table:table-cell office:value-type="float" office:value="84.207" calcext:value-type="float">
            <text:p>84.207</text:p>
          </table:table-cell>
          <table:table-cell office:value-type="float" office:value="91.403" calcext:value-type="float">
            <text:p>91.403</text:p>
          </table:table-cell>
          <table:table-cell office:value-type="float" office:value="473.461" calcext:value-type="float">
            <text:p>473.461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42" calcext:value-type="float">
            <text:p>0.842</text:p>
          </table:table-cell>
          <table:table-cell office:value-type="float" office:value="1.391" calcext:value-type="float">
            <text:p>1.391</text:p>
          </table:table-cell>
          <table:table-cell office:value-type="float" office:value="1.789" calcext:value-type="float">
            <text:p>1.789</text:p>
          </table:table-cell>
          <table:table-cell office:value-type="float" office:value="3.036" calcext:value-type="float">
            <text:p>3.036</text:p>
          </table:table-cell>
          <table:table-cell office:value-type="float" office:value="4.741" calcext:value-type="float">
            <text:p>4.741</text:p>
          </table:table-cell>
          <table:table-cell office:value-type="float" office:value="6.912" calcext:value-type="float">
            <text:p>6.912</text:p>
          </table:table-cell>
          <table:table-cell office:value-type="float" office:value="12.484" calcext:value-type="float">
            <text:p>12.484</text:p>
          </table:table-cell>
          <table:table-cell office:value-type="float" office:value="20.384" calcext:value-type="float">
            <text:p>20.384</text:p>
          </table:table-cell>
          <table:table-cell office:value-type="float" office:value="1117.341" calcext:value-type="float">
            <text:p>1117.341</text:p>
          </table:table-cell>
          <table:table-cell office:value-type="float" office:value="4.01" calcext:value-type="float">
            <text:p>4.01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83" calcext:value-type="float">
            <text:p>0.3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937" calcext:value-type="float">
            <text:p>0.937</text:p>
          </table:table-cell>
          <table:table-cell office:value-type="float" office:value="1.568" calcext:value-type="float">
            <text:p>1.568</text:p>
          </table:table-cell>
          <table:table-cell office:value-type="float" office:value="2.234" calcext:value-type="float">
            <text:p>2.234</text:p>
          </table:table-cell>
          <table:table-cell office:value-type="float" office:value="2.907" calcext:value-type="float">
            <text:p>2.907</text:p>
          </table:table-cell>
          <table:table-cell office:value-type="float" office:value="4.516" calcext:value-type="float">
            <text:p>4.516</text:p>
          </table:table-cell>
          <table:table-cell office:value-type="float" office:value="8.237" calcext:value-type="float">
            <text:p>8.237</text:p>
          </table:table-cell>
          <table:table-cell office:value-type="float" office:value="759.098" calcext:value-type="float">
            <text:p>759.098</text:p>
          </table:table-cell>
          <table:table-cell office:value-type="float" office:value="1.701" calcext:value-type="float">
            <text:p>1.701</text:p>
          </table:table-cell>
          <table:table-cell office:value-type="float" office:value="5.926" calcext:value-type="float">
            <text:p>5.926</text:p>
          </table:table-cell>
          <table:table-cell office:value-type="float" office:value="1.093" calcext:value-type="float">
            <text:p>1.093</text:p>
          </table:table-cell>
          <table:table-cell office:value-type="float" office:value="1.96" calcext:value-type="float">
            <text:p>1.96</text:p>
          </table:table-cell>
          <table:table-cell office:value-type="float" office:value="2.673" calcext:value-type="float">
            <text:p>2.673</text:p>
          </table:table-cell>
          <table:table-cell office:value-type="float" office:value="4.995" calcext:value-type="float">
            <text:p>4.995</text:p>
          </table:table-cell>
          <table:table-cell office:value-type="float" office:value="8.015" calcext:value-type="float">
            <text:p>8.015</text:p>
          </table:table-cell>
          <table:table-cell office:value-type="float" office:value="11.737" calcext:value-type="float">
            <text:p>11.737</text:p>
          </table:table-cell>
          <table:table-cell office:value-type="float" office:value="19.498" calcext:value-type="float">
            <text:p>19.498</text:p>
          </table:table-cell>
          <table:table-cell office:value-type="float" office:value="30.566" calcext:value-type="float">
            <text:p>30.566</text:p>
          </table:table-cell>
          <table:table-cell office:value-type="float" office:value="1155.087" calcext:value-type="float">
            <text:p>1155.087</text:p>
          </table:table-cell>
          <table:table-cell office:value-type="float" office:value="8.743" calcext:value-type="float">
            <text:p>8.743</text:p>
          </table:table-cell>
          <table:table-cell office:value-type="float" office:value="52.776" calcext:value-type="float">
            <text:p>52.776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" calcext:value-type="float">
            <text:p>0.83</text:p>
          </table:table-cell>
          <table:table-cell office:value-type="float" office:value="1.433" calcext:value-type="float">
            <text:p>1.433</text:p>
          </table:table-cell>
          <table:table-cell office:value-type="float" office:value="2.132" calcext:value-type="float">
            <text:p>2.132</text:p>
          </table:table-cell>
          <table:table-cell office:value-type="float" office:value="2.873" calcext:value-type="float">
            <text:p>2.873</text:p>
          </table:table-cell>
          <table:table-cell office:value-type="float" office:value="4.609" calcext:value-type="float">
            <text:p>4.609</text:p>
          </table:table-cell>
          <table:table-cell office:value-type="float" office:value="9.081" calcext:value-type="float">
            <text:p>9.081</text:p>
          </table:table-cell>
          <table:table-cell office:value-type="float" office:value="945.164" calcext:value-type="float">
            <text:p>945.164</text:p>
          </table:table-cell>
          <table:table-cell office:value-type="float" office:value="1.833" calcext:value-type="float">
            <text:p>1.833</text:p>
          </table:table-cell>
          <table:table-cell office:value-type="float" office:value="12.696" calcext:value-type="float">
            <text:p>12.696</text:p>
          </table:table-cell>
          <table:table-cell office:value-type="float" office:value="3.223" calcext:value-type="float">
            <text:p>3.223</text:p>
          </table:table-cell>
          <table:table-cell office:value-type="float" office:value="5.732" calcext:value-type="float">
            <text:p>5.732</text:p>
          </table:table-cell>
          <table:table-cell office:value-type="float" office:value="7.977" calcext:value-type="float">
            <text:p>7.977</text:p>
          </table:table-cell>
          <table:table-cell office:value-type="float" office:value="13.635" calcext:value-type="float">
            <text:p>13.635</text:p>
          </table:table-cell>
          <table:table-cell office:value-type="float" office:value="19.447" calcext:value-type="float">
            <text:p>19.447</text:p>
          </table:table-cell>
          <table:table-cell office:value-type="float" office:value="24.302" calcext:value-type="float">
            <text:p>24.302</text:p>
          </table:table-cell>
          <table:table-cell office:value-type="float" office:value="32.645" calcext:value-type="float">
            <text:p>32.645</text:p>
          </table:table-cell>
          <table:table-cell office:value-type="float" office:value="46.815" calcext:value-type="float">
            <text:p>46.815</text:p>
          </table:table-cell>
          <table:table-cell office:value-type="float" office:value="1438.21" calcext:value-type="float">
            <text:p>1438.21</text:p>
          </table:table-cell>
          <table:table-cell office:value-type="float" office:value="16.286" calcext:value-type="float">
            <text:p>16.286</text:p>
          </table:table-cell>
          <table:table-cell office:value-type="float" office:value="61.515" calcext:value-type="float">
            <text:p>61.515</text:p>
          </table:table-cell>
          <table:table-cell office:value-type="float" office:value="730.125" calcext:value-type="float">
            <text:p>730.12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89" calcext:value-type="float">
            <text:p>0.889</text:p>
          </table:table-cell>
          <table:table-cell office:value-type="float" office:value="8.445" calcext:value-type="float">
            <text:p>8.445</text:p>
          </table:table-cell>
          <table:table-cell office:value-type="float" office:value="21.792" calcext:value-type="float">
            <text:p>21.792</text:p>
          </table:table-cell>
          <table:table-cell office:value-type="float" office:value="38.586" calcext:value-type="float">
            <text:p>38.586</text:p>
          </table:table-cell>
          <table:table-cell office:value-type="float" office:value="47.678" calcext:value-type="float">
            <text:p>47.678</text:p>
          </table:table-cell>
          <table:table-cell office:value-type="float" office:value="53.237" calcext:value-type="float">
            <text:p>53.237</text:p>
          </table:table-cell>
          <table:table-cell office:value-type="float" office:value="61.657" calcext:value-type="float">
            <text:p>61.657</text:p>
          </table:table-cell>
          <table:table-cell office:value-type="float" office:value="71.572" calcext:value-type="float">
            <text:p>71.572</text:p>
          </table:table-cell>
          <table:table-cell office:value-type="float" office:value="1973.157" calcext:value-type="float">
            <text:p>1973.157</text:p>
          </table:table-cell>
          <table:table-cell office:value-type="float" office:value="28.631" calcext:value-type="float">
            <text:p>28.631</text:p>
          </table:table-cell>
          <table:table-cell office:value-type="float" office:value="65.238" calcext:value-type="float">
            <text:p>65.238</text:p>
          </table:table-cell>
          <table:table-cell office:value-type="float" office:value="0.367" calcext:value-type="float">
            <text:p>0.367</text:p>
          </table:table-cell>
          <table:table-cell office:value-type="float" office:value="1.025" calcext:value-type="float">
            <text:p>1.025</text:p>
          </table:table-cell>
          <table:table-cell office:value-type="float" office:value="1.885" calcext:value-type="float">
            <text:p>1.885</text:p>
          </table:table-cell>
          <table:table-cell office:value-type="float" office:value="4.338" calcext:value-type="float">
            <text:p>4.338</text:p>
          </table:table-cell>
          <table:table-cell office:value-type="float" office:value="8.241" calcext:value-type="float">
            <text:p>8.241</text:p>
          </table:table-cell>
          <table:table-cell office:value-type="float" office:value="15.234" calcext:value-type="float">
            <text:p>15.234</text:p>
          </table:table-cell>
          <table:table-cell office:value-type="float" office:value="22.543" calcext:value-type="float">
            <text:p>22.543</text:p>
          </table:table-cell>
          <table:table-cell office:value-type="float" office:value="26.469" calcext:value-type="float">
            <text:p>26.469</text:p>
          </table:table-cell>
          <table:table-cell office:value-type="float" office:value="1628.771" calcext:value-type="float">
            <text:p>1628.771</text:p>
          </table:table-cell>
          <table:table-cell office:value-type="float" office:value="5.055" calcext:value-type="float">
            <text:p>5.055</text:p>
          </table:table-cell>
          <table:table-cell office:value-type="float" office:value="17.952" calcext:value-type="float">
            <text:p>17.952</text:p>
          </table:table-cell>
          <table:table-cell office:value-type="float" office:value="7.464" calcext:value-type="float">
            <text:p>7.464</text:p>
          </table:table-cell>
          <table:table-cell office:value-type="float" office:value="26.744" calcext:value-type="float">
            <text:p>26.744</text:p>
          </table:table-cell>
          <table:table-cell office:value-type="float" office:value="30.154" calcext:value-type="float">
            <text:p>30.154</text:p>
          </table:table-cell>
          <table:table-cell office:value-type="float" office:value="33.96" calcext:value-type="float">
            <text:p>33.96</text:p>
          </table:table-cell>
          <table:table-cell office:value-type="float" office:value="36.345" calcext:value-type="float">
            <text:p>36.345</text:p>
          </table:table-cell>
          <table:table-cell office:value-type="float" office:value="38.158" calcext:value-type="float">
            <text:p>38.158</text:p>
          </table:table-cell>
          <table:table-cell office:value-type="float" office:value="41.625" calcext:value-type="float">
            <text:p>41.625</text:p>
          </table:table-cell>
          <table:table-cell office:value-type="float" office:value="50.283" calcext:value-type="float">
            <text:p>50.283</text:p>
          </table:table-cell>
          <table:table-cell office:value-type="float" office:value="1611.889" calcext:value-type="float">
            <text:p>1611.889</text:p>
          </table:table-cell>
          <table:table-cell office:value-type="float" office:value="37.036" calcext:value-type="float">
            <text:p>37.036</text:p>
          </table:table-cell>
          <table:table-cell office:value-type="float" office:value="79.499" calcext:value-type="float">
            <text:p>79.499</text:p>
          </table:table-cell>
          <table:table-cell office:value-type="float" office:value="0.295" calcext:value-type="float">
            <text:p>0.295</text:p>
          </table:table-cell>
          <table:table-cell office:value-type="float" office:value="15.991" calcext:value-type="float">
            <text:p>15.991</text:p>
          </table:table-cell>
          <table:table-cell office:value-type="float" office:value="21.884" calcext:value-type="float">
            <text:p>21.884</text:p>
          </table:table-cell>
          <table:table-cell office:value-type="float" office:value="25.391" calcext:value-type="float">
            <text:p>25.391</text:p>
          </table:table-cell>
          <table:table-cell office:value-type="float" office:value="27.433" calcext:value-type="float">
            <text:p>27.433</text:p>
          </table:table-cell>
          <table:table-cell office:value-type="float" office:value="28.822" calcext:value-type="float">
            <text:p>28.822</text:p>
          </table:table-cell>
          <table:table-cell office:value-type="float" office:value="31.188" calcext:value-type="float">
            <text:p>31.188</text:p>
          </table:table-cell>
          <table:table-cell office:value-type="float" office:value="35.541" calcext:value-type="float">
            <text:p>35.541</text:p>
          </table:table-cell>
          <table:table-cell office:value-type="float" office:value="1628.41" calcext:value-type="float">
            <text:p>1628.41</text:p>
          </table:table-cell>
          <table:table-cell office:value-type="float" office:value="22.133" calcext:value-type="float">
            <text:p>22.133</text:p>
          </table:table-cell>
          <table:table-cell office:value-type="float" office:value="45.412" calcext:value-type="float">
            <text:p>45.412</text:p>
          </table:table-cell>
          <table:table-cell office:value-type="float" office:value="10.223" calcext:value-type="float">
            <text:p>10.223</text:p>
          </table:table-cell>
          <table:table-cell office:value-type="float" office:value="62.232" calcext:value-type="float">
            <text:p>62.232</text:p>
          </table:table-cell>
          <table:table-cell office:value-type="float" office:value="77.588" calcext:value-type="float">
            <text:p>77.588</text:p>
          </table:table-cell>
          <table:table-cell office:value-type="float" office:value="99.342" calcext:value-type="float">
            <text:p>99.342</text:p>
          </table:table-cell>
          <table:table-cell office:value-type="float" office:value="110.061" calcext:value-type="float">
            <text:p>110.061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128.074" calcext:value-type="float">
            <text:p>128.074</text:p>
          </table:table-cell>
          <table:table-cell office:value-type="float" office:value="160.978" calcext:value-type="float">
            <text:p>160.978</text:p>
          </table:table-cell>
          <table:table-cell office:value-type="float" office:value="2034.453" calcext:value-type="float">
            <text:p>2034.453</text:p>
          </table:table-cell>
          <table:table-cell office:value-type="float" office:value="92.854" calcext:value-type="float">
            <text:p>92.854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503.02" calcext:value-type="float">
            <text:p>503.02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4" calcext:value-type="float">
            <text:p>0.84</text:p>
          </table:table-cell>
          <table:table-cell office:value-type="float" office:value="1.484" calcext:value-type="float">
            <text:p>1.484</text:p>
          </table:table-cell>
          <table:table-cell office:value-type="float" office:value="2.106" calcext:value-type="float">
            <text:p>2.106</text:p>
          </table:table-cell>
          <table:table-cell office:value-type="float" office:value="4.268" calcext:value-type="float">
            <text:p>4.268</text:p>
          </table:table-cell>
          <table:table-cell office:value-type="float" office:value="7.245" calcext:value-type="float">
            <text:p>7.245</text:p>
          </table:table-cell>
          <table:table-cell office:value-type="float" office:value="10.468" calcext:value-type="float">
            <text:p>10.468</text:p>
          </table:table-cell>
          <table:table-cell office:value-type="float" office:value="16.402" calcext:value-type="float">
            <text:p>16.402</text:p>
          </table:table-cell>
          <table:table-cell office:value-type="float" office:value="24.939" calcext:value-type="float">
            <text:p>24.939</text:p>
          </table:table-cell>
          <table:table-cell office:value-type="float" office:value="908.778" calcext:value-type="float">
            <text:p>908.778</text:p>
          </table:table-cell>
          <table:table-cell office:value-type="float" office:value="4.839" calcext:value-type="float">
            <text:p>4.839</text:p>
          </table:table-cell>
          <table:table-cell office:value-type="float" office:value="18.441" calcext:value-type="float">
            <text:p>18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741" calcext:value-type="float">
            <text:p>0.741</text:p>
          </table:table-cell>
          <table:table-cell office:value-type="float" office:value="1.118" calcext:value-type="float">
            <text:p>1.118</text:p>
          </table:table-cell>
          <table:table-cell office:value-type="float" office:value="2.05" calcext:value-type="float">
            <text:p>2.05</text:p>
          </table:table-cell>
          <table:table-cell office:value-type="float" office:value="2.925" calcext:value-type="float">
            <text:p>2.925</text:p>
          </table:table-cell>
          <table:table-cell office:value-type="float" office:value="3.779" calcext:value-type="float">
            <text:p>3.779</text:p>
          </table:table-cell>
          <table:table-cell office:value-type="float" office:value="5.892" calcext:value-type="float">
            <text:p>5.892</text:p>
          </table:table-cell>
          <table:table-cell office:value-type="float" office:value="10.756" calcext:value-type="float">
            <text:p>10.756</text:p>
          </table:table-cell>
          <table:table-cell office:value-type="float" office:value="902.331" calcext:value-type="float">
            <text:p>902.331</text:p>
          </table:table-cell>
          <table:table-cell office:value-type="float" office:value="2.067" calcext:value-type="float">
            <text:p>2.067</text:p>
          </table:table-cell>
          <table:table-cell office:value-type="float" office:value="6.346" calcext:value-type="float">
            <text:p>6.346</text:p>
          </table:table-cell>
          <table:table-cell office:value-type="float" office:value="1.082" calcext:value-type="float">
            <text:p>1.082</text:p>
          </table:table-cell>
          <table:table-cell office:value-type="float" office:value="2.165" calcext:value-type="float">
            <text:p>2.165</text:p>
          </table:table-cell>
          <table:table-cell office:value-type="float" office:value="3.236" calcext:value-type="float">
            <text:p>3.236</text:p>
          </table:table-cell>
          <table:table-cell office:value-type="float" office:value="6.319" calcext:value-type="float">
            <text:p>6.319</text:p>
          </table:table-cell>
          <table:table-cell office:value-type="float" office:value="9.64" calcext:value-type="float">
            <text:p>9.64</text:p>
          </table:table-cell>
          <table:table-cell office:value-type="float" office:value="13.225" calcext:value-type="float">
            <text:p>13.225</text:p>
          </table:table-cell>
          <table:table-cell office:value-type="float" office:value="20.704" calcext:value-type="float">
            <text:p>20.704</text:p>
          </table:table-cell>
          <table:table-cell office:value-type="float" office:value="30.373" calcext:value-type="float">
            <text:p>30.373</text:p>
          </table:table-cell>
          <table:table-cell office:value-type="float" office:value="913.517" calcext:value-type="float">
            <text:p>913.517</text:p>
          </table:table-cell>
          <table:table-cell office:value-type="float" office:value="7.098" calcext:value-type="float">
            <text:p>7.098</text:p>
          </table:table-cell>
          <table:table-cell office:value-type="float" office:value="25.614" calcext:value-type="float">
            <text:p>25.614</text:p>
          </table:table-cell>
          <table:table-cell office:value-type="float" office:value="0.357" calcext:value-type="float">
            <text:p>0.357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7" calcext:value-type="float">
            <text:p>0.997</text:p>
          </table:table-cell>
          <table:table-cell office:value-type="float" office:value="1.948" calcext:value-type="float">
            <text:p>1.948</text:p>
          </table:table-cell>
          <table:table-cell office:value-type="float" office:value="2.892" calcext:value-type="float">
            <text:p>2.892</text:p>
          </table:table-cell>
          <table:table-cell office:value-type="float" office:value="3.814" calcext:value-type="float">
            <text:p>3.814</text:p>
          </table:table-cell>
          <table:table-cell office:value-type="float" office:value="5.934" calcext:value-type="float">
            <text:p>5.934</text:p>
          </table:table-cell>
          <table:table-cell office:value-type="float" office:value="10.339" calcext:value-type="float">
            <text:p>10.339</text:p>
          </table:table-cell>
          <table:table-cell office:value-type="float" office:value="670.332" calcext:value-type="float">
            <text:p>670.332</text:p>
          </table:table-cell>
          <table:table-cell office:value-type="float" office:value="1.987" calcext:value-type="float">
            <text:p>1.987</text:p>
          </table:table-cell>
          <table:table-cell office:value-type="float" office:value="6.405" calcext:value-type="float">
            <text:p>6.405</text:p>
          </table:table-cell>
          <table:table-cell office:value-type="float" office:value="3.291" calcext:value-type="float">
            <text:p>3.291</text:p>
          </table:table-cell>
          <table:table-cell office:value-type="float" office:value="6.752" calcext:value-type="float">
            <text:p>6.752</text:p>
          </table:table-cell>
          <table:table-cell office:value-type="float" office:value="10.225" calcext:value-type="float">
            <text:p>10.225</text:p>
          </table:table-cell>
          <table:table-cell office:value-type="float" office:value="17.661" calcext:value-type="float">
            <text:p>17.661</text:p>
          </table:table-cell>
          <table:table-cell office:value-type="float" office:value="23.733" calcext:value-type="float">
            <text:p>23.733</text:p>
          </table:table-cell>
          <table:table-cell office:value-type="float" office:value="28.725" calcext:value-type="float">
            <text:p>28.725</text:p>
          </table:table-cell>
          <table:table-cell office:value-type="float" office:value="37.263" calcext:value-type="float">
            <text:p>37.263</text:p>
          </table:table-cell>
          <table:table-cell office:value-type="float" office:value="50.045" calcext:value-type="float">
            <text:p>50.045</text:p>
          </table:table-cell>
          <table:table-cell office:value-type="float" office:value="1402.629" calcext:value-type="float">
            <text:p>1402.629</text:p>
          </table:table-cell>
          <table:table-cell office:value-type="float" office:value="15.99" calcext:value-type="float">
            <text:p>15.99</text:p>
          </table:table-cell>
          <table:table-cell office:value-type="float" office:value="35.288" calcext:value-type="float">
            <text:p>35.288</text:p>
          </table:table-cell>
          <table:table-cell office:value-type="float" office:value="810.808" calcext:value-type="float">
            <text:p>810.808</text:p>
          </table:table-cell>
          <table:table-cell table:number-columns-repeated="906"/>
        </table:table-row>
      </table:table>
      <table:table table:name="Charts_002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2.B20:Charts_002.B29 Charts_002.J19:Charts_002.J19 Charts_002.J20:Charts_002.J29 Charts_002.U19:Charts_002.U19 Charts_002.U20:Charts_002.U29 Charts_002.AF19:Charts_002.AF19 Charts_002.AF20:Charts_002.AF29 Charts_002.AQ19:Charts_002.AQ19 Charts_002.AQ20:Charts_002.AQ29 Charts_002.BQ19:Charts_002.BQ19 Charts_002.BQ20:Charts_002.BQ29 Charts_002.CB19:Charts_002.CB19 Charts_002.CB20:Charts_002.CB29 Charts_002.CM19:Charts_002.CM19 Charts_002.CM20:Charts_002.CM29 Charts_002.CX19:Charts_002.CX19 Charts_002.CX20:Charts_002.CX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2.B20:Charts_002.B29 Charts_002.BB19:Charts_002.BB19 Charts_002.BB20:Charts_002.BB29 Charts_002.BG19:Charts_002.BG19 Charts_002.BG20:Charts_002.BG29 Charts_002.DI19:Charts_002.DI19 Charts_002.DI20:Charts_002.DI29 Charts_002.DN19:Charts_002.DN19 Charts_002.DN20:Charts_002.DN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2.B20:Charts_002.B29 Charts_002.AW19:Charts_002.AW19 Charts_002.AW20:Charts_002.AW29 Charts_002.AX19:Charts_002.AX19 Charts_002.AX20:Charts_002.AX29 Charts_002.AY19:Charts_002.AY19 Charts_002.AY20:Charts_002.AY29 Charts_002.BB19:Charts_002.BB19 Charts_002.BB20:Charts_002.BB29 Charts_002.DD19:Charts_002.DD19 Charts_002.DD20:Charts_002.DD29 Charts_002.DE19:Charts_002.DE19 Charts_002.DE20:Charts_002.DE29 Charts_002.DF19:Charts_002.DF19 Charts_002.DF20:Charts_002.DF29 Charts_002.DI19:Charts_002.DI19 Charts_002.DI20:Charts_002.D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2.B20:Charts_002.B29 Charts_002.BE19:Charts_002.BE19 Charts_002.BE20:Charts_002.BE29 Charts_002.BF19:Charts_002.BF19 Charts_002.BF20:Charts_002.BF29 Charts_002.DL19:Charts_002.DL19 Charts_002.DL20:Charts_002.DL29 Charts_002.DM19:Charts_002.DM19 Charts_002.DM20:Charts_002.DM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73" calcext:value-type="float">
            <text:p>0.673</text:p>
          </table:table-cell>
          <table:table-cell office:value-type="float" office:value="1.208" calcext:value-type="float">
            <text:p>1.208</text:p>
          </table:table-cell>
          <table:table-cell office:value-type="float" office:value="1.487" calcext:value-type="float">
            <text:p>1.487</text:p>
          </table:table-cell>
          <table:table-cell office:value-type="float" office:value="1.99" calcext:value-type="float">
            <text:p>1.99</text:p>
          </table:table-cell>
          <table:table-cell office:value-type="float" office:value="2.713" calcext:value-type="float">
            <text:p>2.713</text:p>
          </table:table-cell>
          <table:table-cell office:value-type="float" office:value="3.811" calcext:value-type="float">
            <text:p>3.811</text:p>
          </table:table-cell>
          <table:table-cell office:value-type="float" office:value="6.359" calcext:value-type="float">
            <text:p>6.359</text:p>
          </table:table-cell>
          <table:table-cell office:value-type="float" office:value="9.83" calcext:value-type="float">
            <text:p>9.83</text:p>
          </table:table-cell>
          <table:table-cell office:value-type="float" office:value="588.426" calcext:value-type="float">
            <text:p>588.426</text:p>
          </table:table-cell>
          <table:table-cell office:value-type="float" office:value="2.203" calcext:value-type="float">
            <text:p>2.203</text:p>
          </table:table-cell>
          <table:table-cell office:value-type="float" office:value="6.231" calcext:value-type="float">
            <text:p>6.2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" calcext:value-type="float">
            <text:p>0.71</text:p>
          </table:table-cell>
          <table:table-cell office:value-type="float" office:value="0.976" calcext:value-type="float">
            <text:p>0.976</text:p>
          </table:table-cell>
          <table:table-cell office:value-type="float" office:value="1.225" calcext:value-type="float">
            <text:p>1.225</text:p>
          </table:table-cell>
          <table:table-cell office:value-type="float" office:value="1.716" calcext:value-type="float">
            <text:p>1.716</text:p>
          </table:table-cell>
          <table:table-cell office:value-type="float" office:value="3.495" calcext:value-type="float">
            <text:p>3.495</text:p>
          </table:table-cell>
          <table:table-cell office:value-type="float" office:value="6.465" calcext:value-type="float">
            <text:p>6.465</text:p>
          </table:table-cell>
          <table:table-cell office:value-type="float" office:value="28.426" calcext:value-type="float">
            <text:p>28.426</text:p>
          </table:table-cell>
          <table:table-cell office:value-type="float" office:value="1.111" calcext:value-type="float">
            <text:p>1.111</text:p>
          </table:table-cell>
          <table:table-cell office:value-type="float" office:value="1.459" calcext:value-type="float">
            <text:p>1.459</text:p>
          </table:table-cell>
          <table:table-cell office:value-type="float" office:value="4.781" calcext:value-type="float">
            <text:p>4.781</text:p>
          </table:table-cell>
          <table:table-cell office:value-type="float" office:value="10.248" calcext:value-type="float">
            <text:p>10.248</text:p>
          </table:table-cell>
          <table:table-cell office:value-type="float" office:value="12.639" calcext:value-type="float">
            <text:p>12.639</text:p>
          </table:table-cell>
          <table:table-cell office:value-type="float" office:value="15.05" calcext:value-type="float">
            <text:p>15.05</text:p>
          </table:table-cell>
          <table:table-cell office:value-type="float" office:value="16.503" calcext:value-type="float">
            <text:p>16.503</text:p>
          </table:table-cell>
          <table:table-cell office:value-type="float" office:value="17.576" calcext:value-type="float">
            <text:p>17.576</text:p>
          </table:table-cell>
          <table:table-cell office:value-type="float" office:value="19.685" calcext:value-type="float">
            <text:p>19.685</text:p>
          </table:table-cell>
          <table:table-cell office:value-type="float" office:value="22.346" calcext:value-type="float">
            <text:p>22.346</text:p>
          </table:table-cell>
          <table:table-cell office:value-type="float" office:value="596.042" calcext:value-type="float">
            <text:p>596.042</text:p>
          </table:table-cell>
          <table:table-cell office:value-type="float" office:value="13.405" calcext:value-type="float">
            <text:p>13.405</text:p>
          </table:table-cell>
          <table:table-cell office:value-type="float" office:value="17.668" calcext:value-type="float">
            <text:p>17.668</text:p>
          </table:table-cell>
          <table:table-cell office:value-type="float" office:value="0.221" calcext:value-type="float">
            <text:p>0.221</text:p>
          </table:table-cell>
          <table:table-cell office:value-type="float" office:value="0.571" calcext:value-type="float">
            <text:p>0.571</text:p>
          </table:table-cell>
          <table:table-cell office:value-type="float" office:value="1.53" calcext:value-type="float">
            <text:p>1.53</text:p>
          </table:table-cell>
          <table:table-cell office:value-type="float" office:value="3.684" calcext:value-type="float">
            <text:p>3.684</text:p>
          </table:table-cell>
          <table:table-cell office:value-type="float" office:value="5.321" calcext:value-type="float">
            <text:p>5.321</text:p>
          </table:table-cell>
          <table:table-cell office:value-type="float" office:value="6.657" calcext:value-type="float">
            <text:p>6.657</text:p>
          </table:table-cell>
          <table:table-cell office:value-type="float" office:value="9.004" calcext:value-type="float">
            <text:p>9.004</text:p>
          </table:table-cell>
          <table:table-cell office:value-type="float" office:value="11.549" calcext:value-type="float">
            <text:p>11.549</text:p>
          </table:table-cell>
          <table:table-cell office:value-type="float" office:value="33.186" calcext:value-type="float">
            <text:p>33.186</text:p>
          </table:table-cell>
          <table:table-cell office:value-type="float" office:value="2.683" calcext:value-type="float">
            <text:p>2.683</text:p>
          </table:table-cell>
          <table:table-cell office:value-type="float" office:value="2.957" calcext:value-type="float">
            <text:p>2.957</text:p>
          </table:table-cell>
          <table:table-cell office:value-type="float" office:value="7.314" calcext:value-type="float">
            <text:p>7.314</text:p>
          </table:table-cell>
          <table:table-cell office:value-type="float" office:value="15.445" calcext:value-type="float">
            <text:p>15.445</text:p>
          </table:table-cell>
          <table:table-cell office:value-type="float" office:value="18.238" calcext:value-type="float">
            <text:p>18.238</text:p>
          </table:table-cell>
          <table:table-cell office:value-type="float" office:value="21.416" calcext:value-type="float">
            <text:p>21.416</text:p>
          </table:table-cell>
          <table:table-cell office:value-type="float" office:value="23.48" calcext:value-type="float">
            <text:p>23.48</text:p>
          </table:table-cell>
          <table:table-cell office:value-type="float" office:value="25.096" calcext:value-type="float">
            <text:p>25.096</text:p>
          </table:table-cell>
          <table:table-cell office:value-type="float" office:value="27.939" calcext:value-type="float">
            <text:p>27.939</text:p>
          </table:table-cell>
          <table:table-cell office:value-type="float" office:value="31.519" calcext:value-type="float">
            <text:p>31.519</text:p>
          </table:table-cell>
          <table:table-cell office:value-type="float" office:value="606.738" calcext:value-type="float">
            <text:p>606.738</text:p>
          </table:table-cell>
          <table:table-cell office:value-type="float" office:value="19.401" calcext:value-type="float">
            <text:p>19.401</text:p>
          </table:table-cell>
          <table:table-cell office:value-type="float" office:value="18.824" calcext:value-type="float">
            <text:p>18.824</text:p>
          </table:table-cell>
          <table:table-cell office:value-type="float" office:value="293.447" calcext:value-type="float">
            <text:p>293.447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22" calcext:value-type="float">
            <text:p>0.722</text:p>
          </table:table-cell>
          <table:table-cell office:value-type="float" office:value="1.24" calcext:value-type="float">
            <text:p>1.24</text:p>
          </table:table-cell>
          <table:table-cell office:value-type="float" office:value="1.515" calcext:value-type="float">
            <text:p>1.515</text:p>
          </table:table-cell>
          <table:table-cell office:value-type="float" office:value="1.925" calcext:value-type="float">
            <text:p>1.925</text:p>
          </table:table-cell>
          <table:table-cell office:value-type="float" office:value="2.211" calcext:value-type="float">
            <text:p>2.211</text:p>
          </table:table-cell>
          <table:table-cell office:value-type="float" office:value="2.412" calcext:value-type="float">
            <text:p>2.412</text:p>
          </table:table-cell>
          <table:table-cell office:value-type="float" office:value="2.832" calcext:value-type="float">
            <text:p>2.832</text:p>
          </table:table-cell>
          <table:table-cell office:value-type="float" office:value="3.656" calcext:value-type="float">
            <text:p>3.656</text:p>
          </table:table-cell>
          <table:table-cell office:value-type="float" office:value="83.007" calcext:value-type="float">
            <text:p>83.007</text:p>
          </table:table-cell>
          <table:table-cell office:value-type="float" office:value="1.719" calcext:value-type="float">
            <text:p>1.719</text:p>
          </table:table-cell>
          <table:table-cell office:value-type="float" office:value="1.437" calcext:value-type="float">
            <text:p>1.4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6" calcext:value-type="float">
            <text:p>0.6</text:p>
          </table:table-cell>
          <table:table-cell office:value-type="float" office:value="0.772" calcext:value-type="float">
            <text:p>0.772</text:p>
          </table:table-cell>
          <table:table-cell office:value-type="float" office:value="1.039" calcext:value-type="float">
            <text:p>1.039</text:p>
          </table:table-cell>
          <table:table-cell office:value-type="float" office:value="1.236" calcext:value-type="float">
            <text:p>1.236</text:p>
          </table:table-cell>
          <table:table-cell office:value-type="float" office:value="1.384" calcext:value-type="float">
            <text:p>1.384</text:p>
          </table:table-cell>
          <table:table-cell office:value-type="float" office:value="1.655" calcext:value-type="float">
            <text:p>1.655</text:p>
          </table:table-cell>
          <table:table-cell office:value-type="float" office:value="2.057" calcext:value-type="float">
            <text:p>2.057</text:p>
          </table:table-cell>
          <table:table-cell office:value-type="float" office:value="20.868" calcext:value-type="float">
            <text:p>2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7" calcext:value-type="float">
            <text:p>0.697</text:p>
          </table:table-cell>
          <table:table-cell office:value-type="float" office:value="0.963" calcext:value-type="float">
            <text:p>0.963</text:p>
          </table:table-cell>
          <table:table-cell office:value-type="float" office:value="1.902" calcext:value-type="float">
            <text:p>1.902</text:p>
          </table:table-cell>
          <table:table-cell office:value-type="float" office:value="2.296" calcext:value-type="float">
            <text:p>2.296</text:p>
          </table:table-cell>
          <table:table-cell office:value-type="float" office:value="2.821" calcext:value-type="float">
            <text:p>2.821</text:p>
          </table:table-cell>
          <table:table-cell office:value-type="float" office:value="3.185" calcext:value-type="float">
            <text:p>3.185</text:p>
          </table:table-cell>
          <table:table-cell office:value-type="float" office:value="3.464" calcext:value-type="float">
            <text:p>3.464</text:p>
          </table:table-cell>
          <table:table-cell office:value-type="float" office:value="4.111" calcext:value-type="float">
            <text:p>4.111</text:p>
          </table:table-cell>
          <table:table-cell office:value-type="float" office:value="6.709" calcext:value-type="float">
            <text:p>6.709</text:p>
          </table:table-cell>
          <table:table-cell office:value-type="float" office:value="107.908" calcext:value-type="float">
            <text:p>107.908</text:p>
          </table:table-cell>
          <table:table-cell office:value-type="float" office:value="2.637" calcext:value-type="float">
            <text:p>2.637</text:p>
          </table:table-cell>
          <table:table-cell office:value-type="float" office:value="2.862" calcext:value-type="float">
            <text:p>2.862</text:p>
          </table:table-cell>
          <table:table-cell office:value-type="float" office:value="0.248" calcext:value-type="float">
            <text:p>0.24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3" calcext:value-type="float">
            <text:p>0.913</text:p>
          </table:table-cell>
          <table:table-cell office:value-type="float" office:value="1.1" calcext:value-type="float">
            <text:p>1.1</text:p>
          </table:table-cell>
          <table:table-cell office:value-type="float" office:value="1.258" calcext:value-type="float">
            <text:p>1.258</text:p>
          </table:table-cell>
          <table:table-cell office:value-type="float" office:value="1.544" calcext:value-type="float">
            <text:p>1.544</text:p>
          </table:table-cell>
          <table:table-cell office:value-type="float" office:value="1.963" calcext:value-type="float">
            <text:p>1.963</text:p>
          </table:table-cell>
          <table:table-cell office:value-type="float" office:value="16.868" calcext:value-type="float">
            <text:p>16.868</text:p>
          </table:table-cell>
          <table:table-cell office:value-type="float" office:value="0.79" calcext:value-type="float">
            <text:p>0.79</text:p>
          </table:table-cell>
          <table:table-cell office:value-type="float" office:value="0.678" calcext:value-type="float">
            <text:p>0.678</text:p>
          </table:table-cell>
          <table:table-cell office:value-type="float" office:value="2.843" calcext:value-type="float">
            <text:p>2.843</text:p>
          </table:table-cell>
          <table:table-cell office:value-type="float" office:value="4.856" calcext:value-type="float">
            <text:p>4.856</text:p>
          </table:table-cell>
          <table:table-cell office:value-type="float" office:value="5.588" calcext:value-type="float">
            <text:p>5.588</text:p>
          </table:table-cell>
          <table:table-cell office:value-type="float" office:value="6.503" calcext:value-type="float">
            <text:p>6.503</text:p>
          </table:table-cell>
          <table:table-cell office:value-type="float" office:value="7.15" calcext:value-type="float">
            <text:p>7.15</text:p>
          </table:table-cell>
          <table:table-cell office:value-type="float" office:value="7.652" calcext:value-type="float">
            <text:p>7.652</text:p>
          </table:table-cell>
          <table:table-cell office:value-type="float" office:value="8.921" calcext:value-type="float">
            <text:p>8.921</text:p>
          </table:table-cell>
          <table:table-cell office:value-type="float" office:value="12.787" calcext:value-type="float">
            <text:p>12.787</text:p>
          </table:table-cell>
          <table:table-cell office:value-type="float" office:value="110.344" calcext:value-type="float">
            <text:p>110.344</text:p>
          </table:table-cell>
          <table:table-cell office:value-type="float" office:value="6.052" calcext:value-type="float">
            <text:p>6.052</text:p>
          </table:table-cell>
          <table:table-cell office:value-type="float" office:value="3.393" calcext:value-type="float">
            <text:p>3.393</text:p>
          </table:table-cell>
          <table:table-cell office:value-type="float" office:value="479.378" calcext:value-type="float">
            <text:p>479.3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81" calcext:value-type="float">
            <text:p>0.681</text:p>
          </table:table-cell>
          <table:table-cell office:value-type="float" office:value="1.519" calcext:value-type="float">
            <text:p>1.519</text:p>
          </table:table-cell>
          <table:table-cell office:value-type="float" office:value="1.947" calcext:value-type="float">
            <text:p>1.947</text:p>
          </table:table-cell>
          <table:table-cell office:value-type="float" office:value="2.617" calcext:value-type="float">
            <text:p>2.617</text:p>
          </table:table-cell>
          <table:table-cell office:value-type="float" office:value="3.155" calcext:value-type="float">
            <text:p>3.155</text:p>
          </table:table-cell>
          <table:table-cell office:value-type="float" office:value="3.695" calcext:value-type="float">
            <text:p>3.695</text:p>
          </table:table-cell>
          <table:table-cell office:value-type="float" office:value="5.575" calcext:value-type="float">
            <text:p>5.575</text:p>
          </table:table-cell>
          <table:table-cell office:value-type="float" office:value="10.935" calcext:value-type="float">
            <text:p>10.935</text:p>
          </table:table-cell>
          <table:table-cell office:value-type="float" office:value="31.72" calcext:value-type="float">
            <text:p>31.72</text:p>
          </table:table-cell>
          <table:table-cell office:value-type="float" office:value="2.522" calcext:value-type="float">
            <text:p>2.522</text:p>
          </table:table-cell>
          <table:table-cell office:value-type="float" office:value="2.292" calcext:value-type="float">
            <text:p>2.292</text:p>
          </table:table-cell>
          <table:table-cell office:value-type="float" office:value="0.3" calcext:value-type="float">
            <text:p>0.3</text:p>
          </table:table-cell>
          <table:table-cell office:value-type="float" office:value="0.696" calcext:value-type="float">
            <text:p>0.696</text:p>
          </table:table-cell>
          <table:table-cell office:value-type="float" office:value="0.94" calcext:value-type="float">
            <text:p>0.9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53" calcext:value-type="float">
            <text:p>1.653</text:p>
          </table:table-cell>
          <table:table-cell office:value-type="float" office:value="2.006" calcext:value-type="float">
            <text:p>2.006</text:p>
          </table:table-cell>
          <table:table-cell office:value-type="float" office:value="3.305" calcext:value-type="float">
            <text:p>3.305</text:p>
          </table:table-cell>
          <table:table-cell office:value-type="float" office:value="8.207" calcext:value-type="float">
            <text:p>8.207</text:p>
          </table:table-cell>
          <table:table-cell office:value-type="float" office:value="40.365" calcext:value-type="float">
            <text:p>40.365</text:p>
          </table:table-cell>
          <table:table-cell office:value-type="float" office:value="1.382" calcext:value-type="float">
            <text:p>1.382</text:p>
          </table:table-cell>
          <table:table-cell office:value-type="float" office:value="1.879" calcext:value-type="float">
            <text:p>1.879</text:p>
          </table:table-cell>
          <table:table-cell office:value-type="float" office:value="5.379" calcext:value-type="float">
            <text:p>5.379</text:p>
          </table:table-cell>
          <table:table-cell office:value-type="float" office:value="15.575" calcext:value-type="float">
            <text:p>15.575</text:p>
          </table:table-cell>
          <table:table-cell office:value-type="float" office:value="18.141" calcext:value-type="float">
            <text:p>18.141</text:p>
          </table:table-cell>
          <table:table-cell office:value-type="float" office:value="20.992" calcext:value-type="float">
            <text:p>20.992</text:p>
          </table:table-cell>
          <table:table-cell office:value-type="float" office:value="22.751" calcext:value-type="float">
            <text:p>22.751</text:p>
          </table:table-cell>
          <table:table-cell office:value-type="float" office:value="24.031" calcext:value-type="float">
            <text:p>24.031</text:p>
          </table:table-cell>
          <table:table-cell office:value-type="float" office:value="26.481" calcext:value-type="float">
            <text:p>26.481</text:p>
          </table:table-cell>
          <table:table-cell office:value-type="float" office:value="29.789" calcext:value-type="float">
            <text:p>29.789</text:p>
          </table:table-cell>
          <table:table-cell office:value-type="float" office:value="677.164" calcext:value-type="float">
            <text:p>677.1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.269" calcext:value-type="float">
            <text:p>21.269</text:p>
          </table:table-cell>
          <table:table-cell office:value-type="float" office:value="0.198" calcext:value-type="float">
            <text:p>0.198</text:p>
          </table:table-cell>
          <table:table-cell office:value-type="float" office:value="0.761" calcext:value-type="float">
            <text:p>0.761</text:p>
          </table:table-cell>
          <table:table-cell office:value-type="float" office:value="3.153" calcext:value-type="float">
            <text:p>3.153</text:p>
          </table:table-cell>
          <table:table-cell office:value-type="float" office:value="6.288" calcext:value-type="float">
            <text:p>6.288</text:p>
          </table:table-cell>
          <table:table-cell office:value-type="float" office:value="8.93" calcext:value-type="float">
            <text:p>8.93</text:p>
          </table:table-cell>
          <table:table-cell office:value-type="float" office:value="10.615" calcext:value-type="float">
            <text:p>10.615</text:p>
          </table:table-cell>
          <table:table-cell office:value-type="float" office:value="13.288" calcext:value-type="float">
            <text:p>13.288</text:p>
          </table:table-cell>
          <table:table-cell office:value-type="float" office:value="15.819" calcext:value-type="float">
            <text:p>15.819</text:p>
          </table:table-cell>
          <table:table-cell office:value-type="float" office:value="75.041" calcext:value-type="float">
            <text:p>75.041</text:p>
          </table:table-cell>
          <table:table-cell office:value-type="float" office:value="4.326" calcext:value-type="float">
            <text:p>4.326</text:p>
          </table:table-cell>
          <table:table-cell office:value-type="float" office:value="4.297" calcext:value-type="float">
            <text:p>4.297</text:p>
          </table:table-cell>
          <table:table-cell office:value-type="float" office:value="8.32" calcext:value-type="float">
            <text:p>8.32</text:p>
          </table:table-cell>
          <table:table-cell office:value-type="float" office:value="22.756" calcext:value-type="float">
            <text:p>22.756</text:p>
          </table:table-cell>
          <table:table-cell office:value-type="float" office:value="26.049" calcext:value-type="float">
            <text:p>26.049</text:p>
          </table:table-cell>
          <table:table-cell office:value-type="float" office:value="29.784" calcext:value-type="float">
            <text:p>29.784</text:p>
          </table:table-cell>
          <table:table-cell office:value-type="float" office:value="32.027" calcext:value-type="float">
            <text:p>32.027</text:p>
          </table:table-cell>
          <table:table-cell office:value-type="float" office:value="33.782" calcext:value-type="float">
            <text:p>33.782</text:p>
          </table:table-cell>
          <table:table-cell office:value-type="float" office:value="37.181" calcext:value-type="float">
            <text:p>37.181</text:p>
          </table:table-cell>
          <table:table-cell office:value-type="float" office:value="43.131" calcext:value-type="float">
            <text:p>43.131</text:p>
          </table:table-cell>
          <table:table-cell office:value-type="float" office:value="683.522" calcext:value-type="float">
            <text:p>683.522</text:p>
          </table:table-cell>
          <table:table-cell office:value-type="float" office:value="27.407" calcext:value-type="float">
            <text:p>27.407</text:p>
          </table:table-cell>
          <table:table-cell office:value-type="float" office:value="21.561" calcext:value-type="float">
            <text:p>21.561</text:p>
          </table:table-cell>
          <table:table-cell office:value-type="float" office:value="474.579" calcext:value-type="float">
            <text:p>474.579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8" calcext:value-type="float">
            <text:p>0.718</text:p>
          </table:table-cell>
          <table:table-cell office:value-type="float" office:value="1.387" calcext:value-type="float">
            <text:p>1.387</text:p>
          </table:table-cell>
          <table:table-cell office:value-type="float" office:value="1.744" calcext:value-type="float">
            <text:p>1.744</text:p>
          </table:table-cell>
          <table:table-cell office:value-type="float" office:value="2.294" calcext:value-type="float">
            <text:p>2.294</text:p>
          </table:table-cell>
          <table:table-cell office:value-type="float" office:value="2.679" calcext:value-type="float">
            <text:p>2.679</text:p>
          </table:table-cell>
          <table:table-cell office:value-type="float" office:value="3.006" calcext:value-type="float">
            <text:p>3.006</text:p>
          </table:table-cell>
          <table:table-cell office:value-type="float" office:value="3.699" calcext:value-type="float">
            <text:p>3.699</text:p>
          </table:table-cell>
          <table:table-cell office:value-type="float" office:value="5.895" calcext:value-type="float">
            <text:p>5.895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2.34" calcext:value-type="float">
            <text:p>2.34</text:p>
          </table:table-cell>
          <table:table-cell office:value-type="float" office:value="6.541" calcext:value-type="float">
            <text:p>6.54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13" calcext:value-type="float">
            <text:p>0.713</text:p>
          </table:table-cell>
          <table:table-cell office:value-type="float" office:value="0.95" calcext:value-type="float">
            <text:p>0.95</text:p>
          </table:table-cell>
          <table:table-cell office:value-type="float" office:value="1.314" calcext:value-type="float">
            <text:p>1.314</text:p>
          </table:table-cell>
          <table:table-cell office:value-type="float" office:value="1.586" calcext:value-type="float">
            <text:p>1.586</text:p>
          </table:table-cell>
          <table:table-cell office:value-type="float" office:value="1.807" calcext:value-type="float">
            <text:p>1.807</text:p>
          </table:table-cell>
          <table:table-cell office:value-type="float" office:value="2.227" calcext:value-type="float">
            <text:p>2.227</text:p>
          </table:table-cell>
          <table:table-cell office:value-type="float" office:value="2.996" calcext:value-type="float">
            <text:p>2.996</text:p>
          </table:table-cell>
          <table:table-cell office:value-type="float" office:value="444.337" calcext:value-type="float">
            <text:p>444.337</text:p>
          </table:table-cell>
          <table:table-cell office:value-type="float" office:value="1.229" calcext:value-type="float">
            <text:p>1.229</text:p>
          </table:table-cell>
          <table:table-cell office:value-type="float" office:value="4.402" calcext:value-type="float">
            <text:p>4.402</text:p>
          </table:table-cell>
          <table:table-cell office:value-type="float" office:value="1.095" calcext:value-type="float">
            <text:p>1.095</text:p>
          </table:table-cell>
          <table:table-cell office:value-type="float" office:value="2.233" calcext:value-type="float">
            <text:p>2.233</text:p>
          </table:table-cell>
          <table:table-cell office:value-type="float" office:value="2.687" calcext:value-type="float">
            <text:p>2.687</text:p>
          </table:table-cell>
          <table:table-cell office:value-type="float" office:value="3.279" calcext:value-type="float">
            <text:p>3.279</text:p>
          </table:table-cell>
          <table:table-cell office:value-type="float" office:value="3.719" calcext:value-type="float">
            <text:p>3.719</text:p>
          </table:table-cell>
          <table:table-cell office:value-type="float" office:value="4.17" calcext:value-type="float">
            <text:p>4.17</text:p>
          </table:table-cell>
          <table:table-cell office:value-type="float" office:value="5.866" calcext:value-type="float">
            <text:p>5.866</text:p>
          </table:table-cell>
          <table:table-cell office:value-type="float" office:value="13.953" calcext:value-type="float">
            <text:p>13.953</text:p>
          </table:table-cell>
          <table:table-cell office:value-type="float" office:value="1121.306" calcext:value-type="float">
            <text:p>1121.306</text:p>
          </table:table-cell>
          <table:table-cell office:value-type="float" office:value="4.553" calcext:value-type="float">
            <text:p>4.553</text:p>
          </table:table-cell>
          <table:table-cell office:value-type="float" office:value="28.79" calcext:value-type="float">
            <text:p>28.79</text:p>
          </table:table-cell>
          <table:table-cell office:value-type="float" office:value="0.27" calcext:value-type="float">
            <text:p>0.27</text:p>
          </table:table-cell>
          <table:table-cell office:value-type="float" office:value="0.602" calcext:value-type="float">
            <text:p>0.602</text:p>
          </table:table-cell>
          <table:table-cell office:value-type="float" office:value="0.829" calcext:value-type="float">
            <text:p>0.829</text:p>
          </table:table-cell>
          <table:table-cell office:value-type="float" office:value="1.206" calcext:value-type="float">
            <text:p>1.206</text:p>
          </table:table-cell>
          <table:table-cell office:value-type="float" office:value="1.477" calcext:value-type="float">
            <text:p>1.477</text:p>
          </table:table-cell>
          <table:table-cell office:value-type="float" office:value="1.692" calcext:value-type="float">
            <text:p>1.692</text:p>
          </table:table-cell>
          <table:table-cell office:value-type="float" office:value="2.082" calcext:value-type="float">
            <text:p>2.082</text:p>
          </table:table-cell>
          <table:table-cell office:value-type="float" office:value="2.941" calcext:value-type="float">
            <text:p>2.941</text:p>
          </table:table-cell>
          <table:table-cell office:value-type="float" office:value="1096.207" calcext:value-type="float">
            <text:p>1096.207</text:p>
          </table:table-cell>
          <table:table-cell office:value-type="float" office:value="1.206" calcext:value-type="float">
            <text:p>1.206</text:p>
          </table:table-cell>
          <table:table-cell office:value-type="float" office:value="9.328" calcext:value-type="float">
            <text:p>9.328</text:p>
          </table:table-cell>
          <table:table-cell office:value-type="float" office:value="3.111" calcext:value-type="float">
            <text:p>3.111</text:p>
          </table:table-cell>
          <table:table-cell office:value-type="float" office:value="5.796" calcext:value-type="float">
            <text:p>5.796</text:p>
          </table:table-cell>
          <table:table-cell office:value-type="float" office:value="6.66" calcext:value-type="float">
            <text:p>6.66</text:p>
          </table:table-cell>
          <table:table-cell office:value-type="float" office:value="7.815" calcext:value-type="float">
            <text:p>7.815</text:p>
          </table:table-cell>
          <table:table-cell office:value-type="float" office:value="8.762" calcext:value-type="float">
            <text:p>8.762</text:p>
          </table:table-cell>
          <table:table-cell office:value-type="float" office:value="9.858" calcext:value-type="float">
            <text:p>9.858</text:p>
          </table:table-cell>
          <table:table-cell office:value-type="float" office:value="14.335" calcext:value-type="float">
            <text:p>14.335</text:p>
          </table:table-cell>
          <table:table-cell office:value-type="float" office:value="24.83" calcext:value-type="float">
            <text:p>24.83</text:p>
          </table:table-cell>
          <table:table-cell office:value-type="float" office:value="1124.593" calcext:value-type="float">
            <text:p>1124.593</text:p>
          </table:table-cell>
          <table:table-cell office:value-type="float" office:value="9.328" calcext:value-type="float">
            <text:p>9.328</text:p>
          </table:table-cell>
          <table:table-cell office:value-type="float" office:value="32.621" calcext:value-type="float">
            <text:p>32.621</text:p>
          </table:table-cell>
          <table:table-cell office:value-type="float" office:value="818.966" calcext:value-type="float">
            <text:p>818.9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9" calcext:value-type="float">
            <text:p>0.719</text:p>
          </table:table-cell>
          <table:table-cell office:value-type="float" office:value="1.757" calcext:value-type="float">
            <text:p>1.757</text:p>
          </table:table-cell>
          <table:table-cell office:value-type="float" office:value="2.382" calcext:value-type="float">
            <text:p>2.382</text:p>
          </table:table-cell>
          <table:table-cell office:value-type="float" office:value="3.459" calcext:value-type="float">
            <text:p>3.459</text:p>
          </table:table-cell>
          <table:table-cell office:value-type="float" office:value="4.392" calcext:value-type="float">
            <text:p>4.392</text:p>
          </table:table-cell>
          <table:table-cell office:value-type="float" office:value="5.553" calcext:value-type="float">
            <text:p>5.553</text:p>
          </table:table-cell>
          <table:table-cell office:value-type="float" office:value="11.097" calcext:value-type="float">
            <text:p>11.097</text:p>
          </table:table-cell>
          <table:table-cell office:value-type="float" office:value="18.501" calcext:value-type="float">
            <text:p>18.501</text:p>
          </table:table-cell>
          <table:table-cell office:value-type="float" office:value="188.246" calcext:value-type="float">
            <text:p>188.246</text:p>
          </table:table-cell>
          <table:table-cell office:value-type="float" office:value="3.527" calcext:value-type="float">
            <text:p>3.527</text:p>
          </table:table-cell>
          <table:table-cell office:value-type="float" office:value="4.167" calcext:value-type="float">
            <text:p>4.16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" calcext:value-type="float">
            <text:p>0.77</text:p>
          </table:table-cell>
          <table:table-cell office:value-type="float" office:value="1.078" calcext:value-type="float">
            <text:p>1.078</text:p>
          </table:table-cell>
          <table:table-cell office:value-type="float" office:value="1.647" calcext:value-type="float">
            <text:p>1.647</text:p>
          </table:table-cell>
          <table:table-cell office:value-type="float" office:value="2.255" calcext:value-type="float">
            <text:p>2.255</text:p>
          </table:table-cell>
          <table:table-cell office:value-type="float" office:value="3.175" calcext:value-type="float">
            <text:p>3.175</text:p>
          </table:table-cell>
          <table:table-cell office:value-type="float" office:value="6.806" calcext:value-type="float">
            <text:p>6.806</text:p>
          </table:table-cell>
          <table:table-cell office:value-type="float" office:value="13.198" calcext:value-type="float">
            <text:p>13.198</text:p>
          </table:table-cell>
          <table:table-cell office:value-type="float" office:value="402.299" calcext:value-type="float">
            <text:p>402.299</text:p>
          </table:table-cell>
          <table:table-cell office:value-type="float" office:value="1.926" calcext:value-type="float">
            <text:p>1.926</text:p>
          </table:table-cell>
          <table:table-cell office:value-type="float" office:value="4.327" calcext:value-type="float">
            <text:p>4.327</text:p>
          </table:table-cell>
          <table:table-cell office:value-type="float" office:value="5.224" calcext:value-type="float">
            <text:p>5.224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374" calcext:value-type="float">
            <text:p>20.374</text:p>
          </table:table-cell>
          <table:table-cell office:value-type="float" office:value="23.55" calcext:value-type="float">
            <text:p>23.55</text:p>
          </table:table-cell>
          <table:table-cell office:value-type="float" office:value="25.538" calcext:value-type="float">
            <text:p>25.538</text:p>
          </table:table-cell>
          <table:table-cell office:value-type="float" office:value="26.996" calcext:value-type="float">
            <text:p>26.996</text:p>
          </table:table-cell>
          <table:table-cell office:value-type="float" office:value="29.539" calcext:value-type="float">
            <text:p>29.539</text:p>
          </table:table-cell>
          <table:table-cell office:value-type="float" office:value="32.736" calcext:value-type="float">
            <text:p>32.736</text:p>
          </table:table-cell>
          <table:table-cell office:value-type="float" office:value="612.892" calcext:value-type="float">
            <text:p>612.892</text:p>
          </table:table-cell>
          <table:table-cell office:value-type="float" office:value="21.134" calcext:value-type="float">
            <text:p>21.134</text:p>
          </table:table-cell>
          <table:table-cell office:value-type="float" office:value="14.966" calcext:value-type="float">
            <text:p>14.966</text:p>
          </table:table-cell>
          <table:table-cell office:value-type="float" office:value="0.188" calcext:value-type="float">
            <text:p>0.188</text:p>
          </table:table-cell>
          <table:table-cell office:value-type="float" office:value="0.953" calcext:value-type="float">
            <text:p>0.953</text:p>
          </table:table-cell>
          <table:table-cell office:value-type="float" office:value="4.11" calcext:value-type="float">
            <text:p>4.11</text:p>
          </table:table-cell>
          <table:table-cell office:value-type="float" office:value="8.13" calcext:value-type="float">
            <text:p>8.13</text:p>
          </table:table-cell>
          <table:table-cell office:value-type="float" office:value="11.008" calcext:value-type="float">
            <text:p>11.008</text:p>
          </table:table-cell>
          <table:table-cell office:value-type="float" office:value="12.948" calcext:value-type="float">
            <text:p>12.948</text:p>
          </table:table-cell>
          <table:table-cell office:value-type="float" office:value="15.911" calcext:value-type="float">
            <text:p>15.911</text:p>
          </table:table-cell>
          <table:table-cell office:value-type="float" office:value="18.683" calcext:value-type="float">
            <text:p>18.683</text:p>
          </table:table-cell>
          <table:table-cell office:value-type="float" office:value="603.385" calcext:value-type="float">
            <text:p>603.385</text:p>
          </table:table-cell>
          <table:table-cell office:value-type="float" office:value="5.617" calcext:value-type="float">
            <text:p>5.617</text:p>
          </table:table-cell>
          <table:table-cell office:value-type="float" office:value="10.294" calcext:value-type="float">
            <text:p>10.294</text:p>
          </table:table-cell>
          <table:table-cell office:value-type="float" office:value="7.446" calcext:value-type="float">
            <text:p>7.446</text:p>
          </table:table-cell>
          <table:table-cell office:value-type="float" office:value="26.226" calcext:value-type="float">
            <text:p>26.226</text:p>
          </table:table-cell>
          <table:table-cell office:value-type="float" office:value="30.238" calcext:value-type="float">
            <text:p>30.238</text:p>
          </table:table-cell>
          <table:table-cell office:value-type="float" office:value="35.078" calcext:value-type="float">
            <text:p>35.078</text:p>
          </table:table-cell>
          <table:table-cell office:value-type="float" office:value="38.432" calcext:value-type="float">
            <text:p>38.432</text:p>
          </table:table-cell>
          <table:table-cell office:value-type="float" office:value="41.35" calcext:value-type="float">
            <text:p>41.35</text:p>
          </table:table-cell>
          <table:table-cell office:value-type="float" office:value="47.384" calcext:value-type="float">
            <text:p>47.384</text:p>
          </table:table-cell>
          <table:table-cell office:value-type="float" office:value="57.445" calcext:value-type="float">
            <text:p>57.445</text:p>
          </table:table-cell>
          <table:table-cell office:value-type="float" office:value="627.368" calcext:value-type="float">
            <text:p>627.368</text:p>
          </table:table-cell>
          <table:table-cell office:value-type="float" office:value="32.205" calcext:value-type="float">
            <text:p>32.205</text:p>
          </table:table-cell>
          <table:table-cell office:value-type="float" office:value="19.276" calcext:value-type="float">
            <text:p>19.276</text:p>
          </table:table-cell>
          <table:table-cell office:value-type="float" office:value="636.644" calcext:value-type="float">
            <text:p>636.644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5" calcext:value-type="float">
            <text:p>0.715</text:p>
          </table:table-cell>
          <table:table-cell office:value-type="float" office:value="1.938" calcext:value-type="float">
            <text:p>1.938</text:p>
          </table:table-cell>
          <table:table-cell office:value-type="float" office:value="2.709" calcext:value-type="float">
            <text:p>2.709</text:p>
          </table:table-cell>
          <table:table-cell office:value-type="float" office:value="3.778" calcext:value-type="float">
            <text:p>3.778</text:p>
          </table:table-cell>
          <table:table-cell office:value-type="float" office:value="4.559" calcext:value-type="float">
            <text:p>4.559</text:p>
          </table:table-cell>
          <table:table-cell office:value-type="float" office:value="5.17" calcext:value-type="float">
            <text:p>5.17</text:p>
          </table:table-cell>
          <table:table-cell office:value-type="float" office:value="6.545" calcext:value-type="float">
            <text:p>6.545</text:p>
          </table:table-cell>
          <table:table-cell office:value-type="float" office:value="10.199" calcext:value-type="float">
            <text:p>10.199</text:p>
          </table:table-cell>
          <table:table-cell office:value-type="float" office:value="711.656" calcext:value-type="float">
            <text:p>711.656</text:p>
          </table:table-cell>
          <table:table-cell office:value-type="float" office:value="3.842" calcext:value-type="float">
            <text:p>3.842</text:p>
          </table:table-cell>
          <table:table-cell office:value-type="float" office:value="16.384" calcext:value-type="float">
            <text:p>16.384</text:p>
          </table:table-cell>
          <table:table-cell office:value-type="float" office:value="0.329" calcext:value-type="float">
            <text:p>0.329</text:p>
          </table:table-cell>
          <table:table-cell office:value-type="float" office:value="1.025" calcext:value-type="float">
            <text:p>1.025</text:p>
          </table:table-cell>
          <table:table-cell office:value-type="float" office:value="1.509" calcext:value-type="float">
            <text:p>1.509</text:p>
          </table:table-cell>
          <table:table-cell office:value-type="float" office:value="2.241" calcext:value-type="float">
            <text:p>2.241</text:p>
          </table:table-cell>
          <table:table-cell office:value-type="float" office:value="2.767" calcext:value-type="float">
            <text:p>2.767</text:p>
          </table:table-cell>
          <table:table-cell office:value-type="float" office:value="3.192" calcext:value-type="float">
            <text:p>3.192</text:p>
          </table:table-cell>
          <table:table-cell office:value-type="float" office:value="3.979" calcext:value-type="float">
            <text:p>3.979</text:p>
          </table:table-cell>
          <table:table-cell office:value-type="float" office:value="5.488" calcext:value-type="float">
            <text:p>5.488</text:p>
          </table:table-cell>
          <table:table-cell office:value-type="float" office:value="685.631" calcext:value-type="float">
            <text:p>685.631</text:p>
          </table:table-cell>
          <table:table-cell office:value-type="float" office:value="2.009" calcext:value-type="float">
            <text:p>2.009</text:p>
          </table:table-cell>
          <table:table-cell office:value-type="float" office:value="6.4" calcext:value-type="float">
            <text:p>6.4</text:p>
          </table:table-cell>
          <table:table-cell office:value-type="float" office:value="1.184" calcext:value-type="float">
            <text:p>1.184</text:p>
          </table:table-cell>
          <table:table-cell office:value-type="float" office:value="3.053" calcext:value-type="float">
            <text:p>3.053</text:p>
          </table:table-cell>
          <table:table-cell office:value-type="float" office:value="3.881" calcext:value-type="float">
            <text:p>3.881</text:p>
          </table:table-cell>
          <table:table-cell office:value-type="float" office:value="4.944" calcext:value-type="float">
            <text:p>4.944</text:p>
          </table:table-cell>
          <table:table-cell office:value-type="float" office:value="5.72" calcext:value-type="float">
            <text:p>5.72</text:p>
          </table:table-cell>
          <table:table-cell office:value-type="float" office:value="6.483" calcext:value-type="float">
            <text:p>6.483</text:p>
          </table:table-cell>
          <table:table-cell office:value-type="float" office:value="8.848" calcext:value-type="float">
            <text:p>8.848</text:p>
          </table:table-cell>
          <table:table-cell office:value-type="float" office:value="15.606" calcext:value-type="float">
            <text:p>15.606</text:p>
          </table:table-cell>
          <table:table-cell office:value-type="float" office:value="805.515" calcext:value-type="float">
            <text:p>805.515</text:p>
          </table:table-cell>
          <table:table-cell office:value-type="float" office:value="5.188" calcext:value-type="float">
            <text:p>5.188</text:p>
          </table:table-cell>
          <table:table-cell office:value-type="float" office:value="16.302" calcext:value-type="float">
            <text:p>16.3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923" calcext:value-type="float">
            <text:p>0.923</text:p>
          </table:table-cell>
          <table:table-cell office:value-type="float" office:value="1.449" calcext:value-type="float">
            <text:p>1.449</text:p>
          </table:table-cell>
          <table:table-cell office:value-type="float" office:value="2.177" calcext:value-type="float">
            <text:p>2.177</text:p>
          </table:table-cell>
          <table:table-cell office:value-type="float" office:value="2.68" calcext:value-type="float">
            <text:p>2.68</text:p>
          </table:table-cell>
          <table:table-cell office:value-type="float" office:value="3.083" calcext:value-type="float">
            <text:p>3.083</text:p>
          </table:table-cell>
          <table:table-cell office:value-type="float" office:value="3.837" calcext:value-type="float">
            <text:p>3.837</text:p>
          </table:table-cell>
          <table:table-cell office:value-type="float" office:value="5.602" calcext:value-type="float">
            <text:p>5.602</text:p>
          </table:table-cell>
          <table:table-cell office:value-type="float" office:value="803.964" calcext:value-type="float">
            <text:p>803.964</text:p>
          </table:table-cell>
          <table:table-cell office:value-type="float" office:value="2.014" calcext:value-type="float">
            <text:p>2.014</text:p>
          </table:table-cell>
          <table:table-cell office:value-type="float" office:value="9.46" calcext:value-type="float">
            <text:p>9.46</text:p>
          </table:table-cell>
          <table:table-cell office:value-type="float" office:value="3.816" calcext:value-type="float">
            <text:p>3.816</text:p>
          </table:table-cell>
          <table:table-cell office:value-type="float" office:value="8.674" calcext:value-type="float">
            <text:p>8.674</text:p>
          </table:table-cell>
          <table:table-cell office:value-type="float" office:value="10.395" calcext:value-type="float">
            <text:p>10.395</text:p>
          </table:table-cell>
          <table:table-cell office:value-type="float" office:value="12.634" calcext:value-type="float">
            <text:p>12.634</text:p>
          </table:table-cell>
          <table:table-cell office:value-type="float" office:value="14.486" calcext:value-type="float">
            <text:p>14.486</text:p>
          </table:table-cell>
          <table:table-cell office:value-type="float" office:value="16.358" calcext:value-type="float">
            <text:p>16.358</text:p>
          </table:table-cell>
          <table:table-cell office:value-type="float" office:value="21.343" calcext:value-type="float">
            <text:p>21.343</text:p>
          </table:table-cell>
          <table:table-cell office:value-type="float" office:value="31.807" calcext:value-type="float">
            <text:p>31.807</text:p>
          </table:table-cell>
          <table:table-cell office:value-type="float" office:value="812.769" calcext:value-type="float">
            <text:p>812.769</text:p>
          </table:table-cell>
          <table:table-cell office:value-type="float" office:value="13.054" calcext:value-type="float">
            <text:p>13.054</text:p>
          </table:table-cell>
          <table:table-cell office:value-type="float" office:value="26.863" calcext:value-type="float">
            <text:p>26.863</text:p>
          </table:table-cell>
          <table:table-cell office:value-type="float" office:value="1062.589" calcext:value-type="float">
            <text:p>1062.58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3" calcext:value-type="float">
            <text:p>0.763</text:p>
          </table:table-cell>
          <table:table-cell office:value-type="float" office:value="2.077" calcext:value-type="float">
            <text:p>2.077</text:p>
          </table:table-cell>
          <table:table-cell office:value-type="float" office:value="2.927" calcext:value-type="float">
            <text:p>2.927</text:p>
          </table:table-cell>
          <table:table-cell office:value-type="float" office:value="4.406" calcext:value-type="float">
            <text:p>4.406</text:p>
          </table:table-cell>
          <table:table-cell office:value-type="float" office:value="5.979" calcext:value-type="float">
            <text:p>5.979</text:p>
          </table:table-cell>
          <table:table-cell office:value-type="float" office:value="9.202" calcext:value-type="float">
            <text:p>9.202</text:p>
          </table:table-cell>
          <table:table-cell office:value-type="float" office:value="18.91" calcext:value-type="float">
            <text:p>18.91</text:p>
          </table:table-cell>
          <table:table-cell office:value-type="float" office:value="29.345" calcext:value-type="float">
            <text:p>29.345</text:p>
          </table:table-cell>
          <table:table-cell office:value-type="float" office:value="195.333" calcext:value-type="float">
            <text:p>195.333</text:p>
          </table:table-cell>
          <table:table-cell office:value-type="float" office:value="4.936" calcext:value-type="float">
            <text:p>4.936</text:p>
          </table:table-cell>
          <table:table-cell office:value-type="float" office:value="6.678" calcext:value-type="float">
            <text:p>6.678</text:p>
          </table:table-cell>
          <table:table-cell office:value-type="float" office:value="0.307" calcext:value-type="float">
            <text:p>0.307</text:p>
          </table:table-cell>
          <table:table-cell office:value-type="float" office:value="0.872" calcext:value-type="float">
            <text:p>0.872</text:p>
          </table:table-cell>
          <table:table-cell office:value-type="float" office:value="1.245" calcext:value-type="float">
            <text:p>1.245</text:p>
          </table:table-cell>
          <table:table-cell office:value-type="float" office:value="1.99" calcext:value-type="float">
            <text:p>1.99</text:p>
          </table:table-cell>
          <table:table-cell office:value-type="float" office:value="2.92" calcext:value-type="float">
            <text:p>2.92</text:p>
          </table:table-cell>
          <table:table-cell office:value-type="float" office:value="4.737" calcext:value-type="float">
            <text:p>4.737</text:p>
          </table:table-cell>
          <table:table-cell office:value-type="float" office:value="12.488" calcext:value-type="float">
            <text:p>12.488</text:p>
          </table:table-cell>
          <table:table-cell office:value-type="float" office:value="18.741" calcext:value-type="float">
            <text:p>18.741</text:p>
          </table:table-cell>
          <table:table-cell office:value-type="float" office:value="677.046" calcext:value-type="float">
            <text:p>677.046</text:p>
          </table:table-cell>
          <table:table-cell office:value-type="float" office:value="2.576" calcext:value-type="float">
            <text:p>2.576</text:p>
          </table:table-cell>
          <table:table-cell office:value-type="float" office:value="5.449" calcext:value-type="float">
            <text:p>5.449</text:p>
          </table:table-cell>
          <table:table-cell office:value-type="float" office:value="5.433" calcext:value-type="float">
            <text:p>5.433</text:p>
          </table:table-cell>
          <table:table-cell office:value-type="float" office:value="20.414" calcext:value-type="float">
            <text:p>20.414</text:p>
          </table:table-cell>
          <table:table-cell office:value-type="float" office:value="23.721" calcext:value-type="float">
            <text:p>23.721</text:p>
          </table:table-cell>
          <table:table-cell office:value-type="float" office:value="27.31" calcext:value-type="float">
            <text:p>27.31</text:p>
          </table:table-cell>
          <table:table-cell office:value-type="float" office:value="29.449" calcext:value-type="float">
            <text:p>29.449</text:p>
          </table:table-cell>
          <table:table-cell office:value-type="float" office:value="31.092" calcext:value-type="float">
            <text:p>31.092</text:p>
          </table:table-cell>
          <table:table-cell office:value-type="float" office:value="33.838" calcext:value-type="float">
            <text:p>33.838</text:p>
          </table:table-cell>
          <table:table-cell office:value-type="float" office:value="37.578" calcext:value-type="float">
            <text:p>37.578</text:p>
          </table:table-cell>
          <table:table-cell office:value-type="float" office:value="709.351" calcext:value-type="float">
            <text:p>709.351</text:p>
          </table:table-cell>
          <table:table-cell office:value-type="float" office:value="24.764" calcext:value-type="float">
            <text:p>24.764</text:p>
          </table:table-cell>
          <table:table-cell office:value-type="float" office:value="18.771" calcext:value-type="float">
            <text:p>18.771</text:p>
          </table:table-cell>
          <table:table-cell office:value-type="float" office:value="0.176" calcext:value-type="float">
            <text:p>0.176</text:p>
          </table:table-cell>
          <table:table-cell office:value-type="float" office:value="1.133" calcext:value-type="float">
            <text:p>1.133</text:p>
          </table:table-cell>
          <table:table-cell office:value-type="float" office:value="5.102" calcext:value-type="float">
            <text:p>5.102</text:p>
          </table:table-cell>
          <table:table-cell office:value-type="float" office:value="9.397" calcext:value-type="float">
            <text:p>9.397</text:p>
          </table:table-cell>
          <table:table-cell office:value-type="float" office:value="13.047" calcext:value-type="float">
            <text:p>13.047</text:p>
          </table:table-cell>
          <table:table-cell office:value-type="float" office:value="15.223" calcext:value-type="float">
            <text:p>15.223</text:p>
          </table:table-cell>
          <table:table-cell office:value-type="float" office:value="18.583" calcext:value-type="float">
            <text:p>18.583</text:p>
          </table:table-cell>
          <table:table-cell office:value-type="float" office:value="21.701" calcext:value-type="float">
            <text:p>21.701</text:p>
          </table:table-cell>
          <table:table-cell office:value-type="float" office:value="516.078" calcext:value-type="float">
            <text:p>516.078</text:p>
          </table:table-cell>
          <table:table-cell office:value-type="float" office:value="6.675" calcext:value-type="float">
            <text:p>6.675</text:p>
          </table:table-cell>
          <table:table-cell office:value-type="float" office:value="10.917" calcext:value-type="float">
            <text:p>10.917</text:p>
          </table:table-cell>
          <table:table-cell office:value-type="float" office:value="7.956" calcext:value-type="float">
            <text:p>7.956</text:p>
          </table:table-cell>
          <table:table-cell office:value-type="float" office:value="30.474" calcext:value-type="float">
            <text:p>30.474</text:p>
          </table:table-cell>
          <table:table-cell office:value-type="float" office:value="35.278" calcext:value-type="float">
            <text:p>35.278</text:p>
          </table:table-cell>
          <table:table-cell office:value-type="float" office:value="41.878" calcext:value-type="float">
            <text:p>41.878</text:p>
          </table:table-cell>
          <table:table-cell office:value-type="float" office:value="47.096" calcext:value-type="float">
            <text:p>47.096</text:p>
          </table:table-cell>
          <table:table-cell office:value-type="float" office:value="52.206" calcext:value-type="float">
            <text:p>52.206</text:p>
          </table:table-cell>
          <table:table-cell office:value-type="float" office:value="64.638" calcext:value-type="float">
            <text:p>64.638</text:p>
          </table:table-cell>
          <table:table-cell office:value-type="float" office:value="80.531" calcext:value-type="float">
            <text:p>80.531</text:p>
          </table:table-cell>
          <table:table-cell office:value-type="float" office:value="727.473" calcext:value-type="float">
            <text:p>727.473</text:p>
          </table:table-cell>
          <table:table-cell office:value-type="float" office:value="38.95" calcext:value-type="float">
            <text:p>38.95</text:p>
          </table:table-cell>
          <table:table-cell office:value-type="float" office:value="24.067" calcext:value-type="float">
            <text:p>24.067</text:p>
          </table:table-cell>
          <table:table-cell office:value-type="float" office:value="741.034" calcext:value-type="float">
            <text:p>741.034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26" calcext:value-type="float">
            <text:p>0.826</text:p>
          </table:table-cell>
          <table:table-cell office:value-type="float" office:value="2.881" calcext:value-type="float">
            <text:p>2.881</text:p>
          </table:table-cell>
          <table:table-cell office:value-type="float" office:value="4.214" calcext:value-type="float">
            <text:p>4.214</text:p>
          </table:table-cell>
          <table:table-cell office:value-type="float" office:value="6" calcext:value-type="float">
            <text:p>6</text:p>
          </table:table-cell>
          <table:table-cell office:value-type="float" office:value="7.237" calcext:value-type="float">
            <text:p>7.237</text:p>
          </table:table-cell>
          <table:table-cell office:value-type="float" office:value="8.302" calcext:value-type="float">
            <text:p>8.302</text:p>
          </table:table-cell>
          <table:table-cell office:value-type="float" office:value="10.549" calcext:value-type="float">
            <text:p>10.549</text:p>
          </table:table-cell>
          <table:table-cell office:value-type="float" office:value="15.462" calcext:value-type="float">
            <text:p>15.462</text:p>
          </table:table-cell>
          <table:table-cell office:value-type="float" office:value="466.22" calcext:value-type="float">
            <text:p>466.22</text:p>
          </table:table-cell>
          <table:table-cell office:value-type="float" office:value="5.203" calcext:value-type="float">
            <text:p>5.203</text:p>
          </table:table-cell>
          <table:table-cell office:value-type="float" office:value="7.841" calcext:value-type="float">
            <text:p>7.84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36" calcext:value-type="float">
            <text:p>1.436</text:p>
          </table:table-cell>
          <table:table-cell office:value-type="float" office:value="2.236" calcext:value-type="float">
            <text:p>2.236</text:p>
          </table:table-cell>
          <table:table-cell office:value-type="float" office:value="3.351" calcext:value-type="float">
            <text:p>3.351</text:p>
          </table:table-cell>
          <table:table-cell office:value-type="float" office:value="4.091" calcext:value-type="float">
            <text:p>4.091</text:p>
          </table:table-cell>
          <table:table-cell office:value-type="float" office:value="4.706" calcext:value-type="float">
            <text:p>4.706</text:p>
          </table:table-cell>
          <table:table-cell office:value-type="float" office:value="5.844" calcext:value-type="float">
            <text:p>5.844</text:p>
          </table:table-cell>
          <table:table-cell office:value-type="float" office:value="7.957" calcext:value-type="float">
            <text:p>7.957</text:p>
          </table:table-cell>
          <table:table-cell office:value-type="float" office:value="452.069" calcext:value-type="float">
            <text:p>452.069</text:p>
          </table:table-cell>
          <table:table-cell office:value-type="float" office:value="2.765" calcext:value-type="float">
            <text:p>2.765</text:p>
          </table:table-cell>
          <table:table-cell office:value-type="float" office:value="3.972" calcext:value-type="float">
            <text:p>3.972</text:p>
          </table:table-cell>
          <table:table-cell office:value-type="float" office:value="1.232" calcext:value-type="float">
            <text:p>1.232</text:p>
          </table:table-cell>
          <table:table-cell office:value-type="float" office:value="4.099" calcext:value-type="float">
            <text:p>4.099</text:p>
          </table:table-cell>
          <table:table-cell office:value-type="float" office:value="5.313" calcext:value-type="float">
            <text:p>5.313</text:p>
          </table:table-cell>
          <table:table-cell office:value-type="float" office:value="6.782" calcext:value-type="float">
            <text:p>6.782</text:p>
          </table:table-cell>
          <table:table-cell office:value-type="float" office:value="7.811" calcext:value-type="float">
            <text:p>7.811</text:p>
          </table:table-cell>
          <table:table-cell office:value-type="float" office:value="8.779" calcext:value-type="float">
            <text:p>8.779</text:p>
          </table:table-cell>
          <table:table-cell office:value-type="float" office:value="11.63" calcext:value-type="float">
            <text:p>11.63</text:p>
          </table:table-cell>
          <table:table-cell office:value-type="float" office:value="18.689" calcext:value-type="float">
            <text:p>18.689</text:p>
          </table:table-cell>
          <table:table-cell office:value-type="float" office:value="465.409" calcext:value-type="float">
            <text:p>465.409</text:p>
          </table:table-cell>
          <table:table-cell office:value-type="float" office:value="6.417" calcext:value-type="float">
            <text:p>6.417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281" calcext:value-type="float">
            <text:p>0.281</text:p>
          </table:table-cell>
          <table:table-cell office:value-type="float" office:value="1.474" calcext:value-type="float">
            <text:p>1.474</text:p>
          </table:table-cell>
          <table:table-cell office:value-type="float" office:value="2.29" calcext:value-type="float">
            <text:p>2.29</text:p>
          </table:table-cell>
          <table:table-cell office:value-type="float" office:value="3.308" calcext:value-type="float">
            <text:p>3.308</text:p>
          </table:table-cell>
          <table:table-cell office:value-type="float" office:value="3.967" calcext:value-type="float">
            <text:p>3.967</text:p>
          </table:table-cell>
          <table:table-cell office:value-type="float" office:value="4.508" calcext:value-type="float">
            <text:p>4.508</text:p>
          </table:table-cell>
          <table:table-cell office:value-type="float" office:value="5.49" calcext:value-type="float">
            <text:p>5.49</text:p>
          </table:table-cell>
          <table:table-cell office:value-type="float" office:value="7.556" calcext:value-type="float">
            <text:p>7.556</text:p>
          </table:table-cell>
          <table:table-cell office:value-type="float" office:value="418.178" calcext:value-type="float">
            <text:p>418.178</text:p>
          </table:table-cell>
          <table:table-cell office:value-type="float" office:value="2.805" calcext:value-type="float">
            <text:p>2.805</text:p>
          </table:table-cell>
          <table:table-cell office:value-type="float" office:value="5.372" calcext:value-type="float">
            <text:p>5.372</text:p>
          </table:table-cell>
          <table:table-cell office:value-type="float" office:value="3.418" calcext:value-type="float">
            <text:p>3.418</text:p>
          </table:table-cell>
          <table:table-cell office:value-type="float" office:value="12.464" calcext:value-type="float">
            <text:p>12.464</text:p>
          </table:table-cell>
          <table:table-cell office:value-type="float" office:value="15.195" calcext:value-type="float">
            <text:p>15.195</text:p>
          </table:table-cell>
          <table:table-cell office:value-type="float" office:value="18.696" calcext:value-type="float">
            <text:p>18.696</text:p>
          </table:table-cell>
          <table:table-cell office:value-type="float" office:value="21.342" calcext:value-type="float">
            <text:p>21.342</text:p>
          </table:table-cell>
          <table:table-cell office:value-type="float" office:value="23.863" calcext:value-type="float">
            <text:p>23.863</text:p>
          </table:table-cell>
          <table:table-cell office:value-type="float" office:value="29.17" calcext:value-type="float">
            <text:p>29.17</text:p>
          </table:table-cell>
          <table:table-cell office:value-type="float" office:value="37.454" calcext:value-type="float">
            <text:p>37.454</text:p>
          </table:table-cell>
          <table:table-cell office:value-type="float" office:value="479.585" calcext:value-type="float">
            <text:p>479.585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41" calcext:value-type="float">
            <text:p>16.141</text:p>
          </table:table-cell>
          <table:table-cell office:value-type="float" office:value="1244.541" calcext:value-type="float">
            <text:p>1244.54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43" calcext:value-type="float">
            <text:p>0.743</text:p>
          </table:table-cell>
          <table:table-cell office:value-type="float" office:value="2.479" calcext:value-type="float">
            <text:p>2.479</text:p>
          </table:table-cell>
          <table:table-cell office:value-type="float" office:value="3.638" calcext:value-type="float">
            <text:p>3.638</text:p>
          </table:table-cell>
          <table:table-cell office:value-type="float" office:value="5.636" calcext:value-type="float">
            <text:p>5.636</text:p>
          </table:table-cell>
          <table:table-cell office:value-type="float" office:value="8.431" calcext:value-type="float">
            <text:p>8.431</text:p>
          </table:table-cell>
          <table:table-cell office:value-type="float" office:value="15.179" calcext:value-type="float">
            <text:p>15.179</text:p>
          </table:table-cell>
          <table:table-cell office:value-type="float" office:value="28.251" calcext:value-type="float">
            <text:p>28.251</text:p>
          </table:table-cell>
          <table:table-cell office:value-type="float" office:value="43.637" calcext:value-type="float">
            <text:p>43.637</text:p>
          </table:table-cell>
          <table:table-cell office:value-type="float" office:value="392.947" calcext:value-type="float">
            <text:p>392.947</text:p>
          </table:table-cell>
          <table:table-cell office:value-type="float" office:value="6.945" calcext:value-type="float">
            <text:p>6.945</text:p>
          </table:table-cell>
          <table:table-cell office:value-type="float" office:value="11.35" calcext:value-type="float">
            <text:p>11.35</text:p>
          </table:table-cell>
          <table:table-cell office:value-type="float" office:value="0.287" calcext:value-type="float">
            <text:p>0.287</text:p>
          </table:table-cell>
          <table:table-cell office:value-type="float" office:value="0.985" calcext:value-type="float">
            <text:p>0.985</text:p>
          </table:table-cell>
          <table:table-cell office:value-type="float" office:value="1.475" calcext:value-type="float">
            <text:p>1.475</text:p>
          </table:table-cell>
          <table:table-cell office:value-type="float" office:value="2.509" calcext:value-type="float">
            <text:p>2.509</text:p>
          </table:table-cell>
          <table:table-cell office:value-type="float" office:value="4.294" calcext:value-type="float">
            <text:p>4.294</text:p>
          </table:table-cell>
          <table:table-cell office:value-type="float" office:value="10.089" calcext:value-type="float">
            <text:p>10.089</text:p>
          </table:table-cell>
          <table:table-cell office:value-type="float" office:value="17.895" calcext:value-type="float">
            <text:p>17.895</text:p>
          </table:table-cell>
          <table:table-cell office:value-type="float" office:value="22.573" calcext:value-type="float">
            <text:p>22.573</text:p>
          </table:table-cell>
          <table:table-cell office:value-type="float" office:value="355.925" calcext:value-type="float">
            <text:p>355.925</text:p>
          </table:table-cell>
          <table:table-cell office:value-type="float" office:value="3.455" calcext:value-type="float">
            <text:p>3.455</text:p>
          </table:table-cell>
          <table:table-cell office:value-type="float" office:value="6.065" calcext:value-type="float">
            <text:p>6.065</text:p>
          </table:table-cell>
          <table:table-cell office:value-type="float" office:value="6.873" calcext:value-type="float">
            <text:p>6.873</text:p>
          </table:table-cell>
          <table:table-cell office:value-type="float" office:value="23.564" calcext:value-type="float">
            <text:p>23.564</text:p>
          </table:table-cell>
          <table:table-cell office:value-type="float" office:value="26.975" calcext:value-type="float">
            <text:p>26.975</text:p>
          </table:table-cell>
          <table:table-cell office:value-type="float" office:value="30.588" calcext:value-type="float">
            <text:p>30.588</text:p>
          </table:table-cell>
          <table:table-cell office:value-type="float" office:value="32.82" calcext:value-type="float">
            <text:p>32.82</text:p>
          </table:table-cell>
          <table:table-cell office:value-type="float" office:value="34.364" calcext:value-type="float">
            <text:p>34.364</text:p>
          </table:table-cell>
          <table:table-cell office:value-type="float" office:value="37.013" calcext:value-type="float">
            <text:p>37.013</text:p>
          </table:table-cell>
          <table:table-cell office:value-type="float" office:value="40.688" calcext:value-type="float">
            <text:p>40.688</text:p>
          </table:table-cell>
          <table:table-cell office:value-type="float" office:value="794.295" calcext:value-type="float">
            <text:p>794.295</text:p>
          </table:table-cell>
          <table:table-cell office:value-type="float" office:value="28.328" calcext:value-type="float">
            <text:p>28.328</text:p>
          </table:table-cell>
          <table:table-cell office:value-type="float" office:value="25.308" calcext:value-type="float">
            <text:p>25.308</text:p>
          </table:table-cell>
          <table:table-cell office:value-type="float" office:value="0.192" calcext:value-type="float">
            <text:p>0.192</text:p>
          </table:table-cell>
          <table:table-cell office:value-type="float" office:value="1.587" calcext:value-type="float">
            <text:p>1.587</text:p>
          </table:table-cell>
          <table:table-cell office:value-type="float" office:value="6.3" calcext:value-type="float">
            <text:p>6.3</text:p>
          </table:table-cell>
          <table:table-cell office:value-type="float" office:value="11.539" calcext:value-type="float">
            <text:p>11.539</text:p>
          </table:table-cell>
          <table:table-cell office:value-type="float" office:value="15.737" calcext:value-type="float">
            <text:p>15.737</text:p>
          </table:table-cell>
          <table:table-cell office:value-type="float" office:value="18.28" calcext:value-type="float">
            <text:p>18.28</text:p>
          </table:table-cell>
          <table:table-cell office:value-type="float" office:value="21.576" calcext:value-type="float">
            <text:p>21.576</text:p>
          </table:table-cell>
          <table:table-cell office:value-type="float" office:value="24.69" calcext:value-type="float">
            <text:p>24.69</text:p>
          </table:table-cell>
          <table:table-cell office:value-type="float" office:value="786.227" calcext:value-type="float">
            <text:p>786.227</text:p>
          </table:table-cell>
          <table:table-cell office:value-type="float" office:value="7.939" calcext:value-type="float">
            <text:p>7.939</text:p>
          </table:table-cell>
          <table:table-cell office:value-type="float" office:value="9.727" calcext:value-type="float">
            <text:p>9.727</text:p>
          </table:table-cell>
          <table:table-cell office:value-type="float" office:value="9.379" calcext:value-type="float">
            <text:p>9.379</text:p>
          </table:table-cell>
          <table:table-cell office:value-type="float" office:value="35.201" calcext:value-type="float">
            <text:p>35.201</text:p>
          </table:table-cell>
          <table:table-cell office:value-type="float" office:value="40.796" calcext:value-type="float">
            <text:p>40.796</text:p>
          </table:table-cell>
          <table:table-cell office:value-type="float" office:value="49.002" calcext:value-type="float">
            <text:p>49.002</text:p>
          </table:table-cell>
          <table:table-cell office:value-type="float" office:value="56.448" calcext:value-type="float">
            <text:p>56.448</text:p>
          </table:table-cell>
          <table:table-cell office:value-type="float" office:value="65.292" calcext:value-type="float">
            <text:p>65.292</text:p>
          </table:table-cell>
          <table:table-cell office:value-type="float" office:value="84.335" calcext:value-type="float">
            <text:p>84.335</text:p>
          </table:table-cell>
          <table:table-cell office:value-type="float" office:value="109.88" calcext:value-type="float">
            <text:p>109.88</text:p>
          </table:table-cell>
          <table:table-cell office:value-type="float" office:value="810.601" calcext:value-type="float">
            <text:p>810.601</text:p>
          </table:table-cell>
          <table:table-cell office:value-type="float" office:value="46.667" calcext:value-type="float">
            <text:p>46.667</text:p>
          </table:table-cell>
          <table:table-cell office:value-type="float" office:value="32.026" calcext:value-type="float">
            <text:p>32.026</text:p>
          </table:table-cell>
          <table:table-cell office:value-type="float" office:value="804.946" calcext:value-type="float">
            <text:p>804.946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63" calcext:value-type="float">
            <text:p>0.863</text:p>
          </table:table-cell>
          <table:table-cell office:value-type="float" office:value="4.155" calcext:value-type="float">
            <text:p>4.155</text:p>
          </table:table-cell>
          <table:table-cell office:value-type="float" office:value="6.249" calcext:value-type="float">
            <text:p>6.249</text:p>
          </table:table-cell>
          <table:table-cell office:value-type="float" office:value="9.291" calcext:value-type="float">
            <text:p>9.291</text:p>
          </table:table-cell>
          <table:table-cell office:value-type="float" office:value="11.606" calcext:value-type="float">
            <text:p>11.606</text:p>
          </table:table-cell>
          <table:table-cell office:value-type="float" office:value="13.666" calcext:value-type="float">
            <text:p>13.666</text:p>
          </table:table-cell>
          <table:table-cell office:value-type="float" office:value="18.085" calcext:value-type="float">
            <text:p>18.085</text:p>
          </table:table-cell>
          <table:table-cell office:value-type="float" office:value="25.726" calcext:value-type="float">
            <text:p>25.726</text:p>
          </table:table-cell>
          <table:table-cell office:value-type="float" office:value="843.01" calcext:value-type="float">
            <text:p>843.01</text:p>
          </table:table-cell>
          <table:table-cell office:value-type="float" office:value="8.303" calcext:value-type="float">
            <text:p>8.303</text:p>
          </table:table-cell>
          <table:table-cell office:value-type="float" office:value="16.745" calcext:value-type="float">
            <text:p>16.745</text:p>
          </table:table-cell>
          <table:table-cell office:value-type="float" office:value="0.362" calcext:value-type="float">
            <text:p>0.362</text:p>
          </table:table-cell>
          <table:table-cell office:value-type="float" office:value="1.82" calcext:value-type="float">
            <text:p>1.82</text:p>
          </table:table-cell>
          <table:table-cell office:value-type="float" office:value="2.907" calcext:value-type="float">
            <text:p>2.907</text:p>
          </table:table-cell>
          <table:table-cell office:value-type="float" office:value="4.557" calcext:value-type="float">
            <text:p>4.557</text:p>
          </table:table-cell>
          <table:table-cell office:value-type="float" office:value="5.671" calcext:value-type="float">
            <text:p>5.671</text:p>
          </table:table-cell>
          <table:table-cell office:value-type="float" office:value="6.569" calcext:value-type="float">
            <text:p>6.569</text:p>
          </table:table-cell>
          <table:table-cell office:value-type="float" office:value="8.307" calcext:value-type="float">
            <text:p>8.307</text:p>
          </table:table-cell>
          <table:table-cell office:value-type="float" office:value="11.27" calcext:value-type="float">
            <text:p>11.27</text:p>
          </table:table-cell>
          <table:table-cell office:value-type="float" office:value="733.543" calcext:value-type="float">
            <text:p>733.543</text:p>
          </table:table-cell>
          <table:table-cell office:value-type="float" office:value="3.815" calcext:value-type="float">
            <text:p>3.815</text:p>
          </table:table-cell>
          <table:table-cell office:value-type="float" office:value="7.865" calcext:value-type="float">
            <text:p>7.865</text:p>
          </table:table-cell>
          <table:table-cell office:value-type="float" office:value="1.356" calcext:value-type="float">
            <text:p>1.356</text:p>
          </table:table-cell>
          <table:table-cell office:value-type="float" office:value="5.191" calcext:value-type="float">
            <text:p>5.191</text:p>
          </table:table-cell>
          <table:table-cell office:value-type="float" office:value="6.916" calcext:value-type="float">
            <text:p>6.916</text:p>
          </table:table-cell>
          <table:table-cell office:value-type="float" office:value="8.985" calcext:value-type="float">
            <text:p>8.985</text:p>
          </table:table-cell>
          <table:table-cell office:value-type="float" office:value="10.417" calcext:value-type="float">
            <text:p>10.417</text:p>
          </table:table-cell>
          <table:table-cell office:value-type="float" office:value="11.701" calcext:value-type="float">
            <text:p>11.701</text:p>
          </table:table-cell>
          <table:table-cell office:value-type="float" office:value="14.882" calcext:value-type="float">
            <text:p>14.882</text:p>
          </table:table-cell>
          <table:table-cell office:value-type="float" office:value="22.702" calcext:value-type="float">
            <text:p>22.702</text:p>
          </table:table-cell>
          <table:table-cell office:value-type="float" office:value="829.608" calcext:value-type="float">
            <text:p>829.608</text:p>
          </table:table-cell>
          <table:table-cell office:value-type="float" office:value="8.567" calcext:value-type="float">
            <text:p>8.567</text:p>
          </table:table-cell>
          <table:table-cell office:value-type="float" office:value="16.069" calcext:value-type="float">
            <text:p>16.069</text:p>
          </table:table-cell>
          <table:table-cell office:value-type="float" office:value="0.316" calcext:value-type="float">
            <text:p>0.316</text:p>
          </table:table-cell>
          <table:table-cell office:value-type="float" office:value="2.033" calcext:value-type="float">
            <text:p>2.033</text:p>
          </table:table-cell>
          <table:table-cell office:value-type="float" office:value="3.131" calcext:value-type="float">
            <text:p>3.131</text:p>
          </table:table-cell>
          <table:table-cell office:value-type="float" office:value="4.538" calcext:value-type="float">
            <text:p>4.538</text:p>
          </table:table-cell>
          <table:table-cell office:value-type="float" office:value="5.454" calcext:value-type="float">
            <text:p>5.454</text:p>
          </table:table-cell>
          <table:table-cell office:value-type="float" office:value="6.184" calcext:value-type="float">
            <text:p>6.184</text:p>
          </table:table-cell>
          <table:table-cell office:value-type="float" office:value="7.567" calcext:value-type="float">
            <text:p>7.567</text:p>
          </table:table-cell>
          <table:table-cell office:value-type="float" office:value="10.664" calcext:value-type="float">
            <text:p>10.664</text:p>
          </table:table-cell>
          <table:table-cell office:value-type="float" office:value="582.043" calcext:value-type="float">
            <text:p>582.043</text:p>
          </table:table-cell>
          <table:table-cell office:value-type="float" office:value="3.853" calcext:value-type="float">
            <text:p>3.853</text:p>
          </table:table-cell>
          <table:table-cell office:value-type="float" office:value="7.055" calcext:value-type="float">
            <text:p>7.055</text:p>
          </table:table-cell>
          <table:table-cell office:value-type="float" office:value="3.98" calcext:value-type="float">
            <text:p>3.98</text:p>
          </table:table-cell>
          <table:table-cell office:value-type="float" office:value="16.624" calcext:value-type="float">
            <text:p>16.624</text:p>
          </table:table-cell>
          <table:table-cell office:value-type="float" office:value="20.964" calcext:value-type="float">
            <text:p>20.964</text:p>
          </table:table-cell>
          <table:table-cell office:value-type="float" office:value="26.518" calcext:value-type="float">
            <text:p>26.518</text:p>
          </table:table-cell>
          <table:table-cell office:value-type="float" office:value="30.603" calcext:value-type="float">
            <text:p>30.603</text:p>
          </table:table-cell>
          <table:table-cell office:value-type="float" office:value="34.352" calcext:value-type="float">
            <text:p>34.352</text:p>
          </table:table-cell>
          <table:table-cell office:value-type="float" office:value="41.934" calcext:value-type="float">
            <text:p>41.934</text:p>
          </table:table-cell>
          <table:table-cell office:value-type="float" office:value="61.826" calcext:value-type="float">
            <text:p>61.826</text:p>
          </table:table-cell>
          <table:table-cell office:value-type="float" office:value="865.276" calcext:value-type="float">
            <text:p>865.276</text:p>
          </table:table-cell>
          <table:table-cell office:value-type="float" office:value="24.538" calcext:value-type="float">
            <text:p>24.538</text:p>
          </table:table-cell>
          <table:table-cell office:value-type="float" office:value="27.518" calcext:value-type="float">
            <text:p>27.518</text:p>
          </table:table-cell>
          <table:table-cell office:value-type="float" office:value="1263.251" calcext:value-type="float">
            <text:p>1263.25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82" calcext:value-type="float">
            <text:p>0.782</text:p>
          </table:table-cell>
          <table:table-cell office:value-type="float" office:value="2.847" calcext:value-type="float">
            <text:p>2.847</text:p>
          </table:table-cell>
          <table:table-cell office:value-type="float" office:value="4.319" calcext:value-type="float">
            <text:p>4.319</text:p>
          </table:table-cell>
          <table:table-cell office:value-type="float" office:value="8.882" calcext:value-type="float">
            <text:p>8.882</text:p>
          </table:table-cell>
          <table:table-cell office:value-type="float" office:value="28.057" calcext:value-type="float">
            <text:p>28.057</text:p>
          </table:table-cell>
          <table:table-cell office:value-type="float" office:value="52.753" calcext:value-type="float">
            <text:p>52.753</text:p>
          </table:table-cell>
          <table:table-cell office:value-type="float" office:value="82.835" calcext:value-type="float">
            <text:p>82.835</text:p>
          </table:table-cell>
          <table:table-cell office:value-type="float" office:value="105.014" calcext:value-type="float">
            <text:p>105.014</text:p>
          </table:table-cell>
          <table:table-cell office:value-type="float" office:value="1100.701" calcext:value-type="float">
            <text:p>1100.701</text:p>
          </table:table-cell>
          <table:table-cell office:value-type="float" office:value="15.575" calcext:value-type="float">
            <text:p>15.575</text:p>
          </table:table-cell>
          <table:table-cell office:value-type="float" office:value="35.643" calcext:value-type="float">
            <text:p>35.643</text:p>
          </table:table-cell>
          <table:table-cell office:value-type="float" office:value="0.296" calcext:value-type="float">
            <text:p>0.296</text:p>
          </table:table-cell>
          <table:table-cell office:value-type="float" office:value="1.107" calcext:value-type="float">
            <text:p>1.107</text:p>
          </table:table-cell>
          <table:table-cell office:value-type="float" office:value="1.767" calcext:value-type="float">
            <text:p>1.767</text:p>
          </table:table-cell>
          <table:table-cell office:value-type="float" office:value="4.307" calcext:value-type="float">
            <text:p>4.307</text:p>
          </table:table-cell>
          <table:table-cell office:value-type="float" office:value="16.27" calcext:value-type="float">
            <text:p>16.27</text:p>
          </table:table-cell>
          <table:table-cell office:value-type="float" office:value="19.402" calcext:value-type="float">
            <text:p>19.402</text:p>
          </table:table-cell>
          <table:table-cell office:value-type="float" office:value="22.578" calcext:value-type="float">
            <text:p>22.578</text:p>
          </table:table-cell>
          <table:table-cell office:value-type="float" office:value="25.934" calcext:value-type="float">
            <text:p>25.934</text:p>
          </table:table-cell>
          <table:table-cell office:value-type="float" office:value="947.443" calcext:value-type="float">
            <text:p>947.443</text:p>
          </table:table-cell>
          <table:table-cell office:value-type="float" office:value="5.561" calcext:value-type="float">
            <text:p>5.561</text:p>
          </table:table-cell>
          <table:table-cell office:value-type="float" office:value="11.549" calcext:value-type="float">
            <text:p>11.549</text:p>
          </table:table-cell>
          <table:table-cell office:value-type="float" office:value="5.273" calcext:value-type="float">
            <text:p>5.273</text:p>
          </table:table-cell>
          <table:table-cell office:value-type="float" office:value="24.213" calcext:value-type="float">
            <text:p>24.213</text:p>
          </table:table-cell>
          <table:table-cell office:value-type="float" office:value="27.787" calcext:value-type="float">
            <text:p>27.787</text:p>
          </table:table-cell>
          <table:table-cell office:value-type="float" office:value="31.644" calcext:value-type="float">
            <text:p>31.644</text:p>
          </table:table-cell>
          <table:table-cell office:value-type="float" office:value="33.947" calcext:value-type="float">
            <text:p>33.947</text:p>
          </table:table-cell>
          <table:table-cell office:value-type="float" office:value="35.667" calcext:value-type="float">
            <text:p>35.667</text:p>
          </table:table-cell>
          <table:table-cell office:value-type="float" office:value="38.725" calcext:value-type="float">
            <text:p>38.725</text:p>
          </table:table-cell>
          <table:table-cell office:value-type="float" office:value="43.226" calcext:value-type="float">
            <text:p>43.226</text:p>
          </table:table-cell>
          <table:table-cell office:value-type="float" office:value="954.786" calcext:value-type="float">
            <text:p>954.786</text:p>
          </table:table-cell>
          <table:table-cell office:value-type="float" office:value="29.327" calcext:value-type="float">
            <text:p>29.327</text:p>
          </table:table-cell>
          <table:table-cell office:value-type="float" office:value="29.219" calcext:value-type="float">
            <text:p>29.219</text:p>
          </table:table-cell>
          <table:table-cell office:value-type="float" office:value="0.195" calcext:value-type="float">
            <text:p>0.195</text:p>
          </table:table-cell>
          <table:table-cell office:value-type="float" office:value="3.098" calcext:value-type="float">
            <text:p>3.098</text:p>
          </table:table-cell>
          <table:table-cell office:value-type="float" office:value="7.72" calcext:value-type="float">
            <text:p>7.72</text:p>
          </table:table-cell>
          <table:table-cell office:value-type="float" office:value="15.899" calcext:value-type="float">
            <text:p>15.899</text:p>
          </table:table-cell>
          <table:table-cell office:value-type="float" office:value="19.776" calcext:value-type="float">
            <text:p>19.776</text:p>
          </table:table-cell>
          <table:table-cell office:value-type="float" office:value="21.803" calcext:value-type="float">
            <text:p>21.803</text:p>
          </table:table-cell>
          <table:table-cell office:value-type="float" office:value="24.586" calcext:value-type="float">
            <text:p>24.586</text:p>
          </table:table-cell>
          <table:table-cell office:value-type="float" office:value="28.068" calcext:value-type="float">
            <text:p>28.068</text:p>
          </table:table-cell>
          <table:table-cell office:value-type="float" office:value="947.619" calcext:value-type="float">
            <text:p>947.619</text:p>
          </table:table-cell>
          <table:table-cell office:value-type="float" office:value="10.062" calcext:value-type="float">
            <text:p>10.062</text:p>
          </table:table-cell>
          <table:table-cell office:value-type="float" office:value="12.986" calcext:value-type="float">
            <text:p>12.986</text:p>
          </table:table-cell>
          <table:table-cell office:value-type="float" office:value="8.843" calcext:value-type="float">
            <text:p>8.843</text:p>
          </table:table-cell>
          <table:table-cell office:value-type="float" office:value="37.387" calcext:value-type="float">
            <text:p>37.387</text:p>
          </table:table-cell>
          <table:table-cell office:value-type="float" office:value="44.355" calcext:value-type="float">
            <text:p>44.355</text:p>
          </table:table-cell>
          <table:table-cell office:value-type="float" office:value="61.165" calcext:value-type="float">
            <text:p>61.165</text:p>
          </table:table-cell>
          <table:table-cell office:value-type="float" office:value="91.451" calcext:value-type="float">
            <text:p>91.451</text:p>
          </table:table-cell>
          <table:table-cell office:value-type="float" office:value="120.535" calcext:value-type="float">
            <text:p>120.535</text:p>
          </table:table-cell>
          <table:table-cell office:value-type="float" office:value="148.854" calcext:value-type="float">
            <text:p>148.854</text:p>
          </table:table-cell>
          <table:table-cell office:value-type="float" office:value="172.364" calcext:value-type="float">
            <text:p>172.364</text:p>
          </table:table-cell>
          <table:table-cell office:value-type="float" office:value="1161.944" calcext:value-type="float">
            <text:p>1161.944</text:p>
          </table:table-cell>
          <table:table-cell office:value-type="float" office:value="60.525" calcext:value-type="float">
            <text:p>60.525</text:p>
          </table:table-cell>
          <table:table-cell office:value-type="float" office:value="54.712" calcext:value-type="float">
            <text:p>54.712</text:p>
          </table:table-cell>
          <table:table-cell office:value-type="float" office:value="774.865" calcext:value-type="float">
            <text:p>774.865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5.485" calcext:value-type="float">
            <text:p>5.485</text:p>
          </table:table-cell>
          <table:table-cell office:value-type="float" office:value="8.58" calcext:value-type="float">
            <text:p>8.58</text:p>
          </table:table-cell>
          <table:table-cell office:value-type="float" office:value="13.315" calcext:value-type="float">
            <text:p>13.315</text:p>
          </table:table-cell>
          <table:table-cell office:value-type="float" office:value="17.313" calcext:value-type="float">
            <text:p>17.313</text:p>
          </table:table-cell>
          <table:table-cell office:value-type="float" office:value="20.938" calcext:value-type="float">
            <text:p>20.938</text:p>
          </table:table-cell>
          <table:table-cell office:value-type="float" office:value="27.12" calcext:value-type="float">
            <text:p>27.12</text:p>
          </table:table-cell>
          <table:table-cell office:value-type="float" office:value="37.47" calcext:value-type="float">
            <text:p>37.47</text:p>
          </table:table-cell>
          <table:table-cell office:value-type="float" office:value="492.817" calcext:value-type="float">
            <text:p>492.817</text:p>
          </table:table-cell>
          <table:table-cell office:value-type="float" office:value="11.158" calcext:value-type="float">
            <text:p>11.158</text:p>
          </table:table-cell>
          <table:table-cell office:value-type="float" office:value="11.751" calcext:value-type="float">
            <text:p>11.751</text:p>
          </table:table-cell>
          <table:table-cell office:value-type="float" office:value="0.363" calcext:value-type="float">
            <text:p>0.363</text:p>
          </table:table-cell>
          <table:table-cell office:value-type="float" office:value="2.193" calcext:value-type="float">
            <text:p>2.193</text:p>
          </table:table-cell>
          <table:table-cell office:value-type="float" office:value="3.56" calcext:value-type="float">
            <text:p>3.56</text:p>
          </table:table-cell>
          <table:table-cell office:value-type="float" office:value="5.497" calcext:value-type="float">
            <text:p>5.497</text:p>
          </table:table-cell>
          <table:table-cell office:value-type="float" office:value="6.851" calcext:value-type="float">
            <text:p>6.851</text:p>
          </table:table-cell>
          <table:table-cell office:value-type="float" office:value="7.972" calcext:value-type="float">
            <text:p>7.972</text:p>
          </table:table-cell>
          <table:table-cell office:value-type="float" office:value="10.058" calcext:value-type="float">
            <text:p>10.058</text:p>
          </table:table-cell>
          <table:table-cell office:value-type="float" office:value="13.428" calcext:value-type="float">
            <text:p>13.428</text:p>
          </table:table-cell>
          <table:table-cell office:value-type="float" office:value="483.295" calcext:value-type="float">
            <text:p>483.295</text:p>
          </table:table-cell>
          <table:table-cell office:value-type="float" office:value="4.542" calcext:value-type="float">
            <text:p>4.542</text:p>
          </table:table-cell>
          <table:table-cell office:value-type="float" office:value="6.337" calcext:value-type="float">
            <text:p>6.337</text:p>
          </table:table-cell>
          <table:table-cell office:value-type="float" office:value="1.221" calcext:value-type="float">
            <text:p>1.221</text:p>
          </table:table-cell>
          <table:table-cell office:value-type="float" office:value="6.094" calcext:value-type="float">
            <text:p>6.094</text:p>
          </table:table-cell>
          <table:table-cell office:value-type="float" office:value="8.13" calcext:value-type="float">
            <text:p>8.13</text:p>
          </table:table-cell>
          <table:table-cell office:value-type="float" office:value="10.629" calcext:value-type="float">
            <text:p>10.629</text:p>
          </table:table-cell>
          <table:table-cell office:value-type="float" office:value="12.412" calcext:value-type="float">
            <text:p>12.412</text:p>
          </table:table-cell>
          <table:table-cell office:value-type="float" office:value="13.887" calcext:value-type="float">
            <text:p>13.887</text:p>
          </table:table-cell>
          <table:table-cell office:value-type="float" office:value="17.041" calcext:value-type="float">
            <text:p>17.041</text:p>
          </table:table-cell>
          <table:table-cell office:value-type="float" office:value="27.925" calcext:value-type="float">
            <text:p>27.925</text:p>
          </table:table-cell>
          <table:table-cell office:value-type="float" office:value="491.134" calcext:value-type="float">
            <text:p>491.134</text:p>
          </table:table-cell>
          <table:table-cell office:value-type="float" office:value="9.64" calcext:value-type="float">
            <text:p>9.64</text:p>
          </table:table-cell>
          <table:table-cell office:value-type="float" office:value="11.885" calcext:value-type="float">
            <text:p>11.885</text:p>
          </table:table-cell>
          <table:table-cell office:value-type="float" office:value="0.304" calcext:value-type="float">
            <text:p>0.304</text:p>
          </table:table-cell>
          <table:table-cell office:value-type="float" office:value="2.48" calcext:value-type="float">
            <text:p>2.48</text:p>
          </table:table-cell>
          <table:table-cell office:value-type="float" office:value="3.812" calcext:value-type="float">
            <text:p>3.812</text:p>
          </table:table-cell>
          <table:table-cell office:value-type="float" office:value="5.548" calcext:value-type="float">
            <text:p>5.548</text:p>
          </table:table-cell>
          <table:table-cell office:value-type="float" office:value="6.657" calcext:value-type="float">
            <text:p>6.657</text:p>
          </table:table-cell>
          <table:table-cell office:value-type="float" office:value="7.547" calcext:value-type="float">
            <text:p>7.547</text:p>
          </table:table-cell>
          <table:table-cell office:value-type="float" office:value="9.329" calcext:value-type="float">
            <text:p>9.329</text:p>
          </table:table-cell>
          <table:table-cell office:value-type="float" office:value="12.371" calcext:value-type="float">
            <text:p>12.371</text:p>
          </table:table-cell>
          <table:table-cell office:value-type="float" office:value="489.39" calcext:value-type="float">
            <text:p>489.39</text:p>
          </table:table-cell>
          <table:table-cell office:value-type="float" office:value="4.583" calcext:value-type="float">
            <text:p>4.583</text:p>
          </table:table-cell>
          <table:table-cell office:value-type="float" office:value="6.165" calcext:value-type="float">
            <text:p>6.165</text:p>
          </table:table-cell>
          <table:table-cell office:value-type="float" office:value="3.292" calcext:value-type="float">
            <text:p>3.292</text:p>
          </table:table-cell>
          <table:table-cell office:value-type="float" office:value="20.621" calcext:value-type="float">
            <text:p>20.621</text:p>
          </table:table-cell>
          <table:table-cell office:value-type="float" office:value="26.639" calcext:value-type="float">
            <text:p>26.639</text:p>
          </table:table-cell>
          <table:table-cell office:value-type="float" office:value="34.484" calcext:value-type="float">
            <text:p>34.484</text:p>
          </table:table-cell>
          <table:table-cell office:value-type="float" office:value="40.199" calcext:value-type="float">
            <text:p>40.199</text:p>
          </table:table-cell>
          <table:table-cell office:value-type="float" office:value="45.296" calcext:value-type="float">
            <text:p>45.296</text:p>
          </table:table-cell>
          <table:table-cell office:value-type="float" office:value="55.108" calcext:value-type="float">
            <text:p>55.108</text:p>
          </table:table-cell>
          <table:table-cell office:value-type="float" office:value="72.551" calcext:value-type="float">
            <text:p>72.551</text:p>
          </table:table-cell>
          <table:table-cell office:value-type="float" office:value="560.132" calcext:value-type="float">
            <text:p>560.132</text:p>
          </table:table-cell>
          <table:table-cell office:value-type="float" office:value="29.923" calcext:value-type="float">
            <text:p>29.923</text:p>
          </table:table-cell>
          <table:table-cell office:value-type="float" office:value="20.237" calcext:value-type="float">
            <text:p>20.237</text:p>
          </table:table-cell>
          <table:table-cell office:value-type="float" office:value="1324.663" calcext:value-type="float">
            <text:p>1324.6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2" calcext:value-type="float">
            <text:p>0.732</text:p>
          </table:table-cell>
          <table:table-cell office:value-type="float" office:value="2.975" calcext:value-type="float">
            <text:p>2.975</text:p>
          </table:table-cell>
          <table:table-cell office:value-type="float" office:value="4.671" calcext:value-type="float">
            <text:p>4.671</text:p>
          </table:table-cell>
          <table:table-cell office:value-type="float" office:value="33.224" calcext:value-type="float">
            <text:p>33.224</text:p>
          </table:table-cell>
          <table:table-cell office:value-type="float" office:value="101.798" calcext:value-type="float">
            <text:p>101.798</text:p>
          </table:table-cell>
          <table:table-cell office:value-type="float" office:value="127.326" calcext:value-type="float">
            <text:p>127.326</text:p>
          </table:table-cell>
          <table:table-cell office:value-type="float" office:value="153.843" calcext:value-type="float">
            <text:p>153.843</text:p>
          </table:table-cell>
          <table:table-cell office:value-type="float" office:value="175.078" calcext:value-type="float">
            <text:p>175.078</text:p>
          </table:table-cell>
          <table:table-cell office:value-type="float" office:value="1051.962" calcext:value-type="float">
            <text:p>1051.962</text:p>
          </table:table-cell>
          <table:table-cell office:value-type="float" office:value="33.023" calcext:value-type="float">
            <text:p>33.023</text:p>
          </table:table-cell>
          <table:table-cell office:value-type="float" office:value="59.855" calcext:value-type="float">
            <text:p>59.855</text:p>
          </table:table-cell>
          <table:table-cell office:value-type="float" office:value="0.304" calcext:value-type="float">
            <text:p>0.304</text:p>
          </table:table-cell>
          <table:table-cell office:value-type="float" office:value="1.162" calcext:value-type="float">
            <text:p>1.162</text:p>
          </table:table-cell>
          <table:table-cell office:value-type="float" office:value="1.954" calcext:value-type="float">
            <text:p>1.954</text:p>
          </table:table-cell>
          <table:table-cell office:value-type="float" office:value="15.23" calcext:value-type="float">
            <text:p>15.23</text:p>
          </table:table-cell>
          <table:table-cell office:value-type="float" office:value="19.764" calcext:value-type="float">
            <text:p>19.764</text:p>
          </table:table-cell>
          <table:table-cell office:value-type="float" office:value="21.768" calcext:value-type="float">
            <text:p>21.768</text:p>
          </table:table-cell>
          <table:table-cell office:value-type="float" office:value="24.502" calcext:value-type="float">
            <text:p>24.502</text:p>
          </table:table-cell>
          <table:table-cell office:value-type="float" office:value="27.824" calcext:value-type="float">
            <text:p>27.824</text:p>
          </table:table-cell>
          <table:table-cell office:value-type="float" office:value="862.321" calcext:value-type="float">
            <text:p>862.321</text:p>
          </table:table-cell>
          <table:table-cell office:value-type="float" office:value="7.429" calcext:value-type="float">
            <text:p>7.429</text:p>
          </table:table-cell>
          <table:table-cell office:value-type="float" office:value="14.569" calcext:value-type="float">
            <text:p>14.569</text:p>
          </table:table-cell>
          <table:table-cell office:value-type="float" office:value="4.811" calcext:value-type="float">
            <text:p>4.811</text:p>
          </table:table-cell>
          <table:table-cell office:value-type="float" office:value="24.041" calcext:value-type="float">
            <text:p>24.041</text:p>
          </table:table-cell>
          <table:table-cell office:value-type="float" office:value="27.535" calcext:value-type="float">
            <text:p>27.535</text:p>
          </table:table-cell>
          <table:table-cell office:value-type="float" office:value="31.5" calcext:value-type="float">
            <text:p>31.5</text:p>
          </table:table-cell>
          <table:table-cell office:value-type="float" office:value="33.96" calcext:value-type="float">
            <text:p>33.96</text:p>
          </table:table-cell>
          <table:table-cell office:value-type="float" office:value="35.861" calcext:value-type="float">
            <text:p>35.861</text:p>
          </table:table-cell>
          <table:table-cell office:value-type="float" office:value="39.013" calcext:value-type="float">
            <text:p>39.013</text:p>
          </table:table-cell>
          <table:table-cell office:value-type="float" office:value="43.36" calcext:value-type="float">
            <text:p>43.36</text:p>
          </table:table-cell>
          <table:table-cell office:value-type="float" office:value="880.269" calcext:value-type="float">
            <text:p>880.269</text:p>
          </table:table-cell>
          <table:table-cell office:value-type="float" office:value="29.358" calcext:value-type="float">
            <text:p>29.358</text:p>
          </table:table-cell>
          <table:table-cell office:value-type="float" office:value="31.991" calcext:value-type="float">
            <text:p>31.991</text:p>
          </table:table-cell>
          <table:table-cell office:value-type="float" office:value="0.205" calcext:value-type="float">
            <text:p>0.205</text:p>
          </table:table-cell>
          <table:table-cell office:value-type="float" office:value="4.213" calcext:value-type="float">
            <text:p>4.213</text:p>
          </table:table-cell>
          <table:table-cell office:value-type="float" office:value="8.497" calcext:value-type="float">
            <text:p>8.497</text:p>
          </table:table-cell>
          <table:table-cell office:value-type="float" office:value="17.951" calcext:value-type="float">
            <text:p>17.951</text:p>
          </table:table-cell>
          <table:table-cell office:value-type="float" office:value="21.187" calcext:value-type="float">
            <text:p>21.187</text:p>
          </table:table-cell>
          <table:table-cell office:value-type="float" office:value="23.035" calcext:value-type="float">
            <text:p>23.035</text:p>
          </table:table-cell>
          <table:table-cell office:value-type="float" office:value="25.783" calcext:value-type="float">
            <text:p>25.783</text:p>
          </table:table-cell>
          <table:table-cell office:value-type="float" office:value="29.564" calcext:value-type="float">
            <text:p>29.564</text:p>
          </table:table-cell>
          <table:table-cell office:value-type="float" office:value="862.919" calcext:value-type="float">
            <text:p>862.919</text:p>
          </table:table-cell>
          <table:table-cell office:value-type="float" office:value="11.184" calcext:value-type="float">
            <text:p>11.184</text:p>
          </table:table-cell>
          <table:table-cell office:value-type="float" office:value="15.459" calcext:value-type="float">
            <text:p>15.459</text:p>
          </table:table-cell>
          <table:table-cell office:value-type="float" office:value="8.215" calcext:value-type="float">
            <text:p>8.215</text:p>
          </table:table-cell>
          <table:table-cell office:value-type="float" office:value="37.256" calcext:value-type="float">
            <text:p>37.256</text:p>
          </table:table-cell>
          <table:table-cell office:value-type="float" office:value="45.487" calcext:value-type="float">
            <text:p>45.487</text:p>
          </table:table-cell>
          <table:table-cell office:value-type="float" office:value="98.785" calcext:value-type="float">
            <text:p>98.785</text:p>
          </table:table-cell>
          <table:table-cell office:value-type="float" office:value="170.383" calcext:value-type="float">
            <text:p>170.383</text:p>
          </table:table-cell>
          <table:table-cell office:value-type="float" office:value="195.024" calcext:value-type="float">
            <text:p>195.024</text:p>
          </table:table-cell>
          <table:table-cell office:value-type="float" office:value="222.024" calcext:value-type="float">
            <text:p>222.024</text:p>
          </table:table-cell>
          <table:table-cell office:value-type="float" office:value="244.314" calcext:value-type="float">
            <text:p>244.314</text:p>
          </table:table-cell>
          <table:table-cell office:value-type="float" office:value="1129.494" calcext:value-type="float">
            <text:p>1129.494</text:p>
          </table:table-cell>
          <table:table-cell office:value-type="float" office:value="80.993" calcext:value-type="float">
            <text:p>80.993</text:p>
          </table:table-cell>
          <table:table-cell office:value-type="float" office:value="79.777" calcext:value-type="float">
            <text:p>79.777</text:p>
          </table:table-cell>
          <table:table-cell office:value-type="float" office:value="706.115" calcext:value-type="float">
            <text:p>706.115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74" calcext:value-type="float">
            <text:p>0.874</text:p>
          </table:table-cell>
          <table:table-cell office:value-type="float" office:value="7.306" calcext:value-type="float">
            <text:p>7.306</text:p>
          </table:table-cell>
          <table:table-cell office:value-type="float" office:value="12.178" calcext:value-type="float">
            <text:p>12.178</text:p>
          </table:table-cell>
          <table:table-cell office:value-type="float" office:value="20.81" calcext:value-type="float">
            <text:p>20.81</text:p>
          </table:table-cell>
          <table:table-cell office:value-type="float" office:value="27.487" calcext:value-type="float">
            <text:p>27.487</text:p>
          </table:table-cell>
          <table:table-cell office:value-type="float" office:value="32.341" calcext:value-type="float">
            <text:p>32.341</text:p>
          </table:table-cell>
          <table:table-cell office:value-type="float" office:value="40.857" calcext:value-type="float">
            <text:p>40.857</text:p>
          </table:table-cell>
          <table:table-cell office:value-type="float" office:value="52.913" calcext:value-type="float">
            <text:p>52.913</text:p>
          </table:table-cell>
          <table:table-cell office:value-type="float" office:value="292.373" calcext:value-type="float">
            <text:p>292.373</text:p>
          </table:table-cell>
          <table:table-cell office:value-type="float" office:value="16.254" calcext:value-type="float">
            <text:p>16.254</text:p>
          </table:table-cell>
          <table:table-cell office:value-type="float" office:value="14.864" calcext:value-type="float">
            <text:p>14.864</text:p>
          </table:table-cell>
          <table:table-cell office:value-type="float" office:value="0.402" calcext:value-type="float">
            <text:p>0.402</text:p>
          </table:table-cell>
          <table:table-cell office:value-type="float" office:value="2.753" calcext:value-type="float">
            <text:p>2.753</text:p>
          </table:table-cell>
          <table:table-cell office:value-type="float" office:value="4.37" calcext:value-type="float">
            <text:p>4.37</text:p>
          </table:table-cell>
          <table:table-cell office:value-type="float" office:value="6.439" calcext:value-type="float">
            <text:p>6.439</text:p>
          </table:table-cell>
          <table:table-cell office:value-type="float" office:value="7.76" calcext:value-type="float">
            <text:p>7.76</text:p>
          </table:table-cell>
          <table:table-cell office:value-type="float" office:value="8.882" calcext:value-type="float">
            <text:p>8.882</text:p>
          </table:table-cell>
          <table:table-cell office:value-type="float" office:value="11.24" calcext:value-type="float">
            <text:p>11.24</text:p>
          </table:table-cell>
          <table:table-cell office:value-type="float" office:value="15.631" calcext:value-type="float">
            <text:p>15.631</text:p>
          </table:table-cell>
          <table:table-cell office:value-type="float" office:value="192.855" calcext:value-type="float">
            <text:p>192.855</text:p>
          </table:table-cell>
          <table:table-cell office:value-type="float" office:value="5.25" calcext:value-type="float">
            <text:p>5.25</text:p>
          </table:table-cell>
          <table:table-cell office:value-type="float" office:value="5.219" calcext:value-type="float">
            <text:p>5.219</text:p>
          </table:table-cell>
          <table:table-cell office:value-type="float" office:value="1.229" calcext:value-type="float">
            <text:p>1.229</text:p>
          </table:table-cell>
          <table:table-cell office:value-type="float" office:value="6.887" calcext:value-type="float">
            <text:p>6.887</text:p>
          </table:table-cell>
          <table:table-cell office:value-type="float" office:value="9.074" calcext:value-type="float">
            <text:p>9.074</text:p>
          </table:table-cell>
          <table:table-cell office:value-type="float" office:value="11.646" calcext:value-type="float">
            <text:p>11.646</text:p>
          </table:table-cell>
          <table:table-cell office:value-type="float" office:value="13.5" calcext:value-type="float">
            <text:p>13.5</text:p>
          </table:table-cell>
          <table:table-cell office:value-type="float" office:value="15.101" calcext:value-type="float">
            <text:p>15.10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5.814" calcext:value-type="float">
            <text:p>25.814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0.352" calcext:value-type="float">
            <text:p>10.352</text:p>
          </table:table-cell>
          <table:table-cell office:value-type="float" office:value="8.485" calcext:value-type="float">
            <text:p>8.485</text:p>
          </table:table-cell>
          <table:table-cell office:value-type="float" office:value="0.328" calcext:value-type="float">
            <text:p>0.328</text:p>
          </table:table-cell>
          <table:table-cell office:value-type="float" office:value="3.049" calcext:value-type="float">
            <text:p>3.049</text:p>
          </table:table-cell>
          <table:table-cell office:value-type="float" office:value="4.597" calcext:value-type="float">
            <text:p>4.597</text:p>
          </table:table-cell>
          <table:table-cell office:value-type="float" office:value="6.523" calcext:value-type="float">
            <text:p>6.523</text:p>
          </table:table-cell>
          <table:table-cell office:value-type="float" office:value="7.714" calcext:value-type="float">
            <text:p>7.714</text:p>
          </table:table-cell>
          <table:table-cell office:value-type="float" office:value="8.665" calcext:value-type="float">
            <text:p>8.66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4.491" calcext:value-type="float">
            <text:p>14.491</text:p>
          </table:table-cell>
          <table:table-cell office:value-type="float" office:value="189.027" calcext:value-type="float">
            <text:p>189.027</text:p>
          </table:table-cell>
          <table:table-cell office:value-type="float" office:value="5.372" calcext:value-type="float">
            <text:p>5.372</text:p>
          </table:table-cell>
          <table:table-cell office:value-type="float" office:value="5.358" calcext:value-type="float">
            <text:p>5.358</text:p>
          </table:table-cell>
          <table:table-cell office:value-type="float" office:value="3.871" calcext:value-type="float">
            <text:p>3.871</text:p>
          </table:table-cell>
          <table:table-cell office:value-type="float" office:value="25.222" calcext:value-type="float">
            <text:p>25.222</text:p>
          </table:table-cell>
          <table:table-cell office:value-type="float" office:value="33.458" calcext:value-type="float">
            <text:p>33.458</text:p>
          </table:table-cell>
          <table:table-cell office:value-type="float" office:value="44.465" calcext:value-type="float">
            <text:p>44.465</text:p>
          </table:table-cell>
          <table:table-cell office:value-type="float" office:value="51.965" calcext:value-type="float">
            <text:p>51.965</text:p>
          </table:table-cell>
          <table:table-cell office:value-type="float" office:value="57.95" calcext:value-type="float">
            <text:p>57.95</text:p>
          </table:table-cell>
          <table:table-cell office:value-type="float" office:value="68.333" calcext:value-type="float">
            <text:p>68.333</text:p>
          </table:table-cell>
          <table:table-cell office:value-type="float" office:value="85.541" calcext:value-type="float">
            <text:p>85.541</text:p>
          </table:table-cell>
          <table:table-cell office:value-type="float" office:value="311.573" calcext:value-type="float">
            <text:p>311.573</text:p>
          </table:table-cell>
          <table:table-cell office:value-type="float" office:value="37.229" calcext:value-type="float">
            <text:p>37.229</text:p>
          </table:table-cell>
          <table:table-cell office:value-type="float" office:value="20.09" calcext:value-type="float">
            <text:p>20.09</text:p>
          </table:table-cell>
          <table:table-cell office:value-type="float" office:value="1335.501" calcext:value-type="float">
            <text:p>1335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05" calcext:value-type="float">
            <text:p>0.705</text:p>
          </table:table-cell>
          <table:table-cell office:value-type="float" office:value="2.906" calcext:value-type="float">
            <text:p>2.906</text:p>
          </table:table-cell>
          <table:table-cell office:value-type="float" office:value="4.658" calcext:value-type="float">
            <text:p>4.658</text:p>
          </table:table-cell>
          <table:table-cell office:value-type="float" office:value="44.356" calcext:value-type="float">
            <text:p>44.356</text:p>
          </table:table-cell>
          <table:table-cell office:value-type="float" office:value="158.471" calcext:value-type="float">
            <text:p>158.471</text:p>
          </table:table-cell>
          <table:table-cell office:value-type="float" office:value="189.723" calcext:value-type="float">
            <text:p>189.723</text:p>
          </table:table-cell>
          <table:table-cell office:value-type="float" office:value="220.133" calcext:value-type="float">
            <text:p>220.133</text:p>
          </table:table-cell>
          <table:table-cell office:value-type="float" office:value="243.417" calcext:value-type="float">
            <text:p>243.417</text:p>
          </table:table-cell>
          <table:table-cell office:value-type="float" office:value="1272.78" calcext:value-type="float">
            <text:p>1272.78</text:p>
          </table:table-cell>
          <table:table-cell office:value-type="float" office:value="46.862" calcext:value-type="float">
            <text:p>46.862</text:p>
          </table:table-cell>
          <table:table-cell office:value-type="float" office:value="85.183" calcext:value-type="float">
            <text:p>85.183</text:p>
          </table:table-cell>
          <table:table-cell office:value-type="float" office:value="0.331" calcext:value-type="float">
            <text:p>0.331</text:p>
          </table:table-cell>
          <table:table-cell office:value-type="float" office:value="1.152" calcext:value-type="float">
            <text:p>1.152</text:p>
          </table:table-cell>
          <table:table-cell office:value-type="float" office:value="1.924" calcext:value-type="float">
            <text:p>1.924</text:p>
          </table:table-cell>
          <table:table-cell office:value-type="float" office:value="15.852" calcext:value-type="float">
            <text:p>15.852</text:p>
          </table:table-cell>
          <table:table-cell office:value-type="float" office:value="20.223" calcext:value-type="float">
            <text:p>20.223</text:p>
          </table:table-cell>
          <table:table-cell office:value-type="float" office:value="22.328" calcext:value-type="float">
            <text:p>22.328</text:p>
          </table:table-cell>
          <table:table-cell office:value-type="float" office:value="25.267" calcext:value-type="float">
            <text:p>25.267</text:p>
          </table:table-cell>
          <table:table-cell office:value-type="float" office:value="28.987" calcext:value-type="float">
            <text:p>28.987</text:p>
          </table:table-cell>
          <table:table-cell office:value-type="float" office:value="1022.342" calcext:value-type="float">
            <text:p>1022.342</text:p>
          </table:table-cell>
          <table:table-cell office:value-type="float" office:value="7.666" calcext:value-type="float">
            <text:p>7.666</text:p>
          </table:table-cell>
          <table:table-cell office:value-type="float" office:value="14.558" calcext:value-type="float">
            <text:p>14.558</text:p>
          </table:table-cell>
          <table:table-cell office:value-type="float" office:value="5.013" calcext:value-type="float">
            <text:p>5.013</text:p>
          </table:table-cell>
          <table:table-cell office:value-type="float" office:value="24.456" calcext:value-type="float">
            <text:p>24.456</text:p>
          </table:table-cell>
          <table:table-cell office:value-type="float" office:value="28.1" calcext:value-type="float">
            <text:p>28.1</text:p>
          </table:table-cell>
          <table:table-cell office:value-type="float" office:value="32.456" calcext:value-type="float">
            <text:p>32.456</text:p>
          </table:table-cell>
          <table:table-cell office:value-type="float" office:value="35.318" calcext:value-type="float">
            <text:p>35.318</text:p>
          </table:table-cell>
          <table:table-cell office:value-type="float" office:value="37.535" calcext:value-type="float">
            <text:p>37.535</text:p>
          </table:table-cell>
          <table:table-cell office:value-type="float" office:value="41.574" calcext:value-type="float">
            <text:p>41.574</text:p>
          </table:table-cell>
          <table:table-cell office:value-type="float" office:value="48.155" calcext:value-type="float">
            <text:p>48.155</text:p>
          </table:table-cell>
          <table:table-cell office:value-type="float" office:value="1058.343" calcext:value-type="float">
            <text:p>1058.343</text:p>
          </table:table-cell>
          <table:table-cell office:value-type="float" office:value="31.242" calcext:value-type="float">
            <text:p>31.242</text:p>
          </table:table-cell>
          <table:table-cell office:value-type="float" office:value="45.404" calcext:value-type="float">
            <text:p>45.404</text:p>
          </table:table-cell>
          <table:table-cell office:value-type="float" office:value="0.197" calcext:value-type="float">
            <text:p>0.197</text:p>
          </table:table-cell>
          <table:table-cell office:value-type="float" office:value="4.113" calcext:value-type="float">
            <text:p>4.113</text:p>
          </table:table-cell>
          <table:table-cell office:value-type="float" office:value="8.801" calcext:value-type="float">
            <text:p>8.801</text:p>
          </table:table-cell>
          <table:table-cell office:value-type="float" office:value="18.437" calcext:value-type="float">
            <text:p>18.437</text:p>
          </table:table-cell>
          <table:table-cell office:value-type="float" office:value="21.786" calcext:value-type="float">
            <text:p>21.786</text:p>
          </table:table-cell>
          <table:table-cell office:value-type="float" office:value="23.751" calcext:value-type="float">
            <text:p>23.751</text:p>
          </table:table-cell>
          <table:table-cell office:value-type="float" office:value="26.704" calcext:value-type="float">
            <text:p>26.704</text:p>
          </table:table-cell>
          <table:table-cell office:value-type="float" office:value="31.164" calcext:value-type="float">
            <text:p>31.164</text:p>
          </table:table-cell>
          <table:table-cell office:value-type="float" office:value="1046.643" calcext:value-type="float">
            <text:p>1046.643</text:p>
          </table:table-cell>
          <table:table-cell office:value-type="float" office:value="11.893" calcext:value-type="float">
            <text:p>11.893</text:p>
          </table:table-cell>
          <table:table-cell office:value-type="float" office:value="24.588" calcext:value-type="float">
            <text:p>24.588</text:p>
          </table:table-cell>
          <table:table-cell office:value-type="float" office:value="7.594" calcext:value-type="float">
            <text:p>7.594</text:p>
          </table:table-cell>
          <table:table-cell office:value-type="float" office:value="37.707" calcext:value-type="float">
            <text:p>37.707</text:p>
          </table:table-cell>
          <table:table-cell office:value-type="float" office:value="46.651" calcext:value-type="float">
            <text:p>46.651</text:p>
          </table:table-cell>
          <table:table-cell office:value-type="float" office:value="117.03" calcext:value-type="float">
            <text:p>117.03</text:p>
          </table:table-cell>
          <table:table-cell office:value-type="float" office:value="229.52" calcext:value-type="float">
            <text:p>229.52</text:p>
          </table:table-cell>
          <table:table-cell office:value-type="float" office:value="260.049" calcext:value-type="float">
            <text:p>260.049</text:p>
          </table:table-cell>
          <table:table-cell office:value-type="float" office:value="290.307" calcext:value-type="float">
            <text:p>290.307</text:p>
          </table:table-cell>
          <table:table-cell office:value-type="float" office:value="316.994" calcext:value-type="float">
            <text:p>316.994</text:p>
          </table:table-cell>
          <table:table-cell office:value-type="float" office:value="1349.125" calcext:value-type="float">
            <text:p>1349.125</text:p>
          </table:table-cell>
          <table:table-cell office:value-type="float" office:value="97.662" calcext:value-type="float">
            <text:p>97.662</text:p>
          </table:table-cell>
          <table:table-cell office:value-type="float" office:value="110.096" calcext:value-type="float">
            <text:p>110.096</text:p>
          </table:table-cell>
          <table:table-cell office:value-type="float" office:value="683.636" calcext:value-type="float">
            <text:p>683.636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77" calcext:value-type="float">
            <text:p>0.877</text:p>
          </table:table-cell>
          <table:table-cell office:value-type="float" office:value="9.279" calcext:value-type="float">
            <text:p>9.279</text:p>
          </table:table-cell>
          <table:table-cell office:value-type="float" office:value="16.729" calcext:value-type="float">
            <text:p>16.729</text:p>
          </table:table-cell>
          <table:table-cell office:value-type="float" office:value="30.981" calcext:value-type="float">
            <text:p>30.981</text:p>
          </table:table-cell>
          <table:table-cell office:value-type="float" office:value="40.307" calcext:value-type="float">
            <text:p>40.307</text:p>
          </table:table-cell>
          <table:table-cell office:value-type="float" office:value="46.91" calcext:value-type="float">
            <text:p>46.91</text:p>
          </table:table-cell>
          <table:table-cell office:value-type="float" office:value="57.965" calcext:value-type="float">
            <text:p>57.965</text:p>
          </table:table-cell>
          <table:table-cell office:value-type="float" office:value="73.324" calcext:value-type="float">
            <text:p>73.324</text:p>
          </table:table-cell>
          <table:table-cell office:value-type="float" office:value="332.339" calcext:value-type="float">
            <text:p>332.339</text:p>
          </table:table-cell>
          <table:table-cell office:value-type="float" office:value="22.76" calcext:value-type="float">
            <text:p>22.76</text:p>
          </table:table-cell>
          <table:table-cell office:value-type="float" office:value="20.272" calcext:value-type="float">
            <text:p>20.272</text:p>
          </table:table-cell>
          <table:table-cell office:value-type="float" office:value="0.37" calcext:value-type="float">
            <text:p>0.37</text:p>
          </table:table-cell>
          <table:table-cell office:value-type="float" office:value="3.088" calcext:value-type="float">
            <text:p>3.088</text:p>
          </table:table-cell>
          <table:table-cell office:value-type="float" office:value="4.785" calcext:value-type="float">
            <text:p>4.785</text:p>
          </table:table-cell>
          <table:table-cell office:value-type="float" office:value="6.925" calcext:value-type="float">
            <text:p>6.925</text:p>
          </table:table-cell>
          <table:table-cell office:value-type="float" office:value="8.261" calcext:value-type="float">
            <text:p>8.261</text:p>
          </table:table-cell>
          <table:table-cell office:value-type="float" office:value="9.378" calcext:value-type="float">
            <text:p>9.378</text:p>
          </table:table-cell>
          <table:table-cell office:value-type="float" office:value="11.808" calcext:value-type="float">
            <text:p>11.808</text:p>
          </table:table-cell>
          <table:table-cell office:value-type="float" office:value="16.125" calcext:value-type="float">
            <text:p>16.125</text:p>
          </table:table-cell>
          <table:table-cell office:value-type="float" office:value="271.486" calcext:value-type="float">
            <text:p>271.486</text:p>
          </table:table-cell>
          <table:table-cell office:value-type="float" office:value="5.734" calcext:value-type="float">
            <text:p>5.734</text:p>
          </table:table-cell>
          <table:table-cell office:value-type="float" office:value="6.477" calcext:value-type="float">
            <text:p>6.477</text:p>
          </table:table-cell>
          <table:table-cell office:value-type="float" office:value="1.284" calcext:value-type="float">
            <text:p>1.284</text:p>
          </table:table-cell>
          <table:table-cell office:value-type="float" office:value="7.279" calcext:value-type="float">
            <text:p>7.279</text:p>
          </table:table-cell>
          <table:table-cell office:value-type="float" office:value="9.554" calcext:value-type="float">
            <text:p>9.554</text:p>
          </table:table-cell>
          <table:table-cell office:value-type="float" office:value="12.253" calcext:value-type="float">
            <text:p>12.253</text:p>
          </table:table-cell>
          <table:table-cell office:value-type="float" office:value="14.222" calcext:value-type="float">
            <text:p>14.222</text:p>
          </table:table-cell>
          <table:table-cell office:value-type="float" office:value="15.997" calcext:value-type="float">
            <text:p>15.997</text:p>
          </table:table-cell>
          <table:table-cell office:value-type="float" office:value="20.035" calcext:value-type="float">
            <text:p>20.035</text:p>
          </table:table-cell>
          <table:table-cell office:value-type="float" office:value="30.838" calcext:value-type="float">
            <text:p>30.838</text:p>
          </table:table-cell>
          <table:table-cell office:value-type="float" office:value="278.574" calcext:value-type="float">
            <text:p>278.574</text:p>
          </table:table-cell>
          <table:table-cell office:value-type="float" office:value="11.137" calcext:value-type="float">
            <text:p>11.137</text:p>
          </table:table-cell>
          <table:table-cell office:value-type="float" office:value="10.414" calcext:value-type="float">
            <text:p>10.414</text:p>
          </table:table-cell>
          <table:table-cell office:value-type="float" office:value="0.336" calcext:value-type="float">
            <text:p>0.336</text:p>
          </table:table-cell>
          <table:table-cell office:value-type="float" office:value="3.347" calcext:value-type="float">
            <text:p>3.347</text:p>
          </table:table-cell>
          <table:table-cell office:value-type="float" office:value="5.015" calcext:value-type="float">
            <text:p>5.015</text:p>
          </table:table-cell>
          <table:table-cell office:value-type="float" office:value="7.054" calcext:value-type="float">
            <text:p>7.054</text:p>
          </table:table-cell>
          <table:table-cell office:value-type="float" office:value="8.285" calcext:value-type="float">
            <text:p>8.285</text:p>
          </table:table-cell>
          <table:table-cell office:value-type="float" office:value="9.285" calcext:value-type="float">
            <text:p>9.285</text:p>
          </table:table-cell>
          <table:table-cell office:value-type="float" office:value="11.348" calcext:value-type="float">
            <text:p>11.348</text:p>
          </table:table-cell>
          <table:table-cell office:value-type="float" office:value="15.424" calcext:value-type="float">
            <text:p>15.424</text:p>
          </table:table-cell>
          <table:table-cell office:value-type="float" office:value="271.366" calcext:value-type="float">
            <text:p>271.366</text:p>
          </table:table-cell>
          <table:table-cell office:value-type="float" office:value="5.902" calcext:value-type="float">
            <text:p>5.902</text:p>
          </table:table-cell>
          <table:table-cell office:value-type="float" office:value="6.803" calcext:value-type="float">
            <text:p>6.803</text:p>
          </table:table-cell>
          <table:table-cell office:value-type="float" office:value="3.839" calcext:value-type="float">
            <text:p>3.839</text:p>
          </table:table-cell>
          <table:table-cell office:value-type="float" office:value="28.934" calcext:value-type="float">
            <text:p>28.934</text:p>
          </table:table-cell>
          <table:table-cell office:value-type="float" office:value="40.206" calcext:value-type="float">
            <text:p>40.206</text:p>
          </table:table-cell>
          <table:table-cell office:value-type="float" office:value="56.041" calcext:value-type="float">
            <text:p>56.041</text:p>
          </table:table-cell>
          <table:table-cell office:value-type="float" office:value="66.169" calcext:value-type="float">
            <text:p>66.169</text:p>
          </table:table-cell>
          <table:table-cell office:value-type="float" office:value="73.827" calcext:value-type="float">
            <text:p>73.827</text:p>
          </table:table-cell>
          <table:table-cell office:value-type="float" office:value="87.305" calcext:value-type="float">
            <text:p>87.305</text:p>
          </table:table-cell>
          <table:table-cell office:value-type="float" office:value="110.803" calcext:value-type="float">
            <text:p>110.803</text:p>
          </table:table-cell>
          <table:table-cell office:value-type="float" office:value="369.946" calcext:value-type="float">
            <text:p>369.946</text:p>
          </table:table-cell>
          <table:table-cell office:value-type="float" office:value="45.534" calcext:value-type="float">
            <text:p>45.534</text:p>
          </table:table-cell>
          <table:table-cell office:value-type="float" office:value="26.346" calcext:value-type="float">
            <text:p>26.346</text:p>
          </table:table-cell>
          <table:table-cell office:value-type="float" office:value="1313.157" calcext:value-type="float">
            <text:p>1313.15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998" calcext:value-type="float">
            <text:p>2.998</text:p>
          </table:table-cell>
          <table:table-cell office:value-type="float" office:value="4.973" calcext:value-type="float">
            <text:p>4.973</text:p>
          </table:table-cell>
          <table:table-cell office:value-type="float" office:value="72.032" calcext:value-type="float">
            <text:p>72.032</text:p>
          </table:table-cell>
          <table:table-cell office:value-type="float" office:value="212.654" calcext:value-type="float">
            <text:p>212.6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291.381" calcext:value-type="float">
            <text:p>291.381</text:p>
          </table:table-cell>
          <table:table-cell office:value-type="float" office:value="319.128" calcext:value-type="float">
            <text:p>319.128</text:p>
          </table:table-cell>
          <table:table-cell office:value-type="float" office:value="1380.4" calcext:value-type="float">
            <text:p>1380.4</text:p>
          </table:table-cell>
          <table:table-cell office:value-type="float" office:value="63.782" calcext:value-type="float">
            <text:p>63.782</text:p>
          </table:table-cell>
          <table:table-cell office:value-type="float" office:value="115.296" calcext:value-type="float">
            <text:p>115.296</text:p>
          </table:table-cell>
          <table:table-cell office:value-type="float" office:value="0.32" calcext:value-type="float">
            <text:p>0.32</text:p>
          </table:table-cell>
          <table:table-cell office:value-type="float" office:value="1.187" calcext:value-type="float">
            <text:p>1.187</text:p>
          </table:table-cell>
          <table:table-cell office:value-type="float" office:value="2.073" calcext:value-type="float">
            <text:p>2.073</text:p>
          </table:table-cell>
          <table:table-cell office:value-type="float" office:value="17.338" calcext:value-type="float">
            <text:p>17.338</text:p>
          </table:table-cell>
          <table:table-cell office:value-type="float" office:value="21.129" calcext:value-type="float">
            <text:p>21.129</text:p>
          </table:table-cell>
          <table:table-cell office:value-type="float" office:value="23.334" calcext:value-type="float">
            <text:p>23.334</text:p>
          </table:table-cell>
          <table:table-cell office:value-type="float" office:value="26.433" calcext:value-type="float">
            <text:p>26.433</text:p>
          </table:table-cell>
          <table:table-cell office:value-type="float" office:value="30.534" calcext:value-type="float">
            <text:p>30.534</text:p>
          </table:table-cell>
          <table:table-cell office:value-type="float" office:value="1104.255" calcext:value-type="float">
            <text:p>1104.255</text:p>
          </table:table-cell>
          <table:table-cell office:value-type="float" office:value="8.56" calcext:value-type="float">
            <text:p>8.56</text:p>
          </table:table-cell>
          <table:table-cell office:value-type="float" office:value="18.773" calcext:value-type="float">
            <text:p>18.773</text:p>
          </table:table-cell>
          <table:table-cell office:value-type="float" office:value="5.594" calcext:value-type="float">
            <text:p>5.594</text:p>
          </table:table-cell>
          <table:table-cell office:value-type="float" office:value="24.769" calcext:value-type="float">
            <text:p>24.769</text:p>
          </table:table-cell>
          <table:table-cell office:value-type="float" office:value="28.554" calcext:value-type="float">
            <text:p>28.554</text:p>
          </table:table-cell>
          <table:table-cell office:value-type="float" office:value="33.022" calcext:value-type="float">
            <text:p>33.022</text:p>
          </table:table-cell>
          <table:table-cell office:value-type="float" office:value="35.932" calcext:value-type="float">
            <text:p>35.932</text:p>
          </table:table-cell>
          <table:table-cell office:value-type="float" office:value="38.333" calcext:value-type="float">
            <text:p>38.333</text:p>
          </table:table-cell>
          <table:table-cell office:value-type="float" office:value="42.653" calcext:value-type="float">
            <text:p>42.653</text:p>
          </table:table-cell>
          <table:table-cell office:value-type="float" office:value="50.028" calcext:value-type="float">
            <text:p>50.028</text:p>
          </table:table-cell>
          <table:table-cell office:value-type="float" office:value="1132.661" calcext:value-type="float">
            <text:p>1132.661</text:p>
          </table:table-cell>
          <table:table-cell office:value-type="float" office:value="31.022" calcext:value-type="float">
            <text:p>31.022</text:p>
          </table:table-cell>
          <table:table-cell office:value-type="float" office:value="35.841" calcext:value-type="float">
            <text:p>35.841</text:p>
          </table:table-cell>
          <table:table-cell office:value-type="float" office:value="0.208" calcext:value-type="float">
            <text:p>0.208</text:p>
          </table:table-cell>
          <table:table-cell office:value-type="float" office:value="4.343" calcext:value-type="float">
            <text:p>4.343</text:p>
          </table:table-cell>
          <table:table-cell office:value-type="float" office:value="9.419" calcext:value-type="float">
            <text:p>9.419</text:p>
          </table:table-cell>
          <table:table-cell office:value-type="float" office:value="19.259" calcext:value-type="float">
            <text:p>19.259</text:p>
          </table:table-cell>
          <table:table-cell office:value-type="float" office:value="22.471" calcext:value-type="float">
            <text:p>22.471</text:p>
          </table:table-cell>
          <table:table-cell office:value-type="float" office:value="24.477" calcext:value-type="float">
            <text:p>24.477</text:p>
          </table:table-cell>
          <table:table-cell office:value-type="float" office:value="27.716" calcext:value-type="float">
            <text:p>27.716</text:p>
          </table:table-cell>
          <table:table-cell office:value-type="float" office:value="31.924" calcext:value-type="float">
            <text:p>31.924</text:p>
          </table:table-cell>
          <table:table-cell office:value-type="float" office:value="1104.967" calcext:value-type="float">
            <text:p>1104.967</text:p>
          </table:table-cell>
          <table:table-cell office:value-type="float" office:value="12.33" calcext:value-type="float">
            <text:p>12.33</text:p>
          </table:table-cell>
          <table:table-cell office:value-type="float" office:value="21.609" calcext:value-type="float">
            <text:p>21.609</text:p>
          </table:table-cell>
          <table:table-cell office:value-type="float" office:value="8.946" calcext:value-type="float">
            <text:p>8.946</text:p>
          </table:table-cell>
          <table:table-cell office:value-type="float" office:value="38.566" calcext:value-type="float">
            <text:p>38.566</text:p>
          </table:table-cell>
          <table:table-cell office:value-type="float" office:value="48.762" calcext:value-type="float">
            <text:p>48.762</text:p>
          </table:table-cell>
          <table:table-cell office:value-type="float" office:value="146.81" calcext:value-type="float">
            <text:p>146.81</text:p>
          </table:table-cell>
          <table:table-cell office:value-type="float" office:value="287.094" calcext:value-type="float">
            <text:p>287.094</text:p>
          </table:table-cell>
          <table:table-cell office:value-type="float" office:value="327.842" calcext:value-type="float">
            <text:p>327.842</text:p>
          </table:table-cell>
          <table:table-cell office:value-type="float" office:value="362.694" calcext:value-type="float">
            <text:p>362.694</text:p>
          </table:table-cell>
          <table:table-cell office:value-type="float" office:value="393.389" calcext:value-type="float">
            <text:p>393.389</text:p>
          </table:table-cell>
          <table:table-cell office:value-type="float" office:value="1459.356" calcext:value-type="float">
            <text:p>1459.356</text:p>
          </table:table-cell>
          <table:table-cell office:value-type="float" office:value="115.694" calcext:value-type="float">
            <text:p>115.694</text:p>
          </table:table-cell>
          <table:table-cell office:value-type="float" office:value="135.069" calcext:value-type="float">
            <text:p>135.069</text:p>
          </table:table-cell>
          <table:table-cell office:value-type="float" office:value="662.117" calcext:value-type="float">
            <text:p>662.117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13" calcext:value-type="float">
            <text:p>0.913</text:p>
          </table:table-cell>
          <table:table-cell office:value-type="float" office:value="11.541" calcext:value-type="float">
            <text:p>11.541</text:p>
          </table:table-cell>
          <table:table-cell office:value-type="float" office:value="22.755" calcext:value-type="float">
            <text:p>22.755</text:p>
          </table:table-cell>
          <table:table-cell office:value-type="float" office:value="42.155" calcext:value-type="float">
            <text:p>42.155</text:p>
          </table:table-cell>
          <table:table-cell office:value-type="float" office:value="53.233" calcext:value-type="float">
            <text:p>53.233</text:p>
          </table:table-cell>
          <table:table-cell office:value-type="float" office:value="61.054" calcext:value-type="float">
            <text:p>61.054</text:p>
          </table:table-cell>
          <table:table-cell office:value-type="float" office:value="74.053" calcext:value-type="float">
            <text:p>74.053</text:p>
          </table:table-cell>
          <table:table-cell office:value-type="float" office:value="91.488" calcext:value-type="float">
            <text:p>91.488</text:p>
          </table:table-cell>
          <table:table-cell office:value-type="float" office:value="390.73" calcext:value-type="float">
            <text:p>390.73</text:p>
          </table:table-cell>
          <table:table-cell office:value-type="float" office:value="29.764" calcext:value-type="float">
            <text:p>29.764</text:p>
          </table:table-cell>
          <table:table-cell office:value-type="float" office:value="25.329" calcext:value-type="float">
            <text:p>25.329</text:p>
          </table:table-cell>
          <table:table-cell office:value-type="float" office:value="0.399" calcext:value-type="float">
            <text:p>0.399</text:p>
          </table:table-cell>
          <table:table-cell office:value-type="float" office:value="3.363" calcext:value-type="float">
            <text:p>3.363</text:p>
          </table:table-cell>
          <table:table-cell office:value-type="float" office:value="5.141" calcext:value-type="float">
            <text:p>5.141</text:p>
          </table:table-cell>
          <table:table-cell office:value-type="float" office:value="7.301" calcext:value-type="float">
            <text:p>7.301</text:p>
          </table:table-cell>
          <table:table-cell office:value-type="float" office:value="8.716" calcext:value-type="float">
            <text:p>8.716</text:p>
          </table:table-cell>
          <table:table-cell office:value-type="float" office:value="9.942" calcext:value-type="float">
            <text:p>9.942</text:p>
          </table:table-cell>
          <table:table-cell office:value-type="float" office:value="12.818" calcext:value-type="float">
            <text:p>12.818</text:p>
          </table:table-cell>
          <table:table-cell office:value-type="float" office:value="17.764" calcext:value-type="float">
            <text:p>17.764</text:p>
          </table:table-cell>
          <table:table-cell office:value-type="float" office:value="331.722" calcext:value-type="float">
            <text:p>331.722</text:p>
          </table:table-cell>
          <table:table-cell office:value-type="float" office:value="6.103" calcext:value-type="float">
            <text:p>6.103</text:p>
          </table:table-cell>
          <table:table-cell office:value-type="float" office:value="6.518" calcext:value-type="float">
            <text:p>6.518</text:p>
          </table:table-cell>
          <table:table-cell office:value-type="float" office:value="1.42" calcext:value-type="float">
            <text:p>1.42</text:p>
          </table:table-cell>
          <table:table-cell office:value-type="float" office:value="7.613" calcext:value-type="float">
            <text:p>7.613</text:p>
          </table:table-cell>
          <table:table-cell office:value-type="float" office:value="9.898" calcext:value-type="float">
            <text:p>9.898</text:p>
          </table:table-cell>
          <table:table-cell office:value-type="float" office:value="12.645" calcext:value-type="float">
            <text:p>12.645</text:p>
          </table:table-cell>
          <table:table-cell office:value-type="float" office:value="14.755" calcext:value-type="float">
            <text:p>14.755</text:p>
          </table:table-cell>
          <table:table-cell office:value-type="float" office:value="16.64" calcext:value-type="float">
            <text:p>16.64</text:p>
          </table:table-cell>
          <table:table-cell office:value-type="float" office:value="20.654" calcext:value-type="float">
            <text:p>20.654</text:p>
          </table:table-cell>
          <table:table-cell office:value-type="float" office:value="29.615" calcext:value-type="float">
            <text:p>29.615</text:p>
          </table:table-cell>
          <table:table-cell office:value-type="float" office:value="335.694" calcext:value-type="float">
            <text:p>335.694</text:p>
          </table:table-cell>
          <table:table-cell office:value-type="float" office:value="11.474" calcext:value-type="float">
            <text:p>11.474</text:p>
          </table:table-cell>
          <table:table-cell office:value-type="float" office:value="10.37" calcext:value-type="float">
            <text:p>10.37</text:p>
          </table:table-cell>
          <table:table-cell office:value-type="float" office:value="0.319" calcext:value-type="float">
            <text:p>0.319</text:p>
          </table:table-cell>
          <table:table-cell office:value-type="float" office:value="3.653" calcext:value-type="float">
            <text:p>3.653</text:p>
          </table:table-cell>
          <table:table-cell office:value-type="float" office:value="5.386" calcext:value-type="float">
            <text:p>5.386</text:p>
          </table:table-cell>
          <table:table-cell office:value-type="float" office:value="7.462" calcext:value-type="float">
            <text:p>7.462</text:p>
          </table:table-cell>
          <table:table-cell office:value-type="float" office:value="8.77" calcext:value-type="float">
            <text:p>8.77</text:p>
          </table:table-cell>
          <table:table-cell office:value-type="float" office:value="9.836" calcext:value-type="float">
            <text:p>9.836</text:p>
          </table:table-cell>
          <table:table-cell office:value-type="float" office:value="12.025" calcext:value-type="float">
            <text:p>12.025</text:p>
          </table:table-cell>
          <table:table-cell office:value-type="float" office:value="16.819" calcext:value-type="float">
            <text:p>16.819</text:p>
          </table:table-cell>
          <table:table-cell office:value-type="float" office:value="332.509" calcext:value-type="float">
            <text:p>332.509</text:p>
          </table:table-cell>
          <table:table-cell office:value-type="float" office:value="6.302" calcext:value-type="float">
            <text:p>6.302</text:p>
          </table:table-cell>
          <table:table-cell office:value-type="float" office:value="7.177" calcext:value-type="float">
            <text:p>7.177</text:p>
          </table:table-cell>
          <table:table-cell office:value-type="float" office:value="3.439" calcext:value-type="float">
            <text:p>3.439</text:p>
          </table:table-cell>
          <table:table-cell office:value-type="float" office:value="33.138" calcext:value-type="float">
            <text:p>33.138</text:p>
          </table:table-cell>
          <table:table-cell office:value-type="float" office:value="47.947" calcext:value-type="float">
            <text:p>47.947</text:p>
          </table:table-cell>
          <table:table-cell office:value-type="float" office:value="67.595" calcext:value-type="float">
            <text:p>67.595</text:p>
          </table:table-cell>
          <table:table-cell office:value-type="float" office:value="79.531" calcext:value-type="float">
            <text:p>79.531</text:p>
          </table:table-cell>
          <table:table-cell office:value-type="float" office:value="88.139" calcext:value-type="float">
            <text:p>88.139</text:p>
          </table:table-cell>
          <table:table-cell office:value-type="float" office:value="103.565" calcext:value-type="float">
            <text:p>103.565</text:p>
          </table:table-cell>
          <table:table-cell office:value-type="float" office:value="126.034" calcext:value-type="float">
            <text:p>126.034</text:p>
          </table:table-cell>
          <table:table-cell office:value-type="float" office:value="410.727" calcext:value-type="float">
            <text:p>410.727</text:p>
          </table:table-cell>
          <table:table-cell office:value-type="float" office:value="53.644" calcext:value-type="float">
            <text:p>53.644</text:p>
          </table:table-cell>
          <table:table-cell office:value-type="float" office:value="30.365" calcext:value-type="float">
            <text:p>30.365</text:p>
          </table:table-cell>
          <table:table-cell office:value-type="float" office:value="1298.366" calcext:value-type="float">
            <text:p>1298.3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1" calcext:value-type="float">
            <text:p>0.731</text:p>
          </table:table-cell>
          <table:table-cell office:value-type="float" office:value="2.993" calcext:value-type="float">
            <text:p>2.993</text:p>
          </table:table-cell>
          <table:table-cell office:value-type="float" office:value="5.072" calcext:value-type="float">
            <text:p>5.072</text:p>
          </table:table-cell>
          <table:table-cell office:value-type="float" office:value="116.546" calcext:value-type="float">
            <text:p>116.546</text:p>
          </table:table-cell>
          <table:table-cell office:value-type="float" office:value="256.532" calcext:value-type="float">
            <text:p>256.532</text:p>
          </table:table-cell>
          <table:table-cell office:value-type="float" office:value="311.369" calcext:value-type="float">
            <text:p>311.369</text:p>
          </table:table-cell>
          <table:table-cell office:value-type="float" office:value="351.733" calcext:value-type="float">
            <text:p>351.733</text:p>
          </table:table-cell>
          <table:table-cell office:value-type="float" office:value="379.315" calcext:value-type="float">
            <text:p>379.315</text:p>
          </table:table-cell>
          <table:table-cell office:value-type="float" office:value="1729.897" calcext:value-type="float">
            <text:p>1729.897</text:p>
          </table:table-cell>
          <table:table-cell office:value-type="float" office:value="79.503" calcext:value-type="float">
            <text:p>79.503</text:p>
          </table:table-cell>
          <table:table-cell office:value-type="float" office:value="139.057" calcext:value-type="float">
            <text:p>139.057</text:p>
          </table:table-cell>
          <table:table-cell office:value-type="float" office:value="0.322" calcext:value-type="float">
            <text:p>0.322</text:p>
          </table:table-cell>
          <table:table-cell office:value-type="float" office:value="1.186" calcext:value-type="float">
            <text:p>1.186</text:p>
          </table:table-cell>
          <table:table-cell office:value-type="float" office:value="2.132" calcext:value-type="float">
            <text:p>2.132</text:p>
          </table:table-cell>
          <table:table-cell office:value-type="float" office:value="18.03" calcext:value-type="float">
            <text:p>18.03</text:p>
          </table:table-cell>
          <table:table-cell office:value-type="float" office:value="21.376" calcext:value-type="float">
            <text:p>21.376</text:p>
          </table:table-cell>
          <table:table-cell office:value-type="float" office:value="23.292" calcext:value-type="float">
            <text:p>23.292</text:p>
          </table:table-cell>
          <table:table-cell office:value-type="float" office:value="26.276" calcext:value-type="float">
            <text:p>26.276</text:p>
          </table:table-cell>
          <table:table-cell office:value-type="float" office:value="30.664" calcext:value-type="float">
            <text:p>30.664</text:p>
          </table:table-cell>
          <table:table-cell office:value-type="float" office:value="1406.972" calcext:value-type="float">
            <text:p>1406.972</text:p>
          </table:table-cell>
          <table:table-cell office:value-type="float" office:value="8.976" calcext:value-type="float">
            <text:p>8.976</text:p>
          </table:table-cell>
          <table:table-cell office:value-type="float" office:value="21.158" calcext:value-type="float">
            <text:p>21.158</text:p>
          </table:table-cell>
          <table:table-cell office:value-type="float" office:value="5.541" calcext:value-type="float">
            <text:p>5.541</text:p>
          </table:table-cell>
          <table:table-cell office:value-type="float" office:value="24.683" calcext:value-type="float">
            <text:p>24.683</text:p>
          </table:table-cell>
          <table:table-cell office:value-type="float" office:value="28.338" calcext:value-type="float">
            <text:p>28.338</text:p>
          </table:table-cell>
          <table:table-cell office:value-type="float" office:value="32.569" calcext:value-type="float">
            <text:p>32.569</text:p>
          </table:table-cell>
          <table:table-cell office:value-type="float" office:value="35.345" calcext:value-type="float">
            <text:p>35.345</text:p>
          </table:table-cell>
          <table:table-cell office:value-type="float" office:value="37.654" calcext:value-type="float">
            <text:p>37.654</text:p>
          </table:table-cell>
          <table:table-cell office:value-type="float" office:value="41.834" calcext:value-type="float">
            <text:p>41.834</text:p>
          </table:table-cell>
          <table:table-cell office:value-type="float" office:value="48.852" calcext:value-type="float">
            <text:p>48.852</text:p>
          </table:table-cell>
          <table:table-cell office:value-type="float" office:value="1412.756" calcext:value-type="float">
            <text:p>1412.756</text:p>
          </table:table-cell>
          <table:table-cell office:value-type="float" office:value="31.018" calcext:value-type="float">
            <text:p>31.018</text:p>
          </table:table-cell>
          <table:table-cell office:value-type="float" office:value="44.411" calcext:value-type="float">
            <text:p>44.411</text:p>
          </table:table-cell>
          <table:table-cell office:value-type="float" office:value="0.198" calcext:value-type="float">
            <text:p>0.198</text:p>
          </table:table-cell>
          <table:table-cell office:value-type="float" office:value="4.546" calcext:value-type="float">
            <text:p>4.546</text:p>
          </table:table-cell>
          <table:table-cell office:value-type="float" office:value="9.884" calcext:value-type="float">
            <text:p>9.884</text:p>
          </table:table-cell>
          <table:table-cell office:value-type="float" office:value="19.501" calcext:value-type="float">
            <text:p>19.501</text:p>
          </table:table-cell>
          <table:table-cell office:value-type="float" office:value="22.501" calcext:value-type="float">
            <text:p>22.501</text:p>
          </table:table-cell>
          <table:table-cell office:value-type="float" office:value="24.413" calcext:value-type="float">
            <text:p>24.413</text:p>
          </table:table-cell>
          <table:table-cell office:value-type="float" office:value="27.545" calcext:value-type="float">
            <text:p>27.545</text:p>
          </table:table-cell>
          <table:table-cell office:value-type="float" office:value="32.557" calcext:value-type="float">
            <text:p>32.557</text:p>
          </table:table-cell>
          <table:table-cell office:value-type="float" office:value="1407.121" calcext:value-type="float">
            <text:p>1407.121</text:p>
          </table:table-cell>
          <table:table-cell office:value-type="float" office:value="12.553" calcext:value-type="float">
            <text:p>12.553</text:p>
          </table:table-cell>
          <table:table-cell office:value-type="float" office:value="23.303" calcext:value-type="float">
            <text:p>23.303</text:p>
          </table:table-cell>
          <table:table-cell office:value-type="float" office:value="7.969" calcext:value-type="float">
            <text:p>7.969</text:p>
          </table:table-cell>
          <table:table-cell office:value-type="float" office:value="38.458" calcext:value-type="float">
            <text:p>38.458</text:p>
          </table:table-cell>
          <table:table-cell office:value-type="float" office:value="48.774" calcext:value-type="float">
            <text:p>48.774</text:p>
          </table:table-cell>
          <table:table-cell office:value-type="float" office:value="190.23" calcext:value-type="float">
            <text:p>190.23</text:p>
          </table:table-cell>
          <table:table-cell office:value-type="float" office:value="330.973" calcext:value-type="float">
            <text:p>330.973</text:p>
          </table:table-cell>
          <table:table-cell office:value-type="float" office:value="382.054" calcext:value-type="float">
            <text:p>382.054</text:p>
          </table:table-cell>
          <table:table-cell office:value-type="float" office:value="421.477" calcext:value-type="float">
            <text:p>421.477</text:p>
          </table:table-cell>
          <table:table-cell office:value-type="float" office:value="452.715" calcext:value-type="float">
            <text:p>452.715</text:p>
          </table:table-cell>
          <table:table-cell office:value-type="float" office:value="1804.303" calcext:value-type="float">
            <text:p>1804.303</text:p>
          </table:table-cell>
          <table:table-cell office:value-type="float" office:value="132.049" calcext:value-type="float">
            <text:p>132.049</text:p>
          </table:table-cell>
          <table:table-cell office:value-type="float" office:value="160.372" calcext:value-type="float">
            <text:p>160.372</text:p>
          </table:table-cell>
          <table:table-cell office:value-type="float" office:value="654.687" calcext:value-type="float">
            <text:p>654.687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62" calcext:value-type="float">
            <text:p>0.862</text:p>
          </table:table-cell>
          <table:table-cell office:value-type="float" office:value="12.664" calcext:value-type="float">
            <text:p>12.664</text:p>
          </table:table-cell>
          <table:table-cell office:value-type="float" office:value="28.876" calcext:value-type="float">
            <text:p>28.876</text:p>
          </table:table-cell>
          <table:table-cell office:value-type="float" office:value="54.538" calcext:value-type="float">
            <text:p>54.538</text:p>
          </table:table-cell>
          <table:table-cell office:value-type="float" office:value="68.941" calcext:value-type="float">
            <text:p>68.941</text:p>
          </table:table-cell>
          <table:table-cell office:value-type="float" office:value="79.1" calcext:value-type="float">
            <text:p>79.1</text:p>
          </table:table-cell>
          <table:table-cell office:value-type="float" office:value="95.409" calcext:value-type="float">
            <text:p>95.409</text:p>
          </table:table-cell>
          <table:table-cell office:value-type="float" office:value="123.374" calcext:value-type="float">
            <text:p>123.374</text:p>
          </table:table-cell>
          <table:table-cell office:value-type="float" office:value="599.293" calcext:value-type="float">
            <text:p>599.293</text:p>
          </table:table-cell>
          <table:table-cell office:value-type="float" office:value="38.003" calcext:value-type="float">
            <text:p>38.003</text:p>
          </table:table-cell>
          <table:table-cell office:value-type="float" office:value="35.433" calcext:value-type="float">
            <text:p>35.433</text:p>
          </table:table-cell>
          <table:table-cell office:value-type="float" office:value="0.341" calcext:value-type="float">
            <text:p>0.341</text:p>
          </table:table-cell>
          <table:table-cell office:value-type="float" office:value="3.491" calcext:value-type="float">
            <text:p>3.491</text:p>
          </table:table-cell>
          <table:table-cell office:value-type="float" office:value="5.34" calcext:value-type="float">
            <text:p>5.34</text:p>
          </table:table-cell>
          <table:table-cell office:value-type="float" office:value="7.685" calcext:value-type="float">
            <text:p>7.685</text:p>
          </table:table-cell>
          <table:table-cell office:value-type="float" office:value="9.2" calcext:value-type="float">
            <text:p>9.2</text:p>
          </table:table-cell>
          <table:table-cell office:value-type="float" office:value="10.622" calcext:value-type="float">
            <text:p>10.622</text:p>
          </table:table-cell>
          <table:table-cell office:value-type="float" office:value="14.1" calcext:value-type="float">
            <text:p>14.1</text:p>
          </table:table-cell>
          <table:table-cell office:value-type="float" office:value="20.118" calcext:value-type="float">
            <text:p>20.118</text:p>
          </table:table-cell>
          <table:table-cell office:value-type="float" office:value="510.829" calcext:value-type="float">
            <text:p>510.829</text:p>
          </table:table-cell>
          <table:table-cell office:value-type="float" office:value="6.519" calcext:value-type="float">
            <text:p>6.519</text:p>
          </table:table-cell>
          <table:table-cell office:value-type="float" office:value="7.664" calcext:value-type="float">
            <text:p>7.664</text:p>
          </table:table-cell>
          <table:table-cell office:value-type="float" office:value="1.11" calcext:value-type="float">
            <text:p>1.11</text:p>
          </table:table-cell>
          <table:table-cell office:value-type="float" office:value="7.729" calcext:value-type="float">
            <text:p>7.729</text:p>
          </table:table-cell>
          <table:table-cell office:value-type="float" office:value="10.204" calcext:value-type="float">
            <text:p>10.204</text:p>
          </table:table-cell>
          <table:table-cell office:value-type="float" office:value="13.201" calcext:value-type="float">
            <text:p>13.201</text:p>
          </table:table-cell>
          <table:table-cell office:value-type="float" office:value="15.553" calcext:value-type="float">
            <text:p>15.553</text:p>
          </table:table-cell>
          <table:table-cell office:value-type="float" office:value="17.82" calcext:value-type="float">
            <text:p>17.82</text:p>
          </table:table-cell>
          <table:table-cell office:value-type="float" office:value="23.08" calcext:value-type="float">
            <text:p>23.08</text:p>
          </table:table-cell>
          <table:table-cell office:value-type="float" office:value="36.914" calcext:value-type="float">
            <text:p>36.914</text:p>
          </table:table-cell>
          <table:table-cell office:value-type="float" office:value="554.127" calcext:value-type="float">
            <text:p>554.127</text:p>
          </table:table-cell>
          <table:table-cell office:value-type="float" office:value="12.223" calcext:value-type="float">
            <text:p>12.223</text:p>
          </table:table-cell>
          <table:table-cell office:value-type="float" office:value="13.354" calcext:value-type="float">
            <text:p>13.354</text:p>
          </table:table-cell>
          <table:table-cell office:value-type="float" office:value="0.318" calcext:value-type="float">
            <text:p>0.318</text:p>
          </table:table-cell>
          <table:table-cell office:value-type="float" office:value="3.782" calcext:value-type="float">
            <text:p>3.782</text:p>
          </table:table-cell>
          <table:table-cell office:value-type="float" office:value="5.644" calcext:value-type="float">
            <text:p>5.644</text:p>
          </table:table-cell>
          <table:table-cell office:value-type="float" office:value="7.871" calcext:value-type="float">
            <text:p>7.871</text:p>
          </table:table-cell>
          <table:table-cell office:value-type="float" office:value="9.274" calcext:value-type="float">
            <text:p>9.274</text:p>
          </table:table-cell>
          <table:table-cell office:value-type="float" office:value="10.49" calcext:value-type="float">
            <text:p>10.49</text:p>
          </table:table-cell>
          <table:table-cell office:value-type="float" office:value="13.014" calcext:value-type="float">
            <text:p>13.014</text:p>
          </table:table-cell>
          <table:table-cell office:value-type="float" office:value="18.324" calcext:value-type="float">
            <text:p>18.324</text:p>
          </table:table-cell>
          <table:table-cell office:value-type="float" office:value="510.395" calcext:value-type="float">
            <text:p>510.395</text:p>
          </table:table-cell>
          <table:table-cell office:value-type="float" office:value="6.641" calcext:value-type="float">
            <text:p>6.641</text:p>
          </table:table-cell>
          <table:table-cell office:value-type="float" office:value="7.528" calcext:value-type="float">
            <text:p>7.528</text:p>
          </table:table-cell>
          <table:table-cell office:value-type="float" office:value="3.663" calcext:value-type="float">
            <text:p>3.663</text:p>
          </table:table-cell>
          <table:table-cell office:value-type="float" office:value="35.725" calcext:value-type="float">
            <text:p>35.725</text:p>
          </table:table-cell>
          <table:table-cell office:value-type="float" office:value="55.57" calcext:value-type="float">
            <text:p>55.57</text:p>
          </table:table-cell>
          <table:table-cell office:value-type="float" office:value="82.021" calcext:value-type="float">
            <text:p>82.021</text:p>
          </table:table-cell>
          <table:table-cell office:value-type="float" office:value="97.757" calcext:value-type="float">
            <text:p>97.757</text:p>
          </table:table-cell>
          <table:table-cell office:value-type="float" office:value="108.648" calcext:value-type="float">
            <text:p>108.648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61.479" calcext:value-type="float">
            <text:p>161.479</text:p>
          </table:table-cell>
          <table:table-cell office:value-type="float" office:value="651.651" calcext:value-type="float">
            <text:p>651.651</text:p>
          </table:table-cell>
          <table:table-cell office:value-type="float" office:value="63.385" calcext:value-type="float">
            <text:p>63.385</text:p>
          </table:table-cell>
          <table:table-cell office:value-type="float" office:value="41.28" calcext:value-type="float">
            <text:p>41.28</text:p>
          </table:table-cell>
          <table:table-cell office:value-type="float" office:value="1260.372" calcext:value-type="float">
            <text:p>1260.372</text:p>
          </table:table-cell>
          <table:table-cell table:number-columns-repeated="906"/>
        </table:table-row>
      </table:table>
      <table:table table:name="Charts_003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3.B20:Charts_003.B29 Charts_003.J19:Charts_003.J19 Charts_003.J20:Charts_003.J29 Charts_003.U19:Charts_003.U19 Charts_003.U20:Charts_003.U29 Charts_003.AF19:Charts_003.AF19 Charts_003.AF20:Charts_003.AF29 Charts_003.AQ19:Charts_003.AQ19 Charts_003.AQ20:Charts_003.AQ29 Charts_003.BQ19:Charts_003.BQ19 Charts_003.BQ20:Charts_003.BQ29 Charts_003.CB19:Charts_003.CB19 Charts_003.CB20:Charts_003.CB29 Charts_003.CM19:Charts_003.CM19 Charts_003.CM20:Charts_003.CM29 Charts_003.CX19:Charts_003.CX19 Charts_003.CX20:Charts_003.CX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3.B20:Charts_003.B29 Charts_003.BB19:Charts_003.BB19 Charts_003.BB20:Charts_003.BB29 Charts_003.BG19:Charts_003.BG19 Charts_003.BG20:Charts_003.BG29 Charts_003.DI19:Charts_003.DI19 Charts_003.DI20:Charts_003.DI29 Charts_003.DN19:Charts_003.DN19 Charts_003.DN20:Charts_003.DN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3.B20:Charts_003.B29 Charts_003.AW19:Charts_003.AW19 Charts_003.AW20:Charts_003.AW29 Charts_003.AX19:Charts_003.AX19 Charts_003.AX20:Charts_003.AX29 Charts_003.AY19:Charts_003.AY19 Charts_003.AY20:Charts_003.AY29 Charts_003.BB19:Charts_003.BB19 Charts_003.BB20:Charts_003.BB29 Charts_003.DD19:Charts_003.DD19 Charts_003.DD20:Charts_003.DD29 Charts_003.DE19:Charts_003.DE19 Charts_003.DE20:Charts_003.DE29 Charts_003.DF19:Charts_003.DF19 Charts_003.DF20:Charts_003.DF29 Charts_003.DI19:Charts_003.DI19 Charts_003.DI20:Charts_003.DI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3.B20:Charts_003.B29 Charts_003.BE19:Charts_003.BE19 Charts_003.BE20:Charts_003.BE29 Charts_003.BF19:Charts_003.BF19 Charts_003.BF20:Charts_003.BF29 Charts_003.DL19:Charts_003.DL19 Charts_003.DL20:Charts_003.DL29 Charts_003.DM19:Charts_003.DM19 Charts_003.DM20:Charts_003.DM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09" calcext:value-type="float">
            <text:p>0.709</text:p>
          </table:table-cell>
          <table:table-cell office:value-type="float" office:value="1.426" calcext:value-type="float">
            <text:p>1.426</text:p>
          </table:table-cell>
          <table:table-cell office:value-type="float" office:value="3.129" calcext:value-type="float">
            <text:p>3.129</text:p>
          </table:table-cell>
          <table:table-cell office:value-type="float" office:value="5.893" calcext:value-type="float">
            <text:p>5.893</text:p>
          </table:table-cell>
          <table:table-cell office:value-type="float" office:value="8.499" calcext:value-type="float">
            <text:p>8.499</text:p>
          </table:table-cell>
          <table:table-cell office:value-type="float" office:value="10.331" calcext:value-type="float">
            <text:p>10.331</text:p>
          </table:table-cell>
          <table:table-cell office:value-type="float" office:value="12.63" calcext:value-type="float">
            <text:p>12.63</text:p>
          </table:table-cell>
          <table:table-cell office:value-type="float" office:value="15.151" calcext:value-type="float">
            <text:p>15.151</text:p>
          </table:table-cell>
          <table:table-cell office:value-type="float" office:value="752.412" calcext:value-type="float">
            <text:p>752.412</text:p>
          </table:table-cell>
          <table:table-cell office:value-type="float" office:value="4.511" calcext:value-type="float">
            <text:p>4.511</text:p>
          </table:table-cell>
          <table:table-cell office:value-type="float" office:value="8.799" calcext:value-type="float">
            <text:p>8.799</text:p>
          </table:table-cell>
          <table:table-cell office:value-type="float" office:value="0.31" calcext:value-type="float">
            <text:p>0.31</text:p>
          </table:table-cell>
          <table:table-cell office:value-type="float" office:value="0.663" calcext:value-type="float">
            <text:p>0.663</text:p>
          </table:table-cell>
          <table:table-cell office:value-type="float" office:value="2.553" calcext:value-type="float">
            <text:p>2.553</text:p>
          </table:table-cell>
          <table:table-cell office:value-type="float" office:value="4.565" calcext:value-type="float">
            <text:p>4.565</text:p>
          </table:table-cell>
          <table:table-cell office:value-type="float" office:value="5.609" calcext:value-type="float">
            <text:p>5.609</text:p>
          </table:table-cell>
          <table:table-cell office:value-type="float" office:value="6.928" calcext:value-type="float">
            <text:p>6.928</text:p>
          </table:table-cell>
          <table:table-cell office:value-type="float" office:value="8.771" calcext:value-type="float">
            <text:p>8.771</text:p>
          </table:table-cell>
          <table:table-cell office:value-type="float" office:value="10.548" calcext:value-type="float">
            <text:p>10.548</text:p>
          </table:table-cell>
          <table:table-cell office:value-type="float" office:value="751.357" calcext:value-type="float">
            <text:p>751.357</text:p>
          </table:table-cell>
          <table:table-cell office:value-type="float" office:value="3.342" calcext:value-type="float">
            <text:p>3.342</text:p>
          </table:table-cell>
          <table:table-cell office:value-type="float" office:value="13.982" calcext:value-type="float">
            <text:p>13.982</text:p>
          </table:table-cell>
          <table:table-cell office:value-type="float" office:value="4.682" calcext:value-type="float">
            <text:p>4.682</text:p>
          </table:table-cell>
          <table:table-cell office:value-type="float" office:value="10.398" calcext:value-type="float">
            <text:p>10.398</text:p>
          </table:table-cell>
          <table:table-cell office:value-type="float" office:value="12.801" calcext:value-type="float">
            <text:p>12.801</text:p>
          </table:table-cell>
          <table:table-cell office:value-type="float" office:value="15.379" calcext:value-type="float">
            <text:p>15.379</text:p>
          </table:table-cell>
          <table:table-cell office:value-type="float" office:value="16.916" calcext:value-type="float">
            <text:p>16.916</text:p>
          </table:table-cell>
          <table:table-cell office:value-type="float" office:value="18.035" calcext:value-type="float">
            <text:p>18.035</text:p>
          </table:table-cell>
          <table:table-cell office:value-type="float" office:value="19.835" calcext:value-type="float">
            <text:p>19.835</text:p>
          </table:table-cell>
          <table:table-cell office:value-type="float" office:value="22" calcext:value-type="float">
            <text:p>22</text:p>
          </table:table-cell>
          <table:table-cell office:value-type="float" office:value="756.531" calcext:value-type="float">
            <text:p>756.531</text:p>
          </table:table-cell>
          <table:table-cell office:value-type="float" office:value="13.433" calcext:value-type="float">
            <text:p>13.433</text:p>
          </table:table-cell>
          <table:table-cell office:value-type="float" office:value="14.255" calcext:value-type="float">
            <text:p>14.255</text:p>
          </table:table-cell>
          <table:table-cell office:value-type="float" office:value="0.2" calcext:value-type="float">
            <text:p>0.2</text:p>
          </table:table-cell>
          <table:table-cell office:value-type="float" office:value="0.465" calcext:value-type="float">
            <text:p>0.465</text:p>
          </table:table-cell>
          <table:table-cell office:value-type="float" office:value="1.785" calcext:value-type="float">
            <text:p>1.785</text:p>
          </table:table-cell>
          <table:table-cell office:value-type="float" office:value="3.795" calcext:value-type="float">
            <text:p>3.795</text:p>
          </table:table-cell>
          <table:table-cell office:value-type="float" office:value="4.805" calcext:value-type="float">
            <text:p>4.805</text:p>
          </table:table-cell>
          <table:table-cell office:value-type="float" office:value="5.661" calcext:value-type="float">
            <text:p>5.661</text:p>
          </table:table-cell>
          <table:table-cell office:value-type="float" office:value="7.54" calcext:value-type="float">
            <text:p>7.54</text:p>
          </table:table-cell>
          <table:table-cell office:value-type="float" office:value="9.709" calcext:value-type="float">
            <text:p>9.709</text:p>
          </table:table-cell>
          <table:table-cell office:value-type="float" office:value="559.306" calcext:value-type="float">
            <text:p>559.306</text:p>
          </table:table-cell>
          <table:table-cell office:value-type="float" office:value="2.581" calcext:value-type="float">
            <text:p>2.581</text:p>
          </table:table-cell>
          <table:table-cell office:value-type="float" office:value="6.122" calcext:value-type="float">
            <text:p>6.122</text:p>
          </table:table-cell>
          <table:table-cell office:value-type="float" office:value="6.568" calcext:value-type="float">
            <text:p>6.568</text:p>
          </table:table-cell>
          <table:table-cell office:value-type="float" office:value="18.923" calcext:value-type="float">
            <text:p>18.92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6.763" calcext:value-type="float">
            <text:p>26.763</text:p>
          </table:table-cell>
          <table:table-cell office:value-type="float" office:value="29.207" calcext:value-type="float">
            <text:p>29.207</text:p>
          </table:table-cell>
          <table:table-cell office:value-type="float" office:value="31.117" calcext:value-type="float">
            <text:p>31.117</text:p>
          </table:table-cell>
          <table:table-cell office:value-type="float" office:value="33.827" calcext:value-type="float">
            <text:p>33.827</text:p>
          </table:table-cell>
          <table:table-cell office:value-type="float" office:value="36.996" calcext:value-type="float">
            <text:p>36.996</text:p>
          </table:table-cell>
          <table:table-cell office:value-type="float" office:value="774.416" calcext:value-type="float">
            <text:p>774.416</text:p>
          </table:table-cell>
          <table:table-cell office:value-type="float" office:value="23.867" calcext:value-type="float">
            <text:p>23.867</text:p>
          </table:table-cell>
          <table:table-cell office:value-type="float" office:value="23.401" calcext:value-type="float">
            <text:p>23.401</text:p>
          </table:table-cell>
          <table:table-cell office:value-type="float" office:value="339.373" calcext:value-type="float">
            <text:p>339.373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2" calcext:value-type="float">
            <text:p>0.742</text:p>
          </table:table-cell>
          <table:table-cell office:value-type="float" office:value="1.3" calcext:value-type="float">
            <text:p>1.3</text:p>
          </table:table-cell>
          <table:table-cell office:value-type="float" office:value="1.58" calcext:value-type="float">
            <text:p>1.58</text:p>
          </table:table-cell>
          <table:table-cell office:value-type="float" office:value="1.947" calcext:value-type="float">
            <text:p>1.947</text:p>
          </table:table-cell>
          <table:table-cell office:value-type="float" office:value="2.199" calcext:value-type="float">
            <text:p>2.199</text:p>
          </table:table-cell>
          <table:table-cell office:value-type="float" office:value="2.421" calcext:value-type="float">
            <text:p>2.421</text:p>
          </table:table-cell>
          <table:table-cell office:value-type="float" office:value="2.812" calcext:value-type="float">
            <text:p>2.812</text:p>
          </table:table-cell>
          <table:table-cell office:value-type="float" office:value="3.626" calcext:value-type="float">
            <text:p>3.626</text:p>
          </table:table-cell>
          <table:table-cell office:value-type="float" office:value="15.679" calcext:value-type="float">
            <text:p>15.679</text:p>
          </table:table-cell>
          <table:table-cell office:value-type="float" office:value="1.747" calcext:value-type="float">
            <text:p>1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1" calcext:value-type="float">
            <text:p>0.3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851" calcext:value-type="float">
            <text:p>0.851</text:p>
          </table:table-cell>
          <table:table-cell office:value-type="float" office:value="1.127" calcext:value-type="float">
            <text:p>1.127</text:p>
          </table:table-cell>
          <table:table-cell office:value-type="float" office:value="1.323" calcext:value-type="float">
            <text:p>1.323</text:p>
          </table:table-cell>
          <table:table-cell office:value-type="float" office:value="1.481" calcext:value-type="float">
            <text:p>1.481</text:p>
          </table:table-cell>
          <table:table-cell office:value-type="float" office:value="1.781" calcext:value-type="float">
            <text:p>1.781</text:p>
          </table:table-cell>
          <table:table-cell office:value-type="float" office:value="2.315" calcext:value-type="float">
            <text:p>2.315</text:p>
          </table:table-cell>
          <table:table-cell office:value-type="float" office:value="14.721" calcext:value-type="float">
            <text:p>14.721</text:p>
          </table:table-cell>
          <table:table-cell office:value-type="float" office:value="0.984" calcext:value-type="float">
            <text:p>0.984</text:p>
          </table:table-cell>
          <table:table-cell office:value-type="float" office:value="0.619" calcext:value-type="float">
            <text:p>0.619</text:p>
          </table:table-cell>
          <table:table-cell office:value-type="float" office:value="1.085" calcext:value-type="float">
            <text:p>1.085</text:p>
          </table:table-cell>
          <table:table-cell office:value-type="float" office:value="2.146" calcext:value-type="float">
            <text:p>2.146</text:p>
          </table:table-cell>
          <table:table-cell office:value-type="float" office:value="2.51" calcext:value-type="float">
            <text:p>2.51</text:p>
          </table:table-cell>
          <table:table-cell office:value-type="float" office:value="2.953" calcext:value-type="float">
            <text:p>2.953</text:p>
          </table:table-cell>
          <table:table-cell office:value-type="float" office:value="3.25" calcext:value-type="float">
            <text:p>3.25</text:p>
          </table:table-cell>
          <table:table-cell office:value-type="float" office:value="3.481" calcext:value-type="float">
            <text:p>3.481</text:p>
          </table:table-cell>
          <table:table-cell office:value-type="float" office:value="3.976" calcext:value-type="float">
            <text:p>3.976</text:p>
          </table:table-cell>
          <table:table-cell office:value-type="float" office:value="4.836" calcext:value-type="float">
            <text:p>4.836</text:p>
          </table:table-cell>
          <table:table-cell office:value-type="float" office:value="17.275" calcext:value-type="float">
            <text:p>17.275</text:p>
          </table:table-cell>
          <table:table-cell office:value-type="float" office:value="2.681" calcext:value-type="float">
            <text:p>2.681</text:p>
          </table:table-cell>
          <table:table-cell office:value-type="float" office:value="1.031" calcext:value-type="float">
            <text:p>1.03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" calcext:value-type="float">
            <text:p>0.55</text:p>
          </table:table-cell>
          <table:table-cell office:value-type="float" office:value="0.724" calcext:value-type="float">
            <text:p>0.724</text:p>
          </table:table-cell>
          <table:table-cell office:value-type="float" office:value="0.984" calcext:value-type="float">
            <text:p>0.984</text:p>
          </table:table-cell>
          <table:table-cell office:value-type="float" office:value="1.181" calcext:value-type="float">
            <text:p>1.181</text:p>
          </table:table-cell>
          <table:table-cell office:value-type="float" office:value="1.334" calcext:value-type="float">
            <text:p>1.334</text:p>
          </table:table-cell>
          <table:table-cell office:value-type="float" office:value="1.61" calcext:value-type="float">
            <text:p>1.61</text:p>
          </table:table-cell>
          <table:table-cell office:value-type="float" office:value="2.08" calcext:value-type="float">
            <text:p>2.08</text:p>
          </table:table-cell>
          <table:table-cell office:value-type="float" office:value="10.994" calcext:value-type="float">
            <text:p>10.994</text:p>
          </table:table-cell>
          <table:table-cell office:value-type="float" office:value="0.849" calcext:value-type="float">
            <text:p>0.849</text:p>
          </table:table-cell>
          <table:table-cell office:value-type="float" office:value="0.554" calcext:value-type="float">
            <text:p>0.554</text:p>
          </table:table-cell>
          <table:table-cell office:value-type="float" office:value="2.988" calcext:value-type="float">
            <text:p>2.988</text:p>
          </table:table-cell>
          <table:table-cell office:value-type="float" office:value="5.303" calcext:value-type="float">
            <text:p>5.303</text:p>
          </table:table-cell>
          <table:table-cell office:value-type="float" office:value="5.947" calcext:value-type="float">
            <text:p>5.947</text:p>
          </table:table-cell>
          <table:table-cell office:value-type="float" office:value="6.718" calcext:value-type="float">
            <text:p>6.718</text:p>
          </table:table-cell>
          <table:table-cell office:value-type="float" office:value="7.231" calcext:value-type="float">
            <text:p>7.231</text:p>
          </table:table-cell>
          <table:table-cell office:value-type="float" office:value="7.691" calcext:value-type="float">
            <text:p>7.691</text:p>
          </table:table-cell>
          <table:table-cell office:value-type="float" office:value="8.696" calcext:value-type="float">
            <text:p>8.696</text:p>
          </table:table-cell>
          <table:table-cell office:value-type="float" office:value="11.344" calcext:value-type="float">
            <text:p>11.344</text:p>
          </table:table-cell>
          <table:table-cell office:value-type="float" office:value="28.522" calcext:value-type="float">
            <text:p>28.522</text:p>
          </table:table-cell>
          <table:table-cell office:value-type="float" office:value="6.26" calcext:value-type="float">
            <text:p>6.26</text:p>
          </table:table-cell>
          <table:table-cell office:value-type="float" office:value="1.764" calcext:value-type="float">
            <text:p>1.764</text:p>
          </table:table-cell>
          <table:table-cell office:value-type="float" office:value="846.208" calcext:value-type="float">
            <text:p>846.20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873" calcext:value-type="float">
            <text:p>2.873</text:p>
          </table:table-cell>
          <table:table-cell office:value-type="float" office:value="7.102" calcext:value-type="float">
            <text:p>7.102</text:p>
          </table:table-cell>
          <table:table-cell office:value-type="float" office:value="12.714" calcext:value-type="float">
            <text:p>12.714</text:p>
          </table:table-cell>
          <table:table-cell office:value-type="float" office:value="15.752" calcext:value-type="float">
            <text:p>15.752</text:p>
          </table:table-cell>
          <table:table-cell office:value-type="float" office:value="17.725" calcext:value-type="float">
            <text:p>17.725</text:p>
          </table:table-cell>
          <table:table-cell office:value-type="float" office:value="20.772" calcext:value-type="float">
            <text:p>20.772</text:p>
          </table:table-cell>
          <table:table-cell office:value-type="float" office:value="24.106" calcext:value-type="float">
            <text:p>24.106</text:p>
          </table:table-cell>
          <table:table-cell office:value-type="float" office:value="872.783" calcext:value-type="float">
            <text:p>872.783</text:p>
          </table:table-cell>
          <table:table-cell office:value-type="float" office:value="8.649" calcext:value-type="float">
            <text:p>8.649</text:p>
          </table:table-cell>
          <table:table-cell office:value-type="float" office:value="12.442" calcext:value-type="float">
            <text:p>12.442</text:p>
          </table:table-cell>
          <table:table-cell office:value-type="float" office:value="0.317" calcext:value-type="float">
            <text:p>0.317</text:p>
          </table:table-cell>
          <table:table-cell office:value-type="float" office:value="1.382" calcext:value-type="float">
            <text:p>1.382</text:p>
          </table:table-cell>
          <table:table-cell office:value-type="float" office:value="5.046" calcext:value-type="float">
            <text:p>5.046</text:p>
          </table:table-cell>
          <table:table-cell office:value-type="float" office:value="8.765" calcext:value-type="float">
            <text:p>8.765</text:p>
          </table:table-cell>
          <table:table-cell office:value-type="float" office:value="10.395" calcext:value-type="float">
            <text:p>10.395</text:p>
          </table:table-cell>
          <table:table-cell office:value-type="float" office:value="11.694" calcext:value-type="float">
            <text:p>11.69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6.055" calcext:value-type="float">
            <text:p>16.055</text:p>
          </table:table-cell>
          <table:table-cell office:value-type="float" office:value="874.717" calcext:value-type="float">
            <text:p>874.717</text:p>
          </table:table-cell>
          <table:table-cell office:value-type="float" office:value="5.856" calcext:value-type="float">
            <text:p>5.856</text:p>
          </table:table-cell>
          <table:table-cell office:value-type="float" office:value="10.202" calcext:value-type="float">
            <text:p>10.202</text:p>
          </table:table-cell>
          <table:table-cell office:value-type="float" office:value="4.455" calcext:value-type="float">
            <text:p>4.455</text:p>
          </table:table-cell>
          <table:table-cell office:value-type="float" office:value="14.747" calcext:value-type="float">
            <text:p>14.747</text:p>
          </table:table-cell>
          <table:table-cell office:value-type="float" office:value="17.723" calcext:value-type="float">
            <text:p>17.723</text:p>
          </table:table-cell>
          <table:table-cell office:value-type="float" office:value="21.047" calcext:value-type="float">
            <text:p>21.047</text:p>
          </table:table-cell>
          <table:table-cell office:value-type="float" office:value="23.034" calcext:value-type="float">
            <text:p>23.034</text:p>
          </table:table-cell>
          <table:table-cell office:value-type="float" office:value="24.375" calcext:value-type="float">
            <text:p>24.375</text:p>
          </table:table-cell>
          <table:table-cell office:value-type="float" office:value="26.542" calcext:value-type="float">
            <text:p>26.542</text:p>
          </table:table-cell>
          <table:table-cell office:value-type="float" office:value="29.722" calcext:value-type="float">
            <text:p>29.722</text:p>
          </table:table-cell>
          <table:table-cell office:value-type="float" office:value="892.411" calcext:value-type="float">
            <text:p>892.41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1.051" calcext:value-type="float">
            <text:p>21.051</text:p>
          </table:table-cell>
          <table:table-cell office:value-type="float" office:value="0.208" calcext:value-type="float">
            <text:p>0.208</text:p>
          </table:table-cell>
          <table:table-cell office:value-type="float" office:value="1.837" calcext:value-type="float">
            <text:p>1.837</text:p>
          </table:table-cell>
          <table:table-cell office:value-type="float" office:value="4.221" calcext:value-type="float">
            <text:p>4.221</text:p>
          </table:table-cell>
          <table:table-cell office:value-type="float" office:value="8.053" calcext:value-type="float">
            <text:p>8.053</text:p>
          </table:table-cell>
          <table:table-cell office:value-type="float" office:value="10.263" calcext:value-type="float">
            <text:p>10.263</text:p>
          </table:table-cell>
          <table:table-cell office:value-type="float" office:value="11.804" calcext:value-type="float">
            <text:p>11.80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6.392" calcext:value-type="float">
            <text:p>16.392</text:p>
          </table:table-cell>
          <table:table-cell office:value-type="float" office:value="871.127" calcext:value-type="float">
            <text:p>871.127</text:p>
          </table:table-cell>
          <table:table-cell office:value-type="float" office:value="5.45" calcext:value-type="float">
            <text:p>5.45</text:p>
          </table:table-cell>
          <table:table-cell office:value-type="float" office:value="10.866" calcext:value-type="float">
            <text:p>10.866</text:p>
          </table:table-cell>
          <table:table-cell office:value-type="float" office:value="6.025" calcext:value-type="float">
            <text:p>6.025</text:p>
          </table:table-cell>
          <table:table-cell office:value-type="float" office:value="29.926" calcext:value-type="float">
            <text:p>29.926</text:p>
          </table:table-cell>
          <table:table-cell office:value-type="float" office:value="36.769" calcext:value-type="float">
            <text:p>36.769</text:p>
          </table:table-cell>
          <table:table-cell office:value-type="float" office:value="44.282" calcext:value-type="float">
            <text:p>44.282</text:p>
          </table:table-cell>
          <table:table-cell office:value-type="float" office:value="48.849" calcext:value-type="float">
            <text:p>48.849</text:p>
          </table:table-cell>
          <table:table-cell office:value-type="float" office:value="51.928" calcext:value-type="float">
            <text:p>51.928</text:p>
          </table:table-cell>
          <table:table-cell office:value-type="float" office:value="56.985" calcext:value-type="float">
            <text:p>56.985</text:p>
          </table:table-cell>
          <table:table-cell office:value-type="float" office:value="62.667" calcext:value-type="float">
            <text:p>62.667</text:p>
          </table:table-cell>
          <table:table-cell office:value-type="float" office:value="914.353" calcext:value-type="float">
            <text:p>914.353</text:p>
          </table:table-cell>
          <table:table-cell office:value-type="float" office:value="38.542" calcext:value-type="float">
            <text:p>38.542</text:p>
          </table:table-cell>
          <table:table-cell office:value-type="float" office:value="29.208" calcext:value-type="float">
            <text:p>29.208</text:p>
          </table:table-cell>
          <table:table-cell office:value-type="float" office:value="451.081" calcext:value-type="float">
            <text:p>451.081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13" calcext:value-type="float">
            <text:p>0.813</text:p>
          </table:table-cell>
          <table:table-cell office:value-type="float" office:value="1.857" calcext:value-type="float">
            <text:p>1.857</text:p>
          </table:table-cell>
          <table:table-cell office:value-type="float" office:value="2.527" calcext:value-type="float">
            <text:p>2.527</text:p>
          </table:table-cell>
          <table:table-cell office:value-type="float" office:value="3.452" calcext:value-type="float">
            <text:p>3.452</text:p>
          </table:table-cell>
          <table:table-cell office:value-type="float" office:value="4.006" calcext:value-type="float">
            <text:p>4.006</text:p>
          </table:table-cell>
          <table:table-cell office:value-type="float" office:value="4.435" calcext:value-type="float">
            <text:p>4.435</text:p>
          </table:table-cell>
          <table:table-cell office:value-type="float" office:value="5.159" calcext:value-type="float">
            <text:p>5.159</text:p>
          </table:table-cell>
          <table:table-cell office:value-type="float" office:value="6.529" calcext:value-type="float">
            <text:p>6.529</text:p>
          </table:table-cell>
          <table:table-cell office:value-type="float" office:value="2121.12" calcext:value-type="float">
            <text:p>2121.12</text:p>
          </table:table-cell>
          <table:table-cell office:value-type="float" office:value="3.257" calcext:value-type="float">
            <text:p>3.257</text:p>
          </table:table-cell>
          <table:table-cell office:value-type="float" office:value="21.749" calcext:value-type="float">
            <text:p>21.74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49" calcext:value-type="float">
            <text:p>1.049</text:p>
          </table:table-cell>
          <table:table-cell office:value-type="float" office:value="1.548" calcext:value-type="float">
            <text:p>1.548</text:p>
          </table:table-cell>
          <table:table-cell office:value-type="float" office:value="2.224" calcext:value-type="float">
            <text:p>2.224</text:p>
          </table:table-cell>
          <table:table-cell office:value-type="float" office:value="2.651" calcext:value-type="float">
            <text:p>2.651</text:p>
          </table:table-cell>
          <table:table-cell office:value-type="float" office:value="2.96" calcext:value-type="float">
            <text:p>2.96</text:p>
          </table:table-cell>
          <table:table-cell office:value-type="float" office:value="3.493" calcext:value-type="float">
            <text:p>3.493</text:p>
          </table:table-cell>
          <table:table-cell office:value-type="float" office:value="4.336" calcext:value-type="float">
            <text:p>4.336</text:p>
          </table:table-cell>
          <table:table-cell office:value-type="float" office:value="2133.83" calcext:value-type="float">
            <text:p>2133.83</text:p>
          </table:table-cell>
          <table:table-cell office:value-type="float" office:value="2.153" calcext:value-type="float">
            <text:p>2.153</text:p>
          </table:table-cell>
          <table:table-cell office:value-type="float" office:value="22.291" calcext:value-type="float">
            <text:p>22.291</text:p>
          </table:table-cell>
          <table:table-cell office:value-type="float" office:value="1.082" calcext:value-type="float">
            <text:p>1.082</text:p>
          </table:table-cell>
          <table:table-cell office:value-type="float" office:value="3.205" calcext:value-type="float">
            <text:p>3.205</text:p>
          </table:table-cell>
          <table:table-cell office:value-type="float" office:value="3.934" calcext:value-type="float">
            <text:p>3.934</text:p>
          </table:table-cell>
          <table:table-cell office:value-type="float" office:value="4.732" calcext:value-type="float">
            <text:p>4.732</text:p>
          </table:table-cell>
          <table:table-cell office:value-type="float" office:value="5.235" calcext:value-type="float">
            <text:p>5.235</text:p>
          </table:table-cell>
          <table:table-cell office:value-type="float" office:value="5.613" calcext:value-type="float">
            <text:p>5.613</text:p>
          </table:table-cell>
          <table:table-cell office:value-type="float" office:value="6.419" calcext:value-type="float">
            <text:p>6.419</text:p>
          </table:table-cell>
          <table:table-cell office:value-type="float" office:value="7.994" calcext:value-type="float">
            <text:p>7.994</text:p>
          </table:table-cell>
          <table:table-cell office:value-type="float" office:value="2134.804" calcext:value-type="float">
            <text:p>2134.804</text:p>
          </table:table-cell>
          <table:table-cell office:value-type="float" office:value="4.82" calcext:value-type="float">
            <text:p>4.82</text:p>
          </table:table-cell>
          <table:table-cell office:value-type="float" office:value="31.42" calcext:value-type="float">
            <text:p>31.42</text:p>
          </table:table-cell>
          <table:table-cell office:value-type="float" office:value="0.284" calcext:value-type="float">
            <text:p>0.284</text:p>
          </table:table-cell>
          <table:table-cell office:value-type="float" office:value="0.854" calcext:value-type="float">
            <text:p>0.854</text:p>
          </table:table-cell>
          <table:table-cell office:value-type="float" office:value="1.285" calcext:value-type="float">
            <text:p>1.285</text:p>
          </table:table-cell>
          <table:table-cell office:value-type="float" office:value="1.917" calcext:value-type="float">
            <text:p>1.917</text:p>
          </table:table-cell>
          <table:table-cell office:value-type="float" office:value="2.311" calcext:value-type="float">
            <text:p>2.311</text:p>
          </table:table-cell>
          <table:table-cell office:value-type="float" office:value="2.567" calcext:value-type="float">
            <text:p>2.567</text:p>
          </table:table-cell>
          <table:table-cell office:value-type="float" office:value="3.021" calcext:value-type="float">
            <text:p>3.021</text:p>
          </table:table-cell>
          <table:table-cell office:value-type="float" office:value="3.739" calcext:value-type="float">
            <text:p>3.739</text:p>
          </table:table-cell>
          <table:table-cell office:value-type="float" office:value="227.28" calcext:value-type="float">
            <text:p>227.28</text:p>
          </table:table-cell>
          <table:table-cell office:value-type="float" office:value="1.55" calcext:value-type="float">
            <text:p>1.55</text:p>
          </table:table-cell>
          <table:table-cell office:value-type="float" office:value="3.074" calcext:value-type="float">
            <text:p>3.074</text:p>
          </table:table-cell>
          <table:table-cell office:value-type="float" office:value="3.229" calcext:value-type="float">
            <text:p>3.229</text:p>
          </table:table-cell>
          <table:table-cell office:value-type="float" office:value="8.384" calcext:value-type="float">
            <text:p>8.384</text:p>
          </table:table-cell>
          <table:table-cell office:value-type="float" office:value="9.938" calcext:value-type="float">
            <text:p>9.938</text:p>
          </table:table-cell>
          <table:table-cell office:value-type="float" office:value="11.633" calcext:value-type="float">
            <text:p>11.633</text:p>
          </table:table-cell>
          <table:table-cell office:value-type="float" office:value="12.722" calcext:value-type="float">
            <text:p>12.722</text:p>
          </table:table-cell>
          <table:table-cell office:value-type="float" office:value="13.6" calcext:value-type="float">
            <text:p>13.6</text:p>
          </table:table-cell>
          <table:table-cell office:value-type="float" office:value="15.364" calcext:value-type="float">
            <text:p>15.3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40.55" calcext:value-type="float">
            <text:p>2140.55</text:p>
          </table:table-cell>
          <table:table-cell office:value-type="float" office:value="11.78" calcext:value-type="float">
            <text:p>11.78</text:p>
          </table:table-cell>
          <table:table-cell office:value-type="float" office:value="44.882" calcext:value-type="float">
            <text:p>44.882</text:p>
          </table:table-cell>
          <table:table-cell office:value-type="float" office:value="1058.969" calcext:value-type="float">
            <text:p>1058.96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71" calcext:value-type="float">
            <text:p>0.771</text:p>
          </table:table-cell>
          <table:table-cell office:value-type="float" office:value="5.185" calcext:value-type="float">
            <text:p>5.185</text:p>
          </table:table-cell>
          <table:table-cell office:value-type="float" office:value="11.507" calcext:value-type="float">
            <text:p>11.507</text:p>
          </table:table-cell>
          <table:table-cell office:value-type="float" office:value="18.236" calcext:value-type="float">
            <text:p>18.236</text:p>
          </table:table-cell>
          <table:table-cell office:value-type="float" office:value="21.988" calcext:value-type="float">
            <text:p>21.988</text:p>
          </table:table-cell>
          <table:table-cell office:value-type="float" office:value="24.523" calcext:value-type="float">
            <text:p>24.523</text:p>
          </table:table-cell>
          <table:table-cell office:value-type="float" office:value="28.659" calcext:value-type="float">
            <text:p>28.659</text:p>
          </table:table-cell>
          <table:table-cell office:value-type="float" office:value="34.662" calcext:value-type="float">
            <text:p>34.662</text:p>
          </table:table-cell>
          <table:table-cell office:value-type="float" office:value="784.83" calcext:value-type="float">
            <text:p>784.83</text:p>
          </table:table-cell>
          <table:table-cell office:value-type="float" office:value="13.247" calcext:value-type="float">
            <text:p>13.247</text:p>
          </table:table-cell>
          <table:table-cell office:value-type="float" office:value="22.684" calcext:value-type="float">
            <text:p>22.684</text:p>
          </table:table-cell>
          <table:table-cell office:value-type="float" office:value="0.328" calcext:value-type="float">
            <text:p>0.328</text:p>
          </table:table-cell>
          <table:table-cell office:value-type="float" office:value="3.874" calcext:value-type="float">
            <text:p>3.874</text:p>
          </table:table-cell>
          <table:table-cell office:value-type="float" office:value="8.352" calcext:value-type="float">
            <text:p>8.352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24" calcext:value-type="float">
            <text:p>14.124</text:p>
          </table:table-cell>
          <table:table-cell office:value-type="float" office:value="15.311" calcext:value-type="float">
            <text:p>15.311</text:p>
          </table:table-cell>
          <table:table-cell office:value-type="float" office:value="17.158" calcext:value-type="float">
            <text:p>17.158</text:p>
          </table:table-cell>
          <table:table-cell office:value-type="float" office:value="20.057" calcext:value-type="float">
            <text:p>20.057</text:p>
          </table:table-cell>
          <table:table-cell office:value-type="float" office:value="769.086" calcext:value-type="float">
            <text:p>769.086</text:p>
          </table:table-cell>
          <table:table-cell office:value-type="float" office:value="8.577" calcext:value-type="float">
            <text:p>8.577</text:p>
          </table:table-cell>
          <table:table-cell office:value-type="float" office:value="14.584" calcext:value-type="float">
            <text:p>14.584</text:p>
          </table:table-cell>
          <table:table-cell office:value-type="float" office:value="4.617" calcext:value-type="float">
            <text:p>4.617</text:p>
          </table:table-cell>
          <table:table-cell office:value-type="float" office:value="18.356" calcext:value-type="float">
            <text:p>18.356</text:p>
          </table:table-cell>
          <table:table-cell office:value-type="float" office:value="21.738" calcext:value-type="float">
            <text:p>21.738</text:p>
          </table:table-cell>
          <table:table-cell office:value-type="float" office:value="25.153" calcext:value-type="float">
            <text:p>25.153</text:p>
          </table:table-cell>
          <table:table-cell office:value-type="float" office:value="27.212" calcext:value-type="float">
            <text:p>27.212</text:p>
          </table:table-cell>
          <table:table-cell office:value-type="float" office:value="28.657" calcext:value-type="float">
            <text:p>28.657</text:p>
          </table:table-cell>
          <table:table-cell office:value-type="float" office:value="31.009" calcext:value-type="float">
            <text:p>31.009</text:p>
          </table:table-cell>
          <table:table-cell office:value-type="float" office:value="34.263" calcext:value-type="float">
            <text:p>34.263</text:p>
          </table:table-cell>
          <table:table-cell office:value-type="float" office:value="782.405" calcext:value-type="float">
            <text:p>782.405</text:p>
          </table:table-cell>
          <table:table-cell office:value-type="float" office:value="22.399" calcext:value-type="float">
            <text:p>22.399</text:p>
          </table:table-cell>
          <table:table-cell office:value-type="float" office:value="18.826" calcext:value-type="float">
            <text:p>18.826</text:p>
          </table:table-cell>
          <table:table-cell office:value-type="float" office:value="0.21" calcext:value-type="float">
            <text:p>0.21</text:p>
          </table:table-cell>
          <table:table-cell office:value-type="float" office:value="3.711" calcext:value-type="float">
            <text:p>3.711</text:p>
          </table:table-cell>
          <table:table-cell office:value-type="float" office:value="7.846" calcext:value-type="float">
            <text:p>7.846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595" calcext:value-type="float">
            <text:p>15.595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102" calcext:value-type="float">
            <text:p>20.102</text:p>
          </table:table-cell>
          <table:table-cell office:value-type="float" office:value="770.296" calcext:value-type="float">
            <text:p>770.296</text:p>
          </table:table-cell>
          <table:table-cell office:value-type="float" office:value="8.441" calcext:value-type="float">
            <text:p>8.441</text:p>
          </table:table-cell>
          <table:table-cell office:value-type="float" office:value="12.725" calcext:value-type="float">
            <text:p>12.725</text:p>
          </table:table-cell>
          <table:table-cell office:value-type="float" office:value="6.467" calcext:value-type="float">
            <text:p>6.467</text:p>
          </table:table-cell>
          <table:table-cell office:value-type="float" office:value="40.041" calcext:value-type="float">
            <text:p>40.041</text:p>
          </table:table-cell>
          <table:table-cell office:value-type="float" office:value="49.927" calcext:value-type="float">
            <text:p>49.927</text:p>
          </table:table-cell>
          <table:table-cell office:value-type="float" office:value="60.784" calcext:value-type="float">
            <text:p>60.784</text:p>
          </table:table-cell>
          <table:table-cell office:value-type="float" office:value="67.093" calcext:value-type="float">
            <text:p>67.093</text:p>
          </table:table-cell>
          <table:table-cell office:value-type="float" office:value="71.393" calcext:value-type="float">
            <text:p>71.393</text:p>
          </table:table-cell>
          <table:table-cell office:value-type="float" office:value="78.36" calcext:value-type="float">
            <text:p>78.36</text:p>
          </table:table-cell>
          <table:table-cell office:value-type="float" office:value="86.709" calcext:value-type="float">
            <text:p>86.709</text:p>
          </table:table-cell>
          <table:table-cell office:value-type="float" office:value="828.469" calcext:value-type="float">
            <text:p>828.469</text:p>
          </table:table-cell>
          <table:table-cell office:value-type="float" office:value="52.663" calcext:value-type="float">
            <text:p>52.663</text:p>
          </table:table-cell>
          <table:table-cell office:value-type="float" office:value="36.891" calcext:value-type="float">
            <text:p>36.891</text:p>
          </table:table-cell>
          <table:table-cell office:value-type="float" office:value="512.58" calcext:value-type="float">
            <text:p>512.58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31" calcext:value-type="float">
            <text:p>0.831</text:p>
          </table:table-cell>
          <table:table-cell office:value-type="float" office:value="2.833" calcext:value-type="float">
            <text:p>2.833</text:p>
          </table:table-cell>
          <table:table-cell office:value-type="float" office:value="4.058" calcext:value-type="float">
            <text:p>4.058</text:p>
          </table:table-cell>
          <table:table-cell office:value-type="float" office:value="5.558" calcext:value-type="float">
            <text:p>5.558</text:p>
          </table:table-cell>
          <table:table-cell office:value-type="float" office:value="6.545" calcext:value-type="float">
            <text:p>6.545</text:p>
          </table:table-cell>
          <table:table-cell office:value-type="float" office:value="7.38" calcext:value-type="float">
            <text:p>7.38</text:p>
          </table:table-cell>
          <table:table-cell office:value-type="float" office:value="8.909" calcext:value-type="float">
            <text:p>8.909</text:p>
          </table:table-cell>
          <table:table-cell office:value-type="float" office:value="11.451" calcext:value-type="float">
            <text:p>11.451</text:p>
          </table:table-cell>
          <table:table-cell office:value-type="float" office:value="458.409" calcext:value-type="float">
            <text:p>458.409</text:p>
          </table:table-cell>
          <table:table-cell office:value-type="float" office:value="5.189" calcext:value-type="float">
            <text:p>5.189</text:p>
          </table:table-cell>
          <table:table-cell office:value-type="float" office:value="15.639" calcext:value-type="float">
            <text:p>15.639</text:p>
          </table:table-cell>
          <table:table-cell office:value-type="float" office:value="0.356" calcext:value-type="float">
            <text:p>0.356</text:p>
          </table:table-cell>
          <table:table-cell office:value-type="float" office:value="1.697" calcext:value-type="float">
            <text:p>1.697</text:p>
          </table:table-cell>
          <table:table-cell office:value-type="float" office:value="2.572" calcext:value-type="float">
            <text:p>2.572</text:p>
          </table:table-cell>
          <table:table-cell office:value-type="float" office:value="3.633" calcext:value-type="float">
            <text:p>3.633</text:p>
          </table:table-cell>
          <table:table-cell office:value-type="float" office:value="4.292" calcext:value-type="float">
            <text:p>4.292</text:p>
          </table:table-cell>
          <table:table-cell office:value-type="float" office:value="4.796" calcext:value-type="float">
            <text:p>4.796</text:p>
          </table:table-cell>
          <table:table-cell office:value-type="float" office:value="5.649" calcext:value-type="float">
            <text:p>5.649</text:p>
          </table:table-cell>
          <table:table-cell office:value-type="float" office:value="6.907" calcext:value-type="float">
            <text:p>6.907</text:p>
          </table:table-cell>
          <table:table-cell office:value-type="float" office:value="714.881" calcext:value-type="float">
            <text:p>714.881</text:p>
          </table:table-cell>
          <table:table-cell office:value-type="float" office:value="3.154" calcext:value-type="float">
            <text:p>3.154</text:p>
          </table:table-cell>
          <table:table-cell office:value-type="float" office:value="10.606" calcext:value-type="float">
            <text:p>10.606</text:p>
          </table:table-cell>
          <table:table-cell office:value-type="float" office:value="1.092" calcext:value-type="float">
            <text:p>1.092</text:p>
          </table:table-cell>
          <table:table-cell office:value-type="float" office:value="4.403" calcext:value-type="float">
            <text:p>4.403</text:p>
          </table:table-cell>
          <table:table-cell office:value-type="float" office:value="5.614" calcext:value-type="float">
            <text:p>5.614</text:p>
          </table:table-cell>
          <table:table-cell office:value-type="float" office:value="6.946" calcext:value-type="float">
            <text:p>6.946</text:p>
          </table:table-cell>
          <table:table-cell office:value-type="float" office:value="7.769" calcext:value-type="float">
            <text:p>7.769</text:p>
          </table:table-cell>
          <table:table-cell office:value-type="float" office:value="8.36" calcext:value-type="float">
            <text:p>8.36</text:p>
          </table:table-cell>
          <table:table-cell office:value-type="float" office:value="9.455" calcext:value-type="float">
            <text:p>9.455</text:p>
          </table:table-cell>
          <table:table-cell office:value-type="float" office:value="11.667" calcext:value-type="float">
            <text:p>11.667</text:p>
          </table:table-cell>
          <table:table-cell office:value-type="float" office:value="736.678" calcext:value-type="float">
            <text:p>736.678</text:p>
          </table:table-cell>
          <table:table-cell office:value-type="float" office:value="6.366" calcext:value-type="float">
            <text:p>6.366</text:p>
          </table:table-cell>
          <table:table-cell office:value-type="float" office:value="12.204" calcext:value-type="float">
            <text:p>12.204</text:p>
          </table:table-cell>
          <table:table-cell office:value-type="float" office:value="0.31" calcext:value-type="float">
            <text:p>0.31</text:p>
          </table:table-cell>
          <table:table-cell office:value-type="float" office:value="1.412" calcext:value-type="float">
            <text:p>1.412</text:p>
          </table:table-cell>
          <table:table-cell office:value-type="float" office:value="2.173" calcext:value-type="float">
            <text:p>2.173</text:p>
          </table:table-cell>
          <table:table-cell office:value-type="float" office:value="3.115" calcext:value-type="float">
            <text:p>3.115</text:p>
          </table:table-cell>
          <table:table-cell office:value-type="float" office:value="3.693" calcext:value-type="float">
            <text:p>3.693</text:p>
          </table:table-cell>
          <table:table-cell office:value-type="float" office:value="4.109" calcext:value-type="float">
            <text:p>4.109</text:p>
          </table:table-cell>
          <table:table-cell office:value-type="float" office:value="4.807" calcext:value-type="float">
            <text:p>4.807</text:p>
          </table:table-cell>
          <table:table-cell office:value-type="float" office:value="5.903" calcext:value-type="float">
            <text:p>5.903</text:p>
          </table:table-cell>
          <table:table-cell office:value-type="float" office:value="451.024" calcext:value-type="float">
            <text:p>451.024</text:p>
          </table:table-cell>
          <table:table-cell office:value-type="float" office:value="2.537" calcext:value-type="float">
            <text:p>2.537</text:p>
          </table:table-cell>
          <table:table-cell office:value-type="float" office:value="6.647" calcext:value-type="float">
            <text:p>6.647</text:p>
          </table:table-cell>
          <table:table-cell office:value-type="float" office:value="3.028" calcext:value-type="float">
            <text:p>3.028</text:p>
          </table:table-cell>
          <table:table-cell office:value-type="float" office:value="12.528" calcext:value-type="float">
            <text:p>12.528</text:p>
          </table:table-cell>
          <table:table-cell office:value-type="float" office:value="15.331" calcext:value-type="float">
            <text:p>15.331</text:p>
          </table:table-cell>
          <table:table-cell office:value-type="float" office:value="18.31" calcext:value-type="float">
            <text:p>18.31</text:p>
          </table:table-cell>
          <table:table-cell office:value-type="float" office:value="20.138" calcext:value-type="float">
            <text:p>20.138</text:p>
          </table:table-cell>
          <table:table-cell office:value-type="float" office:value="21.612" calcext:value-type="float">
            <text:p>21.612</text:p>
          </table:table-cell>
          <table:table-cell office:value-type="float" office:value="24.463" calcext:value-type="float">
            <text:p>24.463</text:p>
          </table:table-cell>
          <table:table-cell office:value-type="float" office:value="29.471" calcext:value-type="float">
            <text:p>29.471</text:p>
          </table:table-cell>
          <table:table-cell office:value-type="float" office:value="739.322" calcext:value-type="float">
            <text:p>739.322</text:p>
          </table:table-cell>
          <table:table-cell office:value-type="float" office:value="17.246" calcext:value-type="float">
            <text:p>17.246</text:p>
          </table:table-cell>
          <table:table-cell office:value-type="float" office:value="24.106" calcext:value-type="float">
            <text:p>24.106</text:p>
          </table:table-cell>
          <table:table-cell office:value-type="float" office:value="1226.778" calcext:value-type="float">
            <text:p>1226.7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1" calcext:value-type="float">
            <text:p>0.761</text:p>
          </table:table-cell>
          <table:table-cell office:value-type="float" office:value="9.919" calcext:value-type="float">
            <text:p>9.919</text:p>
          </table:table-cell>
          <table:table-cell office:value-type="float" office:value="18.537" calcext:value-type="float">
            <text:p>18.537</text:p>
          </table:table-cell>
          <table:table-cell office:value-type="float" office:value="28.22" calcext:value-type="float">
            <text:p>28.22</text:p>
          </table:table-cell>
          <table:table-cell office:value-type="float" office:value="34.645" calcext:value-type="float">
            <text:p>34.645</text:p>
          </table:table-cell>
          <table:table-cell office:value-type="float" office:value="39.745" calcext:value-type="float">
            <text:p>39.745</text:p>
          </table:table-cell>
          <table:table-cell office:value-type="float" office:value="48.455" calcext:value-type="float">
            <text:p>48.455</text:p>
          </table:table-cell>
          <table:table-cell office:value-type="float" office:value="60.086" calcext:value-type="float">
            <text:p>60.086</text:p>
          </table:table-cell>
          <table:table-cell office:value-type="float" office:value="926.457" calcext:value-type="float">
            <text:p>926.457</text:p>
          </table:table-cell>
          <table:table-cell office:value-type="float" office:value="21.606" calcext:value-type="float">
            <text:p>21.606</text:p>
          </table:table-cell>
          <table:table-cell office:value-type="float" office:value="30.291" calcext:value-type="float">
            <text:p>30.291</text:p>
          </table:table-cell>
          <table:table-cell office:value-type="float" office:value="0.332" calcext:value-type="float">
            <text:p>0.332</text:p>
          </table:table-cell>
          <table:table-cell office:value-type="float" office:value="7.448" calcext:value-type="float">
            <text:p>7.448</text:p>
          </table:table-cell>
          <table:table-cell office:value-type="float" office:value="12.602" calcext:value-type="float">
            <text:p>12.602</text:p>
          </table:table-cell>
          <table:table-cell office:value-type="float" office:value="16.484" calcext:value-type="float">
            <text:p>16.484</text:p>
          </table:table-cell>
          <table:table-cell office:value-type="float" office:value="18.337" calcext:value-type="float">
            <text:p>18.337</text:p>
          </table:table-cell>
          <table:table-cell office:value-type="float" office:value="19.684" calcext:value-type="float">
            <text:p>19.684</text:p>
          </table:table-cell>
          <table:table-cell office:value-type="float" office:value="22.052" calcext:value-type="float">
            <text:p>22.052</text:p>
          </table:table-cell>
          <table:table-cell office:value-type="float" office:value="25.419" calcext:value-type="float">
            <text:p>25.419</text:p>
          </table:table-cell>
          <table:table-cell office:value-type="float" office:value="869.357" calcext:value-type="float">
            <text:p>869.357</text:p>
          </table:table-cell>
          <table:table-cell office:value-type="float" office:value="12.509" calcext:value-type="float">
            <text:p>12.509</text:p>
          </table:table-cell>
          <table:table-cell office:value-type="float" office:value="19.598" calcext:value-type="float">
            <text:p>19.598</text:p>
          </table:table-cell>
          <table:table-cell office:value-type="float" office:value="4.672" calcext:value-type="float">
            <text:p>4.672</text:p>
          </table:table-cell>
          <table:table-cell office:value-type="float" office:value="23.124" calcext:value-type="float">
            <text:p>23.124</text:p>
          </table:table-cell>
          <table:table-cell office:value-type="float" office:value="26.807" calcext:value-type="float">
            <text:p>26.807</text:p>
          </table:table-cell>
          <table:table-cell office:value-type="float" office:value="30.477" calcext:value-type="float">
            <text:p>30.477</text:p>
          </table:table-cell>
          <table:table-cell office:value-type="float" office:value="32.674" calcext:value-type="float">
            <text:p>32.674</text:p>
          </table:table-cell>
          <table:table-cell office:value-type="float" office:value="34.416" calcext:value-type="float">
            <text:p>34.416</text:p>
          </table:table-cell>
          <table:table-cell office:value-type="float" office:value="37.365" calcext:value-type="float">
            <text:p>37.365</text:p>
          </table:table-cell>
          <table:table-cell office:value-type="float" office:value="42.093" calcext:value-type="float">
            <text:p>42.093</text:p>
          </table:table-cell>
          <table:table-cell office:value-type="float" office:value="901.198" calcext:value-type="float">
            <text:p>901.198</text:p>
          </table:table-cell>
          <table:table-cell office:value-type="float" office:value="27.916" calcext:value-type="float">
            <text:p>27.916</text:p>
          </table:table-cell>
          <table:table-cell office:value-type="float" office:value="26.322" calcext:value-type="float">
            <text:p>26.322</text:p>
          </table:table-cell>
          <table:table-cell office:value-type="float" office:value="0.207" calcext:value-type="float">
            <text:p>0.207</text:p>
          </table:table-cell>
          <table:table-cell office:value-type="float" office:value="6.994" calcext:value-type="float">
            <text:p>6.994</text:p>
          </table:table-cell>
          <table:table-cell office:value-type="float" office:value="13.438" calcext:value-type="float">
            <text:p>13.438</text:p>
          </table:table-cell>
          <table:table-cell office:value-type="float" office:value="16.86" calcext:value-type="float">
            <text:p>16.86</text:p>
          </table:table-cell>
          <table:table-cell office:value-type="float" office:value="18.599" calcext:value-type="float">
            <text:p>18.599</text:p>
          </table:table-cell>
          <table:table-cell office:value-type="float" office:value="19.903" calcext:value-type="float">
            <text:p>19.903</text:p>
          </table:table-cell>
          <table:table-cell office:value-type="float" office:value="22.163" calcext:value-type="float">
            <text:p>22.163</text:p>
          </table:table-cell>
          <table:table-cell office:value-type="float" office:value="25.722" calcext:value-type="float">
            <text:p>25.722</text:p>
          </table:table-cell>
          <table:table-cell office:value-type="float" office:value="868.264" calcext:value-type="float">
            <text:p>868.264</text:p>
          </table:table-cell>
          <table:table-cell office:value-type="float" office:value="12.841" calcext:value-type="float">
            <text:p>12.841</text:p>
          </table:table-cell>
          <table:table-cell office:value-type="float" office:value="18.522" calcext:value-type="float">
            <text:p>18.522</text:p>
          </table:table-cell>
          <table:table-cell office:value-type="float" office:value="6.503" calcext:value-type="float">
            <text:p>6.503</text:p>
          </table:table-cell>
          <table:table-cell office:value-type="float" office:value="55.527" calcext:value-type="float">
            <text:p>55.527</text:p>
          </table:table-cell>
          <table:table-cell office:value-type="float" office:value="70.626" calcext:value-type="float">
            <text:p>70.626</text:p>
          </table:table-cell>
          <table:table-cell office:value-type="float" office:value="86.609" calcext:value-type="float">
            <text:p>86.609</text:p>
          </table:table-cell>
          <table:table-cell office:value-type="float" office:value="95.404" calcext:value-type="float">
            <text:p>95.404</text:p>
          </table:table-cell>
          <table:table-cell office:value-type="float" office:value="102.257" calcext:value-type="float">
            <text:p>102.257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127.776" calcext:value-type="float">
            <text:p>127.776</text:p>
          </table:table-cell>
          <table:table-cell office:value-type="float" office:value="986.993" calcext:value-type="float">
            <text:p>986.993</text:p>
          </table:table-cell>
          <table:table-cell office:value-type="float" office:value="74.873" calcext:value-type="float">
            <text:p>74.873</text:p>
          </table:table-cell>
          <table:table-cell office:value-type="float" office:value="52.186" calcext:value-type="float">
            <text:p>52.186</text:p>
          </table:table-cell>
          <table:table-cell office:value-type="float" office:value="494.383" calcext:value-type="float">
            <text:p>494.38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4.19" calcext:value-type="float">
            <text:p>4.19</text:p>
          </table:table-cell>
          <table:table-cell office:value-type="float" office:value="5.919" calcext:value-type="float">
            <text:p>5.919</text:p>
          </table:table-cell>
          <table:table-cell office:value-type="float" office:value="8.463" calcext:value-type="float">
            <text:p>8.463</text:p>
          </table:table-cell>
          <table:table-cell office:value-type="float" office:value="10.39" calcext:value-type="float">
            <text:p>10.39</text:p>
          </table:table-cell>
          <table:table-cell office:value-type="float" office:value="11.977" calcext:value-type="float">
            <text:p>11.977</text:p>
          </table:table-cell>
          <table:table-cell office:value-type="float" office:value="14.883" calcext:value-type="float">
            <text:p>14.883</text:p>
          </table:table-cell>
          <table:table-cell office:value-type="float" office:value="18.694" calcext:value-type="float">
            <text:p>18.694</text:p>
          </table:table-cell>
          <table:table-cell office:value-type="float" office:value="1405.796" calcext:value-type="float">
            <text:p>1405.796</text:p>
          </table:table-cell>
          <table:table-cell office:value-type="float" office:value="7.455" calcext:value-type="float">
            <text:p>7.455</text:p>
          </table:table-cell>
          <table:table-cell office:value-type="float" office:value="16.829" calcext:value-type="float">
            <text:p>16.829</text:p>
          </table:table-cell>
          <table:table-cell office:value-type="float" office:value="0.364" calcext:value-type="float">
            <text:p>0.36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23" calcext:value-type="float">
            <text:p>3.523</text:p>
          </table:table-cell>
          <table:table-cell office:value-type="float" office:value="4.837" calcext:value-type="float">
            <text:p>4.837</text:p>
          </table:table-cell>
          <table:table-cell office:value-type="float" office:value="5.652" calcext:value-type="float">
            <text:p>5.652</text:p>
          </table:table-cell>
          <table:table-cell office:value-type="float" office:value="6.281" calcext:value-type="float">
            <text:p>6.281</text:p>
          </table:table-cell>
          <table:table-cell office:value-type="float" office:value="7.326" calcext:value-type="float">
            <text:p>7.326</text:p>
          </table:table-cell>
          <table:table-cell office:value-type="float" office:value="8.897" calcext:value-type="float">
            <text:p>8.897</text:p>
          </table:table-cell>
          <table:table-cell office:value-type="float" office:value="1437.444" calcext:value-type="float">
            <text:p>1437.444</text:p>
          </table:table-cell>
          <table:table-cell office:value-type="float" office:value="4.172" calcext:value-type="float">
            <text:p>4.172</text:p>
          </table:table-cell>
          <table:table-cell office:value-type="float" office:value="15.739" calcext:value-type="float">
            <text:p>15.739</text:p>
          </table:table-cell>
          <table:table-cell office:value-type="float" office:value="1.23" calcext:value-type="float">
            <text:p>1.23</text:p>
          </table:table-cell>
          <table:table-cell office:value-type="float" office:value="5.604" calcext:value-type="float">
            <text:p>5.604</text:p>
          </table:table-cell>
          <table:table-cell office:value-type="float" office:value="7.191" calcext:value-type="float">
            <text:p>7.191</text:p>
          </table:table-cell>
          <table:table-cell office:value-type="float" office:value="8.939" calcext:value-type="float">
            <text:p>8.939</text:p>
          </table:table-cell>
          <table:table-cell office:value-type="float" office:value="9.941" calcext:value-type="float">
            <text:p>9.941</text:p>
          </table:table-cell>
          <table:table-cell office:value-type="float" office:value="10.671" calcext:value-type="float">
            <text:p>10.671</text:p>
          </table:table-cell>
          <table:table-cell office:value-type="float" office:value="12.005" calcext:value-type="float">
            <text:p>12.005</text:p>
          </table:table-cell>
          <table:table-cell office:value-type="float" office:value="14.32" calcext:value-type="float">
            <text:p>14.32</text:p>
          </table:table-cell>
          <table:table-cell office:value-type="float" office:value="1441.339" calcext:value-type="float">
            <text:p>1441.339</text:p>
          </table:table-cell>
          <table:table-cell office:value-type="float" office:value="7.974" calcext:value-type="float">
            <text:p>7.974</text:p>
          </table:table-cell>
          <table:table-cell office:value-type="float" office:value="18.908" calcext:value-type="float">
            <text:p>18.908</text:p>
          </table:table-cell>
          <table:table-cell office:value-type="float" office:value="0.264" calcext:value-type="float">
            <text:p>0.264</text:p>
          </table:table-cell>
          <table:table-cell office:value-type="float" office:value="2.132" calcext:value-type="float">
            <text:p>2.132</text:p>
          </table:table-cell>
          <table:table-cell office:value-type="float" office:value="3.138" calcext:value-type="float">
            <text:p>3.138</text:p>
          </table:table-cell>
          <table:table-cell office:value-type="float" office:value="4.326" calcext:value-type="float">
            <text:p>4.326</text:p>
          </table:table-cell>
          <table:table-cell office:value-type="float" office:value="5.055" calcext:value-type="float">
            <text:p>5.055</text:p>
          </table:table-cell>
          <table:table-cell office:value-type="float" office:value="5.579" calcext:value-type="float">
            <text:p>5.579</text:p>
          </table:table-cell>
          <table:table-cell office:value-type="float" office:value="6.458" calcext:value-type="float">
            <text:p>6.458</text:p>
          </table:table-cell>
          <table:table-cell office:value-type="float" office:value="7.906" calcext:value-type="float">
            <text:p>7.906</text:p>
          </table:table-cell>
          <table:table-cell office:value-type="float" office:value="1435.906" calcext:value-type="float">
            <text:p>1435.906</text:p>
          </table:table-cell>
          <table:table-cell office:value-type="float" office:value="3.768" calcext:value-type="float">
            <text:p>3.768</text:p>
          </table:table-cell>
          <table:table-cell office:value-type="float" office:value="16.712" calcext:value-type="float">
            <text:p>16.712</text:p>
          </table:table-cell>
          <table:table-cell office:value-type="float" office:value="3.418" calcext:value-type="float">
            <text:p>3.418</text:p>
          </table:table-cell>
          <table:table-cell office:value-type="float" office:value="16.899" calcext:value-type="float">
            <text:p>16.899</text:p>
          </table:table-cell>
          <table:table-cell office:value-type="float" office:value="21.206" calcext:value-type="float">
            <text:p>21.206</text:p>
          </table:table-cell>
          <table:table-cell office:value-type="float" office:value="25.629" calcext:value-type="float">
            <text:p>25.629</text:p>
          </table:table-cell>
          <table:table-cell office:value-type="float" office:value="28.368" calcext:value-type="float">
            <text:p>28.368</text:p>
          </table:table-cell>
          <table:table-cell office:value-type="float" office:value="30.448" calcext:value-type="float">
            <text:p>30.448</text:p>
          </table:table-cell>
          <table:table-cell office:value-type="float" office:value="34.022" calcext:value-type="float">
            <text:p>34.022</text:p>
          </table:table-cell>
          <table:table-cell office:value-type="float" office:value="39.942" calcext:value-type="float">
            <text:p>39.942</text:p>
          </table:table-cell>
          <table:table-cell office:value-type="float" office:value="2042.602" calcext:value-type="float">
            <text:p>2042.602</text:p>
          </table:table-cell>
          <table:table-cell office:value-type="float" office:value="23.369" calcext:value-type="float">
            <text:p>23.369</text:p>
          </table:table-cell>
          <table:table-cell office:value-type="float" office:value="38.391" calcext:value-type="float">
            <text:p>38.391</text:p>
          </table:table-cell>
          <table:table-cell office:value-type="float" office:value="1315.592" calcext:value-type="float">
            <text:p>1315.59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11" calcext:value-type="float">
            <text:p>0.811</text:p>
          </table:table-cell>
          <table:table-cell office:value-type="float" office:value="21.183" calcext:value-type="float">
            <text:p>21.183</text:p>
          </table:table-cell>
          <table:table-cell office:value-type="float" office:value="34.118" calcext:value-type="float">
            <text:p>34.118</text:p>
          </table:table-cell>
          <table:table-cell office:value-type="float" office:value="55.143" calcext:value-type="float">
            <text:p>55.143</text:p>
          </table:table-cell>
          <table:table-cell office:value-type="float" office:value="67.174" calcext:value-type="float">
            <text:p>67.174</text:p>
          </table:table-cell>
          <table:table-cell office:value-type="float" office:value="75.087" calcext:value-type="float">
            <text:p>75.087</text:p>
          </table:table-cell>
          <table:table-cell office:value-type="float" office:value="86.078" calcext:value-type="float">
            <text:p>86.078</text:p>
          </table:table-cell>
          <table:table-cell office:value-type="float" office:value="97.892" calcext:value-type="float">
            <text:p>97.892</text:p>
          </table:table-cell>
          <table:table-cell office:value-type="float" office:value="1006.351" calcext:value-type="float">
            <text:p>1006.351</text:p>
          </table:table-cell>
          <table:table-cell office:value-type="float" office:value="40.697" calcext:value-type="float">
            <text:p>40.697</text:p>
          </table:table-cell>
          <table:table-cell office:value-type="float" office:value="38.658" calcext:value-type="float">
            <text:p>38.65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777" calcext:value-type="float">
            <text:p>13.777</text:p>
          </table:table-cell>
          <table:table-cell office:value-type="float" office:value="16.573" calcext:value-type="float">
            <text:p>16.573</text:p>
          </table:table-cell>
          <table:table-cell office:value-type="float" office:value="19.129" calcext:value-type="float">
            <text:p>19.12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1.9" calcext:value-type="float">
            <text:p>21.9</text:p>
          </table:table-cell>
          <table:table-cell office:value-type="float" office:value="23.902" calcext:value-type="float">
            <text:p>23.902</text:p>
          </table:table-cell>
          <table:table-cell office:value-type="float" office:value="26.839" calcext:value-type="float">
            <text:p>26.839</text:p>
          </table:table-cell>
          <table:table-cell office:value-type="float" office:value="943.259" calcext:value-type="float">
            <text:p>943.259</text:p>
          </table:table-cell>
          <table:table-cell office:value-type="float" office:value="16.527" calcext:value-type="float">
            <text:p>16.527</text:p>
          </table:table-cell>
          <table:table-cell office:value-type="float" office:value="17.309" calcext:value-type="float">
            <text:p>17.309</text:p>
          </table:table-cell>
          <table:table-cell office:value-type="float" office:value="6.31" calcext:value-type="float">
            <text:p>6.31</text:p>
          </table:table-cell>
          <table:table-cell office:value-type="float" office:value="26.572" calcext:value-type="float">
            <text:p>26.572</text:p>
          </table:table-cell>
          <table:table-cell office:value-type="float" office:value="29.734" calcext:value-type="float">
            <text:p>29.734</text:p>
          </table:table-cell>
          <table:table-cell office:value-type="float" office:value="33.055" calcext:value-type="float">
            <text:p>33.055</text:p>
          </table:table-cell>
          <table:table-cell office:value-type="float" office:value="35.127" calcext:value-type="float">
            <text:p>35.127</text:p>
          </table:table-cell>
          <table:table-cell office:value-type="float" office:value="36.685" calcext:value-type="float">
            <text:p>36.685</text:p>
          </table:table-cell>
          <table:table-cell office:value-type="float" office:value="39.31" calcext:value-type="float">
            <text:p>39.31</text:p>
          </table:table-cell>
          <table:table-cell office:value-type="float" office:value="43.3" calcext:value-type="float">
            <text:p>43.3</text:p>
          </table:table-cell>
          <table:table-cell office:value-type="float" office:value="956.843" calcext:value-type="float">
            <text:p>956.843</text:p>
          </table:table-cell>
          <table:table-cell office:value-type="float" office:value="30.97" calcext:value-type="float">
            <text:p>30.97</text:p>
          </table:table-cell>
          <table:table-cell office:value-type="float" office:value="26.177" calcext:value-type="float">
            <text:p>26.177</text:p>
          </table:table-cell>
          <table:table-cell office:value-type="float" office:value="0.208" calcext:value-type="float">
            <text:p>0.208</text:p>
          </table:table-cell>
          <table:table-cell office:value-type="float" office:value="14.092" calcext:value-type="float">
            <text:p>14.092</text:p>
          </table:table-cell>
          <table:table-cell office:value-type="float" office:value="16.755" calcext:value-type="float">
            <text:p>16.755</text:p>
          </table:table-cell>
          <table:table-cell office:value-type="float" office:value="19.244" calcext:value-type="float">
            <text:p>19.244</text:p>
          </table:table-cell>
          <table:table-cell office:value-type="float" office:value="20.785" calcext:value-type="float">
            <text:p>20.785</text:p>
          </table:table-cell>
          <table:table-cell office:value-type="float" office:value="21.944" calcext:value-type="float">
            <text:p>21.944</text:p>
          </table:table-cell>
          <table:table-cell office:value-type="float" office:value="24.045" calcext:value-type="float">
            <text:p>24.045</text:p>
          </table:table-cell>
          <table:table-cell office:value-type="float" office:value="26.949" calcext:value-type="float">
            <text:p>26.949</text:p>
          </table:table-cell>
          <table:table-cell office:value-type="float" office:value="943.169" calcext:value-type="float">
            <text:p>943.169</text:p>
          </table:table-cell>
          <table:table-cell office:value-type="float" office:value="16.837" calcext:value-type="float">
            <text:p>16.837</text:p>
          </table:table-cell>
          <table:table-cell office:value-type="float" office:value="20.007" calcext:value-type="float">
            <text:p>20.007</text:p>
          </table:table-cell>
          <table:table-cell office:value-type="float" office:value="8.753" calcext:value-type="float">
            <text:p>8.753</text:p>
          </table:table-cell>
          <table:table-cell office:value-type="float" office:value="81.881" calcext:value-type="float">
            <text:p>81.881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22.107" calcext:value-type="float">
            <text:p>122.107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142.437" calcext:value-type="float">
            <text:p>142.437</text:p>
          </table:table-cell>
          <table:table-cell office:value-type="float" office:value="154.337" calcext:value-type="float">
            <text:p>154.33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98.682" calcext:value-type="float">
            <text:p>1098.682</text:p>
          </table:table-cell>
          <table:table-cell office:value-type="float" office:value="105.031" calcext:value-type="float">
            <text:p>105.031</text:p>
          </table:table-cell>
          <table:table-cell office:value-type="float" office:value="56.561" calcext:value-type="float">
            <text:p>56.561</text:p>
          </table:table-cell>
          <table:table-cell office:value-type="float" office:value="448.953" calcext:value-type="float">
            <text:p>448.953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1" calcext:value-type="float">
            <text:p>0.841</text:p>
          </table:table-cell>
          <table:table-cell office:value-type="float" office:value="5.492" calcext:value-type="float">
            <text:p>5.492</text:p>
          </table:table-cell>
          <table:table-cell office:value-type="float" office:value="8.67" calcext:value-type="float">
            <text:p>8.67</text:p>
          </table:table-cell>
          <table:table-cell office:value-type="float" office:value="13.941" calcext:value-type="float">
            <text:p>13.941</text:p>
          </table:table-cell>
          <table:table-cell office:value-type="float" office:value="17.796" calcext:value-type="float">
            <text:p>17.796</text:p>
          </table:table-cell>
          <table:table-cell office:value-type="float" office:value="20.646" calcext:value-type="float">
            <text:p>20.646</text:p>
          </table:table-cell>
          <table:table-cell office:value-type="float" office:value="25.024" calcext:value-type="float">
            <text:p>25.024</text:p>
          </table:table-cell>
          <table:table-cell office:value-type="float" office:value="30.4" calcext:value-type="float">
            <text:p>30.4</text:p>
          </table:table-cell>
          <table:table-cell office:value-type="float" office:value="1534.921" calcext:value-type="float">
            <text:p>1534.921</text:p>
          </table:table-cell>
          <table:table-cell office:value-type="float" office:value="12.805" calcext:value-type="float">
            <text:p>12.805</text:p>
          </table:table-cell>
          <table:table-cell office:value-type="float" office:value="46.543" calcext:value-type="float">
            <text:p>46.543</text:p>
          </table:table-cell>
          <table:table-cell office:value-type="float" office:value="0.348" calcext:value-type="float">
            <text:p>0.348</text:p>
          </table:table-cell>
          <table:table-cell office:value-type="float" office:value="2.904" calcext:value-type="float">
            <text:p>2.904</text:p>
          </table:table-cell>
          <table:table-cell office:value-type="float" office:value="4.19" calcext:value-type="float">
            <text:p>4.19</text:p>
          </table:table-cell>
          <table:table-cell office:value-type="float" office:value="5.616" calcext:value-type="float">
            <text:p>5.616</text:p>
          </table:table-cell>
          <table:table-cell office:value-type="float" office:value="6.417" calcext:value-type="float">
            <text:p>6.417</text:p>
          </table:table-cell>
          <table:table-cell office:value-type="float" office:value="7.022" calcext:value-type="float">
            <text:p>7.022</text:p>
          </table:table-cell>
          <table:table-cell office:value-type="float" office:value="8.068" calcext:value-type="float">
            <text:p>8.068</text:p>
          </table:table-cell>
          <table:table-cell office:value-type="float" office:value="9.746" calcext:value-type="float">
            <text:p>9.746</text:p>
          </table:table-cell>
          <table:table-cell office:value-type="float" office:value="1500.317" calcext:value-type="float">
            <text:p>1500.317</text:p>
          </table:table-cell>
          <table:table-cell office:value-type="float" office:value="4.836" calcext:value-type="float">
            <text:p>4.836</text:p>
          </table:table-cell>
          <table:table-cell office:value-type="float" office:value="18.375" calcext:value-type="float">
            <text:p>18.375</text:p>
          </table:table-cell>
          <table:table-cell office:value-type="float" office:value="1.141" calcext:value-type="float">
            <text:p>1.141</text:p>
          </table:table-cell>
          <table:table-cell office:value-type="float" office:value="6.147" calcext:value-type="float">
            <text:p>6.147</text:p>
          </table:table-cell>
          <table:table-cell office:value-type="float" office:value="8.171" calcext:value-type="float">
            <text:p>8.171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305" calcext:value-type="float">
            <text:p>11.305</text:p>
          </table:table-cell>
          <table:table-cell office:value-type="float" office:value="12.106" calcext:value-type="float">
            <text:p>12.106</text:p>
          </table:table-cell>
          <table:table-cell office:value-type="float" office:value="13.528" calcext:value-type="float">
            <text:p>13.528</text:p>
          </table:table-cell>
          <table:table-cell office:value-type="float" office:value="16.232" calcext:value-type="float">
            <text:p>16.232</text:p>
          </table:table-cell>
          <table:table-cell office:value-type="float" office:value="1518.626" calcext:value-type="float">
            <text:p>1518.626</text:p>
          </table:table-cell>
          <table:table-cell office:value-type="float" office:value="9.001" calcext:value-type="float">
            <text:p>9.001</text:p>
          </table:table-cell>
          <table:table-cell office:value-type="float" office:value="20.772" calcext:value-type="float">
            <text:p>20.772</text:p>
          </table:table-cell>
          <table:table-cell office:value-type="float" office:value="0.286" calcext:value-type="float">
            <text:p>0.286</text:p>
          </table:table-cell>
          <table:table-cell office:value-type="float" office:value="2.667" calcext:value-type="float">
            <text:p>2.667</text:p>
          </table:table-cell>
          <table:table-cell office:value-type="float" office:value="3.963" calcext:value-type="float">
            <text:p>3.963</text:p>
          </table:table-cell>
          <table:table-cell office:value-type="float" office:value="5.376" calcext:value-type="float">
            <text:p>5.376</text:p>
          </table:table-cell>
          <table:table-cell office:value-type="float" office:value="6.148" calcext:value-type="float">
            <text:p>6.148</text:p>
          </table:table-cell>
          <table:table-cell office:value-type="float" office:value="6.694" calcext:value-type="float">
            <text:p>6.694</text:p>
          </table:table-cell>
          <table:table-cell office:value-type="float" office:value="7.665" calcext:value-type="float">
            <text:p>7.665</text:p>
          </table:table-cell>
          <table:table-cell office:value-type="float" office:value="9.291" calcext:value-type="float">
            <text:p>9.291</text:p>
          </table:table-cell>
          <table:table-cell office:value-type="float" office:value="1500.834" calcext:value-type="float">
            <text:p>1500.834</text:p>
          </table:table-cell>
          <table:table-cell office:value-type="float" office:value="4.529" calcext:value-type="float">
            <text:p>4.529</text:p>
          </table:table-cell>
          <table:table-cell office:value-type="float" office:value="15.227" calcext:value-type="float">
            <text:p>15.227</text:p>
          </table:table-cell>
          <table:table-cell office:value-type="float" office:value="3.309" calcext:value-type="float">
            <text:p>3.309</text:p>
          </table:table-cell>
          <table:table-cell office:value-type="float" office:value="19.834" calcext:value-type="float">
            <text:p>19.834</text:p>
          </table:table-cell>
          <table:table-cell office:value-type="float" office:value="27.221" calcext:value-type="float">
            <text:p>27.221</text:p>
          </table:table-cell>
          <table:table-cell office:value-type="float" office:value="34.519" calcext:value-type="float">
            <text:p>34.519</text:p>
          </table:table-cell>
          <table:table-cell office:value-type="float" office:value="38.695" calcext:value-type="float">
            <text:p>38.695</text:p>
          </table:table-cell>
          <table:table-cell office:value-type="float" office:value="41.767" calcext:value-type="float">
            <text:p>41.767</text:p>
          </table:table-cell>
          <table:table-cell office:value-type="float" office:value="46.937" calcext:value-type="float">
            <text:p>46.937</text:p>
          </table:table-cell>
          <table:table-cell office:value-type="float" office:value="55.09" calcext:value-type="float">
            <text:p>55.09</text:p>
          </table:table-cell>
          <table:table-cell office:value-type="float" office:value="1557.939" calcext:value-type="float">
            <text:p>1557.939</text:p>
          </table:table-cell>
          <table:table-cell office:value-type="float" office:value="31.17" calcext:value-type="float">
            <text:p>31.17</text:p>
          </table:table-cell>
          <table:table-cell office:value-type="float" office:value="56.979" calcext:value-type="float">
            <text:p>56.979</text:p>
          </table:table-cell>
          <table:table-cell office:value-type="float" office:value="1292.229" calcext:value-type="float">
            <text:p>1292.22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32.789" calcext:value-type="float">
            <text:p>32.789</text:p>
          </table:table-cell>
          <table:table-cell office:value-type="float" office:value="55.22" calcext:value-type="float">
            <text:p>55.22</text:p>
          </table:table-cell>
          <table:table-cell office:value-type="float" office:value="84.808" calcext:value-type="float">
            <text:p>84.808</text:p>
          </table:table-cell>
          <table:table-cell office:value-type="float" office:value="101.509" calcext:value-type="float">
            <text:p>101.509</text:p>
          </table:table-cell>
          <table:table-cell office:value-type="float" office:value="112.952" calcext:value-type="float">
            <text:p>112.952</text:p>
          </table:table-cell>
          <table:table-cell office:value-type="float" office:value="130.727" calcext:value-type="float">
            <text:p>130.727</text:p>
          </table:table-cell>
          <table:table-cell office:value-type="float" office:value="177.399" calcext:value-type="float">
            <text:p>177.399</text:p>
          </table:table-cell>
          <table:table-cell office:value-type="float" office:value="1248.961" calcext:value-type="float">
            <text:p>1248.961</text:p>
          </table:table-cell>
          <table:table-cell office:value-type="float" office:value="69.421" calcext:value-type="float">
            <text:p>69.421</text:p>
          </table:table-cell>
          <table:table-cell office:value-type="float" office:value="85.355" calcext:value-type="float">
            <text:p>85.355</text:p>
          </table:table-cell>
          <table:table-cell office:value-type="float" office:value="0.368" calcext:value-type="float">
            <text:p>0.368</text:p>
          </table:table-cell>
          <table:table-cell office:value-type="float" office:value="15.305" calcext:value-type="float">
            <text:p>15.305</text:p>
          </table:table-cell>
          <table:table-cell office:value-type="float" office:value="17.473" calcext:value-type="float">
            <text:p>17.473</text:p>
          </table:table-cell>
          <table:table-cell office:value-type="float" office:value="20.024" calcext:value-type="float">
            <text:p>20.024</text:p>
          </table:table-cell>
          <table:table-cell office:value-type="float" office:value="21.812" calcext:value-type="float">
            <text:p>21.812</text:p>
          </table:table-cell>
          <table:table-cell office:value-type="float" office:value="23.357" calcext:value-type="float">
            <text:p>23.357</text:p>
          </table:table-cell>
          <table:table-cell office:value-type="float" office:value="26.507" calcext:value-type="float">
            <text:p>26.507</text:p>
          </table:table-cell>
          <table:table-cell office:value-type="float" office:value="37.656" calcext:value-type="float">
            <text:p>37.656</text:p>
          </table:table-cell>
          <table:table-cell office:value-type="float" office:value="1123.273" calcext:value-type="float">
            <text:p>1123.273</text:p>
          </table:table-cell>
          <table:table-cell office:value-type="float" office:value="20.511" calcext:value-type="float">
            <text:p>20.511</text:p>
          </table:table-cell>
          <table:table-cell office:value-type="float" office:value="29.233" calcext:value-type="float">
            <text:p>29.233</text:p>
          </table:table-cell>
          <table:table-cell office:value-type="float" office:value="6.798" calcext:value-type="float">
            <text:p>6.798</text:p>
          </table:table-cell>
          <table:table-cell office:value-type="float" office:value="27.422" calcext:value-type="float">
            <text:p>27.422</text:p>
          </table:table-cell>
          <table:table-cell office:value-type="float" office:value="30.274" calcext:value-type="float">
            <text:p>30.274</text:p>
          </table:table-cell>
          <table:table-cell office:value-type="float" office:value="33.781" calcext:value-type="float">
            <text:p>33.781</text:p>
          </table:table-cell>
          <table:table-cell office:value-type="float" office:value="36.176" calcext:value-type="float">
            <text:p>36.176</text:p>
          </table:table-cell>
          <table:table-cell office:value-type="float" office:value="38.083" calcext:value-type="float">
            <text:p>38.083</text:p>
          </table:table-cell>
          <table:table-cell office:value-type="float" office:value="42.162" calcext:value-type="float">
            <text:p>42.162</text:p>
          </table:table-cell>
          <table:table-cell office:value-type="float" office:value="57.537" calcext:value-type="float">
            <text:p>57.537</text:p>
          </table:table-cell>
          <table:table-cell office:value-type="float" office:value="1136.053" calcext:value-type="float">
            <text:p>1136.053</text:p>
          </table:table-cell>
          <table:table-cell office:value-type="float" office:value="35.479" calcext:value-type="float">
            <text:p>35.479</text:p>
          </table:table-cell>
          <table:table-cell office:value-type="float" office:value="41.735" calcext:value-type="float">
            <text:p>41.735</text:p>
          </table:table-cell>
          <table:table-cell office:value-type="float" office:value="0.245" calcext:value-type="float">
            <text:p>0.245</text:p>
          </table:table-cell>
          <table:table-cell office:value-type="float" office:value="15.261" calcext:value-type="float">
            <text:p>15.261</text:p>
          </table:table-cell>
          <table:table-cell office:value-type="float" office:value="17.441" calcext:value-type="float">
            <text:p>17.441</text:p>
          </table:table-cell>
          <table:table-cell office:value-type="float" office:value="19.976" calcext:value-type="float">
            <text:p>19.976</text:p>
          </table:table-cell>
          <table:table-cell office:value-type="float" office:value="21.741" calcext:value-type="float">
            <text:p>21.741</text:p>
          </table:table-cell>
          <table:table-cell office:value-type="float" office:value="23.272" calcext:value-type="float">
            <text:p>23.272</text:p>
          </table:table-cell>
          <table:table-cell office:value-type="float" office:value="26.385" calcext:value-type="float">
            <text:p>26.385</text:p>
          </table:table-cell>
          <table:table-cell office:value-type="float" office:value="36.891" calcext:value-type="float">
            <text:p>36.891</text:p>
          </table:table-cell>
          <table:table-cell office:value-type="float" office:value="1122.414" calcext:value-type="float">
            <text:p>1122.414</text:p>
          </table:table-cell>
          <table:table-cell office:value-type="float" office:value="20.399" calcext:value-type="float">
            <text:p>20.399</text:p>
          </table:table-cell>
          <table:table-cell office:value-type="float" office:value="27.938" calcext:value-type="float">
            <text:p>27.938</text:p>
          </table:table-cell>
          <table:table-cell office:value-type="float" office:value="10.042" calcext:value-type="float">
            <text:p>10.042</text:p>
          </table:table-cell>
          <table:table-cell office:value-type="float" office:value="98.947" calcext:value-type="float">
            <text:p>98.947</text:p>
          </table:table-cell>
          <table:table-cell office:value-type="float" office:value="123.032" calcext:value-type="float">
            <text:p>123.032</text:p>
          </table:table-cell>
          <table:table-cell office:value-type="float" office:value="152.921" calcext:value-type="float">
            <text:p>152.921</text:p>
          </table:table-cell>
          <table:table-cell office:value-type="float" office:value="170.526" calcext:value-type="float">
            <text:p>170.526</text:p>
          </table:table-cell>
          <table:table-cell office:value-type="float" office:value="182.988" calcext:value-type="float">
            <text:p>182.988</text:p>
          </table:table-cell>
          <table:table-cell office:value-type="float" office:value="203.953" calcext:value-type="float">
            <text:p>203.953</text:p>
          </table:table-cell>
          <table:table-cell office:value-type="float" office:value="557.355" calcext:value-type="float">
            <text:p>557.355</text:p>
          </table:table-cell>
          <table:table-cell office:value-type="float" office:value="1794.787" calcext:value-type="float">
            <text:p>1794.787</text:p>
          </table:table-cell>
          <table:table-cell office:value-type="float" office:value="145.81" calcext:value-type="float">
            <text:p>145.81</text:p>
          </table:table-cell>
          <table:table-cell office:value-type="float" office:value="140.932" calcext:value-type="float">
            <text:p>140.932</text:p>
          </table:table-cell>
          <table:table-cell office:value-type="float" office:value="394.874" calcext:value-type="float">
            <text:p>394.874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7.513" calcext:value-type="float">
            <text:p>7.513</text:p>
          </table:table-cell>
          <table:table-cell office:value-type="float" office:value="13.035" calcext:value-type="float">
            <text:p>13.035</text:p>
          </table:table-cell>
          <table:table-cell office:value-type="float" office:value="22.14" calcext:value-type="float">
            <text:p>22.14</text:p>
          </table:table-cell>
          <table:table-cell office:value-type="float" office:value="27.709" calcext:value-type="float">
            <text:p>27.709</text:p>
          </table:table-cell>
          <table:table-cell office:value-type="float" office:value="31.456" calcext:value-type="float">
            <text:p>31.456</text:p>
          </table:table-cell>
          <table:table-cell office:value-type="float" office:value="37.301" calcext:value-type="float">
            <text:p>37.301</text:p>
          </table:table-cell>
          <table:table-cell office:value-type="float" office:value="44.961" calcext:value-type="float">
            <text:p>44.961</text:p>
          </table:table-cell>
          <table:table-cell office:value-type="float" office:value="1177.322" calcext:value-type="float">
            <text:p>1177.322</text:p>
          </table:table-cell>
          <table:table-cell office:value-type="float" office:value="17.802" calcext:value-type="float">
            <text:p>17.802</text:p>
          </table:table-cell>
          <table:table-cell office:value-type="float" office:value="33.643" calcext:value-type="float">
            <text:p>33.643</text:p>
          </table:table-cell>
          <table:table-cell office:value-type="float" office:value="0.363" calcext:value-type="float">
            <text:p>0.363</text:p>
          </table:table-cell>
          <table:table-cell office:value-type="float" office:value="3.515" calcext:value-type="float">
            <text:p>3.515</text:p>
          </table:table-cell>
          <table:table-cell office:value-type="float" office:value="4.802" calcext:value-type="float">
            <text:p>4.802</text:p>
          </table:table-cell>
          <table:table-cell office:value-type="float" office:value="6.131" calcext:value-type="float">
            <text:p>6.131</text:p>
          </table:table-cell>
          <table:table-cell office:value-type="float" office:value="6.891" calcext:value-type="float">
            <text:p>6.891</text:p>
          </table:table-cell>
          <table:table-cell office:value-type="float" office:value="7.452" calcext:value-type="float">
            <text:p>7.452</text:p>
          </table:table-cell>
          <table:table-cell office:value-type="float" office:value="8.624" calcext:value-type="float">
            <text:p>8.624</text:p>
          </table:table-cell>
          <table:table-cell office:value-type="float" office:value="10.919" calcext:value-type="float">
            <text:p>10.919</text:p>
          </table:table-cell>
          <table:table-cell office:value-type="float" office:value="1142.934" calcext:value-type="float">
            <text:p>1142.934</text:p>
          </table:table-cell>
          <table:table-cell office:value-type="float" office:value="5.387" calcext:value-type="float">
            <text:p>5.387</text:p>
          </table:table-cell>
          <table:table-cell office:value-type="float" office:value="14.229" calcext:value-type="float">
            <text:p>14.229</text:p>
          </table:table-cell>
          <table:table-cell office:value-type="float" office:value="1.212" calcext:value-type="float">
            <text:p>1.212</text:p>
          </table:table-cell>
          <table:table-cell office:value-type="float" office:value="7.026" calcext:value-type="float">
            <text:p>7.026</text:p>
          </table:table-cell>
          <table:table-cell office:value-type="float" office:value="9.114" calcext:value-type="float">
            <text:p>9.114</text:p>
          </table:table-cell>
          <table:table-cell office:value-type="float" office:value="11.068" calcext:value-type="float">
            <text:p>11.068</text:p>
          </table:table-cell>
          <table:table-cell office:value-type="float" office:value="12.1" calcext:value-type="float">
            <text:p>12.1</text:p>
          </table:table-cell>
          <table:table-cell office:value-type="float" office:value="12.876" calcext:value-type="float">
            <text:p>12.876</text:p>
          </table:table-cell>
          <table:table-cell office:value-type="float" office:value="14.559" calcext:value-type="float">
            <text:p>14.559</text:p>
          </table:table-cell>
          <table:table-cell office:value-type="float" office:value="18.01" calcext:value-type="float">
            <text:p>18.01</text:p>
          </table:table-cell>
          <table:table-cell office:value-type="float" office:value="1147.803" calcext:value-type="float">
            <text:p>1147.803</text:p>
          </table:table-cell>
          <table:table-cell office:value-type="float" office:value="9.943" calcext:value-type="float">
            <text:p>9.943</text:p>
          </table:table-cell>
          <table:table-cell office:value-type="float" office:value="18.687" calcext:value-type="float">
            <text:p>18.687</text:p>
          </table:table-cell>
          <table:table-cell office:value-type="float" office:value="0.269" calcext:value-type="float">
            <text:p>0.269</text:p>
          </table:table-cell>
          <table:table-cell office:value-type="float" office:value="3.374" calcext:value-type="float">
            <text:p>3.374</text:p>
          </table:table-cell>
          <table:table-cell office:value-type="float" office:value="4.673" calcext:value-type="float">
            <text:p>4.673</text:p>
          </table:table-cell>
          <table:table-cell office:value-type="float" office:value="6.001" calcext:value-type="float">
            <text:p>6.001</text:p>
          </table:table-cell>
          <table:table-cell office:value-type="float" office:value="6.738" calcext:value-type="float">
            <text:p>6.738</text:p>
          </table:table-cell>
          <table:table-cell office:value-type="float" office:value="7.269" calcext:value-type="float">
            <text:p>7.269</text:p>
          </table:table-cell>
          <table:table-cell office:value-type="float" office:value="8.269" calcext:value-type="float">
            <text:p>8.269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43.391" calcext:value-type="float">
            <text:p>1143.391</text:p>
          </table:table-cell>
          <table:table-cell office:value-type="float" office:value="5.161" calcext:value-type="float">
            <text:p>5.161</text:p>
          </table:table-cell>
          <table:table-cell office:value-type="float" office:value="12.807" calcext:value-type="float">
            <text:p>12.807</text:p>
          </table:table-cell>
          <table:table-cell office:value-type="float" office:value="2.903" calcext:value-type="float">
            <text:p>2.903</text:p>
          </table:table-cell>
          <table:table-cell office:value-type="float" office:value="24.794" calcext:value-type="float">
            <text:p>24.794</text:p>
          </table:table-cell>
          <table:table-cell office:value-type="float" office:value="33.884" calcext:value-type="float">
            <text:p>33.884</text:p>
          </table:table-cell>
          <table:table-cell office:value-type="float" office:value="44.185" calcext:value-type="float">
            <text:p>44.185</text:p>
          </table:table-cell>
          <table:table-cell office:value-type="float" office:value="50.265" calcext:value-type="float">
            <text:p>50.265</text:p>
          </table:table-cell>
          <table:table-cell office:value-type="float" office:value="54.401" calcext:value-type="float">
            <text:p>54.401</text:p>
          </table:table-cell>
          <table:table-cell office:value-type="float" office:value="61.407" calcext:value-type="float">
            <text:p>61.407</text:p>
          </table:table-cell>
          <table:table-cell office:value-type="float" office:value="71.78" calcext:value-type="float">
            <text:p>71.78</text:p>
          </table:table-cell>
          <table:table-cell office:value-type="float" office:value="1200.453" calcext:value-type="float">
            <text:p>1200.453</text:p>
          </table:table-cell>
          <table:table-cell office:value-type="float" office:value="38.293" calcext:value-type="float">
            <text:p>38.293</text:p>
          </table:table-cell>
          <table:table-cell office:value-type="float" office:value="44.051" calcext:value-type="float">
            <text:p>44.051</text:p>
          </table:table-cell>
          <table:table-cell office:value-type="float" office:value="1310.364" calcext:value-type="float">
            <text:p>1310.36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935" calcext:value-type="float">
            <text:p>0.935</text:p>
          </table:table-cell>
          <table:table-cell office:value-type="float" office:value="42.406" calcext:value-type="float">
            <text:p>42.406</text:p>
          </table:table-cell>
          <table:table-cell office:value-type="float" office:value="72.321" calcext:value-type="float">
            <text:p>72.321</text:p>
          </table:table-cell>
          <table:table-cell office:value-type="float" office:value="108.822" calcext:value-type="float">
            <text:p>108.822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138.983" calcext:value-type="float">
            <text:p>138.983</text:p>
          </table:table-cell>
          <table:table-cell office:value-type="float" office:value="154.714" calcext:value-type="float">
            <text:p>154.714</text:p>
          </table:table-cell>
          <table:table-cell office:value-type="float" office:value="171.993" calcext:value-type="float">
            <text:p>171.993</text:p>
          </table:table-cell>
          <table:table-cell office:value-type="float" office:value="1501.326" calcext:value-type="float">
            <text:p>1501.326</text:p>
          </table:table-cell>
          <table:table-cell office:value-type="float" office:value="80.253" calcext:value-type="float">
            <text:p>80.253</text:p>
          </table:table-cell>
          <table:table-cell office:value-type="float" office:value="66.531" calcext:value-type="float">
            <text:p>66.531</text:p>
          </table:table-cell>
          <table:table-cell office:value-type="float" office:value="0.422" calcext:value-type="float">
            <text:p>0.422</text:p>
          </table:table-cell>
          <table:table-cell office:value-type="float" office:value="15.441" calcext:value-type="float">
            <text:p>15.441</text:p>
          </table:table-cell>
          <table:table-cell office:value-type="float" office:value="17.373" calcext:value-type="float">
            <text:p>17.373</text:p>
          </table:table-cell>
          <table:table-cell office:value-type="float" office:value="19.543" calcext:value-type="float">
            <text:p>19.543</text:p>
          </table:table-cell>
          <table:table-cell office:value-type="float" office:value="20.898" calcext:value-type="float">
            <text:p>20.898</text:p>
          </table:table-cell>
          <table:table-cell office:value-type="float" office:value="21.955" calcext:value-type="float">
            <text:p>21.955</text:p>
          </table:table-cell>
          <table:table-cell office:value-type="float" office:value="23.91" calcext:value-type="float">
            <text:p>23.91</text:p>
          </table:table-cell>
          <table:table-cell office:value-type="float" office:value="26.718" calcext:value-type="float">
            <text:p>26.718</text:p>
          </table:table-cell>
          <table:table-cell office:value-type="float" office:value="1335.547" calcext:value-type="float">
            <text:p>1335.547</text:p>
          </table:table-cell>
          <table:table-cell office:value-type="float" office:value="18.289" calcext:value-type="float">
            <text:p>18.289</text:p>
          </table:table-cell>
          <table:table-cell office:value-type="float" office:value="23.799" calcext:value-type="float">
            <text:p>23.799</text:p>
          </table:table-cell>
          <table:table-cell office:value-type="float" office:value="5.345" calcext:value-type="float">
            <text:p>5.345</text:p>
          </table:table-cell>
          <table:table-cell office:value-type="float" office:value="27.398" calcext:value-type="float">
            <text:p>27.398</text:p>
          </table:table-cell>
          <table:table-cell office:value-type="float" office:value="30.007" calcext:value-type="float">
            <text:p>30.007</text:p>
          </table:table-cell>
          <table:table-cell office:value-type="float" office:value="32.888" calcext:value-type="float">
            <text:p>32.888</text:p>
          </table:table-cell>
          <table:table-cell office:value-type="float" office:value="34.656" calcext:value-type="float">
            <text:p>34.656</text:p>
          </table:table-cell>
          <table:table-cell office:value-type="float" office:value="36.053" calcext:value-type="float">
            <text:p>36.053</text:p>
          </table:table-cell>
          <table:table-cell office:value-type="float" office:value="38.51" calcext:value-type="float">
            <text:p>38.51</text:p>
          </table:table-cell>
          <table:table-cell office:value-type="float" office:value="42.06" calcext:value-type="float">
            <text:p>42.06</text:p>
          </table:table-cell>
          <table:table-cell office:value-type="float" office:value="1349.43" calcext:value-type="float">
            <text:p>1349.43</text:p>
          </table:table-cell>
          <table:table-cell office:value-type="float" office:value="31.386" calcext:value-type="float">
            <text:p>31.386</text:p>
          </table:table-cell>
          <table:table-cell office:value-type="float" office:value="30.449" calcext:value-type="float">
            <text:p>30.449</text:p>
          </table:table-cell>
          <table:table-cell office:value-type="float" office:value="0.265" calcext:value-type="float">
            <text:p>0.265</text:p>
          </table:table-cell>
          <table:table-cell office:value-type="float" office:value="15.392" calcext:value-type="float">
            <text:p>15.392</text:p>
          </table:table-cell>
          <table:table-cell office:value-type="float" office:value="17.326" calcext:value-type="float">
            <text:p>17.326</text:p>
          </table:table-cell>
          <table:table-cell office:value-type="float" office:value="19.488" calcext:value-type="float">
            <text:p>19.488</text:p>
          </table:table-cell>
          <table:table-cell office:value-type="float" office:value="20.854" calcext:value-type="float">
            <text:p>20.854</text:p>
          </table:table-cell>
          <table:table-cell office:value-type="float" office:value="21.879" calcext:value-type="float">
            <text:p>21.879</text:p>
          </table:table-cell>
          <table:table-cell office:value-type="float" office:value="23.785" calcext:value-type="float">
            <text:p>23.785</text:p>
          </table:table-cell>
          <table:table-cell office:value-type="float" office:value="26.604" calcext:value-type="float">
            <text:p>26.604</text:p>
          </table:table-cell>
          <table:table-cell office:value-type="float" office:value="1335.636" calcext:value-type="float">
            <text:p>1335.636</text:p>
          </table:table-cell>
          <table:table-cell office:value-type="float" office:value="18.213" calcext:value-type="float">
            <text:p>18.213</text:p>
          </table:table-cell>
          <table:table-cell office:value-type="float" office:value="23.798" calcext:value-type="float">
            <text:p>23.798</text:p>
          </table:table-cell>
          <table:table-cell office:value-type="float" office:value="8.007" calcext:value-type="float">
            <text:p>8.007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139.043" calcext:value-type="float">
            <text:p>139.043</text:p>
          </table:table-cell>
          <table:table-cell office:value-type="float" office:value="175.781" calcext:value-type="float">
            <text:p>175.781</text:p>
          </table:table-cell>
          <table:table-cell office:value-type="float" office:value="194.407" calcext:value-type="float">
            <text:p>194.407</text:p>
          </table:table-cell>
          <table:table-cell office:value-type="float" office:value="206.361" calcext:value-type="float">
            <text:p>206.361</text:p>
          </table:table-cell>
          <table:table-cell office:value-type="float" office:value="224.178" calcext:value-type="float">
            <text:p>224.178</text:p>
          </table:table-cell>
          <table:table-cell office:value-type="float" office:value="243.781" calcext:value-type="float">
            <text:p>243.781</text:p>
          </table:table-cell>
          <table:table-cell office:value-type="float" office:value="1562.308" calcext:value-type="float">
            <text:p>1562.308</text:p>
          </table:table-cell>
          <table:table-cell office:value-type="float" office:value="148.141" calcext:value-type="float">
            <text:p>148.141</text:p>
          </table:table-cell>
          <table:table-cell office:value-type="float" office:value="82.109" calcext:value-type="float">
            <text:p>82.109</text:p>
          </table:table-cell>
          <table:table-cell office:value-type="float" office:value="452.729" calcext:value-type="float">
            <text:p>452.729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8.389" calcext:value-type="float">
            <text:p>8.389</text:p>
          </table:table-cell>
          <table:table-cell office:value-type="float" office:value="17.203" calcext:value-type="float">
            <text:p>17.203</text:p>
          </table:table-cell>
          <table:table-cell office:value-type="float" office:value="31.465" calcext:value-type="float">
            <text:p>31.465</text:p>
          </table:table-cell>
          <table:table-cell office:value-type="float" office:value="39.457" calcext:value-type="float">
            <text:p>39.457</text:p>
          </table:table-cell>
          <table:table-cell office:value-type="float" office:value="45.492" calcext:value-type="float">
            <text:p>45.492</text:p>
          </table:table-cell>
          <table:table-cell office:value-type="float" office:value="56.679" calcext:value-type="float">
            <text:p>56.679</text:p>
          </table:table-cell>
          <table:table-cell office:value-type="float" office:value="81.085" calcext:value-type="float">
            <text:p>81.085</text:p>
          </table:table-cell>
          <table:table-cell office:value-type="float" office:value="2029.443" calcext:value-type="float">
            <text:p>2029.443</text:p>
          </table:table-cell>
          <table:table-cell office:value-type="float" office:value="27.272" calcext:value-type="float">
            <text:p>27.272</text:p>
          </table:table-cell>
          <table:table-cell office:value-type="float" office:value="68.862" calcext:value-type="float">
            <text:p>68.862</text:p>
          </table:table-cell>
          <table:table-cell office:value-type="float" office:value="0.387" calcext:value-type="float">
            <text:p>0.387</text:p>
          </table:table-cell>
          <table:table-cell office:value-type="float" office:value="3.629" calcext:value-type="float">
            <text:p>3.629</text:p>
          </table:table-cell>
          <table:table-cell office:value-type="float" office:value="5.109" calcext:value-type="float">
            <text:p>5.109</text:p>
          </table:table-cell>
          <table:table-cell office:value-type="float" office:value="6.743" calcext:value-type="float">
            <text:p>6.743</text:p>
          </table:table-cell>
          <table:table-cell office:value-type="float" office:value="7.948" calcext:value-type="float">
            <text:p>7.948</text:p>
          </table:table-cell>
          <table:table-cell office:value-type="float" office:value="9.2" calcext:value-type="float">
            <text:p>9.2</text:p>
          </table:table-cell>
          <table:table-cell office:value-type="float" office:value="11.164" calcext:value-type="float">
            <text:p>11.164</text:p>
          </table:table-cell>
          <table:table-cell office:value-type="float" office:value="14.342" calcext:value-type="float">
            <text:p>14.342</text:p>
          </table:table-cell>
          <table:table-cell office:value-type="float" office:value="1547.028" calcext:value-type="float">
            <text:p>1547.028</text:p>
          </table:table-cell>
          <table:table-cell office:value-type="float" office:value="6.454" calcext:value-type="float">
            <text:p>6.454</text:p>
          </table:table-cell>
          <table:table-cell office:value-type="float" office:value="23.794" calcext:value-type="float">
            <text:p>23.794</text:p>
          </table:table-cell>
          <table:table-cell office:value-type="float" office:value="1.018" calcext:value-type="float">
            <text:p>1.018</text:p>
          </table:table-cell>
          <table:table-cell office:value-type="float" office:value="7.289" calcext:value-type="float">
            <text:p>7.289</text:p>
          </table:table-cell>
          <table:table-cell office:value-type="float" office:value="9.687" calcext:value-type="float">
            <text:p>9.687</text:p>
          </table:table-cell>
          <table:table-cell office:value-type="float" office:value="12.09" calcext:value-type="float">
            <text:p>12.09</text:p>
          </table:table-cell>
          <table:table-cell office:value-type="float" office:value="13.957" calcext:value-type="float">
            <text:p>13.957</text:p>
          </table:table-cell>
          <table:table-cell office:value-type="float" office:value="16.172" calcext:value-type="float">
            <text:p>16.172</text:p>
          </table:table-cell>
          <table:table-cell office:value-type="float" office:value="19.224" calcext:value-type="float">
            <text:p>19.224</text:p>
          </table:table-cell>
          <table:table-cell office:value-type="float" office:value="23.326" calcext:value-type="float">
            <text:p>23.326</text:p>
          </table:table-cell>
          <table:table-cell office:value-type="float" office:value="1551.661" calcext:value-type="float">
            <text:p>1551.661</text:p>
          </table:table-cell>
          <table:table-cell office:value-type="float" office:value="11.938" calcext:value-type="float">
            <text:p>11.938</text:p>
          </table:table-cell>
          <table:table-cell office:value-type="float" office:value="33.39" calcext:value-type="float">
            <text:p>33.39</text:p>
          </table:table-cell>
          <table:table-cell office:value-type="float" office:value="0.271" calcext:value-type="float">
            <text:p>0.271</text:p>
          </table:table-cell>
          <table:table-cell office:value-type="float" office:value="3.545" calcext:value-type="float">
            <text:p>3.545</text:p>
          </table:table-cell>
          <table:table-cell office:value-type="float" office:value="5.013" calcext:value-type="float">
            <text:p>5.013</text:p>
          </table:table-cell>
          <table:table-cell office:value-type="float" office:value="6.633" calcext:value-type="float">
            <text:p>6.633</text:p>
          </table:table-cell>
          <table:table-cell office:value-type="float" office:value="7.729" calcext:value-type="float">
            <text:p>7.729</text:p>
          </table:table-cell>
          <table:table-cell office:value-type="float" office:value="8.878" calcext:value-type="float">
            <text:p>8.878</text:p>
          </table:table-cell>
          <table:table-cell office:value-type="float" office:value="10.812" calcext:value-type="float">
            <text:p>10.812</text:p>
          </table:table-cell>
          <table:table-cell office:value-type="float" office:value="13.401" calcext:value-type="float">
            <text:p>13.401</text:p>
          </table:table-cell>
          <table:table-cell office:value-type="float" office:value="1548.189" calcext:value-type="float">
            <text:p>1548.189</text:p>
          </table:table-cell>
          <table:table-cell office:value-type="float" office:value="6.404" calcext:value-type="float">
            <text:p>6.404</text:p>
          </table:table-cell>
          <table:table-cell office:value-type="float" office:value="25.26" calcext:value-type="float">
            <text:p>25.26</text:p>
          </table:table-cell>
          <table:table-cell office:value-type="float" office:value="2.655" calcext:value-type="float">
            <text:p>2.655</text:p>
          </table:table-cell>
          <table:table-cell office:value-type="float" office:value="26.341" calcext:value-type="float">
            <text:p>26.341</text:p>
          </table:table-cell>
          <table:table-cell office:value-type="float" office:value="39.964" calcext:value-type="float">
            <text:p>39.964</text:p>
          </table:table-cell>
          <table:table-cell office:value-type="float" office:value="56.161" calcext:value-type="float">
            <text:p>56.161</text:p>
          </table:table-cell>
          <table:table-cell office:value-type="float" office:value="65.482" calcext:value-type="float">
            <text:p>65.482</text:p>
          </table:table-cell>
          <table:table-cell office:value-type="float" office:value="73.622" calcext:value-type="float">
            <text:p>73.622</text:p>
          </table:table-cell>
          <table:table-cell office:value-type="float" office:value="91.556" calcext:value-type="float">
            <text:p>91.556</text:p>
          </table:table-cell>
          <table:table-cell office:value-type="float" office:value="137.555" calcext:value-type="float">
            <text:p>137.555</text:p>
          </table:table-cell>
          <table:table-cell office:value-type="float" office:value="2081.013" calcext:value-type="float">
            <text:p>2081.013</text:p>
          </table:table-cell>
          <table:table-cell office:value-type="float" office:value="52.069" calcext:value-type="float">
            <text:p>52.069</text:p>
          </table:table-cell>
          <table:table-cell office:value-type="float" office:value="91.979" calcext:value-type="float">
            <text:p>91.979</text:p>
          </table:table-cell>
          <table:table-cell office:value-type="float" office:value="1169.011" calcext:value-type="float">
            <text:p>1169.01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3" calcext:value-type="float">
            <text:p>0.793</text:p>
          </table:table-cell>
          <table:table-cell office:value-type="float" office:value="55.482" calcext:value-type="float">
            <text:p>55.482</text:p>
          </table:table-cell>
          <table:table-cell office:value-type="float" office:value="93.332" calcext:value-type="float">
            <text:p>93.332</text:p>
          </table:table-cell>
          <table:table-cell office:value-type="float" office:value="136.43" calcext:value-type="float">
            <text:p>136.43</text:p>
          </table:table-cell>
          <table:table-cell office:value-type="float" office:value="158.162" calcext:value-type="float">
            <text:p>158.162</text:p>
          </table:table-cell>
          <table:table-cell office:value-type="float" office:value="171.888" calcext:value-type="float">
            <text:p>171.888</text:p>
          </table:table-cell>
          <table:table-cell office:value-type="float" office:value="195.069" calcext:value-type="float">
            <text:p>195.069</text:p>
          </table:table-cell>
          <table:table-cell office:value-type="float" office:value="220.371" calcext:value-type="float">
            <text:p>220.371</text:p>
          </table:table-cell>
          <table:table-cell office:value-type="float" office:value="1483.209" calcext:value-type="float">
            <text:p>1483.209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84.169" calcext:value-type="float">
            <text:p>84.169</text:p>
          </table:table-cell>
          <table:table-cell office:value-type="float" office:value="0.455" calcext:value-type="float">
            <text:p>0.455</text:p>
          </table:table-cell>
          <table:table-cell office:value-type="float" office:value="15.656" calcext:value-type="float">
            <text:p>15.656</text:p>
          </table:table-cell>
          <table:table-cell office:value-type="float" office:value="17.703" calcext:value-type="float">
            <text:p>17.703</text:p>
          </table:table-cell>
          <table:table-cell office:value-type="float" office:value="20.063" calcext:value-type="float">
            <text:p>20.063</text:p>
          </table:table-cell>
          <table:table-cell office:value-type="float" office:value="21.654" calcext:value-type="float">
            <text:p>21.654</text:p>
          </table:table-cell>
          <table:table-cell office:value-type="float" office:value="22.902" calcext:value-type="float">
            <text:p>22.902</text:p>
          </table:table-cell>
          <table:table-cell office:value-type="float" office:value="25.018" calcext:value-type="float">
            <text:p>25.018</text:p>
          </table:table-cell>
          <table:table-cell office:value-type="float" office:value="27.791" calcext:value-type="float">
            <text:p>27.791</text:p>
          </table:table-cell>
          <table:table-cell office:value-type="float" office:value="1313.537" calcext:value-type="float">
            <text:p>1313.537</text:p>
          </table:table-cell>
          <table:table-cell office:value-type="float" office:value="18.858" calcext:value-type="float">
            <text:p>18.858</text:p>
          </table:table-cell>
          <table:table-cell office:value-type="float" office:value="27.38" calcext:value-type="float">
            <text:p>27.38</text:p>
          </table:table-cell>
          <table:table-cell office:value-type="float" office:value="5.79" calcext:value-type="float">
            <text:p>5.79</text:p>
          </table:table-cell>
          <table:table-cell office:value-type="float" office:value="27.821" calcext:value-type="float">
            <text:p>27.821</text:p>
          </table:table-cell>
          <table:table-cell office:value-type="float" office:value="30.579" calcext:value-type="float">
            <text:p>30.579</text:p>
          </table:table-cell>
          <table:table-cell office:value-type="float" office:value="33.838" calcext:value-type="float">
            <text:p>33.838</text:p>
          </table:table-cell>
          <table:table-cell office:value-type="float" office:value="35.919" calcext:value-type="float">
            <text:p>35.919</text:p>
          </table:table-cell>
          <table:table-cell office:value-type="float" office:value="37.437" calcext:value-type="float">
            <text:p>37.437</text:p>
          </table:table-cell>
          <table:table-cell office:value-type="float" office:value="39.973" calcext:value-type="float">
            <text:p>39.973</text:p>
          </table:table-cell>
          <table:table-cell office:value-type="float" office:value="43.619" calcext:value-type="float">
            <text:p>43.619</text:p>
          </table:table-cell>
          <table:table-cell office:value-type="float" office:value="1324.994" calcext:value-type="float">
            <text:p>1324.994</text:p>
          </table:table-cell>
          <table:table-cell office:value-type="float" office:value="32.334" calcext:value-type="float">
            <text:p>32.334</text:p>
          </table:table-cell>
          <table:table-cell office:value-type="float" office:value="35.67" calcext:value-type="float">
            <text:p>35.67</text:p>
          </table:table-cell>
          <table:table-cell office:value-type="float" office:value="0.273" calcext:value-type="float">
            <text:p>0.273</text:p>
          </table:table-cell>
          <table:table-cell office:value-type="float" office:value="15.625" calcext:value-type="float">
            <text:p>15.625</text:p>
          </table:table-cell>
          <table:table-cell office:value-type="float" office:value="17.663" calcext:value-type="float">
            <text:p>17.663</text:p>
          </table:table-cell>
          <table:table-cell office:value-type="float" office:value="20.044" calcext:value-type="float">
            <text:p>20.044</text:p>
          </table:table-cell>
          <table:table-cell office:value-type="float" office:value="21.613" calcext:value-type="float">
            <text:p>21.613</text:p>
          </table:table-cell>
          <table:table-cell office:value-type="float" office:value="22.857" calcext:value-type="float">
            <text:p>22.857</text:p>
          </table:table-cell>
          <table:table-cell office:value-type="float" office:value="24.976" calcext:value-type="float">
            <text:p>24.976</text:p>
          </table:table-cell>
          <table:table-cell office:value-type="float" office:value="27.706" calcext:value-type="float">
            <text:p>27.706</text:p>
          </table:table-cell>
          <table:table-cell office:value-type="float" office:value="1313.252" calcext:value-type="float">
            <text:p>1313.252</text:p>
          </table:table-cell>
          <table:table-cell office:value-type="float" office:value="18.765" calcext:value-type="float">
            <text:p>18.765</text:p>
          </table:table-cell>
          <table:table-cell office:value-type="float" office:value="26.894" calcext:value-type="float">
            <text:p>26.894</text:p>
          </table:table-cell>
          <table:table-cell office:value-type="float" office:value="8.909" calcext:value-type="float">
            <text:p>8.909</text:p>
          </table:table-cell>
          <table:table-cell office:value-type="float" office:value="122.75" calcext:value-type="float">
            <text:p>122.75</text:p>
          </table:table-cell>
          <table:table-cell office:value-type="float" office:value="161.701" calcext:value-type="float">
            <text:p>161.701</text:p>
          </table:table-cell>
          <table:table-cell office:value-type="float" office:value="205.339" calcext:value-type="float">
            <text:p>205.339</text:p>
          </table:table-cell>
          <table:table-cell office:value-type="float" office:value="226.957" calcext:value-type="float">
            <text:p>226.957</text:p>
          </table:table-cell>
          <table:table-cell office:value-type="float" office:value="242.05" calcext:value-type="float">
            <text:p>242.05</text:p>
          </table:table-cell>
          <table:table-cell office:value-type="float" office:value="266.07" calcext:value-type="float">
            <text:p>266.07</text:p>
          </table:table-cell>
          <table:table-cell office:value-type="float" office:value="294.216" calcext:value-type="float">
            <text:p>294.216</text:p>
          </table:table-cell>
          <table:table-cell office:value-type="float" office:value="1560.948" calcext:value-type="float">
            <text:p>1560.948</text:p>
          </table:table-cell>
          <table:table-cell office:value-type="float" office:value="172.145" calcext:value-type="float">
            <text:p>172.145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447.292" calcext:value-type="float">
            <text:p>447.292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61" calcext:value-type="float">
            <text:p>0.861</text:p>
          </table:table-cell>
          <table:table-cell office:value-type="float" office:value="9.497" calcext:value-type="float">
            <text:p>9.497</text:p>
          </table:table-cell>
          <table:table-cell office:value-type="float" office:value="21.77" calcext:value-type="float">
            <text:p>21.77</text:p>
          </table:table-cell>
          <table:table-cell office:value-type="float" office:value="39.38" calcext:value-type="float">
            <text:p>39.38</text:p>
          </table:table-cell>
          <table:table-cell office:value-type="float" office:value="50.163" calcext:value-type="float">
            <text:p>50.163</text:p>
          </table:table-cell>
          <table:table-cell office:value-type="float" office:value="57.27" calcext:value-type="float">
            <text:p>57.27</text:p>
          </table:table-cell>
          <table:table-cell office:value-type="float" office:value="67.767" calcext:value-type="float">
            <text:p>67.767</text:p>
          </table:table-cell>
          <table:table-cell office:value-type="float" office:value="86.1" calcext:value-type="float">
            <text:p>86.1</text:p>
          </table:table-cell>
          <table:table-cell office:value-type="float" office:value="2200.3" calcext:value-type="float">
            <text:p>2200.3</text:p>
          </table:table-cell>
          <table:table-cell office:value-type="float" office:value="33.63" calcext:value-type="float">
            <text:p>33.63</text:p>
          </table:table-cell>
          <table:table-cell office:value-type="float" office:value="86.597" calcext:value-type="float">
            <text:p>86.597</text:p>
          </table:table-cell>
          <table:table-cell office:value-type="float" office:value="0.397" calcext:value-type="float">
            <text:p>0.397</text:p>
          </table:table-cell>
          <table:table-cell office:value-type="float" office:value="3.728" calcext:value-type="float">
            <text:p>3.728</text:p>
          </table:table-cell>
          <table:table-cell office:value-type="float" office:value="5.175" calcext:value-type="float">
            <text:p>5.175</text:p>
          </table:table-cell>
          <table:table-cell office:value-type="float" office:value="6.717" calcext:value-type="float">
            <text:p>6.717</text:p>
          </table:table-cell>
          <table:table-cell office:value-type="float" office:value="7.569" calcext:value-type="float">
            <text:p>7.569</text:p>
          </table:table-cell>
          <table:table-cell office:value-type="float" office:value="8.284" calcext:value-type="float">
            <text:p>8.284</text:p>
          </table:table-cell>
          <table:table-cell office:value-type="float" office:value="10.01" calcext:value-type="float">
            <text:p>10.01</text:p>
          </table:table-cell>
          <table:table-cell office:value-type="float" office:value="13.399" calcext:value-type="float">
            <text:p>13.399</text:p>
          </table:table-cell>
          <table:table-cell office:value-type="float" office:value="2122.984" calcext:value-type="float">
            <text:p>2122.984</text:p>
          </table:table-cell>
          <table:table-cell office:value-type="float" office:value="6.72" calcext:value-type="float">
            <text:p>6.72</text:p>
          </table:table-cell>
          <table:table-cell office:value-type="float" office:value="35.009" calcext:value-type="float">
            <text:p>35.009</text:p>
          </table:table-cell>
          <table:table-cell office:value-type="float" office:value="1.167" calcext:value-type="float">
            <text:p>1.167</text:p>
          </table:table-cell>
          <table:table-cell office:value-type="float" office:value="7.375" calcext:value-type="float">
            <text:p>7.375</text:p>
          </table:table-cell>
          <table:table-cell office:value-type="float" office:value="9.803" calcext:value-type="float">
            <text:p>9.803</text:p>
          </table:table-cell>
          <table:table-cell office:value-type="float" office:value="12.038" calcext:value-type="float">
            <text:p>12.038</text:p>
          </table:table-cell>
          <table:table-cell office:value-type="float" office:value="13.239" calcext:value-type="float">
            <text:p>13.239</text:p>
          </table:table-cell>
          <table:table-cell office:value-type="float" office:value="14.344" calcext:value-type="float">
            <text:p>14.344</text:p>
          </table:table-cell>
          <table:table-cell office:value-type="float" office:value="17.046" calcext:value-type="float">
            <text:p>17.046</text:p>
          </table:table-cell>
          <table:table-cell office:value-type="float" office:value="21.677" calcext:value-type="float">
            <text:p>21.677</text:p>
          </table:table-cell>
          <table:table-cell office:value-type="float" office:value="2132.164" calcext:value-type="float">
            <text:p>2132.164</text:p>
          </table:table-cell>
          <table:table-cell office:value-type="float" office:value="11.685" calcext:value-type="float">
            <text:p>11.685</text:p>
          </table:table-cell>
          <table:table-cell office:value-type="float" office:value="40.954" calcext:value-type="float">
            <text:p>40.954</text:p>
          </table:table-cell>
          <table:table-cell office:value-type="float" office:value="0.282" calcext:value-type="float">
            <text:p>0.282</text:p>
          </table:table-cell>
          <table:table-cell office:value-type="float" office:value="3.652" calcext:value-type="float">
            <text:p>3.652</text:p>
          </table:table-cell>
          <table:table-cell office:value-type="float" office:value="5.105" calcext:value-type="float">
            <text:p>5.105</text:p>
          </table:table-cell>
          <table:table-cell office:value-type="float" office:value="6.648" calcext:value-type="float">
            <text:p>6.648</text:p>
          </table:table-cell>
          <table:table-cell office:value-type="float" office:value="7.455" calcext:value-type="float">
            <text:p>7.455</text:p>
          </table:table-cell>
          <table:table-cell office:value-type="float" office:value="8.077" calcext:value-type="float">
            <text:p>8.077</text:p>
          </table:table-cell>
          <table:table-cell office:value-type="float" office:value="9.412" calcext:value-type="float">
            <text:p>9.412</text:p>
          </table:table-cell>
          <table:table-cell office:value-type="float" office:value="12.067" calcext:value-type="float">
            <text:p>12.067</text:p>
          </table:table-cell>
          <table:table-cell office:value-type="float" office:value="2123.936" calcext:value-type="float">
            <text:p>2123.936</text:p>
          </table:table-cell>
          <table:table-cell office:value-type="float" office:value="6.271" calcext:value-type="float">
            <text:p>6.271</text:p>
          </table:table-cell>
          <table:table-cell office:value-type="float" office:value="30.538" calcext:value-type="float">
            <text:p>30.538</text:p>
          </table:table-cell>
          <table:table-cell office:value-type="float" office:value="3.251" calcext:value-type="float">
            <text:p>3.251</text:p>
          </table:table-cell>
          <table:table-cell office:value-type="float" office:value="28.562" calcext:value-type="float">
            <text:p>28.562</text:p>
          </table:table-cell>
          <table:table-cell office:value-type="float" office:value="44.904" calcext:value-type="float">
            <text:p>44.904</text:p>
          </table:table-cell>
          <table:table-cell office:value-type="float" office:value="64.257" calcext:value-type="float">
            <text:p>64.257</text:p>
          </table:table-cell>
          <table:table-cell office:value-type="float" office:value="75.591" calcext:value-type="float">
            <text:p>75.591</text:p>
          </table:table-cell>
          <table:table-cell office:value-type="float" office:value="83.185" calcext:value-type="float">
            <text:p>83.185</text:p>
          </table:table-cell>
          <table:table-cell office:value-type="float" office:value="96.312" calcext:value-type="float">
            <text:p>96.312</text:p>
          </table:table-cell>
          <table:table-cell office:value-type="float" office:value="157.473" calcext:value-type="float">
            <text:p>157.473</text:p>
          </table:table-cell>
          <table:table-cell office:value-type="float" office:value="2229.889" calcext:value-type="float">
            <text:p>2229.889</text:p>
          </table:table-cell>
          <table:table-cell office:value-type="float" office:value="58.307" calcext:value-type="float">
            <text:p>58.307</text:p>
          </table:table-cell>
          <table:table-cell office:value-type="float" office:value="108.173" calcext:value-type="float">
            <text:p>108.173</text:p>
          </table:table-cell>
          <table:table-cell office:value-type="float" office:value="1200.435" calcext:value-type="float">
            <text:p>1200.43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41" calcext:value-type="float">
            <text:p>0.741</text:p>
          </table:table-cell>
          <table:table-cell office:value-type="float" office:value="63.951" calcext:value-type="float">
            <text:p>63.951</text:p>
          </table:table-cell>
          <table:table-cell office:value-type="float" office:value="115.082" calcext:value-type="float">
            <text:p>115.082</text:p>
          </table:table-cell>
          <table:table-cell office:value-type="float" office:value="167.578" calcext:value-type="float">
            <text:p>167.578</text:p>
          </table:table-cell>
          <table:table-cell office:value-type="float" office:value="197.273" calcext:value-type="float">
            <text:p>197.273</text:p>
          </table:table-cell>
          <table:table-cell office:value-type="float" office:value="222.149" calcext:value-type="float">
            <text:p>222.149</text:p>
          </table:table-cell>
          <table:table-cell office:value-type="float" office:value="258.421" calcext:value-type="float">
            <text:p>258.421</text:p>
          </table:table-cell>
          <table:table-cell office:value-type="float" office:value="297.847" calcext:value-type="float">
            <text:p>297.847</text:p>
          </table:table-cell>
          <table:table-cell office:value-type="float" office:value="1477.456" calcext:value-type="float">
            <text:p>1477.456</text:p>
          </table:table-cell>
          <table:table-cell office:value-type="float" office:value="124.249" calcext:value-type="float">
            <text:p>124.249</text:p>
          </table:table-cell>
          <table:table-cell office:value-type="float" office:value="81.258" calcext:value-type="float">
            <text:p>81.258</text:p>
          </table:table-cell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office:value-type="float" office:value="17.955" calcext:value-type="float">
            <text:p>17.955</text:p>
          </table:table-cell>
          <table:table-cell office:value-type="float" office:value="20.434" calcext:value-type="float">
            <text:p>20.434</text:p>
          </table:table-cell>
          <table:table-cell office:value-type="float" office:value="22.046" calcext:value-type="float">
            <text:p>22.046</text:p>
          </table:table-cell>
          <table:table-cell office:value-type="float" office:value="23.274" calcext:value-type="float">
            <text:p>23.274</text:p>
          </table:table-cell>
          <table:table-cell office:value-type="float" office:value="25.444" calcext:value-type="float">
            <text:p>25.444</text:p>
          </table:table-cell>
          <table:table-cell office:value-type="float" office:value="28.465" calcext:value-type="float">
            <text:p>28.465</text:p>
          </table:table-cell>
          <table:table-cell office:value-type="float" office:value="1197.012" calcext:value-type="float">
            <text:p>1197.012</text:p>
          </table:table-cell>
          <table:table-cell office:value-type="float" office:value="18.791" calcext:value-type="float">
            <text:p>18.791</text:p>
          </table:table-cell>
          <table:table-cell office:value-type="float" office:value="14.393" calcext:value-type="float">
            <text:p>14.393</text:p>
          </table:table-cell>
          <table:table-cell office:value-type="float" office:value="5.371" calcext:value-type="float">
            <text:p>5.371</text:p>
          </table:table-cell>
          <table:table-cell office:value-type="float" office:value="28.079" calcext:value-type="float">
            <text:p>28.079</text:p>
          </table:table-cell>
          <table:table-cell office:value-type="float" office:value="30.968" calcext:value-type="float">
            <text:p>30.968</text:p>
          </table:table-cell>
          <table:table-cell office:value-type="float" office:value="34.321" calcext:value-type="float">
            <text:p>34.321</text:p>
          </table:table-cell>
          <table:table-cell office:value-type="float" office:value="36.412" calcext:value-type="float">
            <text:p>36.412</text:p>
          </table:table-cell>
          <table:table-cell office:value-type="float" office:value="38.048" calcext:value-type="float">
            <text:p>38.048</text:p>
          </table:table-cell>
          <table:table-cell office:value-type="float" office:value="40.741" calcext:value-type="float">
            <text:p>40.741</text:p>
          </table:table-cell>
          <table:table-cell office:value-type="float" office:value="44.684" calcext:value-type="float">
            <text:p>44.684</text:p>
          </table:table-cell>
          <table:table-cell office:value-type="float" office:value="1214.41" calcext:value-type="float">
            <text:p>1214.41</text:p>
          </table:table-cell>
          <table:table-cell office:value-type="float" office:value="32.179" calcext:value-type="float">
            <text:p>32.179</text:p>
          </table:table-cell>
          <table:table-cell office:value-type="float" office:value="19.504" calcext:value-type="float">
            <text:p>19.504</text:p>
          </table:table-cell>
          <table:table-cell office:value-type="float" office:value="0.267" calcext:value-type="float">
            <text:p>0.267</text:p>
          </table:table-cell>
          <table:table-cell office:value-type="float" office:value="15.783" calcext:value-type="float">
            <text:p>15.783</text:p>
          </table:table-cell>
          <table:table-cell office:value-type="float" office:value="17.914" calcext:value-type="float">
            <text:p>17.914</text:p>
          </table:table-cell>
          <table:table-cell office:value-type="float" office:value="20.397" calcext:value-type="float">
            <text:p>20.397</text:p>
          </table:table-cell>
          <table:table-cell office:value-type="float" office:value="21.989" calcext:value-type="float">
            <text:p>21.989</text:p>
          </table:table-cell>
          <table:table-cell office:value-type="float" office:value="23.228" calcext:value-type="float">
            <text:p>23.228</text:p>
          </table:table-cell>
          <table:table-cell office:value-type="float" office:value="25.411" calcext:value-type="float">
            <text:p>25.411</text:p>
          </table:table-cell>
          <table:table-cell office:value-type="float" office:value="28.334" calcext:value-type="float">
            <text:p>28.334</text:p>
          </table:table-cell>
          <table:table-cell office:value-type="float" office:value="1197.041" calcext:value-type="float">
            <text:p>1197.041</text:p>
          </table:table-cell>
          <table:table-cell office:value-type="float" office:value="18.733" calcext:value-type="float">
            <text:p>18.733</text:p>
          </table:table-cell>
          <table:table-cell office:value-type="float" office:value="14.477" calcext:value-type="float">
            <text:p>14.477</text:p>
          </table:table-cell>
          <table:table-cell office:value-type="float" office:value="9.709" calcext:value-type="float">
            <text:p>9.709</text:p>
          </table:table-cell>
          <table:table-cell office:value-type="float" office:value="131.884" calcext:value-type="float">
            <text:p>131.884</text:p>
          </table:table-cell>
          <table:table-cell office:value-type="float" office:value="183.7" calcext:value-type="float">
            <text:p>183.7</text:p>
          </table:table-cell>
          <table:table-cell office:value-type="float" office:value="238.063" calcext:value-type="float">
            <text:p>238.063</text:p>
          </table:table-cell>
          <table:table-cell office:value-type="float" office:value="269.327" calcext:value-type="float">
            <text:p>269.327</text:p>
          </table:table-cell>
          <table:table-cell office:value-type="float" office:value="294.446" calcext:value-type="float">
            <text:p>294.446</text:p>
          </table:table-cell>
          <table:table-cell office:value-type="float" office:value="333.014" calcext:value-type="float">
            <text:p>333.014</text:p>
          </table:table-cell>
          <table:table-cell office:value-type="float" office:value="375.917" calcext:value-type="float">
            <text:p>375.917</text:p>
          </table:table-cell>
          <table:table-cell office:value-type="float" office:value="1538.108" calcext:value-type="float">
            <text:p>1538.108</text:p>
          </table:table-cell>
          <table:table-cell office:value-type="float" office:value="193.952" calcext:value-type="float">
            <text:p>193.952</text:p>
          </table:table-cell>
          <table:table-cell office:value-type="float" office:value="87.617" calcext:value-type="float">
            <text:p>87.617</text:p>
          </table:table-cell>
          <table:table-cell office:value-type="float" office:value="447.349" calcext:value-type="float">
            <text:p>447.34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11.817" calcext:value-type="float">
            <text:p>11.817</text:p>
          </table:table-cell>
          <table:table-cell office:value-type="float" office:value="28.1" calcext:value-type="float">
            <text:p>28.1</text:p>
          </table:table-cell>
          <table:table-cell office:value-type="float" office:value="50.87" calcext:value-type="float">
            <text:p>50.87</text:p>
          </table:table-cell>
          <table:table-cell office:value-type="float" office:value="63.083" calcext:value-type="float">
            <text:p>63.083</text:p>
          </table:table-cell>
          <table:table-cell office:value-type="float" office:value="71.316" calcext:value-type="float">
            <text:p>71.316</text:p>
          </table:table-cell>
          <table:table-cell office:value-type="float" office:value="85.289" calcext:value-type="float">
            <text:p>85.289</text:p>
          </table:table-cell>
          <table:table-cell office:value-type="float" office:value="106.501" calcext:value-type="float">
            <text:p>106.501</text:p>
          </table:table-cell>
          <table:table-cell office:value-type="float" office:value="1061.627" calcext:value-type="float">
            <text:p>1061.627</text:p>
          </table:table-cell>
          <table:table-cell office:value-type="float" office:value="39.215" calcext:value-type="float">
            <text:p>39.215</text:p>
          </table:table-cell>
          <table:table-cell office:value-type="float" office:value="64.389" calcext:value-type="float">
            <text:p>64.389</text:p>
          </table:table-cell>
          <table:table-cell office:value-type="float" office:value="0.394" calcext:value-type="float">
            <text:p>0.394</text:p>
          </table:table-cell>
          <table:table-cell office:value-type="float" office:value="3.911" calcext:value-type="float">
            <text:p>3.911</text:p>
          </table:table-cell>
          <table:table-cell office:value-type="float" office:value="5.351" calcext:value-type="float">
            <text:p>5.351</text:p>
          </table:table-cell>
          <table:table-cell office:value-type="float" office:value="6.812" calcext:value-type="float">
            <text:p>6.812</text:p>
          </table:table-cell>
          <table:table-cell office:value-type="float" office:value="7.64" calcext:value-type="float">
            <text:p>7.64</text:p>
          </table:table-cell>
          <table:table-cell office:value-type="float" office:value="8.318" calcext:value-type="float">
            <text:p>8.318</text:p>
          </table:table-cell>
          <table:table-cell office:value-type="float" office:value="10.075" calcext:value-type="float">
            <text:p>10.075</text:p>
          </table:table-cell>
          <table:table-cell office:value-type="float" office:value="13.837" calcext:value-type="float">
            <text:p>13.837</text:p>
          </table:table-cell>
          <table:table-cell office:value-type="float" office:value="1006.559" calcext:value-type="float">
            <text:p>1006.559</text:p>
          </table:table-cell>
          <table:table-cell office:value-type="float" office:value="6.175" calcext:value-type="float">
            <text:p>6.175</text:p>
          </table:table-cell>
          <table:table-cell office:value-type="float" office:value="16.759" calcext:value-type="float">
            <text:p>16.759</text:p>
          </table:table-cell>
          <table:table-cell office:value-type="float" office:value="1.167" calcext:value-type="float">
            <text:p>1.167</text:p>
          </table:table-cell>
          <table:table-cell office:value-type="float" office:value="7.686" calcext:value-type="float">
            <text:p>7.686</text:p>
          </table:table-cell>
          <table:table-cell office:value-type="float" office:value="10.07" calcext:value-type="float">
            <text:p>10.07</text:p>
          </table:table-cell>
          <table:table-cell office:value-type="float" office:value="12.199" calcext:value-type="float">
            <text:p>12.199</text:p>
          </table:table-cell>
          <table:table-cell office:value-type="float" office:value="13.401" calcext:value-type="float">
            <text:p>13.401</text:p>
          </table:table-cell>
          <table:table-cell office:value-type="float" office:value="14.468" calcext:value-type="float">
            <text:p>14.468</text:p>
          </table:table-cell>
          <table:table-cell office:value-type="float" office:value="17.149" calcext:value-type="float">
            <text:p>17.149</text:p>
          </table:table-cell>
          <table:table-cell office:value-type="float" office:value="22.526" calcext:value-type="float">
            <text:p>22.526</text:p>
          </table:table-cell>
          <table:table-cell office:value-type="float" office:value="1011.439" calcext:value-type="float">
            <text:p>1011.439</text:p>
          </table:table-cell>
          <table:table-cell office:value-type="float" office:value="11.23" calcext:value-type="float">
            <text:p>11.23</text:p>
          </table:table-cell>
          <table:table-cell office:value-type="float" office:value="21.869" calcext:value-type="float">
            <text:p>21.869</text:p>
          </table:table-cell>
          <table:table-cell office:value-type="float" office:value="0.31" calcext:value-type="float">
            <text:p>0.31</text:p>
          </table:table-cell>
          <table:table-cell office:value-type="float" office:value="3.862" calcext:value-type="float">
            <text:p>3.862</text:p>
          </table:table-cell>
          <table:table-cell office:value-type="float" office:value="5.309" calcext:value-type="float">
            <text:p>5.309</text:p>
          </table:table-cell>
          <table:table-cell office:value-type="float" office:value="6.764" calcext:value-type="float">
            <text:p>6.764</text:p>
          </table:table-cell>
          <table:table-cell office:value-type="float" office:value="7.563" calcext:value-type="float">
            <text:p>7.563</text:p>
          </table:table-cell>
          <table:table-cell office:value-type="float" office:value="8.196" calcext:value-type="float">
            <text:p>8.196</text:p>
          </table:table-cell>
          <table:table-cell office:value-type="float" office:value="9.598" calcext:value-type="float">
            <text:p>9.598</text:p>
          </table:table-cell>
          <table:table-cell office:value-type="float" office:value="12.626" calcext:value-type="float">
            <text:p>12.626</text:p>
          </table:table-cell>
          <table:table-cell office:value-type="float" office:value="1005.346" calcext:value-type="float">
            <text:p>1005.346</text:p>
          </table:table-cell>
          <table:table-cell office:value-type="float" office:value="6.105" calcext:value-type="float">
            <text:p>6.105</text:p>
          </table:table-cell>
          <table:table-cell office:value-type="float" office:value="17.354" calcext:value-type="float">
            <text:p>17.354</text:p>
          </table:table-cell>
          <table:table-cell office:value-type="float" office:value="3.319" calcext:value-type="float">
            <text:p>3.319</text:p>
          </table:table-cell>
          <table:table-cell office:value-type="float" office:value="32.098" calcext:value-type="float">
            <text:p>32.098</text:p>
          </table:table-cell>
          <table:table-cell office:value-type="float" office:value="51.892" calcext:value-type="float">
            <text:p>51.892</text:p>
          </table:table-cell>
          <table:table-cell office:value-type="float" office:value="75.609" calcext:value-type="float">
            <text:p>75.609</text:p>
          </table:table-cell>
          <table:table-cell office:value-type="float" office:value="88.366" calcext:value-type="float">
            <text:p>88.366</text:p>
          </table:table-cell>
          <table:table-cell office:value-type="float" office:value="97.464" calcext:value-type="float">
            <text:p>97.464</text:p>
          </table:table-cell>
          <table:table-cell office:value-type="float" office:value="112.464" calcext:value-type="float">
            <text:p>112.464</text:p>
          </table:table-cell>
          <table:table-cell office:value-type="float" office:value="152.329" calcext:value-type="float">
            <text:p>152.329</text:p>
          </table:table-cell>
          <table:table-cell office:value-type="float" office:value="1087.034" calcext:value-type="float">
            <text:p>1087.034</text:p>
          </table:table-cell>
          <table:table-cell office:value-type="float" office:value="62.725" calcext:value-type="float">
            <text:p>62.725</text:p>
          </table:table-cell>
          <table:table-cell office:value-type="float" office:value="73.586" calcext:value-type="float">
            <text:p>73.586</text:p>
          </table:table-cell>
          <table:table-cell office:value-type="float" office:value="1274.83" calcext:value-type="float">
            <text:p>1274.8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7" calcext:value-type="float">
            <text:p>0.77</text:p>
          </table:table-cell>
          <table:table-cell office:value-type="float" office:value="63.68" calcext:value-type="float">
            <text:p>63.68</text:p>
          </table:table-cell>
          <table:table-cell office:value-type="float" office:value="122.147" calcext:value-type="float">
            <text:p>122.147</text:p>
          </table:table-cell>
          <table:table-cell office:value-type="float" office:value="213.378" calcext:value-type="float">
            <text:p>213.378</text:p>
          </table:table-cell>
          <table:table-cell office:value-type="float" office:value="264.503" calcext:value-type="float">
            <text:p>264.503</text:p>
          </table:table-cell>
          <table:table-cell office:value-type="float" office:value="292.772" calcext:value-type="float">
            <text:p>292.772</text:p>
          </table:table-cell>
          <table:table-cell office:value-type="float" office:value="332.888" calcext:value-type="float">
            <text:p>332.888</text:p>
          </table:table-cell>
          <table:table-cell office:value-type="float" office:value="371.65" calcext:value-type="float">
            <text:p>371.65</text:p>
          </table:table-cell>
          <table:table-cell office:value-type="float" office:value="1064.749" calcext:value-type="float">
            <text:p>1064.749</text:p>
          </table:table-cell>
          <table:table-cell office:value-type="float" office:value="146.909" calcext:value-type="float">
            <text:p>146.909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0.347" calcext:value-type="float">
            <text:p>0.347</text:p>
          </table:table-cell>
          <table:table-cell office:value-type="float" office:value="15.855" calcext:value-type="float">
            <text:p>15.855</text:p>
          </table:table-cell>
          <table:table-cell office:value-type="float" office:value="18.039" calcext:value-type="float">
            <text:p>18.039</text:p>
          </table:table-cell>
          <table:table-cell office:value-type="float" office:value="20.558" calcext:value-type="float">
            <text:p>20.558</text:p>
          </table:table-cell>
          <table:table-cell office:value-type="float" office:value="22.23" calcext:value-type="float">
            <text:p>22.23</text:p>
          </table:table-cell>
          <table:table-cell office:value-type="float" office:value="23.537" calcext:value-type="float">
            <text:p>23.537</text:p>
          </table:table-cell>
          <table:table-cell office:value-type="float" office:value="25.957" calcext:value-type="float">
            <text:p>25.957</text:p>
          </table:table-cell>
          <table:table-cell office:value-type="float" office:value="29.775" calcext:value-type="float">
            <text:p>29.775</text:p>
          </table:table-cell>
          <table:table-cell office:value-type="float" office:value="802.464" calcext:value-type="float">
            <text:p>802.464</text:p>
          </table:table-cell>
          <table:table-cell office:value-type="float" office:value="19.022" calcext:value-type="float">
            <text:p>19.022</text:p>
          </table:table-cell>
          <table:table-cell office:value-type="float" office:value="16.318" calcext:value-type="float">
            <text:p>16.318</text:p>
          </table:table-cell>
          <table:table-cell office:value-type="float" office:value="5.438" calcext:value-type="float">
            <text:p>5.438</text:p>
          </table:table-cell>
          <table:table-cell office:value-type="float" office:value="28.203" calcext:value-type="float">
            <text:p>28.203</text:p>
          </table:table-cell>
          <table:table-cell office:value-type="float" office:value="31.167" calcext:value-type="float">
            <text:p>31.167</text:p>
          </table:table-cell>
          <table:table-cell office:value-type="float" office:value="34.623" calcext:value-type="float">
            <text:p>34.623</text:p>
          </table:table-cell>
          <table:table-cell office:value-type="float" office:value="36.85" calcext:value-type="float">
            <text:p>36.85</text:p>
          </table:table-cell>
          <table:table-cell office:value-type="float" office:value="38.573" calcext:value-type="float">
            <text:p>38.573</text:p>
          </table:table-cell>
          <table:table-cell office:value-type="float" office:value="41.761" calcext:value-type="float">
            <text:p>41.761</text:p>
          </table:table-cell>
          <table:table-cell office:value-type="float" office:value="46.631" calcext:value-type="float">
            <text:p>46.631</text:p>
          </table:table-cell>
          <table:table-cell office:value-type="float" office:value="823.951" calcext:value-type="float">
            <text:p>823.951</text:p>
          </table:table-cell>
          <table:table-cell office:value-type="float" office:value="32.783" calcext:value-type="float">
            <text:p>32.783</text:p>
          </table:table-cell>
          <table:table-cell office:value-type="float" office:value="21.733" calcext:value-type="float">
            <text:p>21.733</text:p>
          </table:table-cell>
          <table:table-cell office:value-type="float" office:value="0.233" calcext:value-type="float">
            <text:p>0.233</text:p>
          </table:table-cell>
          <table:table-cell office:value-type="float" office:value="15.821" calcext:value-type="float">
            <text:p>15.821</text:p>
          </table:table-cell>
          <table:table-cell office:value-type="float" office:value="17.995" calcext:value-type="float">
            <text:p>17.995</text:p>
          </table:table-cell>
          <table:table-cell office:value-type="float" office:value="20.513" calcext:value-type="float">
            <text:p>20.513</text:p>
          </table:table-cell>
          <table:table-cell office:value-type="float" office:value="22.143" calcext:value-type="float">
            <text:p>22.143</text:p>
          </table:table-cell>
          <table:table-cell office:value-type="float" office:value="23.458" calcext:value-type="float">
            <text:p>23.458</text:p>
          </table:table-cell>
          <table:table-cell office:value-type="float" office:value="25.86" calcext:value-type="float">
            <text:p>25.86</text:p>
          </table:table-cell>
          <table:table-cell office:value-type="float" office:value="29.443" calcext:value-type="float">
            <text:p>29.443</text:p>
          </table:table-cell>
          <table:table-cell office:value-type="float" office:value="802.702" calcext:value-type="float">
            <text:p>802.702</text:p>
          </table:table-cell>
          <table:table-cell office:value-type="float" office:value="18.964" calcext:value-type="float">
            <text:p>18.964</text:p>
          </table:table-cell>
          <table:table-cell office:value-type="float" office:value="16.534" calcext:value-type="float">
            <text:p>16.534</text:p>
          </table:table-cell>
          <table:table-cell office:value-type="float" office:value="7.832" calcext:value-type="float">
            <text:p>7.832</text:p>
          </table:table-cell>
          <table:table-cell office:value-type="float" office:value="131.846" calcext:value-type="float">
            <text:p>131.846</text:p>
          </table:table-cell>
          <table:table-cell office:value-type="float" office:value="191.365" calcext:value-type="float">
            <text:p>191.365</text:p>
          </table:table-cell>
          <table:table-cell office:value-type="float" office:value="286.463" calcext:value-type="float">
            <text:p>286.463</text:p>
          </table:table-cell>
          <table:table-cell office:value-type="float" office:value="338.256" calcext:value-type="float">
            <text:p>338.256</text:p>
          </table:table-cell>
          <table:table-cell office:value-type="float" office:value="366.604" calcext:value-type="float">
            <text:p>366.604</text:p>
          </table:table-cell>
          <table:table-cell office:value-type="float" office:value="408.558" calcext:value-type="float">
            <text:p>408.558</text:p>
          </table:table-cell>
          <table:table-cell office:value-type="float" office:value="454.31" calcext:value-type="float">
            <text:p>454.31</text:p>
          </table:table-cell>
          <table:table-cell office:value-type="float" office:value="1136.081" calcext:value-type="float">
            <text:p>1136.081</text:p>
          </table:table-cell>
          <table:table-cell office:value-type="float" office:value="217.678" calcext:value-type="float">
            <text:p>217.678</text:p>
          </table:table-cell>
          <table:table-cell office:value-type="float" office:value="115.051" calcext:value-type="float">
            <text:p>115.051</text:p>
          </table:table-cell>
          <table:table-cell office:value-type="float" office:value="444.006" calcext:value-type="float">
            <text:p>444.006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1.589" calcext:value-type="float">
            <text:p>11.589</text:p>
          </table:table-cell>
          <table:table-cell office:value-type="float" office:value="30.729" calcext:value-type="float">
            <text:p>30.729</text:p>
          </table:table-cell>
          <table:table-cell office:value-type="float" office:value="58.485" calcext:value-type="float">
            <text:p>58.485</text:p>
          </table:table-cell>
          <table:table-cell office:value-type="float" office:value="74.972" calcext:value-type="float">
            <text:p>74.972</text:p>
          </table:table-cell>
          <table:table-cell office:value-type="float" office:value="86.732" calcext:value-type="float">
            <text:p>86.732</text:p>
          </table:table-cell>
          <table:table-cell office:value-type="float" office:value="105.463" calcext:value-type="float">
            <text:p>105.463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84.067" calcext:value-type="float">
            <text:p>1584.067</text:p>
          </table:table-cell>
          <table:table-cell office:value-type="float" office:value="47.76" calcext:value-type="float">
            <text:p>47.76</text:p>
          </table:table-cell>
          <table:table-cell office:value-type="float" office:value="89.939" calcext:value-type="float">
            <text:p>89.939</text:p>
          </table:table-cell>
          <table:table-cell office:value-type="float" office:value="0.363" calcext:value-type="float">
            <text:p>0.363</text:p>
          </table:table-cell>
          <table:table-cell office:value-type="float" office:value="3.859" calcext:value-type="float">
            <text:p>3.859</text:p>
          </table:table-cell>
          <table:table-cell office:value-type="float" office:value="5.319" calcext:value-type="float">
            <text:p>5.319</text:p>
          </table:table-cell>
          <table:table-cell office:value-type="float" office:value="6.972" calcext:value-type="float">
            <text:p>6.972</text:p>
          </table:table-cell>
          <table:table-cell office:value-type="float" office:value="7.878" calcext:value-type="float">
            <text:p>7.878</text:p>
          </table:table-cell>
          <table:table-cell office:value-type="float" office:value="8.657" calcext:value-type="float">
            <text:p>8.657</text:p>
          </table:table-cell>
          <table:table-cell office:value-type="float" office:value="10.789" calcext:value-type="float">
            <text:p>10.789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44.897" calcext:value-type="float">
            <text:p>1544.897</text:p>
          </table:table-cell>
          <table:table-cell office:value-type="float" office:value="6.819" calcext:value-type="float">
            <text:p>6.819</text:p>
          </table:table-cell>
          <table:table-cell office:value-type="float" office:value="24.763" calcext:value-type="float">
            <text:p>24.763</text:p>
          </table:table-cell>
          <table:table-cell office:value-type="float" office:value="1.135" calcext:value-type="float">
            <text:p>1.135</text:p>
          </table:table-cell>
          <table:table-cell office:value-type="float" office:value="7.567" calcext:value-type="float">
            <text:p>7.567</text:p>
          </table:table-cell>
          <table:table-cell office:value-type="float" office:value="10.037" calcext:value-type="float">
            <text:p>10.037</text:p>
          </table:table-cell>
          <table:table-cell office:value-type="float" office:value="12.5" calcext:value-type="float">
            <text:p>12.5</text:p>
          </table:table-cell>
          <table:table-cell office:value-type="float" office:value="13.779" calcext:value-type="float">
            <text:p>13.779</text:p>
          </table:table-cell>
          <table:table-cell office:value-type="float" office:value="14.971" calcext:value-type="float">
            <text:p>14.971</text:p>
          </table:table-cell>
          <table:table-cell office:value-type="float" office:value="18.348" calcext:value-type="float">
            <text:p>18.348</text:p>
          </table:table-cell>
          <table:table-cell office:value-type="float" office:value="25.361" calcext:value-type="float">
            <text:p>25.361</text:p>
          </table:table-cell>
          <table:table-cell office:value-type="float" office:value="1553.224" calcext:value-type="float">
            <text:p>1553.224</text:p>
          </table:table-cell>
          <table:table-cell office:value-type="float" office:value="12.008" calcext:value-type="float">
            <text:p>12.008</text:p>
          </table:table-cell>
          <table:table-cell office:value-type="float" office:value="30.301" calcext:value-type="float">
            <text:p>3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3.814" calcext:value-type="float">
            <text:p>3.814</text:p>
          </table:table-cell>
          <table:table-cell office:value-type="float" office:value="5.295" calcext:value-type="float">
            <text:p>5.295</text:p>
          </table:table-cell>
          <table:table-cell office:value-type="float" office:value="6.955" calcext:value-type="float">
            <text:p>6.955</text:p>
          </table:table-cell>
          <table:table-cell office:value-type="float" office:value="7.822" calcext:value-type="float">
            <text:p>7.822</text:p>
          </table:table-cell>
          <table:table-cell office:value-type="float" office:value="8.51" calcext:value-type="float">
            <text:p>8.51</text:p>
          </table:table-cell>
          <table:table-cell office:value-type="float" office:value="10.088" calcext:value-type="float">
            <text:p>10.088</text:p>
          </table:table-cell>
          <table:table-cell office:value-type="float" office:value="13.882" calcext:value-type="float">
            <text:p>13.882</text:p>
          </table:table-cell>
          <table:table-cell office:value-type="float" office:value="1540.898" calcext:value-type="float">
            <text:p>1540.898</text:p>
          </table:table-cell>
          <table:table-cell office:value-type="float" office:value="6.436" calcext:value-type="float">
            <text:p>6.436</text:p>
          </table:table-cell>
          <table:table-cell office:value-type="float" office:value="22.395" calcext:value-type="float">
            <text:p>22.395</text:p>
          </table:table-cell>
          <table:table-cell office:value-type="float" office:value="3.42" calcext:value-type="float">
            <text:p>3.42</text:p>
          </table:table-cell>
          <table:table-cell office:value-type="float" office:value="31.625" calcext:value-type="float">
            <text:p>31.625</text:p>
          </table:table-cell>
          <table:table-cell office:value-type="float" office:value="55.187" calcext:value-type="float">
            <text:p>55.187</text:p>
          </table:table-cell>
          <table:table-cell office:value-type="float" office:value="84.425" calcext:value-type="float">
            <text:p>84.425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14.344" calcext:value-type="float">
            <text:p>114.344</text:p>
          </table:table-cell>
          <table:table-cell office:value-type="float" office:value="138.058" calcext:value-type="float">
            <text:p>138.058</text:p>
          </table:table-cell>
          <table:table-cell office:value-type="float" office:value="369.528" calcext:value-type="float">
            <text:p>369.528</text:p>
          </table:table-cell>
          <table:table-cell office:value-type="float" office:value="1606.228" calcext:value-type="float">
            <text:p>1606.228</text:p>
          </table:table-cell>
          <table:table-cell office:value-type="float" office:value="73.023" calcext:value-type="float">
            <text:p>73.02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1220.241" calcext:value-type="float">
            <text:p>1220.241</text:p>
          </table:table-cell>
          <table:table-cell table:number-columns-repeated="906"/>
        </table:table-row>
      </table:table>
      <table:table table:name="Charts_004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4.B20:Charts_004.B29 Charts_004.J19:Charts_004.J19 Charts_004.J20:Charts_004.J29 Charts_004.U19:Charts_004.U19 Charts_004.U20:Charts_004.U29 Charts_004.AF19:Charts_004.AF19 Charts_004.AF20:Charts_004.AF29 Charts_004.AQ19:Charts_004.AQ19 Charts_004.AQ20:Charts_004.AQ29 Charts_004.BQ19:Charts_004.BQ19 Charts_004.BQ20:Charts_004.BQ29 Charts_004.CB19:Charts_004.CB19 Charts_004.CB20:Charts_004.CB29 Charts_004.CM19:Charts_004.CM19 Charts_004.CM20:Charts_004.CM29 Charts_004.CX19:Charts_004.CX19 Charts_004.CX20:Charts_004.CX29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4.B20:Charts_004.B29 Charts_004.BB19:Charts_004.BB19 Charts_004.BB20:Charts_004.BB29 Charts_004.BG19:Charts_004.BG19 Charts_004.BG20:Charts_004.BG29 Charts_004.DI19:Charts_004.DI19 Charts_004.DI20:Charts_004.DI29 Charts_004.DN19:Charts_004.DN19 Charts_004.DN20:Charts_004.DN29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4.B20:Charts_004.B29 Charts_004.AW19:Charts_004.AW19 Charts_004.AW20:Charts_004.AW29 Charts_004.AX19:Charts_004.AX19 Charts_004.AX20:Charts_004.AX29 Charts_004.AY19:Charts_004.AY19 Charts_004.AY20:Charts_004.AY29 Charts_004.BB19:Charts_004.BB19 Charts_004.BB20:Charts_004.BB29 Charts_004.DD19:Charts_004.DD19 Charts_004.DD20:Charts_004.DD29 Charts_004.DE19:Charts_004.DE19 Charts_004.DE20:Charts_004.DE29 Charts_004.DF19:Charts_004.DF19 Charts_004.DF20:Charts_004.DF29 Charts_004.DI19:Charts_004.DI19 Charts_004.DI20:Charts_004.DI29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4.B20:Charts_004.B29 Charts_004.BE19:Charts_004.BE19 Charts_004.BE20:Charts_004.BE29 Charts_004.BF19:Charts_004.BF19 Charts_004.BF20:Charts_004.BF29 Charts_004.DL19:Charts_004.DL19 Charts_004.DL20:Charts_004.DL29 Charts_004.DM19:Charts_004.DM19 Charts_004.DM20:Charts_004.DM29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≈10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52" calcext:value-type="float">
            <text:p>0.752</text:p>
          </table:table-cell>
          <table:table-cell office:value-type="float" office:value="1.215" calcext:value-type="float">
            <text:p>1.215</text:p>
          </table:table-cell>
          <table:table-cell office:value-type="float" office:value="1.46" calcext:value-type="float">
            <text:p>1.46</text:p>
          </table:table-cell>
          <table:table-cell office:value-type="float" office:value="1.935" calcext:value-type="float">
            <text:p>1.935</text:p>
          </table:table-cell>
          <table:table-cell office:value-type="float" office:value="4.03" calcext:value-type="float">
            <text:p>4.03</text:p>
          </table:table-cell>
          <table:table-cell office:value-type="float" office:value="4.668" calcext:value-type="float">
            <text:p>4.668</text:p>
          </table:table-cell>
          <table:table-cell office:value-type="float" office:value="5.15" calcext:value-type="float">
            <text:p>5.15</text:p>
          </table:table-cell>
          <table:table-cell office:value-type="float" office:value="5.854" calcext:value-type="float">
            <text:p>5.854</text:p>
          </table:table-cell>
          <table:table-cell office:value-type="float" office:value="392.485" calcext:value-type="float">
            <text:p>392.485</text:p>
          </table:table-cell>
          <table:table-cell office:value-type="float" office:value="2.144" calcext:value-type="float">
            <text:p>2.144</text:p>
          </table:table-cell>
          <table:table-cell office:value-type="float" office:value="5.473" calcext:value-type="float">
            <text:p>5.473</text:p>
          </table:table-cell>
          <table:table-cell office:value-type="float" office:value="0.293" calcext:value-type="float">
            <text:p>0.2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627" calcext:value-type="float">
            <text:p>0.627</text:p>
          </table:table-cell>
          <table:table-cell office:value-type="float" office:value="0.781" calcext:value-type="float">
            <text:p>0.781</text:p>
          </table:table-cell>
          <table:table-cell office:value-type="float" office:value="0.912" calcext:value-type="float">
            <text:p>0.912</text:p>
          </table:table-cell>
          <table:table-cell office:value-type="float" office:value="1.068" calcext:value-type="float">
            <text:p>1.068</text:p>
          </table:table-cell>
          <table:table-cell office:value-type="float" office:value="3.723" calcext:value-type="float">
            <text:p>3.723</text:p>
          </table:table-cell>
          <table:table-cell office:value-type="float" office:value="4.436" calcext:value-type="float">
            <text:p>4.436</text:p>
          </table:table-cell>
          <table:table-cell office:value-type="float" office:value="427.584" calcext:value-type="float">
            <text:p>427.584</text:p>
          </table:table-cell>
          <table:table-cell office:value-type="float" office:value="0.963" calcext:value-type="float">
            <text:p>0.963</text:p>
          </table:table-cell>
          <table:table-cell office:value-type="float" office:value="4.564" calcext:value-type="float">
            <text:p>4.564</text:p>
          </table:table-cell>
          <table:table-cell office:value-type="float" office:value="0.634" calcext:value-type="float">
            <text:p>0.634</text:p>
          </table:table-cell>
          <table:table-cell office:value-type="float" office:value="1.085" calcext:value-type="float">
            <text:p>1.085</text:p>
          </table:table-cell>
          <table:table-cell office:value-type="float" office:value="1.298" calcext:value-type="float">
            <text:p>1.298</text:p>
          </table:table-cell>
          <table:table-cell office:value-type="float" office:value="1.596" calcext:value-type="float">
            <text:p>1.596</text:p>
          </table:table-cell>
          <table:table-cell office:value-type="float" office:value="2.383" calcext:value-type="float">
            <text:p>2.383</text:p>
          </table:table-cell>
          <table:table-cell office:value-type="float" office:value="4.527" calcext:value-type="float">
            <text:p>4.527</text:p>
          </table:table-cell>
          <table:table-cell office:value-type="float" office:value="5.534" calcext:value-type="float">
            <text:p>5.534</text:p>
          </table:table-cell>
          <table:table-cell office:value-type="float" office:value="6.932" calcext:value-type="float">
            <text:p>6.932</text:p>
          </table:table-cell>
          <table:table-cell office:value-type="float" office:value="485.067" calcext:value-type="float">
            <text:p>485.067</text:p>
          </table:table-cell>
          <table:table-cell office:value-type="float" office:value="2.843" calcext:value-type="float">
            <text:p>2.843</text:p>
          </table:table-cell>
          <table:table-cell office:value-type="float" office:value="20.038" calcext:value-type="float">
            <text:p>20.038</text:p>
          </table:table-cell>
          <table:table-cell office:value-type="float" office:value="0.251" calcext:value-type="float">
            <text:p>0.251</text:p>
          </table:table-cell>
          <table:table-cell office:value-type="float" office:value="2.386" calcext:value-type="float">
            <text:p>2.386</text:p>
          </table:table-cell>
          <table:table-cell office:value-type="float" office:value="3.529" calcext:value-type="float">
            <text:p>3.529</text:p>
          </table:table-cell>
          <table:table-cell office:value-type="float" office:value="4.215" calcext:value-type="float">
            <text:p>4.215</text:p>
          </table:table-cell>
          <table:table-cell office:value-type="float" office:value="4.494" calcext:value-type="float">
            <text:p>4.494</text:p>
          </table:table-cell>
          <table:table-cell office:value-type="float" office:value="4.786" calcext:value-type="float">
            <text:p>4.786</text:p>
          </table:table-cell>
          <table:table-cell office:value-type="float" office:value="5.332" calcext:value-type="float">
            <text:p>5.332</text:p>
          </table:table-cell>
          <table:table-cell office:value-type="float" office:value="5.827" calcext:value-type="float">
            <text:p>5.827</text:p>
          </table:table-cell>
          <table:table-cell office:value-type="float" office:value="432.195" calcext:value-type="float">
            <text:p>432.195</text:p>
          </table:table-cell>
          <table:table-cell office:value-type="float" office:value="3.217" calcext:value-type="float">
            <text:p>3.217</text:p>
          </table:table-cell>
          <table:table-cell office:value-type="float" office:value="6.294" calcext:value-type="float">
            <text:p>6.294</text:p>
          </table:table-cell>
          <table:table-cell office:value-type="float" office:value="2.399" calcext:value-type="float">
            <text:p>2.399</text:p>
          </table:table-cell>
          <table:table-cell office:value-type="float" office:value="6.486" calcext:value-type="float">
            <text:p>6.486</text:p>
          </table:table-cell>
          <table:table-cell office:value-type="float" office:value="7.492" calcext:value-type="float">
            <text:p>7.492</text:p>
          </table:table-cell>
          <table:table-cell office:value-type="float" office:value="9.497" calcext:value-type="float">
            <text:p>9.497</text:p>
          </table:table-cell>
          <table:table-cell office:value-type="float" office:value="10.773" calcext:value-type="float">
            <text:p>10.773</text:p>
          </table:table-cell>
          <table:table-cell office:value-type="float" office:value="11.498" calcext:value-type="float">
            <text:p>11.498</text:p>
          </table:table-cell>
          <table:table-cell office:value-type="float" office:value="12.828" calcext:value-type="float">
            <text:p>12.828</text:p>
          </table:table-cell>
          <table:table-cell office:value-type="float" office:value="14.805" calcext:value-type="float">
            <text:p>14.805</text:p>
          </table:table-cell>
          <table:table-cell office:value-type="float" office:value="488.069" calcext:value-type="float">
            <text:p>488.069</text:p>
          </table:table-cell>
          <table:table-cell office:value-type="float" office:value="9.168" calcext:value-type="float">
            <text:p>9.168</text:p>
          </table:table-cell>
          <table:table-cell office:value-type="float" office:value="22.328" calcext:value-type="float">
            <text:p>22.328</text:p>
          </table:table-cell>
          <table:table-cell office:value-type="float" office:value="87.009" calcext:value-type="float">
            <text:p>87.009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2" calcext:value-type="float">
            <text:p>0.762</text:p>
          </table:table-cell>
          <table:table-cell office:value-type="float" office:value="1.241" calcext:value-type="float">
            <text:p>1.2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642" calcext:value-type="float">
            <text:p>1.642</text:p>
          </table:table-cell>
          <table:table-cell office:value-type="float" office:value="1.797" calcext:value-type="float">
            <text:p>1.797</text:p>
          </table:table-cell>
          <table:table-cell office:value-type="float" office:value="1.899" calcext:value-type="float">
            <text:p>1.899</text:p>
          </table:table-cell>
          <table:table-cell office:value-type="float" office:value="2.248" calcext:value-type="float">
            <text:p>2.248</text:p>
          </table:table-cell>
          <table:table-cell office:value-type="float" office:value="5.164" calcext:value-type="float">
            <text:p>5.164</text:p>
          </table:table-cell>
          <table:table-cell office:value-type="float" office:value="60.981" calcext:value-type="float">
            <text:p>60.981</text:p>
          </table:table-cell>
          <table:table-cell office:value-type="float" office:value="1.631" calcext:value-type="float">
            <text:p>1.631</text:p>
          </table:table-cell>
          <table:table-cell office:value-type="float" office:value="1.483" calcext:value-type="float">
            <text:p>1.483</text:p>
          </table:table-cell>
          <table:table-cell office:value-type="float" office:value="0.334" calcext:value-type="float">
            <text:p>0.334</text:p>
          </table:table-cell>
          <table:table-cell office:value-type="float" office:value="0.475" calcext:value-type="float">
            <text:p>0.475</text:p>
          </table:table-cell>
          <table:table-cell office:value-type="float" office:value="0.589" calcext:value-type="float">
            <text:p>0.589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88" calcext:value-type="float">
            <text:p>0.888</text:p>
          </table:table-cell>
          <table:table-cell office:value-type="float" office:value="1.028" calcext:value-type="float">
            <text:p>1.028</text:p>
          </table:table-cell>
          <table:table-cell office:value-type="float" office:value="2.753" calcext:value-type="float">
            <text:p>2.753</text:p>
          </table:table-cell>
          <table:table-cell office:value-type="float" office:value="10.196" calcext:value-type="float">
            <text:p>10.19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99" calcext:value-type="float">
            <text:p>0.699</text:p>
          </table:table-cell>
          <table:table-cell office:value-type="float" office:value="1.082" calcext:value-type="float">
            <text:p>1.082</text:p>
          </table:table-cell>
          <table:table-cell office:value-type="float" office:value="1.288" calcext:value-type="float">
            <text:p>1.288</text:p>
          </table:table-cell>
          <table:table-cell office:value-type="float" office:value="1.518" calcext:value-type="float">
            <text:p>1.518</text:p>
          </table:table-cell>
          <table:table-cell office:value-type="float" office:value="1.659" calcext:value-type="float">
            <text:p>1.659</text:p>
          </table:table-cell>
          <table:table-cell office:value-type="float" office:value="1.771" calcext:value-type="float">
            <text:p>1.771</text:p>
          </table:table-cell>
          <table:table-cell office:value-type="float" office:value="2.077" calcext:value-type="float">
            <text:p>2.077</text:p>
          </table:table-cell>
          <table:table-cell office:value-type="float" office:value="4.805" calcext:value-type="float">
            <text:p>4.805</text:p>
          </table:table-cell>
          <table:table-cell office:value-type="float" office:value="95.93" calcext:value-type="float">
            <text:p>95.93</text:p>
          </table:table-cell>
          <table:table-cell office:value-type="float" office:value="1.592" calcext:value-type="float">
            <text:p>1.592</text:p>
          </table:table-cell>
          <table:table-cell office:value-type="float" office:value="3.242" calcext:value-type="float">
            <text:p>3.242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3" calcext:value-type="float">
            <text:p>0.553</text:p>
          </table:table-cell>
          <table:table-cell office:value-type="float" office:value="0.69" calcext:value-type="float">
            <text:p>0.6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55" calcext:value-type="float">
            <text:p>0.855</text:p>
          </table:table-cell>
          <table:table-cell office:value-type="float" office:value="0.987" calcext:value-type="float">
            <text:p>0.987</text:p>
          </table:table-cell>
          <table:table-cell office:value-type="float" office:value="2.111" calcext:value-type="float">
            <text:p>2.111</text:p>
          </table:table-cell>
          <table:table-cell office:value-type="float" office:value="120.828" calcext:value-type="float">
            <text:p>120.828</text:p>
          </table:table-cell>
          <table:table-cell office:value-type="float" office:value="0.784" calcext:value-type="float">
            <text:p>0.784</text:p>
          </table:table-cell>
          <table:table-cell office:value-type="float" office:value="3.063" calcext:value-type="float">
            <text:p>3.063</text:p>
          </table:table-cell>
          <table:table-cell office:value-type="float" office:value="2.585" calcext:value-type="float">
            <text:p>2.585</text:p>
          </table:table-cell>
          <table:table-cell office:value-type="float" office:value="3.612" calcext:value-type="float">
            <text:p>3.612</text:p>
          </table:table-cell>
          <table:table-cell office:value-type="float" office:value="3.993" calcext:value-type="float">
            <text:p>3.993</text:p>
          </table:table-cell>
          <table:table-cell office:value-type="float" office:value="4.497" calcext:value-type="float">
            <text:p>4.497</text:p>
          </table:table-cell>
          <table:table-cell office:value-type="float" office:value="4.925" calcext:value-type="float">
            <text:p>4.925</text:p>
          </table:table-cell>
          <table:table-cell office:value-type="float" office:value="5.924" calcext:value-type="float">
            <text:p>5.924</text:p>
          </table:table-cell>
          <table:table-cell office:value-type="float" office:value="8.639" calcext:value-type="float">
            <text:p>8.639</text:p>
          </table:table-cell>
          <table:table-cell office:value-type="float" office:value="11.175" calcext:value-type="float">
            <text:p>11.175</text:p>
          </table:table-cell>
          <table:table-cell office:value-type="float" office:value="125.358" calcext:value-type="float">
            <text:p>125.358</text:p>
          </table:table-cell>
          <table:table-cell office:value-type="float" office:value="4.729" calcext:value-type="float">
            <text:p>4.729</text:p>
          </table:table-cell>
          <table:table-cell office:value-type="float" office:value="4.754" calcext:value-type="float">
            <text:p>4.754</text:p>
          </table:table-cell>
          <table:table-cell office:value-type="float" office:value="90.884" calcext:value-type="float">
            <text:p>90.88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54" calcext:value-type="float">
            <text:p>0.654</text:p>
          </table:table-cell>
          <table:table-cell office:value-type="float" office:value="1.12" calcext:value-type="float">
            <text:p>1.12</text:p>
          </table:table-cell>
          <table:table-cell office:value-type="float" office:value="1.408" calcext:value-type="float">
            <text:p>1.408</text:p>
          </table:table-cell>
          <table:table-cell office:value-type="float" office:value="3.335" calcext:value-type="float">
            <text:p>3.335</text:p>
          </table:table-cell>
          <table:table-cell office:value-type="float" office:value="4.474" calcext:value-type="float">
            <text:p>4.474</text:p>
          </table:table-cell>
          <table:table-cell office:value-type="float" office:value="4.78" calcext:value-type="float">
            <text:p>4.78</text:p>
          </table:table-cell>
          <table:table-cell office:value-type="float" office:value="5.189" calcext:value-type="float">
            <text:p>5.189</text:p>
          </table:table-cell>
          <table:table-cell office:value-type="float" office:value="6.115" calcext:value-type="float">
            <text:p>6.115</text:p>
          </table:table-cell>
          <table:table-cell office:value-type="float" office:value="542.398" calcext:value-type="float">
            <text:p>542.398</text:p>
          </table:table-cell>
          <table:table-cell office:value-type="float" office:value="2.388" calcext:value-type="float">
            <text:p>2.388</text:p>
          </table:table-cell>
          <table:table-cell office:value-type="float" office:value="6.796" calcext:value-type="float">
            <text:p>6.7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99" calcext:value-type="float">
            <text:p>0.599</text:p>
          </table:table-cell>
          <table:table-cell office:value-type="float" office:value="0.845" calcext:value-type="float">
            <text:p>0.845</text:p>
          </table:table-cell>
          <table:table-cell office:value-type="float" office:value="2.991" calcext:value-type="float">
            <text:p>2.991</text:p>
          </table:table-cell>
          <table:table-cell office:value-type="float" office:value="3.752" calcext:value-type="float">
            <text:p>3.752</text:p>
          </table:table-cell>
          <table:table-cell office:value-type="float" office:value="4.195" calcext:value-type="float">
            <text:p>4.195</text:p>
          </table:table-cell>
          <table:table-cell office:value-type="float" office:value="4.75" calcext:value-type="float">
            <text:p>4.75</text:p>
          </table:table-cell>
          <table:table-cell office:value-type="float" office:value="661.249" calcext:value-type="float">
            <text:p>661.249</text:p>
          </table:table-cell>
          <table:table-cell office:value-type="float" office:value="1.237" calcext:value-type="float">
            <text:p>1.237</text:p>
          </table:table-cell>
          <table:table-cell office:value-type="float" office:value="5.406" calcext:value-type="float">
            <text:p>5.406</text:p>
          </table:table-cell>
          <table:table-cell office:value-type="float" office:value="0.578" calcext:value-type="float">
            <text:p>0.578</text:p>
          </table:table-cell>
          <table:table-cell office:value-type="float" office:value="0.979" calcext:value-type="float">
            <text:p>0.979</text:p>
          </table:table-cell>
          <table:table-cell office:value-type="float" office:value="1.2" calcext:value-type="float">
            <text:p>1.2</text:p>
          </table:table-cell>
          <table:table-cell office:value-type="float" office:value="2.171" calcext:value-type="float">
            <text:p>2.171</text:p>
          </table:table-cell>
          <table:table-cell office:value-type="float" office:value="4.316" calcext:value-type="float">
            <text:p>4.316</text:p>
          </table:table-cell>
          <table:table-cell office:value-type="float" office:value="4.752" calcext:value-type="float">
            <text:p>4.752</text:p>
          </table:table-cell>
          <table:table-cell office:value-type="float" office:value="5.568" calcext:value-type="float">
            <text:p>5.568</text:p>
          </table:table-cell>
          <table:table-cell office:value-type="float" office:value="7.734" calcext:value-type="float">
            <text:p>7.734</text:p>
          </table:table-cell>
          <table:table-cell office:value-type="float" office:value="682.323" calcext:value-type="float">
            <text:p>682.323</text:p>
          </table:table-cell>
          <table:table-cell office:value-type="float" office:value="3.125" calcext:value-type="float">
            <text:p>3.125</text:p>
          </table:table-cell>
          <table:table-cell office:value-type="float" office:value="20.646" calcext:value-type="float">
            <text:p>20.646</text:p>
          </table:table-cell>
          <table:table-cell office:value-type="float" office:value="0.212" calcext:value-type="float">
            <text:p>0.212</text:p>
          </table:table-cell>
          <table:table-cell office:value-type="float" office:value="0.496" calcext:value-type="float">
            <text:p>0.496</text:p>
          </table:table-cell>
          <table:table-cell office:value-type="float" office:value="2.969" calcext:value-type="float">
            <text:p>2.969</text:p>
          </table:table-cell>
          <table:table-cell office:value-type="float" office:value="3.9" calcext:value-type="float">
            <text:p>3.9</text:p>
          </table:table-cell>
          <table:table-cell office:value-type="float" office:value="4.178" calcext:value-type="float">
            <text:p>4.178</text:p>
          </table:table-cell>
          <table:table-cell office:value-type="float" office:value="4.365" calcext:value-type="float">
            <text:p>4.365</text:p>
          </table:table-cell>
          <table:table-cell office:value-type="float" office:value="4.723" calcext:value-type="float">
            <text:p>4.723</text:p>
          </table:table-cell>
          <table:table-cell office:value-type="float" office:value="5.564" calcext:value-type="float">
            <text:p>5.564</text:p>
          </table:table-cell>
          <table:table-cell office:value-type="float" office:value="545.71" calcext:value-type="float">
            <text:p>545.71</text:p>
          </table:table-cell>
          <table:table-cell office:value-type="float" office:value="2.574" calcext:value-type="float">
            <text:p>2.574</text:p>
          </table:table-cell>
          <table:table-cell office:value-type="float" office:value="5.408" calcext:value-type="float">
            <text:p>5.408</text:p>
          </table:table-cell>
          <table:table-cell office:value-type="float" office:value="2.077" calcext:value-type="float">
            <text:p>2.077</text:p>
          </table:table-cell>
          <table:table-cell office:value-type="float" office:value="6.023" calcext:value-type="float">
            <text:p>6.023</text:p>
          </table:table-cell>
          <table:table-cell office:value-type="float" office:value="7.347" calcext:value-type="float">
            <text:p>7.347</text:p>
          </table:table-cell>
          <table:table-cell office:value-type="float" office:value="9.943" calcext:value-type="float">
            <text:p>9.943</text:p>
          </table:table-cell>
          <table:table-cell office:value-type="float" office:value="11.071" calcext:value-type="float">
            <text:p>11.071</text:p>
          </table:table-cell>
          <table:table-cell office:value-type="float" office:value="12.099" calcext:value-type="float">
            <text:p>12.099</text:p>
          </table:table-cell>
          <table:table-cell office:value-type="float" office:value="13.877" calcext:value-type="float">
            <text:p>13.877</text:p>
          </table:table-cell>
          <table:table-cell office:value-type="float" office:value="16.567" calcext:value-type="float">
            <text:p>16.567</text:p>
          </table:table-cell>
          <table:table-cell office:value-type="float" office:value="698.538" calcext:value-type="float">
            <text:p>698.538</text:p>
          </table:table-cell>
          <table:table-cell office:value-type="float" office:value="9.324" calcext:value-type="float">
            <text:p>9.324</text:p>
          </table:table-cell>
          <table:table-cell office:value-type="float" office:value="23.364" calcext:value-type="float">
            <text:p>23.364</text:p>
          </table:table-cell>
          <table:table-cell office:value-type="float" office:value="173.388" calcext:value-type="float">
            <text:p>173.388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1" calcext:value-type="float">
            <text:p>0.751</text:p>
          </table:table-cell>
          <table:table-cell office:value-type="float" office:value="1.15" calcext:value-type="float">
            <text:p>1.15</text:p>
          </table:table-cell>
          <table:table-cell office:value-type="float" office:value="1.315" calcext:value-type="float">
            <text:p>1.315</text:p>
          </table:table-cell>
          <table:table-cell office:value-type="float" office:value="1.542" calcext:value-type="float">
            <text:p>1.542</text:p>
          </table:table-cell>
          <table:table-cell office:value-type="float" office:value="1.698" calcext:value-type="float">
            <text:p>1.698</text:p>
          </table:table-cell>
          <table:table-cell office:value-type="float" office:value="1.831" calcext:value-type="float">
            <text:p>1.831</text:p>
          </table:table-cell>
          <table:table-cell office:value-type="float" office:value="2.267" calcext:value-type="float">
            <text:p>2.267</text:p>
          </table:table-cell>
          <table:table-cell office:value-type="float" office:value="5.621" calcext:value-type="float">
            <text:p>5.621</text:p>
          </table:table-cell>
          <table:table-cell office:value-type="float" office:value="181.037" calcext:value-type="float">
            <text:p>181.037</text:p>
          </table:table-cell>
          <table:table-cell office:value-type="float" office:value="1.579" calcext:value-type="float">
            <text:p>1.579</text:p>
          </table:table-cell>
          <table:table-cell office:value-type="float" office:value="2.687" calcext:value-type="float">
            <text:p>2.687</text:p>
          </table:table-cell>
          <table:table-cell office:value-type="float" office:value="0.314" calcext:value-type="float">
            <text:p>0.314</text:p>
          </table:table-cell>
          <table:table-cell office:value-type="float" office:value="0.466" calcext:value-type="float">
            <text:p>0.466</text:p>
          </table:table-cell>
          <table:table-cell office:value-type="float" office:value="0.572" calcext:value-type="float">
            <text:p>0.572</text:p>
          </table:table-cell>
          <table:table-cell office:value-type="float" office:value="0.723" calcext:value-type="float">
            <text:p>0.723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2" calcext:value-type="float">
            <text:p>0.912</text:p>
          </table:table-cell>
          <table:table-cell office:value-type="float" office:value="1.086" calcext:value-type="float">
            <text:p>1.086</text:p>
          </table:table-cell>
          <table:table-cell office:value-type="float" office:value="3.108" calcext:value-type="float">
            <text:p>3.108</text:p>
          </table:table-cell>
          <table:table-cell office:value-type="float" office:value="109.178" calcext:value-type="float">
            <text:p>109.178</text:p>
          </table:table-cell>
          <table:table-cell office:value-type="float" office:value="0.752" calcext:value-type="float">
            <text:p>0.752</text:p>
          </table:table-cell>
          <table:table-cell office:value-type="float" office:value="1.647" calcext:value-type="float">
            <text:p>1.647</text:p>
          </table:table-cell>
          <table:table-cell office:value-type="float" office:value="0.639" calcext:value-type="float">
            <text:p>0.639</text:p>
          </table:table-cell>
          <table:table-cell office:value-type="float" office:value="0.981" calcext:value-type="float">
            <text:p>0.981</text:p>
          </table:table-cell>
          <table:table-cell office:value-type="float" office:value="1.153" calcext:value-type="float">
            <text:p>1.153</text:p>
          </table:table-cell>
          <table:table-cell office:value-type="float" office:value="1.393" calcext:value-type="float">
            <text:p>1.393</text:p>
          </table:table-cell>
          <table:table-cell office:value-type="float" office:value="1.554" calcext:value-type="float">
            <text:p>1.554</text:p>
          </table:table-cell>
          <table:table-cell office:value-type="float" office:value="1.693" calcext:value-type="float">
            <text:p>1.693</text:p>
          </table:table-cell>
          <table:table-cell office:value-type="float" office:value="2.204" calcext:value-type="float">
            <text:p>2.204</text:p>
          </table:table-cell>
          <table:table-cell office:value-type="float" office:value="5.807" calcext:value-type="float">
            <text:p>5.807</text:p>
          </table:table-cell>
          <table:table-cell office:value-type="float" office:value="180.23" calcext:value-type="float">
            <text:p>180.23</text:p>
          </table:table-cell>
          <table:table-cell office:value-type="float" office:value="1.664" calcext:value-type="float">
            <text:p>1.664</text:p>
          </table:table-cell>
          <table:table-cell office:value-type="float" office:value="5.38" calcext:value-type="float">
            <text:p>5.38</text:p>
          </table:table-cell>
          <table:table-cell office:value-type="float" office:value="0.27" calcext:value-type="float">
            <text:p>0.27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9" calcext:value-type="float">
            <text:p>0.529</text:p>
          </table:table-cell>
          <table:table-cell office:value-type="float" office:value="0.683" calcext:value-type="float">
            <text:p>0.683</text:p>
          </table:table-cell>
          <table:table-cell office:value-type="float" office:value="0.779" calcext:value-type="float">
            <text:p>0.779</text:p>
          </table:table-cell>
          <table:table-cell office:value-type="float" office:value="0.863" calcext:value-type="float">
            <text:p>0.863</text:p>
          </table:table-cell>
          <table:table-cell office:value-type="float" office:value="1.031" calcext:value-type="float">
            <text:p>1.031</text:p>
          </table:table-cell>
          <table:table-cell office:value-type="float" office:value="2.769" calcext:value-type="float">
            <text:p>2.769</text:p>
          </table:table-cell>
          <table:table-cell office:value-type="float" office:value="196.317" calcext:value-type="float">
            <text:p>196.317</text:p>
          </table:table-cell>
          <table:table-cell office:value-type="float" office:value="0.767" calcext:value-type="float">
            <text:p>0.767</text:p>
          </table:table-cell>
          <table:table-cell office:value-type="float" office:value="3.133" calcext:value-type="float">
            <text:p>3.133</text:p>
          </table:table-cell>
          <table:table-cell office:value-type="float" office:value="2.461" calcext:value-type="float">
            <text:p>2.461</text:p>
          </table:table-cell>
          <table:table-cell office:value-type="float" office:value="3.4" calcext:value-type="float">
            <text:p>3.4</text:p>
          </table:table-cell>
          <table:table-cell office:value-type="float" office:value="3.768" calcext:value-type="float">
            <text:p>3.768</text:p>
          </table:table-cell>
          <table:table-cell office:value-type="float" office:value="4.283" calcext:value-type="float">
            <text:p>4.283</text:p>
          </table:table-cell>
          <table:table-cell office:value-type="float" office:value="4.827" calcext:value-type="float">
            <text:p>4.827</text:p>
          </table:table-cell>
          <table:table-cell office:value-type="float" office:value="6.113" calcext:value-type="float">
            <text:p>6.113</text:p>
          </table:table-cell>
          <table:table-cell office:value-type="float" office:value="9.007" calcext:value-type="float">
            <text:p>9.007</text:p>
          </table:table-cell>
          <table:table-cell office:value-type="float" office:value="11.48" calcext:value-type="float">
            <text:p>11.48</text:p>
          </table:table-cell>
          <table:table-cell office:value-type="float" office:value="198.841" calcext:value-type="float">
            <text:p>198.841</text:p>
          </table:table-cell>
          <table:table-cell office:value-type="float" office:value="4.762" calcext:value-type="float">
            <text:p>4.762</text:p>
          </table:table-cell>
          <table:table-cell office:value-type="float" office:value="7.131" calcext:value-type="float">
            <text:p>7.131</text:p>
          </table:table-cell>
          <table:table-cell office:value-type="float" office:value="179.582" calcext:value-type="float">
            <text:p>179.58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06" calcext:value-type="float">
            <text:p>0.606</text:p>
          </table:table-cell>
          <table:table-cell office:value-type="float" office:value="1.05" calcext:value-type="float">
            <text:p>1.05</text:p>
          </table:table-cell>
          <table:table-cell office:value-type="float" office:value="1.368" calcext:value-type="float">
            <text:p>1.368</text:p>
          </table:table-cell>
          <table:table-cell office:value-type="float" office:value="3.688" calcext:value-type="float">
            <text:p>3.688</text:p>
          </table:table-cell>
          <table:table-cell office:value-type="float" office:value="4.442" calcext:value-type="float">
            <text:p>4.442</text:p>
          </table:table-cell>
          <table:table-cell office:value-type="float" office:value="4.729" calcext:value-type="float">
            <text:p>4.729</text:p>
          </table:table-cell>
          <table:table-cell office:value-type="float" office:value="5.329" calcext:value-type="float">
            <text:p>5.329</text:p>
          </table:table-cell>
          <table:table-cell office:value-type="float" office:value="6.955" calcext:value-type="float">
            <text:p>6.955</text:p>
          </table:table-cell>
          <table:table-cell office:value-type="float" office:value="277.704" calcext:value-type="float">
            <text:p>277.704</text:p>
          </table:table-cell>
          <table:table-cell office:value-type="float" office:value="2.472" calcext:value-type="float">
            <text:p>2.472</text:p>
          </table:table-cell>
          <table:table-cell office:value-type="float" office:value="5.155" calcext:value-type="float">
            <text:p>5.155</text:p>
          </table:table-cell>
          <table:table-cell office:value-type="float" office:value="0.276" calcext:value-type="float">
            <text:p>0.276</text:p>
          </table:table-cell>
          <table:table-cell office:value-type="float" office:value="0.422" calcext:value-type="float">
            <text:p>0.422</text:p>
          </table:table-cell>
          <table:table-cell office:value-type="float" office:value="0.54" calcext:value-type="float">
            <text:p>0.54</text:p>
          </table:table-cell>
          <table:table-cell office:value-type="float" office:value="1.001" calcext:value-type="float">
            <text:p>1.001</text:p>
          </table:table-cell>
          <table:table-cell office:value-type="float" office:value="3.573" calcext:value-type="float">
            <text:p>3.573</text:p>
          </table:table-cell>
          <table:table-cell office:value-type="float" office:value="3.897" calcext:value-type="float">
            <text:p>3.897</text:p>
          </table:table-cell>
          <table:table-cell office:value-type="float" office:value="4.323" calcext:value-type="float">
            <text:p>4.323</text:p>
          </table:table-cell>
          <table:table-cell office:value-type="float" office:value="5.432" calcext:value-type="float">
            <text:p>5.432</text:p>
          </table:table-cell>
          <table:table-cell office:value-type="float" office:value="54.585" calcext:value-type="float">
            <text:p>54.585</text:p>
          </table:table-cell>
          <table:table-cell office:value-type="float" office:value="1.342" calcext:value-type="float">
            <text:p>1.342</text:p>
          </table:table-cell>
          <table:table-cell office:value-type="float" office:value="1.729" calcext:value-type="float">
            <text:p>1.729</text:p>
          </table:table-cell>
          <table:table-cell office:value-type="float" office:value="0.602" calcext:value-type="float">
            <text:p>0.602</text:p>
          </table:table-cell>
          <table:table-cell office:value-type="float" office:value="0.92" calcext:value-type="float">
            <text:p>0.92</text:p>
          </table:table-cell>
          <table:table-cell office:value-type="float" office:value="1.162" calcext:value-type="float">
            <text:p>1.162</text:p>
          </table:table-cell>
          <table:table-cell office:value-type="float" office:value="3.531" calcext:value-type="float">
            <text:p>3.531</text:p>
          </table:table-cell>
          <table:table-cell office:value-type="float" office:value="4.464" calcext:value-type="float">
            <text:p>4.464</text:p>
          </table:table-cell>
          <table:table-cell office:value-type="float" office:value="4.87" calcext:value-type="float">
            <text:p>4.87</text:p>
          </table:table-cell>
          <table:table-cell office:value-type="float" office:value="6.158" calcext:value-type="float">
            <text:p>6.158</text:p>
          </table:table-cell>
          <table:table-cell office:value-type="float" office:value="8.541" calcext:value-type="float">
            <text:p>8.541</text:p>
          </table:table-cell>
          <table:table-cell office:value-type="float" office:value="280.544" calcext:value-type="float">
            <text:p>280.544</text:p>
          </table:table-cell>
          <table:table-cell office:value-type="float" office:value="2.752" calcext:value-type="float">
            <text:p>2.752</text:p>
          </table:table-cell>
          <table:table-cell office:value-type="float" office:value="9.482" calcext:value-type="float">
            <text:p>9.482</text:p>
          </table:table-cell>
          <table:table-cell office:value-type="float" office:value="0.218" calcext:value-type="float">
            <text:p>0.218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5" calcext:value-type="float">
            <text:p>0.665</text:p>
          </table:table-cell>
          <table:table-cell office:value-type="float" office:value="3.651" calcext:value-type="float">
            <text:p>3.651</text:p>
          </table:table-cell>
          <table:table-cell office:value-type="float" office:value="3.966" calcext:value-type="float">
            <text:p>3.966</text:p>
          </table:table-cell>
          <table:table-cell office:value-type="float" office:value="4.183" calcext:value-type="float">
            <text:p>4.183</text:p>
          </table:table-cell>
          <table:table-cell office:value-type="float" office:value="4.684" calcext:value-type="float">
            <text:p>4.684</text:p>
          </table:table-cell>
          <table:table-cell office:value-type="float" office:value="5.957" calcext:value-type="float">
            <text:p>5.957</text:p>
          </table:table-cell>
          <table:table-cell office:value-type="float" office:value="280.536" calcext:value-type="float">
            <text:p>280.536</text:p>
          </table:table-cell>
          <table:table-cell office:value-type="float" office:value="2.045" calcext:value-type="float">
            <text:p>2.045</text:p>
          </table:table-cell>
          <table:table-cell office:value-type="float" office:value="3.05" calcext:value-type="float">
            <text:p>3.05</text:p>
          </table:table-cell>
          <table:table-cell office:value-type="float" office:value="2.064" calcext:value-type="float">
            <text:p>2.064</text:p>
          </table:table-cell>
          <table:table-cell office:value-type="float" office:value="5.727" calcext:value-type="float">
            <text:p>5.727</text:p>
          </table:table-cell>
          <table:table-cell office:value-type="float" office:value="7.323" calcext:value-type="float">
            <text:p>7.323</text:p>
          </table:table-cell>
          <table:table-cell office:value-type="float" office:value="9.922" calcext:value-type="float">
            <text:p>9.922</text:p>
          </table:table-cell>
          <table:table-cell office:value-type="float" office:value="11.382" calcext:value-type="float">
            <text:p>11.382</text:p>
          </table:table-cell>
          <table:table-cell office:value-type="float" office:value="12.597" calcext:value-type="float">
            <text:p>12.597</text:p>
          </table:table-cell>
          <table:table-cell office:value-type="float" office:value="14.68" calcext:value-type="float">
            <text:p>14.68</text:p>
          </table:table-cell>
          <table:table-cell office:value-type="float" office:value="18.442" calcext:value-type="float">
            <text:p>18.442</text:p>
          </table:table-cell>
          <table:table-cell office:value-type="float" office:value="296.233" calcext:value-type="float">
            <text:p>296.233</text:p>
          </table:table-cell>
          <table:table-cell office:value-type="float" office:value="8.611" calcext:value-type="float">
            <text:p>8.611</text:p>
          </table:table-cell>
          <table:table-cell office:value-type="float" office:value="11.486" calcext:value-type="float">
            <text:p>11.486</text:p>
          </table:table-cell>
          <table:table-cell office:value-type="float" office:value="261.681" calcext:value-type="float">
            <text:p>261.68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46" calcext:value-type="float">
            <text:p>0.746</text:p>
          </table:table-cell>
          <table:table-cell office:value-type="float" office:value="1.104" calcext:value-type="float">
            <text:p>1.104</text:p>
          </table:table-cell>
          <table:table-cell office:value-type="float" office:value="1.25" calcext:value-type="float">
            <text:p>1.25</text:p>
          </table:table-cell>
          <table:table-cell office:value-type="float" office:value="1.465" calcext:value-type="float">
            <text:p>1.465</text:p>
          </table:table-cell>
          <table:table-cell office:value-type="float" office:value="1.627" calcext:value-type="float">
            <text:p>1.627</text:p>
          </table:table-cell>
          <table:table-cell office:value-type="float" office:value="1.779" calcext:value-type="float">
            <text:p>1.779</text:p>
          </table:table-cell>
          <table:table-cell office:value-type="float" office:value="2.623" calcext:value-type="float">
            <text:p>2.623</text:p>
          </table:table-cell>
          <table:table-cell office:value-type="float" office:value="6.129" calcext:value-type="float">
            <text:p>6.129</text:p>
          </table:table-cell>
          <table:table-cell office:value-type="float" office:value="263.438" calcext:value-type="float">
            <text:p>263.438</text:p>
          </table:table-cell>
          <table:table-cell office:value-type="float" office:value="1.557" calcext:value-type="float">
            <text:p>1.557</text:p>
          </table:table-cell>
          <table:table-cell office:value-type="float" office:value="3.076" calcext:value-type="float">
            <text:p>3.076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2" calcext:value-type="float">
            <text:p>0.46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4" calcext:value-type="float">
            <text:p>0.814</text:p>
          </table:table-cell>
          <table:table-cell office:value-type="float" office:value="0.911" calcext:value-type="float">
            <text:p>0.911</text:p>
          </table:table-cell>
          <table:table-cell office:value-type="float" office:value="1.124" calcext:value-type="float">
            <text:p>1.124</text:p>
          </table:table-cell>
          <table:table-cell office:value-type="float" office:value="3.296" calcext:value-type="float">
            <text:p>3.296</text:p>
          </table:table-cell>
          <table:table-cell office:value-type="float" office:value="44.977" calcext:value-type="float">
            <text:p>44.977</text:p>
          </table:table-cell>
          <table:table-cell office:value-type="float" office:value="0.727" calcext:value-type="float">
            <text:p>0.7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644" calcext:value-type="float">
            <text:p>0.644</text:p>
          </table:table-cell>
          <table:table-cell office:value-type="float" office:value="0.954" calcext:value-type="float">
            <text:p>0.9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326" calcext:value-type="float">
            <text:p>1.326</text:p>
          </table:table-cell>
          <table:table-cell office:value-type="float" office:value="1.492" calcext:value-type="float">
            <text:p>1.492</text:p>
          </table:table-cell>
          <table:table-cell office:value-type="float" office:value="1.665" calcext:value-type="float">
            <text:p>1.665</text:p>
          </table:table-cell>
          <table:table-cell office:value-type="float" office:value="2.496" calcext:value-type="float">
            <text:p>2.496</text:p>
          </table:table-cell>
          <table:table-cell office:value-type="float" office:value="6.321" calcext:value-type="float">
            <text:p>6.321</text:p>
          </table:table-cell>
          <table:table-cell office:value-type="float" office:value="264.979" calcext:value-type="float">
            <text:p>264.979</text:p>
          </table:table-cell>
          <table:table-cell office:value-type="float" office:value="1.791" calcext:value-type="float">
            <text:p>1.791</text:p>
          </table:table-cell>
          <table:table-cell office:value-type="float" office:value="7.612" calcext:value-type="float">
            <text:p>7.6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11" calcext:value-type="float">
            <text:p>0.511</text:p>
          </table:table-cell>
          <table:table-cell office:value-type="float" office:value="0.664" calcext:value-type="float">
            <text:p>0.664</text:p>
          </table:table-cell>
          <table:table-cell office:value-type="float" office:value="0.772" calcext:value-type="float">
            <text:p>0.772</text:p>
          </table:table-cell>
          <table:table-cell office:value-type="float" office:value="0.866" calcext:value-type="float">
            <text:p>0.866</text:p>
          </table:table-cell>
          <table:table-cell office:value-type="float" office:value="1.09" calcext:value-type="float">
            <text:p>1.09</text:p>
          </table:table-cell>
          <table:table-cell office:value-type="float" office:value="3.31" calcext:value-type="float">
            <text:p>3.31</text:p>
          </table:table-cell>
          <table:table-cell office:value-type="float" office:value="262.964" calcext:value-type="float">
            <text:p>262.964</text:p>
          </table:table-cell>
          <table:table-cell office:value-type="float" office:value="0.764" calcext:value-type="float">
            <text:p>0.764</text:p>
          </table:table-cell>
          <table:table-cell office:value-type="float" office:value="3.484" calcext:value-type="float">
            <text:p>3.484</text:p>
          </table:table-cell>
          <table:table-cell office:value-type="float" office:value="2.343" calcext:value-type="float">
            <text:p>2.343</text:p>
          </table:table-cell>
          <table:table-cell office:value-type="float" office:value="3.286" calcext:value-type="float">
            <text:p>3.286</text:p>
          </table:table-cell>
          <table:table-cell office:value-type="float" office:value="3.627" calcext:value-type="float">
            <text:p>3.627</text:p>
          </table:table-cell>
          <table:table-cell office:value-type="float" office:value="4.169" calcext:value-type="float">
            <text:p>4.169</text:p>
          </table:table-cell>
          <table:table-cell office:value-type="float" office:value="4.904" calcext:value-type="float">
            <text:p>4.904</text:p>
          </table:table-cell>
          <table:table-cell office:value-type="float" office:value="6.528" calcext:value-type="float">
            <text:p>6.528</text:p>
          </table:table-cell>
          <table:table-cell office:value-type="float" office:value="9.367" calcext:value-type="float">
            <text:p>9.367</text:p>
          </table:table-cell>
          <table:table-cell office:value-type="float" office:value="11.981" calcext:value-type="float">
            <text:p>11.981</text:p>
          </table:table-cell>
          <table:table-cell office:value-type="float" office:value="273.713" calcext:value-type="float">
            <text:p>273.713</text:p>
          </table:table-cell>
          <table:table-cell office:value-type="float" office:value="4.839" calcext:value-type="float">
            <text:p>4.839</text:p>
          </table:table-cell>
          <table:table-cell office:value-type="float" office:value="9.116" calcext:value-type="float">
            <text:p>9.116</text:p>
          </table:table-cell>
          <table:table-cell office:value-type="float" office:value="268.308" calcext:value-type="float">
            <text:p>268.30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1.051" calcext:value-type="float">
            <text:p>1.051</text:p>
          </table:table-cell>
          <table:table-cell office:value-type="float" office:value="1.462" calcext:value-type="float">
            <text:p>1.462</text:p>
          </table:table-cell>
          <table:table-cell office:value-type="float" office:value="3.863" calcext:value-type="float">
            <text:p>3.863</text:p>
          </table:table-cell>
          <table:table-cell office:value-type="float" office:value="4.546" calcext:value-type="float">
            <text:p>4.546</text:p>
          </table:table-cell>
          <table:table-cell office:value-type="float" office:value="4.863" calcext:value-type="float">
            <text:p>4.863</text:p>
          </table:table-cell>
          <table:table-cell office:value-type="float" office:value="5.637" calcext:value-type="float">
            <text:p>5.637</text:p>
          </table:table-cell>
          <table:table-cell office:value-type="float" office:value="7.033" calcext:value-type="float">
            <text:p>7.033</text:p>
          </table:table-cell>
          <table:table-cell office:value-type="float" office:value="253.088" calcext:value-type="float">
            <text:p>253.088</text:p>
          </table:table-cell>
          <table:table-cell office:value-type="float" office:value="2.523" calcext:value-type="float">
            <text:p>2.523</text:p>
          </table:table-cell>
          <table:table-cell office:value-type="float" office:value="3.844" calcext:value-type="float">
            <text:p>3.8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5" calcext:value-type="float">
            <text:p>0.565</text:p>
          </table:table-cell>
          <table:table-cell office:value-type="float" office:value="2.254" calcext:value-type="float">
            <text:p>2.254</text:p>
          </table:table-cell>
          <table:table-cell office:value-type="float" office:value="3.741" calcext:value-type="float">
            <text:p>3.741</text:p>
          </table:table-cell>
          <table:table-cell office:value-type="float" office:value="4.045" calcext:value-type="float">
            <text:p>4.045</text:p>
          </table:table-cell>
          <table:table-cell office:value-type="float" office:value="4.596" calcext:value-type="float">
            <text:p>4.596</text:p>
          </table:table-cell>
          <table:table-cell office:value-type="float" office:value="5.879" calcext:value-type="float">
            <text:p>5.879</text:p>
          </table:table-cell>
          <table:table-cell office:value-type="float" office:value="227.047" calcext:value-type="float">
            <text:p>227.047</text:p>
          </table:table-cell>
          <table:table-cell office:value-type="float" office:value="1.452" calcext:value-type="float">
            <text:p>1.452</text:p>
          </table:table-cell>
          <table:table-cell office:value-type="float" office:value="2.124" calcext:value-type="float">
            <text:p>2.1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934" calcext:value-type="float">
            <text:p>0.934</text:p>
          </table:table-cell>
          <table:table-cell office:value-type="float" office:value="1.276" calcext:value-type="float">
            <text:p>1.276</text:p>
          </table:table-cell>
          <table:table-cell office:value-type="float" office:value="4.064" calcext:value-type="float">
            <text:p>4.064</text:p>
          </table:table-cell>
          <table:table-cell office:value-type="float" office:value="4.659" calcext:value-type="float">
            <text:p>4.659</text:p>
          </table:table-cell>
          <table:table-cell office:value-type="float" office:value="5.155" calcext:value-type="float">
            <text:p>5.155</text:p>
          </table:table-cell>
          <table:table-cell office:value-type="float" office:value="6.5" calcext:value-type="float">
            <text:p>6.5</text:p>
          </table:table-cell>
          <table:table-cell office:value-type="float" office:value="8.212" calcext:value-type="float">
            <text:p>8.212</text:p>
          </table:table-cell>
          <table:table-cell office:value-type="float" office:value="257.414" calcext:value-type="float">
            <text:p>257.414</text:p>
          </table:table-cell>
          <table:table-cell office:value-type="float" office:value="2.956" calcext:value-type="float">
            <text:p>2.956</text:p>
          </table:table-cell>
          <table:table-cell office:value-type="float" office:value="9.385" calcext:value-type="float">
            <text:p>9.385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9" calcext:value-type="float">
            <text:p>0.519</text:p>
          </table:table-cell>
          <table:table-cell office:value-type="float" office:value="3.427" calcext:value-type="float">
            <text:p>3.427</text:p>
          </table:table-cell>
          <table:table-cell office:value-type="float" office:value="3.92" calcext:value-type="float">
            <text:p>3.92</text:p>
          </table:table-cell>
          <table:table-cell office:value-type="float" office:value="4.216" calcext:value-type="float">
            <text:p>4.216</text:p>
          </table:table-cell>
          <table:table-cell office:value-type="float" office:value="4.89" calcext:value-type="float">
            <text:p>4.89</text:p>
          </table:table-cell>
          <table:table-cell office:value-type="float" office:value="6.061" calcext:value-type="float">
            <text:p>6.061</text:p>
          </table:table-cell>
          <table:table-cell office:value-type="float" office:value="204.804" calcext:value-type="float">
            <text:p>204.804</text:p>
          </table:table-cell>
          <table:table-cell office:value-type="float" office:value="1.762" calcext:value-type="float">
            <text:p>1.762</text:p>
          </table:table-cell>
          <table:table-cell office:value-type="float" office:value="2.371" calcext:value-type="float">
            <text:p>2.371</text:p>
          </table:table-cell>
          <table:table-cell office:value-type="float" office:value="2.107" calcext:value-type="float">
            <text:p>2.107</text:p>
          </table:table-cell>
          <table:table-cell office:value-type="float" office:value="5.781" calcext:value-type="float">
            <text:p>5.781</text:p>
          </table:table-cell>
          <table:table-cell office:value-type="float" office:value="7.599" calcext:value-type="float">
            <text:p>7.599</text:p>
          </table:table-cell>
          <table:table-cell office:value-type="float" office:value="10.147" calcext:value-type="float">
            <text:p>10.147</text:p>
          </table:table-cell>
          <table:table-cell office:value-type="float" office:value="11.671" calcext:value-type="float">
            <text:p>11.671</text:p>
          </table:table-cell>
          <table:table-cell office:value-type="float" office:value="12.846" calcext:value-type="float">
            <text:p>12.846</text:p>
          </table:table-cell>
          <table:table-cell office:value-type="float" office:value="14.749" calcext:value-type="float">
            <text:p>14.749</text:p>
          </table:table-cell>
          <table:table-cell office:value-type="float" office:value="17.553" calcext:value-type="float">
            <text:p>17.553</text:p>
          </table:table-cell>
          <table:table-cell office:value-type="float" office:value="272.182" calcext:value-type="float">
            <text:p>272.182</text:p>
          </table:table-cell>
          <table:table-cell office:value-type="float" office:value="8.693" calcext:value-type="float">
            <text:p>8.693</text:p>
          </table:table-cell>
          <table:table-cell office:value-type="float" office:value="10.863" calcext:value-type="float">
            <text:p>10.863</text:p>
          </table:table-cell>
          <table:table-cell office:value-type="float" office:value="349.112" calcext:value-type="float">
            <text:p>349.112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06" calcext:value-type="float">
            <text:p>0.706</text:p>
          </table:table-cell>
          <table:table-cell office:value-type="float" office:value="1.093" calcext:value-type="float">
            <text:p>1.093</text:p>
          </table:table-cell>
          <table:table-cell office:value-type="float" office:value="1.236" calcext:value-type="float">
            <text:p>1.236</text:p>
          </table:table-cell>
          <table:table-cell office:value-type="float" office:value="1.458" calcext:value-type="float">
            <text:p>1.458</text:p>
          </table:table-cell>
          <table:table-cell office:value-type="float" office:value="1.65" calcext:value-type="float">
            <text:p>1.65</text:p>
          </table:table-cell>
          <table:table-cell office:value-type="float" office:value="1.867" calcext:value-type="float">
            <text:p>1.867</text:p>
          </table:table-cell>
          <table:table-cell office:value-type="float" office:value="3.33" calcext:value-type="float">
            <text:p>3.33</text:p>
          </table:table-cell>
          <table:table-cell office:value-type="float" office:value="6.809" calcext:value-type="float">
            <text:p>6.809</text:p>
          </table:table-cell>
          <table:table-cell office:value-type="float" office:value="143.814" calcext:value-type="float">
            <text:p>143.814</text:p>
          </table:table-cell>
          <table:table-cell office:value-type="float" office:value="1.596" calcext:value-type="float">
            <text:p>1.596</text:p>
          </table:table-cell>
          <table:table-cell office:value-type="float" office:value="2.093" calcext:value-type="float">
            <text:p>2.093</text:p>
          </table:table-cell>
          <table:table-cell office:value-type="float" office:value="0.308" calcext:value-type="float">
            <text:p>0.308</text:p>
          </table:table-cell>
          <table:table-cell office:value-type="float" office:value="0.47" calcext:value-type="float">
            <text:p>0.47</text:p>
          </table:table-cell>
          <table:table-cell office:value-type="float" office:value="0.563" calcext:value-type="float">
            <text:p>0.563</text:p>
          </table:table-cell>
          <table:table-cell office:value-type="float" office:value="0.72" calcext:value-type="float">
            <text:p>0.72</text:p>
          </table:table-cell>
          <table:table-cell office:value-type="float" office:value="0.847" calcext:value-type="float">
            <text:p>0.847</text:p>
          </table:table-cell>
          <table:table-cell office:value-type="float" office:value="0.965" calcext:value-type="float">
            <text:p>0.965</text:p>
          </table:table-cell>
          <table:table-cell office:value-type="float" office:value="1.298" calcext:value-type="float">
            <text:p>1.298</text:p>
          </table:table-cell>
          <table:table-cell office:value-type="float" office:value="3.95" calcext:value-type="float">
            <text:p>3.95</text:p>
          </table:table-cell>
          <table:table-cell office:value-type="float" office:value="96.705" calcext:value-type="float">
            <text:p>96.705</text:p>
          </table:table-cell>
          <table:table-cell office:value-type="float" office:value="0.771" calcext:value-type="float">
            <text:p>0.771</text:p>
          </table:table-cell>
          <table:table-cell office:value-type="float" office:value="1.11" calcext:value-type="float">
            <text:p>1.11</text:p>
          </table:table-cell>
          <table:table-cell office:value-type="float" office:value="0.648" calcext:value-type="float">
            <text:p>0.648</text:p>
          </table:table-cell>
          <table:table-cell office:value-type="float" office:value="0.955" calcext:value-type="float">
            <text:p>0.955</text:p>
          </table:table-cell>
          <table:table-cell office:value-type="float" office:value="1.105" calcext:value-type="float">
            <text:p>1.105</text:p>
          </table:table-cell>
          <table:table-cell office:value-type="float" office:value="1.339" calcext:value-type="float">
            <text:p>1.339</text:p>
          </table:table-cell>
          <table:table-cell office:value-type="float" office:value="1.536" calcext:value-type="float">
            <text:p>1.536</text:p>
          </table:table-cell>
          <table:table-cell office:value-type="float" office:value="1.783" calcext:value-type="float">
            <text:p>1.783</text:p>
          </table:table-cell>
          <table:table-cell office:value-type="float" office:value="3.125" calcext:value-type="float">
            <text:p>3.125</text:p>
          </table:table-cell>
          <table:table-cell office:value-type="float" office:value="7.255" calcext:value-type="float">
            <text:p>7.255</text:p>
          </table:table-cell>
          <table:table-cell office:value-type="float" office:value="136.438" calcext:value-type="float">
            <text:p>136.438</text:p>
          </table:table-cell>
          <table:table-cell office:value-type="float" office:value="1.668" calcext:value-type="float">
            <text:p>1.668</text:p>
          </table:table-cell>
          <table:table-cell office:value-type="float" office:value="4.54" calcext:value-type="float">
            <text:p>4.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1" calcext:value-type="float">
            <text:p>0.511</text:p>
          </table:table-cell>
          <table:table-cell office:value-type="float" office:value="0.666" calcext:value-type="float">
            <text:p>0.666</text:p>
          </table:table-cell>
          <table:table-cell office:value-type="float" office:value="0.789" calcext:value-type="float">
            <text:p>0.789</text:p>
          </table:table-cell>
          <table:table-cell office:value-type="float" office:value="0.9" calcext:value-type="float">
            <text:p>0.9</text:p>
          </table:table-cell>
          <table:table-cell office:value-type="float" office:value="1.183" calcext:value-type="float">
            <text:p>1.183</text:p>
          </table:table-cell>
          <table:table-cell office:value-type="float" office:value="3.977" calcext:value-type="float">
            <text:p>3.977</text:p>
          </table:table-cell>
          <table:table-cell office:value-type="float" office:value="134.387" calcext:value-type="float">
            <text:p>134.387</text:p>
          </table:table-cell>
          <table:table-cell office:value-type="float" office:value="0.768" calcext:value-type="float">
            <text:p>0.768</text:p>
          </table:table-cell>
          <table:table-cell office:value-type="float" office:value="2.206" calcext:value-type="float">
            <text:p>2.206</text:p>
          </table:table-cell>
          <table:table-cell office:value-type="float" office:value="2.37" calcext:value-type="float">
            <text:p>2.37</text:p>
          </table:table-cell>
          <table:table-cell office:value-type="float" office:value="3.295" calcext:value-type="float">
            <text:p>3.295</text:p>
          </table:table-cell>
          <table:table-cell office:value-type="float" office:value="3.659" calcext:value-type="float">
            <text:p>3.659</text:p>
          </table:table-cell>
          <table:table-cell office:value-type="float" office:value="4.3" calcext:value-type="float">
            <text:p>4.3</text:p>
          </table:table-cell>
          <table:table-cell office:value-type="float" office:value="5.522" calcext:value-type="float">
            <text:p>5.522</text:p>
          </table:table-cell>
          <table:table-cell office:value-type="float" office:value="7.44" calcext:value-type="float">
            <text:p>7.44</text:p>
          </table:table-cell>
          <table:table-cell office:value-type="float" office:value="10.153" calcext:value-type="float">
            <text:p>10.153</text:p>
          </table:table-cell>
          <table:table-cell office:value-type="float" office:value="13.711" calcext:value-type="float">
            <text:p>13.711</text:p>
          </table:table-cell>
          <table:table-cell office:value-type="float" office:value="155.874" calcext:value-type="float">
            <text:p>155.874</text:p>
          </table:table-cell>
          <table:table-cell office:value-type="float" office:value="4.803" calcext:value-type="float">
            <text:p>4.803</text:p>
          </table:table-cell>
          <table:table-cell office:value-type="float" office:value="5.83" calcext:value-type="float">
            <text:p>5.83</text:p>
          </table:table-cell>
          <table:table-cell office:value-type="float" office:value="358.205" calcext:value-type="float">
            <text:p>358.20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36" calcext:value-type="float">
            <text:p>0.636</text:p>
          </table:table-cell>
          <table:table-cell office:value-type="float" office:value="1.061" calcext:value-type="float">
            <text:p>1.061</text:p>
          </table:table-cell>
          <table:table-cell office:value-type="float" office:value="1.688" calcext:value-type="float">
            <text:p>1.688</text:p>
          </table:table-cell>
          <table:table-cell office:value-type="float" office:value="4.251" calcext:value-type="float">
            <text:p>4.251</text:p>
          </table:table-cell>
          <table:table-cell office:value-type="float" office:value="4.959" calcext:value-type="float">
            <text:p>4.959</text:p>
          </table:table-cell>
          <table:table-cell office:value-type="float" office:value="5.443" calcext:value-type="float">
            <text:p>5.443</text:p>
          </table:table-cell>
          <table:table-cell office:value-type="float" office:value="6.647" calcext:value-type="float">
            <text:p>6.647</text:p>
          </table:table-cell>
          <table:table-cell office:value-type="float" office:value="7.999" calcext:value-type="float">
            <text:p>7.999</text:p>
          </table:table-cell>
          <table:table-cell office:value-type="float" office:value="270.911" calcext:value-type="float">
            <text:p>270.911</text:p>
          </table:table-cell>
          <table:table-cell office:value-type="float" office:value="2.793" calcext:value-type="float">
            <text:p>2.793</text:p>
          </table:table-cell>
          <table:table-cell office:value-type="float" office:value="3.163" calcext:value-type="float">
            <text:p>3.163</text:p>
          </table:table-cell>
          <table:table-cell office:value-type="float" office:value="0.266" calcext:value-type="float">
            <text:p>0.266</text:p>
          </table:table-cell>
          <table:table-cell office:value-type="float" office:value="0.445" calcext:value-type="float">
            <text:p>0.445</text:p>
          </table:table-cell>
          <table:table-cell office:value-type="float" office:value="0.581" calcext:value-type="float">
            <text:p>0.581</text:p>
          </table:table-cell>
          <table:table-cell office:value-type="float" office:value="1.565" calcext:value-type="float">
            <text:p>1.565</text:p>
          </table:table-cell>
          <table:table-cell office:value-type="float" office:value="4.065" calcext:value-type="float">
            <text:p>4.065</text:p>
          </table:table-cell>
          <table:table-cell office:value-type="float" office:value="4.489" calcext:value-type="float">
            <text:p>4.489</text:p>
          </table:table-cell>
          <table:table-cell office:value-type="float" office:value="5.526" calcext:value-type="float">
            <text:p>5.526</text:p>
          </table:table-cell>
          <table:table-cell office:value-type="float" office:value="6.843" calcext:value-type="float">
            <text:p>6.843</text:p>
          </table:table-cell>
          <table:table-cell office:value-type="float" office:value="51.592" calcext:value-type="float">
            <text:p>51.592</text:p>
          </table:table-cell>
          <table:table-cell office:value-type="float" office:value="1.583" calcext:value-type="float">
            <text:p>1.583</text:p>
          </table:table-cell>
          <table:table-cell office:value-type="float" office:value="2.037" calcext:value-type="float">
            <text:p>2.037</text:p>
          </table:table-cell>
          <table:table-cell office:value-type="float" office:value="0.571" calcext:value-type="float">
            <text:p>0.571</text:p>
          </table:table-cell>
          <table:table-cell office:value-type="float" office:value="0.96" calcext:value-type="float">
            <text:p>0.96</text:p>
          </table:table-cell>
          <table:table-cell office:value-type="float" office:value="1.483" calcext:value-type="float">
            <text:p>1.483</text:p>
          </table:table-cell>
          <table:table-cell office:value-type="float" office:value="4.485" calcext:value-type="float">
            <text:p>4.485</text:p>
          </table:table-cell>
          <table:table-cell office:value-type="float" office:value="5.205" calcext:value-type="float">
            <text:p>5.205</text:p>
          </table:table-cell>
          <table:table-cell office:value-type="float" office:value="6.011" calcext:value-type="float">
            <text:p>6.011</text:p>
          </table:table-cell>
          <table:table-cell office:value-type="float" office:value="7.622" calcext:value-type="float">
            <text:p>7.622</text:p>
          </table:table-cell>
          <table:table-cell office:value-type="float" office:value="10.365" calcext:value-type="float">
            <text:p>10.365</text:p>
          </table:table-cell>
          <table:table-cell office:value-type="float" office:value="271.742" calcext:value-type="float">
            <text:p>271.742</text:p>
          </table:table-cell>
          <table:table-cell office:value-type="float" office:value="3.468" calcext:value-type="float">
            <text:p>3.468</text:p>
          </table:table-cell>
          <table:table-cell office:value-type="float" office:value="11.184" calcext:value-type="float">
            <text:p>11.184</text:p>
          </table:table-cell>
          <table:table-cell office:value-type="float" office:value="0.212" calcext:value-type="float">
            <text:p>0.212</text:p>
          </table:table-cell>
          <table:table-cell office:value-type="float" office:value="0.357" calcext:value-type="float">
            <text:p>0.357</text:p>
          </table:table-cell>
          <table:table-cell office:value-type="float" office:value="0.48" calcext:value-type="float">
            <text:p>0.48</text:p>
          </table:table-cell>
          <table:table-cell office:value-type="float" office:value="3.269" calcext:value-type="float">
            <text:p>3.269</text:p>
          </table:table-cell>
          <table:table-cell office:value-type="float" office:value="4.114" calcext:value-type="float">
            <text:p>4.114</text:p>
          </table:table-cell>
          <table:table-cell office:value-type="float" office:value="4.536" calcext:value-type="float">
            <text:p>4.536</text:p>
          </table:table-cell>
          <table:table-cell office:value-type="float" office:value="5.557" calcext:value-type="float">
            <text:p>5.557</text:p>
          </table:table-cell>
          <table:table-cell office:value-type="float" office:value="6.78" calcext:value-type="float">
            <text:p>6.78</text:p>
          </table:table-cell>
          <table:table-cell office:value-type="float" office:value="269.177" calcext:value-type="float">
            <text:p>269.177</text:p>
          </table:table-cell>
          <table:table-cell office:value-type="float" office:value="1.68" calcext:value-type="float">
            <text:p>1.68</text:p>
          </table:table-cell>
          <table:table-cell office:value-type="float" office:value="3.162" calcext:value-type="float">
            <text:p>3.162</text:p>
          </table:table-cell>
          <table:table-cell office:value-type="float" office:value="2.086" calcext:value-type="float">
            <text:p>2.086</text:p>
          </table:table-cell>
          <table:table-cell office:value-type="float" office:value="6.051" calcext:value-type="float">
            <text:p>6.051</text:p>
          </table:table-cell>
          <table:table-cell office:value-type="float" office:value="8.194" calcext:value-type="float">
            <text:p>8.194</text:p>
          </table:table-cell>
          <table:table-cell office:value-type="float" office:value="11.059" calcext:value-type="float">
            <text:p>11.059</text:p>
          </table:table-cell>
          <table:table-cell office:value-type="float" office:value="12.834" calcext:value-type="float">
            <text:p>12.834</text:p>
          </table:table-cell>
          <table:table-cell office:value-type="float" office:value="14.156" calcext:value-type="float">
            <text:p>14.156</text:p>
          </table:table-cell>
          <table:table-cell office:value-type="float" office:value="16.728" calcext:value-type="float">
            <text:p>16.728</text:p>
          </table:table-cell>
          <table:table-cell office:value-type="float" office:value="21.416" calcext:value-type="float">
            <text:p>21.416</text:p>
          </table:table-cell>
          <table:table-cell office:value-type="float" office:value="292.198" calcext:value-type="float">
            <text:p>292.198</text:p>
          </table:table-cell>
          <table:table-cell office:value-type="float" office:value="9.524" calcext:value-type="float">
            <text:p>9.524</text:p>
          </table:table-cell>
          <table:table-cell office:value-type="float" office:value="12.259" calcext:value-type="float">
            <text:p>12.259</text:p>
          </table:table-cell>
          <table:table-cell office:value-type="float" office:value="428.914" calcext:value-type="float">
            <text:p>428.914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99" calcext:value-type="float">
            <text:p>0.699</text:p>
          </table:table-cell>
          <table:table-cell office:value-type="float" office:value="1.07" calcext:value-type="float">
            <text:p>1.07</text:p>
          </table:table-cell>
          <table:table-cell office:value-type="float" office:value="1.209" calcext:value-type="float">
            <text:p>1.209</text:p>
          </table:table-cell>
          <table:table-cell office:value-type="float" office:value="1.437" calcext:value-type="float">
            <text:p>1.437</text:p>
          </table:table-cell>
          <table:table-cell office:value-type="float" office:value="1.651" calcext:value-type="float">
            <text:p>1.651</text:p>
          </table:table-cell>
          <table:table-cell office:value-type="float" office:value="1.935" calcext:value-type="float">
            <text:p>1.935</text:p>
          </table:table-cell>
          <table:table-cell office:value-type="float" office:value="3.699" calcext:value-type="float">
            <text:p>3.699</text:p>
          </table:table-cell>
          <table:table-cell office:value-type="float" office:value="7.018" calcext:value-type="float">
            <text:p>7.018</text:p>
          </table:table-cell>
          <table:table-cell office:value-type="float" office:value="319.257" calcext:value-type="float">
            <text:p>319.257</text:p>
          </table:table-cell>
          <table:table-cell office:value-type="float" office:value="1.612" calcext:value-type="float">
            <text:p>1.612</text:p>
          </table:table-cell>
          <table:table-cell office:value-type="float" office:value="2.822" calcext:value-type="float">
            <text:p>2.8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474" calcext:value-type="float">
            <text:p>0.474</text:p>
          </table:table-cell>
          <table:table-cell office:value-type="float" office:value="0.565" calcext:value-type="float">
            <text:p>0.5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852" calcext:value-type="float">
            <text:p>0.852</text:p>
          </table:table-cell>
          <table:table-cell office:value-type="float" office:value="0.989" calcext:value-type="float">
            <text:p>0.989</text:p>
          </table:table-cell>
          <table:table-cell office:value-type="float" office:value="1.459" calcext:value-type="float">
            <text:p>1.459</text:p>
          </table:table-cell>
          <table:table-cell office:value-type="float" office:value="4.258" calcext:value-type="float">
            <text:p>4.258</text:p>
          </table:table-cell>
          <table:table-cell office:value-type="float" office:value="114.859" calcext:value-type="float">
            <text:p>114.859</text:p>
          </table:table-cell>
          <table:table-cell office:value-type="float" office:value="0.794" calcext:value-type="float">
            <text:p>0.794</text:p>
          </table:table-cell>
          <table:table-cell office:value-type="float" office:value="1.306" calcext:value-type="float">
            <text:p>1.306</text:p>
          </table:table-cell>
          <table:table-cell office:value-type="float" office:value="0.632" calcext:value-type="float">
            <text:p>0.632</text:p>
          </table:table-cell>
          <table:table-cell office:value-type="float" office:value="0.961" calcext:value-type="float">
            <text:p>0.961</text:p>
          </table:table-cell>
          <table:table-cell office:value-type="float" office:value="1.11" calcext:value-type="float">
            <text:p>1.11</text:p>
          </table:table-cell>
          <table:table-cell office:value-type="float" office:value="1.357" calcext:value-type="float">
            <text:p>1.357</text:p>
          </table:table-cell>
          <table:table-cell office:value-type="float" office:value="1.607" calcext:value-type="float">
            <text:p>1.607</text:p>
          </table:table-cell>
          <table:table-cell office:value-type="float" office:value="1.953" calcext:value-type="float">
            <text:p>1.953</text:p>
          </table:table-cell>
          <table:table-cell office:value-type="float" office:value="3.59" calcext:value-type="float">
            <text:p>3.59</text:p>
          </table:table-cell>
          <table:table-cell office:value-type="float" office:value="7.29" calcext:value-type="float">
            <text:p>7.29</text:p>
          </table:table-cell>
          <table:table-cell office:value-type="float" office:value="286.867" calcext:value-type="float">
            <text:p>286.867</text:p>
          </table:table-cell>
          <table:table-cell office:value-type="float" office:value="1.826" calcext:value-type="float">
            <text:p>1.826</text:p>
          </table:table-cell>
          <table:table-cell office:value-type="float" office:value="8.092" calcext:value-type="float">
            <text:p>8.092</text:p>
          </table:table-cell>
          <table:table-cell office:value-type="float" office:value="0.266" calcext:value-type="float">
            <text:p>0.266</text:p>
          </table:table-cell>
          <table:table-cell office:value-type="float" office:value="0.431" calcext:value-type="float">
            <text:p>0.431</text:p>
          </table:table-cell>
          <table:table-cell office:value-type="float" office:value="0.512" calcext:value-type="float">
            <text:p>0.512</text:p>
          </table:table-cell>
          <table:table-cell office:value-type="float" office:value="0.658" calcext:value-type="float">
            <text:p>0.658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8" calcext:value-type="float">
            <text:p>0.918</text:p>
          </table:table-cell>
          <table:table-cell office:value-type="float" office:value="1.393" calcext:value-type="float">
            <text:p>1.393</text:p>
          </table:table-cell>
          <table:table-cell office:value-type="float" office:value="4.343" calcext:value-type="float">
            <text:p>4.343</text:p>
          </table:table-cell>
          <table:table-cell office:value-type="float" office:value="315.829" calcext:value-type="float">
            <text:p>315.829</text:p>
          </table:table-cell>
          <table:table-cell office:value-type="float" office:value="0.806" calcext:value-type="float">
            <text:p>0.806</text:p>
          </table:table-cell>
          <table:table-cell office:value-type="float" office:value="2.976" calcext:value-type="float">
            <text:p>2.976</text:p>
          </table:table-cell>
          <table:table-cell office:value-type="float" office:value="2.297" calcext:value-type="float">
            <text:p>2.297</text:p>
          </table:table-cell>
          <table:table-cell office:value-type="float" office:value="3.267" calcext:value-type="float">
            <text:p>3.267</text:p>
          </table:table-cell>
          <table:table-cell office:value-type="float" office:value="3.65" calcext:value-type="float">
            <text:p>3.65</text:p>
          </table:table-cell>
          <table:table-cell office:value-type="float" office:value="4.477" calcext:value-type="float">
            <text:p>4.477</text:p>
          </table:table-cell>
          <table:table-cell office:value-type="float" office:value="6.029" calcext:value-type="float">
            <text:p>6.029</text:p>
          </table:table-cell>
          <table:table-cell office:value-type="float" office:value="7.776" calcext:value-type="float">
            <text:p>7.776</text:p>
          </table:table-cell>
          <table:table-cell office:value-type="float" office:value="10.441" calcext:value-type="float">
            <text:p>10.441</text:p>
          </table:table-cell>
          <table:table-cell office:value-type="float" office:value="14.376" calcext:value-type="float">
            <text:p>14.376</text:p>
          </table:table-cell>
          <table:table-cell office:value-type="float" office:value="484.529" calcext:value-type="float">
            <text:p>484.529</text:p>
          </table:table-cell>
          <table:table-cell office:value-type="float" office:value="5.038" calcext:value-type="float">
            <text:p>5.038</text:p>
          </table:table-cell>
          <table:table-cell office:value-type="float" office:value="9.849" calcext:value-type="float">
            <text:p>9.849</text:p>
          </table:table-cell>
          <table:table-cell office:value-type="float" office:value="448.133" calcext:value-type="float">
            <text:p>448.13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45" calcext:value-type="float">
            <text:p>0.645</text:p>
          </table:table-cell>
          <table:table-cell office:value-type="float" office:value="1.048" calcext:value-type="float">
            <text:p>1.048</text:p>
          </table:table-cell>
          <table:table-cell office:value-type="float" office:value="1.755" calcext:value-type="float">
            <text:p>1.755</text:p>
          </table:table-cell>
          <table:table-cell office:value-type="float" office:value="3.948" calcext:value-type="float">
            <text:p>3.948</text:p>
          </table:table-cell>
          <table:table-cell office:value-type="float" office:value="4.71" calcext:value-type="float">
            <text:p>4.71</text:p>
          </table:table-cell>
          <table:table-cell office:value-type="float" office:value="5.167" calcext:value-type="float">
            <text:p>5.167</text:p>
          </table:table-cell>
          <table:table-cell office:value-type="float" office:value="6.247" calcext:value-type="float">
            <text:p>6.247</text:p>
          </table:table-cell>
          <table:table-cell office:value-type="float" office:value="7.638" calcext:value-type="float">
            <text:p>7.638</text:p>
          </table:table-cell>
          <table:table-cell office:value-type="float" office:value="426.962" calcext:value-type="float">
            <text:p>426.962</text:p>
          </table:table-cell>
          <table:table-cell office:value-type="float" office:value="2.725" calcext:value-type="float">
            <text:p>2.725</text:p>
          </table:table-cell>
          <table:table-cell office:value-type="float" office:value="4.921" calcext:value-type="float">
            <text:p>4.92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51" calcext:value-type="float">
            <text:p>0.451</text:p>
          </table:table-cell>
          <table:table-cell office:value-type="float" office:value="0.59" calcext:value-type="float">
            <text:p>0.59</text:p>
          </table:table-cell>
          <table:table-cell office:value-type="float" office:value="2.501" calcext:value-type="float">
            <text:p>2.501</text:p>
          </table:table-cell>
          <table:table-cell office:value-type="float" office:value="3.906" calcext:value-type="float">
            <text:p>3.906</text:p>
          </table:table-cell>
          <table:table-cell office:value-type="float" office:value="4.301" calcext:value-type="float">
            <text:p>4.301</text:p>
          </table:table-cell>
          <table:table-cell office:value-type="float" office:value="5.269" calcext:value-type="float">
            <text:p>5.269</text:p>
          </table:table-cell>
          <table:table-cell office:value-type="float" office:value="6.502" calcext:value-type="float">
            <text:p>6.502</text:p>
          </table:table-cell>
          <table:table-cell office:value-type="float" office:value="422.869" calcext:value-type="float">
            <text:p>422.869</text:p>
          </table:table-cell>
          <table:table-cell office:value-type="float" office:value="1.604" calcext:value-type="float">
            <text:p>1.604</text:p>
          </table:table-cell>
          <table:table-cell office:value-type="float" office:value="4.301" calcext:value-type="float">
            <text:p>4.301</text:p>
          </table:table-cell>
          <table:table-cell office:value-type="float" office:value="0.574" calcext:value-type="float">
            <text:p>0.574</text:p>
          </table:table-cell>
          <table:table-cell office:value-type="float" office:value="0.965" calcext:value-type="float">
            <text:p>0.965</text:p>
          </table:table-cell>
          <table:table-cell office:value-type="float" office:value="1.541" calcext:value-type="float">
            <text:p>1.541</text:p>
          </table:table-cell>
          <table:table-cell office:value-type="float" office:value="4.293" calcext:value-type="float">
            <text:p>4.293</text:p>
          </table:table-cell>
          <table:table-cell office:value-type="float" office:value="4.975" calcext:value-type="float">
            <text:p>4.975</text:p>
          </table:table-cell>
          <table:table-cell office:value-type="float" office:value="5.698" calcext:value-type="float">
            <text:p>5.698</text:p>
          </table:table-cell>
          <table:table-cell office:value-type="float" office:value="7.257" calcext:value-type="float">
            <text:p>7.257</text:p>
          </table:table-cell>
          <table:table-cell office:value-type="float" office:value="10.659" calcext:value-type="float">
            <text:p>10.659</text:p>
          </table:table-cell>
          <table:table-cell office:value-type="float" office:value="426.613" calcext:value-type="float">
            <text:p>426.613</text:p>
          </table:table-cell>
          <table:table-cell office:value-type="float" office:value="3.841" calcext:value-type="float">
            <text:p>3.841</text:p>
          </table:table-cell>
          <table:table-cell office:value-type="float" office:value="18.187" calcext:value-type="float">
            <text:p>18.18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52" calcext:value-type="float">
            <text:p>0.352</text:p>
          </table:table-cell>
          <table:table-cell office:value-type="float" office:value="0.464" calcext:value-type="float">
            <text:p>0.464</text:p>
          </table:table-cell>
          <table:table-cell office:value-type="float" office:value="2.836" calcext:value-type="float">
            <text:p>2.836</text:p>
          </table:table-cell>
          <table:table-cell office:value-type="float" office:value="3.821" calcext:value-type="float">
            <text:p>3.821</text:p>
          </table:table-cell>
          <table:table-cell office:value-type="float" office:value="4.203" calcext:value-type="float">
            <text:p>4.203</text:p>
          </table:table-cell>
          <table:table-cell office:value-type="float" office:value="5.126" calcext:value-type="float">
            <text:p>5.126</text:p>
          </table:table-cell>
          <table:table-cell office:value-type="float" office:value="6.362" calcext:value-type="float">
            <text:p>6.362</text:p>
          </table:table-cell>
          <table:table-cell office:value-type="float" office:value="428.843" calcext:value-type="float">
            <text:p>428.843</text:p>
          </table:table-cell>
          <table:table-cell office:value-type="float" office:value="1.52" calcext:value-type="float">
            <text:p>1.52</text:p>
          </table:table-cell>
          <table:table-cell office:value-type="float" office:value="3.555" calcext:value-type="float">
            <text:p>3.555</text:p>
          </table:table-cell>
          <table:table-cell office:value-type="float" office:value="2.055" calcext:value-type="float">
            <text:p>2.055</text:p>
          </table:table-cell>
          <table:table-cell office:value-type="float" office:value="5.838" calcext:value-type="float">
            <text:p>5.838</text:p>
          </table:table-cell>
          <table:table-cell office:value-type="float" office:value="7.863" calcext:value-type="float">
            <text:p>7.863</text:p>
          </table:table-cell>
          <table:table-cell office:value-type="float" office:value="10.508" calcext:value-type="float">
            <text:p>10.508</text:p>
          </table:table-cell>
          <table:table-cell office:value-type="float" office:value="12.198" calcext:value-type="float">
            <text:p>12.198</text:p>
          </table:table-cell>
          <table:table-cell office:value-type="float" office:value="13.514" calcext:value-type="float">
            <text:p>13.514</text:p>
          </table:table-cell>
          <table:table-cell office:value-type="float" office:value="16.14" calcext:value-type="float">
            <text:p>16.14</text:p>
          </table:table-cell>
          <table:table-cell office:value-type="float" office:value="21.627" calcext:value-type="float">
            <text:p>21.627</text:p>
          </table:table-cell>
          <table:table-cell office:value-type="float" office:value="435.547" calcext:value-type="float">
            <text:p>435.547</text:p>
          </table:table-cell>
          <table:table-cell office:value-type="float" office:value="9.69" calcext:value-type="float">
            <text:p>9.69</text:p>
          </table:table-cell>
          <table:table-cell office:value-type="float" office:value="19.665" calcext:value-type="float">
            <text:p>19.665</text:p>
          </table:table-cell>
          <table:table-cell office:value-type="float" office:value="516.105" calcext:value-type="float">
            <text:p>516.105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84" calcext:value-type="float">
            <text:p>0.684</text:p>
          </table:table-cell>
          <table:table-cell office:value-type="float" office:value="1.061" calcext:value-type="float">
            <text:p>1.061</text:p>
          </table:table-cell>
          <table:table-cell office:value-type="float" office:value="1.202" calcext:value-type="float">
            <text:p>1.202</text:p>
          </table:table-cell>
          <table:table-cell office:value-type="float" office:value="1.45" calcext:value-type="float">
            <text:p>1.45</text:p>
          </table:table-cell>
          <table:table-cell office:value-type="float" office:value="1.723" calcext:value-type="float">
            <text:p>1.723</text:p>
          </table:table-cell>
          <table:table-cell office:value-type="float" office:value="2.197" calcext:value-type="float">
            <text:p>2.197</text:p>
          </table:table-cell>
          <table:table-cell office:value-type="float" office:value="4.281" calcext:value-type="float">
            <text:p>4.281</text:p>
          </table:table-cell>
          <table:table-cell office:value-type="float" office:value="7.461" calcext:value-type="float">
            <text:p>7.461</text:p>
          </table:table-cell>
          <table:table-cell office:value-type="float" office:value="331.304" calcext:value-type="float">
            <text:p>331.304</text:p>
          </table:table-cell>
          <table:table-cell office:value-type="float" office:value="1.715" calcext:value-type="float">
            <text:p>1.715</text:p>
          </table:table-cell>
          <table:table-cell office:value-type="float" office:value="4.434" calcext:value-type="float">
            <text:p>4.434</text:p>
          </table:table-cell>
          <table:table-cell office:value-type="float" office:value="0.314" calcext:value-type="float">
            <text:p>0.314</text:p>
          </table:table-cell>
          <table:table-cell office:value-type="float" office:value="0.479" calcext:value-type="float">
            <text:p>0.479</text:p>
          </table:table-cell>
          <table:table-cell office:value-type="float" office:value="0.57" calcext:value-type="float">
            <text:p>0.57</text:p>
          </table:table-cell>
          <table:table-cell office:value-type="float" office:value="0.727" calcext:value-type="float">
            <text:p>0.727</text:p>
          </table:table-cell>
          <table:table-cell office:value-type="float" office:value="0.877" calcext:value-type="float">
            <text:p>0.877</text:p>
          </table:table-cell>
          <table:table-cell office:value-type="float" office:value="1.054" calcext:value-type="float">
            <text:p>1.054</text:p>
          </table:table-cell>
          <table:table-cell office:value-type="float" office:value="1.702" calcext:value-type="float">
            <text:p>1.702</text:p>
          </table:table-cell>
          <table:table-cell office:value-type="float" office:value="4.776" calcext:value-type="float">
            <text:p>4.776</text:p>
          </table:table-cell>
          <table:table-cell office:value-type="float" office:value="416.517" calcext:value-type="float">
            <text:p>416.517</text:p>
          </table:table-cell>
          <table:table-cell office:value-type="float" office:value="0.865" calcext:value-type="float">
            <text:p>0.865</text:p>
          </table:table-cell>
          <table:table-cell office:value-type="float" office:value="3.804" calcext:value-type="float">
            <text:p>3.804</text:p>
          </table:table-cell>
          <table:table-cell office:value-type="float" office:value="0.624" calcext:value-type="float">
            <text:p>0.624</text:p>
          </table:table-cell>
          <table:table-cell office:value-type="float" office:value="0.975" calcext:value-type="float">
            <text:p>0.975</text:p>
          </table:table-cell>
          <table:table-cell office:value-type="float" office:value="1.129" calcext:value-type="float">
            <text:p>1.129</text:p>
          </table:table-cell>
          <table:table-cell office:value-type="float" office:value="1.399" calcext:value-type="float">
            <text:p>1.399</text:p>
          </table:table-cell>
          <table:table-cell office:value-type="float" office:value="1.732" calcext:value-type="float">
            <text:p>1.732</text:p>
          </table:table-cell>
          <table:table-cell office:value-type="float" office:value="2.242" calcext:value-type="float">
            <text:p>2.242</text:p>
          </table:table-cell>
          <table:table-cell office:value-type="float" office:value="4.331" calcext:value-type="float">
            <text:p>4.331</text:p>
          </table:table-cell>
          <table:table-cell office:value-type="float" office:value="8.117" calcext:value-type="float">
            <text:p>8.117</text:p>
          </table:table-cell>
          <table:table-cell office:value-type="float" office:value="678.982" calcext:value-type="float">
            <text:p>678.982</text:p>
          </table:table-cell>
          <table:table-cell office:value-type="float" office:value="1.977" calcext:value-type="float">
            <text:p>1.977</text:p>
          </table:table-cell>
          <table:table-cell office:value-type="float" office:value="10.496" calcext:value-type="float">
            <text:p>10.496</text:p>
          </table:table-cell>
          <table:table-cell office:value-type="float" office:value="0.252" calcext:value-type="float">
            <text:p>0.252</text:p>
          </table:table-cell>
          <table:table-cell office:value-type="float" office:value="0.438" calcext:value-type="float">
            <text:p>0.438</text:p>
          </table:table-cell>
          <table:table-cell office:value-type="float" office:value="0.518" calcext:value-type="float">
            <text:p>0.518</text:p>
          </table:table-cell>
          <table:table-cell office:value-type="float" office:value="0.655" calcext:value-type="float">
            <text:p>0.655</text:p>
          </table:table-cell>
          <table:table-cell office:value-type="float" office:value="0.793" calcext:value-type="float">
            <text:p>0.793</text:p>
          </table:table-cell>
          <table:table-cell office:value-type="float" office:value="0.961" calcext:value-type="float">
            <text:p>0.961</text:p>
          </table:table-cell>
          <table:table-cell office:value-type="float" office:value="1.599" calcext:value-type="float">
            <text:p>1.599</text:p>
          </table:table-cell>
          <table:table-cell office:value-type="float" office:value="4.847" calcext:value-type="float">
            <text:p>4.847</text:p>
          </table:table-cell>
          <table:table-cell office:value-type="float" office:value="416.381" calcext:value-type="float">
            <text:p>416.381</text:p>
          </table:table-cell>
          <table:table-cell office:value-type="float" office:value="0.91" calcext:value-type="float">
            <text:p>0.91</text:p>
          </table:table-cell>
          <table:table-cell office:value-type="float" office:value="6.158" calcext:value-type="float">
            <text:p>6.158</text:p>
          </table:table-cell>
          <table:table-cell office:value-type="float" office:value="2.364" calcext:value-type="float">
            <text:p>2.364</text:p>
          </table:table-cell>
          <table:table-cell office:value-type="float" office:value="3.283" calcext:value-type="float">
            <text:p>3.283</text:p>
          </table:table-cell>
          <table:table-cell office:value-type="float" office:value="3.701" calcext:value-type="float">
            <text:p>3.701</text:p>
          </table:table-cell>
          <table:table-cell office:value-type="float" office:value="4.809" calcext:value-type="float">
            <text:p>4.809</text:p>
          </table:table-cell>
          <table:table-cell office:value-type="float" office:value="6.702" calcext:value-type="float">
            <text:p>6.702</text:p>
          </table:table-cell>
          <table:table-cell office:value-type="float" office:value="8.518" calcext:value-type="float">
            <text:p>8.518</text:p>
          </table:table-cell>
          <table:table-cell office:value-type="float" office:value="11.268" calcext:value-type="float">
            <text:p>11.268</text:p>
          </table:table-cell>
          <table:table-cell office:value-type="float" office:value="15.873" calcext:value-type="float">
            <text:p>15.873</text:p>
          </table:table-cell>
          <table:table-cell office:value-type="float" office:value="691.102" calcext:value-type="float">
            <text:p>691.102</text:p>
          </table:table-cell>
          <table:table-cell office:value-type="float" office:value="5.467" calcext:value-type="float">
            <text:p>5.467</text:p>
          </table:table-cell>
          <table:table-cell office:value-type="float" office:value="15.311" calcext:value-type="float">
            <text:p>15.311</text:p>
          </table:table-cell>
          <table:table-cell office:value-type="float" office:value="535.249" calcext:value-type="float">
            <text:p>535.24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03" calcext:value-type="float">
            <text:p>0.603</text:p>
          </table:table-cell>
          <table:table-cell office:value-type="float" office:value="1.079" calcext:value-type="float">
            <text:p>1.079</text:p>
          </table:table-cell>
          <table:table-cell office:value-type="float" office:value="1.97" calcext:value-type="float">
            <text:p>1.97</text:p>
          </table:table-cell>
          <table:table-cell office:value-type="float" office:value="4.053" calcext:value-type="float">
            <text:p>4.053</text:p>
          </table:table-cell>
          <table:table-cell office:value-type="float" office:value="4.851" calcext:value-type="float">
            <text:p>4.851</text:p>
          </table:table-cell>
          <table:table-cell office:value-type="float" office:value="5.439" calcext:value-type="float">
            <text:p>5.439</text:p>
          </table:table-cell>
          <table:table-cell office:value-type="float" office:value="6.642" calcext:value-type="float">
            <text:p>6.642</text:p>
          </table:table-cell>
          <table:table-cell office:value-type="float" office:value="8.26" calcext:value-type="float">
            <text:p>8.26</text:p>
          </table:table-cell>
          <table:table-cell office:value-type="float" office:value="3414.503" calcext:value-type="float">
            <text:p>3414.503</text:p>
          </table:table-cell>
          <table:table-cell office:value-type="float" office:value="2.955" calcext:value-type="float">
            <text:p>2.955</text:p>
          </table:table-cell>
          <table:table-cell office:value-type="float" office:value="18.978" calcext:value-type="float">
            <text:p>18.978</text:p>
          </table:table-cell>
          <table:table-cell office:value-type="float" office:value="0.288" calcext:value-type="float">
            <text:p>0.288</text:p>
          </table:table-cell>
          <table:table-cell office:value-type="float" office:value="0.469" calcext:value-type="float">
            <text:p>0.469</text:p>
          </table:table-cell>
          <table:table-cell office:value-type="float" office:value="0.623" calcext:value-type="float">
            <text:p>0.623</text:p>
          </table:table-cell>
          <table:table-cell office:value-type="float" office:value="2.55" calcext:value-type="float">
            <text:p>2.55</text:p>
          </table:table-cell>
          <table:table-cell office:value-type="float" office:value="4.019" calcext:value-type="float">
            <text:p>4.019</text:p>
          </table:table-cell>
          <table:table-cell office:value-type="float" office:value="4.511" calcext:value-type="float">
            <text:p>4.511</text:p>
          </table:table-cell>
          <table:table-cell office:value-type="float" office:value="5.717" calcext:value-type="float">
            <text:p>5.717</text:p>
          </table:table-cell>
          <table:table-cell office:value-type="float" office:value="6.943" calcext:value-type="float">
            <text:p>6.943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1.962" calcext:value-type="float">
            <text:p>1.962</text:p>
          </table:table-cell>
          <table:table-cell office:value-type="float" office:value="29.418" calcext:value-type="float">
            <text:p>29.418</text:p>
          </table:table-cell>
          <table:table-cell office:value-type="float" office:value="0.56" calcext:value-type="float">
            <text:p>0.56</text:p>
          </table:table-cell>
          <table:table-cell office:value-type="float" office:value="1.003" calcext:value-type="float">
            <text:p>1.003</text:p>
          </table:table-cell>
          <table:table-cell office:value-type="float" office:value="1.744" calcext:value-type="float">
            <text:p>1.744</text:p>
          </table:table-cell>
          <table:table-cell office:value-type="float" office:value="4.453" calcext:value-type="float">
            <text:p>4.453</text:p>
          </table:table-cell>
          <table:table-cell office:value-type="float" office:value="5.211" calcext:value-type="float">
            <text:p>5.211</text:p>
          </table:table-cell>
          <table:table-cell office:value-type="float" office:value="6.059" calcext:value-type="float">
            <text:p>6.059</text:p>
          </table:table-cell>
          <table:table-cell office:value-type="float" office:value="7.594" calcext:value-type="float">
            <text:p>7.594</text:p>
          </table:table-cell>
          <table:table-cell office:value-type="float" office:value="11.808" calcext:value-type="float">
            <text:p>11.808</text:p>
          </table:table-cell>
          <table:table-cell office:value-type="float" office:value="3443.029" calcext:value-type="float">
            <text:p>3443.029</text:p>
          </table:table-cell>
          <table:table-cell office:value-type="float" office:value="7.238" calcext:value-type="float">
            <text:p>7.238</text:p>
          </table:table-cell>
          <table:table-cell office:value-type="float" office:value="103.116" calcext:value-type="float">
            <text:p>103.116</text:p>
          </table:table-cell>
          <table:table-cell office:value-type="float" office:value="0.201" calcext:value-type="float">
            <text:p>0.2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473" calcext:value-type="float">
            <text:p>0.473</text:p>
          </table:table-cell>
          <table:table-cell office:value-type="float" office:value="2.593" calcext:value-type="float">
            <text:p>2.593</text:p>
          </table:table-cell>
          <table:table-cell office:value-type="float" office:value="3.86" calcext:value-type="float">
            <text:p>3.86</text:p>
          </table:table-cell>
          <table:table-cell office:value-type="float" office:value="4.325" calcext:value-type="float">
            <text:p>4.325</text:p>
          </table:table-cell>
          <table:table-cell office:value-type="float" office:value="5.397" calcext:value-type="float">
            <text:p>5.397</text:p>
          </table:table-cell>
          <table:table-cell office:value-type="float" office:value="6.683" calcext:value-type="float">
            <text:p>6.683</text:p>
          </table:table-cell>
          <table:table-cell office:value-type="float" office:value="3411.987" calcext:value-type="float">
            <text:p>3411.987</text:p>
          </table:table-cell>
          <table:table-cell office:value-type="float" office:value="1.608" calcext:value-type="float">
            <text:p>1.608</text:p>
          </table:table-cell>
          <table:table-cell office:value-type="float" office:value="14.075" calcext:value-type="float">
            <text:p>14.075</text:p>
          </table:table-cell>
          <table:table-cell office:value-type="float" office:value="2.082" calcext:value-type="float">
            <text:p>2.082</text:p>
          </table:table-cell>
          <table:table-cell office:value-type="float" office:value="6.025" calcext:value-type="float">
            <text:p>6.025</text:p>
          </table:table-cell>
          <table:table-cell office:value-type="float" office:value="8.2" calcext:value-type="float">
            <text:p>8.2</text:p>
          </table:table-cell>
          <table:table-cell office:value-type="float" office:value="10.926" calcext:value-type="float">
            <text:p>10.926</text:p>
          </table:table-cell>
          <table:table-cell office:value-type="float" office:value="12.691" calcext:value-type="float">
            <text:p>12.691</text:p>
          </table:table-cell>
          <table:table-cell office:value-type="float" office:value="14.151" calcext:value-type="float">
            <text:p>14.151</text:p>
          </table:table-cell>
          <table:table-cell office:value-type="float" office:value="17.238" calcext:value-type="float">
            <text:p>17.238</text:p>
          </table:table-cell>
          <table:table-cell office:value-type="float" office:value="23.38" calcext:value-type="float">
            <text:p>23.38</text:p>
          </table:table-cell>
          <table:table-cell office:value-type="float" office:value="3452.288" calcext:value-type="float">
            <text:p>3452.288</text:p>
          </table:table-cell>
          <table:table-cell office:value-type="float" office:value="13.763" calcext:value-type="float">
            <text:p>13.763</text:p>
          </table:table-cell>
          <table:table-cell office:value-type="float" office:value="109.894" calcext:value-type="float">
            <text:p>109.894</text:p>
          </table:table-cell>
          <table:table-cell office:value-type="float" office:value="582.136" calcext:value-type="float">
            <text:p>582.136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78" calcext:value-type="float">
            <text:p>0.678</text:p>
          </table:table-cell>
          <table:table-cell office:value-type="float" office:value="1.074" calcext:value-type="float">
            <text:p>1.074</text:p>
          </table:table-cell>
          <table:table-cell office:value-type="float" office:value="1.238" calcext:value-type="float">
            <text:p>1.238</text:p>
          </table:table-cell>
          <table:table-cell office:value-type="float" office:value="1.543" calcext:value-type="float">
            <text:p>1.543</text:p>
          </table:table-cell>
          <table:table-cell office:value-type="float" office:value="1.927" calcext:value-type="float">
            <text:p>1.927</text:p>
          </table:table-cell>
          <table:table-cell office:value-type="float" office:value="2.549" calcext:value-type="float">
            <text:p>2.549</text:p>
          </table:table-cell>
          <table:table-cell office:value-type="float" office:value="4.8" calcext:value-type="float">
            <text:p>4.8</text:p>
          </table:table-cell>
          <table:table-cell office:value-type="float" office:value="7.924" calcext:value-type="float">
            <text:p>7.924</text:p>
          </table:table-cell>
          <table:table-cell office:value-type="float" office:value="222.111" calcext:value-type="float">
            <text:p>222.111</text:p>
          </table:table-cell>
          <table:table-cell office:value-type="float" office:value="1.783" calcext:value-type="float">
            <text:p>1.783</text:p>
          </table:table-cell>
          <table:table-cell office:value-type="float" office:value="2.89" calcext:value-type="float">
            <text:p>2.8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01" calcext:value-type="float">
            <text:p>0.501</text:p>
          </table:table-cell>
          <table:table-cell office:value-type="float" office:value="0.605" calcext:value-type="float">
            <text:p>0.605</text:p>
          </table:table-cell>
          <table:table-cell office:value-type="float" office:value="0.801" calcext:value-type="float">
            <text:p>0.8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233" calcext:value-type="float">
            <text:p>1.233</text:p>
          </table:table-cell>
          <table:table-cell office:value-type="float" office:value="1.998" calcext:value-type="float">
            <text:p>1.998</text:p>
          </table:table-cell>
          <table:table-cell office:value-type="float" office:value="4.776" calcext:value-type="float">
            <text:p>4.776</text:p>
          </table:table-cell>
          <table:table-cell office:value-type="float" office:value="161.435" calcext:value-type="float">
            <text:p>161.435</text:p>
          </table:table-cell>
          <table:table-cell office:value-type="float" office:value="0.905" calcext:value-type="float">
            <text:p>0.905</text:p>
          </table:table-cell>
          <table:table-cell office:value-type="float" office:value="1.999" calcext:value-type="float">
            <text:p>1.999</text:p>
          </table:table-cell>
          <table:table-cell office:value-type="float" office:value="0.672" calcext:value-type="float">
            <text:p>0.672</text:p>
          </table:table-cell>
          <table:table-cell office:value-type="float" office:value="1.012" calcext:value-type="float">
            <text:p>1.012</text:p>
          </table:table-cell>
          <table:table-cell office:value-type="float" office:value="1.193" calcext:value-type="float">
            <text:p>1.193</text:p>
          </table:table-cell>
          <table:table-cell office:value-type="float" office:value="1.546" calcext:value-type="float">
            <text:p>1.546</text:p>
          </table:table-cell>
          <table:table-cell office:value-type="float" office:value="1.998" calcext:value-type="float">
            <text:p>1.998</text:p>
          </table:table-cell>
          <table:table-cell office:value-type="float" office:value="2.651" calcext:value-type="float">
            <text:p>2.651</text:p>
          </table:table-cell>
          <table:table-cell office:value-type="float" office:value="4.949" calcext:value-type="float">
            <text:p>4.949</text:p>
          </table:table-cell>
          <table:table-cell office:value-type="float" office:value="8.844" calcext:value-type="float">
            <text:p>8.844</text:p>
          </table:table-cell>
          <table:table-cell office:value-type="float" office:value="409.455" calcext:value-type="float">
            <text:p>409.455</text:p>
          </table:table-cell>
          <table:table-cell office:value-type="float" office:value="2.155" calcext:value-type="float">
            <text:p>2.155</text:p>
          </table:table-cell>
          <table:table-cell office:value-type="float" office:value="8.704" calcext:value-type="float">
            <text:p>8.7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49" calcext:value-type="float">
            <text:p>0.549</text:p>
          </table:table-cell>
          <table:table-cell office:value-type="float" office:value="0.722" calcext:value-type="float">
            <text:p>0.722</text:p>
          </table:table-cell>
          <table:table-cell office:value-type="float" office:value="0.904" calcext:value-type="float">
            <text:p>0.904</text:p>
          </table:table-cell>
          <table:table-cell office:value-type="float" office:value="1.133" calcext:value-type="float">
            <text:p>1.133</text:p>
          </table:table-cell>
          <table:table-cell office:value-type="float" office:value="2.082" calcext:value-type="float">
            <text:p>2.082</text:p>
          </table:table-cell>
          <table:table-cell office:value-type="float" office:value="5.417" calcext:value-type="float">
            <text:p>5.417</text:p>
          </table:table-cell>
          <table:table-cell office:value-type="float" office:value="246.68" calcext:value-type="float">
            <text:p>246.68</text:p>
          </table:table-cell>
          <table:table-cell office:value-type="float" office:value="0.926" calcext:value-type="float">
            <text:p>0.926</text:p>
          </table:table-cell>
          <table:table-cell office:value-type="float" office:value="3.541" calcext:value-type="float">
            <text:p>3.541</text:p>
          </table:table-cell>
          <table:table-cell office:value-type="float" office:value="2.422" calcext:value-type="float">
            <text:p>2.422</text:p>
          </table:table-cell>
          <table:table-cell office:value-type="float" office:value="3.43" calcext:value-type="float">
            <text:p>3.43</text:p>
          </table:table-cell>
          <table:table-cell office:value-type="float" office:value="3.958" calcext:value-type="float">
            <text:p>3.958</text:p>
          </table:table-cell>
          <table:table-cell office:value-type="float" office:value="5.411" calcext:value-type="float">
            <text:p>5.411</text:p>
          </table:table-cell>
          <table:table-cell office:value-type="float" office:value="7.462" calcext:value-type="float">
            <text:p>7.462</text:p>
          </table:table-cell>
          <table:table-cell office:value-type="float" office:value="9.216" calcext:value-type="float">
            <text:p>9.216</text:p>
          </table:table-cell>
          <table:table-cell office:value-type="float" office:value="12.156" calcext:value-type="float">
            <text:p>12.156</text:p>
          </table:table-cell>
          <table:table-cell office:value-type="float" office:value="17.46" calcext:value-type="float">
            <text:p>17.46</text:p>
          </table:table-cell>
          <table:table-cell office:value-type="float" office:value="414.905" calcext:value-type="float">
            <text:p>414.905</text:p>
          </table:table-cell>
          <table:table-cell office:value-type="float" office:value="5.769" calcext:value-type="float">
            <text:p>5.769</text:p>
          </table:table-cell>
          <table:table-cell office:value-type="float" office:value="10.71" calcext:value-type="float">
            <text:p>10.71</text:p>
          </table:table-cell>
          <table:table-cell office:value-type="float" office:value="616.551" calcext:value-type="float">
            <text:p>616.55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1.133" calcext:value-type="float">
            <text:p>1.133</text:p>
          </table:table-cell>
          <table:table-cell office:value-type="float" office:value="2.316" calcext:value-type="float">
            <text:p>2.316</text:p>
          </table:table-cell>
          <table:table-cell office:value-type="float" office:value="4.432" calcext:value-type="float">
            <text:p>4.432</text:p>
          </table:table-cell>
          <table:table-cell office:value-type="float" office:value="5.367" calcext:value-type="float">
            <text:p>5.367</text:p>
          </table:table-cell>
          <table:table-cell office:value-type="float" office:value="6.206" calcext:value-type="float">
            <text:p>6.206</text:p>
          </table:table-cell>
          <table:table-cell office:value-type="float" office:value="7.563" calcext:value-type="float">
            <text:p>7.563</text:p>
          </table:table-cell>
          <table:table-cell office:value-type="float" office:value="9.93" calcext:value-type="float">
            <text:p>9.93</text:p>
          </table:table-cell>
          <table:table-cell office:value-type="float" office:value="429.189" calcext:value-type="float">
            <text:p>429.189</text:p>
          </table:table-cell>
          <table:table-cell office:value-type="float" office:value="3.201" calcext:value-type="float">
            <text:p>3.201</text:p>
          </table:table-cell>
          <table:table-cell office:value-type="float" office:value="6.251" calcext:value-type="float">
            <text:p>6.251</text:p>
          </table:table-cell>
          <table:table-cell office:value-type="float" office:value="0.271" calcext:value-type="float">
            <text:p>0.271</text:p>
          </table:table-cell>
          <table:table-cell office:value-type="float" office:value="0.491" calcext:value-type="float">
            <text:p>0.491</text:p>
          </table:table-cell>
          <table:table-cell office:value-type="float" office:value="0.669" calcext:value-type="float">
            <text:p>0.669</text:p>
          </table:table-cell>
          <table:table-cell office:value-type="float" office:value="2.818" calcext:value-type="float">
            <text:p>2.818</text:p>
          </table:table-cell>
          <table:table-cell office:value-type="float" office:value="4.217" calcext:value-type="float">
            <text:p>4.217</text:p>
          </table:table-cell>
          <table:table-cell office:value-type="float" office:value="4.922" calcext:value-type="float">
            <text:p>4.922</text:p>
          </table:table-cell>
          <table:table-cell office:value-type="float" office:value="6.28" calcext:value-type="float">
            <text:p>6.28</text:p>
          </table:table-cell>
          <table:table-cell office:value-type="float" office:value="7.733" calcext:value-type="float">
            <text:p>7.733</text:p>
          </table:table-cell>
          <table:table-cell office:value-type="float" office:value="397.62" calcext:value-type="float">
            <text:p>397.62</text:p>
          </table:table-cell>
          <table:table-cell office:value-type="float" office:value="1.811" calcext:value-type="float">
            <text:p>1.811</text:p>
          </table:table-cell>
          <table:table-cell office:value-type="float" office:value="3.102" calcext:value-type="float">
            <text:p>3.102</text:p>
          </table:table-cell>
          <table:table-cell office:value-type="float" office:value="0.548" calcext:value-type="float">
            <text:p>0.548</text:p>
          </table:table-cell>
          <table:table-cell office:value-type="float" office:value="1.052" calcext:value-type="float">
            <text:p>1.052</text:p>
          </table:table-cell>
          <table:table-cell office:value-type="float" office:value="2.028" calcext:value-type="float">
            <text:p>2.028</text:p>
          </table:table-cell>
          <table:table-cell office:value-type="float" office:value="4.686" calcext:value-type="float">
            <text:p>4.686</text:p>
          </table:table-cell>
          <table:table-cell office:value-type="float" office:value="5.702" calcext:value-type="float">
            <text:p>5.702</text:p>
          </table:table-cell>
          <table:table-cell office:value-type="float" office:value="6.782" calcext:value-type="float">
            <text:p>6.782</text:p>
          </table:table-cell>
          <table:table-cell office:value-type="float" office:value="8.624" calcext:value-type="float">
            <text:p>8.624</text:p>
          </table:table-cell>
          <table:table-cell office:value-type="float" office:value="13.055" calcext:value-type="float">
            <text:p>13.055</text:p>
          </table:table-cell>
          <table:table-cell office:value-type="float" office:value="431.935" calcext:value-type="float">
            <text:p>431.935</text:p>
          </table:table-cell>
          <table:table-cell office:value-type="float" office:value="4.227" calcext:value-type="float">
            <text:p>4.227</text:p>
          </table:table-cell>
          <table:table-cell office:value-type="float" office:value="17.674" calcext:value-type="float">
            <text:p>17.674</text:p>
          </table:table-cell>
          <table:table-cell office:value-type="float" office:value="0.201" calcext:value-type="float">
            <text:p>0.201</text:p>
          </table:table-cell>
          <table:table-cell office:value-type="float" office:value="0.36" calcext:value-type="float">
            <text:p>0.36</text:p>
          </table:table-cell>
          <table:table-cell office:value-type="float" office:value="0.479" calcext:value-type="float">
            <text:p>0.479</text:p>
          </table:table-cell>
          <table:table-cell office:value-type="float" office:value="1.498" calcext:value-type="float">
            <text:p>1.498</text:p>
          </table:table-cell>
          <table:table-cell office:value-type="float" office:value="3.925" calcext:value-type="float">
            <text:p>3.925</text:p>
          </table:table-cell>
          <table:table-cell office:value-type="float" office:value="4.511" calcext:value-type="float">
            <text:p>4.511</text:p>
          </table:table-cell>
          <table:table-cell office:value-type="float" office:value="5.821" calcext:value-type="float">
            <text:p>5.821</text:p>
          </table:table-cell>
          <table:table-cell office:value-type="float" office:value="7.219" calcext:value-type="float">
            <text:p>7.219</text:p>
          </table:table-cell>
          <table:table-cell office:value-type="float" office:value="405.593" calcext:value-type="float">
            <text:p>405.593</text:p>
          </table:table-cell>
          <table:table-cell office:value-type="float" office:value="1.559" calcext:value-type="float">
            <text:p>1.559</text:p>
          </table:table-cell>
          <table:table-cell office:value-type="float" office:value="3.997" calcext:value-type="float">
            <text:p>3.997</text:p>
          </table:table-cell>
          <table:table-cell office:value-type="float" office:value="2.14" calcext:value-type="float">
            <text:p>2.14</text:p>
          </table:table-cell>
          <table:table-cell office:value-type="float" office:value="6.384" calcext:value-type="float">
            <text:p>6.384</text:p>
          </table:table-cell>
          <table:table-cell office:value-type="float" office:value="8.81" calcext:value-type="float">
            <text:p>8.81</text:p>
          </table:table-cell>
          <table:table-cell office:value-type="float" office:value="11.878" calcext:value-type="float">
            <text:p>11.878</text:p>
          </table:table-cell>
          <table:table-cell office:value-type="float" office:value="13.937" calcext:value-type="float">
            <text:p>13.937</text:p>
          </table:table-cell>
          <table:table-cell office:value-type="float" office:value="15.722" calcext:value-type="float">
            <text:p>15.722</text:p>
          </table:table-cell>
          <table:table-cell office:value-type="float" office:value="19.137" calcext:value-type="float">
            <text:p>19.137</text:p>
          </table:table-cell>
          <table:table-cell office:value-type="float" office:value="25.308" calcext:value-type="float">
            <text:p>25.308</text:p>
          </table:table-cell>
          <table:table-cell office:value-type="float" office:value="446.378" calcext:value-type="float">
            <text:p>446.378</text:p>
          </table:table-cell>
          <table:table-cell office:value-type="float" office:value="10.797" calcext:value-type="float">
            <text:p>10.797</text:p>
          </table:table-cell>
          <table:table-cell office:value-type="float" office:value="19.687" calcext:value-type="float">
            <text:p>19.687</text:p>
          </table:table-cell>
          <table:table-cell office:value-type="float" office:value="684.173" calcext:value-type="float">
            <text:p>684.173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93" calcext:value-type="float">
            <text:p>0.693</text:p>
          </table:table-cell>
          <table:table-cell office:value-type="float" office:value="1.102" calcext:value-type="float">
            <text:p>1.102</text:p>
          </table:table-cell>
          <table:table-cell office:value-type="float" office:value="1.308" calcext:value-type="float">
            <text:p>1.308</text:p>
          </table:table-cell>
          <table:table-cell office:value-type="float" office:value="1.771" calcext:value-type="float">
            <text:p>1.771</text:p>
          </table:table-cell>
          <table:table-cell office:value-type="float" office:value="2.444" calcext:value-type="float">
            <text:p>2.444</text:p>
          </table:table-cell>
          <table:table-cell office:value-type="float" office:value="3.379" calcext:value-type="float">
            <text:p>3.379</text:p>
          </table:table-cell>
          <table:table-cell office:value-type="float" office:value="5.707" calcext:value-type="float">
            <text:p>5.707</text:p>
          </table:table-cell>
          <table:table-cell office:value-type="float" office:value="8.8" calcext:value-type="float">
            <text:p>8.8</text:p>
          </table:table-cell>
          <table:table-cell office:value-type="float" office:value="281.312" calcext:value-type="float">
            <text:p>281.312</text:p>
          </table:table-cell>
          <table:table-cell office:value-type="float" office:value="1.998" calcext:value-type="float">
            <text:p>1.998</text:p>
          </table:table-cell>
          <table:table-cell office:value-type="float" office:value="2.932" calcext:value-type="float">
            <text:p>2.9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7" calcext:value-type="float">
            <text:p>0.667</text:p>
          </table:table-cell>
          <table:table-cell office:value-type="float" office:value="0.958" calcext:value-type="float">
            <text:p>0.958</text:p>
          </table:table-cell>
          <table:table-cell office:value-type="float" office:value="1.28" calcext:value-type="float">
            <text:p>1.28</text:p>
          </table:table-cell>
          <table:table-cell office:value-type="float" office:value="1.674" calcext:value-type="float">
            <text:p>1.674</text:p>
          </table:table-cell>
          <table:table-cell office:value-type="float" office:value="2.927" calcext:value-type="float">
            <text:p>2.927</text:p>
          </table:table-cell>
          <table:table-cell office:value-type="float" office:value="5.811" calcext:value-type="float">
            <text:p>5.811</text:p>
          </table:table-cell>
          <table:table-cell office:value-type="float" office:value="413.922" calcext:value-type="float">
            <text:p>413.922</text:p>
          </table:table-cell>
          <table:table-cell office:value-type="float" office:value="1.076" calcext:value-type="float">
            <text:p>1.076</text:p>
          </table:table-cell>
          <table:table-cell office:value-type="float" office:value="2.802" calcext:value-type="float">
            <text:p>2.802</text:p>
          </table:table-cell>
          <table:table-cell office:value-type="float" office:value="0.671" calcext:value-type="float">
            <text:p>0.671</text:p>
          </table:table-cell>
          <table:table-cell office:value-type="float" office:value="1.061" calcext:value-type="float">
            <text:p>1.061</text:p>
          </table:table-cell>
          <table:table-cell office:value-type="float" office:value="1.297" calcext:value-type="float">
            <text:p>1.297</text:p>
          </table:table-cell>
          <table:table-cell office:value-type="float" office:value="1.859" calcext:value-type="float">
            <text:p>1.859</text:p>
          </table:table-cell>
          <table:table-cell office:value-type="float" office:value="2.58" calcext:value-type="float">
            <text:p>2.58</text:p>
          </table:table-cell>
          <table:table-cell office:value-type="float" office:value="3.515" calcext:value-type="float">
            <text:p>3.515</text:p>
          </table:table-cell>
          <table:table-cell office:value-type="float" office:value="6.029" calcext:value-type="float">
            <text:p>6.029</text:p>
          </table:table-cell>
          <table:table-cell office:value-type="float" office:value="10.402" calcext:value-type="float">
            <text:p>10.402</text:p>
          </table:table-cell>
          <table:table-cell office:value-type="float" office:value="548.943" calcext:value-type="float">
            <text:p>548.943</text:p>
          </table:table-cell>
          <table:table-cell office:value-type="float" office:value="2.497" calcext:value-type="float">
            <text:p>2.497</text:p>
          </table:table-cell>
          <table:table-cell office:value-type="float" office:value="9.903" calcext:value-type="float">
            <text:p>9.903</text:p>
          </table:table-cell>
          <table:table-cell office:value-type="float" office:value="0.292" calcext:value-type="float">
            <text:p>0.292</text:p>
          </table:table-cell>
          <table:table-cell office:value-type="float" office:value="0.478" calcext:value-type="float">
            <text:p>0.478</text:p>
          </table:table-cell>
          <table:table-cell office:value-type="float" office:value="0.596" calcext:value-type="float">
            <text:p>0.596</text:p>
          </table:table-cell>
          <table:table-cell office:value-type="float" office:value="0.844" calcext:value-type="float">
            <text:p>0.844</text:p>
          </table:table-cell>
          <table:table-cell office:value-type="float" office:value="1.142" calcext:value-type="float">
            <text:p>1.142</text:p>
          </table:table-cell>
          <table:table-cell office:value-type="float" office:value="1.523" calcext:value-type="float">
            <text:p>1.523</text:p>
          </table:table-cell>
          <table:table-cell office:value-type="float" office:value="2.919" calcext:value-type="float">
            <text:p>2.919</text:p>
          </table:table-cell>
          <table:table-cell office:value-type="float" office:value="6.163" calcext:value-type="float">
            <text:p>6.163</text:p>
          </table:table-cell>
          <table:table-cell office:value-type="float" office:value="414.896" calcext:value-type="float">
            <text:p>414.896</text:p>
          </table:table-cell>
          <table:table-cell office:value-type="float" office:value="1.197" calcext:value-type="float">
            <text:p>1.197</text:p>
          </table:table-cell>
          <table:table-cell office:value-type="float" office:value="8.021" calcext:value-type="float">
            <text:p>8.021</text:p>
          </table:table-cell>
          <table:table-cell office:value-type="float" office:value="2.432" calcext:value-type="float">
            <text:p>2.432</text:p>
          </table:table-cell>
          <table:table-cell office:value-type="float" office:value="3.681" calcext:value-type="float">
            <text:p>3.681</text:p>
          </table:table-cell>
          <table:table-cell office:value-type="float" office:value="4.499" calcext:value-type="float">
            <text:p>4.499</text:p>
          </table:table-cell>
          <table:table-cell office:value-type="float" office:value="6.645" calcext:value-type="float">
            <text:p>6.645</text:p>
          </table:table-cell>
          <table:table-cell office:value-type="float" office:value="8.909" calcext:value-type="float">
            <text:p>8.909</text:p>
          </table:table-cell>
          <table:table-cell office:value-type="float" office:value="10.707" calcext:value-type="float">
            <text:p>10.707</text:p>
          </table:table-cell>
          <table:table-cell office:value-type="float" office:value="14.351" calcext:value-type="float">
            <text:p>14.351</text:p>
          </table:table-cell>
          <table:table-cell office:value-type="float" office:value="20.026" calcext:value-type="float">
            <text:p>20.026</text:p>
          </table:table-cell>
          <table:table-cell office:value-type="float" office:value="585.98" calcext:value-type="float">
            <text:p>585.98</text:p>
          </table:table-cell>
          <table:table-cell office:value-type="float" office:value="6.768" calcext:value-type="float">
            <text:p>6.768</text:p>
          </table:table-cell>
          <table:table-cell office:value-type="float" office:value="15.04" calcext:value-type="float">
            <text:p>15.04</text:p>
          </table:table-cell>
          <table:table-cell office:value-type="float" office:value="702.262" calcext:value-type="float">
            <text:p>702.26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58" calcext:value-type="float">
            <text:p>0.658</text:p>
          </table:table-cell>
          <table:table-cell office:value-type="float" office:value="1.207" calcext:value-type="float">
            <text:p>1.207</text:p>
          </table:table-cell>
          <table:table-cell office:value-type="float" office:value="2.649" calcext:value-type="float">
            <text:p>2.649</text:p>
          </table:table-cell>
          <table:table-cell office:value-type="float" office:value="4.786" calcext:value-type="float">
            <text:p>4.786</text:p>
          </table:table-cell>
          <table:table-cell office:value-type="float" office:value="5.966" calcext:value-type="float">
            <text:p>5.966</text:p>
          </table:table-cell>
          <table:table-cell office:value-type="float" office:value="6.865" calcext:value-type="float">
            <text:p>6.865</text:p>
          </table:table-cell>
          <table:table-cell office:value-type="float" office:value="8.33" calcext:value-type="float">
            <text:p>8.33</text:p>
          </table:table-cell>
          <table:table-cell office:value-type="float" office:value="11.171" calcext:value-type="float">
            <text:p>11.171</text:p>
          </table:table-cell>
          <table:table-cell office:value-type="float" office:value="563.633" calcext:value-type="float">
            <text:p>563.633</text:p>
          </table:table-cell>
          <table:table-cell office:value-type="float" office:value="3.591" calcext:value-type="float">
            <text:p>3.591</text:p>
          </table:table-cell>
          <table:table-cell office:value-type="float" office:value="8.257" calcext:value-type="float">
            <text:p>8.257</text:p>
          </table:table-cell>
          <table:table-cell office:value-type="float" office:value="0.287" calcext:value-type="float">
            <text:p>0.287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office:value-type="float" office:value="3.289" calcext:value-type="float">
            <text:p>3.289</text:p>
          </table:table-cell>
          <table:table-cell office:value-type="float" office:value="4.573" calcext:value-type="float">
            <text:p>4.573</text:p>
          </table:table-cell>
          <table:table-cell office:value-type="float" office:value="5.518" calcext:value-type="float">
            <text:p>5.518</text:p>
          </table:table-cell>
          <table:table-cell office:value-type="float" office:value="6.902" calcext:value-type="float">
            <text:p>6.902</text:p>
          </table:table-cell>
          <table:table-cell office:value-type="float" office:value="8.57" calcext:value-type="float">
            <text:p>8.57</text:p>
          </table:table-cell>
          <table:table-cell office:value-type="float" office:value="556.178" calcext:value-type="float">
            <text:p>556.178</text:p>
          </table:table-cell>
          <table:table-cell office:value-type="float" office:value="2.024" calcext:value-type="float">
            <text:p>2.024</text:p>
          </table:table-cell>
          <table:table-cell office:value-type="float" office:value="4.189" calcext:value-type="float">
            <text:p>4.189</text:p>
          </table:table-cell>
          <table:table-cell office:value-type="float" office:value="0.588" calcext:value-type="float">
            <text:p>0.588</text:p>
          </table:table-cell>
          <table:table-cell office:value-type="float" office:value="1.118" calcext:value-type="float">
            <text:p>1.118</text:p>
          </table:table-cell>
          <table:table-cell office:value-type="float" office:value="2.378" calcext:value-type="float">
            <text:p>2.378</text:p>
          </table:table-cell>
          <table:table-cell office:value-type="float" office:value="5.061" calcext:value-type="float">
            <text:p>5.061</text:p>
          </table:table-cell>
          <table:table-cell office:value-type="float" office:value="6.441" calcext:value-type="float">
            <text:p>6.441</text:p>
          </table:table-cell>
          <table:table-cell office:value-type="float" office:value="7.551" calcext:value-type="float">
            <text:p>7.551</text:p>
          </table:table-cell>
          <table:table-cell office:value-type="float" office:value="9.845" calcext:value-type="float">
            <text:p>9.845</text:p>
          </table:table-cell>
          <table:table-cell office:value-type="float" office:value="14.425" calcext:value-type="float">
            <text:p>14.425</text:p>
          </table:table-cell>
          <table:table-cell office:value-type="float" office:value="562.511" calcext:value-type="float">
            <text:p>562.511</text:p>
          </table:table-cell>
          <table:table-cell office:value-type="float" office:value="4.831" calcext:value-type="float">
            <text:p>4.831</text:p>
          </table:table-cell>
          <table:table-cell office:value-type="float" office:value="22.933" calcext:value-type="float">
            <text:p>22.933</text:p>
          </table:table-cell>
          <table:table-cell office:value-type="float" office:value="0.206" calcext:value-type="float">
            <text:p>0.2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484" calcext:value-type="float">
            <text:p>0.484</text:p>
          </table:table-cell>
          <table:table-cell office:value-type="float" office:value="1.641" calcext:value-type="float">
            <text:p>1.641</text:p>
          </table:table-cell>
          <table:table-cell office:value-type="float" office:value="4.122" calcext:value-type="float">
            <text:p>4.122</text:p>
          </table:table-cell>
          <table:table-cell office:value-type="float" office:value="4.904" calcext:value-type="float">
            <text:p>4.904</text:p>
          </table:table-cell>
          <table:table-cell office:value-type="float" office:value="6.321" calcext:value-type="float">
            <text:p>6.321</text:p>
          </table:table-cell>
          <table:table-cell office:value-type="float" office:value="7.84" calcext:value-type="float">
            <text:p>7.84</text:p>
          </table:table-cell>
          <table:table-cell office:value-type="float" office:value="517.342" calcext:value-type="float">
            <text:p>517.342</text:p>
          </table:table-cell>
          <table:table-cell office:value-type="float" office:value="1.657" calcext:value-type="float">
            <text:p>1.657</text:p>
          </table:table-cell>
          <table:table-cell office:value-type="float" office:value="4.452" calcext:value-type="float">
            <text:p>4.452</text:p>
          </table:table-cell>
          <table:table-cell office:value-type="float" office:value="2.215" calcext:value-type="float">
            <text:p>2.215</text:p>
          </table:table-cell>
          <table:table-cell office:value-type="float" office:value="6.862" calcext:value-type="float">
            <text:p>6.862</text:p>
          </table:table-cell>
          <table:table-cell office:value-type="float" office:value="9.629" calcext:value-type="float">
            <text:p>9.629</text:p>
          </table:table-cell>
          <table:table-cell office:value-type="float" office:value="13.138" calcext:value-type="float">
            <text:p>13.138</text:p>
          </table:table-cell>
          <table:table-cell office:value-type="float" office:value="15.555" calcext:value-type="float">
            <text:p>15.555</text:p>
          </table:table-cell>
          <table:table-cell office:value-type="float" office:value="17.506" calcext:value-type="float">
            <text:p>17.506</text:p>
          </table:table-cell>
          <table:table-cell office:value-type="float" office:value="21.322" calcext:value-type="float">
            <text:p>21.322</text:p>
          </table:table-cell>
          <table:table-cell office:value-type="float" office:value="27.767" calcext:value-type="float">
            <text:p>27.767</text:p>
          </table:table-cell>
          <table:table-cell office:value-type="float" office:value="581.447" calcext:value-type="float">
            <text:p>581.447</text:p>
          </table:table-cell>
          <table:table-cell office:value-type="float" office:value="12.104" calcext:value-type="float">
            <text:p>12.104</text:p>
          </table:table-cell>
          <table:table-cell office:value-type="float" office:value="25.396" calcext:value-type="float">
            <text:p>25.396</text:p>
          </table:table-cell>
          <table:table-cell office:value-type="float" office:value="755.463" calcext:value-type="float">
            <text:p>755.463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03" calcext:value-type="float">
            <text:p>0.703</text:p>
          </table:table-cell>
          <table:table-cell office:value-type="float" office:value="1.157" calcext:value-type="float">
            <text:p>1.157</text:p>
          </table:table-cell>
          <table:table-cell office:value-type="float" office:value="1.427" calcext:value-type="float">
            <text:p>1.427</text:p>
          </table:table-cell>
          <table:table-cell office:value-type="float" office:value="2.067" calcext:value-type="float">
            <text:p>2.067</text:p>
          </table:table-cell>
          <table:table-cell office:value-type="float" office:value="2.953" calcext:value-type="float">
            <text:p>2.953</text:p>
          </table:table-cell>
          <table:table-cell office:value-type="float" office:value="4.113" calcext:value-type="float">
            <text:p>4.113</text:p>
          </table:table-cell>
          <table:table-cell office:value-type="float" office:value="6.746" calcext:value-type="float">
            <text:p>6.746</text:p>
          </table:table-cell>
          <table:table-cell office:value-type="float" office:value="10.897" calcext:value-type="float">
            <text:p>10.897</text:p>
          </table:table-cell>
          <table:table-cell office:value-type="float" office:value="227.383" calcext:value-type="float">
            <text:p>227.383</text:p>
          </table:table-cell>
          <table:table-cell office:value-type="float" office:value="2.376" calcext:value-type="float">
            <text:p>2.376</text:p>
          </table:table-cell>
          <table:table-cell office:value-type="float" office:value="4.853" calcext:value-type="float">
            <text:p>4.853</text:p>
          </table:table-cell>
          <table:table-cell office:value-type="float" office:value="0.338" calcext:value-type="float">
            <text:p>0.338</text:p>
          </table:table-cell>
          <table:table-cell office:value-type="float" office:value="0.573" calcext:value-type="float">
            <text:p>0.573</text:p>
          </table:table-cell>
          <table:table-cell office:value-type="float" office:value="0.758" calcext:value-type="float">
            <text:p>0.758</text:p>
          </table:table-cell>
          <table:table-cell office:value-type="float" office:value="1.154" calcext:value-type="float">
            <text:p>1.154</text:p>
          </table:table-cell>
          <table:table-cell office:value-type="float" office:value="1.58" calcext:value-type="float">
            <text:p>1.58</text:p>
          </table:table-cell>
          <table:table-cell office:value-type="float" office:value="2.092" calcext:value-type="float">
            <text:p>2.092</text:p>
          </table:table-cell>
          <table:table-cell office:value-type="float" office:value="3.529" calcext:value-type="float">
            <text:p>3.529</text:p>
          </table:table-cell>
          <table:table-cell office:value-type="float" office:value="6.485" calcext:value-type="float">
            <text:p>6.485</text:p>
          </table:table-cell>
          <table:table-cell office:value-type="float" office:value="228.425" calcext:value-type="float">
            <text:p>228.425</text:p>
          </table:table-cell>
          <table:table-cell office:value-type="float" office:value="1.248" calcext:value-type="float">
            <text:p>1.248</text:p>
          </table:table-cell>
          <table:table-cell office:value-type="float" office:value="2.473" calcext:value-type="float">
            <text:p>2.473</text:p>
          </table:table-cell>
          <table:table-cell office:value-type="float" office:value="0.658" calcext:value-type="float">
            <text:p>0.658</text:p>
          </table:table-cell>
          <table:table-cell office:value-type="float" office:value="1.145" calcext:value-type="float">
            <text:p>1.145</text:p>
          </table:table-cell>
          <table:table-cell office:value-type="float" office:value="1.459" calcext:value-type="float">
            <text:p>1.459</text:p>
          </table:table-cell>
          <table:table-cell office:value-type="float" office:value="2.258" calcext:value-type="float">
            <text:p>2.258</text:p>
          </table:table-cell>
          <table:table-cell office:value-type="float" office:value="3.222" calcext:value-type="float">
            <text:p>3.222</text:p>
          </table:table-cell>
          <table:table-cell office:value-type="float" office:value="4.385" calcext:value-type="float">
            <text:p>4.385</text:p>
          </table:table-cell>
          <table:table-cell office:value-type="float" office:value="7.322" calcext:value-type="float">
            <text:p>7.322</text:p>
          </table:table-cell>
          <table:table-cell office:value-type="float" office:value="13.1" calcext:value-type="float">
            <text:p>13.1</text:p>
          </table:table-cell>
          <table:table-cell office:value-type="float" office:value="229.761" calcext:value-type="float">
            <text:p>229.761</text:p>
          </table:table-cell>
          <table:table-cell office:value-type="float" office:value="2.831" calcext:value-type="float">
            <text:p>2.831</text:p>
          </table:table-cell>
          <table:table-cell office:value-type="float" office:value="8.152" calcext:value-type="float">
            <text:p>8.152</text:p>
          </table:table-cell>
          <table:table-cell office:value-type="float" office:value="0.284" calcext:value-type="float">
            <text:p>0.284</text:p>
          </table:table-cell>
          <table:table-cell office:value-type="float" office:value="0.51" calcext:value-type="float">
            <text:p>0.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024" calcext:value-type="float">
            <text:p>1.024</text:p>
          </table:table-cell>
          <table:table-cell office:value-type="float" office:value="1.445" calcext:value-type="float">
            <text:p>1.445</text:p>
          </table:table-cell>
          <table:table-cell office:value-type="float" office:value="1.953" calcext:value-type="float">
            <text:p>1.953</text:p>
          </table:table-cell>
          <table:table-cell office:value-type="float" office:value="3.631" calcext:value-type="float">
            <text:p>3.631</text:p>
          </table:table-cell>
          <table:table-cell office:value-type="float" office:value="7.362" calcext:value-type="float">
            <text:p>7.362</text:p>
          </table:table-cell>
          <table:table-cell office:value-type="float" office:value="228.421" calcext:value-type="float">
            <text:p>228.421</text:p>
          </table:table-cell>
          <table:table-cell office:value-type="float" office:value="1.261" calcext:value-type="float">
            <text:p>1.261</text:p>
          </table:table-cell>
          <table:table-cell office:value-type="float" office:value="3.232" calcext:value-type="float">
            <text:p>3.232</text:p>
          </table:table-cell>
          <table:table-cell office:value-type="float" office:value="2.506" calcext:value-type="float">
            <text:p>2.506</text:p>
          </table:table-cell>
          <table:table-cell office:value-type="float" office:value="4.077" calcext:value-type="float">
            <text:p>4.077</text:p>
          </table:table-cell>
          <table:table-cell office:value-type="float" office:value="5.175" calcext:value-type="float">
            <text:p>5.175</text:p>
          </table:table-cell>
          <table:table-cell office:value-type="float" office:value="7.88" calcext:value-type="float">
            <text:p>7.88</text:p>
          </table:table-cell>
          <table:table-cell office:value-type="float" office:value="10.383" calcext:value-type="float">
            <text:p>10.383</text:p>
          </table:table-cell>
          <table:table-cell office:value-type="float" office:value="12.701" calcext:value-type="float">
            <text:p>12.701</text:p>
          </table:table-cell>
          <table:table-cell office:value-type="float" office:value="17.544" calcext:value-type="float">
            <text:p>17.544</text:p>
          </table:table-cell>
          <table:table-cell office:value-type="float" office:value="25.822" calcext:value-type="float">
            <text:p>25.822</text:p>
          </table:table-cell>
          <table:table-cell office:value-type="float" office:value="349.074" calcext:value-type="float">
            <text:p>349.074</text:p>
          </table:table-cell>
          <table:table-cell office:value-type="float" office:value="7.716" calcext:value-type="float">
            <text:p>7.716</text:p>
          </table:table-cell>
          <table:table-cell office:value-type="float" office:value="11.369" calcext:value-type="float">
            <text:p>11.369</text:p>
          </table:table-cell>
          <table:table-cell office:value-type="float" office:value="780.774" calcext:value-type="float">
            <text:p>780.77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53" calcext:value-type="float">
            <text:p>0.653</text:p>
          </table:table-cell>
          <table:table-cell office:value-type="float" office:value="1.307" calcext:value-type="float">
            <text:p>1.307</text:p>
          </table:table-cell>
          <table:table-cell office:value-type="float" office:value="2.902" calcext:value-type="float">
            <text:p>2.902</text:p>
          </table:table-cell>
          <table:table-cell office:value-type="float" office:value="5.141" calcext:value-type="float">
            <text:p>5.141</text:p>
          </table:table-cell>
          <table:table-cell office:value-type="float" office:value="6.416" calcext:value-type="float">
            <text:p>6.416</text:p>
          </table:table-cell>
          <table:table-cell office:value-type="float" office:value="7.368" calcext:value-type="float">
            <text:p>7.368</text:p>
          </table:table-cell>
          <table:table-cell office:value-type="float" office:value="9.039" calcext:value-type="float">
            <text:p>9.039</text:p>
          </table:table-cell>
          <table:table-cell office:value-type="float" office:value="12.458" calcext:value-type="float">
            <text:p>12.458</text:p>
          </table:table-cell>
          <table:table-cell office:value-type="float" office:value="2129.199" calcext:value-type="float">
            <text:p>2129.199</text:p>
          </table:table-cell>
          <table:table-cell office:value-type="float" office:value="4.834" calcext:value-type="float">
            <text:p>4.834</text:p>
          </table:table-cell>
          <table:table-cell office:value-type="float" office:value="33.241" calcext:value-type="float">
            <text:p>33.241</text:p>
          </table:table-cell>
          <table:table-cell office:value-type="float" office:value="0.302" calcext:value-type="float">
            <text:p>0.30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98" calcext:value-type="float">
            <text:p>0.798</text:p>
          </table:table-cell>
          <table:table-cell office:value-type="float" office:value="3.324" calcext:value-type="float">
            <text:p>3.324</text:p>
          </table:table-cell>
          <table:table-cell office:value-type="float" office:value="4.858" calcext:value-type="float">
            <text:p>4.858</text:p>
          </table:table-cell>
          <table:table-cell office:value-type="float" office:value="5.863" calcext:value-type="float">
            <text:p>5.863</text:p>
          </table:table-cell>
          <table:table-cell office:value-type="float" office:value="7.285" calcext:value-type="float">
            <text:p>7.285</text:p>
          </table:table-cell>
          <table:table-cell office:value-type="float" office:value="9.299" calcext:value-type="float">
            <text:p>9.299</text:p>
          </table:table-cell>
          <table:table-cell office:value-type="float" office:value="1172.272" calcext:value-type="float">
            <text:p>1172.272</text:p>
          </table:table-cell>
          <table:table-cell office:value-type="float" office:value="2.331" calcext:value-type="float">
            <text:p>2.331</text:p>
          </table:table-cell>
          <table:table-cell office:value-type="float" office:value="9.967" calcext:value-type="float">
            <text:p>9.967</text:p>
          </table:table-cell>
          <table:table-cell office:value-type="float" office:value="0.606" calcext:value-type="float">
            <text:p>0.606</text:p>
          </table:table-cell>
          <table:table-cell office:value-type="float" office:value="1.222" calcext:value-type="float">
            <text:p>1.222</text:p>
          </table:table-cell>
          <table:table-cell office:value-type="float" office:value="2.636" calcext:value-type="float">
            <text:p>2.636</text:p>
          </table:table-cell>
          <table:table-cell office:value-type="float" office:value="5.376" calcext:value-type="float">
            <text:p>5.376</text:p>
          </table:table-cell>
          <table:table-cell office:value-type="float" office:value="6.862" calcext:value-type="float">
            <text:p>6.862</text:p>
          </table:table-cell>
          <table:table-cell office:value-type="float" office:value="8.054" calcext:value-type="float">
            <text:p>8.054</text:p>
          </table:table-cell>
          <table:table-cell office:value-type="float" office:value="10.666" calcext:value-type="float">
            <text:p>10.666</text:p>
          </table:table-cell>
          <table:table-cell office:value-type="float" office:value="16.11" calcext:value-type="float">
            <text:p>16.11</text:p>
          </table:table-cell>
          <table:table-cell office:value-type="float" office:value="1205.999" calcext:value-type="float">
            <text:p>1205.999</text:p>
          </table:table-cell>
          <table:table-cell office:value-type="float" office:value="5.959" calcext:value-type="float">
            <text:p>5.959</text:p>
          </table:table-cell>
          <table:table-cell office:value-type="float" office:value="33.061" calcext:value-type="float">
            <text:p>33.061</text:p>
          </table:table-cell>
          <table:table-cell office:value-type="float" office:value="0.2" calcext:value-type="float">
            <text:p>0.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41" calcext:value-type="float">
            <text:p>0.541</text:p>
          </table:table-cell>
          <table:table-cell office:value-type="float" office:value="1.879" calcext:value-type="float">
            <text:p>1.879</text:p>
          </table:table-cell>
          <table:table-cell office:value-type="float" office:value="4.361" calcext:value-type="float">
            <text:p>4.361</text:p>
          </table:table-cell>
          <table:table-cell office:value-type="float" office:value="5.258" calcext:value-type="float">
            <text:p>5.258</text:p>
          </table:table-cell>
          <table:table-cell office:value-type="float" office:value="6.754" calcext:value-type="float">
            <text:p>6.754</text:p>
          </table:table-cell>
          <table:table-cell office:value-type="float" office:value="8.58" calcext:value-type="float">
            <text:p>8.58</text:p>
          </table:table-cell>
          <table:table-cell office:value-type="float" office:value="1172.336" calcext:value-type="float">
            <text:p>1172.336</text:p>
          </table:table-cell>
          <table:table-cell office:value-type="float" office:value="2.133" calcext:value-type="float">
            <text:p>2.133</text:p>
          </table:table-cell>
          <table:table-cell office:value-type="float" office:value="16.146" calcext:value-type="float">
            <text:p>16.146</text:p>
          </table:table-cell>
          <table:table-cell office:value-type="float" office:value="2.307" calcext:value-type="float">
            <text:p>2.307</text:p>
          </table:table-cell>
          <table:table-cell office:value-type="float" office:value="7.338" calcext:value-type="float">
            <text:p>7.338</text:p>
          </table:table-cell>
          <table:table-cell office:value-type="float" office:value="10.273" calcext:value-type="float">
            <text:p>10.273</text:p>
          </table:table-cell>
          <table:table-cell office:value-type="float" office:value="14.039" calcext:value-type="float">
            <text:p>14.039</text:p>
          </table:table-cell>
          <table:table-cell office:value-type="float" office:value="16.644" calcext:value-type="float">
            <text:p>16.644</text:p>
          </table:table-cell>
          <table:table-cell office:value-type="float" office:value="18.865" calcext:value-type="float">
            <text:p>18.865</text:p>
          </table:table-cell>
          <table:table-cell office:value-type="float" office:value="23.26" calcext:value-type="float">
            <text:p>23.26</text:p>
          </table:table-cell>
          <table:table-cell office:value-type="float" office:value="31.18" calcext:value-type="float">
            <text:p>31.18</text:p>
          </table:table-cell>
          <table:table-cell office:value-type="float" office:value="2192.224" calcext:value-type="float">
            <text:p>2192.224</text:p>
          </table:table-cell>
          <table:table-cell office:value-type="float" office:value="15.258" calcext:value-type="float">
            <text:p>15.258</text:p>
          </table:table-cell>
          <table:table-cell office:value-type="float" office:value="58.067" calcext:value-type="float">
            <text:p>58.067</text:p>
          </table:table-cell>
          <table:table-cell office:value-type="float" office:value="815.001" calcext:value-type="float">
            <text:p>815.001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85" calcext:value-type="float">
            <text:p>0.685</text:p>
          </table:table-cell>
          <table:table-cell office:value-type="float" office:value="1.2" calcext:value-type="float">
            <text:p>1.2</text:p>
          </table:table-cell>
          <table:table-cell office:value-type="float" office:value="1.542" calcext:value-type="float">
            <text:p>1.542</text:p>
          </table:table-cell>
          <table:table-cell office:value-type="float" office:value="2.452" calcext:value-type="float">
            <text:p>2.452</text:p>
          </table:table-cell>
          <table:table-cell office:value-type="float" office:value="3.71" calcext:value-type="float">
            <text:p>3.71</text:p>
          </table:table-cell>
          <table:table-cell office:value-type="float" office:value="5.144" calcext:value-type="float">
            <text:p>5.144</text:p>
          </table:table-cell>
          <table:table-cell office:value-type="float" office:value="7.952" calcext:value-type="float">
            <text:p>7.952</text:p>
          </table:table-cell>
          <table:table-cell office:value-type="float" office:value="12.799" calcext:value-type="float">
            <text:p>12.799</text:p>
          </table:table-cell>
          <table:table-cell office:value-type="float" office:value="258.13" calcext:value-type="float">
            <text:p>258.13</text:p>
          </table:table-cell>
          <table:table-cell office:value-type="float" office:value="2.639" calcext:value-type="float">
            <text:p>2.639</text:p>
          </table:table-cell>
          <table:table-cell office:value-type="float" office:value="4.078" calcext:value-type="float">
            <text:p>4.078</text:p>
          </table:table-cell>
          <table:table-cell office:value-type="float" office:value="0.325" calcext:value-type="float">
            <text:p>0.325</text:p>
          </table:table-cell>
          <table:table-cell office:value-type="float" office:value="0.608" calcext:value-type="float">
            <text:p>0.608</text:p>
          </table:table-cell>
          <table:table-cell office:value-type="float" office:value="0.844" calcext:value-type="float">
            <text:p>0.844</text:p>
          </table:table-cell>
          <table:table-cell office:value-type="float" office:value="1.39" calcext:value-type="float">
            <text:p>1.39</text:p>
          </table:table-cell>
          <table:table-cell office:value-type="float" office:value="2.004" calcext:value-type="float">
            <text:p>2.004</text:p>
          </table:table-cell>
          <table:table-cell office:value-type="float" office:value="2.672" calcext:value-type="float">
            <text:p>2.672</text:p>
          </table:table-cell>
          <table:table-cell office:value-type="float" office:value="4.32" calcext:value-type="float">
            <text:p>4.32</text:p>
          </table:table-cell>
          <table:table-cell office:value-type="float" office:value="6.922" calcext:value-type="float">
            <text:p>6.922</text:p>
          </table:table-cell>
          <table:table-cell office:value-type="float" office:value="255.93" calcext:value-type="float">
            <text:p>255.93</text:p>
          </table:table-cell>
          <table:table-cell office:value-type="float" office:value="1.419" calcext:value-type="float">
            <text:p>1.419</text:p>
          </table:table-cell>
          <table:table-cell office:value-type="float" office:value="2.701" calcext:value-type="float">
            <text:p>2.701</text:p>
          </table:table-cell>
          <table:table-cell office:value-type="float" office:value="0.648" calcext:value-type="float">
            <text:p>0.648</text:p>
          </table:table-cell>
          <table:table-cell office:value-type="float" office:value="1.214" calcext:value-type="float">
            <text:p>1.214</text:p>
          </table:table-cell>
          <table:table-cell office:value-type="float" office:value="1.634" calcext:value-type="float">
            <text:p>1.634</text:p>
          </table:table-cell>
          <table:table-cell office:value-type="float" office:value="2.74" calcext:value-type="float">
            <text:p>2.74</text:p>
          </table:table-cell>
          <table:table-cell office:value-type="float" office:value="4.015" calcext:value-type="float">
            <text:p>4.015</text:p>
          </table:table-cell>
          <table:table-cell office:value-type="float" office:value="5.424" calcext:value-type="float">
            <text:p>5.424</text:p>
          </table:table-cell>
          <table:table-cell office:value-type="float" office:value="8.618" calcext:value-type="float">
            <text:p>8.618</text:p>
          </table:table-cell>
          <table:table-cell office:value-type="float" office:value="14.826" calcext:value-type="float">
            <text:p>14.826</text:p>
          </table:table-cell>
          <table:table-cell office:value-type="float" office:value="277.212" calcext:value-type="float">
            <text:p>277.212</text:p>
          </table:table-cell>
          <table:table-cell office:value-type="float" office:value="3.368" calcext:value-type="float">
            <text:p>3.368</text:p>
          </table:table-cell>
          <table:table-cell office:value-type="float" office:value="10.726" calcext:value-type="float">
            <text:p>10.726</text:p>
          </table:table-cell>
          <table:table-cell office:value-type="float" office:value="0.304" calcext:value-type="float">
            <text:p>0.304</text:p>
          </table:table-cell>
          <table:table-cell office:value-type="float" office:value="0.537" calcext:value-type="float">
            <text:p>0.537</text:p>
          </table:table-cell>
          <table:table-cell office:value-type="float" office:value="0.734" calcext:value-type="float">
            <text:p>0.734</text:p>
          </table:table-cell>
          <table:table-cell office:value-type="float" office:value="1.221" calcext:value-type="float">
            <text:p>1.221</text:p>
          </table:table-cell>
          <table:table-cell office:value-type="float" office:value="1.811" calcext:value-type="float">
            <text:p>1.811</text:p>
          </table:table-cell>
          <table:table-cell office:value-type="float" office:value="2.487" calcext:value-type="float">
            <text:p>2.487</text:p>
          </table:table-cell>
          <table:table-cell office:value-type="float" office:value="4.385" calcext:value-type="float">
            <text:p>4.385</text:p>
          </table:table-cell>
          <table:table-cell office:value-type="float" office:value="7.941" calcext:value-type="float">
            <text:p>7.941</text:p>
          </table:table-cell>
          <table:table-cell office:value-type="float" office:value="264.111" calcext:value-type="float">
            <text:p>264.111</text:p>
          </table:table-cell>
          <table:table-cell office:value-type="float" office:value="1.48" calcext:value-type="float">
            <text:p>1.48</text:p>
          </table:table-cell>
          <table:table-cell office:value-type="float" office:value="5.529" calcext:value-type="float">
            <text:p>5.529</text:p>
          </table:table-cell>
          <table:table-cell office:value-type="float" office:value="2.533" calcext:value-type="float">
            <text:p>2.533</text:p>
          </table:table-cell>
          <table:table-cell office:value-type="float" office:value="4.462" calcext:value-type="float">
            <text:p>4.462</text:p>
          </table:table-cell>
          <table:table-cell office:value-type="float" office:value="6.002" calcext:value-type="float">
            <text:p>6.002</text:p>
          </table:table-cell>
          <table:table-cell office:value-type="float" office:value="9.371" calcext:value-type="float">
            <text:p>9.371</text:p>
          </table:table-cell>
          <table:table-cell office:value-type="float" office:value="12.236" calcext:value-type="float">
            <text:p>12.236</text:p>
          </table:table-cell>
          <table:table-cell office:value-type="float" office:value="14.841" calcext:value-type="float">
            <text:p>14.841</text:p>
          </table:table-cell>
          <table:table-cell office:value-type="float" office:value="19.938" calcext:value-type="float">
            <text:p>19.938</text:p>
          </table:table-cell>
          <table:table-cell office:value-type="float" office:value="28.836" calcext:value-type="float">
            <text:p>28.836</text:p>
          </table:table-cell>
          <table:table-cell office:value-type="float" office:value="444.36" calcext:value-type="float">
            <text:p>444.36</text:p>
          </table:table-cell>
          <table:table-cell office:value-type="float" office:value="8.907" calcext:value-type="float">
            <text:p>8.907</text:p>
          </table:table-cell>
          <table:table-cell office:value-type="float" office:value="14.451" calcext:value-type="float">
            <text:p>14.451</text:p>
          </table:table-cell>
          <table:table-cell office:value-type="float" office:value="862.749" calcext:value-type="float">
            <text:p>862.749</text:p>
          </table:table-cell>
          <table:table-cell table:number-columns-repeated="906"/>
        </table:table-row>
      </table:table>
      <table:table table:name="Charts_005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5.B20:Charts_005.B29 Charts_005.J19:Charts_005.J19 Charts_005.J20:Charts_005.J29 Charts_005.U19:Charts_005.U19 Charts_005.U20:Charts_005.U29 Charts_005.AF19:Charts_005.AF19 Charts_005.AF20:Charts_005.AF29 Charts_005.AQ19:Charts_005.AQ19 Charts_005.AQ20:Charts_005.AQ29 Charts_005.BQ19:Charts_005.BQ19 Charts_005.BQ20:Charts_005.BQ29 Charts_005.CB19:Charts_005.CB19 Charts_005.CB20:Charts_005.CB29 Charts_005.CM19:Charts_005.CM19 Charts_005.CM20:Charts_005.CM29 Charts_005.CX19:Charts_005.CX19 Charts_005.CX20:Charts_005.CX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5.B20:Charts_005.B29 Charts_005.BB19:Charts_005.BB19 Charts_005.BB20:Charts_005.BB29 Charts_005.BG19:Charts_005.BG19 Charts_005.BG20:Charts_005.BG29 Charts_005.DI19:Charts_005.DI19 Charts_005.DI20:Charts_005.DI29 Charts_005.DN19:Charts_005.DN19 Charts_005.DN20:Charts_005.DN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5.B20:Charts_005.B29 Charts_005.AW19:Charts_005.AW19 Charts_005.AW20:Charts_005.AW29 Charts_005.AX19:Charts_005.AX19 Charts_005.AX20:Charts_005.AX29 Charts_005.AY19:Charts_005.AY19 Charts_005.AY20:Charts_005.AY29 Charts_005.BB19:Charts_005.BB19 Charts_005.BB20:Charts_005.BB29 Charts_005.DD19:Charts_005.DD19 Charts_005.DD20:Charts_005.DD29 Charts_005.DE19:Charts_005.DE19 Charts_005.DE20:Charts_005.DE29 Charts_005.DF19:Charts_005.DF19 Charts_005.DF20:Charts_005.DF29 Charts_005.DI19:Charts_005.DI19 Charts_005.DI20:Charts_005.DI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5.B20:Charts_005.B29 Charts_005.BE19:Charts_005.BE19 Charts_005.BE20:Charts_005.BE29 Charts_005.BF19:Charts_005.BF19 Charts_005.BF20:Charts_005.BF29 Charts_005.DL19:Charts_005.DL19 Charts_005.DL20:Charts_005.DL29 Charts_005.DM19:Charts_005.DM19 Charts_005.DM20:Charts_005.DM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≈10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85" calcext:value-type="float">
            <text:p>0.785</text:p>
          </table:table-cell>
          <table:table-cell office:value-type="float" office:value="1.205" calcext:value-type="float">
            <text:p>1.205</text:p>
          </table:table-cell>
          <table:table-cell office:value-type="float" office:value="1.53" calcext:value-type="float">
            <text:p>1.53</text:p>
          </table:table-cell>
          <table:table-cell office:value-type="float" office:value="3.426" calcext:value-type="float">
            <text:p>3.426</text:p>
          </table:table-cell>
          <table:table-cell office:value-type="float" office:value="4.411" calcext:value-type="float">
            <text:p>4.411</text:p>
          </table:table-cell>
          <table:table-cell office:value-type="float" office:value="4.726" calcext:value-type="float">
            <text:p>4.726</text:p>
          </table:table-cell>
          <table:table-cell office:value-type="float" office:value="5.176" calcext:value-type="float">
            <text:p>5.176</text:p>
          </table:table-cell>
          <table:table-cell office:value-type="float" office:value="6.289" calcext:value-type="float">
            <text:p>6.289</text:p>
          </table:table-cell>
          <table:table-cell office:value-type="float" office:value="106.957" calcext:value-type="float">
            <text:p>106.957</text:p>
          </table:table-cell>
          <table:table-cell office:value-type="float" office:value="2.379" calcext:value-type="float">
            <text:p>2.379</text:p>
          </table:table-cell>
          <table:table-cell office:value-type="float" office:value="1.889" calcext:value-type="float">
            <text:p>1.889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4" calcext:value-type="float">
            <text:p>0.514</text:p>
          </table:table-cell>
          <table:table-cell office:value-type="float" office:value="0.64" calcext:value-type="float">
            <text:p>0.64</text:p>
          </table:table-cell>
          <table:table-cell office:value-type="float" office:value="1.22" calcext:value-type="float">
            <text:p>1.22</text:p>
          </table:table-cell>
          <table:table-cell office:value-type="float" office:value="3.452" calcext:value-type="float">
            <text:p>3.452</text:p>
          </table:table-cell>
          <table:table-cell office:value-type="float" office:value="3.882" calcext:value-type="float">
            <text:p>3.882</text:p>
          </table:table-cell>
          <table:table-cell office:value-type="float" office:value="4.302" calcext:value-type="float">
            <text:p>4.302</text:p>
          </table:table-cell>
          <table:table-cell office:value-type="float" office:value="5.249" calcext:value-type="float">
            <text:p>5.249</text:p>
          </table:table-cell>
          <table:table-cell office:value-type="float" office:value="13.605" calcext:value-type="float">
            <text:p>13.605</text:p>
          </table:table-cell>
          <table:table-cell office:value-type="float" office:value="1.383" calcext:value-type="float">
            <text:p>1.383</text:p>
          </table:table-cell>
          <table:table-cell office:value-type="float" office:value="1.461" calcext:value-type="float">
            <text:p>1.461</text:p>
          </table:table-cell>
          <table:table-cell office:value-type="float" office:value="0.702" calcext:value-type="float">
            <text:p>0.702</text:p>
          </table:table-cell>
          <table:table-cell office:value-type="float" office:value="1.076" calcext:value-type="float">
            <text:p>1.076</text:p>
          </table:table-cell>
          <table:table-cell office:value-type="float" office:value="1.397" calcext:value-type="float">
            <text:p>1.397</text:p>
          </table:table-cell>
          <table:table-cell office:value-type="float" office:value="3.847" calcext:value-type="float">
            <text:p>3.847</text:p>
          </table:table-cell>
          <table:table-cell office:value-type="float" office:value="4.518" calcext:value-type="float">
            <text:p>4.518</text:p>
          </table:table-cell>
          <table:table-cell office:value-type="float" office:value="4.84" calcext:value-type="float">
            <text:p>4.84</text:p>
          </table:table-cell>
          <table:table-cell office:value-type="float" office:value="5.672" calcext:value-type="float">
            <text:p>5.672</text:p>
          </table:table-cell>
          <table:table-cell office:value-type="float" office:value="6.999" calcext:value-type="float">
            <text:p>6.999</text:p>
          </table:table-cell>
          <table:table-cell office:value-type="float" office:value="29.118" calcext:value-type="float">
            <text:p>29.118</text:p>
          </table:table-cell>
          <table:table-cell office:value-type="float" office:value="2.427" calcext:value-type="float">
            <text:p>2.427</text:p>
          </table:table-cell>
          <table:table-cell office:value-type="float" office:value="1.934" calcext:value-type="float">
            <text:p>1.934</text:p>
          </table:table-cell>
          <table:table-cell office:value-type="float" office:value="0.261" calcext:value-type="float">
            <text:p>0.26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71" calcext:value-type="float">
            <text:p>0.571</text:p>
          </table:table-cell>
          <table:table-cell office:value-type="float" office:value="2.911" calcext:value-type="float">
            <text:p>2.911</text:p>
          </table:table-cell>
          <table:table-cell office:value-type="float" office:value="3.622" calcext:value-type="float">
            <text:p>3.622</text:p>
          </table:table-cell>
          <table:table-cell office:value-type="float" office:value="3.895" calcext:value-type="float">
            <text:p>3.895</text:p>
          </table:table-cell>
          <table:table-cell office:value-type="float" office:value="4.34" calcext:value-type="float">
            <text:p>4.34</text:p>
          </table:table-cell>
          <table:table-cell office:value-type="float" office:value="5.365" calcext:value-type="float">
            <text:p>5.365</text:p>
          </table:table-cell>
          <table:table-cell office:value-type="float" office:value="16.696" calcext:value-type="float">
            <text:p>16.696</text:p>
          </table:table-cell>
          <table:table-cell office:value-type="float" office:value="1.534" calcext:value-type="float">
            <text:p>1.534</text:p>
          </table:table-cell>
          <table:table-cell office:value-type="float" office:value="1.616" calcext:value-type="float">
            <text:p>1.616</text:p>
          </table:table-cell>
          <table:table-cell office:value-type="float" office:value="2.601" calcext:value-type="float">
            <text:p>2.601</text:p>
          </table:table-cell>
          <table:table-cell office:value-type="float" office:value="5.729" calcext:value-type="float">
            <text:p>5.729</text:p>
          </table:table-cell>
          <table:table-cell office:value-type="float" office:value="7.264" calcext:value-type="float">
            <text:p>7.264</text:p>
          </table:table-cell>
          <table:table-cell office:value-type="float" office:value="9.504" calcext:value-type="float">
            <text:p>9.504</text:p>
          </table:table-cell>
          <table:table-cell office:value-type="float" office:value="10.576" calcext:value-type="float">
            <text:p>10.576</text:p>
          </table:table-cell>
          <table:table-cell office:value-type="float" office:value="11.405" calcext:value-type="float">
            <text:p>11.405</text:p>
          </table:table-cell>
          <table:table-cell office:value-type="float" office:value="12.831" calcext:value-type="float">
            <text:p>12.831</text:p>
          </table:table-cell>
          <table:table-cell office:value-type="float" office:value="14.944" calcext:value-type="float">
            <text:p>14.944</text:p>
          </table:table-cell>
          <table:table-cell office:value-type="float" office:value="113.368" calcext:value-type="float">
            <text:p>113.368</text:p>
          </table:table-cell>
          <table:table-cell office:value-type="float" office:value="7.723" calcext:value-type="float">
            <text:p>7.723</text:p>
          </table:table-cell>
          <table:table-cell office:value-type="float" office:value="3.234" calcext:value-type="float">
            <text:p>3.234</text:p>
          </table:table-cell>
          <table:table-cell office:value-type="float" office:value="443.766" calcext:value-type="float">
            <text:p>443.76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08" calcext:value-type="float">
            <text:p>0.808</text:p>
          </table:table-cell>
          <table:table-cell office:value-type="float" office:value="1.144" calcext:value-type="float">
            <text:p>1.144</text:p>
          </table:table-cell>
          <table:table-cell office:value-type="float" office:value="1.264" calcext:value-type="float">
            <text:p>1.264</text:p>
          </table:table-cell>
          <table:table-cell office:value-type="float" office:value="1.435" calcext:value-type="float">
            <text:p>1.435</text:p>
          </table:table-cell>
          <table:table-cell office:value-type="float" office:value="1.55" calcext:value-type="float">
            <text:p>1.55</text:p>
          </table:table-cell>
          <table:table-cell office:value-type="float" office:value="1.641" calcext:value-type="float">
            <text:p>1.641</text:p>
          </table:table-cell>
          <table:table-cell office:value-type="float" office:value="1.821" calcext:value-type="float">
            <text:p>1.821</text:p>
          </table:table-cell>
          <table:table-cell office:value-type="float" office:value="2.149" calcext:value-type="float">
            <text:p>2.149</text:p>
          </table:table-cell>
          <table:table-cell office:value-type="float" office:value="100.05" calcext:value-type="float">
            <text:p>100.05</text:p>
          </table:table-cell>
          <table:table-cell office:value-type="float" office:value="1.412" calcext:value-type="float">
            <text:p>1.412</text:p>
          </table:table-cell>
          <table:table-cell office:value-type="float" office:value="2.198" calcext:value-type="float">
            <text:p>2.198</text:p>
          </table:table-cell>
          <table:table-cell office:value-type="float" office:value="0.371" calcext:value-type="float">
            <text:p>0.37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9" calcext:value-type="float">
            <text:p>0.589</text:p>
          </table:table-cell>
          <table:table-cell office:value-type="float" office:value="0.719" calcext:value-type="float">
            <text:p>0.719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5" calcext:value-type="float">
            <text:p>0.895</text:p>
          </table:table-cell>
          <table:table-cell office:value-type="float" office:value="1.03" calcext:value-type="float">
            <text:p>1.03</text:p>
          </table:table-cell>
          <table:table-cell office:value-type="float" office:value="1.255" calcext:value-type="float">
            <text:p>1.255</text:p>
          </table:table-cell>
          <table:table-cell office:value-type="float" office:value="44.757" calcext:value-type="float">
            <text:p>44.757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0.768" calcext:value-type="float">
            <text:p>0.768</text:p>
          </table:table-cell>
          <table:table-cell office:value-type="float" office:value="1.005" calcext:value-type="float">
            <text:p>1.005</text:p>
          </table:table-cell>
          <table:table-cell office:value-type="float" office:value="1.128" calcext:value-type="float">
            <text:p>1.128</text:p>
          </table:table-cell>
          <table:table-cell office:value-type="float" office:value="1.309" calcext:value-type="float">
            <text:p>1.309</text:p>
          </table:table-cell>
          <table:table-cell office:value-type="float" office:value="1.432" calcext:value-type="float">
            <text:p>1.432</text:p>
          </table:table-cell>
          <table:table-cell office:value-type="float" office:value="1.546" calcext:value-type="float">
            <text:p>1.546</text:p>
          </table:table-cell>
          <table:table-cell office:value-type="float" office:value="1.761" calcext:value-type="float">
            <text:p>1.761</text:p>
          </table:table-cell>
          <table:table-cell office:value-type="float" office:value="2.303" calcext:value-type="float">
            <text:p>2.303</text:p>
          </table:table-cell>
          <table:table-cell office:value-type="float" office:value="131.471" calcext:value-type="float">
            <text:p>131.471</text:p>
          </table:table-cell>
          <table:table-cell office:value-type="float" office:value="1.36" calcext:value-type="float">
            <text:p>1.36</text:p>
          </table:table-cell>
          <table:table-cell office:value-type="float" office:value="3.319" calcext:value-type="float">
            <text:p>3.3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444" calcext:value-type="float">
            <text:p>0.444</text:p>
          </table:table-cell>
          <table:table-cell office:value-type="float" office:value="0.518" calcext:value-type="float">
            <text:p>0.51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32" calcext:value-type="float">
            <text:p>0.732</text:p>
          </table:table-cell>
          <table:table-cell office:value-type="float" office:value="0.81" calcext:value-type="float">
            <text:p>0.81</text:p>
          </table:table-cell>
          <table:table-cell office:value-type="float" office:value="0.949" calcext:value-type="float">
            <text:p>0.949</text:p>
          </table:table-cell>
          <table:table-cell office:value-type="float" office:value="1.181" calcext:value-type="float">
            <text:p>1.181</text:p>
          </table:table-cell>
          <table:table-cell office:value-type="float" office:value="117.956" calcext:value-type="float">
            <text:p>117.956</text:p>
          </table:table-cell>
          <table:table-cell office:value-type="float" office:value="0.663" calcext:value-type="float">
            <text:p>0.663</text:p>
          </table:table-cell>
          <table:table-cell office:value-type="float" office:value="2.309" calcext:value-type="float">
            <text:p>2.309</text:p>
          </table:table-cell>
          <table:table-cell office:value-type="float" office:value="2.579" calcext:value-type="float">
            <text:p>2.579</text:p>
          </table:table-cell>
          <table:table-cell office:value-type="float" office:value="3.37" calcext:value-type="float">
            <text:p>3.37</text:p>
          </table:table-cell>
          <table:table-cell office:value-type="float" office:value="3.644" calcext:value-type="float">
            <text:p>3.644</text:p>
          </table:table-cell>
          <table:table-cell office:value-type="float" office:value="4.007" calcext:value-type="float">
            <text:p>4.007</text:p>
          </table:table-cell>
          <table:table-cell office:value-type="float" office:value="4.258" calcext:value-type="float">
            <text:p>4.258</text:p>
          </table:table-cell>
          <table:table-cell office:value-type="float" office:value="4.468" calcext:value-type="float">
            <text:p>4.468</text:p>
          </table:table-cell>
          <table:table-cell office:value-type="float" office:value="5.039" calcext:value-type="float">
            <text:p>5.039</text:p>
          </table:table-cell>
          <table:table-cell office:value-type="float" office:value="7.7" calcext:value-type="float">
            <text:p>7.7</text:p>
          </table:table-cell>
          <table:table-cell office:value-type="float" office:value="135.713" calcext:value-type="float">
            <text:p>135.713</text:p>
          </table:table-cell>
          <table:table-cell office:value-type="float" office:value="4.106" calcext:value-type="float">
            <text:p>4.106</text:p>
          </table:table-cell>
          <table:table-cell office:value-type="float" office:value="5.076" calcext:value-type="float">
            <text:p>5.076</text:p>
          </table:table-cell>
          <table:table-cell office:value-type="float" office:value="536.528" calcext:value-type="float">
            <text:p>536.52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65" calcext:value-type="float">
            <text:p>0.765</text:p>
          </table:table-cell>
          <table:table-cell office:value-type="float" office:value="1.239" calcext:value-type="float">
            <text:p>1.239</text:p>
          </table:table-cell>
          <table:table-cell office:value-type="float" office:value="2.004" calcext:value-type="float">
            <text:p>2.004</text:p>
          </table:table-cell>
          <table:table-cell office:value-type="float" office:value="3.716" calcext:value-type="float">
            <text:p>3.716</text:p>
          </table:table-cell>
          <table:table-cell office:value-type="float" office:value="4.643" calcext:value-type="float">
            <text:p>4.643</text:p>
          </table:table-cell>
          <table:table-cell office:value-type="float" office:value="5.094" calcext:value-type="float">
            <text:p>5.094</text:p>
          </table:table-cell>
          <table:table-cell office:value-type="float" office:value="6.105" calcext:value-type="float">
            <text:p>6.105</text:p>
          </table:table-cell>
          <table:table-cell office:value-type="float" office:value="7.571" calcext:value-type="float">
            <text:p>7.571</text:p>
          </table:table-cell>
          <table:table-cell office:value-type="float" office:value="675.276" calcext:value-type="float">
            <text:p>675.276</text:p>
          </table:table-cell>
          <table:table-cell office:value-type="float" office:value="2.823" calcext:value-type="float">
            <text:p>2.823</text:p>
          </table:table-cell>
          <table:table-cell office:value-type="float" office:value="8.93" calcext:value-type="float">
            <text:p>8.93</text:p>
          </table:table-cell>
          <table:table-cell office:value-type="float" office:value="0.35" calcext:value-type="float">
            <text:p>0.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688" calcext:value-type="float">
            <text:p>0.688</text:p>
          </table:table-cell>
          <table:table-cell office:value-type="float" office:value="1.211" calcext:value-type="float">
            <text:p>1.211</text:p>
          </table:table-cell>
          <table:table-cell office:value-type="float" office:value="3.58" calcext:value-type="float">
            <text:p>3.58</text:p>
          </table:table-cell>
          <table:table-cell office:value-type="float" office:value="4.063" calcext:value-type="float">
            <text:p>4.063</text:p>
          </table:table-cell>
          <table:table-cell office:value-type="float" office:value="4.945" calcext:value-type="float">
            <text:p>4.945</text:p>
          </table:table-cell>
          <table:table-cell office:value-type="float" office:value="6.318" calcext:value-type="float">
            <text:p>6.318</text:p>
          </table:table-cell>
          <table:table-cell office:value-type="float" office:value="680.006" calcext:value-type="float">
            <text:p>680.006</text:p>
          </table:table-cell>
          <table:table-cell office:value-type="float" office:value="1.527" calcext:value-type="float">
            <text:p>1.527</text:p>
          </table:table-cell>
          <table:table-cell office:value-type="float" office:value="5.093" calcext:value-type="float">
            <text:p>5.093</text:p>
          </table:table-cell>
          <table:table-cell office:value-type="float" office:value="0.7" calcext:value-type="float">
            <text:p>0.7</text:p>
          </table:table-cell>
          <table:table-cell office:value-type="float" office:value="1.128" calcext:value-type="float">
            <text:p>1.128</text:p>
          </table:table-cell>
          <table:table-cell office:value-type="float" office:value="1.759" calcext:value-type="float">
            <text:p>1.759</text:p>
          </table:table-cell>
          <table:table-cell office:value-type="float" office:value="4.3" calcext:value-type="float">
            <text:p>4.3</text:p>
          </table:table-cell>
          <table:table-cell office:value-type="float" office:value="4.911" calcext:value-type="float">
            <text:p>4.911</text:p>
          </table:table-cell>
          <table:table-cell office:value-type="float" office:value="5.528" calcext:value-type="float">
            <text:p>5.528</text:p>
          </table:table-cell>
          <table:table-cell office:value-type="float" office:value="7.008" calcext:value-type="float">
            <text:p>7.008</text:p>
          </table:table-cell>
          <table:table-cell office:value-type="float" office:value="9.184" calcext:value-type="float">
            <text:p>9.184</text:p>
          </table:table-cell>
          <table:table-cell office:value-type="float" office:value="980.922" calcext:value-type="float">
            <text:p>980.922</text:p>
          </table:table-cell>
          <table:table-cell office:value-type="float" office:value="3.566" calcext:value-type="float">
            <text:p>3.566</text:p>
          </table:table-cell>
          <table:table-cell office:value-type="float" office:value="24.337" calcext:value-type="float">
            <text:p>24.337</text:p>
          </table:table-cell>
          <table:table-cell office:value-type="float" office:value="0.261" calcext:value-type="float">
            <text:p>0.261</text:p>
          </table:table-cell>
          <table:table-cell office:value-type="float" office:value="0.415" calcext:value-type="float">
            <text:p>0.415</text:p>
          </table:table-cell>
          <table:table-cell office:value-type="float" office:value="0.527" calcext:value-type="float">
            <text:p>0.527</text:p>
          </table:table-cell>
          <table:table-cell office:value-type="float" office:value="2.091" calcext:value-type="float">
            <text:p>2.091</text:p>
          </table:table-cell>
          <table:table-cell office:value-type="float" office:value="3.652" calcext:value-type="float">
            <text:p>3.652</text:p>
          </table:table-cell>
          <table:table-cell office:value-type="float" office:value="4.081" calcext:value-type="float">
            <text:p>4.081</text:p>
          </table:table-cell>
          <table:table-cell office:value-type="float" office:value="4.966" calcext:value-type="float">
            <text:p>4.966</text:p>
          </table:table-cell>
          <table:table-cell office:value-type="float" office:value="6.378" calcext:value-type="float">
            <text:p>6.378</text:p>
          </table:table-cell>
          <table:table-cell office:value-type="float" office:value="978.137" calcext:value-type="float">
            <text:p>978.137</text:p>
          </table:table-cell>
          <table:table-cell office:value-type="float" office:value="1.539" calcext:value-type="float">
            <text:p>1.539</text:p>
          </table:table-cell>
          <table:table-cell office:value-type="float" office:value="9.889" calcext:value-type="float">
            <text:p>9.889</text:p>
          </table:table-cell>
          <table:table-cell office:value-type="float" office:value="2.504" calcext:value-type="float">
            <text:p>2.504</text:p>
          </table:table-cell>
          <table:table-cell office:value-type="float" office:value="6.084" calcext:value-type="float">
            <text:p>6.084</text:p>
          </table:table-cell>
          <table:table-cell office:value-type="float" office:value="7.925" calcext:value-type="float">
            <text:p>7.925</text:p>
          </table:table-cell>
          <table:table-cell office:value-type="float" office:value="10.26" calcext:value-type="float">
            <text:p>10.26</text:p>
          </table:table-cell>
          <table:table-cell office:value-type="float" office:value="11.718" calcext:value-type="float">
            <text:p>11.718</text:p>
          </table:table-cell>
          <table:table-cell office:value-type="float" office:value="12.803" calcext:value-type="float">
            <text:p>12.803</text:p>
          </table:table-cell>
          <table:table-cell office:value-type="float" office:value="14.79" calcext:value-type="float">
            <text:p>14.79</text:p>
          </table:table-cell>
          <table:table-cell office:value-type="float" office:value="18.595" calcext:value-type="float">
            <text:p>18.595</text:p>
          </table:table-cell>
          <table:table-cell office:value-type="float" office:value="989.746" calcext:value-type="float">
            <text:p>989.746</text:p>
          </table:table-cell>
          <table:table-cell office:value-type="float" office:value="9.455" calcext:value-type="float">
            <text:p>9.455</text:p>
          </table:table-cell>
          <table:table-cell office:value-type="float" office:value="29.556" calcext:value-type="float">
            <text:p>29.556</text:p>
          </table:table-cell>
          <table:table-cell office:value-type="float" office:value="830.839" calcext:value-type="float">
            <text:p>830.839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7" calcext:value-type="float">
            <text:p>0.757</text:p>
          </table:table-cell>
          <table:table-cell office:value-type="float" office:value="1.103" calcext:value-type="float">
            <text:p>1.103</text:p>
          </table:table-cell>
          <table:table-cell office:value-type="float" office:value="1.258" calcext:value-type="float">
            <text:p>1.258</text:p>
          </table:table-cell>
          <table:table-cell office:value-type="float" office:value="1.488" calcext:value-type="float">
            <text:p>1.488</text:p>
          </table:table-cell>
          <table:table-cell office:value-type="float" office:value="1.667" calcext:value-type="float">
            <text:p>1.667</text:p>
          </table:table-cell>
          <table:table-cell office:value-type="float" office:value="1.826" calcext:value-type="float">
            <text:p>1.826</text:p>
          </table:table-cell>
          <table:table-cell office:value-type="float" office:value="2.172" calcext:value-type="float">
            <text:p>2.172</text:p>
          </table:table-cell>
          <table:table-cell office:value-type="float" office:value="3.279" calcext:value-type="float">
            <text:p>3.279</text:p>
          </table:table-cell>
          <table:table-cell office:value-type="float" office:value="62.848" calcext:value-type="float">
            <text:p>62.848</text:p>
          </table:table-cell>
          <table:table-cell office:value-type="float" office:value="1.5" calcext:value-type="float">
            <text:p>1.5</text:p>
          </table:table-cell>
          <table:table-cell office:value-type="float" office:value="1.771" calcext:value-type="float">
            <text:p>1.771</text:p>
          </table:table-cell>
          <table:table-cell office:value-type="float" office:value="0.373" calcext:value-type="float">
            <text:p>0.373</text:p>
          </table:table-cell>
          <table:table-cell office:value-type="float" office:value="0.548" calcext:value-type="float">
            <text:p>0.548</text:p>
          </table:table-cell>
          <table:table-cell office:value-type="float" office:value="0.653" calcext:value-type="float">
            <text:p>0.653</text:p>
          </table:table-cell>
          <table:table-cell office:value-type="float" office:value="0.825" calcext:value-type="float">
            <text:p>0.825</text:p>
          </table:table-cell>
          <table:table-cell office:value-type="float" office:value="0.968" calcext:value-type="float">
            <text:p>0.968</text:p>
          </table:table-cell>
          <table:table-cell office:value-type="float" office:value="1.09" calcext:value-type="float">
            <text:p>1.09</text:p>
          </table:table-cell>
          <table:table-cell office:value-type="float" office:value="1.334" calcext:value-type="float">
            <text:p>1.334</text:p>
          </table:table-cell>
          <table:table-cell office:value-type="float" office:value="1.734" calcext:value-type="float">
            <text:p>1.734</text:p>
          </table:table-cell>
          <table:table-cell office:value-type="float" office:value="65.084" calcext:value-type="float">
            <text:p>65.084</text:p>
          </table:table-cell>
          <table:table-cell office:value-type="float" office:value="0.783" calcext:value-type="float">
            <text:p>0.783</text:p>
          </table:table-cell>
          <table:table-cell office:value-type="float" office:value="0.9" calcext:value-type="float">
            <text:p>0.9</text:p>
          </table:table-cell>
          <table:table-cell office:value-type="float" office:value="0.752" calcext:value-type="float">
            <text:p>0.752</text:p>
          </table:table-cell>
          <table:table-cell office:value-type="float" office:value="1.083" calcext:value-type="float">
            <text:p>1.083</text:p>
          </table:table-cell>
          <table:table-cell office:value-type="float" office:value="1.255" calcext:value-type="float">
            <text:p>1.255</text:p>
          </table:table-cell>
          <table:table-cell office:value-type="float" office:value="1.522" calcext:value-type="float">
            <text:p>1.522</text:p>
          </table:table-cell>
          <table:table-cell office:value-type="float" office:value="1.745" calcext:value-type="float">
            <text:p>1.745</text:p>
          </table:table-cell>
          <table:table-cell office:value-type="float" office:value="1.97" calcext:value-type="float">
            <text:p>1.97</text:p>
          </table:table-cell>
          <table:table-cell office:value-type="float" office:value="2.461" calcext:value-type="float">
            <text:p>2.461</text:p>
          </table:table-cell>
          <table:table-cell office:value-type="float" office:value="4.876" calcext:value-type="float">
            <text:p>4.876</text:p>
          </table:table-cell>
          <table:table-cell office:value-type="float" office:value="91.338" calcext:value-type="float">
            <text:p>91.338</text:p>
          </table:table-cell>
          <table:table-cell office:value-type="float" office:value="1.623" calcext:value-type="float">
            <text:p>1.623</text:p>
          </table:table-cell>
          <table:table-cell office:value-type="float" office:value="2.626" calcext:value-type="float">
            <text:p>2.62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2" calcext:value-type="float">
            <text:p>0.46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0.962" calcext:value-type="float">
            <text:p>0.96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73" calcext:value-type="float">
            <text:p>1.773</text:p>
          </table:table-cell>
          <table:table-cell office:value-type="float" office:value="92.733" calcext:value-type="float">
            <text:p>92.733</text:p>
          </table:table-cell>
          <table:table-cell office:value-type="float" office:value="0.74" calcext:value-type="float">
            <text:p>0.74</text:p>
          </table:table-cell>
          <table:table-cell office:value-type="float" office:value="1.716" calcext:value-type="float">
            <text:p>1.716</text:p>
          </table:table-cell>
          <table:table-cell office:value-type="float" office:value="2.671" calcext:value-type="float">
            <text:p>2.671</text:p>
          </table:table-cell>
          <table:table-cell office:value-type="float" office:value="3.571" calcext:value-type="float">
            <text:p>3.571</text:p>
          </table:table-cell>
          <table:table-cell office:value-type="float" office:value="3.952" calcext:value-type="float">
            <text:p>3.952</text:p>
          </table:table-cell>
          <table:table-cell office:value-type="float" office:value="4.503" calcext:value-type="float">
            <text:p>4.503</text:p>
          </table:table-cell>
          <table:table-cell office:value-type="float" office:value="4.962" calcext:value-type="float">
            <text:p>4.962</text:p>
          </table:table-cell>
          <table:table-cell office:value-type="float" office:value="5.446" calcext:value-type="float">
            <text:p>5.446</text:p>
          </table:table-cell>
          <table:table-cell office:value-type="float" office:value="7.301" calcext:value-type="float">
            <text:p>7.301</text:p>
          </table:table-cell>
          <table:table-cell office:value-type="float" office:value="13.84" calcext:value-type="float">
            <text:p>13.84</text:p>
          </table:table-cell>
          <table:table-cell office:value-type="float" office:value="96.107" calcext:value-type="float">
            <text:p>96.107</text:p>
          </table:table-cell>
          <table:table-cell office:value-type="float" office:value="4.645" calcext:value-type="float">
            <text:p>4.645</text:p>
          </table:table-cell>
          <table:table-cell office:value-type="float" office:value="3.763" calcext:value-type="float">
            <text:p>3.763</text:p>
          </table:table-cell>
          <table:table-cell office:value-type="float" office:value="1031.217" calcext:value-type="float">
            <text:p>1031.21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38" calcext:value-type="float">
            <text:p>0.738</text:p>
          </table:table-cell>
          <table:table-cell office:value-type="float" office:value="1.377" calcext:value-type="float">
            <text:p>1.377</text:p>
          </table:table-cell>
          <table:table-cell office:value-type="float" office:value="2.502" calcext:value-type="float">
            <text:p>2.502</text:p>
          </table:table-cell>
          <table:table-cell office:value-type="float" office:value="4.301" calcext:value-type="float">
            <text:p>4.301</text:p>
          </table:table-cell>
          <table:table-cell office:value-type="float" office:value="5.207" calcext:value-type="float">
            <text:p>5.207</text:p>
          </table:table-cell>
          <table:table-cell office:value-type="float" office:value="5.805" calcext:value-type="float">
            <text:p>5.805</text:p>
          </table:table-cell>
          <table:table-cell office:value-type="float" office:value="6.939" calcext:value-type="float">
            <text:p>6.939</text:p>
          </table:table-cell>
          <table:table-cell office:value-type="float" office:value="8.394" calcext:value-type="float">
            <text:p>8.394</text:p>
          </table:table-cell>
          <table:table-cell office:value-type="float" office:value="162.505" calcext:value-type="float">
            <text:p>162.505</text:p>
          </table:table-cell>
          <table:table-cell office:value-type="float" office:value="3.132" calcext:value-type="float">
            <text:p>3.132</text:p>
          </table:table-cell>
          <table:table-cell office:value-type="float" office:value="3.438" calcext:value-type="float">
            <text:p>3.4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606" calcext:value-type="float">
            <text:p>0.606</text:p>
          </table:table-cell>
          <table:table-cell office:value-type="float" office:value="0.814" calcext:value-type="float">
            <text:p>0.814</text:p>
          </table:table-cell>
          <table:table-cell office:value-type="float" office:value="1.59" calcext:value-type="float">
            <text:p>1.59</text:p>
          </table:table-cell>
          <table:table-cell office:value-type="float" office:value="3.859" calcext:value-type="float">
            <text:p>3.859</text:p>
          </table:table-cell>
          <table:table-cell office:value-type="float" office:value="4.472" calcext:value-type="float">
            <text:p>4.472</text:p>
          </table:table-cell>
          <table:table-cell office:value-type="float" office:value="5.841" calcext:value-type="float">
            <text:p>5.841</text:p>
          </table:table-cell>
          <table:table-cell office:value-type="float" office:value="7.031" calcext:value-type="float">
            <text:p>7.031</text:p>
          </table:table-cell>
          <table:table-cell office:value-type="float" office:value="167.303" calcext:value-type="float">
            <text:p>167.303</text:p>
          </table:table-cell>
          <table:table-cell office:value-type="float" office:value="1.726" calcext:value-type="float">
            <text:p>1.726</text:p>
          </table:table-cell>
          <table:table-cell office:value-type="float" office:value="3.172" calcext:value-type="float">
            <text:p>3.172</text:p>
          </table:table-cell>
          <table:table-cell office:value-type="float" office:value="0.71" calcext:value-type="float">
            <text:p>0.71</text:p>
          </table:table-cell>
          <table:table-cell office:value-type="float" office:value="1.267" calcext:value-type="float">
            <text:p>1.267</text:p>
          </table:table-cell>
          <table:table-cell office:value-type="float" office:value="2.186" calcext:value-type="float">
            <text:p>2.186</text:p>
          </table:table-cell>
          <table:table-cell office:value-type="float" office:value="4.677" calcext:value-type="float">
            <text:p>4.677</text:p>
          </table:table-cell>
          <table:table-cell office:value-type="float" office:value="5.505" calcext:value-type="float">
            <text:p>5.505</text:p>
          </table:table-cell>
          <table:table-cell office:value-type="float" office:value="6.337" calcext:value-type="float">
            <text:p>6.337</text:p>
          </table:table-cell>
          <table:table-cell office:value-type="float" office:value="7.779" calcext:value-type="float">
            <text:p>7.779</text:p>
          </table:table-cell>
          <table:table-cell office:value-type="float" office:value="9.968" calcext:value-type="float">
            <text:p>9.968</text:p>
          </table:table-cell>
          <table:table-cell office:value-type="float" office:value="168.357" calcext:value-type="float">
            <text:p>168.357</text:p>
          </table:table-cell>
          <table:table-cell office:value-type="float" office:value="3.288" calcext:value-type="float">
            <text:p>3.288</text:p>
          </table:table-cell>
          <table:table-cell office:value-type="float" office:value="4.157" calcext:value-type="float">
            <text:p>4.157</text:p>
          </table:table-cell>
          <table:table-cell office:value-type="float" office:value="0.256" calcext:value-type="float">
            <text:p>0.256</text:p>
          </table:table-cell>
          <table:table-cell office:value-type="float" office:value="0.441" calcext:value-type="float">
            <text:p>0.441</text:p>
          </table:table-cell>
          <table:table-cell office:value-type="float" office:value="0.595" calcext:value-type="float">
            <text:p>0.595</text:p>
          </table:table-cell>
          <table:table-cell office:value-type="float" office:value="2.571" calcext:value-type="float">
            <text:p>2.571</text:p>
          </table:table-cell>
          <table:table-cell office:value-type="float" office:value="4.033" calcext:value-type="float">
            <text:p>4.033</text:p>
          </table:table-cell>
          <table:table-cell office:value-type="float" office:value="4.527" calcext:value-type="float">
            <text:p>4.527</text:p>
          </table:table-cell>
          <table:table-cell office:value-type="float" office:value="5.753" calcext:value-type="float">
            <text:p>5.753</text:p>
          </table:table-cell>
          <table:table-cell office:value-type="float" office:value="7.116" calcext:value-type="float">
            <text:p>7.116</text:p>
          </table:table-cell>
          <table:table-cell office:value-type="float" office:value="166.198" calcext:value-type="float">
            <text:p>166.198</text:p>
          </table:table-cell>
          <table:table-cell office:value-type="float" office:value="1.649" calcext:value-type="float">
            <text:p>1.649</text:p>
          </table:table-cell>
          <table:table-cell office:value-type="float" office:value="2.606" calcext:value-type="float">
            <text:p>2.606</text:p>
          </table:table-cell>
          <table:table-cell office:value-type="float" office:value="2.626" calcext:value-type="float">
            <text:p>2.626</text:p>
          </table:table-cell>
          <table:table-cell office:value-type="float" office:value="6.777" calcext:value-type="float">
            <text:p>6.777</text:p>
          </table:table-cell>
          <table:table-cell office:value-type="float" office:value="9.042" calcext:value-type="float">
            <text:p>9.042</text:p>
          </table:table-cell>
          <table:table-cell office:value-type="float" office:value="11.645" calcext:value-type="float">
            <text:p>11.645</text:p>
          </table:table-cell>
          <table:table-cell office:value-type="float" office:value="13.361" calcext:value-type="float">
            <text:p>13.361</text:p>
          </table:table-cell>
          <table:table-cell office:value-type="float" office:value="14.628" calcext:value-type="float">
            <text:p>14.628</text:p>
          </table:table-cell>
          <table:table-cell office:value-type="float" office:value="16.935" calcext:value-type="float">
            <text:p>16.935</text:p>
          </table:table-cell>
          <table:table-cell office:value-type="float" office:value="20.617" calcext:value-type="float">
            <text:p>20.617</text:p>
          </table:table-cell>
          <table:table-cell office:value-type="float" office:value="188.678" calcext:value-type="float">
            <text:p>188.678</text:p>
          </table:table-cell>
          <table:table-cell office:value-type="float" office:value="9.796" calcext:value-type="float">
            <text:p>9.796</text:p>
          </table:table-cell>
          <table:table-cell office:value-type="float" office:value="6.778" calcext:value-type="float">
            <text:p>6.778</text:p>
          </table:table-cell>
          <table:table-cell office:value-type="float" office:value="1215.588" calcext:value-type="float">
            <text:p>1215.588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1.216" calcext:value-type="float">
            <text:p>1.216</text:p>
          </table:table-cell>
          <table:table-cell office:value-type="float" office:value="1.485" calcext:value-type="float">
            <text:p>1.485</text:p>
          </table:table-cell>
          <table:table-cell office:value-type="float" office:value="1.944" calcext:value-type="float">
            <text:p>1.944</text:p>
          </table:table-cell>
          <table:table-cell office:value-type="float" office:value="2.31" calcext:value-type="float">
            <text:p>2.31</text:p>
          </table:table-cell>
          <table:table-cell office:value-type="float" office:value="2.627" calcext:value-type="float">
            <text:p>2.627</text:p>
          </table:table-cell>
          <table:table-cell office:value-type="float" office:value="3.353" calcext:value-type="float">
            <text:p>3.353</text:p>
          </table:table-cell>
          <table:table-cell office:value-type="float" office:value="5.907" calcext:value-type="float">
            <text:p>5.907</text:p>
          </table:table-cell>
          <table:table-cell office:value-type="float" office:value="100.836" calcext:value-type="float">
            <text:p>100.836</text:p>
          </table:table-cell>
          <table:table-cell office:value-type="float" office:value="1.962" calcext:value-type="float">
            <text:p>1.962</text:p>
          </table:table-cell>
          <table:table-cell office:value-type="float" office:value="3.366" calcext:value-type="float">
            <text:p>3.366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1" calcext:value-type="float">
            <text:p>0.651</text:p>
          </table:table-cell>
          <table:table-cell office:value-type="float" office:value="0.853" calcext:value-type="float">
            <text:p>0.853</text:p>
          </table:table-cell>
          <table:table-cell office:value-type="float" office:value="1.212" calcext:value-type="float">
            <text:p>1.212</text:p>
          </table:table-cell>
          <table:table-cell office:value-type="float" office:value="1.497" calcext:value-type="float">
            <text:p>1.497</text:p>
          </table:table-cell>
          <table:table-cell office:value-type="float" office:value="1.743" calcext:value-type="float">
            <text:p>1.743</text:p>
          </table:table-cell>
          <table:table-cell office:value-type="float" office:value="2.218" calcext:value-type="float">
            <text:p>2.218</text:p>
          </table:table-cell>
          <table:table-cell office:value-type="float" office:value="3.136" calcext:value-type="float">
            <text:p>3.136</text:p>
          </table:table-cell>
          <table:table-cell office:value-type="float" office:value="108.038" calcext:value-type="float">
            <text:p>108.038</text:p>
          </table:table-cell>
          <table:table-cell office:value-type="float" office:value="1.131" calcext:value-type="float">
            <text:p>1.131</text:p>
          </table:table-cell>
          <table:table-cell office:value-type="float" office:value="2.002" calcext:value-type="float">
            <text:p>2.002</text:p>
          </table:table-cell>
          <table:table-cell office:value-type="float" office:value="0.762" calcext:value-type="float">
            <text:p>0.762</text:p>
          </table:table-cell>
          <table:table-cell office:value-type="float" office:value="1.294" calcext:value-type="float">
            <text:p>1.294</text:p>
          </table:table-cell>
          <table:table-cell office:value-type="float" office:value="1.631" calcext:value-type="float">
            <text:p>1.631</text:p>
          </table:table-cell>
          <table:table-cell office:value-type="float" office:value="2.21" calcext:value-type="float">
            <text:p>2.21</text:p>
          </table:table-cell>
          <table:table-cell office:value-type="float" office:value="2.663" calcext:value-type="float">
            <text:p>2.663</text:p>
          </table:table-cell>
          <table:table-cell office:value-type="float" office:value="3.07" calcext:value-type="float">
            <text:p>3.07</text:p>
          </table:table-cell>
          <table:table-cell office:value-type="float" office:value="4.136" calcext:value-type="float">
            <text:p>4.136</text:p>
          </table:table-cell>
          <table:table-cell office:value-type="float" office:value="8.533" calcext:value-type="float">
            <text:p>8.533</text:p>
          </table:table-cell>
          <table:table-cell office:value-type="float" office:value="109.509" calcext:value-type="float">
            <text:p>109.509</text:p>
          </table:table-cell>
          <table:table-cell office:value-type="float" office:value="2.328" calcext:value-type="float">
            <text:p>2.328</text:p>
          </table:table-cell>
          <table:table-cell office:value-type="float" office:value="4.512" calcext:value-type="float">
            <text:p>4.51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1" calcext:value-type="float">
            <text:p>0.541</text:p>
          </table:table-cell>
          <table:table-cell office:value-type="float" office:value="0.715" calcext:value-type="float">
            <text:p>0.715</text:p>
          </table:table-cell>
          <table:table-cell office:value-type="float" office:value="1.027" calcext:value-type="float">
            <text:p>1.027</text:p>
          </table:table-cell>
          <table:table-cell office:value-type="float" office:value="1.289" calcext:value-type="float">
            <text:p>1.289</text:p>
          </table:table-cell>
          <table:table-cell office:value-type="float" office:value="1.526" calcext:value-type="float">
            <text:p>1.526</text:p>
          </table:table-cell>
          <table:table-cell office:value-type="float" office:value="1.999" calcext:value-type="float">
            <text:p>1.999</text:p>
          </table:table-cell>
          <table:table-cell office:value-type="float" office:value="3.032" calcext:value-type="float">
            <text:p>3.032</text:p>
          </table:table-cell>
          <table:table-cell office:value-type="float" office:value="108.155" calcext:value-type="float">
            <text:p>108.155</text:p>
          </table:table-cell>
          <table:table-cell office:value-type="float" office:value="1.031" calcext:value-type="float">
            <text:p>1.031</text:p>
          </table:table-cell>
          <table:table-cell office:value-type="float" office:value="2.39" calcext:value-type="float">
            <text:p>2.39</text:p>
          </table:table-cell>
          <table:table-cell office:value-type="float" office:value="2.704" calcext:value-type="float">
            <text:p>2.704</text:p>
          </table:table-cell>
          <table:table-cell office:value-type="float" office:value="4.426" calcext:value-type="float">
            <text:p>4.426</text:p>
          </table:table-cell>
          <table:table-cell office:value-type="float" office:value="5.177" calcext:value-type="float">
            <text:p>5.177</text:p>
          </table:table-cell>
          <table:table-cell office:value-type="float" office:value="6.271" calcext:value-type="float">
            <text:p>6.271</text:p>
          </table:table-cell>
          <table:table-cell office:value-type="float" office:value="7.241" calcext:value-type="float">
            <text:p>7.241</text:p>
          </table:table-cell>
          <table:table-cell office:value-type="float" office:value="8.304" calcext:value-type="float">
            <text:p>8.304</text:p>
          </table:table-cell>
          <table:table-cell office:value-type="float" office:value="12.111" calcext:value-type="float">
            <text:p>12.111</text:p>
          </table:table-cell>
          <table:table-cell office:value-type="float" office:value="20.949" calcext:value-type="float">
            <text:p>20.949</text:p>
          </table:table-cell>
          <table:table-cell office:value-type="float" office:value="113.554" calcext:value-type="float">
            <text:p>113.554</text:p>
          </table:table-cell>
          <table:table-cell office:value-type="float" office:value="6.451" calcext:value-type="float">
            <text:p>6.451</text:p>
          </table:table-cell>
          <table:table-cell office:value-type="float" office:value="6.541" calcext:value-type="float">
            <text:p>6.541</text:p>
          </table:table-cell>
          <table:table-cell office:value-type="float" office:value="1405.537" calcext:value-type="float">
            <text:p>1405.53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56" calcext:value-type="float">
            <text:p>0.756</text:p>
          </table:table-cell>
          <table:table-cell office:value-type="float" office:value="1.626" calcext:value-type="float">
            <text:p>1.626</text:p>
          </table:table-cell>
          <table:table-cell office:value-type="float" office:value="3.065" calcext:value-type="float">
            <text:p>3.065</text:p>
          </table:table-cell>
          <table:table-cell office:value-type="float" office:value="5.133" calcext:value-type="float">
            <text:p>5.133</text:p>
          </table:table-cell>
          <table:table-cell office:value-type="float" office:value="6.275" calcext:value-type="float">
            <text:p>6.275</text:p>
          </table:table-cell>
          <table:table-cell office:value-type="float" office:value="7.016" calcext:value-type="float">
            <text:p>7.016</text:p>
          </table:table-cell>
          <table:table-cell office:value-type="float" office:value="8.206" calcext:value-type="float">
            <text:p>8.206</text:p>
          </table:table-cell>
          <table:table-cell office:value-type="float" office:value="10.027" calcext:value-type="float">
            <text:p>10.027</text:p>
          </table:table-cell>
          <table:table-cell office:value-type="float" office:value="775.262" calcext:value-type="float">
            <text:p>775.262</text:p>
          </table:table-cell>
          <table:table-cell office:value-type="float" office:value="3.975" calcext:value-type="float">
            <text:p>3.975</text:p>
          </table:table-cell>
          <table:table-cell office:value-type="float" office:value="13.519" calcext:value-type="float">
            <text:p>13.5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705" calcext:value-type="float">
            <text:p>0.705</text:p>
          </table:table-cell>
          <table:table-cell office:value-type="float" office:value="1.027" calcext:value-type="float">
            <text:p>1.027</text:p>
          </table:table-cell>
          <table:table-cell office:value-type="float" office:value="2.361" calcext:value-type="float">
            <text:p>2.361</text:p>
          </table:table-cell>
          <table:table-cell office:value-type="float" office:value="4.791" calcext:value-type="float">
            <text:p>4.791</text:p>
          </table:table-cell>
          <table:table-cell office:value-type="float" office:value="5.665" calcext:value-type="float">
            <text:p>5.665</text:p>
          </table:table-cell>
          <table:table-cell office:value-type="float" office:value="7.131" calcext:value-type="float">
            <text:p>7.131</text:p>
          </table:table-cell>
          <table:table-cell office:value-type="float" office:value="8.76" calcext:value-type="float">
            <text:p>8.76</text:p>
          </table:table-cell>
          <table:table-cell office:value-type="float" office:value="758.886" calcext:value-type="float">
            <text:p>758.886</text:p>
          </table:table-cell>
          <table:table-cell office:value-type="float" office:value="2.219" calcext:value-type="float">
            <text:p>2.219</text:p>
          </table:table-cell>
          <table:table-cell office:value-type="float" office:value="7.066" calcext:value-type="float">
            <text:p>7.066</text:p>
          </table:table-cell>
          <table:table-cell office:value-type="float" office:value="0.676" calcext:value-type="float">
            <text:p>0.676</text:p>
          </table:table-cell>
          <table:table-cell office:value-type="float" office:value="1.481" calcext:value-type="float">
            <text:p>1.481</text:p>
          </table:table-cell>
          <table:table-cell office:value-type="float" office:value="2.874" calcext:value-type="float">
            <text:p>2.874</text:p>
          </table:table-cell>
          <table:table-cell office:value-type="float" office:value="5.42" calcext:value-type="float">
            <text:p>5.42</text:p>
          </table:table-cell>
          <table:table-cell office:value-type="float" office:value="6.536" calcext:value-type="float">
            <text:p>6.536</text:p>
          </table:table-cell>
          <table:table-cell office:value-type="float" office:value="7.526" calcext:value-type="float">
            <text:p>7.526</text:p>
          </table:table-cell>
          <table:table-cell office:value-type="float" office:value="9.033" calcext:value-type="float">
            <text:p>9.033</text:p>
          </table:table-cell>
          <table:table-cell office:value-type="float" office:value="11.969" calcext:value-type="float">
            <text:p>11.969</text:p>
          </table:table-cell>
          <table:table-cell office:value-type="float" office:value="767.096" calcext:value-type="float">
            <text:p>767.096</text:p>
          </table:table-cell>
          <table:table-cell office:value-type="float" office:value="4.218" calcext:value-type="float">
            <text:p>4.218</text:p>
          </table:table-cell>
          <table:table-cell office:value-type="float" office:value="15.51" calcext:value-type="float">
            <text:p>15.51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3" calcext:value-type="float">
            <text:p>0.483</text:p>
          </table:table-cell>
          <table:table-cell office:value-type="float" office:value="0.709" calcext:value-type="float">
            <text:p>0.709</text:p>
          </table:table-cell>
          <table:table-cell office:value-type="float" office:value="3.077" calcext:value-type="float">
            <text:p>3.077</text:p>
          </table:table-cell>
          <table:table-cell office:value-type="float" office:value="4.683" calcext:value-type="float">
            <text:p>4.683</text:p>
          </table:table-cell>
          <table:table-cell office:value-type="float" office:value="5.362" calcext:value-type="float">
            <text:p>5.362</text:p>
          </table:table-cell>
          <table:table-cell office:value-type="float" office:value="6.904" calcext:value-type="float">
            <text:p>6.904</text:p>
          </table:table-cell>
          <table:table-cell office:value-type="float" office:value="8.183" calcext:value-type="float">
            <text:p>8.183</text:p>
          </table:table-cell>
          <table:table-cell office:value-type="float" office:value="757.562" calcext:value-type="float">
            <text:p>757.562</text:p>
          </table:table-cell>
          <table:table-cell office:value-type="float" office:value="2.054" calcext:value-type="float">
            <text:p>2.054</text:p>
          </table:table-cell>
          <table:table-cell office:value-type="float" office:value="8.83" calcext:value-type="float">
            <text:p>8.83</text:p>
          </table:table-cell>
          <table:table-cell office:value-type="float" office:value="2.807" calcext:value-type="float">
            <text:p>2.807</text:p>
          </table:table-cell>
          <table:table-cell office:value-type="float" office:value="8.046" calcext:value-type="float">
            <text:p>8.046</text:p>
          </table:table-cell>
          <table:table-cell office:value-type="float" office:value="10.843" calcext:value-type="float">
            <text:p>10.843</text:p>
          </table:table-cell>
          <table:table-cell office:value-type="float" office:value="14.108" calcext:value-type="float">
            <text:p>14.10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7.834" calcext:value-type="float">
            <text:p>17.834</text:p>
          </table:table-cell>
          <table:table-cell office:value-type="float" office:value="20.772" calcext:value-type="float">
            <text:p>20.772</text:p>
          </table:table-cell>
          <table:table-cell office:value-type="float" office:value="25.219" calcext:value-type="float">
            <text:p>25.219</text:p>
          </table:table-cell>
          <table:table-cell office:value-type="float" office:value="800.753" calcext:value-type="float">
            <text:p>800.753</text:p>
          </table:table-cell>
          <table:table-cell office:value-type="float" office:value="12.466" calcext:value-type="float">
            <text:p>12.466</text:p>
          </table:table-cell>
          <table:table-cell office:value-type="float" office:value="24.648" calcext:value-type="float">
            <text:p>24.648</text:p>
          </table:table-cell>
          <table:table-cell office:value-type="float" office:value="1443.837" calcext:value-type="float">
            <text:p>1443.837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8" calcext:value-type="float">
            <text:p>0.78</text:p>
          </table:table-cell>
          <table:table-cell office:value-type="float" office:value="1.553" calcext:value-type="float">
            <text:p>1.553</text:p>
          </table:table-cell>
          <table:table-cell office:value-type="float" office:value="2.197" calcext:value-type="float">
            <text:p>2.197</text:p>
          </table:table-cell>
          <table:table-cell office:value-type="float" office:value="3.27" calcext:value-type="float">
            <text:p>3.27</text:p>
          </table:table-cell>
          <table:table-cell office:value-type="float" office:value="4.064" calcext:value-type="float">
            <text:p>4.064</text:p>
          </table:table-cell>
          <table:table-cell office:value-type="float" office:value="4.755" calcext:value-type="float">
            <text:p>4.755</text:p>
          </table:table-cell>
          <table:table-cell office:value-type="float" office:value="6.196" calcext:value-type="float">
            <text:p>6.196</text:p>
          </table:table-cell>
          <table:table-cell office:value-type="float" office:value="10.072" calcext:value-type="float">
            <text:p>10.072</text:p>
          </table:table-cell>
          <table:table-cell office:value-type="float" office:value="311.599" calcext:value-type="float">
            <text:p>311.599</text:p>
          </table:table-cell>
          <table:table-cell office:value-type="float" office:value="2.975" calcext:value-type="float">
            <text:p>2.975</text:p>
          </table:table-cell>
          <table:table-cell office:value-type="float" office:value="4.164" calcext:value-type="float">
            <text:p>4.164</text:p>
          </table:table-cell>
          <table:table-cell office:value-type="float" office:value="0.372" calcext:value-type="float">
            <text:p>0.372</text:p>
          </table:table-cell>
          <table:table-cell office:value-type="float" office:value="0.9" calcext:value-type="float">
            <text:p>0.9</text:p>
          </table:table-cell>
          <table:table-cell office:value-type="float" office:value="1.365" calcext:value-type="float">
            <text:p>1.365</text:p>
          </table:table-cell>
          <table:table-cell office:value-type="float" office:value="2.199" calcext:value-type="float">
            <text:p>2.199</text:p>
          </table:table-cell>
          <table:table-cell office:value-type="float" office:value="2.783" calcext:value-type="float">
            <text:p>2.783</text:p>
          </table:table-cell>
          <table:table-cell office:value-type="float" office:value="3.254" calcext:value-type="float">
            <text:p>3.254</text:p>
          </table:table-cell>
          <table:table-cell office:value-type="float" office:value="4.125" calcext:value-type="float">
            <text:p>4.125</text:p>
          </table:table-cell>
          <table:table-cell office:value-type="float" office:value="5.678" calcext:value-type="float">
            <text:p>5.678</text:p>
          </table:table-cell>
          <table:table-cell office:value-type="float" office:value="319.74" calcext:value-type="float">
            <text:p>319.74</text:p>
          </table:table-cell>
          <table:table-cell office:value-type="float" office:value="1.986" calcext:value-type="float">
            <text:p>1.986</text:p>
          </table:table-cell>
          <table:table-cell office:value-type="float" office:value="6.149" calcext:value-type="float">
            <text:p>6.149</text:p>
          </table:table-cell>
          <table:table-cell office:value-type="float" office:value="0.8" calcext:value-type="float">
            <text:p>0.8</text:p>
          </table:table-cell>
          <table:table-cell office:value-type="float" office:value="1.824" calcext:value-type="float">
            <text:p>1.824</text:p>
          </table:table-cell>
          <table:table-cell office:value-type="float" office:value="2.652" calcext:value-type="float">
            <text:p>2.652</text:p>
          </table:table-cell>
          <table:table-cell office:value-type="float" office:value="3.868" calcext:value-type="float">
            <text:p>3.868</text:p>
          </table:table-cell>
          <table:table-cell office:value-type="float" office:value="4.715" calcext:value-type="float">
            <text:p>4.715</text:p>
          </table:table-cell>
          <table:table-cell office:value-type="float" office:value="5.468" calcext:value-type="float">
            <text:p>5.468</text:p>
          </table:table-cell>
          <table:table-cell office:value-type="float" office:value="7.332" calcext:value-type="float">
            <text:p>7.332</text:p>
          </table:table-cell>
          <table:table-cell office:value-type="float" office:value="15.058" calcext:value-type="float">
            <text:p>15.058</text:p>
          </table:table-cell>
          <table:table-cell office:value-type="float" office:value="324.732" calcext:value-type="float">
            <text:p>324.732</text:p>
          </table:table-cell>
          <table:table-cell office:value-type="float" office:value="3.797" calcext:value-type="float">
            <text:p>3.797</text:p>
          </table:table-cell>
          <table:table-cell office:value-type="float" office:value="9.169" calcext:value-type="float">
            <text:p>9.169</text:p>
          </table:table-cell>
          <table:table-cell office:value-type="float" office:value="0.337" calcext:value-type="float">
            <text:p>0.337</text:p>
          </table:table-cell>
          <table:table-cell office:value-type="float" office:value="0.737" calcext:value-type="float">
            <text:p>0.737</text:p>
          </table:table-cell>
          <table:table-cell office:value-type="float" office:value="1.135" calcext:value-type="float">
            <text:p>1.135</text:p>
          </table:table-cell>
          <table:table-cell office:value-type="float" office:value="1.879" calcext:value-type="float">
            <text:p>1.879</text:p>
          </table:table-cell>
          <table:table-cell office:value-type="float" office:value="2.433" calcext:value-type="float">
            <text:p>2.433</text:p>
          </table:table-cell>
          <table:table-cell office:value-type="float" office:value="2.86" calcext:value-type="float">
            <text:p>2.86</text:p>
          </table:table-cell>
          <table:table-cell office:value-type="float" office:value="3.665" calcext:value-type="float">
            <text:p>3.665</text:p>
          </table:table-cell>
          <table:table-cell office:value-type="float" office:value="5.143" calcext:value-type="float">
            <text:p>5.143</text:p>
          </table:table-cell>
          <table:table-cell office:value-type="float" office:value="318.956" calcext:value-type="float">
            <text:p>318.956</text:p>
          </table:table-cell>
          <table:table-cell office:value-type="float" office:value="1.647" calcext:value-type="float">
            <text:p>1.647</text:p>
          </table:table-cell>
          <table:table-cell office:value-type="float" office:value="3.743" calcext:value-type="float">
            <text:p>3.743</text:p>
          </table:table-cell>
          <table:table-cell office:value-type="float" office:value="2.828" calcext:value-type="float">
            <text:p>2.828</text:p>
          </table:table-cell>
          <table:table-cell office:value-type="float" office:value="6.661" calcext:value-type="float">
            <text:p>6.661</text:p>
          </table:table-cell>
          <table:table-cell office:value-type="float" office:value="8.434" calcext:value-type="float">
            <text:p>8.434</text:p>
          </table:table-cell>
          <table:table-cell office:value-type="float" office:value="10.895" calcext:value-type="float">
            <text:p>10.895</text:p>
          </table:table-cell>
          <table:table-cell office:value-type="float" office:value="12.871" calcext:value-type="float">
            <text:p>12.871</text:p>
          </table:table-cell>
          <table:table-cell office:value-type="float" office:value="14.729" calcext:value-type="float">
            <text:p>14.729</text:p>
          </table:table-cell>
          <table:table-cell office:value-type="float" office:value="20.7" calcext:value-type="float">
            <text:p>20.7</text:p>
          </table:table-cell>
          <table:table-cell office:value-type="float" office:value="31.144" calcext:value-type="float">
            <text:p>31.144</text:p>
          </table:table-cell>
          <table:table-cell office:value-type="float" office:value="370.561" calcext:value-type="float">
            <text:p>370.561</text:p>
          </table:table-cell>
          <table:table-cell office:value-type="float" office:value="10.406" calcext:value-type="float">
            <text:p>10.406</text:p>
          </table:table-cell>
          <table:table-cell office:value-type="float" office:value="12.786" calcext:value-type="float">
            <text:p>12.786</text:p>
          </table:table-cell>
          <table:table-cell office:value-type="float" office:value="1571.624" calcext:value-type="float">
            <text:p>1571.6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1.861" calcext:value-type="float">
            <text:p>1.861</text:p>
          </table:table-cell>
          <table:table-cell office:value-type="float" office:value="3.5" calcext:value-type="float">
            <text:p>3.5</text:p>
          </table:table-cell>
          <table:table-cell office:value-type="float" office:value="5.723" calcext:value-type="float">
            <text:p>5.723</text:p>
          </table:table-cell>
          <table:table-cell office:value-type="float" office:value="6.853" calcext:value-type="float">
            <text:p>6.853</text:p>
          </table:table-cell>
          <table:table-cell office:value-type="float" office:value="7.666" calcext:value-type="float">
            <text:p>7.666</text:p>
          </table:table-cell>
          <table:table-cell office:value-type="float" office:value="8.962" calcext:value-type="float">
            <text:p>8.962</text:p>
          </table:table-cell>
          <table:table-cell office:value-type="float" office:value="10.713" calcext:value-type="float">
            <text:p>10.713</text:p>
          </table:table-cell>
          <table:table-cell office:value-type="float" office:value="297.896" calcext:value-type="float">
            <text:p>297.896</text:p>
          </table:table-cell>
          <table:table-cell office:value-type="float" office:value="4.156" calcext:value-type="float">
            <text:p>4.156</text:p>
          </table:table-cell>
          <table:table-cell office:value-type="float" office:value="4.437" calcext:value-type="float">
            <text:p>4.437</text:p>
          </table:table-cell>
          <table:table-cell office:value-type="float" office:value="0.347" calcext:value-type="float">
            <text:p>0.347</text:p>
          </table:table-cell>
          <table:table-cell office:value-type="float" office:value="0.8" calcext:value-type="float">
            <text:p>0.8</text:p>
          </table:table-cell>
          <table:table-cell office:value-type="float" office:value="1.261" calcext:value-type="float">
            <text:p>1.261</text:p>
          </table:table-cell>
          <table:table-cell office:value-type="float" office:value="3.772" calcext:value-type="float">
            <text:p>3.772</text:p>
          </table:table-cell>
          <table:table-cell office:value-type="float" office:value="5.585" calcext:value-type="float">
            <text:p>5.585</text:p>
          </table:table-cell>
          <table:table-cell office:value-type="float" office:value="6.537" calcext:value-type="float">
            <text:p>6.537</text:p>
          </table:table-cell>
          <table:table-cell office:value-type="float" office:value="7.952" calcext:value-type="float">
            <text:p>7.952</text:p>
          </table:table-cell>
          <table:table-cell office:value-type="float" office:value="9.439" calcext:value-type="float">
            <text:p>9.439</text:p>
          </table:table-cell>
          <table:table-cell office:value-type="float" office:value="162.227" calcext:value-type="float">
            <text:p>162.227</text:p>
          </table:table-cell>
          <table:table-cell office:value-type="float" office:value="2.551" calcext:value-type="float">
            <text:p>2.551</text:p>
          </table:table-cell>
          <table:table-cell office:value-type="float" office:value="3.252" calcext:value-type="float">
            <text:p>3.252</text:p>
          </table:table-cell>
          <table:table-cell office:value-type="float" office:value="0.697" calcext:value-type="float">
            <text:p>0.697</text:p>
          </table:table-cell>
          <table:table-cell office:value-type="float" office:value="1.692" calcext:value-type="float">
            <text:p>1.692</text:p>
          </table:table-cell>
          <table:table-cell office:value-type="float" office:value="3.395" calcext:value-type="float">
            <text:p>3.395</text:p>
          </table:table-cell>
          <table:table-cell office:value-type="float" office:value="6.066" calcext:value-type="float">
            <text:p>6.066</text:p>
          </table:table-cell>
          <table:table-cell office:value-type="float" office:value="7.399" calcext:value-type="float">
            <text:p>7.399</text:p>
          </table:table-cell>
          <table:table-cell office:value-type="float" office:value="8.382" calcext:value-type="float">
            <text:p>8.382</text:p>
          </table:table-cell>
          <table:table-cell office:value-type="float" office:value="9.891" calcext:value-type="float">
            <text:p>9.891</text:p>
          </table:table-cell>
          <table:table-cell office:value-type="float" office:value="12.329" calcext:value-type="float">
            <text:p>12.329</text:p>
          </table:table-cell>
          <table:table-cell office:value-type="float" office:value="307.609" calcext:value-type="float">
            <text:p>307.609</text:p>
          </table:table-cell>
          <table:table-cell office:value-type="float" office:value="4.66" calcext:value-type="float">
            <text:p>4.66</text:p>
          </table:table-cell>
          <table:table-cell office:value-type="float" office:value="10.416" calcext:value-type="float">
            <text:p>10.4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53" calcext:value-type="float">
            <text:p>0.53</text:p>
          </table:table-cell>
          <table:table-cell office:value-type="float" office:value="0.852" calcext:value-type="float">
            <text:p>0.852</text:p>
          </table:table-cell>
          <table:table-cell office:value-type="float" office:value="3.917" calcext:value-type="float">
            <text:p>3.917</text:p>
          </table:table-cell>
          <table:table-cell office:value-type="float" office:value="5.216" calcext:value-type="float">
            <text:p>5.216</text:p>
          </table:table-cell>
          <table:table-cell office:value-type="float" office:value="6.059" calcext:value-type="float">
            <text:p>6.059</text:p>
          </table:table-cell>
          <table:table-cell office:value-type="float" office:value="7.546" calcext:value-type="float">
            <text:p>7.546</text:p>
          </table:table-cell>
          <table:table-cell office:value-type="float" office:value="8.788" calcext:value-type="float">
            <text:p>8.788</text:p>
          </table:table-cell>
          <table:table-cell office:value-type="float" office:value="218.983" calcext:value-type="float">
            <text:p>218.983</text:p>
          </table:table-cell>
          <table:table-cell office:value-type="float" office:value="2.257" calcext:value-type="float">
            <text:p>2.257</text:p>
          </table:table-cell>
          <table:table-cell office:value-type="float" office:value="3.585" calcext:value-type="float">
            <text:p>3.585</text:p>
          </table:table-cell>
          <table:table-cell office:value-type="float" office:value="2.671" calcext:value-type="float">
            <text:p>2.671</text:p>
          </table:table-cell>
          <table:table-cell office:value-type="float" office:value="9.289" calcext:value-type="float">
            <text:p>9.289</text:p>
          </table:table-cell>
          <table:table-cell office:value-type="float" office:value="12.434" calcext:value-type="float">
            <text:p>12.434</text:p>
          </table:table-cell>
          <table:table-cell office:value-type="float" office:value="16.077" calcext:value-type="float">
            <text:p>16.077</text:p>
          </table:table-cell>
          <table:table-cell office:value-type="float" office:value="18.316" calcext:value-type="float">
            <text:p>18.316</text:p>
          </table:table-cell>
          <table:table-cell office:value-type="float" office:value="20.064" calcext:value-type="float">
            <text:p>20.064</text:p>
          </table:table-cell>
          <table:table-cell office:value-type="float" office:value="22.935" calcext:value-type="float">
            <text:p>22.935</text:p>
          </table:table-cell>
          <table:table-cell office:value-type="float" office:value="27.227" calcext:value-type="float">
            <text:p>27.227</text:p>
          </table:table-cell>
          <table:table-cell office:value-type="float" office:value="327.717" calcext:value-type="float">
            <text:p>327.717</text:p>
          </table:table-cell>
          <table:table-cell office:value-type="float" office:value="13.624" calcext:value-type="float">
            <text:p>13.624</text:p>
          </table:table-cell>
          <table:table-cell office:value-type="float" office:value="12.642" calcext:value-type="float">
            <text:p>12.642</text:p>
          </table:table-cell>
          <table:table-cell office:value-type="float" office:value="1741.635" calcext:value-type="float">
            <text:p>1741.635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7" calcext:value-type="float">
            <text:p>0.827</text:p>
          </table:table-cell>
          <table:table-cell office:value-type="float" office:value="2.089" calcext:value-type="float">
            <text:p>2.089</text:p>
          </table:table-cell>
          <table:table-cell office:value-type="float" office:value="3.39" calcext:value-type="float">
            <text:p>3.39</text:p>
          </table:table-cell>
          <table:table-cell office:value-type="float" office:value="5.537" calcext:value-type="float">
            <text:p>5.537</text:p>
          </table:table-cell>
          <table:table-cell office:value-type="float" office:value="7.153" calcext:value-type="float">
            <text:p>7.153</text:p>
          </table:table-cell>
          <table:table-cell office:value-type="float" office:value="8.577" calcext:value-type="float">
            <text:p>8.577</text:p>
          </table:table-cell>
          <table:table-cell office:value-type="float" office:value="11.308" calcext:value-type="float">
            <text:p>11.308</text:p>
          </table:table-cell>
          <table:table-cell office:value-type="float" office:value="17.31" calcext:value-type="float">
            <text:p>17.31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4.775" calcext:value-type="float">
            <text:p>4.775</text:p>
          </table:table-cell>
          <table:table-cell office:value-type="float" office:value="6.079" calcext:value-type="float">
            <text:p>6.079</text:p>
          </table:table-cell>
          <table:table-cell office:value-type="float" office:value="0.388" calcext:value-type="float">
            <text:p>0.388</text:p>
          </table:table-cell>
          <table:table-cell office:value-type="float" office:value="1.152" calcext:value-type="float">
            <text:p>1.152</text:p>
          </table:table-cell>
          <table:table-cell office:value-type="float" office:value="1.884" calcext:value-type="float">
            <text:p>1.884</text:p>
          </table:table-cell>
          <table:table-cell office:value-type="float" office:value="3.249" calcext:value-type="float">
            <text:p>3.249</text:p>
          </table:table-cell>
          <table:table-cell office:value-type="float" office:value="4.214" calcext:value-type="float">
            <text:p>4.214</text:p>
          </table:table-cell>
          <table:table-cell office:value-type="float" office:value="4.974" calcext:value-type="float">
            <text:p>4.974</text:p>
          </table:table-cell>
          <table:table-cell office:value-type="float" office:value="6.279" calcext:value-type="float">
            <text:p>6.279</text:p>
          </table:table-cell>
          <table:table-cell office:value-type="float" office:value="8.755" calcext:value-type="float">
            <text:p>8.75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2.677" calcext:value-type="float">
            <text:p>2.677</text:p>
          </table:table-cell>
          <table:table-cell office:value-type="float" office:value="3.899" calcext:value-type="float">
            <text:p>3.899</text:p>
          </table:table-cell>
          <table:table-cell office:value-type="float" office:value="0.766" calcext:value-type="float">
            <text:p>0.766</text:p>
          </table:table-cell>
          <table:table-cell office:value-type="float" office:value="2.387" calcext:value-type="float">
            <text:p>2.387</text:p>
          </table:table-cell>
          <table:table-cell office:value-type="float" office:value="3.737" calcext:value-type="float">
            <text:p>3.737</text:p>
          </table:table-cell>
          <table:table-cell office:value-type="float" office:value="5.702" calcext:value-type="float">
            <text:p>5.702</text:p>
          </table:table-cell>
          <table:table-cell office:value-type="float" office:value="7.022" calcext:value-type="float">
            <text:p>7.022</text:p>
          </table:table-cell>
          <table:table-cell office:value-type="float" office:value="8.121" calcext:value-type="float">
            <text:p>8.121</text:p>
          </table:table-cell>
          <table:table-cell office:value-type="float" office:value="10.728" calcext:value-type="float">
            <text:p>10.728</text:p>
          </table:table-cell>
          <table:table-cell office:value-type="float" office:value="19.462" calcext:value-type="float">
            <text:p>19.462</text:p>
          </table:table-cell>
          <table:table-cell office:value-type="float" office:value="154.362" calcext:value-type="float">
            <text:p>154.362</text:p>
          </table:table-cell>
          <table:table-cell office:value-type="float" office:value="5.025" calcext:value-type="float">
            <text:p>5.025</text:p>
          </table:table-cell>
          <table:table-cell office:value-type="float" office:value="6.784" calcext:value-type="float">
            <text:p>6.784</text:p>
          </table:table-cell>
          <table:table-cell office:value-type="float" office:value="0.331" calcext:value-type="float">
            <text:p>0.331</text:p>
          </table:table-cell>
          <table:table-cell office:value-type="float" office:value="0.964" calcext:value-type="float">
            <text:p>0.964</text:p>
          </table:table-cell>
          <table:table-cell office:value-type="float" office:value="1.657" calcext:value-type="float">
            <text:p>1.657</text:p>
          </table:table-cell>
          <table:table-cell office:value-type="float" office:value="2.931" calcext:value-type="float">
            <text:p>2.931</text:p>
          </table:table-cell>
          <table:table-cell office:value-type="float" office:value="3.821" calcext:value-type="float">
            <text:p>3.821</text:p>
          </table:table-cell>
          <table:table-cell office:value-type="float" office:value="4.538" calcext:value-type="float">
            <text:p>4.538</text:p>
          </table:table-cell>
          <table:table-cell office:value-type="float" office:value="5.825" calcext:value-type="float">
            <text:p>5.825</text:p>
          </table:table-cell>
          <table:table-cell office:value-type="float" office:value="8.211" calcext:value-type="float">
            <text:p>8.211</text:p>
          </table:table-cell>
          <table:table-cell office:value-type="float" office:value="145.968" calcext:value-type="float">
            <text:p>145.968</text:p>
          </table:table-cell>
          <table:table-cell office:value-type="float" office:value="2.435" calcext:value-type="float">
            <text:p>2.435</text:p>
          </table:table-cell>
          <table:table-cell office:value-type="float" office:value="4.018" calcext:value-type="float">
            <text:p>4.018</text:p>
          </table:table-cell>
          <table:table-cell office:value-type="float" office:value="2.986" calcext:value-type="float">
            <text:p>2.986</text:p>
          </table:table-cell>
          <table:table-cell office:value-type="float" office:value="9.262" calcext:value-type="float">
            <text:p>9.262</text:p>
          </table:table-cell>
          <table:table-cell office:value-type="float" office:value="12.684" calcext:value-type="float">
            <text:p>12.684</text:p>
          </table:table-cell>
          <table:table-cell office:value-type="float" office:value="17.099" calcext:value-type="float">
            <text:p>17.099</text:p>
          </table:table-cell>
          <table:table-cell office:value-type="float" office:value="20.31" calcext:value-type="float">
            <text:p>20.31</text:p>
          </table:table-cell>
          <table:table-cell office:value-type="float" office:value="23.244" calcext:value-type="float">
            <text:p>23.244</text:p>
          </table:table-cell>
          <table:table-cell office:value-type="float" office:value="30.19" calcext:value-type="float">
            <text:p>30.19</text:p>
          </table:table-cell>
          <table:table-cell office:value-type="float" office:value="43.878" calcext:value-type="float">
            <text:p>43.878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4.912" calcext:value-type="float">
            <text:p>14.912</text:p>
          </table:table-cell>
          <table:table-cell office:value-type="float" office:value="11.094" calcext:value-type="float">
            <text:p>11.094</text:p>
          </table:table-cell>
          <table:table-cell office:value-type="float" office:value="1669.577" calcext:value-type="float">
            <text:p>1669.57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25" calcext:value-type="float">
            <text:p>0.725</text:p>
          </table:table-cell>
          <table:table-cell office:value-type="float" office:value="2.302" calcext:value-type="float">
            <text:p>2.302</text:p>
          </table:table-cell>
          <table:table-cell office:value-type="float" office:value="4.486" calcext:value-type="float">
            <text:p>4.486</text:p>
          </table:table-cell>
          <table:table-cell office:value-type="float" office:value="7.159" calcext:value-type="float">
            <text:p>7.159</text:p>
          </table:table-cell>
          <table:table-cell office:value-type="float" office:value="8.634" calcext:value-type="float">
            <text:p>8.634</text:p>
          </table:table-cell>
          <table:table-cell office:value-type="float" office:value="9.8" calcext:value-type="float">
            <text:p>9.8</text:p>
          </table:table-cell>
          <table:table-cell office:value-type="float" office:value="11.723" calcext:value-type="float">
            <text:p>11.723</text:p>
          </table:table-cell>
          <table:table-cell office:value-type="float" office:value="15.37" calcext:value-type="float">
            <text:p>15.37</text:p>
          </table:table-cell>
          <table:table-cell office:value-type="float" office:value="268.759" calcext:value-type="float">
            <text:p>268.759</text:p>
          </table:table-cell>
          <table:table-cell office:value-type="float" office:value="5.484" calcext:value-type="float">
            <text:p>5.484</text:p>
          </table:table-cell>
          <table:table-cell office:value-type="float" office:value="8.039" calcext:value-type="float">
            <text:p>8.039</text:p>
          </table:table-cell>
          <table:table-cell office:value-type="float" office:value="0.357" calcext:value-type="float">
            <text:p>0.357</text:p>
          </table:table-cell>
          <table:table-cell office:value-type="float" office:value="0.918" calcext:value-type="float">
            <text:p>0.918</text:p>
          </table:table-cell>
          <table:table-cell office:value-type="float" office:value="1.693" calcext:value-type="float">
            <text:p>1.693</text:p>
          </table:table-cell>
          <table:table-cell office:value-type="float" office:value="5.325" calcext:value-type="float">
            <text:p>5.325</text:p>
          </table:table-cell>
          <table:table-cell office:value-type="float" office:value="6.826" calcext:value-type="float">
            <text:p>6.826</text:p>
          </table:table-cell>
          <table:table-cell office:value-type="float" office:value="7.893" calcext:value-type="float">
            <text:p>7.893</text:p>
          </table:table-cell>
          <table:table-cell office:value-type="float" office:value="9.539" calcext:value-type="float">
            <text:p>9.539</text:p>
          </table:table-cell>
          <table:table-cell office:value-type="float" office:value="11.493" calcext:value-type="float">
            <text:p>11.493</text:p>
          </table:table-cell>
          <table:table-cell office:value-type="float" office:value="253.299" calcext:value-type="float">
            <text:p>253.299</text:p>
          </table:table-cell>
          <table:table-cell office:value-type="float" office:value="3.315" calcext:value-type="float">
            <text:p>3.315</text:p>
          </table:table-cell>
          <table:table-cell office:value-type="float" office:value="3.852" calcext:value-type="float">
            <text:p>3.852</text:p>
          </table:table-cell>
          <table:table-cell office:value-type="float" office:value="0.69" calcext:value-type="float">
            <text:p>0.69</text:p>
          </table:table-cell>
          <table:table-cell office:value-type="float" office:value="2.071" calcext:value-type="float">
            <text:p>2.071</text:p>
          </table:table-cell>
          <table:table-cell office:value-type="float" office:value="4.363" calcext:value-type="float">
            <text:p>4.363</text:p>
          </table:table-cell>
          <table:table-cell office:value-type="float" office:value="7.339" calcext:value-type="float">
            <text:p>7.339</text:p>
          </table:table-cell>
          <table:table-cell office:value-type="float" office:value="9.086" calcext:value-type="float">
            <text:p>9.086</text:p>
          </table:table-cell>
          <table:table-cell office:value-type="float" office:value="10.382" calcext:value-type="float">
            <text:p>10.382</text:p>
          </table:table-cell>
          <table:table-cell office:value-type="float" office:value="12.707" calcext:value-type="float">
            <text:p>12.707</text:p>
          </table:table-cell>
          <table:table-cell office:value-type="float" office:value="16.132" calcext:value-type="float">
            <text:p>16.132</text:p>
          </table:table-cell>
          <table:table-cell office:value-type="float" office:value="267.686" calcext:value-type="float">
            <text:p>267.686</text:p>
          </table:table-cell>
          <table:table-cell office:value-type="float" office:value="5.464" calcext:value-type="float">
            <text:p>5.464</text:p>
          </table:table-cell>
          <table:table-cell office:value-type="float" office:value="6.627" calcext:value-type="float">
            <text:p>6.6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6" calcext:value-type="float">
            <text:p>0.6</text:p>
          </table:table-cell>
          <table:table-cell office:value-type="float" office:value="1.16" calcext:value-type="float">
            <text:p>1.16</text:p>
          </table:table-cell>
          <table:table-cell office:value-type="float" office:value="4.859" calcext:value-type="float">
            <text:p>4.859</text:p>
          </table:table-cell>
          <table:table-cell office:value-type="float" office:value="6.2" calcext:value-type="float">
            <text:p>6.2</text:p>
          </table:table-cell>
          <table:table-cell office:value-type="float" office:value="7.277" calcext:value-type="float">
            <text:p>7.277</text:p>
          </table:table-cell>
          <table:table-cell office:value-type="float" office:value="8.778" calcext:value-type="float">
            <text:p>8.778</text:p>
          </table:table-cell>
          <table:table-cell office:value-type="float" office:value="10.533" calcext:value-type="float">
            <text:p>10.533</text:p>
          </table:table-cell>
          <table:table-cell office:value-type="float" office:value="254.267" calcext:value-type="float">
            <text:p>254.267</text:p>
          </table:table-cell>
          <table:table-cell office:value-type="float" office:value="2.865" calcext:value-type="float">
            <text:p>2.865</text:p>
          </table:table-cell>
          <table:table-cell office:value-type="float" office:value="4.314" calcext:value-type="float">
            <text:p>4.314</text:p>
          </table:table-cell>
          <table:table-cell office:value-type="float" office:value="2.81" calcext:value-type="float">
            <text:p>2.81</text:p>
          </table:table-cell>
          <table:table-cell office:value-type="float" office:value="11.506" calcext:value-type="float">
            <text:p>11.506</text:p>
          </table:table-cell>
          <table:table-cell office:value-type="float" office:value="15.61" calcext:value-type="float">
            <text:p>15.61</text:p>
          </table:table-cell>
          <table:table-cell office:value-type="float" office:value="20.537" calcext:value-type="float">
            <text:p>20.537</text:p>
          </table:table-cell>
          <table:table-cell office:value-type="float" office:value="23.659" calcext:value-type="float">
            <text:p>23.659</text:p>
          </table:table-cell>
          <table:table-cell office:value-type="float" office:value="25.966" calcext:value-type="float">
            <text:p>25.966</text:p>
          </table:table-cell>
          <table:table-cell office:value-type="float" office:value="29.878" calcext:value-type="float">
            <text:p>29.878</text:p>
          </table:table-cell>
          <table:table-cell office:value-type="float" office:value="35.497" calcext:value-type="float">
            <text:p>35.497</text:p>
          </table:table-cell>
          <table:table-cell office:value-type="float" office:value="309.267" calcext:value-type="float">
            <text:p>309.267</text:p>
          </table:table-cell>
          <table:table-cell office:value-type="float" office:value="17.127" calcext:value-type="float">
            <text:p>17.127</text:p>
          </table:table-cell>
          <table:table-cell office:value-type="float" office:value="12.21" calcext:value-type="float">
            <text:p>12.21</text:p>
          </table:table-cell>
          <table:table-cell office:value-type="float" office:value="1830.122" calcext:value-type="float">
            <text:p>1830.122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25" calcext:value-type="float">
            <text:p>0.825</text:p>
          </table:table-cell>
          <table:table-cell office:value-type="float" office:value="2.85" calcext:value-type="float">
            <text:p>2.85</text:p>
          </table:table-cell>
          <table:table-cell office:value-type="float" office:value="5.28" calcext:value-type="float">
            <text:p>5.28</text:p>
          </table:table-cell>
          <table:table-cell office:value-type="float" office:value="9.659" calcext:value-type="float">
            <text:p>9.659</text:p>
          </table:table-cell>
          <table:table-cell office:value-type="float" office:value="12.783" calcext:value-type="float">
            <text:p>12.783</text:p>
          </table:table-cell>
          <table:table-cell office:value-type="float" office:value="15.385" calcext:value-type="float">
            <text:p>15.385</text:p>
          </table:table-cell>
          <table:table-cell office:value-type="float" office:value="20.091" calcext:value-type="float">
            <text:p>20.091</text:p>
          </table:table-cell>
          <table:table-cell office:value-type="float" office:value="31.736" calcext:value-type="float">
            <text:p>31.736</text:p>
          </table:table-cell>
          <table:table-cell office:value-type="float" office:value="387.603" calcext:value-type="float">
            <text:p>387.603</text:p>
          </table:table-cell>
          <table:table-cell office:value-type="float" office:value="7.865" calcext:value-type="float">
            <text:p>7.865</text:p>
          </table:table-cell>
          <table:table-cell office:value-type="float" office:value="10.75" calcext:value-type="float">
            <text:p>10.75</text:p>
          </table:table-cell>
          <table:table-cell office:value-type="float" office:value="0.389" calcext:value-type="float">
            <text:p>0.389</text:p>
          </table:table-cell>
          <table:table-cell office:value-type="float" office:value="1.383" calcext:value-type="float">
            <text:p>1.383</text:p>
          </table:table-cell>
          <table:table-cell office:value-type="float" office:value="2.274" calcext:value-type="float">
            <text:p>2.274</text:p>
          </table:table-cell>
          <table:table-cell office:value-type="float" office:value="4.247" calcext:value-type="float">
            <text:p>4.247</text:p>
          </table:table-cell>
          <table:table-cell office:value-type="float" office:value="5.647" calcext:value-type="float">
            <text:p>5.647</text:p>
          </table:table-cell>
          <table:table-cell office:value-type="float" office:value="6.751" calcext:value-type="float">
            <text:p>6.751</text:p>
          </table:table-cell>
          <table:table-cell office:value-type="float" office:value="8.893" calcext:value-type="float">
            <text:p>8.893</text:p>
          </table:table-cell>
          <table:table-cell office:value-type="float" office:value="11.983" calcext:value-type="float">
            <text:p>11.983</text:p>
          </table:table-cell>
          <table:table-cell office:value-type="float" office:value="378.462" calcext:value-type="float">
            <text:p>378.462</text:p>
          </table:table-cell>
          <table:table-cell office:value-type="float" office:value="3.542" calcext:value-type="float">
            <text:p>3.542</text:p>
          </table:table-cell>
          <table:table-cell office:value-type="float" office:value="6.998" calcext:value-type="float">
            <text:p>6.998</text:p>
          </table:table-cell>
          <table:table-cell office:value-type="float" office:value="0.78" calcext:value-type="float">
            <text:p>0.78</text:p>
          </table:table-cell>
          <table:table-cell office:value-type="float" office:value="2.939" calcext:value-type="float">
            <text:p>2.939</text:p>
          </table:table-cell>
          <table:table-cell office:value-type="float" office:value="4.88" calcext:value-type="float">
            <text:p>4.88</text:p>
          </table:table-cell>
          <table:table-cell office:value-type="float" office:value="7.824" calcext:value-type="float">
            <text:p>7.824</text:p>
          </table:table-cell>
          <table:table-cell office:value-type="float" office:value="9.685" calcext:value-type="float">
            <text:p>9.685</text:p>
          </table:table-cell>
          <table:table-cell office:value-type="float" office:value="11.195" calcext:value-type="float">
            <text:p>11.195</text:p>
          </table:table-cell>
          <table:table-cell office:value-type="float" office:value="14.828" calcext:value-type="float">
            <text:p>14.828</text:p>
          </table:table-cell>
          <table:table-cell office:value-type="float" office:value="26.644" calcext:value-type="float">
            <text:p>26.644</text:p>
          </table:table-cell>
          <table:table-cell office:value-type="float" office:value="390.175" calcext:value-type="float">
            <text:p>390.175</text:p>
          </table:table-cell>
          <table:table-cell office:value-type="float" office:value="6.733" calcext:value-type="float">
            <text:p>6.733</text:p>
          </table:table-cell>
          <table:table-cell office:value-type="float" office:value="10.628" calcext:value-type="float">
            <text:p>10.628</text:p>
          </table:table-cell>
          <table:table-cell office:value-type="float" office:value="0.341" calcext:value-type="float">
            <text:p>0.341</text:p>
          </table:table-cell>
          <table:table-cell office:value-type="float" office:value="1.217" calcext:value-type="float">
            <text:p>1.217</text:p>
          </table:table-cell>
          <table:table-cell office:value-type="float" office:value="2.167" calcext:value-type="float">
            <text:p>2.167</text:p>
          </table:table-cell>
          <table:table-cell office:value-type="float" office:value="4.161" calcext:value-type="float">
            <text:p>4.161</text:p>
          </table:table-cell>
          <table:table-cell office:value-type="float" office:value="5.47" calcext:value-type="float">
            <text:p>5.47</text:p>
          </table:table-cell>
          <table:table-cell office:value-type="float" office:value="6.423" calcext:value-type="float">
            <text:p>6.423</text:p>
          </table:table-cell>
          <table:table-cell office:value-type="float" office:value="8.265" calcext:value-type="float">
            <text:p>8.265</text:p>
          </table:table-cell>
          <table:table-cell office:value-type="float" office:value="11.264" calcext:value-type="float">
            <text:p>11.264</text:p>
          </table:table-cell>
          <table:table-cell office:value-type="float" office:value="378.623" calcext:value-type="float">
            <text:p>378.623</text:p>
          </table:table-cell>
          <table:table-cell office:value-type="float" office:value="3.337" calcext:value-type="float">
            <text:p>3.337</text:p>
          </table:table-cell>
          <table:table-cell office:value-type="float" office:value="6.143" calcext:value-type="float">
            <text:p>6.143</text:p>
          </table:table-cell>
          <table:table-cell office:value-type="float" office:value="2.797" calcext:value-type="float">
            <text:p>2.797</text:p>
          </table:table-cell>
          <table:table-cell office:value-type="float" office:value="11.886" calcext:value-type="float">
            <text:p>11.886</text:p>
          </table:table-cell>
          <table:table-cell office:value-type="float" office:value="18.075" calcext:value-type="float">
            <text:p>18.075</text:p>
          </table:table-cell>
          <table:table-cell office:value-type="float" office:value="25.63" calcext:value-type="float">
            <text:p>25.63</text:p>
          </table:table-cell>
          <table:table-cell office:value-type="float" office:value="30.78" calcext:value-type="float">
            <text:p>30.78</text:p>
          </table:table-cell>
          <table:table-cell office:value-type="float" office:value="35.434" calcext:value-type="float">
            <text:p>35.434</text:p>
          </table:table-cell>
          <table:table-cell office:value-type="float" office:value="45.802" calcext:value-type="float">
            <text:p>45.802</text:p>
          </table:table-cell>
          <table:table-cell office:value-type="float" office:value="64.531" calcext:value-type="float">
            <text:p>64.531</text:p>
          </table:table-cell>
          <table:table-cell office:value-type="float" office:value="408.947" calcext:value-type="float">
            <text:p>408.947</text:p>
          </table:table-cell>
          <table:table-cell office:value-type="float" office:value="21.477" calcext:value-type="float">
            <text:p>21.477</text:p>
          </table:table-cell>
          <table:table-cell office:value-type="float" office:value="19.236" calcext:value-type="float">
            <text:p>19.236</text:p>
          </table:table-cell>
          <table:table-cell office:value-type="float" office:value="1630.273" calcext:value-type="float">
            <text:p>1630.27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2.675" calcext:value-type="float">
            <text:p>2.675</text:p>
          </table:table-cell>
          <table:table-cell office:value-type="float" office:value="5.252" calcext:value-type="float">
            <text:p>5.252</text:p>
          </table:table-cell>
          <table:table-cell office:value-type="float" office:value="8.202" calcext:value-type="float">
            <text:p>8.202</text:p>
          </table:table-cell>
          <table:table-cell office:value-type="float" office:value="9.918" calcext:value-type="float">
            <text:p>9.918</text:p>
          </table:table-cell>
          <table:table-cell office:value-type="float" office:value="11.235" calcext:value-type="float">
            <text:p>11.235</text:p>
          </table:table-cell>
          <table:table-cell office:value-type="float" office:value="13.506" calcext:value-type="float">
            <text:p>13.506</text:p>
          </table:table-cell>
          <table:table-cell office:value-type="float" office:value="16.88" calcext:value-type="float">
            <text:p>16.88</text:p>
          </table:table-cell>
          <table:table-cell office:value-type="float" office:value="319.837" calcext:value-type="float">
            <text:p>319.837</text:p>
          </table:table-cell>
          <table:table-cell office:value-type="float" office:value="6.191" calcext:value-type="float">
            <text:p>6.191</text:p>
          </table:table-cell>
          <table:table-cell office:value-type="float" office:value="8.519" calcext:value-type="float">
            <text:p>8.519</text:p>
          </table:table-cell>
          <table:table-cell office:value-type="float" office:value="0.363" calcext:value-type="float">
            <text:p>0.363</text:p>
          </table:table-cell>
          <table:table-cell office:value-type="float" office:value="1.05" calcext:value-type="float">
            <text:p>1.05</text:p>
          </table:table-cell>
          <table:table-cell office:value-type="float" office:value="2.267" calcext:value-type="float">
            <text:p>2.267</text:p>
          </table:table-cell>
          <table:table-cell office:value-type="float" office:value="6.341" calcext:value-type="float">
            <text:p>6.341</text:p>
          </table:table-cell>
          <table:table-cell office:value-type="float" office:value="7.825" calcext:value-type="float">
            <text:p>7.825</text:p>
          </table:table-cell>
          <table:table-cell office:value-type="float" office:value="8.951" calcext:value-type="float">
            <text:p>8.951</text:p>
          </table:table-cell>
          <table:table-cell office:value-type="float" office:value="10.548" calcext:value-type="float">
            <text:p>10.548</text:p>
          </table:table-cell>
          <table:table-cell office:value-type="float" office:value="12.598" calcext:value-type="float">
            <text:p>12.598</text:p>
          </table:table-cell>
          <table:table-cell office:value-type="float" office:value="318.393" calcext:value-type="float">
            <text:p>318.393</text:p>
          </table:table-cell>
          <table:table-cell office:value-type="float" office:value="3.928" calcext:value-type="float">
            <text:p>3.928</text:p>
          </table:table-cell>
          <table:table-cell office:value-type="float" office:value="4.973" calcext:value-type="float">
            <text:p>4.973</text:p>
          </table:table-cell>
          <table:table-cell office:value-type="float" office:value="0.707" calcext:value-type="float">
            <text:p>0.707</text:p>
          </table:table-cell>
          <table:table-cell office:value-type="float" office:value="2.454" calcext:value-type="float">
            <text:p>2.454</text:p>
          </table:table-cell>
          <table:table-cell office:value-type="float" office:value="5.029" calcext:value-type="float">
            <text:p>5.029</text:p>
          </table:table-cell>
          <table:table-cell office:value-type="float" office:value="8.195" calcext:value-type="float">
            <text:p>8.195</text:p>
          </table:table-cell>
          <table:table-cell office:value-type="float" office:value="10.054" calcext:value-type="float">
            <text:p>10.054</text:p>
          </table:table-cell>
          <table:table-cell office:value-type="float" office:value="11.423" calcext:value-type="float">
            <text:p>11.423</text:p>
          </table:table-cell>
          <table:table-cell office:value-type="float" office:value="13.676" calcext:value-type="float">
            <text:p>13.676</text:p>
          </table:table-cell>
          <table:table-cell office:value-type="float" office:value="16.728" calcext:value-type="float">
            <text:p>16.728</text:p>
          </table:table-cell>
          <table:table-cell office:value-type="float" office:value="318.251" calcext:value-type="float">
            <text:p>318.251</text:p>
          </table:table-cell>
          <table:table-cell office:value-type="float" office:value="6.096" calcext:value-type="float">
            <text:p>6.096</text:p>
          </table:table-cell>
          <table:table-cell office:value-type="float" office:value="8.666" calcext:value-type="float">
            <text:p>8.666</text:p>
          </table:table-cell>
          <table:table-cell office:value-type="float" office:value="0.258" calcext:value-type="float">
            <text:p>0.258</text:p>
          </table:table-cell>
          <table:table-cell office:value-type="float" office:value="0.655" calcext:value-type="float">
            <text:p>0.655</text:p>
          </table:table-cell>
          <table:table-cell office:value-type="float" office:value="1.435" calcext:value-type="float">
            <text:p>1.435</text:p>
          </table:table-cell>
          <table:table-cell office:value-type="float" office:value="5.448" calcext:value-type="float">
            <text:p>5.448</text:p>
          </table:table-cell>
          <table:table-cell office:value-type="float" office:value="7.001" calcext:value-type="float">
            <text:p>7.001</text:p>
          </table:table-cell>
          <table:table-cell office:value-type="float" office:value="8.091" calcext:value-type="float">
            <text:p>8.091</text:p>
          </table:table-cell>
          <table:table-cell office:value-type="float" office:value="9.646" calcext:value-type="float">
            <text:p>9.646</text:p>
          </table:table-cell>
          <table:table-cell office:value-type="float" office:value="11.424" calcext:value-type="float">
            <text:p>11.424</text:p>
          </table:table-cell>
          <table:table-cell office:value-type="float" office:value="314.511" calcext:value-type="float">
            <text:p>314.511</text:p>
          </table:table-cell>
          <table:table-cell office:value-type="float" office:value="3.224" calcext:value-type="float">
            <text:p>3.224</text:p>
          </table:table-cell>
          <table:table-cell office:value-type="float" office:value="4.341" calcext:value-type="float">
            <text:p>4.341</text:p>
          </table:table-cell>
          <table:table-cell office:value-type="float" office:value="2.796" calcext:value-type="float">
            <text:p>2.796</text:p>
          </table:table-cell>
          <table:table-cell office:value-type="float" office:value="13.396" calcext:value-type="float">
            <text:p>13.396</text:p>
          </table:table-cell>
          <table:table-cell office:value-type="float" office:value="18.032" calcext:value-type="float">
            <text:p>18.032</text:p>
          </table:table-cell>
          <table:table-cell office:value-type="float" office:value="23.386" calcext:value-type="float">
            <text:p>23.386</text:p>
          </table:table-cell>
          <table:table-cell office:value-type="float" office:value="26.634" calcext:value-type="float">
            <text:p>26.634</text:p>
          </table:table-cell>
          <table:table-cell office:value-type="float" office:value="28.983" calcext:value-type="float">
            <text:p>28.983</text:p>
          </table:table-cell>
          <table:table-cell office:value-type="float" office:value="33.058" calcext:value-type="float">
            <text:p>33.058</text:p>
          </table:table-cell>
          <table:table-cell office:value-type="float" office:value="38.358" calcext:value-type="float">
            <text:p>38.358</text:p>
          </table:table-cell>
          <table:table-cell office:value-type="float" office:value="333.72" calcext:value-type="float">
            <text:p>333.72</text:p>
          </table:table-cell>
          <table:table-cell office:value-type="float" office:value="19.439" calcext:value-type="float">
            <text:p>19.439</text:p>
          </table:table-cell>
          <table:table-cell office:value-type="float" office:value="13.967" calcext:value-type="float">
            <text:p>13.967</text:p>
          </table:table-cell>
          <table:table-cell office:value-type="float" office:value="1986.283" calcext:value-type="float">
            <text:p>1986.283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43" calcext:value-type="float">
            <text:p>0.843</text:p>
          </table:table-cell>
          <table:table-cell office:value-type="float" office:value="3.651" calcext:value-type="float">
            <text:p>3.651</text:p>
          </table:table-cell>
          <table:table-cell office:value-type="float" office:value="7.447" calcext:value-type="float">
            <text:p>7.447</text:p>
          </table:table-cell>
          <table:table-cell office:value-type="float" office:value="14.096" calcext:value-type="float">
            <text:p>14.096</text:p>
          </table:table-cell>
          <table:table-cell office:value-type="float" office:value="18.907" calcext:value-type="float">
            <text:p>18.907</text:p>
          </table:table-cell>
          <table:table-cell office:value-type="float" office:value="22.617" calcext:value-type="float">
            <text:p>22.617</text:p>
          </table:table-cell>
          <table:table-cell office:value-type="float" office:value="29.897" calcext:value-type="float">
            <text:p>29.897</text:p>
          </table:table-cell>
          <table:table-cell office:value-type="float" office:value="40.875" calcext:value-type="float">
            <text:p>40.875</text:p>
          </table:table-cell>
          <table:table-cell office:value-type="float" office:value="202.112" calcext:value-type="float">
            <text:p>202.112</text:p>
          </table:table-cell>
          <table:table-cell office:value-type="float" office:value="10.747" calcext:value-type="float">
            <text:p>10.747</text:p>
          </table:table-cell>
          <table:table-cell office:value-type="float" office:value="11.242" calcext:value-type="float">
            <text:p>11.242</text:p>
          </table:table-cell>
          <table:table-cell office:value-type="float" office:value="0.394" calcext:value-type="float">
            <text:p>0.394</text:p>
          </table:table-cell>
          <table:table-cell office:value-type="float" office:value="1.574" calcext:value-type="float">
            <text:p>1.574</text:p>
          </table:table-cell>
          <table:table-cell office:value-type="float" office:value="2.543" calcext:value-type="float">
            <text:p>2.543</text:p>
          </table:table-cell>
          <table:table-cell office:value-type="float" office:value="4.915" calcext:value-type="float">
            <text:p>4.915</text:p>
          </table:table-cell>
          <table:table-cell office:value-type="float" office:value="6.572" calcext:value-type="float">
            <text:p>6.572</text:p>
          </table:table-cell>
          <table:table-cell office:value-type="float" office:value="7.954" calcext:value-type="float">
            <text:p>7.954</text:p>
          </table:table-cell>
          <table:table-cell office:value-type="float" office:value="10.441" calcext:value-type="float">
            <text:p>10.441</text:p>
          </table:table-cell>
          <table:table-cell office:value-type="float" office:value="14.348" calcext:value-type="float">
            <text:p>14.348</text:p>
          </table:table-cell>
          <table:table-cell office:value-type="float" office:value="135.649" calcext:value-type="float">
            <text:p>135.649</text:p>
          </table:table-cell>
          <table:table-cell office:value-type="float" office:value="3.99" calcext:value-type="float">
            <text:p>3.99</text:p>
          </table:table-cell>
          <table:table-cell office:value-type="float" office:value="5.265" calcext:value-type="float">
            <text:p>5.265</text:p>
          </table:table-cell>
          <table:table-cell office:value-type="float" office:value="0.776" calcext:value-type="float">
            <text:p>0.776</text:p>
          </table:table-cell>
          <table:table-cell office:value-type="float" office:value="3.453" calcext:value-type="float">
            <text:p>3.453</text:p>
          </table:table-cell>
          <table:table-cell office:value-type="float" office:value="5.705" calcext:value-type="float">
            <text:p>5.705</text:p>
          </table:table-cell>
          <table:table-cell office:value-type="float" office:value="9.288" calcext:value-type="float">
            <text:p>9.288</text:p>
          </table:table-cell>
          <table:table-cell office:value-type="float" office:value="11.476" calcext:value-type="float">
            <text:p>11.476</text:p>
          </table:table-cell>
          <table:table-cell office:value-type="float" office:value="13.278" calcext:value-type="float">
            <text:p>13.278</text:p>
          </table:table-cell>
          <table:table-cell office:value-type="float" office:value="17.941" calcext:value-type="float">
            <text:p>17.941</text:p>
          </table:table-cell>
          <table:table-cell office:value-type="float" office:value="33.531" calcext:value-type="float">
            <text:p>33.531</text:p>
          </table:table-cell>
          <table:table-cell office:value-type="float" office:value="235.403" calcext:value-type="float">
            <text:p>235.403</text:p>
          </table:table-cell>
          <table:table-cell office:value-type="float" office:value="7.762" calcext:value-type="float">
            <text:p>7.762</text:p>
          </table:table-cell>
          <table:table-cell office:value-type="float" office:value="8.968" calcext:value-type="float">
            <text:p>8.968</text:p>
          </table:table-cell>
          <table:table-cell office:value-type="float" office:value="0.359" calcext:value-type="float">
            <text:p>0.359</text:p>
          </table:table-cell>
          <table:table-cell office:value-type="float" office:value="1.47" calcext:value-type="float">
            <text:p>1.47</text:p>
          </table:table-cell>
          <table:table-cell office:value-type="float" office:value="2.518" calcext:value-type="float">
            <text:p>2.518</text:p>
          </table:table-cell>
          <table:table-cell office:value-type="float" office:value="4.933" calcext:value-type="float">
            <text:p>4.933</text:p>
          </table:table-cell>
          <table:table-cell office:value-type="float" office:value="6.434" calcext:value-type="float">
            <text:p>6.434</text:p>
          </table:table-cell>
          <table:table-cell office:value-type="float" office:value="7.634" calcext:value-type="float">
            <text:p>7.634</text:p>
          </table:table-cell>
          <table:table-cell office:value-type="float" office:value="10.012" calcext:value-type="float">
            <text:p>10.012</text:p>
          </table:table-cell>
          <table:table-cell office:value-type="float" office:value="13.733" calcext:value-type="float">
            <text:p>13.733</text:p>
          </table:table-cell>
          <table:table-cell office:value-type="float" office:value="196.121" calcext:value-type="float">
            <text:p>196.121</text:p>
          </table:table-cell>
          <table:table-cell office:value-type="float" office:value="3.912" calcext:value-type="float">
            <text:p>3.912</text:p>
          </table:table-cell>
          <table:table-cell office:value-type="float" office:value="5.516" calcext:value-type="float">
            <text:p>5.516</text:p>
          </table:table-cell>
          <table:table-cell office:value-type="float" office:value="2.91" calcext:value-type="float">
            <text:p>2.91</text:p>
          </table:table-cell>
          <table:table-cell office:value-type="float" office:value="14.404" calcext:value-type="float">
            <text:p>14.404</text:p>
          </table:table-cell>
          <table:table-cell office:value-type="float" office:value="22.868" calcext:value-type="float">
            <text:p>22.868</text:p>
          </table:table-cell>
          <table:table-cell office:value-type="float" office:value="33.516" calcext:value-type="float">
            <text:p>33.516</text:p>
          </table:table-cell>
          <table:table-cell office:value-type="float" office:value="40.559" calcext:value-type="float">
            <text:p>40.559</text:p>
          </table:table-cell>
          <table:table-cell office:value-type="float" office:value="46.097" calcext:value-type="float">
            <text:p>46.097</text:p>
          </table:table-cell>
          <table:table-cell office:value-type="float" office:value="57.549" calcext:value-type="float">
            <text:p>57.549</text:p>
          </table:table-cell>
          <table:table-cell office:value-type="float" office:value="74.597" calcext:value-type="float">
            <text:p>74.597</text:p>
          </table:table-cell>
          <table:table-cell office:value-type="float" office:value="372.944" calcext:value-type="float">
            <text:p>372.944</text:p>
          </table:table-cell>
          <table:table-cell office:value-type="float" office:value="26.411" calcext:value-type="float">
            <text:p>26.411</text:p>
          </table:table-cell>
          <table:table-cell office:value-type="float" office:value="17.71" calcext:value-type="float">
            <text:p>17.71</text:p>
          </table:table-cell>
          <table:table-cell office:value-type="float" office:value="1680.095" calcext:value-type="float">
            <text:p>1680.0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" calcext:value-type="float">
            <text:p>0.73</text:p>
          </table:table-cell>
          <table:table-cell office:value-type="float" office:value="3.223" calcext:value-type="float">
            <text:p>3.223</text:p>
          </table:table-cell>
          <table:table-cell office:value-type="float" office:value="6.501" calcext:value-type="float">
            <text:p>6.501</text:p>
          </table:table-cell>
          <table:table-cell office:value-type="float" office:value="10.225" calcext:value-type="float">
            <text:p>10.225</text:p>
          </table:table-cell>
          <table:table-cell office:value-type="float" office:value="12.398" calcext:value-type="float">
            <text:p>12.398</text:p>
          </table:table-cell>
          <table:table-cell office:value-type="float" office:value="14.27" calcext:value-type="float">
            <text:p>14.27</text:p>
          </table:table-cell>
          <table:table-cell office:value-type="float" office:value="17.548" calcext:value-type="float">
            <text:p>17.548</text:p>
          </table:table-cell>
          <table:table-cell office:value-type="float" office:value="21.79" calcext:value-type="float">
            <text:p>21.79</text:p>
          </table:table-cell>
          <table:table-cell office:value-type="float" office:value="353.564" calcext:value-type="float">
            <text:p>353.564</text:p>
          </table:table-cell>
          <table:table-cell office:value-type="float" office:value="7.528" calcext:value-type="float">
            <text:p>7.528</text:p>
          </table:table-cell>
          <table:table-cell office:value-type="float" office:value="6.889" calcext:value-type="float">
            <text:p>6.889</text:p>
          </table:table-cell>
          <table:table-cell office:value-type="float" office:value="0.329" calcext:value-type="float">
            <text:p>0.329</text:p>
          </table:table-cell>
          <table:table-cell office:value-type="float" office:value="1.17" calcext:value-type="float">
            <text:p>1.17</text:p>
          </table:table-cell>
          <table:table-cell office:value-type="float" office:value="2.812" calcext:value-type="float">
            <text:p>2.812</text:p>
          </table:table-cell>
          <table:table-cell office:value-type="float" office:value="7.294" calcext:value-type="float">
            <text:p>7.294</text:p>
          </table:table-cell>
          <table:table-cell office:value-type="float" office:value="9.022" calcext:value-type="float">
            <text:p>9.022</text:p>
          </table:table-cell>
          <table:table-cell office:value-type="float" office:value="10.182" calcext:value-type="float">
            <text:p>10.182</text:p>
          </table:table-cell>
          <table:table-cell office:value-type="float" office:value="12.078" calcext:value-type="float">
            <text:p>12.078</text:p>
          </table:table-cell>
          <table:table-cell office:value-type="float" office:value="14.711" calcext:value-type="float">
            <text:p>14.711</text:p>
          </table:table-cell>
          <table:table-cell office:value-type="float" office:value="342.206" calcext:value-type="float">
            <text:p>342.206</text:p>
          </table:table-cell>
          <table:table-cell office:value-type="float" office:value="4.671" calcext:value-type="float">
            <text:p>4.671</text:p>
          </table:table-cell>
          <table:table-cell office:value-type="float" office:value="6.985" calcext:value-type="float">
            <text:p>6.985</text:p>
          </table:table-cell>
          <table:table-cell office:value-type="float" office:value="0.675" calcext:value-type="float">
            <text:p>0.675</text:p>
          </table:table-cell>
          <table:table-cell office:value-type="float" office:value="2.926" calcext:value-type="float">
            <text:p>2.926</text:p>
          </table:table-cell>
          <table:table-cell office:value-type="float" office:value="5.903" calcext:value-type="float">
            <text:p>5.903</text:p>
          </table:table-cell>
          <table:table-cell office:value-type="float" office:value="9.545" calcext:value-type="float">
            <text:p>9.545</text:p>
          </table:table-cell>
          <table:table-cell office:value-type="float" office:value="11.75" calcext:value-type="float">
            <text:p>11.75</text:p>
          </table:table-cell>
          <table:table-cell office:value-type="float" office:value="13.329" calcext:value-type="float">
            <text:p>13.329</text:p>
          </table:table-cell>
          <table:table-cell office:value-type="float" office:value="16.028" calcext:value-type="float">
            <text:p>16.028</text:p>
          </table:table-cell>
          <table:table-cell office:value-type="float" office:value="19.562" calcext:value-type="float">
            <text:p>19.562</text:p>
          </table:table-cell>
          <table:table-cell office:value-type="float" office:value="351.251" calcext:value-type="float">
            <text:p>351.251</text:p>
          </table:table-cell>
          <table:table-cell office:value-type="float" office:value="7.135" calcext:value-type="float">
            <text:p>7.135</text:p>
          </table:table-cell>
          <table:table-cell office:value-type="float" office:value="9.981" calcext:value-type="float">
            <text:p>9.981</text:p>
          </table:table-cell>
          <table:table-cell office:value-type="float" office:value="0.26" calcext:value-type="float">
            <text:p>0.26</text:p>
          </table:table-cell>
          <table:table-cell office:value-type="float" office:value="0.734" calcext:value-type="float">
            <text:p>0.734</text:p>
          </table:table-cell>
          <table:table-cell office:value-type="float" office:value="1.846" calcext:value-type="float">
            <text:p>1.846</text:p>
          </table:table-cell>
          <table:table-cell office:value-type="float" office:value="6.22" calcext:value-type="float">
            <text:p>6.22</text:p>
          </table:table-cell>
          <table:table-cell office:value-type="float" office:value="7.999" calcext:value-type="float">
            <text:p>7.999</text:p>
          </table:table-cell>
          <table:table-cell office:value-type="float" office:value="9.22" calcext:value-type="float">
            <text:p>9.22</text:p>
          </table:table-cell>
          <table:table-cell office:value-type="float" office:value="11.024" calcext:value-type="float">
            <text:p>11.024</text:p>
          </table:table-cell>
          <table:table-cell office:value-type="float" office:value="13.426" calcext:value-type="float">
            <text:p>13.426</text:p>
          </table:table-cell>
          <table:table-cell office:value-type="float" office:value="322.239" calcext:value-type="float">
            <text:p>322.239</text:p>
          </table:table-cell>
          <table:table-cell office:value-type="float" office:value="3.764" calcext:value-type="float">
            <text:p>3.764</text:p>
          </table:table-cell>
          <table:table-cell office:value-type="float" office:value="4.804" calcext:value-type="float">
            <text:p>4.804</text:p>
          </table:table-cell>
          <table:table-cell office:value-type="float" office:value="2.828" calcext:value-type="float">
            <text:p>2.828</text:p>
          </table:table-cell>
          <table:table-cell office:value-type="float" office:value="15.906" calcext:value-type="float">
            <text:p>15.906</text:p>
          </table:table-cell>
          <table:table-cell office:value-type="float" office:value="21.514" calcext:value-type="float">
            <text:p>21.514</text:p>
          </table:table-cell>
          <table:table-cell office:value-type="float" office:value="27.977" calcext:value-type="float">
            <text:p>27.977</text:p>
          </table:table-cell>
          <table:table-cell office:value-type="float" office:value="31.936" calcext:value-type="float">
            <text:p>31.936</text:p>
          </table:table-cell>
          <table:table-cell office:value-type="float" office:value="34.852" calcext:value-type="float">
            <text:p>34.852</text:p>
          </table:table-cell>
          <table:table-cell office:value-type="float" office:value="39.704" calcext:value-type="float">
            <text:p>39.704</text:p>
          </table:table-cell>
          <table:table-cell office:value-type="float" office:value="46.402" calcext:value-type="float">
            <text:p>46.402</text:p>
          </table:table-cell>
          <table:table-cell office:value-type="float" office:value="371.699" calcext:value-type="float">
            <text:p>371.699</text:p>
          </table:table-cell>
          <table:table-cell office:value-type="float" office:value="23.098" calcext:value-type="float">
            <text:p>23.098</text:p>
          </table:table-cell>
          <table:table-cell office:value-type="float" office:value="14.878" calcext:value-type="float">
            <text:p>14.878</text:p>
          </table:table-cell>
          <table:table-cell office:value-type="float" office:value="2055.997" calcext:value-type="float">
            <text:p>2055.997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5" calcext:value-type="float">
            <text:p>0.795</text:p>
          </table:table-cell>
          <table:table-cell office:value-type="float" office:value="4.606" calcext:value-type="float">
            <text:p>4.606</text:p>
          </table:table-cell>
          <table:table-cell office:value-type="float" office:value="10.168" calcext:value-type="float">
            <text:p>10.168</text:p>
          </table:table-cell>
          <table:table-cell office:value-type="float" office:value="19.903" calcext:value-type="float">
            <text:p>19.903</text:p>
          </table:table-cell>
          <table:table-cell office:value-type="float" office:value="27.107" calcext:value-type="float">
            <text:p>27.107</text:p>
          </table:table-cell>
          <table:table-cell office:value-type="float" office:value="32.718" calcext:value-type="float">
            <text:p>32.718</text:p>
          </table:table-cell>
          <table:table-cell office:value-type="float" office:value="42.053" calcext:value-type="float">
            <text:p>42.053</text:p>
          </table:table-cell>
          <table:table-cell office:value-type="float" office:value="56.133" calcext:value-type="float">
            <text:p>56.133</text:p>
          </table:table-cell>
          <table:table-cell office:value-type="float" office:value="206.168" calcext:value-type="float">
            <text:p>206.168</text:p>
          </table:table-cell>
          <table:table-cell office:value-type="float" office:value="14.856" calcext:value-type="float">
            <text:p>14.856</text:p>
          </table:table-cell>
          <table:table-cell office:value-type="float" office:value="15.496" calcext:value-type="float">
            <text:p>15.496</text:p>
          </table:table-cell>
          <table:table-cell office:value-type="float" office:value="0.388" calcext:value-type="float">
            <text:p>0.388</text:p>
          </table:table-cell>
          <table:table-cell office:value-type="float" office:value="1.763" calcext:value-type="float">
            <text:p>1.763</text:p>
          </table:table-cell>
          <table:table-cell office:value-type="float" office:value="2.875" calcext:value-type="float">
            <text:p>2.875</text:p>
          </table:table-cell>
          <table:table-cell office:value-type="float" office:value="5.501" calcext:value-type="float">
            <text:p>5.501</text:p>
          </table:table-cell>
          <table:table-cell office:value-type="float" office:value="7.17" calcext:value-type="float">
            <text:p>7.17</text:p>
          </table:table-cell>
          <table:table-cell office:value-type="float" office:value="8.601" calcext:value-type="float">
            <text:p>8.601</text:p>
          </table:table-cell>
          <table:table-cell office:value-type="float" office:value="11.044" calcext:value-type="float">
            <text:p>11.044</text:p>
          </table:table-cell>
          <table:table-cell office:value-type="float" office:value="15.002" calcext:value-type="float">
            <text:p>15.002</text:p>
          </table:table-cell>
          <table:table-cell office:value-type="float" office:value="191.43" calcext:value-type="float">
            <text:p>191.43</text:p>
          </table:table-cell>
          <table:table-cell office:value-type="float" office:value="4.397" calcext:value-type="float">
            <text:p>4.397</text:p>
          </table:table-cell>
          <table:table-cell office:value-type="float" office:value="5.987" calcext:value-type="float">
            <text:p>5.987</text:p>
          </table:table-cell>
          <table:table-cell office:value-type="float" office:value="0.824" calcext:value-type="float">
            <text:p>0.824</text:p>
          </table:table-cell>
          <table:table-cell office:value-type="float" office:value="3.875" calcext:value-type="float">
            <text:p>3.875</text:p>
          </table:table-cell>
          <table:table-cell office:value-type="float" office:value="6.272" calcext:value-type="float">
            <text:p>6.272</text:p>
          </table:table-cell>
          <table:table-cell office:value-type="float" office:value="10.031" calcext:value-type="float">
            <text:p>10.031</text:p>
          </table:table-cell>
          <table:table-cell office:value-type="float" office:value="12.248" calcext:value-type="float">
            <text:p>12.248</text:p>
          </table:table-cell>
          <table:table-cell office:value-type="float" office:value="14.024" calcext:value-type="float">
            <text:p>14.024</text:p>
          </table:table-cell>
          <table:table-cell office:value-type="float" office:value="18.228" calcext:value-type="float">
            <text:p>18.228</text:p>
          </table:table-cell>
          <table:table-cell office:value-type="float" office:value="31.912" calcext:value-type="float">
            <text:p>31.912</text:p>
          </table:table-cell>
          <table:table-cell office:value-type="float" office:value="192.711" calcext:value-type="float">
            <text:p>192.711</text:p>
          </table:table-cell>
          <table:table-cell office:value-type="float" office:value="8.378" calcext:value-type="float">
            <text:p>8.378</text:p>
          </table:table-cell>
          <table:table-cell office:value-type="float" office:value="10.01" calcext:value-type="float">
            <text:p>10.01</text:p>
          </table:table-cell>
          <table:table-cell office:value-type="float" office:value="0.342" calcext:value-type="float">
            <text:p>0.342</text:p>
          </table:table-cell>
          <table:table-cell office:value-type="float" office:value="1.69" calcext:value-type="float">
            <text:p>1.69</text:p>
          </table:table-cell>
          <table:table-cell office:value-type="float" office:value="2.92" calcext:value-type="float">
            <text:p>2.92</text:p>
          </table:table-cell>
          <table:table-cell office:value-type="float" office:value="5.603" calcext:value-type="float">
            <text:p>5.603</text:p>
          </table:table-cell>
          <table:table-cell office:value-type="float" office:value="7.177" calcext:value-type="float">
            <text:p>7.177</text:p>
          </table:table-cell>
          <table:table-cell office:value-type="float" office:value="8.415" calcext:value-type="float">
            <text:p>8.415</text:p>
          </table:table-cell>
          <table:table-cell office:value-type="float" office:value="10.598" calcext:value-type="float">
            <text:p>10.598</text:p>
          </table:table-cell>
          <table:table-cell office:value-type="float" office:value="14.245" calcext:value-type="float">
            <text:p>14.245</text:p>
          </table:table-cell>
          <table:table-cell office:value-type="float" office:value="190.801" calcext:value-type="float">
            <text:p>190.801</text:p>
          </table:table-cell>
          <table:table-cell office:value-type="float" office:value="4.362" calcext:value-type="float">
            <text:p>4.362</text:p>
          </table:table-cell>
          <table:table-cell office:value-type="float" office:value="6.312" calcext:value-type="float">
            <text:p>6.312</text:p>
          </table:table-cell>
          <table:table-cell office:value-type="float" office:value="2.794" calcext:value-type="float">
            <text:p>2.794</text:p>
          </table:table-cell>
          <table:table-cell office:value-type="float" office:value="16.653" calcext:value-type="float">
            <text:p>16.653</text:p>
          </table:table-cell>
          <table:table-cell office:value-type="float" office:value="27.485" calcext:value-type="float">
            <text:p>27.485</text:p>
          </table:table-cell>
          <table:table-cell office:value-type="float" office:value="41.119" calcext:value-type="float">
            <text:p>41.119</text:p>
          </table:table-cell>
          <table:table-cell office:value-type="float" office:value="49.884" calcext:value-type="float">
            <text:p>49.884</text:p>
          </table:table-cell>
          <table:table-cell office:value-type="float" office:value="57.04" calcext:value-type="float">
            <text:p>57.04</text:p>
          </table:table-cell>
          <table:table-cell office:value-type="float" office:value="70.416" calcext:value-type="float">
            <text:p>70.416</text:p>
          </table:table-cell>
          <table:table-cell office:value-type="float" office:value="90.358" calcext:value-type="float">
            <text:p>90.358</text:p>
          </table:table-cell>
          <table:table-cell office:value-type="float" office:value="237.057" calcext:value-type="float">
            <text:p>237.057</text:p>
          </table:table-cell>
          <table:table-cell office:value-type="float" office:value="31.992" calcext:value-type="float">
            <text:p>31.992</text:p>
          </table:table-cell>
          <table:table-cell office:value-type="float" office:value="22.366" calcext:value-type="float">
            <text:p>22.366</text:p>
          </table:table-cell>
          <table:table-cell office:value-type="float" office:value="1691.426" calcext:value-type="float">
            <text:p>1691.42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25" calcext:value-type="float">
            <text:p>0.725</text:p>
          </table:table-cell>
          <table:table-cell office:value-type="float" office:value="3.935" calcext:value-type="float">
            <text:p>3.935</text:p>
          </table:table-cell>
          <table:table-cell office:value-type="float" office:value="7.655" calcext:value-type="float">
            <text:p>7.655</text:p>
          </table:table-cell>
          <table:table-cell office:value-type="float" office:value="11.81" calcext:value-type="float">
            <text:p>11.81</text:p>
          </table:table-cell>
          <table:table-cell office:value-type="float" office:value="14.653" calcext:value-type="float">
            <text:p>14.653</text:p>
          </table:table-cell>
          <table:table-cell office:value-type="float" office:value="17.095" calcext:value-type="float">
            <text:p>17.095</text:p>
          </table:table-cell>
          <table:table-cell office:value-type="float" office:value="21.389" calcext:value-type="float">
            <text:p>21.389</text:p>
          </table:table-cell>
          <table:table-cell office:value-type="float" office:value="28.055" calcext:value-type="float">
            <text:p>28.055</text:p>
          </table:table-cell>
          <table:table-cell office:value-type="float" office:value="351.152" calcext:value-type="float">
            <text:p>351.152</text:p>
          </table:table-cell>
          <table:table-cell office:value-type="float" office:value="9.306" calcext:value-type="float">
            <text:p>9.306</text:p>
          </table:table-cell>
          <table:table-cell office:value-type="float" office:value="12.46" calcext:value-type="float">
            <text:p>12.46</text:p>
          </table:table-cell>
          <table:table-cell office:value-type="float" office:value="0.351" calcext:value-type="float">
            <text:p>0.351</text:p>
          </table:table-cell>
          <table:table-cell office:value-type="float" office:value="1.287" calcext:value-type="float">
            <text:p>1.287</text:p>
          </table:table-cell>
          <table:table-cell office:value-type="float" office:value="3.392" calcext:value-type="float">
            <text:p>3.392</text:p>
          </table:table-cell>
          <table:table-cell office:value-type="float" office:value="8.035" calcext:value-type="float">
            <text:p>8.035</text:p>
          </table:table-cell>
          <table:table-cell office:value-type="float" office:value="9.991" calcext:value-type="float">
            <text:p>9.991</text:p>
          </table:table-cell>
          <table:table-cell office:value-type="float" office:value="11.39" calcext:value-type="float">
            <text:p>11.39</text:p>
          </table:table-cell>
          <table:table-cell office:value-type="float" office:value="13.775" calcext:value-type="float">
            <text:p>13.775</text:p>
          </table:table-cell>
          <table:table-cell office:value-type="float" office:value="17.049" calcext:value-type="float">
            <text:p>17.049</text:p>
          </table:table-cell>
          <table:table-cell office:value-type="float" office:value="331.873" calcext:value-type="float">
            <text:p>331.873</text:p>
          </table:table-cell>
          <table:table-cell office:value-type="float" office:value="5.236" calcext:value-type="float">
            <text:p>5.236</text:p>
          </table:table-cell>
          <table:table-cell office:value-type="float" office:value="6.554" calcext:value-type="float">
            <text:p>6.554</text:p>
          </table:table-cell>
          <table:table-cell office:value-type="float" office:value="0.733" calcext:value-type="float">
            <text:p>0.733</text:p>
          </table:table-cell>
          <table:table-cell office:value-type="float" office:value="3.551" calcext:value-type="float">
            <text:p>3.551</text:p>
          </table:table-cell>
          <table:table-cell office:value-type="float" office:value="7.061" calcext:value-type="float">
            <text:p>7.061</text:p>
          </table:table-cell>
          <table:table-cell office:value-type="float" office:value="11.21" calcext:value-type="float">
            <text:p>11.21</text:p>
          </table:table-cell>
          <table:table-cell office:value-type="float" office:value="13.755" calcext:value-type="float">
            <text:p>13.755</text:p>
          </table:table-cell>
          <table:table-cell office:value-type="float" office:value="15.681" calcext:value-type="float">
            <text:p>15.681</text:p>
          </table:table-cell>
          <table:table-cell office:value-type="float" office:value="18.902" calcext:value-type="float">
            <text:p>18.902</text:p>
          </table:table-cell>
          <table:table-cell office:value-type="float" office:value="23.363" calcext:value-type="float">
            <text:p>23.363</text:p>
          </table:table-cell>
          <table:table-cell office:value-type="float" office:value="368.923" calcext:value-type="float">
            <text:p>368.923</text:p>
          </table:table-cell>
          <table:table-cell office:value-type="float" office:value="8.636" calcext:value-type="float">
            <text:p>8.636</text:p>
          </table:table-cell>
          <table:table-cell office:value-type="float" office:value="12.684" calcext:value-type="float">
            <text:p>12.6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848" calcext:value-type="float">
            <text:p>0.848</text:p>
          </table:table-cell>
          <table:table-cell office:value-type="float" office:value="2.509" calcext:value-type="float">
            <text:p>2.509</text:p>
          </table:table-cell>
          <table:table-cell office:value-type="float" office:value="7.191" calcext:value-type="float">
            <text:p>7.191</text:p>
          </table:table-cell>
          <table:table-cell office:value-type="float" office:value="9.259" calcext:value-type="float">
            <text:p>9.259</text:p>
          </table:table-cell>
          <table:table-cell office:value-type="float" office:value="10.647" calcext:value-type="float">
            <text:p>10.647</text:p>
          </table:table-cell>
          <table:table-cell office:value-type="float" office:value="12.848" calcext:value-type="float">
            <text:p>12.848</text:p>
          </table:table-cell>
          <table:table-cell office:value-type="float" office:value="15.691" calcext:value-type="float">
            <text:p>15.691</text:p>
          </table:table-cell>
          <table:table-cell office:value-type="float" office:value="352.319" calcext:value-type="float">
            <text:p>352.319</text:p>
          </table:table-cell>
          <table:table-cell office:value-type="float" office:value="4.59" calcext:value-type="float">
            <text:p>4.59</text:p>
          </table:table-cell>
          <table:table-cell office:value-type="float" office:value="7.887" calcext:value-type="float">
            <text:p>7.887</text:p>
          </table:table-cell>
          <table:table-cell office:value-type="float" office:value="2.844" calcext:value-type="float">
            <text:p>2.844</text:p>
          </table:table-cell>
          <table:table-cell office:value-type="float" office:value="18.631" calcext:value-type="float">
            <text:p>18.631</text:p>
          </table:table-cell>
          <table:table-cell office:value-type="float" office:value="25.151" calcext:value-type="float">
            <text:p>25.151</text:p>
          </table:table-cell>
          <table:table-cell office:value-type="float" office:value="32.728" calcext:value-type="float">
            <text:p>32.728</text:p>
          </table:table-cell>
          <table:table-cell office:value-type="float" office:value="37.493" calcext:value-type="float">
            <text:p>37.493</text:p>
          </table:table-cell>
          <table:table-cell office:value-type="float" office:value="41.124" calcext:value-type="float">
            <text:p>41.124</text:p>
          </table:table-cell>
          <table:table-cell office:value-type="float" office:value="47.372" calcext:value-type="float">
            <text:p>47.372</text:p>
          </table:table-cell>
          <table:table-cell office:value-type="float" office:value="58.376" calcext:value-type="float">
            <text:p>58.376</text:p>
          </table:table-cell>
          <table:table-cell office:value-type="float" office:value="382.954" calcext:value-type="float">
            <text:p>382.954</text:p>
          </table:table-cell>
          <table:table-cell office:value-type="float" office:value="27.769" calcext:value-type="float">
            <text:p>27.769</text:p>
          </table:table-cell>
          <table:table-cell office:value-type="float" office:value="21.014" calcext:value-type="float">
            <text:p>21.014</text:p>
          </table:table-cell>
          <table:table-cell office:value-type="float" office:value="2028.835" calcext:value-type="float">
            <text:p>2028.835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5" calcext:value-type="float">
            <text:p>0.815</text:p>
          </table:table-cell>
          <table:table-cell office:value-type="float" office:value="5.518" calcext:value-type="float">
            <text:p>5.518</text:p>
          </table:table-cell>
          <table:table-cell office:value-type="float" office:value="13.307" calcext:value-type="float">
            <text:p>13.307</text:p>
          </table:table-cell>
          <table:table-cell office:value-type="float" office:value="28.802" calcext:value-type="float">
            <text:p>28.802</text:p>
          </table:table-cell>
          <table:table-cell office:value-type="float" office:value="38.798" calcext:value-type="float">
            <text:p>38.798</text:p>
          </table:table-cell>
          <table:table-cell office:value-type="float" office:value="46.052" calcext:value-type="float">
            <text:p>46.052</text:p>
          </table:table-cell>
          <table:table-cell office:value-type="float" office:value="59.262" calcext:value-type="float">
            <text:p>59.262</text:p>
          </table:table-cell>
          <table:table-cell office:value-type="float" office:value="80.324" calcext:value-type="float">
            <text:p>80.324</text:p>
          </table:table-cell>
          <table:table-cell office:value-type="float" office:value="340.724" calcext:value-type="float">
            <text:p>340.724</text:p>
          </table:table-cell>
          <table:table-cell office:value-type="float" office:value="20.435" calcext:value-type="float">
            <text:p>20.435</text:p>
          </table:table-cell>
          <table:table-cell office:value-type="float" office:value="21.724" calcext:value-type="float">
            <text:p>21.724</text:p>
          </table:table-cell>
          <table:table-cell office:value-type="float" office:value="0.391" calcext:value-type="float">
            <text:p>0.391</text:p>
          </table:table-cell>
          <table:table-cell office:value-type="float" office:value="1.878" calcext:value-type="float">
            <text:p>1.878</text:p>
          </table:table-cell>
          <table:table-cell office:value-type="float" office:value="3.027" calcext:value-type="float">
            <text:p>3.027</text:p>
          </table:table-cell>
          <table:table-cell office:value-type="float" office:value="5.8" calcext:value-type="float">
            <text:p>5.8</text:p>
          </table:table-cell>
          <table:table-cell office:value-type="float" office:value="7.485" calcext:value-type="float">
            <text:p>7.485</text:p>
          </table:table-cell>
          <table:table-cell office:value-type="float" office:value="9.036" calcext:value-type="float">
            <text:p>9.036</text:p>
          </table:table-cell>
          <table:table-cell office:value-type="float" office:value="11.538" calcext:value-type="float">
            <text:p>11.538</text:p>
          </table:table-cell>
          <table:table-cell office:value-type="float" office:value="15.794" calcext:value-type="float">
            <text:p>15.794</text:p>
          </table:table-cell>
          <table:table-cell office:value-type="float" office:value="293.874" calcext:value-type="float">
            <text:p>293.874</text:p>
          </table:table-cell>
          <table:table-cell office:value-type="float" office:value="4.656" calcext:value-type="float">
            <text:p>4.656</text:p>
          </table:table-cell>
          <table:table-cell office:value-type="float" office:value="6.651" calcext:value-type="float">
            <text:p>6.651</text:p>
          </table:table-cell>
          <table:table-cell office:value-type="float" office:value="0.844" calcext:value-type="float">
            <text:p>0.844</text:p>
          </table:table-cell>
          <table:table-cell office:value-type="float" office:value="4.153" calcext:value-type="float">
            <text:p>4.153</text:p>
          </table:table-cell>
          <table:table-cell office:value-type="float" office:value="6.633" calcext:value-type="float">
            <text:p>6.633</text:p>
          </table:table-cell>
          <table:table-cell office:value-type="float" office:value="10.597" calcext:value-type="float">
            <text:p>10.597</text:p>
          </table:table-cell>
          <table:table-cell office:value-type="float" office:value="12.992" calcext:value-type="float">
            <text:p>12.992</text:p>
          </table:table-cell>
          <table:table-cell office:value-type="float" office:value="14.963" calcext:value-type="float">
            <text:p>14.963</text:p>
          </table:table-cell>
          <table:table-cell office:value-type="float" office:value="19.371" calcext:value-type="float">
            <text:p>19.371</text:p>
          </table:table-cell>
          <table:table-cell office:value-type="float" office:value="32.868" calcext:value-type="float">
            <text:p>32.868</text:p>
          </table:table-cell>
          <table:table-cell office:value-type="float" office:value="299.104" calcext:value-type="float">
            <text:p>299.104</text:p>
          </table:table-cell>
          <table:table-cell office:value-type="float" office:value="8.849" calcext:value-type="float">
            <text:p>8.849</text:p>
          </table:table-cell>
          <table:table-cell office:value-type="float" office:value="10.565" calcext:value-type="float">
            <text:p>10.565</text:p>
          </table:table-cell>
          <table:table-cell office:value-type="float" office:value="0.339" calcext:value-type="float">
            <text:p>0.339</text:p>
          </table:table-cell>
          <table:table-cell office:value-type="float" office:value="1.861" calcext:value-type="float">
            <text:p>1.861</text:p>
          </table:table-cell>
          <table:table-cell office:value-type="float" office:value="3.181" calcext:value-type="float">
            <text:p>3.181</text:p>
          </table:table-cell>
          <table:table-cell office:value-type="float" office:value="6.079" calcext:value-type="float">
            <text:p>6.079</text:p>
          </table:table-cell>
          <table:table-cell office:value-type="float" office:value="7.703" calcext:value-type="float">
            <text:p>7.703</text:p>
          </table:table-cell>
          <table:table-cell office:value-type="float" office:value="9.07" calcext:value-type="float">
            <text:p>9.07</text:p>
          </table:table-cell>
          <table:table-cell office:value-type="float" office:value="11.328" calcext:value-type="float">
            <text:p>11.328</text:p>
          </table:table-cell>
          <table:table-cell office:value-type="float" office:value="15.638" calcext:value-type="float">
            <text:p>15.638</text:p>
          </table:table-cell>
          <table:table-cell office:value-type="float" office:value="293.168" calcext:value-type="float">
            <text:p>293.168</text:p>
          </table:table-cell>
          <table:table-cell office:value-type="float" office:value="4.738" calcext:value-type="float">
            <text:p>4.738</text:p>
          </table:table-cell>
          <table:table-cell office:value-type="float" office:value="6.851" calcext:value-type="float">
            <text:p>6.851</text:p>
          </table:table-cell>
          <table:table-cell office:value-type="float" office:value="2.826" calcext:value-type="float">
            <text:p>2.826</text:p>
          </table:table-cell>
          <table:table-cell office:value-type="float" office:value="18.277" calcext:value-type="float">
            <text:p>18.277</text:p>
          </table:table-cell>
          <table:table-cell office:value-type="float" office:value="32.567" calcext:value-type="float">
            <text:p>32.567</text:p>
          </table:table-cell>
          <table:table-cell office:value-type="float" office:value="51" calcext:value-type="float">
            <text:p>51</text:p>
          </table:table-cell>
          <table:table-cell office:value-type="float" office:value="62.871" calcext:value-type="float">
            <text:p>62.871</text:p>
          </table:table-cell>
          <table:table-cell office:value-type="float" office:value="72.016" calcext:value-type="float">
            <text:p>72.016</text:p>
          </table:table-cell>
          <table:table-cell office:value-type="float" office:value="88.449" calcext:value-type="float">
            <text:p>88.449</text:p>
          </table:table-cell>
          <table:table-cell office:value-type="float" office:value="114.15" calcext:value-type="float">
            <text:p>114.15</text:p>
          </table:table-cell>
          <table:table-cell office:value-type="float" office:value="409.009" calcext:value-type="float">
            <text:p>409.009</text:p>
          </table:table-cell>
          <table:table-cell office:value-type="float" office:value="38.679" calcext:value-type="float">
            <text:p>38.679</text:p>
          </table:table-cell>
          <table:table-cell office:value-type="float" office:value="28.913" calcext:value-type="float">
            <text:p>28.913</text:p>
          </table:table-cell>
          <table:table-cell office:value-type="float" office:value="1657.135" calcext:value-type="float">
            <text:p>1657.13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42" calcext:value-type="float">
            <text:p>0.742</text:p>
          </table:table-cell>
          <table:table-cell office:value-type="float" office:value="4.585" calcext:value-type="float">
            <text:p>4.585</text:p>
          </table:table-cell>
          <table:table-cell office:value-type="float" office:value="9.102" calcext:value-type="float">
            <text:p>9.102</text:p>
          </table:table-cell>
          <table:table-cell office:value-type="float" office:value="14.065" calcext:value-type="float">
            <text:p>14.065</text:p>
          </table:table-cell>
          <table:table-cell office:value-type="float" office:value="17.723" calcext:value-type="float">
            <text:p>17.723</text:p>
          </table:table-cell>
          <table:table-cell office:value-type="float" office:value="20.576" calcext:value-type="float">
            <text:p>20.576</text:p>
          </table:table-cell>
          <table:table-cell office:value-type="float" office:value="25.553" calcext:value-type="float">
            <text:p>25.553</text:p>
          </table:table-cell>
          <table:table-cell office:value-type="float" office:value="31.936" calcext:value-type="float">
            <text:p>31.936</text:p>
          </table:table-cell>
          <table:table-cell office:value-type="float" office:value="410.63" calcext:value-type="float">
            <text:p>410.63</text:p>
          </table:table-cell>
          <table:table-cell office:value-type="float" office:value="10.672" calcext:value-type="float">
            <text:p>10.672</text:p>
          </table:table-cell>
          <table:table-cell office:value-type="float" office:value="11.033" calcext:value-type="float">
            <text:p>11.033</text:p>
          </table:table-cell>
          <table:table-cell office:value-type="float" office:value="0.361" calcext:value-type="float">
            <text:p>0.361</text:p>
          </table:table-cell>
          <table:table-cell office:value-type="float" office:value="1.384" calcext:value-type="float">
            <text:p>1.384</text:p>
          </table:table-cell>
          <table:table-cell office:value-type="float" office:value="4.069" calcext:value-type="float">
            <text:p>4.069</text:p>
          </table:table-cell>
          <table:table-cell office:value-type="float" office:value="8.985" calcext:value-type="float">
            <text:p>8.985</text:p>
          </table:table-cell>
          <table:table-cell office:value-type="float" office:value="11.108" calcext:value-type="float">
            <text:p>11.108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97" calcext:value-type="float">
            <text:p>14.97</text:p>
          </table:table-cell>
          <table:table-cell office:value-type="float" office:value="18.159" calcext:value-type="float">
            <text:p>18.159</text:p>
          </table:table-cell>
          <table:table-cell office:value-type="float" office:value="341.073" calcext:value-type="float">
            <text:p>341.073</text:p>
          </table:table-cell>
          <table:table-cell office:value-type="float" office:value="5.825" calcext:value-type="float">
            <text:p>5.825</text:p>
          </table:table-cell>
          <table:table-cell office:value-type="float" office:value="8.079" calcext:value-type="float">
            <text:p>8.079</text:p>
          </table:table-cell>
          <table:table-cell office:value-type="float" office:value="0.721" calcext:value-type="float">
            <text:p>0.721</text:p>
          </table:table-cell>
          <table:table-cell office:value-type="float" office:value="3.899" calcext:value-type="float">
            <text:p>3.899</text:p>
          </table:table-cell>
          <table:table-cell office:value-type="float" office:value="7.633" calcext:value-type="float">
            <text:p>7.633</text:p>
          </table:table-cell>
          <table:table-cell office:value-type="float" office:value="12.082" calcext:value-type="float">
            <text:p>12.082</text:p>
          </table:table-cell>
          <table:table-cell office:value-type="float" office:value="14.821" calcext:value-type="float">
            <text:p>14.821</text:p>
          </table:table-cell>
          <table:table-cell office:value-type="float" office:value="16.859" calcext:value-type="float">
            <text:p>16.859</text:p>
          </table:table-cell>
          <table:table-cell office:value-type="float" office:value="20.132" calcext:value-type="float">
            <text:p>20.132</text:p>
          </table:table-cell>
          <table:table-cell office:value-type="float" office:value="24.165" calcext:value-type="float">
            <text:p>24.165</text:p>
          </table:table-cell>
          <table:table-cell office:value-type="float" office:value="342.892" calcext:value-type="float">
            <text:p>342.892</text:p>
          </table:table-cell>
          <table:table-cell office:value-type="float" office:value="8.96" calcext:value-type="float">
            <text:p>8.96</text:p>
          </table:table-cell>
          <table:table-cell office:value-type="float" office:value="10.391" calcext:value-type="float">
            <text:p>10.391</text:p>
          </table:table-cell>
          <table:table-cell office:value-type="float" office:value="0.263" calcext:value-type="float">
            <text:p>0.263</text:p>
          </table:table-cell>
          <table:table-cell office:value-type="float" office:value="0.911" calcext:value-type="float">
            <text:p>0.911</text:p>
          </table:table-cell>
          <table:table-cell office:value-type="float" office:value="2.697" calcext:value-type="float">
            <text:p>2.697</text:p>
          </table:table-cell>
          <table:table-cell office:value-type="float" office:value="7.815" calcext:value-type="float">
            <text:p>7.81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1.477" calcext:value-type="float">
            <text:p>11.477</text:p>
          </table:table-cell>
          <table:table-cell office:value-type="float" office:value="13.797" calcext:value-type="float">
            <text:p>13.797</text:p>
          </table:table-cell>
          <table:table-cell office:value-type="float" office:value="16.781" calcext:value-type="float">
            <text:p>16.781</text:p>
          </table:table-cell>
          <table:table-cell office:value-type="float" office:value="340.918" calcext:value-type="float">
            <text:p>340.918</text:p>
          </table:table-cell>
          <table:table-cell office:value-type="float" office:value="4.816" calcext:value-type="float">
            <text:p>4.816</text:p>
          </table:table-cell>
          <table:table-cell office:value-type="float" office:value="5.952" calcext:value-type="float">
            <text:p>5.952</text:p>
          </table:table-cell>
          <table:table-cell office:value-type="float" office:value="2.748" calcext:value-type="float">
            <text:p>2.748</text:p>
          </table:table-cell>
          <table:table-cell office:value-type="float" office:value="21.05" calcext:value-type="float">
            <text:p>21.05</text:p>
          </table:table-cell>
          <table:table-cell office:value-type="float" office:value="28.368" calcext:value-type="float">
            <text:p>28.368</text:p>
          </table:table-cell>
          <table:table-cell office:value-type="float" office:value="36.87" calcext:value-type="float">
            <text:p>36.87</text:p>
          </table:table-cell>
          <table:table-cell office:value-type="float" office:value="41.913" calcext:value-type="float">
            <text:p>41.913</text:p>
          </table:table-cell>
          <table:table-cell office:value-type="float" office:value="45.743" calcext:value-type="float">
            <text:p>45.743</text:p>
          </table:table-cell>
          <table:table-cell office:value-type="float" office:value="51.645" calcext:value-type="float">
            <text:p>51.645</text:p>
          </table:table-cell>
          <table:table-cell office:value-type="float" office:value="59.303" calcext:value-type="float">
            <text:p>59.303</text:p>
          </table:table-cell>
          <table:table-cell office:value-type="float" office:value="435.527" calcext:value-type="float">
            <text:p>435.527</text:p>
          </table:table-cell>
          <table:table-cell office:value-type="float" office:value="30.272" calcext:value-type="float">
            <text:p>30.272</text:p>
          </table:table-cell>
          <table:table-cell office:value-type="float" office:value="18.689" calcext:value-type="float">
            <text:p>18.689</text:p>
          </table:table-cell>
          <table:table-cell office:value-type="float" office:value="2136.043" calcext:value-type="float">
            <text:p>2136.043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6.807" calcext:value-type="float">
            <text:p>6.807</text:p>
          </table:table-cell>
          <table:table-cell office:value-type="float" office:value="17.094" calcext:value-type="float">
            <text:p>17.094</text:p>
          </table:table-cell>
          <table:table-cell office:value-type="float" office:value="37.489" calcext:value-type="float">
            <text:p>37.489</text:p>
          </table:table-cell>
          <table:table-cell office:value-type="float" office:value="49.939" calcext:value-type="float">
            <text:p>49.939</text:p>
          </table:table-cell>
          <table:table-cell office:value-type="float" office:value="59.052" calcext:value-type="float">
            <text:p>59.052</text:p>
          </table:table-cell>
          <table:table-cell office:value-type="float" office:value="73.228" calcext:value-type="float">
            <text:p>73.228</text:p>
          </table:table-cell>
          <table:table-cell office:value-type="float" office:value="90.75" calcext:value-type="float">
            <text:p>90.75</text:p>
          </table:table-cell>
          <table:table-cell office:value-type="float" office:value="376.299" calcext:value-type="float">
            <text:p>376.299</text:p>
          </table:table-cell>
          <table:table-cell office:value-type="float" office:value="25.569" calcext:value-type="float">
            <text:p>25.569</text:p>
          </table:table-cell>
          <table:table-cell office:value-type="float" office:value="25.31" calcext:value-type="float">
            <text:p>25.31</text:p>
          </table:table-cell>
          <table:table-cell office:value-type="float" office:value="0.395" calcext:value-type="float">
            <text:p>0.395</text:p>
          </table:table-cell>
          <table:table-cell office:value-type="float" office:value="2.014" calcext:value-type="float">
            <text:p>2.014</text:p>
          </table:table-cell>
          <table:table-cell office:value-type="float" office:value="3.256" calcext:value-type="float">
            <text:p>3.256</text:p>
          </table:table-cell>
          <table:table-cell office:value-type="float" office:value="6.076" calcext:value-type="float">
            <text:p>6.076</text:p>
          </table:table-cell>
          <table:table-cell office:value-type="float" office:value="7.915" calcext:value-type="float">
            <text:p>7.915</text:p>
          </table:table-cell>
          <table:table-cell office:value-type="float" office:value="9.545" calcext:value-type="float">
            <text:p>9.545</text:p>
          </table:table-cell>
          <table:table-cell office:value-type="float" office:value="12.22" calcext:value-type="float">
            <text:p>12.22</text:p>
          </table:table-cell>
          <table:table-cell office:value-type="float" office:value="17.298" calcext:value-type="float">
            <text:p>17.298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4.924" calcext:value-type="float">
            <text:p>4.924</text:p>
          </table:table-cell>
          <table:table-cell office:value-type="float" office:value="6.449" calcext:value-type="float">
            <text:p>6.449</text:p>
          </table:table-cell>
          <table:table-cell office:value-type="float" office:value="0.783" calcext:value-type="float">
            <text:p>0.783</text:p>
          </table:table-cell>
          <table:table-cell office:value-type="float" office:value="4.497" calcext:value-type="float">
            <text:p>4.497</text:p>
          </table:table-cell>
          <table:table-cell office:value-type="float" office:value="7.126" calcext:value-type="float">
            <text:p>7.126</text:p>
          </table:table-cell>
          <table:table-cell office:value-type="float" office:value="11.153" calcext:value-type="float">
            <text:p>11.153</text:p>
          </table:table-cell>
          <table:table-cell office:value-type="float" office:value="13.714" calcext:value-type="float">
            <text:p>13.714</text:p>
          </table:table-cell>
          <table:table-cell office:value-type="float" office:value="15.99" calcext:value-type="float">
            <text:p>15.99</text:p>
          </table:table-cell>
          <table:table-cell office:value-type="float" office:value="21.334" calcext:value-type="float">
            <text:p>21.334</text:p>
          </table:table-cell>
          <table:table-cell office:value-type="float" office:value="36.164" calcext:value-type="float">
            <text:p>36.164</text:p>
          </table:table-cell>
          <table:table-cell office:value-type="float" office:value="208.825" calcext:value-type="float">
            <text:p>208.825</text:p>
          </table:table-cell>
          <table:table-cell office:value-type="float" office:value="9.449" calcext:value-type="float">
            <text:p>9.449</text:p>
          </table:table-cell>
          <table:table-cell office:value-type="float" office:value="10.555" calcext:value-type="float">
            <text:p>10.555</text:p>
          </table:table-cell>
          <table:table-cell office:value-type="float" office:value="0.353" calcext:value-type="float">
            <text:p>0.353</text:p>
          </table:table-cell>
          <table:table-cell office:value-type="float" office:value="2.032" calcext:value-type="float">
            <text:p>2.032</text:p>
          </table:table-cell>
          <table:table-cell office:value-type="float" office:value="3.45" calcext:value-type="float">
            <text:p>3.45</text:p>
          </table:table-cell>
          <table:table-cell office:value-type="float" office:value="6.417" calcext:value-type="float">
            <text:p>6.417</text:p>
          </table:table-cell>
          <table:table-cell office:value-type="float" office:value="8.224" calcext:value-type="float">
            <text:p>8.224</text:p>
          </table:table-cell>
          <table:table-cell office:value-type="float" office:value="9.754" calcext:value-type="float">
            <text:p>9.754</text:p>
          </table:table-cell>
          <table:table-cell office:value-type="float" office:value="12.121" calcext:value-type="float">
            <text:p>12.121</text:p>
          </table:table-cell>
          <table:table-cell office:value-type="float" office:value="17.017" calcext:value-type="float">
            <text:p>17.017</text:p>
          </table:table-cell>
          <table:table-cell office:value-type="float" office:value="171.718" calcext:value-type="float">
            <text:p>171.718</text:p>
          </table:table-cell>
          <table:table-cell office:value-type="float" office:value="5.077" calcext:value-type="float">
            <text:p>5.077</text:p>
          </table:table-cell>
          <table:table-cell office:value-type="float" office:value="6.695" calcext:value-type="float">
            <text:p>6.695</text:p>
          </table:table-cell>
          <table:table-cell office:value-type="float" office:value="2.909" calcext:value-type="float">
            <text:p>2.909</text:p>
          </table:table-cell>
          <table:table-cell office:value-type="float" office:value="21.392" calcext:value-type="float">
            <text:p>21.392</text:p>
          </table:table-cell>
          <table:table-cell office:value-type="float" office:value="38.334" calcext:value-type="float">
            <text:p>38.334</text:p>
          </table:table-cell>
          <table:table-cell office:value-type="float" office:value="60.887" calcext:value-type="float">
            <text:p>60.887</text:p>
          </table:table-cell>
          <table:table-cell office:value-type="float" office:value="74.579" calcext:value-type="float">
            <text:p>74.579</text:p>
          </table:table-cell>
          <table:table-cell office:value-type="float" office:value="84.49" calcext:value-type="float">
            <text:p>84.49</text:p>
          </table:table-cell>
          <table:table-cell office:value-type="float" office:value="101.085" calcext:value-type="float">
            <text:p>101.085</text:p>
          </table:table-cell>
          <table:table-cell office:value-type="float" office:value="124.45" calcext:value-type="float">
            <text:p>124.45</text:p>
          </table:table-cell>
          <table:table-cell office:value-type="float" office:value="439.313" calcext:value-type="float">
            <text:p>439.313</text:p>
          </table:table-cell>
          <table:table-cell office:value-type="float" office:value="45.019" calcext:value-type="float">
            <text:p>45.019</text:p>
          </table:table-cell>
          <table:table-cell office:value-type="float" office:value="31.809" calcext:value-type="float">
            <text:p>31.809</text:p>
          </table:table-cell>
          <table:table-cell office:value-type="float" office:value="1650.632" calcext:value-type="float">
            <text:p>1650.632</text:p>
          </table:table-cell>
          <table:table-cell table:number-columns-repeated="906"/>
        </table:table-row>
      </table:table>
      <table:table table:name="Charts_006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6.B20:Charts_006.B29 Charts_006.J19:Charts_006.J19 Charts_006.J20:Charts_006.J29 Charts_006.U19:Charts_006.U19 Charts_006.U20:Charts_006.U29 Charts_006.AF19:Charts_006.AF19 Charts_006.AF20:Charts_006.AF29 Charts_006.AQ19:Charts_006.AQ19 Charts_006.AQ20:Charts_006.AQ29 Charts_006.BQ19:Charts_006.BQ19 Charts_006.BQ20:Charts_006.BQ29 Charts_006.CB19:Charts_006.CB19 Charts_006.CB20:Charts_006.CB29 Charts_006.CM19:Charts_006.CM19 Charts_006.CM20:Charts_006.CM29 Charts_006.CX19:Charts_006.CX19 Charts_006.CX20:Charts_006.CX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6.B20:Charts_006.B29 Charts_006.BB19:Charts_006.BB19 Charts_006.BB20:Charts_006.BB29 Charts_006.BG19:Charts_006.BG19 Charts_006.BG20:Charts_006.BG29 Charts_006.DI19:Charts_006.DI19 Charts_006.DI20:Charts_006.DI29 Charts_006.DN19:Charts_006.DN19 Charts_006.DN20:Charts_006.DN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6.B20:Charts_006.B29 Charts_006.AW19:Charts_006.AW19 Charts_006.AW20:Charts_006.AW29 Charts_006.AX19:Charts_006.AX19 Charts_006.AX20:Charts_006.AX29 Charts_006.AY19:Charts_006.AY19 Charts_006.AY20:Charts_006.AY29 Charts_006.BB19:Charts_006.BB19 Charts_006.BB20:Charts_006.BB29 Charts_006.DD19:Charts_006.DD19 Charts_006.DD20:Charts_006.DD29 Charts_006.DE19:Charts_006.DE19 Charts_006.DE20:Charts_006.DE29 Charts_006.DF19:Charts_006.DF19 Charts_006.DF20:Charts_006.DF29 Charts_006.DI19:Charts_006.DI19 Charts_006.DI20:Charts_006.DI2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6.B20:Charts_006.B29 Charts_006.BE19:Charts_006.BE19 Charts_006.BE20:Charts_006.BE29 Charts_006.BF19:Charts_006.BF19 Charts_006.BF20:Charts_006.BF29 Charts_006.DL19:Charts_006.DL19 Charts_006.DL20:Charts_006.DL29 Charts_006.DM19:Charts_006.DM19 Charts_006.DM20:Charts_006.DM2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≈10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78" calcext:value-type="float">
            <text:p>0.778</text:p>
          </table:table-cell>
          <table:table-cell office:value-type="float" office:value="1.102" calcext:value-type="float">
            <text:p>1.102</text:p>
          </table:table-cell>
          <table:table-cell office:value-type="float" office:value="1.349" calcext:value-type="float">
            <text:p>1.349</text:p>
          </table:table-cell>
          <table:table-cell office:value-type="float" office:value="3.239" calcext:value-type="float">
            <text:p>3.239</text:p>
          </table:table-cell>
          <table:table-cell office:value-type="float" office:value="4.362" calcext:value-type="float">
            <text:p>4.362</text:p>
          </table:table-cell>
          <table:table-cell office:value-type="float" office:value="4.753" calcext:value-type="float">
            <text:p>4.753</text:p>
          </table:table-cell>
          <table:table-cell office:value-type="float" office:value="5.668" calcext:value-type="float">
            <text:p>5.668</text:p>
          </table:table-cell>
          <table:table-cell office:value-type="float" office:value="6.919" calcext:value-type="float">
            <text:p>6.919</text:p>
          </table:table-cell>
          <table:table-cell office:value-type="float" office:value="142.021" calcext:value-type="float">
            <text:p>142.021</text:p>
          </table:table-cell>
          <table:table-cell office:value-type="float" office:value="2.336" calcext:value-type="float">
            <text:p>2.336</text:p>
          </table:table-cell>
          <table:table-cell office:value-type="float" office:value="2.964" calcext:value-type="float">
            <text:p>2.96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9" calcext:value-type="float">
            <text:p>0.579</text:p>
          </table:table-cell>
          <table:table-cell office:value-type="float" office:value="0.768" calcext:value-type="float">
            <text:p>0.768</text:p>
          </table:table-cell>
          <table:table-cell office:value-type="float" office:value="2.848" calcext:value-type="float">
            <text:p>2.848</text:p>
          </table:table-cell>
          <table:table-cell office:value-type="float" office:value="3.603" calcext:value-type="float">
            <text:p>3.603</text:p>
          </table:table-cell>
          <table:table-cell office:value-type="float" office:value="4.235" calcext:value-type="float">
            <text:p>4.235</text:p>
          </table:table-cell>
          <table:table-cell office:value-type="float" office:value="6.001" calcext:value-type="float">
            <text:p>6.001</text:p>
          </table:table-cell>
          <table:table-cell office:value-type="float" office:value="18.444" calcext:value-type="float">
            <text:p>18.444</text:p>
          </table:table-cell>
          <table:table-cell office:value-type="float" office:value="1.186" calcext:value-type="float">
            <text:p>1.186</text:p>
          </table:table-cell>
          <table:table-cell office:value-type="float" office:value="1.468" calcext:value-type="float">
            <text:p>1.468</text:p>
          </table:table-cell>
          <table:table-cell office:value-type="float" office:value="0.693" calcext:value-type="float">
            <text:p>0.693</text:p>
          </table:table-cell>
          <table:table-cell office:value-type="float" office:value="0.947" calcext:value-type="float">
            <text:p>0.947</text:p>
          </table:table-cell>
          <table:table-cell office:value-type="float" office:value="1.125" calcext:value-type="float">
            <text:p>1.125</text:p>
          </table:table-cell>
          <table:table-cell office:value-type="float" office:value="4.032" calcext:value-type="float">
            <text:p>4.032</text:p>
          </table:table-cell>
          <table:table-cell office:value-type="float" office:value="4.517" calcext:value-type="float">
            <text:p>4.517</text:p>
          </table:table-cell>
          <table:table-cell office:value-type="float" office:value="4.82" calcext:value-type="float">
            <text:p>4.82</text:p>
          </table:table-cell>
          <table:table-cell office:value-type="float" office:value="6.383" calcext:value-type="float">
            <text:p>6.383</text:p>
          </table:table-cell>
          <table:table-cell office:value-type="float" office:value="7.414" calcext:value-type="float">
            <text:p>7.414</text:p>
          </table:table-cell>
          <table:table-cell office:value-type="float" office:value="31.663" calcext:value-type="float">
            <text:p>31.663</text:p>
          </table:table-cell>
          <table:table-cell office:value-type="float" office:value="2.291" calcext:value-type="float">
            <text:p>2.291</text:p>
          </table:table-cell>
          <table:table-cell office:value-type="float" office:value="2.089" calcext:value-type="float">
            <text:p>2.0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61" calcext:value-type="float">
            <text:p>0.461</text:p>
          </table:table-cell>
          <table:table-cell office:value-type="float" office:value="2.547" calcext:value-type="float">
            <text:p>2.547</text:p>
          </table:table-cell>
          <table:table-cell office:value-type="float" office:value="3.559" calcext:value-type="float">
            <text:p>3.559</text:p>
          </table:table-cell>
          <table:table-cell office:value-type="float" office:value="4.003" calcext:value-type="float">
            <text:p>4.003</text:p>
          </table:table-cell>
          <table:table-cell office:value-type="float" office:value="5.224" calcext:value-type="float">
            <text:p>5.224</text:p>
          </table:table-cell>
          <table:table-cell office:value-type="float" office:value="6.414" calcext:value-type="float">
            <text:p>6.414</text:p>
          </table:table-cell>
          <table:table-cell office:value-type="float" office:value="22.822" calcext:value-type="float">
            <text:p>22.822</text:p>
          </table:table-cell>
          <table:table-cell office:value-type="float" office:value="1.415" calcext:value-type="float">
            <text:p>1.415</text:p>
          </table:table-cell>
          <table:table-cell office:value-type="float" office:value="1.805" calcext:value-type="float">
            <text:p>1.805</text:p>
          </table:table-cell>
          <table:table-cell office:value-type="float" office:value="2.426" calcext:value-type="float">
            <text:p>2.426</text:p>
          </table:table-cell>
          <table:table-cell office:value-type="float" office:value="5.427" calcext:value-type="float">
            <text:p>5.427</text:p>
          </table:table-cell>
          <table:table-cell office:value-type="float" office:value="6.684" calcext:value-type="float">
            <text:p>6.684</text:p>
          </table:table-cell>
          <table:table-cell office:value-type="float" office:value="8.812" calcext:value-type="float">
            <text:p>8.812</text:p>
          </table:table-cell>
          <table:table-cell office:value-type="float" office:value="9.998" calcext:value-type="float">
            <text:p>9.998</text:p>
          </table:table-cell>
          <table:table-cell office:value-type="float" office:value="10.985" calcext:value-type="float">
            <text:p>10.985</text:p>
          </table:table-cell>
          <table:table-cell office:value-type="float" office:value="12.356" calcext:value-type="float">
            <text:p>12.356</text:p>
          </table:table-cell>
          <table:table-cell office:value-type="float" office:value="14.082" calcext:value-type="float">
            <text:p>14.082</text:p>
          </table:table-cell>
          <table:table-cell office:value-type="float" office:value="146.468" calcext:value-type="float">
            <text:p>146.468</text:p>
          </table:table-cell>
          <table:table-cell office:value-type="float" office:value="7.228" calcext:value-type="float">
            <text:p>7.228</text:p>
          </table:table-cell>
          <table:table-cell office:value-type="float" office:value="3.876" calcext:value-type="float">
            <text:p>3.876</text:p>
          </table:table-cell>
          <table:table-cell office:value-type="float" office:value="773.836" calcext:value-type="float">
            <text:p>773.83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5" calcext:value-type="float">
            <text:p>0.765</text:p>
          </table:table-cell>
          <table:table-cell office:value-type="float" office:value="1.133" calcext:value-type="float">
            <text:p>1.133</text:p>
          </table:table-cell>
          <table:table-cell office:value-type="float" office:value="1.299" calcext:value-type="float">
            <text:p>1.299</text:p>
          </table:table-cell>
          <table:table-cell office:value-type="float" office:value="1.55" calcext:value-type="float">
            <text:p>1.55</text:p>
          </table:table-cell>
          <table:table-cell office:value-type="float" office:value="1.787" calcext:value-type="float">
            <text:p>1.787</text:p>
          </table:table-cell>
          <table:table-cell office:value-type="float" office:value="2.028" calcext:value-type="float">
            <text:p>2.028</text:p>
          </table:table-cell>
          <table:table-cell office:value-type="float" office:value="3.02" calcext:value-type="float">
            <text:p>3.02</text:p>
          </table:table-cell>
          <table:table-cell office:value-type="float" office:value="5.679" calcext:value-type="float">
            <text:p>5.679</text:p>
          </table:table-cell>
          <table:table-cell office:value-type="float" office:value="21.447" calcext:value-type="float">
            <text:p>21.447</text:p>
          </table:table-cell>
          <table:table-cell office:value-type="float" office:value="1.57" calcext:value-type="float">
            <text:p>1.57</text:p>
          </table:table-cell>
          <table:table-cell office:value-type="float" office:value="1.095" calcext:value-type="float">
            <text:p>1.095</text:p>
          </table:table-cell>
          <table:table-cell office:value-type="float" office:value="0.363" calcext:value-type="float">
            <text:p>0.3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677" calcext:value-type="float">
            <text:p>0.677</text:p>
          </table:table-cell>
          <table:table-cell office:value-type="float" office:value="0.866" calcext:value-type="float">
            <text:p>0.866</text:p>
          </table:table-cell>
          <table:table-cell office:value-type="float" office:value="1.037" calcext:value-type="float">
            <text:p>1.037</text:p>
          </table:table-cell>
          <table:table-cell office:value-type="float" office:value="1.193" calcext:value-type="float">
            <text:p>1.193</text:p>
          </table:table-cell>
          <table:table-cell office:value-type="float" office:value="1.593" calcext:value-type="float">
            <text:p>1.593</text:p>
          </table:table-cell>
          <table:table-cell office:value-type="float" office:value="3.166" calcext:value-type="float">
            <text:p>3.166</text:p>
          </table:table-cell>
          <table:table-cell office:value-type="float" office:value="18.864" calcext:value-type="float">
            <text:p>18.864</text:p>
          </table:table-cell>
          <table:table-cell office:value-type="float" office:value="0.857" calcext:value-type="float">
            <text:p>0.85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3" calcext:value-type="float">
            <text:p>0.743</text:p>
          </table:table-cell>
          <table:table-cell office:value-type="float" office:value="1.103" calcext:value-type="float">
            <text:p>1.103</text:p>
          </table:table-cell>
          <table:table-cell office:value-type="float" office:value="1.288" calcext:value-type="float">
            <text:p>1.288</text:p>
          </table:table-cell>
          <table:table-cell office:value-type="float" office:value="1.591" calcext:value-type="float">
            <text:p>1.591</text:p>
          </table:table-cell>
          <table:table-cell office:value-type="float" office:value="1.871" calcext:value-type="float">
            <text:p>1.871</text:p>
          </table:table-cell>
          <table:table-cell office:value-type="float" office:value="2.17" calcext:value-type="float">
            <text:p>2.17</text:p>
          </table:table-cell>
          <table:table-cell office:value-type="float" office:value="2.989" calcext:value-type="float">
            <text:p>2.989</text:p>
          </table:table-cell>
          <table:table-cell office:value-type="float" office:value="5.868" calcext:value-type="float">
            <text:p>5.868</text:p>
          </table:table-cell>
          <table:table-cell office:value-type="float" office:value="22.814" calcext:value-type="float">
            <text:p>22.814</text:p>
          </table:table-cell>
          <table:table-cell office:value-type="float" office:value="1.587" calcext:value-type="float">
            <text:p>1.587</text:p>
          </table:table-cell>
          <table:table-cell office:value-type="float" office:value="1.191" calcext:value-type="float">
            <text:p>1.191</text:p>
          </table:table-cell>
          <table:table-cell office:value-type="float" office:value="0.321" calcext:value-type="float">
            <text:p>0.3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72" calcext:value-type="float">
            <text:p>0.572</text:p>
          </table:table-cell>
          <table:table-cell office:value-type="float" office:value="0.748" calcext:value-type="float">
            <text:p>0.748</text:p>
          </table:table-cell>
          <table:table-cell office:value-type="float" office:value="0.907" calcext:value-type="float">
            <text:p>0.907</text:p>
          </table:table-cell>
          <table:table-cell office:value-type="float" office:value="1.069" calcext:value-type="float">
            <text:p>1.069</text:p>
          </table:table-cell>
          <table:table-cell office:value-type="float" office:value="1.456" calcext:value-type="float">
            <text:p>1.456</text:p>
          </table:table-cell>
          <table:table-cell office:value-type="float" office:value="3.29" calcext:value-type="float">
            <text:p>3.29</text:p>
          </table:table-cell>
          <table:table-cell office:value-type="float" office:value="23.363" calcext:value-type="float">
            <text:p>23.363</text:p>
          </table:table-cell>
          <table:table-cell office:value-type="float" office:value="0.762" calcext:value-type="float">
            <text:p>0.762</text:p>
          </table:table-cell>
          <table:table-cell office:value-type="float" office:value="0.82" calcext:value-type="float">
            <text:p>0.82</text:p>
          </table:table-cell>
          <table:table-cell office:value-type="float" office:value="2.539" calcext:value-type="float">
            <text:p>2.539</text:p>
          </table:table-cell>
          <table:table-cell office:value-type="float" office:value="3.666" calcext:value-type="float">
            <text:p>3.666</text:p>
          </table:table-cell>
          <table:table-cell office:value-type="float" office:value="4.117" calcext:value-type="float">
            <text:p>4.117</text:p>
          </table:table-cell>
          <table:table-cell office:value-type="float" office:value="4.941" calcext:value-type="float">
            <text:p>4.941</text:p>
          </table:table-cell>
          <table:table-cell office:value-type="float" office:value="5.89" calcext:value-type="float">
            <text:p>5.89</text:p>
          </table:table-cell>
          <table:table-cell office:value-type="float" office:value="6.981" calcext:value-type="float">
            <text:p>6.981</text:p>
          </table:table-cell>
          <table:table-cell office:value-type="float" office:value="9.096" calcext:value-type="float">
            <text:p>9.096</text:p>
          </table:table-cell>
          <table:table-cell office:value-type="float" office:value="11.42" calcext:value-type="float">
            <text:p>11.42</text:p>
          </table:table-cell>
          <table:table-cell office:value-type="float" office:value="27.191" calcext:value-type="float">
            <text:p>27.191</text:p>
          </table:table-cell>
          <table:table-cell office:value-type="float" office:value="4.775" calcext:value-type="float">
            <text:p>4.775</text:p>
          </table:table-cell>
          <table:table-cell office:value-type="float" office:value="2.07" calcext:value-type="float">
            <text:p>2.07</text:p>
          </table:table-cell>
          <table:table-cell office:value-type="float" office:value="951.042" calcext:value-type="float">
            <text:p>951.04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7" calcext:value-type="float">
            <text:p>0.717</text:p>
          </table:table-cell>
          <table:table-cell office:value-type="float" office:value="1.238" calcext:value-type="float">
            <text:p>1.238</text:p>
          </table:table-cell>
          <table:table-cell office:value-type="float" office:value="2.042" calcext:value-type="float">
            <text:p>2.042</text:p>
          </table:table-cell>
          <table:table-cell office:value-type="float" office:value="4.003" calcext:value-type="float">
            <text:p>4.003</text:p>
          </table:table-cell>
          <table:table-cell office:value-type="float" office:value="5.04" calcext:value-type="float">
            <text:p>5.04</text:p>
          </table:table-cell>
          <table:table-cell office:value-type="float" office:value="5.636" calcext:value-type="float">
            <text:p>5.636</text:p>
          </table:table-cell>
          <table:table-cell office:value-type="float" office:value="6.816" calcext:value-type="float">
            <text:p>6.816</text:p>
          </table:table-cell>
          <table:table-cell office:value-type="float" office:value="8.561" calcext:value-type="float">
            <text:p>8.561</text:p>
          </table:table-cell>
          <table:table-cell office:value-type="float" office:value="517.088" calcext:value-type="float">
            <text:p>517.088</text:p>
          </table:table-cell>
          <table:table-cell office:value-type="float" office:value="3.34" calcext:value-type="float">
            <text:p>3.34</text:p>
          </table:table-cell>
          <table:table-cell office:value-type="float" office:value="15.116" calcext:value-type="float">
            <text:p>15.116</text:p>
          </table:table-cell>
          <table:table-cell office:value-type="float" office:value="0.35" calcext:value-type="float">
            <text:p>0.35</text:p>
          </table:table-cell>
          <table:table-cell office:value-type="float" office:value="0.582" calcext:value-type="float">
            <text:p>0.582</text:p>
          </table:table-cell>
          <table:table-cell office:value-type="float" office:value="0.775" calcext:value-type="float">
            <text:p>0.775</text:p>
          </table:table-cell>
          <table:table-cell office:value-type="float" office:value="1.274" calcext:value-type="float">
            <text:p>1.274</text:p>
          </table:table-cell>
          <table:table-cell office:value-type="float" office:value="3.553" calcext:value-type="float">
            <text:p>3.553</text:p>
          </table:table-cell>
          <table:table-cell office:value-type="float" office:value="4.289" calcext:value-type="float">
            <text:p>4.289</text:p>
          </table:table-cell>
          <table:table-cell office:value-type="float" office:value="5.423" calcext:value-type="float">
            <text:p>5.423</text:p>
          </table:table-cell>
          <table:table-cell office:value-type="float" office:value="6.974" calcext:value-type="float">
            <text:p>6.974</text:p>
          </table:table-cell>
          <table:table-cell office:value-type="float" office:value="515.385" calcext:value-type="float">
            <text:p>515.385</text:p>
          </table:table-cell>
          <table:table-cell office:value-type="float" office:value="1.611" calcext:value-type="float">
            <text:p>1.611</text:p>
          </table:table-cell>
          <table:table-cell office:value-type="float" office:value="4.358" calcext:value-type="float">
            <text:p>4.358</text:p>
          </table:table-cell>
          <table:table-cell office:value-type="float" office:value="0.673" calcext:value-type="float">
            <text:p>0.673</text:p>
          </table:table-cell>
          <table:table-cell office:value-type="float" office:value="1.17" calcext:value-type="float">
            <text:p>1.17</text:p>
          </table:table-cell>
          <table:table-cell office:value-type="float" office:value="1.733" calcext:value-type="float">
            <text:p>1.733</text:p>
          </table:table-cell>
          <table:table-cell office:value-type="float" office:value="5.043" calcext:value-type="float">
            <text:p>5.043</text:p>
          </table:table-cell>
          <table:table-cell office:value-type="float" office:value="6.063" calcext:value-type="float">
            <text:p>6.063</text:p>
          </table:table-cell>
          <table:table-cell office:value-type="float" office:value="7.292" calcext:value-type="float">
            <text:p>7.292</text:p>
          </table:table-cell>
          <table:table-cell office:value-type="float" office:value="8.3" calcext:value-type="float">
            <text:p>8.3</text:p>
          </table:table-cell>
          <table:table-cell office:value-type="float" office:value="9.83" calcext:value-type="float">
            <text:p>9.83</text:p>
          </table:table-cell>
          <table:table-cell office:value-type="float" office:value="515.806" calcext:value-type="float">
            <text:p>515.806</text:p>
          </table:table-cell>
          <table:table-cell office:value-type="float" office:value="3.441" calcext:value-type="float">
            <text:p>3.441</text:p>
          </table:table-cell>
          <table:table-cell office:value-type="float" office:value="6.175" calcext:value-type="float">
            <text:p>6.175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8" calcext:value-type="float">
            <text:p>0.538</text:p>
          </table:table-cell>
          <table:table-cell office:value-type="float" office:value="2.36" calcext:value-type="float">
            <text:p>2.36</text:p>
          </table:table-cell>
          <table:table-cell office:value-type="float" office:value="3.973" calcext:value-type="float">
            <text:p>3.973</text:p>
          </table:table-cell>
          <table:table-cell office:value-type="float" office:value="4.627" calcext:value-type="float">
            <text:p>4.627</text:p>
          </table:table-cell>
          <table:table-cell office:value-type="float" office:value="6.065" calcext:value-type="float">
            <text:p>6.065</text:p>
          </table:table-cell>
          <table:table-cell office:value-type="float" office:value="7.346" calcext:value-type="float">
            <text:p>7.346</text:p>
          </table:table-cell>
          <table:table-cell office:value-type="float" office:value="63.992" calcext:value-type="float">
            <text:p>63.992</text:p>
          </table:table-cell>
          <table:table-cell office:value-type="float" office:value="1.627" calcext:value-type="float">
            <text:p>1.627</text:p>
          </table:table-cell>
          <table:table-cell office:value-type="float" office:value="2.405" calcext:value-type="float">
            <text:p>2.405</text:p>
          </table:table-cell>
          <table:table-cell office:value-type="float" office:value="2.436" calcext:value-type="float">
            <text:p>2.436</text:p>
          </table:table-cell>
          <table:table-cell office:value-type="float" office:value="6.784" calcext:value-type="float">
            <text:p>6.784</text:p>
          </table:table-cell>
          <table:table-cell office:value-type="float" office:value="8.688" calcext:value-type="float">
            <text:p>8.688</text:p>
          </table:table-cell>
          <table:table-cell office:value-type="float" office:value="11.33" calcext:value-type="float">
            <text:p>11.3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6.15" calcext:value-type="float">
            <text:p>16.15</text:p>
          </table:table-cell>
          <table:table-cell office:value-type="float" office:value="20.477" calcext:value-type="float">
            <text:p>20.477</text:p>
          </table:table-cell>
          <table:table-cell office:value-type="float" office:value="538.111" calcext:value-type="float">
            <text:p>538.111</text:p>
          </table:table-cell>
          <table:table-cell office:value-type="float" office:value="10.019" calcext:value-type="float">
            <text:p>10.019</text:p>
          </table:table-cell>
          <table:table-cell office:value-type="float" office:value="17.282" calcext:value-type="float">
            <text:p>17.282</text:p>
          </table:table-cell>
          <table:table-cell office:value-type="float" office:value="1262.787" calcext:value-type="float">
            <text:p>1262.787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84" calcext:value-type="float">
            <text:p>0.784</text:p>
          </table:table-cell>
          <table:table-cell office:value-type="float" office:value="1.39" calcext:value-type="float">
            <text:p>1.39</text:p>
          </table:table-cell>
          <table:table-cell office:value-type="float" office:value="1.73" calcext:value-type="float">
            <text:p>1.73</text:p>
          </table:table-cell>
          <table:table-cell office:value-type="float" office:value="2.266" calcext:value-type="float">
            <text:p>2.266</text:p>
          </table:table-cell>
          <table:table-cell office:value-type="float" office:value="2.675" calcext:value-type="float">
            <text:p>2.675</text:p>
          </table:table-cell>
          <table:table-cell office:value-type="float" office:value="3.041" calcext:value-type="float">
            <text:p>3.041</text:p>
          </table:table-cell>
          <table:table-cell office:value-type="float" office:value="3.98" calcext:value-type="float">
            <text:p>3.98</text:p>
          </table:table-cell>
          <table:table-cell office:value-type="float" office:value="6.022" calcext:value-type="float">
            <text:p>6.022</text:p>
          </table:table-cell>
          <table:table-cell office:value-type="float" office:value="160.922" calcext:value-type="float">
            <text:p>160.922</text:p>
          </table:table-cell>
          <table:table-cell office:value-type="float" office:value="2.104" calcext:value-type="float">
            <text:p>2.104</text:p>
          </table:table-cell>
          <table:table-cell office:value-type="float" office:value="2.793" calcext:value-type="float">
            <text:p>2.793</text:p>
          </table:table-cell>
          <table:table-cell office:value-type="float" office:value="0.411" calcext:value-type="float">
            <text:p>0.411</text:p>
          </table:table-cell>
          <table:table-cell office:value-type="float" office:value="0.765" calcext:value-type="float">
            <text:p>0.765</text:p>
          </table:table-cell>
          <table:table-cell office:value-type="float" office:value="1.024" calcext:value-type="float">
            <text:p>1.024</text:p>
          </table:table-cell>
          <table:table-cell office:value-type="float" office:value="1.448" calcext:value-type="float">
            <text:p>1.448</text:p>
          </table:table-cell>
          <table:table-cell office:value-type="float" office:value="1.774" calcext:value-type="float">
            <text:p>1.774</text:p>
          </table:table-cell>
          <table:table-cell office:value-type="float" office:value="2.037" calcext:value-type="float">
            <text:p>2.037</text:p>
          </table:table-cell>
          <table:table-cell office:value-type="float" office:value="2.634" calcext:value-type="float">
            <text:p>2.634</text:p>
          </table:table-cell>
          <table:table-cell office:value-type="float" office:value="4.2" calcext:value-type="float">
            <text:p>4.2</text:p>
          </table:table-cell>
          <table:table-cell office:value-type="float" office:value="163.444" calcext:value-type="float">
            <text:p>163.444</text:p>
          </table:table-cell>
          <table:table-cell office:value-type="float" office:value="1.307" calcext:value-type="float">
            <text:p>1.307</text:p>
          </table:table-cell>
          <table:table-cell office:value-type="float" office:value="1.946" calcext:value-type="float">
            <text:p>1.946</text:p>
          </table:table-cell>
          <table:table-cell office:value-type="float" office:value="0.823" calcext:value-type="float">
            <text:p>0.823</text:p>
          </table:table-cell>
          <table:table-cell office:value-type="float" office:value="1.591" calcext:value-type="float">
            <text:p>1.591</text:p>
          </table:table-cell>
          <table:table-cell office:value-type="float" office:value="2.046" calcext:value-type="float">
            <text:p>2.046</text:p>
          </table:table-cell>
          <table:table-cell office:value-type="float" office:value="2.67" calcext:value-type="float">
            <text:p>2.67</text:p>
          </table:table-cell>
          <table:table-cell office:value-type="float" office:value="3.112" calcext:value-type="float">
            <text:p>3.112</text:p>
          </table:table-cell>
          <table:table-cell office:value-type="float" office:value="3.515" calcext:value-type="float">
            <text:p>3.515</text:p>
          </table:table-cell>
          <table:table-cell office:value-type="float" office:value="4.519" calcext:value-type="float">
            <text:p>4.519</text:p>
          </table:table-cell>
          <table:table-cell office:value-type="float" office:value="6.593" calcext:value-type="float">
            <text:p>6.593</text:p>
          </table:table-cell>
          <table:table-cell office:value-type="float" office:value="164.272" calcext:value-type="float">
            <text:p>164.272</text:p>
          </table:table-cell>
          <table:table-cell office:value-type="float" office:value="2.401" calcext:value-type="float">
            <text:p>2.401</text:p>
          </table:table-cell>
          <table:table-cell office:value-type="float" office:value="2.57" calcext:value-type="float">
            <text:p>2.57</text:p>
          </table:table-cell>
          <table:table-cell office:value-type="float" office:value="0.324" calcext:value-type="float">
            <text:p>0.324</text:p>
          </table:table-cell>
          <table:table-cell office:value-type="float" office:value="0.644" calcext:value-type="float">
            <text:p>0.644</text:p>
          </table:table-cell>
          <table:table-cell office:value-type="float" office:value="0.874" calcext:value-type="float">
            <text:p>0.874</text:p>
          </table:table-cell>
          <table:table-cell office:value-type="float" office:value="1.262" calcext:value-type="float">
            <text:p>1.262</text:p>
          </table:table-cell>
          <table:table-cell office:value-type="float" office:value="1.561" calcext:value-type="float">
            <text:p>1.561</text:p>
          </table:table-cell>
          <table:table-cell office:value-type="float" office:value="1.824" calcext:value-type="float">
            <text:p>1.824</text:p>
          </table:table-cell>
          <table:table-cell office:value-type="float" office:value="2.363" calcext:value-type="float">
            <text:p>2.363</text:p>
          </table:table-cell>
          <table:table-cell office:value-type="float" office:value="3.828" calcext:value-type="float">
            <text:p>3.828</text:p>
          </table:table-cell>
          <table:table-cell office:value-type="float" office:value="162.435" calcext:value-type="float">
            <text:p>162.435</text:p>
          </table:table-cell>
          <table:table-cell office:value-type="float" office:value="1.174" calcext:value-type="float">
            <text:p>1.174</text:p>
          </table:table-cell>
          <table:table-cell office:value-type="float" office:value="2.798" calcext:value-type="float">
            <text:p>2.798</text:p>
          </table:table-cell>
          <table:table-cell office:value-type="float" office:value="2.786" calcext:value-type="float">
            <text:p>2.786</text:p>
          </table:table-cell>
          <table:table-cell office:value-type="float" office:value="5.282" calcext:value-type="float">
            <text:p>5.282</text:p>
          </table:table-cell>
          <table:table-cell office:value-type="float" office:value="6.192" calcext:value-type="float">
            <text:p>6.192</text:p>
          </table:table-cell>
          <table:table-cell office:value-type="float" office:value="7.512" calcext:value-type="float">
            <text:p>7.512</text:p>
          </table:table-cell>
          <table:table-cell office:value-type="float" office:value="8.641" calcext:value-type="float">
            <text:p>8.641</text:p>
          </table:table-cell>
          <table:table-cell office:value-type="float" office:value="9.622" calcext:value-type="float">
            <text:p>9.622</text:p>
          </table:table-cell>
          <table:table-cell office:value-type="float" office:value="11.597" calcext:value-type="float">
            <text:p>11.597</text:p>
          </table:table-cell>
          <table:table-cell office:value-type="float" office:value="14.778" calcext:value-type="float">
            <text:p>14.778</text:p>
          </table:table-cell>
          <table:table-cell office:value-type="float" office:value="170.686" calcext:value-type="float">
            <text:p>170.686</text:p>
          </table:table-cell>
          <table:table-cell office:value-type="float" office:value="6.985" calcext:value-type="float">
            <text:p>6.985</text:p>
          </table:table-cell>
          <table:table-cell office:value-type="float" office:value="5.446" calcext:value-type="float">
            <text:p>5.446</text:p>
          </table:table-cell>
          <table:table-cell office:value-type="float" office:value="1546.556" calcext:value-type="float">
            <text:p>1546.55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1.426" calcext:value-type="float">
            <text:p>1.426</text:p>
          </table:table-cell>
          <table:table-cell office:value-type="float" office:value="2.764" calcext:value-type="float">
            <text:p>2.764</text:p>
          </table:table-cell>
          <table:table-cell office:value-type="float" office:value="5.101" calcext:value-type="float">
            <text:p>5.101</text:p>
          </table:table-cell>
          <table:table-cell office:value-type="float" office:value="6.21" calcext:value-type="float">
            <text:p>6.21</text:p>
          </table:table-cell>
          <table:table-cell office:value-type="float" office:value="6.911" calcext:value-type="float">
            <text:p>6.911</text:p>
          </table:table-cell>
          <table:table-cell office:value-type="float" office:value="8.133" calcext:value-type="float">
            <text:p>8.133</text:p>
          </table:table-cell>
          <table:table-cell office:value-type="float" office:value="9.675" calcext:value-type="float">
            <text:p>9.675</text:p>
          </table:table-cell>
          <table:table-cell office:value-type="float" office:value="245.204" calcext:value-type="float">
            <text:p>245.204</text:p>
          </table:table-cell>
          <table:table-cell office:value-type="float" office:value="3.529" calcext:value-type="float">
            <text:p>3.529</text:p>
          </table:table-cell>
          <table:table-cell office:value-type="float" office:value="2.905" calcext:value-type="float">
            <text:p>2.9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06" calcext:value-type="float">
            <text:p>0.706</text:p>
          </table:table-cell>
          <table:table-cell office:value-type="float" office:value="1.048" calcext:value-type="float">
            <text:p>1.048</text:p>
          </table:table-cell>
          <table:table-cell office:value-type="float" office:value="2.395" calcext:value-type="float">
            <text:p>2.395</text:p>
          </table:table-cell>
          <table:table-cell office:value-type="float" office:value="4.948" calcext:value-type="float">
            <text:p>4.948</text:p>
          </table:table-cell>
          <table:table-cell office:value-type="float" office:value="5.866" calcext:value-type="float">
            <text:p>5.866</text:p>
          </table:table-cell>
          <table:table-cell office:value-type="float" office:value="7.152" calcext:value-type="float">
            <text:p>7.152</text:p>
          </table:table-cell>
          <table:table-cell office:value-type="float" office:value="8.714" calcext:value-type="float">
            <text:p>8.714</text:p>
          </table:table-cell>
          <table:table-cell office:value-type="float" office:value="29.103" calcext:value-type="float">
            <text:p>29.103</text:p>
          </table:table-cell>
          <table:table-cell office:value-type="float" office:value="2.157" calcext:value-type="float">
            <text:p>2.157</text:p>
          </table:table-cell>
          <table:table-cell office:value-type="float" office:value="2.387" calcext:value-type="float">
            <text:p>2.387</text:p>
          </table:table-cell>
          <table:table-cell office:value-type="float" office:value="0.687" calcext:value-type="float">
            <text:p>0.687</text:p>
          </table:table-cell>
          <table:table-cell office:value-type="float" office:value="1.401" calcext:value-type="float">
            <text:p>1.401</text:p>
          </table:table-cell>
          <table:table-cell office:value-type="float" office:value="2.734" calcext:value-type="float">
            <text:p>2.734</text:p>
          </table:table-cell>
          <table:table-cell office:value-type="float" office:value="6.041" calcext:value-type="float">
            <text:p>6.041</text:p>
          </table:table-cell>
          <table:table-cell office:value-type="float" office:value="7.331" calcext:value-type="float">
            <text:p>7.331</text:p>
          </table:table-cell>
          <table:table-cell office:value-type="float" office:value="8.221" calcext:value-type="float">
            <text:p>8.221</text:p>
          </table:table-cell>
          <table:table-cell office:value-type="float" office:value="9.296" calcext:value-type="float">
            <text:p>9.296</text:p>
          </table:table-cell>
          <table:table-cell office:value-type="float" office:value="10.933" calcext:value-type="float">
            <text:p>10.933</text:p>
          </table:table-cell>
          <table:table-cell office:value-type="float" office:value="32.646" calcext:value-type="float">
            <text:p>32.646</text:p>
          </table:table-cell>
          <table:table-cell office:value-type="float" office:value="4.04" calcext:value-type="float">
            <text:p>4.04</text:p>
          </table:table-cell>
          <table:table-cell office:value-type="float" office:value="3.125" calcext:value-type="float">
            <text:p>3.1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668" calcext:value-type="float">
            <text:p>0.668</text:p>
          </table:table-cell>
          <table:table-cell office:value-type="float" office:value="3.298" calcext:value-type="float">
            <text:p>3.298</text:p>
          </table:table-cell>
          <table:table-cell office:value-type="float" office:value="4.604" calcext:value-type="float">
            <text:p>4.604</text:p>
          </table:table-cell>
          <table:table-cell office:value-type="float" office:value="5.322" calcext:value-type="float">
            <text:p>5.322</text:p>
          </table:table-cell>
          <table:table-cell office:value-type="float" office:value="6.838" calcext:value-type="float">
            <text:p>6.838</text:p>
          </table:table-cell>
          <table:table-cell office:value-type="float" office:value="8.064" calcext:value-type="float">
            <text:p>8.064</text:p>
          </table:table-cell>
          <table:table-cell office:value-type="float" office:value="233.788" calcext:value-type="float">
            <text:p>233.788</text:p>
          </table:table-cell>
          <table:table-cell office:value-type="float" office:value="1.916" calcext:value-type="float">
            <text:p>1.916</text:p>
          </table:table-cell>
          <table:table-cell office:value-type="float" office:value="2.708" calcext:value-type="float">
            <text:p>2.708</text:p>
          </table:table-cell>
          <table:table-cell office:value-type="float" office:value="2.519" calcext:value-type="float">
            <text:p>2.519</text:p>
          </table:table-cell>
          <table:table-cell office:value-type="float" office:value="8.47" calcext:value-type="float">
            <text:p>8.47</text:p>
          </table:table-cell>
          <table:table-cell office:value-type="float" office:value="10.953" calcext:value-type="float">
            <text:p>10.953</text:p>
          </table:table-cell>
          <table:table-cell office:value-type="float" office:value="13.941" calcext:value-type="float">
            <text:p>13.941</text:p>
          </table:table-cell>
          <table:table-cell office:value-type="float" office:value="15.809" calcext:value-type="float">
            <text:p>15.809</text:p>
          </table:table-cell>
          <table:table-cell office:value-type="float" office:value="17.359" calcext:value-type="float">
            <text:p>17.359</text:p>
          </table:table-cell>
          <table:table-cell office:value-type="float" office:value="20.174" calcext:value-type="float">
            <text:p>20.174</text:p>
          </table:table-cell>
          <table:table-cell office:value-type="float" office:value="23.847" calcext:value-type="float">
            <text:p>23.847</text:p>
          </table:table-cell>
          <table:table-cell office:value-type="float" office:value="250.666" calcext:value-type="float">
            <text:p>250.666</text:p>
          </table:table-cell>
          <table:table-cell office:value-type="float" office:value="11.641" calcext:value-type="float">
            <text:p>11.641</text:p>
          </table:table-cell>
          <table:table-cell office:value-type="float" office:value="5.046" calcext:value-type="float">
            <text:p>5.046</text:p>
          </table:table-cell>
          <table:table-cell office:value-type="float" office:value="1678.452" calcext:value-type="float">
            <text:p>1678.452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23" calcext:value-type="float">
            <text:p>0.823</text:p>
          </table:table-cell>
          <table:table-cell office:value-type="float" office:value="1.79" calcext:value-type="float">
            <text:p>1.79</text:p>
          </table:table-cell>
          <table:table-cell office:value-type="float" office:value="2.538" calcext:value-type="float">
            <text:p>2.538</text:p>
          </table:table-cell>
          <table:table-cell office:value-type="float" office:value="3.63" calcext:value-type="float">
            <text:p>3.63</text:p>
          </table:table-cell>
          <table:table-cell office:value-type="float" office:value="4.377" calcext:value-type="float">
            <text:p>4.377</text:p>
          </table:table-cell>
          <table:table-cell office:value-type="float" office:value="4.979" calcext:value-type="float">
            <text:p>4.979</text:p>
          </table:table-cell>
          <table:table-cell office:value-type="float" office:value="6.082" calcext:value-type="float">
            <text:p>6.082</text:p>
          </table:table-cell>
          <table:table-cell office:value-type="float" office:value="7.885" calcext:value-type="float">
            <text:p>7.885</text:p>
          </table:table-cell>
          <table:table-cell office:value-type="float" office:value="631.224" calcext:value-type="float">
            <text:p>631.224</text:p>
          </table:table-cell>
          <table:table-cell office:value-type="float" office:value="3.319" calcext:value-type="float">
            <text:p>3.319</text:p>
          </table:table-cell>
          <table:table-cell office:value-type="float" office:value="13.104" calcext:value-type="float">
            <text:p>13.104</text:p>
          </table:table-cell>
          <table:table-cell office:value-type="float" office:value="0.375" calcext:value-type="float">
            <text:p>0.375</text:p>
          </table:table-cell>
          <table:table-cell office:value-type="float" office:value="1.046" calcext:value-type="float">
            <text:p>1.046</text:p>
          </table:table-cell>
          <table:table-cell office:value-type="float" office:value="1.61" calcext:value-type="float">
            <text:p>1.61</text:p>
          </table:table-cell>
          <table:table-cell office:value-type="float" office:value="2.507" calcext:value-type="float">
            <text:p>2.507</text:p>
          </table:table-cell>
          <table:table-cell office:value-type="float" office:value="3.114" calcext:value-type="float">
            <text:p>3.114</text:p>
          </table:table-cell>
          <table:table-cell office:value-type="float" office:value="3.562" calcext:value-type="float">
            <text:p>3.562</text:p>
          </table:table-cell>
          <table:table-cell office:value-type="float" office:value="4.389" calcext:value-type="float">
            <text:p>4.389</text:p>
          </table:table-cell>
          <table:table-cell office:value-type="float" office:value="5.598" calcext:value-type="float">
            <text:p>5.598</text:p>
          </table:table-cell>
          <table:table-cell office:value-type="float" office:value="182.332" calcext:value-type="float">
            <text:p>182.332</text:p>
          </table:table-cell>
          <table:table-cell office:value-type="float" office:value="2.009" calcext:value-type="float">
            <text:p>2.009</text:p>
          </table:table-cell>
          <table:table-cell office:value-type="float" office:value="2.661" calcext:value-type="float">
            <text:p>2.661</text:p>
          </table:table-cell>
          <table:table-cell office:value-type="float" office:value="0.827" calcext:value-type="float">
            <text:p>0.827</text:p>
          </table:table-cell>
          <table:table-cell office:value-type="float" office:value="2.194" calcext:value-type="float">
            <text:p>2.194</text:p>
          </table:table-cell>
          <table:table-cell office:value-type="float" office:value="3.221" calcext:value-type="float">
            <text:p>3.221</text:p>
          </table:table-cell>
          <table:table-cell office:value-type="float" office:value="4.486" calcext:value-type="float">
            <text:p>4.486</text:p>
          </table:table-cell>
          <table:table-cell office:value-type="float" office:value="5.239" calcext:value-type="float">
            <text:p>5.239</text:p>
          </table:table-cell>
          <table:table-cell office:value-type="float" office:value="5.803" calcext:value-type="float">
            <text:p>5.803</text:p>
          </table:table-cell>
          <table:table-cell office:value-type="float" office:value="6.859" calcext:value-type="float">
            <text:p>6.859</text:p>
          </table:table-cell>
          <table:table-cell office:value-type="float" office:value="8.648" calcext:value-type="float">
            <text:p>8.648</text:p>
          </table:table-cell>
          <table:table-cell office:value-type="float" office:value="634.094" calcext:value-type="float">
            <text:p>634.094</text:p>
          </table:table-cell>
          <table:table-cell office:value-type="float" office:value="3.801" calcext:value-type="float">
            <text:p>3.801</text:p>
          </table:table-cell>
          <table:table-cell office:value-type="float" office:value="11.638" calcext:value-type="float">
            <text:p>11.6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62" calcext:value-type="float">
            <text:p>0.862</text:p>
          </table:table-cell>
          <table:table-cell office:value-type="float" office:value="1.361" calcext:value-type="float">
            <text:p>1.361</text:p>
          </table:table-cell>
          <table:table-cell office:value-type="float" office:value="2.178" calcext:value-type="float">
            <text:p>2.178</text:p>
          </table:table-cell>
          <table:table-cell office:value-type="float" office:value="2.73" calcext:value-type="float">
            <text:p>2.73</text:p>
          </table:table-cell>
          <table:table-cell office:value-type="float" office:value="3.139" calcext:value-type="float">
            <text:p>3.139</text:p>
          </table:table-cell>
          <table:table-cell office:value-type="float" office:value="3.91" calcext:value-type="float">
            <text:p>3.91</text:p>
          </table:table-cell>
          <table:table-cell office:value-type="float" office:value="5.175" calcext:value-type="float">
            <text:p>5.175</text:p>
          </table:table-cell>
          <table:table-cell office:value-type="float" office:value="632.549" calcext:value-type="float">
            <text:p>632.549</text:p>
          </table:table-cell>
          <table:table-cell office:value-type="float" office:value="1.832" calcext:value-type="float">
            <text:p>1.832</text:p>
          </table:table-cell>
          <table:table-cell office:value-type="float" office:value="7.568" calcext:value-type="float">
            <text:p>7.568</text:p>
          </table:table-cell>
          <table:table-cell office:value-type="float" office:value="2.616" calcext:value-type="float">
            <text:p>2.616</text:p>
          </table:table-cell>
          <table:table-cell office:value-type="float" office:value="7.592" calcext:value-type="float">
            <text:p>7.592</text:p>
          </table:table-cell>
          <table:table-cell office:value-type="float" office:value="9.789" calcext:value-type="float">
            <text:p>9.789</text:p>
          </table:table-cell>
          <table:table-cell office:value-type="float" office:value="12.315" calcext:value-type="float">
            <text:p>12.315</text:p>
          </table:table-cell>
          <table:table-cell office:value-type="float" office:value="13.834" calcext:value-type="float">
            <text:p>13.834</text:p>
          </table:table-cell>
          <table:table-cell office:value-type="float" office:value="14.997" calcext:value-type="float">
            <text:p>14.997</text:p>
          </table:table-cell>
          <table:table-cell office:value-type="float" office:value="17.129" calcext:value-type="float">
            <text:p>17.129</text:p>
          </table:table-cell>
          <table:table-cell office:value-type="float" office:value="20.29" calcext:value-type="float">
            <text:p>20.29</text:p>
          </table:table-cell>
          <table:table-cell office:value-type="float" office:value="644.17" calcext:value-type="float">
            <text:p>644.17</text:p>
          </table:table-cell>
          <table:table-cell office:value-type="float" office:value="10.961" calcext:value-type="float">
            <text:p>10.961</text:p>
          </table:table-cell>
          <table:table-cell office:value-type="float" office:value="19.4" calcext:value-type="float">
            <text:p>19.4</text:p>
          </table:table-cell>
          <table:table-cell office:value-type="float" office:value="1694.304" calcext:value-type="float">
            <text:p>1694.30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02" calcext:value-type="float">
            <text:p>0.702</text:p>
          </table:table-cell>
          <table:table-cell office:value-type="float" office:value="1.708" calcext:value-type="float">
            <text:p>1.708</text:p>
          </table:table-cell>
          <table:table-cell office:value-type="float" office:value="3.494" calcext:value-type="float">
            <text:p>3.494</text:p>
          </table:table-cell>
          <table:table-cell office:value-type="float" office:value="6.069" calcext:value-type="float">
            <text:p>6.069</text:p>
          </table:table-cell>
          <table:table-cell office:value-type="float" office:value="7.243" calcext:value-type="float">
            <text:p>7.243</text:p>
          </table:table-cell>
          <table:table-cell office:value-type="float" office:value="8.132" calcext:value-type="float">
            <text:p>8.132</text:p>
          </table:table-cell>
          <table:table-cell office:value-type="float" office:value="9.555" calcext:value-type="float">
            <text:p>9.555</text:p>
          </table:table-cell>
          <table:table-cell office:value-type="float" office:value="11.353" calcext:value-type="float">
            <text:p>11.353</text:p>
          </table:table-cell>
          <table:table-cell office:value-type="float" office:value="42.325" calcext:value-type="float">
            <text:p>42.325</text:p>
          </table:table-cell>
          <table:table-cell office:value-type="float" office:value="4.218" calcext:value-type="float">
            <text:p>4.218</text:p>
          </table:table-cell>
          <table:table-cell office:value-type="float" office:value="2.982" calcext:value-type="float">
            <text:p>2.982</text:p>
          </table:table-cell>
          <table:table-cell office:value-type="float" office:value="0.362" calcext:value-type="float">
            <text:p>0.362</text:p>
          </table:table-cell>
          <table:table-cell office:value-type="float" office:value="0.871" calcext:value-type="float">
            <text:p>0.871</text:p>
          </table:table-cell>
          <table:table-cell office:value-type="float" office:value="1.493" calcext:value-type="float">
            <text:p>1.493</text:p>
          </table:table-cell>
          <table:table-cell office:value-type="float" office:value="4.646" calcext:value-type="float">
            <text:p>4.646</text:p>
          </table:table-cell>
          <table:table-cell office:value-type="float" office:value="6.173" calcext:value-type="float">
            <text:p>6.173</text:p>
          </table:table-cell>
          <table:table-cell office:value-type="float" office:value="7.036" calcext:value-type="float">
            <text:p>7.036</text:p>
          </table:table-cell>
          <table:table-cell office:value-type="float" office:value="8.313" calcext:value-type="float">
            <text:p>8.313</text:p>
          </table:table-cell>
          <table:table-cell office:value-type="float" office:value="9.813" calcext:value-type="float">
            <text:p>9.813</text:p>
          </table:table-cell>
          <table:table-cell office:value-type="float" office:value="33.882" calcext:value-type="float">
            <text:p>33.882</text:p>
          </table:table-cell>
          <table:table-cell office:value-type="float" office:value="2.845" calcext:value-type="float">
            <text:p>2.845</text:p>
          </table:table-cell>
          <table:table-cell office:value-type="float" office:value="2.769" calcext:value-type="float">
            <text:p>2.769</text:p>
          </table:table-cell>
          <table:table-cell office:value-type="float" office:value="0.681" calcext:value-type="float">
            <text:p>0.681</text:p>
          </table:table-cell>
          <table:table-cell office:value-type="float" office:value="1.764" calcext:value-type="float">
            <text:p>1.764</text:p>
          </table:table-cell>
          <table:table-cell office:value-type="float" office:value="4.482" calcext:value-type="float">
            <text:p>4.482</text:p>
          </table:table-cell>
          <table:table-cell office:value-type="float" office:value="7.08" calcext:value-type="float">
            <text:p>7.08</text:p>
          </table:table-cell>
          <table:table-cell office:value-type="float" office:value="8.373" calcext:value-type="float">
            <text:p>8.373</text:p>
          </table:table-cell>
          <table:table-cell office:value-type="float" office:value="9.236" calcext:value-type="float">
            <text:p>9.236</text:p>
          </table:table-cell>
          <table:table-cell office:value-type="float" office:value="10.578" calcext:value-type="float">
            <text:p>10.578</text:p>
          </table:table-cell>
          <table:table-cell office:value-type="float" office:value="12.678" calcext:value-type="float">
            <text:p>12.678</text:p>
          </table:table-cell>
          <table:table-cell office:value-type="float" office:value="46.795" calcext:value-type="float">
            <text:p>46.795</text:p>
          </table:table-cell>
          <table:table-cell office:value-type="float" office:value="4.868" calcext:value-type="float">
            <text:p>4.868</text:p>
          </table:table-cell>
          <table:table-cell office:value-type="float" office:value="3.524" calcext:value-type="float">
            <text:p>3.524</text:p>
          </table:table-cell>
          <table:table-cell office:value-type="float" office:value="0.254" calcext:value-type="float">
            <text:p>0.254</text:p>
          </table:table-cell>
          <table:table-cell office:value-type="float" office:value="0.528" calcext:value-type="float">
            <text:p>0.528</text:p>
          </table:table-cell>
          <table:table-cell office:value-type="float" office:value="0.917" calcext:value-type="float">
            <text:p>0.917</text:p>
          </table:table-cell>
          <table:table-cell office:value-type="float" office:value="4.282" calcext:value-type="float">
            <text:p>4.282</text:p>
          </table:table-cell>
          <table:table-cell office:value-type="float" office:value="5.486" calcext:value-type="float">
            <text:p>5.486</text:p>
          </table:table-cell>
          <table:table-cell office:value-type="float" office:value="6.292" calcext:value-type="float">
            <text:p>6.292</text:p>
          </table:table-cell>
          <table:table-cell office:value-type="float" office:value="7.63" calcext:value-type="float">
            <text:p>7.63</text:p>
          </table:table-cell>
          <table:table-cell office:value-type="float" office:value="9.036" calcext:value-type="float">
            <text:p>9.036</text:p>
          </table:table-cell>
          <table:table-cell office:value-type="float" office:value="27.145" calcext:value-type="float">
            <text:p>27.145</text:p>
          </table:table-cell>
          <table:table-cell office:value-type="float" office:value="2.392" calcext:value-type="float">
            <text:p>2.392</text:p>
          </table:table-cell>
          <table:table-cell office:value-type="float" office:value="2.661" calcext:value-type="float">
            <text:p>2.661</text:p>
          </table:table-cell>
          <table:table-cell office:value-type="float" office:value="2.689" calcext:value-type="float">
            <text:p>2.689</text:p>
          </table:table-cell>
          <table:table-cell office:value-type="float" office:value="10.623" calcext:value-type="float">
            <text:p>10.623</text:p>
          </table:table-cell>
          <table:table-cell office:value-type="float" office:value="13.668" calcext:value-type="float">
            <text:p>13.668</text:p>
          </table:table-cell>
          <table:table-cell office:value-type="float" office:value="17.15" calcext:value-type="float">
            <text:p>17.15</text:p>
          </table:table-cell>
          <table:table-cell office:value-type="float" office:value="19.218" calcext:value-type="float">
            <text:p>19.218</text:p>
          </table:table-cell>
          <table:table-cell office:value-type="float" office:value="20.83" calcext:value-type="float">
            <text:p>20.83</text:p>
          </table:table-cell>
          <table:table-cell office:value-type="float" office:value="23.687" calcext:value-type="float">
            <text:p>23.687</text:p>
          </table:table-cell>
          <table:table-cell office:value-type="float" office:value="27.32" calcext:value-type="float">
            <text:p>27.32</text:p>
          </table:table-cell>
          <table:table-cell office:value-type="float" office:value="69.093" calcext:value-type="float">
            <text:p>69.093</text:p>
          </table:table-cell>
          <table:table-cell office:value-type="float" office:value="14.324" calcext:value-type="float">
            <text:p>14.324</text:p>
          </table:table-cell>
          <table:table-cell office:value-type="float" office:value="5.402" calcext:value-type="float">
            <text:p>5.402</text:p>
          </table:table-cell>
          <table:table-cell office:value-type="float" office:value="1943.736" calcext:value-type="float">
            <text:p>1943.736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4" calcext:value-type="float">
            <text:p>0.854</text:p>
          </table:table-cell>
          <table:table-cell office:value-type="float" office:value="2.532" calcext:value-type="float">
            <text:p>2.532</text:p>
          </table:table-cell>
          <table:table-cell office:value-type="float" office:value="3.806" calcext:value-type="float">
            <text:p>3.806</text:p>
          </table:table-cell>
          <table:table-cell office:value-type="float" office:value="5.664" calcext:value-type="float">
            <text:p>5.664</text:p>
          </table:table-cell>
          <table:table-cell office:value-type="float" office:value="6.987" calcext:value-type="float">
            <text:p>6.987</text:p>
          </table:table-cell>
          <table:table-cell office:value-type="float" office:value="8.12" calcext:value-type="float">
            <text:p>8.12</text:p>
          </table:table-cell>
          <table:table-cell office:value-type="float" office:value="10.112" calcext:value-type="float">
            <text:p>10.112</text:p>
          </table:table-cell>
          <table:table-cell office:value-type="float" office:value="12.945" calcext:value-type="float">
            <text:p>12.945</text:p>
          </table:table-cell>
          <table:table-cell office:value-type="float" office:value="581.897" calcext:value-type="float">
            <text:p>581.897</text:p>
          </table:table-cell>
          <table:table-cell office:value-type="float" office:value="4.992" calcext:value-type="float">
            <text:p>4.992</text:p>
          </table:table-cell>
          <table:table-cell office:value-type="float" office:value="11.228" calcext:value-type="float">
            <text:p>11.228</text:p>
          </table:table-cell>
          <table:table-cell office:value-type="float" office:value="0.394" calcext:value-type="float">
            <text:p>0.394</text:p>
          </table:table-cell>
          <table:table-cell office:value-type="float" office:value="1.504" calcext:value-type="float">
            <text:p>1.504</text:p>
          </table:table-cell>
          <table:table-cell office:value-type="float" office:value="2.39" calcext:value-type="float">
            <text:p>2.39</text:p>
          </table:table-cell>
          <table:table-cell office:value-type="float" office:value="3.785" calcext:value-type="float">
            <text:p>3.785</text:p>
          </table:table-cell>
          <table:table-cell office:value-type="float" office:value="4.728" calcext:value-type="float">
            <text:p>4.728</text:p>
          </table:table-cell>
          <table:table-cell office:value-type="float" office:value="5.385" calcext:value-type="float">
            <text:p>5.385</text:p>
          </table:table-cell>
          <table:table-cell office:value-type="float" office:value="6.462" calcext:value-type="float">
            <text:p>6.462</text:p>
          </table:table-cell>
          <table:table-cell office:value-type="float" office:value="8.227" calcext:value-type="float">
            <text:p>8.227</text:p>
          </table:table-cell>
          <table:table-cell office:value-type="float" office:value="582.973" calcext:value-type="float">
            <text:p>582.973</text:p>
          </table:table-cell>
          <table:table-cell office:value-type="float" office:value="3.012" calcext:value-type="float">
            <text:p>3.012</text:p>
          </table:table-cell>
          <table:table-cell office:value-type="float" office:value="6.126" calcext:value-type="float">
            <text:p>6.126</text:p>
          </table:table-cell>
          <table:table-cell office:value-type="float" office:value="0.855" calcext:value-type="float">
            <text:p>0.855</text:p>
          </table:table-cell>
          <table:table-cell office:value-type="float" office:value="3.042" calcext:value-type="float">
            <text:p>3.042</text:p>
          </table:table-cell>
          <table:table-cell office:value-type="float" office:value="4.584" calcext:value-type="float">
            <text:p>4.584</text:p>
          </table:table-cell>
          <table:table-cell office:value-type="float" office:value="6.53" calcext:value-type="float">
            <text:p>6.53</text:p>
          </table:table-cell>
          <table:table-cell office:value-type="float" office:value="7.657" calcext:value-type="float">
            <text:p>7.657</text:p>
          </table:table-cell>
          <table:table-cell office:value-type="float" office:value="8.502" calcext:value-type="float">
            <text:p>8.502</text:p>
          </table:table-cell>
          <table:table-cell office:value-type="float" office:value="10.015" calcext:value-type="float">
            <text:p>10.015</text:p>
          </table:table-cell>
          <table:table-cell office:value-type="float" office:value="12.301" calcext:value-type="float">
            <text:p>12.301</text:p>
          </table:table-cell>
          <table:table-cell office:value-type="float" office:value="586.46" calcext:value-type="float">
            <text:p>586.46</text:p>
          </table:table-cell>
          <table:table-cell office:value-type="float" office:value="5.372" calcext:value-type="float">
            <text:p>5.372</text:p>
          </table:table-cell>
          <table:table-cell office:value-type="float" office:value="11.059" calcext:value-type="float">
            <text:p>11.059</text:p>
          </table:table-cell>
          <table:table-cell office:value-type="float" office:value="0.355" calcext:value-type="float">
            <text:p>0.355</text:p>
          </table:table-cell>
          <table:table-cell office:value-type="float" office:value="1.225" calcext:value-type="float">
            <text:p>1.225</text:p>
          </table:table-cell>
          <table:table-cell office:value-type="float" office:value="2.014" calcext:value-type="float">
            <text:p>2.014</text:p>
          </table:table-cell>
          <table:table-cell office:value-type="float" office:value="3.269" calcext:value-type="float">
            <text:p>3.269</text:p>
          </table:table-cell>
          <table:table-cell office:value-type="float" office:value="4.072" calcext:value-type="float">
            <text:p>4.072</text:p>
          </table:table-cell>
          <table:table-cell office:value-type="float" office:value="4.68" calcext:value-type="float">
            <text:p>4.68</text:p>
          </table:table-cell>
          <table:table-cell office:value-type="float" office:value="5.786" calcext:value-type="float">
            <text:p>5.786</text:p>
          </table:table-cell>
          <table:table-cell office:value-type="float" office:value="7.432" calcext:value-type="float">
            <text:p>7.432</text:p>
          </table:table-cell>
          <table:table-cell office:value-type="float" office:value="283.132" calcext:value-type="float">
            <text:p>283.132</text:p>
          </table:table-cell>
          <table:table-cell office:value-type="float" office:value="2.552" calcext:value-type="float">
            <text:p>2.552</text:p>
          </table:table-cell>
          <table:table-cell office:value-type="float" office:value="3.374" calcext:value-type="float">
            <text:p>3.374</text:p>
          </table:table-cell>
          <table:table-cell office:value-type="float" office:value="2.997" calcext:value-type="float">
            <text:p>2.997</text:p>
          </table:table-cell>
          <table:table-cell office:value-type="float" office:value="10.73" calcext:value-type="float">
            <text:p>10.73</text:p>
          </table:table-cell>
          <table:table-cell office:value-type="float" office:value="14.436" calcext:value-type="float">
            <text:p>14.436</text:p>
          </table:table-cell>
          <table:table-cell office:value-type="float" office:value="18.497" calcext:value-type="float">
            <text:p>18.497</text:p>
          </table:table-cell>
          <table:table-cell office:value-type="float" office:value="20.928" calcext:value-type="float">
            <text:p>20.928</text:p>
          </table:table-cell>
          <table:table-cell office:value-type="float" office:value="22.611" calcext:value-type="float">
            <text:p>22.611</text:p>
          </table:table-cell>
          <table:table-cell office:value-type="float" office:value="25.691" calcext:value-type="float">
            <text:p>25.691</text:p>
          </table:table-cell>
          <table:table-cell office:value-type="float" office:value="30.749" calcext:value-type="float">
            <text:p>30.749</text:p>
          </table:table-cell>
          <table:table-cell office:value-type="float" office:value="596.787" calcext:value-type="float">
            <text:p>596.787</text:p>
          </table:table-cell>
          <table:table-cell office:value-type="float" office:value="15.929" calcext:value-type="float">
            <text:p>15.929</text:p>
          </table:table-cell>
          <table:table-cell office:value-type="float" office:value="17.537" calcext:value-type="float">
            <text:p>17.537</text:p>
          </table:table-cell>
          <table:table-cell office:value-type="float" office:value="1767.744" calcext:value-type="float">
            <text:p>1767.74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3" calcext:value-type="float">
            <text:p>0.73</text:p>
          </table:table-cell>
          <table:table-cell office:value-type="float" office:value="2.113" calcext:value-type="float">
            <text:p>2.113</text:p>
          </table:table-cell>
          <table:table-cell office:value-type="float" office:value="4.603" calcext:value-type="float">
            <text:p>4.603</text:p>
          </table:table-cell>
          <table:table-cell office:value-type="float" office:value="7.633" calcext:value-type="float">
            <text:p>7.633</text:p>
          </table:table-cell>
          <table:table-cell office:value-type="float" office:value="9.172" calcext:value-type="float">
            <text:p>9.172</text:p>
          </table:table-cell>
          <table:table-cell office:value-type="float" office:value="10.224" calcext:value-type="float">
            <text:p>10.224</text:p>
          </table:table-cell>
          <table:table-cell office:value-type="float" office:value="12.055" calcext:value-type="float">
            <text:p>12.055</text:p>
          </table:table-cell>
          <table:table-cell office:value-type="float" office:value="15.443" calcext:value-type="float">
            <text:p>15.443</text:p>
          </table:table-cell>
          <table:table-cell office:value-type="float" office:value="308.696" calcext:value-type="float">
            <text:p>308.696</text:p>
          </table:table-cell>
          <table:table-cell office:value-type="float" office:value="5.509" calcext:value-type="float">
            <text:p>5.509</text:p>
          </table:table-cell>
          <table:table-cell office:value-type="float" office:value="7.396" calcext:value-type="float">
            <text:p>7.396</text:p>
          </table:table-cell>
          <table:table-cell office:value-type="float" office:value="0.36" calcext:value-type="float">
            <text:p>0.36</text:p>
          </table:table-cell>
          <table:table-cell office:value-type="float" office:value="1.017" calcext:value-type="float">
            <text:p>1.017</text:p>
          </table:table-cell>
          <table:table-cell office:value-type="float" office:value="1.956" calcext:value-type="float">
            <text:p>1.956</text:p>
          </table:table-cell>
          <table:table-cell office:value-type="float" office:value="6.027" calcext:value-type="float">
            <text:p>6.027</text:p>
          </table:table-cell>
          <table:table-cell office:value-type="float" office:value="7.51" calcext:value-type="float">
            <text:p>7.51</text:p>
          </table:table-cell>
          <table:table-cell office:value-type="float" office:value="8.511" calcext:value-type="float">
            <text:p>8.511</text:p>
          </table:table-cell>
          <table:table-cell office:value-type="float" office:value="10.097" calcext:value-type="float">
            <text:p>10.097</text:p>
          </table:table-cell>
          <table:table-cell office:value-type="float" office:value="12.165" calcext:value-type="float">
            <text:p>12.165</text:p>
          </table:table-cell>
          <table:table-cell office:value-type="float" office:value="300.703" calcext:value-type="float">
            <text:p>300.703</text:p>
          </table:table-cell>
          <table:table-cell office:value-type="float" office:value="3.66" calcext:value-type="float">
            <text:p>3.66</text:p>
          </table:table-cell>
          <table:table-cell office:value-type="float" office:value="4.168" calcext:value-type="float">
            <text:p>4.168</text:p>
          </table:table-cell>
          <table:table-cell office:value-type="float" office:value="0.708" calcext:value-type="float">
            <text:p>0.708</text:p>
          </table:table-cell>
          <table:table-cell office:value-type="float" office:value="2.07" calcext:value-type="float">
            <text:p>2.07</text:p>
          </table:table-cell>
          <table:table-cell office:value-type="float" office:value="5.735" calcext:value-type="float">
            <text:p>5.735</text:p>
          </table:table-cell>
          <table:table-cell office:value-type="float" office:value="8.52" calcext:value-type="float">
            <text:p>8.52</text:p>
          </table:table-cell>
          <table:table-cell office:value-type="float" office:value="10.133" calcext:value-type="float">
            <text:p>10.133</text:p>
          </table:table-cell>
          <table:table-cell office:value-type="float" office:value="11.244" calcext:value-type="float">
            <text:p>11.244</text:p>
          </table:table-cell>
          <table:table-cell office:value-type="float" office:value="13.326" calcext:value-type="float">
            <text:p>13.326</text:p>
          </table:table-cell>
          <table:table-cell office:value-type="float" office:value="16.274" calcext:value-type="float">
            <text:p>16.274</text:p>
          </table:table-cell>
          <table:table-cell office:value-type="float" office:value="309.129" calcext:value-type="float">
            <text:p>309.129</text:p>
          </table:table-cell>
          <table:table-cell office:value-type="float" office:value="6.036" calcext:value-type="float">
            <text:p>6.036</text:p>
          </table:table-cell>
          <table:table-cell office:value-type="float" office:value="6.23" calcext:value-type="float">
            <text:p>6.23</text:p>
          </table:table-cell>
          <table:table-cell office:value-type="float" office:value="0.248" calcext:value-type="float">
            <text:p>0.248</text:p>
          </table:table-cell>
          <table:table-cell office:value-type="float" office:value="0.61" calcext:value-type="float">
            <text:p>0.61</text:p>
          </table:table-cell>
          <table:table-cell office:value-type="float" office:value="1.267" calcext:value-type="float">
            <text:p>1.267</text:p>
          </table:table-cell>
          <table:table-cell office:value-type="float" office:value="5.225" calcext:value-type="float">
            <text:p>5.225</text:p>
          </table:table-cell>
          <table:table-cell office:value-type="float" office:value="6.682" calcext:value-type="float">
            <text:p>6.682</text:p>
          </table:table-cell>
          <table:table-cell office:value-type="float" office:value="7.746" calcext:value-type="float">
            <text:p>7.746</text:p>
          </table:table-cell>
          <table:table-cell office:value-type="float" office:value="9.148" calcext:value-type="float">
            <text:p>9.148</text:p>
          </table:table-cell>
          <table:table-cell office:value-type="float" office:value="11.108" calcext:value-type="float">
            <text:p>11.108</text:p>
          </table:table-cell>
          <table:table-cell office:value-type="float" office:value="308.457" calcext:value-type="float">
            <text:p>308.457</text:p>
          </table:table-cell>
          <table:table-cell office:value-type="float" office:value="3.111" calcext:value-type="float">
            <text:p>3.111</text:p>
          </table:table-cell>
          <table:table-cell office:value-type="float" office:value="5.997" calcext:value-type="float">
            <text:p>5.997</text:p>
          </table:table-cell>
          <table:table-cell office:value-type="float" office:value="2.47" calcext:value-type="float">
            <text:p>2.47</text:p>
          </table:table-cell>
          <table:table-cell office:value-type="float" office:value="13.263" calcext:value-type="float">
            <text:p>13.263</text:p>
          </table:table-cell>
          <table:table-cell office:value-type="float" office:value="17.097" calcext:value-type="float">
            <text:p>17.097</text:p>
          </table:table-cell>
          <table:table-cell office:value-type="float" office:value="21.573" calcext:value-type="float">
            <text:p>21.573</text:p>
          </table:table-cell>
          <table:table-cell office:value-type="float" office:value="24.481" calcext:value-type="float">
            <text:p>24.481</text:p>
          </table:table-cell>
          <table:table-cell office:value-type="float" office:value="26.778" calcext:value-type="float">
            <text:p>26.778</text:p>
          </table:table-cell>
          <table:table-cell office:value-type="float" office:value="30.885" calcext:value-type="float">
            <text:p>30.885</text:p>
          </table:table-cell>
          <table:table-cell office:value-type="float" office:value="36.803" calcext:value-type="float">
            <text:p>36.803</text:p>
          </table:table-cell>
          <table:table-cell office:value-type="float" office:value="331.13" calcext:value-type="float">
            <text:p>331.13</text:p>
          </table:table-cell>
          <table:table-cell office:value-type="float" office:value="18.317" calcext:value-type="float">
            <text:p>18.317</text:p>
          </table:table-cell>
          <table:table-cell office:value-type="float" office:value="11.782" calcext:value-type="float">
            <text:p>11.782</text:p>
          </table:table-cell>
          <table:table-cell office:value-type="float" office:value="2016.959" calcext:value-type="float">
            <text:p>2016.959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1" calcext:value-type="float">
            <text:p>0.831</text:p>
          </table:table-cell>
          <table:table-cell office:value-type="float" office:value="3.152" calcext:value-type="float">
            <text:p>3.152</text:p>
          </table:table-cell>
          <table:table-cell office:value-type="float" office:value="5.202" calcext:value-type="float">
            <text:p>5.202</text:p>
          </table:table-cell>
          <table:table-cell office:value-type="float" office:value="8.356" calcext:value-type="float">
            <text:p>8.356</text:p>
          </table:table-cell>
          <table:table-cell office:value-type="float" office:value="10.712" calcext:value-type="float">
            <text:p>10.712</text:p>
          </table:table-cell>
          <table:table-cell office:value-type="float" office:value="12.59" calcext:value-type="float">
            <text:p>12.59</text:p>
          </table:table-cell>
          <table:table-cell office:value-type="float" office:value="15.691" calcext:value-type="float">
            <text:p>15.691</text:p>
          </table:table-cell>
          <table:table-cell office:value-type="float" office:value="20.432" calcext:value-type="float">
            <text:p>20.432</text:p>
          </table:table-cell>
          <table:table-cell office:value-type="float" office:value="586.732" calcext:value-type="float">
            <text:p>586.732</text:p>
          </table:table-cell>
          <table:table-cell office:value-type="float" office:value="7.408" calcext:value-type="float">
            <text:p>7.408</text:p>
          </table:table-cell>
          <table:table-cell office:value-type="float" office:value="19.046" calcext:value-type="float">
            <text:p>19.046</text:p>
          </table:table-cell>
          <table:table-cell office:value-type="float" office:value="0.398" calcext:value-type="float">
            <text:p>0.398</text:p>
          </table:table-cell>
          <table:table-cell office:value-type="float" office:value="1.739" calcext:value-type="float">
            <text:p>1.739</text:p>
          </table:table-cell>
          <table:table-cell office:value-type="float" office:value="2.846" calcext:value-type="float">
            <text:p>2.846</text:p>
          </table:table-cell>
          <table:table-cell office:value-type="float" office:value="4.798" calcext:value-type="float">
            <text:p>4.798</text:p>
          </table:table-cell>
          <table:table-cell office:value-type="float" office:value="6.035" calcext:value-type="float">
            <text:p>6.035</text:p>
          </table:table-cell>
          <table:table-cell office:value-type="float" office:value="6.982" calcext:value-type="float">
            <text:p>6.982</text:p>
          </table:table-cell>
          <table:table-cell office:value-type="float" office:value="8.716" calcext:value-type="float">
            <text:p>8.716</text:p>
          </table:table-cell>
          <table:table-cell office:value-type="float" office:value="11.253" calcext:value-type="float">
            <text:p>11.253</text:p>
          </table:table-cell>
          <table:table-cell office:value-type="float" office:value="628.435" calcext:value-type="float">
            <text:p>628.435</text:p>
          </table:table-cell>
          <table:table-cell office:value-type="float" office:value="3.99" calcext:value-type="float">
            <text:p>3.99</text:p>
          </table:table-cell>
          <table:table-cell office:value-type="float" office:value="11.189" calcext:value-type="float">
            <text:p>11.189</text:p>
          </table:table-cell>
          <table:table-cell office:value-type="float" office:value="0.78" calcext:value-type="float">
            <text:p>0.78</text:p>
          </table:table-cell>
          <table:table-cell office:value-type="float" office:value="3.523" calcext:value-type="float">
            <text:p>3.523</text:p>
          </table:table-cell>
          <table:table-cell office:value-type="float" office:value="5.487" calcext:value-type="float">
            <text:p>5.487</text:p>
          </table:table-cell>
          <table:table-cell office:value-type="float" office:value="8.412" calcext:value-type="float">
            <text:p>8.412</text:p>
          </table:table-cell>
          <table:table-cell office:value-type="float" office:value="10.143" calcext:value-type="float">
            <text:p>10.143</text:p>
          </table:table-cell>
          <table:table-cell office:value-type="float" office:value="11.362" calcext:value-type="float">
            <text:p>11.362</text:p>
          </table:table-cell>
          <table:table-cell office:value-type="float" office:value="13.573" calcext:value-type="float">
            <text:p>13.573</text:p>
          </table:table-cell>
          <table:table-cell office:value-type="float" office:value="16.928" calcext:value-type="float">
            <text:p>16.928</text:p>
          </table:table-cell>
          <table:table-cell office:value-type="float" office:value="630.47" calcext:value-type="float">
            <text:p>630.47</text:p>
          </table:table-cell>
          <table:table-cell office:value-type="float" office:value="6.909" calcext:value-type="float">
            <text:p>6.909</text:p>
          </table:table-cell>
          <table:table-cell office:value-type="float" office:value="13.559" calcext:value-type="float">
            <text:p>13.559</text:p>
          </table:table-cell>
          <table:table-cell office:value-type="float" office:value="0.336" calcext:value-type="float">
            <text:p>0.336</text:p>
          </table:table-cell>
          <table:table-cell office:value-type="float" office:value="1.452" calcext:value-type="float">
            <text:p>1.452</text:p>
          </table:table-cell>
          <table:table-cell office:value-type="float" office:value="2.452" calcext:value-type="float">
            <text:p>2.452</text:p>
          </table:table-cell>
          <table:table-cell office:value-type="float" office:value="4.225" calcext:value-type="float">
            <text:p>4.225</text:p>
          </table:table-cell>
          <table:table-cell office:value-type="float" office:value="5.365" calcext:value-type="float">
            <text:p>5.365</text:p>
          </table:table-cell>
          <table:table-cell office:value-type="float" office:value="6.215" calcext:value-type="float">
            <text:p>6.215</text:p>
          </table:table-cell>
          <table:table-cell office:value-type="float" office:value="7.846" calcext:value-type="float">
            <text:p>7.846</text:p>
          </table:table-cell>
          <table:table-cell office:value-type="float" office:value="10.48" calcext:value-type="float">
            <text:p>10.48</text:p>
          </table:table-cell>
          <table:table-cell office:value-type="float" office:value="627.758" calcext:value-type="float">
            <text:p>627.758</text:p>
          </table:table-cell>
          <table:table-cell office:value-type="float" office:value="3.505" calcext:value-type="float">
            <text:p>3.505</text:p>
          </table:table-cell>
          <table:table-cell office:value-type="float" office:value="10.958" calcext:value-type="float">
            <text:p>10.958</text:p>
          </table:table-cell>
          <table:table-cell office:value-type="float" office:value="2.73" calcext:value-type="float">
            <text:p>2.73</text:p>
          </table:table-cell>
          <table:table-cell office:value-type="float" office:value="12.659" calcext:value-type="float">
            <text:p>12.659</text:p>
          </table:table-cell>
          <table:table-cell office:value-type="float" office:value="18.586" calcext:value-type="float">
            <text:p>18.586</text:p>
          </table:table-cell>
          <table:table-cell office:value-type="float" office:value="25.357" calcext:value-type="float">
            <text:p>25.357</text:p>
          </table:table-cell>
          <table:table-cell office:value-type="float" office:value="29.319" calcext:value-type="float">
            <text:p>29.319</text:p>
          </table:table-cell>
          <table:table-cell office:value-type="float" office:value="32.173" calcext:value-type="float">
            <text:p>32.173</text:p>
          </table:table-cell>
          <table:table-cell office:value-type="float" office:value="36.976" calcext:value-type="float">
            <text:p>36.976</text:p>
          </table:table-cell>
          <table:table-cell office:value-type="float" office:value="45.19" calcext:value-type="float">
            <text:p>45.19</text:p>
          </table:table-cell>
          <table:table-cell office:value-type="float" office:value="651.045" calcext:value-type="float">
            <text:p>651.045</text:p>
          </table:table-cell>
          <table:table-cell office:value-type="float" office:value="21.812" calcext:value-type="float">
            <text:p>21.812</text:p>
          </table:table-cell>
          <table:table-cell office:value-type="float" office:value="28.8" calcext:value-type="float">
            <text:p>28.8</text:p>
          </table:table-cell>
          <table:table-cell office:value-type="float" office:value="1694.963" calcext:value-type="float">
            <text:p>1694.9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23" calcext:value-type="float">
            <text:p>0.723</text:p>
          </table:table-cell>
          <table:table-cell office:value-type="float" office:value="2.784" calcext:value-type="float">
            <text:p>2.784</text:p>
          </table:table-cell>
          <table:table-cell office:value-type="float" office:value="5.932" calcext:value-type="float">
            <text:p>5.932</text:p>
          </table:table-cell>
          <table:table-cell office:value-type="float" office:value="9.59" calcext:value-type="float">
            <text:p>9.59</text:p>
          </table:table-cell>
          <table:table-cell office:value-type="float" office:value="11.712" calcext:value-type="float">
            <text:p>11.712</text:p>
          </table:table-cell>
          <table:table-cell office:value-type="float" office:value="13.34" calcext:value-type="float">
            <text:p>13.34</text:p>
          </table:table-cell>
          <table:table-cell office:value-type="float" office:value="16.466" calcext:value-type="float">
            <text:p>16.466</text:p>
          </table:table-cell>
          <table:table-cell office:value-type="float" office:value="21.073" calcext:value-type="float">
            <text:p>21.073</text:p>
          </table:table-cell>
          <table:table-cell office:value-type="float" office:value="857.257" calcext:value-type="float">
            <text:p>857.257</text:p>
          </table:table-cell>
          <table:table-cell office:value-type="float" office:value="7.217" calcext:value-type="float">
            <text:p>7.217</text:p>
          </table:table-cell>
          <table:table-cell office:value-type="float" office:value="13.795" calcext:value-type="float">
            <text:p>13.795</text:p>
          </table:table-cell>
          <table:table-cell office:value-type="float" office:value="0.375" calcext:value-type="float">
            <text:p>0.375</text:p>
          </table:table-cell>
          <table:table-cell office:value-type="float" office:value="1.218" calcext:value-type="float">
            <text:p>1.218</text:p>
          </table:table-cell>
          <table:table-cell office:value-type="float" office:value="2.729" calcext:value-type="float">
            <text:p>2.729</text:p>
          </table:table-cell>
          <table:table-cell office:value-type="float" office:value="7.276" calcext:value-type="float">
            <text:p>7.276</text:p>
          </table:table-cell>
          <table:table-cell office:value-type="float" office:value="9.152" calcext:value-type="float">
            <text:p>9.152</text:p>
          </table:table-cell>
          <table:table-cell office:value-type="float" office:value="10.408" calcext:value-type="float">
            <text:p>10.408</text:p>
          </table:table-cell>
          <table:table-cell office:value-type="float" office:value="12.54" calcext:value-type="float">
            <text:p>12.54</text:p>
          </table:table-cell>
          <table:table-cell office:value-type="float" office:value="15.759" calcext:value-type="float">
            <text:p>15.759</text:p>
          </table:table-cell>
          <table:table-cell office:value-type="float" office:value="856.101" calcext:value-type="float">
            <text:p>856.101</text:p>
          </table:table-cell>
          <table:table-cell office:value-type="float" office:value="4.921" calcext:value-type="float">
            <text:p>4.921</text:p>
          </table:table-cell>
          <table:table-cell office:value-type="float" office:value="15.289" calcext:value-type="float">
            <text:p>15.289</text:p>
          </table:table-cell>
          <table:table-cell office:value-type="float" office:value="0.722" calcext:value-type="float">
            <text:p>0.722</text:p>
          </table:table-cell>
          <table:table-cell office:value-type="float" office:value="2.669" calcext:value-type="float">
            <text:p>2.669</text:p>
          </table:table-cell>
          <table:table-cell office:value-type="float" office:value="7.034" calcext:value-type="float">
            <text:p>7.034</text:p>
          </table:table-cell>
          <table:table-cell office:value-type="float" office:value="10.615" calcext:value-type="float">
            <text:p>10.615</text:p>
          </table:table-cell>
          <table:table-cell office:value-type="float" office:value="12.791" calcext:value-type="float">
            <text:p>12.791</text:p>
          </table:table-cell>
          <table:table-cell office:value-type="float" office:value="14.647" calcext:value-type="float">
            <text:p>14.647</text:p>
          </table:table-cell>
          <table:table-cell office:value-type="float" office:value="17.871" calcext:value-type="float">
            <text:p>17.871</text:p>
          </table:table-cell>
          <table:table-cell office:value-type="float" office:value="22.63" calcext:value-type="float">
            <text:p>22.63</text:p>
          </table:table-cell>
          <table:table-cell office:value-type="float" office:value="863.509" calcext:value-type="float">
            <text:p>863.509</text:p>
          </table:table-cell>
          <table:table-cell office:value-type="float" office:value="7.854" calcext:value-type="float">
            <text:p>7.854</text:p>
          </table:table-cell>
          <table:table-cell office:value-type="float" office:value="13.579" calcext:value-type="float">
            <text:p>13.579</text:p>
          </table:table-cell>
          <table:table-cell office:value-type="float" office:value="0.267" calcext:value-type="float">
            <text:p>0.267</text:p>
          </table:table-cell>
          <table:table-cell office:value-type="float" office:value="0.749" calcext:value-type="float">
            <text:p>0.749</text:p>
          </table:table-cell>
          <table:table-cell office:value-type="float" office:value="1.966" calcext:value-type="float">
            <text:p>1.966</text:p>
          </table:table-cell>
          <table:table-cell office:value-type="float" office:value="6.486" calcext:value-type="float">
            <text:p>6.486</text:p>
          </table:table-cell>
          <table:table-cell office:value-type="float" office:value="8.414" calcext:value-type="float">
            <text:p>8.414</text:p>
          </table:table-cell>
          <table:table-cell office:value-type="float" office:value="9.731" calcext:value-type="float">
            <text:p>9.731</text:p>
          </table:table-cell>
          <table:table-cell office:value-type="float" office:value="11.71" calcext:value-type="float">
            <text:p>11.71</text:p>
          </table:table-cell>
          <table:table-cell office:value-type="float" office:value="14.635" calcext:value-type="float">
            <text:p>14.635</text:p>
          </table:table-cell>
          <table:table-cell office:value-type="float" office:value="858.633" calcext:value-type="float">
            <text:p>858.633</text:p>
          </table:table-cell>
          <table:table-cell office:value-type="float" office:value="4.206" calcext:value-type="float">
            <text:p>4.206</text:p>
          </table:table-cell>
          <table:table-cell office:value-type="float" office:value="13.488" calcext:value-type="float">
            <text:p>13.488</text:p>
          </table:table-cell>
          <table:table-cell office:value-type="float" office:value="2.813" calcext:value-type="float">
            <text:p>2.813</text:p>
          </table:table-cell>
          <table:table-cell office:value-type="float" office:value="16.373" calcext:value-type="float">
            <text:p>16.373</text:p>
          </table:table-cell>
          <table:table-cell office:value-type="float" office:value="21.645" calcext:value-type="float">
            <text:p>21.645</text:p>
          </table:table-cell>
          <table:table-cell office:value-type="float" office:value="27.997" calcext:value-type="float">
            <text:p>27.997</text:p>
          </table:table-cell>
          <table:table-cell office:value-type="float" office:value="32.294" calcext:value-type="float">
            <text:p>32.294</text:p>
          </table:table-cell>
          <table:table-cell office:value-type="float" office:value="35.501" calcext:value-type="float">
            <text:p>35.501</text:p>
          </table:table-cell>
          <table:table-cell office:value-type="float" office:value="41.361" calcext:value-type="float">
            <text:p>41.361</text:p>
          </table:table-cell>
          <table:table-cell office:value-type="float" office:value="50.683" calcext:value-type="float">
            <text:p>50.683</text:p>
          </table:table-cell>
          <table:table-cell office:value-type="float" office:value="896.863" calcext:value-type="float">
            <text:p>896.863</text:p>
          </table:table-cell>
          <table:table-cell office:value-type="float" office:value="24.198" calcext:value-type="float">
            <text:p>24.198</text:p>
          </table:table-cell>
          <table:table-cell office:value-type="float" office:value="28.734" calcext:value-type="float">
            <text:p>28.734</text:p>
          </table:table-cell>
          <table:table-cell office:value-type="float" office:value="1910.453" calcext:value-type="float">
            <text:p>1910.453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5" calcext:value-type="float">
            <text:p>0.85</text:p>
          </table:table-cell>
          <table:table-cell office:value-type="float" office:value="4.055" calcext:value-type="float">
            <text:p>4.055</text:p>
          </table:table-cell>
          <table:table-cell office:value-type="float" office:value="7.072" calcext:value-type="float">
            <text:p>7.072</text:p>
          </table:table-cell>
          <table:table-cell office:value-type="float" office:value="12.031" calcext:value-type="float">
            <text:p>12.03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8.557" calcext:value-type="float">
            <text:p>18.557</text:p>
          </table:table-cell>
          <table:table-cell office:value-type="float" office:value="23.118" calcext:value-type="float">
            <text:p>23.118</text:p>
          </table:table-cell>
          <table:table-cell office:value-type="float" office:value="29.213" calcext:value-type="float">
            <text:p>29.213</text:p>
          </table:table-cell>
          <table:table-cell office:value-type="float" office:value="652.914" calcext:value-type="float">
            <text:p>652.914</text:p>
          </table:table-cell>
          <table:table-cell office:value-type="float" office:value="10.17" calcext:value-type="float">
            <text:p>10.17</text:p>
          </table:table-cell>
          <table:table-cell office:value-type="float" office:value="21.948" calcext:value-type="float">
            <text:p>21.948</text:p>
          </table:table-cell>
          <table:table-cell office:value-type="float" office:value="0.394" calcext:value-type="float">
            <text:p>0.394</text:p>
          </table:table-cell>
          <table:table-cell office:value-type="float" office:value="2.042" calcext:value-type="float">
            <text:p>2.042</text:p>
          </table:table-cell>
          <table:table-cell office:value-type="float" office:value="3.324" calcext:value-type="float">
            <text:p>3.324</text:p>
          </table:table-cell>
          <table:table-cell office:value-type="float" office:value="5.559" calcext:value-type="float">
            <text:p>5.559</text:p>
          </table:table-cell>
          <table:table-cell office:value-type="float" office:value="6.919" calcext:value-type="float">
            <text:p>6.919</text:p>
          </table:table-cell>
          <table:table-cell office:value-type="float" office:value="8.016" calcext:value-type="float">
            <text:p>8.016</text:p>
          </table:table-cell>
          <table:table-cell office:value-type="float" office:value="10.015" calcext:value-type="float">
            <text:p>10.015</text:p>
          </table:table-cell>
          <table:table-cell office:value-type="float" office:value="12.549" calcext:value-type="float">
            <text:p>12.549</text:p>
          </table:table-cell>
          <table:table-cell office:value-type="float" office:value="634.729" calcext:value-type="float">
            <text:p>634.729</text:p>
          </table:table-cell>
          <table:table-cell office:value-type="float" office:value="4.492" calcext:value-type="float">
            <text:p>4.492</text:p>
          </table:table-cell>
          <table:table-cell office:value-type="float" office:value="11.291" calcext:value-type="float">
            <text:p>11.291</text:p>
          </table:table-cell>
          <table:table-cell office:value-type="float" office:value="0.8" calcext:value-type="float">
            <text:p>0.8</text:p>
          </table:table-cell>
          <table:table-cell office:value-type="float" office:value="4.205" calcext:value-type="float">
            <text:p>4.205</text:p>
          </table:table-cell>
          <table:table-cell office:value-type="float" office:value="6.506" calcext:value-type="float">
            <text:p>6.506</text:p>
          </table:table-cell>
          <table:table-cell office:value-type="float" office:value="9.909" calcext:value-type="float">
            <text:p>9.909</text:p>
          </table:table-cell>
          <table:table-cell office:value-type="float" office:value="11.709" calcext:value-type="float">
            <text:p>11.709</text:p>
          </table:table-cell>
          <table:table-cell office:value-type="float" office:value="13.021" calcext:value-type="float">
            <text:p>13.021</text:p>
          </table:table-cell>
          <table:table-cell office:value-type="float" office:value="15.303" calcext:value-type="float">
            <text:p>15.303</text:p>
          </table:table-cell>
          <table:table-cell office:value-type="float" office:value="18.915" calcext:value-type="float">
            <text:p>18.915</text:p>
          </table:table-cell>
          <table:table-cell office:value-type="float" office:value="638.377" calcext:value-type="float">
            <text:p>638.377</text:p>
          </table:table-cell>
          <table:table-cell office:value-type="float" office:value="7.966" calcext:value-type="float">
            <text:p>7.966</text:p>
          </table:table-cell>
          <table:table-cell office:value-type="float" office:value="13.626" calcext:value-type="float">
            <text:p>13.626</text:p>
          </table:table-cell>
          <table:table-cell office:value-type="float" office:value="0.353" calcext:value-type="float">
            <text:p>0.353</text:p>
          </table:table-cell>
          <table:table-cell office:value-type="float" office:value="1.78" calcext:value-type="float">
            <text:p>1.78</text:p>
          </table:table-cell>
          <table:table-cell office:value-type="float" office:value="2.964" calcext:value-type="float">
            <text:p>2.964</text:p>
          </table:table-cell>
          <table:table-cell office:value-type="float" office:value="5.097" calcext:value-type="float">
            <text:p>5.097</text:p>
          </table:table-cell>
          <table:table-cell office:value-type="float" office:value="6.374" calcext:value-type="float">
            <text:p>6.374</text:p>
          </table:table-cell>
          <table:table-cell office:value-type="float" office:value="7.353" calcext:value-type="float">
            <text:p>7.353</text:p>
          </table:table-cell>
          <table:table-cell office:value-type="float" office:value="9.131" calcext:value-type="float">
            <text:p>9.131</text:p>
          </table:table-cell>
          <table:table-cell office:value-type="float" office:value="11.486" calcext:value-type="float">
            <text:p>11.486</text:p>
          </table:table-cell>
          <table:table-cell office:value-type="float" office:value="633.537" calcext:value-type="float">
            <text:p>633.537</text:p>
          </table:table-cell>
          <table:table-cell office:value-type="float" office:value="4.117" calcext:value-type="float">
            <text:p>4.117</text:p>
          </table:table-cell>
          <table:table-cell office:value-type="float" office:value="10.849" calcext:value-type="float">
            <text:p>10.849</text:p>
          </table:table-cell>
          <table:table-cell office:value-type="float" office:value="2.865" calcext:value-type="float">
            <text:p>2.865</text:p>
          </table:table-cell>
          <table:table-cell office:value-type="float" office:value="15.431" calcext:value-type="float">
            <text:p>15.431</text:p>
          </table:table-cell>
          <table:table-cell office:value-type="float" office:value="23.057" calcext:value-type="float">
            <text:p>23.057</text:p>
          </table:table-cell>
          <table:table-cell office:value-type="float" office:value="31.923" calcext:value-type="float">
            <text:p>31.923</text:p>
          </table:table-cell>
          <table:table-cell office:value-type="float" office:value="37.081" calcext:value-type="float">
            <text:p>37.081</text:p>
          </table:table-cell>
          <table:table-cell office:value-type="float" office:value="40.751" calcext:value-type="float">
            <text:p>40.751</text:p>
          </table:table-cell>
          <table:table-cell office:value-type="float" office:value="46.631" calcext:value-type="float">
            <text:p>46.631</text:p>
          </table:table-cell>
          <table:table-cell office:value-type="float" office:value="55.833" calcext:value-type="float">
            <text:p>55.833</text:p>
          </table:table-cell>
          <table:table-cell office:value-type="float" office:value="679.95" calcext:value-type="float">
            <text:p>679.95</text:p>
          </table:table-cell>
          <table:table-cell office:value-type="float" office:value="26.746" calcext:value-type="float">
            <text:p>26.746</text:p>
          </table:table-cell>
          <table:table-cell office:value-type="float" office:value="31.25" calcext:value-type="float">
            <text:p>31.25</text:p>
          </table:table-cell>
          <table:table-cell office:value-type="float" office:value="1746.552" calcext:value-type="float">
            <text:p>1746.55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78" calcext:value-type="float">
            <text:p>0.778</text:p>
          </table:table-cell>
          <table:table-cell office:value-type="float" office:value="3.251" calcext:value-type="float">
            <text:p>3.251</text:p>
          </table:table-cell>
          <table:table-cell office:value-type="float" office:value="6.987" calcext:value-type="float">
            <text:p>6.987</text:p>
          </table:table-cell>
          <table:table-cell office:value-type="float" office:value="11.008" calcext:value-type="float">
            <text:p>11.008</text:p>
          </table:table-cell>
          <table:table-cell office:value-type="float" office:value="13.515" calcext:value-type="float">
            <text:p>13.515</text:p>
          </table:table-cell>
          <table:table-cell office:value-type="float" office:value="15.581" calcext:value-type="float">
            <text:p>15.581</text:p>
          </table:table-cell>
          <table:table-cell office:value-type="float" office:value="19.573" calcext:value-type="float">
            <text:p>19.573</text:p>
          </table:table-cell>
          <table:table-cell office:value-type="float" office:value="25.057" calcext:value-type="float">
            <text:p>25.057</text:p>
          </table:table-cell>
          <table:table-cell office:value-type="float" office:value="660.939" calcext:value-type="float">
            <text:p>660.939</text:p>
          </table:table-cell>
          <table:table-cell office:value-type="float" office:value="8.394" calcext:value-type="float">
            <text:p>8.394</text:p>
          </table:table-cell>
          <table:table-cell office:value-type="float" office:value="15.399" calcext:value-type="float">
            <text:p>15.399</text:p>
          </table:table-cell>
          <table:table-cell office:value-type="float" office:value="0.362" calcext:value-type="float">
            <text:p>0.362</text:p>
          </table:table-cell>
          <table:table-cell office:value-type="float" office:value="1.302" calcext:value-type="float">
            <text:p>1.302</text:p>
          </table:table-cell>
          <table:table-cell office:value-type="float" office:value="2.993" calcext:value-type="float">
            <text:p>2.993</text:p>
          </table:table-cell>
          <table:table-cell office:value-type="float" office:value="7.974" calcext:value-type="float">
            <text:p>7.974</text:p>
          </table:table-cell>
          <table:table-cell office:value-type="float" office:value="9.983" calcext:value-type="float">
            <text:p>9.983</text:p>
          </table:table-cell>
          <table:table-cell office:value-type="float" office:value="11.361" calcext:value-type="float">
            <text:p>11.361</text:p>
          </table:table-cell>
          <table:table-cell office:value-type="float" office:value="13.73" calcext:value-type="float">
            <text:p>13.73</text:p>
          </table:table-cell>
          <table:table-cell office:value-type="float" office:value="17.07" calcext:value-type="float">
            <text:p>17.07</text:p>
          </table:table-cell>
          <table:table-cell office:value-type="float" office:value="662.933" calcext:value-type="float">
            <text:p>662.933</text:p>
          </table:table-cell>
          <table:table-cell office:value-type="float" office:value="5.228" calcext:value-type="float">
            <text:p>5.228</text:p>
          </table:table-cell>
          <table:table-cell office:value-type="float" office:value="11.794" calcext:value-type="float">
            <text:p>11.794</text:p>
          </table:table-cell>
          <table:table-cell office:value-type="float" office:value="0.744" calcext:value-type="float">
            <text:p>0.744</text:p>
          </table:table-cell>
          <table:table-cell office:value-type="float" office:value="3.029" calcext:value-type="float">
            <text:p>3.029</text:p>
          </table:table-cell>
          <table:table-cell office:value-type="float" office:value="7.863" calcext:value-type="float">
            <text:p>7.863</text:p>
          </table:table-cell>
          <table:table-cell office:value-type="float" office:value="11.74" calcext:value-type="float">
            <text:p>11.74</text:p>
          </table:table-cell>
          <table:table-cell office:value-type="float" office:value="14.075" calcext:value-type="float">
            <text:p>14.075</text:p>
          </table:table-cell>
          <table:table-cell office:value-type="float" office:value="16.02" calcext:value-type="float">
            <text:p>16.02</text:p>
          </table:table-cell>
          <table:table-cell office:value-type="float" office:value="19.401" calcext:value-type="float">
            <text:p>19.401</text:p>
          </table:table-cell>
          <table:table-cell office:value-type="float" office:value="24.291" calcext:value-type="float">
            <text:p>24.291</text:p>
          </table:table-cell>
          <table:table-cell office:value-type="float" office:value="670.136" calcext:value-type="float">
            <text:p>670.136</text:p>
          </table:table-cell>
          <table:table-cell office:value-type="float" office:value="8.541" calcext:value-type="float">
            <text:p>8.541</text:p>
          </table:table-cell>
          <table:table-cell office:value-type="float" office:value="10.276" calcext:value-type="float">
            <text:p>10.276</text:p>
          </table:table-cell>
          <table:table-cell office:value-type="float" office:value="0.261" calcext:value-type="float">
            <text:p>0.261</text:p>
          </table:table-cell>
          <table:table-cell office:value-type="float" office:value="0.851" calcext:value-type="float">
            <text:p>0.851</text:p>
          </table:table-cell>
          <table:table-cell office:value-type="float" office:value="2.431" calcext:value-type="float">
            <text:p>2.431</text:p>
          </table:table-cell>
          <table:table-cell office:value-type="float" office:value="7.31" calcext:value-type="float">
            <text:p>7.31</text:p>
          </table:table-cell>
          <table:table-cell office:value-type="float" office:value="9.326" calcext:value-type="float">
            <text:p>9.326</text:p>
          </table:table-cell>
          <table:table-cell office:value-type="float" office:value="10.589" calcext:value-type="float">
            <text:p>10.589</text:p>
          </table:table-cell>
          <table:table-cell office:value-type="float" office:value="12.648" calcext:value-type="float">
            <text:p>12.648</text:p>
          </table:table-cell>
          <table:table-cell office:value-type="float" office:value="15.757" calcext:value-type="float">
            <text:p>15.757</text:p>
          </table:table-cell>
          <table:table-cell office:value-type="float" office:value="661.122" calcext:value-type="float">
            <text:p>661.122</text:p>
          </table:table-cell>
          <table:table-cell office:value-type="float" office:value="4.546" calcext:value-type="float">
            <text:p>4.546</text:p>
          </table:table-cell>
          <table:table-cell office:value-type="float" office:value="7.943" calcext:value-type="float">
            <text:p>7.943</text:p>
          </table:table-cell>
          <table:table-cell office:value-type="float" office:value="2.783" calcext:value-type="float">
            <text:p>2.783</text:p>
          </table:table-cell>
          <table:table-cell office:value-type="float" office:value="18.713" calcext:value-type="float">
            <text:p>18.713</text:p>
          </table:table-cell>
          <table:table-cell office:value-type="float" office:value="24.446" calcext:value-type="float">
            <text:p>24.446</text:p>
          </table:table-cell>
          <table:table-cell office:value-type="float" office:value="31.631" calcext:value-type="float">
            <text:p>31.631</text:p>
          </table:table-cell>
          <table:table-cell office:value-type="float" office:value="36.286" calcext:value-type="float">
            <text:p>36.286</text:p>
          </table:table-cell>
          <table:table-cell office:value-type="float" office:value="39.74" calcext:value-type="float">
            <text:p>39.74</text:p>
          </table:table-cell>
          <table:table-cell office:value-type="float" office:value="45.421" calcext:value-type="float">
            <text:p>45.421</text:p>
          </table:table-cell>
          <table:table-cell office:value-type="float" office:value="54.113" calcext:value-type="float">
            <text:p>54.113</text:p>
          </table:table-cell>
          <table:table-cell office:value-type="float" office:value="711.368" calcext:value-type="float">
            <text:p>711.368</text:p>
          </table:table-cell>
          <table:table-cell office:value-type="float" office:value="26.709" calcext:value-type="float">
            <text:p>26.709</text:p>
          </table:table-cell>
          <table:table-cell office:value-type="float" office:value="23.174" calcext:value-type="float">
            <text:p>23.174</text:p>
          </table:table-cell>
          <table:table-cell office:value-type="float" office:value="2067.388" calcext:value-type="float">
            <text:p>2067.388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68" calcext:value-type="float">
            <text:p>0.768</text:p>
          </table:table-cell>
          <table:table-cell office:value-type="float" office:value="4.602" calcext:value-type="float">
            <text:p>4.602</text:p>
          </table:table-cell>
          <table:table-cell office:value-type="float" office:value="8.951" calcext:value-type="float">
            <text:p>8.951</text:p>
          </table:table-cell>
          <table:table-cell office:value-type="float" office:value="16.955" calcext:value-type="float">
            <text:p>16.955</text:p>
          </table:table-cell>
          <table:table-cell office:value-type="float" office:value="22.74" calcext:value-type="float">
            <text:p>22.74</text:p>
          </table:table-cell>
          <table:table-cell office:value-type="float" office:value="26.935" calcext:value-type="float">
            <text:p>26.935</text:p>
          </table:table-cell>
          <table:table-cell office:value-type="float" office:value="33.397" calcext:value-type="float">
            <text:p>33.397</text:p>
          </table:table-cell>
          <table:table-cell office:value-type="float" office:value="42.318" calcext:value-type="float">
            <text:p>42.318</text:p>
          </table:table-cell>
          <table:table-cell office:value-type="float" office:value="938.22" calcext:value-type="float">
            <text:p>938.22</text:p>
          </table:table-cell>
          <table:table-cell office:value-type="float" office:value="14.336" calcext:value-type="float">
            <text:p>14.336</text:p>
          </table:table-cell>
          <table:table-cell office:value-type="float" office:value="35.051" calcext:value-type="float">
            <text:p>35.051</text:p>
          </table:table-cell>
          <table:table-cell office:value-type="float" office:value="0.409" calcext:value-type="float">
            <text:p>0.409</text:p>
          </table:table-cell>
          <table:table-cell office:value-type="float" office:value="2.18" calcext:value-type="float">
            <text:p>2.18</text:p>
          </table:table-cell>
          <table:table-cell office:value-type="float" office:value="3.372" calcext:value-type="float">
            <text:p>3.372</text:p>
          </table:table-cell>
          <table:table-cell office:value-type="float" office:value="5.684" calcext:value-type="float">
            <text:p>5.684</text:p>
          </table:table-cell>
          <table:table-cell office:value-type="float" office:value="6.997" calcext:value-type="float">
            <text:p>6.997</text:p>
          </table:table-cell>
          <table:table-cell office:value-type="float" office:value="8.023" calcext:value-type="float">
            <text:p>8.023</text:p>
          </table:table-cell>
          <table:table-cell office:value-type="float" office:value="9.884" calcext:value-type="float">
            <text:p>9.884</text:p>
          </table:table-cell>
          <table:table-cell office:value-type="float" office:value="12.304" calcext:value-type="float">
            <text:p>12.304</text:p>
          </table:table-cell>
          <table:table-cell office:value-type="float" office:value="926.832" calcext:value-type="float">
            <text:p>926.832</text:p>
          </table:table-cell>
          <table:table-cell office:value-type="float" office:value="4.79" calcext:value-type="float">
            <text:p>4.79</text:p>
          </table:table-cell>
          <table:table-cell office:value-type="float" office:value="16.827" calcext:value-type="float">
            <text:p>16.827</text:p>
          </table:table-cell>
          <table:table-cell office:value-type="float" office:value="0.849" calcext:value-type="float">
            <text:p>0.849</text:p>
          </table:table-cell>
          <table:table-cell office:value-type="float" office:value="4.42" calcext:value-type="float">
            <text:p>4.42</text:p>
          </table:table-cell>
          <table:table-cell office:value-type="float" office:value="6.668" calcext:value-type="float">
            <text:p>6.668</text:p>
          </table:table-cell>
          <table:table-cell office:value-type="float" office:value="10.336" calcext:value-type="float">
            <text:p>10.336</text:p>
          </table:table-cell>
          <table:table-cell office:value-type="float" office:value="12.181" calcext:value-type="float">
            <text:p>12.181</text:p>
          </table:table-cell>
          <table:table-cell office:value-type="float" office:value="13.425" calcext:value-type="float">
            <text:p>13.425</text:p>
          </table:table-cell>
          <table:table-cell office:value-type="float" office:value="15.599" calcext:value-type="float">
            <text:p>15.599</text:p>
          </table:table-cell>
          <table:table-cell office:value-type="float" office:value="19.164" calcext:value-type="float">
            <text:p>19.164</text:p>
          </table:table-cell>
          <table:table-cell office:value-type="float" office:value="935.465" calcext:value-type="float">
            <text:p>935.465</text:p>
          </table:table-cell>
          <table:table-cell office:value-type="float" office:value="8.742" calcext:value-type="float">
            <text:p>8.742</text:p>
          </table:table-cell>
          <table:table-cell office:value-type="float" office:value="24.367" calcext:value-type="float">
            <text:p>24.367</text:p>
          </table:table-cell>
          <table:table-cell office:value-type="float" office:value="0.362" calcext:value-type="float">
            <text:p>0.362</text:p>
          </table:table-cell>
          <table:table-cell office:value-type="float" office:value="1.975" calcext:value-type="float">
            <text:p>1.975</text:p>
          </table:table-cell>
          <table:table-cell office:value-type="float" office:value="3.119" calcext:value-type="float">
            <text:p>3.119</text:p>
          </table:table-cell>
          <table:table-cell office:value-type="float" office:value="5.398" calcext:value-type="float">
            <text:p>5.398</text:p>
          </table:table-cell>
          <table:table-cell office:value-type="float" office:value="6.703" calcext:value-type="float">
            <text:p>6.703</text:p>
          </table:table-cell>
          <table:table-cell office:value-type="float" office:value="7.62" calcext:value-type="float">
            <text:p>7.62</text:p>
          </table:table-cell>
          <table:table-cell office:value-type="float" office:value="9.342" calcext:value-type="float">
            <text:p>9.342</text:p>
          </table:table-cell>
          <table:table-cell office:value-type="float" office:value="11.535" calcext:value-type="float">
            <text:p>11.535</text:p>
          </table:table-cell>
          <table:table-cell office:value-type="float" office:value="928.787" calcext:value-type="float">
            <text:p>928.787</text:p>
          </table:table-cell>
          <table:table-cell office:value-type="float" office:value="4.47" calcext:value-type="float">
            <text:p>4.47</text:p>
          </table:table-cell>
          <table:table-cell office:value-type="float" office:value="17.027" calcext:value-type="float">
            <text:p>17.027</text:p>
          </table:table-cell>
          <table:table-cell office:value-type="float" office:value="2.965" calcext:value-type="float">
            <text:p>2.965</text:p>
          </table:table-cell>
          <table:table-cell office:value-type="float" office:value="15.834" calcext:value-type="float">
            <text:p>15.834</text:p>
          </table:table-cell>
          <table:table-cell office:value-type="float" office:value="25.619" calcext:value-type="float">
            <text:p>25.619</text:p>
          </table:table-cell>
          <table:table-cell office:value-type="float" office:value="38.329" calcext:value-type="float">
            <text:p>38.329</text:p>
          </table:table-cell>
          <table:table-cell office:value-type="float" office:value="45.491" calcext:value-type="float">
            <text:p>45.491</text:p>
          </table:table-cell>
          <table:table-cell office:value-type="float" office:value="50.21" calcext:value-type="float">
            <text:p>50.21</text:p>
          </table:table-cell>
          <table:table-cell office:value-type="float" office:value="57.724" calcext:value-type="float">
            <text:p>57.724</text:p>
          </table:table-cell>
          <table:table-cell office:value-type="float" office:value="70.674" calcext:value-type="float">
            <text:p>70.674</text:p>
          </table:table-cell>
          <table:table-cell office:value-type="float" office:value="952.259" calcext:value-type="float">
            <text:p>952.259</text:p>
          </table:table-cell>
          <table:table-cell office:value-type="float" office:value="32.337" calcext:value-type="float">
            <text:p>32.337</text:p>
          </table:table-cell>
          <table:table-cell office:value-type="float" office:value="49.992" calcext:value-type="float">
            <text:p>49.992</text:p>
          </table:table-cell>
          <table:table-cell office:value-type="float" office:value="1752.545" calcext:value-type="float">
            <text:p>1752.54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7" calcext:value-type="float">
            <text:p>0.797</text:p>
          </table:table-cell>
          <table:table-cell office:value-type="float" office:value="3.995" calcext:value-type="float">
            <text:p>3.995</text:p>
          </table:table-cell>
          <table:table-cell office:value-type="float" office:value="8.008" calcext:value-type="float">
            <text:p>8.008</text:p>
          </table:table-cell>
          <table:table-cell office:value-type="float" office:value="12.356" calcext:value-type="float">
            <text:p>12.356</text:p>
          </table:table-cell>
          <table:table-cell office:value-type="float" office:value="15.351" calcext:value-type="float">
            <text:p>15.351</text:p>
          </table:table-cell>
          <table:table-cell office:value-type="float" office:value="17.77" calcext:value-type="float">
            <text:p>17.77</text:p>
          </table:table-cell>
          <table:table-cell office:value-type="float" office:value="22.324" calcext:value-type="float">
            <text:p>22.324</text:p>
          </table:table-cell>
          <table:table-cell office:value-type="float" office:value="27.914" calcext:value-type="float">
            <text:p>27.914</text:p>
          </table:table-cell>
          <table:table-cell office:value-type="float" office:value="361.647" calcext:value-type="float">
            <text:p>361.647</text:p>
          </table:table-cell>
          <table:table-cell office:value-type="float" office:value="9.419" calcext:value-type="float">
            <text:p>9.419</text:p>
          </table:table-cell>
          <table:table-cell office:value-type="float" office:value="10.556" calcext:value-type="float">
            <text:p>10.556</text:p>
          </table:table-cell>
          <table:table-cell office:value-type="float" office:value="0.375" calcext:value-type="float">
            <text:p>0.375</text:p>
          </table:table-cell>
          <table:table-cell office:value-type="float" office:value="1.462" calcext:value-type="float">
            <text:p>1.462</text:p>
          </table:table-cell>
          <table:table-cell office:value-type="float" office:value="3.853" calcext:value-type="float">
            <text:p>3.853</text:p>
          </table:table-cell>
          <table:table-cell office:value-type="float" office:value="8.749" calcext:value-type="float">
            <text:p>8.749</text:p>
          </table:table-cell>
          <table:table-cell office:value-type="float" office:value="10.716" calcext:value-type="float">
            <text:p>10.716</text:p>
          </table:table-cell>
          <table:table-cell office:value-type="float" office:value="12.132" calcext:value-type="float">
            <text:p>12.132</text:p>
          </table:table-cell>
          <table:table-cell office:value-type="float" office:value="14.529" calcext:value-type="float">
            <text:p>14.529</text:p>
          </table:table-cell>
          <table:table-cell office:value-type="float" office:value="17.843" calcext:value-type="float">
            <text:p>17.843</text:p>
          </table:table-cell>
          <table:table-cell office:value-type="float" office:value="345.141" calcext:value-type="float">
            <text:p>345.141</text:p>
          </table:table-cell>
          <table:table-cell office:value-type="float" office:value="5.666" calcext:value-type="float">
            <text:p>5.666</text:p>
          </table:table-cell>
          <table:table-cell office:value-type="float" office:value="6.796" calcext:value-type="float">
            <text:p>6.796</text:p>
          </table:table-cell>
          <table:table-cell office:value-type="float" office:value="0.746" calcext:value-type="float">
            <text:p>0.746</text:p>
          </table:table-cell>
          <table:table-cell office:value-type="float" office:value="3.751" calcext:value-type="float">
            <text:p>3.751</text:p>
          </table:table-cell>
          <table:table-cell office:value-type="float" office:value="8.814" calcext:value-type="float">
            <text:p>8.814</text:p>
          </table:table-cell>
          <table:table-cell office:value-type="float" office:value="12.833" calcext:value-type="float">
            <text:p>12.833</text:p>
          </table:table-cell>
          <table:table-cell office:value-type="float" office:value="15.326" calcext:value-type="float">
            <text:p>15.326</text:p>
          </table:table-cell>
          <table:table-cell office:value-type="float" office:value="17.429" calcext:value-type="float">
            <text:p>17.429</text:p>
          </table:table-cell>
          <table:table-cell office:value-type="float" office:value="21.127" calcext:value-type="float">
            <text:p>21.127</text:p>
          </table:table-cell>
          <table:table-cell office:value-type="float" office:value="25.494" calcext:value-type="float">
            <text:p>25.494</text:p>
          </table:table-cell>
          <table:table-cell office:value-type="float" office:value="370.187" calcext:value-type="float">
            <text:p>370.187</text:p>
          </table:table-cell>
          <table:table-cell office:value-type="float" office:value="9.55" calcext:value-type="float">
            <text:p>9.55</text:p>
          </table:table-cell>
          <table:table-cell office:value-type="float" office:value="10.368" calcext:value-type="float">
            <text:p>10.368</text:p>
          </table:table-cell>
          <table:table-cell office:value-type="float" office:value="0.262" calcext:value-type="float">
            <text:p>0.262</text:p>
          </table:table-cell>
          <table:table-cell office:value-type="float" office:value="1.034" calcext:value-type="float">
            <text:p>1.034</text:p>
          </table:table-cell>
          <table:table-cell office:value-type="float" office:value="3.461" calcext:value-type="float">
            <text:p>3.461</text:p>
          </table:table-cell>
          <table:table-cell office:value-type="float" office:value="8.11" calcext:value-type="float">
            <text:p>8.11</text:p>
          </table:table-cell>
          <table:table-cell office:value-type="float" office:value="10.066" calcext:value-type="float">
            <text:p>10.066</text:p>
          </table:table-cell>
          <table:table-cell office:value-type="float" office:value="11.35" calcext:value-type="float">
            <text:p>11.35</text:p>
          </table:table-cell>
          <table:table-cell office:value-type="float" office:value="13.479" calcext:value-type="float">
            <text:p>13.479</text:p>
          </table:table-cell>
          <table:table-cell office:value-type="float" office:value="16.598" calcext:value-type="float">
            <text:p>16.598</text:p>
          </table:table-cell>
          <table:table-cell office:value-type="float" office:value="344.887" calcext:value-type="float">
            <text:p>344.887</text:p>
          </table:table-cell>
          <table:table-cell office:value-type="float" office:value="5.189" calcext:value-type="float">
            <text:p>5.189</text:p>
          </table:table-cell>
          <table:table-cell office:value-type="float" office:value="8.31" calcext:value-type="float">
            <text:p>8.31</text:p>
          </table:table-cell>
          <table:table-cell office:value-type="float" office:value="2.645" calcext:value-type="float">
            <text:p>2.645</text:p>
          </table:table-cell>
          <table:table-cell office:value-type="float" office:value="21.173" calcext:value-type="float">
            <text:p>21.173</text:p>
          </table:table-cell>
          <table:table-cell office:value-type="float" office:value="27.654" calcext:value-type="float">
            <text:p>27.654</text:p>
          </table:table-cell>
          <table:table-cell office:value-type="float" office:value="35.58" calcext:value-type="float">
            <text:p>35.58</text:p>
          </table:table-cell>
          <table:table-cell office:value-type="float" office:value="40.463" calcext:value-type="float">
            <text:p>40.463</text:p>
          </table:table-cell>
          <table:table-cell office:value-type="float" office:value="44.242" calcext:value-type="float">
            <text:p>44.242</text:p>
          </table:table-cell>
          <table:table-cell office:value-type="float" office:value="49.946" calcext:value-type="float">
            <text:p>49.946</text:p>
          </table:table-cell>
          <table:table-cell office:value-type="float" office:value="57.791" calcext:value-type="float">
            <text:p>57.791</text:p>
          </table:table-cell>
          <table:table-cell office:value-type="float" office:value="389.621" calcext:value-type="float">
            <text:p>389.621</text:p>
          </table:table-cell>
          <table:table-cell office:value-type="float" office:value="29.824" calcext:value-type="float">
            <text:p>29.824</text:p>
          </table:table-cell>
          <table:table-cell office:value-type="float" office:value="18.321" calcext:value-type="float">
            <text:p>18.321</text:p>
          </table:table-cell>
          <table:table-cell office:value-type="float" office:value="2125.517" calcext:value-type="float">
            <text:p>2125.517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58" calcext:value-type="float">
            <text:p>0.858</text:p>
          </table:table-cell>
          <table:table-cell office:value-type="float" office:value="5.531" calcext:value-type="float">
            <text:p>5.531</text:p>
          </table:table-cell>
          <table:table-cell office:value-type="float" office:value="11.872" calcext:value-type="float">
            <text:p>11.872</text:p>
          </table:table-cell>
          <table:table-cell office:value-type="float" office:value="23.995" calcext:value-type="float">
            <text:p>23.995</text:p>
          </table:table-cell>
          <table:table-cell office:value-type="float" office:value="32.213" calcext:value-type="float">
            <text:p>32.213</text:p>
          </table:table-cell>
          <table:table-cell office:value-type="float" office:value="37.96" calcext:value-type="float">
            <text:p>37.96</text:p>
          </table:table-cell>
          <table:table-cell office:value-type="float" office:value="46.796" calcext:value-type="float">
            <text:p>46.796</text:p>
          </table:table-cell>
          <table:table-cell office:value-type="float" office:value="57.868" calcext:value-type="float">
            <text:p>57.868</text:p>
          </table:table-cell>
          <table:table-cell office:value-type="float" office:value="1077.644" calcext:value-type="float">
            <text:p>1077.644</text:p>
          </table:table-cell>
          <table:table-cell office:value-type="float" office:value="18.939" calcext:value-type="float">
            <text:p>18.939</text:p>
          </table:table-cell>
          <table:table-cell office:value-type="float" office:value="38.186" calcext:value-type="float">
            <text:p>38.186</text:p>
          </table:table-cell>
          <table:table-cell office:value-type="float" office:value="0.407" calcext:value-type="float">
            <text:p>0.407</text:p>
          </table:table-cell>
          <table:table-cell office:value-type="float" office:value="2.353" calcext:value-type="float">
            <text:p>2.353</text:p>
          </table:table-cell>
          <table:table-cell office:value-type="float" office:value="3.67" calcext:value-type="float">
            <text:p>3.67</text:p>
          </table:table-cell>
          <table:table-cell office:value-type="float" office:value="6.121" calcext:value-type="float">
            <text:p>6.121</text:p>
          </table:table-cell>
          <table:table-cell office:value-type="float" office:value="7.527" calcext:value-type="float">
            <text:p>7.527</text:p>
          </table:table-cell>
          <table:table-cell office:value-type="float" office:value="8.684" calcext:value-type="float">
            <text:p>8.684</text:p>
          </table:table-cell>
          <table:table-cell office:value-type="float" office:value="10.637" calcext:value-type="float">
            <text:p>10.637</text:p>
          </table:table-cell>
          <table:table-cell office:value-type="float" office:value="13.717" calcext:value-type="float">
            <text:p>13.717</text:p>
          </table:table-cell>
          <table:table-cell office:value-type="float" office:value="1039.403" calcext:value-type="float">
            <text:p>1039.403</text:p>
          </table:table-cell>
          <table:table-cell office:value-type="float" office:value="5.292" calcext:value-type="float">
            <text:p>5.292</text:p>
          </table:table-cell>
          <table:table-cell office:value-type="float" office:value="18.987" calcext:value-type="float">
            <text:p>18.987</text:p>
          </table:table-cell>
          <table:table-cell office:value-type="float" office:value="0.822" calcext:value-type="float">
            <text:p>0.822</text:p>
          </table:table-cell>
          <table:table-cell office:value-type="float" office:value="4.815" calcext:value-type="float">
            <text:p>4.815</text:p>
          </table:table-cell>
          <table:table-cell office:value-type="float" office:value="7.282" calcext:value-type="float">
            <text:p>7.282</text:p>
          </table:table-cell>
          <table:table-cell office:value-type="float" office:value="11.171" calcext:value-type="float">
            <text:p>11.171</text:p>
          </table:table-cell>
          <table:table-cell office:value-type="float" office:value="13.011" calcext:value-type="float">
            <text:p>13.011</text:p>
          </table:table-cell>
          <table:table-cell office:value-type="float" office:value="14.342" calcext:value-type="float">
            <text:p>14.342</text:p>
          </table:table-cell>
          <table:table-cell office:value-type="float" office:value="16.858" calcext:value-type="float">
            <text:p>16.858</text:p>
          </table:table-cell>
          <table:table-cell office:value-type="float" office:value="20.915" calcext:value-type="float">
            <text:p>20.915</text:p>
          </table:table-cell>
          <table:table-cell office:value-type="float" office:value="1043.362" calcext:value-type="float">
            <text:p>1043.362</text:p>
          </table:table-cell>
          <table:table-cell office:value-type="float" office:value="9.26" calcext:value-type="float">
            <text:p>9.26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59" calcext:value-type="float">
            <text:p>0.359</text:p>
          </table:table-cell>
          <table:table-cell office:value-type="float" office:value="2.174" calcext:value-type="float">
            <text:p>2.174</text:p>
          </table:table-cell>
          <table:table-cell office:value-type="float" office:value="3.425" calcext:value-type="float">
            <text:p>3.425</text:p>
          </table:table-cell>
          <table:table-cell office:value-type="float" office:value="5.892" calcext:value-type="float">
            <text:p>5.892</text:p>
          </table:table-cell>
          <table:table-cell office:value-type="float" office:value="7.206" calcext:value-type="float">
            <text:p>7.206</text:p>
          </table:table-cell>
          <table:table-cell office:value-type="float" office:value="8.241" calcext:value-type="float">
            <text:p>8.241</text:p>
          </table:table-cell>
          <table:table-cell office:value-type="float" office:value="10.033" calcext:value-type="float">
            <text:p>10.033</text:p>
          </table:table-cell>
          <table:table-cell office:value-type="float" office:value="12.273" calcext:value-type="float">
            <text:p>12.273</text:p>
          </table:table-cell>
          <table:table-cell office:value-type="float" office:value="1039.197" calcext:value-type="float">
            <text:p>1039.197</text:p>
          </table:table-cell>
          <table:table-cell office:value-type="float" office:value="4.762" calcext:value-type="float">
            <text:p>4.762</text:p>
          </table:table-cell>
          <table:table-cell office:value-type="float" office:value="14.832" calcext:value-type="float">
            <text:p>14.832</text:p>
          </table:table-cell>
          <table:table-cell office:value-type="float" office:value="2.969" calcext:value-type="float">
            <text:p>2.969</text:p>
          </table:table-cell>
          <table:table-cell office:value-type="float" office:value="18.099" calcext:value-type="float">
            <text:p>18.099</text:p>
          </table:table-cell>
          <table:table-cell office:value-type="float" office:value="30.702" calcext:value-type="float">
            <text:p>30.702</text:p>
          </table:table-cell>
          <table:table-cell office:value-type="float" office:value="46.586" calcext:value-type="float">
            <text:p>46.586</text:p>
          </table:table-cell>
          <table:table-cell office:value-type="float" office:value="55.699" calcext:value-type="float">
            <text:p>55.699</text:p>
          </table:table-cell>
          <table:table-cell office:value-type="float" office:value="62.321" calcext:value-type="float">
            <text:p>62.321</text:p>
          </table:table-cell>
          <table:table-cell office:value-type="float" office:value="72.971" calcext:value-type="float">
            <text:p>72.971</text:p>
          </table:table-cell>
          <table:table-cell office:value-type="float" office:value="88.385" calcext:value-type="float">
            <text:p>88.385</text:p>
          </table:table-cell>
          <table:table-cell office:value-type="float" office:value="1105.577" calcext:value-type="float">
            <text:p>1105.577</text:p>
          </table:table-cell>
          <table:table-cell office:value-type="float" office:value="38.252" calcext:value-type="float">
            <text:p>38.252</text:p>
          </table:table-cell>
          <table:table-cell office:value-type="float" office:value="51.736" calcext:value-type="float">
            <text:p>51.736</text:p>
          </table:table-cell>
          <table:table-cell office:value-type="float" office:value="1724.99" calcext:value-type="float">
            <text:p>1724.9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94" calcext:value-type="float">
            <text:p>0.794</text:p>
          </table:table-cell>
          <table:table-cell office:value-type="float" office:value="5.002" calcext:value-type="float">
            <text:p>5.002</text:p>
          </table:table-cell>
          <table:table-cell office:value-type="float" office:value="9.496" calcext:value-type="float">
            <text:p>9.496</text:p>
          </table:table-cell>
          <table:table-cell office:value-type="float" office:value="14.884" calcext:value-type="float">
            <text:p>14.884</text:p>
          </table:table-cell>
          <table:table-cell office:value-type="float" office:value="18.917" calcext:value-type="float">
            <text:p>18.917</text:p>
          </table:table-cell>
          <table:table-cell office:value-type="float" office:value="22.121" calcext:value-type="float">
            <text:p>22.121</text:p>
          </table:table-cell>
          <table:table-cell office:value-type="float" office:value="27.18" calcext:value-type="float">
            <text:p>27.18</text:p>
          </table:table-cell>
          <table:table-cell office:value-type="float" office:value="34.414" calcext:value-type="float">
            <text:p>34.414</text:p>
          </table:table-cell>
          <table:table-cell office:value-type="float" office:value="694.688" calcext:value-type="float">
            <text:p>694.688</text:p>
          </table:table-cell>
          <table:table-cell office:value-type="float" office:value="11.423" calcext:value-type="float">
            <text:p>11.423</text:p>
          </table:table-cell>
          <table:table-cell office:value-type="float" office:value="13.84" calcext:value-type="float">
            <text:p>13.84</text:p>
          </table:table-cell>
          <table:table-cell office:value-type="float" office:value="0.38" calcext:value-type="float">
            <text:p>0.38</text:p>
          </table:table-cell>
          <table:table-cell office:value-type="float" office:value="1.609" calcext:value-type="float">
            <text:p>1.609</text:p>
          </table:table-cell>
          <table:table-cell office:value-type="float" office:value="4.786" calcext:value-type="float">
            <text:p>4.786</text:p>
          </table:table-cell>
          <table:table-cell office:value-type="float" office:value="9.457" calcext:value-type="float">
            <text:p>9.457</text:p>
          </table:table-cell>
          <table:table-cell office:value-type="float" office:value="11.683" calcext:value-type="float">
            <text:p>11.683</text:p>
          </table:table-cell>
          <table:table-cell office:value-type="float" office:value="13.305" calcext:value-type="float">
            <text:p>13.305</text:p>
          </table:table-cell>
          <table:table-cell office:value-type="float" office:value="15.953" calcext:value-type="float">
            <text:p>15.953</text:p>
          </table:table-cell>
          <table:table-cell office:value-type="float" office:value="19.617" calcext:value-type="float">
            <text:p>19.617</text:p>
          </table:table-cell>
          <table:table-cell office:value-type="float" office:value="678.753" calcext:value-type="float">
            <text:p>678.753</text:p>
          </table:table-cell>
          <table:table-cell office:value-type="float" office:value="6.332" calcext:value-type="float">
            <text:p>6.332</text:p>
          </table:table-cell>
          <table:table-cell office:value-type="float" office:value="10.592" calcext:value-type="float">
            <text:p>10.592</text:p>
          </table:table-cell>
          <table:table-cell office:value-type="float" office:value="0.739" calcext:value-type="float">
            <text:p>0.739</text:p>
          </table:table-cell>
          <table:table-cell office:value-type="float" office:value="4.62" calcext:value-type="float">
            <text:p>4.62</text:p>
          </table:table-cell>
          <table:table-cell office:value-type="float" office:value="9.739" calcext:value-type="float">
            <text:p>9.739</text:p>
          </table:table-cell>
          <table:table-cell office:value-type="float" office:value="14.16" calcext:value-type="float">
            <text:p>14.16</text:p>
          </table:table-cell>
          <table:table-cell office:value-type="float" office:value="17.208" calcext:value-type="float">
            <text:p>17.208</text:p>
          </table:table-cell>
          <table:table-cell office:value-type="float" office:value="19.507" calcext:value-type="float">
            <text:p>19.507</text:p>
          </table:table-cell>
          <table:table-cell office:value-type="float" office:value="23.216" calcext:value-type="float">
            <text:p>23.216</text:p>
          </table:table-cell>
          <table:table-cell office:value-type="float" office:value="27.897" calcext:value-type="float">
            <text:p>27.897</text:p>
          </table:table-cell>
          <table:table-cell office:value-type="float" office:value="703.233" calcext:value-type="float">
            <text:p>703.233</text:p>
          </table:table-cell>
          <table:table-cell office:value-type="float" office:value="10.78" calcext:value-type="float">
            <text:p>10.78</text:p>
          </table:table-cell>
          <table:table-cell office:value-type="float" office:value="15.478" calcext:value-type="float">
            <text:p>15.478</text:p>
          </table:table-cell>
          <table:table-cell office:value-type="float" office:value="0.281" calcext:value-type="float">
            <text:p>0.281</text:p>
          </table:table-cell>
          <table:table-cell office:value-type="float" office:value="1.217" calcext:value-type="float">
            <text:p>1.217</text:p>
          </table:table-cell>
          <table:table-cell office:value-type="float" office:value="4.408" calcext:value-type="float">
            <text:p>4.408</text:p>
          </table:table-cell>
          <table:table-cell office:value-type="float" office:value="8.934" calcext:value-type="float">
            <text:p>8.934</text:p>
          </table:table-cell>
          <table:table-cell office:value-type="float" office:value="11.068" calcext:value-type="float">
            <text:p>11.068</text:p>
          </table:table-cell>
          <table:table-cell office:value-type="float" office:value="12.582" calcext:value-type="float">
            <text:p>12.582</text:p>
          </table:table-cell>
          <table:table-cell office:value-type="float" office:value="15.106" calcext:value-type="float">
            <text:p>15.106</text:p>
          </table:table-cell>
          <table:table-cell office:value-type="float" office:value="18.513" calcext:value-type="float">
            <text:p>18.513</text:p>
          </table:table-cell>
          <table:table-cell office:value-type="float" office:value="677.878" calcext:value-type="float">
            <text:p>677.878</text:p>
          </table:table-cell>
          <table:table-cell office:value-type="float" office:value="5.89" calcext:value-type="float">
            <text:p>5.89</text:p>
          </table:table-cell>
          <table:table-cell office:value-type="float" office:value="11.208" calcext:value-type="float">
            <text:p>11.208</text:p>
          </table:table-cell>
          <table:table-cell office:value-type="float" office:value="2.757" calcext:value-type="float">
            <text:p>2.757</text:p>
          </table:table-cell>
          <table:table-cell office:value-type="float" office:value="24.161" calcext:value-type="float">
            <text:p>24.161</text:p>
          </table:table-cell>
          <table:table-cell office:value-type="float" office:value="31.755" calcext:value-type="float">
            <text:p>31.755</text:p>
          </table:table-cell>
          <table:table-cell office:value-type="float" office:value="40.72" calcext:value-type="float">
            <text:p>40.72</text:p>
          </table:table-cell>
          <table:table-cell office:value-type="float" office:value="46.371" calcext:value-type="float">
            <text:p>46.371</text:p>
          </table:table-cell>
          <table:table-cell office:value-type="float" office:value="50.476" calcext:value-type="float">
            <text:p>50.476</text:p>
          </table:table-cell>
          <table:table-cell office:value-type="float" office:value="57.476" calcext:value-type="float">
            <text:p>57.476</text:p>
          </table:table-cell>
          <table:table-cell office:value-type="float" office:value="66.967" calcext:value-type="float">
            <text:p>66.967</text:p>
          </table:table-cell>
          <table:table-cell office:value-type="float" office:value="741.48" calcext:value-type="float">
            <text:p>741.48</text:p>
          </table:table-cell>
          <table:table-cell office:value-type="float" office:value="34.425" calcext:value-type="float">
            <text:p>34.425</text:p>
          </table:table-cell>
          <table:table-cell office:value-type="float" office:value="26.456" calcext:value-type="float">
            <text:p>26.456</text:p>
          </table:table-cell>
          <table:table-cell office:value-type="float" office:value="2120.049" calcext:value-type="float">
            <text:p>2120.04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56" calcext:value-type="float">
            <text:p>0.856</text:p>
          </table:table-cell>
          <table:table-cell office:value-type="float" office:value="5.223" calcext:value-type="float">
            <text:p>5.223</text:p>
          </table:table-cell>
          <table:table-cell office:value-type="float" office:value="12.853" calcext:value-type="float">
            <text:p>12.853</text:p>
          </table:table-cell>
          <table:table-cell office:value-type="float" office:value="28.912" calcext:value-type="float">
            <text:p>28.912</text:p>
          </table:table-cell>
          <table:table-cell office:value-type="float" office:value="40.089" calcext:value-type="float">
            <text:p>40.089</text:p>
          </table:table-cell>
          <table:table-cell office:value-type="float" office:value="47.993" calcext:value-type="float">
            <text:p>47.993</text:p>
          </table:table-cell>
          <table:table-cell office:value-type="float" office:value="60.768" calcext:value-type="float">
            <text:p>60.768</text:p>
          </table:table-cell>
          <table:table-cell office:value-type="float" office:value="77.982" calcext:value-type="float">
            <text:p>77.982</text:p>
          </table:table-cell>
          <table:table-cell office:value-type="float" office:value="1180.138" calcext:value-type="float">
            <text:p>1180.138</text:p>
          </table:table-cell>
          <table:table-cell office:value-type="float" office:value="24.375" calcext:value-type="float">
            <text:p>24.375</text:p>
          </table:table-cell>
          <table:table-cell office:value-type="float" office:value="58.373" calcext:value-type="float">
            <text:p>58.373</text:p>
          </table:table-cell>
          <table:table-cell office:value-type="float" office:value="0.415" calcext:value-type="float">
            <text:p>0.415</text:p>
          </table:table-cell>
          <table:table-cell office:value-type="float" office:value="2.33" calcext:value-type="float">
            <text:p>2.33</text:p>
          </table:table-cell>
          <table:table-cell office:value-type="float" office:value="3.713" calcext:value-type="float">
            <text:p>3.713</text:p>
          </table:table-cell>
          <table:table-cell office:value-type="float" office:value="6.508" calcext:value-type="float">
            <text:p>6.508</text:p>
          </table:table-cell>
          <table:table-cell office:value-type="float" office:value="8.218" calcext:value-type="float">
            <text:p>8.218</text:p>
          </table:table-cell>
          <table:table-cell office:value-type="float" office:value="9.673" calcext:value-type="float">
            <text:p>9.673</text:p>
          </table:table-cell>
          <table:table-cell office:value-type="float" office:value="12.261" calcext:value-type="float">
            <text:p>12.261</text:p>
          </table:table-cell>
          <table:table-cell office:value-type="float" office:value="16.774" calcext:value-type="float">
            <text:p>16.774</text:p>
          </table:table-cell>
          <table:table-cell office:value-type="float" office:value="1138.248" calcext:value-type="float">
            <text:p>1138.248</text:p>
          </table:table-cell>
          <table:table-cell office:value-type="float" office:value="5.57" calcext:value-type="float">
            <text:p>5.57</text:p>
          </table:table-cell>
          <table:table-cell office:value-type="float" office:value="18.709" calcext:value-type="float">
            <text:p>18.709</text:p>
          </table:table-cell>
          <table:table-cell office:value-type="float" office:value="0.843" calcext:value-type="float">
            <text:p>0.843</text:p>
          </table:table-cell>
          <table:table-cell office:value-type="float" office:value="4.735" calcext:value-type="float">
            <text:p>4.735</text:p>
          </table:table-cell>
          <table:table-cell office:value-type="float" office:value="7.438" calcext:value-type="float">
            <text:p>7.438</text:p>
          </table:table-cell>
          <table:table-cell office:value-type="float" office:value="11.938" calcext:value-type="float">
            <text:p>11.938</text:p>
          </table:table-cell>
          <table:table-cell office:value-type="float" office:value="14.165" calcext:value-type="float">
            <text:p>14.165</text:p>
          </table:table-cell>
          <table:table-cell office:value-type="float" office:value="15.992" calcext:value-type="float">
            <text:p>15.992</text:p>
          </table:table-cell>
          <table:table-cell office:value-type="float" office:value="19.468" calcext:value-type="float">
            <text:p>19.468</text:p>
          </table:table-cell>
          <table:table-cell office:value-type="float" office:value="25.063" calcext:value-type="float">
            <text:p>25.063</text:p>
          </table:table-cell>
          <table:table-cell office:value-type="float" office:value="1144.741" calcext:value-type="float">
            <text:p>1144.741</text:p>
          </table:table-cell>
          <table:table-cell office:value-type="float" office:value="9.931" calcext:value-type="float">
            <text:p>9.931</text:p>
          </table:table-cell>
          <table:table-cell office:value-type="float" office:value="25.115" calcext:value-type="float">
            <text:p>25.115</text:p>
          </table:table-cell>
          <table:table-cell office:value-type="float" office:value="0.343" calcext:value-type="float">
            <text:p>0.343</text:p>
          </table:table-cell>
          <table:table-cell office:value-type="float" office:value="2.164" calcext:value-type="float">
            <text:p>2.16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82" calcext:value-type="float">
            <text:p>6.282</text:p>
          </table:table-cell>
          <table:table-cell office:value-type="float" office:value="7.848" calcext:value-type="float">
            <text:p>7.848</text:p>
          </table:table-cell>
          <table:table-cell office:value-type="float" office:value="9.122" calcext:value-type="float">
            <text:p>9.122</text:p>
          </table:table-cell>
          <table:table-cell office:value-type="float" office:value="11.153" calcext:value-type="float">
            <text:p>11.153</text:p>
          </table:table-cell>
          <table:table-cell office:value-type="float" office:value="14.54" calcext:value-type="float">
            <text:p>14.54</text:p>
          </table:table-cell>
          <table:table-cell office:value-type="float" office:value="946.013" calcext:value-type="float">
            <text:p>946.013</text:p>
          </table:table-cell>
          <table:table-cell office:value-type="float" office:value="5.103" calcext:value-type="float">
            <text:p>5.103</text:p>
          </table:table-cell>
          <table:table-cell office:value-type="float" office:value="16.278" calcext:value-type="float">
            <text:p>16.278</text:p>
          </table:table-cell>
          <table:table-cell office:value-type="float" office:value="3.073" calcext:value-type="float">
            <text:p>3.073</text:p>
          </table:table-cell>
          <table:table-cell office:value-type="float" office:value="17.412" calcext:value-type="float">
            <text:p>17.412</text:p>
          </table:table-cell>
          <table:table-cell office:value-type="float" office:value="32.986" calcext:value-type="float">
            <text:p>32.986</text:p>
          </table:table-cell>
          <table:table-cell office:value-type="float" office:value="54.138" calcext:value-type="float">
            <text:p>54.138</text:p>
          </table:table-cell>
          <table:table-cell office:value-type="float" office:value="66.849" calcext:value-type="float">
            <text:p>66.849</text:p>
          </table:table-cell>
          <table:table-cell office:value-type="float" office:value="75.55" calcext:value-type="float">
            <text:p>75.55</text:p>
          </table:table-cell>
          <table:table-cell office:value-type="float" office:value="90.416" calcext:value-type="float">
            <text:p>90.416</text:p>
          </table:table-cell>
          <table:table-cell office:value-type="float" office:value="125.367" calcext:value-type="float">
            <text:p>125.367</text:p>
          </table:table-cell>
          <table:table-cell office:value-type="float" office:value="1202.523" calcext:value-type="float">
            <text:p>1202.523</text:p>
          </table:table-cell>
          <table:table-cell office:value-type="float" office:value="44.979" calcext:value-type="float">
            <text:p>44.979</text:p>
          </table:table-cell>
          <table:table-cell office:value-type="float" office:value="70.035" calcext:value-type="float">
            <text:p>70.035</text:p>
          </table:table-cell>
          <table:table-cell office:value-type="float" office:value="1666.647" calcext:value-type="float">
            <text:p>1666.64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71" calcext:value-type="float">
            <text:p>0.771</text:p>
          </table:table-cell>
          <table:table-cell office:value-type="float" office:value="5.962" calcext:value-type="float">
            <text:p>5.962</text:p>
          </table:table-cell>
          <table:table-cell office:value-type="float" office:value="10.931" calcext:value-type="float">
            <text:p>10.931</text:p>
          </table:table-cell>
          <table:table-cell office:value-type="float" office:value="17.464" calcext:value-type="float">
            <text:p>17.464</text:p>
          </table:table-cell>
          <table:table-cell office:value-type="float" office:value="22.142" calcext:value-type="float">
            <text:p>22.142</text:p>
          </table:table-cell>
          <table:table-cell office:value-type="float" office:value="25.933" calcext:value-type="float">
            <text:p>25.933</text:p>
          </table:table-cell>
          <table:table-cell office:value-type="float" office:value="32.599" calcext:value-type="float">
            <text:p>32.599</text:p>
          </table:table-cell>
          <table:table-cell office:value-type="float" office:value="41.104" calcext:value-type="float">
            <text:p>41.104</text:p>
          </table:table-cell>
          <table:table-cell office:value-type="float" office:value="384.433" calcext:value-type="float">
            <text:p>384.433</text:p>
          </table:table-cell>
          <table:table-cell office:value-type="float" office:value="13.28" calcext:value-type="float">
            <text:p>13.28</text:p>
          </table:table-cell>
          <table:table-cell office:value-type="float" office:value="13.095" calcext:value-type="float">
            <text:p>13.095</text:p>
          </table:table-cell>
          <table:table-cell office:value-type="float" office:value="0.387" calcext:value-type="float">
            <text:p>0.387</text:p>
          </table:table-cell>
          <table:table-cell office:value-type="float" office:value="1.694" calcext:value-type="float">
            <text:p>1.694</text:p>
          </table:table-cell>
          <table:table-cell office:value-type="float" office:value="5.229" calcext:value-type="float">
            <text:p>5.229</text:p>
          </table:table-cell>
          <table:table-cell office:value-type="float" office:value="10.025" calcext:value-type="float">
            <text:p>10.025</text:p>
          </table:table-cell>
          <table:table-cell office:value-type="float" office:value="12.421" calcext:value-type="float">
            <text:p>12.421</text:p>
          </table:table-cell>
          <table:table-cell office:value-type="float" office:value="14.213" calcext:value-type="float">
            <text:p>14.213</text:p>
          </table:table-cell>
          <table:table-cell office:value-type="float" office:value="17.157" calcext:value-type="float">
            <text:p>17.157</text:p>
          </table:table-cell>
          <table:table-cell office:value-type="float" office:value="21.602" calcext:value-type="float">
            <text:p>21.602</text:p>
          </table:table-cell>
          <table:table-cell office:value-type="float" office:value="384.742" calcext:value-type="float">
            <text:p>384.742</text:p>
          </table:table-cell>
          <table:table-cell office:value-type="float" office:value="6.77" calcext:value-type="float">
            <text:p>6.77</text:p>
          </table:table-cell>
          <table:table-cell office:value-type="float" office:value="8.988" calcext:value-type="float">
            <text:p>8.988</text:p>
          </table:table-cell>
          <table:table-cell office:value-type="float" office:value="0.753" calcext:value-type="float">
            <text:p>0.753</text:p>
          </table:table-cell>
          <table:table-cell office:value-type="float" office:value="5.248" calcext:value-type="float">
            <text:p>5.248</text:p>
          </table:table-cell>
          <table:table-cell office:value-type="float" office:value="10.445" calcext:value-type="float">
            <text:p>10.445</text:p>
          </table:table-cell>
          <table:table-cell office:value-type="float" office:value="15.308" calcext:value-type="float">
            <text:p>15.308</text:p>
          </table:table-cell>
          <table:table-cell office:value-type="float" office:value="18.576" calcext:value-type="float">
            <text:p>18.576</text:p>
          </table:table-cell>
          <table:table-cell office:value-type="float" office:value="21.242" calcext:value-type="float">
            <text:p>21.242</text:p>
          </table:table-cell>
          <table:table-cell office:value-type="float" office:value="25.293" calcext:value-type="float">
            <text:p>25.293</text:p>
          </table:table-cell>
          <table:table-cell office:value-type="float" office:value="30.713" calcext:value-type="float">
            <text:p>30.713</text:p>
          </table:table-cell>
          <table:table-cell office:value-type="float" office:value="418.789" calcext:value-type="float">
            <text:p>418.789</text:p>
          </table:table-cell>
          <table:table-cell office:value-type="float" office:value="11.625" calcext:value-type="float">
            <text:p>11.625</text:p>
          </table:table-cell>
          <table:table-cell office:value-type="float" office:value="12.588" calcext:value-type="float">
            <text:p>12.588</text:p>
          </table:table-cell>
          <table:table-cell office:value-type="float" office:value="0.27" calcext:value-type="float">
            <text:p>0.27</text:p>
          </table:table-cell>
          <table:table-cell office:value-type="float" office:value="1.404" calcext:value-type="float">
            <text:p>1.404</text:p>
          </table:table-cell>
          <table:table-cell office:value-type="float" office:value="5.181" calcext:value-type="float">
            <text:p>5.181</text:p>
          </table:table-cell>
          <table:table-cell office:value-type="float" office:value="9.706" calcext:value-type="float">
            <text:p>9.706</text:p>
          </table:table-cell>
          <table:table-cell office:value-type="float" office:value="12.045" calcext:value-type="float">
            <text:p>12.045</text:p>
          </table:table-cell>
          <table:table-cell office:value-type="float" office:value="13.787" calcext:value-type="float">
            <text:p>13.787</text:p>
          </table:table-cell>
          <table:table-cell office:value-type="float" office:value="16.665" calcext:value-type="float">
            <text:p>16.665</text:p>
          </table:table-cell>
          <table:table-cell office:value-type="float" office:value="20.893" calcext:value-type="float">
            <text:p>20.893</text:p>
          </table:table-cell>
          <table:table-cell office:value-type="float" office:value="395.55" calcext:value-type="float">
            <text:p>395.55</text:p>
          </table:table-cell>
          <table:table-cell office:value-type="float" office:value="6.493" calcext:value-type="float">
            <text:p>6.493</text:p>
          </table:table-cell>
          <table:table-cell office:value-type="float" office:value="9.12" calcext:value-type="float">
            <text:p>9.12</text:p>
          </table:table-cell>
          <table:table-cell office:value-type="float" office:value="2.701" calcext:value-type="float">
            <text:p>2.701</text:p>
          </table:table-cell>
          <table:table-cell office:value-type="float" office:value="26.888" calcext:value-type="float">
            <text:p>26.888</text:p>
          </table:table-cell>
          <table:table-cell office:value-type="float" office:value="35.325" calcext:value-type="float">
            <text:p>35.325</text:p>
          </table:table-cell>
          <table:table-cell office:value-type="float" office:value="45.512" calcext:value-type="float">
            <text:p>45.512</text:p>
          </table:table-cell>
          <table:table-cell office:value-type="float" office:value="51.887" calcext:value-type="float">
            <text:p>51.887</text:p>
          </table:table-cell>
          <table:table-cell office:value-type="float" office:value="56.758" calcext:value-type="float">
            <text:p>56.758</text:p>
          </table:table-cell>
          <table:table-cell office:value-type="float" office:value="64.634" calcext:value-type="float">
            <text:p>64.634</text:p>
          </table:table-cell>
          <table:table-cell office:value-type="float" office:value="76.285" calcext:value-type="float">
            <text:p>76.285</text:p>
          </table:table-cell>
          <table:table-cell office:value-type="float" office:value="466.052" calcext:value-type="float">
            <text:p>466.052</text:p>
          </table:table-cell>
          <table:table-cell office:value-type="float" office:value="38.168" calcext:value-type="float">
            <text:p>38.168</text:p>
          </table:table-cell>
          <table:table-cell office:value-type="float" office:value="22.911" calcext:value-type="float">
            <text:p>22.911</text:p>
          </table:table-cell>
          <table:table-cell office:value-type="float" office:value="2149.741" calcext:value-type="float">
            <text:p>2149.741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4" calcext:value-type="float">
            <text:p>0.904</text:p>
          </table:table-cell>
          <table:table-cell office:value-type="float" office:value="6.819" calcext:value-type="float">
            <text:p>6.819</text:p>
          </table:table-cell>
          <table:table-cell office:value-type="float" office:value="17.431" calcext:value-type="float">
            <text:p>17.431</text:p>
          </table:table-cell>
          <table:table-cell office:value-type="float" office:value="37.859" calcext:value-type="float">
            <text:p>37.859</text:p>
          </table:table-cell>
          <table:table-cell office:value-type="float" office:value="51.878" calcext:value-type="float">
            <text:p>51.878</text:p>
          </table:table-cell>
          <table:table-cell office:value-type="float" office:value="62.046" calcext:value-type="float">
            <text:p>62.046</text:p>
          </table:table-cell>
          <table:table-cell office:value-type="float" office:value="78.911" calcext:value-type="float">
            <text:p>78.911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1061.315" calcext:value-type="float">
            <text:p>1061.315</text:p>
          </table:table-cell>
          <table:table-cell office:value-type="float" office:value="29.746" calcext:value-type="float">
            <text:p>29.746</text:p>
          </table:table-cell>
          <table:table-cell office:value-type="float" office:value="53.098" calcext:value-type="float">
            <text:p>53.098</text:p>
          </table:table-cell>
          <table:table-cell office:value-type="float" office:value="0.398" calcext:value-type="float">
            <text:p>0.398</text:p>
          </table:table-cell>
          <table:table-cell office:value-type="float" office:value="2.514" calcext:value-type="float">
            <text:p>2.514</text:p>
          </table:table-cell>
          <table:table-cell office:value-type="float" office:value="3.967" calcext:value-type="float">
            <text:p>3.967</text:p>
          </table:table-cell>
          <table:table-cell office:value-type="float" office:value="6.823" calcext:value-type="float">
            <text:p>6.823</text:p>
          </table:table-cell>
          <table:table-cell office:value-type="float" office:value="8.565" calcext:value-type="float">
            <text:p>8.565</text:p>
          </table:table-cell>
          <table:table-cell office:value-type="float" office:value="10.036" calcext:value-type="float">
            <text:p>10.036</text:p>
          </table:table-cell>
          <table:table-cell office:value-type="float" office:value="12.669" calcext:value-type="float">
            <text:p>12.669</text:p>
          </table:table-cell>
          <table:table-cell office:value-type="float" office:value="17.7" calcext:value-type="float">
            <text:p>17.7</text:p>
          </table:table-cell>
          <table:table-cell office:value-type="float" office:value="1024.262" calcext:value-type="float">
            <text:p>1024.262</text:p>
          </table:table-cell>
          <table:table-cell office:value-type="float" office:value="5.708" calcext:value-type="float">
            <text:p>5.708</text:p>
          </table:table-cell>
          <table:table-cell office:value-type="float" office:value="14.466" calcext:value-type="float">
            <text:p>14.466</text:p>
          </table:table-cell>
          <table:table-cell office:value-type="float" office:value="0.84" calcext:value-type="float">
            <text:p>0.84</text:p>
          </table:table-cell>
          <table:table-cell office:value-type="float" office:value="5.2" calcext:value-type="float">
            <text:p>5.2</text:p>
          </table:table-cell>
          <table:table-cell office:value-type="float" office:value="8.058" calcext:value-type="float">
            <text:p>8.058</text:p>
          </table:table-cell>
          <table:table-cell office:value-type="float" office:value="12.471" calcext:value-type="float">
            <text:p>12.471</text:p>
          </table:table-cell>
          <table:table-cell office:value-type="float" office:value="14.759" calcext:value-type="float">
            <text:p>14.759</text:p>
          </table:table-cell>
          <table:table-cell office:value-type="float" office:value="16.688" calcext:value-type="float">
            <text:p>16.688</text:p>
          </table:table-cell>
          <table:table-cell office:value-type="float" office:value="20.491" calcext:value-type="float">
            <text:p>20.491</text:p>
          </table:table-cell>
          <table:table-cell office:value-type="float" office:value="26.654" calcext:value-type="float">
            <text:p>26.654</text:p>
          </table:table-cell>
          <table:table-cell office:value-type="float" office:value="1038.868" calcext:value-type="float">
            <text:p>1038.868</text:p>
          </table:table-cell>
          <table:table-cell office:value-type="float" office:value="10.333" calcext:value-type="float">
            <text:p>10.333</text:p>
          </table:table-cell>
          <table:table-cell office:value-type="float" office:value="19.096" calcext:value-type="float">
            <text:p>19.096</text:p>
          </table:table-cell>
          <table:table-cell office:value-type="float" office:value="0.367" calcext:value-type="float">
            <text:p>0.367</text:p>
          </table:table-cell>
          <table:table-cell office:value-type="float" office:value="2.391" calcext:value-type="float">
            <text:p>2.391</text:p>
          </table:table-cell>
          <table:table-cell office:value-type="float" office:value="3.813" calcext:value-type="float">
            <text:p>3.813</text:p>
          </table:table-cell>
          <table:table-cell office:value-type="float" office:value="6.614" calcext:value-type="float">
            <text:p>6.614</text:p>
          </table:table-cell>
          <table:table-cell office:value-type="float" office:value="8.233" calcext:value-type="float">
            <text:p>8.233</text:p>
          </table:table-cell>
          <table:table-cell office:value-type="float" office:value="9.637" calcext:value-type="float">
            <text:p>9.637</text:p>
          </table:table-cell>
          <table:table-cell office:value-type="float" office:value="11.827" calcext:value-type="float">
            <text:p>11.827</text:p>
          </table:table-cell>
          <table:table-cell office:value-type="float" office:value="15.341" calcext:value-type="float">
            <text:p>15.341</text:p>
          </table:table-cell>
          <table:table-cell office:value-type="float" office:value="1039.092" calcext:value-type="float">
            <text:p>1039.092</text:p>
          </table:table-cell>
          <table:table-cell office:value-type="float" office:value="5.382" calcext:value-type="float">
            <text:p>5.382</text:p>
          </table:table-cell>
          <table:table-cell office:value-type="float" office:value="13.892" calcext:value-type="float">
            <text:p>13.892</text:p>
          </table:table-cell>
          <table:table-cell office:value-type="float" office:value="3.074" calcext:value-type="float">
            <text:p>3.074</text:p>
          </table:table-cell>
          <table:table-cell office:value-type="float" office:value="21.016" calcext:value-type="float">
            <text:p>21.016</text:p>
          </table:table-cell>
          <table:table-cell office:value-type="float" office:value="39.312" calcext:value-type="float">
            <text:p>39.312</text:p>
          </table:table-cell>
          <table:table-cell office:value-type="float" office:value="63.758" calcext:value-type="float">
            <text:p>63.758</text:p>
          </table:table-cell>
          <table:table-cell office:value-type="float" office:value="79.078" calcext:value-type="float">
            <text:p>79.078</text:p>
          </table:table-cell>
          <table:table-cell office:value-type="float" office:value="90.251" calcext:value-type="float">
            <text:p>90.251</text:p>
          </table:table-cell>
          <table:table-cell office:value-type="float" office:value="109.166" calcext:value-type="float">
            <text:p>109.166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119.168" calcext:value-type="float">
            <text:p>1119.168</text:p>
          </table:table-cell>
          <table:table-cell office:value-type="float" office:value="51.17" calcext:value-type="float">
            <text:p>51.17</text:p>
          </table:table-cell>
          <table:table-cell office:value-type="float" office:value="62.109" calcext:value-type="float">
            <text:p>62.109</text:p>
          </table:table-cell>
          <table:table-cell office:value-type="float" office:value="1685.169" calcext:value-type="float">
            <text:p>1685.169</text:p>
          </table:table-cell>
          <table:table-cell table:number-columns-repeated="906"/>
        </table:table-row>
      </table:table>
      <table:table table:name="Charts_007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7.B20:Charts_007.B29 Charts_007.J19:Charts_007.J19 Charts_007.J20:Charts_007.J29 Charts_007.U19:Charts_007.U19 Charts_007.U20:Charts_007.U29 Charts_007.AF19:Charts_007.AF19 Charts_007.AF20:Charts_007.AF29 Charts_007.AQ19:Charts_007.AQ19 Charts_007.AQ20:Charts_007.AQ29 Charts_007.BQ19:Charts_007.BQ19 Charts_007.BQ20:Charts_007.BQ29 Charts_007.CB19:Charts_007.CB19 Charts_007.CB20:Charts_007.CB29 Charts_007.CM19:Charts_007.CM19 Charts_007.CM20:Charts_007.CM29 Charts_007.CX19:Charts_007.CX19 Charts_007.CX20:Charts_007.CX2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7.B20:Charts_007.B29 Charts_007.BB19:Charts_007.BB19 Charts_007.BB20:Charts_007.BB29 Charts_007.BG19:Charts_007.BG19 Charts_007.BG20:Charts_007.BG29 Charts_007.DI19:Charts_007.DI19 Charts_007.DI20:Charts_007.DI29 Charts_007.DN19:Charts_007.DN19 Charts_007.DN20:Charts_007.DN2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7.B20:Charts_007.B29 Charts_007.AW19:Charts_007.AW19 Charts_007.AW20:Charts_007.AW29 Charts_007.AX19:Charts_007.AX19 Charts_007.AX20:Charts_007.AX29 Charts_007.AY19:Charts_007.AY19 Charts_007.AY20:Charts_007.AY29 Charts_007.BB19:Charts_007.BB19 Charts_007.BB20:Charts_007.BB29 Charts_007.DD19:Charts_007.DD19 Charts_007.DD20:Charts_007.DD29 Charts_007.DE19:Charts_007.DE19 Charts_007.DE20:Charts_007.DE29 Charts_007.DF19:Charts_007.DF19 Charts_007.DF20:Charts_007.DF29 Charts_007.DI19:Charts_007.DI19 Charts_007.DI20:Charts_007.DI2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7.B20:Charts_007.B29 Charts_007.BE19:Charts_007.BE19 Charts_007.BE20:Charts_007.BE29 Charts_007.BF19:Charts_007.BF19 Charts_007.BF20:Charts_007.BF29 Charts_007.DL19:Charts_007.DL19 Charts_007.DL20:Charts_007.DL29 Charts_007.DM19:Charts_007.DM19 Charts_007.DM20:Charts_007.DM2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≈5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6" calcext:value-type="float">
            <text:p>0.746</text:p>
          </table:table-cell>
          <table:table-cell office:value-type="float" office:value="1.473" calcext:value-type="float">
            <text:p>1.473</text:p>
          </table:table-cell>
          <table:table-cell office:value-type="float" office:value="2.046" calcext:value-type="float">
            <text:p>2.046</text:p>
          </table:table-cell>
          <table:table-cell office:value-type="float" office:value="4.739" calcext:value-type="float">
            <text:p>4.739</text:p>
          </table:table-cell>
          <table:table-cell office:value-type="float" office:value="6.107" calcext:value-type="float">
            <text:p>6.107</text:p>
          </table:table-cell>
          <table:table-cell office:value-type="float" office:value="7.263" calcext:value-type="float">
            <text:p>7.263</text:p>
          </table:table-cell>
          <table:table-cell office:value-type="float" office:value="9.541" calcext:value-type="float">
            <text:p>9.541</text:p>
          </table:table-cell>
          <table:table-cell office:value-type="float" office:value="13.637" calcext:value-type="float">
            <text:p>13.637</text:p>
          </table:table-cell>
          <table:table-cell office:value-type="float" office:value="362.311" calcext:value-type="float">
            <text:p>362.311</text:p>
          </table:table-cell>
          <table:table-cell office:value-type="float" office:value="3.799" calcext:value-type="float">
            <text:p>3.799</text:p>
          </table:table-cell>
          <table:table-cell office:value-type="float" office:value="8.665" calcext:value-type="float">
            <text:p>8.6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1" calcext:value-type="float">
            <text:p>0.51</text:p>
          </table:table-cell>
          <table:table-cell office:value-type="float" office:value="0.645" calcext:value-type="float">
            <text:p>0.645</text:p>
          </table:table-cell>
          <table:table-cell office:value-type="float" office:value="1.063" calcext:value-type="float">
            <text:p>1.063</text:p>
          </table:table-cell>
          <table:table-cell office:value-type="float" office:value="2.229" calcext:value-type="float">
            <text:p>2.229</text:p>
          </table:table-cell>
          <table:table-cell office:value-type="float" office:value="3.269" calcext:value-type="float">
            <text:p>3.269</text:p>
          </table:table-cell>
          <table:table-cell office:value-type="float" office:value="4.742" calcext:value-type="float">
            <text:p>4.742</text:p>
          </table:table-cell>
          <table:table-cell office:value-type="float" office:value="7.095" calcext:value-type="float">
            <text:p>7.09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1.344" calcext:value-type="float">
            <text:p>1.344</text:p>
          </table:table-cell>
          <table:table-cell office:value-type="float" office:value="2.524" calcext:value-type="float">
            <text:p>2.524</text:p>
          </table:table-cell>
          <table:table-cell office:value-type="float" office:value="0.651" calcext:value-type="float">
            <text:p>0.651</text:p>
          </table:table-cell>
          <table:table-cell office:value-type="float" office:value="4.372" calcext:value-type="float">
            <text:p>4.372</text:p>
          </table:table-cell>
          <table:table-cell office:value-type="float" office:value="8.467" calcext:value-type="float">
            <text:p>8.467</text:p>
          </table:table-cell>
          <table:table-cell office:value-type="float" office:value="10.889" calcext:value-type="float">
            <text:p>10.889</text:p>
          </table:table-cell>
          <table:table-cell office:value-type="float" office:value="12.861" calcext:value-type="float">
            <text:p>12.861</text:p>
          </table:table-cell>
          <table:table-cell office:value-type="float" office:value="14.422" calcext:value-type="float">
            <text:p>14.422</text:p>
          </table:table-cell>
          <table:table-cell office:value-type="float" office:value="17.212" calcext:value-type="float">
            <text:p>17.212</text:p>
          </table:table-cell>
          <table:table-cell office:value-type="float" office:value="23.108" calcext:value-type="float">
            <text:p>23.108</text:p>
          </table:table-cell>
          <table:table-cell office:value-type="float" office:value="402.735" calcext:value-type="float">
            <text:p>402.735</text:p>
          </table:table-cell>
          <table:table-cell office:value-type="float" office:value="9.357" calcext:value-type="float">
            <text:p>9.357</text:p>
          </table:table-cell>
          <table:table-cell office:value-type="float" office:value="18.583" calcext:value-type="float">
            <text:p>18.583</text:p>
          </table:table-cell>
          <table:table-cell office:value-type="float" office:value="0.26" calcext:value-type="float">
            <text:p>0.26</text:p>
          </table:table-cell>
          <table:table-cell office:value-type="float" office:value="0.443" calcext:value-type="float">
            <text:p>0.443</text:p>
          </table:table-cell>
          <table:table-cell office:value-type="float" office:value="0.628" calcext:value-type="float">
            <text:p>0.628</text:p>
          </table:table-cell>
          <table:table-cell office:value-type="float" office:value="1.697" calcext:value-type="float">
            <text:p>1.697</text:p>
          </table:table-cell>
          <table:table-cell office:value-type="float" office:value="2.975" calcext:value-type="float">
            <text:p>2.975</text:p>
          </table:table-cell>
          <table:table-cell office:value-type="float" office:value="3.818" calcext:value-type="float">
            <text:p>3.818</text:p>
          </table:table-cell>
          <table:table-cell office:value-type="float" office:value="5.332" calcext:value-type="float">
            <text:p>5.332</text:p>
          </table:table-cell>
          <table:table-cell office:value-type="float" office:value="8.097" calcext:value-type="float">
            <text:p>8.097</text:p>
          </table:table-cell>
          <table:table-cell office:value-type="float" office:value="198.8" calcext:value-type="float">
            <text:p>198.8</text:p>
          </table:table-cell>
          <table:table-cell office:value-type="float" office:value="1.598" calcext:value-type="float">
            <text:p>1.598</text:p>
          </table:table-cell>
          <table:table-cell office:value-type="float" office:value="3.821" calcext:value-type="float">
            <text:p>3.821</text:p>
          </table:table-cell>
          <table:table-cell office:value-type="float" office:value="2.689" calcext:value-type="float">
            <text:p>2.689</text:p>
          </table:table-cell>
          <table:table-cell office:value-type="float" office:value="9.959" calcext:value-type="float">
            <text:p>9.959</text:p>
          </table:table-cell>
          <table:table-cell office:value-type="float" office:value="13.473" calcext:value-type="float">
            <text:p>13.473</text:p>
          </table:table-cell>
          <table:table-cell office:value-type="float" office:value="17.997" calcext:value-type="float">
            <text:p>17.997</text:p>
          </table:table-cell>
          <table:table-cell office:value-type="float" office:value="20.861" calcext:value-type="float">
            <text:p>20.861</text:p>
          </table:table-cell>
          <table:table-cell office:value-type="float" office:value="23.197" calcext:value-type="float">
            <text:p>23.197</text:p>
          </table:table-cell>
          <table:table-cell office:value-type="float" office:value="27.406" calcext:value-type="float">
            <text:p>27.406</text:p>
          </table:table-cell>
          <table:table-cell office:value-type="float" office:value="39.016" calcext:value-type="float">
            <text:p>39.016</text:p>
          </table:table-cell>
          <table:table-cell office:value-type="float" office:value="406.677" calcext:value-type="float">
            <text:p>406.677</text:p>
          </table:table-cell>
          <table:table-cell office:value-type="float" office:value="16.097" calcext:value-type="float">
            <text:p>16.097</text:p>
          </table:table-cell>
          <table:table-cell office:value-type="float" office:value="21.653" calcext:value-type="float">
            <text:p>21.653</text:p>
          </table:table-cell>
          <table:table-cell office:value-type="float" office:value="81.815" calcext:value-type="float">
            <text:p>81.815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9" calcext:value-type="float">
            <text:p>0.749</text:p>
          </table:table-cell>
          <table:table-cell office:value-type="float" office:value="1.161" calcext:value-type="float">
            <text:p>1.161</text:p>
          </table:table-cell>
          <table:table-cell office:value-type="float" office:value="1.356" calcext:value-type="float">
            <text:p>1.356</text:p>
          </table:table-cell>
          <table:table-cell office:value-type="float" office:value="1.634" calcext:value-type="float">
            <text:p>1.634</text:p>
          </table:table-cell>
          <table:table-cell office:value-type="float" office:value="1.832" calcext:value-type="float">
            <text:p>1.832</text:p>
          </table:table-cell>
          <table:table-cell office:value-type="float" office:value="2.047" calcext:value-type="float">
            <text:p>2.047</text:p>
          </table:table-cell>
          <table:table-cell office:value-type="float" office:value="2.716" calcext:value-type="float">
            <text:p>2.716</text:p>
          </table:table-cell>
          <table:table-cell office:value-type="float" office:value="4.161" calcext:value-type="float">
            <text:p>4.161</text:p>
          </table:table-cell>
          <table:table-cell office:value-type="float" office:value="94.872" calcext:value-type="float">
            <text:p>94.872</text:p>
          </table:table-cell>
          <table:table-cell office:value-type="float" office:value="1.571" calcext:value-type="float">
            <text:p>1.571</text:p>
          </table:table-cell>
          <table:table-cell office:value-type="float" office:value="1.36" calcext:value-type="float">
            <text:p>1.36</text:p>
          </table:table-cell>
          <table:table-cell office:value-type="float" office:value="0.305" calcext:value-type="float">
            <text:p>0.305</text:p>
          </table:table-cell>
          <table:table-cell office:value-type="float" office:value="0.462" calcext:value-type="float">
            <text:p>0.462</text:p>
          </table:table-cell>
          <table:table-cell office:value-type="float" office:value="0.586" calcext:value-type="float">
            <text:p>0.586</text:p>
          </table:table-cell>
          <table:table-cell office:value-type="float" office:value="0.732" calcext:value-type="float">
            <text:p>0.732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1.165" calcext:value-type="float">
            <text:p>1.165</text:p>
          </table:table-cell>
          <table:table-cell office:value-type="float" office:value="2.088" calcext:value-type="float">
            <text:p>2.088</text:p>
          </table:table-cell>
          <table:table-cell office:value-type="float" office:value="58.104" calcext:value-type="float">
            <text:p>58.1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876" calcext:value-type="float">
            <text:p>0.876</text:p>
          </table:table-cell>
          <table:table-cell office:value-type="float" office:value="0.708" calcext:value-type="float">
            <text:p>0.708</text:p>
          </table:table-cell>
          <table:table-cell office:value-type="float" office:value="1.125" calcext:value-type="float">
            <text:p>1.125</text:p>
          </table:table-cell>
          <table:table-cell office:value-type="float" office:value="1.335" calcext:value-type="float">
            <text:p>1.335</text:p>
          </table:table-cell>
          <table:table-cell office:value-type="float" office:value="1.624" calcext:value-type="float">
            <text:p>1.624</text:p>
          </table:table-cell>
          <table:table-cell office:value-type="float" office:value="1.837" calcext:value-type="float">
            <text:p>1.837</text:p>
          </table:table-cell>
          <table:table-cell office:value-type="float" office:value="2.051" calcext:value-type="float">
            <text:p>2.051</text:p>
          </table:table-cell>
          <table:table-cell office:value-type="float" office:value="2.916" calcext:value-type="float">
            <text:p>2.916</text:p>
          </table:table-cell>
          <table:table-cell office:value-type="float" office:value="6.366" calcext:value-type="float">
            <text:p>6.366</text:p>
          </table:table-cell>
          <table:table-cell office:value-type="float" office:value="126.766" calcext:value-type="float">
            <text:p>126.766</text:p>
          </table:table-cell>
          <table:table-cell office:value-type="float" office:value="1.924" calcext:value-type="float">
            <text:p>1.924</text:p>
          </table:table-cell>
          <table:table-cell office:value-type="float" office:value="5.215" calcext:value-type="float">
            <text:p>5.215</text:p>
          </table:table-cell>
          <table:table-cell office:value-type="float" office:value="0.262" calcext:value-type="float">
            <text:p>0.262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3" calcext:value-type="float">
            <text:p>0.533</text:p>
          </table:table-cell>
          <table:table-cell office:value-type="float" office:value="0.668" calcext:value-type="float">
            <text:p>0.668</text:p>
          </table:table-cell>
          <table:table-cell office:value-type="float" office:value="0.77" calcext:value-type="float">
            <text:p>0.77</text:p>
          </table:table-cell>
          <table:table-cell office:value-type="float" office:value="0.864" calcext:value-type="float">
            <text:p>0.864</text:p>
          </table:table-cell>
          <table:table-cell office:value-type="float" office:value="1.068" calcext:value-type="float">
            <text:p>1.068</text:p>
          </table:table-cell>
          <table:table-cell office:value-type="float" office:value="2.188" calcext:value-type="float">
            <text:p>2.188</text:p>
          </table:table-cell>
          <table:table-cell office:value-type="float" office:value="44.897" calcext:value-type="float">
            <text:p>44.897</text:p>
          </table:table-cell>
          <table:table-cell office:value-type="float" office:value="0.655" calcext:value-type="float">
            <text:p>0.655</text:p>
          </table:table-cell>
          <table:table-cell office:value-type="float" office:value="0.802" calcext:value-type="float">
            <text:p>0.802</text:p>
          </table:table-cell>
          <table:table-cell office:value-type="float" office:value="2.416" calcext:value-type="float">
            <text:p>2.416</text:p>
          </table:table-cell>
          <table:table-cell office:value-type="float" office:value="3.54" calcext:value-type="float">
            <text:p>3.54</text:p>
          </table:table-cell>
          <table:table-cell office:value-type="float" office:value="4.018" calcext:value-type="float">
            <text:p>4.018</text:p>
          </table:table-cell>
          <table:table-cell office:value-type="float" office:value="4.681" calcext:value-type="float">
            <text:p>4.681</text:p>
          </table:table-cell>
          <table:table-cell office:value-type="float" office:value="5.339" calcext:value-type="float">
            <text:p>5.339</text:p>
          </table:table-cell>
          <table:table-cell office:value-type="float" office:value="6.211" calcext:value-type="float">
            <text:p>6.211</text:p>
          </table:table-cell>
          <table:table-cell office:value-type="float" office:value="8.475" calcext:value-type="float">
            <text:p>8.475</text:p>
          </table:table-cell>
          <table:table-cell office:value-type="float" office:value="11.68" calcext:value-type="float">
            <text:p>11.68</text:p>
          </table:table-cell>
          <table:table-cell office:value-type="float" office:value="129.064" calcext:value-type="float">
            <text:p>129.064</text:p>
          </table:table-cell>
          <table:table-cell office:value-type="float" office:value="4.86" calcext:value-type="float">
            <text:p>4.86</text:p>
          </table:table-cell>
          <table:table-cell office:value-type="float" office:value="5.57" calcext:value-type="float">
            <text:p>5.57</text:p>
          </table:table-cell>
          <table:table-cell office:value-type="float" office:value="90.294" calcext:value-type="float">
            <text:p>90.29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23" calcext:value-type="float">
            <text:p>0.623</text:p>
          </table:table-cell>
          <table:table-cell office:value-type="float" office:value="1.126" calcext:value-type="float">
            <text:p>1.126</text:p>
          </table:table-cell>
          <table:table-cell office:value-type="float" office:value="1.992" calcext:value-type="float">
            <text:p>1.992</text:p>
          </table:table-cell>
          <table:table-cell office:value-type="float" office:value="5.527" calcext:value-type="float">
            <text:p>5.527</text:p>
          </table:table-cell>
          <table:table-cell office:value-type="float" office:value="7.195" calcext:value-type="float">
            <text:p>7.195</text:p>
          </table:table-cell>
          <table:table-cell office:value-type="float" office:value="8.494" calcext:value-type="float">
            <text:p>8.494</text:p>
          </table:table-cell>
          <table:table-cell office:value-type="float" office:value="11.201" calcext:value-type="float">
            <text:p>11.201</text:p>
          </table:table-cell>
          <table:table-cell office:value-type="float" office:value="15.612" calcext:value-type="float">
            <text:p>15.612</text:p>
          </table:table-cell>
          <table:table-cell office:value-type="float" office:value="445.511" calcext:value-type="float">
            <text:p>445.511</text:p>
          </table:table-cell>
          <table:table-cell office:value-type="float" office:value="4.094" calcext:value-type="float">
            <text:p>4.094</text:p>
          </table:table-cell>
          <table:table-cell office:value-type="float" office:value="8.518" calcext:value-type="float">
            <text:p>8.518</text:p>
          </table:table-cell>
          <table:table-cell office:value-type="float" office:value="0.289" calcext:value-type="float">
            <text:p>0.289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5" calcext:value-type="float">
            <text:p>0.545</text:p>
          </table:table-cell>
          <table:table-cell office:value-type="float" office:value="1.367" calcext:value-type="float">
            <text:p>1.367</text:p>
          </table:table-cell>
          <table:table-cell office:value-type="float" office:value="4" calcext:value-type="float">
            <text:p>4</text:p>
          </table:table-cell>
          <table:table-cell office:value-type="float" office:value="5.388" calcext:value-type="float">
            <text:p>5.388</text:p>
          </table:table-cell>
          <table:table-cell office:value-type="float" office:value="7.163" calcext:value-type="float">
            <text:p>7.163</text:p>
          </table:table-cell>
          <table:table-cell office:value-type="float" office:value="10.508" calcext:value-type="float">
            <text:p>10.508</text:p>
          </table:table-cell>
          <table:table-cell office:value-type="float" office:value="449.801" calcext:value-type="float">
            <text:p>449.801</text:p>
          </table:table-cell>
          <table:table-cell office:value-type="float" office:value="1.858" calcext:value-type="float">
            <text:p>1.858</text:p>
          </table:table-cell>
          <table:table-cell office:value-type="float" office:value="5.275" calcext:value-type="float">
            <text:p>5.275</text:p>
          </table:table-cell>
          <table:table-cell office:value-type="float" office:value="0.609" calcext:value-type="float">
            <text:p>0.609</text:p>
          </table:table-cell>
          <table:table-cell office:value-type="float" office:value="1.167" calcext:value-type="float">
            <text:p>1.167</text:p>
          </table:table-cell>
          <table:table-cell office:value-type="float" office:value="6.658" calcext:value-type="float">
            <text:p>6.658</text:p>
          </table:table-cell>
          <table:table-cell office:value-type="float" office:value="11.542" calcext:value-type="float">
            <text:p>11.542</text:p>
          </table:table-cell>
          <table:table-cell office:value-type="float" office:value="14.468" calcext:value-type="float">
            <text:p>14.468</text:p>
          </table:table-cell>
          <table:table-cell office:value-type="float" office:value="16.39" calcext:value-type="float">
            <text:p>16.39</text:p>
          </table:table-cell>
          <table:table-cell office:value-type="float" office:value="19.728" calcext:value-type="float">
            <text:p>19.728</text:p>
          </table:table-cell>
          <table:table-cell office:value-type="float" office:value="25.436" calcext:value-type="float">
            <text:p>25.436</text:p>
          </table:table-cell>
          <table:table-cell office:value-type="float" office:value="464.379" calcext:value-type="float">
            <text:p>464.379</text:p>
          </table:table-cell>
          <table:table-cell office:value-type="float" office:value="8.685" calcext:value-type="float">
            <text:p>8.685</text:p>
          </table:table-cell>
          <table:table-cell office:value-type="float" office:value="19.946" calcext:value-type="float">
            <text:p>19.946</text:p>
          </table:table-cell>
          <table:table-cell office:value-type="float" office:value="0.221" calcext:value-type="float">
            <text:p>0.221</text:p>
          </table:table-cell>
          <table:table-cell office:value-type="float" office:value="0.353" calcext:value-type="float">
            <text:p>0.353</text:p>
          </table:table-cell>
          <table:table-cell office:value-type="float" office:value="0.481" calcext:value-type="float">
            <text:p>0.481</text:p>
          </table:table-cell>
          <table:table-cell office:value-type="float" office:value="2.374" calcext:value-type="float">
            <text:p>2.374</text:p>
          </table:table-cell>
          <table:table-cell office:value-type="float" office:value="3.944" calcext:value-type="float">
            <text:p>3.944</text:p>
          </table:table-cell>
          <table:table-cell office:value-type="float" office:value="5.393" calcext:value-type="float">
            <text:p>5.393</text:p>
          </table:table-cell>
          <table:table-cell office:value-type="float" office:value="7.749" calcext:value-type="float">
            <text:p>7.749</text:p>
          </table:table-cell>
          <table:table-cell office:value-type="float" office:value="12.165" calcext:value-type="float">
            <text:p>12.165</text:p>
          </table:table-cell>
          <table:table-cell office:value-type="float" office:value="242.243" calcext:value-type="float">
            <text:p>242.243</text:p>
          </table:table-cell>
          <table:table-cell office:value-type="float" office:value="1.934" calcext:value-type="float">
            <text:p>1.934</text:p>
          </table:table-cell>
          <table:table-cell office:value-type="float" office:value="4.274" calcext:value-type="float">
            <text:p>4.274</text:p>
          </table:table-cell>
          <table:table-cell office:value-type="float" office:value="2.186" calcext:value-type="float">
            <text:p>2.186</text:p>
          </table:table-cell>
          <table:table-cell office:value-type="float" office:value="8.126" calcext:value-type="float">
            <text:p>8.126</text:p>
          </table:table-cell>
          <table:table-cell office:value-type="float" office:value="13.237" calcext:value-type="float">
            <text:p>13.237</text:p>
          </table:table-cell>
          <table:table-cell office:value-type="float" office:value="19.857" calcext:value-type="float">
            <text:p>19.857</text:p>
          </table:table-cell>
          <table:table-cell office:value-type="float" office:value="24.239" calcext:value-type="float">
            <text:p>24.239</text:p>
          </table:table-cell>
          <table:table-cell office:value-type="float" office:value="27.429" calcext:value-type="float">
            <text:p>27.429</text:p>
          </table:table-cell>
          <table:table-cell office:value-type="float" office:value="33.744" calcext:value-type="float">
            <text:p>33.744</text:p>
          </table:table-cell>
          <table:table-cell office:value-type="float" office:value="44.307" calcext:value-type="float">
            <text:p>44.307</text:p>
          </table:table-cell>
          <table:table-cell office:value-type="float" office:value="486.409" calcext:value-type="float">
            <text:p>486.409</text:p>
          </table:table-cell>
          <table:table-cell office:value-type="float" office:value="16.571" calcext:value-type="float">
            <text:p>16.571</text:p>
          </table:table-cell>
          <table:table-cell office:value-type="float" office:value="23.552" calcext:value-type="float">
            <text:p>23.552</text:p>
          </table:table-cell>
          <table:table-cell office:value-type="float" office:value="164.001" calcext:value-type="float">
            <text:p>164.001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1.098" calcext:value-type="float">
            <text:p>1.098</text:p>
          </table:table-cell>
          <table:table-cell office:value-type="float" office:value="1.271" calcext:value-type="float">
            <text:p>1.271</text:p>
          </table:table-cell>
          <table:table-cell office:value-type="float" office:value="1.56" calcext:value-type="float">
            <text:p>1.56</text:p>
          </table:table-cell>
          <table:table-cell office:value-type="float" office:value="1.801" calcext:value-type="float">
            <text:p>1.801</text:p>
          </table:table-cell>
          <table:table-cell office:value-type="float" office:value="2.055" calcext:value-type="float">
            <text:p>2.055</text:p>
          </table:table-cell>
          <table:table-cell office:value-type="float" office:value="2.855" calcext:value-type="float">
            <text:p>2.855</text:p>
          </table:table-cell>
          <table:table-cell office:value-type="float" office:value="5.161" calcext:value-type="float">
            <text:p>5.161</text:p>
          </table:table-cell>
          <table:table-cell office:value-type="float" office:value="187.916" calcext:value-type="float">
            <text:p>187.916</text:p>
          </table:table-cell>
          <table:table-cell office:value-type="float" office:value="1.717" calcext:value-type="float">
            <text:p>1.717</text:p>
          </table:table-cell>
          <table:table-cell office:value-type="float" office:value="5.942" calcext:value-type="float">
            <text:p>5.942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1" calcext:value-type="float">
            <text:p>0.441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16" calcext:value-type="float">
            <text:p>0.816</text:p>
          </table:table-cell>
          <table:table-cell office:value-type="float" office:value="0.934" calcext:value-type="float">
            <text:p>0.934</text:p>
          </table:table-cell>
          <table:table-cell office:value-type="float" office:value="1.23" calcext:value-type="float">
            <text:p>1.23</text:p>
          </table:table-cell>
          <table:table-cell office:value-type="float" office:value="2.647" calcext:value-type="float">
            <text:p>2.647</text:p>
          </table:table-cell>
          <table:table-cell office:value-type="float" office:value="104.063" calcext:value-type="float">
            <text:p>104.063</text:p>
          </table:table-cell>
          <table:table-cell office:value-type="float" office:value="0.712" calcext:value-type="float">
            <text:p>0.712</text:p>
          </table:table-cell>
          <table:table-cell office:value-type="float" office:value="1.106" calcext:value-type="float">
            <text:p>1.106</text:p>
          </table:table-cell>
          <table:table-cell office:value-type="float" office:value="0.678" calcext:value-type="float">
            <text:p>0.678</text:p>
          </table:table-cell>
          <table:table-cell office:value-type="float" office:value="1.029" calcext:value-type="float">
            <text:p>1.029</text:p>
          </table:table-cell>
          <table:table-cell office:value-type="float" office:value="1.197" calcext:value-type="float">
            <text:p>1.197</text:p>
          </table:table-cell>
          <table:table-cell office:value-type="float" office:value="1.476" calcext:value-type="float">
            <text:p>1.476</text:p>
          </table:table-cell>
          <table:table-cell office:value-type="float" office:value="1.715" calcext:value-type="float">
            <text:p>1.715</text:p>
          </table:table-cell>
          <table:table-cell office:value-type="float" office:value="1.984" calcext:value-type="float">
            <text:p>1.984</text:p>
          </table:table-cell>
          <table:table-cell office:value-type="float" office:value="3.36" calcext:value-type="float">
            <text:p>3.36</text:p>
          </table:table-cell>
          <table:table-cell office:value-type="float" office:value="7.189" calcext:value-type="float">
            <text:p>7.189</text:p>
          </table:table-cell>
          <table:table-cell office:value-type="float" office:value="179.704" calcext:value-type="float">
            <text:p>179.704</text:p>
          </table:table-cell>
          <table:table-cell office:value-type="float" office:value="1.869" calcext:value-type="float">
            <text:p>1.869</text:p>
          </table:table-cell>
          <table:table-cell office:value-type="float" office:value="5.887" calcext:value-type="float">
            <text:p>5.887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3" calcext:value-type="float">
            <text:p>0.383</text:p>
          </table:table-cell>
          <table:table-cell office:value-type="float" office:value="0.463" calcext:value-type="float">
            <text:p>0.463</text:p>
          </table:table-cell>
          <table:table-cell office:value-type="float" office:value="0.601" calcext:value-type="float">
            <text:p>0.601</text:p>
          </table:table-cell>
          <table:table-cell office:value-type="float" office:value="0.703" calcext:value-type="float">
            <text:p>0.703</text:p>
          </table:table-cell>
          <table:table-cell office:value-type="float" office:value="0.799" calcext:value-type="float">
            <text:p>0.799</text:p>
          </table:table-cell>
          <table:table-cell office:value-type="float" office:value="1.006" calcext:value-type="float">
            <text:p>1.006</text:p>
          </table:table-cell>
          <table:table-cell office:value-type="float" office:value="1.814" calcext:value-type="float">
            <text:p>1.814</text:p>
          </table:table-cell>
          <table:table-cell office:value-type="float" office:value="65.036" calcext:value-type="float">
            <text:p>65.036</text:p>
          </table:table-cell>
          <table:table-cell office:value-type="float" office:value="0.608" calcext:value-type="float">
            <text:p>0.608</text:p>
          </table:table-cell>
          <table:table-cell office:value-type="float" office:value="1.062" calcext:value-type="float">
            <text:p>1.062</text:p>
          </table:table-cell>
          <table:table-cell office:value-type="float" office:value="2.167" calcext:value-type="float">
            <text:p>2.167</text:p>
          </table:table-cell>
          <table:table-cell office:value-type="float" office:value="3.279" calcext:value-type="float">
            <text:p>3.279</text:p>
          </table:table-cell>
          <table:table-cell office:value-type="float" office:value="3.735" calcext:value-type="float">
            <text:p>3.735</text:p>
          </table:table-cell>
          <table:table-cell office:value-type="float" office:value="4.501" calcext:value-type="float">
            <text:p>4.501</text:p>
          </table:table-cell>
          <table:table-cell office:value-type="float" office:value="5.343" calcext:value-type="float">
            <text:p>5.343</text:p>
          </table:table-cell>
          <table:table-cell office:value-type="float" office:value="6.457" calcext:value-type="float">
            <text:p>6.457</text:p>
          </table:table-cell>
          <table:table-cell office:value-type="float" office:value="9.153" calcext:value-type="float">
            <text:p>9.153</text:p>
          </table:table-cell>
          <table:table-cell office:value-type="float" office:value="12.251" calcext:value-type="float">
            <text:p>12.251</text:p>
          </table:table-cell>
          <table:table-cell office:value-type="float" office:value="193.982" calcext:value-type="float">
            <text:p>193.982</text:p>
          </table:table-cell>
          <table:table-cell office:value-type="float" office:value="4.906" calcext:value-type="float">
            <text:p>4.906</text:p>
          </table:table-cell>
          <table:table-cell office:value-type="float" office:value="8.636" calcext:value-type="float">
            <text:p>8.636</text:p>
          </table:table-cell>
          <table:table-cell office:value-type="float" office:value="179.307" calcext:value-type="float">
            <text:p>179.30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6" calcext:value-type="float">
            <text:p>0.66</text:p>
          </table:table-cell>
          <table:table-cell office:value-type="float" office:value="1.131" calcext:value-type="float">
            <text:p>1.131</text:p>
          </table:table-cell>
          <table:table-cell office:value-type="float" office:value="3.281" calcext:value-type="float">
            <text:p>3.281</text:p>
          </table:table-cell>
          <table:table-cell office:value-type="float" office:value="6.254" calcext:value-type="float">
            <text:p>6.254</text:p>
          </table:table-cell>
          <table:table-cell office:value-type="float" office:value="7.946" calcext:value-type="float">
            <text:p>7.946</text:p>
          </table:table-cell>
          <table:table-cell office:value-type="float" office:value="9.481" calcext:value-type="float">
            <text:p>9.481</text:p>
          </table:table-cell>
          <table:table-cell office:value-type="float" office:value="12.632" calcext:value-type="float">
            <text:p>12.632</text:p>
          </table:table-cell>
          <table:table-cell office:value-type="float" office:value="16.472" calcext:value-type="float">
            <text:p>16.472</text:p>
          </table:table-cell>
          <table:table-cell office:value-type="float" office:value="528.089" calcext:value-type="float">
            <text:p>528.089</text:p>
          </table:table-cell>
          <table:table-cell office:value-type="float" office:value="4.523" calcext:value-type="float">
            <text:p>4.523</text:p>
          </table:table-cell>
          <table:table-cell office:value-type="float" office:value="7.974" calcext:value-type="float">
            <text:p>7.974</text:p>
          </table:table-cell>
          <table:table-cell office:value-type="float" office:value="0.283" calcext:value-type="float">
            <text:p>0.283</text:p>
          </table:table-cell>
          <table:table-cell office:value-type="float" office:value="0.438" calcext:value-type="float">
            <text:p>0.438</text:p>
          </table:table-cell>
          <table:table-cell office:value-type="float" office:value="0.555" calcext:value-type="float">
            <text:p>0.555</text:p>
          </table:table-cell>
          <table:table-cell office:value-type="float" office:value="3.334" calcext:value-type="float">
            <text:p>3.334</text:p>
          </table:table-cell>
          <table:table-cell office:value-type="float" office:value="5.32" calcext:value-type="float">
            <text:p>5.32</text:p>
          </table:table-cell>
          <table:table-cell office:value-type="float" office:value="6.509" calcext:value-type="float">
            <text:p>6.509</text:p>
          </table:table-cell>
          <table:table-cell office:value-type="float" office:value="9.294" calcext:value-type="float">
            <text:p>9.294</text:p>
          </table:table-cell>
          <table:table-cell office:value-type="float" office:value="12.568" calcext:value-type="float">
            <text:p>12.568</text:p>
          </table:table-cell>
          <table:table-cell office:value-type="float" office:value="543.797" calcext:value-type="float">
            <text:p>543.797</text:p>
          </table:table-cell>
          <table:table-cell office:value-type="float" office:value="2.262" calcext:value-type="float">
            <text:p>2.262</text:p>
          </table:table-cell>
          <table:table-cell office:value-type="float" office:value="4.586" calcext:value-type="float">
            <text:p>4.586</text:p>
          </table:table-cell>
          <table:table-cell office:value-type="float" office:value="0.595" calcext:value-type="float">
            <text:p>0.595</text:p>
          </table:table-cell>
          <table:table-cell office:value-type="float" office:value="1.058" calcext:value-type="float">
            <text:p>1.058</text:p>
          </table:table-cell>
          <table:table-cell office:value-type="float" office:value="5.125" calcext:value-type="float">
            <text:p>5.125</text:p>
          </table:table-cell>
          <table:table-cell office:value-type="float" office:value="11.915" calcext:value-type="float">
            <text:p>11.915</text:p>
          </table:table-cell>
          <table:table-cell office:value-type="float" office:value="15.335" calcext:value-type="float">
            <text:p>15.335</text:p>
          </table:table-cell>
          <table:table-cell office:value-type="float" office:value="17.363" calcext:value-type="float">
            <text:p>17.363</text:p>
          </table:table-cell>
          <table:table-cell office:value-type="float" office:value="20.063" calcext:value-type="float">
            <text:p>20.063</text:p>
          </table:table-cell>
          <table:table-cell office:value-type="float" office:value="23.657" calcext:value-type="float">
            <text:p>23.657</text:p>
          </table:table-cell>
          <table:table-cell office:value-type="float" office:value="557.258" calcext:value-type="float">
            <text:p>557.258</text:p>
          </table:table-cell>
          <table:table-cell office:value-type="float" office:value="8.291" calcext:value-type="float">
            <text:p>8.291</text:p>
          </table:table-cell>
          <table:table-cell office:value-type="float" office:value="21.906" calcext:value-type="float">
            <text:p>21.906</text:p>
          </table:table-cell>
          <table:table-cell office:value-type="float" office:value="0.216" calcext:value-type="float">
            <text:p>0.216</text:p>
          </table:table-cell>
          <table:table-cell office:value-type="float" office:value="0.349" calcext:value-type="float">
            <text:p>0.349</text:p>
          </table:table-cell>
          <table:table-cell office:value-type="float" office:value="0.461" calcext:value-type="float">
            <text:p>0.461</text:p>
          </table:table-cell>
          <table:table-cell office:value-type="float" office:value="2.704" calcext:value-type="float">
            <text:p>2.704</text:p>
          </table:table-cell>
          <table:table-cell office:value-type="float" office:value="4.984" calcext:value-type="float">
            <text:p>4.984</text:p>
          </table:table-cell>
          <table:table-cell office:value-type="float" office:value="6.485" calcext:value-type="float">
            <text:p>6.485</text:p>
          </table:table-cell>
          <table:table-cell office:value-type="float" office:value="10.215" calcext:value-type="float">
            <text:p>10.215</text:p>
          </table:table-cell>
          <table:table-cell office:value-type="float" office:value="14.219" calcext:value-type="float">
            <text:p>14.219</text:p>
          </table:table-cell>
          <table:table-cell office:value-type="float" office:value="532.166" calcext:value-type="float">
            <text:p>532.166</text:p>
          </table:table-cell>
          <table:table-cell office:value-type="float" office:value="2.207" calcext:value-type="float">
            <text:p>2.207</text:p>
          </table:table-cell>
          <table:table-cell office:value-type="float" office:value="4.717" calcext:value-type="float">
            <text:p>4.717</text:p>
          </table:table-cell>
          <table:table-cell office:value-type="float" office:value="2.263" calcext:value-type="float">
            <text:p>2.263</text:p>
          </table:table-cell>
          <table:table-cell office:value-type="float" office:value="8.29" calcext:value-type="float">
            <text:p>8.29</text:p>
          </table:table-cell>
          <table:table-cell office:value-type="float" office:value="13.638" calcext:value-type="float">
            <text:p>13.638</text:p>
          </table:table-cell>
          <table:table-cell office:value-type="float" office:value="21.816" calcext:value-type="float">
            <text:p>21.816</text:p>
          </table:table-cell>
          <table:table-cell office:value-type="float" office:value="26.941" calcext:value-type="float">
            <text:p>26.941</text:p>
          </table:table-cell>
          <table:table-cell office:value-type="float" office:value="30.495" calcext:value-type="float">
            <text:p>30.495</text:p>
          </table:table-cell>
          <table:table-cell office:value-type="float" office:value="36.203" calcext:value-type="float">
            <text:p>36.203</text:p>
          </table:table-cell>
          <table:table-cell office:value-type="float" office:value="44.001" calcext:value-type="float">
            <text:p>44.001</text:p>
          </table:table-cell>
          <table:table-cell office:value-type="float" office:value="581.948" calcext:value-type="float">
            <text:p>581.948</text:p>
          </table:table-cell>
          <table:table-cell office:value-type="float" office:value="17.283" calcext:value-type="float">
            <text:p>17.283</text:p>
          </table:table-cell>
          <table:table-cell office:value-type="float" office:value="24.837" calcext:value-type="float">
            <text:p>24.837</text:p>
          </table:table-cell>
          <table:table-cell office:value-type="float" office:value="241.791" calcext:value-type="float">
            <text:p>241.79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94" calcext:value-type="float">
            <text:p>0.694</text:p>
          </table:table-cell>
          <table:table-cell office:value-type="float" office:value="1.144" calcext:value-type="float">
            <text:p>1.1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594" calcext:value-type="float">
            <text:p>1.594</text:p>
          </table:table-cell>
          <table:table-cell office:value-type="float" office:value="1.853" calcext:value-type="float">
            <text:p>1.853</text:p>
          </table:table-cell>
          <table:table-cell office:value-type="float" office:value="2.155" calcext:value-type="float">
            <text:p>2.155</text:p>
          </table:table-cell>
          <table:table-cell office:value-type="float" office:value="3.384" calcext:value-type="float">
            <text:p>3.384</text:p>
          </table:table-cell>
          <table:table-cell office:value-type="float" office:value="6.494" calcext:value-type="float">
            <text:p>6.494</text:p>
          </table:table-cell>
          <table:table-cell office:value-type="float" office:value="68.094" calcext:value-type="float">
            <text:p>68.094</text:p>
          </table:table-cell>
          <table:table-cell office:value-type="float" office:value="1.656" calcext:value-type="float">
            <text:p>1.656</text:p>
          </table:table-cell>
          <table:table-cell office:value-type="float" office:value="1.589" calcext:value-type="float">
            <text:p>1.58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8" calcext:value-type="float">
            <text:p>0.478</text:p>
          </table:table-cell>
          <table:table-cell office:value-type="float" office:value="0.58" calcext:value-type="float">
            <text:p>0.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28" calcext:value-type="float">
            <text:p>1.028</text:p>
          </table:table-cell>
          <table:table-cell office:value-type="float" office:value="1.391" calcext:value-type="float">
            <text:p>1.391</text:p>
          </table:table-cell>
          <table:table-cell office:value-type="float" office:value="3.961" calcext:value-type="float">
            <text:p>3.961</text:p>
          </table:table-cell>
          <table:table-cell office:value-type="float" office:value="59.39" calcext:value-type="float">
            <text:p>59.39</text:p>
          </table:table-cell>
          <table:table-cell office:value-type="float" office:value="0.793" calcext:value-type="float">
            <text:p>0.793</text:p>
          </table:table-cell>
          <table:table-cell office:value-type="float" office:value="1.111" calcext:value-type="float">
            <text:p>1.111</text:p>
          </table:table-cell>
          <table:table-cell office:value-type="float" office:value="0.693" calcext:value-type="float">
            <text:p>0.693</text:p>
          </table:table-cell>
          <table:table-cell office:value-type="float" office:value="1.098" calcext:value-type="float">
            <text:p>1.098</text:p>
          </table:table-cell>
          <table:table-cell office:value-type="float" office:value="1.289" calcext:value-type="float">
            <text:p>1.289</text:p>
          </table:table-cell>
          <table:table-cell office:value-type="float" office:value="1.602" calcext:value-type="float">
            <text:p>1.602</text:p>
          </table:table-cell>
          <table:table-cell office:value-type="float" office:value="1.918" calcext:value-type="float">
            <text:p>1.918</text:p>
          </table:table-cell>
          <table:table-cell office:value-type="float" office:value="2.395" calcext:value-type="float">
            <text:p>2.395</text:p>
          </table:table-cell>
          <table:table-cell office:value-type="float" office:value="4.743" calcext:value-type="float">
            <text:p>4.743</text:p>
          </table:table-cell>
          <table:table-cell office:value-type="float" office:value="9.164" calcext:value-type="float">
            <text:p>9.164</text:p>
          </table:table-cell>
          <table:table-cell office:value-type="float" office:value="184.817" calcext:value-type="float">
            <text:p>184.817</text:p>
          </table:table-cell>
          <table:table-cell office:value-type="float" office:value="2.189" calcext:value-type="float">
            <text:p>2.189</text:p>
          </table:table-cell>
          <table:table-cell office:value-type="float" office:value="6.973" calcext:value-type="float">
            <text:p>6.9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414" calcext:value-type="float">
            <text:p>0.414</text:p>
          </table:table-cell>
          <table:table-cell office:value-type="float" office:value="0.502" calcext:value-type="float">
            <text:p>0.50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" calcext:value-type="float">
            <text:p>0.897</text:p>
          </table:table-cell>
          <table:table-cell office:value-type="float" office:value="1.19" calcext:value-type="float">
            <text:p>1.19</text:p>
          </table:table-cell>
          <table:table-cell office:value-type="float" office:value="2.7" calcext:value-type="float">
            <text:p>2.7</text:p>
          </table:table-cell>
          <table:table-cell office:value-type="float" office:value="180.383" calcext:value-type="float">
            <text:p>180.383</text:p>
          </table:table-cell>
          <table:table-cell office:value-type="float" office:value="0.694" calcext:value-type="float">
            <text:p>0.694</text:p>
          </table:table-cell>
          <table:table-cell office:value-type="float" office:value="1.587" calcext:value-type="float">
            <text:p>1.587</text:p>
          </table:table-cell>
          <table:table-cell office:value-type="float" office:value="2.273" calcext:value-type="float">
            <text:p>2.273</text:p>
          </table:table-cell>
          <table:table-cell office:value-type="float" office:value="3.499" calcext:value-type="float">
            <text:p>3.499</text:p>
          </table:table-cell>
          <table:table-cell office:value-type="float" office:value="3.995" calcext:value-type="float">
            <text:p>3.995</text:p>
          </table:table-cell>
          <table:table-cell office:value-type="float" office:value="4.909" calcext:value-type="float">
            <text:p>4.909</text:p>
          </table:table-cell>
          <table:table-cell office:value-type="float" office:value="6.207" calcext:value-type="float">
            <text:p>6.207</text:p>
          </table:table-cell>
          <table:table-cell office:value-type="float" office:value="7.919" calcext:value-type="float">
            <text:p>7.919</text:p>
          </table:table-cell>
          <table:table-cell office:value-type="float" office:value="10.758" calcext:value-type="float">
            <text:p>10.758</text:p>
          </table:table-cell>
          <table:table-cell office:value-type="float" office:value="14.095" calcext:value-type="float">
            <text:p>14.095</text:p>
          </table:table-cell>
          <table:table-cell office:value-type="float" office:value="189.838" calcext:value-type="float">
            <text:p>189.838</text:p>
          </table:table-cell>
          <table:table-cell office:value-type="float" office:value="5.333" calcext:value-type="float">
            <text:p>5.333</text:p>
          </table:table-cell>
          <table:table-cell office:value-type="float" office:value="7.604" calcext:value-type="float">
            <text:p>7.604</text:p>
          </table:table-cell>
          <table:table-cell office:value-type="float" office:value="269.03" calcext:value-type="float">
            <text:p>269.0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52" calcext:value-type="float">
            <text:p>0.652</text:p>
          </table:table-cell>
          <table:table-cell office:value-type="float" office:value="1.205" calcext:value-type="float">
            <text:p>1.205</text:p>
          </table:table-cell>
          <table:table-cell office:value-type="float" office:value="4.297" calcext:value-type="float">
            <text:p>4.297</text:p>
          </table:table-cell>
          <table:table-cell office:value-type="float" office:value="7.191" calcext:value-type="float">
            <text:p>7.191</text:p>
          </table:table-cell>
          <table:table-cell office:value-type="float" office:value="9.623" calcext:value-type="float">
            <text:p>9.623</text:p>
          </table:table-cell>
          <table:table-cell office:value-type="float" office:value="12.016" calcext:value-type="float">
            <text:p>12.016</text:p>
          </table:table-cell>
          <table:table-cell office:value-type="float" office:value="16.04" calcext:value-type="float">
            <text:p>16.04</text:p>
          </table:table-cell>
          <table:table-cell office:value-type="float" office:value="21.654" calcext:value-type="float">
            <text:p>21.654</text:p>
          </table:table-cell>
          <table:table-cell office:value-type="float" office:value="552.529" calcext:value-type="float">
            <text:p>552.529</text:p>
          </table:table-cell>
          <table:table-cell office:value-type="float" office:value="5.587" calcext:value-type="float">
            <text:p>5.587</text:p>
          </table:table-cell>
          <table:table-cell office:value-type="float" office:value="9.415" calcext:value-type="float">
            <text:p>9.415</text:p>
          </table:table-cell>
          <table:table-cell office:value-type="float" office:value="0.266" calcext:value-type="float">
            <text:p>0.266</text:p>
          </table:table-cell>
          <table:table-cell office:value-type="float" office:value="0.458" calcext:value-type="float">
            <text:p>0.458</text:p>
          </table:table-cell>
          <table:table-cell office:value-type="float" office:value="0.6" calcext:value-type="float">
            <text:p>0.6</text:p>
          </table:table-cell>
          <table:table-cell office:value-type="float" office:value="4.099" calcext:value-type="float">
            <text:p>4.099</text:p>
          </table:table-cell>
          <table:table-cell office:value-type="float" office:value="6.137" calcext:value-type="float">
            <text:p>6.137</text:p>
          </table:table-cell>
          <table:table-cell office:value-type="float" office:value="7.576" calcext:value-type="float">
            <text:p>7.576</text:p>
          </table:table-cell>
          <table:table-cell office:value-type="float" office:value="10.645" calcext:value-type="float">
            <text:p>10.645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3.756" calcext:value-type="float">
            <text:p>133.756</text:p>
          </table:table-cell>
          <table:table-cell office:value-type="float" office:value="2.67" calcext:value-type="float">
            <text:p>2.67</text:p>
          </table:table-cell>
          <table:table-cell office:value-type="float" office:value="4.171" calcext:value-type="float">
            <text:p>4.171</text:p>
          </table:table-cell>
          <table:table-cell office:value-type="float" office:value="0.589" calcext:value-type="float">
            <text:p>0.589</text:p>
          </table:table-cell>
          <table:table-cell office:value-type="float" office:value="1.137" calcext:value-type="float">
            <text:p>1.137</text:p>
          </table:table-cell>
          <table:table-cell office:value-type="float" office:value="5.336" calcext:value-type="float">
            <text:p>5.336</text:p>
          </table:table-cell>
          <table:table-cell office:value-type="float" office:value="12.698" calcext:value-type="float">
            <text:p>12.698</text:p>
          </table:table-cell>
          <table:table-cell office:value-type="float" office:value="16.707" calcext:value-type="float">
            <text:p>16.707</text:p>
          </table:table-cell>
          <table:table-cell office:value-type="float" office:value="18.925" calcext:value-type="float">
            <text:p>18.925</text:p>
          </table:table-cell>
          <table:table-cell office:value-type="float" office:value="21.995" calcext:value-type="float">
            <text:p>21.995</text:p>
          </table:table-cell>
          <table:table-cell office:value-type="float" office:value="26.577" calcext:value-type="float">
            <text:p>26.577</text:p>
          </table:table-cell>
          <table:table-cell office:value-type="float" office:value="568.37" calcext:value-type="float">
            <text:p>568.37</text:p>
          </table:table-cell>
          <table:table-cell office:value-type="float" office:value="9.037" calcext:value-type="float">
            <text:p>9.037</text:p>
          </table:table-cell>
          <table:table-cell office:value-type="float" office:value="23.857" calcext:value-type="float">
            <text:p>23.857</text:p>
          </table:table-cell>
          <table:table-cell office:value-type="float" office:value="0.213" calcext:value-type="float">
            <text:p>0.213</text:p>
          </table:table-cell>
          <table:table-cell office:value-type="float" office:value="0.347" calcext:value-type="float">
            <text:p>0.347</text:p>
          </table:table-cell>
          <table:table-cell office:value-type="float" office:value="0.453" calcext:value-type="float">
            <text:p>0.453</text:p>
          </table:table-cell>
          <table:table-cell office:value-type="float" office:value="2.884" calcext:value-type="float">
            <text:p>2.884</text:p>
          </table:table-cell>
          <table:table-cell office:value-type="float" office:value="5.842" calcext:value-type="float">
            <text:p>5.842</text:p>
          </table:table-cell>
          <table:table-cell office:value-type="float" office:value="7.904" calcext:value-type="float">
            <text:p>7.904</text:p>
          </table:table-cell>
          <table:table-cell office:value-type="float" office:value="12.357" calcext:value-type="float">
            <text:p>12.357</text:p>
          </table:table-cell>
          <table:table-cell office:value-type="float" office:value="16.492" calcext:value-type="float">
            <text:p>16.492</text:p>
          </table:table-cell>
          <table:table-cell office:value-type="float" office:value="465.206" calcext:value-type="float">
            <text:p>465.206</text:p>
          </table:table-cell>
          <table:table-cell office:value-type="float" office:value="2.58" calcext:value-type="float">
            <text:p>2.58</text:p>
          </table:table-cell>
          <table:table-cell office:value-type="float" office:value="7.04" calcext:value-type="float">
            <text:p>7.04</text:p>
          </table:table-cell>
          <table:table-cell office:value-type="float" office:value="2.18" calcext:value-type="float">
            <text:p>2.18</text:p>
          </table:table-cell>
          <table:table-cell office:value-type="float" office:value="9.272" calcext:value-type="float">
            <text:p>9.272</text:p>
          </table:table-cell>
          <table:table-cell office:value-type="float" office:value="15.064" calcext:value-type="float">
            <text:p>15.064</text:p>
          </table:table-cell>
          <table:table-cell office:value-type="float" office:value="24.872" calcext:value-type="float">
            <text:p>24.872</text:p>
          </table:table-cell>
          <table:table-cell office:value-type="float" office:value="31.089" calcext:value-type="float">
            <text:p>31.089</text:p>
          </table:table-cell>
          <table:table-cell office:value-type="float" office:value="35.427" calcext:value-type="float">
            <text:p>35.427</text:p>
          </table:table-cell>
          <table:table-cell office:value-type="float" office:value="42.428" calcext:value-type="float">
            <text:p>42.428</text:p>
          </table:table-cell>
          <table:table-cell office:value-type="float" office:value="52.09" calcext:value-type="float">
            <text:p>52.09</text:p>
          </table:table-cell>
          <table:table-cell office:value-type="float" office:value="594.26" calcext:value-type="float">
            <text:p>594.26</text:p>
          </table:table-cell>
          <table:table-cell office:value-type="float" office:value="19.875" calcext:value-type="float">
            <text:p>19.875</text:p>
          </table:table-cell>
          <table:table-cell office:value-type="float" office:value="27.835" calcext:value-type="float">
            <text:p>27.835</text:p>
          </table:table-cell>
          <table:table-cell office:value-type="float" office:value="316.082" calcext:value-type="float">
            <text:p>316.082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19" calcext:value-type="float">
            <text:p>0.719</text:p>
          </table:table-cell>
          <table:table-cell office:value-type="float" office:value="1.158" calcext:value-type="float">
            <text:p>1.158</text:p>
          </table:table-cell>
          <table:table-cell office:value-type="float" office:value="1.327" calcext:value-type="float">
            <text:p>1.327</text:p>
          </table:table-cell>
          <table:table-cell office:value-type="float" office:value="1.614" calcext:value-type="float">
            <text:p>1.614</text:p>
          </table:table-cell>
          <table:table-cell office:value-type="float" office:value="1.889" calcext:value-type="float">
            <text:p>1.889</text:p>
          </table:table-cell>
          <table:table-cell office:value-type="float" office:value="2.273" calcext:value-type="float">
            <text:p>2.273</text:p>
          </table:table-cell>
          <table:table-cell office:value-type="float" office:value="4.306" calcext:value-type="float">
            <text:p>4.306</text:p>
          </table:table-cell>
          <table:table-cell office:value-type="float" office:value="7.554" calcext:value-type="float">
            <text:p>7.554</text:p>
          </table:table-cell>
          <table:table-cell office:value-type="float" office:value="190.774" calcext:value-type="float">
            <text:p>190.774</text:p>
          </table:table-cell>
          <table:table-cell office:value-type="float" office:value="1.803" calcext:value-type="float">
            <text:p>1.803</text:p>
          </table:table-cell>
          <table:table-cell office:value-type="float" office:value="3.582" calcext:value-type="float">
            <text:p>3.58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02" calcext:value-type="float">
            <text:p>0.502</text:p>
          </table:table-cell>
          <table:table-cell office:value-type="float" office:value="0.607" calcext:value-type="float">
            <text:p>0.6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8" calcext:value-type="float">
            <text:p>0.948</text:p>
          </table:table-cell>
          <table:table-cell office:value-type="float" office:value="1.101" calcext:value-type="float">
            <text:p>1.101</text:p>
          </table:table-cell>
          <table:table-cell office:value-type="float" office:value="1.656" calcext:value-type="float">
            <text:p>1.656</text:p>
          </table:table-cell>
          <table:table-cell office:value-type="float" office:value="5.098" calcext:value-type="float">
            <text:p>5.098</text:p>
          </table:table-cell>
          <table:table-cell office:value-type="float" office:value="129.97" calcext:value-type="float">
            <text:p>129.97</text:p>
          </table:table-cell>
          <table:table-cell office:value-type="float" office:value="0.872" calcext:value-type="float">
            <text:p>0.872</text:p>
          </table:table-cell>
          <table:table-cell office:value-type="float" office:value="1.485" calcext:value-type="float">
            <text:p>1.485</text:p>
          </table:table-cell>
          <table:table-cell office:value-type="float" office:value="0.733" calcext:value-type="float">
            <text:p>0.733</text:p>
          </table:table-cell>
          <table:table-cell office:value-type="float" office:value="1.141" calcext:value-type="float">
            <text:p>1.141</text:p>
          </table:table-cell>
          <table:table-cell office:value-type="float" office:value="1.344" calcext:value-type="float">
            <text:p>1.344</text:p>
          </table:table-cell>
          <table:table-cell office:value-type="float" office:value="1.708" calcext:value-type="float">
            <text:p>1.708</text:p>
          </table:table-cell>
          <table:table-cell office:value-type="float" office:value="2.126" calcext:value-type="float">
            <text:p>2.126</text:p>
          </table:table-cell>
          <table:table-cell office:value-type="float" office:value="3.027" calcext:value-type="float">
            <text:p>3.027</text:p>
          </table:table-cell>
          <table:table-cell office:value-type="float" office:value="6.329" calcext:value-type="float">
            <text:p>6.329</text:p>
          </table:table-cell>
          <table:table-cell office:value-type="float" office:value="10" calcext:value-type="float">
            <text:p>10</text:p>
          </table:table-cell>
          <table:table-cell office:value-type="float" office:value="214.501" calcext:value-type="float">
            <text:p>214.501</text:p>
          </table:table-cell>
          <table:table-cell office:value-type="float" office:value="2.279" calcext:value-type="float">
            <text:p>2.279</text:p>
          </table:table-cell>
          <table:table-cell office:value-type="float" office:value="6.44" calcext:value-type="float">
            <text:p>6.4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3" calcext:value-type="float">
            <text:p>0.43</text:p>
          </table:table-cell>
          <table:table-cell office:value-type="float" office:value="0.521" calcext:value-type="float">
            <text:p>0.521</text:p>
          </table:table-cell>
          <table:table-cell office:value-type="float" office:value="0.683" calcext:value-type="float">
            <text:p>0.683</text:p>
          </table:table-cell>
          <table:table-cell office:value-type="float" office:value="0.813" calcext:value-type="float">
            <text:p>0.813</text:p>
          </table:table-cell>
          <table:table-cell office:value-type="float" office:value="0.936" calcext:value-type="float">
            <text:p>0.936</text:p>
          </table:table-cell>
          <table:table-cell office:value-type="float" office:value="1.299" calcext:value-type="float">
            <text:p>1.299</text:p>
          </table:table-cell>
          <table:table-cell office:value-type="float" office:value="3.985" calcext:value-type="float">
            <text:p>3.985</text:p>
          </table:table-cell>
          <table:table-cell office:value-type="float" office:value="187.601" calcext:value-type="float">
            <text:p>187.601</text:p>
          </table:table-cell>
          <table:table-cell office:value-type="float" office:value="0.803" calcext:value-type="float">
            <text:p>0.803</text:p>
          </table:table-cell>
          <table:table-cell office:value-type="float" office:value="3.378" calcext:value-type="float">
            <text:p>3.378</text:p>
          </table:table-cell>
          <table:table-cell office:value-type="float" office:value="2.395" calcext:value-type="float">
            <text:p>2.395</text:p>
          </table:table-cell>
          <table:table-cell office:value-type="float" office:value="3.644" calcext:value-type="float">
            <text:p>3.644</text:p>
          </table:table-cell>
          <table:table-cell office:value-type="float" office:value="4.142" calcext:value-type="float">
            <text:p>4.142</text:p>
          </table:table-cell>
          <table:table-cell office:value-type="float" office:value="5.351" calcext:value-type="float">
            <text:p>5.351</text:p>
          </table:table-cell>
          <table:table-cell office:value-type="float" office:value="7.457" calcext:value-type="float">
            <text:p>7.457</text:p>
          </table:table-cell>
          <table:table-cell office:value-type="float" office:value="9.368" calcext:value-type="float">
            <text:p>9.368</text:p>
          </table:table-cell>
          <table:table-cell office:value-type="float" office:value="11.981" calcext:value-type="float">
            <text:p>11.981</text:p>
          </table:table-cell>
          <table:table-cell office:value-type="float" office:value="15.48" calcext:value-type="float">
            <text:p>15.48</text:p>
          </table:table-cell>
          <table:table-cell office:value-type="float" office:value="291.016" calcext:value-type="float">
            <text:p>291.016</text:p>
          </table:table-cell>
          <table:table-cell office:value-type="float" office:value="5.756" calcext:value-type="float">
            <text:p>5.756</text:p>
          </table:table-cell>
          <table:table-cell office:value-type="float" office:value="9.058" calcext:value-type="float">
            <text:p>9.058</text:p>
          </table:table-cell>
          <table:table-cell office:value-type="float" office:value="355.931" calcext:value-type="float">
            <text:p>355.93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17" calcext:value-type="float">
            <text:p>0.617</text:p>
          </table:table-cell>
          <table:table-cell office:value-type="float" office:value="1.417" calcext:value-type="float">
            <text:p>1.417</text:p>
          </table:table-cell>
          <table:table-cell office:value-type="float" office:value="4.988" calcext:value-type="float">
            <text:p>4.988</text:p>
          </table:table-cell>
          <table:table-cell office:value-type="float" office:value="8.58" calcext:value-type="float">
            <text:p>8.58</text:p>
          </table:table-cell>
          <table:table-cell office:value-type="float" office:value="12.216" calcext:value-type="float">
            <text:p>12.216</text:p>
          </table:table-cell>
          <table:table-cell office:value-type="float" office:value="15.299" calcext:value-type="float">
            <text:p>15.299</text:p>
          </table:table-cell>
          <table:table-cell office:value-type="float" office:value="21.519" calcext:value-type="float">
            <text:p>21.519</text:p>
          </table:table-cell>
          <table:table-cell office:value-type="float" office:value="32.055" calcext:value-type="float">
            <text:p>32.055</text:p>
          </table:table-cell>
          <table:table-cell office:value-type="float" office:value="839.932" calcext:value-type="float">
            <text:p>839.932</text:p>
          </table:table-cell>
          <table:table-cell office:value-type="float" office:value="7.607" calcext:value-type="float">
            <text:p>7.607</text:p>
          </table:table-cell>
          <table:table-cell office:value-type="float" office:value="18.215" calcext:value-type="float">
            <text:p>18.2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92" calcext:value-type="float">
            <text:p>0.492</text:p>
          </table:table-cell>
          <table:table-cell office:value-type="float" office:value="0.672" calcext:value-type="float">
            <text:p>0.672</text:p>
          </table:table-cell>
          <table:table-cell office:value-type="float" office:value="4.165" calcext:value-type="float">
            <text:p>4.165</text:p>
          </table:table-cell>
          <table:table-cell office:value-type="float" office:value="6.566" calcext:value-type="float">
            <text:p>6.566</text:p>
          </table:table-cell>
          <table:table-cell office:value-type="float" office:value="8.733" calcext:value-type="float">
            <text:p>8.733</text:p>
          </table:table-cell>
          <table:table-cell office:value-type="float" office:value="12.317" calcext:value-type="float">
            <text:p>12.317</text:p>
          </table:table-cell>
          <table:table-cell office:value-type="float" office:value="16.737" calcext:value-type="float">
            <text:p>16.737</text:p>
          </table:table-cell>
          <table:table-cell office:value-type="float" office:value="667.684" calcext:value-type="float">
            <text:p>667.684</text:p>
          </table:table-cell>
          <table:table-cell office:value-type="float" office:value="3.107" calcext:value-type="float">
            <text:p>3.107</text:p>
          </table:table-cell>
          <table:table-cell office:value-type="float" office:value="8.782" calcext:value-type="float">
            <text:p>8.782</text:p>
          </table:table-cell>
          <table:table-cell office:value-type="float" office:value="0.605" calcext:value-type="float">
            <text:p>0.605</text:p>
          </table:table-cell>
          <table:table-cell office:value-type="float" office:value="1.346" calcext:value-type="float">
            <text:p>1.346</text:p>
          </table:table-cell>
          <table:table-cell office:value-type="float" office:value="5.799" calcext:value-type="float">
            <text:p>5.799</text:p>
          </table:table-cell>
          <table:table-cell office:value-type="float" office:value="13.431" calcext:value-type="float">
            <text:p>13.431</text:p>
          </table:table-cell>
          <table:table-cell office:value-type="float" office:value="17.949" calcext:value-type="float">
            <text:p>17.949</text:p>
          </table:table-cell>
          <table:table-cell office:value-type="float" office:value="20.617" calcext:value-type="float">
            <text:p>20.617</text:p>
          </table:table-cell>
          <table:table-cell office:value-type="float" office:value="25.528" calcext:value-type="float">
            <text:p>25.528</text:p>
          </table:table-cell>
          <table:table-cell office:value-type="float" office:value="38.621" calcext:value-type="float">
            <text:p>38.621</text:p>
          </table:table-cell>
          <table:table-cell office:value-type="float" office:value="839.153" calcext:value-type="float">
            <text:p>839.153</text:p>
          </table:table-cell>
          <table:table-cell office:value-type="float" office:value="10.981" calcext:value-type="float">
            <text:p>10.981</text:p>
          </table:table-cell>
          <table:table-cell office:value-type="float" office:value="32.879" calcext:value-type="float">
            <text:p>32.879</text:p>
          </table:table-cell>
          <table:table-cell office:value-type="float" office:value="0.21" calcext:value-type="float">
            <text:p>0.21</text:p>
          </table:table-cell>
          <table:table-cell office:value-type="float" office:value="0.358" calcext:value-type="float">
            <text:p>0.358</text:p>
          </table:table-cell>
          <table:table-cell office:value-type="float" office:value="0.475" calcext:value-type="float">
            <text:p>0.475</text:p>
          </table:table-cell>
          <table:table-cell office:value-type="float" office:value="2.717" calcext:value-type="float">
            <text:p>2.717</text:p>
          </table:table-cell>
          <table:table-cell office:value-type="float" office:value="6.095" calcext:value-type="float">
            <text:p>6.095</text:p>
          </table:table-cell>
          <table:table-cell office:value-type="float" office:value="8.826" calcext:value-type="float">
            <text:p>8.826</text:p>
          </table:table-cell>
          <table:table-cell office:value-type="float" office:value="13.533" calcext:value-type="float">
            <text:p>13.533</text:p>
          </table:table-cell>
          <table:table-cell office:value-type="float" office:value="18.413" calcext:value-type="float">
            <text:p>18.413</text:p>
          </table:table-cell>
          <table:table-cell office:value-type="float" office:value="766.194" calcext:value-type="float">
            <text:p>766.194</text:p>
          </table:table-cell>
          <table:table-cell office:value-type="float" office:value="3.039" calcext:value-type="float">
            <text:p>3.039</text:p>
          </table:table-cell>
          <table:table-cell office:value-type="float" office:value="12.355" calcext:value-type="float">
            <text:p>12.355</text:p>
          </table:table-cell>
          <table:table-cell office:value-type="float" office:value="2.218" calcext:value-type="float">
            <text:p>2.218</text:p>
          </table:table-cell>
          <table:table-cell office:value-type="float" office:value="10.488" calcext:value-type="float">
            <text:p>10.488</text:p>
          </table:table-cell>
          <table:table-cell office:value-type="float" office:value="16.959" calcext:value-type="float">
            <text:p>16.959</text:p>
          </table:table-cell>
          <table:table-cell office:value-type="float" office:value="27.768" calcext:value-type="float">
            <text:p>27.768</text:p>
          </table:table-cell>
          <table:table-cell office:value-type="float" office:value="35.207" calcext:value-type="float">
            <text:p>35.207</text:p>
          </table:table-cell>
          <table:table-cell office:value-type="float" office:value="40.819" calcext:value-type="float">
            <text:p>40.819</text:p>
          </table:table-cell>
          <table:table-cell office:value-type="float" office:value="51.441" calcext:value-type="float">
            <text:p>51.441</text:p>
          </table:table-cell>
          <table:table-cell office:value-type="float" office:value="80.301" calcext:value-type="float">
            <text:p>80.301</text:p>
          </table:table-cell>
          <table:table-cell office:value-type="float" office:value="939.128" calcext:value-type="float">
            <text:p>939.128</text:p>
          </table:table-cell>
          <table:table-cell office:value-type="float" office:value="24.734" calcext:value-type="float">
            <text:p>24.734</text:p>
          </table:table-cell>
          <table:table-cell office:value-type="float" office:value="45.62" calcext:value-type="float">
            <text:p>45.62</text:p>
          </table:table-cell>
          <table:table-cell office:value-type="float" office:value="377.786" calcext:value-type="float">
            <text:p>377.786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76" calcext:value-type="float">
            <text:p>0.676</text:p>
          </table:table-cell>
          <table:table-cell office:value-type="float" office:value="1.077" calcext:value-type="float">
            <text:p>1.077</text:p>
          </table:table-cell>
          <table:table-cell office:value-type="float" office:value="1.237" calcext:value-type="float">
            <text:p>1.237</text:p>
          </table:table-cell>
          <table:table-cell office:value-type="float" office:value="1.479" calcext:value-type="float">
            <text:p>1.479</text:p>
          </table:table-cell>
          <table:table-cell office:value-type="float" office:value="1.693" calcext:value-type="float">
            <text:p>1.693</text:p>
          </table:table-cell>
          <table:table-cell office:value-type="float" office:value="1.941" calcext:value-type="float">
            <text:p>1.941</text:p>
          </table:table-cell>
          <table:table-cell office:value-type="float" office:value="3.337" calcext:value-type="float">
            <text:p>3.337</text:p>
          </table:table-cell>
          <table:table-cell office:value-type="float" office:value="7.221" calcext:value-type="float">
            <text:p>7.221</text:p>
          </table:table-cell>
          <table:table-cell office:value-type="float" office:value="201.425" calcext:value-type="float">
            <text:p>201.425</text:p>
          </table:table-cell>
          <table:table-cell office:value-type="float" office:value="1.709" calcext:value-type="float">
            <text:p>1.709</text:p>
          </table:table-cell>
          <table:table-cell office:value-type="float" office:value="4.607" calcext:value-type="float">
            <text:p>4.607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81" calcext:value-type="float">
            <text:p>0.581</text:p>
          </table:table-cell>
          <table:table-cell office:value-type="float" office:value="0.742" calcext:value-type="float">
            <text:p>0.742</text:p>
          </table:table-cell>
          <table:table-cell office:value-type="float" office:value="0.872" calcext:value-type="float">
            <text:p>0.872</text:p>
          </table:table-cell>
          <table:table-cell office:value-type="float" office:value="1.007" calcext:value-type="float">
            <text:p>1.007</text:p>
          </table:table-cell>
          <table:table-cell office:value-type="float" office:value="1.377" calcext:value-type="float">
            <text:p>1.377</text:p>
          </table:table-cell>
          <table:table-cell office:value-type="float" office:value="3.88" calcext:value-type="float">
            <text:p>3.88</text:p>
          </table:table-cell>
          <table:table-cell office:value-type="float" office:value="196.179" calcext:value-type="float">
            <text:p>196.179</text:p>
          </table:table-cell>
          <table:table-cell office:value-type="float" office:value="0.819" calcext:value-type="float">
            <text:p>0.819</text:p>
          </table:table-cell>
          <table:table-cell office:value-type="float" office:value="1.989" calcext:value-type="float">
            <text:p>1.989</text:p>
          </table:table-cell>
          <table:table-cell office:value-type="float" office:value="0.714" calcext:value-type="float">
            <text:p>0.714</text:p>
          </table:table-cell>
          <table:table-cell office:value-type="float" office:value="1.102" calcext:value-type="float">
            <text:p>1.102</text:p>
          </table:table-cell>
          <table:table-cell office:value-type="float" office:value="1.292" calcext:value-type="float">
            <text:p>1.292</text:p>
          </table:table-cell>
          <table:table-cell office:value-type="float" office:value="1.632" calcext:value-type="float">
            <text:p>1.632</text:p>
          </table:table-cell>
          <table:table-cell office:value-type="float" office:value="2.081" calcext:value-type="float">
            <text:p>2.081</text:p>
          </table:table-cell>
          <table:table-cell office:value-type="float" office:value="3.153" calcext:value-type="float">
            <text:p>3.153</text:p>
          </table:table-cell>
          <table:table-cell office:value-type="float" office:value="6.87" calcext:value-type="float">
            <text:p>6.87</text:p>
          </table:table-cell>
          <table:table-cell office:value-type="float" office:value="11.676" calcext:value-type="float">
            <text:p>11.676</text:p>
          </table:table-cell>
          <table:table-cell office:value-type="float" office:value="364.692" calcext:value-type="float">
            <text:p>364.692</text:p>
          </table:table-cell>
          <table:table-cell office:value-type="float" office:value="2.423" calcext:value-type="float">
            <text:p>2.423</text:p>
          </table:table-cell>
          <table:table-cell office:value-type="float" office:value="8.461" calcext:value-type="float">
            <text:p>8.461</text:p>
          </table:table-cell>
          <table:table-cell office:value-type="float" office:value="0.277" calcext:value-type="float">
            <text:p>0.277</text:p>
          </table:table-cell>
          <table:table-cell office:value-type="float" office:value="0.422" calcext:value-type="float">
            <text:p>0.422</text:p>
          </table:table-cell>
          <table:table-cell office:value-type="float" office:value="0.505" calcext:value-type="float">
            <text:p>0.505</text:p>
          </table:table-cell>
          <table:table-cell office:value-type="float" office:value="0.644" calcext:value-type="float">
            <text:p>0.644</text:p>
          </table:table-cell>
          <table:table-cell office:value-type="float" office:value="0.759" calcext:value-type="float">
            <text:p>0.759</text:p>
          </table:table-cell>
          <table:table-cell office:value-type="float" office:value="0.87" calcext:value-type="float">
            <text:p>0.87</text:p>
          </table:table-cell>
          <table:table-cell office:value-type="float" office:value="1.161" calcext:value-type="float">
            <text:p>1.161</text:p>
          </table:table-cell>
          <table:table-cell office:value-type="float" office:value="2.804" calcext:value-type="float">
            <text:p>2.804</text:p>
          </table:table-cell>
          <table:table-cell office:value-type="float" office:value="198.748" calcext:value-type="float">
            <text:p>198.748</text:p>
          </table:table-cell>
          <table:table-cell office:value-type="float" office:value="0.703" calcext:value-type="float">
            <text:p>0.703</text:p>
          </table:table-cell>
          <table:table-cell office:value-type="float" office:value="2.051" calcext:value-type="float">
            <text:p>2.051</text:p>
          </table:table-cell>
          <table:table-cell office:value-type="float" office:value="2.409" calcext:value-type="float">
            <text:p>2.409</text:p>
          </table:table-cell>
          <table:table-cell office:value-type="float" office:value="3.442" calcext:value-type="float">
            <text:p>3.442</text:p>
          </table:table-cell>
          <table:table-cell office:value-type="float" office:value="3.878" calcext:value-type="float">
            <text:p>3.878</text:p>
          </table:table-cell>
          <table:table-cell office:value-type="float" office:value="4.808" calcext:value-type="float">
            <text:p>4.808</text:p>
          </table:table-cell>
          <table:table-cell office:value-type="float" office:value="6.703" calcext:value-type="float">
            <text:p>6.703</text:p>
          </table:table-cell>
          <table:table-cell office:value-type="float" office:value="8.995" calcext:value-type="float">
            <text:p>8.995</text:p>
          </table:table-cell>
          <table:table-cell office:value-type="float" office:value="12.716" calcext:value-type="float">
            <text:p>12.716</text:p>
          </table:table-cell>
          <table:table-cell office:value-type="float" office:value="17.497" calcext:value-type="float">
            <text:p>17.497</text:p>
          </table:table-cell>
          <table:table-cell office:value-type="float" office:value="368.492" calcext:value-type="float">
            <text:p>368.492</text:p>
          </table:table-cell>
          <table:table-cell office:value-type="float" office:value="5.654" calcext:value-type="float">
            <text:p>5.654</text:p>
          </table:table-cell>
          <table:table-cell office:value-type="float" office:value="10.376" calcext:value-type="float">
            <text:p>10.376</text:p>
          </table:table-cell>
          <table:table-cell office:value-type="float" office:value="448.715" calcext:value-type="float">
            <text:p>448.71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26" calcext:value-type="float">
            <text:p>0.626</text:p>
          </table:table-cell>
          <table:table-cell office:value-type="float" office:value="1.467" calcext:value-type="float">
            <text:p>1.467</text:p>
          </table:table-cell>
          <table:table-cell office:value-type="float" office:value="5.048" calcext:value-type="float">
            <text:p>5.048</text:p>
          </table:table-cell>
          <table:table-cell office:value-type="float" office:value="8.73" calcext:value-type="float">
            <text:p>8.73</text:p>
          </table:table-cell>
          <table:table-cell office:value-type="float" office:value="12.137" calcext:value-type="float">
            <text:p>12.137</text:p>
          </table:table-cell>
          <table:table-cell office:value-type="float" office:value="15.038" calcext:value-type="float">
            <text:p>15.038</text:p>
          </table:table-cell>
          <table:table-cell office:value-type="float" office:value="20.38" calcext:value-type="float">
            <text:p>20.38</text:p>
          </table:table-cell>
          <table:table-cell office:value-type="float" office:value="27.235" calcext:value-type="float">
            <text:p>27.235</text:p>
          </table:table-cell>
          <table:table-cell office:value-type="float" office:value="652.531" calcext:value-type="float">
            <text:p>652.531</text:p>
          </table:table-cell>
          <table:table-cell office:value-type="float" office:value="6.883" calcext:value-type="float">
            <text:p>6.883</text:p>
          </table:table-cell>
          <table:table-cell office:value-type="float" office:value="11.079" calcext:value-type="float">
            <text:p>11.079</text:p>
          </table:table-cell>
          <table:table-cell office:value-type="float" office:value="0.281" calcext:value-type="float">
            <text:p>0.281</text:p>
          </table:table-cell>
          <table:table-cell office:value-type="float" office:value="0.5" calcext:value-type="float">
            <text:p>0.5</text:p>
          </table:table-cell>
          <table:table-cell office:value-type="float" office:value="0.694" calcext:value-type="float">
            <text:p>0.694</text:p>
          </table:table-cell>
          <table:table-cell office:value-type="float" office:value="4.311" calcext:value-type="float">
            <text:p>4.311</text:p>
          </table:table-cell>
          <table:table-cell office:value-type="float" office:value="6.597" calcext:value-type="float">
            <text:p>6.597</text:p>
          </table:table-cell>
          <table:table-cell office:value-type="float" office:value="8.787" calcext:value-type="float">
            <text:p>8.787</text:p>
          </table:table-cell>
          <table:table-cell office:value-type="float" office:value="12.118" calcext:value-type="float">
            <text:p>12.118</text:p>
          </table:table-cell>
          <table:table-cell office:value-type="float" office:value="16.135" calcext:value-type="float">
            <text:p>16.135</text:p>
          </table:table-cell>
          <table:table-cell office:value-type="float" office:value="646.77" calcext:value-type="float">
            <text:p>646.77</text:p>
          </table:table-cell>
          <table:table-cell office:value-type="float" office:value="2.95" calcext:value-type="float">
            <text:p>2.95</text:p>
          </table:table-cell>
          <table:table-cell office:value-type="float" office:value="6.147" calcext:value-type="float">
            <text:p>6.147</text:p>
          </table:table-cell>
          <table:table-cell office:value-type="float" office:value="0.555" calcext:value-type="float">
            <text:p>0.555</text:p>
          </table:table-cell>
          <table:table-cell office:value-type="float" office:value="1.364" calcext:value-type="float">
            <text:p>1.364</text:p>
          </table:table-cell>
          <table:table-cell office:value-type="float" office:value="5.366" calcext:value-type="float">
            <text:p>5.366</text:p>
          </table:table-cell>
          <table:table-cell office:value-type="float" office:value="12.106" calcext:value-type="float">
            <text:p>12.106</text:p>
          </table:table-cell>
          <table:table-cell office:value-type="float" office:value="16.548" calcext:value-type="float">
            <text:p>16.548</text:p>
          </table:table-cell>
          <table:table-cell office:value-type="float" office:value="19.17" calcext:value-type="float">
            <text:p>19.17</text:p>
          </table:table-cell>
          <table:table-cell office:value-type="float" office:value="22.973" calcext:value-type="float">
            <text:p>22.973</text:p>
          </table:table-cell>
          <table:table-cell office:value-type="float" office:value="27.863" calcext:value-type="float">
            <text:p>27.863</text:p>
          </table:table-cell>
          <table:table-cell office:value-type="float" office:value="657.265" calcext:value-type="float">
            <text:p>657.265</text:p>
          </table:table-cell>
          <table:table-cell office:value-type="float" office:value="8.911" calcext:value-type="float">
            <text:p>8.911</text:p>
          </table:table-cell>
          <table:table-cell office:value-type="float" office:value="24.302" calcext:value-type="float">
            <text:p>24.3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4" calcext:value-type="float">
            <text:p>0.474</text:p>
          </table:table-cell>
          <table:table-cell office:value-type="float" office:value="2.464" calcext:value-type="float">
            <text:p>2.464</text:p>
          </table:table-cell>
          <table:table-cell office:value-type="float" office:value="5.865" calcext:value-type="float">
            <text:p>5.865</text:p>
          </table:table-cell>
          <table:table-cell office:value-type="float" office:value="8.261" calcext:value-type="float">
            <text:p>8.261</text:p>
          </table:table-cell>
          <table:table-cell office:value-type="float" office:value="12.481" calcext:value-type="float">
            <text:p>12.481</text:p>
          </table:table-cell>
          <table:table-cell office:value-type="float" office:value="16.567" calcext:value-type="float">
            <text:p>16.567</text:p>
          </table:table-cell>
          <table:table-cell office:value-type="float" office:value="638" calcext:value-type="float">
            <text:p>638</text:p>
          </table:table-cell>
          <table:table-cell office:value-type="float" office:value="2.63" calcext:value-type="float">
            <text:p>2.63</text:p>
          </table:table-cell>
          <table:table-cell office:value-type="float" office:value="8.577" calcext:value-type="float">
            <text:p>8.577</text:p>
          </table:table-cell>
          <table:table-cell office:value-type="float" office:value="2.093" calcext:value-type="float">
            <text:p>2.093</text:p>
          </table:table-cell>
          <table:table-cell office:value-type="float" office:value="10.503" calcext:value-type="float">
            <text:p>10.503</text:p>
          </table:table-cell>
          <table:table-cell office:value-type="float" office:value="16.591" calcext:value-type="float">
            <text:p>16.591</text:p>
          </table:table-cell>
          <table:table-cell office:value-type="float" office:value="26.559" calcext:value-type="float">
            <text:p>26.559</text:p>
          </table:table-cell>
          <table:table-cell office:value-type="float" office:value="33.113" calcext:value-type="float">
            <text:p>33.113</text:p>
          </table:table-cell>
          <table:table-cell office:value-type="float" office:value="37.91" calcext:value-type="float">
            <text:p>37.91</text:p>
          </table:table-cell>
          <table:table-cell office:value-type="float" office:value="45.536" calcext:value-type="float">
            <text:p>45.536</text:p>
          </table:table-cell>
          <table:table-cell office:value-type="float" office:value="55.471" calcext:value-type="float">
            <text:p>55.471</text:p>
          </table:table-cell>
          <table:table-cell office:value-type="float" office:value="720.377" calcext:value-type="float">
            <text:p>720.377</text:p>
          </table:table-cell>
          <table:table-cell office:value-type="float" office:value="21.373" calcext:value-type="float">
            <text:p>21.373</text:p>
          </table:table-cell>
          <table:table-cell office:value-type="float" office:value="30.383" calcext:value-type="float">
            <text:p>30.383</text:p>
          </table:table-cell>
          <table:table-cell office:value-type="float" office:value="469.244" calcext:value-type="float">
            <text:p>469.244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7" calcext:value-type="float">
            <text:p>0.67</text:p>
          </table:table-cell>
          <table:table-cell office:value-type="float" office:value="1.021" calcext:value-type="float">
            <text:p>1.021</text:p>
          </table:table-cell>
          <table:table-cell office:value-type="float" office:value="1.181" calcext:value-type="float">
            <text:p>1.181</text:p>
          </table:table-cell>
          <table:table-cell office:value-type="float" office:value="1.443" calcext:value-type="float">
            <text:p>1.443</text:p>
          </table:table-cell>
          <table:table-cell office:value-type="float" office:value="1.671" calcext:value-type="float">
            <text:p>1.671</text:p>
          </table:table-cell>
          <table:table-cell office:value-type="float" office:value="1.935" calcext:value-type="float">
            <text:p>1.935</text:p>
          </table:table-cell>
          <table:table-cell office:value-type="float" office:value="2.863" calcext:value-type="float">
            <text:p>2.863</text:p>
          </table:table-cell>
          <table:table-cell office:value-type="float" office:value="7.426" calcext:value-type="float">
            <text:p>7.426</text:p>
          </table:table-cell>
          <table:table-cell office:value-type="float" office:value="236.133" calcext:value-type="float">
            <text:p>236.133</text:p>
          </table:table-cell>
          <table:table-cell office:value-type="float" office:value="1.617" calcext:value-type="float">
            <text:p>1.617</text:p>
          </table:table-cell>
          <table:table-cell office:value-type="float" office:value="2.729" calcext:value-type="float">
            <text:p>2.729</text:p>
          </table:table-cell>
          <table:table-cell office:value-type="float" office:value="0.314" calcext:value-type="float">
            <text:p>0.314</text:p>
          </table:table-cell>
          <table:table-cell office:value-type="float" office:value="0.481" calcext:value-type="float">
            <text:p>0.481</text:p>
          </table:table-cell>
          <table:table-cell office:value-type="float" office:value="0.587" calcext:value-type="float">
            <text:p>0.587</text:p>
          </table:table-cell>
          <table:table-cell office:value-type="float" office:value="0.77" calcext:value-type="float">
            <text:p>0.77</text:p>
          </table:table-cell>
          <table:table-cell office:value-type="float" office:value="0.924" calcext:value-type="float">
            <text:p>0.924</text:p>
          </table:table-cell>
          <table:table-cell office:value-type="float" office:value="1.075" calcext:value-type="float">
            <text:p>1.075</text:p>
          </table:table-cell>
          <table:table-cell office:value-type="float" office:value="1.442" calcext:value-type="float">
            <text:p>1.442</text:p>
          </table:table-cell>
          <table:table-cell office:value-type="float" office:value="2.542" calcext:value-type="float">
            <text:p>2.542</text:p>
          </table:table-cell>
          <table:table-cell office:value-type="float" office:value="203.204" calcext:value-type="float">
            <text:p>203.204</text:p>
          </table:table-cell>
          <table:table-cell office:value-type="float" office:value="0.801" calcext:value-type="float">
            <text:p>0.801</text:p>
          </table:table-cell>
          <table:table-cell office:value-type="float" office:value="1.528" calcext:value-type="float">
            <text:p>1.528</text:p>
          </table:table-cell>
          <table:table-cell office:value-type="float" office:value="0.736" calcext:value-type="float">
            <text:p>0.736</text:p>
          </table:table-cell>
          <table:table-cell office:value-type="float" office:value="1.107" calcext:value-type="float">
            <text:p>1.107</text:p>
          </table:table-cell>
          <table:table-cell office:value-type="float" office:value="1.319" calcext:value-type="float">
            <text:p>1.319</text:p>
          </table:table-cell>
          <table:table-cell office:value-type="float" office:value="1.749" calcext:value-type="float">
            <text:p>1.749</text:p>
          </table:table-cell>
          <table:table-cell office:value-type="float" office:value="2.413" calcext:value-type="float">
            <text:p>2.413</text:p>
          </table:table-cell>
          <table:table-cell office:value-type="float" office:value="4.056" calcext:value-type="float">
            <text:p>4.056</text:p>
          </table:table-cell>
          <table:table-cell office:value-type="float" office:value="9.362" calcext:value-type="float">
            <text:p>9.362</text:p>
          </table:table-cell>
          <table:table-cell office:value-type="float" office:value="16.886" calcext:value-type="float">
            <text:p>16.886</text:p>
          </table:table-cell>
          <table:table-cell office:value-type="float" office:value="227.522" calcext:value-type="float">
            <text:p>227.522</text:p>
          </table:table-cell>
          <table:table-cell office:value-type="float" office:value="2.843" calcext:value-type="float">
            <text:p>2.843</text:p>
          </table:table-cell>
          <table:table-cell office:value-type="float" office:value="9.57" calcext:value-type="float">
            <text:p>9.57</text:p>
          </table:table-cell>
          <table:table-cell office:value-type="float" office:value="0.26" calcext:value-type="float">
            <text:p>0.2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13" calcext:value-type="float">
            <text:p>0.513</text:p>
          </table:table-cell>
          <table:table-cell office:value-type="float" office:value="0.675" calcext:value-type="float">
            <text:p>0.675</text:p>
          </table:table-cell>
          <table:table-cell office:value-type="float" office:value="0.809" calcext:value-type="float">
            <text:p>0.809</text:p>
          </table:table-cell>
          <table:table-cell office:value-type="float" office:value="0.932" calcext:value-type="float">
            <text:p>0.932</text:p>
          </table:table-cell>
          <table:table-cell office:value-type="float" office:value="1.244" calcext:value-type="float">
            <text:p>1.244</text:p>
          </table:table-cell>
          <table:table-cell office:value-type="float" office:value="2.325" calcext:value-type="float">
            <text:p>2.325</text:p>
          </table:table-cell>
          <table:table-cell office:value-type="float" office:value="116.117" calcext:value-type="float">
            <text:p>116.117</text:p>
          </table:table-cell>
          <table:table-cell office:value-type="float" office:value="0.706" calcext:value-type="float">
            <text:p>0.706</text:p>
          </table:table-cell>
          <table:table-cell office:value-type="float" office:value="1.46" calcext:value-type="float">
            <text:p>1.46</text:p>
          </table:table-cell>
          <table:table-cell office:value-type="float" office:value="2.409" calcext:value-type="float">
            <text:p>2.409</text:p>
          </table:table-cell>
          <table:table-cell office:value-type="float" office:value="3.424" calcext:value-type="float">
            <text:p>3.424</text:p>
          </table:table-cell>
          <table:table-cell office:value-type="float" office:value="3.905" calcext:value-type="float">
            <text:p>3.905</text:p>
          </table:table-cell>
          <table:table-cell office:value-type="float" office:value="4.973" calcext:value-type="float">
            <text:p>4.973</text:p>
          </table:table-cell>
          <table:table-cell office:value-type="float" office:value="6.836" calcext:value-type="float">
            <text:p>6.836</text:p>
          </table:table-cell>
          <table:table-cell office:value-type="float" office:value="9.7" calcext:value-type="float">
            <text:p>9.7</text:p>
          </table:table-cell>
          <table:table-cell office:value-type="float" office:value="15.31" calcext:value-type="float">
            <text:p>15.31</text:p>
          </table:table-cell>
          <table:table-cell office:value-type="float" office:value="23.146" calcext:value-type="float">
            <text:p>23.146</text:p>
          </table:table-cell>
          <table:table-cell office:value-type="float" office:value="246.315" calcext:value-type="float">
            <text:p>246.315</text:p>
          </table:table-cell>
          <table:table-cell office:value-type="float" office:value="5.967" calcext:value-type="float">
            <text:p>5.967</text:p>
          </table:table-cell>
          <table:table-cell office:value-type="float" office:value="10.608" calcext:value-type="float">
            <text:p>10.608</text:p>
          </table:table-cell>
          <table:table-cell office:value-type="float" office:value="530.014" calcext:value-type="float">
            <text:p>530.01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36" calcext:value-type="float">
            <text:p>0.636</text:p>
          </table:table-cell>
          <table:table-cell office:value-type="float" office:value="1.662" calcext:value-type="float">
            <text:p>1.662</text:p>
          </table:table-cell>
          <table:table-cell office:value-type="float" office:value="5.13" calcext:value-type="float">
            <text:p>5.13</text:p>
          </table:table-cell>
          <table:table-cell office:value-type="float" office:value="8.378" calcext:value-type="float">
            <text:p>8.378</text:p>
          </table:table-cell>
          <table:table-cell office:value-type="float" office:value="11.81" calcext:value-type="float">
            <text:p>11.81</text:p>
          </table:table-cell>
          <table:table-cell office:value-type="float" office:value="14.608" calcext:value-type="float">
            <text:p>14.608</text:p>
          </table:table-cell>
          <table:table-cell office:value-type="float" office:value="19.639" calcext:value-type="float">
            <text:p>19.639</text:p>
          </table:table-cell>
          <table:table-cell office:value-type="float" office:value="25.751" calcext:value-type="float">
            <text:p>25.751</text:p>
          </table:table-cell>
          <table:table-cell office:value-type="float" office:value="675.969" calcext:value-type="float">
            <text:p>675.969</text:p>
          </table:table-cell>
          <table:table-cell office:value-type="float" office:value="6.703" calcext:value-type="float">
            <text:p>6.703</text:p>
          </table:table-cell>
          <table:table-cell office:value-type="float" office:value="11.114" calcext:value-type="float">
            <text:p>11.1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511" calcext:value-type="float">
            <text:p>0.511</text:p>
          </table:table-cell>
          <table:table-cell office:value-type="float" office:value="0.729" calcext:value-type="float">
            <text:p>0.729</text:p>
          </table:table-cell>
          <table:table-cell office:value-type="float" office:value="4.191" calcext:value-type="float">
            <text:p>4.191</text:p>
          </table:table-cell>
          <table:table-cell office:value-type="float" office:value="6.241" calcext:value-type="float">
            <text:p>6.241</text:p>
          </table:table-cell>
          <table:table-cell office:value-type="float" office:value="7.77" calcext:value-type="float">
            <text:p>7.77</text:p>
          </table:table-cell>
          <table:table-cell office:value-type="float" office:value="11.107" calcext:value-type="float">
            <text:p>11.107</text:p>
          </table:table-cell>
          <table:table-cell office:value-type="float" office:value="15.035" calcext:value-type="float">
            <text:p>15.035</text:p>
          </table:table-cell>
          <table:table-cell office:value-type="float" office:value="469.394" calcext:value-type="float">
            <text:p>469.394</text:p>
          </table:table-cell>
          <table:table-cell office:value-type="float" office:value="2.783" calcext:value-type="float">
            <text:p>2.783</text:p>
          </table:table-cell>
          <table:table-cell office:value-type="float" office:value="6.015" calcext:value-type="float">
            <text:p>6.015</text:p>
          </table:table-cell>
          <table:table-cell office:value-type="float" office:value="0.582" calcext:value-type="float">
            <text:p>0.582</text:p>
          </table:table-cell>
          <table:table-cell office:value-type="float" office:value="1.407" calcext:value-type="float">
            <text:p>1.407</text:p>
          </table:table-cell>
          <table:table-cell office:value-type="float" office:value="5.188" calcext:value-type="float">
            <text:p>5.188</text:p>
          </table:table-cell>
          <table:table-cell office:value-type="float" office:value="11.281" calcext:value-type="float">
            <text:p>11.281</text:p>
          </table:table-cell>
          <table:table-cell office:value-type="float" office:value="15.775" calcext:value-type="float">
            <text:p>15.775</text:p>
          </table:table-cell>
          <table:table-cell office:value-type="float" office:value="18.154" calcext:value-type="float">
            <text:p>18.154</text:p>
          </table:table-cell>
          <table:table-cell office:value-type="float" office:value="21.376" calcext:value-type="float">
            <text:p>21.376</text:p>
          </table:table-cell>
          <table:table-cell office:value-type="float" office:value="25.627" calcext:value-type="float">
            <text:p>25.627</text:p>
          </table:table-cell>
          <table:table-cell office:value-type="float" office:value="674.922" calcext:value-type="float">
            <text:p>674.922</text:p>
          </table:table-cell>
          <table:table-cell office:value-type="float" office:value="8.542" calcext:value-type="float">
            <text:p>8.542</text:p>
          </table:table-cell>
          <table:table-cell office:value-type="float" office:value="24.498" calcext:value-type="float">
            <text:p>24.498</text:p>
          </table:table-cell>
          <table:table-cell office:value-type="float" office:value="0.204" calcext:value-type="float">
            <text:p>0.204</text:p>
          </table:table-cell>
          <table:table-cell office:value-type="float" office:value="0.361" calcext:value-type="float">
            <text:p>0.361</text:p>
          </table:table-cell>
          <table:table-cell office:value-type="float" office:value="0.481" calcext:value-type="float">
            <text:p>0.481</text:p>
          </table:table-cell>
          <table:table-cell office:value-type="float" office:value="2.15" calcext:value-type="float">
            <text:p>2.15</text:p>
          </table:table-cell>
          <table:table-cell office:value-type="float" office:value="5.609" calcext:value-type="float">
            <text:p>5.609</text:p>
          </table:table-cell>
          <table:table-cell office:value-type="float" office:value="7.367" calcext:value-type="float">
            <text:p>7.367</text:p>
          </table:table-cell>
          <table:table-cell office:value-type="float" office:value="11.642" calcext:value-type="float">
            <text:p>11.642</text:p>
          </table:table-cell>
          <table:table-cell office:value-type="float" office:value="15.908" calcext:value-type="float">
            <text:p>15.908</text:p>
          </table:table-cell>
          <table:table-cell office:value-type="float" office:value="481.343" calcext:value-type="float">
            <text:p>481.343</text:p>
          </table:table-cell>
          <table:table-cell office:value-type="float" office:value="2.452" calcext:value-type="float">
            <text:p>2.452</text:p>
          </table:table-cell>
          <table:table-cell office:value-type="float" office:value="7.25" calcext:value-type="float">
            <text:p>7.25</text:p>
          </table:table-cell>
          <table:table-cell office:value-type="float" office:value="2.018" calcext:value-type="float">
            <text:p>2.018</text:p>
          </table:table-cell>
          <table:table-cell office:value-type="float" office:value="10.282" calcext:value-type="float">
            <text:p>10.282</text:p>
          </table:table-cell>
          <table:table-cell office:value-type="float" office:value="15.939" calcext:value-type="float">
            <text:p>15.939</text:p>
          </table:table-cell>
          <table:table-cell office:value-type="float" office:value="25.249" calcext:value-type="float">
            <text:p>25.249</text:p>
          </table:table-cell>
          <table:table-cell office:value-type="float" office:value="31.193" calcext:value-type="float">
            <text:p>31.193</text:p>
          </table:table-cell>
          <table:table-cell office:value-type="float" office:value="35.637" calcext:value-type="float">
            <text:p>35.637</text:p>
          </table:table-cell>
          <table:table-cell office:value-type="float" office:value="42.514" calcext:value-type="float">
            <text:p>42.514</text:p>
          </table:table-cell>
          <table:table-cell office:value-type="float" office:value="51.394" calcext:value-type="float">
            <text:p>51.394</text:p>
          </table:table-cell>
          <table:table-cell office:value-type="float" office:value="712.359" calcext:value-type="float">
            <text:p>712.359</text:p>
          </table:table-cell>
          <table:table-cell office:value-type="float" office:value="20.48" calcext:value-type="float">
            <text:p>20.48</text:p>
          </table:table-cell>
          <table:table-cell office:value-type="float" office:value="29.872" calcext:value-type="float">
            <text:p>29.872</text:p>
          </table:table-cell>
          <table:table-cell office:value-type="float" office:value="548.961" calcext:value-type="float">
            <text:p>548.961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6" calcext:value-type="float">
            <text:p>0.66</text:p>
          </table:table-cell>
          <table:table-cell office:value-type="float" office:value="1.028" calcext:value-type="float">
            <text:p>1.028</text:p>
          </table:table-cell>
          <table:table-cell office:value-type="float" office:value="1.197" calcext:value-type="float">
            <text:p>1.197</text:p>
          </table:table-cell>
          <table:table-cell office:value-type="float" office:value="1.535" calcext:value-type="float">
            <text:p>1.535</text:p>
          </table:table-cell>
          <table:table-cell office:value-type="float" office:value="1.949" calcext:value-type="float">
            <text:p>1.949</text:p>
          </table:table-cell>
          <table:table-cell office:value-type="float" office:value="2.534" calcext:value-type="float">
            <text:p>2.534</text:p>
          </table:table-cell>
          <table:table-cell office:value-type="float" office:value="4.308" calcext:value-type="float">
            <text:p>4.308</text:p>
          </table:table-cell>
          <table:table-cell office:value-type="float" office:value="9.136" calcext:value-type="float">
            <text:p>9.136</text:p>
          </table:table-cell>
          <table:table-cell office:value-type="float" office:value="1972.953" calcext:value-type="float">
            <text:p>1972.953</text:p>
          </table:table-cell>
          <table:table-cell office:value-type="float" office:value="1.938" calcext:value-type="float">
            <text:p>1.938</text:p>
          </table:table-cell>
          <table:table-cell office:value-type="float" office:value="9.171" calcext:value-type="float">
            <text:p>9.17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8" calcext:value-type="float">
            <text:p>0.488</text:p>
          </table:table-cell>
          <table:table-cell office:value-type="float" office:value="0.604" calcext:value-type="float">
            <text:p>0.604</text:p>
          </table:table-cell>
          <table:table-cell office:value-type="float" office:value="0.831" calcext:value-type="float">
            <text:p>0.831</text:p>
          </table:table-cell>
          <table:table-cell office:value-type="float" office:value="1.073" calcext:value-type="float">
            <text:p>1.073</text:p>
          </table:table-cell>
          <table:table-cell office:value-type="float" office:value="1.338" calcext:value-type="float">
            <text:p>1.338</text:p>
          </table:table-cell>
          <table:table-cell office:value-type="float" office:value="2.071" calcext:value-type="float">
            <text:p>2.071</text:p>
          </table:table-cell>
          <table:table-cell office:value-type="float" office:value="4.098" calcext:value-type="float">
            <text:p>4.098</text:p>
          </table:table-cell>
          <table:table-cell office:value-type="float" office:value="1971.031" calcext:value-type="float">
            <text:p>1971.031</text:p>
          </table:table-cell>
          <table:table-cell office:value-type="float" office:value="0.954" calcext:value-type="float">
            <text:p>0.954</text:p>
          </table:table-cell>
          <table:table-cell office:value-type="float" office:value="7.73" calcext:value-type="float">
            <text:p>7.73</text:p>
          </table:table-cell>
          <table:table-cell office:value-type="float" office:value="0.678" calcext:value-type="float">
            <text:p>0.678</text:p>
          </table:table-cell>
          <table:table-cell office:value-type="float" office:value="1.14" calcext:value-type="float">
            <text:p>1.14</text:p>
          </table:table-cell>
          <table:table-cell office:value-type="float" office:value="1.395" calcext:value-type="float">
            <text:p>1.395</text:p>
          </table:table-cell>
          <table:table-cell office:value-type="float" office:value="2.071" calcext:value-type="float">
            <text:p>2.071</text:p>
          </table:table-cell>
          <table:table-cell office:value-type="float" office:value="3.489" calcext:value-type="float">
            <text:p>3.489</text:p>
          </table:table-cell>
          <table:table-cell office:value-type="float" office:value="5.619" calcext:value-type="float">
            <text:p>5.619</text:p>
          </table:table-cell>
          <table:table-cell office:value-type="float" office:value="10.497" calcext:value-type="float">
            <text:p>10.497</text:p>
          </table:table-cell>
          <table:table-cell office:value-type="float" office:value="18.605" calcext:value-type="float">
            <text:p>18.605</text:p>
          </table:table-cell>
          <table:table-cell office:value-type="float" office:value="1982.41" calcext:value-type="float">
            <text:p>1982.41</text:p>
          </table:table-cell>
          <table:table-cell office:value-type="float" office:value="5.038" calcext:value-type="float">
            <text:p>5.038</text:p>
          </table:table-cell>
          <table:table-cell office:value-type="float" office:value="60.352" calcext:value-type="float">
            <text:p>60.352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1" calcext:value-type="float">
            <text:p>0.431</text:p>
          </table:table-cell>
          <table:table-cell office:value-type="float" office:value="0.527" calcext:value-type="float">
            <text:p>0.527</text:p>
          </table:table-cell>
          <table:table-cell office:value-type="float" office:value="0.716" calcext:value-type="float">
            <text:p>0.716</text:p>
          </table:table-cell>
          <table:table-cell office:value-type="float" office:value="0.926" calcext:value-type="float">
            <text:p>0.926</text:p>
          </table:table-cell>
          <table:table-cell office:value-type="float" office:value="1.169" calcext:value-type="float">
            <text:p>1.169</text:p>
          </table:table-cell>
          <table:table-cell office:value-type="float" office:value="1.902" calcext:value-type="float">
            <text:p>1.902</text:p>
          </table:table-cell>
          <table:table-cell office:value-type="float" office:value="3.739" calcext:value-type="float">
            <text:p>3.739</text:p>
          </table:table-cell>
          <table:table-cell office:value-type="float" office:value="1594.455" calcext:value-type="float">
            <text:p>1594.455</text:p>
          </table:table-cell>
          <table:table-cell office:value-type="float" office:value="0.903" calcext:value-type="float">
            <text:p>0.903</text:p>
          </table:table-cell>
          <table:table-cell office:value-type="float" office:value="8.109" calcext:value-type="float">
            <text:p>8.109</text:p>
          </table:table-cell>
          <table:table-cell office:value-type="float" office:value="2.404" calcext:value-type="float">
            <text:p>2.404</text:p>
          </table:table-cell>
          <table:table-cell office:value-type="float" office:value="3.494" calcext:value-type="float">
            <text:p>3.494</text:p>
          </table:table-cell>
          <table:table-cell office:value-type="float" office:value="4.158" calcext:value-type="float">
            <text:p>4.158</text:p>
          </table:table-cell>
          <table:table-cell office:value-type="float" office:value="6.185" calcext:value-type="float">
            <text:p>6.185</text:p>
          </table:table-cell>
          <table:table-cell office:value-type="float" office:value="9.098" calcext:value-type="float">
            <text:p>9.098</text:p>
          </table:table-cell>
          <table:table-cell office:value-type="float" office:value="12.128" calcext:value-type="float">
            <text:p>12.128</text:p>
          </table:table-cell>
          <table:table-cell office:value-type="float" office:value="17.701" calcext:value-type="float">
            <text:p>17.701</text:p>
          </table:table-cell>
          <table:table-cell office:value-type="float" office:value="27.284" calcext:value-type="float">
            <text:p>27.284</text:p>
          </table:table-cell>
          <table:table-cell office:value-type="float" office:value="2012.77" calcext:value-type="float">
            <text:p>2012.77</text:p>
          </table:table-cell>
          <table:table-cell office:value-type="float" office:value="8.834" calcext:value-type="float">
            <text:p>8.834</text:p>
          </table:table-cell>
          <table:table-cell office:value-type="float" office:value="63.038" calcext:value-type="float">
            <text:p>63.038</text:p>
          </table:table-cell>
          <table:table-cell office:value-type="float" office:value="603.931" calcext:value-type="float">
            <text:p>603.93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9" calcext:value-type="float">
            <text:p>0.639</text:p>
          </table:table-cell>
          <table:table-cell office:value-type="float" office:value="2.045" calcext:value-type="float">
            <text:p>2.045</text:p>
          </table:table-cell>
          <table:table-cell office:value-type="float" office:value="5.506" calcext:value-type="float">
            <text:p>5.506</text:p>
          </table:table-cell>
          <table:table-cell office:value-type="float" office:value="9.24" calcext:value-type="float">
            <text:p>9.24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.388" calcext:value-type="float">
            <text:p>16.388</text:p>
          </table:table-cell>
          <table:table-cell office:value-type="float" office:value="21.939" calcext:value-type="float">
            <text:p>21.939</text:p>
          </table:table-cell>
          <table:table-cell office:value-type="float" office:value="28.531" calcext:value-type="float">
            <text:p>28.531</text:p>
          </table:table-cell>
          <table:table-cell office:value-type="float" office:value="788.68" calcext:value-type="float">
            <text:p>788.68</text:p>
          </table:table-cell>
          <table:table-cell office:value-type="float" office:value="7.45" calcext:value-type="float">
            <text:p>7.45</text:p>
          </table:table-cell>
          <table:table-cell office:value-type="float" office:value="12.29" calcext:value-type="float">
            <text:p>12.2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32" calcext:value-type="float">
            <text:p>0.532</text:p>
          </table:table-cell>
          <table:table-cell office:value-type="float" office:value="0.785" calcext:value-type="float">
            <text:p>0.785</text:p>
          </table:table-cell>
          <table:table-cell office:value-type="float" office:value="4.018" calcext:value-type="float">
            <text:p>4.018</text:p>
          </table:table-cell>
          <table:table-cell office:value-type="float" office:value="6.325" calcext:value-type="float">
            <text:p>6.325</text:p>
          </table:table-cell>
          <table:table-cell office:value-type="float" office:value="7.88" calcext:value-type="float">
            <text:p>7.88</text:p>
          </table:table-cell>
          <table:table-cell office:value-type="float" office:value="11.234" calcext:value-type="float">
            <text:p>11.234</text:p>
          </table:table-cell>
          <table:table-cell office:value-type="float" office:value="15.521" calcext:value-type="float">
            <text:p>15.521</text:p>
          </table:table-cell>
          <table:table-cell office:value-type="float" office:value="788.054" calcext:value-type="float">
            <text:p>788.054</text:p>
          </table:table-cell>
          <table:table-cell office:value-type="float" office:value="2.805" calcext:value-type="float">
            <text:p>2.805</text:p>
          </table:table-cell>
          <table:table-cell office:value-type="float" office:value="6.181" calcext:value-type="float">
            <text:p>6.181</text:p>
          </table:table-cell>
          <table:table-cell office:value-type="float" office:value="0.549" calcext:value-type="float">
            <text:p>0.549</text:p>
          </table:table-cell>
          <table:table-cell office:value-type="float" office:value="1.547" calcext:value-type="float">
            <text:p>1.547</text:p>
          </table:table-cell>
          <table:table-cell office:value-type="float" office:value="5.303" calcext:value-type="float">
            <text:p>5.303</text:p>
          </table:table-cell>
          <table:table-cell office:value-type="float" office:value="11.087" calcext:value-type="float">
            <text:p>11.087</text:p>
          </table:table-cell>
          <table:table-cell office:value-type="float" office:value="15.796" calcext:value-type="float">
            <text:p>15.796</text:p>
          </table:table-cell>
          <table:table-cell office:value-type="float" office:value="18.558" calcext:value-type="float">
            <text:p>18.558</text:p>
          </table:table-cell>
          <table:table-cell office:value-type="float" office:value="22.176" calcext:value-type="float">
            <text:p>22.176</text:p>
          </table:table-cell>
          <table:table-cell office:value-type="float" office:value="27.659" calcext:value-type="float">
            <text:p>27.659</text:p>
          </table:table-cell>
          <table:table-cell office:value-type="float" office:value="801.875" calcext:value-type="float">
            <text:p>801.875</text:p>
          </table:table-cell>
          <table:table-cell office:value-type="float" office:value="9.528" calcext:value-type="float">
            <text:p>9.528</text:p>
          </table:table-cell>
          <table:table-cell office:value-type="float" office:value="34.052" calcext:value-type="float">
            <text:p>34.05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95" calcext:value-type="float">
            <text:p>0.495</text:p>
          </table:table-cell>
          <table:table-cell office:value-type="float" office:value="1.358" calcext:value-type="float">
            <text:p>1.358</text:p>
          </table:table-cell>
          <table:table-cell office:value-type="float" office:value="5.626" calcext:value-type="float">
            <text:p>5.626</text:p>
          </table:table-cell>
          <table:table-cell office:value-type="float" office:value="7.417" calcext:value-type="float">
            <text:p>7.417</text:p>
          </table:table-cell>
          <table:table-cell office:value-type="float" office:value="11.701" calcext:value-type="float">
            <text:p>11.701</text:p>
          </table:table-cell>
          <table:table-cell office:value-type="float" office:value="15.928" calcext:value-type="float">
            <text:p>15.928</text:p>
          </table:table-cell>
          <table:table-cell office:value-type="float" office:value="790.154" calcext:value-type="float">
            <text:p>790.154</text:p>
          </table:table-cell>
          <table:table-cell office:value-type="float" office:value="2.443" calcext:value-type="float">
            <text:p>2.443</text:p>
          </table:table-cell>
          <table:table-cell office:value-type="float" office:value="8.547" calcext:value-type="float">
            <text:p>8.547</text:p>
          </table:table-cell>
          <table:table-cell office:value-type="float" office:value="2.108" calcext:value-type="float">
            <text:p>2.108</text:p>
          </table:table-cell>
          <table:table-cell office:value-type="float" office:value="10.861" calcext:value-type="float">
            <text:p>10.861</text:p>
          </table:table-cell>
          <table:table-cell office:value-type="float" office:value="16.689" calcext:value-type="float">
            <text:p>16.689</text:p>
          </table:table-cell>
          <table:table-cell office:value-type="float" office:value="26.178" calcext:value-type="float">
            <text:p>26.178</text:p>
          </table:table-cell>
          <table:table-cell office:value-type="float" office:value="32.484" calcext:value-type="float">
            <text:p>32.484</text:p>
          </table:table-cell>
          <table:table-cell office:value-type="float" office:value="37.295" calcext:value-type="float">
            <text:p>37.295</text:p>
          </table:table-cell>
          <table:table-cell office:value-type="float" office:value="44.725" calcext:value-type="float">
            <text:p>44.725</text:p>
          </table:table-cell>
          <table:table-cell office:value-type="float" office:value="55.831" calcext:value-type="float">
            <text:p>55.831</text:p>
          </table:table-cell>
          <table:table-cell office:value-type="float" office:value="843.505" calcext:value-type="float">
            <text:p>843.505</text:p>
          </table:table-cell>
          <table:table-cell office:value-type="float" office:value="22.226" calcext:value-type="float">
            <text:p>22.226</text:p>
          </table:table-cell>
          <table:table-cell office:value-type="float" office:value="38.714" calcext:value-type="float">
            <text:p>38.714</text:p>
          </table:table-cell>
          <table:table-cell office:value-type="float" office:value="620.008" calcext:value-type="float">
            <text:p>620.008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1.052" calcext:value-type="float">
            <text:p>1.052</text:p>
          </table:table-cell>
          <table:table-cell office:value-type="float" office:value="1.274" calcext:value-type="float">
            <text:p>1.274</text:p>
          </table:table-cell>
          <table:table-cell office:value-type="float" office:value="1.754" calcext:value-type="float">
            <text:p>1.754</text:p>
          </table:table-cell>
          <table:table-cell office:value-type="float" office:value="2.385" calcext:value-type="float">
            <text:p>2.385</text:p>
          </table:table-cell>
          <table:table-cell office:value-type="float" office:value="3.264" calcext:value-type="float">
            <text:p>3.264</text:p>
          </table:table-cell>
          <table:table-cell office:value-type="float" office:value="6.004" calcext:value-type="float">
            <text:p>6.00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372.408" calcext:value-type="float">
            <text:p>1372.408</text:p>
          </table:table-cell>
          <table:table-cell office:value-type="float" office:value="2.586" calcext:value-type="float">
            <text:p>2.586</text:p>
          </table:table-cell>
          <table:table-cell office:value-type="float" office:value="24.073" calcext:value-type="float">
            <text:p>24.073</text:p>
          </table:table-cell>
          <table:table-cell office:value-type="float" office:value="0.303" calcext:value-type="float">
            <text:p>0.303</text:p>
          </table:table-cell>
          <table:table-cell office:value-type="float" office:value="0.521" calcext:value-type="float">
            <text:p>0.521</text:p>
          </table:table-cell>
          <table:table-cell office:value-type="float" office:value="0.676" calcext:value-type="float">
            <text:p>0.676</text:p>
          </table:table-cell>
          <table:table-cell office:value-type="float" office:value="0.993" calcext:value-type="float">
            <text:p>0.993</text:p>
          </table:table-cell>
          <table:table-cell office:value-type="float" office:value="1.332" calcext:value-type="float">
            <text:p>1.332</text:p>
          </table:table-cell>
          <table:table-cell office:value-type="float" office:value="1.698" calcext:value-type="float">
            <text:p>1.698</text:p>
          </table:table-cell>
          <table:table-cell office:value-type="float" office:value="2.687" calcext:value-type="float">
            <text:p>2.687</text:p>
          </table:table-cell>
          <table:table-cell office:value-type="float" office:value="5.155" calcext:value-type="float">
            <text:p>5.155</text:p>
          </table:table-cell>
          <table:table-cell office:value-type="float" office:value="1376.751" calcext:value-type="float">
            <text:p>1376.751</text:p>
          </table:table-cell>
          <table:table-cell office:value-type="float" office:value="1.121" calcext:value-type="float">
            <text:p>1.121</text:p>
          </table:table-cell>
          <table:table-cell office:value-type="float" office:value="7.158" calcext:value-type="float">
            <text:p>7.158</text:p>
          </table:table-cell>
          <table:table-cell office:value-type="float" office:value="0.731" calcext:value-type="float">
            <text:p>0.731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  <table:table-cell office:value-type="float" office:value="2.589" calcext:value-type="float">
            <text:p>2.589</text:p>
          </table:table-cell>
          <table:table-cell office:value-type="float" office:value="4.563" calcext:value-type="float">
            <text:p>4.563</text:p>
          </table:table-cell>
          <table:table-cell office:value-type="float" office:value="7.056" calcext:value-type="float">
            <text:p>7.056</text:p>
          </table:table-cell>
          <table:table-cell office:value-type="float" office:value="12.298" calcext:value-type="float">
            <text:p>12.298</text:p>
          </table:table-cell>
          <table:table-cell office:value-type="float" office:value="21.876" calcext:value-type="float">
            <text:p>21.876</text:p>
          </table:table-cell>
          <table:table-cell office:value-type="float" office:value="1379.907" calcext:value-type="float">
            <text:p>1379.907</text:p>
          </table:table-cell>
          <table:table-cell office:value-type="float" office:value="4.442" calcext:value-type="float">
            <text:p>4.442</text:p>
          </table:table-cell>
          <table:table-cell office:value-type="float" office:value="31.294" calcext:value-type="float">
            <text:p>31.294</text:p>
          </table:table-cell>
          <table:table-cell office:value-type="float" office:value="0.273" calcext:value-type="float">
            <text:p>0.27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87" calcext:value-type="float">
            <text:p>0.587</text:p>
          </table:table-cell>
          <table:table-cell office:value-type="float" office:value="0.863" calcext:value-type="float">
            <text:p>0.863</text:p>
          </table:table-cell>
          <table:table-cell office:value-type="float" office:value="1.168" calcext:value-type="float">
            <text:p>1.168</text:p>
          </table:table-cell>
          <table:table-cell office:value-type="float" office:value="1.523" calcext:value-type="float">
            <text:p>1.523</text:p>
          </table:table-cell>
          <table:table-cell office:value-type="float" office:value="2.554" calcext:value-type="float">
            <text:p>2.554</text:p>
          </table:table-cell>
          <table:table-cell office:value-type="float" office:value="4.922" calcext:value-type="float">
            <text:p>4.922</text:p>
          </table:table-cell>
          <table:table-cell office:value-type="float" office:value="350.223" calcext:value-type="float">
            <text:p>350.223</text:p>
          </table:table-cell>
          <table:table-cell office:value-type="float" office:value="1.098" calcext:value-type="float">
            <text:p>1.098</text:p>
          </table:table-cell>
          <table:table-cell office:value-type="float" office:value="5.988" calcext:value-type="float">
            <text:p>5.988</text:p>
          </table:table-cell>
          <table:table-cell office:value-type="float" office:value="2.337" calcext:value-type="float">
            <text:p>2.337</text:p>
          </table:table-cell>
          <table:table-cell office:value-type="float" office:value="3.837" calcext:value-type="float">
            <text:p>3.837</text:p>
          </table:table-cell>
          <table:table-cell office:value-type="float" office:value="4.79" calcext:value-type="float">
            <text:p>4.79</text:p>
          </table:table-cell>
          <table:table-cell office:value-type="float" office:value="7.69" calcext:value-type="float">
            <text:p>7.69</text:p>
          </table:table-cell>
          <table:table-cell office:value-type="float" office:value="11.239" calcext:value-type="float">
            <text:p>11.239</text:p>
          </table:table-cell>
          <table:table-cell office:value-type="float" office:value="14.676" calcext:value-type="float">
            <text:p>14.676</text:p>
          </table:table-cell>
          <table:table-cell office:value-type="float" office:value="21.325" calcext:value-type="float">
            <text:p>21.325</text:p>
          </table:table-cell>
          <table:table-cell office:value-type="float" office:value="33.101" calcext:value-type="float">
            <text:p>33.101</text:p>
          </table:table-cell>
          <table:table-cell office:value-type="float" office:value="1396.44" calcext:value-type="float">
            <text:p>1396.44</text:p>
          </table:table-cell>
          <table:table-cell office:value-type="float" office:value="9.247" calcext:value-type="float">
            <text:p>9.247</text:p>
          </table:table-cell>
          <table:table-cell office:value-type="float" office:value="41.151" calcext:value-type="float">
            <text:p>41.151</text:p>
          </table:table-cell>
          <table:table-cell office:value-type="float" office:value="688.695" calcext:value-type="float">
            <text:p>688.6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55" calcext:value-type="float">
            <text:p>0.655</text:p>
          </table:table-cell>
          <table:table-cell office:value-type="float" office:value="2.45" calcext:value-type="float">
            <text:p>2.45</text:p>
          </table:table-cell>
          <table:table-cell office:value-type="float" office:value="5.807" calcext:value-type="float">
            <text:p>5.807</text:p>
          </table:table-cell>
          <table:table-cell office:value-type="float" office:value="9.887" calcext:value-type="float">
            <text:p>9.887</text:p>
          </table:table-cell>
          <table:table-cell office:value-type="float" office:value="13.978" calcext:value-type="float">
            <text:p>13.978</text:p>
          </table:table-cell>
          <table:table-cell office:value-type="float" office:value="17.191" calcext:value-type="float">
            <text:p>17.191</text:p>
          </table:table-cell>
          <table:table-cell office:value-type="float" office:value="22.693" calcext:value-type="float">
            <text:p>22.693</text:p>
          </table:table-cell>
          <table:table-cell office:value-type="float" office:value="29.628" calcext:value-type="float">
            <text:p>29.628</text:p>
          </table:table-cell>
          <table:table-cell office:value-type="float" office:value="800.209" calcext:value-type="float">
            <text:p>800.209</text:p>
          </table:table-cell>
          <table:table-cell office:value-type="float" office:value="7.788" calcext:value-type="float">
            <text:p>7.788</text:p>
          </table:table-cell>
          <table:table-cell office:value-type="float" office:value="10.759" calcext:value-type="float">
            <text:p>10.759</text:p>
          </table:table-cell>
          <table:table-cell office:value-type="float" office:value="0.287" calcext:value-type="float">
            <text:p>0.287</text:p>
          </table:table-cell>
          <table:table-cell office:value-type="float" office:value="0.564" calcext:value-type="float">
            <text:p>0.564</text:p>
          </table:table-cell>
          <table:table-cell office:value-type="float" office:value="0.847" calcext:value-type="float">
            <text:p>0.847</text:p>
          </table:table-cell>
          <table:table-cell office:value-type="float" office:value="3.956" calcext:value-type="float">
            <text:p>3.956</text:p>
          </table:table-cell>
          <table:table-cell office:value-type="float" office:value="6.493" calcext:value-type="float">
            <text:p>6.493</text:p>
          </table:table-cell>
          <table:table-cell office:value-type="float" office:value="8.064" calcext:value-type="float">
            <text:p>8.064</text:p>
          </table:table-cell>
          <table:table-cell office:value-type="float" office:value="11.429" calcext:value-type="float">
            <text:p>11.429</text:p>
          </table:table-cell>
          <table:table-cell office:value-type="float" office:value="15.546" calcext:value-type="float">
            <text:p>15.546</text:p>
          </table:table-cell>
          <table:table-cell office:value-type="float" office:value="597.222" calcext:value-type="float">
            <text:p>597.222</text:p>
          </table:table-cell>
          <table:table-cell office:value-type="float" office:value="2.867" calcext:value-type="float">
            <text:p>2.867</text:p>
          </table:table-cell>
          <table:table-cell office:value-type="float" office:value="6.237" calcext:value-type="float">
            <text:p>6.237</text:p>
          </table:table-cell>
          <table:table-cell office:value-type="float" office:value="0.59" calcext:value-type="float">
            <text:p>0.59</text:p>
          </table:table-cell>
          <table:table-cell office:value-type="float" office:value="1.703" calcext:value-type="float">
            <text:p>1.703</text:p>
          </table:table-cell>
          <table:table-cell office:value-type="float" office:value="5.395" calcext:value-type="float">
            <text:p>5.395</text:p>
          </table:table-cell>
          <table:table-cell office:value-type="float" office:value="10.864" calcext:value-type="float">
            <text:p>10.864</text:p>
          </table:table-cell>
          <table:table-cell office:value-type="float" office:value="15.332" calcext:value-type="float">
            <text:p>15.332</text:p>
          </table:table-cell>
          <table:table-cell office:value-type="float" office:value="18.146" calcext:value-type="float">
            <text:p>18.146</text:p>
          </table:table-cell>
          <table:table-cell office:value-type="float" office:value="21.857" calcext:value-type="float">
            <text:p>21.857</text:p>
          </table:table-cell>
          <table:table-cell office:value-type="float" office:value="26.714" calcext:value-type="float">
            <text:p>26.714</text:p>
          </table:table-cell>
          <table:table-cell office:value-type="float" office:value="791.867" calcext:value-type="float">
            <text:p>791.867</text:p>
          </table:table-cell>
          <table:table-cell office:value-type="float" office:value="8.685" calcext:value-type="float">
            <text:p>8.685</text:p>
          </table:table-cell>
          <table:table-cell office:value-type="float" office:value="28.103" calcext:value-type="float">
            <text:p>28.103</text:p>
          </table:table-cell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524" calcext:value-type="float">
            <text:p>0.524</text:p>
          </table:table-cell>
          <table:table-cell office:value-type="float" office:value="1.664" calcext:value-type="float">
            <text:p>1.664</text:p>
          </table:table-cell>
          <table:table-cell office:value-type="float" office:value="5.828" calcext:value-type="float">
            <text:p>5.828</text:p>
          </table:table-cell>
          <table:table-cell office:value-type="float" office:value="7.538" calcext:value-type="float">
            <text:p>7.538</text:p>
          </table:table-cell>
          <table:table-cell office:value-type="float" office:value="11.344" calcext:value-type="float">
            <text:p>11.344</text:p>
          </table:table-cell>
          <table:table-cell office:value-type="float" office:value="15.79" calcext:value-type="float">
            <text:p>15.79</text:p>
          </table:table-cell>
          <table:table-cell office:value-type="float" office:value="753.355" calcext:value-type="float">
            <text:p>753.355</text:p>
          </table:table-cell>
          <table:table-cell office:value-type="float" office:value="2.525" calcext:value-type="float">
            <text:p>2.525</text:p>
          </table:table-cell>
          <table:table-cell office:value-type="float" office:value="9.098" calcext:value-type="float">
            <text:p>9.098</text:p>
          </table:table-cell>
          <table:table-cell office:value-type="float" office:value="2.134" calcext:value-type="float">
            <text:p>2.134</text:p>
          </table:table-cell>
          <table:table-cell office:value-type="float" office:value="11.412" calcext:value-type="float">
            <text:p>11.412</text:p>
          </table:table-cell>
          <table:table-cell office:value-type="float" office:value="17.327" calcext:value-type="float">
            <text:p>17.327</text:p>
          </table:table-cell>
          <table:table-cell office:value-type="float" office:value="26.664" calcext:value-type="float">
            <text:p>26.664</text:p>
          </table:table-cell>
          <table:table-cell office:value-type="float" office:value="32.716" calcext:value-type="float">
            <text:p>32.716</text:p>
          </table:table-cell>
          <table:table-cell office:value-type="float" office:value="37.186" calcext:value-type="float">
            <text:p>37.186</text:p>
          </table:table-cell>
          <table:table-cell office:value-type="float" office:value="44.43" calcext:value-type="float">
            <text:p>44.43</text:p>
          </table:table-cell>
          <table:table-cell office:value-type="float" office:value="54.598" calcext:value-type="float">
            <text:p>54.598</text:p>
          </table:table-cell>
          <table:table-cell office:value-type="float" office:value="824.363" calcext:value-type="float">
            <text:p>824.363</text:p>
          </table:table-cell>
          <table:table-cell office:value-type="float" office:value="21.866" calcext:value-type="float">
            <text:p>21.866</text:p>
          </table:table-cell>
          <table:table-cell office:value-type="float" office:value="33.992" calcext:value-type="float">
            <text:p>33.992</text:p>
          </table:table-cell>
          <table:table-cell office:value-type="float" office:value="697.882" calcext:value-type="float">
            <text:p>697.882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46" calcext:value-type="float">
            <text:p>0.646</text:p>
          </table:table-cell>
          <table:table-cell office:value-type="float" office:value="1.115" calcext:value-type="float">
            <text:p>1.115</text:p>
          </table:table-cell>
          <table:table-cell office:value-type="float" office:value="1.417" calcext:value-type="float">
            <text:p>1.417</text:p>
          </table:table-cell>
          <table:table-cell office:value-type="float" office:value="2.241" calcext:value-type="float">
            <text:p>2.241</text:p>
          </table:table-cell>
          <table:table-cell office:value-type="float" office:value="3.386" calcext:value-type="float">
            <text:p>3.386</text:p>
          </table:table-cell>
          <table:table-cell office:value-type="float" office:value="4.893" calcext:value-type="float">
            <text:p>4.893</text:p>
          </table:table-cell>
          <table:table-cell office:value-type="float" office:value="8.841" calcext:value-type="float">
            <text:p>8.841</text:p>
          </table:table-cell>
          <table:table-cell office:value-type="float" office:value="14.809" calcext:value-type="float">
            <text:p>14.809</text:p>
          </table:table-cell>
          <table:table-cell office:value-type="float" office:value="386.509" calcext:value-type="float">
            <text:p>386.509</text:p>
          </table:table-cell>
          <table:table-cell office:value-type="float" office:value="2.663" calcext:value-type="float">
            <text:p>2.663</text:p>
          </table:table-cell>
          <table:table-cell office:value-type="float" office:value="6.297" calcext:value-type="float">
            <text:p>6.297</text:p>
          </table:table-cell>
          <table:table-cell office:value-type="float" office:value="0.318" calcext:value-type="float">
            <text:p>0.318</text:p>
          </table:table-cell>
          <table:table-cell office:value-type="float" office:value="0.567" calcext:value-type="float">
            <text:p>0.567</text:p>
          </table:table-cell>
          <table:table-cell office:value-type="float" office:value="0.775" calcext:value-type="float">
            <text:p>0.775</text:p>
          </table:table-cell>
          <table:table-cell office:value-type="float" office:value="1.257" calcext:value-type="float">
            <text:p>1.257</text:p>
          </table:table-cell>
          <table:table-cell office:value-type="float" office:value="1.793" calcext:value-type="float">
            <text:p>1.793</text:p>
          </table:table-cell>
          <table:table-cell office:value-type="float" office:value="2.365" calcext:value-type="float">
            <text:p>2.365</text:p>
          </table:table-cell>
          <table:table-cell office:value-type="float" office:value="3.795" calcext:value-type="float">
            <text:p>3.795</text:p>
          </table:table-cell>
          <table:table-cell office:value-type="float" office:value="6.893" calcext:value-type="float">
            <text:p>6.893</text:p>
          </table:table-cell>
          <table:table-cell office:value-type="float" office:value="112.182" calcext:value-type="float">
            <text:p>112.182</text:p>
          </table:table-cell>
          <table:table-cell office:value-type="float" office:value="1.333" calcext:value-type="float">
            <text:p>1.333</text:p>
          </table:table-cell>
          <table:table-cell office:value-type="float" office:value="2.199" calcext:value-type="float">
            <text:p>2.199</text:p>
          </table:table-cell>
          <table:table-cell office:value-type="float" office:value="0.75" calcext:value-type="float">
            <text:p>0.75</text:p>
          </table:table-cell>
          <table:table-cell office:value-type="float" office:value="1.357" calcext:value-type="float">
            <text:p>1.357</text:p>
          </table:table-cell>
          <table:table-cell office:value-type="float" office:value="1.865" calcext:value-type="float">
            <text:p>1.865</text:p>
          </table:table-cell>
          <table:table-cell office:value-type="float" office:value="3.567" calcext:value-type="float">
            <text:p>3.567</text:p>
          </table:table-cell>
          <table:table-cell office:value-type="float" office:value="5.985" calcext:value-type="float">
            <text:p>5.985</text:p>
          </table:table-cell>
          <table:table-cell office:value-type="float" office:value="8.598" calcext:value-type="float">
            <text:p>8.598</text:p>
          </table:table-cell>
          <table:table-cell office:value-type="float" office:value="13.589" calcext:value-type="float">
            <text:p>13.589</text:p>
          </table:table-cell>
          <table:table-cell office:value-type="float" office:value="22.27" calcext:value-type="float">
            <text:p>22.27</text:p>
          </table:table-cell>
          <table:table-cell office:value-type="float" office:value="430.66" calcext:value-type="float">
            <text:p>430.66</text:p>
          </table:table-cell>
          <table:table-cell office:value-type="float" office:value="4.314" calcext:value-type="float">
            <text:p>4.314</text:p>
          </table:table-cell>
          <table:table-cell office:value-type="float" office:value="12.914" calcext:value-type="float">
            <text:p>12.914</text:p>
          </table:table-cell>
          <table:table-cell office:value-type="float" office:value="0.294" calcext:value-type="float">
            <text:p>0.294</text:p>
          </table:table-cell>
          <table:table-cell office:value-type="float" office:value="0.497" calcext:value-type="float">
            <text:p>0.497</text:p>
          </table:table-cell>
          <table:table-cell office:value-type="float" office:value="0.672" calcext:value-type="float">
            <text:p>0.672</text:p>
          </table:table-cell>
          <table:table-cell office:value-type="float" office:value="1.093" calcext:value-type="float">
            <text:p>1.093</text:p>
          </table:table-cell>
          <table:table-cell office:value-type="float" office:value="1.613" calcext:value-type="float">
            <text:p>1.613</text:p>
          </table:table-cell>
          <table:table-cell office:value-type="float" office:value="2.228" calcext:value-type="float">
            <text:p>2.228</text:p>
          </table:table-cell>
          <table:table-cell office:value-type="float" office:value="3.744" calcext:value-type="float">
            <text:p>3.744</text:p>
          </table:table-cell>
          <table:table-cell office:value-type="float" office:value="6.856" calcext:value-type="float">
            <text:p>6.856</text:p>
          </table:table-cell>
          <table:table-cell office:value-type="float" office:value="425.65" calcext:value-type="float">
            <text:p>425.65</text:p>
          </table:table-cell>
          <table:table-cell office:value-type="float" office:value="1.298" calcext:value-type="float">
            <text:p>1.298</text:p>
          </table:table-cell>
          <table:table-cell office:value-type="float" office:value="4.1" calcext:value-type="float">
            <text:p>4.1</text:p>
          </table:table-cell>
          <table:table-cell office:value-type="float" office:value="2.456" calcext:value-type="float">
            <text:p>2.456</text:p>
          </table:table-cell>
          <table:table-cell office:value-type="float" office:value="4.342" calcext:value-type="float">
            <text:p>4.342</text:p>
          </table:table-cell>
          <table:table-cell office:value-type="float" office:value="5.93" calcext:value-type="float">
            <text:p>5.93</text:p>
          </table:table-cell>
          <table:table-cell office:value-type="float" office:value="10.283" calcext:value-type="float">
            <text:p>10.283</text:p>
          </table:table-cell>
          <table:table-cell office:value-type="float" office:value="14.422" calcext:value-type="float">
            <text:p>14.422</text:p>
          </table:table-cell>
          <table:table-cell office:value-type="float" office:value="17.843" calcext:value-type="float">
            <text:p>17.843</text:p>
          </table:table-cell>
          <table:table-cell office:value-type="float" office:value="24.296" calcext:value-type="float">
            <text:p>24.296</text:p>
          </table:table-cell>
          <table:table-cell office:value-type="float" office:value="34.992" calcext:value-type="float">
            <text:p>34.992</text:p>
          </table:table-cell>
          <table:table-cell office:value-type="float" office:value="580.214" calcext:value-type="float">
            <text:p>580.214</text:p>
          </table:table-cell>
          <table:table-cell office:value-type="float" office:value="9.608" calcext:value-type="float">
            <text:p>9.608</text:p>
          </table:table-cell>
          <table:table-cell office:value-type="float" office:value="16.359" calcext:value-type="float">
            <text:p>16.359</text:p>
          </table:table-cell>
          <table:table-cell office:value-type="float" office:value="768.663" calcext:value-type="float">
            <text:p>768.6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" calcext:value-type="float">
            <text:p>0.609</text:p>
          </table:table-cell>
          <table:table-cell office:value-type="float" office:value="2.936" calcext:value-type="float">
            <text:p>2.936</text:p>
          </table:table-cell>
          <table:table-cell office:value-type="float" office:value="6.295" calcext:value-type="float">
            <text:p>6.295</text:p>
          </table:table-cell>
          <table:table-cell office:value-type="float" office:value="11.111" calcext:value-type="float">
            <text:p>11.111</text:p>
          </table:table-cell>
          <table:table-cell office:value-type="float" office:value="15.232" calcext:value-type="float">
            <text:p>15.232</text:p>
          </table:table-cell>
          <table:table-cell office:value-type="float" office:value="18.459" calcext:value-type="float">
            <text:p>18.459</text:p>
          </table:table-cell>
          <table:table-cell office:value-type="float" office:value="24.499" calcext:value-type="float">
            <text:p>24.499</text:p>
          </table:table-cell>
          <table:table-cell office:value-type="float" office:value="32.04" calcext:value-type="float">
            <text:p>32.04</text:p>
          </table:table-cell>
          <table:table-cell office:value-type="float" office:value="591.752" calcext:value-type="float">
            <text:p>591.752</text:p>
          </table:table-cell>
          <table:table-cell office:value-type="float" office:value="8.811" calcext:value-type="float">
            <text:p>8.811</text:p>
          </table:table-cell>
          <table:table-cell office:value-type="float" office:value="13.282" calcext:value-type="float">
            <text:p>13.282</text:p>
          </table:table-cell>
          <table:table-cell office:value-type="float" office:value="0.276" calcext:value-type="float">
            <text:p>0.276</text:p>
          </table:table-cell>
          <table:table-cell office:value-type="float" office:value="0.613" calcext:value-type="float">
            <text:p>0.613</text:p>
          </table:table-cell>
          <table:table-cell office:value-type="float" office:value="0.972" calcext:value-type="float">
            <text:p>0.972</text:p>
          </table:table-cell>
          <table:table-cell office:value-type="float" office:value="4.718" calcext:value-type="float">
            <text:p>4.718</text:p>
          </table:table-cell>
          <table:table-cell office:value-type="float" office:value="7.146" calcext:value-type="float">
            <text:p>7.146</text:p>
          </table:table-cell>
          <table:table-cell office:value-type="float" office:value="9.066" calcext:value-type="float">
            <text:p>9.066</text:p>
          </table:table-cell>
          <table:table-cell office:value-type="float" office:value="12.765" calcext:value-type="float">
            <text:p>12.765</text:p>
          </table:table-cell>
          <table:table-cell office:value-type="float" office:value="17.17" calcext:value-type="float">
            <text:p>17.17</text:p>
          </table:table-cell>
          <table:table-cell office:value-type="float" office:value="493.152" calcext:value-type="float">
            <text:p>493.152</text:p>
          </table:table-cell>
          <table:table-cell office:value-type="float" office:value="3.269" calcext:value-type="float">
            <text:p>3.269</text:p>
          </table:table-cell>
          <table:table-cell office:value-type="float" office:value="6.095" calcext:value-type="float">
            <text:p>6.095</text:p>
          </table:table-cell>
          <table:table-cell office:value-type="float" office:value="0.586" calcext:value-type="float">
            <text:p>0.586</text:p>
          </table:table-cell>
          <table:table-cell office:value-type="float" office:value="2.063" calcext:value-type="float">
            <text:p>2.063</text:p>
          </table:table-cell>
          <table:table-cell office:value-type="float" office:value="5.848" calcext:value-type="float">
            <text:p>5.848</text:p>
          </table:table-cell>
          <table:table-cell office:value-type="float" office:value="11.424" calcext:value-type="float">
            <text:p>11.424</text:p>
          </table:table-cell>
          <table:table-cell office:value-type="float" office:value="16.064" calcext:value-type="float">
            <text:p>16.064</text:p>
          </table:table-cell>
          <table:table-cell office:value-type="float" office:value="19.173" calcext:value-type="float">
            <text:p>19.173</text:p>
          </table:table-cell>
          <table:table-cell office:value-type="float" office:value="23.706" calcext:value-type="float">
            <text:p>23.706</text:p>
          </table:table-cell>
          <table:table-cell office:value-type="float" office:value="30.737" calcext:value-type="float">
            <text:p>30.737</text:p>
          </table:table-cell>
          <table:table-cell office:value-type="float" office:value="584.572" calcext:value-type="float">
            <text:p>584.572</text:p>
          </table:table-cell>
          <table:table-cell office:value-type="float" office:value="9.491" calcext:value-type="float">
            <text:p>9.491</text:p>
          </table:table-cell>
          <table:table-cell office:value-type="float" office:value="24.12" calcext:value-type="float">
            <text:p>24.12</text:p>
          </table:table-cell>
          <table:table-cell office:value-type="float" office:value="0.212" calcext:value-type="float">
            <text:p>0.212</text:p>
          </table:table-cell>
          <table:table-cell office:value-type="float" office:value="0.403" calcext:value-type="float">
            <text:p>0.403</text:p>
          </table:table-cell>
          <table:table-cell office:value-type="float" office:value="0.594" calcext:value-type="float">
            <text:p>0.594</text:p>
          </table:table-cell>
          <table:table-cell office:value-type="float" office:value="3.144" calcext:value-type="float">
            <text:p>3.144</text:p>
          </table:table-cell>
          <table:table-cell office:value-type="float" office:value="6.623" calcext:value-type="float">
            <text:p>6.623</text:p>
          </table:table-cell>
          <table:table-cell office:value-type="float" office:value="8.794" calcext:value-type="float">
            <text:p>8.794</text:p>
          </table:table-cell>
          <table:table-cell office:value-type="float" office:value="12.921" calcext:value-type="float">
            <text:p>12.921</text:p>
          </table:table-cell>
          <table:table-cell office:value-type="float" office:value="17.32" calcext:value-type="float">
            <text:p>17.32</text:p>
          </table:table-cell>
          <table:table-cell office:value-type="float" office:value="516.45" calcext:value-type="float">
            <text:p>516.45</text:p>
          </table:table-cell>
          <table:table-cell office:value-type="float" office:value="2.922" calcext:value-type="float">
            <text:p>2.922</text:p>
          </table:table-cell>
          <table:table-cell office:value-type="float" office:value="8.009" calcext:value-type="float">
            <text:p>8.009</text:p>
          </table:table-cell>
          <table:table-cell office:value-type="float" office:value="2.377" calcext:value-type="float">
            <text:p>2.377</text:p>
          </table:table-cell>
          <table:table-cell office:value-type="float" office:value="12.753" calcext:value-type="float">
            <text:p>12.753</text:p>
          </table:table-cell>
          <table:table-cell office:value-type="float" office:value="19.29" calcext:value-type="float">
            <text:p>19.29</text:p>
          </table:table-cell>
          <table:table-cell office:value-type="float" office:value="29.098" calcext:value-type="float">
            <text:p>29.098</text:p>
          </table:table-cell>
          <table:table-cell office:value-type="float" office:value="35.729" calcext:value-type="float">
            <text:p>35.729</text:p>
          </table:table-cell>
          <table:table-cell office:value-type="float" office:value="40.863" calcext:value-type="float">
            <text:p>40.863</text:p>
          </table:table-cell>
          <table:table-cell office:value-type="float" office:value="50.176" calcext:value-type="float">
            <text:p>50.176</text:p>
          </table:table-cell>
          <table:table-cell office:value-type="float" office:value="64.968" calcext:value-type="float">
            <text:p>64.968</text:p>
          </table:table-cell>
          <table:table-cell office:value-type="float" office:value="603.433" calcext:value-type="float">
            <text:p>603.433</text:p>
          </table:table-cell>
          <table:table-cell office:value-type="float" office:value="24.492" calcext:value-type="float">
            <text:p>24.492</text:p>
          </table:table-cell>
          <table:table-cell office:value-type="float" office:value="30.697" calcext:value-type="float">
            <text:p>30.697</text:p>
          </table:table-cell>
          <table:table-cell office:value-type="float" office:value="759.323" calcext:value-type="float">
            <text:p>759.323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69" calcext:value-type="float">
            <text:p>0.669</text:p>
          </table:table-cell>
          <table:table-cell office:value-type="float" office:value="1.203" calcext:value-type="float">
            <text:p>1.203</text:p>
          </table:table-cell>
          <table:table-cell office:value-type="float" office:value="1.634" calcext:value-type="float">
            <text:p>1.634</text:p>
          </table:table-cell>
          <table:table-cell office:value-type="float" office:value="2.963" calcext:value-type="float">
            <text:p>2.963</text:p>
          </table:table-cell>
          <table:table-cell office:value-type="float" office:value="4.823" calcext:value-type="float">
            <text:p>4.823</text:p>
          </table:table-cell>
          <table:table-cell office:value-type="float" office:value="7.183" calcext:value-type="float">
            <text:p>7.183</text:p>
          </table:table-cell>
          <table:table-cell office:value-type="float" office:value="11.619" calcext:value-type="float">
            <text:p>11.619</text:p>
          </table:table-cell>
          <table:table-cell office:value-type="float" office:value="17.838" calcext:value-type="float">
            <text:p>17.838</text:p>
          </table:table-cell>
          <table:table-cell office:value-type="float" office:value="388.397" calcext:value-type="float">
            <text:p>388.397</text:p>
          </table:table-cell>
          <table:table-cell office:value-type="float" office:value="3.318" calcext:value-type="float">
            <text:p>3.318</text:p>
          </table:table-cell>
          <table:table-cell office:value-type="float" office:value="7.331" calcext:value-type="float">
            <text:p>7.3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8" calcext:value-type="float">
            <text:p>0.628</text:p>
          </table:table-cell>
          <table:table-cell office:value-type="float" office:value="0.92" calcext:value-type="float">
            <text:p>0.92</text:p>
          </table:table-cell>
          <table:table-cell office:value-type="float" office:value="1.609" calcext:value-type="float">
            <text:p>1.609</text:p>
          </table:table-cell>
          <table:table-cell office:value-type="float" office:value="2.336" calcext:value-type="float">
            <text:p>2.336</text:p>
          </table:table-cell>
          <table:table-cell office:value-type="float" office:value="3.041" calcext:value-type="float">
            <text:p>3.041</text:p>
          </table:table-cell>
          <table:table-cell office:value-type="float" office:value="4.756" calcext:value-type="float">
            <text:p>4.756</text:p>
          </table:table-cell>
          <table:table-cell office:value-type="float" office:value="8.275" calcext:value-type="float">
            <text:p>8.275</text:p>
          </table:table-cell>
          <table:table-cell office:value-type="float" office:value="201.824" calcext:value-type="float">
            <text:p>201.824</text:p>
          </table:table-cell>
          <table:table-cell office:value-type="float" office:value="1.602" calcext:value-type="float">
            <text:p>1.602</text:p>
          </table:table-cell>
          <table:table-cell office:value-type="float" office:value="2.504" calcext:value-type="float">
            <text:p>2.504</text:p>
          </table:table-cell>
          <table:table-cell office:value-type="float" office:value="0.732" calcext:value-type="float">
            <text:p>0.732</text:p>
          </table:table-cell>
          <table:table-cell office:value-type="float" office:value="1.531" calcext:value-type="float">
            <text:p>1.531</text:p>
          </table:table-cell>
          <table:table-cell office:value-type="float" office:value="2.284" calcext:value-type="float">
            <text:p>2.284</text:p>
          </table:table-cell>
          <table:table-cell office:value-type="float" office:value="4.583" calcext:value-type="float">
            <text:p>4.583</text:p>
          </table:table-cell>
          <table:table-cell office:value-type="float" office:value="7.186" calcext:value-type="float">
            <text:p>7.186</text:p>
          </table:table-cell>
          <table:table-cell office:value-type="float" office:value="9.757" calcext:value-type="float">
            <text:p>9.757</text:p>
          </table:table-cell>
          <table:table-cell office:value-type="float" office:value="14.554" calcext:value-type="float">
            <text:p>14.554</text:p>
          </table:table-cell>
          <table:table-cell office:value-type="float" office:value="23.086" calcext:value-type="float">
            <text:p>23.086</text:p>
          </table:table-cell>
          <table:table-cell office:value-type="float" office:value="731.989" calcext:value-type="float">
            <text:p>731.989</text:p>
          </table:table-cell>
          <table:table-cell office:value-type="float" office:value="5.134" calcext:value-type="float">
            <text:p>5.134</text:p>
          </table:table-cell>
          <table:table-cell office:value-type="float" office:value="18.168" calcext:value-type="float">
            <text:p>18.168</text:p>
          </table:table-cell>
          <table:table-cell office:value-type="float" office:value="0.308" calcext:value-type="float">
            <text:p>0.3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793" calcext:value-type="float">
            <text:p>0.793</text:p>
          </table:table-cell>
          <table:table-cell office:value-type="float" office:value="1.439" calcext:value-type="float">
            <text:p>1.439</text:p>
          </table:table-cell>
          <table:table-cell office:value-type="float" office:value="2.186" calcext:value-type="float">
            <text:p>2.186</text:p>
          </table:table-cell>
          <table:table-cell office:value-type="float" office:value="2.979" calcext:value-type="float">
            <text:p>2.979</text:p>
          </table:table-cell>
          <table:table-cell office:value-type="float" office:value="4.74" calcext:value-type="float">
            <text:p>4.74</text:p>
          </table:table-cell>
          <table:table-cell office:value-type="float" office:value="7.934" calcext:value-type="float">
            <text:p>7.934</text:p>
          </table:table-cell>
          <table:table-cell office:value-type="float" office:value="391.632" calcext:value-type="float">
            <text:p>391.632</text:p>
          </table:table-cell>
          <table:table-cell office:value-type="float" office:value="1.544" calcext:value-type="float">
            <text:p>1.544</text:p>
          </table:table-cell>
          <table:table-cell office:value-type="float" office:value="4.936" calcext:value-type="float">
            <text:p>4.936</text:p>
          </table:table-cell>
          <table:table-cell office:value-type="float" office:value="2.596" calcext:value-type="float">
            <text:p>2.596</text:p>
          </table:table-cell>
          <table:table-cell office:value-type="float" office:value="5.105" calcext:value-type="float">
            <text:p>5.105</text:p>
          </table:table-cell>
          <table:table-cell office:value-type="float" office:value="7.532" calcext:value-type="float">
            <text:p>7.532</text:p>
          </table:table-cell>
          <table:table-cell office:value-type="float" office:value="12.988" calcext:value-type="float">
            <text:p>12.988</text:p>
          </table:table-cell>
          <table:table-cell office:value-type="float" office:value="17.341" calcext:value-type="float">
            <text:p>17.341</text:p>
          </table:table-cell>
          <table:table-cell office:value-type="float" office:value="20.873" calcext:value-type="float">
            <text:p>20.873</text:p>
          </table:table-cell>
          <table:table-cell office:value-type="float" office:value="27.582" calcext:value-type="float">
            <text:p>27.582</text:p>
          </table:table-cell>
          <table:table-cell office:value-type="float" office:value="38.231" calcext:value-type="float">
            <text:p>38.231</text:p>
          </table:table-cell>
          <table:table-cell office:value-type="float" office:value="740.086" calcext:value-type="float">
            <text:p>740.086</text:p>
          </table:table-cell>
          <table:table-cell office:value-type="float" office:value="11.599" calcext:value-type="float">
            <text:p>11.599</text:p>
          </table:table-cell>
          <table:table-cell office:value-type="float" office:value="21.328" calcext:value-type="float">
            <text:p>21.328</text:p>
          </table:table-cell>
          <table:table-cell office:value-type="float" office:value="842.983" calcext:value-type="float">
            <text:p>842.983</text:p>
          </table:table-cell>
          <table:table-cell table:number-columns-repeated="906"/>
        </table:table-row>
      </table:table>
      <table:table table:name="Charts_008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5.B20:Charts_005.B29 Charts_008.J19:Charts_008.J19 Charts_008.J20:Charts_008.J29 Charts_008.U19:Charts_008.U19 Charts_008.U20:Charts_008.U29 Charts_008.AF19:Charts_008.AF19 Charts_008.AF20:Charts_008.AF29 Charts_008.AQ19:Charts_008.AQ19 Charts_008.AQ20:Charts_008.AQ29 Charts_008.BQ19:Charts_008.BQ19 Charts_008.BQ20:Charts_008.BQ29 Charts_008.CB19:Charts_008.CB19 Charts_008.CB20:Charts_008.CB29 Charts_008.CM19:Charts_008.CM19 Charts_008.CM20:Charts_008.CM29 Charts_008.CX19:Charts_008.CX19 Charts_008.CX20:Charts_008.CX2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5.B20:Charts_005.B29 Charts_008.BB19:Charts_008.BB19 Charts_008.BB20:Charts_008.BB29 Charts_008.BG19:Charts_008.BG19 Charts_008.BG20:Charts_008.BG29 Charts_008.DI19:Charts_008.DI19 Charts_008.DI20:Charts_008.DI29 Charts_008.DN19:Charts_008.DN19 Charts_008.DN20:Charts_008.DN2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5.B20:Charts_005.B29 Charts_008.AW19:Charts_008.AW19 Charts_008.AW20:Charts_008.AW29 Charts_008.AX19:Charts_008.AX19 Charts_008.AX20:Charts_008.AX29 Charts_008.AY19:Charts_008.AY19 Charts_008.AY20:Charts_008.AY29 Charts_008.BB19:Charts_008.BB19 Charts_008.BB20:Charts_008.BB29 Charts_008.DD19:Charts_008.DD19 Charts_008.DD20:Charts_008.DD29 Charts_008.DE19:Charts_008.DE19 Charts_008.DE20:Charts_008.DE29 Charts_008.DF19:Charts_008.DF19 Charts_008.DF20:Charts_008.DF29 Charts_008.DI19:Charts_008.DI19 Charts_008.DI20:Charts_008.DI29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5.B20:Charts_005.B29 Charts_005.BE19:Charts_005.BE19 Charts_005.BE20:Charts_005.BE29 Charts_005.BF19:Charts_005.BF19 Charts_005.BF20:Charts_005.BF29 Charts_005.DL19:Charts_005.DL19 Charts_005.DL20:Charts_005.DL29 Charts_005.DM19:Charts_005.DM19 Charts_005.DM20:Charts_005.DM2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≈5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38" calcext:value-type="float">
            <text:p>0.638</text:p>
          </table:table-cell>
          <table:table-cell office:value-type="float" office:value="1.092" calcext:value-type="float">
            <text:p>1.092</text:p>
          </table:table-cell>
          <table:table-cell office:value-type="float" office:value="2.388" calcext:value-type="float">
            <text:p>2.388</text:p>
          </table:table-cell>
          <table:table-cell office:value-type="float" office:value="5.216" calcext:value-type="float">
            <text:p>5.216</text:p>
          </table:table-cell>
          <table:table-cell office:value-type="float" office:value="6.316" calcext:value-type="float">
            <text:p>6.316</text:p>
          </table:table-cell>
          <table:table-cell office:value-type="float" office:value="7.261" calcext:value-type="float">
            <text:p>7.261</text:p>
          </table:table-cell>
          <table:table-cell office:value-type="float" office:value="9.111" calcext:value-type="float">
            <text:p>9.111</text:p>
          </table:table-cell>
          <table:table-cell office:value-type="float" office:value="11.83" calcext:value-type="float">
            <text:p>11.83</text:p>
          </table:table-cell>
          <table:table-cell office:value-type="float" office:value="43.605" calcext:value-type="float">
            <text:p>43.605</text:p>
          </table:table-cell>
          <table:table-cell office:value-type="float" office:value="3.496" calcext:value-type="float">
            <text:p>3.496</text:p>
          </table:table-cell>
          <table:table-cell office:value-type="float" office:value="3.041" calcext:value-type="float">
            <text:p>3.04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45" calcext:value-type="float">
            <text:p>0.445</text:p>
          </table:table-cell>
          <table:table-cell office:value-type="float" office:value="0.595" calcext:value-type="float">
            <text:p>0.595</text:p>
          </table:table-cell>
          <table:table-cell office:value-type="float" office:value="1.312" calcext:value-type="float">
            <text:p>1.312</text:p>
          </table:table-cell>
          <table:table-cell office:value-type="float" office:value="4.252" calcext:value-type="float">
            <text:p>4.252</text:p>
          </table:table-cell>
          <table:table-cell office:value-type="float" office:value="5.137" calcext:value-type="float">
            <text:p>5.137</text:p>
          </table:table-cell>
          <table:table-cell office:value-type="float" office:value="6.385" calcext:value-type="float">
            <text:p>6.385</text:p>
          </table:table-cell>
          <table:table-cell office:value-type="float" office:value="8.46" calcext:value-type="float">
            <text:p>8.46</text:p>
          </table:table-cell>
          <table:table-cell office:value-type="float" office:value="16.426" calcext:value-type="float">
            <text:p>16.426</text:p>
          </table:table-cell>
          <table:table-cell office:value-type="float" office:value="1.683" calcext:value-type="float">
            <text:p>1.683</text:p>
          </table:table-cell>
          <table:table-cell office:value-type="float" office:value="2.256" calcext:value-type="float">
            <text:p>2.256</text:p>
          </table:table-cell>
          <table:table-cell office:value-type="float" office:value="0.567" calcext:value-type="float">
            <text:p>0.567</text:p>
          </table:table-cell>
          <table:table-cell office:value-type="float" office:value="0.96" calcext:value-type="float">
            <text:p>0.96</text:p>
          </table:table-cell>
          <table:table-cell office:value-type="float" office:value="3.739" calcext:value-type="float">
            <text:p>3.739</text:p>
          </table:table-cell>
          <table:table-cell office:value-type="float" office:value="9.023" calcext:value-type="float">
            <text:p>9.023</text:p>
          </table:table-cell>
          <table:table-cell office:value-type="float" office:value="12.967" calcext:value-type="float">
            <text:p>12.967</text:p>
          </table:table-cell>
          <table:table-cell office:value-type="float" office:value="14.811" calcext:value-type="float">
            <text:p>14.811</text:p>
          </table:table-cell>
          <table:table-cell office:value-type="float" office:value="17.284" calcext:value-type="float">
            <text:p>17.284</text:p>
          </table:table-cell>
          <table:table-cell office:value-type="float" office:value="19.888" calcext:value-type="float">
            <text:p>19.888</text:p>
          </table:table-cell>
          <table:table-cell office:value-type="float" office:value="50.04" calcext:value-type="float">
            <text:p>50.04</text:p>
          </table:table-cell>
          <table:table-cell office:value-type="float" office:value="5.685" calcext:value-type="float">
            <text:p>5.685</text:p>
          </table:table-cell>
          <table:table-cell office:value-type="float" office:value="5.852" calcext:value-type="float">
            <text:p>5.852</text:p>
          </table:table-cell>
          <table:table-cell office:value-type="float" office:value="0.21" calcext:value-type="float">
            <text:p>0.21</text:p>
          </table:table-cell>
          <table:table-cell office:value-type="float" office:value="0.335" calcext:value-type="float">
            <text:p>0.335</text:p>
          </table:table-cell>
          <table:table-cell office:value-type="float" office:value="0.446" calcext:value-type="float">
            <text:p>0.446</text:p>
          </table:table-cell>
          <table:table-cell office:value-type="float" office:value="0.796" calcext:value-type="float">
            <text:p>0.796</text:p>
          </table:table-cell>
          <table:table-cell office:value-type="float" office:value="3.606" calcext:value-type="float">
            <text:p>3.606</text:p>
          </table:table-cell>
          <table:table-cell office:value-type="float" office:value="4.976" calcext:value-type="float">
            <text:p>4.976</text:p>
          </table:table-cell>
          <table:table-cell office:value-type="float" office:value="6.365" calcext:value-type="float">
            <text:p>6.365</text:p>
          </table:table-cell>
          <table:table-cell office:value-type="float" office:value="9.299" calcext:value-type="float">
            <text:p>9.299</text:p>
          </table:table-cell>
          <table:table-cell office:value-type="float" office:value="38.261" calcext:value-type="float">
            <text:p>38.261</text:p>
          </table:table-cell>
          <table:table-cell office:value-type="float" office:value="1.512" calcext:value-type="float">
            <text:p>1.512</text:p>
          </table:table-cell>
          <table:table-cell office:value-type="float" office:value="2.439" calcext:value-type="float">
            <text:p>2.439</text:p>
          </table:table-cell>
          <table:table-cell office:value-type="float" office:value="2.02" calcext:value-type="float">
            <text:p>2.02</text:p>
          </table:table-cell>
          <table:table-cell office:value-type="float" office:value="6.945" calcext:value-type="float">
            <text:p>6.945</text:p>
          </table:table-cell>
          <table:table-cell office:value-type="float" office:value="10.638" calcext:value-type="float">
            <text:p>10.638</text:p>
          </table:table-cell>
          <table:table-cell office:value-type="float" office:value="16.587" calcext:value-type="float">
            <text:p>16.587</text:p>
          </table:table-cell>
          <table:table-cell office:value-type="float" office:value="20.447" calcext:value-type="float">
            <text:p>20.447</text:p>
          </table:table-cell>
          <table:table-cell office:value-type="float" office:value="23.016" calcext:value-type="float">
            <text:p>23.016</text:p>
          </table:table-cell>
          <table:table-cell office:value-type="float" office:value="26.75" calcext:value-type="float">
            <text:p>26.75</text:p>
          </table:table-cell>
          <table:table-cell office:value-type="float" office:value="30.328" calcext:value-type="float">
            <text:p>30.328</text:p>
          </table:table-cell>
          <table:table-cell office:value-type="float" office:value="55.791" calcext:value-type="float">
            <text:p>55.791</text:p>
          </table:table-cell>
          <table:table-cell office:value-type="float" office:value="12.375" calcext:value-type="float">
            <text:p>12.375</text:p>
          </table:table-cell>
          <table:table-cell office:value-type="float" office:value="7.354" calcext:value-type="float">
            <text:p>7.354</text:p>
          </table:table-cell>
          <table:table-cell office:value-type="float" office:value="368.276" calcext:value-type="float">
            <text:p>368.27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48" calcext:value-type="float">
            <text:p>0.648</text:p>
          </table:table-cell>
          <table:table-cell office:value-type="float" office:value="0.986" calcext:value-type="float">
            <text:p>0.986</text:p>
          </table:table-cell>
          <table:table-cell office:value-type="float" office:value="1.109" calcext:value-type="float">
            <text:p>1.109</text:p>
          </table:table-cell>
          <table:table-cell office:value-type="float" office:value="1.301" calcext:value-type="float">
            <text:p>1.301</text:p>
          </table:table-cell>
          <table:table-cell office:value-type="float" office:value="1.438" calcext:value-type="float">
            <text:p>1.438</text:p>
          </table:table-cell>
          <table:table-cell office:value-type="float" office:value="1.544" calcext:value-type="float">
            <text:p>1.544</text:p>
          </table:table-cell>
          <table:table-cell office:value-type="float" office:value="1.746" calcext:value-type="float">
            <text:p>1.746</text:p>
          </table:table-cell>
          <table:table-cell office:value-type="float" office:value="2.184" calcext:value-type="float">
            <text:p>2.184</text:p>
          </table:table-cell>
          <table:table-cell office:value-type="float" office:value="107.041" calcext:value-type="float">
            <text:p>107.041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5" calcext:value-type="float">
            <text:p>1.815</text:p>
          </table:table-cell>
          <table:table-cell office:value-type="float" office:value="0.304" calcext:value-type="float">
            <text:p>0.304</text:p>
          </table:table-cell>
          <table:table-cell office:value-type="float" office:value="0.448" calcext:value-type="float">
            <text:p>0.448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6" calcext:value-type="float">
            <text:p>0.676</text:p>
          </table:table-cell>
          <table:table-cell office:value-type="float" office:value="0.781" calcext:value-type="float">
            <text:p>0.781</text:p>
          </table:table-cell>
          <table:table-cell office:value-type="float" office:value="0.868" calcext:value-type="float">
            <text:p>0.868</text:p>
          </table:table-cell>
          <table:table-cell office:value-type="float" office:value="1.029" calcext:value-type="float">
            <text:p>1.029</text:p>
          </table:table-cell>
          <table:table-cell office:value-type="float" office:value="1.347" calcext:value-type="float">
            <text:p>1.347</text:p>
          </table:table-cell>
          <table:table-cell office:value-type="float" office:value="83.414" calcext:value-type="float">
            <text:p>83.414</text:p>
          </table:table-cell>
          <table:table-cell office:value-type="float" office:value="0.639" calcext:value-type="float">
            <text:p>0.639</text:p>
          </table:table-cell>
          <table:table-cell office:value-type="float" office:value="1.081" calcext:value-type="float">
            <text:p>1.081</text:p>
          </table:table-cell>
          <table:table-cell office:value-type="float" office:value="0.678" calcext:value-type="float">
            <text:p>0.678</text:p>
          </table:table-cell>
          <table:table-cell office:value-type="float" office:value="0.96" calcext:value-type="float">
            <text:p>0.96</text:p>
          </table:table-cell>
          <table:table-cell office:value-type="float" office:value="1.097" calcext:value-type="float">
            <text:p>1.097</text:p>
          </table:table-cell>
          <table:table-cell office:value-type="float" office:value="1.314" calcext:value-type="float">
            <text:p>1.314</text:p>
          </table:table-cell>
          <table:table-cell office:value-type="float" office:value="1.471" calcext:value-type="float">
            <text:p>1.471</text:p>
          </table:table-cell>
          <table:table-cell office:value-type="float" office:value="1.602" calcext:value-type="float">
            <text:p>1.602</text:p>
          </table:table-cell>
          <table:table-cell office:value-type="float" office:value="1.91" calcext:value-type="float">
            <text:p>1.91</text:p>
          </table:table-cell>
          <table:table-cell office:value-type="float" office:value="3.976" calcext:value-type="float">
            <text:p>3.976</text:p>
          </table:table-cell>
          <table:table-cell office:value-type="float" office:value="172.468" calcext:value-type="float">
            <text:p>172.468</text:p>
          </table:table-cell>
          <table:table-cell office:value-type="float" office:value="1.531" calcext:value-type="float">
            <text:p>1.531</text:p>
          </table:table-cell>
          <table:table-cell office:value-type="float" office:value="4.437" calcext:value-type="float">
            <text:p>4.4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4" calcext:value-type="float">
            <text:p>0.564</text:p>
          </table:table-cell>
          <table:table-cell office:value-type="float" office:value="0.651" calcext:value-type="float">
            <text:p>0.651</text:p>
          </table:table-cell>
          <table:table-cell office:value-type="float" office:value="0.726" calcext:value-type="float">
            <text:p>0.726</text:p>
          </table:table-cell>
          <table:table-cell office:value-type="float" office:value="0.864" calcext:value-type="float">
            <text:p>0.864</text:p>
          </table:table-cell>
          <table:table-cell office:value-type="float" office:value="1.137" calcext:value-type="float">
            <text:p>1.137</text:p>
          </table:table-cell>
          <table:table-cell office:value-type="float" office:value="12.236" calcext:value-type="float">
            <text:p>12.236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7" calcext:value-type="float">
            <text:p>0.427</text:p>
          </table:table-cell>
          <table:table-cell office:value-type="float" office:value="2.225" calcext:value-type="float">
            <text:p>2.225</text:p>
          </table:table-cell>
          <table:table-cell office:value-type="float" office:value="3.056" calcext:value-type="float">
            <text:p>3.056</text:p>
          </table:table-cell>
          <table:table-cell office:value-type="float" office:value="3.355" calcext:value-type="float">
            <text:p>3.355</text:p>
          </table:table-cell>
          <table:table-cell office:value-type="float" office:value="3.749" calcext:value-type="float">
            <text:p>3.749</text:p>
          </table:table-cell>
          <table:table-cell office:value-type="float" office:value="4.047" calcext:value-type="float">
            <text:p>4.047</text:p>
          </table:table-cell>
          <table:table-cell office:value-type="float" office:value="4.335" calcext:value-type="float">
            <text:p>4.335</text:p>
          </table:table-cell>
          <table:table-cell office:value-type="float" office:value="5.238" calcext:value-type="float">
            <text:p>5.238</text:p>
          </table:table-cell>
          <table:table-cell office:value-type="float" office:value="10.614" calcext:value-type="float">
            <text:p>10.614</text:p>
          </table:table-cell>
          <table:table-cell office:value-type="float" office:value="174.785" calcext:value-type="float">
            <text:p>174.785</text:p>
          </table:table-cell>
          <table:table-cell office:value-type="float" office:value="3.966" calcext:value-type="float">
            <text:p>3.966</text:p>
          </table:table-cell>
          <table:table-cell office:value-type="float" office:value="4.969" calcext:value-type="float">
            <text:p>4.969</text:p>
          </table:table-cell>
          <table:table-cell office:value-type="float" office:value="538.693" calcext:value-type="float">
            <text:p>538.69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1.364" calcext:value-type="float">
            <text:p>1.364</text:p>
          </table:table-cell>
          <table:table-cell office:value-type="float" office:value="4.04" calcext:value-type="float">
            <text:p>4.04</text:p>
          </table:table-cell>
          <table:table-cell office:value-type="float" office:value="6.336" calcext:value-type="float">
            <text:p>6.336</text:p>
          </table:table-cell>
          <table:table-cell office:value-type="float" office:value="7.721" calcext:value-type="float">
            <text:p>7.721</text:p>
          </table:table-cell>
          <table:table-cell office:value-type="float" office:value="9.316" calcext:value-type="float">
            <text:p>9.316</text:p>
          </table:table-cell>
          <table:table-cell office:value-type="float" office:value="12.242" calcext:value-type="float">
            <text:p>12.242</text:p>
          </table:table-cell>
          <table:table-cell office:value-type="float" office:value="16.305" calcext:value-type="float">
            <text:p>16.305</text:p>
          </table:table-cell>
          <table:table-cell office:value-type="float" office:value="615.131" calcext:value-type="float">
            <text:p>615.131</text:p>
          </table:table-cell>
          <table:table-cell office:value-type="float" office:value="4.803" calcext:value-type="float">
            <text:p>4.803</text:p>
          </table:table-cell>
          <table:table-cell office:value-type="float" office:value="8.269" calcext:value-type="float">
            <text:p>8.269</text:p>
          </table:table-cell>
          <table:table-cell office:value-type="float" office:value="0.267" calcext:value-type="float">
            <text:p>0.267</text:p>
          </table:table-cell>
          <table:table-cell office:value-type="float" office:value="0.491" calcext:value-type="float">
            <text:p>0.491</text:p>
          </table:table-cell>
          <table:table-cell office:value-type="float" office:value="0.666" calcext:value-type="float">
            <text:p>0.666</text:p>
          </table:table-cell>
          <table:table-cell office:value-type="float" office:value="1.164" calcext:value-type="float">
            <text:p>1.164</text:p>
          </table:table-cell>
          <table:table-cell office:value-type="float" office:value="4.323" calcext:value-type="float">
            <text:p>4.323</text:p>
          </table:table-cell>
          <table:table-cell office:value-type="float" office:value="5.528" calcext:value-type="float">
            <text:p>5.528</text:p>
          </table:table-cell>
          <table:table-cell office:value-type="float" office:value="7.009" calcext:value-type="float">
            <text:p>7.009</text:p>
          </table:table-cell>
          <table:table-cell office:value-type="float" office:value="9.728" calcext:value-type="float">
            <text:p>9.728</text:p>
          </table:table-cell>
          <table:table-cell office:value-type="float" office:value="614.743" calcext:value-type="float">
            <text:p>614.743</text:p>
          </table:table-cell>
          <table:table-cell office:value-type="float" office:value="1.822" calcext:value-type="float">
            <text:p>1.822</text:p>
          </table:table-cell>
          <table:table-cell office:value-type="float" office:value="6.624" calcext:value-type="float">
            <text:p>6.624</text:p>
          </table:table-cell>
          <table:table-cell office:value-type="float" office:value="0.547" calcext:value-type="float">
            <text:p>0.547</text:p>
          </table:table-cell>
          <table:table-cell office:value-type="float" office:value="1.111" calcext:value-type="float">
            <text:p>1.111</text:p>
          </table:table-cell>
          <table:table-cell office:value-type="float" office:value="4.237" calcext:value-type="float">
            <text:p>4.237</text:p>
          </table:table-cell>
          <table:table-cell office:value-type="float" office:value="9.012" calcext:value-type="float">
            <text:p>9.012</text:p>
          </table:table-cell>
          <table:table-cell office:value-type="float" office:value="13.724" calcext:value-type="float">
            <text:p>13.724</text:p>
          </table:table-cell>
          <table:table-cell office:value-type="float" office:value="16.302" calcext:value-type="float">
            <text:p>16.302</text:p>
          </table:table-cell>
          <table:table-cell office:value-type="float" office:value="19.332" calcext:value-type="float">
            <text:p>19.332</text:p>
          </table:table-cell>
          <table:table-cell office:value-type="float" office:value="22.206" calcext:value-type="float">
            <text:p>22.206</text:p>
          </table:table-cell>
          <table:table-cell office:value-type="float" office:value="629.606" calcext:value-type="float">
            <text:p>629.606</text:p>
          </table:table-cell>
          <table:table-cell office:value-type="float" office:value="6.634" calcext:value-type="float">
            <text:p>6.634</text:p>
          </table:table-cell>
          <table:table-cell office:value-type="float" office:value="16.444" calcext:value-type="float">
            <text:p>16.444</text:p>
          </table:table-cell>
          <table:table-cell office:value-type="float" office:value="0.195" calcext:value-type="float">
            <text:p>0.195</text:p>
          </table:table-cell>
          <table:table-cell office:value-type="float" office:value="0.334" calcext:value-type="float">
            <text:p>0.334</text:p>
          </table:table-cell>
          <table:table-cell office:value-type="float" office:value="0.445" calcext:value-type="float">
            <text:p>0.445</text:p>
          </table:table-cell>
          <table:table-cell office:value-type="float" office:value="0.818" calcext:value-type="float">
            <text:p>0.818</text:p>
          </table:table-cell>
          <table:table-cell office:value-type="float" office:value="4.245" calcext:value-type="float">
            <text:p>4.245</text:p>
          </table:table-cell>
          <table:table-cell office:value-type="float" office:value="5.738" calcext:value-type="float">
            <text:p>5.738</text:p>
          </table:table-cell>
          <table:table-cell office:value-type="float" office:value="7.873" calcext:value-type="float">
            <text:p>7.873</text:p>
          </table:table-cell>
          <table:table-cell office:value-type="float" office:value="11.239" calcext:value-type="float">
            <text:p>11.239</text:p>
          </table:table-cell>
          <table:table-cell office:value-type="float" office:value="475.474" calcext:value-type="float">
            <text:p>475.474</text:p>
          </table:table-cell>
          <table:table-cell office:value-type="float" office:value="1.722" calcext:value-type="float">
            <text:p>1.722</text:p>
          </table:table-cell>
          <table:table-cell office:value-type="float" office:value="4.427" calcext:value-type="float">
            <text:p>4.427</text:p>
          </table:table-cell>
          <table:table-cell office:value-type="float" office:value="2.037" calcext:value-type="float">
            <text:p>2.037</text:p>
          </table:table-cell>
          <table:table-cell office:value-type="float" office:value="8.399" calcext:value-type="float">
            <text:p>8.399</text:p>
          </table:table-cell>
          <table:table-cell office:value-type="float" office:value="12.443" calcext:value-type="float">
            <text:p>12.443</text:p>
          </table:table-cell>
          <table:table-cell office:value-type="float" office:value="18.769" calcext:value-type="float">
            <text:p>18.769</text:p>
          </table:table-cell>
          <table:table-cell office:value-type="float" office:value="23.423" calcext:value-type="float">
            <text:p>23.423</text:p>
          </table:table-cell>
          <table:table-cell office:value-type="float" office:value="26.287" calcext:value-type="float">
            <text:p>26.287</text:p>
          </table:table-cell>
          <table:table-cell office:value-type="float" office:value="30.213" calcext:value-type="float">
            <text:p>30.213</text:p>
          </table:table-cell>
          <table:table-cell office:value-type="float" office:value="35.442" calcext:value-type="float">
            <text:p>35.442</text:p>
          </table:table-cell>
          <table:table-cell office:value-type="float" office:value="641.831" calcext:value-type="float">
            <text:p>641.831</text:p>
          </table:table-cell>
          <table:table-cell office:value-type="float" office:value="14.981" calcext:value-type="float">
            <text:p>14.981</text:p>
          </table:table-cell>
          <table:table-cell office:value-type="float" office:value="20.135" calcext:value-type="float">
            <text:p>20.135</text:p>
          </table:table-cell>
          <table:table-cell office:value-type="float" office:value="668.818" calcext:value-type="float">
            <text:p>668.818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595" calcext:value-type="float">
            <text:p>0.595</text:p>
          </table:table-cell>
          <table:table-cell office:value-type="float" office:value="1.008" calcext:value-type="float">
            <text:p>1.008</text:p>
          </table:table-cell>
          <table:table-cell office:value-type="float" office:value="1.203" calcext:value-type="float">
            <text:p>1.203</text:p>
          </table:table-cell>
          <table:table-cell office:value-type="float" office:value="1.51" calcext:value-type="float">
            <text:p>1.51</text:p>
          </table:table-cell>
          <table:table-cell office:value-type="float" office:value="1.75" calcext:value-type="float">
            <text:p>1.75</text:p>
          </table:table-cell>
          <table:table-cell office:value-type="float" office:value="1.966" calcext:value-type="float">
            <text:p>1.966</text:p>
          </table:table-cell>
          <table:table-cell office:value-type="float" office:value="2.423" calcext:value-type="float">
            <text:p>2.423</text:p>
          </table:table-cell>
          <table:table-cell office:value-type="float" office:value="4.089" calcext:value-type="float">
            <text:p>4.089</text:p>
          </table:table-cell>
          <table:table-cell office:value-type="float" office:value="330.207" calcext:value-type="float">
            <text:p>330.207</text:p>
          </table:table-cell>
          <table:table-cell office:value-type="float" office:value="1.733" calcext:value-type="float">
            <text:p>1.733</text:p>
          </table:table-cell>
          <table:table-cell office:value-type="float" office:value="6.799" calcext:value-type="float">
            <text:p>6.799</text:p>
          </table:table-cell>
          <table:table-cell office:value-type="float" office:value="0.292" calcext:value-type="float">
            <text:p>0.292</text:p>
          </table:table-cell>
          <table:table-cell office:value-type="float" office:value="0.51" calcext:value-type="float">
            <text:p>0.51</text:p>
          </table:table-cell>
          <table:table-cell office:value-type="float" office:value="0.639" calcext:value-type="float">
            <text:p>0.639</text:p>
          </table:table-cell>
          <table:table-cell office:value-type="float" office:value="0.848" calcext:value-type="float">
            <text:p>0.848</text:p>
          </table:table-cell>
          <table:table-cell office:value-type="float" office:value="1.014" calcext:value-type="float">
            <text:p>1.014</text:p>
          </table:table-cell>
          <table:table-cell office:value-type="float" office:value="1.161" calcext:value-type="float">
            <text:p>1.161</text:p>
          </table:table-cell>
          <table:table-cell office:value-type="float" office:value="1.434" calcext:value-type="float">
            <text:p>1.434</text:p>
          </table:table-cell>
          <table:table-cell office:value-type="float" office:value="1.91" calcext:value-type="float">
            <text:p>1.91</text:p>
          </table:table-cell>
          <table:table-cell office:value-type="float" office:value="92.426" calcext:value-type="float">
            <text:p>92.426</text:p>
          </table:table-cell>
          <table:table-cell office:value-type="float" office:value="0.854" calcext:value-type="float">
            <text:p>0.854</text:p>
          </table:table-cell>
          <table:table-cell office:value-type="float" office:value="2.185" calcext:value-type="float">
            <text:p>2.185</text:p>
          </table:table-cell>
          <table:table-cell office:value-type="float" office:value="0.707" calcext:value-type="float">
            <text:p>0.707</text:p>
          </table:table-cell>
          <table:table-cell office:value-type="float" office:value="1.139" calcext:value-type="float">
            <text:p>1.139</text:p>
          </table:table-cell>
          <table:table-cell office:value-type="float" office:value="1.393" calcext:value-type="float">
            <text:p>1.393</text:p>
          </table:table-cell>
          <table:table-cell office:value-type="float" office:value="1.788" calcext:value-type="float">
            <text:p>1.788</text:p>
          </table:table-cell>
          <table:table-cell office:value-type="float" office:value="2.109" calcext:value-type="float">
            <text:p>2.109</text:p>
          </table:table-cell>
          <table:table-cell office:value-type="float" office:value="2.422" calcext:value-type="float">
            <text:p>2.422</text:p>
          </table:table-cell>
          <table:table-cell office:value-type="float" office:value="3.43" calcext:value-type="float">
            <text:p>3.43</text:p>
          </table:table-cell>
          <table:table-cell office:value-type="float" office:value="18.872" calcext:value-type="float">
            <text:p>18.872</text:p>
          </table:table-cell>
          <table:table-cell office:value-type="float" office:value="339.889" calcext:value-type="float">
            <text:p>339.889</text:p>
          </table:table-cell>
          <table:table-cell office:value-type="float" office:value="2.721" calcext:value-type="float">
            <text:p>2.721</text:p>
          </table:table-cell>
          <table:table-cell office:value-type="float" office:value="12.588" calcext:value-type="float">
            <text:p>12.588</text:p>
          </table:table-cell>
          <table:table-cell office:value-type="float" office:value="0.26" calcext:value-type="float">
            <text:p>0.26</text:p>
          </table:table-cell>
          <table:table-cell office:value-type="float" office:value="0.415" calcext:value-type="float">
            <text:p>0.415</text:p>
          </table:table-cell>
          <table:table-cell office:value-type="float" office:value="0.527" calcext:value-type="float">
            <text:p>0.527</text:p>
          </table:table-cell>
          <table:table-cell office:value-type="float" office:value="0.721" calcext:value-type="float">
            <text:p>0.721</text:p>
          </table:table-cell>
          <table:table-cell office:value-type="float" office:value="0.88" calcext:value-type="float">
            <text:p>0.88</text:p>
          </table:table-cell>
          <table:table-cell office:value-type="float" office:value="1.024" calcext:value-type="float">
            <text:p>1.024</text:p>
          </table:table-cell>
          <table:table-cell office:value-type="float" office:value="1.296" calcext:value-type="float">
            <text:p>1.296</text:p>
          </table:table-cell>
          <table:table-cell office:value-type="float" office:value="1.846" calcext:value-type="float">
            <text:p>1.846</text:p>
          </table:table-cell>
          <table:table-cell office:value-type="float" office:value="332.928" calcext:value-type="float">
            <text:p>332.928</text:p>
          </table:table-cell>
          <table:table-cell office:value-type="float" office:value="0.78" calcext:value-type="float">
            <text:p>0.78</text:p>
          </table:table-cell>
          <table:table-cell office:value-type="float" office:value="5.079" calcext:value-type="float">
            <text:p>5.079</text:p>
          </table:table-cell>
          <table:table-cell office:value-type="float" office:value="2.349" calcext:value-type="float">
            <text:p>2.349</text:p>
          </table:table-cell>
          <table:table-cell office:value-type="float" office:value="3.561" calcext:value-type="float">
            <text:p>3.561</text:p>
          </table:table-cell>
          <table:table-cell office:value-type="float" office:value="4.079" calcext:value-type="float">
            <text:p>4.079</text:p>
          </table:table-cell>
          <table:table-cell office:value-type="float" office:value="4.827" calcext:value-type="float">
            <text:p>4.827</text:p>
          </table:table-cell>
          <table:table-cell office:value-type="float" office:value="5.428" calcext:value-type="float">
            <text:p>5.428</text:p>
          </table:table-cell>
          <table:table-cell office:value-type="float" office:value="6.129" calcext:value-type="float">
            <text:p>6.129</text:p>
          </table:table-cell>
          <table:table-cell office:value-type="float" office:value="10.809" calcext:value-type="float">
            <text:p>10.809</text:p>
          </table:table-cell>
          <table:table-cell office:value-type="float" office:value="31.816" calcext:value-type="float">
            <text:p>31.816</text:p>
          </table:table-cell>
          <table:table-cell office:value-type="float" office:value="341.814" calcext:value-type="float">
            <text:p>341.814</text:p>
          </table:table-cell>
          <table:table-cell office:value-type="float" office:value="6.089" calcext:value-type="float">
            <text:p>6.089</text:p>
          </table:table-cell>
          <table:table-cell office:value-type="float" office:value="15.449" calcext:value-type="float">
            <text:p>15.449</text:p>
          </table:table-cell>
          <table:table-cell office:value-type="float" office:value="959.188" calcext:value-type="float">
            <text:p>959.18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552" calcext:value-type="float">
            <text:p>0.552</text:p>
          </table:table-cell>
          <table:table-cell office:value-type="float" office:value="2.221" calcext:value-type="float">
            <text:p>2.221</text:p>
          </table:table-cell>
          <table:table-cell office:value-type="float" office:value="5.068" calcext:value-type="float">
            <text:p>5.068</text:p>
          </table:table-cell>
          <table:table-cell office:value-type="float" office:value="7.081" calcext:value-type="float">
            <text:p>7.081</text:p>
          </table:table-cell>
          <table:table-cell office:value-type="float" office:value="8.397" calcext:value-type="float">
            <text:p>8.397</text:p>
          </table:table-cell>
          <table:table-cell office:value-type="float" office:value="9.888" calcext:value-type="float">
            <text:p>9.888</text:p>
          </table:table-cell>
          <table:table-cell office:value-type="float" office:value="13.169" calcext:value-type="float">
            <text:p>13.169</text:p>
          </table:table-cell>
          <table:table-cell office:value-type="float" office:value="17.992" calcext:value-type="float">
            <text:p>17.992</text:p>
          </table:table-cell>
          <table:table-cell office:value-type="float" office:value="547.313" calcext:value-type="float">
            <text:p>547.313</text:p>
          </table:table-cell>
          <table:table-cell office:value-type="float" office:value="5.529" calcext:value-type="float">
            <text:p>5.529</text:p>
          </table:table-cell>
          <table:table-cell office:value-type="float" office:value="7.075" calcext:value-type="float">
            <text:p>7.075</text:p>
          </table:table-cell>
          <table:table-cell office:value-type="float" office:value="0.288" calcext:value-type="float">
            <text:p>0.2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841" calcext:value-type="float">
            <text:p>0.841</text:p>
          </table:table-cell>
          <table:table-cell office:value-type="float" office:value="1.447" calcext:value-type="float">
            <text:p>1.447</text:p>
          </table:table-cell>
          <table:table-cell office:value-type="float" office:value="4.112" calcext:value-type="float">
            <text:p>4.112</text:p>
          </table:table-cell>
          <table:table-cell office:value-type="float" office:value="5.835" calcext:value-type="float">
            <text:p>5.835</text:p>
          </table:table-cell>
          <table:table-cell office:value-type="float" office:value="7.331" calcext:value-type="float">
            <text:p>7.331</text:p>
          </table:table-cell>
          <table:table-cell office:value-type="float" office:value="9.9" calcext:value-type="float">
            <text:p>9.9</text:p>
          </table:table-cell>
          <table:table-cell office:value-type="float" office:value="473.757" calcext:value-type="float">
            <text:p>473.757</text:p>
          </table:table-cell>
          <table:table-cell office:value-type="float" office:value="1.879" calcext:value-type="float">
            <text:p>1.879</text:p>
          </table:table-cell>
          <table:table-cell office:value-type="float" office:value="3.735" calcext:value-type="float">
            <text:p>3.735</text:p>
          </table:table-cell>
          <table:table-cell office:value-type="float" office:value="0.545" calcext:value-type="float">
            <text:p>0.545</text:p>
          </table:table-cell>
          <table:table-cell office:value-type="float" office:value="1.368" calcext:value-type="float">
            <text:p>1.368</text:p>
          </table:table-cell>
          <table:table-cell office:value-type="float" office:value="4.601" calcext:value-type="float">
            <text:p>4.601</text:p>
          </table:table-cell>
          <table:table-cell office:value-type="float" office:value="8.763" calcext:value-type="float">
            <text:p>8.763</text:p>
          </table:table-cell>
          <table:table-cell office:value-type="float" office:value="12.595" calcext:value-type="float">
            <text:p>12.595</text:p>
          </table:table-cell>
          <table:table-cell office:value-type="float" office:value="15.298" calcext:value-type="float">
            <text:p>15.298</text:p>
          </table:table-cell>
          <table:table-cell office:value-type="float" office:value="18.97" calcext:value-type="float">
            <text:p>18.97</text:p>
          </table:table-cell>
          <table:table-cell office:value-type="float" office:value="22.441" calcext:value-type="float">
            <text:p>22.441</text:p>
          </table:table-cell>
          <table:table-cell office:value-type="float" office:value="567.779" calcext:value-type="float">
            <text:p>567.779</text:p>
          </table:table-cell>
          <table:table-cell office:value-type="float" office:value="6.659" calcext:value-type="float">
            <text:p>6.659</text:p>
          </table:table-cell>
          <table:table-cell office:value-type="float" office:value="15.834" calcext:value-type="float">
            <text:p>15.8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362" calcext:value-type="float">
            <text:p>0.362</text:p>
          </table:table-cell>
          <table:table-cell office:value-type="float" office:value="0.513" calcext:value-type="float">
            <text:p>0.513</text:p>
          </table:table-cell>
          <table:table-cell office:value-type="float" office:value="1.249" calcext:value-type="float">
            <text:p>1.249</text:p>
          </table:table-cell>
          <table:table-cell office:value-type="float" office:value="5.119" calcext:value-type="float">
            <text:p>5.119</text:p>
          </table:table-cell>
          <table:table-cell office:value-type="float" office:value="6.645" calcext:value-type="float">
            <text:p>6.645</text:p>
          </table:table-cell>
          <table:table-cell office:value-type="float" office:value="9.024" calcext:value-type="float">
            <text:p>9.024</text:p>
          </table:table-cell>
          <table:table-cell office:value-type="float" office:value="12.527" calcext:value-type="float">
            <text:p>12.527</text:p>
          </table:table-cell>
          <table:table-cell office:value-type="float" office:value="547.634" calcext:value-type="float">
            <text:p>547.634</text:p>
          </table:table-cell>
          <table:table-cell office:value-type="float" office:value="2.044" calcext:value-type="float">
            <text:p>2.044</text:p>
          </table:table-cell>
          <table:table-cell office:value-type="float" office:value="5.311" calcext:value-type="float">
            <text:p>5.311</text:p>
          </table:table-cell>
          <table:table-cell office:value-type="float" office:value="2.182" calcext:value-type="float">
            <text:p>2.182</text:p>
          </table:table-cell>
          <table:table-cell office:value-type="float" office:value="9.822" calcext:value-type="float">
            <text:p>9.822</text:p>
          </table:table-cell>
          <table:table-cell office:value-type="float" office:value="13.963" calcext:value-type="float">
            <text:p>13.963</text:p>
          </table:table-cell>
          <table:table-cell office:value-type="float" office:value="19.693" calcext:value-type="float">
            <text:p>19.693</text:p>
          </table:table-cell>
          <table:table-cell office:value-type="float" office:value="23.722" calcext:value-type="float">
            <text:p>23.722</text:p>
          </table:table-cell>
          <table:table-cell office:value-type="float" office:value="26.765" calcext:value-type="float">
            <text:p>26.76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6.66" calcext:value-type="float">
            <text:p>36.66</text:p>
          </table:table-cell>
          <table:table-cell office:value-type="float" office:value="576.733" calcext:value-type="float">
            <text:p>576.733</text:p>
          </table:table-cell>
          <table:table-cell office:value-type="float" office:value="16.111" calcext:value-type="float">
            <text:p>16.111</text:p>
          </table:table-cell>
          <table:table-cell office:value-type="float" office:value="18.543" calcext:value-type="float">
            <text:p>18.543</text:p>
          </table:table-cell>
          <table:table-cell office:value-type="float" office:value="971.772" calcext:value-type="float">
            <text:p>971.772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71" calcext:value-type="float">
            <text:p>0.671</text:p>
          </table:table-cell>
          <table:table-cell office:value-type="float" office:value="1.273" calcext:value-type="float">
            <text:p>1.273</text:p>
          </table:table-cell>
          <table:table-cell office:value-type="float" office:value="1.743" calcext:value-type="float">
            <text:p>1.743</text:p>
          </table:table-cell>
          <table:table-cell office:value-type="float" office:value="2.583" calcext:value-type="float">
            <text:p>2.583</text:p>
          </table:table-cell>
          <table:table-cell office:value-type="float" office:value="3.225" calcext:value-type="float">
            <text:p>3.225</text:p>
          </table:table-cell>
          <table:table-cell office:value-type="float" office:value="3.777" calcext:value-type="float">
            <text:p>3.777</text:p>
          </table:table-cell>
          <table:table-cell office:value-type="float" office:value="5.005" calcext:value-type="float">
            <text:p>5.005</text:p>
          </table:table-cell>
          <table:table-cell office:value-type="float" office:value="9.473" calcext:value-type="float">
            <text:p>9.473</text:p>
          </table:table-cell>
          <table:table-cell office:value-type="float" office:value="242.805" calcext:value-type="float">
            <text:p>242.805</text:p>
          </table:table-cell>
          <table:table-cell office:value-type="float" office:value="2.621" calcext:value-type="float">
            <text:p>2.621</text:p>
          </table:table-cell>
          <table:table-cell office:value-type="float" office:value="5.188" calcext:value-type="float">
            <text:p>5.188</text:p>
          </table:table-cell>
          <table:table-cell office:value-type="float" office:value="0.294" calcext:value-type="float">
            <text:p>0.294</text:p>
          </table:table-cell>
          <table:table-cell office:value-type="float" office:value="0.697" calcext:value-type="float">
            <text:p>0.697</text:p>
          </table:table-cell>
          <table:table-cell office:value-type="float" office:value="1.018" calcext:value-type="float">
            <text:p>1.018</text:p>
          </table:table-cell>
          <table:table-cell office:value-type="float" office:value="1.597" calcext:value-type="float">
            <text:p>1.597</text:p>
          </table:table-cell>
          <table:table-cell office:value-type="float" office:value="2.051" calcext:value-type="float">
            <text:p>2.051</text:p>
          </table:table-cell>
          <table:table-cell office:value-type="float" office:value="2.42" calcext:value-type="float">
            <text:p>2.42</text:p>
          </table:table-cell>
          <table:table-cell office:value-type="float" office:value="3.083" calcext:value-type="float">
            <text:p>3.083</text:p>
          </table:table-cell>
          <table:table-cell office:value-type="float" office:value="4.18" calcext:value-type="float">
            <text:p>4.18</text:p>
          </table:table-cell>
          <table:table-cell office:value-type="float" office:value="252.691" calcext:value-type="float">
            <text:p>252.691</text:p>
          </table:table-cell>
          <table:table-cell office:value-type="float" office:value="1.495" calcext:value-type="float">
            <text:p>1.495</text:p>
          </table:table-cell>
          <table:table-cell office:value-type="float" office:value="3.77" calcext:value-type="float">
            <text:p>3.77</text:p>
          </table:table-cell>
          <table:table-cell office:value-type="float" office:value="0.716" calcext:value-type="float">
            <text:p>0.716</text:p>
          </table:table-cell>
          <table:table-cell office:value-type="float" office:value="1.621" calcext:value-type="float">
            <text:p>1.621</text:p>
          </table:table-cell>
          <table:table-cell office:value-type="float" office:value="2.259" calcext:value-type="float">
            <text:p>2.259</text:p>
          </table:table-cell>
          <table:table-cell office:value-type="float" office:value="3.28" calcext:value-type="float">
            <text:p>3.28</text:p>
          </table:table-cell>
          <table:table-cell office:value-type="float" office:value="4.073" calcext:value-type="float">
            <text:p>4.073</text:p>
          </table:table-cell>
          <table:table-cell office:value-type="float" office:value="4.803" calcext:value-type="float">
            <text:p>4.803</text:p>
          </table:table-cell>
          <table:table-cell office:value-type="float" office:value="7.216" calcext:value-type="float">
            <text:p>7.216</text:p>
          </table:table-cell>
          <table:table-cell office:value-type="float" office:value="29.271" calcext:value-type="float">
            <text:p>29.271</text:p>
          </table:table-cell>
          <table:table-cell office:value-type="float" office:value="260.923" calcext:value-type="float">
            <text:p>260.923</text:p>
          </table:table-cell>
          <table:table-cell office:value-type="float" office:value="3.798" calcext:value-type="float">
            <text:p>3.798</text:p>
          </table:table-cell>
          <table:table-cell office:value-type="float" office:value="8.335" calcext:value-type="float">
            <text:p>8.335</text:p>
          </table:table-cell>
          <table:table-cell office:value-type="float" office:value="0.262" calcext:value-type="float">
            <text:p>0.262</text:p>
          </table:table-cell>
          <table:table-cell office:value-type="float" office:value="0.56" calcext:value-type="float">
            <text:p>0.56</text:p>
          </table:table-cell>
          <table:table-cell office:value-type="float" office:value="0.845" calcext:value-type="float">
            <text:p>0.845</text:p>
          </table:table-cell>
          <table:table-cell office:value-type="float" office:value="1.369" calcext:value-type="float">
            <text:p>1.369</text:p>
          </table:table-cell>
          <table:table-cell office:value-type="float" office:value="1.8" calcext:value-type="float">
            <text:p>1.8</text:p>
          </table:table-cell>
          <table:table-cell office:value-type="float" office:value="2.164" calcext:value-type="float">
            <text:p>2.164</text:p>
          </table:table-cell>
          <table:table-cell office:value-type="float" office:value="2.815" calcext:value-type="float">
            <text:p>2.815</text:p>
          </table:table-cell>
          <table:table-cell office:value-type="float" office:value="3.919" calcext:value-type="float">
            <text:p>3.919</text:p>
          </table:table-cell>
          <table:table-cell office:value-type="float" office:value="253.455" calcext:value-type="float">
            <text:p>253.455</text:p>
          </table:table-cell>
          <table:table-cell office:value-type="float" office:value="1.299" calcext:value-type="float">
            <text:p>1.299</text:p>
          </table:table-cell>
          <table:table-cell office:value-type="float" office:value="4.408" calcext:value-type="float">
            <text:p>4.408</text:p>
          </table:table-cell>
          <table:table-cell office:value-type="float" office:value="2.503" calcext:value-type="float">
            <text:p>2.503</text:p>
          </table:table-cell>
          <table:table-cell office:value-type="float" office:value="5.381" calcext:value-type="float">
            <text:p>5.381</text:p>
          </table:table-cell>
          <table:table-cell office:value-type="float" office:value="6.809" calcext:value-type="float">
            <text:p>6.809</text:p>
          </table:table-cell>
          <table:table-cell office:value-type="float" office:value="8.827" calcext:value-type="float">
            <text:p>8.827</text:p>
          </table:table-cell>
          <table:table-cell office:value-type="float" office:value="10.496" calcext:value-type="float">
            <text:p>10.496</text:p>
          </table:table-cell>
          <table:table-cell office:value-type="float" office:value="12.307" calcext:value-type="float">
            <text:p>12.307</text:p>
          </table:table-cell>
          <table:table-cell office:value-type="float" office:value="20.637" calcext:value-type="float">
            <text:p>20.637</text:p>
          </table:table-cell>
          <table:table-cell office:value-type="float" office:value="43.209" calcext:value-type="float">
            <text:p>43.209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9.212" calcext:value-type="float">
            <text:p>9.212</text:p>
          </table:table-cell>
          <table:table-cell office:value-type="float" office:value="11.52" calcext:value-type="float">
            <text:p>11.52</text:p>
          </table:table-cell>
          <table:table-cell office:value-type="float" office:value="1244.471" calcext:value-type="float">
            <text:p>1244.47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" calcext:value-type="float">
            <text:p>0.6</text:p>
          </table:table-cell>
          <table:table-cell office:value-type="float" office:value="2.92" calcext:value-type="float">
            <text:p>2.92</text:p>
          </table:table-cell>
          <table:table-cell office:value-type="float" office:value="5.742" calcext:value-type="float">
            <text:p>5.742</text:p>
          </table:table-cell>
          <table:table-cell office:value-type="float" office:value="7.985" calcext:value-type="float">
            <text:p>7.985</text:p>
          </table:table-cell>
          <table:table-cell office:value-type="float" office:value="9.642" calcext:value-type="float">
            <text:p>9.642</text:p>
          </table:table-cell>
          <table:table-cell office:value-type="float" office:value="11.295" calcext:value-type="float">
            <text:p>11.295</text:p>
          </table:table-cell>
          <table:table-cell office:value-type="float" office:value="14.779" calcext:value-type="float">
            <text:p>14.779</text:p>
          </table:table-cell>
          <table:table-cell office:value-type="float" office:value="19.958" calcext:value-type="float">
            <text:p>19.958</text:p>
          </table:table-cell>
          <table:table-cell office:value-type="float" office:value="189.541" calcext:value-type="float">
            <text:p>189.541</text:p>
          </table:table-cell>
          <table:table-cell office:value-type="float" office:value="6.286" calcext:value-type="float">
            <text:p>6.286</text:p>
          </table:table-cell>
          <table:table-cell office:value-type="float" office:value="5.194" calcext:value-type="float">
            <text:p>5.194</text:p>
          </table:table-cell>
          <table:table-cell office:value-type="float" office:value="0.285" calcext:value-type="float">
            <text:p>0.285</text:p>
          </table:table-cell>
          <table:table-cell office:value-type="float" office:value="0.682" calcext:value-type="float">
            <text:p>0.682</text:p>
          </table:table-cell>
          <table:table-cell office:value-type="float" office:value="1.062" calcext:value-type="float">
            <text:p>1.062</text:p>
          </table:table-cell>
          <table:table-cell office:value-type="float" office:value="1.979" calcext:value-type="float">
            <text:p>1.979</text:p>
          </table:table-cell>
          <table:table-cell office:value-type="float" office:value="5.024" calcext:value-type="float">
            <text:p>5.024</text:p>
          </table:table-cell>
          <table:table-cell office:value-type="float" office:value="6.592" calcext:value-type="float">
            <text:p>6.592</text:p>
          </table:table-cell>
          <table:table-cell office:value-type="float" office:value="8.5" calcext:value-type="float">
            <text:p>8.5</text:p>
          </table:table-cell>
          <table:table-cell office:value-type="float" office:value="11.291" calcext:value-type="float">
            <text:p>11.291</text:p>
          </table:table-cell>
          <table:table-cell office:value-type="float" office:value="31.877" calcext:value-type="float">
            <text:p>31.877</text:p>
          </table:table-cell>
          <table:table-cell office:value-type="float" office:value="2.244" calcext:value-type="float">
            <text:p>2.244</text:p>
          </table:table-cell>
          <table:table-cell office:value-type="float" office:value="2.909" calcext:value-type="float">
            <text:p>2.909</text:p>
          </table:table-cell>
          <table:table-cell office:value-type="float" office:value="0.57" calcext:value-type="float">
            <text:p>0.57</text:p>
          </table:table-cell>
          <table:table-cell office:value-type="float" office:value="1.758" calcext:value-type="float">
            <text:p>1.758</text:p>
          </table:table-cell>
          <table:table-cell office:value-type="float" office:value="5.121" calcext:value-type="float">
            <text:p>5.121</text:p>
          </table:table-cell>
          <table:table-cell office:value-type="float" office:value="9.194" calcext:value-type="float">
            <text:p>9.194</text:p>
          </table:table-cell>
          <table:table-cell office:value-type="float" office:value="12.831" calcext:value-type="float">
            <text:p>12.831</text:p>
          </table:table-cell>
          <table:table-cell office:value-type="float" office:value="15.603" calcext:value-type="float">
            <text:p>15.603</text:p>
          </table:table-cell>
          <table:table-cell office:value-type="float" office:value="19.29" calcext:value-type="float">
            <text:p>19.29</text:p>
          </table:table-cell>
          <table:table-cell office:value-type="float" office:value="23.225" calcext:value-type="float">
            <text:p>23.225</text:p>
          </table:table-cell>
          <table:table-cell office:value-type="float" office:value="191.41" calcext:value-type="float">
            <text:p>191.41</text:p>
          </table:table-cell>
          <table:table-cell office:value-type="float" office:value="6.804" calcext:value-type="float">
            <text:p>6.804</text:p>
          </table:table-cell>
          <table:table-cell office:value-type="float" office:value="7.469" calcext:value-type="float">
            <text:p>7.469</text:p>
          </table:table-cell>
          <table:table-cell office:value-type="float" office:value="0.184" calcext:value-type="float">
            <text:p>0.184</text:p>
          </table:table-cell>
          <table:table-cell office:value-type="float" office:value="0.406" calcext:value-type="float">
            <text:p>0.406</text:p>
          </table:table-cell>
          <table:table-cell office:value-type="float" office:value="0.645" calcext:value-type="float">
            <text:p>0.645</text:p>
          </table:table-cell>
          <table:table-cell office:value-type="float" office:value="3.623" calcext:value-type="float">
            <text:p>3.623</text:p>
          </table:table-cell>
          <table:table-cell office:value-type="float" office:value="6.444" calcext:value-type="float">
            <text:p>6.444</text:p>
          </table:table-cell>
          <table:table-cell office:value-type="float" office:value="7.803" calcext:value-type="float">
            <text:p>7.803</text:p>
          </table:table-cell>
          <table:table-cell office:value-type="float" office:value="10.334" calcext:value-type="float">
            <text:p>10.334</text:p>
          </table:table-cell>
          <table:table-cell office:value-type="float" office:value="13.499" calcext:value-type="float">
            <text:p>13.499</text:p>
          </table:table-cell>
          <table:table-cell office:value-type="float" office:value="167.907" calcext:value-type="float">
            <text:p>167.907</text:p>
          </table:table-cell>
          <table:table-cell office:value-type="float" office:value="2.51" calcext:value-type="float">
            <text:p>2.51</text:p>
          </table:table-cell>
          <table:table-cell office:value-type="float" office:value="4.19" calcext:value-type="float">
            <text:p>4.19</text:p>
          </table:table-cell>
          <table:table-cell office:value-type="float" office:value="2.375" calcext:value-type="float">
            <text:p>2.375</text:p>
          </table:table-cell>
          <table:table-cell office:value-type="float" office:value="11.455" calcext:value-type="float">
            <text:p>11.455</text:p>
          </table:table-cell>
          <table:table-cell office:value-type="float" office:value="15.998" calcext:value-type="float">
            <text:p>15.998</text:p>
          </table:table-cell>
          <table:table-cell office:value-type="float" office:value="22.23" calcext:value-type="float">
            <text:p>22.23</text:p>
          </table:table-cell>
          <table:table-cell office:value-type="float" office:value="26.228" calcext:value-type="float">
            <text:p>26.228</text:p>
          </table:table-cell>
          <table:table-cell office:value-type="float" office:value="29.2" calcext:value-type="float">
            <text:p>29.2</text:p>
          </table:table-cell>
          <table:table-cell office:value-type="float" office:value="34.236" calcext:value-type="float">
            <text:p>34.236</text:p>
          </table:table-cell>
          <table:table-cell office:value-type="float" office:value="40.155" calcext:value-type="float">
            <text:p>40.155</text:p>
          </table:table-cell>
          <table:table-cell office:value-type="float" office:value="205.522" calcext:value-type="float">
            <text:p>205.522</text:p>
          </table:table-cell>
          <table:table-cell office:value-type="float" office:value="17.844" calcext:value-type="float">
            <text:p>17.844</text:p>
          </table:table-cell>
          <table:table-cell office:value-type="float" office:value="10.203" calcext:value-type="float">
            <text:p>10.203</text:p>
          </table:table-cell>
          <table:table-cell office:value-type="float" office:value="1219.835" calcext:value-type="float">
            <text:p>1219.835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7" calcext:value-type="float">
            <text:p>0.67</text:p>
          </table:table-cell>
          <table:table-cell office:value-type="float" office:value="1.757" calcext:value-type="float">
            <text:p>1.757</text:p>
          </table:table-cell>
          <table:table-cell office:value-type="float" office:value="2.826" calcext:value-type="float">
            <text:p>2.826</text:p>
          </table:table-cell>
          <table:table-cell office:value-type="float" office:value="4.57" calcext:value-type="float">
            <text:p>4.57</text:p>
          </table:table-cell>
          <table:table-cell office:value-type="float" office:value="5.917" calcext:value-type="float">
            <text:p>5.917</text:p>
          </table:table-cell>
          <table:table-cell office:value-type="float" office:value="7.116" calcext:value-type="float">
            <text:p>7.116</text:p>
          </table:table-cell>
          <table:table-cell office:value-type="float" office:value="9.582" calcext:value-type="float">
            <text:p>9.582</text:p>
          </table:table-cell>
          <table:table-cell office:value-type="float" office:value="18.605" calcext:value-type="float">
            <text:p>18.605</text:p>
          </table:table-cell>
          <table:table-cell office:value-type="float" office:value="188.683" calcext:value-type="float">
            <text:p>188.683</text:p>
          </table:table-cell>
          <table:table-cell office:value-type="float" office:value="4.239" calcext:value-type="float">
            <text:p>4.239</text:p>
          </table:table-cell>
          <table:table-cell office:value-type="float" office:value="6.606" calcext:value-type="float">
            <text:p>6.6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55" calcext:value-type="float">
            <text:p>0.955</text:p>
          </table:table-cell>
          <table:table-cell office:value-type="float" office:value="1.543" calcext:value-type="float">
            <text:p>1.543</text:p>
          </table:table-cell>
          <table:table-cell office:value-type="float" office:value="2.639" calcext:value-type="float">
            <text:p>2.639</text:p>
          </table:table-cell>
          <table:table-cell office:value-type="float" office:value="3.486" calcext:value-type="float">
            <text:p>3.486</text:p>
          </table:table-cell>
          <table:table-cell office:value-type="float" office:value="4.143" calcext:value-type="float">
            <text:p>4.143</text:p>
          </table:table-cell>
          <table:table-cell office:value-type="float" office:value="5.344" calcext:value-type="float">
            <text:p>5.344</text:p>
          </table:table-cell>
          <table:table-cell office:value-type="float" office:value="7.325" calcext:value-type="float">
            <text:p>7.325</text:p>
          </table:table-cell>
          <table:table-cell office:value-type="float" office:value="186.885" calcext:value-type="float">
            <text:p>186.885</text:p>
          </table:table-cell>
          <table:table-cell office:value-type="float" office:value="2.342" calcext:value-type="float">
            <text:p>2.342</text:p>
          </table:table-cell>
          <table:table-cell office:value-type="float" office:value="4.605" calcext:value-type="float">
            <text:p>4.605</text:p>
          </table:table-cell>
          <table:table-cell office:value-type="float" office:value="0.691" calcext:value-type="float">
            <text:p>0.691</text:p>
          </table:table-cell>
          <table:table-cell office:value-type="float" office:value="2.218" calcext:value-type="float">
            <text:p>2.218</text:p>
          </table:table-cell>
          <table:table-cell office:value-type="float" office:value="3.377" calcext:value-type="float">
            <text:p>3.377</text:p>
          </table:table-cell>
          <table:table-cell office:value-type="float" office:value="5.234" calcext:value-type="float">
            <text:p>5.234</text:p>
          </table:table-cell>
          <table:table-cell office:value-type="float" office:value="6.57" calcext:value-type="float">
            <text:p>6.57</text:p>
          </table:table-cell>
          <table:table-cell office:value-type="float" office:value="7.814" calcext:value-type="float">
            <text:p>7.814</text:p>
          </table:table-cell>
          <table:table-cell office:value-type="float" office:value="12.058" calcext:value-type="float">
            <text:p>12.058</text:p>
          </table:table-cell>
          <table:table-cell office:value-type="float" office:value="34.934" calcext:value-type="float">
            <text:p>34.934</text:p>
          </table:table-cell>
          <table:table-cell office:value-type="float" office:value="189.062" calcext:value-type="float">
            <text:p>189.062</text:p>
          </table:table-cell>
          <table:table-cell office:value-type="float" office:value="5.353" calcext:value-type="float">
            <text:p>5.353</text:p>
          </table:table-cell>
          <table:table-cell office:value-type="float" office:value="9.188" calcext:value-type="float">
            <text:p>9.188</text:p>
          </table:table-cell>
          <table:table-cell office:value-type="float" office:value="0.262" calcext:value-type="float">
            <text:p>0.262</text:p>
          </table:table-cell>
          <table:table-cell office:value-type="float" office:value="0.776" calcext:value-type="float">
            <text:p>0.776</text:p>
          </table:table-cell>
          <table:table-cell office:value-type="float" office:value="1.336" calcext:value-type="float">
            <text:p>1.336</text:p>
          </table:table-cell>
          <table:table-cell office:value-type="float" office:value="2.385" calcext:value-type="float">
            <text:p>2.385</text:p>
          </table:table-cell>
          <table:table-cell office:value-type="float" office:value="3.21" calcext:value-type="float">
            <text:p>3.21</text:p>
          </table:table-cell>
          <table:table-cell office:value-type="float" office:value="3.86" calcext:value-type="float">
            <text:p>3.86</text:p>
          </table:table-cell>
          <table:table-cell office:value-type="float" office:value="5.007" calcext:value-type="float">
            <text:p>5.007</text:p>
          </table:table-cell>
          <table:table-cell office:value-type="float" office:value="6.784" calcext:value-type="float">
            <text:p>6.784</text:p>
          </table:table-cell>
          <table:table-cell office:value-type="float" office:value="127.22" calcext:value-type="float">
            <text:p>127.22</text:p>
          </table:table-cell>
          <table:table-cell office:value-type="float" office:value="2.051" calcext:value-type="float">
            <text:p>2.051</text:p>
          </table:table-cell>
          <table:table-cell office:value-type="float" office:value="3.92" calcext:value-type="float">
            <text:p>3.92</text:p>
          </table:table-cell>
          <table:table-cell office:value-type="float" office:value="2.581" calcext:value-type="float">
            <text:p>2.581</text:p>
          </table:table-cell>
          <table:table-cell office:value-type="float" office:value="7.973" calcext:value-type="float">
            <text:p>7.973</text:p>
          </table:table-cell>
          <table:table-cell office:value-type="float" office:value="10.966" calcext:value-type="float">
            <text:p>10.966</text:p>
          </table:table-cell>
          <table:table-cell office:value-type="float" office:value="14.915" calcext:value-type="float">
            <text:p>14.915</text:p>
          </table:table-cell>
          <table:table-cell office:value-type="float" office:value="18.056" calcext:value-type="float">
            <text:p>18.056</text:p>
          </table:table-cell>
          <table:table-cell office:value-type="float" office:value="21.471" calcext:value-type="float">
            <text:p>21.471</text:p>
          </table:table-cell>
          <table:table-cell office:value-type="float" office:value="36.388" calcext:value-type="float">
            <text:p>36.388</text:p>
          </table:table-cell>
          <table:table-cell office:value-type="float" office:value="53.969" calcext:value-type="float">
            <text:p>53.969</text:p>
          </table:table-cell>
          <table:table-cell office:value-type="float" office:value="196.216" calcext:value-type="float">
            <text:p>196.216</text:p>
          </table:table-cell>
          <table:table-cell office:value-type="float" office:value="13.986" calcext:value-type="float">
            <text:p>13.986</text:p>
          </table:table-cell>
          <table:table-cell office:value-type="float" office:value="12.942" calcext:value-type="float">
            <text:p>12.942</text:p>
          </table:table-cell>
          <table:table-cell office:value-type="float" office:value="1379.309" calcext:value-type="float">
            <text:p>1379.30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17" calcext:value-type="float">
            <text:p>0.617</text:p>
          </table:table-cell>
          <table:table-cell office:value-type="float" office:value="3.643" calcext:value-type="float">
            <text:p>3.643</text:p>
          </table:table-cell>
          <table:table-cell office:value-type="float" office:value="6.678" calcext:value-type="float">
            <text:p>6.678</text:p>
          </table:table-cell>
          <table:table-cell office:value-type="float" office:value="9.47" calcext:value-type="float">
            <text:p>9.47</text:p>
          </table:table-cell>
          <table:table-cell office:value-type="float" office:value="11.907" calcext:value-type="float">
            <text:p>11.907</text:p>
          </table:table-cell>
          <table:table-cell office:value-type="float" office:value="14.193" calcext:value-type="float">
            <text:p>14.193</text:p>
          </table:table-cell>
          <table:table-cell office:value-type="float" office:value="18.773" calcext:value-type="float">
            <text:p>18.773</text:p>
          </table:table-cell>
          <table:table-cell office:value-type="float" office:value="25.223" calcext:value-type="float">
            <text:p>25.223</text:p>
          </table:table-cell>
          <table:table-cell office:value-type="float" office:value="834.631" calcext:value-type="float">
            <text:p>834.631</text:p>
          </table:table-cell>
          <table:table-cell office:value-type="float" office:value="7.715" calcext:value-type="float">
            <text:p>7.715</text:p>
          </table:table-cell>
          <table:table-cell office:value-type="float" office:value="12.216" calcext:value-type="float">
            <text:p>12.216</text:p>
          </table:table-cell>
          <table:table-cell office:value-type="float" office:value="0.282" calcext:value-type="float">
            <text:p>0.282</text:p>
          </table:table-cell>
          <table:table-cell office:value-type="float" office:value="0.799" calcext:value-type="float">
            <text:p>0.799</text:p>
          </table:table-cell>
          <table:table-cell office:value-type="float" office:value="1.309" calcext:value-type="float">
            <text:p>1.309</text:p>
          </table:table-cell>
          <table:table-cell office:value-type="float" office:value="2.91" calcext:value-type="float">
            <text:p>2.91</text:p>
          </table:table-cell>
          <table:table-cell office:value-type="float" office:value="6.667" calcext:value-type="float">
            <text:p>6.667</text:p>
          </table:table-cell>
          <table:table-cell office:value-type="float" office:value="8.101" calcext:value-type="float">
            <text:p>8.101</text:p>
          </table:table-cell>
          <table:table-cell office:value-type="float" office:value="10.549" calcext:value-type="float">
            <text:p>10.549</text:p>
          </table:table-cell>
          <table:table-cell office:value-type="float" office:value="14.198" calcext:value-type="float">
            <text:p>14.198</text:p>
          </table:table-cell>
          <table:table-cell office:value-type="float" office:value="836.869" calcext:value-type="float">
            <text:p>836.869</text:p>
          </table:table-cell>
          <table:table-cell office:value-type="float" office:value="3.049" calcext:value-type="float">
            <text:p>3.049</text:p>
          </table:table-cell>
          <table:table-cell office:value-type="float" office:value="11.811" calcext:value-type="float">
            <text:p>11.811</text:p>
          </table:table-cell>
          <table:table-cell office:value-type="float" office:value="0.579" calcext:value-type="float">
            <text:p>0.579</text:p>
          </table:table-cell>
          <table:table-cell office:value-type="float" office:value="2.293" calcext:value-type="float">
            <text:p>2.293</text:p>
          </table:table-cell>
          <table:table-cell office:value-type="float" office:value="5.888" calcext:value-type="float">
            <text:p>5.888</text:p>
          </table:table-cell>
          <table:table-cell office:value-type="float" office:value="10.41" calcext:value-type="float">
            <text:p>10.41</text:p>
          </table:table-cell>
          <table:table-cell office:value-type="float" office:value="14.214" calcext:value-type="float">
            <text:p>14.214</text:p>
          </table:table-cell>
          <table:table-cell office:value-type="float" office:value="17.064" calcext:value-type="float">
            <text:p>17.064</text:p>
          </table:table-cell>
          <table:table-cell office:value-type="float" office:value="21.401" calcext:value-type="float">
            <text:p>21.401</text:p>
          </table:table-cell>
          <table:table-cell office:value-type="float" office:value="25.936" calcext:value-type="float">
            <text:p>25.936</text:p>
          </table:table-cell>
          <table:table-cell office:value-type="float" office:value="847.572" calcext:value-type="float">
            <text:p>847.572</text:p>
          </table:table-cell>
          <table:table-cell office:value-type="float" office:value="7.968" calcext:value-type="float">
            <text:p>7.968</text:p>
          </table:table-cell>
          <table:table-cell office:value-type="float" office:value="18.177" calcext:value-type="float">
            <text:p>18.177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2" calcext:value-type="float">
            <text:p>0.832</text:p>
          </table:table-cell>
          <table:table-cell office:value-type="float" office:value="5.279" calcext:value-type="float">
            <text:p>5.279</text:p>
          </table:table-cell>
          <table:table-cell office:value-type="float" office:value="7.879" calcext:value-type="float">
            <text:p>7.879</text:p>
          </table:table-cell>
          <table:table-cell office:value-type="float" office:value="9.271" calcext:value-type="float">
            <text:p>9.271</text:p>
          </table:table-cell>
          <table:table-cell office:value-type="float" office:value="12.345" calcext:value-type="float">
            <text:p>12.345</text:p>
          </table:table-cell>
          <table:table-cell office:value-type="float" office:value="15.668" calcext:value-type="float">
            <text:p>15.668</text:p>
          </table:table-cell>
          <table:table-cell office:value-type="float" office:value="835.846" calcext:value-type="float">
            <text:p>835.846</text:p>
          </table:table-cell>
          <table:table-cell office:value-type="float" office:value="3.361" calcext:value-type="float">
            <text:p>3.361</text:p>
          </table:table-cell>
          <table:table-cell office:value-type="float" office:value="13.076" calcext:value-type="float">
            <text:p>13.076</text:p>
          </table:table-cell>
          <table:table-cell office:value-type="float" office:value="2.29" calcext:value-type="float">
            <text:p>2.29</text:p>
          </table:table-cell>
          <table:table-cell office:value-type="float" office:value="13.894" calcext:value-type="float">
            <text:p>13.894</text:p>
          </table:table-cell>
          <table:table-cell office:value-type="float" office:value="19.33" calcext:value-type="float">
            <text:p>19.33</text:p>
          </table:table-cell>
          <table:table-cell office:value-type="float" office:value="26.702" calcext:value-type="float">
            <text:p>26.702</text:p>
          </table:table-cell>
          <table:table-cell office:value-type="float" office:value="31.334" calcext:value-type="float">
            <text:p>31.334</text:p>
          </table:table-cell>
          <table:table-cell office:value-type="float" office:value="34.817" calcext:value-type="float">
            <text:p>34.817</text:p>
          </table:table-cell>
          <table:table-cell office:value-type="float" office:value="40.336" calcext:value-type="float">
            <text:p>40.336</text:p>
          </table:table-cell>
          <table:table-cell office:value-type="float" office:value="47.614" calcext:value-type="float">
            <text:p>47.614</text:p>
          </table:table-cell>
          <table:table-cell office:value-type="float" office:value="875.374" calcext:value-type="float">
            <text:p>875.374</text:p>
          </table:table-cell>
          <table:table-cell office:value-type="float" office:value="22.093" calcext:value-type="float">
            <text:p>22.093</text:p>
          </table:table-cell>
          <table:table-cell office:value-type="float" office:value="28.284" calcext:value-type="float">
            <text:p>28.284</text:p>
          </table:table-cell>
          <table:table-cell office:value-type="float" office:value="1343.002" calcext:value-type="float">
            <text:p>1343.002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99" calcext:value-type="float">
            <text:p>0.699</text:p>
          </table:table-cell>
          <table:table-cell office:value-type="float" office:value="2.499" calcext:value-type="float">
            <text:p>2.499</text:p>
          </table:table-cell>
          <table:table-cell office:value-type="float" office:value="4.614" calcext:value-type="float">
            <text:p>4.614</text:p>
          </table:table-cell>
          <table:table-cell office:value-type="float" office:value="8.355" calcext:value-type="float">
            <text:p>8.355</text:p>
          </table:table-cell>
          <table:table-cell office:value-type="float" office:value="10.958" calcext:value-type="float">
            <text:p>10.958</text:p>
          </table:table-cell>
          <table:table-cell office:value-type="float" office:value="13.227" calcext:value-type="float">
            <text:p>13.227</text:p>
          </table:table-cell>
          <table:table-cell office:value-type="float" office:value="18.255" calcext:value-type="float">
            <text:p>18.255</text:p>
          </table:table-cell>
          <table:table-cell office:value-type="float" office:value="37.415" calcext:value-type="float">
            <text:p>37.415</text:p>
          </table:table-cell>
          <table:table-cell office:value-type="float" office:value="378.407" calcext:value-type="float">
            <text:p>378.407</text:p>
          </table:table-cell>
          <table:table-cell office:value-type="float" office:value="7.198" calcext:value-type="float">
            <text:p>7.198</text:p>
          </table:table-cell>
          <table:table-cell office:value-type="float" office:value="10.887" calcext:value-type="float">
            <text:p>10.887</text:p>
          </table:table-cell>
          <table:table-cell office:value-type="float" office:value="0.304" calcext:value-type="float">
            <text:p>0.304</text:p>
          </table:table-cell>
          <table:table-cell office:value-type="float" office:value="1.216" calcext:value-type="float">
            <text:p>1.216</text:p>
          </table:table-cell>
          <table:table-cell office:value-type="float" office:value="2.017" calcext:value-type="float">
            <text:p>2.017</text:p>
          </table:table-cell>
          <table:table-cell office:value-type="float" office:value="3.81" calcext:value-type="float">
            <text:p>3.81</text:p>
          </table:table-cell>
          <table:table-cell office:value-type="float" office:value="5.205" calcext:value-type="float">
            <text:p>5.205</text:p>
          </table:table-cell>
          <table:table-cell office:value-type="float" office:value="6.276" calcext:value-type="float">
            <text:p>6.276</text:p>
          </table:table-cell>
          <table:table-cell office:value-type="float" office:value="8.209" calcext:value-type="float">
            <text:p>8.209</text:p>
          </table:table-cell>
          <table:table-cell office:value-type="float" office:value="10.832" calcext:value-type="float">
            <text:p>10.832</text:p>
          </table:table-cell>
          <table:table-cell office:value-type="float" office:value="220.95" calcext:value-type="float">
            <text:p>220.95</text:p>
          </table:table-cell>
          <table:table-cell office:value-type="float" office:value="3.278" calcext:value-type="float">
            <text:p>3.278</text:p>
          </table:table-cell>
          <table:table-cell office:value-type="float" office:value="5.965" calcext:value-type="float">
            <text:p>5.965</text:p>
          </table:table-cell>
          <table:table-cell office:value-type="float" office:value="0.743" calcext:value-type="float">
            <text:p>0.743</text:p>
          </table:table-cell>
          <table:table-cell office:value-type="float" office:value="2.907" calcext:value-type="float">
            <text:p>2.907</text:p>
          </table:table-cell>
          <table:table-cell office:value-type="float" office:value="4.701" calcext:value-type="float">
            <text:p>4.701</text:p>
          </table:table-cell>
          <table:table-cell office:value-type="float" office:value="7.567" calcext:value-type="float">
            <text:p>7.567</text:p>
          </table:table-cell>
          <table:table-cell office:value-type="float" office:value="9.364" calcext:value-type="float">
            <text:p>9.364</text:p>
          </table:table-cell>
          <table:table-cell office:value-type="float" office:value="11.008" calcext:value-type="float">
            <text:p>11.008</text:p>
          </table:table-cell>
          <table:table-cell office:value-type="float" office:value="15.947" calcext:value-type="float">
            <text:p>15.947</text:p>
          </table:table-cell>
          <table:table-cell office:value-type="float" office:value="38.728" calcext:value-type="float">
            <text:p>38.728</text:p>
          </table:table-cell>
          <table:table-cell office:value-type="float" office:value="379.644" calcext:value-type="float">
            <text:p>379.644</text:p>
          </table:table-cell>
          <table:table-cell office:value-type="float" office:value="7.104" calcext:value-type="float">
            <text:p>7.104</text:p>
          </table:table-cell>
          <table:table-cell office:value-type="float" office:value="11.987" calcext:value-type="float">
            <text:p>11.987</text:p>
          </table:table-cell>
          <table:table-cell office:value-type="float" office:value="0.276" calcext:value-type="float">
            <text:p>0.276</text:p>
          </table:table-cell>
          <table:table-cell office:value-type="float" office:value="1.077" calcext:value-type="float">
            <text:p>1.077</text:p>
          </table:table-cell>
          <table:table-cell office:value-type="float" office:value="1.923" calcext:value-type="float">
            <text:p>1.923</text:p>
          </table:table-cell>
          <table:table-cell office:value-type="float" office:value="3.678" calcext:value-type="float">
            <text:p>3.678</text:p>
          </table:table-cell>
          <table:table-cell office:value-type="float" office:value="4.935" calcext:value-type="float">
            <text:p>4.935</text:p>
          </table:table-cell>
          <table:table-cell office:value-type="float" office:value="5.86" calcext:value-type="float">
            <text:p>5.86</text:p>
          </table:table-cell>
          <table:table-cell office:value-type="float" office:value="7.522" calcext:value-type="float">
            <text:p>7.522</text:p>
          </table:table-cell>
          <table:table-cell office:value-type="float" office:value="10.202" calcext:value-type="float">
            <text:p>10.202</text:p>
          </table:table-cell>
          <table:table-cell office:value-type="float" office:value="222.445" calcext:value-type="float">
            <text:p>222.445</text:p>
          </table:table-cell>
          <table:table-cell office:value-type="float" office:value="3.083" calcext:value-type="float">
            <text:p>3.083</text:p>
          </table:table-cell>
          <table:table-cell office:value-type="float" office:value="6.079" calcext:value-type="float">
            <text:p>6.079</text:p>
          </table:table-cell>
          <table:table-cell office:value-type="float" office:value="2.556" calcext:value-type="float">
            <text:p>2.556</text:p>
          </table:table-cell>
          <table:table-cell office:value-type="float" office:value="10.928" calcext:value-type="float">
            <text:p>10.928</text:p>
          </table:table-cell>
          <table:table-cell office:value-type="float" office:value="16.509" calcext:value-type="float">
            <text:p>16.509</text:p>
          </table:table-cell>
          <table:table-cell office:value-type="float" office:value="23.615" calcext:value-type="float">
            <text:p>23.615</text:p>
          </table:table-cell>
          <table:table-cell office:value-type="float" office:value="29.272" calcext:value-type="float">
            <text:p>29.272</text:p>
          </table:table-cell>
          <table:table-cell office:value-type="float" office:value="35.375" calcext:value-type="float">
            <text:p>35.375</text:p>
          </table:table-cell>
          <table:table-cell office:value-type="float" office:value="50.199" calcext:value-type="float">
            <text:p>50.199</text:p>
          </table:table-cell>
          <table:table-cell office:value-type="float" office:value="69.761" calcext:value-type="float">
            <text:p>69.761</text:p>
          </table:table-cell>
          <table:table-cell office:value-type="float" office:value="417.832" calcext:value-type="float">
            <text:p>417.832</text:p>
          </table:table-cell>
          <table:table-cell office:value-type="float" office:value="20.663" calcext:value-type="float">
            <text:p>20.663</text:p>
          </table:table-cell>
          <table:table-cell office:value-type="float" office:value="20.022" calcext:value-type="float">
            <text:p>20.022</text:p>
          </table:table-cell>
          <table:table-cell office:value-type="float" office:value="1391.805" calcext:value-type="float">
            <text:p>1391.80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593" calcext:value-type="float">
            <text:p>0.593</text:p>
          </table:table-cell>
          <table:table-cell office:value-type="float" office:value="4.416" calcext:value-type="float">
            <text:p>4.416</text:p>
          </table:table-cell>
          <table:table-cell office:value-type="float" office:value="7.792" calcext:value-type="float">
            <text:p>7.792</text:p>
          </table:table-cell>
          <table:table-cell office:value-type="float" office:value="11.773" calcext:value-type="float">
            <text:p>11.773</text:p>
          </table:table-cell>
          <table:table-cell office:value-type="float" office:value="15.168" calcext:value-type="float">
            <text:p>15.168</text:p>
          </table:table-cell>
          <table:table-cell office:value-type="float" office:value="18.207" calcext:value-type="float">
            <text:p>18.207</text:p>
          </table:table-cell>
          <table:table-cell office:value-type="float" office:value="24.453" calcext:value-type="float">
            <text:p>24.453</text:p>
          </table:table-cell>
          <table:table-cell office:value-type="float" office:value="31.389" calcext:value-type="float">
            <text:p>31.389</text:p>
          </table:table-cell>
          <table:table-cell office:value-type="float" office:value="432.181" calcext:value-type="float">
            <text:p>432.181</text:p>
          </table:table-cell>
          <table:table-cell office:value-type="float" office:value="9.542" calcext:value-type="float">
            <text:p>9.542</text:p>
          </table:table-cell>
          <table:table-cell office:value-type="float" office:value="11.807" calcext:value-type="float">
            <text:p>11.807</text:p>
          </table:table-cell>
          <table:table-cell office:value-type="float" office:value="0.293" calcext:value-type="float">
            <text:p>0.293</text:p>
          </table:table-cell>
          <table:table-cell office:value-type="float" office:value="0.898" calcext:value-type="float">
            <text:p>0.898</text:p>
          </table:table-cell>
          <table:table-cell office:value-type="float" office:value="1.513" calcext:value-type="float">
            <text:p>1.513</text:p>
          </table:table-cell>
          <table:table-cell office:value-type="float" office:value="5.643" calcext:value-type="float">
            <text:p>5.643</text:p>
          </table:table-cell>
          <table:table-cell office:value-type="float" office:value="8.707" calcext:value-type="float">
            <text:p>8.707</text:p>
          </table:table-cell>
          <table:table-cell office:value-type="float" office:value="10.334" calcext:value-type="float">
            <text:p>10.334</text:p>
          </table:table-cell>
          <table:table-cell office:value-type="float" office:value="13.136" calcext:value-type="float">
            <text:p>13.136</text:p>
          </table:table-cell>
          <table:table-cell office:value-type="float" office:value="16.807" calcext:value-type="float">
            <text:p>16.807</text:p>
          </table:table-cell>
          <table:table-cell office:value-type="float" office:value="423.393" calcext:value-type="float">
            <text:p>423.393</text:p>
          </table:table-cell>
          <table:table-cell office:value-type="float" office:value="3.815" calcext:value-type="float">
            <text:p>3.815</text:p>
          </table:table-cell>
          <table:table-cell office:value-type="float" office:value="7.216" calcext:value-type="float">
            <text:p>7.216</text:p>
          </table:table-cell>
          <table:table-cell office:value-type="float" office:value="0.594" calcext:value-type="float">
            <text:p>0.594</text:p>
          </table:table-cell>
          <table:table-cell office:value-type="float" office:value="3.051" calcext:value-type="float">
            <text:p>3.051</text:p>
          </table:table-cell>
          <table:table-cell office:value-type="float" office:value="7.161" calcext:value-type="float">
            <text:p>7.161</text:p>
          </table:table-cell>
          <table:table-cell office:value-type="float" office:value="12.714" calcext:value-type="float">
            <text:p>12.714</text:p>
          </table:table-cell>
          <table:table-cell office:value-type="float" office:value="17.028" calcext:value-type="float">
            <text:p>17.028</text:p>
          </table:table-cell>
          <table:table-cell office:value-type="float" office:value="20.181" calcext:value-type="float">
            <text:p>20.181</text:p>
          </table:table-cell>
          <table:table-cell office:value-type="float" office:value="24.588" calcext:value-type="float">
            <text:p>24.588</text:p>
          </table:table-cell>
          <table:table-cell office:value-type="float" office:value="29.245" calcext:value-type="float">
            <text:p>29.245</text:p>
          </table:table-cell>
          <table:table-cell office:value-type="float" office:value="441.193" calcext:value-type="float">
            <text:p>441.193</text:p>
          </table:table-cell>
          <table:table-cell office:value-type="float" office:value="9.426" calcext:value-type="float">
            <text:p>9.426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4" calcext:value-type="float">
            <text:p>0.524</text:p>
          </table:table-cell>
          <table:table-cell office:value-type="float" office:value="1.048" calcext:value-type="float">
            <text:p>1.048</text:p>
          </table:table-cell>
          <table:table-cell office:value-type="float" office:value="6.892" calcext:value-type="float">
            <text:p>6.892</text:p>
          </table:table-cell>
          <table:table-cell office:value-type="float" office:value="9.389" calcext:value-type="float">
            <text:p>9.389</text:p>
          </table:table-cell>
          <table:table-cell office:value-type="float" office:value="11.157" calcext:value-type="float">
            <text:p>11.157</text:p>
          </table:table-cell>
          <table:table-cell office:value-type="float" office:value="14.258" calcext:value-type="float">
            <text:p>14.258</text:p>
          </table:table-cell>
          <table:table-cell office:value-type="float" office:value="17.587" calcext:value-type="float">
            <text:p>17.587</text:p>
          </table:table-cell>
          <table:table-cell office:value-type="float" office:value="421.478" calcext:value-type="float">
            <text:p>421.478</text:p>
          </table:table-cell>
          <table:table-cell office:value-type="float" office:value="4.044" calcext:value-type="float">
            <text:p>4.044</text:p>
          </table:table-cell>
          <table:table-cell office:value-type="float" office:value="8.265" calcext:value-type="float">
            <text:p>8.265</text:p>
          </table:table-cell>
          <table:table-cell office:value-type="float" office:value="2.254" calcext:value-type="float">
            <text:p>2.254</text:p>
          </table:table-cell>
          <table:table-cell office:value-type="float" office:value="16.889" calcext:value-type="float">
            <text:p>16.889</text:p>
          </table:table-cell>
          <table:table-cell office:value-type="float" office:value="23.848" calcext:value-type="float">
            <text:p>23.848</text:p>
          </table:table-cell>
          <table:table-cell office:value-type="float" office:value="32.93" calcext:value-type="float">
            <text:p>32.93</text:p>
          </table:table-cell>
          <table:table-cell office:value-type="float" office:value="38.652" calcext:value-type="float">
            <text:p>38.652</text:p>
          </table:table-cell>
          <table:table-cell office:value-type="float" office:value="42.951" calcext:value-type="float">
            <text:p>42.951</text:p>
          </table:table-cell>
          <table:table-cell office:value-type="float" office:value="50.096" calcext:value-type="float">
            <text:p>50.096</text:p>
          </table:table-cell>
          <table:table-cell office:value-type="float" office:value="60.265" calcext:value-type="float">
            <text:p>60.265</text:p>
          </table:table-cell>
          <table:table-cell office:value-type="float" office:value="503.98" calcext:value-type="float">
            <text:p>503.98</text:p>
          </table:table-cell>
          <table:table-cell office:value-type="float" office:value="26.827" calcext:value-type="float">
            <text:p>26.827</text:p>
          </table:table-cell>
          <table:table-cell office:value-type="float" office:value="20.796" calcext:value-type="float">
            <text:p>20.796</text:p>
          </table:table-cell>
          <table:table-cell office:value-type="float" office:value="1424.677" calcext:value-type="float">
            <text:p>1424.677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3.53" calcext:value-type="float">
            <text:p>3.53</text:p>
          </table:table-cell>
          <table:table-cell office:value-type="float" office:value="7.024" calcext:value-type="float">
            <text:p>7.024</text:p>
          </table:table-cell>
          <table:table-cell office:value-type="float" office:value="12.921" calcext:value-type="float">
            <text:p>12.921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.965" calcext:value-type="float">
            <text:p>20.965</text:p>
          </table:table-cell>
          <table:table-cell office:value-type="float" office:value="28.619" calcext:value-type="float">
            <text:p>28.619</text:p>
          </table:table-cell>
          <table:table-cell office:value-type="float" office:value="44.734" calcext:value-type="float">
            <text:p>44.734</text:p>
          </table:table-cell>
          <table:table-cell office:value-type="float" office:value="368.374" calcext:value-type="float">
            <text:p>368.374</text:p>
          </table:table-cell>
          <table:table-cell office:value-type="float" office:value="10.399" calcext:value-type="float">
            <text:p>10.399</text:p>
          </table:table-cell>
          <table:table-cell office:value-type="float" office:value="12.876" calcext:value-type="float">
            <text:p>12.876</text:p>
          </table:table-cell>
          <table:table-cell office:value-type="float" office:value="0.31" calcext:value-type="float">
            <text:p>0.31</text:p>
          </table:table-cell>
          <table:table-cell office:value-type="float" office:value="1.508" calcext:value-type="float">
            <text:p>1.508</text:p>
          </table:table-cell>
          <table:table-cell office:value-type="float" office:value="2.488" calcext:value-type="float">
            <text:p>2.488</text:p>
          </table:table-cell>
          <table:table-cell office:value-type="float" office:value="4.841" calcext:value-type="float">
            <text:p>4.841</text:p>
          </table:table-cell>
          <table:table-cell office:value-type="float" office:value="6.542" calcext:value-type="float">
            <text:p>6.542</text:p>
          </table:table-cell>
          <table:table-cell office:value-type="float" office:value="7.922" calcext:value-type="float">
            <text:p>7.922</text:p>
          </table:table-cell>
          <table:table-cell office:value-type="float" office:value="10.331" calcext:value-type="float">
            <text:p>10.331</text:p>
          </table:table-cell>
          <table:table-cell office:value-type="float" office:value="13.748" calcext:value-type="float">
            <text:p>13.748</text:p>
          </table:table-cell>
          <table:table-cell office:value-type="float" office:value="206.148" calcext:value-type="float">
            <text:p>206.148</text:p>
          </table:table-cell>
          <table:table-cell office:value-type="float" office:value="3.999" calcext:value-type="float">
            <text:p>3.999</text:p>
          </table:table-cell>
          <table:table-cell office:value-type="float" office:value="6.025" calcext:value-type="float">
            <text:p>6.025</text:p>
          </table:table-cell>
          <table:table-cell office:value-type="float" office:value="0.768" calcext:value-type="float">
            <text:p>0.768</text:p>
          </table:table-cell>
          <table:table-cell office:value-type="float" office:value="3.659" calcext:value-type="float">
            <text:p>3.659</text:p>
          </table:table-cell>
          <table:table-cell office:value-type="float" office:value="5.974" calcext:value-type="float">
            <text:p>5.974</text:p>
          </table:table-cell>
          <table:table-cell office:value-type="float" office:value="9.55" calcext:value-type="float">
            <text:p>9.55</text:p>
          </table:table-cell>
          <table:table-cell office:value-type="float" office:value="11.779" calcext:value-type="float">
            <text:p>11.779</text:p>
          </table:table-cell>
          <table:table-cell office:value-type="float" office:value="13.565" calcext:value-type="float">
            <text:p>13.565</text:p>
          </table:table-cell>
          <table:table-cell office:value-type="float" office:value="18.788" calcext:value-type="float">
            <text:p>18.788</text:p>
          </table:table-cell>
          <table:table-cell office:value-type="float" office:value="40.174" calcext:value-type="float">
            <text:p>40.174</text:p>
          </table:table-cell>
          <table:table-cell office:value-type="float" office:value="365.116" calcext:value-type="float">
            <text:p>365.116</text:p>
          </table:table-cell>
          <table:table-cell office:value-type="float" office:value="8.422" calcext:value-type="float">
            <text:p>8.422</text:p>
          </table:table-cell>
          <table:table-cell office:value-type="float" office:value="11.933" calcext:value-type="float">
            <text:p>11.933</text:p>
          </table:table-cell>
          <table:table-cell office:value-type="float" office:value="0.276" calcext:value-type="float">
            <text:p>0.276</text:p>
          </table:table-cell>
          <table:table-cell office:value-type="float" office:value="1.44" calcext:value-type="float">
            <text:p>1.44</text:p>
          </table:table-cell>
          <table:table-cell office:value-type="float" office:value="2.482" calcext:value-type="float">
            <text:p>2.482</text:p>
          </table:table-cell>
          <table:table-cell office:value-type="float" office:value="4.831" calcext:value-type="float">
            <text:p>4.831</text:p>
          </table:table-cell>
          <table:table-cell office:value-type="float" office:value="6.374" calcext:value-type="float">
            <text:p>6.374</text:p>
          </table:table-cell>
          <table:table-cell office:value-type="float" office:value="7.574" calcext:value-type="float">
            <text:p>7.574</text:p>
          </table:table-cell>
          <table:table-cell office:value-type="float" office:value="9.783" calcext:value-type="float">
            <text:p>9.783</text:p>
          </table:table-cell>
          <table:table-cell office:value-type="float" office:value="12.852" calcext:value-type="float">
            <text:p>12.852</text:p>
          </table:table-cell>
          <table:table-cell office:value-type="float" office:value="251.678" calcext:value-type="float">
            <text:p>251.678</text:p>
          </table:table-cell>
          <table:table-cell office:value-type="float" office:value="3.841" calcext:value-type="float">
            <text:p>3.841</text:p>
          </table:table-cell>
          <table:table-cell office:value-type="float" office:value="5.735" calcext:value-type="float">
            <text:p>5.735</text:p>
          </table:table-cell>
          <table:table-cell office:value-type="float" office:value="2.611" calcext:value-type="float">
            <text:p>2.611</text:p>
          </table:table-cell>
          <table:table-cell office:value-type="float" office:value="14.212" calcext:value-type="float">
            <text:p>14.212</text:p>
          </table:table-cell>
          <table:table-cell office:value-type="float" office:value="22.316" calcext:value-type="float">
            <text:p>22.316</text:p>
          </table:table-cell>
          <table:table-cell office:value-type="float" office:value="32.553" calcext:value-type="float">
            <text:p>32.553</text:p>
          </table:table-cell>
          <table:table-cell office:value-type="float" office:value="40.091" calcext:value-type="float">
            <text:p>40.091</text:p>
          </table:table-cell>
          <table:table-cell office:value-type="float" office:value="46.828" calcext:value-type="float">
            <text:p>46.828</text:p>
          </table:table-cell>
          <table:table-cell office:value-type="float" office:value="60.97" calcext:value-type="float">
            <text:p>60.97</text:p>
          </table:table-cell>
          <table:table-cell office:value-type="float" office:value="83.961" calcext:value-type="float">
            <text:p>83.961</text:p>
          </table:table-cell>
          <table:table-cell office:value-type="float" office:value="385.067" calcext:value-type="float">
            <text:p>385.067</text:p>
          </table:table-cell>
          <table:table-cell office:value-type="float" office:value="26.661" calcext:value-type="float">
            <text:p>26.661</text:p>
          </table:table-cell>
          <table:table-cell office:value-type="float" office:value="20.756" calcext:value-type="float">
            <text:p>20.756</text:p>
          </table:table-cell>
          <table:table-cell office:value-type="float" office:value="1433.699" calcext:value-type="float">
            <text:p>1433.69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5.247" calcext:value-type="float">
            <text:p>5.247</text:p>
          </table:table-cell>
          <table:table-cell office:value-type="float" office:value="8.927" calcext:value-type="float">
            <text:p>8.927</text:p>
          </table:table-cell>
          <table:table-cell office:value-type="float" office:value="14.071" calcext:value-type="float">
            <text:p>14.071</text:p>
          </table:table-cell>
          <table:table-cell office:value-type="float" office:value="18.462" calcext:value-type="float">
            <text:p>18.462</text:p>
          </table:table-cell>
          <table:table-cell office:value-type="float" office:value="22.676" calcext:value-type="float">
            <text:p>22.676</text:p>
          </table:table-cell>
          <table:table-cell office:value-type="float" office:value="29.524" calcext:value-type="float">
            <text:p>29.524</text:p>
          </table:table-cell>
          <table:table-cell office:value-type="float" office:value="37.809" calcext:value-type="float">
            <text:p>37.809</text:p>
          </table:table-cell>
          <table:table-cell office:value-type="float" office:value="556.283" calcext:value-type="float">
            <text:p>556.283</text:p>
          </table:table-cell>
          <table:table-cell office:value-type="float" office:value="11.508" calcext:value-type="float">
            <text:p>11.508</text:p>
          </table:table-cell>
          <table:table-cell office:value-type="float" office:value="15.442" calcext:value-type="float">
            <text:p>15.442</text:p>
          </table:table-cell>
          <table:table-cell office:value-type="float" office:value="0.298" calcext:value-type="float">
            <text:p>0.298</text:p>
          </table:table-cell>
          <table:table-cell office:value-type="float" office:value="0.989" calcext:value-type="float">
            <text:p>0.989</text:p>
          </table:table-cell>
          <table:table-cell office:value-type="float" office:value="1.739" calcext:value-type="float">
            <text:p>1.739</text:p>
          </table:table-cell>
          <table:table-cell office:value-type="float" office:value="7.731" calcext:value-type="float">
            <text:p>7.731</text:p>
          </table:table-cell>
          <table:table-cell office:value-type="float" office:value="10.58" calcext:value-type="float">
            <text:p>10.58</text:p>
          </table:table-cell>
          <table:table-cell office:value-type="float" office:value="12.54" calcext:value-type="float">
            <text:p>12.54</text:p>
          </table:table-cell>
          <table:table-cell office:value-type="float" office:value="15.965" calcext:value-type="float">
            <text:p>15.965</text:p>
          </table:table-cell>
          <table:table-cell office:value-type="float" office:value="19.415" calcext:value-type="float">
            <text:p>19.415</text:p>
          </table:table-cell>
          <table:table-cell office:value-type="float" office:value="532.828" calcext:value-type="float">
            <text:p>532.828</text:p>
          </table:table-cell>
          <table:table-cell office:value-type="float" office:value="4.877" calcext:value-type="float">
            <text:p>4.877</text:p>
          </table:table-cell>
          <table:table-cell office:value-type="float" office:value="10.887" calcext:value-type="float">
            <text:p>10.887</text:p>
          </table:table-cell>
          <table:table-cell office:value-type="float" office:value="0.567" calcext:value-type="float">
            <text:p>0.567</text:p>
          </table:table-cell>
          <table:table-cell office:value-type="float" office:value="3.714" calcext:value-type="float">
            <text:p>3.714</text:p>
          </table:table-cell>
          <table:table-cell office:value-type="float" office:value="8.265" calcext:value-type="float">
            <text:p>8.265</text:p>
          </table:table-cell>
          <table:table-cell office:value-type="float" office:value="14.771" calcext:value-type="float">
            <text:p>14.771</text:p>
          </table:table-cell>
          <table:table-cell office:value-type="float" office:value="19.859" calcext:value-type="float">
            <text:p>19.859</text:p>
          </table:table-cell>
          <table:table-cell office:value-type="float" office:value="23.314" calcext:value-type="float">
            <text:p>23.314</text:p>
          </table:table-cell>
          <table:table-cell office:value-type="float" office:value="28.057" calcext:value-type="float">
            <text:p>28.057</text:p>
          </table:table-cell>
          <table:table-cell office:value-type="float" office:value="33.427" calcext:value-type="float">
            <text:p>33.427</text:p>
          </table:table-cell>
          <table:table-cell office:value-type="float" office:value="551.074" calcext:value-type="float">
            <text:p>551.074</text:p>
          </table:table-cell>
          <table:table-cell office:value-type="float" office:value="11.326" calcext:value-type="float">
            <text:p>11.326</text:p>
          </table:table-cell>
          <table:table-cell office:value-type="float" office:value="20.092" calcext:value-type="float">
            <text:p>20.092</text:p>
          </table:table-cell>
          <table:table-cell office:value-type="float" office:value="0.19" calcext:value-type="float">
            <text:p>0.19</text:p>
          </table:table-cell>
          <table:table-cell office:value-type="float" office:value="0.616" calcext:value-type="float">
            <text:p>0.616</text:p>
          </table:table-cell>
          <table:table-cell office:value-type="float" office:value="1.451" calcext:value-type="float">
            <text:p>1.451</text:p>
          </table:table-cell>
          <table:table-cell office:value-type="float" office:value="8.778" calcext:value-type="float">
            <text:p>8.778</text:p>
          </table:table-cell>
          <table:table-cell office:value-type="float" office:value="11.219" calcext:value-type="float">
            <text:p>11.219</text:p>
          </table:table-cell>
          <table:table-cell office:value-type="float" office:value="13.365" calcext:value-type="float">
            <text:p>13.365</text:p>
          </table:table-cell>
          <table:table-cell office:value-type="float" office:value="16.617" calcext:value-type="float">
            <text:p>16.617</text:p>
          </table:table-cell>
          <table:table-cell office:value-type="float" office:value="19.982" calcext:value-type="float">
            <text:p>19.982</text:p>
          </table:table-cell>
          <table:table-cell office:value-type="float" office:value="509.099" calcext:value-type="float">
            <text:p>509.099</text:p>
          </table:table-cell>
          <table:table-cell office:value-type="float" office:value="5.159" calcext:value-type="float">
            <text:p>5.159</text:p>
          </table:table-cell>
          <table:table-cell office:value-type="float" office:value="10.624" calcext:value-type="float">
            <text:p>10.624</text:p>
          </table:table-cell>
          <table:table-cell office:value-type="float" office:value="2.246" calcext:value-type="float">
            <text:p>2.246</text:p>
          </table:table-cell>
          <table:table-cell office:value-type="float" office:value="20.273" calcext:value-type="float">
            <text:p>20.273</text:p>
          </table:table-cell>
          <table:table-cell office:value-type="float" office:value="29.042" calcext:value-type="float">
            <text:p>29.042</text:p>
          </table:table-cell>
          <table:table-cell office:value-type="float" office:value="39.678" calcext:value-type="float">
            <text:p>39.678</text:p>
          </table:table-cell>
          <table:table-cell office:value-type="float" office:value="46.392" calcext:value-type="float">
            <text:p>46.392</text:p>
          </table:table-cell>
          <table:table-cell office:value-type="float" office:value="51.361" calcext:value-type="float">
            <text:p>51.361</text:p>
          </table:table-cell>
          <table:table-cell office:value-type="float" office:value="60.118" calcext:value-type="float">
            <text:p>60.118</text:p>
          </table:table-cell>
          <table:table-cell office:value-type="float" office:value="71.594" calcext:value-type="float">
            <text:p>71.594</text:p>
          </table:table-cell>
          <table:table-cell office:value-type="float" office:value="605.079" calcext:value-type="float">
            <text:p>605.079</text:p>
          </table:table-cell>
          <table:table-cell office:value-type="float" office:value="32.87" calcext:value-type="float">
            <text:p>32.87</text:p>
          </table:table-cell>
          <table:table-cell office:value-type="float" office:value="30.694" calcext:value-type="float">
            <text:p>30.694</text:p>
          </table:table-cell>
          <table:table-cell office:value-type="float" office:value="1442.568" calcext:value-type="float">
            <text:p>1442.568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72" calcext:value-type="float">
            <text:p>0.672</text:p>
          </table:table-cell>
          <table:table-cell office:value-type="float" office:value="4.573" calcext:value-type="float">
            <text:p>4.573</text:p>
          </table:table-cell>
          <table:table-cell office:value-type="float" office:value="9.922" calcext:value-type="float">
            <text:p>9.922</text:p>
          </table:table-cell>
          <table:table-cell office:value-type="float" office:value="19.416" calcext:value-type="float">
            <text:p>19.416</text:p>
          </table:table-cell>
          <table:table-cell office:value-type="float" office:value="26.908" calcext:value-type="float">
            <text:p>26.908</text:p>
          </table:table-cell>
          <table:table-cell office:value-type="float" office:value="33.381" calcext:value-type="float">
            <text:p>33.381</text:p>
          </table:table-cell>
          <table:table-cell office:value-type="float" office:value="45.932" calcext:value-type="float">
            <text:p>45.932</text:p>
          </table:table-cell>
          <table:table-cell office:value-type="float" office:value="63.289" calcext:value-type="float">
            <text:p>63.289</text:p>
          </table:table-cell>
          <table:table-cell office:value-type="float" office:value="206.319" calcext:value-type="float">
            <text:p>206.319</text:p>
          </table:table-cell>
          <table:table-cell office:value-type="float" office:value="14.967" calcext:value-type="float">
            <text:p>14.967</text:p>
          </table:table-cell>
          <table:table-cell office:value-type="float" office:value="15.965" calcext:value-type="float">
            <text:p>15.965</text:p>
          </table:table-cell>
          <table:table-cell office:value-type="float" office:value="0.305" calcext:value-type="float">
            <text:p>0.305</text:p>
          </table:table-cell>
          <table:table-cell office:value-type="float" office:value="1.761" calcext:value-type="float">
            <text:p>1.761</text:p>
          </table:table-cell>
          <table:table-cell office:value-type="float" office:value="2.853" calcext:value-type="float">
            <text:p>2.853</text:p>
          </table:table-cell>
          <table:table-cell office:value-type="float" office:value="5.605" calcext:value-type="float">
            <text:p>5.605</text:p>
          </table:table-cell>
          <table:table-cell office:value-type="float" office:value="7.514" calcext:value-type="float">
            <text:p>7.514</text:p>
          </table:table-cell>
          <table:table-cell office:value-type="float" office:value="9.107" calcext:value-type="float">
            <text:p>9.107</text:p>
          </table:table-cell>
          <table:table-cell office:value-type="float" office:value="11.485" calcext:value-type="float">
            <text:p>11.485</text:p>
          </table:table-cell>
          <table:table-cell office:value-type="float" office:value="15.712" calcext:value-type="float">
            <text:p>15.712</text:p>
          </table:table-cell>
          <table:table-cell office:value-type="float" office:value="161.135" calcext:value-type="float">
            <text:p>161.135</text:p>
          </table:table-cell>
          <table:table-cell office:value-type="float" office:value="4.538" calcext:value-type="float">
            <text:p>4.538</text:p>
          </table:table-cell>
          <table:table-cell office:value-type="float" office:value="6.234" calcext:value-type="float">
            <text:p>6.234</text:p>
          </table:table-cell>
          <table:table-cell office:value-type="float" office:value="0.748" calcext:value-type="float">
            <text:p>0.748</text:p>
          </table:table-cell>
          <table:table-cell office:value-type="float" office:value="4.232" calcext:value-type="float">
            <text:p>4.232</text:p>
          </table:table-cell>
          <table:table-cell office:value-type="float" office:value="6.722" calcext:value-type="float">
            <text:p>6.722</text:p>
          </table:table-cell>
          <table:table-cell office:value-type="float" office:value="10.913" calcext:value-type="float">
            <text:p>10.913</text:p>
          </table:table-cell>
          <table:table-cell office:value-type="float" office:value="13.338" calcext:value-type="float">
            <text:p>13.338</text:p>
          </table:table-cell>
          <table:table-cell office:value-type="float" office:value="15.406" calcext:value-type="float">
            <text:p>15.406</text:p>
          </table:table-cell>
          <table:table-cell office:value-type="float" office:value="21.426" calcext:value-type="float">
            <text:p>21.426</text:p>
          </table:table-cell>
          <table:table-cell office:value-type="float" office:value="42.374" calcext:value-type="float">
            <text:p>42.374</text:p>
          </table:table-cell>
          <table:table-cell office:value-type="float" office:value="163.027" calcext:value-type="float">
            <text:p>163.027</text:p>
          </table:table-cell>
          <table:table-cell office:value-type="float" office:value="9.272" calcext:value-type="float">
            <text:p>9.272</text:p>
          </table:table-cell>
          <table:table-cell office:value-type="float" office:value="10.477" calcext:value-type="float">
            <text:p>10.477</text:p>
          </table:table-cell>
          <table:table-cell office:value-type="float" office:value="0.29" calcext:value-type="float">
            <text:p>0.29</text:p>
          </table:table-cell>
          <table:table-cell office:value-type="float" office:value="1.743" calcext:value-type="float">
            <text:p>1.743</text:p>
          </table:table-cell>
          <table:table-cell office:value-type="float" office:value="2.949" calcext:value-type="float">
            <text:p>2.949</text:p>
          </table:table-cell>
          <table:table-cell office:value-type="float" office:value="5.845" calcext:value-type="float">
            <text:p>5.845</text:p>
          </table:table-cell>
          <table:table-cell office:value-type="float" office:value="7.652" calcext:value-type="float">
            <text:p>7.652</text:p>
          </table:table-cell>
          <table:table-cell office:value-type="float" office:value="9.016" calcext:value-type="float">
            <text:p>9.016</text:p>
          </table:table-cell>
          <table:table-cell office:value-type="float" office:value="11.197" calcext:value-type="float">
            <text:p>11.197</text:p>
          </table:table-cell>
          <table:table-cell office:value-type="float" office:value="15.034" calcext:value-type="float">
            <text:p>15.034</text:p>
          </table:table-cell>
          <table:table-cell office:value-type="float" office:value="161.256" calcext:value-type="float">
            <text:p>161.256</text:p>
          </table:table-cell>
          <table:table-cell office:value-type="float" office:value="4.544" calcext:value-type="float">
            <text:p>4.544</text:p>
          </table:table-cell>
          <table:table-cell office:value-type="float" office:value="6.083" calcext:value-type="float">
            <text:p>6.083</text:p>
          </table:table-cell>
          <table:table-cell office:value-type="float" office:value="2.511" calcext:value-type="float">
            <text:p>2.511</text:p>
          </table:table-cell>
          <table:table-cell office:value-type="float" office:value="16.74" calcext:value-type="float">
            <text:p>16.74</text:p>
          </table:table-cell>
          <table:table-cell office:value-type="float" office:value="27.583" calcext:value-type="float">
            <text:p>27.583</text:p>
          </table:table-cell>
          <table:table-cell office:value-type="float" office:value="42.779" calcext:value-type="float">
            <text:p>42.779</text:p>
          </table:table-cell>
          <table:table-cell office:value-type="float" office:value="53.894" calcext:value-type="float">
            <text:p>53.894</text:p>
          </table:table-cell>
          <table:table-cell office:value-type="float" office:value="62.912" calcext:value-type="float">
            <text:p>62.912</text:p>
          </table:table-cell>
          <table:table-cell office:value-type="float" office:value="78.291" calcext:value-type="float">
            <text:p>78.291</text:p>
          </table:table-cell>
          <table:table-cell office:value-type="float" office:value="99.007" calcext:value-type="float">
            <text:p>99.007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33.322" calcext:value-type="float">
            <text:p>33.322</text:p>
          </table:table-cell>
          <table:table-cell office:value-type="float" office:value="23.454" calcext:value-type="float">
            <text:p>23.454</text:p>
          </table:table-cell>
          <table:table-cell office:value-type="float" office:value="1436.47" calcext:value-type="float">
            <text:p>1436.4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556" calcext:value-type="float">
            <text:p>0.556</text:p>
          </table:table-cell>
          <table:table-cell office:value-type="float" office:value="6.178" calcext:value-type="float">
            <text:p>6.178</text:p>
          </table:table-cell>
          <table:table-cell office:value-type="float" office:value="10.5" calcext:value-type="float">
            <text:p>10.5</text:p>
          </table:table-cell>
          <table:table-cell office:value-type="float" office:value="17.644" calcext:value-type="float">
            <text:p>17.644</text:p>
          </table:table-cell>
          <table:table-cell office:value-type="float" office:value="23.891" calcext:value-type="float">
            <text:p>23.891</text:p>
          </table:table-cell>
          <table:table-cell office:value-type="float" office:value="28.405" calcext:value-type="float">
            <text:p>28.405</text:p>
          </table:table-cell>
          <table:table-cell office:value-type="float" office:value="35.49" calcext:value-type="float">
            <text:p>35.49</text:p>
          </table:table-cell>
          <table:table-cell office:value-type="float" office:value="45.336" calcext:value-type="float">
            <text:p>45.336</text:p>
          </table:table-cell>
          <table:table-cell office:value-type="float" office:value="709.849" calcext:value-type="float">
            <text:p>709.849</text:p>
          </table:table-cell>
          <table:table-cell office:value-type="float" office:value="14.109" calcext:value-type="float">
            <text:p>14.109</text:p>
          </table:table-cell>
          <table:table-cell office:value-type="float" office:value="21.912" calcext:value-type="float">
            <text:p>21.912</text:p>
          </table:table-cell>
          <table:table-cell office:value-type="float" office:value="0.292" calcext:value-type="float">
            <text:p>0.292</text:p>
          </table:table-cell>
          <table:table-cell office:value-type="float" office:value="1.108" calcext:value-type="float">
            <text:p>1.108</text:p>
          </table:table-cell>
          <table:table-cell office:value-type="float" office:value="2.137" calcext:value-type="float">
            <text:p>2.137</text:p>
          </table:table-cell>
          <table:table-cell office:value-type="float" office:value="9.092" calcext:value-type="float">
            <text:p>9.092</text:p>
          </table:table-cell>
          <table:table-cell office:value-type="float" office:value="12.054" calcext:value-type="float">
            <text:p>12.054</text:p>
          </table:table-cell>
          <table:table-cell office:value-type="float" office:value="14.208" calcext:value-type="float">
            <text:p>14.208</text:p>
          </table:table-cell>
          <table:table-cell office:value-type="float" office:value="17.401" calcext:value-type="float">
            <text:p>17.401</text:p>
          </table:table-cell>
          <table:table-cell office:value-type="float" office:value="21.205" calcext:value-type="float">
            <text:p>21.205</text:p>
          </table:table-cell>
          <table:table-cell office:value-type="float" office:value="247.843" calcext:value-type="float">
            <text:p>247.843</text:p>
          </table:table-cell>
          <table:table-cell office:value-type="float" office:value="5.542" calcext:value-type="float">
            <text:p>5.542</text:p>
          </table:table-cell>
          <table:table-cell office:value-type="float" office:value="6.604" calcext:value-type="float">
            <text:p>6.604</text:p>
          </table:table-cell>
          <table:table-cell office:value-type="float" office:value="0.551" calcext:value-type="float">
            <text:p>0.551</text:p>
          </table:table-cell>
          <table:table-cell office:value-type="float" office:value="4.362" calcext:value-type="float">
            <text:p>4.362</text:p>
          </table:table-cell>
          <table:table-cell office:value-type="float" office:value="9.144" calcext:value-type="float">
            <text:p>9.144</text:p>
          </table:table-cell>
          <table:table-cell office:value-type="float" office:value="16.216" calcext:value-type="float">
            <text:p>16.216</text:p>
          </table:table-cell>
          <table:table-cell office:value-type="float" office:value="21.145" calcext:value-type="float">
            <text:p>21.145</text:p>
          </table:table-cell>
          <table:table-cell office:value-type="float" office:value="24.393" calcext:value-type="float">
            <text:p>24.393</text:p>
          </table:table-cell>
          <table:table-cell office:value-type="float" office:value="28.569" calcext:value-type="float">
            <text:p>28.569</text:p>
          </table:table-cell>
          <table:table-cell office:value-type="float" office:value="33.184" calcext:value-type="float">
            <text:p>33.184</text:p>
          </table:table-cell>
          <table:table-cell office:value-type="float" office:value="704.811" calcext:value-type="float">
            <text:p>704.811</text:p>
          </table:table-cell>
          <table:table-cell office:value-type="float" office:value="11.527" calcext:value-type="float">
            <text:p>11.527</text:p>
          </table:table-cell>
          <table:table-cell office:value-type="float" office:value="12.676" calcext:value-type="float">
            <text:p>12.676</text:p>
          </table:table-cell>
          <table:table-cell office:value-type="float" office:value="0.197" calcext:value-type="float">
            <text:p>0.197</text:p>
          </table:table-cell>
          <table:table-cell office:value-type="float" office:value="0.746" calcext:value-type="float">
            <text:p>0.746</text:p>
          </table:table-cell>
          <table:table-cell office:value-type="float" office:value="2.241" calcext:value-type="float">
            <text:p>2.241</text:p>
          </table:table-cell>
          <table:table-cell office:value-type="float" office:value="9.881" calcext:value-type="float">
            <text:p>9.881</text:p>
          </table:table-cell>
          <table:table-cell office:value-type="float" office:value="12.646" calcext:value-type="float">
            <text:p>12.646</text:p>
          </table:table-cell>
          <table:table-cell office:value-type="float" office:value="14.754" calcext:value-type="float">
            <text:p>14.754</text:p>
          </table:table-cell>
          <table:table-cell office:value-type="float" office:value="17.915" calcext:value-type="float">
            <text:p>17.915</text:p>
          </table:table-cell>
          <table:table-cell office:value-type="float" office:value="21.854" calcext:value-type="float">
            <text:p>21.854</text:p>
          </table:table-cell>
          <table:table-cell office:value-type="float" office:value="696.681" calcext:value-type="float">
            <text:p>696.681</text:p>
          </table:table-cell>
          <table:table-cell office:value-type="float" office:value="5.926" calcext:value-type="float">
            <text:p>5.926</text:p>
          </table:table-cell>
          <table:table-cell office:value-type="float" office:value="8.644" calcext:value-type="float">
            <text:p>8.644</text:p>
          </table:table-cell>
          <table:table-cell office:value-type="float" office:value="2.381" calcext:value-type="float">
            <text:p>2.381</text:p>
          </table:table-cell>
          <table:table-cell office:value-type="float" office:value="24.077" calcext:value-type="float">
            <text:p>24.077</text:p>
          </table:table-cell>
          <table:table-cell office:value-type="float" office:value="33.827" calcext:value-type="float">
            <text:p>33.827</text:p>
          </table:table-cell>
          <table:table-cell office:value-type="float" office:value="45.642" calcext:value-type="float">
            <text:p>45.642</text:p>
          </table:table-cell>
          <table:table-cell office:value-type="float" office:value="53.075" calcext:value-type="float">
            <text:p>53.075</text:p>
          </table:table-cell>
          <table:table-cell office:value-type="float" office:value="58.665" calcext:value-type="float">
            <text:p>58.665</text:p>
          </table:table-cell>
          <table:table-cell office:value-type="float" office:value="67.688" calcext:value-type="float">
            <text:p>67.688</text:p>
          </table:table-cell>
          <table:table-cell office:value-type="float" office:value="78.489" calcext:value-type="float">
            <text:p>78.489</text:p>
          </table:table-cell>
          <table:table-cell office:value-type="float" office:value="772.267" calcext:value-type="float">
            <text:p>772.267</text:p>
          </table:table-cell>
          <table:table-cell office:value-type="float" office:value="37.104" calcext:value-type="float">
            <text:p>37.104</text:p>
          </table:table-cell>
          <table:table-cell office:value-type="float" office:value="28.375" calcext:value-type="float">
            <text:p>28.375</text:p>
          </table:table-cell>
          <table:table-cell office:value-type="float" office:value="1517.939" calcext:value-type="float">
            <text:p>1517.93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31" calcext:value-type="float">
            <text:p>0.631</text:p>
          </table:table-cell>
          <table:table-cell office:value-type="float" office:value="5.731" calcext:value-type="float">
            <text:p>5.731</text:p>
          </table:table-cell>
          <table:table-cell office:value-type="float" office:value="13.071" calcext:value-type="float">
            <text:p>13.071</text:p>
          </table:table-cell>
          <table:table-cell office:value-type="float" office:value="27.895" calcext:value-type="float">
            <text:p>27.895</text:p>
          </table:table-cell>
          <table:table-cell office:value-type="float" office:value="38.758" calcext:value-type="float">
            <text:p>38.758</text:p>
          </table:table-cell>
          <table:table-cell office:value-type="float" office:value="46.868" calcext:value-type="float">
            <text:p>46.868</text:p>
          </table:table-cell>
          <table:table-cell office:value-type="float" office:value="61.643" calcext:value-type="float">
            <text:p>61.643</text:p>
          </table:table-cell>
          <table:table-cell office:value-type="float" office:value="83.753" calcext:value-type="float">
            <text:p>83.753</text:p>
          </table:table-cell>
          <table:table-cell office:value-type="float" office:value="401.17" calcext:value-type="float">
            <text:p>401.17</text:p>
          </table:table-cell>
          <table:table-cell office:value-type="float" office:value="20.51" calcext:value-type="float">
            <text:p>20.51</text:p>
          </table:table-cell>
          <table:table-cell office:value-type="float" office:value="22.706" calcext:value-type="float">
            <text:p>22.706</text:p>
          </table:table-cell>
          <table:table-cell office:value-type="float" office:value="0.319" calcext:value-type="float">
            <text:p>0.319</text:p>
          </table:table-cell>
          <table:table-cell office:value-type="float" office:value="1.93" calcext:value-type="float">
            <text:p>1.93</text:p>
          </table:table-cell>
          <table:table-cell office:value-type="float" office:value="3.165" calcext:value-type="float">
            <text:p>3.165</text:p>
          </table:table-cell>
          <table:table-cell office:value-type="float" office:value="6.044" calcext:value-type="float">
            <text:p>6.044</text:p>
          </table:table-cell>
          <table:table-cell office:value-type="float" office:value="7.893" calcext:value-type="float">
            <text:p>7.893</text:p>
          </table:table-cell>
          <table:table-cell office:value-type="float" office:value="9.538" calcext:value-type="float">
            <text:p>9.538</text:p>
          </table:table-cell>
          <table:table-cell office:value-type="float" office:value="11.947" calcext:value-type="float">
            <text:p>11.947</text:p>
          </table:table-cell>
          <table:table-cell office:value-type="float" office:value="17.583" calcext:value-type="float">
            <text:p>17.583</text:p>
          </table:table-cell>
          <table:table-cell office:value-type="float" office:value="305.783" calcext:value-type="float">
            <text:p>305.783</text:p>
          </table:table-cell>
          <table:table-cell office:value-type="float" office:value="4.953" calcext:value-type="float">
            <text:p>4.953</text:p>
          </table:table-cell>
          <table:table-cell office:value-type="float" office:value="7.383" calcext:value-type="float">
            <text:p>7.383</text:p>
          </table:table-cell>
          <table:table-cell office:value-type="float" office:value="0.742" calcext:value-type="float">
            <text:p>0.742</text:p>
          </table:table-cell>
          <table:table-cell office:value-type="float" office:value="4.635" calcext:value-type="float">
            <text:p>4.635</text:p>
          </table:table-cell>
          <table:table-cell office:value-type="float" office:value="7.356" calcext:value-type="float">
            <text:p>7.356</text:p>
          </table:table-cell>
          <table:table-cell office:value-type="float" office:value="11.483" calcext:value-type="float">
            <text:p>11.483</text:p>
          </table:table-cell>
          <table:table-cell office:value-type="float" office:value="13.99" calcext:value-type="float">
            <text:p>13.99</text:p>
          </table:table-cell>
          <table:table-cell office:value-type="float" office:value="16.296" calcext:value-type="float">
            <text:p>16.296</text:p>
          </table:table-cell>
          <table:table-cell office:value-type="float" office:value="23.744" calcext:value-type="float">
            <text:p>23.744</text:p>
          </table:table-cell>
          <table:table-cell office:value-type="float" office:value="45.432" calcext:value-type="float">
            <text:p>45.432</text:p>
          </table:table-cell>
          <table:table-cell office:value-type="float" office:value="314.686" calcext:value-type="float">
            <text:p>314.686</text:p>
          </table:table-cell>
          <table:table-cell office:value-type="float" office:value="10.047" calcext:value-type="float">
            <text:p>10.047</text:p>
          </table:table-cell>
          <table:table-cell office:value-type="float" office:value="12.439" calcext:value-type="float">
            <text:p>12.439</text:p>
          </table:table-cell>
          <table:table-cell office:value-type="float" office:value="0.285" calcext:value-type="float">
            <text:p>0.285</text:p>
          </table:table-cell>
          <table:table-cell office:value-type="float" office:value="1.978" calcext:value-type="float">
            <text:p>1.978</text:p>
          </table:table-cell>
          <table:table-cell office:value-type="float" office:value="3.364" calcext:value-type="float">
            <text:p>3.364</text:p>
          </table:table-cell>
          <table:table-cell office:value-type="float" office:value="6.371" calcext:value-type="float">
            <text:p>6.371</text:p>
          </table:table-cell>
          <table:table-cell office:value-type="float" office:value="8.161" calcext:value-type="float">
            <text:p>8.161</text:p>
          </table:table-cell>
          <table:table-cell office:value-type="float" office:value="9.633" calcext:value-type="float">
            <text:p>9.633</text:p>
          </table:table-cell>
          <table:table-cell office:value-type="float" office:value="11.767" calcext:value-type="float">
            <text:p>11.767</text:p>
          </table:table-cell>
          <table:table-cell office:value-type="float" office:value="15.986" calcext:value-type="float">
            <text:p>15.986</text:p>
          </table:table-cell>
          <table:table-cell office:value-type="float" office:value="309.174" calcext:value-type="float">
            <text:p>309.174</text:p>
          </table:table-cell>
          <table:table-cell office:value-type="float" office:value="5.016" calcext:value-type="float">
            <text:p>5.016</text:p>
          </table:table-cell>
          <table:table-cell office:value-type="float" office:value="6.93" calcext:value-type="float">
            <text:p>6.93</text:p>
          </table:table-cell>
          <table:table-cell office:value-type="float" office:value="2.363" calcext:value-type="float">
            <text:p>2.363</text:p>
          </table:table-cell>
          <table:table-cell office:value-type="float" office:value="19.344" calcext:value-type="float">
            <text:p>19.344</text:p>
          </table:table-cell>
          <table:table-cell office:value-type="float" office:value="33.697" calcext:value-type="float">
            <text:p>33.697</text:p>
          </table:table-cell>
          <table:table-cell office:value-type="float" office:value="53.007" calcext:value-type="float">
            <text:p>53.007</text:p>
          </table:table-cell>
          <table:table-cell office:value-type="float" office:value="66.455" calcext:value-type="float">
            <text:p>66.455</text:p>
          </table:table-cell>
          <table:table-cell office:value-type="float" office:value="76.416" calcext:value-type="float">
            <text:p>76.416</text:p>
          </table:table-cell>
          <table:table-cell office:value-type="float" office:value="94.817" calcext:value-type="float">
            <text:p>94.817</text:p>
          </table:table-cell>
          <table:table-cell office:value-type="float" office:value="120.653" calcext:value-type="float">
            <text:p>120.653</text:p>
          </table:table-cell>
          <table:table-cell office:value-type="float" office:value="428.769" calcext:value-type="float">
            <text:p>428.769</text:p>
          </table:table-cell>
          <table:table-cell office:value-type="float" office:value="40.524" calcext:value-type="float">
            <text:p>40.524</text:p>
          </table:table-cell>
          <table:table-cell office:value-type="float" office:value="30.559" calcext:value-type="float">
            <text:p>30.559</text:p>
          </table:table-cell>
          <table:table-cell office:value-type="float" office:value="1425.922" calcext:value-type="float">
            <text:p>1425.92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34" calcext:value-type="float">
            <text:p>0.634</text:p>
          </table:table-cell>
          <table:table-cell office:value-type="float" office:value="7.309" calcext:value-type="float">
            <text:p>7.309</text:p>
          </table:table-cell>
          <table:table-cell office:value-type="float" office:value="12.621" calcext:value-type="float">
            <text:p>12.621</text:p>
          </table:table-cell>
          <table:table-cell office:value-type="float" office:value="22.047" calcext:value-type="float">
            <text:p>22.047</text:p>
          </table:table-cell>
          <table:table-cell office:value-type="float" office:value="29.454" calcext:value-type="float">
            <text:p>29.454</text:p>
          </table:table-cell>
          <table:table-cell office:value-type="float" office:value="34.73" calcext:value-type="float">
            <text:p>34.73</text:p>
          </table:table-cell>
          <table:table-cell office:value-type="float" office:value="43.605" calcext:value-type="float">
            <text:p>43.605</text:p>
          </table:table-cell>
          <table:table-cell office:value-type="float" office:value="56.414" calcext:value-type="float">
            <text:p>56.414</text:p>
          </table:table-cell>
          <table:table-cell office:value-type="float" office:value="442.361" calcext:value-type="float">
            <text:p>442.361</text:p>
          </table:table-cell>
          <table:table-cell office:value-type="float" office:value="16.87" calcext:value-type="float">
            <text:p>16.87</text:p>
          </table:table-cell>
          <table:table-cell office:value-type="float" office:value="17.145" calcext:value-type="float">
            <text:p>17.145</text:p>
          </table:table-cell>
          <table:table-cell office:value-type="float" office:value="0.288" calcext:value-type="float">
            <text:p>0.288</text:p>
          </table:table-cell>
          <table:table-cell office:value-type="float" office:value="1.197" calcext:value-type="float">
            <text:p>1.197</text:p>
          </table:table-cell>
          <table:table-cell office:value-type="float" office:value="2.764" calcext:value-type="float">
            <text:p>2.764</text:p>
          </table:table-cell>
          <table:table-cell office:value-type="float" office:value="10.824" calcext:value-type="float">
            <text:p>10.824</text:p>
          </table:table-cell>
          <table:table-cell office:value-type="float" office:value="13.968" calcext:value-type="float">
            <text:p>13.968</text:p>
          </table:table-cell>
          <table:table-cell office:value-type="float" office:value="16.366" calcext:value-type="float">
            <text:p>16.366</text:p>
          </table:table-cell>
          <table:table-cell office:value-type="float" office:value="19.922" calcext:value-type="float">
            <text:p>19.922</text:p>
          </table:table-cell>
          <table:table-cell office:value-type="float" office:value="25.352" calcext:value-type="float">
            <text:p>25.352</text:p>
          </table:table-cell>
          <table:table-cell office:value-type="float" office:value="420.029" calcext:value-type="float">
            <text:p>420.029</text:p>
          </table:table-cell>
          <table:table-cell office:value-type="float" office:value="6.939" calcext:value-type="float">
            <text:p>6.939</text:p>
          </table:table-cell>
          <table:table-cell office:value-type="float" office:value="12.357" calcext:value-type="float">
            <text:p>12.357</text:p>
          </table:table-cell>
          <table:table-cell office:value-type="float" office:value="0.592" calcext:value-type="float">
            <text:p>0.592</text:p>
          </table:table-cell>
          <table:table-cell office:value-type="float" office:value="5.049" calcext:value-type="float">
            <text:p>5.049</text:p>
          </table:table-cell>
          <table:table-cell office:value-type="float" office:value="10.357" calcext:value-type="float">
            <text:p>10.357</text:p>
          </table:table-cell>
          <table:table-cell office:value-type="float" office:value="18.755" calcext:value-type="float">
            <text:p>18.755</text:p>
          </table:table-cell>
          <table:table-cell office:value-type="float" office:value="24.202" calcext:value-type="float">
            <text:p>24.202</text:p>
          </table:table-cell>
          <table:table-cell office:value-type="float" office:value="27.778" calcext:value-type="float">
            <text:p>27.778</text:p>
          </table:table-cell>
          <table:table-cell office:value-type="float" office:value="33.035" calcext:value-type="float">
            <text:p>33.035</text:p>
          </table:table-cell>
          <table:table-cell office:value-type="float" office:value="40.061" calcext:value-type="float">
            <text:p>40.061</text:p>
          </table:table-cell>
          <table:table-cell office:value-type="float" office:value="426.657" calcext:value-type="float">
            <text:p>426.657</text:p>
          </table:table-cell>
          <table:table-cell office:value-type="float" office:value="13.567" calcext:value-type="float">
            <text:p>13.567</text:p>
          </table:table-cell>
          <table:table-cell office:value-type="float" office:value="16.399" calcext:value-type="float">
            <text:p>16.399</text:p>
          </table:table-cell>
          <table:table-cell office:value-type="float" office:value="0.201" calcext:value-type="float">
            <text:p>0.201</text:p>
          </table:table-cell>
          <table:table-cell office:value-type="float" office:value="0.872" calcext:value-type="float">
            <text:p>0.872</text:p>
          </table:table-cell>
          <table:table-cell office:value-type="float" office:value="4.823" calcext:value-type="float">
            <text:p>4.823</text:p>
          </table:table-cell>
          <table:table-cell office:value-type="float" office:value="11.158" calcext:value-type="float">
            <text:p>11.158</text:p>
          </table:table-cell>
          <table:table-cell office:value-type="float" office:value="14.395" calcext:value-type="float">
            <text:p>14.395</text:p>
          </table:table-cell>
          <table:table-cell office:value-type="float" office:value="16.764" calcext:value-type="float">
            <text:p>16.764</text:p>
          </table:table-cell>
          <table:table-cell office:value-type="float" office:value="20.625" calcext:value-type="float">
            <text:p>20.625</text:p>
          </table:table-cell>
          <table:table-cell office:value-type="float" office:value="25.74" calcext:value-type="float">
            <text:p>25.74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7.025" calcext:value-type="float">
            <text:p>7.025</text:p>
          </table:table-cell>
          <table:table-cell office:value-type="float" office:value="9.227" calcext:value-type="float">
            <text:p>9.227</text:p>
          </table:table-cell>
          <table:table-cell office:value-type="float" office:value="2.746" calcext:value-type="float">
            <text:p>2.746</text:p>
          </table:table-cell>
          <table:table-cell office:value-type="float" office:value="28.48" calcext:value-type="float">
            <text:p>28.48</text:p>
          </table:table-cell>
          <table:table-cell office:value-type="float" office:value="40.423" calcext:value-type="float">
            <text:p>40.423</text:p>
          </table:table-cell>
          <table:table-cell office:value-type="float" office:value="54.711" calcext:value-type="float">
            <text:p>54.711</text:p>
          </table:table-cell>
          <table:table-cell office:value-type="float" office:value="63.901" calcext:value-type="float">
            <text:p>63.901</text:p>
          </table:table-cell>
          <table:table-cell office:value-type="float" office:value="70.743" calcext:value-type="float">
            <text:p>70.743</text:p>
          </table:table-cell>
          <table:table-cell office:value-type="float" office:value="81.434" calcext:value-type="float">
            <text:p>81.434</text:p>
          </table:table-cell>
          <table:table-cell office:value-type="float" office:value="96.524" calcext:value-type="float">
            <text:p>96.524</text:p>
          </table:table-cell>
          <table:table-cell office:value-type="float" office:value="498.537" calcext:value-type="float">
            <text:p>498.537</text:p>
          </table:table-cell>
          <table:table-cell office:value-type="float" office:value="44.401" calcext:value-type="float">
            <text:p>44.401</text:p>
          </table:table-cell>
          <table:table-cell office:value-type="float" office:value="29.232" calcext:value-type="float">
            <text:p>29.232</text:p>
          </table:table-cell>
          <table:table-cell office:value-type="float" office:value="1497.381" calcext:value-type="float">
            <text:p>1497.381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3" calcext:value-type="float">
            <text:p>0.73</text:p>
          </table:table-cell>
          <table:table-cell office:value-type="float" office:value="6.859" calcext:value-type="float">
            <text:p>6.859</text:p>
          </table:table-cell>
          <table:table-cell office:value-type="float" office:value="17.227" calcext:value-type="float">
            <text:p>17.227</text:p>
          </table:table-cell>
          <table:table-cell office:value-type="float" office:value="39.118" calcext:value-type="float">
            <text:p>39.118</text:p>
          </table:table-cell>
          <table:table-cell office:value-type="float" office:value="52.534" calcext:value-type="float">
            <text:p>52.534</text:p>
          </table:table-cell>
          <table:table-cell office:value-type="float" office:value="62.638" calcext:value-type="float">
            <text:p>62.638</text:p>
          </table:table-cell>
          <table:table-cell office:value-type="float" office:value="79.688" calcext:value-type="float">
            <text:p>79.688</text:p>
          </table:table-cell>
          <table:table-cell office:value-type="float" office:value="101.558" calcext:value-type="float">
            <text:p>101.558</text:p>
          </table:table-cell>
          <table:table-cell office:value-type="float" office:value="375.39" calcext:value-type="float">
            <text:p>375.39</text:p>
          </table:table-cell>
          <table:table-cell office:value-type="float" office:value="27.024" calcext:value-type="float">
            <text:p>27.024</text:p>
          </table:table-cell>
          <table:table-cell office:value-type="float" office:value="29.378" calcext:value-type="float">
            <text:p>29.378</text:p>
          </table:table-cell>
          <table:table-cell office:value-type="float" office:value="0.308" calcext:value-type="float">
            <text:p>0.308</text:p>
          </table:table-cell>
          <table:table-cell office:value-type="float" office:value="2.052" calcext:value-type="float">
            <text:p>2.052</text:p>
          </table:table-cell>
          <table:table-cell office:value-type="float" office:value="3.334" calcext:value-type="float">
            <text:p>3.334</text:p>
          </table:table-cell>
          <table:table-cell office:value-type="float" office:value="6.353" calcext:value-type="float">
            <text:p>6.353</text:p>
          </table:table-cell>
          <table:table-cell office:value-type="float" office:value="8.21" calcext:value-type="float">
            <text:p>8.21</text:p>
          </table:table-cell>
          <table:table-cell office:value-type="float" office:value="9.79" calcext:value-type="float">
            <text:p>9.79</text:p>
          </table:table-cell>
          <table:table-cell office:value-type="float" office:value="12.315" calcext:value-type="float">
            <text:p>12.315</text:p>
          </table:table-cell>
          <table:table-cell office:value-type="float" office:value="18.642" calcext:value-type="float">
            <text:p>18.642</text:p>
          </table:table-cell>
          <table:table-cell office:value-type="float" office:value="348.868" calcext:value-type="float">
            <text:p>348.868</text:p>
          </table:table-cell>
          <table:table-cell office:value-type="float" office:value="5.217" calcext:value-type="float">
            <text:p>5.217</text:p>
          </table:table-cell>
          <table:table-cell office:value-type="float" office:value="8.237" calcext:value-type="float">
            <text:p>8.237</text:p>
          </table:table-cell>
          <table:table-cell office:value-type="float" office:value="0.778" calcext:value-type="float">
            <text:p>0.778</text:p>
          </table:table-cell>
          <table:table-cell office:value-type="float" office:value="4.864" calcext:value-type="float">
            <text:p>4.864</text:p>
          </table:table-cell>
          <table:table-cell office:value-type="float" office:value="7.641" calcext:value-type="float">
            <text:p>7.641</text:p>
          </table:table-cell>
          <table:table-cell office:value-type="float" office:value="11.827" calcext:value-type="float">
            <text:p>11.827</text:p>
          </table:table-cell>
          <table:table-cell office:value-type="float" office:value="14.378" calcext:value-type="float">
            <text:p>14.378</text:p>
          </table:table-cell>
          <table:table-cell office:value-type="float" office:value="16.731" calcext:value-type="float">
            <text:p>16.731</text:p>
          </table:table-cell>
          <table:table-cell office:value-type="float" office:value="23.402" calcext:value-type="float">
            <text:p>23.402</text:p>
          </table:table-cell>
          <table:table-cell office:value-type="float" office:value="43.715" calcext:value-type="float">
            <text:p>43.715</text:p>
          </table:table-cell>
          <table:table-cell office:value-type="float" office:value="351.263" calcext:value-type="float">
            <text:p>351.263</text:p>
          </table:table-cell>
          <table:table-cell office:value-type="float" office:value="10.376" calcext:value-type="float">
            <text:p>10.376</text:p>
          </table:table-cell>
          <table:table-cell office:value-type="float" office:value="14.005" calcext:value-type="float">
            <text:p>14.005</text:p>
          </table:table-cell>
          <table:table-cell office:value-type="float" office:value="0.285" calcext:value-type="float">
            <text:p>0.285</text:p>
          </table:table-cell>
          <table:table-cell office:value-type="float" office:value="2.143" calcext:value-type="float">
            <text:p>2.143</text:p>
          </table:table-cell>
          <table:table-cell office:value-type="float" office:value="3.606" calcext:value-type="float">
            <text:p>3.606</text:p>
          </table:table-cell>
          <table:table-cell office:value-type="float" office:value="6.679" calcext:value-type="float">
            <text:p>6.679</text:p>
          </table:table-cell>
          <table:table-cell office:value-type="float" office:value="8.484" calcext:value-type="float">
            <text:p>8.484</text:p>
          </table:table-cell>
          <table:table-cell office:value-type="float" office:value="9.929" calcext:value-type="float">
            <text:p>9.929</text:p>
          </table:table-cell>
          <table:table-cell office:value-type="float" office:value="12.11" calcext:value-type="float">
            <text:p>12.11</text:p>
          </table:table-cell>
          <table:table-cell office:value-type="float" office:value="16.871" calcext:value-type="float">
            <text:p>16.871</text:p>
          </table:table-cell>
          <table:table-cell office:value-type="float" office:value="335.917" calcext:value-type="float">
            <text:p>335.917</text:p>
          </table:table-cell>
          <table:table-cell office:value-type="float" office:value="5.296" calcext:value-type="float">
            <text:p>5.296</text:p>
          </table:table-cell>
          <table:table-cell office:value-type="float" office:value="7.827" calcext:value-type="float">
            <text:p>7.827</text:p>
          </table:table-cell>
          <table:table-cell office:value-type="float" office:value="2.729" calcext:value-type="float">
            <text:p>2.729</text:p>
          </table:table-cell>
          <table:table-cell office:value-type="float" office:value="21.878" calcext:value-type="float">
            <text:p>21.878</text:p>
          </table:table-cell>
          <table:table-cell office:value-type="float" office:value="39.474" calcext:value-type="float">
            <text:p>39.474</text:p>
          </table:table-cell>
          <table:table-cell office:value-type="float" office:value="64.22" calcext:value-type="float">
            <text:p>64.22</text:p>
          </table:table-cell>
          <table:table-cell office:value-type="float" office:value="80.114" calcext:value-type="float">
            <text:p>80.114</text:p>
          </table:table-cell>
          <table:table-cell office:value-type="float" office:value="92.443" calcext:value-type="float">
            <text:p>92.443</text:p>
          </table:table-cell>
          <table:table-cell office:value-type="float" office:value="110.728" calcext:value-type="float">
            <text:p>110.728</text:p>
          </table:table-cell>
          <table:table-cell office:value-type="float" office:value="138.053" calcext:value-type="float">
            <text:p>138.053</text:p>
          </table:table-cell>
          <table:table-cell office:value-type="float" office:value="398.826" calcext:value-type="float">
            <text:p>398.826</text:p>
          </table:table-cell>
          <table:table-cell office:value-type="float" office:value="47.912" calcext:value-type="float">
            <text:p>47.912</text:p>
          </table:table-cell>
          <table:table-cell office:value-type="float" office:value="37.192" calcext:value-type="float">
            <text:p>37.192</text:p>
          </table:table-cell>
          <table:table-cell office:value-type="float" office:value="1418.696" calcext:value-type="float">
            <text:p>1418.69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3" calcext:value-type="float">
            <text:p>0.603</text:p>
          </table:table-cell>
          <table:table-cell office:value-type="float" office:value="8.736" calcext:value-type="float">
            <text:p>8.736</text:p>
          </table:table-cell>
          <table:table-cell office:value-type="float" office:value="15.015" calcext:value-type="float">
            <text:p>15.015</text:p>
          </table:table-cell>
          <table:table-cell office:value-type="float" office:value="27.469" calcext:value-type="float">
            <text:p>27.469</text:p>
          </table:table-cell>
          <table:table-cell office:value-type="float" office:value="36.287" calcext:value-type="float">
            <text:p>36.287</text:p>
          </table:table-cell>
          <table:table-cell office:value-type="float" office:value="43.249" calcext:value-type="float">
            <text:p>43.249</text:p>
          </table:table-cell>
          <table:table-cell office:value-type="float" office:value="54.385" calcext:value-type="float">
            <text:p>54.385</text:p>
          </table:table-cell>
          <table:table-cell office:value-type="float" office:value="67.668" calcext:value-type="float">
            <text:p>67.668</text:p>
          </table:table-cell>
          <table:table-cell office:value-type="float" office:value="665.046" calcext:value-type="float">
            <text:p>665.046</text:p>
          </table:table-cell>
          <table:table-cell office:value-type="float" office:value="20.591" calcext:value-type="float">
            <text:p>20.591</text:p>
          </table:table-cell>
          <table:table-cell office:value-type="float" office:value="21.803" calcext:value-type="float">
            <text:p>21.803</text:p>
          </table:table-cell>
          <table:table-cell office:value-type="float" office:value="0.312" calcext:value-type="float">
            <text:p>0.312</text:p>
          </table:table-cell>
          <table:table-cell office:value-type="float" office:value="1.322" calcext:value-type="float">
            <text:p>1.322</text:p>
          </table:table-cell>
          <table:table-cell office:value-type="float" office:value="5.563" calcext:value-type="float">
            <text:p>5.563</text:p>
          </table:table-cell>
          <table:table-cell office:value-type="float" office:value="12.256" calcext:value-type="float">
            <text:p>12.256</text:p>
          </table:table-cell>
          <table:table-cell office:value-type="float" office:value="15.563" calcext:value-type="float">
            <text:p>15.563</text:p>
          </table:table-cell>
          <table:table-cell office:value-type="float" office:value="18.042" calcext:value-type="float">
            <text:p>18.042</text:p>
          </table:table-cell>
          <table:table-cell office:value-type="float" office:value="22.338" calcext:value-type="float">
            <text:p>22.338</text:p>
          </table:table-cell>
          <table:table-cell office:value-type="float" office:value="28.295" calcext:value-type="float">
            <text:p>28.295</text:p>
          </table:table-cell>
          <table:table-cell office:value-type="float" office:value="511.641" calcext:value-type="float">
            <text:p>511.641</text:p>
          </table:table-cell>
          <table:table-cell office:value-type="float" office:value="7.82" calcext:value-type="float">
            <text:p>7.82</text:p>
          </table:table-cell>
          <table:table-cell office:value-type="float" office:value="9.305" calcext:value-type="float">
            <text:p>9.305</text:p>
          </table:table-cell>
          <table:table-cell office:value-type="float" office:value="0.61" calcext:value-type="float">
            <text:p>0.61</text:p>
          </table:table-cell>
          <table:table-cell office:value-type="float" office:value="5.642" calcext:value-type="float">
            <text:p>5.642</text:p>
          </table:table-cell>
          <table:table-cell office:value-type="float" office:value="11.453" calcext:value-type="float">
            <text:p>11.453</text:p>
          </table:table-cell>
          <table:table-cell office:value-type="float" office:value="20.611" calcext:value-type="float">
            <text:p>20.611</text:p>
          </table:table-cell>
          <table:table-cell office:value-type="float" office:value="26.368" calcext:value-type="float">
            <text:p>26.368</text:p>
          </table:table-cell>
          <table:table-cell office:value-type="float" office:value="30.07" calcext:value-type="float">
            <text:p>30.07</text:p>
          </table:table-cell>
          <table:table-cell office:value-type="float" office:value="35.475" calcext:value-type="float">
            <text:p>35.475</text:p>
          </table:table-cell>
          <table:table-cell office:value-type="float" office:value="42.623" calcext:value-type="float">
            <text:p>42.623</text:p>
          </table:table-cell>
          <table:table-cell office:value-type="float" office:value="676.909" calcext:value-type="float">
            <text:p>676.909</text:p>
          </table:table-cell>
          <table:table-cell office:value-type="float" office:value="14.72" calcext:value-type="float">
            <text:p>14.72</text:p>
          </table:table-cell>
          <table:table-cell office:value-type="float" office:value="17.647" calcext:value-type="float">
            <text:p>17.647</text:p>
          </table:table-cell>
          <table:table-cell office:value-type="float" office:value="0.213" calcext:value-type="float">
            <text:p>0.213</text:p>
          </table:table-cell>
          <table:table-cell office:value-type="float" office:value="1.058" calcext:value-type="float">
            <text:p>1.058</text:p>
          </table:table-cell>
          <table:table-cell office:value-type="float" office:value="7.068" calcext:value-type="float">
            <text:p>7.06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6.042" calcext:value-type="float">
            <text:p>16.042</text:p>
          </table:table-cell>
          <table:table-cell office:value-type="float" office:value="18.532" calcext:value-type="float">
            <text:p>18.532</text:p>
          </table:table-cell>
          <table:table-cell office:value-type="float" office:value="22.883" calcext:value-type="float">
            <text:p>22.883</text:p>
          </table:table-cell>
          <table:table-cell office:value-type="float" office:value="28.577" calcext:value-type="float">
            <text:p>28.577</text:p>
          </table:table-cell>
          <table:table-cell office:value-type="float" office:value="628.161" calcext:value-type="float">
            <text:p>628.161</text:p>
          </table:table-cell>
          <table:table-cell office:value-type="float" office:value="8.179" calcext:value-type="float">
            <text:p>8.179</text:p>
          </table:table-cell>
          <table:table-cell office:value-type="float" office:value="9.947" calcext:value-type="float">
            <text:p>9.947</text:p>
          </table:table-cell>
          <table:table-cell office:value-type="float" office:value="2.393" calcext:value-type="float">
            <text:p>2.393</text:p>
          </table:table-cell>
          <table:table-cell office:value-type="float" office:value="33.022" calcext:value-type="float">
            <text:p>33.022</text:p>
          </table:table-cell>
          <table:table-cell office:value-type="float" office:value="47.046" calcext:value-type="float">
            <text:p>47.046</text:p>
          </table:table-cell>
          <table:table-cell office:value-type="float" office:value="64.068" calcext:value-type="float">
            <text:p>64.068</text:p>
          </table:table-cell>
          <table:table-cell office:value-type="float" office:value="74.471" calcext:value-type="float">
            <text:p>74.471</text:p>
          </table:table-cell>
          <table:table-cell office:value-type="float" office:value="81.892" calcext:value-type="float">
            <text:p>81.892</text:p>
          </table:table-cell>
          <table:table-cell office:value-type="float" office:value="94.144" calcext:value-type="float">
            <text:p>94.144</text:p>
          </table:table-cell>
          <table:table-cell office:value-type="float" office:value="110.722" calcext:value-type="float">
            <text:p>110.722</text:p>
          </table:table-cell>
          <table:table-cell office:value-type="float" office:value="718.148" calcext:value-type="float">
            <text:p>718.148</text:p>
          </table:table-cell>
          <table:table-cell office:value-type="float" office:value="51.31" calcext:value-type="float">
            <text:p>51.31</text:p>
          </table:table-cell>
          <table:table-cell office:value-type="float" office:value="32.321" calcext:value-type="float">
            <text:p>32.321</text:p>
          </table:table-cell>
          <table:table-cell office:value-type="float" office:value="1490.439" calcext:value-type="float">
            <text:p>1490.439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6" calcext:value-type="float">
            <text:p>0.696</text:p>
          </table:table-cell>
          <table:table-cell office:value-type="float" office:value="7.914" calcext:value-type="float">
            <text:p>7.914</text:p>
          </table:table-cell>
          <table:table-cell office:value-type="float" office:value="21.744" calcext:value-type="float">
            <text:p>21.744</text:p>
          </table:table-cell>
          <table:table-cell office:value-type="float" office:value="50.847" calcext:value-type="float">
            <text:p>50.847</text:p>
          </table:table-cell>
          <table:table-cell office:value-type="float" office:value="67.675" calcext:value-type="float">
            <text:p>67.675</text:p>
          </table:table-cell>
          <table:table-cell office:value-type="float" office:value="79.711" calcext:value-type="float">
            <text:p>79.711</text:p>
          </table:table-cell>
          <table:table-cell office:value-type="float" office:value="98.967" calcext:value-type="float">
            <text:p>98.967</text:p>
          </table:table-cell>
          <table:table-cell office:value-type="float" office:value="125.072" calcext:value-type="float">
            <text:p>125.072</text:p>
          </table:table-cell>
          <table:table-cell office:value-type="float" office:value="697.716" calcext:value-type="float">
            <text:p>697.716</text:p>
          </table:table-cell>
          <table:table-cell office:value-type="float" office:value="34.033" calcext:value-type="float">
            <text:p>34.033</text:p>
          </table:table-cell>
          <table:table-cell office:value-type="float" office:value="36.854" calcext:value-type="float">
            <text:p>36.854</text:p>
          </table:table-cell>
          <table:table-cell office:value-type="float" office:value="0.347" calcext:value-type="float">
            <text:p>0.347</text:p>
          </table:table-cell>
          <table:table-cell office:value-type="float" office:value="2.178" calcext:value-type="float">
            <text:p>2.178</text:p>
          </table:table-cell>
          <table:table-cell office:value-type="float" office:value="3.537" calcext:value-type="float">
            <text:p>3.537</text:p>
          </table:table-cell>
          <table:table-cell office:value-type="float" office:value="6.683" calcext:value-type="float">
            <text:p>6.683</text:p>
          </table:table-cell>
          <table:table-cell office:value-type="float" office:value="8.772" calcext:value-type="float">
            <text:p>8.772</text:p>
          </table:table-cell>
          <table:table-cell office:value-type="float" office:value="10.478" calcext:value-type="float">
            <text:p>10.478</text:p>
          </table:table-cell>
          <table:table-cell office:value-type="float" office:value="13.646" calcext:value-type="float">
            <text:p>13.646</text:p>
          </table:table-cell>
          <table:table-cell office:value-type="float" office:value="20.586" calcext:value-type="float">
            <text:p>20.586</text:p>
          </table:table-cell>
          <table:table-cell office:value-type="float" office:value="460.18" calcext:value-type="float">
            <text:p>460.18</text:p>
          </table:table-cell>
          <table:table-cell office:value-type="float" office:value="5.506" calcext:value-type="float">
            <text:p>5.506</text:p>
          </table:table-cell>
          <table:table-cell office:value-type="float" office:value="7.844" calcext:value-type="float">
            <text:p>7.844</text:p>
          </table:table-cell>
          <table:table-cell office:value-type="float" office:value="0.793" calcext:value-type="float">
            <text:p>0.793</text:p>
          </table:table-cell>
          <table:table-cell office:value-type="float" office:value="5.179" calcext:value-type="float">
            <text:p>5.179</text:p>
          </table:table-cell>
          <table:table-cell office:value-type="float" office:value="8.055" calcext:value-type="float">
            <text:p>8.055</text:p>
          </table:table-cell>
          <table:table-cell office:value-type="float" office:value="12.464" calcext:value-type="float">
            <text:p>12.464</text:p>
          </table:table-cell>
          <table:table-cell office:value-type="float" office:value="15.238" calcext:value-type="float">
            <text:p>15.238</text:p>
          </table:table-cell>
          <table:table-cell office:value-type="float" office:value="17.835" calcext:value-type="float">
            <text:p>17.835</text:p>
          </table:table-cell>
          <table:table-cell office:value-type="float" office:value="25.345" calcext:value-type="float">
            <text:p>25.345</text:p>
          </table:table-cell>
          <table:table-cell office:value-type="float" office:value="44.246" calcext:value-type="float">
            <text:p>44.246</text:p>
          </table:table-cell>
          <table:table-cell office:value-type="float" office:value="615.401" calcext:value-type="float">
            <text:p>615.401</text:p>
          </table:table-cell>
          <table:table-cell office:value-type="float" office:value="10.75" calcext:value-type="float">
            <text:p>10.75</text:p>
          </table:table-cell>
          <table:table-cell office:value-type="float" office:value="12.497" calcext:value-type="float">
            <text:p>12.497</text:p>
          </table:table-cell>
          <table:table-cell office:value-type="float" office:value="0.272" calcext:value-type="float">
            <text:p>0.272</text:p>
          </table:table-cell>
          <table:table-cell office:value-type="float" office:value="2.313" calcext:value-type="float">
            <text:p>2.313</text:p>
          </table:table-cell>
          <table:table-cell office:value-type="float" office:value="3.876" calcext:value-type="float">
            <text:p>3.876</text:p>
          </table:table-cell>
          <table:table-cell office:value-type="float" office:value="7.169" calcext:value-type="float">
            <text:p>7.169</text:p>
          </table:table-cell>
          <table:table-cell office:value-type="float" office:value="9.154" calcext:value-type="float">
            <text:p>9.154</text:p>
          </table:table-cell>
          <table:table-cell office:value-type="float" office:value="10.705" calcext:value-type="float">
            <text:p>10.705</text:p>
          </table:table-cell>
          <table:table-cell office:value-type="float" office:value="13.25" calcext:value-type="float">
            <text:p>13.25</text:p>
          </table:table-cell>
          <table:table-cell office:value-type="float" office:value="18.338" calcext:value-type="float">
            <text:p>18.338</text:p>
          </table:table-cell>
          <table:table-cell office:value-type="float" office:value="460.838" calcext:value-type="float">
            <text:p>460.838</text:p>
          </table:table-cell>
          <table:table-cell office:value-type="float" office:value="5.676" calcext:value-type="float">
            <text:p>5.676</text:p>
          </table:table-cell>
          <table:table-cell office:value-type="float" office:value="7.707" calcext:value-type="float">
            <text:p>7.707</text:p>
          </table:table-cell>
          <table:table-cell office:value-type="float" office:value="2.503" calcext:value-type="float">
            <text:p>2.503</text:p>
          </table:table-cell>
          <table:table-cell office:value-type="float" office:value="24.438" calcext:value-type="float">
            <text:p>24.438</text:p>
          </table:table-cell>
          <table:table-cell office:value-type="float" office:value="46.337" calcext:value-type="float">
            <text:p>46.337</text:p>
          </table:table-cell>
          <table:table-cell office:value-type="float" office:value="76.977" calcext:value-type="float">
            <text:p>76.977</text:p>
          </table:table-cell>
          <table:table-cell office:value-type="float" office:value="95.706" calcext:value-type="float">
            <text:p>95.706</text:p>
          </table:table-cell>
          <table:table-cell office:value-type="float" office:value="108.913" calcext:value-type="float">
            <text:p>108.913</text:p>
          </table:table-cell>
          <table:table-cell office:value-type="float" office:value="131.524" calcext:value-type="float">
            <text:p>131.524</text:p>
          </table:table-cell>
          <table:table-cell office:value-type="float" office:value="160.154" calcext:value-type="float">
            <text:p>160.154</text:p>
          </table:table-cell>
          <table:table-cell office:value-type="float" office:value="730.121" calcext:value-type="float">
            <text:p>730.121</text:p>
          </table:table-cell>
          <table:table-cell office:value-type="float" office:value="55.965" calcext:value-type="float">
            <text:p>55.965</text:p>
          </table:table-cell>
          <table:table-cell office:value-type="float" office:value="43.484" calcext:value-type="float">
            <text:p>43.484</text:p>
          </table:table-cell>
          <table:table-cell office:value-type="float" office:value="1383.91" calcext:value-type="float">
            <text:p>1383.91</text:p>
          </table:table-cell>
          <table:table-cell table:number-columns-repeated="906"/>
        </table:table-row>
      </table:table>
      <table:table table:name="Charts_009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9.B20:Charts_009.B29 Charts_009.J19:Charts_009.J19 Charts_009.J20:Charts_009.J29 Charts_009.U19:Charts_009.U19 Charts_009.U20:Charts_009.U29 Charts_009.AF19:Charts_009.AF19 Charts_009.AF20:Charts_009.AF29 Charts_009.AQ19:Charts_009.AQ19 Charts_009.AQ20:Charts_009.AQ29 Charts_009.BQ19:Charts_009.BQ19 Charts_009.BQ20:Charts_009.BQ29 Charts_009.CB19:Charts_009.CB19 Charts_009.CB20:Charts_009.CB29 Charts_009.CM19:Charts_009.CM19 Charts_009.CM20:Charts_009.CM29 Charts_009.CX19:Charts_009.CX19 Charts_009.CX20:Charts_009.CX2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9.B20:Charts_009.B29 Charts_009.BB19:Charts_009.BB19 Charts_009.BB20:Charts_009.BB29 Charts_009.BG19:Charts_009.BG19 Charts_009.BG20:Charts_009.BG29 Charts_009.DI19:Charts_009.DI19 Charts_009.DI20:Charts_009.DI29 Charts_009.DN19:Charts_009.DN19 Charts_009.DN20:Charts_009.DN29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9.B20:Charts_009.B29 Charts_009.AW19:Charts_009.AW19 Charts_009.AW20:Charts_009.AW29 Charts_009.AX19:Charts_009.AX19 Charts_009.AX20:Charts_009.AX29 Charts_009.AY19:Charts_009.AY19 Charts_009.AY20:Charts_009.AY29 Charts_009.BB19:Charts_009.BB19 Charts_009.BB20:Charts_009.BB29 Charts_009.DD19:Charts_009.DD19 Charts_009.DD20:Charts_009.DD29 Charts_009.DE19:Charts_009.DE19 Charts_009.DE20:Charts_009.DE29 Charts_009.DF19:Charts_009.DF19 Charts_009.DF20:Charts_009.DF29 Charts_009.DI19:Charts_009.DI19 Charts_009.DI20:Charts_009.DI29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9.B20:Charts_009.B29 Charts_009.BE19:Charts_009.BE19 Charts_009.BE20:Charts_009.BE29 Charts_009.BF19:Charts_009.BF19 Charts_009.BF20:Charts_009.BF29 Charts_009.DL19:Charts_009.DL19 Charts_009.DL20:Charts_009.DL29 Charts_009.DM19:Charts_009.DM19 Charts_009.DM20:Charts_009.DM29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≈5m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1.101" calcext:value-type="float">
            <text:p>1.101</text:p>
          </table:table-cell>
          <table:table-cell office:value-type="float" office:value="2.498" calcext:value-type="float">
            <text:p>2.498</text:p>
          </table:table-cell>
          <table:table-cell office:value-type="float" office:value="5.002" calcext:value-type="float">
            <text:p>5.002</text:p>
          </table:table-cell>
          <table:table-cell office:value-type="float" office:value="5.943" calcext:value-type="float">
            <text:p>5.943</text:p>
          </table:table-cell>
          <table:table-cell office:value-type="float" office:value="6.558" calcext:value-type="float">
            <text:p>6.558</text:p>
          </table:table-cell>
          <table:table-cell office:value-type="float" office:value="7.593" calcext:value-type="float">
            <text:p>7.593</text:p>
          </table:table-cell>
          <table:table-cell office:value-type="float" office:value="9.336" calcext:value-type="float">
            <text:p>9.336</text:p>
          </table:table-cell>
          <table:table-cell office:value-type="float" office:value="133.989" calcext:value-type="float">
            <text:p>133.989</text:p>
          </table:table-cell>
          <table:table-cell office:value-type="float" office:value="3.314" calcext:value-type="float">
            <text:p>3.314</text:p>
          </table:table-cell>
          <table:table-cell office:value-type="float" office:value="3.118" calcext:value-type="float">
            <text:p>3.118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6" calcext:value-type="float">
            <text:p>0.456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6" calcext:value-type="float">
            <text:p>0.996</text:p>
          </table:table-cell>
          <table:table-cell office:value-type="float" office:value="3.858" calcext:value-type="float">
            <text:p>3.858</text:p>
          </table:table-cell>
          <table:table-cell office:value-type="float" office:value="4.788" calcext:value-type="float">
            <text:p>4.788</text:p>
          </table:table-cell>
          <table:table-cell office:value-type="float" office:value="5.87" calcext:value-type="float">
            <text:p>5.87</text:p>
          </table:table-cell>
          <table:table-cell office:value-type="float" office:value="6.911" calcext:value-type="float">
            <text:p>6.911</text:p>
          </table:table-cell>
          <table:table-cell office:value-type="float" office:value="17.516" calcext:value-type="float">
            <text:p>17.516</text:p>
          </table:table-cell>
          <table:table-cell office:value-type="float" office:value="1.486" calcext:value-type="float">
            <text:p>1.486</text:p>
          </table:table-cell>
          <table:table-cell office:value-type="float" office:value="1.959" calcext:value-type="float">
            <text:p>1.959</text:p>
          </table:table-cell>
          <table:table-cell office:value-type="float" office:value="0.556" calcext:value-type="float">
            <text:p>0.556</text:p>
          </table:table-cell>
          <table:table-cell office:value-type="float" office:value="0.87" calcext:value-type="float">
            <text:p>0.87</text:p>
          </table:table-cell>
          <table:table-cell office:value-type="float" office:value="1.183" calcext:value-type="float">
            <text:p>1.183</text:p>
          </table:table-cell>
          <table:table-cell office:value-type="float" office:value="5.545" calcext:value-type="float">
            <text:p>5.545</text:p>
          </table:table-cell>
          <table:table-cell office:value-type="float" office:value="9" calcext:value-type="float">
            <text:p>9</text:p>
          </table:table-cell>
          <table:table-cell office:value-type="float" office:value="11.28" calcext:value-type="float">
            <text:p>11.28</text:p>
          </table:table-cell>
          <table:table-cell office:value-type="float" office:value="15.374" calcext:value-type="float">
            <text:p>15.374</text:p>
          </table:table-cell>
          <table:table-cell office:value-type="float" office:value="18.334" calcext:value-type="float">
            <text:p>18.334</text:p>
          </table:table-cell>
          <table:table-cell office:value-type="float" office:value="35.368" calcext:value-type="float">
            <text:p>35.368</text:p>
          </table:table-cell>
          <table:table-cell office:value-type="float" office:value="4.043" calcext:value-type="float">
            <text:p>4.043</text:p>
          </table:table-cell>
          <table:table-cell office:value-type="float" office:value="4.916" calcext:value-type="float">
            <text:p>4.9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335" calcext:value-type="float">
            <text:p>0.335</text:p>
          </table:table-cell>
          <table:table-cell office:value-type="float" office:value="0.452" calcext:value-type="float">
            <text:p>0.452</text:p>
          </table:table-cell>
          <table:table-cell office:value-type="float" office:value="2.181" calcext:value-type="float">
            <text:p>2.181</text:p>
          </table:table-cell>
          <table:table-cell office:value-type="float" office:value="4.154" calcext:value-type="float">
            <text:p>4.154</text:p>
          </table:table-cell>
          <table:table-cell office:value-type="float" office:value="5.423" calcext:value-type="float">
            <text:p>5.423</text:p>
          </table:table-cell>
          <table:table-cell office:value-type="float" office:value="6.603" calcext:value-type="float">
            <text:p>6.603</text:p>
          </table:table-cell>
          <table:table-cell office:value-type="float" office:value="9.214" calcext:value-type="float">
            <text:p>9.214</text:p>
          </table:table-cell>
          <table:table-cell office:value-type="float" office:value="25.076" calcext:value-type="float">
            <text:p>25.076</text:p>
          </table:table-cell>
          <table:table-cell office:value-type="float" office:value="1.655" calcext:value-type="float">
            <text:p>1.655</text:p>
          </table:table-cell>
          <table:table-cell office:value-type="float" office:value="2.456" calcext:value-type="float">
            <text:p>2.456</text:p>
          </table:table-cell>
          <table:table-cell office:value-type="float" office:value="2.02" calcext:value-type="float">
            <text:p>2.02</text:p>
          </table:table-cell>
          <table:table-cell office:value-type="float" office:value="6.338" calcext:value-type="float">
            <text:p>6.338</text:p>
          </table:table-cell>
          <table:table-cell office:value-type="float" office:value="8.946" calcext:value-type="float">
            <text:p>8.946</text:p>
          </table:table-cell>
          <table:table-cell office:value-type="float" office:value="13.431" calcext:value-type="float">
            <text:p>13.431</text:p>
          </table:table-cell>
          <table:table-cell office:value-type="float" office:value="16.54" calcext:value-type="float">
            <text:p>16.54</text:p>
          </table:table-cell>
          <table:table-cell office:value-type="float" office:value="19.108" calcext:value-type="float">
            <text:p>19.108</text:p>
          </table:table-cell>
          <table:table-cell office:value-type="float" office:value="22.386" calcext:value-type="float">
            <text:p>22.386</text:p>
          </table:table-cell>
          <table:table-cell office:value-type="float" office:value="26.257" calcext:value-type="float">
            <text:p>26.257</text:p>
          </table:table-cell>
          <table:table-cell office:value-type="float" office:value="143.283" calcext:value-type="float">
            <text:p>143.283</text:p>
          </table:table-cell>
          <table:table-cell office:value-type="float" office:value="10.499" calcext:value-type="float">
            <text:p>10.499</text:p>
          </table:table-cell>
          <table:table-cell office:value-type="float" office:value="6.18" calcext:value-type="float">
            <text:p>6.18</text:p>
          </table:table-cell>
          <table:table-cell office:value-type="float" office:value="615.662" calcext:value-type="float">
            <text:p>615.662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33" calcext:value-type="float">
            <text:p>0.633</text:p>
          </table:table-cell>
          <table:table-cell office:value-type="float" office:value="0.988" calcext:value-type="float">
            <text:p>0.988</text:p>
          </table:table-cell>
          <table:table-cell office:value-type="float" office:value="1.138" calcext:value-type="float">
            <text:p>1.138</text:p>
          </table:table-cell>
          <table:table-cell office:value-type="float" office:value="1.357" calcext:value-type="float">
            <text:p>1.357</text:p>
          </table:table-cell>
          <table:table-cell office:value-type="float" office:value="1.515" calcext:value-type="float">
            <text:p>1.515</text:p>
          </table:table-cell>
          <table:table-cell office:value-type="float" office:value="1.646" calcext:value-type="float">
            <text:p>1.646</text:p>
          </table:table-cell>
          <table:table-cell office:value-type="float" office:value="1.909" calcext:value-type="float">
            <text:p>1.909</text:p>
          </table:table-cell>
          <table:table-cell office:value-type="float" office:value="2.427" calcext:value-type="float">
            <text:p>2.427</text:p>
          </table:table-cell>
          <table:table-cell office:value-type="float" office:value="12.563" calcext:value-type="float">
            <text:p>12.563</text:p>
          </table:table-cell>
          <table:table-cell office:value-type="float" office:value="1.261" calcext:value-type="float">
            <text:p>1.261</text:p>
          </table:table-cell>
          <table:table-cell office:value-type="float" office:value="0.646" calcext:value-type="float">
            <text:p>0.646</text:p>
          </table:table-cell>
          <table:table-cell office:value-type="float" office:value="0.31" calcext:value-type="float">
            <text:p>0.31</text:p>
          </table:table-cell>
          <table:table-cell office:value-type="float" office:value="0.501" calcext:value-type="float">
            <text:p>0.501</text:p>
          </table:table-cell>
          <table:table-cell office:value-type="float" office:value="0.608" calcext:value-type="float">
            <text:p>0.608</text:p>
          </table:table-cell>
          <table:table-cell office:value-type="float" office:value="0.774" calcext:value-type="float">
            <text:p>0.774</text:p>
          </table:table-cell>
          <table:table-cell office:value-type="float" office:value="0.901" calcext:value-type="float">
            <text:p>0.901</text:p>
          </table:table-cell>
          <table:table-cell office:value-type="float" office:value="1.01" calcext:value-type="float">
            <text:p>1.01</text:p>
          </table:table-cell>
          <table:table-cell office:value-type="float" office:value="1.213" calcext:value-type="float">
            <text:p>1.213</text:p>
          </table:table-cell>
          <table:table-cell office:value-type="float" office:value="1.58" calcext:value-type="float">
            <text:p>1.58</text:p>
          </table:table-cell>
          <table:table-cell office:value-type="float" office:value="11.644" calcext:value-type="float">
            <text:p>11.644</text:p>
          </table:table-cell>
          <table:table-cell office:value-type="float" office:value="0.71" calcext:value-type="float">
            <text:p>0.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703" calcext:value-type="float">
            <text:p>0.703</text:p>
          </table:table-cell>
          <table:table-cell office:value-type="float" office:value="1.08" calcext:value-type="float">
            <text:p>1.08</text:p>
          </table:table-cell>
          <table:table-cell office:value-type="float" office:value="1.275" calcext:value-type="float">
            <text:p>1.275</text:p>
          </table:table-cell>
          <table:table-cell office:value-type="float" office:value="1.537" calcext:value-type="float">
            <text:p>1.537</text:p>
          </table:table-cell>
          <table:table-cell office:value-type="float" office:value="1.718" calcext:value-type="float">
            <text:p>1.718</text:p>
          </table:table-cell>
          <table:table-cell office:value-type="float" office:value="1.849" calcext:value-type="float">
            <text:p>1.849</text:p>
          </table:table-cell>
          <table:table-cell office:value-type="float" office:value="2.097" calcext:value-type="float">
            <text:p>2.097</text:p>
          </table:table-cell>
          <table:table-cell office:value-type="float" office:value="2.502" calcext:value-type="float">
            <text:p>2.502</text:p>
          </table:table-cell>
          <table:table-cell office:value-type="float" office:value="14.136" calcext:value-type="float">
            <text:p>14.136</text:p>
          </table:table-cell>
          <table:table-cell office:value-type="float" office:value="1.39" calcext:value-type="float">
            <text:p>1.39</text:p>
          </table:table-cell>
          <table:table-cell office:value-type="float" office:value="0.661" calcext:value-type="float">
            <text:p>0.6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94" calcext:value-type="float">
            <text:p>0.494</text:p>
          </table:table-cell>
          <table:table-cell office:value-type="float" office:value="0.639" calcext:value-type="float">
            <text:p>0.639</text:p>
          </table:table-cell>
          <table:table-cell office:value-type="float" office:value="0.759" calcext:value-type="float">
            <text:p>0.759</text:p>
          </table:table-cell>
          <table:table-cell office:value-type="float" office:value="0.853" calcext:value-type="float">
            <text:p>0.853</text:p>
          </table:table-cell>
          <table:table-cell office:value-type="float" office:value="1.024" calcext:value-type="float">
            <text:p>1.024</text:p>
          </table:table-cell>
          <table:table-cell office:value-type="float" office:value="1.349" calcext:value-type="float">
            <text:p>1.349</text:p>
          </table:table-cell>
          <table:table-cell office:value-type="float" office:value="12.378" calcext:value-type="float">
            <text:p>12.3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459" calcext:value-type="float">
            <text:p>0.459</text:p>
          </table:table-cell>
          <table:table-cell office:value-type="float" office:value="2.423" calcext:value-type="float">
            <text:p>2.423</text:p>
          </table:table-cell>
          <table:table-cell office:value-type="float" office:value="3.336" calcext:value-type="float">
            <text:p>3.336</text:p>
          </table:table-cell>
          <table:table-cell office:value-type="float" office:value="3.71" calcext:value-type="float">
            <text:p>3.71</text:p>
          </table:table-cell>
          <table:table-cell office:value-type="float" office:value="4.182" calcext:value-type="float">
            <text:p>4.182</text:p>
          </table:table-cell>
          <table:table-cell office:value-type="float" office:value="4.509" calcext:value-type="float">
            <text:p>4.509</text:p>
          </table:table-cell>
          <table:table-cell office:value-type="float" office:value="4.783" calcext:value-type="float">
            <text:p>4.783</text:p>
          </table:table-cell>
          <table:table-cell office:value-type="float" office:value="5.396" calcext:value-type="float">
            <text:p>5.396</text:p>
          </table:table-cell>
          <table:table-cell office:value-type="float" office:value="7.281" calcext:value-type="float">
            <text:p>7.281</text:p>
          </table:table-cell>
          <table:table-cell office:value-type="float" office:value="20.901" calcext:value-type="float">
            <text:p>20.901</text:p>
          </table:table-cell>
          <table:table-cell office:value-type="float" office:value="3.945" calcext:value-type="float">
            <text:p>3.945</text:p>
          </table:table-cell>
          <table:table-cell office:value-type="float" office:value="1.263" calcext:value-type="float">
            <text:p>1.263</text:p>
          </table:table-cell>
          <table:table-cell office:value-type="float" office:value="1054.617" calcext:value-type="float">
            <text:p>1054.61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1.524" calcext:value-type="float">
            <text:p>1.524</text:p>
          </table:table-cell>
          <table:table-cell office:value-type="float" office:value="3.703" calcext:value-type="float">
            <text:p>3.703</text:p>
          </table:table-cell>
          <table:table-cell office:value-type="float" office:value="5.692" calcext:value-type="float">
            <text:p>5.692</text:p>
          </table:table-cell>
          <table:table-cell office:value-type="float" office:value="6.616" calcext:value-type="float">
            <text:p>6.616</text:p>
          </table:table-cell>
          <table:table-cell office:value-type="float" office:value="7.46" calcext:value-type="float">
            <text:p>7.46</text:p>
          </table:table-cell>
          <table:table-cell office:value-type="float" office:value="9.114" calcext:value-type="float">
            <text:p>9.114</text:p>
          </table:table-cell>
          <table:table-cell office:value-type="float" office:value="11.332" calcext:value-type="float">
            <text:p>11.332</text:p>
          </table:table-cell>
          <table:table-cell office:value-type="float" office:value="907.102" calcext:value-type="float">
            <text:p>907.102</text:p>
          </table:table-cell>
          <table:table-cell office:value-type="float" office:value="4.471" calcext:value-type="float">
            <text:p>4.471</text:p>
          </table:table-cell>
          <table:table-cell office:value-type="float" office:value="19.55" calcext:value-type="float">
            <text:p>19.55</text:p>
          </table:table-cell>
          <table:table-cell office:value-type="float" office:value="0.29" calcext:value-type="float">
            <text:p>0.29</text:p>
          </table:table-cell>
          <table:table-cell office:value-type="float" office:value="0.555" calcext:value-type="float">
            <text:p>0.555</text:p>
          </table:table-cell>
          <table:table-cell office:value-type="float" office:value="0.789" calcext:value-type="float">
            <text:p>0.789</text:p>
          </table:table-cell>
          <table:table-cell office:value-type="float" office:value="1.353" calcext:value-type="float">
            <text:p>1.353</text:p>
          </table:table-cell>
          <table:table-cell office:value-type="float" office:value="3.933" calcext:value-type="float">
            <text:p>3.933</text:p>
          </table:table-cell>
          <table:table-cell office:value-type="float" office:value="5.11" calcext:value-type="float">
            <text:p>5.11</text:p>
          </table:table-cell>
          <table:table-cell office:value-type="float" office:value="6.381" calcext:value-type="float">
            <text:p>6.381</text:p>
          </table:table-cell>
          <table:table-cell office:value-type="float" office:value="8.36" calcext:value-type="float">
            <text:p>8.36</text:p>
          </table:table-cell>
          <table:table-cell office:value-type="float" office:value="498.235" calcext:value-type="float">
            <text:p>498.235</text:p>
          </table:table-cell>
          <table:table-cell office:value-type="float" office:value="1.722" calcext:value-type="float">
            <text:p>1.722</text:p>
          </table:table-cell>
          <table:table-cell office:value-type="float" office:value="4.141" calcext:value-type="float">
            <text:p>4.141</text:p>
          </table:table-cell>
          <table:table-cell office:value-type="float" office:value="0.534" calcext:value-type="float">
            <text:p>0.534</text:p>
          </table:table-cell>
          <table:table-cell office:value-type="float" office:value="1.136" calcext:value-type="float">
            <text:p>1.136</text:p>
          </table:table-cell>
          <table:table-cell office:value-type="float" office:value="2.127" calcext:value-type="float">
            <text:p>2.127</text:p>
          </table:table-cell>
          <table:table-cell office:value-type="float" office:value="6.65" calcext:value-type="float">
            <text:p>6.65</text:p>
          </table:table-cell>
          <table:table-cell office:value-type="float" office:value="8.423" calcext:value-type="float">
            <text:p>8.423</text:p>
          </table:table-cell>
          <table:table-cell office:value-type="float" office:value="11.081" calcext:value-type="float">
            <text:p>11.081</text:p>
          </table:table-cell>
          <table:table-cell office:value-type="float" office:value="15.016" calcext:value-type="float">
            <text:p>15.016</text:p>
          </table:table-cell>
          <table:table-cell office:value-type="float" office:value="19.333" calcext:value-type="float">
            <text:p>19.333</text:p>
          </table:table-cell>
          <table:table-cell office:value-type="float" office:value="922.629" calcext:value-type="float">
            <text:p>922.629</text:p>
          </table:table-cell>
          <table:table-cell office:value-type="float" office:value="4.882" calcext:value-type="float">
            <text:p>4.882</text:p>
          </table:table-cell>
          <table:table-cell office:value-type="float" office:value="15.308" calcext:value-type="float">
            <text:p>15.308</text:p>
          </table:table-cell>
          <table:table-cell office:value-type="float" office:value="0.193" calcext:value-type="float">
            <text:p>0.1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13" calcext:value-type="float">
            <text:p>0.513</text:p>
          </table:table-cell>
          <table:table-cell office:value-type="float" office:value="3.493" calcext:value-type="float">
            <text:p>3.493</text:p>
          </table:table-cell>
          <table:table-cell office:value-type="float" office:value="4.96" calcext:value-type="float">
            <text:p>4.96</text:p>
          </table:table-cell>
          <table:table-cell office:value-type="float" office:value="6.071" calcext:value-type="float">
            <text:p>6.071</text:p>
          </table:table-cell>
          <table:table-cell office:value-type="float" office:value="7.682" calcext:value-type="float">
            <text:p>7.682</text:p>
          </table:table-cell>
          <table:table-cell office:value-type="float" office:value="11.345" calcext:value-type="float">
            <text:p>11.345</text:p>
          </table:table-cell>
          <table:table-cell office:value-type="float" office:value="910.924" calcext:value-type="float">
            <text:p>910.924</text:p>
          </table:table-cell>
          <table:table-cell office:value-type="float" office:value="2.274" calcext:value-type="float">
            <text:p>2.274</text:p>
          </table:table-cell>
          <table:table-cell office:value-type="float" office:value="14.639" calcext:value-type="float">
            <text:p>14.639</text:p>
          </table:table-cell>
          <table:table-cell office:value-type="float" office:value="2.178" calcext:value-type="float">
            <text:p>2.178</text:p>
          </table:table-cell>
          <table:table-cell office:value-type="float" office:value="8.097" calcext:value-type="float">
            <text:p>8.097</text:p>
          </table:table-cell>
          <table:table-cell office:value-type="float" office:value="11.352" calcext:value-type="float">
            <text:p>11.352</text:p>
          </table:table-cell>
          <table:table-cell office:value-type="float" office:value="15.263" calcext:value-type="float">
            <text:p>15.263</text:p>
          </table:table-cell>
          <table:table-cell office:value-type="float" office:value="18.287" calcext:value-type="float">
            <text:p>18.287</text:p>
          </table:table-cell>
          <table:table-cell office:value-type="float" office:value="20.583" calcext:value-type="float">
            <text:p>20.583</text:p>
          </table:table-cell>
          <table:table-cell office:value-type="float" office:value="24.354" calcext:value-type="float">
            <text:p>24.354</text:p>
          </table:table-cell>
          <table:table-cell office:value-type="float" office:value="28.691" calcext:value-type="float">
            <text:p>28.691</text:p>
          </table:table-cell>
          <table:table-cell office:value-type="float" office:value="935.749" calcext:value-type="float">
            <text:p>935.749</text:p>
          </table:table-cell>
          <table:table-cell office:value-type="float" office:value="13.349" calcext:value-type="float">
            <text:p>13.349</text:p>
          </table:table-cell>
          <table:table-cell office:value-type="float" office:value="29.404" calcext:value-type="float">
            <text:p>29.404</text:p>
          </table:table-cell>
          <table:table-cell office:value-type="float" office:value="1049.025" calcext:value-type="float">
            <text:p>1049.025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97" calcext:value-type="float">
            <text:p>0.697</text:p>
          </table:table-cell>
          <table:table-cell office:value-type="float" office:value="1.448" calcext:value-type="float">
            <text:p>1.448</text:p>
          </table:table-cell>
          <table:table-cell office:value-type="float" office:value="1.987" calcext:value-type="float">
            <text:p>1.987</text:p>
          </table:table-cell>
          <table:table-cell office:value-type="float" office:value="2.75" calcext:value-type="float">
            <text:p>2.75</text:p>
          </table:table-cell>
          <table:table-cell office:value-type="float" office:value="3.251" calcext:value-type="float">
            <text:p>3.251</text:p>
          </table:table-cell>
          <table:table-cell office:value-type="float" office:value="3.617" calcext:value-type="float">
            <text:p>3.617</text:p>
          </table:table-cell>
          <table:table-cell office:value-type="float" office:value="4.255" calcext:value-type="float">
            <text:p>4.255</text:p>
          </table:table-cell>
          <table:table-cell office:value-type="float" office:value="5.388" calcext:value-type="float">
            <text:p>5.388</text:p>
          </table:table-cell>
          <table:table-cell office:value-type="float" office:value="401.216" calcext:value-type="float">
            <text:p>401.216</text:p>
          </table:table-cell>
          <table:table-cell office:value-type="float" office:value="2.563" calcext:value-type="float">
            <text:p>2.563</text:p>
          </table:table-cell>
          <table:table-cell office:value-type="float" office:value="9.597" calcext:value-type="float">
            <text:p>9.597</text:p>
          </table:table-cell>
          <table:table-cell office:value-type="float" office:value="0.341" calcext:value-type="float">
            <text:p>0.341</text:p>
          </table:table-cell>
          <table:table-cell office:value-type="float" office:value="0.862" calcext:value-type="float">
            <text:p>0.862</text:p>
          </table:table-cell>
          <table:table-cell office:value-type="float" office:value="1.269" calcext:value-type="float">
            <text:p>1.269</text:p>
          </table:table-cell>
          <table:table-cell office:value-type="float" office:value="1.892" calcext:value-type="float">
            <text:p>1.892</text:p>
          </table:table-cell>
          <table:table-cell office:value-type="float" office:value="2.313" calcext:value-type="float">
            <text:p>2.313</text:p>
          </table:table-cell>
          <table:table-cell office:value-type="float" office:value="2.638" calcext:value-type="float">
            <text:p>2.638</text:p>
          </table:table-cell>
          <table:table-cell office:value-type="float" office:value="3.179" calcext:value-type="float">
            <text:p>3.179</text:p>
          </table:table-cell>
          <table:table-cell office:value-type="float" office:value="3.956" calcext:value-type="float">
            <text:p>3.956</text:p>
          </table:table-cell>
          <table:table-cell office:value-type="float" office:value="394.254" calcext:value-type="float">
            <text:p>394.254</text:p>
          </table:table-cell>
          <table:table-cell office:value-type="float" office:value="1.587" calcext:value-type="float">
            <text:p>1.587</text:p>
          </table:table-cell>
          <table:table-cell office:value-type="float" office:value="4.814" calcext:value-type="float">
            <text:p>4.814</text:p>
          </table:table-cell>
          <table:table-cell office:value-type="float" office:value="0.732" calcext:value-type="float">
            <text:p>0.732</text:p>
          </table:table-cell>
          <table:table-cell office:value-type="float" office:value="2.047" calcext:value-type="float">
            <text:p>2.047</text:p>
          </table:table-cell>
          <table:table-cell office:value-type="float" office:value="2.763" calcext:value-type="float">
            <text:p>2.763</text:p>
          </table:table-cell>
          <table:table-cell office:value-type="float" office:value="3.652" calcext:value-type="float">
            <text:p>3.652</text:p>
          </table:table-cell>
          <table:table-cell office:value-type="float" office:value="4.194" calcext:value-type="float">
            <text:p>4.194</text:p>
          </table:table-cell>
          <table:table-cell office:value-type="float" office:value="4.611" calcext:value-type="float">
            <text:p>4.611</text:p>
          </table:table-cell>
          <table:table-cell office:value-type="float" office:value="5.332" calcext:value-type="float">
            <text:p>5.332</text:p>
          </table:table-cell>
          <table:table-cell office:value-type="float" office:value="6.464" calcext:value-type="float">
            <text:p>6.464</text:p>
          </table:table-cell>
          <table:table-cell office:value-type="float" office:value="400.181" calcext:value-type="float">
            <text:p>400.181</text:p>
          </table:table-cell>
          <table:table-cell office:value-type="float" office:value="3.377" calcext:value-type="float">
            <text:p>3.377</text:p>
          </table:table-cell>
          <table:table-cell office:value-type="float" office:value="10.036" calcext:value-type="float">
            <text:p>10.036</text:p>
          </table:table-cell>
          <table:table-cell office:value-type="float" office:value="0.262" calcext:value-type="float">
            <text:p>0.262</text:p>
          </table:table-cell>
          <table:table-cell office:value-type="float" office:value="0.675" calcext:value-type="float">
            <text:p>0.675</text:p>
          </table:table-cell>
          <table:table-cell office:value-type="float" office:value="1.017" calcext:value-type="float">
            <text:p>1.017</text:p>
          </table:table-cell>
          <table:table-cell office:value-type="float" office:value="1.586" calcext:value-type="float">
            <text:p>1.586</text:p>
          </table:table-cell>
          <table:table-cell office:value-type="float" office:value="1.967" calcext:value-type="float">
            <text:p>1.967</text:p>
          </table:table-cell>
          <table:table-cell office:value-type="float" office:value="2.271" calcext:value-type="float">
            <text:p>2.271</text:p>
          </table:table-cell>
          <table:table-cell office:value-type="float" office:value="2.784" calcext:value-type="float">
            <text:p>2.784</text:p>
          </table:table-cell>
          <table:table-cell office:value-type="float" office:value="3.547" calcext:value-type="float">
            <text:p>3.547</text:p>
          </table:table-cell>
          <table:table-cell office:value-type="float" office:value="339.329" calcext:value-type="float">
            <text:p>339.329</text:p>
          </table:table-cell>
          <table:table-cell office:value-type="float" office:value="1.338" calcext:value-type="float">
            <text:p>1.338</text:p>
          </table:table-cell>
          <table:table-cell office:value-type="float" office:value="4.843" calcext:value-type="float">
            <text:p>4.843</text:p>
          </table:table-cell>
          <table:table-cell office:value-type="float" office:value="2.498" calcext:value-type="float">
            <text:p>2.498</text:p>
          </table:table-cell>
          <table:table-cell office:value-type="float" office:value="6.265" calcext:value-type="float">
            <text:p>6.265</text:p>
          </table:table-cell>
          <table:table-cell office:value-type="float" office:value="7.685" calcext:value-type="float">
            <text:p>7.685</text:p>
          </table:table-cell>
          <table:table-cell office:value-type="float" office:value="9.366" calcext:value-type="float">
            <text:p>9.366</text:p>
          </table:table-cell>
          <table:table-cell office:value-type="float" office:value="10.369" calcext:value-type="float">
            <text:p>10.369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3" calcext:value-type="float">
            <text:p>12.53</text:p>
          </table:table-cell>
          <table:table-cell office:value-type="float" office:value="14.948" calcext:value-type="float">
            <text:p>14.948</text:p>
          </table:table-cell>
          <table:table-cell office:value-type="float" office:value="405.627" calcext:value-type="float">
            <text:p>405.627</text:p>
          </table:table-cell>
          <table:table-cell office:value-type="float" office:value="8.865" calcext:value-type="float">
            <text:p>8.865</text:p>
          </table:table-cell>
          <table:table-cell office:value-type="float" office:value="16.189" calcext:value-type="float">
            <text:p>16.189</text:p>
          </table:table-cell>
          <table:table-cell office:value-type="float" office:value="1369.186" calcext:value-type="float">
            <text:p>1369.18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597" calcext:value-type="float">
            <text:p>0.597</text:p>
          </table:table-cell>
          <table:table-cell office:value-type="float" office:value="2.094" calcext:value-type="float">
            <text:p>2.094</text:p>
          </table:table-cell>
          <table:table-cell office:value-type="float" office:value="4.597" calcext:value-type="float">
            <text:p>4.597</text:p>
          </table:table-cell>
          <table:table-cell office:value-type="float" office:value="6.642" calcext:value-type="float">
            <text:p>6.642</text:p>
          </table:table-cell>
          <table:table-cell office:value-type="float" office:value="7.84" calcext:value-type="float">
            <text:p>7.84</text:p>
          </table:table-cell>
          <table:table-cell office:value-type="float" office:value="8.778" calcext:value-type="float">
            <text:p>8.778</text:p>
          </table:table-cell>
          <table:table-cell office:value-type="float" office:value="10.695" calcext:value-type="float">
            <text:p>10.695</text:p>
          </table:table-cell>
          <table:table-cell office:value-type="float" office:value="13.941" calcext:value-type="float">
            <text:p>13.941</text:p>
          </table:table-cell>
          <table:table-cell office:value-type="float" office:value="40.118" calcext:value-type="float">
            <text:p>40.118</text:p>
          </table:table-cell>
          <table:table-cell office:value-type="float" office:value="4.898" calcext:value-type="float">
            <text:p>4.898</text:p>
          </table:table-cell>
          <table:table-cell office:value-type="float" office:value="3.402" calcext:value-type="float">
            <text:p>3.4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707" calcext:value-type="float">
            <text:p>0.707</text:p>
          </table:table-cell>
          <table:table-cell office:value-type="float" office:value="1.116" calcext:value-type="float">
            <text:p>1.116</text:p>
          </table:table-cell>
          <table:table-cell office:value-type="float" office:value="2.614" calcext:value-type="float">
            <text:p>2.614</text:p>
          </table:table-cell>
          <table:table-cell office:value-type="float" office:value="5.653" calcext:value-type="float">
            <text:p>5.653</text:p>
          </table:table-cell>
          <table:table-cell office:value-type="float" office:value="6.749" calcext:value-type="float">
            <text:p>6.749</text:p>
          </table:table-cell>
          <table:table-cell office:value-type="float" office:value="8.152" calcext:value-type="float">
            <text:p>8.152</text:p>
          </table:table-cell>
          <table:table-cell office:value-type="float" office:value="10.185" calcext:value-type="float">
            <text:p>10.185</text:p>
          </table:table-cell>
          <table:table-cell office:value-type="float" office:value="38.05" calcext:value-type="float">
            <text:p>38.05</text:p>
          </table:table-cell>
          <table:table-cell office:value-type="float" office:value="2.396" calcext:value-type="float">
            <text:p>2.396</text:p>
          </table:table-cell>
          <table:table-cell office:value-type="float" office:value="2.79" calcext:value-type="float">
            <text:p>2.79</text:p>
          </table:table-cell>
          <table:table-cell office:value-type="float" office:value="0.552" calcext:value-type="float">
            <text:p>0.552</text:p>
          </table:table-cell>
          <table:table-cell office:value-type="float" office:value="1.417" calcext:value-type="float">
            <text:p>1.417</text:p>
          </table:table-cell>
          <table:table-cell office:value-type="float" office:value="4.357" calcext:value-type="float">
            <text:p>4.357</text:p>
          </table:table-cell>
          <table:table-cell office:value-type="float" office:value="7.773" calcext:value-type="float">
            <text:p>7.773</text:p>
          </table:table-cell>
          <table:table-cell office:value-type="float" office:value="9.288" calcext:value-type="float">
            <text:p>9.288</text:p>
          </table:table-cell>
          <table:table-cell office:value-type="float" office:value="11.209" calcext:value-type="float">
            <text:p>11.209</text:p>
          </table:table-cell>
          <table:table-cell office:value-type="float" office:value="15.163" calcext:value-type="float">
            <text:p>15.163</text:p>
          </table:table-cell>
          <table:table-cell office:value-type="float" office:value="19.495" calcext:value-type="float">
            <text:p>19.495</text:p>
          </table:table-cell>
          <table:table-cell office:value-type="float" office:value="42.839" calcext:value-type="float">
            <text:p>42.839</text:p>
          </table:table-cell>
          <table:table-cell office:value-type="float" office:value="5.354" calcext:value-type="float">
            <text:p>5.354</text:p>
          </table:table-cell>
          <table:table-cell office:value-type="float" office:value="4.908" calcext:value-type="float">
            <text:p>4.908</text:p>
          </table:table-cell>
          <table:table-cell office:value-type="float" office:value="0.192" calcext:value-type="float">
            <text:p>0.192</text:p>
          </table:table-cell>
          <table:table-cell office:value-type="float" office:value="0.418" calcext:value-type="float">
            <text:p>0.418</text:p>
          </table:table-cell>
          <table:table-cell office:value-type="float" office:value="0.73" calcext:value-type="float">
            <text:p>0.73</text:p>
          </table:table-cell>
          <table:table-cell office:value-type="float" office:value="4.726" calcext:value-type="float">
            <text:p>4.726</text:p>
          </table:table-cell>
          <table:table-cell office:value-type="float" office:value="6.26" calcext:value-type="float">
            <text:p>6.26</text:p>
          </table:table-cell>
          <table:table-cell office:value-type="float" office:value="7.217" calcext:value-type="float">
            <text:p>7.217</text:p>
          </table:table-cell>
          <table:table-cell office:value-type="float" office:value="8.986" calcext:value-type="float">
            <text:p>8.986</text:p>
          </table:table-cell>
          <table:table-cell office:value-type="float" office:value="12.77" calcext:value-type="float">
            <text:p>12.77</text:p>
          </table:table-cell>
          <table:table-cell office:value-type="float" office:value="42.105" calcext:value-type="float">
            <text:p>42.105</text:p>
          </table:table-cell>
          <table:table-cell office:value-type="float" office:value="2.701" calcext:value-type="float">
            <text:p>2.701</text:p>
          </table:table-cell>
          <table:table-cell office:value-type="float" office:value="3.405" calcext:value-type="float">
            <text:p>3.405</text:p>
          </table:table-cell>
          <table:table-cell office:value-type="float" office:value="2.173" calcext:value-type="float">
            <text:p>2.173</text:p>
          </table:table-cell>
          <table:table-cell office:value-type="float" office:value="10.58" calcext:value-type="float">
            <text:p>10.58</text:p>
          </table:table-cell>
          <table:table-cell office:value-type="float" office:value="14.462" calcext:value-type="float">
            <text:p>14.462</text:p>
          </table:table-cell>
          <table:table-cell office:value-type="float" office:value="18.838" calcext:value-type="float">
            <text:p>18.838</text:p>
          </table:table-cell>
          <table:table-cell office:value-type="float" office:value="21.764" calcext:value-type="float">
            <text:p>21.764</text:p>
          </table:table-cell>
          <table:table-cell office:value-type="float" office:value="23.975" calcext:value-type="float">
            <text:p>23.975</text:p>
          </table:table-cell>
          <table:table-cell office:value-type="float" office:value="27.85" calcext:value-type="float">
            <text:p>27.85</text:p>
          </table:table-cell>
          <table:table-cell office:value-type="float" office:value="32.861" calcext:value-type="float">
            <text:p>32.861</text:p>
          </table:table-cell>
          <table:table-cell office:value-type="float" office:value="55.548" calcext:value-type="float">
            <text:p>55.548</text:p>
          </table:table-cell>
          <table:table-cell office:value-type="float" office:value="15.348" calcext:value-type="float">
            <text:p>15.348</text:p>
          </table:table-cell>
          <table:table-cell office:value-type="float" office:value="6.67" calcext:value-type="float">
            <text:p>6.67</text:p>
          </table:table-cell>
          <table:table-cell office:value-type="float" office:value="1410.087" calcext:value-type="float">
            <text:p>1410.087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693" calcext:value-type="float">
            <text:p>0.693</text:p>
          </table:table-cell>
          <table:table-cell office:value-type="float" office:value="2.154" calcext:value-type="float">
            <text:p>2.154</text:p>
          </table:table-cell>
          <table:table-cell office:value-type="float" office:value="3.268" calcext:value-type="float">
            <text:p>3.268</text:p>
          </table:table-cell>
          <table:table-cell office:value-type="float" office:value="4.804" calcext:value-type="float">
            <text:p>4.804</text:p>
          </table:table-cell>
          <table:table-cell office:value-type="float" office:value="5.965" calcext:value-type="float">
            <text:p>5.965</text:p>
          </table:table-cell>
          <table:table-cell office:value-type="float" office:value="6.881" calcext:value-type="float">
            <text:p>6.881</text:p>
          </table:table-cell>
          <table:table-cell office:value-type="float" office:value="8.514" calcext:value-type="float">
            <text:p>8.514</text:p>
          </table:table-cell>
          <table:table-cell office:value-type="float" office:value="10.856" calcext:value-type="float">
            <text:p>10.856</text:p>
          </table:table-cell>
          <table:table-cell office:value-type="float" office:value="351.127" calcext:value-type="float">
            <text:p>351.127</text:p>
          </table:table-cell>
          <table:table-cell office:value-type="float" office:value="4.241" calcext:value-type="float">
            <text:p>4.241</text:p>
          </table:table-cell>
          <table:table-cell office:value-type="float" office:value="9.935" calcext:value-type="float">
            <text:p>9.935</text:p>
          </table:table-cell>
          <table:table-cell office:value-type="float" office:value="0.325" calcext:value-type="float">
            <text:p>0.325</text:p>
          </table:table-cell>
          <table:table-cell office:value-type="float" office:value="1.285" calcext:value-type="float">
            <text:p>1.285</text:p>
          </table:table-cell>
          <table:table-cell office:value-type="float" office:value="2.05" calcext:value-type="float">
            <text:p>2.05</text:p>
          </table:table-cell>
          <table:table-cell office:value-type="float" office:value="3.281" calcext:value-type="float">
            <text:p>3.281</text:p>
          </table:table-cell>
          <table:table-cell office:value-type="float" office:value="4.07" calcext:value-type="float">
            <text:p>4.07</text:p>
          </table:table-cell>
          <table:table-cell office:value-type="float" office:value="4.666" calcext:value-type="float">
            <text:p>4.666</text:p>
          </table:table-cell>
          <table:table-cell office:value-type="float" office:value="5.661" calcext:value-type="float">
            <text:p>5.661</text:p>
          </table:table-cell>
          <table:table-cell office:value-type="float" office:value="7.007" calcext:value-type="float">
            <text:p>7.007</text:p>
          </table:table-cell>
          <table:table-cell office:value-type="float" office:value="350.072" calcext:value-type="float">
            <text:p>350.072</text:p>
          </table:table-cell>
          <table:table-cell office:value-type="float" office:value="2.608" calcext:value-type="float">
            <text:p>2.608</text:p>
          </table:table-cell>
          <table:table-cell office:value-type="float" office:value="4.945" calcext:value-type="float">
            <text:p>4.945</text:p>
          </table:table-cell>
          <table:table-cell office:value-type="float" office:value="0.743" calcext:value-type="float">
            <text:p>0.743</text:p>
          </table:table-cell>
          <table:table-cell office:value-type="float" office:value="2.821" calcext:value-type="float">
            <text:p>2.821</text:p>
          </table:table-cell>
          <table:table-cell office:value-type="float" office:value="4.161" calcext:value-type="float">
            <text:p>4.161</text:p>
          </table:table-cell>
          <table:table-cell office:value-type="float" office:value="6.049" calcext:value-type="float">
            <text:p>6.049</text:p>
          </table:table-cell>
          <table:table-cell office:value-type="float" office:value="7.057" calcext:value-type="float">
            <text:p>7.057</text:p>
          </table:table-cell>
          <table:table-cell office:value-type="float" office:value="7.801" calcext:value-type="float">
            <text:p>7.801</text:p>
          </table:table-cell>
          <table:table-cell office:value-type="float" office:value="9.07" calcext:value-type="float">
            <text:p>9.07</text:p>
          </table:table-cell>
          <table:table-cell office:value-type="float" office:value="11.043" calcext:value-type="float">
            <text:p>11.043</text:p>
          </table:table-cell>
          <table:table-cell office:value-type="float" office:value="351.031" calcext:value-type="float">
            <text:p>351.031</text:p>
          </table:table-cell>
          <table:table-cell office:value-type="float" office:value="5.007" calcext:value-type="float">
            <text:p>5.007</text:p>
          </table:table-cell>
          <table:table-cell office:value-type="float" office:value="9.239" calcext:value-type="float">
            <text:p>9.239</text:p>
          </table:table-cell>
          <table:table-cell office:value-type="float" office:value="0.282" calcext:value-type="float">
            <text:p>0.282</text:p>
          </table:table-cell>
          <table:table-cell office:value-type="float" office:value="1.01" calcext:value-type="float">
            <text:p>1.01</text:p>
          </table:table-cell>
          <table:table-cell office:value-type="float" office:value="1.67" calcext:value-type="float">
            <text:p>1.67</text:p>
          </table:table-cell>
          <table:table-cell office:value-type="float" office:value="2.842" calcext:value-type="float">
            <text:p>2.842</text:p>
          </table:table-cell>
          <table:table-cell office:value-type="float" office:value="3.592" calcext:value-type="float">
            <text:p>3.592</text:p>
          </table:table-cell>
          <table:table-cell office:value-type="float" office:value="4.137" calcext:value-type="float">
            <text:p>4.137</text:p>
          </table:table-cell>
          <table:table-cell office:value-type="float" office:value="5.124" calcext:value-type="float">
            <text:p>5.124</text:p>
          </table:table-cell>
          <table:table-cell office:value-type="float" office:value="6.489" calcext:value-type="float">
            <text:p>6.489</text:p>
          </table:table-cell>
          <table:table-cell office:value-type="float" office:value="348.608" calcext:value-type="float">
            <text:p>348.608</text:p>
          </table:table-cell>
          <table:table-cell office:value-type="float" office:value="2.318" calcext:value-type="float">
            <text:p>2.318</text:p>
          </table:table-cell>
          <table:table-cell office:value-type="float" office:value="6.618" calcext:value-type="float">
            <text:p>6.618</text:p>
          </table:table-cell>
          <table:table-cell office:value-type="float" office:value="2.587" calcext:value-type="float">
            <text:p>2.587</text:p>
          </table:table-cell>
          <table:table-cell office:value-type="float" office:value="9.038" calcext:value-type="float">
            <text:p>9.038</text:p>
          </table:table-cell>
          <table:table-cell office:value-type="float" office:value="12.591" calcext:value-type="float">
            <text:p>12.591</text:p>
          </table:table-cell>
          <table:table-cell office:value-type="float" office:value="16.479" calcext:value-type="float">
            <text:p>16.479</text:p>
          </table:table-cell>
          <table:table-cell office:value-type="float" office:value="18.729" calcext:value-type="float">
            <text:p>18.729</text:p>
          </table:table-cell>
          <table:table-cell office:value-type="float" office:value="20.327" calcext:value-type="float">
            <text:p>20.327</text:p>
          </table:table-cell>
          <table:table-cell office:value-type="float" office:value="22.938" calcext:value-type="float">
            <text:p>22.938</text:p>
          </table:table-cell>
          <table:table-cell office:value-type="float" office:value="26.591" calcext:value-type="float">
            <text:p>26.591</text:p>
          </table:table-cell>
          <table:table-cell office:value-type="float" office:value="678.817" calcext:value-type="float">
            <text:p>678.817</text:p>
          </table:table-cell>
          <table:table-cell office:value-type="float" office:value="14.175" calcext:value-type="float">
            <text:p>14.175</text:p>
          </table:table-cell>
          <table:table-cell office:value-type="float" office:value="16.858" calcext:value-type="float">
            <text:p>16.858</text:p>
          </table:table-cell>
          <table:table-cell office:value-type="float" office:value="1494.804" calcext:value-type="float">
            <text:p>1494.80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606" calcext:value-type="float">
            <text:p>0.606</text:p>
          </table:table-cell>
          <table:table-cell office:value-type="float" office:value="2.725" calcext:value-type="float">
            <text:p>2.725</text:p>
          </table:table-cell>
          <table:table-cell office:value-type="float" office:value="5.679" calcext:value-type="float">
            <text:p>5.679</text:p>
          </table:table-cell>
          <table:table-cell office:value-type="float" office:value="8.151" calcext:value-type="float">
            <text:p>8.151</text:p>
          </table:table-cell>
          <table:table-cell office:value-type="float" office:value="9.784" calcext:value-type="float">
            <text:p>9.784</text:p>
          </table:table-cell>
          <table:table-cell office:value-type="float" office:value="11.291" calcext:value-type="float">
            <text:p>11.291</text:p>
          </table:table-cell>
          <table:table-cell office:value-type="float" office:value="14.299" calcext:value-type="float">
            <text:p>14.299</text:p>
          </table:table-cell>
          <table:table-cell office:value-type="float" office:value="18.303" calcext:value-type="float">
            <text:p>18.303</text:p>
          </table:table-cell>
          <table:table-cell office:value-type="float" office:value="214.434" calcext:value-type="float">
            <text:p>214.434</text:p>
          </table:table-cell>
          <table:table-cell office:value-type="float" office:value="6.225" calcext:value-type="float">
            <text:p>6.225</text:p>
          </table:table-cell>
          <table:table-cell office:value-type="float" office:value="5.785" calcext:value-type="float">
            <text:p>5.7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851" calcext:value-type="float">
            <text:p>0.851</text:p>
          </table:table-cell>
          <table:table-cell office:value-type="float" office:value="1.465" calcext:value-type="float">
            <text:p>1.465</text:p>
          </table:table-cell>
          <table:table-cell office:value-type="float" office:value="4.992" calcext:value-type="float">
            <text:p>4.992</text:p>
          </table:table-cell>
          <table:table-cell office:value-type="float" office:value="7.329" calcext:value-type="float">
            <text:p>7.329</text:p>
          </table:table-cell>
          <table:table-cell office:value-type="float" office:value="8.499" calcext:value-type="float">
            <text:p>8.499</text:p>
          </table:table-cell>
          <table:table-cell office:value-type="float" office:value="10.365" calcext:value-type="float">
            <text:p>10.365</text:p>
          </table:table-cell>
          <table:table-cell office:value-type="float" office:value="14.04" calcext:value-type="float">
            <text:p>14.04</text:p>
          </table:table-cell>
          <table:table-cell office:value-type="float" office:value="173.752" calcext:value-type="float">
            <text:p>173.752</text:p>
          </table:table-cell>
          <table:table-cell office:value-type="float" office:value="3.234" calcext:value-type="float">
            <text:p>3.234</text:p>
          </table:table-cell>
          <table:table-cell office:value-type="float" office:value="3.851" calcext:value-type="float">
            <text:p>3.851</text:p>
          </table:table-cell>
          <table:table-cell office:value-type="float" office:value="0.591" calcext:value-type="float">
            <text:p>0.591</text:p>
          </table:table-cell>
          <table:table-cell office:value-type="float" office:value="1.862" calcext:value-type="float">
            <text:p>1.862</text:p>
          </table:table-cell>
          <table:table-cell office:value-type="float" office:value="6.48" calcext:value-type="float">
            <text:p>6.48</text:p>
          </table:table-cell>
          <table:table-cell office:value-type="float" office:value="9.555" calcext:value-type="float">
            <text:p>9.555</text:p>
          </table:table-cell>
          <table:table-cell office:value-type="float" office:value="11.955" calcext:value-type="float">
            <text:p>11.955</text:p>
          </table:table-cell>
          <table:table-cell office:value-type="float" office:value="14.642" calcext:value-type="float">
            <text:p>14.642</text:p>
          </table:table-cell>
          <table:table-cell office:value-type="float" office:value="18.517" calcext:value-type="float">
            <text:p>18.517</text:p>
          </table:table-cell>
          <table:table-cell office:value-type="float" office:value="23.262" calcext:value-type="float">
            <text:p>23.262</text:p>
          </table:table-cell>
          <table:table-cell office:value-type="float" office:value="404.132" calcext:value-type="float">
            <text:p>404.132</text:p>
          </table:table-cell>
          <table:table-cell office:value-type="float" office:value="7.128" calcext:value-type="float">
            <text:p>7.128</text:p>
          </table:table-cell>
          <table:table-cell office:value-type="float" office:value="8.699" calcext:value-type="float">
            <text:p>8.699</text:p>
          </table:table-cell>
          <table:table-cell office:value-type="float" office:value="0.19" calcext:value-type="float">
            <text:p>0.19</text:p>
          </table:table-cell>
          <table:table-cell office:value-type="float" office:value="0.487" calcext:value-type="float">
            <text:p>0.487</text:p>
          </table:table-cell>
          <table:table-cell office:value-type="float" office:value="1.031" calcext:value-type="float">
            <text:p>1.031</text:p>
          </table:table-cell>
          <table:table-cell office:value-type="float" office:value="6.121" calcext:value-type="float">
            <text:p>6.121</text:p>
          </table:table-cell>
          <table:table-cell office:value-type="float" office:value="7.868" calcext:value-type="float">
            <text:p>7.868</text:p>
          </table:table-cell>
          <table:table-cell office:value-type="float" office:value="9.073" calcext:value-type="float">
            <text:p>9.073</text:p>
          </table:table-cell>
          <table:table-cell office:value-type="float" office:value="11.887" calcext:value-type="float">
            <text:p>11.887</text:p>
          </table:table-cell>
          <table:table-cell office:value-type="float" office:value="15.187" calcext:value-type="float">
            <text:p>15.187</text:p>
          </table:table-cell>
          <table:table-cell office:value-type="float" office:value="397.101" calcext:value-type="float">
            <text:p>397.101</text:p>
          </table:table-cell>
          <table:table-cell office:value-type="float" office:value="3.72" calcext:value-type="float">
            <text:p>3.72</text:p>
          </table:table-cell>
          <table:table-cell office:value-type="float" office:value="8.687" calcext:value-type="float">
            <text:p>8.687</text:p>
          </table:table-cell>
          <table:table-cell office:value-type="float" office:value="2.227" calcext:value-type="float">
            <text:p>2.227</text:p>
          </table:table-cell>
          <table:table-cell office:value-type="float" office:value="13.921" calcext:value-type="float">
            <text:p>13.921</text:p>
          </table:table-cell>
          <table:table-cell office:value-type="float" office:value="18.488" calcext:value-type="float">
            <text:p>18.488</text:p>
          </table:table-cell>
          <table:table-cell office:value-type="float" office:value="24.695" calcext:value-type="float">
            <text:p>24.695</text:p>
          </table:table-cell>
          <table:table-cell office:value-type="float" office:value="28.397" calcext:value-type="float">
            <text:p>28.397</text:p>
          </table:table-cell>
          <table:table-cell office:value-type="float" office:value="31.214" calcext:value-type="float">
            <text:p>31.214</text:p>
          </table:table-cell>
          <table:table-cell office:value-type="float" office:value="35.809" calcext:value-type="float">
            <text:p>35.809</text:p>
          </table:table-cell>
          <table:table-cell office:value-type="float" office:value="42.553" calcext:value-type="float">
            <text:p>42.553</text:p>
          </table:table-cell>
          <table:table-cell office:value-type="float" office:value="414.603" calcext:value-type="float">
            <text:p>414.603</text:p>
          </table:table-cell>
          <table:table-cell office:value-type="float" office:value="20.308" calcext:value-type="float">
            <text:p>20.308</text:p>
          </table:table-cell>
          <table:table-cell office:value-type="float" office:value="14.57" calcext:value-type="float">
            <text:p>14.57</text:p>
          </table:table-cell>
          <table:table-cell office:value-type="float" office:value="1520.924" calcext:value-type="float">
            <text:p>1520.924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17" calcext:value-type="float">
            <text:p>0.717</text:p>
          </table:table-cell>
          <table:table-cell office:value-type="float" office:value="2.888" calcext:value-type="float">
            <text:p>2.888</text:p>
          </table:table-cell>
          <table:table-cell office:value-type="float" office:value="4.641" calcext:value-type="float">
            <text:p>4.641</text:p>
          </table:table-cell>
          <table:table-cell office:value-type="float" office:value="7.726" calcext:value-type="float">
            <text:p>7.726</text:p>
          </table:table-cell>
          <table:table-cell office:value-type="float" office:value="9.888" calcext:value-type="float">
            <text:p>9.888</text:p>
          </table:table-cell>
          <table:table-cell office:value-type="float" office:value="11.586" calcext:value-type="float">
            <text:p>11.586</text:p>
          </table:table-cell>
          <table:table-cell office:value-type="float" office:value="14.353" calcext:value-type="float">
            <text:p>14.353</text:p>
          </table:table-cell>
          <table:table-cell office:value-type="float" office:value="18.093" calcext:value-type="float">
            <text:p>18.093</text:p>
          </table:table-cell>
          <table:table-cell office:value-type="float" office:value="1019.498" calcext:value-type="float">
            <text:p>1019.498</text:p>
          </table:table-cell>
          <table:table-cell office:value-type="float" office:value="6.856" calcext:value-type="float">
            <text:p>6.856</text:p>
          </table:table-cell>
          <table:table-cell office:value-type="float" office:value="24.795" calcext:value-type="float">
            <text:p>24.795</text:p>
          </table:table-cell>
          <table:table-cell office:value-type="float" office:value="0.34" calcext:value-type="float">
            <text:p>0.34</text:p>
          </table:table-cell>
          <table:table-cell office:value-type="float" office:value="1.615" calcext:value-type="float">
            <text:p>1.615</text:p>
          </table:table-cell>
          <table:table-cell office:value-type="float" office:value="2.532" calcext:value-type="float">
            <text:p>2.532</text:p>
          </table:table-cell>
          <table:table-cell office:value-type="float" office:value="4.331" calcext:value-type="float">
            <text:p>4.331</text:p>
          </table:table-cell>
          <table:table-cell office:value-type="float" office:value="5.399" calcext:value-type="float">
            <text:p>5.399</text:p>
          </table:table-cell>
          <table:table-cell office:value-type="float" office:value="6.113" calcext:value-type="float">
            <text:p>6.113</text:p>
          </table:table-cell>
          <table:table-cell office:value-type="float" office:value="7.397" calcext:value-type="float">
            <text:p>7.397</text:p>
          </table:table-cell>
          <table:table-cell office:value-type="float" office:value="9.332" calcext:value-type="float">
            <text:p>9.332</text:p>
          </table:table-cell>
          <table:table-cell office:value-type="float" office:value="1024.187" calcext:value-type="float">
            <text:p>1024.187</text:p>
          </table:table-cell>
          <table:table-cell office:value-type="float" office:value="3.376" calcext:value-type="float">
            <text:p>3.376</text:p>
          </table:table-cell>
          <table:table-cell office:value-type="float" office:value="9.744" calcext:value-type="float">
            <text:p>9.744</text:p>
          </table:table-cell>
          <table:table-cell office:value-type="float" office:value="0.703" calcext:value-type="float">
            <text:p>0.703</text:p>
          </table:table-cell>
          <table:table-cell office:value-type="float" office:value="3.429" calcext:value-type="float">
            <text:p>3.429</text:p>
          </table:table-cell>
          <table:table-cell office:value-type="float" office:value="5.045" calcext:value-type="float">
            <text:p>5.045</text:p>
          </table:table-cell>
          <table:table-cell office:value-type="float" office:value="8.086" calcext:value-type="float">
            <text:p>8.086</text:p>
          </table:table-cell>
          <table:table-cell office:value-type="float" office:value="9.449" calcext:value-type="float">
            <text:p>9.449</text:p>
          </table:table-cell>
          <table:table-cell office:value-type="float" office:value="10.396" calcext:value-type="float">
            <text:p>10.396</text:p>
          </table:table-cell>
          <table:table-cell office:value-type="float" office:value="11.951" calcext:value-type="float">
            <text:p>11.951</text:p>
          </table:table-cell>
          <table:table-cell office:value-type="float" office:value="14.397" calcext:value-type="float">
            <text:p>14.397</text:p>
          </table:table-cell>
          <table:table-cell office:value-type="float" office:value="1035.547" calcext:value-type="float">
            <text:p>1035.547</text:p>
          </table:table-cell>
          <table:table-cell office:value-type="float" office:value="6.666" calcext:value-type="float">
            <text:p>6.666</text:p>
          </table:table-cell>
          <table:table-cell office:value-type="float" office:value="20.81" calcext:value-type="float">
            <text:p>20.81</text:p>
          </table:table-cell>
          <table:table-cell office:value-type="float" office:value="0.283" calcext:value-type="float">
            <text:p>0.283</text:p>
          </table:table-cell>
          <table:table-cell office:value-type="float" office:value="1.366" calcext:value-type="float">
            <text:p>1.366</text:p>
          </table:table-cell>
          <table:table-cell office:value-type="float" office:value="2.236" calcext:value-type="float">
            <text:p>2.236</text:p>
          </table:table-cell>
          <table:table-cell office:value-type="float" office:value="3.964" calcext:value-type="float">
            <text:p>3.964</text:p>
          </table:table-cell>
          <table:table-cell office:value-type="float" office:value="5.002" calcext:value-type="float">
            <text:p>5.002</text:p>
          </table:table-cell>
          <table:table-cell office:value-type="float" office:value="5.739" calcext:value-type="float">
            <text:p>5.739</text:p>
          </table:table-cell>
          <table:table-cell office:value-type="float" office:value="6.962" calcext:value-type="float">
            <text:p>6.962</text:p>
          </table:table-cell>
          <table:table-cell office:value-type="float" office:value="8.936" calcext:value-type="float">
            <text:p>8.936</text:p>
          </table:table-cell>
          <table:table-cell office:value-type="float" office:value="1024.394" calcext:value-type="float">
            <text:p>1024.394</text:p>
          </table:table-cell>
          <table:table-cell office:value-type="float" office:value="3.187" calcext:value-type="float">
            <text:p>3.187</text:p>
          </table:table-cell>
          <table:table-cell office:value-type="float" office:value="12.23" calcext:value-type="float">
            <text:p>12.23</text:p>
          </table:table-cell>
          <table:table-cell office:value-type="float" office:value="2.611" calcext:value-type="float">
            <text:p>2.611</text:p>
          </table:table-cell>
          <table:table-cell office:value-type="float" office:value="10.864" calcext:value-type="float">
            <text:p>10.864</text:p>
          </table:table-cell>
          <table:table-cell office:value-type="float" office:value="16.708" calcext:value-type="float">
            <text:p>16.708</text:p>
          </table:table-cell>
          <table:table-cell office:value-type="float" office:value="24.085" calcext:value-type="float">
            <text:p>24.085</text:p>
          </table:table-cell>
          <table:table-cell office:value-type="float" office:value="27.524" calcext:value-type="float">
            <text:p>27.524</text:p>
          </table:table-cell>
          <table:table-cell office:value-type="float" office:value="29.914" calcext:value-type="float">
            <text:p>29.914</text:p>
          </table:table-cell>
          <table:table-cell office:value-type="float" office:value="33.779" calcext:value-type="float">
            <text:p>33.779</text:p>
          </table:table-cell>
          <table:table-cell office:value-type="float" office:value="39.59" calcext:value-type="float">
            <text:p>39.59</text:p>
          </table:table-cell>
          <table:table-cell office:value-type="float" office:value="1058.519" calcext:value-type="float">
            <text:p>1058.519</text:p>
          </table:table-cell>
          <table:table-cell office:value-type="float" office:value="20.084" calcext:value-type="float">
            <text:p>20.084</text:p>
          </table:table-cell>
          <table:table-cell office:value-type="float" office:value="36.878" calcext:value-type="float">
            <text:p>36.878</text:p>
          </table:table-cell>
          <table:table-cell office:value-type="float" office:value="1480.785" calcext:value-type="float">
            <text:p>1480.78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622" calcext:value-type="float">
            <text:p>0.622</text:p>
          </table:table-cell>
          <table:table-cell office:value-type="float" office:value="3.759" calcext:value-type="float">
            <text:p>3.759</text:p>
          </table:table-cell>
          <table:table-cell office:value-type="float" office:value="7.251" calcext:value-type="float">
            <text:p>7.251</text:p>
          </table:table-cell>
          <table:table-cell office:value-type="float" office:value="11.008" calcext:value-type="float">
            <text:p>11.008</text:p>
          </table:table-cell>
          <table:table-cell office:value-type="float" office:value="13.877" calcext:value-type="float">
            <text:p>13.877</text:p>
          </table:table-cell>
          <table:table-cell office:value-type="float" office:value="16.165" calcext:value-type="float">
            <text:p>16.165</text:p>
          </table:table-cell>
          <table:table-cell office:value-type="float" office:value="20.513" calcext:value-type="float">
            <text:p>20.513</text:p>
          </table:table-cell>
          <table:table-cell office:value-type="float" office:value="26.769" calcext:value-type="float">
            <text:p>26.769</text:p>
          </table:table-cell>
          <table:table-cell office:value-type="float" office:value="797.038" calcext:value-type="float">
            <text:p>797.038</text:p>
          </table:table-cell>
          <table:table-cell office:value-type="float" office:value="8.79" calcext:value-type="float">
            <text:p>8.79</text:p>
          </table:table-cell>
          <table:table-cell office:value-type="float" office:value="14.459" calcext:value-type="float">
            <text:p>14.459</text:p>
          </table:table-cell>
          <table:table-cell office:value-type="float" office:value="0.292" calcext:value-type="float">
            <text:p>0.292</text:p>
          </table:table-cell>
          <table:table-cell office:value-type="float" office:value="0.991" calcext:value-type="float">
            <text:p>0.991</text:p>
          </table:table-cell>
          <table:table-cell office:value-type="float" office:value="1.808" calcext:value-type="float">
            <text:p>1.808</text:p>
          </table:table-cell>
          <table:table-cell office:value-type="float" office:value="7.006" calcext:value-type="float">
            <text:p>7.006</text:p>
          </table:table-cell>
          <table:table-cell office:value-type="float" office:value="9.355" calcext:value-type="float">
            <text:p>9.355</text:p>
          </table:table-cell>
          <table:table-cell office:value-type="float" office:value="10.958" calcext:value-type="float">
            <text:p>10.958</text:p>
          </table:table-cell>
          <table:table-cell office:value-type="float" office:value="14.167" calcext:value-type="float">
            <text:p>14.167</text:p>
          </table:table-cell>
          <table:table-cell office:value-type="float" office:value="17.279" calcext:value-type="float">
            <text:p>17.279</text:p>
          </table:table-cell>
          <table:table-cell office:value-type="float" office:value="784.27" calcext:value-type="float">
            <text:p>784.27</text:p>
          </table:table-cell>
          <table:table-cell office:value-type="float" office:value="4.574" calcext:value-type="float">
            <text:p>4.574</text:p>
          </table:table-cell>
          <table:table-cell office:value-type="float" office:value="12.243" calcext:value-type="float">
            <text:p>12.243</text:p>
          </table:table-cell>
          <table:table-cell office:value-type="float" office:value="0.559" calcext:value-type="float">
            <text:p>0.559</text:p>
          </table:table-cell>
          <table:table-cell office:value-type="float" office:value="2.325" calcext:value-type="float">
            <text:p>2.325</text:p>
          </table:table-cell>
          <table:table-cell office:value-type="float" office:value="8.181" calcext:value-type="float">
            <text:p>8.181</text:p>
          </table:table-cell>
          <table:table-cell office:value-type="float" office:value="12.598" calcext:value-type="float">
            <text:p>12.598</text:p>
          </table:table-cell>
          <table:table-cell office:value-type="float" office:value="16.394" calcext:value-type="float">
            <text:p>16.394</text:p>
          </table:table-cell>
          <table:table-cell office:value-type="float" office:value="19.099" calcext:value-type="float">
            <text:p>19.099</text:p>
          </table:table-cell>
          <table:table-cell office:value-type="float" office:value="24.109" calcext:value-type="float">
            <text:p>24.109</text:p>
          </table:table-cell>
          <table:table-cell office:value-type="float" office:value="30.118" calcext:value-type="float">
            <text:p>30.118</text:p>
          </table:table-cell>
          <table:table-cell office:value-type="float" office:value="797.444" calcext:value-type="float">
            <text:p>797.444</text:p>
          </table:table-cell>
          <table:table-cell office:value-type="float" office:value="9.776" calcext:value-type="float">
            <text:p>9.776</text:p>
          </table:table-cell>
          <table:table-cell office:value-type="float" office:value="19.193" calcext:value-type="float">
            <text:p>19.193</text:p>
          </table:table-cell>
          <table:table-cell office:value-type="float" office:value="0.189" calcext:value-type="float">
            <text:p>0.189</text:p>
          </table:table-cell>
          <table:table-cell office:value-type="float" office:value="0.567" calcext:value-type="float">
            <text:p>0.567</text:p>
          </table:table-cell>
          <table:table-cell office:value-type="float" office:value="1.469" calcext:value-type="float">
            <text:p>1.469</text:p>
          </table:table-cell>
          <table:table-cell office:value-type="float" office:value="7.92" calcext:value-type="float">
            <text:p>7.92</text:p>
          </table:table-cell>
          <table:table-cell office:value-type="float" office:value="10.04" calcext:value-type="float">
            <text:p>10.04</text:p>
          </table:table-cell>
          <table:table-cell office:value-type="float" office:value="11.752" calcext:value-type="float">
            <text:p>11.752</text:p>
          </table:table-cell>
          <table:table-cell office:value-type="float" office:value="14.833" calcext:value-type="float">
            <text:p>14.833</text:p>
          </table:table-cell>
          <table:table-cell office:value-type="float" office:value="18.236" calcext:value-type="float">
            <text:p>18.236</text:p>
          </table:table-cell>
          <table:table-cell office:value-type="float" office:value="783.43" calcext:value-type="float">
            <text:p>783.43</text:p>
          </table:table-cell>
          <table:table-cell office:value-type="float" office:value="4.89" calcext:value-type="float">
            <text:p>4.89</text:p>
          </table:table-cell>
          <table:table-cell office:value-type="float" office:value="13.043" calcext:value-type="float">
            <text:p>13.043</text:p>
          </table:table-cell>
          <table:table-cell office:value-type="float" office:value="2.228" calcext:value-type="float">
            <text:p>2.228</text:p>
          </table:table-cell>
          <table:table-cell office:value-type="float" office:value="17.704" calcext:value-type="float">
            <text:p>17.704</text:p>
          </table:table-cell>
          <table:table-cell office:value-type="float" office:value="24.405" calcext:value-type="float">
            <text:p>24.405</text:p>
          </table:table-cell>
          <table:table-cell office:value-type="float" office:value="33.08" calcext:value-type="float">
            <text:p>33.08</text:p>
          </table:table-cell>
          <table:table-cell office:value-type="float" office:value="38.535" calcext:value-type="float">
            <text:p>38.535</text:p>
          </table:table-cell>
          <table:table-cell office:value-type="float" office:value="42.657" calcext:value-type="float">
            <text:p>42.657</text:p>
          </table:table-cell>
          <table:table-cell office:value-type="float" office:value="49.789" calcext:value-type="float">
            <text:p>49.789</text:p>
          </table:table-cell>
          <table:table-cell office:value-type="float" office:value="60.753" calcext:value-type="float">
            <text:p>60.753</text:p>
          </table:table-cell>
          <table:table-cell office:value-type="float" office:value="821.052" calcext:value-type="float">
            <text:p>821.052</text:p>
          </table:table-cell>
          <table:table-cell office:value-type="float" office:value="28.03" calcext:value-type="float">
            <text:p>28.03</text:p>
          </table:table-cell>
          <table:table-cell office:value-type="float" office:value="30.961" calcext:value-type="float">
            <text:p>30.961</text:p>
          </table:table-cell>
          <table:table-cell office:value-type="float" office:value="1460.841" calcext:value-type="float">
            <text:p>1460.841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24" calcext:value-type="float">
            <text:p>0.724</text:p>
          </table:table-cell>
          <table:table-cell office:value-type="float" office:value="3.967" calcext:value-type="float">
            <text:p>3.967</text:p>
          </table:table-cell>
          <table:table-cell office:value-type="float" office:value="6.999" calcext:value-type="float">
            <text:p>6.999</text:p>
          </table:table-cell>
          <table:table-cell office:value-type="float" office:value="12.292" calcext:value-type="float">
            <text:p>12.292</text:p>
          </table:table-cell>
          <table:table-cell office:value-type="float" office:value="16.081" calcext:value-type="float">
            <text:p>16.081</text:p>
          </table:table-cell>
          <table:table-cell office:value-type="float" office:value="19.023" calcext:value-type="float">
            <text:p>19.023</text:p>
          </table:table-cell>
          <table:table-cell office:value-type="float" office:value="23.905" calcext:value-type="float">
            <text:p>23.905</text:p>
          </table:table-cell>
          <table:table-cell office:value-type="float" office:value="29.753" calcext:value-type="float">
            <text:p>29.753</text:p>
          </table:table-cell>
          <table:table-cell office:value-type="float" office:value="766.988" calcext:value-type="float">
            <text:p>766.988</text:p>
          </table:table-cell>
          <table:table-cell office:value-type="float" office:value="10.308" calcext:value-type="float">
            <text:p>10.308</text:p>
          </table:table-cell>
          <table:table-cell office:value-type="float" office:value="23.922" calcext:value-type="float">
            <text:p>23.922</text:p>
          </table:table-cell>
          <table:table-cell office:value-type="float" office:value="0.347" calcext:value-type="float">
            <text:p>0.347</text:p>
          </table:table-cell>
          <table:table-cell office:value-type="float" office:value="2.032" calcext:value-type="float">
            <text:p>2.032</text:p>
          </table:table-cell>
          <table:table-cell office:value-type="float" office:value="3.113" calcext:value-type="float">
            <text:p>3.113</text:p>
          </table:table-cell>
          <table:table-cell office:value-type="float" office:value="5.224" calcext:value-type="float">
            <text:p>5.224</text:p>
          </table:table-cell>
          <table:table-cell office:value-type="float" office:value="6.349" calcext:value-type="float">
            <text:p>6.349</text:p>
          </table:table-cell>
          <table:table-cell office:value-type="float" office:value="7.196" calcext:value-type="float">
            <text:p>7.196</text:p>
          </table:table-cell>
          <table:table-cell office:value-type="float" office:value="8.894" calcext:value-type="float">
            <text:p>8.894</text:p>
          </table:table-cell>
          <table:table-cell office:value-type="float" office:value="10.98" calcext:value-type="float">
            <text:p>10.98</text:p>
          </table:table-cell>
          <table:table-cell office:value-type="float" office:value="726.782" calcext:value-type="float">
            <text:p>726.782</text:p>
          </table:table-cell>
          <table:table-cell office:value-type="float" office:value="4.233" calcext:value-type="float">
            <text:p>4.233</text:p>
          </table:table-cell>
          <table:table-cell office:value-type="float" office:value="12.64" calcext:value-type="float">
            <text:p>12.64</text:p>
          </table:table-cell>
          <table:table-cell office:value-type="float" office:value="0.703" calcext:value-type="float">
            <text:p>0.703</text:p>
          </table:table-cell>
          <table:table-cell office:value-type="float" office:value="4.241" calcext:value-type="float">
            <text:p>4.241</text:p>
          </table:table-cell>
          <table:table-cell office:value-type="float" office:value="6.199" calcext:value-type="float">
            <text:p>6.199</text:p>
          </table:table-cell>
          <table:table-cell office:value-type="float" office:value="9.735" calcext:value-type="float">
            <text:p>9.735</text:p>
          </table:table-cell>
          <table:table-cell office:value-type="float" office:value="11.307" calcext:value-type="float">
            <text:p>11.307</text:p>
          </table:table-cell>
          <table:table-cell office:value-type="float" office:value="12.355" calcext:value-type="float">
            <text:p>12.355</text:p>
          </table:table-cell>
          <table:table-cell office:value-type="float" office:value="14.108" calcext:value-type="float">
            <text:p>14.108</text:p>
          </table:table-cell>
          <table:table-cell office:value-type="float" office:value="16.894" calcext:value-type="float">
            <text:p>16.894</text:p>
          </table:table-cell>
          <table:table-cell office:value-type="float" office:value="733.457" calcext:value-type="float">
            <text:p>733.457</text:p>
          </table:table-cell>
          <table:table-cell office:value-type="float" office:value="7.887" calcext:value-type="float">
            <text:p>7.887</text:p>
          </table:table-cell>
          <table:table-cell office:value-type="float" office:value="17.518" calcext:value-type="float">
            <text:p>17.518</text:p>
          </table:table-cell>
          <table:table-cell office:value-type="float" office:value="0.264" calcext:value-type="float">
            <text:p>0.264</text:p>
          </table:table-cell>
          <table:table-cell office:value-type="float" office:value="1.819" calcext:value-type="float">
            <text:p>1.819</text:p>
          </table:table-cell>
          <table:table-cell office:value-type="float" office:value="2.857" calcext:value-type="float">
            <text:p>2.857</text:p>
          </table:table-cell>
          <table:table-cell office:value-type="float" office:value="5.019" calcext:value-type="float">
            <text:p>5.019</text:p>
          </table:table-cell>
          <table:table-cell office:value-type="float" office:value="6.153" calcext:value-type="float">
            <text:p>6.153</text:p>
          </table:table-cell>
          <table:table-cell office:value-type="float" office:value="6.955" calcext:value-type="float">
            <text:p>6.955</text:p>
          </table:table-cell>
          <table:table-cell office:value-type="float" office:value="8.545" calcext:value-type="float">
            <text:p>8.545</text:p>
          </table:table-cell>
          <table:table-cell office:value-type="float" office:value="10.569" calcext:value-type="float">
            <text:p>10.569</text:p>
          </table:table-cell>
          <table:table-cell office:value-type="float" office:value="647.801" calcext:value-type="float">
            <text:p>647.801</text:p>
          </table:table-cell>
          <table:table-cell office:value-type="float" office:value="3.936" calcext:value-type="float">
            <text:p>3.936</text:p>
          </table:table-cell>
          <table:table-cell office:value-type="float" office:value="10.069" calcext:value-type="float">
            <text:p>10.069</text:p>
          </table:table-cell>
          <table:table-cell office:value-type="float" office:value="2.47" calcext:value-type="float">
            <text:p>2.47</text:p>
          </table:table-cell>
          <table:table-cell office:value-type="float" office:value="14.113" calcext:value-type="float">
            <text:p>14.113</text:p>
          </table:table-cell>
          <table:table-cell office:value-type="float" office:value="22.146" calcext:value-type="float">
            <text:p>22.146</text:p>
          </table:table-cell>
          <table:table-cell office:value-type="float" office:value="32.071" calcext:value-type="float">
            <text:p>32.071</text:p>
          </table:table-cell>
          <table:table-cell office:value-type="float" office:value="37.329" calcext:value-type="float">
            <text:p>37.329</text:p>
          </table:table-cell>
          <table:table-cell office:value-type="float" office:value="40.99" calcext:value-type="float">
            <text:p>40.99</text:p>
          </table:table-cell>
          <table:table-cell office:value-type="float" office:value="46.629" calcext:value-type="float">
            <text:p>46.629</text:p>
          </table:table-cell>
          <table:table-cell office:value-type="float" office:value="55.36" calcext:value-type="float">
            <text:p>55.36</text:p>
          </table:table-cell>
          <table:table-cell office:value-type="float" office:value="786.193" calcext:value-type="float">
            <text:p>786.193</text:p>
          </table:table-cell>
          <table:table-cell office:value-type="float" office:value="26.364" calcext:value-type="float">
            <text:p>26.364</text:p>
          </table:table-cell>
          <table:table-cell office:value-type="float" office:value="35.069" calcext:value-type="float">
            <text:p>35.069</text:p>
          </table:table-cell>
          <table:table-cell office:value-type="float" office:value="1512.069" calcext:value-type="float">
            <text:p>1512.06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2" calcext:value-type="float">
            <text:p>0.62</text:p>
          </table:table-cell>
          <table:table-cell office:value-type="float" office:value="4.944" calcext:value-type="float">
            <text:p>4.944</text:p>
          </table:table-cell>
          <table:table-cell office:value-type="float" office:value="8.547" calcext:value-type="float">
            <text:p>8.547</text:p>
          </table:table-cell>
          <table:table-cell office:value-type="float" office:value="12.983" calcext:value-type="float">
            <text:p>12.983</text:p>
          </table:table-cell>
          <table:table-cell office:value-type="float" office:value="16.948" calcext:value-type="float">
            <text:p>16.948</text:p>
          </table:table-cell>
          <table:table-cell office:value-type="float" office:value="20.311" calcext:value-type="float">
            <text:p>20.311</text:p>
          </table:table-cell>
          <table:table-cell office:value-type="float" office:value="26.491" calcext:value-type="float">
            <text:p>26.491</text:p>
          </table:table-cell>
          <table:table-cell office:value-type="float" office:value="34.611" calcext:value-type="float">
            <text:p>34.611</text:p>
          </table:table-cell>
          <table:table-cell office:value-type="float" office:value="398.003" calcext:value-type="float">
            <text:p>398.003</text:p>
          </table:table-cell>
          <table:table-cell office:value-type="float" office:value="10.485" calcext:value-type="float">
            <text:p>10.485</text:p>
          </table:table-cell>
          <table:table-cell office:value-type="float" office:value="11.435" calcext:value-type="float">
            <text:p>11.435</text:p>
          </table:table-cell>
          <table:table-cell office:value-type="float" office:value="0.289" calcext:value-type="float">
            <text:p>0.289</text:p>
          </table:table-cell>
          <table:table-cell office:value-type="float" office:value="1.168" calcext:value-type="float">
            <text:p>1.168</text:p>
          </table:table-cell>
          <table:table-cell office:value-type="float" office:value="2.27" calcext:value-type="float">
            <text:p>2.27</text:p>
          </table:table-cell>
          <table:table-cell office:value-type="float" office:value="8.716" calcext:value-type="float">
            <text:p>8.716</text:p>
          </table:table-cell>
          <table:table-cell office:value-type="float" office:value="10.944" calcext:value-type="float">
            <text:p>10.944</text:p>
          </table:table-cell>
          <table:table-cell office:value-type="float" office:value="12.645" calcext:value-type="float">
            <text:p>12.645</text:p>
          </table:table-cell>
          <table:table-cell office:value-type="float" office:value="16.028" calcext:value-type="float">
            <text:p>16.028</text:p>
          </table:table-cell>
          <table:table-cell office:value-type="float" office:value="19.31" calcext:value-type="float">
            <text:p>19.31</text:p>
          </table:table-cell>
          <table:table-cell office:value-type="float" office:value="376.273" calcext:value-type="float">
            <text:p>376.273</text:p>
          </table:table-cell>
          <table:table-cell office:value-type="float" office:value="5.32" calcext:value-type="float">
            <text:p>5.32</text:p>
          </table:table-cell>
          <table:table-cell office:value-type="float" office:value="7.014" calcext:value-type="float">
            <text:p>7.014</text:p>
          </table:table-cell>
          <table:table-cell office:value-type="float" office:value="0.603" calcext:value-type="float">
            <text:p>0.603</text:p>
          </table:table-cell>
          <table:table-cell office:value-type="float" office:value="3.53" calcext:value-type="float">
            <text:p>3.53</text:p>
          </table:table-cell>
          <table:table-cell office:value-type="float" office:value="9.36" calcext:value-type="float">
            <text:p>9.36</text:p>
          </table:table-cell>
          <table:table-cell office:value-type="float" office:value="13.92" calcext:value-type="float">
            <text:p>13.92</text:p>
          </table:table-cell>
          <table:table-cell office:value-type="float" office:value="18.095" calcext:value-type="float">
            <text:p>18.095</text:p>
          </table:table-cell>
          <table:table-cell office:value-type="float" office:value="21.131" calcext:value-type="float">
            <text:p>21.131</text:p>
          </table:table-cell>
          <table:table-cell office:value-type="float" office:value="26.84" calcext:value-type="float">
            <text:p>26.84</text:p>
          </table:table-cell>
          <table:table-cell office:value-type="float" office:value="33.462" calcext:value-type="float">
            <text:p>33.462</text:p>
          </table:table-cell>
          <table:table-cell office:value-type="float" office:value="509.932" calcext:value-type="float">
            <text:p>509.932</text:p>
          </table:table-cell>
          <table:table-cell office:value-type="float" office:value="10.774" calcext:value-type="float">
            <text:p>10.774</text:p>
          </table:table-cell>
          <table:table-cell office:value-type="float" office:value="11.614" calcext:value-type="float">
            <text:p>11.614</text:p>
          </table:table-cell>
          <table:table-cell office:value-type="float" office:value="0.201" calcext:value-type="float">
            <text:p>0.201</text:p>
          </table:table-cell>
          <table:table-cell office:value-type="float" office:value="0.682" calcext:value-type="float">
            <text:p>0.682</text:p>
          </table:table-cell>
          <table:table-cell office:value-type="float" office:value="2.18" calcext:value-type="float">
            <text:p>2.18</text:p>
          </table:table-cell>
          <table:table-cell office:value-type="float" office:value="8.966" calcext:value-type="float">
            <text:p>8.966</text:p>
          </table:table-cell>
          <table:table-cell office:value-type="float" office:value="11.345" calcext:value-type="float">
            <text:p>11.345</text:p>
          </table:table-cell>
          <table:table-cell office:value-type="float" office:value="13.43" calcext:value-type="float">
            <text:p>13.43</text:p>
          </table:table-cell>
          <table:table-cell office:value-type="float" office:value="16.75" calcext:value-type="float">
            <text:p>16.75</text:p>
          </table:table-cell>
          <table:table-cell office:value-type="float" office:value="20.458" calcext:value-type="float">
            <text:p>20.458</text:p>
          </table:table-cell>
          <table:table-cell office:value-type="float" office:value="406.803" calcext:value-type="float">
            <text:p>406.803</text:p>
          </table:table-cell>
          <table:table-cell office:value-type="float" office:value="5.486" calcext:value-type="float">
            <text:p>5.486</text:p>
          </table:table-cell>
          <table:table-cell office:value-type="float" office:value="8.108" calcext:value-type="float">
            <text:p>8.108</text:p>
          </table:table-cell>
          <table:table-cell office:value-type="float" office:value="2.405" calcext:value-type="float">
            <text:p>2.405</text:p>
          </table:table-cell>
          <table:table-cell office:value-type="float" office:value="21.287" calcext:value-type="float">
            <text:p>21.287</text:p>
          </table:table-cell>
          <table:table-cell office:value-type="float" office:value="29.096" calcext:value-type="float">
            <text:p>29.096</text:p>
          </table:table-cell>
          <table:table-cell office:value-type="float" office:value="38.802" calcext:value-type="float">
            <text:p>38.802</text:p>
          </table:table-cell>
          <table:table-cell office:value-type="float" office:value="45.246" calcext:value-type="float">
            <text:p>45.246</text:p>
          </table:table-cell>
          <table:table-cell office:value-type="float" office:value="50.012" calcext:value-type="float">
            <text:p>50.012</text:p>
          </table:table-cell>
          <table:table-cell office:value-type="float" office:value="57.853" calcext:value-type="float">
            <text:p>57.853</text:p>
          </table:table-cell>
          <table:table-cell office:value-type="float" office:value="69.129" calcext:value-type="float">
            <text:p>69.129</text:p>
          </table:table-cell>
          <table:table-cell office:value-type="float" office:value="559.465" calcext:value-type="float">
            <text:p>559.465</text:p>
          </table:table-cell>
          <table:table-cell office:value-type="float" office:value="32.065" calcext:value-type="float">
            <text:p>32.065</text:p>
          </table:table-cell>
          <table:table-cell office:value-type="float" office:value="21.256" calcext:value-type="float">
            <text:p>21.256</text:p>
          </table:table-cell>
          <table:table-cell office:value-type="float" office:value="1567.029" calcext:value-type="float">
            <text:p>1567.029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45" calcext:value-type="float">
            <text:p>0.745</text:p>
          </table:table-cell>
          <table:table-cell office:value-type="float" office:value="4.462" calcext:value-type="float">
            <text:p>4.462</text:p>
          </table:table-cell>
          <table:table-cell office:value-type="float" office:value="9.058" calcext:value-type="float">
            <text:p>9.058</text:p>
          </table:table-cell>
          <table:table-cell office:value-type="float" office:value="17.859" calcext:value-type="float">
            <text:p>17.859</text:p>
          </table:table-cell>
          <table:table-cell office:value-type="float" office:value="24.03" calcext:value-type="float">
            <text:p>24.03</text:p>
          </table:table-cell>
          <table:table-cell office:value-type="float" office:value="28.312" calcext:value-type="float">
            <text:p>28.312</text:p>
          </table:table-cell>
          <table:table-cell office:value-type="float" office:value="35.52" calcext:value-type="float">
            <text:p>35.52</text:p>
          </table:table-cell>
          <table:table-cell office:value-type="float" office:value="44.799" calcext:value-type="float">
            <text:p>44.799</text:p>
          </table:table-cell>
          <table:table-cell office:value-type="float" office:value="1083.704" calcext:value-type="float">
            <text:p>1083.704</text:p>
          </table:table-cell>
          <table:table-cell office:value-type="float" office:value="15.453" calcext:value-type="float">
            <text:p>15.453</text:p>
          </table:table-cell>
          <table:table-cell office:value-type="float" office:value="41.559" calcext:value-type="float">
            <text:p>41.559</text:p>
          </table:table-cell>
          <table:table-cell office:value-type="float" office:value="0.324" calcext:value-type="float">
            <text:p>0.324</text:p>
          </table:table-cell>
          <table:table-cell office:value-type="float" office:value="2.152" calcext:value-type="float">
            <text:p>2.152</text:p>
          </table:table-cell>
          <table:table-cell office:value-type="float" office:value="3.275" calcext:value-type="float">
            <text:p>3.275</text:p>
          </table:table-cell>
          <table:table-cell office:value-type="float" office:value="5.685" calcext:value-type="float">
            <text:p>5.685</text:p>
          </table:table-cell>
          <table:table-cell office:value-type="float" office:value="6.963" calcext:value-type="float">
            <text:p>6.963</text:p>
          </table:table-cell>
          <table:table-cell office:value-type="float" office:value="7.914" calcext:value-type="float">
            <text:p>7.914</text:p>
          </table:table-cell>
          <table:table-cell office:value-type="float" office:value="9.719" calcext:value-type="float">
            <text:p>9.719</text:p>
          </table:table-cell>
          <table:table-cell office:value-type="float" office:value="11.829" calcext:value-type="float">
            <text:p>11.829</text:p>
          </table:table-cell>
          <table:table-cell office:value-type="float" office:value="1074.033" calcext:value-type="float">
            <text:p>1074.033</text:p>
          </table:table-cell>
          <table:table-cell office:value-type="float" office:value="4.754" calcext:value-type="float">
            <text:p>4.754</text:p>
          </table:table-cell>
          <table:table-cell office:value-type="float" office:value="16.529" calcext:value-type="float">
            <text:p>16.529</text:p>
          </table:table-cell>
          <table:table-cell office:value-type="float" office:value="0.73" calcext:value-type="float">
            <text:p>0.73</text:p>
          </table:table-cell>
          <table:table-cell office:value-type="float" office:value="4.461" calcext:value-type="float">
            <text:p>4.461</text:p>
          </table:table-cell>
          <table:table-cell office:value-type="float" office:value="6.566" calcext:value-type="float">
            <text:p>6.566</text:p>
          </table:table-cell>
          <table:table-cell office:value-type="float" office:value="10.582" calcext:value-type="float">
            <text:p>10.582</text:p>
          </table:table-cell>
          <table:table-cell office:value-type="float" office:value="12.317" calcext:value-type="float">
            <text:p>12.317</text:p>
          </table:table-cell>
          <table:table-cell office:value-type="float" office:value="13.477" calcext:value-type="float">
            <text:p>13.477</text:p>
          </table:table-cell>
          <table:table-cell office:value-type="float" office:value="15.49" calcext:value-type="float">
            <text:p>15.49</text:p>
          </table:table-cell>
          <table:table-cell office:value-type="float" office:value="18.296" calcext:value-type="float">
            <text:p>18.296</text:p>
          </table:table-cell>
          <table:table-cell office:value-type="float" office:value="1075.578" calcext:value-type="float">
            <text:p>1075.578</text:p>
          </table:table-cell>
          <table:table-cell office:value-type="float" office:value="8.759" calcext:value-type="float">
            <text:p>8.759</text:p>
          </table:table-cell>
          <table:table-cell office:value-type="float" office:value="23.213" calcext:value-type="float">
            <text:p>23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2.003" calcext:value-type="float">
            <text:p>2.003</text:p>
          </table:table-cell>
          <table:table-cell office:value-type="float" office:value="3.147" calcext:value-type="float">
            <text:p>3.147</text:p>
          </table:table-cell>
          <table:table-cell office:value-type="float" office:value="5.593" calcext:value-type="float">
            <text:p>5.593</text:p>
          </table:table-cell>
          <table:table-cell office:value-type="float" office:value="6.844" calcext:value-type="float">
            <text:p>6.844</text:p>
          </table:table-cell>
          <table:table-cell office:value-type="float" office:value="7.788" calcext:value-type="float">
            <text:p>7.788</text:p>
          </table:table-cell>
          <table:table-cell office:value-type="float" office:value="9.51" calcext:value-type="float">
            <text:p>9.51</text:p>
          </table:table-cell>
          <table:table-cell office:value-type="float" office:value="11.485" calcext:value-type="float">
            <text:p>11.485</text:p>
          </table:table-cell>
          <table:table-cell office:value-type="float" office:value="790.908" calcext:value-type="float">
            <text:p>790.908</text:p>
          </table:table-cell>
          <table:table-cell office:value-type="float" office:value="4.517" calcext:value-type="float">
            <text:p>4.517</text:p>
          </table:table-cell>
          <table:table-cell office:value-type="float" office:value="14.792" calcext:value-type="float">
            <text:p>14.792</text:p>
          </table:table-cell>
          <table:table-cell office:value-type="float" office:value="2.436" calcext:value-type="float">
            <text:p>2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25.929" calcext:value-type="float">
            <text:p>25.929</text:p>
          </table:table-cell>
          <table:table-cell office:value-type="float" office:value="39.871" calcext:value-type="float">
            <text:p>39.871</text:p>
          </table:table-cell>
          <table:table-cell office:value-type="float" office:value="47.729" calcext:value-type="float">
            <text:p>47.729</text:p>
          </table:table-cell>
          <table:table-cell office:value-type="float" office:value="52.712" calcext:value-type="float">
            <text:p>52.712</text:p>
          </table:table-cell>
          <table:table-cell office:value-type="float" office:value="60.959" calcext:value-type="float">
            <text:p>60.959</text:p>
          </table:table-cell>
          <table:table-cell office:value-type="float" office:value="75.849" calcext:value-type="float">
            <text:p>75.849</text:p>
          </table:table-cell>
          <table:table-cell office:value-type="float" office:value="1108.13" calcext:value-type="float">
            <text:p>1108.13</text:p>
          </table:table-cell>
          <table:table-cell office:value-type="float" office:value="33.483" calcext:value-type="float">
            <text:p>33.483</text:p>
          </table:table-cell>
          <table:table-cell office:value-type="float" office:value="53.886" calcext:value-type="float">
            <text:p>53.886</text:p>
          </table:table-cell>
          <table:table-cell office:value-type="float" office:value="1474.124" calcext:value-type="float">
            <text:p>1474.1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648" calcext:value-type="float">
            <text:p>0.648</text:p>
          </table:table-cell>
          <table:table-cell office:value-type="float" office:value="6.155" calcext:value-type="float">
            <text:p>6.155</text:p>
          </table:table-cell>
          <table:table-cell office:value-type="float" office:value="10.656" calcext:value-type="float">
            <text:p>10.656</text:p>
          </table:table-cell>
          <table:table-cell office:value-type="float" office:value="17.323" calcext:value-type="float">
            <text:p>17.323</text:p>
          </table:table-cell>
          <table:table-cell office:value-type="float" office:value="23.191" calcext:value-type="float">
            <text:p>23.191</text:p>
          </table:table-cell>
          <table:table-cell office:value-type="float" office:value="28.082" calcext:value-type="float">
            <text:p>28.082</text:p>
          </table:table-cell>
          <table:table-cell office:value-type="float" office:value="35.805" calcext:value-type="float">
            <text:p>35.805</text:p>
          </table:table-cell>
          <table:table-cell office:value-type="float" office:value="46.055" calcext:value-type="float">
            <text:p>46.055</text:p>
          </table:table-cell>
          <table:table-cell office:value-type="float" office:value="501.629" calcext:value-type="float">
            <text:p>501.629</text:p>
          </table:table-cell>
          <table:table-cell office:value-type="float" office:value="13.939" calcext:value-type="float">
            <text:p>13.939</text:p>
          </table:table-cell>
          <table:table-cell office:value-type="float" office:value="17.412" calcext:value-type="float">
            <text:p>17.412</text:p>
          </table:table-cell>
          <table:table-cell office:value-type="float" office:value="0.316" calcext:value-type="float">
            <text:p>0.316</text:p>
          </table:table-cell>
          <table:table-cell office:value-type="float" office:value="1.281" calcext:value-type="float">
            <text:p>1.281</text:p>
          </table:table-cell>
          <table:table-cell office:value-type="float" office:value="2.879" calcext:value-type="float">
            <text:p>2.879</text:p>
          </table:table-cell>
          <table:table-cell office:value-type="float" office:value="10.549" calcext:value-type="float">
            <text:p>10.549</text:p>
          </table:table-cell>
          <table:table-cell office:value-type="float" office:value="13.328" calcext:value-type="float">
            <text:p>13.328</text:p>
          </table:table-cell>
          <table:table-cell office:value-type="float" office:value="15.509" calcext:value-type="float">
            <text:p>15.509</text:p>
          </table:table-cell>
          <table:table-cell office:value-type="float" office:value="18.626" calcext:value-type="float">
            <text:p>18.626</text:p>
          </table:table-cell>
          <table:table-cell office:value-type="float" office:value="22.863" calcext:value-type="float">
            <text:p>22.863</text:p>
          </table:table-cell>
          <table:table-cell office:value-type="float" office:value="474.796" calcext:value-type="float">
            <text:p>474.796</text:p>
          </table:table-cell>
          <table:table-cell office:value-type="float" office:value="6.519" calcext:value-type="float">
            <text:p>6.519</text:p>
          </table:table-cell>
          <table:table-cell office:value-type="float" office:value="8.751" calcext:value-type="float">
            <text:p>8.751</text:p>
          </table:table-cell>
          <table:table-cell office:value-type="float" office:value="0.563" calcext:value-type="float">
            <text:p>0.563</text:p>
          </table:table-cell>
          <table:table-cell office:value-type="float" office:value="5.631" calcext:value-type="float">
            <text:p>5.631</text:p>
          </table:table-cell>
          <table:table-cell office:value-type="float" office:value="10.9" calcext:value-type="float">
            <text:p>10.9</text:p>
          </table:table-cell>
          <table:table-cell office:value-type="float" office:value="16.468" calcext:value-type="float">
            <text:p>16.468</text:p>
          </table:table-cell>
          <table:table-cell office:value-type="float" office:value="20.943" calcext:value-type="float">
            <text:p>20.943</text:p>
          </table:table-cell>
          <table:table-cell office:value-type="float" office:value="24.839" calcext:value-type="float">
            <text:p>24.839</text:p>
          </table:table-cell>
          <table:table-cell office:value-type="float" office:value="30.962" calcext:value-type="float">
            <text:p>30.962</text:p>
          </table:table-cell>
          <table:table-cell office:value-type="float" office:value="38.25" calcext:value-type="float">
            <text:p>38.25</text:p>
          </table:table-cell>
          <table:table-cell office:value-type="float" office:value="496.258" calcext:value-type="float">
            <text:p>496.258</text:p>
          </table:table-cell>
          <table:table-cell office:value-type="float" office:value="12.61" calcext:value-type="float">
            <text:p>12.61</text:p>
          </table:table-cell>
          <table:table-cell office:value-type="float" office:value="13.678" calcext:value-type="float">
            <text:p>13.678</text:p>
          </table:table-cell>
          <table:table-cell office:value-type="float" office:value="0.196" calcext:value-type="float">
            <text:p>0.196</text:p>
          </table:table-cell>
          <table:table-cell office:value-type="float" office:value="0.815" calcext:value-type="float">
            <text:p>0.815</text:p>
          </table:table-cell>
          <table:table-cell office:value-type="float" office:value="4.305" calcext:value-type="float">
            <text:p>4.305</text:p>
          </table:table-cell>
          <table:table-cell office:value-type="float" office:value="10.655" calcext:value-type="float">
            <text:p>10.655</text:p>
          </table:table-cell>
          <table:table-cell office:value-type="float" office:value="13.521" calcext:value-type="float">
            <text:p>13.521</text:p>
          </table:table-cell>
          <table:table-cell office:value-type="float" office:value="15.786" calcext:value-type="float">
            <text:p>15.786</text:p>
          </table:table-cell>
          <table:table-cell office:value-type="float" office:value="19.109" calcext:value-type="float">
            <text:p>19.109</text:p>
          </table:table-cell>
          <table:table-cell office:value-type="float" office:value="23.685" calcext:value-type="float">
            <text:p>23.685</text:p>
          </table:table-cell>
          <table:table-cell office:value-type="float" office:value="470.047" calcext:value-type="float">
            <text:p>470.047</text:p>
          </table:table-cell>
          <table:table-cell office:value-type="float" office:value="6.606" calcext:value-type="float">
            <text:p>6.606</text:p>
          </table:table-cell>
          <table:table-cell office:value-type="float" office:value="9.366" calcext:value-type="float">
            <text:p>9.366</text:p>
          </table:table-cell>
          <table:table-cell office:value-type="float" office:value="2.168" calcext:value-type="float">
            <text:p>2.168</text:p>
          </table:table-cell>
          <table:table-cell office:value-type="float" office:value="26.166" calcext:value-type="float">
            <text:p>26.166</text:p>
          </table:table-cell>
          <table:table-cell office:value-type="float" office:value="35.823" calcext:value-type="float">
            <text:p>35.823</text:p>
          </table:table-cell>
          <table:table-cell office:value-type="float" office:value="47.907" calcext:value-type="float">
            <text:p>47.907</text:p>
          </table:table-cell>
          <table:table-cell office:value-type="float" office:value="56.132" calcext:value-type="float">
            <text:p>56.132</text:p>
          </table:table-cell>
          <table:table-cell office:value-type="float" office:value="62.551" calcext:value-type="float">
            <text:p>62.551</text:p>
          </table:table-cell>
          <table:table-cell office:value-type="float" office:value="72.621" calcext:value-type="float">
            <text:p>72.621</text:p>
          </table:table-cell>
          <table:table-cell office:value-type="float" office:value="86.268" calcext:value-type="float">
            <text:p>86.268</text:p>
          </table:table-cell>
          <table:table-cell office:value-type="float" office:value="528.434" calcext:value-type="float">
            <text:p>528.434</text:p>
          </table:table-cell>
          <table:table-cell office:value-type="float" office:value="39.673" calcext:value-type="float">
            <text:p>39.673</text:p>
          </table:table-cell>
          <table:table-cell office:value-type="float" office:value="25.593" calcext:value-type="float">
            <text:p>25.593</text:p>
          </table:table-cell>
          <table:table-cell office:value-type="float" office:value="1519.353" calcext:value-type="float">
            <text:p>1519.353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58" calcext:value-type="float">
            <text:p>0.758</text:p>
          </table:table-cell>
          <table:table-cell office:value-type="float" office:value="5.606" calcext:value-type="float">
            <text:p>5.606</text:p>
          </table:table-cell>
          <table:table-cell office:value-type="float" office:value="12.677" calcext:value-type="float">
            <text:p>12.677</text:p>
          </table:table-cell>
          <table:table-cell office:value-type="float" office:value="26.423" calcext:value-type="float">
            <text:p>26.423</text:p>
          </table:table-cell>
          <table:table-cell office:value-type="float" office:value="35.088" calcext:value-type="float">
            <text:p>35.088</text:p>
          </table:table-cell>
          <table:table-cell office:value-type="float" office:value="41.174" calcext:value-type="float">
            <text:p>41.174</text:p>
          </table:table-cell>
          <table:table-cell office:value-type="float" office:value="50.506" calcext:value-type="float">
            <text:p>50.506</text:p>
          </table:table-cell>
          <table:table-cell office:value-type="float" office:value="61.079" calcext:value-type="float">
            <text:p>61.079</text:p>
          </table:table-cell>
          <table:table-cell office:value-type="float" office:value="1493.092" calcext:value-type="float">
            <text:p>1493.092</text:p>
          </table:table-cell>
          <table:table-cell office:value-type="float" office:value="21.029" calcext:value-type="float">
            <text:p>21.029</text:p>
          </table:table-cell>
          <table:table-cell office:value-type="float" office:value="49.034" calcext:value-type="float">
            <text:p>49.034</text:p>
          </table:table-cell>
          <table:table-cell office:value-type="float" office:value="0.335" calcext:value-type="float">
            <text:p>0.335</text:p>
          </table:table-cell>
          <table:table-cell office:value-type="float" office:value="2.422" calcext:value-type="float">
            <text:p>2.422</text:p>
          </table:table-cell>
          <table:table-cell office:value-type="float" office:value="3.604" calcext:value-type="float">
            <text:p>3.604</text:p>
          </table:table-cell>
          <table:table-cell office:value-type="float" office:value="6.207" calcext:value-type="float">
            <text:p>6.207</text:p>
          </table:table-cell>
          <table:table-cell office:value-type="float" office:value="7.406" calcext:value-type="float">
            <text:p>7.406</text:p>
          </table:table-cell>
          <table:table-cell office:value-type="float" office:value="8.345" calcext:value-type="float">
            <text:p>8.345</text:p>
          </table:table-cell>
          <table:table-cell office:value-type="float" office:value="10.023" calcext:value-type="float">
            <text:p>10.023</text:p>
          </table:table-cell>
          <table:table-cell office:value-type="float" office:value="12.249" calcext:value-type="float">
            <text:p>12.249</text:p>
          </table:table-cell>
          <table:table-cell office:value-type="float" office:value="1463.086" calcext:value-type="float">
            <text:p>1463.086</text:p>
          </table:table-cell>
          <table:table-cell office:value-type="float" office:value="5.021" calcext:value-type="float">
            <text:p>5.021</text:p>
          </table:table-cell>
          <table:table-cell office:value-type="float" office:value="17.657" calcext:value-type="float">
            <text:p>17.657</text:p>
          </table:table-cell>
          <table:table-cell office:value-type="float" office:value="0.747" calcext:value-type="float">
            <text:p>0.747</text:p>
          </table:table-cell>
          <table:table-cell office:value-type="float" office:value="4.966" calcext:value-type="float">
            <text:p>4.966</text:p>
          </table:table-cell>
          <table:table-cell office:value-type="float" office:value="7.165" calcext:value-type="float">
            <text:p>7.165</text:p>
          </table:table-cell>
          <table:table-cell office:value-type="float" office:value="11.426" calcext:value-type="float">
            <text:p>11.426</text:p>
          </table:table-cell>
          <table:table-cell office:value-type="float" office:value="13.072" calcext:value-type="float">
            <text:p>13.072</text:p>
          </table:table-cell>
          <table:table-cell office:value-type="float" office:value="14.23" calcext:value-type="float">
            <text:p>14.23</text:p>
          </table:table-cell>
          <table:table-cell office:value-type="float" office:value="16.252" calcext:value-type="float">
            <text:p>16.252</text:p>
          </table:table-cell>
          <table:table-cell office:value-type="float" office:value="19.247" calcext:value-type="float">
            <text:p>19.247</text:p>
          </table:table-cell>
          <table:table-cell office:value-type="float" office:value="1468.21" calcext:value-type="float">
            <text:p>1468.21</text:p>
          </table:table-cell>
          <table:table-cell office:value-type="float" office:value="9.32" calcext:value-type="float">
            <text:p>9.32</text:p>
          </table:table-cell>
          <table:table-cell office:value-type="float" office:value="24.557" calcext:value-type="float">
            <text:p>24.557</text:p>
          </table:table-cell>
          <table:table-cell office:value-type="float" office:value="0.301" calcext:value-type="float">
            <text:p>0.301</text:p>
          </table:table-cell>
          <table:table-cell office:value-type="float" office:value="2.318" calcext:value-type="float">
            <text:p>2.318</text:p>
          </table:table-cell>
          <table:table-cell office:value-type="float" office:value="3.52" calcext:value-type="float">
            <text:p>3.52</text:p>
          </table:table-cell>
          <table:table-cell office:value-type="float" office:value="6.178" calcext:value-type="float">
            <text:p>6.178</text:p>
          </table:table-cell>
          <table:table-cell office:value-type="float" office:value="7.359" calcext:value-type="float">
            <text:p>7.359</text:p>
          </table:table-cell>
          <table:table-cell office:value-type="float" office:value="8.25" calcext:value-type="float">
            <text:p>8.25</text:p>
          </table:table-cell>
          <table:table-cell office:value-type="float" office:value="9.826" calcext:value-type="float">
            <text:p>9.826</text:p>
          </table:table-cell>
          <table:table-cell office:value-type="float" office:value="11.766" calcext:value-type="float">
            <text:p>11.766</text:p>
          </table:table-cell>
          <table:table-cell office:value-type="float" office:value="1458.559" calcext:value-type="float">
            <text:p>1458.559</text:p>
          </table:table-cell>
          <table:table-cell office:value-type="float" office:value="4.892" calcext:value-type="float">
            <text:p>4.892</text:p>
          </table:table-cell>
          <table:table-cell office:value-type="float" office:value="16.564" calcext:value-type="float">
            <text:p>16.564</text:p>
          </table:table-cell>
          <table:table-cell office:value-type="float" office:value="2.28" calcext:value-type="float">
            <text:p>2.28</text:p>
          </table:table-cell>
          <table:table-cell office:value-type="float" office:value="17.604" calcext:value-type="float">
            <text:p>17.604</text:p>
          </table:table-cell>
          <table:table-cell office:value-type="float" office:value="31.54" calcext:value-type="float">
            <text:p>31.54</text:p>
          </table:table-cell>
          <table:table-cell office:value-type="float" office:value="49.715" calcext:value-type="float">
            <text:p>49.715</text:p>
          </table:table-cell>
          <table:table-cell office:value-type="float" office:value="59.544" calcext:value-type="float">
            <text:p>59.544</text:p>
          </table:table-cell>
          <table:table-cell office:value-type="float" office:value="66.296" calcext:value-type="float">
            <text:p>66.296</text:p>
          </table:table-cell>
          <table:table-cell office:value-type="float" office:value="76.964" calcext:value-type="float">
            <text:p>76.964</text:p>
          </table:table-cell>
          <table:table-cell office:value-type="float" office:value="92.629" calcext:value-type="float">
            <text:p>92.629</text:p>
          </table:table-cell>
          <table:table-cell office:value-type="float" office:value="1520.916" calcext:value-type="float">
            <text:p>1520.916</text:p>
          </table:table-cell>
          <table:table-cell office:value-type="float" office:value="40.262" calcext:value-type="float">
            <text:p>40.262</text:p>
          </table:table-cell>
          <table:table-cell office:value-type="float" office:value="61.623" calcext:value-type="float">
            <text:p>61.623</text:p>
          </table:table-cell>
          <table:table-cell office:value-type="float" office:value="1462.34" calcext:value-type="float">
            <text:p>1462.3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642" calcext:value-type="float">
            <text:p>0.642</text:p>
          </table:table-cell>
          <table:table-cell office:value-type="float" office:value="7.591" calcext:value-type="float">
            <text:p>7.591</text:p>
          </table:table-cell>
          <table:table-cell office:value-type="float" office:value="12.696" calcext:value-type="float">
            <text:p>12.696</text:p>
          </table:table-cell>
          <table:table-cell office:value-type="float" office:value="23.005" calcext:value-type="float">
            <text:p>23.005</text:p>
          </table:table-cell>
          <table:table-cell office:value-type="float" office:value="30.474" calcext:value-type="float">
            <text:p>30.474</text:p>
          </table:table-cell>
          <table:table-cell office:value-type="float" office:value="35.691" calcext:value-type="float">
            <text:p>35.691</text:p>
          </table:table-cell>
          <table:table-cell office:value-type="float" office:value="44.515" calcext:value-type="float">
            <text:p>44.515</text:p>
          </table:table-cell>
          <table:table-cell office:value-type="float" office:value="56.891" calcext:value-type="float">
            <text:p>56.891</text:p>
          </table:table-cell>
          <table:table-cell office:value-type="float" office:value="903.666" calcext:value-type="float">
            <text:p>903.666</text:p>
          </table:table-cell>
          <table:table-cell office:value-type="float" office:value="17.374" calcext:value-type="float">
            <text:p>17.374</text:p>
          </table:table-cell>
          <table:table-cell office:value-type="float" office:value="23.014" calcext:value-type="float">
            <text:p>23.014</text:p>
          </table:table-cell>
          <table:table-cell office:value-type="float" office:value="0.321" calcext:value-type="float">
            <text:p>0.321</text:p>
          </table:table-cell>
          <table:table-cell office:value-type="float" office:value="1.457" calcext:value-type="float">
            <text:p>1.457</text:p>
          </table:table-cell>
          <table:table-cell office:value-type="float" office:value="5.829" calcext:value-type="float">
            <text:p>5.829</text:p>
          </table:table-cell>
          <table:table-cell office:value-type="float" office:value="11.64" calcext:value-type="float">
            <text:p>11.64</text:p>
          </table:table-cell>
          <table:table-cell office:value-type="float" office:value="14.362" calcext:value-type="float">
            <text:p>14.362</text:p>
          </table:table-cell>
          <table:table-cell office:value-type="float" office:value="16.533" calcext:value-type="float">
            <text:p>16.533</text:p>
          </table:table-cell>
          <table:table-cell office:value-type="float" office:value="19.889" calcext:value-type="float">
            <text:p>19.889</text:p>
          </table:table-cell>
          <table:table-cell office:value-type="float" office:value="24.697" calcext:value-type="float">
            <text:p>24.697</text:p>
          </table:table-cell>
          <table:table-cell office:value-type="float" office:value="845.098" calcext:value-type="float">
            <text:p>845.098</text:p>
          </table:table-cell>
          <table:table-cell office:value-type="float" office:value="7.459" calcext:value-type="float">
            <text:p>7.459</text:p>
          </table:table-cell>
          <table:table-cell office:value-type="float" office:value="11.102" calcext:value-type="float">
            <text:p>11.102</text:p>
          </table:table-cell>
          <table:table-cell office:value-type="float" office:value="0.616" calcext:value-type="float">
            <text:p>0.616</text:p>
          </table:table-cell>
          <table:table-cell office:value-type="float" office:value="7.255" calcext:value-type="float">
            <text:p>7.255</text:p>
          </table:table-cell>
          <table:table-cell office:value-type="float" office:value="11.597" calcext:value-type="float">
            <text:p>11.597</text:p>
          </table:table-cell>
          <table:table-cell office:value-type="float" office:value="17.542" calcext:value-type="float">
            <text:p>17.542</text:p>
          </table:table-cell>
          <table:table-cell office:value-type="float" office:value="22.517" calcext:value-type="float">
            <text:p>22.517</text:p>
          </table:table-cell>
          <table:table-cell office:value-type="float" office:value="26.615" calcext:value-type="float">
            <text:p>26.615</text:p>
          </table:table-cell>
          <table:table-cell office:value-type="float" office:value="32.684" calcext:value-type="float">
            <text:p>32.684</text:p>
          </table:table-cell>
          <table:table-cell office:value-type="float" office:value="39.808" calcext:value-type="float">
            <text:p>39.808</text:p>
          </table:table-cell>
          <table:table-cell office:value-type="float" office:value="869.252" calcext:value-type="float">
            <text:p>869.252</text:p>
          </table:table-cell>
          <table:table-cell office:value-type="float" office:value="13.622" calcext:value-type="float">
            <text:p>13.622</text:p>
          </table:table-cell>
          <table:table-cell office:value-type="float" office:value="17.168" calcext:value-type="float">
            <text:p>17.168</text:p>
          </table:table-cell>
          <table:table-cell office:value-type="float" office:value="0.198" calcext:value-type="float">
            <text:p>0.198</text:p>
          </table:table-cell>
          <table:table-cell office:value-type="float" office:value="0.998" calcext:value-type="float">
            <text:p>0.998</text:p>
          </table:table-cell>
          <table:table-cell office:value-type="float" office:value="6.19" calcext:value-type="float">
            <text:p>6.19</text:p>
          </table:table-cell>
          <table:table-cell office:value-type="float" office:value="11.665" calcext:value-type="float">
            <text:p>11.665</text:p>
          </table:table-cell>
          <table:table-cell office:value-type="float" office:value="14.602" calcext:value-type="float">
            <text:p>14.602</text:p>
          </table:table-cell>
          <table:table-cell office:value-type="float" office:value="16.89" calcext:value-type="float">
            <text:p>16.89</text:p>
          </table:table-cell>
          <table:table-cell office:value-type="float" office:value="20.701" calcext:value-type="float">
            <text:p>20.701</text:p>
          </table:table-cell>
          <table:table-cell office:value-type="float" office:value="25.707" calcext:value-type="float">
            <text:p>25.707</text:p>
          </table:table-cell>
          <table:table-cell office:value-type="float" office:value="848.98" calcext:value-type="float">
            <text:p>848.98</text:p>
          </table:table-cell>
          <table:table-cell office:value-type="float" office:value="7.553" calcext:value-type="float">
            <text:p>7.553</text:p>
          </table:table-cell>
          <table:table-cell office:value-type="float" office:value="14.728" calcext:value-type="float">
            <text:p>14.728</text:p>
          </table:table-cell>
          <table:table-cell office:value-type="float" office:value="2.291" calcext:value-type="float">
            <text:p>2.291</text:p>
          </table:table-cell>
          <table:table-cell office:value-type="float" office:value="30.508" calcext:value-type="float">
            <text:p>30.508</text:p>
          </table:table-cell>
          <table:table-cell office:value-type="float" office:value="41.54" calcext:value-type="float">
            <text:p>41.54</text:p>
          </table:table-cell>
          <table:table-cell office:value-type="float" office:value="55.67" calcext:value-type="float">
            <text:p>55.67</text:p>
          </table:table-cell>
          <table:table-cell office:value-type="float" office:value="64.92" calcext:value-type="float">
            <text:p>64.92</text:p>
          </table:table-cell>
          <table:table-cell office:value-type="float" office:value="71.87" calcext:value-type="float">
            <text:p>71.87</text:p>
          </table:table-cell>
          <table:table-cell office:value-type="float" office:value="82.931" calcext:value-type="float">
            <text:p>82.931</text:p>
          </table:table-cell>
          <table:table-cell office:value-type="float" office:value="97.634" calcext:value-type="float">
            <text:p>97.634</text:p>
          </table:table-cell>
          <table:table-cell office:value-type="float" office:value="962.784" calcext:value-type="float">
            <text:p>962.784</text:p>
          </table:table-cell>
          <table:table-cell office:value-type="float" office:value="46.008" calcext:value-type="float">
            <text:p>46.008</text:p>
          </table:table-cell>
          <table:table-cell office:value-type="float" office:value="34.734" calcext:value-type="float">
            <text:p>34.734</text:p>
          </table:table-cell>
          <table:table-cell office:value-type="float" office:value="1517.464" calcext:value-type="float">
            <text:p>1517.464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26" calcext:value-type="float">
            <text:p>0.726</text:p>
          </table:table-cell>
          <table:table-cell office:value-type="float" office:value="6.543" calcext:value-type="float">
            <text:p>6.543</text:p>
          </table:table-cell>
          <table:table-cell office:value-type="float" office:value="16.783" calcext:value-type="float">
            <text:p>16.783</text:p>
          </table:table-cell>
          <table:table-cell office:value-type="float" office:value="35.537" calcext:value-type="float">
            <text:p>35.537</text:p>
          </table:table-cell>
          <table:table-cell office:value-type="float" office:value="47.438" calcext:value-type="float">
            <text:p>47.438</text:p>
          </table:table-cell>
          <table:table-cell office:value-type="float" office:value="55.53" calcext:value-type="float">
            <text:p>55.53</text:p>
          </table:table-cell>
          <table:table-cell office:value-type="float" office:value="67.639" calcext:value-type="float">
            <text:p>67.639</text:p>
          </table:table-cell>
          <table:table-cell office:value-type="float" office:value="82.686" calcext:value-type="float">
            <text:p>82.686</text:p>
          </table:table-cell>
          <table:table-cell office:value-type="float" office:value="1186.673" calcext:value-type="float">
            <text:p>1186.673</text:p>
          </table:table-cell>
          <table:table-cell office:value-type="float" office:value="27.444" calcext:value-type="float">
            <text:p>27.444</text:p>
          </table:table-cell>
          <table:table-cell office:value-type="float" office:value="53.892" calcext:value-type="float">
            <text:p>53.892</text:p>
          </table:table-cell>
          <table:table-cell office:value-type="float" office:value="0.338" calcext:value-type="float">
            <text:p>0.338</text:p>
          </table:table-cell>
          <table:table-cell office:value-type="float" office:value="2.532" calcext:value-type="float">
            <text:p>2.532</text:p>
          </table:table-cell>
          <table:table-cell office:value-type="float" office:value="3.784" calcext:value-type="float">
            <text:p>3.784</text:p>
          </table:table-cell>
          <table:table-cell office:value-type="float" office:value="6.506" calcext:value-type="float">
            <text:p>6.506</text:p>
          </table:table-cell>
          <table:table-cell office:value-type="float" office:value="7.761" calcext:value-type="float">
            <text:p>7.761</text:p>
          </table:table-cell>
          <table:table-cell office:value-type="float" office:value="8.719" calcext:value-type="float">
            <text:p>8.719</text:p>
          </table:table-cell>
          <table:table-cell office:value-type="float" office:value="10.399" calcext:value-type="float">
            <text:p>10.399</text:p>
          </table:table-cell>
          <table:table-cell office:value-type="float" office:value="13.225" calcext:value-type="float">
            <text:p>13.225</text:p>
          </table:table-cell>
          <table:table-cell office:value-type="float" office:value="1147.41" calcext:value-type="float">
            <text:p>1147.41</text:p>
          </table:table-cell>
          <table:table-cell office:value-type="float" office:value="5.245" calcext:value-type="float">
            <text:p>5.245</text:p>
          </table:table-cell>
          <table:table-cell office:value-type="float" office:value="16.186" calcext:value-type="float">
            <text:p>16.186</text:p>
          </table:table-cell>
          <table:table-cell office:value-type="float" office:value="0.759" calcext:value-type="float">
            <text:p>0.759</text:p>
          </table:table-cell>
          <table:table-cell office:value-type="float" office:value="5.2" calcext:value-type="float">
            <text:p>5.2</text:p>
          </table:table-cell>
          <table:table-cell office:value-type="float" office:value="7.539" calcext:value-type="float">
            <text:p>7.539</text:p>
          </table:table-cell>
          <table:table-cell office:value-type="float" office:value="11.972" calcext:value-type="float">
            <text:p>11.972</text:p>
          </table:table-cell>
          <table:table-cell office:value-type="float" office:value="13.641" calcext:value-type="float">
            <text:p>13.641</text:p>
          </table:table-cell>
          <table:table-cell office:value-type="float" office:value="14.753" calcext:value-type="float">
            <text:p>14.753</text:p>
          </table:table-cell>
          <table:table-cell office:value-type="float" office:value="16.786" calcext:value-type="float">
            <text:p>16.786</text:p>
          </table:table-cell>
          <table:table-cell office:value-type="float" office:value="19.759" calcext:value-type="float">
            <text:p>19.759</text:p>
          </table:table-cell>
          <table:table-cell office:value-type="float" office:value="1151.514" calcext:value-type="float">
            <text:p>1151.514</text:p>
          </table:table-cell>
          <table:table-cell office:value-type="float" office:value="9.56" calcext:value-type="float">
            <text:p>9.56</text:p>
          </table:table-cell>
          <table:table-cell office:value-type="float" office:value="21.279" calcext:value-type="float">
            <text:p>21.279</text:p>
          </table:table-cell>
          <table:table-cell office:value-type="float" office:value="0.276" calcext:value-type="float">
            <text:p>0.276</text:p>
          </table:table-cell>
          <table:table-cell office:value-type="float" office:value="2.458" calcext:value-type="float">
            <text:p>2.458</text:p>
          </table:table-cell>
          <table:table-cell office:value-type="float" office:value="3.757" calcext:value-type="float">
            <text:p>3.757</text:p>
          </table:table-cell>
          <table:table-cell office:value-type="float" office:value="6.548" calcext:value-type="float">
            <text:p>6.548</text:p>
          </table:table-cell>
          <table:table-cell office:value-type="float" office:value="7.783" calcext:value-type="float">
            <text:p>7.783</text:p>
          </table:table-cell>
          <table:table-cell office:value-type="float" office:value="8.683" calcext:value-type="float">
            <text:p>8.683</text:p>
          </table:table-cell>
          <table:table-cell office:value-type="float" office:value="10.212" calcext:value-type="float">
            <text:p>10.212</text:p>
          </table:table-cell>
          <table:table-cell office:value-type="float" office:value="12.305" calcext:value-type="float">
            <text:p>12.305</text:p>
          </table:table-cell>
          <table:table-cell office:value-type="float" office:value="1148.151" calcext:value-type="float">
            <text:p>1148.151</text:p>
          </table:table-cell>
          <table:table-cell office:value-type="float" office:value="5.134" calcext:value-type="float">
            <text:p>5.134</text:p>
          </table:table-cell>
          <table:table-cell office:value-type="float" office:value="15.586" calcext:value-type="float">
            <text:p>15.586</text:p>
          </table:table-cell>
          <table:table-cell office:value-type="float" office:value="2.239" calcext:value-type="float">
            <text:p>2.239</text:p>
          </table:table-cell>
          <table:table-cell office:value-type="float" office:value="19.637" calcext:value-type="float">
            <text:p>19.637</text:p>
          </table:table-cell>
          <table:table-cell office:value-type="float" office:value="36.91" calcext:value-type="float">
            <text:p>36.91</text:p>
          </table:table-cell>
          <table:table-cell office:value-type="float" office:value="59.404" calcext:value-type="float">
            <text:p>59.404</text:p>
          </table:table-cell>
          <table:table-cell office:value-type="float" office:value="72.559" calcext:value-type="float">
            <text:p>72.559</text:p>
          </table:table-cell>
          <table:table-cell office:value-type="float" office:value="81.738" calcext:value-type="float">
            <text:p>81.738</text:p>
          </table:table-cell>
          <table:table-cell office:value-type="float" office:value="95.104" calcext:value-type="float">
            <text:p>95.104</text:p>
          </table:table-cell>
          <table:table-cell office:value-type="float" office:value="118.575" calcext:value-type="float">
            <text:p>118.575</text:p>
          </table:table-cell>
          <table:table-cell office:value-type="float" office:value="1230.07" calcext:value-type="float">
            <text:p>1230.07</text:p>
          </table:table-cell>
          <table:table-cell office:value-type="float" office:value="47.384" calcext:value-type="float">
            <text:p>47.384</text:p>
          </table:table-cell>
          <table:table-cell office:value-type="float" office:value="64.457" calcext:value-type="float">
            <text:p>64.457</text:p>
          </table:table-cell>
          <table:table-cell office:value-type="float" office:value="1446.944" calcext:value-type="float">
            <text:p>1446.94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76" calcext:value-type="float">
            <text:p>0.676</text:p>
          </table:table-cell>
          <table:table-cell office:value-type="float" office:value="8.808" calcext:value-type="float">
            <text:p>8.808</text:p>
          </table:table-cell>
          <table:table-cell office:value-type="float" office:value="15.295" calcext:value-type="float">
            <text:p>15.295</text:p>
          </table:table-cell>
          <table:table-cell office:value-type="float" office:value="28.124" calcext:value-type="float">
            <text:p>28.124</text:p>
          </table:table-cell>
          <table:table-cell office:value-type="float" office:value="37.044" calcext:value-type="float">
            <text:p>37.044</text:p>
          </table:table-cell>
          <table:table-cell office:value-type="float" office:value="43.655" calcext:value-type="float">
            <text:p>43.655</text:p>
          </table:table-cell>
          <table:table-cell office:value-type="float" office:value="54.681" calcext:value-type="float">
            <text:p>54.681</text:p>
          </table:table-cell>
          <table:table-cell office:value-type="float" office:value="68.653" calcext:value-type="float">
            <text:p>68.653</text:p>
          </table:table-cell>
          <table:table-cell office:value-type="float" office:value="800.537" calcext:value-type="float">
            <text:p>800.537</text:p>
          </table:table-cell>
          <table:table-cell office:value-type="float" office:value="21.216" calcext:value-type="float">
            <text:p>21.216</text:p>
          </table:table-cell>
          <table:table-cell office:value-type="float" office:value="25.732" calcext:value-type="float">
            <text:p>25.732</text:p>
          </table:table-cell>
          <table:table-cell office:value-type="float" office:value="0.334" calcext:value-type="float">
            <text:p>0.334</text:p>
          </table:table-cell>
          <table:table-cell office:value-type="float" office:value="1.582" calcext:value-type="float">
            <text:p>1.582</text:p>
          </table:table-cell>
          <table:table-cell office:value-type="float" office:value="7.407" calcext:value-type="float">
            <text:p>7.407</text:p>
          </table:table-cell>
          <table:table-cell office:value-type="float" office:value="12.513" calcext:value-type="float">
            <text:p>12.513</text:p>
          </table:table-cell>
          <table:table-cell office:value-type="float" office:value="15.483" calcext:value-type="float">
            <text:p>15.483</text:p>
          </table:table-cell>
          <table:table-cell office:value-type="float" office:value="17.538" calcext:value-type="float">
            <text:p>17.538</text:p>
          </table:table-cell>
          <table:table-cell office:value-type="float" office:value="21.075" calcext:value-type="float">
            <text:p>21.075</text:p>
          </table:table-cell>
          <table:table-cell office:value-type="float" office:value="25.97" calcext:value-type="float">
            <text:p>25.97</text:p>
          </table:table-cell>
          <table:table-cell office:value-type="float" office:value="780.146" calcext:value-type="float">
            <text:p>780.146</text:p>
          </table:table-cell>
          <table:table-cell office:value-type="float" office:value="8.212" calcext:value-type="float">
            <text:p>8.212</text:p>
          </table:table-cell>
          <table:table-cell office:value-type="float" office:value="10.909" calcext:value-type="float">
            <text:p>10.909</text:p>
          </table:table-cell>
          <table:table-cell office:value-type="float" office:value="0.58" calcext:value-type="float">
            <text:p>0.58</text:p>
          </table:table-cell>
          <table:table-cell office:value-type="float" office:value="7.973" calcext:value-type="float">
            <text:p>7.973</text:p>
          </table:table-cell>
          <table:table-cell office:value-type="float" office:value="12.236" calcext:value-type="float">
            <text:p>12.236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915" calcext:value-type="float">
            <text:p>23.915</text:p>
          </table:table-cell>
          <table:table-cell office:value-type="float" office:value="28.503" calcext:value-type="float">
            <text:p>28.503</text:p>
          </table:table-cell>
          <table:table-cell office:value-type="float" office:value="34.965" calcext:value-type="float">
            <text:p>34.965</text:p>
          </table:table-cell>
          <table:table-cell office:value-type="float" office:value="41.708" calcext:value-type="float">
            <text:p>41.708</text:p>
          </table:table-cell>
          <table:table-cell office:value-type="float" office:value="794.041" calcext:value-type="float">
            <text:p>794.041</text:p>
          </table:table-cell>
          <table:table-cell office:value-type="float" office:value="14.515" calcext:value-type="float">
            <text:p>14.515</text:p>
          </table:table-cell>
          <table:table-cell office:value-type="float" office:value="17.663" calcext:value-type="float">
            <text:p>17.663</text:p>
          </table:table-cell>
          <table:table-cell office:value-type="float" office:value="0.194" calcext:value-type="float">
            <text:p>0.194</text:p>
          </table:table-cell>
          <table:table-cell office:value-type="float" office:value="1.156" calcext:value-type="float">
            <text:p>1.156</text:p>
          </table:table-cell>
          <table:table-cell office:value-type="float" office:value="7.058" calcext:value-type="float">
            <text:p>7.05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5.356" calcext:value-type="float">
            <text:p>15.356</text:p>
          </table:table-cell>
          <table:table-cell office:value-type="float" office:value="17.593" calcext:value-type="float">
            <text:p>17.593</text:p>
          </table:table-cell>
          <table:table-cell office:value-type="float" office:value="21.479" calcext:value-type="float">
            <text:p>21.479</text:p>
          </table:table-cell>
          <table:table-cell office:value-type="float" office:value="26.502" calcext:value-type="float">
            <text:p>26.502</text:p>
          </table:table-cell>
          <table:table-cell office:value-type="float" office:value="762.565" calcext:value-type="float">
            <text:p>762.565</text:p>
          </table:table-cell>
          <table:table-cell office:value-type="float" office:value="7.992" calcext:value-type="float">
            <text:p>7.992</text:p>
          </table:table-cell>
          <table:table-cell office:value-type="float" office:value="11.707" calcext:value-type="float">
            <text:p>11.707</text:p>
          </table:table-cell>
          <table:table-cell office:value-type="float" office:value="2.259" calcext:value-type="float">
            <text:p>2.259</text:p>
          </table:table-cell>
          <table:table-cell office:value-type="float" office:value="33.895" calcext:value-type="float">
            <text:p>33.895</text:p>
          </table:table-cell>
          <table:table-cell office:value-type="float" office:value="46.557" calcext:value-type="float">
            <text:p>46.557</text:p>
          </table:table-cell>
          <table:table-cell office:value-type="float" office:value="63.27" calcext:value-type="float">
            <text:p>63.27</text:p>
          </table:table-cell>
          <table:table-cell office:value-type="float" office:value="74.221" calcext:value-type="float">
            <text:p>74.221</text:p>
          </table:table-cell>
          <table:table-cell office:value-type="float" office:value="81.676" calcext:value-type="float">
            <text:p>81.676</text:p>
          </table:table-cell>
          <table:table-cell office:value-type="float" office:value="93.967" calcext:value-type="float">
            <text:p>93.967</text:p>
          </table:table-cell>
          <table:table-cell office:value-type="float" office:value="112.058" calcext:value-type="float">
            <text:p>112.058</text:p>
          </table:table-cell>
          <table:table-cell office:value-type="float" office:value="921.948" calcext:value-type="float">
            <text:p>921.948</text:p>
          </table:table-cell>
          <table:table-cell office:value-type="float" office:value="51.934" calcext:value-type="float">
            <text:p>51.934</text:p>
          </table:table-cell>
          <table:table-cell office:value-type="float" office:value="36.227" calcext:value-type="float">
            <text:p>36.227</text:p>
          </table:table-cell>
          <table:table-cell office:value-type="float" office:value="1537.479" calcext:value-type="float">
            <text:p>1537.47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655" calcext:value-type="float">
            <text:p>0.655</text:p>
          </table:table-cell>
          <table:table-cell office:value-type="float" office:value="6.909" calcext:value-type="float">
            <text:p>6.909</text:p>
          </table:table-cell>
          <table:table-cell office:value-type="float" office:value="19.149" calcext:value-type="float">
            <text:p>19.149</text:p>
          </table:table-cell>
          <table:table-cell office:value-type="float" office:value="44.849" calcext:value-type="float">
            <text:p>44.849</text:p>
          </table:table-cell>
          <table:table-cell office:value-type="float" office:value="60.495" calcext:value-type="float">
            <text:p>60.495</text:p>
          </table:table-cell>
          <table:table-cell office:value-type="float" office:value="72.079" calcext:value-type="float">
            <text:p>72.079</text:p>
          </table:table-cell>
          <table:table-cell office:value-type="float" office:value="88.533" calcext:value-type="float">
            <text:p>88.533</text:p>
          </table:table-cell>
          <table:table-cell office:value-type="float" office:value="111.166" calcext:value-type="float">
            <text:p>111.166</text:p>
          </table:table-cell>
          <table:table-cell office:value-type="float" office:value="1213.195" calcext:value-type="float">
            <text:p>1213.195</text:p>
          </table:table-cell>
          <table:table-cell office:value-type="float" office:value="34.398" calcext:value-type="float">
            <text:p>34.398</text:p>
          </table:table-cell>
          <table:table-cell office:value-type="float" office:value="67.201" calcext:value-type="float">
            <text:p>67.201</text:p>
          </table:table-cell>
          <table:table-cell office:value-type="float" office:value="0.33" calcext:value-type="float">
            <text:p>0.33</text:p>
          </table:table-cell>
          <table:table-cell office:value-type="float" office:value="2.578" calcext:value-type="float">
            <text:p>2.578</text:p>
          </table:table-cell>
          <table:table-cell office:value-type="float" office:value="3.803" calcext:value-type="float">
            <text:p>3.803</text:p>
          </table:table-cell>
          <table:table-cell office:value-type="float" office:value="6.613" calcext:value-type="float">
            <text:p>6.613</text:p>
          </table:table-cell>
          <table:table-cell office:value-type="float" office:value="7.895" calcext:value-type="float">
            <text:p>7.895</text:p>
          </table:table-cell>
          <table:table-cell office:value-type="float" office:value="8.919" calcext:value-type="float">
            <text:p>8.919</text:p>
          </table:table-cell>
          <table:table-cell office:value-type="float" office:value="10.784" calcext:value-type="float">
            <text:p>10.784</text:p>
          </table:table-cell>
          <table:table-cell office:value-type="float" office:value="14.314" calcext:value-type="float">
            <text:p>14.314</text:p>
          </table:table-cell>
          <table:table-cell office:value-type="float" office:value="1525.606" calcext:value-type="float">
            <text:p>1525.606</text:p>
          </table:table-cell>
          <table:table-cell office:value-type="float" office:value="5.623" calcext:value-type="float">
            <text:p>5.623</text:p>
          </table:table-cell>
          <table:table-cell office:value-type="float" office:value="23.534" calcext:value-type="float">
            <text:p>23.534</text:p>
          </table:table-cell>
          <table:table-cell office:value-type="float" office:value="0.688" calcext:value-type="float">
            <text:p>0.688</text:p>
          </table:table-cell>
          <table:table-cell office:value-type="float" office:value="5.29" calcext:value-type="float">
            <text:p>5.29</text:p>
          </table:table-cell>
          <table:table-cell office:value-type="float" office:value="7.583" calcext:value-type="float">
            <text:p>7.583</text:p>
          </table:table-cell>
          <table:table-cell office:value-type="float" office:value="12.131" calcext:value-type="float">
            <text:p>12.131</text:p>
          </table:table-cell>
          <table:table-cell office:value-type="float" office:value="13.817" calcext:value-type="float">
            <text:p>13.817</text:p>
          </table:table-cell>
          <table:table-cell office:value-type="float" office:value="15.078" calcext:value-type="float">
            <text:p>15.078</text:p>
          </table:table-cell>
          <table:table-cell office:value-type="float" office:value="17.388" calcext:value-type="float">
            <text:p>17.388</text:p>
          </table:table-cell>
          <table:table-cell office:value-type="float" office:value="21.592" calcext:value-type="float">
            <text:p>21.592</text:p>
          </table:table-cell>
          <table:table-cell office:value-type="float" office:value="1536.781" calcext:value-type="float">
            <text:p>1536.781</text:p>
          </table:table-cell>
          <table:table-cell office:value-type="float" office:value="10.037" calcext:value-type="float">
            <text:p>10.037</text:p>
          </table:table-cell>
          <table:table-cell office:value-type="float" office:value="26.419" calcext:value-type="float">
            <text:p>26.419</text:p>
          </table:table-cell>
          <table:table-cell office:value-type="float" office:value="0.285" calcext:value-type="float">
            <text:p>0.285</text:p>
          </table:table-cell>
          <table:table-cell office:value-type="float" office:value="2.521" calcext:value-type="float">
            <text:p>2.521</text:p>
          </table:table-cell>
          <table:table-cell office:value-type="float" office:value="3.792" calcext:value-type="float">
            <text:p>3.792</text:p>
          </table:table-cell>
          <table:table-cell office:value-type="float" office:value="6.613" calcext:value-type="float">
            <text:p>6.613</text:p>
          </table:table-cell>
          <table:table-cell office:value-type="float" office:value="7.874" calcext:value-type="float">
            <text:p>7.874</text:p>
          </table:table-cell>
          <table:table-cell office:value-type="float" office:value="8.826" calcext:value-type="float">
            <text:p>8.826</text:p>
          </table:table-cell>
          <table:table-cell office:value-type="float" office:value="10.519" calcext:value-type="float">
            <text:p>10.519</text:p>
          </table:table-cell>
          <table:table-cell office:value-type="float" office:value="13.363" calcext:value-type="float">
            <text:p>13.363</text:p>
          </table:table-cell>
          <table:table-cell office:value-type="float" office:value="1524.342" calcext:value-type="float">
            <text:p>1524.342</text:p>
          </table:table-cell>
          <table:table-cell office:value-type="float" office:value="5.46" calcext:value-type="float">
            <text:p>5.46</text:p>
          </table:table-cell>
          <table:table-cell office:value-type="float" office:value="19.795" calcext:value-type="float">
            <text:p>19.795</text:p>
          </table:table-cell>
          <table:table-cell office:value-type="float" office:value="2.312" calcext:value-type="float">
            <text:p>2.312</text:p>
          </table:table-cell>
          <table:table-cell office:value-type="float" office:value="20.077" calcext:value-type="float">
            <text:p>20.077</text:p>
          </table:table-cell>
          <table:table-cell office:value-type="float" office:value="40.368" calcext:value-type="float">
            <text:p>40.368</text:p>
          </table:table-cell>
          <table:table-cell office:value-type="float" office:value="68.838" calcext:value-type="float">
            <text:p>68.838</text:p>
          </table:table-cell>
          <table:table-cell office:value-type="float" office:value="86.376" calcext:value-type="float">
            <text:p>86.376</text:p>
          </table:table-cell>
          <table:table-cell office:value-type="float" office:value="99.048" calcext:value-type="float">
            <text:p>99.048</text:p>
          </table:table-cell>
          <table:table-cell office:value-type="float" office:value="118.729" calcext:value-type="float">
            <text:p>118.729</text:p>
          </table:table-cell>
          <table:table-cell office:value-type="float" office:value="157.658" calcext:value-type="float">
            <text:p>157.658</text:p>
          </table:table-cell>
          <table:table-cell office:value-type="float" office:value="1548.996" calcext:value-type="float">
            <text:p>1548.996</text:p>
          </table:table-cell>
          <table:table-cell office:value-type="float" office:value="55.519" calcext:value-type="float">
            <text:p>55.519</text:p>
          </table:table-cell>
          <table:table-cell office:value-type="float" office:value="81.204" calcext:value-type="float">
            <text:p>81.204</text:p>
          </table:table-cell>
          <table:table-cell office:value-type="float" office:value="1393.987" calcext:value-type="float">
            <text:p>1393.98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61" calcext:value-type="float">
            <text:p>0.661</text:p>
          </table:table-cell>
          <table:table-cell office:value-type="float" office:value="10.07" calcext:value-type="float">
            <text:p>10.07</text:p>
          </table:table-cell>
          <table:table-cell office:value-type="float" office:value="18.268" calcext:value-type="float">
            <text:p>18.268</text:p>
          </table:table-cell>
          <table:table-cell office:value-type="float" office:value="34.776" calcext:value-type="float">
            <text:p>34.776</text:p>
          </table:table-cell>
          <table:table-cell office:value-type="float" office:value="45.489" calcext:value-type="float">
            <text:p>45.489</text:p>
          </table:table-cell>
          <table:table-cell office:value-type="float" office:value="53.403" calcext:value-type="float">
            <text:p>53.403</text:p>
          </table:table-cell>
          <table:table-cell office:value-type="float" office:value="66.616" calcext:value-type="float">
            <text:p>66.616</text:p>
          </table:table-cell>
          <table:table-cell office:value-type="float" office:value="84.323" calcext:value-type="float">
            <text:p>84.323</text:p>
          </table:table-cell>
          <table:table-cell office:value-type="float" office:value="862.838" calcext:value-type="float">
            <text:p>862.838</text:p>
          </table:table-cell>
          <table:table-cell office:value-type="float" office:value="25.402" calcext:value-type="float">
            <text:p>25.402</text:p>
          </table:table-cell>
          <table:table-cell office:value-type="float" office:value="26.281" calcext:value-type="float">
            <text:p>26.281</text:p>
          </table:table-cell>
          <table:table-cell office:value-type="float" office:value="0.313" calcext:value-type="float">
            <text:p>0.313</text:p>
          </table:table-cell>
          <table:table-cell office:value-type="float" office:value="1.721" calcext:value-type="float">
            <text:p>1.721</text:p>
          </table:table-cell>
          <table:table-cell office:value-type="float" office:value="8.246" calcext:value-type="float">
            <text:p>8.246</text:p>
          </table:table-cell>
          <table:table-cell office:value-type="float" office:value="13.396" calcext:value-type="float">
            <text:p>13.396</text:p>
          </table:table-cell>
          <table:table-cell office:value-type="float" office:value="16.522" calcext:value-type="float">
            <text:p>16.522</text:p>
          </table:table-cell>
          <table:table-cell office:value-type="float" office:value="18.85" calcext:value-type="float">
            <text:p>18.85</text:p>
          </table:table-cell>
          <table:table-cell office:value-type="float" office:value="22.735" calcext:value-type="float">
            <text:p>22.735</text:p>
          </table:table-cell>
          <table:table-cell office:value-type="float" office:value="28.2" calcext:value-type="float">
            <text:p>28.2</text:p>
          </table:table-cell>
          <table:table-cell office:value-type="float" office:value="863.528" calcext:value-type="float">
            <text:p>863.528</text:p>
          </table:table-cell>
          <table:table-cell office:value-type="float" office:value="9.065" calcext:value-type="float">
            <text:p>9.065</text:p>
          </table:table-cell>
          <table:table-cell office:value-type="float" office:value="12.619" calcext:value-type="float">
            <text:p>12.619</text:p>
          </table:table-cell>
          <table:table-cell office:value-type="float" office:value="0.616" calcext:value-type="float">
            <text:p>0.616</text:p>
          </table:table-cell>
          <table:table-cell office:value-type="float" office:value="8.595" calcext:value-type="float">
            <text:p>8.595</text:p>
          </table:table-cell>
          <table:table-cell office:value-type="float" office:value="12.961" calcext:value-type="float">
            <text:p>12.961</text:p>
          </table:table-cell>
          <table:table-cell office:value-type="float" office:value="19.778" calcext:value-type="float">
            <text:p>19.778</text:p>
          </table:table-cell>
          <table:table-cell office:value-type="float" office:value="25.984" calcext:value-type="float">
            <text:p>25.984</text:p>
          </table:table-cell>
          <table:table-cell office:value-type="float" office:value="30.782" calcext:value-type="float">
            <text:p>30.782</text:p>
          </table:table-cell>
          <table:table-cell office:value-type="float" office:value="37.54" calcext:value-type="float">
            <text:p>37.54</text:p>
          </table:table-cell>
          <table:table-cell office:value-type="float" office:value="45.669" calcext:value-type="float">
            <text:p>45.669</text:p>
          </table:table-cell>
          <table:table-cell office:value-type="float" office:value="941.732" calcext:value-type="float">
            <text:p>941.732</text:p>
          </table:table-cell>
          <table:table-cell office:value-type="float" office:value="15.596" calcext:value-type="float">
            <text:p>15.596</text:p>
          </table:table-cell>
          <table:table-cell office:value-type="float" office:value="18.084" calcext:value-type="float">
            <text:p>18.084</text:p>
          </table:table-cell>
          <table:table-cell office:value-type="float" office:value="0.198" calcext:value-type="float">
            <text:p>0.198</text:p>
          </table:table-cell>
          <table:table-cell office:value-type="float" office:value="1.284" calcext:value-type="float">
            <text:p>1.284</text:p>
          </table:table-cell>
          <table:table-cell office:value-type="float" office:value="7.888" calcext:value-type="float">
            <text:p>7.888</text:p>
          </table:table-cell>
          <table:table-cell office:value-type="float" office:value="13.188" calcext:value-type="float">
            <text:p>13.188</text:p>
          </table:table-cell>
          <table:table-cell office:value-type="float" office:value="16.456" calcext:value-type="float">
            <text:p>16.456</text:p>
          </table:table-cell>
          <table:table-cell office:value-type="float" office:value="19.069" calcext:value-type="float">
            <text:p>19.069</text:p>
          </table:table-cell>
          <table:table-cell office:value-type="float" office:value="23.621" calcext:value-type="float">
            <text:p>23.621</text:p>
          </table:table-cell>
          <table:table-cell office:value-type="float" office:value="29.007" calcext:value-type="float">
            <text:p>29.007</text:p>
          </table:table-cell>
          <table:table-cell office:value-type="float" office:value="924.379" calcext:value-type="float">
            <text:p>924.379</text:p>
          </table:table-cell>
          <table:table-cell office:value-type="float" office:value="8.93" calcext:value-type="float">
            <text:p>8.93</text:p>
          </table:table-cell>
          <table:table-cell office:value-type="float" office:value="16.491" calcext:value-type="float">
            <text:p>16.491</text:p>
          </table:table-cell>
          <table:table-cell office:value-type="float" office:value="2.635" calcext:value-type="float">
            <text:p>2.635</text:p>
          </table:table-cell>
          <table:table-cell office:value-type="float" office:value="37.741" calcext:value-type="float">
            <text:p>37.741</text:p>
          </table:table-cell>
          <table:table-cell office:value-type="float" office:value="53.096" calcext:value-type="float">
            <text:p>53.096</text:p>
          </table:table-cell>
          <table:table-cell office:value-type="float" office:value="72.954" calcext:value-type="float">
            <text:p>72.954</text:p>
          </table:table-cell>
          <table:table-cell office:value-type="float" office:value="84.979" calcext:value-type="float">
            <text:p>84.979</text:p>
          </table:table-cell>
          <table:table-cell office:value-type="float" office:value="93.788" calcext:value-type="float">
            <text:p>93.788</text:p>
          </table:table-cell>
          <table:table-cell office:value-type="float" office:value="109.764" calcext:value-type="float">
            <text:p>109.764</text:p>
          </table:table-cell>
          <table:table-cell office:value-type="float" office:value="130.258" calcext:value-type="float">
            <text:p>130.258</text:p>
          </table:table-cell>
          <table:table-cell office:value-type="float" office:value="1000.288" calcext:value-type="float">
            <text:p>1000.288</text:p>
          </table:table-cell>
          <table:table-cell office:value-type="float" office:value="58.992" calcext:value-type="float">
            <text:p>58.992</text:p>
          </table:table-cell>
          <table:table-cell office:value-type="float" office:value="40.64" calcext:value-type="float">
            <text:p>40.64</text:p>
          </table:table-cell>
          <table:table-cell office:value-type="float" office:value="1527.061" calcext:value-type="float">
            <text:p>1527.061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27" calcext:value-type="float">
            <text:p>0.727</text:p>
          </table:table-cell>
          <table:table-cell office:value-type="float" office:value="7.598" calcext:value-type="float">
            <text:p>7.598</text:p>
          </table:table-cell>
          <table:table-cell office:value-type="float" office:value="23.218" calcext:value-type="float">
            <text:p>23.218</text:p>
          </table:table-cell>
          <table:table-cell office:value-type="float" office:value="55.395" calcext:value-type="float">
            <text:p>55.395</text:p>
          </table:table-cell>
          <table:table-cell office:value-type="float" office:value="74.929" calcext:value-type="float">
            <text:p>74.929</text:p>
          </table:table-cell>
          <table:table-cell office:value-type="float" office:value="90.012" calcext:value-type="float">
            <text:p>90.012</text:p>
          </table:table-cell>
          <table:table-cell office:value-type="float" office:value="111.466" calcext:value-type="float">
            <text:p>111.466</text:p>
          </table:table-cell>
          <table:table-cell office:value-type="float" office:value="151.981" calcext:value-type="float">
            <text:p>151.981</text:p>
          </table:table-cell>
          <table:table-cell office:value-type="float" office:value="1147.962" calcext:value-type="float">
            <text:p>1147.962</text:p>
          </table:table-cell>
          <table:table-cell office:value-type="float" office:value="41.838" calcext:value-type="float">
            <text:p>41.838</text:p>
          </table:table-cell>
          <table:table-cell office:value-type="float" office:value="73.324" calcext:value-type="float">
            <text:p>73.324</text:p>
          </table:table-cell>
          <table:table-cell office:value-type="float" office:value="0.335" calcext:value-type="float">
            <text:p>0.335</text:p>
          </table:table-cell>
          <table:table-cell office:value-type="float" office:value="2.71" calcext:value-type="float">
            <text:p>2.71</text:p>
          </table:table-cell>
          <table:table-cell office:value-type="float" office:value="3.921" calcext:value-type="float">
            <text:p>3.921</text:p>
          </table:table-cell>
          <table:table-cell office:value-type="float" office:value="6.872" calcext:value-type="float">
            <text:p>6.872</text:p>
          </table:table-cell>
          <table:table-cell office:value-type="float" office:value="8.119" calcext:value-type="float">
            <text:p>8.119</text:p>
          </table:table-cell>
          <table:table-cell office:value-type="float" office:value="9.053" calcext:value-type="float">
            <text:p>9.053</text:p>
          </table:table-cell>
          <table:table-cell office:value-type="float" office:value="10.821" calcext:value-type="float">
            <text:p>10.821</text:p>
          </table:table-cell>
          <table:table-cell office:value-type="float" office:value="14.515" calcext:value-type="float">
            <text:p>14.515</text:p>
          </table:table-cell>
          <table:table-cell office:value-type="float" office:value="1047.676" calcext:value-type="float">
            <text:p>1047.676</text:p>
          </table:table-cell>
          <table:table-cell office:value-type="float" office:value="5.61" calcext:value-type="float">
            <text:p>5.61</text:p>
          </table:table-cell>
          <table:table-cell office:value-type="float" office:value="17.398" calcext:value-type="float">
            <text:p>17.398</text:p>
          </table:table-cell>
          <table:table-cell office:value-type="float" office:value="0.757" calcext:value-type="float">
            <text:p>0.757</text:p>
          </table:table-cell>
          <table:table-cell office:value-type="float" office:value="5.492" calcext:value-type="float">
            <text:p>5.492</text:p>
          </table:table-cell>
          <table:table-cell office:value-type="float" office:value="7.719" calcext:value-type="float">
            <text:p>7.719</text:p>
          </table:table-cell>
          <table:table-cell office:value-type="float" office:value="12.494" calcext:value-type="float">
            <text:p>12.494</text:p>
          </table:table-cell>
          <table:table-cell office:value-type="float" office:value="14.199" calcext:value-type="float">
            <text:p>14.199</text:p>
          </table:table-cell>
          <table:table-cell office:value-type="float" office:value="15.449" calcext:value-type="float">
            <text:p>15.449</text:p>
          </table:table-cell>
          <table:table-cell office:value-type="float" office:value="17.71" calcext:value-type="float">
            <text:p>17.71</text:p>
          </table:table-cell>
          <table:table-cell office:value-type="float" office:value="22.748" calcext:value-type="float">
            <text:p>22.748</text:p>
          </table:table-cell>
          <table:table-cell office:value-type="float" office:value="1052.982" calcext:value-type="float">
            <text:p>1052.982</text:p>
          </table:table-cell>
          <table:table-cell office:value-type="float" office:value="10.261" calcext:value-type="float">
            <text:p>10.261</text:p>
          </table:table-cell>
          <table:table-cell office:value-type="float" office:value="23.609" calcext:value-type="float">
            <text:p>23.609</text:p>
          </table:table-cell>
          <table:table-cell office:value-type="float" office:value="0.298" calcext:value-type="float">
            <text:p>0.298</text:p>
          </table:table-cell>
          <table:table-cell office:value-type="float" office:value="2.671" calcext:value-type="float">
            <text:p>2.671</text:p>
          </table:table-cell>
          <table:table-cell office:value-type="float" office:value="3.908" calcext:value-type="float">
            <text:p>3.908</text:p>
          </table:table-cell>
          <table:table-cell office:value-type="float" office:value="6.909" calcext:value-type="float">
            <text:p>6.909</text:p>
          </table:table-cell>
          <table:table-cell office:value-type="float" office:value="8.142" calcext:value-type="float">
            <text:p>8.142</text:p>
          </table:table-cell>
          <table:table-cell office:value-type="float" office:value="9.059" calcext:value-type="float">
            <text:p>9.059</text:p>
          </table:table-cell>
          <table:table-cell office:value-type="float" office:value="10.645" calcext:value-type="float">
            <text:p>10.645</text:p>
          </table:table-cell>
          <table:table-cell office:value-type="float" office:value="13.71" calcext:value-type="float">
            <text:p>13.71</text:p>
          </table:table-cell>
          <table:table-cell office:value-type="float" office:value="1046.082" calcext:value-type="float">
            <text:p>1046.082</text:p>
          </table:table-cell>
          <table:table-cell office:value-type="float" office:value="5.528" calcext:value-type="float">
            <text:p>5.528</text:p>
          </table:table-cell>
          <table:table-cell office:value-type="float" office:value="17" calcext:value-type="float">
            <text:p>17</text:p>
          </table:table-cell>
          <table:table-cell office:value-type="float" office:value="2.535" calcext:value-type="float">
            <text:p>2.535</text:p>
          </table:table-cell>
          <table:table-cell office:value-type="float" office:value="21.421" calcext:value-type="float">
            <text:p>21.421</text:p>
          </table:table-cell>
          <table:table-cell office:value-type="float" office:value="45.78" calcext:value-type="float">
            <text:p>45.78</text:p>
          </table:table-cell>
          <table:table-cell office:value-type="float" office:value="79.618" calcext:value-type="float">
            <text:p>79.618</text:p>
          </table:table-cell>
          <table:table-cell office:value-type="float" office:value="101.738" calcext:value-type="float">
            <text:p>101.73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142.906" calcext:value-type="float">
            <text:p>142.906</text:p>
          </table:table-cell>
          <table:table-cell office:value-type="float" office:value="244.431" calcext:value-type="float">
            <text:p>244.431</text:p>
          </table:table-cell>
          <table:table-cell office:value-type="float" office:value="1183.07" calcext:value-type="float">
            <text:p>1183.07</text:p>
          </table:table-cell>
          <table:table-cell office:value-type="float" office:value="63.236" calcext:value-type="float">
            <text:p>63.236</text:p>
          </table:table-cell>
          <table:table-cell office:value-type="float" office:value="83.477" calcext:value-type="float">
            <text:p>83.477</text:p>
          </table:table-cell>
          <table:table-cell office:value-type="float" office:value="1400.718" calcext:value-type="float">
            <text:p>1400.718</text:p>
          </table:table-cell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2:42:23.590193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6T23:50:18.293134183</dc:date>
    <dc:creator>Christian Ferrari</dc:creator>
    <meta:editing-duration>PT6H15M2S</meta:editing-duration>
    <meta:editing-cycles>93</meta:editing-cycles>
    <meta:document-statistic meta:table-count="9" meta:cell-count="13518"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3.837cm" svg:y="1.273cm" chart:style-name="ch3">
          <text:p>Medium Workload, RPO=0, Default Parameters</text:p>
        </chart:subtitle>
        <chart:legend chart:legend-position="end" svg:x="11.631cm" svg:y="2.453cm" style:legend-expansion="high" chart:style-name="ch4"/>
        <chart:plot-area chart:style-name="ch5" table:cell-range-address="Charts_001.B20:Charts_001.B29 Charts_001.J19:Charts_001.J29 Charts_001.U19:Charts_001.U29 Charts_001.AF19:Charts_001.AF29 Charts_001.AQ19:Charts_001.AQ29 Charts_001.BQ19:Charts_001.BQ29 Charts_001.CB19:Charts_001.CB29 Charts_001.CM19:Charts_001.CM29 Charts_001.CX19:Charts_001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J20:Charts_001.J29" chart:label-cell-address="Charts_001.J19:Charts_001.J19" chart:class="chart:line">
            <chart:data-point chart:repeated="10"/>
          </chart:series>
          <chart:series chart:attached-axis="primary-y" chart:style-name="ch14" chart:values-cell-range-address="Charts_001.U20:Charts_001.U29" chart:label-cell-address="Charts_001.U19:Charts_001.U19" chart:class="chart:line">
            <chart:data-point chart:repeated="10"/>
          </chart:series>
          <chart:series chart:attached-axis="primary-y" chart:style-name="ch15" chart:values-cell-range-address="Charts_001.AF20:Charts_001.AF29" chart:label-cell-address="Charts_001.AF19:Charts_001.AF19" chart:class="chart:line">
            <chart:data-point chart:repeated="10"/>
          </chart:series>
          <chart:series chart:attached-axis="primary-y" chart:style-name="ch16" chart:values-cell-range-address="Charts_001.AQ20:Charts_001.AQ29" chart:label-cell-address="Charts_001.AQ19:Charts_001.AQ19" chart:class="chart:line">
            <chart:data-point chart:repeated="10"/>
          </chart:series>
          <chart:series chart:attached-axis="primary-y" chart:style-name="ch17" chart:values-cell-range-address="Charts_001.BQ20:Charts_001.BQ29" chart:label-cell-address="Charts_001.BQ19:Charts_001.BQ19" chart:class="chart:line">
            <chart:data-point chart:repeated="10"/>
          </chart:series>
          <chart:series chart:attached-axis="primary-y" chart:style-name="ch18" chart:values-cell-range-address="Charts_001.CB20:Charts_001.CB29" chart:label-cell-address="Charts_001.CB19:Charts_001.CB19" chart:class="chart:line">
            <chart:data-point chart:repeated="10"/>
          </chart:series>
          <chart:series chart:attached-axis="primary-y" chart:style-name="ch19" chart:values-cell-range-address="Charts_001.CM20:Charts_001.CM29" chart:label-cell-address="Charts_001.CM19:Charts_001.CM19" chart:class="chart:line">
            <chart:data-point chart:repeated="10"/>
          </chart:series>
          <chart:series chart:attached-axis="primary-y" chart:style-name="ch20" chart:values-cell-range-address="Charts_001.CX20:Charts_001.CX29" chart:label-cell-address="Charts_001.CX19:Charts_001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1.J19:Charts_001.J19</svg:desc>
                </draw:g>
              </table:table-cell>
              <table:table-cell office:value-type="string">
                <text:p>T/tx_begin/95th%</text:p>
                <draw:g>
                  <svg:desc>Charts_001.U19:Charts_001.U19</svg:desc>
                </draw:g>
              </table:table-cell>
              <table:table-cell office:value-type="string">
                <text:p>T/tx_commit/95th%</text:p>
                <draw:g>
                  <svg:desc>Charts_001.AF19:Charts_001.AF19</svg:desc>
                </draw:g>
              </table:table-cell>
              <table:table-cell office:value-type="string">
                <text:p>T/tx_close/95th%</text:p>
                <draw:g>
                  <svg:desc>Charts_001.AQ19:Charts_001.AQ19</svg:desc>
                </draw:g>
              </table:table-cell>
              <table:table-cell office:value-type="string">
                <text:p>J/tx_open/95th%</text:p>
                <draw:g>
                  <svg:desc>Charts_001.BQ19:Charts_001.BQ19</svg:desc>
                </draw:g>
              </table:table-cell>
              <table:table-cell office:value-type="string">
                <text:p>J/tx_begin/95th%</text:p>
                <draw:g>
                  <svg:desc>Charts_001.CB19:Charts_001.CB19</svg:desc>
                </draw:g>
              </table:table-cell>
              <table:table-cell office:value-type="string">
                <text:p>J/tx_commit/95th%</text:p>
                <draw:g>
                  <svg:desc>Charts_001.CM19:Charts_001.CM19</svg:desc>
                </draw:g>
              </table:table-cell>
              <table:table-cell office:value-type="string">
                <text:p>J/tx_close/95th%</text:p>
                <draw:g>
                  <svg:desc>Charts_001.CX19:Charts_001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5.736">
                <text:p>5.736</text:p>
                <draw:g>
                  <svg:desc>Charts_001.J20:Charts_001.J29</svg:desc>
                </draw:g>
              </table:table-cell>
              <table:table-cell office:value-type="float" office:value="4.76">
                <text:p>4.76</text:p>
                <draw:g>
                  <svg:desc>Charts_001.U20:Charts_001.U29</svg:desc>
                </draw:g>
              </table:table-cell>
              <table:table-cell office:value-type="float" office:value="18.336">
                <text:p>18.336</text:p>
                <draw:g>
                  <svg:desc>Charts_001.AF20:Charts_001.AF29</svg:desc>
                </draw:g>
              </table:table-cell>
              <table:table-cell office:value-type="float" office:value="5.221">
                <text:p>5.221</text:p>
                <draw:g>
                  <svg:desc>Charts_001.AQ20:Charts_001.AQ29</svg:desc>
                </draw:g>
              </table:table-cell>
              <table:table-cell office:value-type="float" office:value="1.955">
                <text:p>1.955</text:p>
                <draw:g>
                  <svg:desc>Charts_001.BQ20:Charts_001.BQ29</svg:desc>
                </draw:g>
              </table:table-cell>
              <table:table-cell office:value-type="float" office:value="0.895">
                <text:p>0.895</text:p>
                <draw:g>
                  <svg:desc>Charts_001.CB20:Charts_001.CB29</svg:desc>
                </draw:g>
              </table:table-cell>
              <table:table-cell office:value-type="float" office:value="2.746">
                <text:p>2.746</text:p>
                <draw:g>
                  <svg:desc>Charts_001.CM20:Charts_001.CM29</svg:desc>
                </draw:g>
              </table:table-cell>
              <table:table-cell office:value-type="float" office:value="0.856">
                <text:p>0.856</text:p>
                <draw:g>
                  <svg:desc>Charts_001.CX20:Charts_001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071">
                <text:p>15.071</text:p>
              </table:table-cell>
              <table:table-cell office:value-type="float" office:value="10.644">
                <text:p>10.644</text:p>
              </table:table-cell>
              <table:table-cell office:value-type="float" office:value="26.339">
                <text:p>26.339</text:p>
              </table:table-cell>
              <table:table-cell office:value-type="float" office:value="16.421">
                <text:p>16.421</text:p>
              </table:table-cell>
              <table:table-cell office:value-type="float" office:value="2.03">
                <text:p>2.03</text:p>
              </table:table-cell>
              <table:table-cell office:value-type="float" office:value="1.005">
                <text:p>1.005</text:p>
              </table:table-cell>
              <table:table-cell office:value-type="float" office:value="3.726">
                <text:p>3.72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211">
                <text:p>25.211</text:p>
              </table:table-cell>
              <table:table-cell office:value-type="float" office:value="18.949">
                <text:p>18.949</text:p>
              </table:table-cell>
              <table:table-cell office:value-type="float" office:value="32.366">
                <text:p>32.366</text:p>
              </table:table-cell>
              <table:table-cell office:value-type="float" office:value="23.457">
                <text:p>23.457</text:p>
              </table:table-cell>
              <table:table-cell office:value-type="float" office:value="2.59">
                <text:p>2.59</text:p>
              </table:table-cell>
              <table:table-cell office:value-type="float" office:value="1.225">
                <text:p>1.225</text:p>
              </table:table-cell>
              <table:table-cell office:value-type="float" office:value="6.427">
                <text:p>6.427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413">
                <text:p>35.413</text:p>
              </table:table-cell>
              <table:table-cell office:value-type="float" office:value="22.642">
                <text:p>22.642</text:p>
              </table:table-cell>
              <table:table-cell office:value-type="float" office:value="35.826">
                <text:p>35.826</text:p>
              </table:table-cell>
              <table:table-cell office:value-type="float" office:value="26.825">
                <text:p>26.825</text:p>
              </table:table-cell>
              <table:table-cell office:value-type="float" office:value="2.461">
                <text:p>2.461</text:p>
              </table:table-cell>
              <table:table-cell office:value-type="float" office:value="1.203">
                <text:p>1.203</text:p>
              </table:table-cell>
              <table:table-cell office:value-type="float" office:value="10.056">
                <text:p>10.056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.621">
                <text:p>42.621</text:p>
              </table:table-cell>
              <table:table-cell office:value-type="float" office:value="23.838">
                <text:p>23.838</text:p>
              </table:table-cell>
              <table:table-cell office:value-type="float" office:value="38.747">
                <text:p>38.747</text:p>
              </table:table-cell>
              <table:table-cell office:value-type="float" office:value="28.991">
                <text:p>28.991</text:p>
              </table:table-cell>
              <table:table-cell office:value-type="float" office:value="2.998">
                <text:p>2.998</text:p>
              </table:table-cell>
              <table:table-cell office:value-type="float" office:value="1.435">
                <text:p>1.435</text:p>
              </table:table-cell>
              <table:table-cell office:value-type="float" office:value="10.383">
                <text:p>10.38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.424">
                <text:p>47.424</text:p>
              </table:table-cell>
              <table:table-cell office:value-type="float" office:value="23.825">
                <text:p>23.825</text:p>
              </table:table-cell>
              <table:table-cell office:value-type="float" office:value="39.219">
                <text:p>39.219</text:p>
              </table:table-cell>
              <table:table-cell office:value-type="float" office:value="29.57">
                <text:p>29.57</text:p>
              </table:table-cell>
              <table:table-cell office:value-type="float" office:value="4.091">
                <text:p>4.091</text:p>
              </table:table-cell>
              <table:table-cell office:value-type="float" office:value="1.842">
                <text:p>1.842</text:p>
              </table:table-cell>
              <table:table-cell office:value-type="float" office:value="13.387">
                <text:p>13.387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769">
                <text:p>50.769</text:p>
              </table:table-cell>
              <table:table-cell office:value-type="float" office:value="23.349">
                <text:p>23.349</text:p>
              </table:table-cell>
              <table:table-cell office:value-type="float" office:value="41.421">
                <text:p>41.421</text:p>
              </table:table-cell>
              <table:table-cell office:value-type="float" office:value="30.793">
                <text:p>30.793</text:p>
              </table:table-cell>
              <table:table-cell office:value-type="float" office:value="6.842">
                <text:p>6.842</text:p>
              </table:table-cell>
              <table:table-cell office:value-type="float" office:value="2.648">
                <text:p>2.648</text:p>
              </table:table-cell>
              <table:table-cell office:value-type="float" office:value="16.739">
                <text:p>16.739</text:p>
              </table:table-cell>
              <table:table-cell office:value-type="float" office:value="2.723">
                <text:p>2.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.743">
                <text:p>53.743</text:p>
              </table:table-cell>
              <table:table-cell office:value-type="float" office:value="23.14">
                <text:p>23.14</text:p>
              </table:table-cell>
              <table:table-cell office:value-type="float" office:value="40.118">
                <text:p>40.118</text:p>
              </table:table-cell>
              <table:table-cell office:value-type="float" office:value="30.069">
                <text:p>30.069</text:p>
              </table:table-cell>
              <table:table-cell office:value-type="float" office:value="9.56">
                <text:p>9.56</text:p>
              </table:table-cell>
              <table:table-cell office:value-type="float" office:value="3.597">
                <text:p>3.597</text:p>
              </table:table-cell>
              <table:table-cell office:value-type="float" office:value="17.964">
                <text:p>17.964</text:p>
              </table:table-cell>
              <table:table-cell office:value-type="float" office:value="3.512">
                <text:p>3.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.725">
                <text:p>56.725</text:p>
              </table:table-cell>
              <table:table-cell office:value-type="float" office:value="22.561">
                <text:p>22.561</text:p>
              </table:table-cell>
              <table:table-cell office:value-type="float" office:value="39.919">
                <text:p>39.919</text:p>
              </table:table-cell>
              <table:table-cell office:value-type="float" office:value="30.087">
                <text:p>30.087</text:p>
              </table:table-cell>
              <table:table-cell office:value-type="float" office:value="12.484">
                <text:p>12.484</text:p>
              </table:table-cell>
              <table:table-cell office:value-type="float" office:value="4.516">
                <text:p>4.516</text:p>
              </table:table-cell>
              <table:table-cell office:value-type="float" office:value="19.498">
                <text:p>19.498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.657">
                <text:p>61.657</text:p>
              </table:table-cell>
              <table:table-cell office:value-type="float" office:value="22.543">
                <text:p>22.543</text:p>
              </table:table-cell>
              <table:table-cell office:value-type="float" office:value="41.625">
                <text:p>41.625</text:p>
              </table:table-cell>
              <table:table-cell office:value-type="float" office:value="31.188">
                <text:p>31.188</text:p>
              </table:table-cell>
              <table:table-cell office:value-type="float" office:value="16.402">
                <text:p>16.402</text:p>
              </table:table-cell>
              <table:table-cell office:value-type="float" office:value="5.892">
                <text:p>5.892</text:p>
              </table:table-cell>
              <table:table-cell office:value-type="float" office:value="20.704">
                <text:p>20.704</text:p>
              </table:table-cell>
              <table:table-cell office:value-type="float" office:value="5.934">
                <text:p>5.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57cm" svg:y="1.273cm" chart:style-name="ch3">
          <text:p>Extreme Workload, RPO=0</text:p>
        </chart:subtitle>
        <chart:legend chart:legend-position="bottom" svg:x="2.896cm" svg:y="8.392cm" style:legend-expansion="wide" chart:style-name="ch4"/>
        <chart:plot-area chart:style-name="ch5" table:cell-range-address="Charts_003.B20:Charts_003.B29 Charts_003.BB19:Charts_003.BB29 Charts_003.BG19:Charts_003.BG29 Charts_003.DI19:Charts_003.DI29 Charts_003.DN19:Charts_003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3.BB20:Charts_003.BB29" chart:label-cell-address="Charts_003.BB19:Charts_003.BB19" chart:class="chart:line">
            <chart:data-point chart:repeated="10"/>
          </chart:series>
          <chart:series chart:attached-axis="secondary-y" chart:style-name="ch14" chart:values-cell-range-address="Charts_003.BG20:Charts_003.BG29" chart:label-cell-address="Charts_003.BG19:Charts_003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3.DI20:Charts_003.DI29" chart:label-cell-address="Charts_003.DI19:Charts_003.DI19" chart:class="chart:line">
            <chart:data-point chart:repeated="10"/>
          </chart:series>
          <chart:series chart:attached-axis="secondary-y" chart:style-name="ch17" chart:values-cell-range-address="Charts_003.DN20:Charts_003.DN29" chart:label-cell-address="Charts_003.DN19:Charts_003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T/tps</text:p>
                <draw:g>
                  <svg:desc>Charts_003.BG19:Charts_003.BG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  <table:table-cell office:value-type="string">
                <text:p>J/tps</text:p>
                <draw:g>
                  <svg:desc>Charts_003.DN19:Charts_003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339.373">
                <text:p>339.373</text:p>
                <draw:g>
                  <svg:desc>Charts_003.BG20:Charts_003.BG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  <table:table-cell office:value-type="float" office:value="846.208">
                <text:p>846.208</text:p>
                <draw:g>
                  <svg:desc>Charts_003.DN20:Charts_003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.985">
                <text:p>56.985</text:p>
              </table:table-cell>
              <table:table-cell office:value-type="float" office:value="451.081">
                <text:p>451.081</text:p>
              </table:table-cell>
              <table:table-cell office:value-type="float" office:value="15.364">
                <text:p>15.364</text:p>
              </table:table-cell>
              <table:table-cell office:value-type="float" office:value="1058.969">
                <text:p>1058.9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8.36">
                <text:p>78.36</text:p>
              </table:table-cell>
              <table:table-cell office:value-type="float" office:value="512.58">
                <text:p>512.58</text:p>
              </table:table-cell>
              <table:table-cell office:value-type="float" office:value="24.463">
                <text:p>24.463</text:p>
              </table:table-cell>
              <table:table-cell office:value-type="float" office:value="1226.778">
                <text:p>1226.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.491">
                <text:p>112.491</text:p>
              </table:table-cell>
              <table:table-cell office:value-type="float" office:value="494.383">
                <text:p>494.383</text:p>
              </table:table-cell>
              <table:table-cell office:value-type="float" office:value="34.022">
                <text:p>34.022</text:p>
              </table:table-cell>
              <table:table-cell office:value-type="float" office:value="1315.592">
                <text:p>1315.5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4.337">
                <text:p>154.337</text:p>
              </table:table-cell>
              <table:table-cell office:value-type="float" office:value="448.953">
                <text:p>448.953</text:p>
              </table:table-cell>
              <table:table-cell office:value-type="float" office:value="46.937">
                <text:p>46.937</text:p>
              </table:table-cell>
              <table:table-cell office:value-type="float" office:value="1292.229">
                <text:p>1292.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3.953">
                <text:p>203.953</text:p>
              </table:table-cell>
              <table:table-cell office:value-type="float" office:value="394.874">
                <text:p>394.874</text:p>
              </table:table-cell>
              <table:table-cell office:value-type="float" office:value="61.407">
                <text:p>61.407</text:p>
              </table:table-cell>
              <table:table-cell office:value-type="float" office:value="1310.364">
                <text:p>1310.3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4.178">
                <text:p>224.178</text:p>
              </table:table-cell>
              <table:table-cell office:value-type="float" office:value="452.729">
                <text:p>452.729</text:p>
              </table:table-cell>
              <table:table-cell office:value-type="float" office:value="91.556">
                <text:p>91.556</text:p>
              </table:table-cell>
              <table:table-cell office:value-type="float" office:value="1169.011">
                <text:p>1169.0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6.07">
                <text:p>266.07</text:p>
              </table:table-cell>
              <table:table-cell office:value-type="float" office:value="447.292">
                <text:p>447.292</text:p>
              </table:table-cell>
              <table:table-cell office:value-type="float" office:value="96.312">
                <text:p>96.312</text:p>
              </table:table-cell>
              <table:table-cell office:value-type="float" office:value="1200.435">
                <text:p>1200.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3.014">
                <text:p>333.014</text:p>
              </table:table-cell>
              <table:table-cell office:value-type="float" office:value="447.349">
                <text:p>447.349</text:p>
              </table:table-cell>
              <table:table-cell office:value-type="float" office:value="112.464">
                <text:p>112.464</text:p>
              </table:table-cell>
              <table:table-cell office:value-type="float" office:value="1274.83">
                <text:p>1274.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8.558">
                <text:p>408.558</text:p>
              </table:table-cell>
              <table:table-cell office:value-type="float" office:value="444.006">
                <text:p>444.006</text:p>
              </table:table-cell>
              <table:table-cell office:value-type="float" office:value="138.058">
                <text:p>138.058</text:p>
              </table:table-cell>
              <table:table-cell office:value-type="float" office:value="1220.241">
                <text:p>1220.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557cm" svg:y="1.273cm" chart:style-name="ch3">
          <text:p>Extreme Workload, RPO=0</text:p>
        </chart:subtitle>
        <chart:legend chart:legend-position="end" svg:x="12.583cm" svg:y="2.453cm" style:legend-expansion="high" chart:style-name="ch4"/>
        <chart:plot-area chart:style-name="ch5" table:cell-range-address="Charts_003.B20:Charts_003.B29 Charts_003.AW19:Charts_003.AY29 Charts_003.BB19:Charts_003.BB29 Charts_003.DD19:Charts_003.DF29 Charts_003.DI19:Charts_003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AW20:Charts_003.AW29" chart:label-cell-address="Charts_003.AW19:Charts_003.AW19" chart:class="chart:line">
            <chart:data-point chart:repeated="10"/>
          </chart:series>
          <chart:series chart:attached-axis="primary-y" chart:style-name="ch14" chart:values-cell-range-address="Charts_003.AX20:Charts_003.AX29" chart:label-cell-address="Charts_003.AX19:Charts_003.AX19" chart:class="chart:line">
            <chart:data-point chart:repeated="10"/>
          </chart:series>
          <chart:series chart:attached-axis="primary-y" chart:style-name="ch15" chart:values-cell-range-address="Charts_003.AY20:Charts_003.AY29" chart:label-cell-address="Charts_003.AY19:Charts_003.AY19" chart:class="chart:line">
            <chart:data-point chart:repeated="10"/>
          </chart:series>
          <chart:series chart:attached-axis="primary-y" chart:style-name="ch16" chart:values-cell-range-address="Charts_003.BB20:Charts_003.BB29" chart:label-cell-address="Charts_003.BB19:Charts_003.BB19" chart:class="chart:line">
            <chart:data-point chart:repeated="10"/>
          </chart:series>
          <chart:series chart:attached-axis="primary-y" chart:style-name="ch17" chart:values-cell-range-address="Charts_003.DD20:Charts_003.DD29" chart:label-cell-address="Charts_003.DD19:Charts_003.DD19" chart:class="chart:line">
            <chart:data-point chart:repeated="10"/>
          </chart:series>
          <chart:series chart:attached-axis="primary-y" chart:style-name="ch18" chart:values-cell-range-address="Charts_003.DE20:Charts_003.DE29" chart:label-cell-address="Charts_003.DE19:Charts_003.DE19" chart:class="chart:line">
            <chart:data-point chart:repeated="10"/>
          </chart:series>
          <chart:series chart:attached-axis="primary-y" chart:style-name="ch19" chart:values-cell-range-address="Charts_003.DF20:Charts_003.DF29" chart:label-cell-address="Charts_003.DF19:Charts_003.DF19" chart:class="chart:line">
            <chart:data-point chart:repeated="10"/>
          </chart:series>
          <chart:series chart:attached-axis="primary-y" chart:style-name="ch20" chart:values-cell-range-address="Charts_003.DI20:Charts_003.DI29" chart:label-cell-address="Charts_003.DI19:Charts_003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3.AW19:Charts_003.AW19</svg:desc>
                </draw:g>
              </table:table-cell>
              <table:table-cell office:value-type="string">
                <text:p>T/total/50th%</text:p>
                <draw:g>
                  <svg:desc>Charts_003.AX19:Charts_003.AX19</svg:desc>
                </draw:g>
              </table:table-cell>
              <table:table-cell office:value-type="string">
                <text:p>T/total/75th%</text:p>
                <draw:g>
                  <svg:desc>Charts_003.AY19:Charts_003.AY19</svg:desc>
                </draw:g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J/total/25th%</text:p>
                <draw:g>
                  <svg:desc>Charts_003.DD19:Charts_003.DD19</svg:desc>
                </draw:g>
              </table:table-cell>
              <table:table-cell office:value-type="string">
                <text:p>J/total/50th%</text:p>
                <draw:g>
                  <svg:desc>Charts_003.DE19:Charts_003.DE19</svg:desc>
                </draw:g>
              </table:table-cell>
              <table:table-cell office:value-type="string">
                <text:p>J/total/75th%</text:p>
                <draw:g>
                  <svg:desc>Charts_003.DF19:Charts_003.DF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8.923">
                <text:p>18.923</text:p>
                <draw:g>
                  <svg:desc>Charts_003.AW20:Charts_003.AW29</svg:desc>
                </draw:g>
              </table:table-cell>
              <table:table-cell office:value-type="float" office:value="22.542">
                <text:p>22.542</text:p>
                <draw:g>
                  <svg:desc>Charts_003.AX20:Charts_003.AX29</svg:desc>
                </draw:g>
              </table:table-cell>
              <table:table-cell office:value-type="float" office:value="26.763">
                <text:p>26.763</text:p>
                <draw:g>
                  <svg:desc>Charts_003.AY20:Charts_003.AY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5.303">
                <text:p>5.303</text:p>
                <draw:g>
                  <svg:desc>Charts_003.DD20:Charts_003.DD29</svg:desc>
                </draw:g>
              </table:table-cell>
              <table:table-cell office:value-type="float" office:value="5.947">
                <text:p>5.947</text:p>
                <draw:g>
                  <svg:desc>Charts_003.DE20:Charts_003.DE29</svg:desc>
                </draw:g>
              </table:table-cell>
              <table:table-cell office:value-type="float" office:value="6.718">
                <text:p>6.718</text:p>
                <draw:g>
                  <svg:desc>Charts_003.DF20:Charts_003.DF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.926">
                <text:p>29.926</text:p>
              </table:table-cell>
              <table:table-cell office:value-type="float" office:value="36.769">
                <text:p>36.769</text:p>
              </table:table-cell>
              <table:table-cell office:value-type="float" office:value="44.282">
                <text:p>44.282</text:p>
              </table:table-cell>
              <table:table-cell office:value-type="float" office:value="56.985">
                <text:p>56.985</text:p>
              </table:table-cell>
              <table:table-cell office:value-type="float" office:value="8.384">
                <text:p>8.384</text:p>
              </table:table-cell>
              <table:table-cell office:value-type="float" office:value="9.938">
                <text:p>9.938</text:p>
              </table:table-cell>
              <table:table-cell office:value-type="float" office:value="11.633">
                <text:p>11.633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.041">
                <text:p>40.041</text:p>
              </table:table-cell>
              <table:table-cell office:value-type="float" office:value="49.927">
                <text:p>49.927</text:p>
              </table:table-cell>
              <table:table-cell office:value-type="float" office:value="60.784">
                <text:p>60.784</text:p>
              </table:table-cell>
              <table:table-cell office:value-type="float" office:value="78.36">
                <text:p>78.36</text:p>
              </table:table-cell>
              <table:table-cell office:value-type="float" office:value="12.528">
                <text:p>12.528</text:p>
              </table:table-cell>
              <table:table-cell office:value-type="float" office:value="15.331">
                <text:p>15.331</text:p>
              </table:table-cell>
              <table:table-cell office:value-type="float" office:value="18.31">
                <text:p>18.31</text:p>
              </table:table-cell>
              <table:table-cell office:value-type="float" office:value="24.463">
                <text:p>24.4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.527">
                <text:p>55.527</text:p>
              </table:table-cell>
              <table:table-cell office:value-type="float" office:value="70.626">
                <text:p>70.626</text:p>
              </table:table-cell>
              <table:table-cell office:value-type="float" office:value="86.609">
                <text:p>86.609</text:p>
              </table:table-cell>
              <table:table-cell office:value-type="float" office:value="112.491">
                <text:p>112.491</text:p>
              </table:table-cell>
              <table:table-cell office:value-type="float" office:value="16.899">
                <text:p>16.899</text:p>
              </table:table-cell>
              <table:table-cell office:value-type="float" office:value="21.206">
                <text:p>21.206</text:p>
              </table:table-cell>
              <table:table-cell office:value-type="float" office:value="25.629">
                <text:p>25.629</text:p>
              </table:table-cell>
              <table:table-cell office:value-type="float" office:value="34.022">
                <text:p>34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1.881">
                <text:p>81.881</text:p>
              </table:table-cell>
              <table:table-cell office:value-type="float" office:value="100.031">
                <text:p>100.031</text:p>
              </table:table-cell>
              <table:table-cell office:value-type="float" office:value="122.107">
                <text:p>122.107</text:p>
              </table:table-cell>
              <table:table-cell office:value-type="float" office:value="154.337">
                <text:p>154.337</text:p>
              </table:table-cell>
              <table:table-cell office:value-type="float" office:value="19.834">
                <text:p>19.834</text:p>
              </table:table-cell>
              <table:table-cell office:value-type="float" office:value="27.221">
                <text:p>27.221</text:p>
              </table:table-cell>
              <table:table-cell office:value-type="float" office:value="34.519">
                <text:p>34.519</text:p>
              </table:table-cell>
              <table:table-cell office:value-type="float" office:value="46.937">
                <text:p>46.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8.947">
                <text:p>98.947</text:p>
              </table:table-cell>
              <table:table-cell office:value-type="float" office:value="123.032">
                <text:p>123.032</text:p>
              </table:table-cell>
              <table:table-cell office:value-type="float" office:value="152.921">
                <text:p>152.921</text:p>
              </table:table-cell>
              <table:table-cell office:value-type="float" office:value="203.953">
                <text:p>203.953</text:p>
              </table:table-cell>
              <table:table-cell office:value-type="float" office:value="24.794">
                <text:p>24.794</text:p>
              </table:table-cell>
              <table:table-cell office:value-type="float" office:value="33.884">
                <text:p>33.884</text:p>
              </table:table-cell>
              <table:table-cell office:value-type="float" office:value="44.185">
                <text:p>44.185</text:p>
              </table:table-cell>
              <table:table-cell office:value-type="float" office:value="61.407">
                <text:p>61.4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.094">
                <text:p>108.094</text:p>
              </table:table-cell>
              <table:table-cell office:value-type="float" office:value="139.043">
                <text:p>139.043</text:p>
              </table:table-cell>
              <table:table-cell office:value-type="float" office:value="175.781">
                <text:p>175.781</text:p>
              </table:table-cell>
              <table:table-cell office:value-type="float" office:value="224.178">
                <text:p>224.178</text:p>
              </table:table-cell>
              <table:table-cell office:value-type="float" office:value="26.341">
                <text:p>26.341</text:p>
              </table:table-cell>
              <table:table-cell office:value-type="float" office:value="39.964">
                <text:p>39.964</text:p>
              </table:table-cell>
              <table:table-cell office:value-type="float" office:value="56.161">
                <text:p>56.161</text:p>
              </table:table-cell>
              <table:table-cell office:value-type="float" office:value="91.556">
                <text:p>91.5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2.75">
                <text:p>122.75</text:p>
              </table:table-cell>
              <table:table-cell office:value-type="float" office:value="161.701">
                <text:p>161.701</text:p>
              </table:table-cell>
              <table:table-cell office:value-type="float" office:value="205.339">
                <text:p>205.339</text:p>
              </table:table-cell>
              <table:table-cell office:value-type="float" office:value="266.07">
                <text:p>266.07</text:p>
              </table:table-cell>
              <table:table-cell office:value-type="float" office:value="28.562">
                <text:p>28.562</text:p>
              </table:table-cell>
              <table:table-cell office:value-type="float" office:value="44.904">
                <text:p>44.904</text:p>
              </table:table-cell>
              <table:table-cell office:value-type="float" office:value="64.257">
                <text:p>64.257</text:p>
              </table:table-cell>
              <table:table-cell office:value-type="float" office:value="96.312">
                <text:p>96.3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1.884">
                <text:p>131.884</text:p>
              </table:table-cell>
              <table:table-cell office:value-type="float" office:value="183.7">
                <text:p>183.7</text:p>
              </table:table-cell>
              <table:table-cell office:value-type="float" office:value="238.063">
                <text:p>238.063</text:p>
              </table:table-cell>
              <table:table-cell office:value-type="float" office:value="333.014">
                <text:p>333.014</text:p>
              </table:table-cell>
              <table:table-cell office:value-type="float" office:value="32.098">
                <text:p>32.098</text:p>
              </table:table-cell>
              <table:table-cell office:value-type="float" office:value="51.892">
                <text:p>51.892</text:p>
              </table:table-cell>
              <table:table-cell office:value-type="float" office:value="75.609">
                <text:p>75.609</text:p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846">
                <text:p>131.846</text:p>
              </table:table-cell>
              <table:table-cell office:value-type="float" office:value="191.365">
                <text:p>191.365</text:p>
              </table:table-cell>
              <table:table-cell office:value-type="float" office:value="286.463">
                <text:p>286.463</text:p>
              </table:table-cell>
              <table:table-cell office:value-type="float" office:value="408.558">
                <text:p>408.558</text:p>
              </table:table-cell>
              <table:table-cell office:value-type="float" office:value="31.625">
                <text:p>31.625</text:p>
              </table:table-cell>
              <table:table-cell office:value-type="float" office:value="55.187">
                <text:p>55.187</text:p>
              </table:table-cell>
              <table:table-cell office:value-type="float" office:value="84.425">
                <text:p>84.425</text:p>
              </table:table-cell>
              <table:table-cell office:value-type="float" office:value="138.058">
                <text:p>138.0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557cm" svg:y="1.273cm" chart:style-name="ch3">
          <text:p>Extreme Workload, RPO=0</text:p>
        </chart:subtitle>
        <chart:legend chart:legend-position="end" svg:x="11.763cm" svg:y="2.951cm" style:legend-expansion="high" chart:style-name="ch4"/>
        <chart:plot-area chart:style-name="ch5" table:cell-range-address="Charts_003.B20:Charts_003.B29 Charts_003.BE19:Charts_003.BF29 Charts_003.DL19:Charts_003.DM29" chart:data-source-has-labels="both" svg:x="1.33cm" svg:y="2.135cm" svg:width="10.114cm" svg:height="5.696cm">
          <chartooo:coordinate-region svg:x="2.137cm" svg:y="2.334cm" svg:width="9.027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BE20:Charts_003.BE29" chart:label-cell-address="Charts_003.BE19:Charts_003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3.BF20:Charts_003.BF29" chart:label-cell-address="Charts_003.BF19:Charts_003.BF19" chart:class="chart:line">
            <chart:data-point chart:repeated="10"/>
          </chart:series>
          <chart:series chart:attached-axis="primary-y" chart:style-name="ch16" chart:values-cell-range-address="Charts_003.DL20:Charts_003.DL29" chart:label-cell-address="Charts_003.DL19:Charts_003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3.DM20:Charts_003.DM29" chart:label-cell-address="Charts_003.DM19:Charts_003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3.BE19:Charts_003.BE19</svg:desc>
                </draw:g>
              </table:table-cell>
              <table:table-cell office:value-type="string">
                <text:p>T/total/sd</text:p>
                <draw:g>
                  <svg:desc>Charts_003.BF19:Charts_003.BF19</svg:desc>
                </draw:g>
              </table:table-cell>
              <table:table-cell office:value-type="string">
                <text:p>J/total/avg</text:p>
                <draw:g>
                  <svg:desc>Charts_003.DL19:Charts_003.DL19</svg:desc>
                </draw:g>
              </table:table-cell>
              <table:table-cell office:value-type="string">
                <text:p>J/total/sd</text:p>
                <draw:g>
                  <svg:desc>Charts_003.DM19:Charts_003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23.867">
                <text:p>23.867</text:p>
                <draw:g>
                  <svg:desc>Charts_003.BE20:Charts_003.BE29</svg:desc>
                </draw:g>
              </table:table-cell>
              <table:table-cell office:value-type="float" office:value="23.401">
                <text:p>23.401</text:p>
                <draw:g>
                  <svg:desc>Charts_003.BF20:Charts_003.BF29</svg:desc>
                </draw:g>
              </table:table-cell>
              <table:table-cell office:value-type="float" office:value="6.26">
                <text:p>6.26</text:p>
                <draw:g>
                  <svg:desc>Charts_003.DL20:Charts_003.DL29</svg:desc>
                </draw:g>
              </table:table-cell>
              <table:table-cell office:value-type="float" office:value="1.764">
                <text:p>1.764</text:p>
                <draw:g>
                  <svg:desc>Charts_003.DM20:Charts_003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542">
                <text:p>38.542</text:p>
              </table:table-cell>
              <table:table-cell office:value-type="float" office:value="29.208">
                <text:p>29.208</text:p>
              </table:table-cell>
              <table:table-cell office:value-type="float" office:value="11.78">
                <text:p>11.78</text:p>
              </table:table-cell>
              <table:table-cell office:value-type="float" office:value="44.882">
                <text:p>44.8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.663">
                <text:p>52.663</text:p>
              </table:table-cell>
              <table:table-cell office:value-type="float" office:value="36.891">
                <text:p>36.891</text:p>
              </table:table-cell>
              <table:table-cell office:value-type="float" office:value="17.246">
                <text:p>17.246</text:p>
              </table:table-cell>
              <table:table-cell office:value-type="float" office:value="24.106">
                <text:p>24.1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.873">
                <text:p>74.873</text:p>
              </table:table-cell>
              <table:table-cell office:value-type="float" office:value="52.186">
                <text:p>52.186</text:p>
              </table:table-cell>
              <table:table-cell office:value-type="float" office:value="23.369">
                <text:p>23.369</text:p>
              </table:table-cell>
              <table:table-cell office:value-type="float" office:value="38.391">
                <text:p>38.3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031">
                <text:p>105.031</text:p>
              </table:table-cell>
              <table:table-cell office:value-type="float" office:value="56.561">
                <text:p>56.561</text:p>
              </table:table-cell>
              <table:table-cell office:value-type="float" office:value="31.17">
                <text:p>31.17</text:p>
              </table:table-cell>
              <table:table-cell office:value-type="float" office:value="56.979">
                <text:p>56.9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5.81">
                <text:p>145.81</text:p>
              </table:table-cell>
              <table:table-cell office:value-type="float" office:value="140.932">
                <text:p>140.932</text:p>
              </table:table-cell>
              <table:table-cell office:value-type="float" office:value="38.293">
                <text:p>38.293</text:p>
              </table:table-cell>
              <table:table-cell office:value-type="float" office:value="44.051">
                <text:p>44.0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8.141">
                <text:p>148.141</text:p>
              </table:table-cell>
              <table:table-cell office:value-type="float" office:value="82.109">
                <text:p>82.109</text:p>
              </table:table-cell>
              <table:table-cell office:value-type="float" office:value="52.069">
                <text:p>52.069</text:p>
              </table:table-cell>
              <table:table-cell office:value-type="float" office:value="91.979">
                <text:p>91.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2.145">
                <text:p>172.145</text:p>
              </table:table-cell>
              <table:table-cell office:value-type="float" office:value="101.027">
                <text:p>101.027</text:p>
              </table:table-cell>
              <table:table-cell office:value-type="float" office:value="58.307">
                <text:p>58.307</text:p>
              </table:table-cell>
              <table:table-cell office:value-type="float" office:value="108.173">
                <text:p>108.1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3.952">
                <text:p>193.952</text:p>
              </table:table-cell>
              <table:table-cell office:value-type="float" office:value="87.617">
                <text:p>87.617</text:p>
              </table:table-cell>
              <table:table-cell office:value-type="float" office:value="62.725">
                <text:p>62.725</text:p>
              </table:table-cell>
              <table:table-cell office:value-type="float" office:value="73.586">
                <text:p>73.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7.678">
                <text:p>217.678</text:p>
              </table:table-cell>
              <table:table-cell office:value-type="float" office:value="115.051">
                <text:p>115.051</text:p>
              </table:table-cell>
              <table:table-cell office:value-type="float" office:value="73.023">
                <text:p>73.023</text:p>
              </table:table-cell>
              <table:table-cell office:value-type="float" office:value="102.209">
                <text:p>102.2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3cm" svg:y="1.273cm" chart:style-name="ch3">
          <text:p>High Workload, RPO≈10ms</text:p>
        </chart:subtitle>
        <chart:legend chart:legend-position="end" svg:x="11.631cm" svg:y="2.453cm" style:legend-expansion="high" chart:style-name="ch4"/>
        <chart:plot-area chart:style-name="ch5" table:cell-range-address="Charts_005.B20:Charts_005.B29 Charts_005.J19:Charts_005.J29 Charts_005.U19:Charts_005.U29 Charts_005.AF19:Charts_005.AF29 Charts_005.AQ19:Charts_005.AQ29 Charts_005.BQ19:Charts_005.BQ29 Charts_005.CB19:Charts_005.CB29 Charts_005.CM19:Charts_005.CM29 Charts_005.CX19:Charts_005.CX29" chart:data-source-has-labels="both" svg:x="1.33cm" svg:y="2.135cm" svg:width="9.982cm" svg:height="5.696cm">
          <chartooo:coordinate-region svg:x="1.951cm" svg:y="2.334cm" svg:width="9.081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J20:Charts_005.J29" chart:label-cell-address="Charts_005.J19:Charts_005.J19" chart:class="chart:line">
            <chart:data-point chart:repeated="10"/>
          </chart:series>
          <chart:series chart:attached-axis="primary-y" chart:style-name="ch14" chart:values-cell-range-address="Charts_005.U20:Charts_005.U29" chart:label-cell-address="Charts_005.U19:Charts_005.U19" chart:class="chart:line">
            <chart:data-point chart:repeated="10"/>
          </chart:series>
          <chart:series chart:attached-axis="primary-y" chart:style-name="ch15" chart:values-cell-range-address="Charts_005.AF20:Charts_005.AF29" chart:label-cell-address="Charts_005.AF19:Charts_005.AF19" chart:class="chart:line">
            <chart:data-point chart:repeated="10"/>
          </chart:series>
          <chart:series chart:attached-axis="primary-y" chart:style-name="ch16" chart:values-cell-range-address="Charts_005.AQ20:Charts_005.AQ29" chart:label-cell-address="Charts_005.AQ19:Charts_005.AQ19" chart:class="chart:line">
            <chart:data-point chart:repeated="10"/>
          </chart:series>
          <chart:series chart:attached-axis="primary-y" chart:style-name="ch17" chart:values-cell-range-address="Charts_005.BQ20:Charts_005.BQ29" chart:label-cell-address="Charts_005.BQ19:Charts_005.BQ19" chart:class="chart:line">
            <chart:data-point chart:repeated="10"/>
          </chart:series>
          <chart:series chart:attached-axis="primary-y" chart:style-name="ch18" chart:values-cell-range-address="Charts_005.CB20:Charts_005.CB29" chart:label-cell-address="Charts_005.CB19:Charts_005.CB19" chart:class="chart:line">
            <chart:data-point chart:repeated="10"/>
          </chart:series>
          <chart:series chart:attached-axis="primary-y" chart:style-name="ch19" chart:values-cell-range-address="Charts_005.CM20:Charts_005.CM29" chart:label-cell-address="Charts_005.CM19:Charts_005.CM19" chart:class="chart:line">
            <chart:data-point chart:repeated="10"/>
          </chart:series>
          <chart:series chart:attached-axis="primary-y" chart:style-name="ch20" chart:values-cell-range-address="Charts_005.CX20:Charts_005.CX29" chart:label-cell-address="Charts_005.CX19:Charts_005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5.J19:Charts_005.J19</svg:desc>
                </draw:g>
              </table:table-cell>
              <table:table-cell office:value-type="string">
                <text:p>T/tx_begin/95th%</text:p>
                <draw:g>
                  <svg:desc>Charts_005.U19:Charts_005.U19</svg:desc>
                </draw:g>
              </table:table-cell>
              <table:table-cell office:value-type="string">
                <text:p>T/tx_commit/95th%</text:p>
                <draw:g>
                  <svg:desc>Charts_005.AF19:Charts_005.AF19</svg:desc>
                </draw:g>
              </table:table-cell>
              <table:table-cell office:value-type="string">
                <text:p>T/tx_close/95th%</text:p>
                <draw:g>
                  <svg:desc>Charts_005.AQ19:Charts_005.AQ19</svg:desc>
                </draw:g>
              </table:table-cell>
              <table:table-cell office:value-type="string">
                <text:p>J/tx_open/95th%</text:p>
                <draw:g>
                  <svg:desc>Charts_005.BQ19:Charts_005.BQ19</svg:desc>
                </draw:g>
              </table:table-cell>
              <table:table-cell office:value-type="string">
                <text:p>J/tx_begin/95th%</text:p>
                <draw:g>
                  <svg:desc>Charts_005.CB19:Charts_005.CB19</svg:desc>
                </draw:g>
              </table:table-cell>
              <table:table-cell office:value-type="string">
                <text:p>J/tx_commit/95th%</text:p>
                <draw:g>
                  <svg:desc>Charts_005.CM19:Charts_005.CM19</svg:desc>
                </draw:g>
              </table:table-cell>
              <table:table-cell office:value-type="string">
                <text:p>J/tx_close/95th%</text:p>
                <draw:g>
                  <svg:desc>Charts_005.CX19:Charts_005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5.176">
                <text:p>5.176</text:p>
                <draw:g>
                  <svg:desc>Charts_005.J20:Charts_005.J29</svg:desc>
                </draw:g>
              </table:table-cell>
              <table:table-cell office:value-type="float" office:value="4.302">
                <text:p>4.302</text:p>
                <draw:g>
                  <svg:desc>Charts_005.U20:Charts_005.U29</svg:desc>
                </draw:g>
              </table:table-cell>
              <table:table-cell office:value-type="float" office:value="5.672">
                <text:p>5.672</text:p>
                <draw:g>
                  <svg:desc>Charts_005.AF20:Charts_005.AF29</svg:desc>
                </draw:g>
              </table:table-cell>
              <table:table-cell office:value-type="float" office:value="4.34">
                <text:p>4.34</text:p>
                <draw:g>
                  <svg:desc>Charts_005.AQ20:Charts_005.AQ29</svg:desc>
                </draw:g>
              </table:table-cell>
              <table:table-cell office:value-type="float" office:value="1.821">
                <text:p>1.821</text:p>
                <draw:g>
                  <svg:desc>Charts_005.BQ20:Charts_005.BQ29</svg:desc>
                </draw:g>
              </table:table-cell>
              <table:table-cell office:value-type="float" office:value="1.03">
                <text:p>1.03</text:p>
                <draw:g>
                  <svg:desc>Charts_005.CB20:Charts_005.CB29</svg:desc>
                </draw:g>
              </table:table-cell>
              <table:table-cell office:value-type="float" office:value="1.761">
                <text:p>1.761</text:p>
                <draw:g>
                  <svg:desc>Charts_005.CM20:Charts_005.CM29</svg:desc>
                </draw:g>
              </table:table-cell>
              <table:table-cell office:value-type="float" office:value="0.949">
                <text:p>0.949</text:p>
                <draw:g>
                  <svg:desc>Charts_005.CX20:Charts_005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05">
                <text:p>6.105</text:p>
              </table:table-cell>
              <table:table-cell office:value-type="float" office:value="4.945">
                <text:p>4.945</text:p>
              </table:table-cell>
              <table:table-cell office:value-type="float" office:value="7.008">
                <text:p>7.008</text:p>
              </table:table-cell>
              <table:table-cell office:value-type="float" office:value="4.966">
                <text:p>4.966</text:p>
              </table:table-cell>
              <table:table-cell office:value-type="float" office:value="2.172">
                <text:p>2.172</text:p>
              </table:table-cell>
              <table:table-cell office:value-type="float" office:value="1.334">
                <text:p>1.334</text:p>
              </table:table-cell>
              <table:table-cell office:value-type="float" office:value="2.461">
                <text:p>2.461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939">
                <text:p>6.939</text:p>
              </table:table-cell>
              <table:table-cell office:value-type="float" office:value="5.841">
                <text:p>5.841</text:p>
              </table:table-cell>
              <table:table-cell office:value-type="float" office:value="7.779">
                <text:p>7.779</text:p>
              </table:table-cell>
              <table:table-cell office:value-type="float" office:value="5.753">
                <text:p>5.753</text:p>
              </table:table-cell>
              <table:table-cell office:value-type="float" office:value="3.353">
                <text:p>3.353</text:p>
              </table:table-cell>
              <table:table-cell office:value-type="float" office:value="2.218">
                <text:p>2.218</text:p>
              </table:table-cell>
              <table:table-cell office:value-type="float" office:value="4.136">
                <text:p>4.136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206">
                <text:p>8.206</text:p>
              </table:table-cell>
              <table:table-cell office:value-type="float" office:value="7.131">
                <text:p>7.131</text:p>
              </table:table-cell>
              <table:table-cell office:value-type="float" office:value="9.033">
                <text:p>9.033</text:p>
              </table:table-cell>
              <table:table-cell office:value-type="float" office:value="6.904">
                <text:p>6.904</text:p>
              </table:table-cell>
              <table:table-cell office:value-type="float" office:value="6.196">
                <text:p>6.196</text:p>
              </table:table-cell>
              <table:table-cell office:value-type="float" office:value="4.125">
                <text:p>4.125</text:p>
              </table:table-cell>
              <table:table-cell office:value-type="float" office:value="7.332">
                <text:p>7.332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962">
                <text:p>8.962</text:p>
              </table:table-cell>
              <table:table-cell office:value-type="float" office:value="7.952">
                <text:p>7.952</text:p>
              </table:table-cell>
              <table:table-cell office:value-type="float" office:value="9.891">
                <text:p>9.891</text:p>
              </table:table-cell>
              <table:table-cell office:value-type="float" office:value="7.546">
                <text:p>7.546</text:p>
              </table:table-cell>
              <table:table-cell office:value-type="float" office:value="11.308">
                <text:p>11.308</text:p>
              </table:table-cell>
              <table:table-cell office:value-type="float" office:value="6.279">
                <text:p>6.279</text:p>
              </table:table-cell>
              <table:table-cell office:value-type="float" office:value="10.728">
                <text:p>10.728</text:p>
              </table:table-cell>
              <table:table-cell office:value-type="float" office:value="5.825">
                <text:p>5.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723">
                <text:p>11.723</text:p>
              </table:table-cell>
              <table:table-cell office:value-type="float" office:value="9.539">
                <text:p>9.539</text:p>
              </table:table-cell>
              <table:table-cell office:value-type="float" office:value="12.707">
                <text:p>12.707</text:p>
              </table:table-cell>
              <table:table-cell office:value-type="float" office:value="8.778">
                <text:p>8.778</text:p>
              </table:table-cell>
              <table:table-cell office:value-type="float" office:value="20.091">
                <text:p>20.091</text:p>
              </table:table-cell>
              <table:table-cell office:value-type="float" office:value="8.893">
                <text:p>8.893</text:p>
              </table:table-cell>
              <table:table-cell office:value-type="float" office:value="14.828">
                <text:p>14.828</text:p>
              </table:table-cell>
              <table:table-cell office:value-type="float" office:value="8.265">
                <text:p>8.2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506">
                <text:p>13.506</text:p>
              </table:table-cell>
              <table:table-cell office:value-type="float" office:value="10.548">
                <text:p>10.548</text:p>
              </table:table-cell>
              <table:table-cell office:value-type="float" office:value="13.676">
                <text:p>13.676</text:p>
              </table:table-cell>
              <table:table-cell office:value-type="float" office:value="9.646">
                <text:p>9.646</text:p>
              </table:table-cell>
              <table:table-cell office:value-type="float" office:value="29.897">
                <text:p>29.897</text:p>
              </table:table-cell>
              <table:table-cell office:value-type="float" office:value="10.441">
                <text:p>10.441</text:p>
              </table:table-cell>
              <table:table-cell office:value-type="float" office:value="17.941">
                <text:p>17.941</text:p>
              </table:table-cell>
              <table:table-cell office:value-type="float" office:value="10.012">
                <text:p>10.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.548">
                <text:p>17.548</text:p>
              </table:table-cell>
              <table:table-cell office:value-type="float" office:value="12.078">
                <text:p>12.078</text:p>
              </table:table-cell>
              <table:table-cell office:value-type="float" office:value="16.028">
                <text:p>16.028</text:p>
              </table:table-cell>
              <table:table-cell office:value-type="float" office:value="11.024">
                <text:p>11.024</text:p>
              </table:table-cell>
              <table:table-cell office:value-type="float" office:value="42.053">
                <text:p>42.053</text:p>
              </table:table-cell>
              <table:table-cell office:value-type="float" office:value="11.044">
                <text:p>11.044</text:p>
              </table:table-cell>
              <table:table-cell office:value-type="float" office:value="18.228">
                <text:p>18.228</text:p>
              </table:table-cell>
              <table:table-cell office:value-type="float" office:value="10.598">
                <text:p>10.5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389">
                <text:p>21.389</text:p>
              </table:table-cell>
              <table:table-cell office:value-type="float" office:value="13.775">
                <text:p>13.775</text:p>
              </table:table-cell>
              <table:table-cell office:value-type="float" office:value="18.902">
                <text:p>18.902</text:p>
              </table:table-cell>
              <table:table-cell office:value-type="float" office:value="12.848">
                <text:p>12.848</text:p>
              </table:table-cell>
              <table:table-cell office:value-type="float" office:value="59.262">
                <text:p>59.262</text:p>
              </table:table-cell>
              <table:table-cell office:value-type="float" office:value="11.538">
                <text:p>11.538</text:p>
              </table:table-cell>
              <table:table-cell office:value-type="float" office:value="19.371">
                <text:p>19.371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553">
                <text:p>25.553</text:p>
              </table:table-cell>
              <table:table-cell office:value-type="float" office:value="14.97">
                <text:p>14.97</text:p>
              </table:table-cell>
              <table:table-cell office:value-type="float" office:value="20.132">
                <text:p>20.132</text:p>
              </table:table-cell>
              <table:table-cell office:value-type="float" office:value="13.797">
                <text:p>13.797</text:p>
              </table:table-cell>
              <table:table-cell office:value-type="float" office:value="73.228">
                <text:p>73.228</text:p>
              </table:table-cell>
              <table:table-cell office:value-type="float" office:value="12.22">
                <text:p>12.22</text:p>
              </table:table-cell>
              <table:table-cell office:value-type="float" office:value="21.334">
                <text:p>21.334</text:p>
              </table:table-cell>
              <table:table-cell office:value-type="float" office:value="12.121">
                <text:p>12.1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3cm" svg:y="1.273cm" chart:style-name="ch3">
          <text:p>High Workload, RPO≈10ms</text:p>
        </chart:subtitle>
        <chart:legend chart:legend-position="bottom" svg:x="2.896cm" svg:y="8.392cm" style:legend-expansion="wide" chart:style-name="ch4"/>
        <chart:plot-area chart:style-name="ch5" table:cell-range-address="Charts_005.B20:Charts_005.B29 Charts_005.BB19:Charts_005.BB29 Charts_005.BG19:Charts_005.BG29 Charts_005.DI19:Charts_005.DI29 Charts_005.DN19:Charts_005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5.BB20:Charts_005.BB29" chart:label-cell-address="Charts_005.BB19:Charts_005.BB19" chart:class="chart:line">
            <chart:data-point chart:repeated="10"/>
          </chart:series>
          <chart:series chart:attached-axis="secondary-y" chart:style-name="ch14" chart:values-cell-range-address="Charts_005.BG20:Charts_005.BG29" chart:label-cell-address="Charts_005.BG19:Charts_005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5.DI20:Charts_005.DI29" chart:label-cell-address="Charts_005.DI19:Charts_005.DI19" chart:class="chart:line">
            <chart:data-point chart:repeated="10"/>
          </chart:series>
          <chart:series chart:attached-axis="secondary-y" chart:style-name="ch17" chart:values-cell-range-address="Charts_005.DN20:Charts_005.DN29" chart:label-cell-address="Charts_005.DN19:Charts_005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5.BB19:Charts_005.BB19</svg:desc>
                </draw:g>
              </table:table-cell>
              <table:table-cell office:value-type="string">
                <text:p>T/tps</text:p>
                <draw:g>
                  <svg:desc>Charts_005.BG19:Charts_005.BG19</svg:desc>
                </draw:g>
              </table:table-cell>
              <table:table-cell office:value-type="string">
                <text:p>J/total/95th%</text:p>
                <draw:g>
                  <svg:desc>Charts_005.DI19:Charts_005.DI19</svg:desc>
                </draw:g>
              </table:table-cell>
              <table:table-cell office:value-type="string">
                <text:p>J/tps</text:p>
                <draw:g>
                  <svg:desc>Charts_005.DN19:Charts_005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12.831">
                <text:p>12.831</text:p>
                <draw:g>
                  <svg:desc>Charts_005.BB20:Charts_005.BB29</svg:desc>
                </draw:g>
              </table:table-cell>
              <table:table-cell office:value-type="float" office:value="443.766">
                <text:p>443.766</text:p>
                <draw:g>
                  <svg:desc>Charts_005.BG20:Charts_005.BG29</svg:desc>
                </draw:g>
              </table:table-cell>
              <table:table-cell office:value-type="float" office:value="5.039">
                <text:p>5.039</text:p>
                <draw:g>
                  <svg:desc>Charts_005.DI20:Charts_005.DI29</svg:desc>
                </draw:g>
              </table:table-cell>
              <table:table-cell office:value-type="float" office:value="536.528">
                <text:p>536.528</text:p>
                <draw:g>
                  <svg:desc>Charts_005.DN20:Charts_005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79">
                <text:p>14.79</text:p>
              </table:table-cell>
              <table:table-cell office:value-type="float" office:value="830.839">
                <text:p>830.839</text:p>
              </table:table-cell>
              <table:table-cell office:value-type="float" office:value="7.301">
                <text:p>7.301</text:p>
              </table:table-cell>
              <table:table-cell office:value-type="float" office:value="1031.217">
                <text:p>1031.2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935">
                <text:p>16.935</text:p>
              </table:table-cell>
              <table:table-cell office:value-type="float" office:value="1215.588">
                <text:p>1215.588</text:p>
              </table:table-cell>
              <table:table-cell office:value-type="float" office:value="12.111">
                <text:p>12.111</text:p>
              </table:table-cell>
              <table:table-cell office:value-type="float" office:value="1405.537">
                <text:p>1405.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772">
                <text:p>20.772</text:p>
              </table:table-cell>
              <table:table-cell office:value-type="float" office:value="1443.837">
                <text:p>1443.837</text:p>
              </table:table-cell>
              <table:table-cell office:value-type="float" office:value="20.7">
                <text:p>20.7</text:p>
              </table:table-cell>
              <table:table-cell office:value-type="float" office:value="1571.624">
                <text:p>1571.6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935">
                <text:p>22.935</text:p>
              </table:table-cell>
              <table:table-cell office:value-type="float" office:value="1741.635">
                <text:p>1741.635</text:p>
              </table:table-cell>
              <table:table-cell office:value-type="float" office:value="30.19">
                <text:p>30.19</text:p>
              </table:table-cell>
              <table:table-cell office:value-type="float" office:value="1669.577">
                <text:p>1669.5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.878">
                <text:p>29.878</text:p>
              </table:table-cell>
              <table:table-cell office:value-type="float" office:value="1830.122">
                <text:p>1830.122</text:p>
              </table:table-cell>
              <table:table-cell office:value-type="float" office:value="45.802">
                <text:p>45.802</text:p>
              </table:table-cell>
              <table:table-cell office:value-type="float" office:value="1630.273">
                <text:p>1630.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.058">
                <text:p>33.058</text:p>
              </table:table-cell>
              <table:table-cell office:value-type="float" office:value="1986.283">
                <text:p>1986.283</text:p>
              </table:table-cell>
              <table:table-cell office:value-type="float" office:value="57.549">
                <text:p>57.549</text:p>
              </table:table-cell>
              <table:table-cell office:value-type="float" office:value="1680.095">
                <text:p>1680.0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.704">
                <text:p>39.704</text:p>
              </table:table-cell>
              <table:table-cell office:value-type="float" office:value="2055.997">
                <text:p>2055.997</text:p>
              </table:table-cell>
              <table:table-cell office:value-type="float" office:value="70.416">
                <text:p>70.416</text:p>
              </table:table-cell>
              <table:table-cell office:value-type="float" office:value="1691.426">
                <text:p>1691.4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7.372">
                <text:p>47.372</text:p>
              </table:table-cell>
              <table:table-cell office:value-type="float" office:value="2028.835">
                <text:p>2028.835</text:p>
              </table:table-cell>
              <table:table-cell office:value-type="float" office:value="88.449">
                <text:p>88.449</text:p>
              </table:table-cell>
              <table:table-cell office:value-type="float" office:value="1657.135">
                <text:p>1657.1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1.645">
                <text:p>51.645</text:p>
              </table:table-cell>
              <table:table-cell office:value-type="float" office:value="2136.043">
                <text:p>2136.043</text:p>
              </table:table-cell>
              <table:table-cell office:value-type="float" office:value="101.085">
                <text:p>101.085</text:p>
              </table:table-cell>
              <table:table-cell office:value-type="float" office:value="1650.632">
                <text:p>1650.63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53cm" svg:y="1.273cm" chart:style-name="ch3">
          <text:p>High Workload, RPO≈10ms</text:p>
        </chart:subtitle>
        <chart:legend chart:legend-position="end" svg:x="12.583cm" svg:y="2.453cm" style:legend-expansion="high" chart:style-name="ch4"/>
        <chart:plot-area chart:style-name="ch5" table:cell-range-address="Charts_005.B20:Charts_005.B29 Charts_005.AW19:Charts_005.AY29 Charts_005.BB19:Charts_005.BB29 Charts_005.DD19:Charts_005.DF29 Charts_005.DI19:Charts_005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AW20:Charts_005.AW29" chart:label-cell-address="Charts_005.AW19:Charts_005.AW19" chart:class="chart:line">
            <chart:data-point chart:repeated="10"/>
          </chart:series>
          <chart:series chart:attached-axis="primary-y" chart:style-name="ch14" chart:values-cell-range-address="Charts_005.AX20:Charts_005.AX29" chart:label-cell-address="Charts_005.AX19:Charts_005.AX19" chart:class="chart:line">
            <chart:data-point chart:repeated="10"/>
          </chart:series>
          <chart:series chart:attached-axis="primary-y" chart:style-name="ch15" chart:values-cell-range-address="Charts_005.AY20:Charts_005.AY29" chart:label-cell-address="Charts_005.AY19:Charts_005.AY19" chart:class="chart:line">
            <chart:data-point chart:repeated="10"/>
          </chart:series>
          <chart:series chart:attached-axis="primary-y" chart:style-name="ch16" chart:values-cell-range-address="Charts_005.BB20:Charts_005.BB29" chart:label-cell-address="Charts_005.BB19:Charts_005.BB19" chart:class="chart:line">
            <chart:data-point chart:repeated="10"/>
          </chart:series>
          <chart:series chart:attached-axis="primary-y" chart:style-name="ch17" chart:values-cell-range-address="Charts_005.DD20:Charts_005.DD29" chart:label-cell-address="Charts_005.DD19:Charts_005.DD19" chart:class="chart:line">
            <chart:data-point chart:repeated="10"/>
          </chart:series>
          <chart:series chart:attached-axis="primary-y" chart:style-name="ch18" chart:values-cell-range-address="Charts_005.DE20:Charts_005.DE29" chart:label-cell-address="Charts_005.DE19:Charts_005.DE19" chart:class="chart:line">
            <chart:data-point chart:repeated="10"/>
          </chart:series>
          <chart:series chart:attached-axis="primary-y" chart:style-name="ch19" chart:values-cell-range-address="Charts_005.DF20:Charts_005.DF29" chart:label-cell-address="Charts_005.DF19:Charts_005.DF19" chart:class="chart:line">
            <chart:data-point chart:repeated="10"/>
          </chart:series>
          <chart:series chart:attached-axis="primary-y" chart:style-name="ch20" chart:values-cell-range-address="Charts_005.DI20:Charts_005.DI29" chart:label-cell-address="Charts_005.DI19:Charts_005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5.AW19:Charts_005.AW19</svg:desc>
                </draw:g>
              </table:table-cell>
              <table:table-cell office:value-type="string">
                <text:p>T/total/50th%</text:p>
                <draw:g>
                  <svg:desc>Charts_005.AX19:Charts_005.AX19</svg:desc>
                </draw:g>
              </table:table-cell>
              <table:table-cell office:value-type="string">
                <text:p>T/total/75th%</text:p>
                <draw:g>
                  <svg:desc>Charts_005.AY19:Charts_005.AY19</svg:desc>
                </draw:g>
              </table:table-cell>
              <table:table-cell office:value-type="string">
                <text:p>T/total/95th%</text:p>
                <draw:g>
                  <svg:desc>Charts_005.BB19:Charts_005.BB19</svg:desc>
                </draw:g>
              </table:table-cell>
              <table:table-cell office:value-type="string">
                <text:p>J/total/25th%</text:p>
                <draw:g>
                  <svg:desc>Charts_005.DD19:Charts_005.DD19</svg:desc>
                </draw:g>
              </table:table-cell>
              <table:table-cell office:value-type="string">
                <text:p>J/total/50th%</text:p>
                <draw:g>
                  <svg:desc>Charts_005.DE19:Charts_005.DE19</svg:desc>
                </draw:g>
              </table:table-cell>
              <table:table-cell office:value-type="string">
                <text:p>J/total/75th%</text:p>
                <draw:g>
                  <svg:desc>Charts_005.DF19:Charts_005.DF19</svg:desc>
                </draw:g>
              </table:table-cell>
              <table:table-cell office:value-type="string">
                <text:p>J/total/95th%</text:p>
                <draw:g>
                  <svg:desc>Charts_005.DI19:Charts_005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5.729">
                <text:p>5.729</text:p>
                <draw:g>
                  <svg:desc>Charts_005.AW20:Charts_005.AW29</svg:desc>
                </draw:g>
              </table:table-cell>
              <table:table-cell office:value-type="float" office:value="7.264">
                <text:p>7.264</text:p>
                <draw:g>
                  <svg:desc>Charts_005.AX20:Charts_005.AX29</svg:desc>
                </draw:g>
              </table:table-cell>
              <table:table-cell office:value-type="float" office:value="9.504">
                <text:p>9.504</text:p>
                <draw:g>
                  <svg:desc>Charts_005.AY20:Charts_005.AY29</svg:desc>
                </draw:g>
              </table:table-cell>
              <table:table-cell office:value-type="float" office:value="12.831">
                <text:p>12.831</text:p>
                <draw:g>
                  <svg:desc>Charts_005.BB20:Charts_005.BB29</svg:desc>
                </draw:g>
              </table:table-cell>
              <table:table-cell office:value-type="float" office:value="3.37">
                <text:p>3.37</text:p>
                <draw:g>
                  <svg:desc>Charts_005.DD20:Charts_005.DD29</svg:desc>
                </draw:g>
              </table:table-cell>
              <table:table-cell office:value-type="float" office:value="3.644">
                <text:p>3.644</text:p>
                <draw:g>
                  <svg:desc>Charts_005.DE20:Charts_005.DE29</svg:desc>
                </draw:g>
              </table:table-cell>
              <table:table-cell office:value-type="float" office:value="4.007">
                <text:p>4.007</text:p>
                <draw:g>
                  <svg:desc>Charts_005.DF20:Charts_005.DF29</svg:desc>
                </draw:g>
              </table:table-cell>
              <table:table-cell office:value-type="float" office:value="5.039">
                <text:p>5.039</text:p>
                <draw:g>
                  <svg:desc>Charts_005.DI20:Charts_005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84">
                <text:p>6.084</text:p>
              </table:table-cell>
              <table:table-cell office:value-type="float" office:value="7.925">
                <text:p>7.925</text:p>
              </table:table-cell>
              <table:table-cell office:value-type="float" office:value="10.26">
                <text:p>10.26</text:p>
              </table:table-cell>
              <table:table-cell office:value-type="float" office:value="14.79">
                <text:p>14.79</text:p>
              </table:table-cell>
              <table:table-cell office:value-type="float" office:value="3.571">
                <text:p>3.571</text:p>
              </table:table-cell>
              <table:table-cell office:value-type="float" office:value="3.952">
                <text:p>3.952</text:p>
              </table:table-cell>
              <table:table-cell office:value-type="float" office:value="4.503">
                <text:p>4.503</text:p>
              </table:table-cell>
              <table:table-cell office:value-type="float" office:value="7.301">
                <text:p>7.3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77">
                <text:p>6.777</text:p>
              </table:table-cell>
              <table:table-cell office:value-type="float" office:value="9.042">
                <text:p>9.042</text:p>
              </table:table-cell>
              <table:table-cell office:value-type="float" office:value="11.645">
                <text:p>11.645</text:p>
              </table:table-cell>
              <table:table-cell office:value-type="float" office:value="16.935">
                <text:p>16.935</text:p>
              </table:table-cell>
              <table:table-cell office:value-type="float" office:value="4.426">
                <text:p>4.426</text:p>
              </table:table-cell>
              <table:table-cell office:value-type="float" office:value="5.177">
                <text:p>5.177</text:p>
              </table:table-cell>
              <table:table-cell office:value-type="float" office:value="6.271">
                <text:p>6.271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046">
                <text:p>8.046</text:p>
              </table:table-cell>
              <table:table-cell office:value-type="float" office:value="10.843">
                <text:p>10.843</text:p>
              </table:table-cell>
              <table:table-cell office:value-type="float" office:value="14.108">
                <text:p>14.108</text:p>
              </table:table-cell>
              <table:table-cell office:value-type="float" office:value="20.772">
                <text:p>20.772</text:p>
              </table:table-cell>
              <table:table-cell office:value-type="float" office:value="6.661">
                <text:p>6.661</text:p>
              </table:table-cell>
              <table:table-cell office:value-type="float" office:value="8.434">
                <text:p>8.434</text:p>
              </table:table-cell>
              <table:table-cell office:value-type="float" office:value="10.895">
                <text:p>10.89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89">
                <text:p>9.289</text:p>
              </table:table-cell>
              <table:table-cell office:value-type="float" office:value="12.434">
                <text:p>12.434</text:p>
              </table:table-cell>
              <table:table-cell office:value-type="float" office:value="16.077">
                <text:p>16.077</text:p>
              </table:table-cell>
              <table:table-cell office:value-type="float" office:value="22.935">
                <text:p>22.935</text:p>
              </table:table-cell>
              <table:table-cell office:value-type="float" office:value="9.262">
                <text:p>9.262</text:p>
              </table:table-cell>
              <table:table-cell office:value-type="float" office:value="12.684">
                <text:p>12.684</text:p>
              </table:table-cell>
              <table:table-cell office:value-type="float" office:value="17.099">
                <text:p>17.099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506">
                <text:p>11.506</text:p>
              </table:table-cell>
              <table:table-cell office:value-type="float" office:value="15.61">
                <text:p>15.61</text:p>
              </table:table-cell>
              <table:table-cell office:value-type="float" office:value="20.537">
                <text:p>20.537</text:p>
              </table:table-cell>
              <table:table-cell office:value-type="float" office:value="29.878">
                <text:p>29.878</text:p>
              </table:table-cell>
              <table:table-cell office:value-type="float" office:value="11.886">
                <text:p>11.886</text:p>
              </table:table-cell>
              <table:table-cell office:value-type="float" office:value="18.075">
                <text:p>18.075</text:p>
              </table:table-cell>
              <table:table-cell office:value-type="float" office:value="25.63">
                <text:p>25.63</text:p>
              </table:table-cell>
              <table:table-cell office:value-type="float" office:value="45.802">
                <text:p>45.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396">
                <text:p>13.396</text:p>
              </table:table-cell>
              <table:table-cell office:value-type="float" office:value="18.032">
                <text:p>18.032</text:p>
              </table:table-cell>
              <table:table-cell office:value-type="float" office:value="23.386">
                <text:p>23.386</text:p>
              </table:table-cell>
              <table:table-cell office:value-type="float" office:value="33.058">
                <text:p>33.058</text:p>
              </table:table-cell>
              <table:table-cell office:value-type="float" office:value="14.404">
                <text:p>14.404</text:p>
              </table:table-cell>
              <table:table-cell office:value-type="float" office:value="22.868">
                <text:p>22.868</text:p>
              </table:table-cell>
              <table:table-cell office:value-type="float" office:value="33.516">
                <text:p>33.516</text:p>
              </table:table-cell>
              <table:table-cell office:value-type="float" office:value="57.549">
                <text:p>57.5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.906">
                <text:p>15.906</text:p>
              </table:table-cell>
              <table:table-cell office:value-type="float" office:value="21.514">
                <text:p>21.514</text:p>
              </table:table-cell>
              <table:table-cell office:value-type="float" office:value="27.977">
                <text:p>27.977</text:p>
              </table:table-cell>
              <table:table-cell office:value-type="float" office:value="39.704">
                <text:p>39.704</text:p>
              </table:table-cell>
              <table:table-cell office:value-type="float" office:value="16.653">
                <text:p>16.653</text:p>
              </table:table-cell>
              <table:table-cell office:value-type="float" office:value="27.485">
                <text:p>27.485</text:p>
              </table:table-cell>
              <table:table-cell office:value-type="float" office:value="41.119">
                <text:p>41.119</text:p>
              </table:table-cell>
              <table:table-cell office:value-type="float" office:value="70.416">
                <text:p>70.4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.631">
                <text:p>18.631</text:p>
              </table:table-cell>
              <table:table-cell office:value-type="float" office:value="25.151">
                <text:p>25.151</text:p>
              </table:table-cell>
              <table:table-cell office:value-type="float" office:value="32.728">
                <text:p>32.728</text:p>
              </table:table-cell>
              <table:table-cell office:value-type="float" office:value="47.372">
                <text:p>47.372</text:p>
              </table:table-cell>
              <table:table-cell office:value-type="float" office:value="18.277">
                <text:p>18.277</text:p>
              </table:table-cell>
              <table:table-cell office:value-type="float" office:value="32.567">
                <text:p>32.567</text:p>
              </table:table-cell>
              <table:table-cell office:value-type="float" office:value="51">
                <text:p>51</text:p>
              </table:table-cell>
              <table:table-cell office:value-type="float" office:value="88.449">
                <text:p>88.4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.05">
                <text:p>21.05</text:p>
              </table:table-cell>
              <table:table-cell office:value-type="float" office:value="28.368">
                <text:p>28.368</text:p>
              </table:table-cell>
              <table:table-cell office:value-type="float" office:value="36.87">
                <text:p>36.87</text:p>
              </table:table-cell>
              <table:table-cell office:value-type="float" office:value="51.645">
                <text:p>51.645</text:p>
              </table:table-cell>
              <table:table-cell office:value-type="float" office:value="21.392">
                <text:p>21.392</text:p>
              </table:table-cell>
              <table:table-cell office:value-type="float" office:value="38.334">
                <text:p>38.334</text:p>
              </table:table-cell>
              <table:table-cell office:value-type="float" office:value="60.887">
                <text:p>60.887</text:p>
              </table:table-cell>
              <table:table-cell office:value-type="float" office:value="101.085">
                <text:p>101.0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53cm" svg:y="1.273cm" chart:style-name="ch3">
          <text:p>High Workload, RPO≈10ms</text:p>
        </chart:subtitle>
        <chart:legend chart:legend-position="end" svg:x="11.763cm" svg:y="2.951cm" style:legend-expansion="high" chart:style-name="ch4"/>
        <chart:plot-area chart:style-name="ch5" table:cell-range-address="Charts_005.B20:Charts_005.B29 Charts_005.BE19:Charts_005.BF29 Charts_005.DL19:Charts_005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BE20:Charts_005.BE29" chart:label-cell-address="Charts_005.BE19:Charts_005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5.BF20:Charts_005.BF29" chart:label-cell-address="Charts_005.BF19:Charts_005.BF19" chart:class="chart:line">
            <chart:data-point chart:repeated="10"/>
          </chart:series>
          <chart:series chart:attached-axis="primary-y" chart:style-name="ch16" chart:values-cell-range-address="Charts_005.DL20:Charts_005.DL29" chart:label-cell-address="Charts_005.DL19:Charts_005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5.DM20:Charts_005.DM29" chart:label-cell-address="Charts_005.DM19:Charts_005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5.BE19:Charts_005.BE19</svg:desc>
                </draw:g>
              </table:table-cell>
              <table:table-cell office:value-type="string">
                <text:p>T/total/sd</text:p>
                <draw:g>
                  <svg:desc>Charts_005.BF19:Charts_005.BF19</svg:desc>
                </draw:g>
              </table:table-cell>
              <table:table-cell office:value-type="string">
                <text:p>J/total/avg</text:p>
                <draw:g>
                  <svg:desc>Charts_005.DL19:Charts_005.DL19</svg:desc>
                </draw:g>
              </table:table-cell>
              <table:table-cell office:value-type="string">
                <text:p>J/total/sd</text:p>
                <draw:g>
                  <svg:desc>Charts_005.DM19:Charts_005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7.723">
                <text:p>7.723</text:p>
                <draw:g>
                  <svg:desc>Charts_005.BE20:Charts_005.BE29</svg:desc>
                </draw:g>
              </table:table-cell>
              <table:table-cell office:value-type="float" office:value="3.234">
                <text:p>3.234</text:p>
                <draw:g>
                  <svg:desc>Charts_005.BF20:Charts_005.BF29</svg:desc>
                </draw:g>
              </table:table-cell>
              <table:table-cell office:value-type="float" office:value="4.106">
                <text:p>4.106</text:p>
                <draw:g>
                  <svg:desc>Charts_005.DL20:Charts_005.DL29</svg:desc>
                </draw:g>
              </table:table-cell>
              <table:table-cell office:value-type="float" office:value="5.076">
                <text:p>5.076</text:p>
                <draw:g>
                  <svg:desc>Charts_005.DM20:Charts_005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455">
                <text:p>9.455</text:p>
              </table:table-cell>
              <table:table-cell office:value-type="float" office:value="29.556">
                <text:p>29.556</text:p>
              </table:table-cell>
              <table:table-cell office:value-type="float" office:value="4.645">
                <text:p>4.645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796">
                <text:p>9.796</text:p>
              </table:table-cell>
              <table:table-cell office:value-type="float" office:value="6.778">
                <text:p>6.778</text:p>
              </table:table-cell>
              <table:table-cell office:value-type="float" office:value="6.451">
                <text:p>6.451</text:p>
              </table:table-cell>
              <table:table-cell office:value-type="float" office:value="6.541">
                <text:p>6.5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466">
                <text:p>12.466</text:p>
              </table:table-cell>
              <table:table-cell office:value-type="float" office:value="24.648">
                <text:p>24.648</text:p>
              </table:table-cell>
              <table:table-cell office:value-type="float" office:value="10.406">
                <text:p>10.406</text:p>
              </table:table-cell>
              <table:table-cell office:value-type="float" office:value="12.786">
                <text:p>12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624">
                <text:p>13.624</text:p>
              </table:table-cell>
              <table:table-cell office:value-type="float" office:value="12.642">
                <text:p>12.642</text:p>
              </table:table-cell>
              <table:table-cell office:value-type="float" office:value="14.912">
                <text:p>14.912</text:p>
              </table:table-cell>
              <table:table-cell office:value-type="float" office:value="11.094">
                <text:p>11.0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.127">
                <text:p>17.127</text:p>
              </table:table-cell>
              <table:table-cell office:value-type="float" office:value="12.21">
                <text:p>12.21</text:p>
              </table:table-cell>
              <table:table-cell office:value-type="float" office:value="21.477">
                <text:p>21.477</text:p>
              </table:table-cell>
              <table:table-cell office:value-type="float" office:value="19.236">
                <text:p>19.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439">
                <text:p>19.439</text:p>
              </table:table-cell>
              <table:table-cell office:value-type="float" office:value="13.967">
                <text:p>13.967</text:p>
              </table:table-cell>
              <table:table-cell office:value-type="float" office:value="26.411">
                <text:p>26.411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.098">
                <text:p>23.098</text:p>
              </table:table-cell>
              <table:table-cell office:value-type="float" office:value="14.878">
                <text:p>14.878</text:p>
              </table:table-cell>
              <table:table-cell office:value-type="float" office:value="31.992">
                <text:p>31.992</text:p>
              </table:table-cell>
              <table:table-cell office:value-type="float" office:value="22.366">
                <text:p>22.3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769">
                <text:p>27.769</text:p>
              </table:table-cell>
              <table:table-cell office:value-type="float" office:value="21.014">
                <text:p>21.014</text:p>
              </table:table-cell>
              <table:table-cell office:value-type="float" office:value="38.679">
                <text:p>38.679</text:p>
              </table:table-cell>
              <table:table-cell office:value-type="float" office:value="28.913">
                <text:p>28.9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272">
                <text:p>30.272</text:p>
              </table:table-cell>
              <table:table-cell office:value-type="float" office:value="18.689">
                <text:p>18.689</text:p>
              </table:table-cell>
              <table:table-cell office:value-type="float" office:value="45.019">
                <text:p>45.019</text:p>
              </table:table-cell>
              <table:table-cell office:value-type="float" office:value="31.809">
                <text:p>31.8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2cm" svg:y="1.273cm" chart:style-name="ch3">
          <text:p>Extreme Workload, RPO≈10ms</text:p>
        </chart:subtitle>
        <chart:legend chart:legend-position="end" svg:x="11.631cm" svg:y="2.453cm" style:legend-expansion="high" chart:style-name="ch4"/>
        <chart:plot-area chart:style-name="ch5" table:cell-range-address="Charts_006.B20:Charts_006.B29 Charts_006.J19:Charts_006.J29 Charts_006.U19:Charts_006.U29 Charts_006.AF19:Charts_006.AF29 Charts_006.AQ19:Charts_006.AQ29 Charts_006.BQ19:Charts_006.BQ29 Charts_006.CB19:Charts_006.CB29 Charts_006.CM19:Charts_006.CM29 Charts_006.CX19:Charts_006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J20:Charts_006.J29" chart:label-cell-address="Charts_006.J19:Charts_006.J19" chart:class="chart:line">
            <chart:data-point chart:repeated="10"/>
          </chart:series>
          <chart:series chart:attached-axis="primary-y" chart:style-name="ch14" chart:values-cell-range-address="Charts_006.U20:Charts_006.U29" chart:label-cell-address="Charts_006.U19:Charts_006.U19" chart:class="chart:line">
            <chart:data-point chart:repeated="10"/>
          </chart:series>
          <chart:series chart:attached-axis="primary-y" chart:style-name="ch15" chart:values-cell-range-address="Charts_006.AF20:Charts_006.AF29" chart:label-cell-address="Charts_006.AF19:Charts_006.AF19" chart:class="chart:line">
            <chart:data-point chart:repeated="10"/>
          </chart:series>
          <chart:series chart:attached-axis="primary-y" chart:style-name="ch16" chart:values-cell-range-address="Charts_006.AQ20:Charts_006.AQ29" chart:label-cell-address="Charts_006.AQ19:Charts_006.AQ19" chart:class="chart:line">
            <chart:data-point chart:repeated="10"/>
          </chart:series>
          <chart:series chart:attached-axis="primary-y" chart:style-name="ch17" chart:values-cell-range-address="Charts_006.BQ20:Charts_006.BQ29" chart:label-cell-address="Charts_006.BQ19:Charts_006.BQ19" chart:class="chart:line">
            <chart:data-point chart:repeated="10"/>
          </chart:series>
          <chart:series chart:attached-axis="primary-y" chart:style-name="ch18" chart:values-cell-range-address="Charts_006.CB20:Charts_006.CB29" chart:label-cell-address="Charts_006.CB19:Charts_006.CB19" chart:class="chart:line">
            <chart:data-point chart:repeated="10"/>
          </chart:series>
          <chart:series chart:attached-axis="primary-y" chart:style-name="ch19" chart:values-cell-range-address="Charts_006.CM20:Charts_006.CM29" chart:label-cell-address="Charts_006.CM19:Charts_006.CM19" chart:class="chart:line">
            <chart:data-point chart:repeated="10"/>
          </chart:series>
          <chart:series chart:attached-axis="primary-y" chart:style-name="ch20" chart:values-cell-range-address="Charts_006.CX20:Charts_006.CX29" chart:label-cell-address="Charts_006.CX19:Charts_006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6.J19:Charts_006.J19</svg:desc>
                </draw:g>
              </table:table-cell>
              <table:table-cell office:value-type="string">
                <text:p>T/tx_begin/95th%</text:p>
                <draw:g>
                  <svg:desc>Charts_006.U19:Charts_006.U19</svg:desc>
                </draw:g>
              </table:table-cell>
              <table:table-cell office:value-type="string">
                <text:p>T/tx_commit/95th%</text:p>
                <draw:g>
                  <svg:desc>Charts_006.AF19:Charts_006.AF19</svg:desc>
                </draw:g>
              </table:table-cell>
              <table:table-cell office:value-type="string">
                <text:p>T/tx_close/95th%</text:p>
                <draw:g>
                  <svg:desc>Charts_006.AQ19:Charts_006.AQ19</svg:desc>
                </draw:g>
              </table:table-cell>
              <table:table-cell office:value-type="string">
                <text:p>J/tx_open/95th%</text:p>
                <draw:g>
                  <svg:desc>Charts_006.BQ19:Charts_006.BQ19</svg:desc>
                </draw:g>
              </table:table-cell>
              <table:table-cell office:value-type="string">
                <text:p>J/tx_begin/95th%</text:p>
                <draw:g>
                  <svg:desc>Charts_006.CB19:Charts_006.CB19</svg:desc>
                </draw:g>
              </table:table-cell>
              <table:table-cell office:value-type="string">
                <text:p>J/tx_commit/95th%</text:p>
                <draw:g>
                  <svg:desc>Charts_006.CM19:Charts_006.CM19</svg:desc>
                </draw:g>
              </table:table-cell>
              <table:table-cell office:value-type="string">
                <text:p>J/tx_close/95th%</text:p>
                <draw:g>
                  <svg:desc>Charts_006.CX19:Charts_006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5.668">
                <text:p>5.668</text:p>
                <draw:g>
                  <svg:desc>Charts_006.J20:Charts_006.J29</svg:desc>
                </draw:g>
              </table:table-cell>
              <table:table-cell office:value-type="float" office:value="4.235">
                <text:p>4.235</text:p>
                <draw:g>
                  <svg:desc>Charts_006.U20:Charts_006.U29</svg:desc>
                </draw:g>
              </table:table-cell>
              <table:table-cell office:value-type="float" office:value="6.383">
                <text:p>6.383</text:p>
                <draw:g>
                  <svg:desc>Charts_006.AF20:Charts_006.AF29</svg:desc>
                </draw:g>
              </table:table-cell>
              <table:table-cell office:value-type="float" office:value="5.224">
                <text:p>5.224</text:p>
                <draw:g>
                  <svg:desc>Charts_006.AQ20:Charts_006.AQ29</svg:desc>
                </draw:g>
              </table:table-cell>
              <table:table-cell office:value-type="float" office:value="3.02">
                <text:p>3.02</text:p>
                <draw:g>
                  <svg:desc>Charts_006.BQ20:Charts_006.BQ29</svg:desc>
                </draw:g>
              </table:table-cell>
              <table:table-cell office:value-type="float" office:value="1.593">
                <text:p>1.593</text:p>
                <draw:g>
                  <svg:desc>Charts_006.CB20:Charts_006.CB29</svg:desc>
                </draw:g>
              </table:table-cell>
              <table:table-cell office:value-type="float" office:value="2.989">
                <text:p>2.989</text:p>
                <draw:g>
                  <svg:desc>Charts_006.CM20:Charts_006.CM29</svg:desc>
                </draw:g>
              </table:table-cell>
              <table:table-cell office:value-type="float" office:value="1.456">
                <text:p>1.456</text:p>
                <draw:g>
                  <svg:desc>Charts_006.CX20:Charts_006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16">
                <text:p>6.816</text:p>
              </table:table-cell>
              <table:table-cell office:value-type="float" office:value="5.423">
                <text:p>5.423</text:p>
              </table:table-cell>
              <table:table-cell office:value-type="float" office:value="8.3">
                <text:p>8.3</text:p>
              </table:table-cell>
              <table:table-cell office:value-type="float" office:value="6.065">
                <text:p>6.065</text:p>
              </table:table-cell>
              <table:table-cell office:value-type="float" office:value="3.98">
                <text:p>3.98</text:p>
              </table:table-cell>
              <table:table-cell office:value-type="float" office:value="2.634">
                <text:p>2.634</text:p>
              </table:table-cell>
              <table:table-cell office:value-type="float" office:value="4.519">
                <text:p>4.519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133">
                <text:p>8.133</text:p>
              </table:table-cell>
              <table:table-cell office:value-type="float" office:value="7.152">
                <text:p>7.152</text:p>
              </table:table-cell>
              <table:table-cell office:value-type="float" office:value="9.296">
                <text:p>9.296</text:p>
              </table:table-cell>
              <table:table-cell office:value-type="float" office:value="6.838">
                <text:p>6.838</text:p>
              </table:table-cell>
              <table:table-cell office:value-type="float" office:value="6.082">
                <text:p>6.082</text:p>
              </table:table-cell>
              <table:table-cell office:value-type="float" office:value="4.389">
                <text:p>4.389</text:p>
              </table:table-cell>
              <table:table-cell office:value-type="float" office:value="6.859">
                <text:p>6.85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555">
                <text:p>9.555</text:p>
              </table:table-cell>
              <table:table-cell office:value-type="float" office:value="8.313">
                <text:p>8.313</text:p>
              </table:table-cell>
              <table:table-cell office:value-type="float" office:value="10.578">
                <text:p>10.578</text:p>
              </table:table-cell>
              <table:table-cell office:value-type="float" office:value="7.63">
                <text:p>7.63</text:p>
              </table:table-cell>
              <table:table-cell office:value-type="float" office:value="10.112">
                <text:p>10.112</text:p>
              </table:table-cell>
              <table:table-cell office:value-type="float" office:value="6.462">
                <text:p>6.462</text:p>
              </table:table-cell>
              <table:table-cell office:value-type="float" office:value="10.015">
                <text:p>10.015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055">
                <text:p>12.055</text:p>
              </table:table-cell>
              <table:table-cell office:value-type="float" office:value="10.097">
                <text:p>10.097</text:p>
              </table:table-cell>
              <table:table-cell office:value-type="float" office:value="13.326">
                <text:p>13.326</text:p>
              </table:table-cell>
              <table:table-cell office:value-type="float" office:value="9.148">
                <text:p>9.148</text:p>
              </table:table-cell>
              <table:table-cell office:value-type="float" office:value="15.691">
                <text:p>15.691</text:p>
              </table:table-cell>
              <table:table-cell office:value-type="float" office:value="8.716">
                <text:p>8.716</text:p>
              </table:table-cell>
              <table:table-cell office:value-type="float" office:value="13.573">
                <text:p>13.573</text:p>
              </table:table-cell>
              <table:table-cell office:value-type="float" office:value="7.846">
                <text:p>7.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466">
                <text:p>16.466</text:p>
              </table:table-cell>
              <table:table-cell office:value-type="float" office:value="12.54">
                <text:p>12.54</text:p>
              </table:table-cell>
              <table:table-cell office:value-type="float" office:value="17.871">
                <text:p>17.871</text:p>
              </table:table-cell>
              <table:table-cell office:value-type="float" office:value="11.71">
                <text:p>11.71</text:p>
              </table:table-cell>
              <table:table-cell office:value-type="float" office:value="23.118">
                <text:p>23.118</text:p>
              </table:table-cell>
              <table:table-cell office:value-type="float" office:value="10.015">
                <text:p>10.015</text:p>
              </table:table-cell>
              <table:table-cell office:value-type="float" office:value="15.303">
                <text:p>15.303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573">
                <text:p>19.573</text:p>
              </table:table-cell>
              <table:table-cell office:value-type="float" office:value="13.73">
                <text:p>13.73</text:p>
              </table:table-cell>
              <table:table-cell office:value-type="float" office:value="19.401">
                <text:p>19.401</text:p>
              </table:table-cell>
              <table:table-cell office:value-type="float" office:value="12.648">
                <text:p>12.648</text:p>
              </table:table-cell>
              <table:table-cell office:value-type="float" office:value="33.397">
                <text:p>33.397</text:p>
              </table:table-cell>
              <table:table-cell office:value-type="float" office:value="9.884">
                <text:p>9.884</text:p>
              </table:table-cell>
              <table:table-cell office:value-type="float" office:value="15.599">
                <text:p>15.599</text:p>
              </table:table-cell>
              <table:table-cell office:value-type="float" office:value="9.342">
                <text:p>9.3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324">
                <text:p>22.324</text:p>
              </table:table-cell>
              <table:table-cell office:value-type="float" office:value="14.529">
                <text:p>14.529</text:p>
              </table:table-cell>
              <table:table-cell office:value-type="float" office:value="21.127">
                <text:p>21.127</text:p>
              </table:table-cell>
              <table:table-cell office:value-type="float" office:value="13.479">
                <text:p>13.479</text:p>
              </table:table-cell>
              <table:table-cell office:value-type="float" office:value="46.796">
                <text:p>46.796</text:p>
              </table:table-cell>
              <table:table-cell office:value-type="float" office:value="10.637">
                <text:p>10.637</text:p>
              </table:table-cell>
              <table:table-cell office:value-type="float" office:value="16.858">
                <text:p>16.858</text:p>
              </table:table-cell>
              <table:table-cell office:value-type="float" office:value="10.033">
                <text:p>10.0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18">
                <text:p>27.18</text:p>
              </table:table-cell>
              <table:table-cell office:value-type="float" office:value="15.953">
                <text:p>15.953</text:p>
              </table:table-cell>
              <table:table-cell office:value-type="float" office:value="23.216">
                <text:p>23.216</text:p>
              </table:table-cell>
              <table:table-cell office:value-type="float" office:value="15.106">
                <text:p>15.106</text:p>
              </table:table-cell>
              <table:table-cell office:value-type="float" office:value="60.768">
                <text:p>60.768</text:p>
              </table:table-cell>
              <table:table-cell office:value-type="float" office:value="12.261">
                <text:p>12.261</text:p>
              </table:table-cell>
              <table:table-cell office:value-type="float" office:value="19.468">
                <text:p>19.468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599">
                <text:p>32.599</text:p>
              </table:table-cell>
              <table:table-cell office:value-type="float" office:value="17.157">
                <text:p>17.157</text:p>
              </table:table-cell>
              <table:table-cell office:value-type="float" office:value="25.293">
                <text:p>25.293</text:p>
              </table:table-cell>
              <table:table-cell office:value-type="float" office:value="16.665">
                <text:p>16.665</text:p>
              </table:table-cell>
              <table:table-cell office:value-type="float" office:value="78.911">
                <text:p>78.911</text:p>
              </table:table-cell>
              <table:table-cell office:value-type="float" office:value="12.669">
                <text:p>12.669</text:p>
              </table:table-cell>
              <table:table-cell office:value-type="float" office:value="20.491">
                <text:p>20.491</text:p>
              </table:table-cell>
              <table:table-cell office:value-type="float" office:value="11.827">
                <text:p>11.82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2cm" svg:y="1.273cm" chart:style-name="ch3">
          <text:p>Extreme Workload, RPO≈10ms</text:p>
        </chart:subtitle>
        <chart:legend chart:legend-position="bottom" svg:x="2.896cm" svg:y="8.392cm" style:legend-expansion="wide" chart:style-name="ch4"/>
        <chart:plot-area chart:style-name="ch5" table:cell-range-address="Charts_006.B20:Charts_006.B29 Charts_006.BB19:Charts_006.BB29 Charts_006.BG19:Charts_006.BG29 Charts_006.DI19:Charts_006.DI29 Charts_006.DN19:Charts_006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6.BB20:Charts_006.BB29" chart:label-cell-address="Charts_006.BB19:Charts_006.BB19" chart:class="chart:line">
            <chart:data-point chart:repeated="10"/>
          </chart:series>
          <chart:series chart:attached-axis="secondary-y" chart:style-name="ch14" chart:values-cell-range-address="Charts_006.BG20:Charts_006.BG29" chart:label-cell-address="Charts_006.BG19:Charts_006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6.DI20:Charts_006.DI29" chart:label-cell-address="Charts_006.DI19:Charts_006.DI19" chart:class="chart:line">
            <chart:data-point chart:repeated="10"/>
          </chart:series>
          <chart:series chart:attached-axis="secondary-y" chart:style-name="ch17" chart:values-cell-range-address="Charts_006.DN20:Charts_006.DN29" chart:label-cell-address="Charts_006.DN19:Charts_006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6.BB19:Charts_006.BB19</svg:desc>
                </draw:g>
              </table:table-cell>
              <table:table-cell office:value-type="string">
                <text:p>T/tps</text:p>
                <draw:g>
                  <svg:desc>Charts_006.BG19:Charts_006.BG19</svg:desc>
                </draw:g>
              </table:table-cell>
              <table:table-cell office:value-type="string">
                <text:p>J/total/95th%</text:p>
                <draw:g>
                  <svg:desc>Charts_006.DI19:Charts_006.DI19</svg:desc>
                </draw:g>
              </table:table-cell>
              <table:table-cell office:value-type="string">
                <text:p>J/tps</text:p>
                <draw:g>
                  <svg:desc>Charts_006.DN19:Charts_006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12.356">
                <text:p>12.356</text:p>
                <draw:g>
                  <svg:desc>Charts_006.BB20:Charts_006.BB29</svg:desc>
                </draw:g>
              </table:table-cell>
              <table:table-cell office:value-type="float" office:value="773.836">
                <text:p>773.836</text:p>
                <draw:g>
                  <svg:desc>Charts_006.BG20:Charts_006.BG29</svg:desc>
                </draw:g>
              </table:table-cell>
              <table:table-cell office:value-type="float" office:value="9.096">
                <text:p>9.096</text:p>
                <draw:g>
                  <svg:desc>Charts_006.DI20:Charts_006.DI29</svg:desc>
                </draw:g>
              </table:table-cell>
              <table:table-cell office:value-type="float" office:value="951.042">
                <text:p>951.042</text:p>
                <draw:g>
                  <svg:desc>Charts_006.DN20:Charts_006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262.787">
                <text:p>1262.787</text:p>
              </table:table-cell>
              <table:table-cell office:value-type="float" office:value="11.597">
                <text:p>11.597</text:p>
              </table:table-cell>
              <table:table-cell office:value-type="float" office:value="1546.556">
                <text:p>1546.5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.174">
                <text:p>20.174</text:p>
              </table:table-cell>
              <table:table-cell office:value-type="float" office:value="1678.452">
                <text:p>1678.452</text:p>
              </table:table-cell>
              <table:table-cell office:value-type="float" office:value="17.129">
                <text:p>17.129</text:p>
              </table:table-cell>
              <table:table-cell office:value-type="float" office:value="1694.304">
                <text:p>1694.3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.687">
                <text:p>23.687</text:p>
              </table:table-cell>
              <table:table-cell office:value-type="float" office:value="1943.736">
                <text:p>1943.736</text:p>
              </table:table-cell>
              <table:table-cell office:value-type="float" office:value="25.691">
                <text:p>25.691</text:p>
              </table:table-cell>
              <table:table-cell office:value-type="float" office:value="1767.744">
                <text:p>1767.7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.885">
                <text:p>30.885</text:p>
              </table:table-cell>
              <table:table-cell office:value-type="float" office:value="2016.959">
                <text:p>2016.959</text:p>
              </table:table-cell>
              <table:table-cell office:value-type="float" office:value="36.976">
                <text:p>36.976</text:p>
              </table:table-cell>
              <table:table-cell office:value-type="float" office:value="1694.963">
                <text:p>1694.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.361">
                <text:p>41.361</text:p>
              </table:table-cell>
              <table:table-cell office:value-type="float" office:value="1910.453">
                <text:p>1910.453</text:p>
              </table:table-cell>
              <table:table-cell office:value-type="float" office:value="46.631">
                <text:p>46.631</text:p>
              </table:table-cell>
              <table:table-cell office:value-type="float" office:value="1746.552">
                <text:p>1746.5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5.421">
                <text:p>45.421</text:p>
              </table:table-cell>
              <table:table-cell office:value-type="float" office:value="2067.388">
                <text:p>2067.388</text:p>
              </table:table-cell>
              <table:table-cell office:value-type="float" office:value="57.724">
                <text:p>57.724</text:p>
              </table:table-cell>
              <table:table-cell office:value-type="float" office:value="1752.545">
                <text:p>1752.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9.946">
                <text:p>49.946</text:p>
              </table:table-cell>
              <table:table-cell office:value-type="float" office:value="2125.517">
                <text:p>2125.517</text:p>
              </table:table-cell>
              <table:table-cell office:value-type="float" office:value="72.971">
                <text:p>72.971</text:p>
              </table:table-cell>
              <table:table-cell office:value-type="float" office:value="1724.99">
                <text:p>1724.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476">
                <text:p>57.476</text:p>
              </table:table-cell>
              <table:table-cell office:value-type="float" office:value="2120.049">
                <text:p>2120.049</text:p>
              </table:table-cell>
              <table:table-cell office:value-type="float" office:value="90.416">
                <text:p>90.416</text:p>
              </table:table-cell>
              <table:table-cell office:value-type="float" office:value="1666.647">
                <text:p>1666.6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.634">
                <text:p>64.634</text:p>
              </table:table-cell>
              <table:table-cell office:value-type="float" office:value="2149.741">
                <text:p>2149.741</text:p>
              </table:table-cell>
              <table:table-cell office:value-type="float" office:value="109.166">
                <text:p>109.166</text:p>
              </table:table-cell>
              <table:table-cell office:value-type="float" office:value="1685.169">
                <text:p>1685.16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2cm" svg:y="1.273cm" chart:style-name="ch3">
          <text:p>Extreme Workload, RPO≈10ms</text:p>
        </chart:subtitle>
        <chart:legend chart:legend-position="end" svg:x="12.583cm" svg:y="2.453cm" style:legend-expansion="high" chart:style-name="ch4"/>
        <chart:plot-area chart:style-name="ch5" table:cell-range-address="Charts_006.B20:Charts_006.B29 Charts_006.AW19:Charts_006.AY29 Charts_006.BB19:Charts_006.BB29 Charts_006.DD19:Charts_006.DF29 Charts_006.DI19:Charts_006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AW20:Charts_006.AW29" chart:label-cell-address="Charts_006.AW19:Charts_006.AW19" chart:class="chart:line">
            <chart:data-point chart:repeated="10"/>
          </chart:series>
          <chart:series chart:attached-axis="primary-y" chart:style-name="ch14" chart:values-cell-range-address="Charts_006.AX20:Charts_006.AX29" chart:label-cell-address="Charts_006.AX19:Charts_006.AX19" chart:class="chart:line">
            <chart:data-point chart:repeated="10"/>
          </chart:series>
          <chart:series chart:attached-axis="primary-y" chart:style-name="ch15" chart:values-cell-range-address="Charts_006.AY20:Charts_006.AY29" chart:label-cell-address="Charts_006.AY19:Charts_006.AY19" chart:class="chart:line">
            <chart:data-point chart:repeated="10"/>
          </chart:series>
          <chart:series chart:attached-axis="primary-y" chart:style-name="ch16" chart:values-cell-range-address="Charts_006.BB20:Charts_006.BB29" chart:label-cell-address="Charts_006.BB19:Charts_006.BB19" chart:class="chart:line">
            <chart:data-point chart:repeated="10"/>
          </chart:series>
          <chart:series chart:attached-axis="primary-y" chart:style-name="ch17" chart:values-cell-range-address="Charts_006.DD20:Charts_006.DD29" chart:label-cell-address="Charts_006.DD19:Charts_006.DD19" chart:class="chart:line">
            <chart:data-point chart:repeated="10"/>
          </chart:series>
          <chart:series chart:attached-axis="primary-y" chart:style-name="ch18" chart:values-cell-range-address="Charts_006.DE20:Charts_006.DE29" chart:label-cell-address="Charts_006.DE19:Charts_006.DE19" chart:class="chart:line">
            <chart:data-point chart:repeated="10"/>
          </chart:series>
          <chart:series chart:attached-axis="primary-y" chart:style-name="ch19" chart:values-cell-range-address="Charts_006.DF20:Charts_006.DF29" chart:label-cell-address="Charts_006.DF19:Charts_006.DF19" chart:class="chart:line">
            <chart:data-point chart:repeated="10"/>
          </chart:series>
          <chart:series chart:attached-axis="primary-y" chart:style-name="ch20" chart:values-cell-range-address="Charts_006.DI20:Charts_006.DI29" chart:label-cell-address="Charts_006.DI19:Charts_006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6.AW19:Charts_006.AW19</svg:desc>
                </draw:g>
              </table:table-cell>
              <table:table-cell office:value-type="string">
                <text:p>T/total/50th%</text:p>
                <draw:g>
                  <svg:desc>Charts_006.AX19:Charts_006.AX19</svg:desc>
                </draw:g>
              </table:table-cell>
              <table:table-cell office:value-type="string">
                <text:p>T/total/75th%</text:p>
                <draw:g>
                  <svg:desc>Charts_006.AY19:Charts_006.AY19</svg:desc>
                </draw:g>
              </table:table-cell>
              <table:table-cell office:value-type="string">
                <text:p>T/total/95th%</text:p>
                <draw:g>
                  <svg:desc>Charts_006.BB19:Charts_006.BB19</svg:desc>
                </draw:g>
              </table:table-cell>
              <table:table-cell office:value-type="string">
                <text:p>J/total/25th%</text:p>
                <draw:g>
                  <svg:desc>Charts_006.DD19:Charts_006.DD19</svg:desc>
                </draw:g>
              </table:table-cell>
              <table:table-cell office:value-type="string">
                <text:p>J/total/50th%</text:p>
                <draw:g>
                  <svg:desc>Charts_006.DE19:Charts_006.DE19</svg:desc>
                </draw:g>
              </table:table-cell>
              <table:table-cell office:value-type="string">
                <text:p>J/total/75th%</text:p>
                <draw:g>
                  <svg:desc>Charts_006.DF19:Charts_006.DF19</svg:desc>
                </draw:g>
              </table:table-cell>
              <table:table-cell office:value-type="string">
                <text:p>J/total/95th%</text:p>
                <draw:g>
                  <svg:desc>Charts_006.DI19:Charts_006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5.427">
                <text:p>5.427</text:p>
                <draw:g>
                  <svg:desc>Charts_006.AW20:Charts_006.AW29</svg:desc>
                </draw:g>
              </table:table-cell>
              <table:table-cell office:value-type="float" office:value="6.684">
                <text:p>6.684</text:p>
                <draw:g>
                  <svg:desc>Charts_006.AX20:Charts_006.AX29</svg:desc>
                </draw:g>
              </table:table-cell>
              <table:table-cell office:value-type="float" office:value="8.812">
                <text:p>8.812</text:p>
                <draw:g>
                  <svg:desc>Charts_006.AY20:Charts_006.AY29</svg:desc>
                </draw:g>
              </table:table-cell>
              <table:table-cell office:value-type="float" office:value="12.356">
                <text:p>12.356</text:p>
                <draw:g>
                  <svg:desc>Charts_006.BB20:Charts_006.BB29</svg:desc>
                </draw:g>
              </table:table-cell>
              <table:table-cell office:value-type="float" office:value="3.666">
                <text:p>3.666</text:p>
                <draw:g>
                  <svg:desc>Charts_006.DD20:Charts_006.DD29</svg:desc>
                </draw:g>
              </table:table-cell>
              <table:table-cell office:value-type="float" office:value="4.117">
                <text:p>4.117</text:p>
                <draw:g>
                  <svg:desc>Charts_006.DE20:Charts_006.DE29</svg:desc>
                </draw:g>
              </table:table-cell>
              <table:table-cell office:value-type="float" office:value="4.941">
                <text:p>4.941</text:p>
                <draw:g>
                  <svg:desc>Charts_006.DF20:Charts_006.DF29</svg:desc>
                </draw:g>
              </table:table-cell>
              <table:table-cell office:value-type="float" office:value="9.096">
                <text:p>9.096</text:p>
                <draw:g>
                  <svg:desc>Charts_006.DI20:Charts_006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784">
                <text:p>6.784</text:p>
              </table:table-cell>
              <table:table-cell office:value-type="float" office:value="8.688">
                <text:p>8.688</text:p>
              </table:table-cell>
              <table:table-cell office:value-type="float" office:value="11.33">
                <text:p>11.33</text:p>
              </table:table-cell>
              <table:table-cell office:value-type="float" office:value="16.15">
                <text:p>16.15</text:p>
              </table:table-cell>
              <table:table-cell office:value-type="float" office:value="5.282">
                <text:p>5.282</text:p>
              </table:table-cell>
              <table:table-cell office:value-type="float" office:value="6.192">
                <text:p>6.192</text:p>
              </table:table-cell>
              <table:table-cell office:value-type="float" office:value="7.512">
                <text:p>7.512</text:p>
              </table:table-cell>
              <table:table-cell office:value-type="float" office:value="11.597">
                <text:p>11.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47">
                <text:p>8.47</text:p>
              </table:table-cell>
              <table:table-cell office:value-type="float" office:value="10.953">
                <text:p>10.953</text:p>
              </table:table-cell>
              <table:table-cell office:value-type="float" office:value="13.941">
                <text:p>13.941</text:p>
              </table:table-cell>
              <table:table-cell office:value-type="float" office:value="20.174">
                <text:p>20.174</text:p>
              </table:table-cell>
              <table:table-cell office:value-type="float" office:value="7.592">
                <text:p>7.592</text:p>
              </table:table-cell>
              <table:table-cell office:value-type="float" office:value="9.789">
                <text:p>9.789</text:p>
              </table:table-cell>
              <table:table-cell office:value-type="float" office:value="12.315">
                <text:p>12.315</text:p>
              </table:table-cell>
              <table:table-cell office:value-type="float" office:value="17.129">
                <text:p>17.1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623">
                <text:p>10.623</text:p>
              </table:table-cell>
              <table:table-cell office:value-type="float" office:value="13.668">
                <text:p>13.668</text:p>
              </table:table-cell>
              <table:table-cell office:value-type="float" office:value="17.15">
                <text:p>17.15</text:p>
              </table:table-cell>
              <table:table-cell office:value-type="float" office:value="23.687">
                <text:p>23.687</text:p>
              </table:table-cell>
              <table:table-cell office:value-type="float" office:value="10.73">
                <text:p>10.73</text:p>
              </table:table-cell>
              <table:table-cell office:value-type="float" office:value="14.436">
                <text:p>14.436</text:p>
              </table:table-cell>
              <table:table-cell office:value-type="float" office:value="18.497">
                <text:p>18.497</text:p>
              </table:table-cell>
              <table:table-cell office:value-type="float" office:value="25.691">
                <text:p>25.6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263">
                <text:p>13.263</text:p>
              </table:table-cell>
              <table:table-cell office:value-type="float" office:value="17.097">
                <text:p>17.097</text:p>
              </table:table-cell>
              <table:table-cell office:value-type="float" office:value="21.573">
                <text:p>21.573</text:p>
              </table:table-cell>
              <table:table-cell office:value-type="float" office:value="30.885">
                <text:p>30.885</text:p>
              </table:table-cell>
              <table:table-cell office:value-type="float" office:value="12.659">
                <text:p>12.659</text:p>
              </table:table-cell>
              <table:table-cell office:value-type="float" office:value="18.586">
                <text:p>18.586</text:p>
              </table:table-cell>
              <table:table-cell office:value-type="float" office:value="25.357">
                <text:p>25.357</text:p>
              </table:table-cell>
              <table:table-cell office:value-type="float" office:value="36.976">
                <text:p>36.9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373">
                <text:p>16.373</text:p>
              </table:table-cell>
              <table:table-cell office:value-type="float" office:value="21.645">
                <text:p>21.645</text:p>
              </table:table-cell>
              <table:table-cell office:value-type="float" office:value="27.997">
                <text:p>27.997</text:p>
              </table:table-cell>
              <table:table-cell office:value-type="float" office:value="41.361">
                <text:p>41.361</text:p>
              </table:table-cell>
              <table:table-cell office:value-type="float" office:value="15.431">
                <text:p>15.431</text:p>
              </table:table-cell>
              <table:table-cell office:value-type="float" office:value="23.057">
                <text:p>23.057</text:p>
              </table:table-cell>
              <table:table-cell office:value-type="float" office:value="31.923">
                <text:p>31.923</text:p>
              </table:table-cell>
              <table:table-cell office:value-type="float" office:value="46.631">
                <text:p>46.6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713">
                <text:p>18.713</text:p>
              </table:table-cell>
              <table:table-cell office:value-type="float" office:value="24.446">
                <text:p>24.446</text:p>
              </table:table-cell>
              <table:table-cell office:value-type="float" office:value="31.631">
                <text:p>31.631</text:p>
              </table:table-cell>
              <table:table-cell office:value-type="float" office:value="45.421">
                <text:p>45.421</text:p>
              </table:table-cell>
              <table:table-cell office:value-type="float" office:value="15.834">
                <text:p>15.834</text:p>
              </table:table-cell>
              <table:table-cell office:value-type="float" office:value="25.619">
                <text:p>25.619</text:p>
              </table:table-cell>
              <table:table-cell office:value-type="float" office:value="38.329">
                <text:p>38.329</text:p>
              </table:table-cell>
              <table:table-cell office:value-type="float" office:value="57.724">
                <text:p>57.7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173">
                <text:p>21.173</text:p>
              </table:table-cell>
              <table:table-cell office:value-type="float" office:value="27.654">
                <text:p>27.654</text:p>
              </table:table-cell>
              <table:table-cell office:value-type="float" office:value="35.58">
                <text:p>35.58</text:p>
              </table:table-cell>
              <table:table-cell office:value-type="float" office:value="49.946">
                <text:p>49.946</text:p>
              </table:table-cell>
              <table:table-cell office:value-type="float" office:value="18.099">
                <text:p>18.099</text:p>
              </table:table-cell>
              <table:table-cell office:value-type="float" office:value="30.702">
                <text:p>30.702</text:p>
              </table:table-cell>
              <table:table-cell office:value-type="float" office:value="46.586">
                <text:p>46.586</text:p>
              </table:table-cell>
              <table:table-cell office:value-type="float" office:value="72.971">
                <text:p>72.9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.161">
                <text:p>24.161</text:p>
              </table:table-cell>
              <table:table-cell office:value-type="float" office:value="31.755">
                <text:p>31.755</text:p>
              </table:table-cell>
              <table:table-cell office:value-type="float" office:value="40.72">
                <text:p>40.72</text:p>
              </table:table-cell>
              <table:table-cell office:value-type="float" office:value="57.476">
                <text:p>57.476</text:p>
              </table:table-cell>
              <table:table-cell office:value-type="float" office:value="17.412">
                <text:p>17.412</text:p>
              </table:table-cell>
              <table:table-cell office:value-type="float" office:value="32.986">
                <text:p>32.986</text:p>
              </table:table-cell>
              <table:table-cell office:value-type="float" office:value="54.138">
                <text:p>54.138</text:p>
              </table:table-cell>
              <table:table-cell office:value-type="float" office:value="90.416">
                <text:p>90.4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888">
                <text:p>26.888</text:p>
              </table:table-cell>
              <table:table-cell office:value-type="float" office:value="35.325">
                <text:p>35.325</text:p>
              </table:table-cell>
              <table:table-cell office:value-type="float" office:value="45.512">
                <text:p>45.512</text:p>
              </table:table-cell>
              <table:table-cell office:value-type="float" office:value="64.634">
                <text:p>64.634</text:p>
              </table:table-cell>
              <table:table-cell office:value-type="float" office:value="21.016">
                <text:p>21.016</text:p>
              </table:table-cell>
              <table:table-cell office:value-type="float" office:value="39.312">
                <text:p>39.312</text:p>
              </table:table-cell>
              <table:table-cell office:value-type="float" office:value="63.758">
                <text:p>63.758</text:p>
              </table:table-cell>
              <table:table-cell office:value-type="float" office:value="109.166">
                <text:p>109.1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3.837cm" svg:y="1.273cm" chart:style-name="ch3">
          <text:p>Medium Workload, RPO=0, Default Parameters</text:p>
        </chart:subtitle>
        <chart:legend chart:legend-position="bottom" svg:x="2.896cm" svg:y="8.392cm" style:legend-expansion="wide" chart:style-name="ch4"/>
        <chart:plot-area chart:style-name="ch5" table:cell-range-address="Charts_001.B20:Charts_001.B29 Charts_001.BB19:Charts_001.BB29 Charts_001.BG19:Charts_001.BG29 Charts_001.DI19:Charts_001.DI29 Charts_001.DN19:Charts_001.DN29" chart:data-source-has-labels="both" svg:x="1.33cm" svg:y="2.135cm" svg:width="13.462cm" svg:height="4.913cm">
          <chartooo:coordinate-region svg:x="2.137cm" svg:y="2.334cm" svg:width="11.847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1.BB20:Charts_001.BB29" chart:label-cell-address="Charts_001.BB19:Charts_001.BB19" chart:class="chart:line">
            <chart:data-point chart:repeated="10"/>
          </chart:series>
          <chart:series chart:attached-axis="secondary-y" chart:style-name="ch14" chart:values-cell-range-address="Charts_001.BG20:Charts_001.BG29" chart:label-cell-address="Charts_001.BG19:Charts_001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1.DI20:Charts_001.DI29" chart:label-cell-address="Charts_001.DI19:Charts_001.DI19" chart:class="chart:line">
            <chart:data-point chart:repeated="10"/>
          </chart:series>
          <chart:series chart:attached-axis="secondary-y" chart:style-name="ch17" chart:values-cell-range-address="Charts_001.DN20:Charts_001.DN29" chart:label-cell-address="Charts_001.DN19:Charts_001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T/tps</text:p>
                <draw:g>
                  <svg:desc>Charts_001.BG19:Charts_001.BG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  <table:table-cell office:value-type="string">
                <text:p>J/tps</text:p>
                <draw:g>
                  <svg:desc>Charts_001.DN19:Charts_001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79.886">
                <text:p>79.886</text:p>
                <draw:g>
                  <svg:desc>Charts_001.BG20:Charts_001.BG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  <table:table-cell office:value-type="float" office:value="87.595">
                <text:p>87.595</text:p>
                <draw:g>
                  <svg:desc>Charts_001.DN20:Charts_001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241">
                <text:p>49.241</text:p>
              </table:table-cell>
              <table:table-cell office:value-type="float" office:value="144.855">
                <text:p>144.855</text:p>
              </table:table-cell>
              <table:table-cell office:value-type="float" office:value="8.778">
                <text:p>8.778</text:p>
              </table:table-cell>
              <table:table-cell office:value-type="float" office:value="178.24">
                <text:p>178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.821">
                <text:p>76.821</text:p>
              </table:table-cell>
              <table:table-cell office:value-type="float" office:value="193.81">
                <text:p>193.81</text:p>
              </table:table-cell>
              <table:table-cell office:value-type="float" office:value="11.63">
                <text:p>11.63</text:p>
              </table:table-cell>
              <table:table-cell office:value-type="float" office:value="261.765">
                <text:p>261.7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.167">
                <text:p>96.167</text:p>
              </table:table-cell>
              <table:table-cell office:value-type="float" office:value="235.373">
                <text:p>235.373</text:p>
              </table:table-cell>
              <table:table-cell office:value-type="float" office:value="17">
                <text:p>17</text:p>
              </table:table-cell>
              <table:table-cell office:value-type="float" office:value="343.571">
                <text:p>343.5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931">
                <text:p>106.931</text:p>
              </table:table-cell>
              <table:table-cell office:value-type="float" office:value="282.337">
                <text:p>282.337</text:p>
              </table:table-cell>
              <table:table-cell office:value-type="float" office:value="17.837">
                <text:p>17.837</text:p>
              </table:table-cell>
              <table:table-cell office:value-type="float" office:value="432.134">
                <text:p>432.1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.684">
                <text:p>111.684</text:p>
              </table:table-cell>
              <table:table-cell office:value-type="float" office:value="332.69">
                <text:p>332.69</text:p>
              </table:table-cell>
              <table:table-cell office:value-type="float" office:value="21.268">
                <text:p>21.268</text:p>
              </table:table-cell>
              <table:table-cell office:value-type="float" office:value="513.106">
                <text:p>513.1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62">
                <text:p>118.462</text:p>
              </table:table-cell>
              <table:table-cell office:value-type="float" office:value="369.26">
                <text:p>369.26</text:p>
              </table:table-cell>
              <table:table-cell office:value-type="float" office:value="26.44">
                <text:p>26.44</text:p>
              </table:table-cell>
              <table:table-cell office:value-type="float" office:value="587.501">
                <text:p>587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.024">
                <text:p>118.024</text:p>
              </table:table-cell>
              <table:table-cell office:value-type="float" office:value="425.719">
                <text:p>425.719</text:p>
              </table:table-cell>
              <table:table-cell office:value-type="float" office:value="29.388">
                <text:p>29.388</text:p>
              </table:table-cell>
              <table:table-cell office:value-type="float" office:value="666.843">
                <text:p>666.8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0.051">
                <text:p>120.051</text:p>
              </table:table-cell>
              <table:table-cell office:value-type="float" office:value="473.461">
                <text:p>473.461</text:p>
              </table:table-cell>
              <table:table-cell office:value-type="float" office:value="32.645">
                <text:p>32.645</text:p>
              </table:table-cell>
              <table:table-cell office:value-type="float" office:value="730.125">
                <text:p>730.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074">
                <text:p>128.074</text:p>
              </table:table-cell>
              <table:table-cell office:value-type="float" office:value="503.02">
                <text:p>503.02</text:p>
              </table:table-cell>
              <table:table-cell office:value-type="float" office:value="37.263">
                <text:p>37.263</text:p>
              </table:table-cell>
              <table:table-cell office:value-type="float" office:value="810.808">
                <text:p>810.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2cm" svg:y="1.273cm" chart:style-name="ch3">
          <text:p>Extreme Workload, RPO≈10ms</text:p>
        </chart:subtitle>
        <chart:legend chart:legend-position="end" svg:x="11.763cm" svg:y="2.951cm" style:legend-expansion="high" chart:style-name="ch4"/>
        <chart:plot-area chart:style-name="ch5" table:cell-range-address="Charts_006.B20:Charts_006.B29 Charts_006.BE19:Charts_006.BF29 Charts_006.DL19:Charts_006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BE20:Charts_006.BE29" chart:label-cell-address="Charts_006.BE19:Charts_006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6.BF20:Charts_006.BF29" chart:label-cell-address="Charts_006.BF19:Charts_006.BF19" chart:class="chart:line">
            <chart:data-point chart:repeated="10"/>
          </chart:series>
          <chart:series chart:attached-axis="primary-y" chart:style-name="ch16" chart:values-cell-range-address="Charts_006.DL20:Charts_006.DL29" chart:label-cell-address="Charts_006.DL19:Charts_006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6.DM20:Charts_006.DM29" chart:label-cell-address="Charts_006.DM19:Charts_006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6.BE19:Charts_006.BE19</svg:desc>
                </draw:g>
              </table:table-cell>
              <table:table-cell office:value-type="string">
                <text:p>T/total/sd</text:p>
                <draw:g>
                  <svg:desc>Charts_006.BF19:Charts_006.BF19</svg:desc>
                </draw:g>
              </table:table-cell>
              <table:table-cell office:value-type="string">
                <text:p>J/total/avg</text:p>
                <draw:g>
                  <svg:desc>Charts_006.DL19:Charts_006.DL19</svg:desc>
                </draw:g>
              </table:table-cell>
              <table:table-cell office:value-type="string">
                <text:p>J/total/sd</text:p>
                <draw:g>
                  <svg:desc>Charts_006.DM19:Charts_006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7.228">
                <text:p>7.228</text:p>
                <draw:g>
                  <svg:desc>Charts_006.BE20:Charts_006.BE29</svg:desc>
                </draw:g>
              </table:table-cell>
              <table:table-cell office:value-type="float" office:value="3.876">
                <text:p>3.876</text:p>
                <draw:g>
                  <svg:desc>Charts_006.BF20:Charts_006.BF29</svg:desc>
                </draw:g>
              </table:table-cell>
              <table:table-cell office:value-type="float" office:value="4.775">
                <text:p>4.775</text:p>
                <draw:g>
                  <svg:desc>Charts_006.DL20:Charts_006.DL29</svg:desc>
                </draw:g>
              </table:table-cell>
              <table:table-cell office:value-type="float" office:value="2.07">
                <text:p>2.07</text:p>
                <draw:g>
                  <svg:desc>Charts_006.DM20:Charts_006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019">
                <text:p>10.019</text:p>
              </table:table-cell>
              <table:table-cell office:value-type="float" office:value="17.282">
                <text:p>17.282</text:p>
              </table:table-cell>
              <table:table-cell office:value-type="float" office:value="6.985">
                <text:p>6.985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641">
                <text:p>11.641</text:p>
              </table:table-cell>
              <table:table-cell office:value-type="float" office:value="5.046">
                <text:p>5.046</text:p>
              </table:table-cell>
              <table:table-cell office:value-type="float" office:value="10.961">
                <text:p>10.96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324">
                <text:p>14.324</text:p>
              </table:table-cell>
              <table:table-cell office:value-type="float" office:value="5.402">
                <text:p>5.402</text:p>
              </table:table-cell>
              <table:table-cell office:value-type="float" office:value="15.929">
                <text:p>15.929</text:p>
              </table:table-cell>
              <table:table-cell office:value-type="float" office:value="17.537">
                <text:p>17.5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317">
                <text:p>18.317</text:p>
              </table:table-cell>
              <table:table-cell office:value-type="float" office:value="11.782">
                <text:p>11.782</text:p>
              </table:table-cell>
              <table:table-cell office:value-type="float" office:value="21.812">
                <text:p>21.81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198">
                <text:p>24.198</text:p>
              </table:table-cell>
              <table:table-cell office:value-type="float" office:value="28.734">
                <text:p>28.734</text:p>
              </table:table-cell>
              <table:table-cell office:value-type="float" office:value="26.746">
                <text:p>26.746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709">
                <text:p>26.709</text:p>
              </table:table-cell>
              <table:table-cell office:value-type="float" office:value="23.174">
                <text:p>23.174</text:p>
              </table:table-cell>
              <table:table-cell office:value-type="float" office:value="32.337">
                <text:p>32.337</text:p>
              </table:table-cell>
              <table:table-cell office:value-type="float" office:value="49.992">
                <text:p>49.9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.824">
                <text:p>29.824</text:p>
              </table:table-cell>
              <table:table-cell office:value-type="float" office:value="18.321">
                <text:p>18.321</text:p>
              </table:table-cell>
              <table:table-cell office:value-type="float" office:value="38.252">
                <text:p>38.252</text:p>
              </table:table-cell>
              <table:table-cell office:value-type="float" office:value="51.736">
                <text:p>51.7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.425">
                <text:p>34.425</text:p>
              </table:table-cell>
              <table:table-cell office:value-type="float" office:value="26.456">
                <text:p>26.456</text:p>
              </table:table-cell>
              <table:table-cell office:value-type="float" office:value="44.979">
                <text:p>44.979</text:p>
              </table:table-cell>
              <table:table-cell office:value-type="float" office:value="70.035">
                <text:p>70.0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168">
                <text:p>38.168</text:p>
              </table:table-cell>
              <table:table-cell office:value-type="float" office:value="22.911">
                <text:p>22.911</text:p>
              </table:table-cell>
              <table:table-cell office:value-type="float" office:value="51.17">
                <text:p>51.17</text:p>
              </table:table-cell>
              <table:table-cell office:value-type="float" office:value="62.109">
                <text:p>62.10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358cm" svg:y="1.273cm" chart:style-name="ch3">
          <text:p>Medium Workload, RPO≈5ms</text:p>
        </chart:subtitle>
        <chart:legend chart:legend-position="end" svg:x="11.631cm" svg:y="2.453cm" style:legend-expansion="high" chart:style-name="ch4"/>
        <chart:plot-area chart:style-name="ch5" table:cell-range-address="Charts_007.B20:Charts_007.B29 Charts_007.J19:Charts_007.J29 Charts_007.U19:Charts_007.U29 Charts_007.AF19:Charts_007.AF29 Charts_007.AQ19:Charts_007.AQ29 Charts_007.BQ19:Charts_007.BQ29 Charts_007.CB19:Charts_007.CB29 Charts_007.CM19:Charts_007.CM29 Charts_007.CX19:Charts_007.CX29" chart:data-source-has-labels="both" svg:x="1.33cm" svg:y="2.135cm" svg:width="9.982cm" svg:height="5.696cm">
          <chartooo:coordinate-region svg:x="1.951cm" svg:y="2.334cm" svg:width="9.081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7.J20:Charts_007.J29" chart:label-cell-address="Charts_007.J19:Charts_007.J19" chart:class="chart:line">
            <chart:data-point chart:repeated="10"/>
          </chart:series>
          <chart:series chart:attached-axis="primary-y" chart:style-name="ch14" chart:values-cell-range-address="Charts_007.U20:Charts_007.U29" chart:label-cell-address="Charts_007.U19:Charts_007.U19" chart:class="chart:line">
            <chart:data-point chart:repeated="10"/>
          </chart:series>
          <chart:series chart:attached-axis="primary-y" chart:style-name="ch15" chart:values-cell-range-address="Charts_007.AF20:Charts_007.AF29" chart:label-cell-address="Charts_007.AF19:Charts_007.AF19" chart:class="chart:line">
            <chart:data-point chart:repeated="10"/>
          </chart:series>
          <chart:series chart:attached-axis="primary-y" chart:style-name="ch16" chart:values-cell-range-address="Charts_007.AQ20:Charts_007.AQ29" chart:label-cell-address="Charts_007.AQ19:Charts_007.AQ19" chart:class="chart:line">
            <chart:data-point chart:repeated="10"/>
          </chart:series>
          <chart:series chart:attached-axis="primary-y" chart:style-name="ch17" chart:values-cell-range-address="Charts_007.BQ20:Charts_007.BQ29" chart:label-cell-address="Charts_007.BQ19:Charts_007.BQ19" chart:class="chart:line">
            <chart:data-point chart:repeated="10"/>
          </chart:series>
          <chart:series chart:attached-axis="primary-y" chart:style-name="ch18" chart:values-cell-range-address="Charts_007.CB20:Charts_007.CB29" chart:label-cell-address="Charts_007.CB19:Charts_007.CB19" chart:class="chart:line">
            <chart:data-point chart:repeated="10"/>
          </chart:series>
          <chart:series chart:attached-axis="primary-y" chart:style-name="ch19" chart:values-cell-range-address="Charts_007.CM20:Charts_007.CM29" chart:label-cell-address="Charts_007.CM19:Charts_007.CM19" chart:class="chart:line">
            <chart:data-point chart:repeated="10"/>
          </chart:series>
          <chart:series chart:attached-axis="primary-y" chart:style-name="ch20" chart:values-cell-range-address="Charts_007.CX20:Charts_007.CX29" chart:label-cell-address="Charts_007.CX19:Charts_007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7.J19:Charts_007.J19</svg:desc>
                </draw:g>
              </table:table-cell>
              <table:table-cell office:value-type="string">
                <text:p>T/tx_begin/95th%</text:p>
                <draw:g>
                  <svg:desc>Charts_007.U19:Charts_007.U19</svg:desc>
                </draw:g>
              </table:table-cell>
              <table:table-cell office:value-type="string">
                <text:p>T/tx_commit/95th%</text:p>
                <draw:g>
                  <svg:desc>Charts_007.AF19:Charts_007.AF19</svg:desc>
                </draw:g>
              </table:table-cell>
              <table:table-cell office:value-type="string">
                <text:p>T/tx_close/95th%</text:p>
                <draw:g>
                  <svg:desc>Charts_007.AQ19:Charts_007.AQ19</svg:desc>
                </draw:g>
              </table:table-cell>
              <table:table-cell office:value-type="string">
                <text:p>J/tx_open/95th%</text:p>
                <draw:g>
                  <svg:desc>Charts_007.BQ19:Charts_007.BQ19</svg:desc>
                </draw:g>
              </table:table-cell>
              <table:table-cell office:value-type="string">
                <text:p>J/tx_begin/95th%</text:p>
                <draw:g>
                  <svg:desc>Charts_007.CB19:Charts_007.CB19</svg:desc>
                </draw:g>
              </table:table-cell>
              <table:table-cell office:value-type="string">
                <text:p>J/tx_commit/95th%</text:p>
                <draw:g>
                  <svg:desc>Charts_007.CM19:Charts_007.CM19</svg:desc>
                </draw:g>
              </table:table-cell>
              <table:table-cell office:value-type="string">
                <text:p>J/tx_close/95th%</text:p>
                <draw:g>
                  <svg:desc>Charts_007.CX19:Charts_007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9.541">
                <text:p>9.541</text:p>
                <draw:g>
                  <svg:desc>Charts_007.J20:Charts_007.J29</svg:desc>
                </draw:g>
              </table:table-cell>
              <table:table-cell office:value-type="float" office:value="4.742">
                <text:p>4.742</text:p>
                <draw:g>
                  <svg:desc>Charts_007.U20:Charts_007.U29</svg:desc>
                </draw:g>
              </table:table-cell>
              <table:table-cell office:value-type="float" office:value="17.212">
                <text:p>17.212</text:p>
                <draw:g>
                  <svg:desc>Charts_007.AF20:Charts_007.AF29</svg:desc>
                </draw:g>
              </table:table-cell>
              <table:table-cell office:value-type="float" office:value="5.332">
                <text:p>5.332</text:p>
                <draw:g>
                  <svg:desc>Charts_007.AQ20:Charts_007.AQ29</svg:desc>
                </draw:g>
              </table:table-cell>
              <table:table-cell office:value-type="float" office:value="2.716">
                <text:p>2.716</text:p>
                <draw:g>
                  <svg:desc>Charts_007.BQ20:Charts_007.BQ29</svg:desc>
                </draw:g>
              </table:table-cell>
              <table:table-cell office:value-type="float" office:value="1.165">
                <text:p>1.165</text:p>
                <draw:g>
                  <svg:desc>Charts_007.CB20:Charts_007.CB29</svg:desc>
                </draw:g>
              </table:table-cell>
              <table:table-cell office:value-type="float" office:value="2.916">
                <text:p>2.916</text:p>
                <draw:g>
                  <svg:desc>Charts_007.CM20:Charts_007.CM29</svg:desc>
                </draw:g>
              </table:table-cell>
              <table:table-cell office:value-type="float" office:value="1.068">
                <text:p>1.068</text:p>
                <draw:g>
                  <svg:desc>Charts_007.CX20:Charts_007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01">
                <text:p>11.201</text:p>
              </table:table-cell>
              <table:table-cell office:value-type="float" office:value="7.163">
                <text:p>7.163</text:p>
              </table:table-cell>
              <table:table-cell office:value-type="float" office:value="19.728">
                <text:p>19.728</text:p>
              </table:table-cell>
              <table:table-cell office:value-type="float" office:value="7.749">
                <text:p>7.749</text:p>
              </table:table-cell>
              <table:table-cell office:value-type="float" office:value="2.855">
                <text:p>2.855</text:p>
              </table:table-cell>
              <table:table-cell office:value-type="float" office:value="1.23">
                <text:p>1.23</text:p>
              </table:table-cell>
              <table:table-cell office:value-type="float" office:value="3.36">
                <text:p>3.36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632">
                <text:p>12.632</text:p>
              </table:table-cell>
              <table:table-cell office:value-type="float" office:value="9.294">
                <text:p>9.294</text:p>
              </table:table-cell>
              <table:table-cell office:value-type="float" office:value="20.063">
                <text:p>20.063</text:p>
              </table:table-cell>
              <table:table-cell office:value-type="float" office:value="10.215">
                <text:p>10.215</text:p>
              </table:table-cell>
              <table:table-cell office:value-type="float" office:value="3.384">
                <text:p>3.384</text:p>
              </table:table-cell>
              <table:table-cell office:value-type="float" office:value="1.391">
                <text:p>1.391</text:p>
              </table:table-cell>
              <table:table-cell office:value-type="float" office:value="4.743">
                <text:p>4.74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.04">
                <text:p>16.04</text:p>
              </table:table-cell>
              <table:table-cell office:value-type="float" office:value="10.645">
                <text:p>10.645</text:p>
              </table:table-cell>
              <table:table-cell office:value-type="float" office:value="21.995">
                <text:p>21.995</text:p>
              </table:table-cell>
              <table:table-cell office:value-type="float" office:value="12.357">
                <text:p>12.357</text:p>
              </table:table-cell>
              <table:table-cell office:value-type="float" office:value="4.306">
                <text:p>4.306</text:p>
              </table:table-cell>
              <table:table-cell office:value-type="float" office:value="1.656">
                <text:p>1.656</text:p>
              </table:table-cell>
              <table:table-cell office:value-type="float" office:value="6.329">
                <text:p>6.329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.519">
                <text:p>21.519</text:p>
              </table:table-cell>
              <table:table-cell office:value-type="float" office:value="12.317">
                <text:p>12.317</text:p>
              </table:table-cell>
              <table:table-cell office:value-type="float" office:value="25.528">
                <text:p>25.528</text:p>
              </table:table-cell>
              <table:table-cell office:value-type="float" office:value="13.533">
                <text:p>13.533</text:p>
              </table:table-cell>
              <table:table-cell office:value-type="float" office:value="3.337">
                <text:p>3.337</text:p>
              </table:table-cell>
              <table:table-cell office:value-type="float" office:value="1.377">
                <text:p>1.377</text:p>
              </table:table-cell>
              <table:table-cell office:value-type="float" office:value="6.87">
                <text:p>6.87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.38">
                <text:p>20.38</text:p>
              </table:table-cell>
              <table:table-cell office:value-type="float" office:value="12.118">
                <text:p>12.118</text:p>
              </table:table-cell>
              <table:table-cell office:value-type="float" office:value="22.973">
                <text:p>22.973</text:p>
              </table:table-cell>
              <table:table-cell office:value-type="float" office:value="12.481">
                <text:p>12.481</text:p>
              </table:table-cell>
              <table:table-cell office:value-type="float" office:value="2.863">
                <text:p>2.863</text:p>
              </table:table-cell>
              <table:table-cell office:value-type="float" office:value="1.442">
                <text:p>1.442</text:p>
              </table:table-cell>
              <table:table-cell office:value-type="float" office:value="9.362">
                <text:p>9.36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639">
                <text:p>19.639</text:p>
              </table:table-cell>
              <table:table-cell office:value-type="float" office:value="11.107">
                <text:p>11.107</text:p>
              </table:table-cell>
              <table:table-cell office:value-type="float" office:value="21.376">
                <text:p>21.376</text:p>
              </table:table-cell>
              <table:table-cell office:value-type="float" office:value="11.642">
                <text:p>11.642</text:p>
              </table:table-cell>
              <table:table-cell office:value-type="float" office:value="4.308">
                <text:p>4.308</text:p>
              </table:table-cell>
              <table:table-cell office:value-type="float" office:value="2.071">
                <text:p>2.071</text:p>
              </table:table-cell>
              <table:table-cell office:value-type="float" office:value="10.497">
                <text:p>10.497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939">
                <text:p>21.939</text:p>
              </table:table-cell>
              <table:table-cell office:value-type="float" office:value="11.234">
                <text:p>11.234</text:p>
              </table:table-cell>
              <table:table-cell office:value-type="float" office:value="22.176">
                <text:p>22.176</text:p>
              </table:table-cell>
              <table:table-cell office:value-type="float" office:value="11.701">
                <text:p>11.701</text:p>
              </table:table-cell>
              <table:table-cell office:value-type="float" office:value="6.004">
                <text:p>6.004</text:p>
              </table:table-cell>
              <table:table-cell office:value-type="float" office:value="2.687">
                <text:p>2.687</text:p>
              </table:table-cell>
              <table:table-cell office:value-type="float" office:value="12.298">
                <text:p>12.298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693">
                <text:p>22.693</text:p>
              </table:table-cell>
              <table:table-cell office:value-type="float" office:value="11.429">
                <text:p>11.429</text:p>
              </table:table-cell>
              <table:table-cell office:value-type="float" office:value="21.857">
                <text:p>21.857</text:p>
              </table:table-cell>
              <table:table-cell office:value-type="float" office:value="11.344">
                <text:p>11.344</text:p>
              </table:table-cell>
              <table:table-cell office:value-type="float" office:value="8.841">
                <text:p>8.841</text:p>
              </table:table-cell>
              <table:table-cell office:value-type="float" office:value="3.795">
                <text:p>3.795</text:p>
              </table:table-cell>
              <table:table-cell office:value-type="float" office:value="13.589">
                <text:p>13.589</text:p>
              </table:table-cell>
              <table:table-cell office:value-type="float" office:value="3.744">
                <text:p>3.7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499">
                <text:p>24.499</text:p>
              </table:table-cell>
              <table:table-cell office:value-type="float" office:value="12.765">
                <text:p>12.765</text:p>
              </table:table-cell>
              <table:table-cell office:value-type="float" office:value="23.706">
                <text:p>23.706</text:p>
              </table:table-cell>
              <table:table-cell office:value-type="float" office:value="12.921">
                <text:p>12.921</text:p>
              </table:table-cell>
              <table:table-cell office:value-type="float" office:value="11.619">
                <text:p>11.619</text:p>
              </table:table-cell>
              <table:table-cell office:value-type="float" office:value="4.756">
                <text:p>4.756</text:p>
              </table:table-cell>
              <table:table-cell office:value-type="float" office:value="14.554">
                <text:p>14.554</text:p>
              </table:table-cell>
              <table:table-cell office:value-type="float" office:value="4.74">
                <text:p>4.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358cm" svg:y="1.273cm" chart:style-name="ch3">
          <text:p>Medium Workload, RPO≈5ms</text:p>
        </chart:subtitle>
        <chart:legend chart:legend-position="bottom" svg:x="2.896cm" svg:y="8.392cm" style:legend-expansion="wide" chart:style-name="ch4"/>
        <chart:plot-area chart:style-name="ch5" table:cell-range-address="Charts_007.B20:Charts_007.B29 Charts_007.BB19:Charts_007.BB29 Charts_007.BG19:Charts_007.BG29 Charts_007.DI19:Charts_007.DI29 Charts_007.DN19:Charts_007.DN29" chart:data-source-has-labels="both" svg:x="1.33cm" svg:y="2.135cm" svg:width="13.462cm" svg:height="4.913cm">
          <chartooo:coordinate-region svg:x="1.951cm" svg:y="2.334cm" svg:width="12.033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7.BB20:Charts_007.BB29" chart:label-cell-address="Charts_007.BB19:Charts_007.BB19" chart:class="chart:line">
            <chart:data-point chart:repeated="10"/>
          </chart:series>
          <chart:series chart:attached-axis="secondary-y" chart:style-name="ch14" chart:values-cell-range-address="Charts_007.BG20:Charts_007.BG29" chart:label-cell-address="Charts_007.BG19:Charts_007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7.DI20:Charts_007.DI29" chart:label-cell-address="Charts_007.DI19:Charts_007.DI19" chart:class="chart:line">
            <chart:data-point chart:repeated="10"/>
          </chart:series>
          <chart:series chart:attached-axis="secondary-y" chart:style-name="ch17" chart:values-cell-range-address="Charts_007.DN20:Charts_007.DN29" chart:label-cell-address="Charts_007.DN19:Charts_007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7.BB19:Charts_007.BB19</svg:desc>
                </draw:g>
              </table:table-cell>
              <table:table-cell office:value-type="string">
                <text:p>T/tps</text:p>
                <draw:g>
                  <svg:desc>Charts_007.BG19:Charts_007.BG19</svg:desc>
                </draw:g>
              </table:table-cell>
              <table:table-cell office:value-type="string">
                <text:p>J/total/95th%</text:p>
                <draw:g>
                  <svg:desc>Charts_007.DI19:Charts_007.DI19</svg:desc>
                </draw:g>
              </table:table-cell>
              <table:table-cell office:value-type="string">
                <text:p>J/tps</text:p>
                <draw:g>
                  <svg:desc>Charts_007.DN19:Charts_007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27.406">
                <text:p>27.406</text:p>
                <draw:g>
                  <svg:desc>Charts_007.BB20:Charts_007.BB29</svg:desc>
                </draw:g>
              </table:table-cell>
              <table:table-cell office:value-type="float" office:value="81.815">
                <text:p>81.815</text:p>
                <draw:g>
                  <svg:desc>Charts_007.BG20:Charts_007.BG29</svg:desc>
                </draw:g>
              </table:table-cell>
              <table:table-cell office:value-type="float" office:value="8.475">
                <text:p>8.475</text:p>
                <draw:g>
                  <svg:desc>Charts_007.DI20:Charts_007.DI29</svg:desc>
                </draw:g>
              </table:table-cell>
              <table:table-cell office:value-type="float" office:value="90.294">
                <text:p>90.294</text:p>
                <draw:g>
                  <svg:desc>Charts_007.DN20:Charts_007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.744">
                <text:p>33.744</text:p>
              </table:table-cell>
              <table:table-cell office:value-type="float" office:value="164.001">
                <text:p>164.001</text:p>
              </table:table-cell>
              <table:table-cell office:value-type="float" office:value="9.153">
                <text:p>9.153</text:p>
              </table:table-cell>
              <table:table-cell office:value-type="float" office:value="179.307">
                <text:p>179.3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.203">
                <text:p>36.203</text:p>
              </table:table-cell>
              <table:table-cell office:value-type="float" office:value="241.791">
                <text:p>241.791</text:p>
              </table:table-cell>
              <table:table-cell office:value-type="float" office:value="10.758">
                <text:p>10.758</text:p>
              </table:table-cell>
              <table:table-cell office:value-type="float" office:value="269.03">
                <text:p>269.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428">
                <text:p>42.428</text:p>
              </table:table-cell>
              <table:table-cell office:value-type="float" office:value="316.082">
                <text:p>316.082</text:p>
              </table:table-cell>
              <table:table-cell office:value-type="float" office:value="11.981">
                <text:p>11.981</text:p>
              </table:table-cell>
              <table:table-cell office:value-type="float" office:value="355.931">
                <text:p>355.9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.441">
                <text:p>51.441</text:p>
              </table:table-cell>
              <table:table-cell office:value-type="float" office:value="377.786">
                <text:p>377.786</text:p>
              </table:table-cell>
              <table:table-cell office:value-type="float" office:value="12.716">
                <text:p>12.716</text:p>
              </table:table-cell>
              <table:table-cell office:value-type="float" office:value="448.715">
                <text:p>448.7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5.536">
                <text:p>45.536</text:p>
              </table:table-cell>
              <table:table-cell office:value-type="float" office:value="469.244">
                <text:p>469.244</text:p>
              </table:table-cell>
              <table:table-cell office:value-type="float" office:value="15.31">
                <text:p>15.31</text:p>
              </table:table-cell>
              <table:table-cell office:value-type="float" office:value="530.014">
                <text:p>530.0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2.514">
                <text:p>42.514</text:p>
              </table:table-cell>
              <table:table-cell office:value-type="float" office:value="548.961">
                <text:p>548.961</text:p>
              </table:table-cell>
              <table:table-cell office:value-type="float" office:value="17.701">
                <text:p>17.701</text:p>
              </table:table-cell>
              <table:table-cell office:value-type="float" office:value="603.931">
                <text:p>603.9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.725">
                <text:p>44.725</text:p>
              </table:table-cell>
              <table:table-cell office:value-type="float" office:value="620.008">
                <text:p>620.008</text:p>
              </table:table-cell>
              <table:table-cell office:value-type="float" office:value="21.325">
                <text:p>21.325</text:p>
              </table:table-cell>
              <table:table-cell office:value-type="float" office:value="688.695">
                <text:p>688.6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4.43">
                <text:p>44.43</text:p>
              </table:table-cell>
              <table:table-cell office:value-type="float" office:value="697.882">
                <text:p>697.882</text:p>
              </table:table-cell>
              <table:table-cell office:value-type="float" office:value="24.296">
                <text:p>24.296</text:p>
              </table:table-cell>
              <table:table-cell office:value-type="float" office:value="768.663">
                <text:p>768.6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.176">
                <text:p>50.176</text:p>
              </table:table-cell>
              <table:table-cell office:value-type="float" office:value="759.323">
                <text:p>759.323</text:p>
              </table:table-cell>
              <table:table-cell office:value-type="float" office:value="27.582">
                <text:p>27.582</text:p>
              </table:table-cell>
              <table:table-cell office:value-type="float" office:value="842.983">
                <text:p>842.98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358cm" svg:y="1.273cm" chart:style-name="ch3">
          <text:p>Medium Workload, RPO≈5ms</text:p>
        </chart:subtitle>
        <chart:legend chart:legend-position="end" svg:x="12.583cm" svg:y="2.453cm" style:legend-expansion="high" chart:style-name="ch4"/>
        <chart:plot-area chart:style-name="ch5" table:cell-range-address="Charts_007.B20:Charts_007.B29 Charts_007.AW19:Charts_007.AY29 Charts_007.BB19:Charts_007.BB29 Charts_007.DD19:Charts_007.DF29 Charts_007.DI19:Charts_007.DI29" chart:data-source-has-labels="both" svg:x="1.33cm" svg:y="2.135cm" svg:width="10.934cm" svg:height="5.696cm">
          <chartooo:coordinate-region svg:x="1.951cm" svg:y="2.334cm" svg:width="10.033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7.AW20:Charts_007.AW29" chart:label-cell-address="Charts_007.AW19:Charts_007.AW19" chart:class="chart:line">
            <chart:data-point chart:repeated="10"/>
          </chart:series>
          <chart:series chart:attached-axis="primary-y" chart:style-name="ch14" chart:values-cell-range-address="Charts_007.AX20:Charts_007.AX29" chart:label-cell-address="Charts_007.AX19:Charts_007.AX19" chart:class="chart:line">
            <chart:data-point chart:repeated="10"/>
          </chart:series>
          <chart:series chart:attached-axis="primary-y" chart:style-name="ch15" chart:values-cell-range-address="Charts_007.AY20:Charts_007.AY29" chart:label-cell-address="Charts_007.AY19:Charts_007.AY19" chart:class="chart:line">
            <chart:data-point chart:repeated="10"/>
          </chart:series>
          <chart:series chart:attached-axis="primary-y" chart:style-name="ch16" chart:values-cell-range-address="Charts_007.BB20:Charts_007.BB29" chart:label-cell-address="Charts_007.BB19:Charts_007.BB19" chart:class="chart:line">
            <chart:data-point chart:repeated="10"/>
          </chart:series>
          <chart:series chart:attached-axis="primary-y" chart:style-name="ch17" chart:values-cell-range-address="Charts_007.DD20:Charts_007.DD29" chart:label-cell-address="Charts_007.DD19:Charts_007.DD19" chart:class="chart:line">
            <chart:data-point chart:repeated="10"/>
          </chart:series>
          <chart:series chart:attached-axis="primary-y" chart:style-name="ch18" chart:values-cell-range-address="Charts_007.DE20:Charts_007.DE29" chart:label-cell-address="Charts_007.DE19:Charts_007.DE19" chart:class="chart:line">
            <chart:data-point chart:repeated="10"/>
          </chart:series>
          <chart:series chart:attached-axis="primary-y" chart:style-name="ch19" chart:values-cell-range-address="Charts_007.DF20:Charts_007.DF29" chart:label-cell-address="Charts_007.DF19:Charts_007.DF19" chart:class="chart:line">
            <chart:data-point chart:repeated="10"/>
          </chart:series>
          <chart:series chart:attached-axis="primary-y" chart:style-name="ch20" chart:values-cell-range-address="Charts_007.DI20:Charts_007.DI29" chart:label-cell-address="Charts_007.DI19:Charts_007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7.AW19:Charts_007.AW19</svg:desc>
                </draw:g>
              </table:table-cell>
              <table:table-cell office:value-type="string">
                <text:p>T/total/50th%</text:p>
                <draw:g>
                  <svg:desc>Charts_007.AX19:Charts_007.AX19</svg:desc>
                </draw:g>
              </table:table-cell>
              <table:table-cell office:value-type="string">
                <text:p>T/total/75th%</text:p>
                <draw:g>
                  <svg:desc>Charts_007.AY19:Charts_007.AY19</svg:desc>
                </draw:g>
              </table:table-cell>
              <table:table-cell office:value-type="string">
                <text:p>T/total/95th%</text:p>
                <draw:g>
                  <svg:desc>Charts_007.BB19:Charts_007.BB19</svg:desc>
                </draw:g>
              </table:table-cell>
              <table:table-cell office:value-type="string">
                <text:p>J/total/25th%</text:p>
                <draw:g>
                  <svg:desc>Charts_007.DD19:Charts_007.DD19</svg:desc>
                </draw:g>
              </table:table-cell>
              <table:table-cell office:value-type="string">
                <text:p>J/total/50th%</text:p>
                <draw:g>
                  <svg:desc>Charts_007.DE19:Charts_007.DE19</svg:desc>
                </draw:g>
              </table:table-cell>
              <table:table-cell office:value-type="string">
                <text:p>J/total/75th%</text:p>
                <draw:g>
                  <svg:desc>Charts_007.DF19:Charts_007.DF19</svg:desc>
                </draw:g>
              </table:table-cell>
              <table:table-cell office:value-type="string">
                <text:p>J/total/95th%</text:p>
                <draw:g>
                  <svg:desc>Charts_007.DI19:Charts_007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9.959">
                <text:p>9.959</text:p>
                <draw:g>
                  <svg:desc>Charts_007.AW20:Charts_007.AW29</svg:desc>
                </draw:g>
              </table:table-cell>
              <table:table-cell office:value-type="float" office:value="13.473">
                <text:p>13.473</text:p>
                <draw:g>
                  <svg:desc>Charts_007.AX20:Charts_007.AX29</svg:desc>
                </draw:g>
              </table:table-cell>
              <table:table-cell office:value-type="float" office:value="17.997">
                <text:p>17.997</text:p>
                <draw:g>
                  <svg:desc>Charts_007.AY20:Charts_007.AY29</svg:desc>
                </draw:g>
              </table:table-cell>
              <table:table-cell office:value-type="float" office:value="27.406">
                <text:p>27.406</text:p>
                <draw:g>
                  <svg:desc>Charts_007.BB20:Charts_007.BB29</svg:desc>
                </draw:g>
              </table:table-cell>
              <table:table-cell office:value-type="float" office:value="3.54">
                <text:p>3.54</text:p>
                <draw:g>
                  <svg:desc>Charts_007.DD20:Charts_007.DD29</svg:desc>
                </draw:g>
              </table:table-cell>
              <table:table-cell office:value-type="float" office:value="4.018">
                <text:p>4.018</text:p>
                <draw:g>
                  <svg:desc>Charts_007.DE20:Charts_007.DE29</svg:desc>
                </draw:g>
              </table:table-cell>
              <table:table-cell office:value-type="float" office:value="4.681">
                <text:p>4.681</text:p>
                <draw:g>
                  <svg:desc>Charts_007.DF20:Charts_007.DF29</svg:desc>
                </draw:g>
              </table:table-cell>
              <table:table-cell office:value-type="float" office:value="8.475">
                <text:p>8.475</text:p>
                <draw:g>
                  <svg:desc>Charts_007.DI20:Charts_007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126">
                <text:p>8.126</text:p>
              </table:table-cell>
              <table:table-cell office:value-type="float" office:value="13.237">
                <text:p>13.237</text:p>
              </table:table-cell>
              <table:table-cell office:value-type="float" office:value="19.857">
                <text:p>19.857</text:p>
              </table:table-cell>
              <table:table-cell office:value-type="float" office:value="33.744">
                <text:p>33.744</text:p>
              </table:table-cell>
              <table:table-cell office:value-type="float" office:value="3.279">
                <text:p>3.279</text:p>
              </table:table-cell>
              <table:table-cell office:value-type="float" office:value="3.735">
                <text:p>3.735</text:p>
              </table:table-cell>
              <table:table-cell office:value-type="float" office:value="4.501">
                <text:p>4.501</text:p>
              </table:table-cell>
              <table:table-cell office:value-type="float" office:value="9.153">
                <text:p>9.1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29">
                <text:p>8.29</text:p>
              </table:table-cell>
              <table:table-cell office:value-type="float" office:value="13.638">
                <text:p>13.638</text:p>
              </table:table-cell>
              <table:table-cell office:value-type="float" office:value="21.816">
                <text:p>21.816</text:p>
              </table:table-cell>
              <table:table-cell office:value-type="float" office:value="36.203">
                <text:p>36.203</text:p>
              </table:table-cell>
              <table:table-cell office:value-type="float" office:value="3.499">
                <text:p>3.499</text:p>
              </table:table-cell>
              <table:table-cell office:value-type="float" office:value="3.995">
                <text:p>3.995</text:p>
              </table:table-cell>
              <table:table-cell office:value-type="float" office:value="4.909">
                <text:p>4.909</text:p>
              </table:table-cell>
              <table:table-cell office:value-type="float" office:value="10.758">
                <text:p>10.7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272">
                <text:p>9.272</text:p>
              </table:table-cell>
              <table:table-cell office:value-type="float" office:value="15.064">
                <text:p>15.064</text:p>
              </table:table-cell>
              <table:table-cell office:value-type="float" office:value="24.872">
                <text:p>24.872</text:p>
              </table:table-cell>
              <table:table-cell office:value-type="float" office:value="42.428">
                <text:p>42.428</text:p>
              </table:table-cell>
              <table:table-cell office:value-type="float" office:value="3.644">
                <text:p>3.644</text:p>
              </table:table-cell>
              <table:table-cell office:value-type="float" office:value="4.142">
                <text:p>4.142</text:p>
              </table:table-cell>
              <table:table-cell office:value-type="float" office:value="5.351">
                <text:p>5.351</text:p>
              </table:table-cell>
              <table:table-cell office:value-type="float" office:value="11.981">
                <text:p>11.9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488">
                <text:p>10.488</text:p>
              </table:table-cell>
              <table:table-cell office:value-type="float" office:value="16.959">
                <text:p>16.959</text:p>
              </table:table-cell>
              <table:table-cell office:value-type="float" office:value="27.768">
                <text:p>27.768</text:p>
              </table:table-cell>
              <table:table-cell office:value-type="float" office:value="51.441">
                <text:p>51.441</text:p>
              </table:table-cell>
              <table:table-cell office:value-type="float" office:value="3.442">
                <text:p>3.442</text:p>
              </table:table-cell>
              <table:table-cell office:value-type="float" office:value="3.878">
                <text:p>3.878</text:p>
              </table:table-cell>
              <table:table-cell office:value-type="float" office:value="4.808">
                <text:p>4.808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503">
                <text:p>10.503</text:p>
              </table:table-cell>
              <table:table-cell office:value-type="float" office:value="16.591">
                <text:p>16.591</text:p>
              </table:table-cell>
              <table:table-cell office:value-type="float" office:value="26.559">
                <text:p>26.559</text:p>
              </table:table-cell>
              <table:table-cell office:value-type="float" office:value="45.536">
                <text:p>45.536</text:p>
              </table:table-cell>
              <table:table-cell office:value-type="float" office:value="3.424">
                <text:p>3.424</text:p>
              </table:table-cell>
              <table:table-cell office:value-type="float" office:value="3.905">
                <text:p>3.905</text:p>
              </table:table-cell>
              <table:table-cell office:value-type="float" office:value="4.973">
                <text:p>4.973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282">
                <text:p>10.282</text:p>
              </table:table-cell>
              <table:table-cell office:value-type="float" office:value="15.939">
                <text:p>15.939</text:p>
              </table:table-cell>
              <table:table-cell office:value-type="float" office:value="25.249">
                <text:p>25.249</text:p>
              </table:table-cell>
              <table:table-cell office:value-type="float" office:value="42.514">
                <text:p>42.514</text:p>
              </table:table-cell>
              <table:table-cell office:value-type="float" office:value="3.494">
                <text:p>3.494</text:p>
              </table:table-cell>
              <table:table-cell office:value-type="float" office:value="4.158">
                <text:p>4.158</text:p>
              </table:table-cell>
              <table:table-cell office:value-type="float" office:value="6.185">
                <text:p>6.185</text:p>
              </table:table-cell>
              <table:table-cell office:value-type="float" office:value="17.701">
                <text:p>17.7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861">
                <text:p>10.861</text:p>
              </table:table-cell>
              <table:table-cell office:value-type="float" office:value="16.689">
                <text:p>16.689</text:p>
              </table:table-cell>
              <table:table-cell office:value-type="float" office:value="26.178">
                <text:p>26.178</text:p>
              </table:table-cell>
              <table:table-cell office:value-type="float" office:value="44.725">
                <text:p>44.725</text:p>
              </table:table-cell>
              <table:table-cell office:value-type="float" office:value="3.837">
                <text:p>3.837</text:p>
              </table:table-cell>
              <table:table-cell office:value-type="float" office:value="4.79">
                <text:p>4.79</text:p>
              </table:table-cell>
              <table:table-cell office:value-type="float" office:value="7.69">
                <text:p>7.69</text:p>
              </table:table-cell>
              <table:table-cell office:value-type="float" office:value="21.325">
                <text:p>21.3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412">
                <text:p>11.412</text:p>
              </table:table-cell>
              <table:table-cell office:value-type="float" office:value="17.327">
                <text:p>17.327</text:p>
              </table:table-cell>
              <table:table-cell office:value-type="float" office:value="26.664">
                <text:p>26.664</text:p>
              </table:table-cell>
              <table:table-cell office:value-type="float" office:value="44.43">
                <text:p>44.43</text:p>
              </table:table-cell>
              <table:table-cell office:value-type="float" office:value="4.342">
                <text:p>4.342</text:p>
              </table:table-cell>
              <table:table-cell office:value-type="float" office:value="5.93">
                <text:p>5.93</text:p>
              </table:table-cell>
              <table:table-cell office:value-type="float" office:value="10.283">
                <text:p>10.283</text:p>
              </table:table-cell>
              <table:table-cell office:value-type="float" office:value="24.296">
                <text:p>24.2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753">
                <text:p>12.753</text:p>
              </table:table-cell>
              <table:table-cell office:value-type="float" office:value="19.29">
                <text:p>19.29</text:p>
              </table:table-cell>
              <table:table-cell office:value-type="float" office:value="29.098">
                <text:p>29.098</text:p>
              </table:table-cell>
              <table:table-cell office:value-type="float" office:value="50.176">
                <text:p>50.176</text:p>
              </table:table-cell>
              <table:table-cell office:value-type="float" office:value="5.105">
                <text:p>5.105</text:p>
              </table:table-cell>
              <table:table-cell office:value-type="float" office:value="7.532">
                <text:p>7.532</text:p>
              </table:table-cell>
              <table:table-cell office:value-type="float" office:value="12.988">
                <text:p>12.988</text:p>
              </table:table-cell>
              <table:table-cell office:value-type="float" office:value="27.582">
                <text:p>27.58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358cm" svg:y="1.273cm" chart:style-name="ch3">
          <text:p>Medium Workload, RPO≈5ms</text:p>
        </chart:subtitle>
        <chart:legend chart:legend-position="end" svg:x="11.763cm" svg:y="2.951cm" style:legend-expansion="high" chart:style-name="ch4"/>
        <chart:plot-area chart:style-name="ch5" table:cell-range-address="Charts_007.B20:Charts_007.B29 Charts_007.BE19:Charts_007.BF29 Charts_007.DL19:Charts_007.DM29" chart:data-source-has-labels="both" svg:x="1.33cm" svg:y="2.135cm" svg:width="10.114cm" svg:height="5.696cm">
          <chartooo:coordinate-region svg:x="1.951cm" svg:y="2.335cm" svg:width="9.213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7.B20:Charts_007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7.BE20:Charts_007.BE29" chart:label-cell-address="Charts_007.BE19:Charts_007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7.BF20:Charts_007.BF29" chart:label-cell-address="Charts_007.BF19:Charts_007.BF19" chart:class="chart:line">
            <chart:data-point chart:repeated="10"/>
          </chart:series>
          <chart:series chart:attached-axis="primary-y" chart:style-name="ch16" chart:values-cell-range-address="Charts_007.DL20:Charts_007.DL29" chart:label-cell-address="Charts_007.DL19:Charts_007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7.DM20:Charts_007.DM29" chart:label-cell-address="Charts_007.DM19:Charts_007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7.BE19:Charts_007.BE19</svg:desc>
                </draw:g>
              </table:table-cell>
              <table:table-cell office:value-type="string">
                <text:p>T/total/sd</text:p>
                <draw:g>
                  <svg:desc>Charts_007.BF19:Charts_007.BF19</svg:desc>
                </draw:g>
              </table:table-cell>
              <table:table-cell office:value-type="string">
                <text:p>J/total/avg</text:p>
                <draw:g>
                  <svg:desc>Charts_007.DL19:Charts_007.DL19</svg:desc>
                </draw:g>
              </table:table-cell>
              <table:table-cell office:value-type="string">
                <text:p>J/total/sd</text:p>
                <draw:g>
                  <svg:desc>Charts_007.DM19:Charts_007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7.B20:Charts_007.B29</svg:desc>
                </draw:g>
              </table:table-cell>
              <table:table-cell office:value-type="float" office:value="16.097">
                <text:p>16.097</text:p>
                <draw:g>
                  <svg:desc>Charts_007.BE20:Charts_007.BE29</svg:desc>
                </draw:g>
              </table:table-cell>
              <table:table-cell office:value-type="float" office:value="21.653">
                <text:p>21.653</text:p>
                <draw:g>
                  <svg:desc>Charts_007.BF20:Charts_007.BF29</svg:desc>
                </draw:g>
              </table:table-cell>
              <table:table-cell office:value-type="float" office:value="4.86">
                <text:p>4.86</text:p>
                <draw:g>
                  <svg:desc>Charts_007.DL20:Charts_007.DL29</svg:desc>
                </draw:g>
              </table:table-cell>
              <table:table-cell office:value-type="float" office:value="5.57">
                <text:p>5.57</text:p>
                <draw:g>
                  <svg:desc>Charts_007.DM20:Charts_007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571">
                <text:p>16.571</text:p>
              </table:table-cell>
              <table:table-cell office:value-type="float" office:value="23.552">
                <text:p>23.552</text:p>
              </table:table-cell>
              <table:table-cell office:value-type="float" office:value="4.906">
                <text:p>4.906</text:p>
              </table:table-cell>
              <table:table-cell office:value-type="float" office:value="8.636">
                <text:p>8.6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283">
                <text:p>17.283</text:p>
              </table:table-cell>
              <table:table-cell office:value-type="float" office:value="24.837">
                <text:p>24.837</text:p>
              </table:table-cell>
              <table:table-cell office:value-type="float" office:value="5.333">
                <text:p>5.333</text:p>
              </table:table-cell>
              <table:table-cell office:value-type="float" office:value="7.604">
                <text:p>7.6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.875">
                <text:p>19.875</text:p>
              </table:table-cell>
              <table:table-cell office:value-type="float" office:value="27.835">
                <text:p>27.835</text:p>
              </table:table-cell>
              <table:table-cell office:value-type="float" office:value="5.756">
                <text:p>5.756</text:p>
              </table:table-cell>
              <table:table-cell office:value-type="float" office:value="9.058">
                <text:p>9.0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.734">
                <text:p>24.734</text:p>
              </table:table-cell>
              <table:table-cell office:value-type="float" office:value="45.62">
                <text:p>45.62</text:p>
              </table:table-cell>
              <table:table-cell office:value-type="float" office:value="5.654">
                <text:p>5.654</text:p>
              </table:table-cell>
              <table:table-cell office:value-type="float" office:value="10.376">
                <text:p>10.3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373">
                <text:p>21.373</text:p>
              </table:table-cell>
              <table:table-cell office:value-type="float" office:value="30.383">
                <text:p>30.383</text:p>
              </table:table-cell>
              <table:table-cell office:value-type="float" office:value="5.967">
                <text:p>5.967</text:p>
              </table:table-cell>
              <table:table-cell office:value-type="float" office:value="10.608">
                <text:p>10.6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48">
                <text:p>20.48</text:p>
              </table:table-cell>
              <table:table-cell office:value-type="float" office:value="29.872">
                <text:p>29.872</text:p>
              </table:table-cell>
              <table:table-cell office:value-type="float" office:value="8.834">
                <text:p>8.834</text:p>
              </table:table-cell>
              <table:table-cell office:value-type="float" office:value="63.038">
                <text:p>63.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226">
                <text:p>22.226</text:p>
              </table:table-cell>
              <table:table-cell office:value-type="float" office:value="38.714">
                <text:p>38.714</text:p>
              </table:table-cell>
              <table:table-cell office:value-type="float" office:value="9.247">
                <text:p>9.247</text:p>
              </table:table-cell>
              <table:table-cell office:value-type="float" office:value="41.151">
                <text:p>41.1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866">
                <text:p>21.866</text:p>
              </table:table-cell>
              <table:table-cell office:value-type="float" office:value="33.992">
                <text:p>33.992</text:p>
              </table:table-cell>
              <table:table-cell office:value-type="float" office:value="9.608">
                <text:p>9.608</text:p>
              </table:table-cell>
              <table:table-cell office:value-type="float" office:value="16.359">
                <text:p>16.3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492">
                <text:p>24.492</text:p>
              </table:table-cell>
              <table:table-cell office:value-type="float" office:value="30.697">
                <text:p>30.697</text:p>
              </table:table-cell>
              <table:table-cell office:value-type="float" office:value="11.599">
                <text:p>11.599</text:p>
              </table:table-cell>
              <table:table-cell office:value-type="float" office:value="21.328">
                <text:p>21.32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636cm" svg:y="1.273cm" chart:style-name="ch3">
          <text:p>High Workload, RPO≈5ms</text:p>
        </chart:subtitle>
        <chart:legend chart:legend-position="end" svg:x="11.631cm" svg:y="2.453cm" style:legend-expansion="high" chart:style-name="ch4"/>
        <chart:plot-area chart:style-name="ch5" table:cell-range-address="Charts_005.B20:Charts_005.B29 Charts_008.J19:Charts_008.J29 Charts_008.U19:Charts_008.U29 Charts_008.AF19:Charts_008.AF29 Charts_008.AQ19:Charts_008.AQ29 Charts_008.BQ19:Charts_008.BQ29 Charts_008.CB19:Charts_008.CB29 Charts_008.CM19:Charts_008.CM29 Charts_008.CX19:Charts_008.CX29" chart:data-source-has-labels="both" svg:x="1.33cm" svg:y="2.135cm" svg:width="9.982cm" svg:height="5.696cm">
          <chartooo:coordinate-region svg:x="1.951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8.J20:Charts_008.J29" chart:label-cell-address="Charts_008.J19:Charts_008.J19" chart:class="chart:line">
            <chart:data-point chart:repeated="10"/>
          </chart:series>
          <chart:series chart:attached-axis="primary-y" chart:style-name="ch14" chart:values-cell-range-address="Charts_008.U20:Charts_008.U29" chart:label-cell-address="Charts_008.U19:Charts_008.U19" chart:class="chart:line">
            <chart:data-point chart:repeated="10"/>
          </chart:series>
          <chart:series chart:attached-axis="primary-y" chart:style-name="ch15" chart:values-cell-range-address="Charts_008.AF20:Charts_008.AF29" chart:label-cell-address="Charts_008.AF19:Charts_008.AF19" chart:class="chart:line">
            <chart:data-point chart:repeated="10"/>
          </chart:series>
          <chart:series chart:attached-axis="primary-y" chart:style-name="ch16" chart:values-cell-range-address="Charts_008.AQ20:Charts_008.AQ29" chart:label-cell-address="Charts_008.AQ19:Charts_008.AQ19" chart:class="chart:line">
            <chart:data-point chart:repeated="10"/>
          </chart:series>
          <chart:series chart:attached-axis="primary-y" chart:style-name="ch17" chart:values-cell-range-address="Charts_008.BQ20:Charts_008.BQ29" chart:label-cell-address="Charts_008.BQ19:Charts_008.BQ19" chart:class="chart:line">
            <chart:data-point chart:repeated="10"/>
          </chart:series>
          <chart:series chart:attached-axis="primary-y" chart:style-name="ch18" chart:values-cell-range-address="Charts_008.CB20:Charts_008.CB29" chart:label-cell-address="Charts_008.CB19:Charts_008.CB19" chart:class="chart:line">
            <chart:data-point chart:repeated="10"/>
          </chart:series>
          <chart:series chart:attached-axis="primary-y" chart:style-name="ch19" chart:values-cell-range-address="Charts_008.CM20:Charts_008.CM29" chart:label-cell-address="Charts_008.CM19:Charts_008.CM19" chart:class="chart:line">
            <chart:data-point chart:repeated="10"/>
          </chart:series>
          <chart:series chart:attached-axis="primary-y" chart:style-name="ch20" chart:values-cell-range-address="Charts_008.CX20:Charts_008.CX29" chart:label-cell-address="Charts_008.CX19:Charts_008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8.J19:Charts_008.J19</svg:desc>
                </draw:g>
              </table:table-cell>
              <table:table-cell office:value-type="string">
                <text:p>T/tx_begin/95th%</text:p>
                <draw:g>
                  <svg:desc>Charts_008.U19:Charts_008.U19</svg:desc>
                </draw:g>
              </table:table-cell>
              <table:table-cell office:value-type="string">
                <text:p>T/tx_commit/95th%</text:p>
                <draw:g>
                  <svg:desc>Charts_008.AF19:Charts_008.AF19</svg:desc>
                </draw:g>
              </table:table-cell>
              <table:table-cell office:value-type="string">
                <text:p>T/tx_close/95th%</text:p>
                <draw:g>
                  <svg:desc>Charts_008.AQ19:Charts_008.AQ19</svg:desc>
                </draw:g>
              </table:table-cell>
              <table:table-cell office:value-type="string">
                <text:p>J/tx_open/95th%</text:p>
                <draw:g>
                  <svg:desc>Charts_008.BQ19:Charts_008.BQ19</svg:desc>
                </draw:g>
              </table:table-cell>
              <table:table-cell office:value-type="string">
                <text:p>J/tx_begin/95th%</text:p>
                <draw:g>
                  <svg:desc>Charts_008.CB19:Charts_008.CB19</svg:desc>
                </draw:g>
              </table:table-cell>
              <table:table-cell office:value-type="string">
                <text:p>J/tx_commit/95th%</text:p>
                <draw:g>
                  <svg:desc>Charts_008.CM19:Charts_008.CM19</svg:desc>
                </draw:g>
              </table:table-cell>
              <table:table-cell office:value-type="string">
                <text:p>J/tx_close/95th%</text:p>
                <draw:g>
                  <svg:desc>Charts_008.CX19:Charts_008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9.111">
                <text:p>9.111</text:p>
                <draw:g>
                  <svg:desc>Charts_008.J20:Charts_008.J29</svg:desc>
                </draw:g>
              </table:table-cell>
              <table:table-cell office:value-type="float" office:value="6.385">
                <text:p>6.385</text:p>
                <draw:g>
                  <svg:desc>Charts_008.U20:Charts_008.U29</svg:desc>
                </draw:g>
              </table:table-cell>
              <table:table-cell office:value-type="float" office:value="17.284">
                <text:p>17.284</text:p>
                <draw:g>
                  <svg:desc>Charts_008.AF20:Charts_008.AF29</svg:desc>
                </draw:g>
              </table:table-cell>
              <table:table-cell office:value-type="float" office:value="6.365">
                <text:p>6.365</text:p>
                <draw:g>
                  <svg:desc>Charts_008.AQ20:Charts_008.AQ29</svg:desc>
                </draw:g>
              </table:table-cell>
              <table:table-cell office:value-type="float" office:value="1.746">
                <text:p>1.746</text:p>
                <draw:g>
                  <svg:desc>Charts_008.BQ20:Charts_008.BQ29</svg:desc>
                </draw:g>
              </table:table-cell>
              <table:table-cell office:value-type="float" office:value="1.029">
                <text:p>1.029</text:p>
                <draw:g>
                  <svg:desc>Charts_008.CB20:Charts_008.CB29</svg:desc>
                </draw:g>
              </table:table-cell>
              <table:table-cell office:value-type="float" office:value="1.91">
                <text:p>1.91</text:p>
                <draw:g>
                  <svg:desc>Charts_008.CM20:Charts_008.CM29</svg:desc>
                </draw:g>
              </table:table-cell>
              <table:table-cell office:value-type="float" office:value="0.864">
                <text:p>0.864</text:p>
                <draw:g>
                  <svg:desc>Charts_008.CX20:Charts_008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242">
                <text:p>12.242</text:p>
              </table:table-cell>
              <table:table-cell office:value-type="float" office:value="7.009">
                <text:p>7.009</text:p>
              </table:table-cell>
              <table:table-cell office:value-type="float" office:value="19.332">
                <text:p>19.332</text:p>
              </table:table-cell>
              <table:table-cell office:value-type="float" office:value="7.873">
                <text:p>7.873</text:p>
              </table:table-cell>
              <table:table-cell office:value-type="float" office:value="2.423">
                <text:p>2.423</text:p>
              </table:table-cell>
              <table:table-cell office:value-type="float" office:value="1.434">
                <text:p>1.434</text:p>
              </table:table-cell>
              <table:table-cell office:value-type="float" office:value="3.43">
                <text:p>3.43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.169">
                <text:p>13.169</text:p>
              </table:table-cell>
              <table:table-cell office:value-type="float" office:value="7.331">
                <text:p>7.331</text:p>
              </table:table-cell>
              <table:table-cell office:value-type="float" office:value="18.97">
                <text:p>18.97</text:p>
              </table:table-cell>
              <table:table-cell office:value-type="float" office:value="9.024">
                <text:p>9.024</text:p>
              </table:table-cell>
              <table:table-cell office:value-type="float" office:value="5.005">
                <text:p>5.005</text:p>
              </table:table-cell>
              <table:table-cell office:value-type="float" office:value="3.083">
                <text:p>3.083</text:p>
              </table:table-cell>
              <table:table-cell office:value-type="float" office:value="7.216">
                <text:p>7.216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779">
                <text:p>14.779</text:p>
              </table:table-cell>
              <table:table-cell office:value-type="float" office:value="8.5">
                <text:p>8.5</text:p>
              </table:table-cell>
              <table:table-cell office:value-type="float" office:value="19.29">
                <text:p>19.29</text:p>
              </table:table-cell>
              <table:table-cell office:value-type="float" office:value="10.334">
                <text:p>10.334</text:p>
              </table:table-cell>
              <table:table-cell office:value-type="float" office:value="9.582">
                <text:p>9.582</text:p>
              </table:table-cell>
              <table:table-cell office:value-type="float" office:value="5.344">
                <text:p>5.344</text:p>
              </table:table-cell>
              <table:table-cell office:value-type="float" office:value="12.058">
                <text:p>12.058</text:p>
              </table:table-cell>
              <table:table-cell office:value-type="float" office:value="5.007">
                <text:p>5.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773">
                <text:p>18.773</text:p>
              </table:table-cell>
              <table:table-cell office:value-type="float" office:value="10.549">
                <text:p>10.549</text:p>
              </table:table-cell>
              <table:table-cell office:value-type="float" office:value="21.401">
                <text:p>21.401</text:p>
              </table:table-cell>
              <table:table-cell office:value-type="float" office:value="12.345">
                <text:p>12.345</text:p>
              </table:table-cell>
              <table:table-cell office:value-type="float" office:value="18.255">
                <text:p>18.255</text:p>
              </table:table-cell>
              <table:table-cell office:value-type="float" office:value="8.209">
                <text:p>8.209</text:p>
              </table:table-cell>
              <table:table-cell office:value-type="float" office:value="15.947">
                <text:p>15.947</text:p>
              </table:table-cell>
              <table:table-cell office:value-type="float" office:value="7.522">
                <text:p>7.5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453">
                <text:p>24.453</text:p>
              </table:table-cell>
              <table:table-cell office:value-type="float" office:value="13.136">
                <text:p>13.136</text:p>
              </table:table-cell>
              <table:table-cell office:value-type="float" office:value="24.588">
                <text:p>24.588</text:p>
              </table:table-cell>
              <table:table-cell office:value-type="float" office:value="14.258">
                <text:p>14.258</text:p>
              </table:table-cell>
              <table:table-cell office:value-type="float" office:value="28.619">
                <text:p>28.619</text:p>
              </table:table-cell>
              <table:table-cell office:value-type="float" office:value="10.331">
                <text:p>10.331</text:p>
              </table:table-cell>
              <table:table-cell office:value-type="float" office:value="18.788">
                <text:p>18.788</text:p>
              </table:table-cell>
              <table:table-cell office:value-type="float" office:value="9.783">
                <text:p>9.7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.524">
                <text:p>29.524</text:p>
              </table:table-cell>
              <table:table-cell office:value-type="float" office:value="15.965">
                <text:p>15.965</text:p>
              </table:table-cell>
              <table:table-cell office:value-type="float" office:value="28.057">
                <text:p>28.057</text:p>
              </table:table-cell>
              <table:table-cell office:value-type="float" office:value="16.617">
                <text:p>16.617</text:p>
              </table:table-cell>
              <table:table-cell office:value-type="float" office:value="45.932">
                <text:p>45.932</text:p>
              </table:table-cell>
              <table:table-cell office:value-type="float" office:value="11.485">
                <text:p>11.485</text:p>
              </table:table-cell>
              <table:table-cell office:value-type="float" office:value="21.426">
                <text:p>21.426</text:p>
              </table:table-cell>
              <table:table-cell office:value-type="float" office:value="11.197">
                <text:p>11.1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.49">
                <text:p>35.49</text:p>
              </table:table-cell>
              <table:table-cell office:value-type="float" office:value="17.401">
                <text:p>17.401</text:p>
              </table:table-cell>
              <table:table-cell office:value-type="float" office:value="28.569">
                <text:p>28.569</text:p>
              </table:table-cell>
              <table:table-cell office:value-type="float" office:value="17.915">
                <text:p>17.915</text:p>
              </table:table-cell>
              <table:table-cell office:value-type="float" office:value="61.643">
                <text:p>61.643</text:p>
              </table:table-cell>
              <table:table-cell office:value-type="float" office:value="11.947">
                <text:p>11.947</text:p>
              </table:table-cell>
              <table:table-cell office:value-type="float" office:value="23.744">
                <text:p>23.744</text:p>
              </table:table-cell>
              <table:table-cell office:value-type="float" office:value="11.767">
                <text:p>11.7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3.605">
                <text:p>43.605</text:p>
              </table:table-cell>
              <table:table-cell office:value-type="float" office:value="19.922">
                <text:p>19.922</text:p>
              </table:table-cell>
              <table:table-cell office:value-type="float" office:value="33.035">
                <text:p>33.035</text:p>
              </table:table-cell>
              <table:table-cell office:value-type="float" office:value="20.625">
                <text:p>20.625</text:p>
              </table:table-cell>
              <table:table-cell office:value-type="float" office:value="79.688">
                <text:p>79.688</text:p>
              </table:table-cell>
              <table:table-cell office:value-type="float" office:value="12.315">
                <text:p>12.315</text:p>
              </table:table-cell>
              <table:table-cell office:value-type="float" office:value="23.402">
                <text:p>23.40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.385">
                <text:p>54.385</text:p>
              </table:table-cell>
              <table:table-cell office:value-type="float" office:value="22.338">
                <text:p>22.338</text:p>
              </table:table-cell>
              <table:table-cell office:value-type="float" office:value="35.475">
                <text:p>35.475</text:p>
              </table:table-cell>
              <table:table-cell office:value-type="float" office:value="22.883">
                <text:p>22.883</text:p>
              </table:table-cell>
              <table:table-cell office:value-type="float" office:value="98.967">
                <text:p>98.967</text:p>
              </table:table-cell>
              <table:table-cell office:value-type="float" office:value="13.646">
                <text:p>13.646</text:p>
              </table:table-cell>
              <table:table-cell office:value-type="float" office:value="25.345">
                <text:p>25.345</text:p>
              </table:table-cell>
              <table:table-cell office:value-type="float" office:value="13.25">
                <text:p>13.2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636cm" svg:y="1.273cm" chart:style-name="ch3">
          <text:p>High Workload, RPO≈5ms</text:p>
        </chart:subtitle>
        <chart:legend chart:legend-position="bottom" svg:x="2.896cm" svg:y="8.392cm" style:legend-expansion="wide" chart:style-name="ch4"/>
        <chart:plot-area chart:style-name="ch5" table:cell-range-address="Charts_005.B20:Charts_005.B29 Charts_008.BB19:Charts_008.BB29 Charts_008.BG19:Charts_008.BG29 Charts_008.DI19:Charts_008.DI29 Charts_008.DN19:Charts_008.DN29" chart:data-source-has-labels="both" svg:x="1.33cm" svg:y="2.135cm" svg:width="13.462cm" svg:height="4.913cm">
          <chartooo:coordinate-region svg:x="1.951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8.BB20:Charts_008.BB29" chart:label-cell-address="Charts_008.BB19:Charts_008.BB19" chart:class="chart:line">
            <chart:data-point chart:repeated="10"/>
          </chart:series>
          <chart:series chart:attached-axis="secondary-y" chart:style-name="ch14" chart:values-cell-range-address="Charts_008.BG20:Charts_008.BG29" chart:label-cell-address="Charts_008.BG19:Charts_008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8.DI20:Charts_008.DI29" chart:label-cell-address="Charts_008.DI19:Charts_008.DI19" chart:class="chart:line">
            <chart:data-point chart:repeated="10"/>
          </chart:series>
          <chart:series chart:attached-axis="secondary-y" chart:style-name="ch17" chart:values-cell-range-address="Charts_008.DN20:Charts_008.DN29" chart:label-cell-address="Charts_008.DN19:Charts_008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8.BB19:Charts_008.BB19</svg:desc>
                </draw:g>
              </table:table-cell>
              <table:table-cell office:value-type="string">
                <text:p>T/tps</text:p>
                <draw:g>
                  <svg:desc>Charts_008.BG19:Charts_008.BG19</svg:desc>
                </draw:g>
              </table:table-cell>
              <table:table-cell office:value-type="string">
                <text:p>J/total/95th%</text:p>
                <draw:g>
                  <svg:desc>Charts_008.DI19:Charts_008.DI19</svg:desc>
                </draw:g>
              </table:table-cell>
              <table:table-cell office:value-type="string">
                <text:p>J/tps</text:p>
                <draw:g>
                  <svg:desc>Charts_008.DN19:Charts_008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26.75">
                <text:p>26.75</text:p>
                <draw:g>
                  <svg:desc>Charts_008.BB20:Charts_008.BB29</svg:desc>
                </draw:g>
              </table:table-cell>
              <table:table-cell office:value-type="float" office:value="368.276">
                <text:p>368.276</text:p>
                <draw:g>
                  <svg:desc>Charts_008.BG20:Charts_008.BG29</svg:desc>
                </draw:g>
              </table:table-cell>
              <table:table-cell office:value-type="float" office:value="5.238">
                <text:p>5.238</text:p>
                <draw:g>
                  <svg:desc>Charts_008.DI20:Charts_008.DI29</svg:desc>
                </draw:g>
              </table:table-cell>
              <table:table-cell office:value-type="float" office:value="538.693">
                <text:p>538.693</text:p>
                <draw:g>
                  <svg:desc>Charts_008.DN20:Charts_008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213">
                <text:p>30.213</text:p>
              </table:table-cell>
              <table:table-cell office:value-type="float" office:value="668.818">
                <text:p>668.818</text:p>
              </table:table-cell>
              <table:table-cell office:value-type="float" office:value="10.809">
                <text:p>10.809</text:p>
              </table:table-cell>
              <table:table-cell office:value-type="float" office:value="959.188">
                <text:p>959.1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355">
                <text:p>31.355</text:p>
              </table:table-cell>
              <table:table-cell office:value-type="float" office:value="971.772">
                <text:p>971.772</text:p>
              </table:table-cell>
              <table:table-cell office:value-type="float" office:value="20.637">
                <text:p>20.637</text:p>
              </table:table-cell>
              <table:table-cell office:value-type="float" office:value="1244.471">
                <text:p>1244.4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.236">
                <text:p>34.236</text:p>
              </table:table-cell>
              <table:table-cell office:value-type="float" office:value="1219.835">
                <text:p>1219.835</text:p>
              </table:table-cell>
              <table:table-cell office:value-type="float" office:value="36.388">
                <text:p>36.388</text:p>
              </table:table-cell>
              <table:table-cell office:value-type="float" office:value="1379.309">
                <text:p>1379.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.336">
                <text:p>40.336</text:p>
              </table:table-cell>
              <table:table-cell office:value-type="float" office:value="1343.002">
                <text:p>1343.002</text:p>
              </table:table-cell>
              <table:table-cell office:value-type="float" office:value="50.199">
                <text:p>50.199</text:p>
              </table:table-cell>
              <table:table-cell office:value-type="float" office:value="1391.805">
                <text:p>1391.8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.096">
                <text:p>50.096</text:p>
              </table:table-cell>
              <table:table-cell office:value-type="float" office:value="1424.677">
                <text:p>1424.677</text:p>
              </table:table-cell>
              <table:table-cell office:value-type="float" office:value="60.97">
                <text:p>60.97</text:p>
              </table:table-cell>
              <table:table-cell office:value-type="float" office:value="1433.699">
                <text:p>1433.6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.118">
                <text:p>60.118</text:p>
              </table:table-cell>
              <table:table-cell office:value-type="float" office:value="1442.568">
                <text:p>1442.568</text:p>
              </table:table-cell>
              <table:table-cell office:value-type="float" office:value="78.291">
                <text:p>78.291</text:p>
              </table:table-cell>
              <table:table-cell office:value-type="float" office:value="1436.47">
                <text:p>1436.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7.688">
                <text:p>67.688</text:p>
              </table:table-cell>
              <table:table-cell office:value-type="float" office:value="1517.939">
                <text:p>1517.939</text:p>
              </table:table-cell>
              <table:table-cell office:value-type="float" office:value="94.817">
                <text:p>94.817</text:p>
              </table:table-cell>
              <table:table-cell office:value-type="float" office:value="1425.922">
                <text:p>1425.9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.434">
                <text:p>81.434</text:p>
              </table:table-cell>
              <table:table-cell office:value-type="float" office:value="1497.381">
                <text:p>1497.381</text:p>
              </table:table-cell>
              <table:table-cell office:value-type="float" office:value="110.728">
                <text:p>110.728</text:p>
              </table:table-cell>
              <table:table-cell office:value-type="float" office:value="1418.696">
                <text:p>1418.6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4.144">
                <text:p>94.144</text:p>
              </table:table-cell>
              <table:table-cell office:value-type="float" office:value="1490.439">
                <text:p>1490.439</text:p>
              </table:table-cell>
              <table:table-cell office:value-type="float" office:value="131.524">
                <text:p>131.524</text:p>
              </table:table-cell>
              <table:table-cell office:value-type="float" office:value="1383.91">
                <text:p>1383.9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636cm" svg:y="1.273cm" chart:style-name="ch3">
          <text:p>High Workload, RPO≈5ms</text:p>
        </chart:subtitle>
        <chart:legend chart:legend-position="end" svg:x="12.583cm" svg:y="2.453cm" style:legend-expansion="high" chart:style-name="ch4"/>
        <chart:plot-area chart:style-name="ch5" table:cell-range-address="Charts_005.B20:Charts_005.B29 Charts_008.AW19:Charts_008.AY29 Charts_008.BB19:Charts_008.BB29 Charts_008.DD19:Charts_008.DF29 Charts_008.DI19:Charts_008.DI29" chart:data-source-has-labels="both" svg:x="1.33cm" svg:y="2.135cm" svg:width="10.934cm" svg:height="5.696cm">
          <chartooo:coordinate-region svg:x="1.951cm" svg:y="2.335cm" svg:width="9.847cm" svg:height="4.849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8.AW20:Charts_008.AW29" chart:label-cell-address="Charts_008.AW19:Charts_008.AW19" chart:class="chart:line">
            <chart:data-point chart:repeated="10"/>
          </chart:series>
          <chart:series chart:attached-axis="primary-y" chart:style-name="ch14" chart:values-cell-range-address="Charts_008.AX20:Charts_008.AX29" chart:label-cell-address="Charts_008.AX19:Charts_008.AX19" chart:class="chart:line">
            <chart:data-point chart:repeated="10"/>
          </chart:series>
          <chart:series chart:attached-axis="primary-y" chart:style-name="ch15" chart:values-cell-range-address="Charts_008.AY20:Charts_008.AY29" chart:label-cell-address="Charts_008.AY19:Charts_008.AY19" chart:class="chart:line">
            <chart:data-point chart:repeated="10"/>
          </chart:series>
          <chart:series chart:attached-axis="primary-y" chart:style-name="ch16" chart:values-cell-range-address="Charts_008.BB20:Charts_008.BB29" chart:label-cell-address="Charts_008.BB19:Charts_008.BB19" chart:class="chart:line">
            <chart:data-point chart:repeated="10"/>
          </chart:series>
          <chart:series chart:attached-axis="primary-y" chart:style-name="ch17" chart:values-cell-range-address="Charts_008.DD20:Charts_008.DD29" chart:label-cell-address="Charts_008.DD19:Charts_008.DD19" chart:class="chart:line">
            <chart:data-point chart:repeated="10"/>
          </chart:series>
          <chart:series chart:attached-axis="primary-y" chart:style-name="ch18" chart:values-cell-range-address="Charts_008.DE20:Charts_008.DE29" chart:label-cell-address="Charts_008.DE19:Charts_008.DE19" chart:class="chart:line">
            <chart:data-point chart:repeated="10"/>
          </chart:series>
          <chart:series chart:attached-axis="primary-y" chart:style-name="ch19" chart:values-cell-range-address="Charts_008.DF20:Charts_008.DF29" chart:label-cell-address="Charts_008.DF19:Charts_008.DF19" chart:class="chart:line">
            <chart:data-point chart:repeated="10"/>
          </chart:series>
          <chart:series chart:attached-axis="primary-y" chart:style-name="ch20" chart:values-cell-range-address="Charts_008.DI20:Charts_008.DI29" chart:label-cell-address="Charts_008.DI19:Charts_008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8.AW19:Charts_008.AW19</svg:desc>
                </draw:g>
              </table:table-cell>
              <table:table-cell office:value-type="string">
                <text:p>T/total/50th%</text:p>
                <draw:g>
                  <svg:desc>Charts_008.AX19:Charts_008.AX19</svg:desc>
                </draw:g>
              </table:table-cell>
              <table:table-cell office:value-type="string">
                <text:p>T/total/75th%</text:p>
                <draw:g>
                  <svg:desc>Charts_008.AY19:Charts_008.AY19</svg:desc>
                </draw:g>
              </table:table-cell>
              <table:table-cell office:value-type="string">
                <text:p>T/total/95th%</text:p>
                <draw:g>
                  <svg:desc>Charts_008.BB19:Charts_008.BB19</svg:desc>
                </draw:g>
              </table:table-cell>
              <table:table-cell office:value-type="string">
                <text:p>J/total/25th%</text:p>
                <draw:g>
                  <svg:desc>Charts_008.DD19:Charts_008.DD19</svg:desc>
                </draw:g>
              </table:table-cell>
              <table:table-cell office:value-type="string">
                <text:p>J/total/50th%</text:p>
                <draw:g>
                  <svg:desc>Charts_008.DE19:Charts_008.DE19</svg:desc>
                </draw:g>
              </table:table-cell>
              <table:table-cell office:value-type="string">
                <text:p>J/total/75th%</text:p>
                <draw:g>
                  <svg:desc>Charts_008.DF19:Charts_008.DF19</svg:desc>
                </draw:g>
              </table:table-cell>
              <table:table-cell office:value-type="string">
                <text:p>J/total/95th%</text:p>
                <draw:g>
                  <svg:desc>Charts_008.DI19:Charts_008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6.945">
                <text:p>6.945</text:p>
                <draw:g>
                  <svg:desc>Charts_008.AW20:Charts_008.AW29</svg:desc>
                </draw:g>
              </table:table-cell>
              <table:table-cell office:value-type="float" office:value="10.638">
                <text:p>10.638</text:p>
                <draw:g>
                  <svg:desc>Charts_008.AX20:Charts_008.AX29</svg:desc>
                </draw:g>
              </table:table-cell>
              <table:table-cell office:value-type="float" office:value="16.587">
                <text:p>16.587</text:p>
                <draw:g>
                  <svg:desc>Charts_008.AY20:Charts_008.AY29</svg:desc>
                </draw:g>
              </table:table-cell>
              <table:table-cell office:value-type="float" office:value="26.75">
                <text:p>26.75</text:p>
                <draw:g>
                  <svg:desc>Charts_008.BB20:Charts_008.BB29</svg:desc>
                </draw:g>
              </table:table-cell>
              <table:table-cell office:value-type="float" office:value="3.056">
                <text:p>3.056</text:p>
                <draw:g>
                  <svg:desc>Charts_008.DD20:Charts_008.DD29</svg:desc>
                </draw:g>
              </table:table-cell>
              <table:table-cell office:value-type="float" office:value="3.355">
                <text:p>3.355</text:p>
                <draw:g>
                  <svg:desc>Charts_008.DE20:Charts_008.DE29</svg:desc>
                </draw:g>
              </table:table-cell>
              <table:table-cell office:value-type="float" office:value="3.749">
                <text:p>3.749</text:p>
                <draw:g>
                  <svg:desc>Charts_008.DF20:Charts_008.DF29</svg:desc>
                </draw:g>
              </table:table-cell>
              <table:table-cell office:value-type="float" office:value="5.238">
                <text:p>5.238</text:p>
                <draw:g>
                  <svg:desc>Charts_008.DI20:Charts_008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399">
                <text:p>8.399</text:p>
              </table:table-cell>
              <table:table-cell office:value-type="float" office:value="12.443">
                <text:p>12.443</text:p>
              </table:table-cell>
              <table:table-cell office:value-type="float" office:value="18.769">
                <text:p>18.769</text:p>
              </table:table-cell>
              <table:table-cell office:value-type="float" office:value="30.213">
                <text:p>30.213</text:p>
              </table:table-cell>
              <table:table-cell office:value-type="float" office:value="3.561">
                <text:p>3.561</text:p>
              </table:table-cell>
              <table:table-cell office:value-type="float" office:value="4.079">
                <text:p>4.079</text:p>
              </table:table-cell>
              <table:table-cell office:value-type="float" office:value="4.827">
                <text:p>4.827</text:p>
              </table:table-cell>
              <table:table-cell office:value-type="float" office:value="10.809">
                <text:p>10.8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822">
                <text:p>9.822</text:p>
              </table:table-cell>
              <table:table-cell office:value-type="float" office:value="13.963">
                <text:p>13.963</text:p>
              </table:table-cell>
              <table:table-cell office:value-type="float" office:value="19.693">
                <text:p>19.693</text:p>
              </table:table-cell>
              <table:table-cell office:value-type="float" office:value="31.355">
                <text:p>31.355</text:p>
              </table:table-cell>
              <table:table-cell office:value-type="float" office:value="5.381">
                <text:p>5.381</text:p>
              </table:table-cell>
              <table:table-cell office:value-type="float" office:value="6.809">
                <text:p>6.809</text:p>
              </table:table-cell>
              <table:table-cell office:value-type="float" office:value="8.827">
                <text:p>8.827</text:p>
              </table:table-cell>
              <table:table-cell office:value-type="float" office:value="20.637">
                <text:p>20.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455">
                <text:p>11.455</text:p>
              </table:table-cell>
              <table:table-cell office:value-type="float" office:value="15.998">
                <text:p>15.998</text:p>
              </table:table-cell>
              <table:table-cell office:value-type="float" office:value="22.23">
                <text:p>22.23</text:p>
              </table:table-cell>
              <table:table-cell office:value-type="float" office:value="34.236">
                <text:p>34.236</text:p>
              </table:table-cell>
              <table:table-cell office:value-type="float" office:value="7.973">
                <text:p>7.973</text:p>
              </table:table-cell>
              <table:table-cell office:value-type="float" office:value="10.966">
                <text:p>10.966</text:p>
              </table:table-cell>
              <table:table-cell office:value-type="float" office:value="14.915">
                <text:p>14.915</text:p>
              </table:table-cell>
              <table:table-cell office:value-type="float" office:value="36.388">
                <text:p>36.3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894">
                <text:p>13.894</text:p>
              </table:table-cell>
              <table:table-cell office:value-type="float" office:value="19.33">
                <text:p>19.33</text:p>
              </table:table-cell>
              <table:table-cell office:value-type="float" office:value="26.702">
                <text:p>26.702</text:p>
              </table:table-cell>
              <table:table-cell office:value-type="float" office:value="40.336">
                <text:p>40.336</text:p>
              </table:table-cell>
              <table:table-cell office:value-type="float" office:value="10.928">
                <text:p>10.928</text:p>
              </table:table-cell>
              <table:table-cell office:value-type="float" office:value="16.509">
                <text:p>16.509</text:p>
              </table:table-cell>
              <table:table-cell office:value-type="float" office:value="23.615">
                <text:p>23.615</text:p>
              </table:table-cell>
              <table:table-cell office:value-type="float" office:value="50.199">
                <text:p>50.1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889">
                <text:p>16.889</text:p>
              </table:table-cell>
              <table:table-cell office:value-type="float" office:value="23.848">
                <text:p>23.848</text:p>
              </table:table-cell>
              <table:table-cell office:value-type="float" office:value="32.93">
                <text:p>32.93</text:p>
              </table:table-cell>
              <table:table-cell office:value-type="float" office:value="50.096">
                <text:p>50.096</text:p>
              </table:table-cell>
              <table:table-cell office:value-type="float" office:value="14.212">
                <text:p>14.212</text:p>
              </table:table-cell>
              <table:table-cell office:value-type="float" office:value="22.316">
                <text:p>22.316</text:p>
              </table:table-cell>
              <table:table-cell office:value-type="float" office:value="32.553">
                <text:p>32.553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273">
                <text:p>20.273</text:p>
              </table:table-cell>
              <table:table-cell office:value-type="float" office:value="29.042">
                <text:p>29.042</text:p>
              </table:table-cell>
              <table:table-cell office:value-type="float" office:value="39.678">
                <text:p>39.678</text:p>
              </table:table-cell>
              <table:table-cell office:value-type="float" office:value="60.118">
                <text:p>60.118</text:p>
              </table:table-cell>
              <table:table-cell office:value-type="float" office:value="16.74">
                <text:p>16.74</text:p>
              </table:table-cell>
              <table:table-cell office:value-type="float" office:value="27.583">
                <text:p>27.583</text:p>
              </table:table-cell>
              <table:table-cell office:value-type="float" office:value="42.779">
                <text:p>42.779</text:p>
              </table:table-cell>
              <table:table-cell office:value-type="float" office:value="78.291">
                <text:p>78.2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.077">
                <text:p>24.077</text:p>
              </table:table-cell>
              <table:table-cell office:value-type="float" office:value="33.827">
                <text:p>33.827</text:p>
              </table:table-cell>
              <table:table-cell office:value-type="float" office:value="45.642">
                <text:p>45.642</text:p>
              </table:table-cell>
              <table:table-cell office:value-type="float" office:value="67.688">
                <text:p>67.688</text:p>
              </table:table-cell>
              <table:table-cell office:value-type="float" office:value="19.344">
                <text:p>19.344</text:p>
              </table:table-cell>
              <table:table-cell office:value-type="float" office:value="33.697">
                <text:p>33.697</text:p>
              </table:table-cell>
              <table:table-cell office:value-type="float" office:value="53.007">
                <text:p>53.007</text:p>
              </table:table-cell>
              <table:table-cell office:value-type="float" office:value="94.817">
                <text:p>94.8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.48">
                <text:p>28.48</text:p>
              </table:table-cell>
              <table:table-cell office:value-type="float" office:value="40.423">
                <text:p>40.423</text:p>
              </table:table-cell>
              <table:table-cell office:value-type="float" office:value="54.711">
                <text:p>54.711</text:p>
              </table:table-cell>
              <table:table-cell office:value-type="float" office:value="81.434">
                <text:p>81.434</text:p>
              </table:table-cell>
              <table:table-cell office:value-type="float" office:value="21.878">
                <text:p>21.878</text:p>
              </table:table-cell>
              <table:table-cell office:value-type="float" office:value="39.474">
                <text:p>39.474</text:p>
              </table:table-cell>
              <table:table-cell office:value-type="float" office:value="64.22">
                <text:p>64.22</text:p>
              </table:table-cell>
              <table:table-cell office:value-type="float" office:value="110.728">
                <text:p>110.7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.022">
                <text:p>33.022</text:p>
              </table:table-cell>
              <table:table-cell office:value-type="float" office:value="47.046">
                <text:p>47.046</text:p>
              </table:table-cell>
              <table:table-cell office:value-type="float" office:value="64.068">
                <text:p>64.068</text:p>
              </table:table-cell>
              <table:table-cell office:value-type="float" office:value="94.144">
                <text:p>94.144</text:p>
              </table:table-cell>
              <table:table-cell office:value-type="float" office:value="24.438">
                <text:p>24.438</text:p>
              </table:table-cell>
              <table:table-cell office:value-type="float" office:value="46.337">
                <text:p>46.337</text:p>
              </table:table-cell>
              <table:table-cell office:value-type="float" office:value="76.977">
                <text:p>76.977</text:p>
              </table:table-cell>
              <table:table-cell office:value-type="float" office:value="131.524">
                <text:p>131.52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636cm" svg:y="1.273cm" chart:style-name="ch3">
          <text:p>High Workload, RPO≈5ms</text:p>
        </chart:subtitle>
        <chart:legend chart:legend-position="end" svg:x="11.763cm" svg:y="2.951cm" style:legend-expansion="high" chart:style-name="ch4"/>
        <chart:plot-area chart:style-name="ch5" table:cell-range-address="Charts_005.B20:Charts_005.B29 Charts_005.BE19:Charts_005.BF29 Charts_005.DL19:Charts_005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BE20:Charts_005.BE29" chart:label-cell-address="Charts_005.BE19:Charts_005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5.BF20:Charts_005.BF29" chart:label-cell-address="Charts_005.BF19:Charts_005.BF19" chart:class="chart:line">
            <chart:data-point chart:repeated="10"/>
          </chart:series>
          <chart:series chart:attached-axis="primary-y" chart:style-name="ch16" chart:values-cell-range-address="Charts_005.DL20:Charts_005.DL29" chart:label-cell-address="Charts_005.DL19:Charts_005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5.DM20:Charts_005.DM29" chart:label-cell-address="Charts_005.DM19:Charts_005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5.BE19:Charts_005.BE19</svg:desc>
                </draw:g>
              </table:table-cell>
              <table:table-cell office:value-type="string">
                <text:p>T/total/sd</text:p>
                <draw:g>
                  <svg:desc>Charts_005.BF19:Charts_005.BF19</svg:desc>
                </draw:g>
              </table:table-cell>
              <table:table-cell office:value-type="string">
                <text:p>J/total/avg</text:p>
                <draw:g>
                  <svg:desc>Charts_005.DL19:Charts_005.DL19</svg:desc>
                </draw:g>
              </table:table-cell>
              <table:table-cell office:value-type="string">
                <text:p>J/total/sd</text:p>
                <draw:g>
                  <svg:desc>Charts_005.DM19:Charts_005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7.723">
                <text:p>7.723</text:p>
                <draw:g>
                  <svg:desc>Charts_005.BE20:Charts_005.BE29</svg:desc>
                </draw:g>
              </table:table-cell>
              <table:table-cell office:value-type="float" office:value="3.234">
                <text:p>3.234</text:p>
                <draw:g>
                  <svg:desc>Charts_005.BF20:Charts_005.BF29</svg:desc>
                </draw:g>
              </table:table-cell>
              <table:table-cell office:value-type="float" office:value="4.106">
                <text:p>4.106</text:p>
                <draw:g>
                  <svg:desc>Charts_005.DL20:Charts_005.DL29</svg:desc>
                </draw:g>
              </table:table-cell>
              <table:table-cell office:value-type="float" office:value="5.076">
                <text:p>5.076</text:p>
                <draw:g>
                  <svg:desc>Charts_005.DM20:Charts_005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455">
                <text:p>9.455</text:p>
              </table:table-cell>
              <table:table-cell office:value-type="float" office:value="29.556">
                <text:p>29.556</text:p>
              </table:table-cell>
              <table:table-cell office:value-type="float" office:value="4.645">
                <text:p>4.645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796">
                <text:p>9.796</text:p>
              </table:table-cell>
              <table:table-cell office:value-type="float" office:value="6.778">
                <text:p>6.778</text:p>
              </table:table-cell>
              <table:table-cell office:value-type="float" office:value="6.451">
                <text:p>6.451</text:p>
              </table:table-cell>
              <table:table-cell office:value-type="float" office:value="6.541">
                <text:p>6.5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466">
                <text:p>12.466</text:p>
              </table:table-cell>
              <table:table-cell office:value-type="float" office:value="24.648">
                <text:p>24.648</text:p>
              </table:table-cell>
              <table:table-cell office:value-type="float" office:value="10.406">
                <text:p>10.406</text:p>
              </table:table-cell>
              <table:table-cell office:value-type="float" office:value="12.786">
                <text:p>12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624">
                <text:p>13.624</text:p>
              </table:table-cell>
              <table:table-cell office:value-type="float" office:value="12.642">
                <text:p>12.642</text:p>
              </table:table-cell>
              <table:table-cell office:value-type="float" office:value="14.912">
                <text:p>14.912</text:p>
              </table:table-cell>
              <table:table-cell office:value-type="float" office:value="11.094">
                <text:p>11.0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.127">
                <text:p>17.127</text:p>
              </table:table-cell>
              <table:table-cell office:value-type="float" office:value="12.21">
                <text:p>12.21</text:p>
              </table:table-cell>
              <table:table-cell office:value-type="float" office:value="21.477">
                <text:p>21.477</text:p>
              </table:table-cell>
              <table:table-cell office:value-type="float" office:value="19.236">
                <text:p>19.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439">
                <text:p>19.439</text:p>
              </table:table-cell>
              <table:table-cell office:value-type="float" office:value="13.967">
                <text:p>13.967</text:p>
              </table:table-cell>
              <table:table-cell office:value-type="float" office:value="26.411">
                <text:p>26.411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.098">
                <text:p>23.098</text:p>
              </table:table-cell>
              <table:table-cell office:value-type="float" office:value="14.878">
                <text:p>14.878</text:p>
              </table:table-cell>
              <table:table-cell office:value-type="float" office:value="31.992">
                <text:p>31.992</text:p>
              </table:table-cell>
              <table:table-cell office:value-type="float" office:value="22.366">
                <text:p>22.3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769">
                <text:p>27.769</text:p>
              </table:table-cell>
              <table:table-cell office:value-type="float" office:value="21.014">
                <text:p>21.014</text:p>
              </table:table-cell>
              <table:table-cell office:value-type="float" office:value="38.679">
                <text:p>38.679</text:p>
              </table:table-cell>
              <table:table-cell office:value-type="float" office:value="28.913">
                <text:p>28.9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272">
                <text:p>30.272</text:p>
              </table:table-cell>
              <table:table-cell office:value-type="float" office:value="18.689">
                <text:p>18.689</text:p>
              </table:table-cell>
              <table:table-cell office:value-type="float" office:value="45.019">
                <text:p>45.019</text:p>
              </table:table-cell>
              <table:table-cell office:value-type="float" office:value="31.809">
                <text:p>31.80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305cm" svg:y="1.273cm" chart:style-name="ch3">
          <text:p>Extreme Workload, RPO≈5ms</text:p>
        </chart:subtitle>
        <chart:legend chart:legend-position="end" svg:x="11.631cm" svg:y="2.453cm" style:legend-expansion="high" chart:style-name="ch4"/>
        <chart:plot-area chart:style-name="ch5" table:cell-range-address="Charts_009.B20:Charts_009.B29 Charts_009.J19:Charts_009.J29 Charts_009.U19:Charts_009.U29 Charts_009.AF19:Charts_009.AF29 Charts_009.AQ19:Charts_009.AQ29 Charts_009.BQ19:Charts_009.BQ29 Charts_009.CB19:Charts_009.CB29 Charts_009.CM19:Charts_009.CM29 Charts_009.CX19:Charts_009.CX29" chart:data-source-has-labels="both" svg:x="1.33cm" svg:y="2.135cm" svg:width="9.982cm" svg:height="5.696cm">
          <chartooo:coordinate-region svg:x="1.951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9.J20:Charts_009.J29" chart:label-cell-address="Charts_009.J19:Charts_009.J19" chart:class="chart:line">
            <chart:data-point chart:repeated="10"/>
          </chart:series>
          <chart:series chart:attached-axis="primary-y" chart:style-name="ch14" chart:values-cell-range-address="Charts_009.U20:Charts_009.U29" chart:label-cell-address="Charts_009.U19:Charts_009.U19" chart:class="chart:line">
            <chart:data-point chart:repeated="10"/>
          </chart:series>
          <chart:series chart:attached-axis="primary-y" chart:style-name="ch15" chart:values-cell-range-address="Charts_009.AF20:Charts_009.AF29" chart:label-cell-address="Charts_009.AF19:Charts_009.AF19" chart:class="chart:line">
            <chart:data-point chart:repeated="10"/>
          </chart:series>
          <chart:series chart:attached-axis="primary-y" chart:style-name="ch16" chart:values-cell-range-address="Charts_009.AQ20:Charts_009.AQ29" chart:label-cell-address="Charts_009.AQ19:Charts_009.AQ19" chart:class="chart:line">
            <chart:data-point chart:repeated="10"/>
          </chart:series>
          <chart:series chart:attached-axis="primary-y" chart:style-name="ch17" chart:values-cell-range-address="Charts_009.BQ20:Charts_009.BQ29" chart:label-cell-address="Charts_009.BQ19:Charts_009.BQ19" chart:class="chart:line">
            <chart:data-point chart:repeated="10"/>
          </chart:series>
          <chart:series chart:attached-axis="primary-y" chart:style-name="ch18" chart:values-cell-range-address="Charts_009.CB20:Charts_009.CB29" chart:label-cell-address="Charts_009.CB19:Charts_009.CB19" chart:class="chart:line">
            <chart:data-point chart:repeated="10"/>
          </chart:series>
          <chart:series chart:attached-axis="primary-y" chart:style-name="ch19" chart:values-cell-range-address="Charts_009.CM20:Charts_009.CM29" chart:label-cell-address="Charts_009.CM19:Charts_009.CM19" chart:class="chart:line">
            <chart:data-point chart:repeated="10"/>
          </chart:series>
          <chart:series chart:attached-axis="primary-y" chart:style-name="ch20" chart:values-cell-range-address="Charts_009.CX20:Charts_009.CX29" chart:label-cell-address="Charts_009.CX19:Charts_009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9.J19:Charts_009.J19</svg:desc>
                </draw:g>
              </table:table-cell>
              <table:table-cell office:value-type="string">
                <text:p>T/tx_begin/95th%</text:p>
                <draw:g>
                  <svg:desc>Charts_009.U19:Charts_009.U19</svg:desc>
                </draw:g>
              </table:table-cell>
              <table:table-cell office:value-type="string">
                <text:p>T/tx_commit/95th%</text:p>
                <draw:g>
                  <svg:desc>Charts_009.AF19:Charts_009.AF19</svg:desc>
                </draw:g>
              </table:table-cell>
              <table:table-cell office:value-type="string">
                <text:p>T/tx_close/95th%</text:p>
                <draw:g>
                  <svg:desc>Charts_009.AQ19:Charts_009.AQ19</svg:desc>
                </draw:g>
              </table:table-cell>
              <table:table-cell office:value-type="string">
                <text:p>J/tx_open/95th%</text:p>
                <draw:g>
                  <svg:desc>Charts_009.BQ19:Charts_009.BQ19</svg:desc>
                </draw:g>
              </table:table-cell>
              <table:table-cell office:value-type="string">
                <text:p>J/tx_begin/95th%</text:p>
                <draw:g>
                  <svg:desc>Charts_009.CB19:Charts_009.CB19</svg:desc>
                </draw:g>
              </table:table-cell>
              <table:table-cell office:value-type="string">
                <text:p>J/tx_commit/95th%</text:p>
                <draw:g>
                  <svg:desc>Charts_009.CM19:Charts_009.CM19</svg:desc>
                </draw:g>
              </table:table-cell>
              <table:table-cell office:value-type="string">
                <text:p>J/tx_close/95th%</text:p>
                <draw:g>
                  <svg:desc>Charts_009.CX19:Charts_009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7.593">
                <text:p>7.593</text:p>
                <draw:g>
                  <svg:desc>Charts_009.J20:Charts_009.J29</svg:desc>
                </draw:g>
              </table:table-cell>
              <table:table-cell office:value-type="float" office:value="5.87">
                <text:p>5.87</text:p>
                <draw:g>
                  <svg:desc>Charts_009.U20:Charts_009.U29</svg:desc>
                </draw:g>
              </table:table-cell>
              <table:table-cell office:value-type="float" office:value="15.374">
                <text:p>15.374</text:p>
                <draw:g>
                  <svg:desc>Charts_009.AF20:Charts_009.AF29</svg:desc>
                </draw:g>
              </table:table-cell>
              <table:table-cell office:value-type="float" office:value="6.603">
                <text:p>6.603</text:p>
                <draw:g>
                  <svg:desc>Charts_009.AQ20:Charts_009.AQ29</svg:desc>
                </draw:g>
              </table:table-cell>
              <table:table-cell office:value-type="float" office:value="1.909">
                <text:p>1.909</text:p>
                <draw:g>
                  <svg:desc>Charts_009.BQ20:Charts_009.BQ29</svg:desc>
                </draw:g>
              </table:table-cell>
              <table:table-cell office:value-type="float" office:value="1.213">
                <text:p>1.213</text:p>
                <draw:g>
                  <svg:desc>Charts_009.CB20:Charts_009.CB29</svg:desc>
                </draw:g>
              </table:table-cell>
              <table:table-cell office:value-type="float" office:value="2.097">
                <text:p>2.097</text:p>
                <draw:g>
                  <svg:desc>Charts_009.CM20:Charts_009.CM29</svg:desc>
                </draw:g>
              </table:table-cell>
              <table:table-cell office:value-type="float" office:value="1.024">
                <text:p>1.024</text:p>
                <draw:g>
                  <svg:desc>Charts_009.CX20:Charts_009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114">
                <text:p>9.114</text:p>
              </table:table-cell>
              <table:table-cell office:value-type="float" office:value="6.381">
                <text:p>6.381</text:p>
              </table:table-cell>
              <table:table-cell office:value-type="float" office:value="15.016">
                <text:p>15.016</text:p>
              </table:table-cell>
              <table:table-cell office:value-type="float" office:value="7.682">
                <text:p>7.682</text:p>
              </table:table-cell>
              <table:table-cell office:value-type="float" office:value="4.255">
                <text:p>4.255</text:p>
              </table:table-cell>
              <table:table-cell office:value-type="float" office:value="3.179">
                <text:p>3.179</text:p>
              </table:table-cell>
              <table:table-cell office:value-type="float" office:value="5.332">
                <text:p>5.332</text:p>
              </table:table-cell>
              <table:table-cell office:value-type="float" office:value="2.784">
                <text:p>2.7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695">
                <text:p>10.695</text:p>
              </table:table-cell>
              <table:table-cell office:value-type="float" office:value="8.152">
                <text:p>8.152</text:p>
              </table:table-cell>
              <table:table-cell office:value-type="float" office:value="15.163">
                <text:p>15.163</text:p>
              </table:table-cell>
              <table:table-cell office:value-type="float" office:value="8.986">
                <text:p>8.986</text:p>
              </table:table-cell>
              <table:table-cell office:value-type="float" office:value="8.514">
                <text:p>8.514</text:p>
              </table:table-cell>
              <table:table-cell office:value-type="float" office:value="5.661">
                <text:p>5.661</text:p>
              </table:table-cell>
              <table:table-cell office:value-type="float" office:value="9.07">
                <text:p>9.07</text:p>
              </table:table-cell>
              <table:table-cell office:value-type="float" office:value="5.124">
                <text:p>5.1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299">
                <text:p>14.299</text:p>
              </table:table-cell>
              <table:table-cell office:value-type="float" office:value="10.365">
                <text:p>10.365</text:p>
              </table:table-cell>
              <table:table-cell office:value-type="float" office:value="18.517">
                <text:p>18.517</text:p>
              </table:table-cell>
              <table:table-cell office:value-type="float" office:value="11.887">
                <text:p>11.887</text:p>
              </table:table-cell>
              <table:table-cell office:value-type="float" office:value="14.353">
                <text:p>14.353</text:p>
              </table:table-cell>
              <table:table-cell office:value-type="float" office:value="7.397">
                <text:p>7.397</text:p>
              </table:table-cell>
              <table:table-cell office:value-type="float" office:value="11.951">
                <text:p>11.951</text:p>
              </table:table-cell>
              <table:table-cell office:value-type="float" office:value="6.962">
                <text:p>6.9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513">
                <text:p>20.513</text:p>
              </table:table-cell>
              <table:table-cell office:value-type="float" office:value="14.167">
                <text:p>14.167</text:p>
              </table:table-cell>
              <table:table-cell office:value-type="float" office:value="24.109">
                <text:p>24.109</text:p>
              </table:table-cell>
              <table:table-cell office:value-type="float" office:value="14.833">
                <text:p>14.833</text:p>
              </table:table-cell>
              <table:table-cell office:value-type="float" office:value="23.905">
                <text:p>23.905</text:p>
              </table:table-cell>
              <table:table-cell office:value-type="float" office:value="8.894">
                <text:p>8.894</text:p>
              </table:table-cell>
              <table:table-cell office:value-type="float" office:value="14.108">
                <text:p>14.108</text:p>
              </table:table-cell>
              <table:table-cell office:value-type="float" office:value="8.545">
                <text:p>8.5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491">
                <text:p>26.491</text:p>
              </table:table-cell>
              <table:table-cell office:value-type="float" office:value="16.028">
                <text:p>16.028</text:p>
              </table:table-cell>
              <table:table-cell office:value-type="float" office:value="26.84">
                <text:p>26.84</text:p>
              </table:table-cell>
              <table:table-cell office:value-type="float" office:value="16.75">
                <text:p>16.75</text:p>
              </table:table-cell>
              <table:table-cell office:value-type="float" office:value="35.52">
                <text:p>35.52</text:p>
              </table:table-cell>
              <table:table-cell office:value-type="float" office:value="9.719">
                <text:p>9.719</text:p>
              </table:table-cell>
              <table:table-cell office:value-type="float" office:value="15.49">
                <text:p>15.49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.805">
                <text:p>35.805</text:p>
              </table:table-cell>
              <table:table-cell office:value-type="float" office:value="18.626">
                <text:p>18.626</text:p>
              </table:table-cell>
              <table:table-cell office:value-type="float" office:value="30.962">
                <text:p>30.962</text:p>
              </table:table-cell>
              <table:table-cell office:value-type="float" office:value="19.109">
                <text:p>19.109</text:p>
              </table:table-cell>
              <table:table-cell office:value-type="float" office:value="50.506">
                <text:p>50.506</text:p>
              </table:table-cell>
              <table:table-cell office:value-type="float" office:value="10.023">
                <text:p>10.023</text:p>
              </table:table-cell>
              <table:table-cell office:value-type="float" office:value="16.252">
                <text:p>16.252</text:p>
              </table:table-cell>
              <table:table-cell office:value-type="float" office:value="9.826">
                <text:p>9.8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.515">
                <text:p>44.515</text:p>
              </table:table-cell>
              <table:table-cell office:value-type="float" office:value="19.889">
                <text:p>19.889</text:p>
              </table:table-cell>
              <table:table-cell office:value-type="float" office:value="32.684">
                <text:p>32.684</text:p>
              </table:table-cell>
              <table:table-cell office:value-type="float" office:value="20.701">
                <text:p>20.701</text:p>
              </table:table-cell>
              <table:table-cell office:value-type="float" office:value="67.639">
                <text:p>67.639</text:p>
              </table:table-cell>
              <table:table-cell office:value-type="float" office:value="10.399">
                <text:p>10.399</text:p>
              </table:table-cell>
              <table:table-cell office:value-type="float" office:value="16.786">
                <text:p>16.786</text:p>
              </table:table-cell>
              <table:table-cell office:value-type="float" office:value="10.212">
                <text:p>10.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.681">
                <text:p>54.681</text:p>
              </table:table-cell>
              <table:table-cell office:value-type="float" office:value="21.075">
                <text:p>21.075</text:p>
              </table:table-cell>
              <table:table-cell office:value-type="float" office:value="34.965">
                <text:p>34.965</text:p>
              </table:table-cell>
              <table:table-cell office:value-type="float" office:value="21.479">
                <text:p>21.479</text:p>
              </table:table-cell>
              <table:table-cell office:value-type="float" office:value="88.533">
                <text:p>88.533</text:p>
              </table:table-cell>
              <table:table-cell office:value-type="float" office:value="10.784">
                <text:p>10.784</text:p>
              </table:table-cell>
              <table:table-cell office:value-type="float" office:value="17.388">
                <text:p>17.388</text:p>
              </table:table-cell>
              <table:table-cell office:value-type="float" office:value="10.519">
                <text:p>10.5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.616">
                <text:p>66.616</text:p>
              </table:table-cell>
              <table:table-cell office:value-type="float" office:value="22.735">
                <text:p>22.735</text:p>
              </table:table-cell>
              <table:table-cell office:value-type="float" office:value="37.54">
                <text:p>37.54</text:p>
              </table:table-cell>
              <table:table-cell office:value-type="float" office:value="23.621">
                <text:p>23.621</text:p>
              </table:table-cell>
              <table:table-cell office:value-type="float" office:value="111.466">
                <text:p>111.466</text:p>
              </table:table-cell>
              <table:table-cell office:value-type="float" office:value="10.821">
                <text:p>10.821</text:p>
              </table:table-cell>
              <table:table-cell office:value-type="float" office:value="17.71">
                <text:p>17.71</text:p>
              </table:table-cell>
              <table:table-cell office:value-type="float" office:value="10.645">
                <text:p>10.64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887cm" svg:y="1.273cm" chart:style-name="ch3">
          <text:p>High Workload, RPO=0</text:p>
        </chart:subtitle>
        <chart:legend chart:legend-position="end" svg:x="11.631cm" svg:y="2.453cm" style:legend-expansion="high" chart:style-name="ch4"/>
        <chart:plot-area chart:style-name="ch5" table:cell-range-address="Charts_002.B20:Charts_002.B29 Charts_002.J19:Charts_002.J29 Charts_002.U19:Charts_002.U29 Charts_002.AF19:Charts_002.AF29 Charts_002.AQ19:Charts_002.AQ29 Charts_002.BQ19:Charts_002.BQ29 Charts_002.CB19:Charts_002.CB29 Charts_002.CM19:Charts_002.CM29 Charts_002.CX19:Charts_002.CX29" chart:data-source-has-labels="both" svg:x="1.33cm" svg:y="2.135cm" svg:width="9.982cm" svg:height="5.696cm">
          <chartooo:coordinate-region svg:x="2.137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J20:Charts_002.J29" chart:label-cell-address="Charts_002.J19:Charts_002.J19" chart:class="chart:line">
            <chart:data-point chart:repeated="10"/>
          </chart:series>
          <chart:series chart:attached-axis="primary-y" chart:style-name="ch14" chart:values-cell-range-address="Charts_002.U20:Charts_002.U29" chart:label-cell-address="Charts_002.U19:Charts_002.U19" chart:class="chart:line">
            <chart:data-point chart:repeated="10"/>
          </chart:series>
          <chart:series chart:attached-axis="primary-y" chart:style-name="ch15" chart:values-cell-range-address="Charts_002.AF20:Charts_002.AF29" chart:label-cell-address="Charts_002.AF19:Charts_002.AF19" chart:class="chart:line">
            <chart:data-point chart:repeated="10"/>
          </chart:series>
          <chart:series chart:attached-axis="primary-y" chart:style-name="ch16" chart:values-cell-range-address="Charts_002.AQ20:Charts_002.AQ29" chart:label-cell-address="Charts_002.AQ19:Charts_002.AQ19" chart:class="chart:line">
            <chart:data-point chart:repeated="10"/>
          </chart:series>
          <chart:series chart:attached-axis="primary-y" chart:style-name="ch17" chart:values-cell-range-address="Charts_002.BQ20:Charts_002.BQ29" chart:label-cell-address="Charts_002.BQ19:Charts_002.BQ19" chart:class="chart:line">
            <chart:data-point chart:repeated="10"/>
          </chart:series>
          <chart:series chart:attached-axis="primary-y" chart:style-name="ch18" chart:values-cell-range-address="Charts_002.CB20:Charts_002.CB29" chart:label-cell-address="Charts_002.CB19:Charts_002.CB19" chart:class="chart:line">
            <chart:data-point chart:repeated="10"/>
          </chart:series>
          <chart:series chart:attached-axis="primary-y" chart:style-name="ch19" chart:values-cell-range-address="Charts_002.CM20:Charts_002.CM29" chart:label-cell-address="Charts_002.CM19:Charts_002.CM19" chart:class="chart:line">
            <chart:data-point chart:repeated="10"/>
          </chart:series>
          <chart:series chart:attached-axis="primary-y" chart:style-name="ch20" chart:values-cell-range-address="Charts_002.CX20:Charts_002.CX29" chart:label-cell-address="Charts_002.CX19:Charts_002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2.J19:Charts_002.J19</svg:desc>
                </draw:g>
              </table:table-cell>
              <table:table-cell office:value-type="string">
                <text:p>T/tx_begin/95th%</text:p>
                <draw:g>
                  <svg:desc>Charts_002.U19:Charts_002.U19</svg:desc>
                </draw:g>
              </table:table-cell>
              <table:table-cell office:value-type="string">
                <text:p>T/tx_commit/95th%</text:p>
                <draw:g>
                  <svg:desc>Charts_002.AF19:Charts_002.AF19</svg:desc>
                </draw:g>
              </table:table-cell>
              <table:table-cell office:value-type="string">
                <text:p>T/tx_close/95th%</text:p>
                <draw:g>
                  <svg:desc>Charts_002.AQ19:Charts_002.AQ19</svg:desc>
                </draw:g>
              </table:table-cell>
              <table:table-cell office:value-type="string">
                <text:p>J/tx_open/95th%</text:p>
                <draw:g>
                  <svg:desc>Charts_002.BQ19:Charts_002.BQ19</svg:desc>
                </draw:g>
              </table:table-cell>
              <table:table-cell office:value-type="string">
                <text:p>J/tx_begin/95th%</text:p>
                <draw:g>
                  <svg:desc>Charts_002.CB19:Charts_002.CB19</svg:desc>
                </draw:g>
              </table:table-cell>
              <table:table-cell office:value-type="string">
                <text:p>J/tx_commit/95th%</text:p>
                <draw:g>
                  <svg:desc>Charts_002.CM19:Charts_002.CM19</svg:desc>
                </draw:g>
              </table:table-cell>
              <table:table-cell office:value-type="string">
                <text:p>J/tx_close/95th%</text:p>
                <draw:g>
                  <svg:desc>Charts_002.CX19:Charts_002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6.359">
                <text:p>6.359</text:p>
                <draw:g>
                  <svg:desc>Charts_002.J20:Charts_002.J29</svg:desc>
                </draw:g>
              </table:table-cell>
              <table:table-cell office:value-type="float" office:value="3.495">
                <text:p>3.495</text:p>
                <draw:g>
                  <svg:desc>Charts_002.U20:Charts_002.U29</svg:desc>
                </draw:g>
              </table:table-cell>
              <table:table-cell office:value-type="float" office:value="19.685">
                <text:p>19.685</text:p>
                <draw:g>
                  <svg:desc>Charts_002.AF20:Charts_002.AF29</svg:desc>
                </draw:g>
              </table:table-cell>
              <table:table-cell office:value-type="float" office:value="9.004">
                <text:p>9.004</text:p>
                <draw:g>
                  <svg:desc>Charts_002.AQ20:Charts_002.AQ29</svg:desc>
                </draw:g>
              </table:table-cell>
              <table:table-cell office:value-type="float" office:value="2.832">
                <text:p>2.832</text:p>
                <draw:g>
                  <svg:desc>Charts_002.BQ20:Charts_002.BQ29</svg:desc>
                </draw:g>
              </table:table-cell>
              <table:table-cell office:value-type="float" office:value="1.655">
                <text:p>1.655</text:p>
                <draw:g>
                  <svg:desc>Charts_002.CB20:Charts_002.CB29</svg:desc>
                </draw:g>
              </table:table-cell>
              <table:table-cell office:value-type="float" office:value="4.111">
                <text:p>4.111</text:p>
                <draw:g>
                  <svg:desc>Charts_002.CM20:Charts_002.CM29</svg:desc>
                </draw:g>
              </table:table-cell>
              <table:table-cell office:value-type="float" office:value="1.544">
                <text:p>1.544</text:p>
                <draw:g>
                  <svg:desc>Charts_002.CX20:Charts_002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575">
                <text:p>5.575</text:p>
              </table:table-cell>
              <table:table-cell office:value-type="float" office:value="3.305">
                <text:p>3.305</text:p>
              </table:table-cell>
              <table:table-cell office:value-type="float" office:value="26.481">
                <text:p>26.481</text:p>
              </table:table-cell>
              <table:table-cell office:value-type="float" office:value="13.288">
                <text:p>13.288</text:p>
              </table:table-cell>
              <table:table-cell office:value-type="float" office:value="3.699">
                <text:p>3.699</text:p>
              </table:table-cell>
              <table:table-cell office:value-type="float" office:value="2.227">
                <text:p>2.227</text:p>
              </table:table-cell>
              <table:table-cell office:value-type="float" office:value="5.866">
                <text:p>5.866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097">
                <text:p>11.097</text:p>
              </table:table-cell>
              <table:table-cell office:value-type="float" office:value="6.806">
                <text:p>6.806</text:p>
              </table:table-cell>
              <table:table-cell office:value-type="float" office:value="29.539">
                <text:p>29.539</text:p>
              </table:table-cell>
              <table:table-cell office:value-type="float" office:value="15.911">
                <text:p>15.911</text:p>
              </table:table-cell>
              <table:table-cell office:value-type="float" office:value="6.545">
                <text:p>6.545</text:p>
              </table:table-cell>
              <table:table-cell office:value-type="float" office:value="3.979">
                <text:p>3.979</text:p>
              </table:table-cell>
              <table:table-cell office:value-type="float" office:value="8.848">
                <text:p>8.848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91">
                <text:p>18.91</text:p>
              </table:table-cell>
              <table:table-cell office:value-type="float" office:value="12.488">
                <text:p>12.488</text:p>
              </table:table-cell>
              <table:table-cell office:value-type="float" office:value="33.838">
                <text:p>33.838</text:p>
              </table:table-cell>
              <table:table-cell office:value-type="float" office:value="18.583">
                <text:p>18.583</text:p>
              </table:table-cell>
              <table:table-cell office:value-type="float" office:value="10.549">
                <text:p>10.549</text:p>
              </table:table-cell>
              <table:table-cell office:value-type="float" office:value="5.844">
                <text:p>5.844</text:p>
              </table:table-cell>
              <table:table-cell office:value-type="float" office:value="11.63">
                <text:p>11.63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.251">
                <text:p>28.251</text:p>
              </table:table-cell>
              <table:table-cell office:value-type="float" office:value="17.895">
                <text:p>17.895</text:p>
              </table:table-cell>
              <table:table-cell office:value-type="float" office:value="37.013">
                <text:p>37.013</text:p>
              </table:table-cell>
              <table:table-cell office:value-type="float" office:value="21.576">
                <text:p>21.576</text:p>
              </table:table-cell>
              <table:table-cell office:value-type="float" office:value="18.085">
                <text:p>18.085</text:p>
              </table:table-cell>
              <table:table-cell office:value-type="float" office:value="8.307">
                <text:p>8.307</text:p>
              </table:table-cell>
              <table:table-cell office:value-type="float" office:value="14.882">
                <text:p>14.882</text:p>
              </table:table-cell>
              <table:table-cell office:value-type="float" office:value="7.567">
                <text:p>7.5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.835">
                <text:p>82.835</text:p>
              </table:table-cell>
              <table:table-cell office:value-type="float" office:value="22.578">
                <text:p>22.578</text:p>
              </table:table-cell>
              <table:table-cell office:value-type="float" office:value="38.725">
                <text:p>38.725</text:p>
              </table:table-cell>
              <table:table-cell office:value-type="float" office:value="24.586">
                <text:p>24.586</text:p>
              </table:table-cell>
              <table:table-cell office:value-type="float" office:value="27.12">
                <text:p>27.12</text:p>
              </table:table-cell>
              <table:table-cell office:value-type="float" office:value="10.058">
                <text:p>10.058</text:p>
              </table:table-cell>
              <table:table-cell office:value-type="float" office:value="17.041">
                <text:p>17.041</text:p>
              </table:table-cell>
              <table:table-cell office:value-type="float" office:value="9.329">
                <text:p>9.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3.843">
                <text:p>153.843</text:p>
              </table:table-cell>
              <table:table-cell office:value-type="float" office:value="24.502">
                <text:p>24.502</text:p>
              </table:table-cell>
              <table:table-cell office:value-type="float" office:value="39.013">
                <text:p>39.013</text:p>
              </table:table-cell>
              <table:table-cell office:value-type="float" office:value="25.783">
                <text:p>25.783</text:p>
              </table:table-cell>
              <table:table-cell office:value-type="float" office:value="40.857">
                <text:p>40.857</text:p>
              </table:table-cell>
              <table:table-cell office:value-type="float" office:value="11.24">
                <text:p>11.24</text:p>
              </table:table-cell>
              <table:table-cell office:value-type="float" office:value="18.588">
                <text:p>18.588</text:p>
              </table:table-cell>
              <table:table-cell office:value-type="float" office:value="10.604">
                <text:p>10.6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0.133">
                <text:p>220.133</text:p>
              </table:table-cell>
              <table:table-cell office:value-type="float" office:value="25.267">
                <text:p>25.267</text:p>
              </table:table-cell>
              <table:table-cell office:value-type="float" office:value="41.574">
                <text:p>41.574</text:p>
              </table:table-cell>
              <table:table-cell office:value-type="float" office:value="26.704">
                <text:p>26.704</text:p>
              </table:table-cell>
              <table:table-cell office:value-type="float" office:value="57.965">
                <text:p>57.965</text:p>
              </table:table-cell>
              <table:table-cell office:value-type="float" office:value="11.808">
                <text:p>11.808</text:p>
              </table:table-cell>
              <table:table-cell office:value-type="float" office:value="20.035">
                <text:p>20.035</text:p>
              </table:table-cell>
              <table:table-cell office:value-type="float" office:value="11.348">
                <text:p>11.3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1.381">
                <text:p>291.381</text:p>
              </table:table-cell>
              <table:table-cell office:value-type="float" office:value="26.433">
                <text:p>26.433</text:p>
              </table:table-cell>
              <table:table-cell office:value-type="float" office:value="42.653">
                <text:p>42.653</text:p>
              </table:table-cell>
              <table:table-cell office:value-type="float" office:value="27.716">
                <text:p>27.716</text:p>
              </table:table-cell>
              <table:table-cell office:value-type="float" office:value="74.053">
                <text:p>74.053</text:p>
              </table:table-cell>
              <table:table-cell office:value-type="float" office:value="12.818">
                <text:p>12.818</text:p>
              </table:table-cell>
              <table:table-cell office:value-type="float" office:value="20.654">
                <text:p>20.654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1.733">
                <text:p>351.733</text:p>
              </table:table-cell>
              <table:table-cell office:value-type="float" office:value="26.276">
                <text:p>26.276</text:p>
              </table:table-cell>
              <table:table-cell office:value-type="float" office:value="41.834">
                <text:p>41.834</text:p>
              </table:table-cell>
              <table:table-cell office:value-type="float" office:value="27.545">
                <text:p>27.545</text:p>
              </table:table-cell>
              <table:table-cell office:value-type="float" office:value="95.409">
                <text:p>95.409</text:p>
              </table:table-cell>
              <table:table-cell office:value-type="float" office:value="14.1">
                <text:p>14.1</text:p>
              </table:table-cell>
              <table:table-cell office:value-type="float" office:value="23.08">
                <text:p>23.08</text:p>
              </table:table-cell>
              <table:table-cell office:value-type="float" office:value="13.014">
                <text:p>13.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305cm" svg:y="1.273cm" chart:style-name="ch3">
          <text:p>Extreme Workload, RPO≈5ms</text:p>
        </chart:subtitle>
        <chart:legend chart:legend-position="bottom" svg:x="2.896cm" svg:y="8.392cm" style:legend-expansion="wide" chart:style-name="ch4"/>
        <chart:plot-area chart:style-name="ch5" table:cell-range-address="Charts_009.B20:Charts_009.B29 Charts_009.BB19:Charts_009.BB29 Charts_009.BG19:Charts_009.BG29 Charts_009.DI19:Charts_009.DI29 Charts_009.DN19:Charts_009.DN29" chart:data-source-has-labels="both" svg:x="1.33cm" svg:y="2.135cm" svg:width="13.462cm" svg:height="4.913cm">
          <chartooo:coordinate-region svg:x="1.951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9.BB20:Charts_009.BB29" chart:label-cell-address="Charts_009.BB19:Charts_009.BB19" chart:class="chart:line">
            <chart:data-point chart:repeated="10"/>
          </chart:series>
          <chart:series chart:attached-axis="secondary-y" chart:style-name="ch14" chart:values-cell-range-address="Charts_009.BG20:Charts_009.BG29" chart:label-cell-address="Charts_009.BG19:Charts_009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9.DI20:Charts_009.DI29" chart:label-cell-address="Charts_009.DI19:Charts_009.DI19" chart:class="chart:line">
            <chart:data-point chart:repeated="10"/>
          </chart:series>
          <chart:series chart:attached-axis="secondary-y" chart:style-name="ch17" chart:values-cell-range-address="Charts_009.DN20:Charts_009.DN29" chart:label-cell-address="Charts_009.DN19:Charts_009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9.BB19:Charts_009.BB19</svg:desc>
                </draw:g>
              </table:table-cell>
              <table:table-cell office:value-type="string">
                <text:p>T/tps</text:p>
                <draw:g>
                  <svg:desc>Charts_009.BG19:Charts_009.BG19</svg:desc>
                </draw:g>
              </table:table-cell>
              <table:table-cell office:value-type="string">
                <text:p>J/total/95th%</text:p>
                <draw:g>
                  <svg:desc>Charts_009.DI19:Charts_009.DI19</svg:desc>
                </draw:g>
              </table:table-cell>
              <table:table-cell office:value-type="string">
                <text:p>J/tps</text:p>
                <draw:g>
                  <svg:desc>Charts_009.DN19:Charts_009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22.386">
                <text:p>22.386</text:p>
                <draw:g>
                  <svg:desc>Charts_009.BB20:Charts_009.BB29</svg:desc>
                </draw:g>
              </table:table-cell>
              <table:table-cell office:value-type="float" office:value="615.662">
                <text:p>615.662</text:p>
                <draw:g>
                  <svg:desc>Charts_009.BG20:Charts_009.BG29</svg:desc>
                </draw:g>
              </table:table-cell>
              <table:table-cell office:value-type="float" office:value="5.396">
                <text:p>5.396</text:p>
                <draw:g>
                  <svg:desc>Charts_009.DI20:Charts_009.DI29</svg:desc>
                </draw:g>
              </table:table-cell>
              <table:table-cell office:value-type="float" office:value="1054.617">
                <text:p>1054.617</text:p>
                <draw:g>
                  <svg:desc>Charts_009.DN20:Charts_009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354">
                <text:p>24.354</text:p>
              </table:table-cell>
              <table:table-cell office:value-type="float" office:value="1049.025">
                <text:p>1049.025</text:p>
              </table:table-cell>
              <table:table-cell office:value-type="float" office:value="12.53">
                <text:p>12.53</text:p>
              </table:table-cell>
              <table:table-cell office:value-type="float" office:value="1369.186">
                <text:p>1369.1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.85">
                <text:p>27.85</text:p>
              </table:table-cell>
              <table:table-cell office:value-type="float" office:value="1410.087">
                <text:p>1410.087</text:p>
              </table:table-cell>
              <table:table-cell office:value-type="float" office:value="22.938">
                <text:p>22.938</text:p>
              </table:table-cell>
              <table:table-cell office:value-type="float" office:value="1494.804">
                <text:p>1494.8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809">
                <text:p>35.809</text:p>
              </table:table-cell>
              <table:table-cell office:value-type="float" office:value="1520.924">
                <text:p>1520.924</text:p>
              </table:table-cell>
              <table:table-cell office:value-type="float" office:value="33.779">
                <text:p>33.779</text:p>
              </table:table-cell>
              <table:table-cell office:value-type="float" office:value="1480.785">
                <text:p>1480.7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.789">
                <text:p>49.789</text:p>
              </table:table-cell>
              <table:table-cell office:value-type="float" office:value="1460.841">
                <text:p>1460.841</text:p>
              </table:table-cell>
              <table:table-cell office:value-type="float" office:value="46.629">
                <text:p>46.629</text:p>
              </table:table-cell>
              <table:table-cell office:value-type="float" office:value="1512.069">
                <text:p>1512.0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853">
                <text:p>57.853</text:p>
              </table:table-cell>
              <table:table-cell office:value-type="float" office:value="1567.029">
                <text:p>1567.029</text:p>
              </table:table-cell>
              <table:table-cell office:value-type="float" office:value="60.959">
                <text:p>60.959</text:p>
              </table:table-cell>
              <table:table-cell office:value-type="float" office:value="1474.124">
                <text:p>1474.1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2.621">
                <text:p>72.621</text:p>
              </table:table-cell>
              <table:table-cell office:value-type="float" office:value="1519.353">
                <text:p>1519.353</text:p>
              </table:table-cell>
              <table:table-cell office:value-type="float" office:value="76.964">
                <text:p>76.964</text:p>
              </table:table-cell>
              <table:table-cell office:value-type="float" office:value="1462.34">
                <text:p>1462.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2.931">
                <text:p>82.931</text:p>
              </table:table-cell>
              <table:table-cell office:value-type="float" office:value="1517.464">
                <text:p>1517.464</text:p>
              </table:table-cell>
              <table:table-cell office:value-type="float" office:value="95.104">
                <text:p>95.104</text:p>
              </table:table-cell>
              <table:table-cell office:value-type="float" office:value="1446.944">
                <text:p>1446.9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.967">
                <text:p>93.967</text:p>
              </table:table-cell>
              <table:table-cell office:value-type="float" office:value="1537.479">
                <text:p>1537.479</text:p>
              </table:table-cell>
              <table:table-cell office:value-type="float" office:value="118.729">
                <text:p>118.729</text:p>
              </table:table-cell>
              <table:table-cell office:value-type="float" office:value="1393.987">
                <text:p>1393.9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9.764">
                <text:p>109.764</text:p>
              </table:table-cell>
              <table:table-cell office:value-type="float" office:value="1527.061">
                <text:p>1527.061</text:p>
              </table:table-cell>
              <table:table-cell office:value-type="float" office:value="142.906">
                <text:p>142.906</text:p>
              </table:table-cell>
              <table:table-cell office:value-type="float" office:value="1400.718">
                <text:p>1400.71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305cm" svg:y="1.273cm" chart:style-name="ch3">
          <text:p>Extreme Workload, RPO≈5ms</text:p>
        </chart:subtitle>
        <chart:legend chart:legend-position="end" svg:x="12.583cm" svg:y="2.453cm" style:legend-expansion="high" chart:style-name="ch4"/>
        <chart:plot-area chart:style-name="ch5" table:cell-range-address="Charts_009.B20:Charts_009.B29 Charts_009.AW19:Charts_009.AY29 Charts_009.BB19:Charts_009.BB29 Charts_009.DD19:Charts_009.DF29 Charts_009.DI19:Charts_009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9.AW20:Charts_009.AW29" chart:label-cell-address="Charts_009.AW19:Charts_009.AW19" chart:class="chart:line">
            <chart:data-point chart:repeated="10"/>
          </chart:series>
          <chart:series chart:attached-axis="primary-y" chart:style-name="ch14" chart:values-cell-range-address="Charts_009.AX20:Charts_009.AX29" chart:label-cell-address="Charts_009.AX19:Charts_009.AX19" chart:class="chart:line">
            <chart:data-point chart:repeated="10"/>
          </chart:series>
          <chart:series chart:attached-axis="primary-y" chart:style-name="ch15" chart:values-cell-range-address="Charts_009.AY20:Charts_009.AY29" chart:label-cell-address="Charts_009.AY19:Charts_009.AY19" chart:class="chart:line">
            <chart:data-point chart:repeated="10"/>
          </chart:series>
          <chart:series chart:attached-axis="primary-y" chart:style-name="ch16" chart:values-cell-range-address="Charts_009.BB20:Charts_009.BB29" chart:label-cell-address="Charts_009.BB19:Charts_009.BB19" chart:class="chart:line">
            <chart:data-point chart:repeated="10"/>
          </chart:series>
          <chart:series chart:attached-axis="primary-y" chart:style-name="ch17" chart:values-cell-range-address="Charts_009.DD20:Charts_009.DD29" chart:label-cell-address="Charts_009.DD19:Charts_009.DD19" chart:class="chart:line">
            <chart:data-point chart:repeated="10"/>
          </chart:series>
          <chart:series chart:attached-axis="primary-y" chart:style-name="ch18" chart:values-cell-range-address="Charts_009.DE20:Charts_009.DE29" chart:label-cell-address="Charts_009.DE19:Charts_009.DE19" chart:class="chart:line">
            <chart:data-point chart:repeated="10"/>
          </chart:series>
          <chart:series chart:attached-axis="primary-y" chart:style-name="ch19" chart:values-cell-range-address="Charts_009.DF20:Charts_009.DF29" chart:label-cell-address="Charts_009.DF19:Charts_009.DF19" chart:class="chart:line">
            <chart:data-point chart:repeated="10"/>
          </chart:series>
          <chart:series chart:attached-axis="primary-y" chart:style-name="ch20" chart:values-cell-range-address="Charts_009.DI20:Charts_009.DI29" chart:label-cell-address="Charts_009.DI19:Charts_009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9.AW19:Charts_009.AW19</svg:desc>
                </draw:g>
              </table:table-cell>
              <table:table-cell office:value-type="string">
                <text:p>T/total/50th%</text:p>
                <draw:g>
                  <svg:desc>Charts_009.AX19:Charts_009.AX19</svg:desc>
                </draw:g>
              </table:table-cell>
              <table:table-cell office:value-type="string">
                <text:p>T/total/75th%</text:p>
                <draw:g>
                  <svg:desc>Charts_009.AY19:Charts_009.AY19</svg:desc>
                </draw:g>
              </table:table-cell>
              <table:table-cell office:value-type="string">
                <text:p>T/total/95th%</text:p>
                <draw:g>
                  <svg:desc>Charts_009.BB19:Charts_009.BB19</svg:desc>
                </draw:g>
              </table:table-cell>
              <table:table-cell office:value-type="string">
                <text:p>J/total/25th%</text:p>
                <draw:g>
                  <svg:desc>Charts_009.DD19:Charts_009.DD19</svg:desc>
                </draw:g>
              </table:table-cell>
              <table:table-cell office:value-type="string">
                <text:p>J/total/50th%</text:p>
                <draw:g>
                  <svg:desc>Charts_009.DE19:Charts_009.DE19</svg:desc>
                </draw:g>
              </table:table-cell>
              <table:table-cell office:value-type="string">
                <text:p>J/total/75th%</text:p>
                <draw:g>
                  <svg:desc>Charts_009.DF19:Charts_009.DF19</svg:desc>
                </draw:g>
              </table:table-cell>
              <table:table-cell office:value-type="string">
                <text:p>J/total/95th%</text:p>
                <draw:g>
                  <svg:desc>Charts_009.DI19:Charts_009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6.338">
                <text:p>6.338</text:p>
                <draw:g>
                  <svg:desc>Charts_009.AW20:Charts_009.AW29</svg:desc>
                </draw:g>
              </table:table-cell>
              <table:table-cell office:value-type="float" office:value="8.946">
                <text:p>8.946</text:p>
                <draw:g>
                  <svg:desc>Charts_009.AX20:Charts_009.AX29</svg:desc>
                </draw:g>
              </table:table-cell>
              <table:table-cell office:value-type="float" office:value="13.431">
                <text:p>13.431</text:p>
                <draw:g>
                  <svg:desc>Charts_009.AY20:Charts_009.AY29</svg:desc>
                </draw:g>
              </table:table-cell>
              <table:table-cell office:value-type="float" office:value="22.386">
                <text:p>22.386</text:p>
                <draw:g>
                  <svg:desc>Charts_009.BB20:Charts_009.BB29</svg:desc>
                </draw:g>
              </table:table-cell>
              <table:table-cell office:value-type="float" office:value="3.336">
                <text:p>3.336</text:p>
                <draw:g>
                  <svg:desc>Charts_009.DD20:Charts_009.DD29</svg:desc>
                </draw:g>
              </table:table-cell>
              <table:table-cell office:value-type="float" office:value="3.71">
                <text:p>3.71</text:p>
                <draw:g>
                  <svg:desc>Charts_009.DE20:Charts_009.DE29</svg:desc>
                </draw:g>
              </table:table-cell>
              <table:table-cell office:value-type="float" office:value="4.182">
                <text:p>4.182</text:p>
                <draw:g>
                  <svg:desc>Charts_009.DF20:Charts_009.DF29</svg:desc>
                </draw:g>
              </table:table-cell>
              <table:table-cell office:value-type="float" office:value="5.396">
                <text:p>5.396</text:p>
                <draw:g>
                  <svg:desc>Charts_009.DI20:Charts_009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097">
                <text:p>8.097</text:p>
              </table:table-cell>
              <table:table-cell office:value-type="float" office:value="11.352">
                <text:p>11.352</text:p>
              </table:table-cell>
              <table:table-cell office:value-type="float" office:value="15.263">
                <text:p>15.263</text:p>
              </table:table-cell>
              <table:table-cell office:value-type="float" office:value="24.354">
                <text:p>24.354</text:p>
              </table:table-cell>
              <table:table-cell office:value-type="float" office:value="6.265">
                <text:p>6.265</text:p>
              </table:table-cell>
              <table:table-cell office:value-type="float" office:value="7.685">
                <text:p>7.685</text:p>
              </table:table-cell>
              <table:table-cell office:value-type="float" office:value="9.366">
                <text:p>9.366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58">
                <text:p>10.58</text:p>
              </table:table-cell>
              <table:table-cell office:value-type="float" office:value="14.462">
                <text:p>14.462</text:p>
              </table:table-cell>
              <table:table-cell office:value-type="float" office:value="18.838">
                <text:p>18.838</text:p>
              </table:table-cell>
              <table:table-cell office:value-type="float" office:value="27.85">
                <text:p>27.85</text:p>
              </table:table-cell>
              <table:table-cell office:value-type="float" office:value="9.038">
                <text:p>9.038</text:p>
              </table:table-cell>
              <table:table-cell office:value-type="float" office:value="12.591">
                <text:p>12.591</text:p>
              </table:table-cell>
              <table:table-cell office:value-type="float" office:value="16.479">
                <text:p>16.479</text:p>
              </table:table-cell>
              <table:table-cell office:value-type="float" office:value="22.938">
                <text:p>22.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.921">
                <text:p>13.921</text:p>
              </table:table-cell>
              <table:table-cell office:value-type="float" office:value="18.488">
                <text:p>18.488</text:p>
              </table:table-cell>
              <table:table-cell office:value-type="float" office:value="24.695">
                <text:p>24.695</text:p>
              </table:table-cell>
              <table:table-cell office:value-type="float" office:value="35.809">
                <text:p>35.809</text:p>
              </table:table-cell>
              <table:table-cell office:value-type="float" office:value="10.864">
                <text:p>10.864</text:p>
              </table:table-cell>
              <table:table-cell office:value-type="float" office:value="16.708">
                <text:p>16.708</text:p>
              </table:table-cell>
              <table:table-cell office:value-type="float" office:value="24.085">
                <text:p>24.085</text:p>
              </table:table-cell>
              <table:table-cell office:value-type="float" office:value="33.779">
                <text:p>33.7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704">
                <text:p>17.704</text:p>
              </table:table-cell>
              <table:table-cell office:value-type="float" office:value="24.405">
                <text:p>24.405</text:p>
              </table:table-cell>
              <table:table-cell office:value-type="float" office:value="33.08">
                <text:p>33.08</text:p>
              </table:table-cell>
              <table:table-cell office:value-type="float" office:value="49.789">
                <text:p>49.789</text:p>
              </table:table-cell>
              <table:table-cell office:value-type="float" office:value="14.113">
                <text:p>14.113</text:p>
              </table:table-cell>
              <table:table-cell office:value-type="float" office:value="22.146">
                <text:p>22.146</text:p>
              </table:table-cell>
              <table:table-cell office:value-type="float" office:value="32.071">
                <text:p>32.071</text:p>
              </table:table-cell>
              <table:table-cell office:value-type="float" office:value="46.629">
                <text:p>46.6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287">
                <text:p>21.287</text:p>
              </table:table-cell>
              <table:table-cell office:value-type="float" office:value="29.096">
                <text:p>29.096</text:p>
              </table:table-cell>
              <table:table-cell office:value-type="float" office:value="38.802">
                <text:p>38.802</text:p>
              </table:table-cell>
              <table:table-cell office:value-type="float" office:value="57.853">
                <text:p>57.853</text:p>
              </table:table-cell>
              <table:table-cell office:value-type="float" office:value="14.973">
                <text:p>14.973</text:p>
              </table:table-cell>
              <table:table-cell office:value-type="float" office:value="25.929">
                <text:p>25.929</text:p>
              </table:table-cell>
              <table:table-cell office:value-type="float" office:value="39.871">
                <text:p>39.871</text:p>
              </table:table-cell>
              <table:table-cell office:value-type="float" office:value="60.959">
                <text:p>60.9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166">
                <text:p>26.166</text:p>
              </table:table-cell>
              <table:table-cell office:value-type="float" office:value="35.823">
                <text:p>35.823</text:p>
              </table:table-cell>
              <table:table-cell office:value-type="float" office:value="47.907">
                <text:p>47.907</text:p>
              </table:table-cell>
              <table:table-cell office:value-type="float" office:value="72.621">
                <text:p>72.621</text:p>
              </table:table-cell>
              <table:table-cell office:value-type="float" office:value="17.604">
                <text:p>17.604</text:p>
              </table:table-cell>
              <table:table-cell office:value-type="float" office:value="31.54">
                <text:p>31.54</text:p>
              </table:table-cell>
              <table:table-cell office:value-type="float" office:value="49.715">
                <text:p>49.715</text:p>
              </table:table-cell>
              <table:table-cell office:value-type="float" office:value="76.964">
                <text:p>76.9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508">
                <text:p>30.508</text:p>
              </table:table-cell>
              <table:table-cell office:value-type="float" office:value="41.54">
                <text:p>41.54</text:p>
              </table:table-cell>
              <table:table-cell office:value-type="float" office:value="55.67">
                <text:p>55.67</text:p>
              </table:table-cell>
              <table:table-cell office:value-type="float" office:value="82.931">
                <text:p>82.931</text:p>
              </table:table-cell>
              <table:table-cell office:value-type="float" office:value="19.637">
                <text:p>19.637</text:p>
              </table:table-cell>
              <table:table-cell office:value-type="float" office:value="36.91">
                <text:p>36.91</text:p>
              </table:table-cell>
              <table:table-cell office:value-type="float" office:value="59.404">
                <text:p>59.404</text:p>
              </table:table-cell>
              <table:table-cell office:value-type="float" office:value="95.104">
                <text:p>95.1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.895">
                <text:p>33.895</text:p>
              </table:table-cell>
              <table:table-cell office:value-type="float" office:value="46.557">
                <text:p>46.557</text:p>
              </table:table-cell>
              <table:table-cell office:value-type="float" office:value="63.27">
                <text:p>63.27</text:p>
              </table:table-cell>
              <table:table-cell office:value-type="float" office:value="93.967">
                <text:p>93.967</text:p>
              </table:table-cell>
              <table:table-cell office:value-type="float" office:value="20.077">
                <text:p>20.077</text:p>
              </table:table-cell>
              <table:table-cell office:value-type="float" office:value="40.368">
                <text:p>40.368</text:p>
              </table:table-cell>
              <table:table-cell office:value-type="float" office:value="68.838">
                <text:p>68.838</text:p>
              </table:table-cell>
              <table:table-cell office:value-type="float" office:value="118.729">
                <text:p>118.7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.741">
                <text:p>37.741</text:p>
              </table:table-cell>
              <table:table-cell office:value-type="float" office:value="53.096">
                <text:p>53.096</text:p>
              </table:table-cell>
              <table:table-cell office:value-type="float" office:value="72.954">
                <text:p>72.954</text:p>
              </table:table-cell>
              <table:table-cell office:value-type="float" office:value="109.764">
                <text:p>109.764</text:p>
              </table:table-cell>
              <table:table-cell office:value-type="float" office:value="21.421">
                <text:p>21.421</text:p>
              </table:table-cell>
              <table:table-cell office:value-type="float" office:value="45.78">
                <text:p>45.78</text:p>
              </table:table-cell>
              <table:table-cell office:value-type="float" office:value="79.618">
                <text:p>79.618</text:p>
              </table:table-cell>
              <table:table-cell office:value-type="float" office:value="142.906">
                <text:p>142.90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305cm" svg:y="1.273cm" chart:style-name="ch3">
          <text:p>Extreme Workload, RPO≈5ms</text:p>
        </chart:subtitle>
        <chart:legend chart:legend-position="end" svg:x="11.763cm" svg:y="2.951cm" style:legend-expansion="high" chart:style-name="ch4"/>
        <chart:plot-area chart:style-name="ch5" table:cell-range-address="Charts_009.B20:Charts_009.B29 Charts_009.BE19:Charts_009.BF29 Charts_009.DL19:Charts_009.DM29" chart:data-source-has-labels="both" svg:x="1.33cm" svg:y="2.135cm" svg:width="10.114cm" svg:height="5.696cm">
          <chartooo:coordinate-region svg:x="1.951cm" svg:y="2.335cm" svg:width="9.213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9.B20:Charts_009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9.BE20:Charts_009.BE29" chart:label-cell-address="Charts_009.BE19:Charts_009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9.BF20:Charts_009.BF29" chart:label-cell-address="Charts_009.BF19:Charts_009.BF19" chart:class="chart:line">
            <chart:data-point chart:repeated="10"/>
          </chart:series>
          <chart:series chart:attached-axis="primary-y" chart:style-name="ch16" chart:values-cell-range-address="Charts_009.DL20:Charts_009.DL29" chart:label-cell-address="Charts_009.DL19:Charts_009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9.DM20:Charts_009.DM29" chart:label-cell-address="Charts_009.DM19:Charts_009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9.BE19:Charts_009.BE19</svg:desc>
                </draw:g>
              </table:table-cell>
              <table:table-cell office:value-type="string">
                <text:p>T/total/sd</text:p>
                <draw:g>
                  <svg:desc>Charts_009.BF19:Charts_009.BF19</svg:desc>
                </draw:g>
              </table:table-cell>
              <table:table-cell office:value-type="string">
                <text:p>J/total/avg</text:p>
                <draw:g>
                  <svg:desc>Charts_009.DL19:Charts_009.DL19</svg:desc>
                </draw:g>
              </table:table-cell>
              <table:table-cell office:value-type="string">
                <text:p>J/total/sd</text:p>
                <draw:g>
                  <svg:desc>Charts_009.DM19:Charts_009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9.B20:Charts_009.B29</svg:desc>
                </draw:g>
              </table:table-cell>
              <table:table-cell office:value-type="float" office:value="10.499">
                <text:p>10.499</text:p>
                <draw:g>
                  <svg:desc>Charts_009.BE20:Charts_009.BE29</svg:desc>
                </draw:g>
              </table:table-cell>
              <table:table-cell office:value-type="float" office:value="6.18">
                <text:p>6.18</text:p>
                <draw:g>
                  <svg:desc>Charts_009.BF20:Charts_009.BF29</svg:desc>
                </draw:g>
              </table:table-cell>
              <table:table-cell office:value-type="float" office:value="3.945">
                <text:p>3.945</text:p>
                <draw:g>
                  <svg:desc>Charts_009.DL20:Charts_009.DL29</svg:desc>
                </draw:g>
              </table:table-cell>
              <table:table-cell office:value-type="float" office:value="1.263">
                <text:p>1.263</text:p>
                <draw:g>
                  <svg:desc>Charts_009.DM20:Charts_009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349">
                <text:p>13.349</text:p>
              </table:table-cell>
              <table:table-cell office:value-type="float" office:value="29.404">
                <text:p>29.404</text:p>
              </table:table-cell>
              <table:table-cell office:value-type="float" office:value="8.865">
                <text:p>8.865</text:p>
              </table:table-cell>
              <table:table-cell office:value-type="float" office:value="16.189">
                <text:p>16.1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348">
                <text:p>15.348</text:p>
              </table:table-cell>
              <table:table-cell office:value-type="float" office:value="6.67">
                <text:p>6.67</text:p>
              </table:table-cell>
              <table:table-cell office:value-type="float" office:value="14.175">
                <text:p>14.175</text:p>
              </table:table-cell>
              <table:table-cell office:value-type="float" office:value="16.858">
                <text:p>16.8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308">
                <text:p>20.308</text:p>
              </table:table-cell>
              <table:table-cell office:value-type="float" office:value="14.57">
                <text:p>14.57</text:p>
              </table:table-cell>
              <table:table-cell office:value-type="float" office:value="20.084">
                <text:p>20.084</text:p>
              </table:table-cell>
              <table:table-cell office:value-type="float" office:value="36.878">
                <text:p>36.8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.03">
                <text:p>28.03</text:p>
              </table:table-cell>
              <table:table-cell office:value-type="float" office:value="30.961">
                <text:p>30.961</text:p>
              </table:table-cell>
              <table:table-cell office:value-type="float" office:value="26.364">
                <text:p>26.364</text:p>
              </table:table-cell>
              <table:table-cell office:value-type="float" office:value="35.069">
                <text:p>35.0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.065">
                <text:p>32.065</text:p>
              </table:table-cell>
              <table:table-cell office:value-type="float" office:value="21.256">
                <text:p>21.256</text:p>
              </table:table-cell>
              <table:table-cell office:value-type="float" office:value="33.483">
                <text:p>33.483</text:p>
              </table:table-cell>
              <table:table-cell office:value-type="float" office:value="53.886">
                <text:p>53.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.673">
                <text:p>39.673</text:p>
              </table:table-cell>
              <table:table-cell office:value-type="float" office:value="25.593">
                <text:p>25.593</text:p>
              </table:table-cell>
              <table:table-cell office:value-type="float" office:value="40.262">
                <text:p>40.262</text:p>
              </table:table-cell>
              <table:table-cell office:value-type="float" office:value="61.623">
                <text:p>61.6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6.008">
                <text:p>46.008</text:p>
              </table:table-cell>
              <table:table-cell office:value-type="float" office:value="34.734">
                <text:p>34.734</text:p>
              </table:table-cell>
              <table:table-cell office:value-type="float" office:value="47.384">
                <text:p>47.384</text:p>
              </table:table-cell>
              <table:table-cell office:value-type="float" office:value="64.457">
                <text:p>64.4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1.934">
                <text:p>51.934</text:p>
              </table:table-cell>
              <table:table-cell office:value-type="float" office:value="36.227">
                <text:p>36.227</text:p>
              </table:table-cell>
              <table:table-cell office:value-type="float" office:value="55.519">
                <text:p>55.519</text:p>
              </table:table-cell>
              <table:table-cell office:value-type="float" office:value="81.204">
                <text:p>81.2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8.992">
                <text:p>58.992</text:p>
              </table:table-cell>
              <table:table-cell office:value-type="float" office:value="40.64">
                <text:p>40.64</text:p>
              </table:table-cell>
              <table:table-cell office:value-type="float" office:value="63.236">
                <text:p>63.236</text:p>
              </table:table-cell>
              <table:table-cell office:value-type="float" office:value="83.477">
                <text:p>83.47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252cm" svg:y="1.273cm" chart:style-name="ch3">
          <text:p>Medium Workload, RPO≈10ms</text:p>
        </chart:subtitle>
        <chart:legend chart:legend-position="end" svg:x="11.631cm" svg:y="2.453cm" style:legend-expansion="high" chart:style-name="ch4"/>
        <chart:plot-area chart:style-name="ch5" table:cell-range-address="Charts_004.B20:Charts_004.B29 Charts_004.J19:Charts_004.J29 Charts_004.U19:Charts_004.U29 Charts_004.AF19:Charts_004.AF29 Charts_004.AQ19:Charts_004.AQ29 Charts_004.BQ19:Charts_004.BQ29 Charts_004.CB19:Charts_004.CB29 Charts_004.CM19:Charts_004.CM29 Charts_004.CX19:Charts_004.CX29" chart:data-source-has-labels="both" svg:x="1.33cm" svg:y="2.135cm" svg:width="9.982cm" svg:height="5.696cm">
          <chartooo:coordinate-region svg:x="1.766cm" svg:y="2.334cm" svg:width="9.081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4.J20:Charts_004.J29" chart:label-cell-address="Charts_004.J19:Charts_004.J19" chart:class="chart:line">
            <chart:data-point chart:repeated="10"/>
          </chart:series>
          <chart:series chart:attached-axis="primary-y" chart:style-name="ch14" chart:values-cell-range-address="Charts_004.U20:Charts_004.U29" chart:label-cell-address="Charts_004.U19:Charts_004.U19" chart:class="chart:line">
            <chart:data-point chart:repeated="10"/>
          </chart:series>
          <chart:series chart:attached-axis="primary-y" chart:style-name="ch15" chart:values-cell-range-address="Charts_004.AF20:Charts_004.AF29" chart:label-cell-address="Charts_004.AF19:Charts_004.AF19" chart:class="chart:line">
            <chart:data-point chart:repeated="10"/>
          </chart:series>
          <chart:series chart:attached-axis="primary-y" chart:style-name="ch16" chart:values-cell-range-address="Charts_004.AQ20:Charts_004.AQ29" chart:label-cell-address="Charts_004.AQ19:Charts_004.AQ19" chart:class="chart:line">
            <chart:data-point chart:repeated="10"/>
          </chart:series>
          <chart:series chart:attached-axis="primary-y" chart:style-name="ch17" chart:values-cell-range-address="Charts_004.BQ20:Charts_004.BQ29" chart:label-cell-address="Charts_004.BQ19:Charts_004.BQ19" chart:class="chart:line">
            <chart:data-point chart:repeated="10"/>
          </chart:series>
          <chart:series chart:attached-axis="primary-y" chart:style-name="ch18" chart:values-cell-range-address="Charts_004.CB20:Charts_004.CB29" chart:label-cell-address="Charts_004.CB19:Charts_004.CB19" chart:class="chart:line">
            <chart:data-point chart:repeated="10"/>
          </chart:series>
          <chart:series chart:attached-axis="primary-y" chart:style-name="ch19" chart:values-cell-range-address="Charts_004.CM20:Charts_004.CM29" chart:label-cell-address="Charts_004.CM19:Charts_004.CM19" chart:class="chart:line">
            <chart:data-point chart:repeated="10"/>
          </chart:series>
          <chart:series chart:attached-axis="primary-y" chart:style-name="ch20" chart:values-cell-range-address="Charts_004.CX20:Charts_004.CX29" chart:label-cell-address="Charts_004.CX19:Charts_004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4.J19:Charts_004.J19</svg:desc>
                </draw:g>
              </table:table-cell>
              <table:table-cell office:value-type="string">
                <text:p>T/tx_begin/95th%</text:p>
                <draw:g>
                  <svg:desc>Charts_004.U19:Charts_004.U19</svg:desc>
                </draw:g>
              </table:table-cell>
              <table:table-cell office:value-type="string">
                <text:p>T/tx_commit/95th%</text:p>
                <draw:g>
                  <svg:desc>Charts_004.AF19:Charts_004.AF19</svg:desc>
                </draw:g>
              </table:table-cell>
              <table:table-cell office:value-type="string">
                <text:p>T/tx_close/95th%</text:p>
                <draw:g>
                  <svg:desc>Charts_004.AQ19:Charts_004.AQ19</svg:desc>
                </draw:g>
              </table:table-cell>
              <table:table-cell office:value-type="string">
                <text:p>J/tx_open/95th%</text:p>
                <draw:g>
                  <svg:desc>Charts_004.BQ19:Charts_004.BQ19</svg:desc>
                </draw:g>
              </table:table-cell>
              <table:table-cell office:value-type="string">
                <text:p>J/tx_begin/95th%</text:p>
                <draw:g>
                  <svg:desc>Charts_004.CB19:Charts_004.CB19</svg:desc>
                </draw:g>
              </table:table-cell>
              <table:table-cell office:value-type="string">
                <text:p>J/tx_commit/95th%</text:p>
                <draw:g>
                  <svg:desc>Charts_004.CM19:Charts_004.CM19</svg:desc>
                </draw:g>
              </table:table-cell>
              <table:table-cell office:value-type="string">
                <text:p>J/tx_close/95th%</text:p>
                <draw:g>
                  <svg:desc>Charts_004.CX19:Charts_004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5.15">
                <text:p>5.15</text:p>
                <draw:g>
                  <svg:desc>Charts_004.J20:Charts_004.J29</svg:desc>
                </draw:g>
              </table:table-cell>
              <table:table-cell office:value-type="float" office:value="3.723">
                <text:p>3.723</text:p>
                <draw:g>
                  <svg:desc>Charts_004.U20:Charts_004.U29</svg:desc>
                </draw:g>
              </table:table-cell>
              <table:table-cell office:value-type="float" office:value="5.534">
                <text:p>5.534</text:p>
                <draw:g>
                  <svg:desc>Charts_004.AF20:Charts_004.AF29</svg:desc>
                </draw:g>
              </table:table-cell>
              <table:table-cell office:value-type="float" office:value="5.332">
                <text:p>5.332</text:p>
                <draw:g>
                  <svg:desc>Charts_004.AQ20:Charts_004.AQ29</svg:desc>
                </draw:g>
              </table:table-cell>
              <table:table-cell office:value-type="float" office:value="2.248">
                <text:p>2.248</text:p>
                <draw:g>
                  <svg:desc>Charts_004.BQ20:Charts_004.BQ29</svg:desc>
                </draw:g>
              </table:table-cell>
              <table:table-cell office:value-type="float" office:value="1.028">
                <text:p>1.028</text:p>
                <draw:g>
                  <svg:desc>Charts_004.CB20:Charts_004.CB29</svg:desc>
                </draw:g>
              </table:table-cell>
              <table:table-cell office:value-type="float" office:value="2.077">
                <text:p>2.077</text:p>
                <draw:g>
                  <svg:desc>Charts_004.CM20:Charts_004.CM29</svg:desc>
                </draw:g>
              </table:table-cell>
              <table:table-cell office:value-type="float" office:value="0.987">
                <text:p>0.987</text:p>
                <draw:g>
                  <svg:desc>Charts_004.CX20:Charts_004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189">
                <text:p>5.189</text:p>
              </table:table-cell>
              <table:table-cell office:value-type="float" office:value="4.195">
                <text:p>4.195</text:p>
              </table:table-cell>
              <table:table-cell office:value-type="float" office:value="5.568">
                <text:p>5.568</text:p>
              </table:table-cell>
              <table:table-cell office:value-type="float" office:value="4.723">
                <text:p>4.723</text:p>
              </table:table-cell>
              <table:table-cell office:value-type="float" office:value="2.267">
                <text:p>2.267</text:p>
              </table:table-cell>
              <table:table-cell office:value-type="float" office:value="1.086">
                <text:p>1.086</text:p>
              </table:table-cell>
              <table:table-cell office:value-type="float" office:value="2.204">
                <text:p>2.204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329">
                <text:p>5.329</text:p>
              </table:table-cell>
              <table:table-cell office:value-type="float" office:value="4.323">
                <text:p>4.323</text:p>
              </table:table-cell>
              <table:table-cell office:value-type="float" office:value="6.158">
                <text:p>6.158</text:p>
              </table:table-cell>
              <table:table-cell office:value-type="float" office:value="4.684">
                <text:p>4.684</text:p>
              </table:table-cell>
              <table:table-cell office:value-type="float" office:value="2.623">
                <text:p>2.623</text:p>
              </table:table-cell>
              <table:table-cell office:value-type="float" office:value="1.124">
                <text:p>1.124</text:p>
              </table:table-cell>
              <table:table-cell office:value-type="float" office:value="2.496">
                <text:p>2.4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637">
                <text:p>5.637</text:p>
              </table:table-cell>
              <table:table-cell office:value-type="float" office:value="4.596">
                <text:p>4.596</text:p>
              </table:table-cell>
              <table:table-cell office:value-type="float" office:value="6.5">
                <text:p>6.5</text:p>
              </table:table-cell>
              <table:table-cell office:value-type="float" office:value="4.89">
                <text:p>4.89</text:p>
              </table:table-cell>
              <table:table-cell office:value-type="float" office:value="3.33">
                <text:p>3.33</text:p>
              </table:table-cell>
              <table:table-cell office:value-type="float" office:value="1.298">
                <text:p>1.298</text:p>
              </table:table-cell>
              <table:table-cell office:value-type="float" office:value="3.125">
                <text:p>3.12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647">
                <text:p>6.647</text:p>
              </table:table-cell>
              <table:table-cell office:value-type="float" office:value="5.526">
                <text:p>5.526</text:p>
              </table:table-cell>
              <table:table-cell office:value-type="float" office:value="7.622">
                <text:p>7.622</text:p>
              </table:table-cell>
              <table:table-cell office:value-type="float" office:value="5.557">
                <text:p>5.557</text:p>
              </table:table-cell>
              <table:table-cell office:value-type="float" office:value="3.699">
                <text:p>3.699</text:p>
              </table:table-cell>
              <table:table-cell office:value-type="float" office:value="1.459">
                <text:p>1.459</text:p>
              </table:table-cell>
              <table:table-cell office:value-type="float" office:value="3.59">
                <text:p>3.59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247">
                <text:p>6.247</text:p>
              </table:table-cell>
              <table:table-cell office:value-type="float" office:value="5.269">
                <text:p>5.269</text:p>
              </table:table-cell>
              <table:table-cell office:value-type="float" office:value="7.257">
                <text:p>7.257</text:p>
              </table:table-cell>
              <table:table-cell office:value-type="float" office:value="5.126">
                <text:p>5.126</text:p>
              </table:table-cell>
              <table:table-cell office:value-type="float" office:value="4.281">
                <text:p>4.281</text:p>
              </table:table-cell>
              <table:table-cell office:value-type="float" office:value="1.702">
                <text:p>1.702</text:p>
              </table:table-cell>
              <table:table-cell office:value-type="float" office:value="4.331">
                <text:p>4.331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642">
                <text:p>6.642</text:p>
              </table:table-cell>
              <table:table-cell office:value-type="float" office:value="5.717">
                <text:p>5.717</text:p>
              </table:table-cell>
              <table:table-cell office:value-type="float" office:value="7.594">
                <text:p>7.594</text:p>
              </table:table-cell>
              <table:table-cell office:value-type="float" office:value="5.397">
                <text:p>5.397</text:p>
              </table:table-cell>
              <table:table-cell office:value-type="float" office:value="4.8">
                <text:p>4.8</text:p>
              </table:table-cell>
              <table:table-cell office:value-type="float" office:value="1.998">
                <text:p>1.998</text:p>
              </table:table-cell>
              <table:table-cell office:value-type="float" office:value="4.949">
                <text:p>4.949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563">
                <text:p>7.563</text:p>
              </table:table-cell>
              <table:table-cell office:value-type="float" office:value="6.28">
                <text:p>6.28</text:p>
              </table:table-cell>
              <table:table-cell office:value-type="float" office:value="8.624">
                <text:p>8.624</text:p>
              </table:table-cell>
              <table:table-cell office:value-type="float" office:value="5.821">
                <text:p>5.821</text:p>
              </table:table-cell>
              <table:table-cell office:value-type="float" office:value="5.707">
                <text:p>5.707</text:p>
              </table:table-cell>
              <table:table-cell office:value-type="float" office:value="2.927">
                <text:p>2.927</text:p>
              </table:table-cell>
              <table:table-cell office:value-type="float" office:value="6.029">
                <text:p>6.029</text:p>
              </table:table-cell>
              <table:table-cell office:value-type="float" office:value="2.919">
                <text:p>2.9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.33">
                <text:p>8.33</text:p>
              </table:table-cell>
              <table:table-cell office:value-type="float" office:value="6.902">
                <text:p>6.902</text:p>
              </table:table-cell>
              <table:table-cell office:value-type="float" office:value="9.845">
                <text:p>9.845</text:p>
              </table:table-cell>
              <table:table-cell office:value-type="float" office:value="6.321">
                <text:p>6.321</text:p>
              </table:table-cell>
              <table:table-cell office:value-type="float" office:value="6.746">
                <text:p>6.746</text:p>
              </table:table-cell>
              <table:table-cell office:value-type="float" office:value="3.529">
                <text:p>3.529</text:p>
              </table:table-cell>
              <table:table-cell office:value-type="float" office:value="7.322">
                <text:p>7.322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039">
                <text:p>9.039</text:p>
              </table:table-cell>
              <table:table-cell office:value-type="float" office:value="7.285">
                <text:p>7.285</text:p>
              </table:table-cell>
              <table:table-cell office:value-type="float" office:value="10.666">
                <text:p>10.666</text:p>
              </table:table-cell>
              <table:table-cell office:value-type="float" office:value="6.754">
                <text:p>6.754</text:p>
              </table:table-cell>
              <table:table-cell office:value-type="float" office:value="7.952">
                <text:p>7.952</text:p>
              </table:table-cell>
              <table:table-cell office:value-type="float" office:value="4.32">
                <text:p>4.32</text:p>
              </table:table-cell>
              <table:table-cell office:value-type="float" office:value="8.618">
                <text:p>8.618</text:p>
              </table:table-cell>
              <table:table-cell office:value-type="float" office:value="4.385">
                <text:p>4.38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252cm" svg:y="1.273cm" chart:style-name="ch3">
          <text:p>Medium Workload, RPO≈10ms</text:p>
        </chart:subtitle>
        <chart:legend chart:legend-position="bottom" svg:x="2.896cm" svg:y="8.392cm" style:legend-expansion="wide" chart:style-name="ch4"/>
        <chart:plot-area chart:style-name="ch5" table:cell-range-address="Charts_004.B20:Charts_004.B29 Charts_004.BB19:Charts_004.BB29 Charts_004.BG19:Charts_004.BG29 Charts_004.DI19:Charts_004.DI29 Charts_004.DN19:Charts_004.DN29" chart:data-source-has-labels="both" svg:x="1.33cm" svg:y="2.135cm" svg:width="13.462cm" svg:height="4.913cm">
          <chartooo:coordinate-region svg:x="1.951cm" svg:y="2.334cm" svg:width="11.848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4.BB20:Charts_004.BB29" chart:label-cell-address="Charts_004.BB19:Charts_004.BB19" chart:class="chart:line">
            <chart:data-point chart:repeated="10"/>
          </chart:series>
          <chart:series chart:attached-axis="secondary-y" chart:style-name="ch14" chart:values-cell-range-address="Charts_004.BG20:Charts_004.BG29" chart:label-cell-address="Charts_004.BG19:Charts_004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4.DI20:Charts_004.DI29" chart:label-cell-address="Charts_004.DI19:Charts_004.DI19" chart:class="chart:line">
            <chart:data-point chart:repeated="10"/>
          </chart:series>
          <chart:series chart:attached-axis="secondary-y" chart:style-name="ch17" chart:values-cell-range-address="Charts_004.DN20:Charts_004.DN29" chart:label-cell-address="Charts_004.DN19:Charts_004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4.BB19:Charts_004.BB19</svg:desc>
                </draw:g>
              </table:table-cell>
              <table:table-cell office:value-type="string">
                <text:p>T/tps</text:p>
                <draw:g>
                  <svg:desc>Charts_004.BG19:Charts_004.BG19</svg:desc>
                </draw:g>
              </table:table-cell>
              <table:table-cell office:value-type="string">
                <text:p>J/total/95th%</text:p>
                <draw:g>
                  <svg:desc>Charts_004.DI19:Charts_004.DI19</svg:desc>
                </draw:g>
              </table:table-cell>
              <table:table-cell office:value-type="string">
                <text:p>J/tps</text:p>
                <draw:g>
                  <svg:desc>Charts_004.DN19:Charts_004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12.828">
                <text:p>12.828</text:p>
                <draw:g>
                  <svg:desc>Charts_004.BB20:Charts_004.BB29</svg:desc>
                </draw:g>
              </table:table-cell>
              <table:table-cell office:value-type="float" office:value="87.009">
                <text:p>87.009</text:p>
                <draw:g>
                  <svg:desc>Charts_004.BG20:Charts_004.BG29</svg:desc>
                </draw:g>
              </table:table-cell>
              <table:table-cell office:value-type="float" office:value="8.639">
                <text:p>8.639</text:p>
                <draw:g>
                  <svg:desc>Charts_004.DI20:Charts_004.DI29</svg:desc>
                </draw:g>
              </table:table-cell>
              <table:table-cell office:value-type="float" office:value="90.884">
                <text:p>90.884</text:p>
                <draw:g>
                  <svg:desc>Charts_004.DN20:Charts_004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877">
                <text:p>13.877</text:p>
              </table:table-cell>
              <table:table-cell office:value-type="float" office:value="173.388">
                <text:p>173.388</text:p>
              </table:table-cell>
              <table:table-cell office:value-type="float" office:value="9.007">
                <text:p>9.007</text:p>
              </table:table-cell>
              <table:table-cell office:value-type="float" office:value="179.582">
                <text:p>179.5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68">
                <text:p>14.68</text:p>
              </table:table-cell>
              <table:table-cell office:value-type="float" office:value="261.681">
                <text:p>261.681</text:p>
              </table:table-cell>
              <table:table-cell office:value-type="float" office:value="9.367">
                <text:p>9.367</text:p>
              </table:table-cell>
              <table:table-cell office:value-type="float" office:value="268.308">
                <text:p>268.3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749">
                <text:p>14.749</text:p>
              </table:table-cell>
              <table:table-cell office:value-type="float" office:value="349.112">
                <text:p>349.112</text:p>
              </table:table-cell>
              <table:table-cell office:value-type="float" office:value="10.153">
                <text:p>10.153</text:p>
              </table:table-cell>
              <table:table-cell office:value-type="float" office:value="358.205">
                <text:p>358.2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728">
                <text:p>16.728</text:p>
              </table:table-cell>
              <table:table-cell office:value-type="float" office:value="428.914">
                <text:p>428.914</text:p>
              </table:table-cell>
              <table:table-cell office:value-type="float" office:value="10.441">
                <text:p>10.441</text:p>
              </table:table-cell>
              <table:table-cell office:value-type="float" office:value="448.133">
                <text:p>448.1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14">
                <text:p>16.14</text:p>
              </table:table-cell>
              <table:table-cell office:value-type="float" office:value="516.105">
                <text:p>516.105</text:p>
              </table:table-cell>
              <table:table-cell office:value-type="float" office:value="11.268">
                <text:p>11.268</text:p>
              </table:table-cell>
              <table:table-cell office:value-type="float" office:value="535.249">
                <text:p>535.2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238">
                <text:p>17.238</text:p>
              </table:table-cell>
              <table:table-cell office:value-type="float" office:value="582.136">
                <text:p>582.136</text:p>
              </table:table-cell>
              <table:table-cell office:value-type="float" office:value="12.156">
                <text:p>12.156</text:p>
              </table:table-cell>
              <table:table-cell office:value-type="float" office:value="616.551">
                <text:p>616.5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.137">
                <text:p>19.137</text:p>
              </table:table-cell>
              <table:table-cell office:value-type="float" office:value="684.173">
                <text:p>684.173</text:p>
              </table:table-cell>
              <table:table-cell office:value-type="float" office:value="14.351">
                <text:p>14.351</text:p>
              </table:table-cell>
              <table:table-cell office:value-type="float" office:value="702.262">
                <text:p>702.2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322">
                <text:p>21.322</text:p>
              </table:table-cell>
              <table:table-cell office:value-type="float" office:value="755.463">
                <text:p>755.463</text:p>
              </table:table-cell>
              <table:table-cell office:value-type="float" office:value="17.544">
                <text:p>17.544</text:p>
              </table:table-cell>
              <table:table-cell office:value-type="float" office:value="780.774">
                <text:p>780.7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.26">
                <text:p>23.26</text:p>
              </table:table-cell>
              <table:table-cell office:value-type="float" office:value="815.001">
                <text:p>815.001</text:p>
              </table:table-cell>
              <table:table-cell office:value-type="float" office:value="19.938">
                <text:p>19.938</text:p>
              </table:table-cell>
              <table:table-cell office:value-type="float" office:value="862.749">
                <text:p>862.74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252cm" svg:y="1.273cm" chart:style-name="ch3">
          <text:p>Medium Workload, RPO≈10ms</text:p>
        </chart:subtitle>
        <chart:legend chart:legend-position="end" svg:x="12.583cm" svg:y="2.453cm" style:legend-expansion="high" chart:style-name="ch4"/>
        <chart:plot-area chart:style-name="ch5" table:cell-range-address="Charts_004.B20:Charts_004.B29 Charts_004.AW19:Charts_004.AY29 Charts_004.BB19:Charts_004.BB29 Charts_004.DD19:Charts_004.DF29 Charts_004.DI19:Charts_004.DI29" chart:data-source-has-labels="both" svg:x="1.33cm" svg:y="2.135cm" svg:width="10.934cm" svg:height="5.696cm">
          <chartooo:coordinate-region svg:x="1.951cm" svg:y="2.334cm" svg:width="10.033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4.AW20:Charts_004.AW29" chart:label-cell-address="Charts_004.AW19:Charts_004.AW19" chart:class="chart:line">
            <chart:data-point chart:repeated="10"/>
          </chart:series>
          <chart:series chart:attached-axis="primary-y" chart:style-name="ch14" chart:values-cell-range-address="Charts_004.AX20:Charts_004.AX29" chart:label-cell-address="Charts_004.AX19:Charts_004.AX19" chart:class="chart:line">
            <chart:data-point chart:repeated="10"/>
          </chart:series>
          <chart:series chart:attached-axis="primary-y" chart:style-name="ch15" chart:values-cell-range-address="Charts_004.AY20:Charts_004.AY29" chart:label-cell-address="Charts_004.AY19:Charts_004.AY19" chart:class="chart:line">
            <chart:data-point chart:repeated="10"/>
          </chart:series>
          <chart:series chart:attached-axis="primary-y" chart:style-name="ch16" chart:values-cell-range-address="Charts_004.BB20:Charts_004.BB29" chart:label-cell-address="Charts_004.BB19:Charts_004.BB19" chart:class="chart:line">
            <chart:data-point chart:repeated="10"/>
          </chart:series>
          <chart:series chart:attached-axis="primary-y" chart:style-name="ch17" chart:values-cell-range-address="Charts_004.DD20:Charts_004.DD29" chart:label-cell-address="Charts_004.DD19:Charts_004.DD19" chart:class="chart:line">
            <chart:data-point chart:repeated="10"/>
          </chart:series>
          <chart:series chart:attached-axis="primary-y" chart:style-name="ch18" chart:values-cell-range-address="Charts_004.DE20:Charts_004.DE29" chart:label-cell-address="Charts_004.DE19:Charts_004.DE19" chart:class="chart:line">
            <chart:data-point chart:repeated="10"/>
          </chart:series>
          <chart:series chart:attached-axis="primary-y" chart:style-name="ch19" chart:values-cell-range-address="Charts_004.DF20:Charts_004.DF29" chart:label-cell-address="Charts_004.DF19:Charts_004.DF19" chart:class="chart:line">
            <chart:data-point chart:repeated="10"/>
          </chart:series>
          <chart:series chart:attached-axis="primary-y" chart:style-name="ch20" chart:values-cell-range-address="Charts_004.DI20:Charts_004.DI29" chart:label-cell-address="Charts_004.DI19:Charts_004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4.AW19:Charts_004.AW19</svg:desc>
                </draw:g>
              </table:table-cell>
              <table:table-cell office:value-type="string">
                <text:p>T/total/50th%</text:p>
                <draw:g>
                  <svg:desc>Charts_004.AX19:Charts_004.AX19</svg:desc>
                </draw:g>
              </table:table-cell>
              <table:table-cell office:value-type="string">
                <text:p>T/total/75th%</text:p>
                <draw:g>
                  <svg:desc>Charts_004.AY19:Charts_004.AY19</svg:desc>
                </draw:g>
              </table:table-cell>
              <table:table-cell office:value-type="string">
                <text:p>T/total/95th%</text:p>
                <draw:g>
                  <svg:desc>Charts_004.BB19:Charts_004.BB19</svg:desc>
                </draw:g>
              </table:table-cell>
              <table:table-cell office:value-type="string">
                <text:p>J/total/25th%</text:p>
                <draw:g>
                  <svg:desc>Charts_004.DD19:Charts_004.DD19</svg:desc>
                </draw:g>
              </table:table-cell>
              <table:table-cell office:value-type="string">
                <text:p>J/total/50th%</text:p>
                <draw:g>
                  <svg:desc>Charts_004.DE19:Charts_004.DE19</svg:desc>
                </draw:g>
              </table:table-cell>
              <table:table-cell office:value-type="string">
                <text:p>J/total/75th%</text:p>
                <draw:g>
                  <svg:desc>Charts_004.DF19:Charts_004.DF19</svg:desc>
                </draw:g>
              </table:table-cell>
              <table:table-cell office:value-type="string">
                <text:p>J/total/95th%</text:p>
                <draw:g>
                  <svg:desc>Charts_004.DI19:Charts_004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6.486">
                <text:p>6.486</text:p>
                <draw:g>
                  <svg:desc>Charts_004.AW20:Charts_004.AW29</svg:desc>
                </draw:g>
              </table:table-cell>
              <table:table-cell office:value-type="float" office:value="7.492">
                <text:p>7.492</text:p>
                <draw:g>
                  <svg:desc>Charts_004.AX20:Charts_004.AX29</svg:desc>
                </draw:g>
              </table:table-cell>
              <table:table-cell office:value-type="float" office:value="9.497">
                <text:p>9.497</text:p>
                <draw:g>
                  <svg:desc>Charts_004.AY20:Charts_004.AY29</svg:desc>
                </draw:g>
              </table:table-cell>
              <table:table-cell office:value-type="float" office:value="12.828">
                <text:p>12.828</text:p>
                <draw:g>
                  <svg:desc>Charts_004.BB20:Charts_004.BB29</svg:desc>
                </draw:g>
              </table:table-cell>
              <table:table-cell office:value-type="float" office:value="3.612">
                <text:p>3.612</text:p>
                <draw:g>
                  <svg:desc>Charts_004.DD20:Charts_004.DD29</svg:desc>
                </draw:g>
              </table:table-cell>
              <table:table-cell office:value-type="float" office:value="3.993">
                <text:p>3.993</text:p>
                <draw:g>
                  <svg:desc>Charts_004.DE20:Charts_004.DE29</svg:desc>
                </draw:g>
              </table:table-cell>
              <table:table-cell office:value-type="float" office:value="4.497">
                <text:p>4.497</text:p>
                <draw:g>
                  <svg:desc>Charts_004.DF20:Charts_004.DF29</svg:desc>
                </draw:g>
              </table:table-cell>
              <table:table-cell office:value-type="float" office:value="8.639">
                <text:p>8.639</text:p>
                <draw:g>
                  <svg:desc>Charts_004.DI20:Charts_004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23">
                <text:p>6.023</text:p>
              </table:table-cell>
              <table:table-cell office:value-type="float" office:value="7.347">
                <text:p>7.347</text:p>
              </table:table-cell>
              <table:table-cell office:value-type="float" office:value="9.943">
                <text:p>9.943</text:p>
              </table:table-cell>
              <table:table-cell office:value-type="float" office:value="13.877">
                <text:p>13.877</text:p>
              </table:table-cell>
              <table:table-cell office:value-type="float" office:value="3.4">
                <text:p>3.4</text:p>
              </table:table-cell>
              <table:table-cell office:value-type="float" office:value="3.768">
                <text:p>3.768</text:p>
              </table:table-cell>
              <table:table-cell office:value-type="float" office:value="4.283">
                <text:p>4.283</text:p>
              </table:table-cell>
              <table:table-cell office:value-type="float" office:value="9.007">
                <text:p>9.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727">
                <text:p>5.727</text:p>
              </table:table-cell>
              <table:table-cell office:value-type="float" office:value="7.323">
                <text:p>7.323</text:p>
              </table:table-cell>
              <table:table-cell office:value-type="float" office:value="9.922">
                <text:p>9.922</text:p>
              </table:table-cell>
              <table:table-cell office:value-type="float" office:value="14.68">
                <text:p>14.68</text:p>
              </table:table-cell>
              <table:table-cell office:value-type="float" office:value="3.286">
                <text:p>3.286</text:p>
              </table:table-cell>
              <table:table-cell office:value-type="float" office:value="3.627">
                <text:p>3.627</text:p>
              </table:table-cell>
              <table:table-cell office:value-type="float" office:value="4.169">
                <text:p>4.169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781">
                <text:p>5.781</text:p>
              </table:table-cell>
              <table:table-cell office:value-type="float" office:value="7.599">
                <text:p>7.599</text:p>
              </table:table-cell>
              <table:table-cell office:value-type="float" office:value="10.147">
                <text:p>10.147</text:p>
              </table:table-cell>
              <table:table-cell office:value-type="float" office:value="14.749">
                <text:p>14.749</text:p>
              </table:table-cell>
              <table:table-cell office:value-type="float" office:value="3.295">
                <text:p>3.295</text:p>
              </table:table-cell>
              <table:table-cell office:value-type="float" office:value="3.659">
                <text:p>3.659</text:p>
              </table:table-cell>
              <table:table-cell office:value-type="float" office:value="4.3">
                <text:p>4.3</text:p>
              </table:table-cell>
              <table:table-cell office:value-type="float" office:value="10.153">
                <text:p>10.1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051">
                <text:p>6.051</text:p>
              </table:table-cell>
              <table:table-cell office:value-type="float" office:value="8.194">
                <text:p>8.194</text:p>
              </table:table-cell>
              <table:table-cell office:value-type="float" office:value="11.059">
                <text:p>11.059</text:p>
              </table:table-cell>
              <table:table-cell office:value-type="float" office:value="16.728">
                <text:p>16.728</text:p>
              </table:table-cell>
              <table:table-cell office:value-type="float" office:value="3.267">
                <text:p>3.267</text:p>
              </table:table-cell>
              <table:table-cell office:value-type="float" office:value="3.65">
                <text:p>3.65</text:p>
              </table:table-cell>
              <table:table-cell office:value-type="float" office:value="4.477">
                <text:p>4.477</text:p>
              </table:table-cell>
              <table:table-cell office:value-type="float" office:value="10.441">
                <text:p>10.4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838">
                <text:p>5.838</text:p>
              </table:table-cell>
              <table:table-cell office:value-type="float" office:value="7.863">
                <text:p>7.863</text:p>
              </table:table-cell>
              <table:table-cell office:value-type="float" office:value="10.508">
                <text:p>10.508</text:p>
              </table:table-cell>
              <table:table-cell office:value-type="float" office:value="16.14">
                <text:p>16.14</text:p>
              </table:table-cell>
              <table:table-cell office:value-type="float" office:value="3.283">
                <text:p>3.283</text:p>
              </table:table-cell>
              <table:table-cell office:value-type="float" office:value="3.701">
                <text:p>3.701</text:p>
              </table:table-cell>
              <table:table-cell office:value-type="float" office:value="4.809">
                <text:p>4.809</text:p>
              </table:table-cell>
              <table:table-cell office:value-type="float" office:value="11.268">
                <text:p>1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025">
                <text:p>6.025</text:p>
              </table:table-cell>
              <table:table-cell office:value-type="float" office:value="8.2">
                <text:p>8.2</text:p>
              </table:table-cell>
              <table:table-cell office:value-type="float" office:value="10.926">
                <text:p>10.926</text:p>
              </table:table-cell>
              <table:table-cell office:value-type="float" office:value="17.238">
                <text:p>17.238</text:p>
              </table:table-cell>
              <table:table-cell office:value-type="float" office:value="3.43">
                <text:p>3.43</text:p>
              </table:table-cell>
              <table:table-cell office:value-type="float" office:value="3.958">
                <text:p>3.958</text:p>
              </table:table-cell>
              <table:table-cell office:value-type="float" office:value="5.411">
                <text:p>5.411</text:p>
              </table:table-cell>
              <table:table-cell office:value-type="float" office:value="12.156">
                <text:p>12.1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.384">
                <text:p>6.384</text:p>
              </table:table-cell>
              <table:table-cell office:value-type="float" office:value="8.81">
                <text:p>8.81</text:p>
              </table:table-cell>
              <table:table-cell office:value-type="float" office:value="11.878">
                <text:p>11.878</text:p>
              </table:table-cell>
              <table:table-cell office:value-type="float" office:value="19.137">
                <text:p>19.137</text:p>
              </table:table-cell>
              <table:table-cell office:value-type="float" office:value="3.681">
                <text:p>3.681</text:p>
              </table:table-cell>
              <table:table-cell office:value-type="float" office:value="4.499">
                <text:p>4.499</text:p>
              </table:table-cell>
              <table:table-cell office:value-type="float" office:value="6.645">
                <text:p>6.645</text:p>
              </table:table-cell>
              <table:table-cell office:value-type="float" office:value="14.351">
                <text:p>14.3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862">
                <text:p>6.862</text:p>
              </table:table-cell>
              <table:table-cell office:value-type="float" office:value="9.629">
                <text:p>9.629</text:p>
              </table:table-cell>
              <table:table-cell office:value-type="float" office:value="13.138">
                <text:p>13.138</text:p>
              </table:table-cell>
              <table:table-cell office:value-type="float" office:value="21.322">
                <text:p>21.322</text:p>
              </table:table-cell>
              <table:table-cell office:value-type="float" office:value="4.077">
                <text:p>4.077</text:p>
              </table:table-cell>
              <table:table-cell office:value-type="float" office:value="5.175">
                <text:p>5.175</text:p>
              </table:table-cell>
              <table:table-cell office:value-type="float" office:value="7.88">
                <text:p>7.88</text:p>
              </table:table-cell>
              <table:table-cell office:value-type="float" office:value="17.544">
                <text:p>17.5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338">
                <text:p>7.338</text:p>
              </table:table-cell>
              <table:table-cell office:value-type="float" office:value="10.273">
                <text:p>10.273</text:p>
              </table:table-cell>
              <table:table-cell office:value-type="float" office:value="14.039">
                <text:p>14.039</text:p>
              </table:table-cell>
              <table:table-cell office:value-type="float" office:value="23.26">
                <text:p>23.26</text:p>
              </table:table-cell>
              <table:table-cell office:value-type="float" office:value="4.462">
                <text:p>4.462</text:p>
              </table:table-cell>
              <table:table-cell office:value-type="float" office:value="6.002">
                <text:p>6.002</text:p>
              </table:table-cell>
              <table:table-cell office:value-type="float" office:value="9.371">
                <text:p>9.371</text:p>
              </table:table-cell>
              <table:table-cell office:value-type="float" office:value="19.938">
                <text:p>19.93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252cm" svg:y="1.273cm" chart:style-name="ch3">
          <text:p>Medium Workload, RPO≈10ms</text:p>
        </chart:subtitle>
        <chart:legend chart:legend-position="end" svg:x="11.763cm" svg:y="2.951cm" style:legend-expansion="high" chart:style-name="ch4"/>
        <chart:plot-area chart:style-name="ch5" table:cell-range-address="Charts_004.B20:Charts_004.B29 Charts_004.BE19:Charts_004.BF29 Charts_004.DL19:Charts_004.DM29" chart:data-source-has-labels="both" svg:x="1.33cm" svg:y="2.135cm" svg:width="10.114cm" svg:height="5.696cm">
          <chartooo:coordinate-region svg:x="1.951cm" svg:y="2.334cm" svg:width="9.027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4.B20:Charts_004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4.BE20:Charts_004.BE29" chart:label-cell-address="Charts_004.BE19:Charts_004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4.BF20:Charts_004.BF29" chart:label-cell-address="Charts_004.BF19:Charts_004.BF19" chart:class="chart:line">
            <chart:data-point chart:repeated="10"/>
          </chart:series>
          <chart:series chart:attached-axis="primary-y" chart:style-name="ch16" chart:values-cell-range-address="Charts_004.DL20:Charts_004.DL29" chart:label-cell-address="Charts_004.DL19:Charts_004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4.DM20:Charts_004.DM29" chart:label-cell-address="Charts_004.DM19:Charts_004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4.BE19:Charts_004.BE19</svg:desc>
                </draw:g>
              </table:table-cell>
              <table:table-cell office:value-type="string">
                <text:p>T/total/sd</text:p>
                <draw:g>
                  <svg:desc>Charts_004.BF19:Charts_004.BF19</svg:desc>
                </draw:g>
              </table:table-cell>
              <table:table-cell office:value-type="string">
                <text:p>J/total/avg</text:p>
                <draw:g>
                  <svg:desc>Charts_004.DL19:Charts_004.DL19</svg:desc>
                </draw:g>
              </table:table-cell>
              <table:table-cell office:value-type="string">
                <text:p>J/total/sd</text:p>
                <draw:g>
                  <svg:desc>Charts_004.DM19:Charts_004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4.B20:Charts_004.B29</svg:desc>
                </draw:g>
              </table:table-cell>
              <table:table-cell office:value-type="float" office:value="9.168">
                <text:p>9.168</text:p>
                <draw:g>
                  <svg:desc>Charts_004.BE20:Charts_004.BE29</svg:desc>
                </draw:g>
              </table:table-cell>
              <table:table-cell office:value-type="float" office:value="22.328">
                <text:p>22.328</text:p>
                <draw:g>
                  <svg:desc>Charts_004.BF20:Charts_004.BF29</svg:desc>
                </draw:g>
              </table:table-cell>
              <table:table-cell office:value-type="float" office:value="4.729">
                <text:p>4.729</text:p>
                <draw:g>
                  <svg:desc>Charts_004.DL20:Charts_004.DL29</svg:desc>
                </draw:g>
              </table:table-cell>
              <table:table-cell office:value-type="float" office:value="4.754">
                <text:p>4.754</text:p>
                <draw:g>
                  <svg:desc>Charts_004.DM20:Charts_004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324">
                <text:p>9.324</text:p>
              </table:table-cell>
              <table:table-cell office:value-type="float" office:value="23.364">
                <text:p>23.364</text:p>
              </table:table-cell>
              <table:table-cell office:value-type="float" office:value="4.762">
                <text:p>4.762</text:p>
              </table:table-cell>
              <table:table-cell office:value-type="float" office:value="7.131">
                <text:p>7.1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611">
                <text:p>8.611</text:p>
              </table:table-cell>
              <table:table-cell office:value-type="float" office:value="11.486">
                <text:p>11.486</text:p>
              </table:table-cell>
              <table:table-cell office:value-type="float" office:value="4.839">
                <text:p>4.839</text:p>
              </table:table-cell>
              <table:table-cell office:value-type="float" office:value="9.116">
                <text:p>9.1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693">
                <text:p>8.693</text:p>
              </table:table-cell>
              <table:table-cell office:value-type="float" office:value="10.863">
                <text:p>10.863</text:p>
              </table:table-cell>
              <table:table-cell office:value-type="float" office:value="4.803">
                <text:p>4.803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524">
                <text:p>9.524</text:p>
              </table:table-cell>
              <table:table-cell office:value-type="float" office:value="12.259">
                <text:p>12.259</text:p>
              </table:table-cell>
              <table:table-cell office:value-type="float" office:value="5.038">
                <text:p>5.038</text:p>
              </table:table-cell>
              <table:table-cell office:value-type="float" office:value="9.849">
                <text:p>9.8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69">
                <text:p>9.69</text:p>
              </table:table-cell>
              <table:table-cell office:value-type="float" office:value="19.665">
                <text:p>19.665</text:p>
              </table:table-cell>
              <table:table-cell office:value-type="float" office:value="5.467">
                <text:p>5.467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763">
                <text:p>13.763</text:p>
              </table:table-cell>
              <table:table-cell office:value-type="float" office:value="109.894">
                <text:p>109.894</text:p>
              </table:table-cell>
              <table:table-cell office:value-type="float" office:value="5.769">
                <text:p>5.769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797">
                <text:p>10.797</text:p>
              </table:table-cell>
              <table:table-cell office:value-type="float" office:value="19.687">
                <text:p>19.687</text:p>
              </table:table-cell>
              <table:table-cell office:value-type="float" office:value="6.768">
                <text:p>6.768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.104">
                <text:p>12.104</text:p>
              </table:table-cell>
              <table:table-cell office:value-type="float" office:value="25.396">
                <text:p>25.396</text:p>
              </table:table-cell>
              <table:table-cell office:value-type="float" office:value="7.716">
                <text:p>7.716</text:p>
              </table:table-cell>
              <table:table-cell office:value-type="float" office:value="11.369">
                <text:p>11.3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.258">
                <text:p>15.258</text:p>
              </table:table-cell>
              <table:table-cell office:value-type="float" office:value="58.067">
                <text:p>58.067</text:p>
              </table:table-cell>
              <table:table-cell office:value-type="float" office:value="8.907">
                <text:p>8.907</text:p>
              </table:table-cell>
              <table:table-cell office:value-type="float" office:value="14.451">
                <text:p>14.45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887cm" svg:y="1.273cm" chart:style-name="ch3">
          <text:p>High Workload, RPO=0</text:p>
        </chart:subtitle>
        <chart:legend chart:legend-position="bottom" svg:x="2.896cm" svg:y="8.392cm" style:legend-expansion="wide" chart:style-name="ch4"/>
        <chart:plot-area chart:style-name="ch5" table:cell-range-address="Charts_002.B20:Charts_002.B29 Charts_002.BB19:Charts_002.BB29 Charts_002.BG19:Charts_002.BG29 Charts_002.DI19:Charts_002.DI29 Charts_002.DN19:Charts_002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2.BB20:Charts_002.BB29" chart:label-cell-address="Charts_002.BB19:Charts_002.BB19" chart:class="chart:line">
            <chart:data-point chart:repeated="10"/>
          </chart:series>
          <chart:series chart:attached-axis="secondary-y" chart:style-name="ch14" chart:values-cell-range-address="Charts_002.BG20:Charts_002.BG29" chart:label-cell-address="Charts_002.BG19:Charts_002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2.DI20:Charts_002.DI29" chart:label-cell-address="Charts_002.DI19:Charts_002.DI19" chart:class="chart:line">
            <chart:data-point chart:repeated="10"/>
          </chart:series>
          <chart:series chart:attached-axis="secondary-y" chart:style-name="ch17" chart:values-cell-range-address="Charts_002.DN20:Charts_002.DN29" chart:label-cell-address="Charts_002.DN19:Charts_002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T/tps</text:p>
                <draw:g>
                  <svg:desc>Charts_002.BG19:Charts_002.BG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  <table:table-cell office:value-type="string">
                <text:p>J/tps</text:p>
                <draw:g>
                  <svg:desc>Charts_002.DN19:Charts_002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293.447">
                <text:p>293.447</text:p>
                <draw:g>
                  <svg:desc>Charts_002.BG20:Charts_002.BG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  <table:table-cell office:value-type="float" office:value="479.378">
                <text:p>479.378</text:p>
                <draw:g>
                  <svg:desc>Charts_002.DN20:Charts_002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.181">
                <text:p>37.181</text:p>
              </table:table-cell>
              <table:table-cell office:value-type="float" office:value="474.579">
                <text:p>474.579</text:p>
              </table:table-cell>
              <table:table-cell office:value-type="float" office:value="14.335">
                <text:p>14.335</text:p>
              </table:table-cell>
              <table:table-cell office:value-type="float" office:value="818.966">
                <text:p>818.9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.384">
                <text:p>47.384</text:p>
              </table:table-cell>
              <table:table-cell office:value-type="float" office:value="636.644">
                <text:p>636.644</text:p>
              </table:table-cell>
              <table:table-cell office:value-type="float" office:value="21.343">
                <text:p>21.343</text:p>
              </table:table-cell>
              <table:table-cell office:value-type="float" office:value="1062.589">
                <text:p>1062.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638">
                <text:p>64.638</text:p>
              </table:table-cell>
              <table:table-cell office:value-type="float" office:value="741.034">
                <text:p>741.034</text:p>
              </table:table-cell>
              <table:table-cell office:value-type="float" office:value="29.17">
                <text:p>29.17</text:p>
              </table:table-cell>
              <table:table-cell office:value-type="float" office:value="1244.541">
                <text:p>1244.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.335">
                <text:p>84.335</text:p>
              </table:table-cell>
              <table:table-cell office:value-type="float" office:value="804.946">
                <text:p>804.946</text:p>
              </table:table-cell>
              <table:table-cell office:value-type="float" office:value="41.934">
                <text:p>41.934</text:p>
              </table:table-cell>
              <table:table-cell office:value-type="float" office:value="1263.251">
                <text:p>1263.2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8.854">
                <text:p>148.854</text:p>
              </table:table-cell>
              <table:table-cell office:value-type="float" office:value="774.865">
                <text:p>774.865</text:p>
              </table:table-cell>
              <table:table-cell office:value-type="float" office:value="55.108">
                <text:p>55.108</text:p>
              </table:table-cell>
              <table:table-cell office:value-type="float" office:value="1324.663">
                <text:p>1324.6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2.024">
                <text:p>222.024</text:p>
              </table:table-cell>
              <table:table-cell office:value-type="float" office:value="706.115">
                <text:p>706.115</text:p>
              </table:table-cell>
              <table:table-cell office:value-type="float" office:value="68.333">
                <text:p>68.333</text:p>
              </table:table-cell>
              <table:table-cell office:value-type="float" office:value="1335.501">
                <text:p>1335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0.307">
                <text:p>290.307</text:p>
              </table:table-cell>
              <table:table-cell office:value-type="float" office:value="683.636">
                <text:p>683.636</text:p>
              </table:table-cell>
              <table:table-cell office:value-type="float" office:value="87.305">
                <text:p>87.305</text:p>
              </table:table-cell>
              <table:table-cell office:value-type="float" office:value="1313.157">
                <text:p>1313.1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2.694">
                <text:p>362.694</text:p>
              </table:table-cell>
              <table:table-cell office:value-type="float" office:value="662.117">
                <text:p>662.117</text:p>
              </table:table-cell>
              <table:table-cell office:value-type="float" office:value="103.565">
                <text:p>103.565</text:p>
              </table:table-cell>
              <table:table-cell office:value-type="float" office:value="1298.366">
                <text:p>1298.3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1.477">
                <text:p>421.477</text:p>
              </table:table-cell>
              <table:table-cell office:value-type="float" office:value="654.687">
                <text:p>654.687</text:p>
              </table:table-cell>
              <table:table-cell office:value-type="float" office:value="127.733">
                <text:p>127.733</text:p>
              </table:table-cell>
              <table:table-cell office:value-type="float" office:value="1260.372">
                <text:p>1260.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3.837cm" svg:y="1.273cm" chart:style-name="ch3">
          <text:p>Medium Workload, RPO=0, Default Parameters</text:p>
        </chart:subtitle>
        <chart:legend chart:legend-position="end" svg:x="12.583cm" svg:y="2.453cm" style:legend-expansion="high" chart:style-name="ch4"/>
        <chart:plot-area chart:style-name="ch5" table:cell-range-address="Charts_001.B20:Charts_001.B29 Charts_001.AW19:Charts_001.AY29 Charts_001.BB19:Charts_001.BB29 Charts_001.DD19:Charts_001.DF29 Charts_001.DI19:Charts_001.DI29" chart:data-source-has-labels="both" svg:x="1.33cm" svg:y="2.135cm" svg:width="10.934cm" svg:height="5.696cm">
          <chartooo:coordinate-region svg:x="1.951cm" svg:y="2.335cm" svg:width="9.847cm" svg:height="4.849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AW20:Charts_001.AW29" chart:label-cell-address="Charts_001.AW19:Charts_001.AW19" chart:class="chart:line">
            <chart:data-point chart:repeated="10"/>
          </chart:series>
          <chart:series chart:attached-axis="primary-y" chart:style-name="ch14" chart:values-cell-range-address="Charts_001.AX20:Charts_001.AX29" chart:label-cell-address="Charts_001.AX19:Charts_001.AX19" chart:class="chart:line">
            <chart:data-point chart:repeated="10"/>
          </chart:series>
          <chart:series chart:attached-axis="primary-y" chart:style-name="ch15" chart:values-cell-range-address="Charts_001.AY20:Charts_001.AY29" chart:label-cell-address="Charts_001.AY19:Charts_001.AY19" chart:class="chart:line">
            <chart:data-point chart:repeated="10"/>
          </chart:series>
          <chart:series chart:attached-axis="primary-y" chart:style-name="ch16" chart:values-cell-range-address="Charts_001.BB20:Charts_001.BB29" chart:label-cell-address="Charts_001.BB19:Charts_001.BB19" chart:class="chart:line">
            <chart:data-point chart:repeated="10"/>
          </chart:series>
          <chart:series chart:attached-axis="primary-y" chart:style-name="ch17" chart:values-cell-range-address="Charts_001.DD20:Charts_001.DD29" chart:label-cell-address="Charts_001.DD19:Charts_001.DD19" chart:class="chart:line">
            <chart:data-point chart:repeated="10"/>
          </chart:series>
          <chart:series chart:attached-axis="primary-y" chart:style-name="ch18" chart:values-cell-range-address="Charts_001.DE20:Charts_001.DE29" chart:label-cell-address="Charts_001.DE19:Charts_001.DE19" chart:class="chart:line">
            <chart:data-point chart:repeated="10"/>
          </chart:series>
          <chart:series chart:attached-axis="primary-y" chart:style-name="ch19" chart:values-cell-range-address="Charts_001.DF20:Charts_001.DF29" chart:label-cell-address="Charts_001.DF19:Charts_001.DF19" chart:class="chart:line">
            <chart:data-point chart:repeated="10"/>
          </chart:series>
          <chart:series chart:attached-axis="primary-y" chart:style-name="ch20" chart:values-cell-range-address="Charts_001.DI20:Charts_001.DI29" chart:label-cell-address="Charts_001.DI19:Charts_001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1.AW19:Charts_001.AW19</svg:desc>
                </draw:g>
              </table:table-cell>
              <table:table-cell office:value-type="string">
                <text:p>T/total/50th%</text:p>
                <draw:g>
                  <svg:desc>Charts_001.AX19:Charts_001.AX19</svg:desc>
                </draw:g>
              </table:table-cell>
              <table:table-cell office:value-type="string">
                <text:p>T/total/75th%</text:p>
                <draw:g>
                  <svg:desc>Charts_001.AY19:Charts_001.AY19</svg:desc>
                </draw:g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J/total/25th%</text:p>
                <draw:g>
                  <svg:desc>Charts_001.DD19:Charts_001.DD19</svg:desc>
                </draw:g>
              </table:table-cell>
              <table:table-cell office:value-type="string">
                <text:p>J/total/50th%</text:p>
                <draw:g>
                  <svg:desc>Charts_001.DE19:Charts_001.DE19</svg:desc>
                </draw:g>
              </table:table-cell>
              <table:table-cell office:value-type="string">
                <text:p>J/total/75th%</text:p>
                <draw:g>
                  <svg:desc>Charts_001.DF19:Charts_001.DF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3.041">
                <text:p>13.041</text:p>
                <draw:g>
                  <svg:desc>Charts_001.AW20:Charts_001.AW29</svg:desc>
                </draw:g>
              </table:table-cell>
              <table:table-cell office:value-type="float" office:value="15.368">
                <text:p>15.368</text:p>
                <draw:g>
                  <svg:desc>Charts_001.AX20:Charts_001.AX29</svg:desc>
                </draw:g>
              </table:table-cell>
              <table:table-cell office:value-type="float" office:value="18.905">
                <text:p>18.905</text:p>
                <draw:g>
                  <svg:desc>Charts_001.AY20:Charts_001.AY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4.059">
                <text:p>4.059</text:p>
                <draw:g>
                  <svg:desc>Charts_001.DD20:Charts_001.DD29</svg:desc>
                </draw:g>
              </table:table-cell>
              <table:table-cell office:value-type="float" office:value="4.281">
                <text:p>4.281</text:p>
                <draw:g>
                  <svg:desc>Charts_001.DE20:Charts_001.DE29</svg:desc>
                </draw:g>
              </table:table-cell>
              <table:table-cell office:value-type="float" office:value="4.585">
                <text:p>4.585</text:p>
                <draw:g>
                  <svg:desc>Charts_001.DF20:Charts_001.DF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048">
                <text:p>19.048</text:p>
              </table:table-cell>
              <table:table-cell office:value-type="float" office:value="25.513">
                <text:p>25.513</text:p>
              </table:table-cell>
              <table:table-cell office:value-type="float" office:value="33.785">
                <text:p>33.785</text:p>
              </table:table-cell>
              <table:table-cell office:value-type="float" office:value="49.241">
                <text:p>49.241</text:p>
              </table:table-cell>
              <table:table-cell office:value-type="float" office:value="4.067">
                <text:p>4.067</text:p>
              </table:table-cell>
              <table:table-cell office:value-type="float" office:value="4.348">
                <text:p>4.348</text:p>
              </table:table-cell>
              <table:table-cell office:value-type="float" office:value="4.793">
                <text:p>4.793</text:p>
              </table:table-cell>
              <table:table-cell office:value-type="float" office:value="8.778">
                <text:p>8.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.38">
                <text:p>30.38</text:p>
              </table:table-cell>
              <table:table-cell office:value-type="float" office:value="41.403">
                <text:p>41.403</text:p>
              </table:table-cell>
              <table:table-cell office:value-type="float" office:value="54.072">
                <text:p>54.072</text:p>
              </table:table-cell>
              <table:table-cell office:value-type="float" office:value="76.821">
                <text:p>76.821</text:p>
              </table:table-cell>
              <table:table-cell office:value-type="float" office:value="4.221">
                <text:p>4.221</text:p>
              </table:table-cell>
              <table:table-cell office:value-type="float" office:value="4.601">
                <text:p>4.601</text:p>
              </table:table-cell>
              <table:table-cell office:value-type="float" office:value="5.298">
                <text:p>5.29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.826">
                <text:p>41.826</text:p>
              </table:table-cell>
              <table:table-cell office:value-type="float" office:value="55.291">
                <text:p>55.291</text:p>
              </table:table-cell>
              <table:table-cell office:value-type="float" office:value="71.34">
                <text:p>71.34</text:p>
              </table:table-cell>
              <table:table-cell office:value-type="float" office:value="96.167">
                <text:p>96.167</text:p>
              </table:table-cell>
              <table:table-cell office:value-type="float" office:value="4.178">
                <text:p>4.178</text:p>
              </table:table-cell>
              <table:table-cell office:value-type="float" office:value="4.552">
                <text:p>4.552</text:p>
              </table:table-cell>
              <table:table-cell office:value-type="float" office:value="5.23">
                <text:p>5.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212">
                <text:p>50.212</text:p>
              </table:table-cell>
              <table:table-cell office:value-type="float" office:value="63.682">
                <text:p>63.682</text:p>
              </table:table-cell>
              <table:table-cell office:value-type="float" office:value="81.891">
                <text:p>81.891</text:p>
              </table:table-cell>
              <table:table-cell office:value-type="float" office:value="106.931">
                <text:p>106.931</text:p>
              </table:table-cell>
              <table:table-cell office:value-type="float" office:value="4.262">
                <text:p>4.262</text:p>
              </table:table-cell>
              <table:table-cell office:value-type="float" office:value="4.721">
                <text:p>4.721</text:p>
              </table:table-cell>
              <table:table-cell office:value-type="float" office:value="5.736">
                <text:p>5.736</text:p>
              </table:table-cell>
              <table:table-cell office:value-type="float" office:value="17.837">
                <text:p>17.8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4.614">
                <text:p>54.614</text:p>
              </table:table-cell>
              <table:table-cell office:value-type="float" office:value="67.661">
                <text:p>67.661</text:p>
              </table:table-cell>
              <table:table-cell office:value-type="float" office:value="87.491">
                <text:p>87.491</text:p>
              </table:table-cell>
              <table:table-cell office:value-type="float" office:value="111.684">
                <text:p>111.684</text:p>
              </table:table-cell>
              <table:table-cell office:value-type="float" office:value="4.449">
                <text:p>4.449</text:p>
              </table:table-cell>
              <table:table-cell office:value-type="float" office:value="5.098">
                <text:p>5.098</text:p>
              </table:table-cell>
              <table:table-cell office:value-type="float" office:value="6.884">
                <text:p>6.884</text:p>
              </table:table-cell>
              <table:table-cell office:value-type="float" office:value="21.268">
                <text:p>2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.037">
                <text:p>58.037</text:p>
              </table:table-cell>
              <table:table-cell office:value-type="float" office:value="71.795">
                <text:p>71.795</text:p>
              </table:table-cell>
              <table:table-cell office:value-type="float" office:value="92.412">
                <text:p>92.412</text:p>
              </table:table-cell>
              <table:table-cell office:value-type="float" office:value="118.462">
                <text:p>118.462</text:p>
              </table:table-cell>
              <table:table-cell office:value-type="float" office:value="4.721">
                <text:p>4.721</text:p>
              </table:table-cell>
              <table:table-cell office:value-type="float" office:value="5.706">
                <text:p>5.706</text:p>
              </table:table-cell>
              <table:table-cell office:value-type="float" office:value="8.85">
                <text:p>8.85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8.866">
                <text:p>58.866</text:p>
              </table:table-cell>
              <table:table-cell office:value-type="float" office:value="72.947">
                <text:p>72.947</text:p>
              </table:table-cell>
              <table:table-cell office:value-type="float" office:value="93.642">
                <text:p>93.642</text:p>
              </table:table-cell>
              <table:table-cell office:value-type="float" office:value="118.024">
                <text:p>118.024</text:p>
              </table:table-cell>
              <table:table-cell office:value-type="float" office:value="5.081">
                <text:p>5.081</text:p>
              </table:table-cell>
              <table:table-cell office:value-type="float" office:value="6.608">
                <text:p>6.608</text:p>
              </table:table-cell>
              <table:table-cell office:value-type="float" office:value="11.215">
                <text:p>11.215</text:p>
              </table:table-cell>
              <table:table-cell office:value-type="float" office:value="29.388">
                <text:p>29.3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.996">
                <text:p>59.996</text:p>
              </table:table-cell>
              <table:table-cell office:value-type="float" office:value="74.224">
                <text:p>74.224</text:p>
              </table:table-cell>
              <table:table-cell office:value-type="float" office:value="95.251">
                <text:p>95.251</text:p>
              </table:table-cell>
              <table:table-cell office:value-type="float" office:value="120.051">
                <text:p>120.051</text:p>
              </table:table-cell>
              <table:table-cell office:value-type="float" office:value="5.732">
                <text:p>5.732</text:p>
              </table:table-cell>
              <table:table-cell office:value-type="float" office:value="7.977">
                <text:p>7.977</text:p>
              </table:table-cell>
              <table:table-cell office:value-type="float" office:value="13.635">
                <text:p>13.635</text:p>
              </table:table-cell>
              <table:table-cell office:value-type="float" office:value="32.645">
                <text:p>32.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.232">
                <text:p>62.232</text:p>
              </table:table-cell>
              <table:table-cell office:value-type="float" office:value="77.588">
                <text:p>77.588</text:p>
              </table:table-cell>
              <table:table-cell office:value-type="float" office:value="99.342">
                <text:p>99.342</text:p>
              </table:table-cell>
              <table:table-cell office:value-type="float" office:value="128.074">
                <text:p>128.074</text:p>
              </table:table-cell>
              <table:table-cell office:value-type="float" office:value="6.752">
                <text:p>6.752</text:p>
              </table:table-cell>
              <table:table-cell office:value-type="float" office:value="10.225">
                <text:p>10.225</text:p>
              </table:table-cell>
              <table:table-cell office:value-type="float" office:value="17.661">
                <text:p>17.661</text:p>
              </table:table-cell>
              <table:table-cell office:value-type="float" office:value="37.263">
                <text:p>37.2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3.837cm" svg:y="1.273cm" chart:style-name="ch3">
          <text:p>Medium Workload, RPO=0, Default Parameters</text:p>
        </chart:subtitle>
        <chart:legend chart:legend-position="end" svg:x="11.763cm" svg:y="2.951cm" style:legend-expansion="high" chart:style-name="ch4"/>
        <chart:plot-area chart:style-name="ch5" table:cell-range-address="Charts_001.B20:Charts_001.B29 Charts_001.BE19:Charts_001.BF29 Charts_001.DL19:Charts_001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BE20:Charts_001.BE29" chart:label-cell-address="Charts_001.BE19:Charts_001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1.BF20:Charts_001.BF29" chart:label-cell-address="Charts_001.BF19:Charts_001.BF19" chart:class="chart:line">
            <chart:data-point chart:repeated="10"/>
          </chart:series>
          <chart:series chart:attached-axis="primary-y" chart:style-name="ch16" chart:values-cell-range-address="Charts_001.DL20:Charts_001.DL29" chart:label-cell-address="Charts_001.DL19:Charts_001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1.DM20:Charts_001.DM29" chart:label-cell-address="Charts_001.DM19:Charts_001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1.BE19:Charts_001.BE19</svg:desc>
                </draw:g>
              </table:table-cell>
              <table:table-cell office:value-type="string">
                <text:p>T/total/sd</text:p>
                <draw:g>
                  <svg:desc>Charts_001.BF19:Charts_001.BF19</svg:desc>
                </draw:g>
              </table:table-cell>
              <table:table-cell office:value-type="string">
                <text:p>J/total/avg</text:p>
                <draw:g>
                  <svg:desc>Charts_001.DL19:Charts_001.DL19</svg:desc>
                </draw:g>
              </table:table-cell>
              <table:table-cell office:value-type="string">
                <text:p>J/total/sd</text:p>
                <draw:g>
                  <svg:desc>Charts_001.DM19:Charts_001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9.387">
                <text:p>19.387</text:p>
                <draw:g>
                  <svg:desc>Charts_001.BE20:Charts_001.BE29</svg:desc>
                </draw:g>
              </table:table-cell>
              <table:table-cell office:value-type="float" office:value="42.583">
                <text:p>42.583</text:p>
                <draw:g>
                  <svg:desc>Charts_001.BF20:Charts_001.BF29</svg:desc>
                </draw:g>
              </table:table-cell>
              <table:table-cell office:value-type="float" office:value="8.435">
                <text:p>8.435</text:p>
                <draw:g>
                  <svg:desc>Charts_001.DL20:Charts_001.DL29</svg:desc>
                </draw:g>
              </table:table-cell>
              <table:table-cell office:value-type="float" office:value="72.244">
                <text:p>72.244</text:p>
                <draw:g>
                  <svg:desc>Charts_001.DM20:Charts_001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118">
                <text:p>32.118</text:p>
              </table:table-cell>
              <table:table-cell office:value-type="float" office:value="67.393">
                <text:p>67.393</text:p>
              </table:table-cell>
              <table:table-cell office:value-type="float" office:value="6.101">
                <text:p>6.101</text:p>
              </table:table-cell>
              <table:table-cell office:value-type="float" office:value="18.412">
                <text:p>18.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487">
                <text:p>48.487</text:p>
              </table:table-cell>
              <table:table-cell office:value-type="float" office:value="75.514">
                <text:p>75.514</text:p>
              </table:table-cell>
              <table:table-cell office:value-type="float" office:value="7.56">
                <text:p>7.56</text:p>
              </table:table-cell>
              <table:table-cell office:value-type="float" office:value="23.832">
                <text:p>23.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.346">
                <text:p>63.346</text:p>
              </table:table-cell>
              <table:table-cell office:value-type="float" office:value="88.706">
                <text:p>88.706</text:p>
              </table:table-cell>
              <table:table-cell office:value-type="float" office:value="9.369">
                <text:p>9.369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.223">
                <text:p>71.223</text:p>
              </table:table-cell>
              <table:table-cell office:value-type="float" office:value="78.663">
                <text:p>78.663</text:p>
              </table:table-cell>
              <table:table-cell office:value-type="float" office:value="8.795">
                <text:p>8.795</text:p>
              </table:table-cell>
              <table:table-cell office:value-type="float" office:value="32.804">
                <text:p>32.8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.11">
                <text:p>74.11</text:p>
              </table:table-cell>
              <table:table-cell office:value-type="float" office:value="50.058">
                <text:p>50.058</text:p>
              </table:table-cell>
              <table:table-cell office:value-type="float" office:value="9.865">
                <text:p>9.865</text:p>
              </table:table-cell>
              <table:table-cell office:value-type="float" office:value="37.437">
                <text:p>37.4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.242">
                <text:p>83.242</text:p>
              </table:table-cell>
              <table:table-cell office:value-type="float" office:value="75.401">
                <text:p>75.401</text:p>
              </table:table-cell>
              <table:table-cell office:value-type="float" office:value="12.489">
                <text:p>12.489</text:p>
              </table:table-cell>
              <table:table-cell office:value-type="float" office:value="49.243">
                <text:p>49.2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.546">
                <text:p>81.546</text:p>
              </table:table-cell>
              <table:table-cell office:value-type="float" office:value="77.011">
                <text:p>77.011</text:p>
              </table:table-cell>
              <table:table-cell office:value-type="float" office:value="12.529">
                <text:p>12.52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4.207">
                <text:p>84.207</text:p>
              </table:table-cell>
              <table:table-cell office:value-type="float" office:value="91.403">
                <text:p>91.403</text:p>
              </table:table-cell>
              <table:table-cell office:value-type="float" office:value="16.286">
                <text:p>16.286</text:p>
              </table:table-cell>
              <table:table-cell office:value-type="float" office:value="61.515">
                <text:p>61.5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.854">
                <text:p>92.854</text:p>
              </table:table-cell>
              <table:table-cell office:value-type="float" office:value="118.907">
                <text:p>118.907</text:p>
              </table:table-cell>
              <table:table-cell office:value-type="float" office:value="15.99">
                <text:p>15.99</text:p>
              </table:table-cell>
              <table:table-cell office:value-type="float" office:value="35.288">
                <text:p>35.2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887cm" svg:y="1.273cm" chart:style-name="ch3">
          <text:p>High Workload, RPO=0</text:p>
        </chart:subtitle>
        <chart:legend chart:legend-position="end" svg:x="12.583cm" svg:y="2.453cm" style:legend-expansion="high" chart:style-name="ch4"/>
        <chart:plot-area chart:style-name="ch5" table:cell-range-address="Charts_002.B20:Charts_002.B29 Charts_002.AW19:Charts_002.AY29 Charts_002.BB19:Charts_002.BB29 Charts_002.DD19:Charts_002.DF29 Charts_002.DI19:Charts_002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AW20:Charts_002.AW29" chart:label-cell-address="Charts_002.AW19:Charts_002.AW19" chart:class="chart:line">
            <chart:data-point chart:repeated="10"/>
          </chart:series>
          <chart:series chart:attached-axis="primary-y" chart:style-name="ch14" chart:values-cell-range-address="Charts_002.AX20:Charts_002.AX29" chart:label-cell-address="Charts_002.AX19:Charts_002.AX19" chart:class="chart:line">
            <chart:data-point chart:repeated="10"/>
          </chart:series>
          <chart:series chart:attached-axis="primary-y" chart:style-name="ch15" chart:values-cell-range-address="Charts_002.AY20:Charts_002.AY29" chart:label-cell-address="Charts_002.AY19:Charts_002.AY19" chart:class="chart:line">
            <chart:data-point chart:repeated="10"/>
          </chart:series>
          <chart:series chart:attached-axis="primary-y" chart:style-name="ch16" chart:values-cell-range-address="Charts_002.BB20:Charts_002.BB29" chart:label-cell-address="Charts_002.BB19:Charts_002.BB19" chart:class="chart:line">
            <chart:data-point chart:repeated="10"/>
          </chart:series>
          <chart:series chart:attached-axis="primary-y" chart:style-name="ch17" chart:values-cell-range-address="Charts_002.DD20:Charts_002.DD29" chart:label-cell-address="Charts_002.DD19:Charts_002.DD19" chart:class="chart:line">
            <chart:data-point chart:repeated="10"/>
          </chart:series>
          <chart:series chart:attached-axis="primary-y" chart:style-name="ch18" chart:values-cell-range-address="Charts_002.DE20:Charts_002.DE29" chart:label-cell-address="Charts_002.DE19:Charts_002.DE19" chart:class="chart:line">
            <chart:data-point chart:repeated="10"/>
          </chart:series>
          <chart:series chart:attached-axis="primary-y" chart:style-name="ch19" chart:values-cell-range-address="Charts_002.DF20:Charts_002.DF29" chart:label-cell-address="Charts_002.DF19:Charts_002.DF19" chart:class="chart:line">
            <chart:data-point chart:repeated="10"/>
          </chart:series>
          <chart:series chart:attached-axis="primary-y" chart:style-name="ch20" chart:values-cell-range-address="Charts_002.DI20:Charts_002.DI29" chart:label-cell-address="Charts_002.DI19:Charts_002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2.AW19:Charts_002.AW19</svg:desc>
                </draw:g>
              </table:table-cell>
              <table:table-cell office:value-type="string">
                <text:p>T/total/50th%</text:p>
                <draw:g>
                  <svg:desc>Charts_002.AX19:Charts_002.AX19</svg:desc>
                </draw:g>
              </table:table-cell>
              <table:table-cell office:value-type="string">
                <text:p>T/total/75th%</text:p>
                <draw:g>
                  <svg:desc>Charts_002.AY19:Charts_002.AY19</svg:desc>
                </draw:g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J/total/25th%</text:p>
                <draw:g>
                  <svg:desc>Charts_002.DD19:Charts_002.DD19</svg:desc>
                </draw:g>
              </table:table-cell>
              <table:table-cell office:value-type="string">
                <text:p>J/total/50th%</text:p>
                <draw:g>
                  <svg:desc>Charts_002.DE19:Charts_002.DE19</svg:desc>
                </draw:g>
              </table:table-cell>
              <table:table-cell office:value-type="string">
                <text:p>J/total/75th%</text:p>
                <draw:g>
                  <svg:desc>Charts_002.DF19:Charts_002.DF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5.445">
                <text:p>15.445</text:p>
                <draw:g>
                  <svg:desc>Charts_002.AW20:Charts_002.AW29</svg:desc>
                </draw:g>
              </table:table-cell>
              <table:table-cell office:value-type="float" office:value="18.238">
                <text:p>18.238</text:p>
                <draw:g>
                  <svg:desc>Charts_002.AX20:Charts_002.AX29</svg:desc>
                </draw:g>
              </table:table-cell>
              <table:table-cell office:value-type="float" office:value="21.416">
                <text:p>21.416</text:p>
                <draw:g>
                  <svg:desc>Charts_002.AY20:Charts_002.AY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4.856">
                <text:p>4.856</text:p>
                <draw:g>
                  <svg:desc>Charts_002.DD20:Charts_002.DD29</svg:desc>
                </draw:g>
              </table:table-cell>
              <table:table-cell office:value-type="float" office:value="5.588">
                <text:p>5.588</text:p>
                <draw:g>
                  <svg:desc>Charts_002.DE20:Charts_002.DE29</svg:desc>
                </draw:g>
              </table:table-cell>
              <table:table-cell office:value-type="float" office:value="6.503">
                <text:p>6.503</text:p>
                <draw:g>
                  <svg:desc>Charts_002.DF20:Charts_002.DF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756">
                <text:p>22.756</text:p>
              </table:table-cell>
              <table:table-cell office:value-type="float" office:value="26.049">
                <text:p>26.049</text:p>
              </table:table-cell>
              <table:table-cell office:value-type="float" office:value="29.784">
                <text:p>29.784</text:p>
              </table:table-cell>
              <table:table-cell office:value-type="float" office:value="37.181">
                <text:p>37.181</text:p>
              </table:table-cell>
              <table:table-cell office:value-type="float" office:value="5.796">
                <text:p>5.796</text:p>
              </table:table-cell>
              <table:table-cell office:value-type="float" office:value="6.66">
                <text:p>6.66</text:p>
              </table:table-cell>
              <table:table-cell office:value-type="float" office:value="7.815">
                <text:p>7.815</text:p>
              </table:table-cell>
              <table:table-cell office:value-type="float" office:value="14.335">
                <text:p>14.3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226">
                <text:p>26.226</text:p>
              </table:table-cell>
              <table:table-cell office:value-type="float" office:value="30.238">
                <text:p>30.238</text:p>
              </table:table-cell>
              <table:table-cell office:value-type="float" office:value="35.078">
                <text:p>35.078</text:p>
              </table:table-cell>
              <table:table-cell office:value-type="float" office:value="47.384">
                <text:p>47.384</text:p>
              </table:table-cell>
              <table:table-cell office:value-type="float" office:value="8.674">
                <text:p>8.674</text:p>
              </table:table-cell>
              <table:table-cell office:value-type="float" office:value="10.395">
                <text:p>10.395</text:p>
              </table:table-cell>
              <table:table-cell office:value-type="float" office:value="12.634">
                <text:p>12.634</text:p>
              </table:table-cell>
              <table:table-cell office:value-type="float" office:value="21.343">
                <text:p>21.3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.474">
                <text:p>30.474</text:p>
              </table:table-cell>
              <table:table-cell office:value-type="float" office:value="35.278">
                <text:p>35.278</text:p>
              </table:table-cell>
              <table:table-cell office:value-type="float" office:value="41.878">
                <text:p>41.878</text:p>
              </table:table-cell>
              <table:table-cell office:value-type="float" office:value="64.638">
                <text:p>64.638</text:p>
              </table:table-cell>
              <table:table-cell office:value-type="float" office:value="12.464">
                <text:p>12.464</text:p>
              </table:table-cell>
              <table:table-cell office:value-type="float" office:value="15.195">
                <text:p>15.195</text:p>
              </table:table-cell>
              <table:table-cell office:value-type="float" office:value="18.696">
                <text:p>18.696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.201">
                <text:p>35.201</text:p>
              </table:table-cell>
              <table:table-cell office:value-type="float" office:value="40.796">
                <text:p>40.796</text:p>
              </table:table-cell>
              <table:table-cell office:value-type="float" office:value="49.002">
                <text:p>49.002</text:p>
              </table:table-cell>
              <table:table-cell office:value-type="float" office:value="84.335">
                <text:p>84.335</text:p>
              </table:table-cell>
              <table:table-cell office:value-type="float" office:value="16.624">
                <text:p>16.624</text:p>
              </table:table-cell>
              <table:table-cell office:value-type="float" office:value="20.964">
                <text:p>20.964</text:p>
              </table:table-cell>
              <table:table-cell office:value-type="float" office:value="26.518">
                <text:p>26.518</text:p>
              </table:table-cell>
              <table:table-cell office:value-type="float" office:value="41.934">
                <text:p>41.9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.387">
                <text:p>37.387</text:p>
              </table:table-cell>
              <table:table-cell office:value-type="float" office:value="44.355">
                <text:p>44.355</text:p>
              </table:table-cell>
              <table:table-cell office:value-type="float" office:value="61.165">
                <text:p>61.165</text:p>
              </table:table-cell>
              <table:table-cell office:value-type="float" office:value="148.854">
                <text:p>148.854</text:p>
              </table:table-cell>
              <table:table-cell office:value-type="float" office:value="20.621">
                <text:p>20.621</text:p>
              </table:table-cell>
              <table:table-cell office:value-type="float" office:value="26.639">
                <text:p>26.639</text:p>
              </table:table-cell>
              <table:table-cell office:value-type="float" office:value="34.484">
                <text:p>34.484</text:p>
              </table:table-cell>
              <table:table-cell office:value-type="float" office:value="55.108">
                <text:p>55.1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7.256">
                <text:p>37.256</text:p>
              </table:table-cell>
              <table:table-cell office:value-type="float" office:value="45.487">
                <text:p>45.487</text:p>
              </table:table-cell>
              <table:table-cell office:value-type="float" office:value="98.785">
                <text:p>98.785</text:p>
              </table:table-cell>
              <table:table-cell office:value-type="float" office:value="222.024">
                <text:p>222.024</text:p>
              </table:table-cell>
              <table:table-cell office:value-type="float" office:value="25.222">
                <text:p>25.222</text:p>
              </table:table-cell>
              <table:table-cell office:value-type="float" office:value="33.458">
                <text:p>33.458</text:p>
              </table:table-cell>
              <table:table-cell office:value-type="float" office:value="44.465">
                <text:p>44.465</text:p>
              </table:table-cell>
              <table:table-cell office:value-type="float" office:value="68.333">
                <text:p>68.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.707">
                <text:p>37.707</text:p>
              </table:table-cell>
              <table:table-cell office:value-type="float" office:value="46.651">
                <text:p>46.651</text:p>
              </table:table-cell>
              <table:table-cell office:value-type="float" office:value="117.03">
                <text:p>117.03</text:p>
              </table:table-cell>
              <table:table-cell office:value-type="float" office:value="290.307">
                <text:p>290.307</text:p>
              </table:table-cell>
              <table:table-cell office:value-type="float" office:value="28.934">
                <text:p>28.934</text:p>
              </table:table-cell>
              <table:table-cell office:value-type="float" office:value="40.206">
                <text:p>40.206</text:p>
              </table:table-cell>
              <table:table-cell office:value-type="float" office:value="56.041">
                <text:p>56.041</text:p>
              </table:table-cell>
              <table:table-cell office:value-type="float" office:value="87.305">
                <text:p>87.3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.566">
                <text:p>38.566</text:p>
              </table:table-cell>
              <table:table-cell office:value-type="float" office:value="48.762">
                <text:p>48.762</text:p>
              </table:table-cell>
              <table:table-cell office:value-type="float" office:value="146.81">
                <text:p>146.81</text:p>
              </table:table-cell>
              <table:table-cell office:value-type="float" office:value="362.694">
                <text:p>362.694</text:p>
              </table:table-cell>
              <table:table-cell office:value-type="float" office:value="33.138">
                <text:p>33.138</text:p>
              </table:table-cell>
              <table:table-cell office:value-type="float" office:value="47.947">
                <text:p>47.947</text:p>
              </table:table-cell>
              <table:table-cell office:value-type="float" office:value="67.595">
                <text:p>67.595</text:p>
              </table:table-cell>
              <table:table-cell office:value-type="float" office:value="103.565">
                <text:p>103.5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458">
                <text:p>38.458</text:p>
              </table:table-cell>
              <table:table-cell office:value-type="float" office:value="48.774">
                <text:p>48.774</text:p>
              </table:table-cell>
              <table:table-cell office:value-type="float" office:value="190.23">
                <text:p>190.23</text:p>
              </table:table-cell>
              <table:table-cell office:value-type="float" office:value="421.477">
                <text:p>421.477</text:p>
              </table:table-cell>
              <table:table-cell office:value-type="float" office:value="35.725">
                <text:p>35.725</text:p>
              </table:table-cell>
              <table:table-cell office:value-type="float" office:value="55.57">
                <text:p>55.57</text:p>
              </table:table-cell>
              <table:table-cell office:value-type="float" office:value="82.021">
                <text:p>82.021</text:p>
              </table:table-cell>
              <table:table-cell office:value-type="float" office:value="127.733">
                <text:p>127.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887cm" svg:y="1.273cm" chart:style-name="ch3">
          <text:p>High Workload, RPO=0</text:p>
        </chart:subtitle>
        <chart:legend chart:legend-position="end" svg:x="11.763cm" svg:y="2.951cm" style:legend-expansion="high" chart:style-name="ch4"/>
        <chart:plot-area chart:style-name="ch5" table:cell-range-address="Charts_002.B20:Charts_002.B29 Charts_002.BE19:Charts_002.BF29 Charts_002.DL19:Charts_002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BE20:Charts_002.BE29" chart:label-cell-address="Charts_002.BE19:Charts_002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2.BF20:Charts_002.BF29" chart:label-cell-address="Charts_002.BF19:Charts_002.BF19" chart:class="chart:line">
            <chart:data-point chart:repeated="10"/>
          </chart:series>
          <chart:series chart:attached-axis="primary-y" chart:style-name="ch16" chart:values-cell-range-address="Charts_002.DL20:Charts_002.DL29" chart:label-cell-address="Charts_002.DL19:Charts_002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2.DM20:Charts_002.DM29" chart:label-cell-address="Charts_002.DM19:Charts_002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2.BE19:Charts_002.BE19</svg:desc>
                </draw:g>
              </table:table-cell>
              <table:table-cell office:value-type="string">
                <text:p>T/total/sd</text:p>
                <draw:g>
                  <svg:desc>Charts_002.BF19:Charts_002.BF19</svg:desc>
                </draw:g>
              </table:table-cell>
              <table:table-cell office:value-type="string">
                <text:p>J/total/avg</text:p>
                <draw:g>
                  <svg:desc>Charts_002.DL19:Charts_002.DL19</svg:desc>
                </draw:g>
              </table:table-cell>
              <table:table-cell office:value-type="string">
                <text:p>J/total/sd</text:p>
                <draw:g>
                  <svg:desc>Charts_002.DM19:Charts_002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9.401">
                <text:p>19.401</text:p>
                <draw:g>
                  <svg:desc>Charts_002.BE20:Charts_002.BE29</svg:desc>
                </draw:g>
              </table:table-cell>
              <table:table-cell office:value-type="float" office:value="18.824">
                <text:p>18.824</text:p>
                <draw:g>
                  <svg:desc>Charts_002.BF20:Charts_002.BF29</svg:desc>
                </draw:g>
              </table:table-cell>
              <table:table-cell office:value-type="float" office:value="6.052">
                <text:p>6.052</text:p>
                <draw:g>
                  <svg:desc>Charts_002.DL20:Charts_002.DL29</svg:desc>
                </draw:g>
              </table:table-cell>
              <table:table-cell office:value-type="float" office:value="3.393">
                <text:p>3.393</text:p>
                <draw:g>
                  <svg:desc>Charts_002.DM20:Charts_002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.407">
                <text:p>27.407</text:p>
              </table:table-cell>
              <table:table-cell office:value-type="float" office:value="21.561">
                <text:p>21.561</text:p>
              </table:table-cell>
              <table:table-cell office:value-type="float" office:value="9.328">
                <text:p>9.328</text:p>
              </table:table-cell>
              <table:table-cell office:value-type="float" office:value="32.621">
                <text:p>32.6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205">
                <text:p>32.205</text:p>
              </table:table-cell>
              <table:table-cell office:value-type="float" office:value="19.276">
                <text:p>19.276</text:p>
              </table:table-cell>
              <table:table-cell office:value-type="float" office:value="13.054">
                <text:p>13.054</text:p>
              </table:table-cell>
              <table:table-cell office:value-type="float" office:value="26.863">
                <text:p>26.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.95">
                <text:p>38.95</text:p>
              </table:table-cell>
              <table:table-cell office:value-type="float" office:value="24.067">
                <text:p>24.067</text:p>
              </table:table-cell>
              <table:table-cell office:value-type="float" office:value="17.19">
                <text:p>17.19</text:p>
              </table:table-cell>
              <table:table-cell office:value-type="float" office:value="16.141">
                <text:p>16.1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667">
                <text:p>46.667</text:p>
              </table:table-cell>
              <table:table-cell office:value-type="float" office:value="32.026">
                <text:p>32.026</text:p>
              </table:table-cell>
              <table:table-cell office:value-type="float" office:value="24.538">
                <text:p>24.538</text:p>
              </table:table-cell>
              <table:table-cell office:value-type="float" office:value="27.518">
                <text:p>27.5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.525">
                <text:p>60.525</text:p>
              </table:table-cell>
              <table:table-cell office:value-type="float" office:value="54.712">
                <text:p>54.712</text:p>
              </table:table-cell>
              <table:table-cell office:value-type="float" office:value="29.923">
                <text:p>29.923</text:p>
              </table:table-cell>
              <table:table-cell office:value-type="float" office:value="20.237">
                <text:p>20.2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.993">
                <text:p>80.993</text:p>
              </table:table-cell>
              <table:table-cell office:value-type="float" office:value="79.777">
                <text:p>79.777</text:p>
              </table:table-cell>
              <table:table-cell office:value-type="float" office:value="37.229">
                <text:p>37.22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.662">
                <text:p>97.662</text:p>
              </table:table-cell>
              <table:table-cell office:value-type="float" office:value="110.096">
                <text:p>110.096</text:p>
              </table:table-cell>
              <table:table-cell office:value-type="float" office:value="45.534">
                <text:p>45.534</text:p>
              </table:table-cell>
              <table:table-cell office:value-type="float" office:value="26.346">
                <text:p>26.3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5.694">
                <text:p>115.694</text:p>
              </table:table-cell>
              <table:table-cell office:value-type="float" office:value="135.069">
                <text:p>135.069</text:p>
              </table:table-cell>
              <table:table-cell office:value-type="float" office:value="53.644">
                <text:p>53.644</text:p>
              </table:table-cell>
              <table:table-cell office:value-type="float" office:value="30.365">
                <text:p>30.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.049">
                <text:p>132.049</text:p>
              </table:table-cell>
              <table:table-cell office:value-type="float" office:value="160.372">
                <text:p>160.372</text:p>
              </table:table-cell>
              <table:table-cell office:value-type="float" office:value="63.385">
                <text:p>63.385</text:p>
              </table:table-cell>
              <table:table-cell office:value-type="float" office:value="41.28">
                <text:p>41.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57cm" svg:y="1.273cm" chart:style-name="ch3">
          <text:p>Extreme Workload, RPO=0</text:p>
        </chart:subtitle>
        <chart:legend chart:legend-position="end" svg:x="11.631cm" svg:y="2.453cm" style:legend-expansion="high" chart:style-name="ch4"/>
        <chart:plot-area chart:style-name="ch5" table:cell-range-address="Charts_003.B20:Charts_003.B29 Charts_003.J19:Charts_003.J29 Charts_003.U19:Charts_003.U29 Charts_003.AF19:Charts_003.AF29 Charts_003.AQ19:Charts_003.AQ29 Charts_003.BQ19:Charts_003.BQ29 Charts_003.CB19:Charts_003.CB29 Charts_003.CM19:Charts_003.CM29 Charts_003.CX19:Charts_003.CX29" chart:data-source-has-labels="both" svg:x="1.33cm" svg:y="2.135cm" svg:width="9.982cm" svg:height="5.696cm">
          <chartooo:coordinate-region svg:x="2.137cm" svg:y="2.335cm" svg:width="8.895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J20:Charts_003.J29" chart:label-cell-address="Charts_003.J19:Charts_003.J19" chart:class="chart:line">
            <chart:data-point chart:repeated="10"/>
          </chart:series>
          <chart:series chart:attached-axis="primary-y" chart:style-name="ch14" chart:values-cell-range-address="Charts_003.U20:Charts_003.U29" chart:label-cell-address="Charts_003.U19:Charts_003.U19" chart:class="chart:line">
            <chart:data-point chart:repeated="10"/>
          </chart:series>
          <chart:series chart:attached-axis="primary-y" chart:style-name="ch15" chart:values-cell-range-address="Charts_003.AF20:Charts_003.AF29" chart:label-cell-address="Charts_003.AF19:Charts_003.AF19" chart:class="chart:line">
            <chart:data-point chart:repeated="10"/>
          </chart:series>
          <chart:series chart:attached-axis="primary-y" chart:style-name="ch16" chart:values-cell-range-address="Charts_003.AQ20:Charts_003.AQ29" chart:label-cell-address="Charts_003.AQ19:Charts_003.AQ19" chart:class="chart:line">
            <chart:data-point chart:repeated="10"/>
          </chart:series>
          <chart:series chart:attached-axis="primary-y" chart:style-name="ch17" chart:values-cell-range-address="Charts_003.BQ20:Charts_003.BQ29" chart:label-cell-address="Charts_003.BQ19:Charts_003.BQ19" chart:class="chart:line">
            <chart:data-point chart:repeated="10"/>
          </chart:series>
          <chart:series chart:attached-axis="primary-y" chart:style-name="ch18" chart:values-cell-range-address="Charts_003.CB20:Charts_003.CB29" chart:label-cell-address="Charts_003.CB19:Charts_003.CB19" chart:class="chart:line">
            <chart:data-point chart:repeated="10"/>
          </chart:series>
          <chart:series chart:attached-axis="primary-y" chart:style-name="ch19" chart:values-cell-range-address="Charts_003.CM20:Charts_003.CM29" chart:label-cell-address="Charts_003.CM19:Charts_003.CM19" chart:class="chart:line">
            <chart:data-point chart:repeated="10"/>
          </chart:series>
          <chart:series chart:attached-axis="primary-y" chart:style-name="ch20" chart:values-cell-range-address="Charts_003.CX20:Charts_003.CX29" chart:label-cell-address="Charts_003.CX19:Charts_003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3.J19:Charts_003.J19</svg:desc>
                </draw:g>
              </table:table-cell>
              <table:table-cell office:value-type="string">
                <text:p>T/tx_begin/95th%</text:p>
                <draw:g>
                  <svg:desc>Charts_003.U19:Charts_003.U19</svg:desc>
                </draw:g>
              </table:table-cell>
              <table:table-cell office:value-type="string">
                <text:p>T/tx_commit/95th%</text:p>
                <draw:g>
                  <svg:desc>Charts_003.AF19:Charts_003.AF19</svg:desc>
                </draw:g>
              </table:table-cell>
              <table:table-cell office:value-type="string">
                <text:p>T/tx_close/95th%</text:p>
                <draw:g>
                  <svg:desc>Charts_003.AQ19:Charts_003.AQ19</svg:desc>
                </draw:g>
              </table:table-cell>
              <table:table-cell office:value-type="string">
                <text:p>J/tx_open/95th%</text:p>
                <draw:g>
                  <svg:desc>Charts_003.BQ19:Charts_003.BQ19</svg:desc>
                </draw:g>
              </table:table-cell>
              <table:table-cell office:value-type="string">
                <text:p>J/tx_begin/95th%</text:p>
                <draw:g>
                  <svg:desc>Charts_003.CB19:Charts_003.CB19</svg:desc>
                </draw:g>
              </table:table-cell>
              <table:table-cell office:value-type="string">
                <text:p>J/tx_commit/95th%</text:p>
                <draw:g>
                  <svg:desc>Charts_003.CM19:Charts_003.CM19</svg:desc>
                </draw:g>
              </table:table-cell>
              <table:table-cell office:value-type="string">
                <text:p>J/tx_close/95th%</text:p>
                <draw:g>
                  <svg:desc>Charts_003.CX19:Charts_003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2.63">
                <text:p>12.63</text:p>
                <draw:g>
                  <svg:desc>Charts_003.J20:Charts_003.J29</svg:desc>
                </draw:g>
              </table:table-cell>
              <table:table-cell office:value-type="float" office:value="8.771">
                <text:p>8.771</text:p>
                <draw:g>
                  <svg:desc>Charts_003.U20:Charts_003.U29</svg:desc>
                </draw:g>
              </table:table-cell>
              <table:table-cell office:value-type="float" office:value="19.835">
                <text:p>19.835</text:p>
                <draw:g>
                  <svg:desc>Charts_003.AF20:Charts_003.AF29</svg:desc>
                </draw:g>
              </table:table-cell>
              <table:table-cell office:value-type="float" office:value="7.54">
                <text:p>7.54</text:p>
                <draw:g>
                  <svg:desc>Charts_003.AQ20:Charts_003.AQ29</svg:desc>
                </draw:g>
              </table:table-cell>
              <table:table-cell office:value-type="float" office:value="2.812">
                <text:p>2.812</text:p>
                <draw:g>
                  <svg:desc>Charts_003.BQ20:Charts_003.BQ29</svg:desc>
                </draw:g>
              </table:table-cell>
              <table:table-cell office:value-type="float" office:value="1.781">
                <text:p>1.781</text:p>
                <draw:g>
                  <svg:desc>Charts_003.CB20:Charts_003.CB29</svg:desc>
                </draw:g>
              </table:table-cell>
              <table:table-cell office:value-type="float" office:value="3.976">
                <text:p>3.976</text:p>
                <draw:g>
                  <svg:desc>Charts_003.CM20:Charts_003.CM29</svg:desc>
                </draw:g>
              </table:table-cell>
              <table:table-cell office:value-type="float" office:value="1.61">
                <text:p>1.61</text:p>
                <draw:g>
                  <svg:desc>Charts_003.CX20:Charts_003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772">
                <text:p>20.772</text:p>
              </table:table-cell>
              <table:table-cell office:value-type="float" office:value="13.828">
                <text:p>13.828</text:p>
              </table:table-cell>
              <table:table-cell office:value-type="float" office:value="26.542">
                <text:p>26.542</text:p>
              </table:table-cell>
              <table:table-cell office:value-type="float" office:value="13.936">
                <text:p>13.936</text:p>
              </table:table-cell>
              <table:table-cell office:value-type="float" office:value="5.159">
                <text:p>5.159</text:p>
              </table:table-cell>
              <table:table-cell office:value-type="float" office:value="3.493">
                <text:p>3.493</text:p>
              </table:table-cell>
              <table:table-cell office:value-type="float" office:value="6.419">
                <text:p>6.419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659">
                <text:p>28.659</text:p>
              </table:table-cell>
              <table:table-cell office:value-type="float" office:value="17.158">
                <text:p>17.158</text:p>
              </table:table-cell>
              <table:table-cell office:value-type="float" office:value="31.009">
                <text:p>31.009</text:p>
              </table:table-cell>
              <table:table-cell office:value-type="float" office:value="17.447">
                <text:p>17.447</text:p>
              </table:table-cell>
              <table:table-cell office:value-type="float" office:value="8.909">
                <text:p>8.909</text:p>
              </table:table-cell>
              <table:table-cell office:value-type="float" office:value="5.649">
                <text:p>5.649</text:p>
              </table:table-cell>
              <table:table-cell office:value-type="float" office:value="9.455">
                <text:p>9.455</text:p>
              </table:table-cell>
              <table:table-cell office:value-type="float" office:value="4.807">
                <text:p>4.8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.455">
                <text:p>48.455</text:p>
              </table:table-cell>
              <table:table-cell office:value-type="float" office:value="22.052">
                <text:p>22.052</text:p>
              </table:table-cell>
              <table:table-cell office:value-type="float" office:value="37.365">
                <text:p>37.365</text:p>
              </table:table-cell>
              <table:table-cell office:value-type="float" office:value="22.163">
                <text:p>22.163</text:p>
              </table:table-cell>
              <table:table-cell office:value-type="float" office:value="14.883">
                <text:p>14.883</text:p>
              </table:table-cell>
              <table:table-cell office:value-type="float" office:value="7.326">
                <text:p>7.326</text:p>
              </table:table-cell>
              <table:table-cell office:value-type="float" office:value="12.005">
                <text:p>12.005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.078">
                <text:p>86.078</text:p>
              </table:table-cell>
              <table:table-cell office:value-type="float" office:value="23.902">
                <text:p>23.902</text:p>
              </table:table-cell>
              <table:table-cell office:value-type="float" office:value="39.31">
                <text:p>39.31</text:p>
              </table:table-cell>
              <table:table-cell office:value-type="float" office:value="24.045">
                <text:p>24.045</text:p>
              </table:table-cell>
              <table:table-cell office:value-type="float" office:value="25.024">
                <text:p>25.024</text:p>
              </table:table-cell>
              <table:table-cell office:value-type="float" office:value="8.068">
                <text:p>8.068</text:p>
              </table:table-cell>
              <table:table-cell office:value-type="float" office:value="13.528">
                <text:p>13.528</text:p>
              </table:table-cell>
              <table:table-cell office:value-type="float" office:value="7.665">
                <text:p>7.6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0.727">
                <text:p>130.727</text:p>
              </table:table-cell>
              <table:table-cell office:value-type="float" office:value="26.507">
                <text:p>26.507</text:p>
              </table:table-cell>
              <table:table-cell office:value-type="float" office:value="42.162">
                <text:p>42.162</text:p>
              </table:table-cell>
              <table:table-cell office:value-type="float" office:value="26.385">
                <text:p>26.385</text:p>
              </table:table-cell>
              <table:table-cell office:value-type="float" office:value="37.301">
                <text:p>37.301</text:p>
              </table:table-cell>
              <table:table-cell office:value-type="float" office:value="8.624">
                <text:p>8.624</text:p>
              </table:table-cell>
              <table:table-cell office:value-type="float" office:value="14.559">
                <text:p>14.559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4.714">
                <text:p>154.714</text:p>
              </table:table-cell>
              <table:table-cell office:value-type="float" office:value="23.91">
                <text:p>23.91</text:p>
              </table:table-cell>
              <table:table-cell office:value-type="float" office:value="38.51">
                <text:p>38.51</text:p>
              </table:table-cell>
              <table:table-cell office:value-type="float" office:value="23.785">
                <text:p>23.785</text:p>
              </table:table-cell>
              <table:table-cell office:value-type="float" office:value="56.679">
                <text:p>56.679</text:p>
              </table:table-cell>
              <table:table-cell office:value-type="float" office:value="11.164">
                <text:p>11.164</text:p>
              </table:table-cell>
              <table:table-cell office:value-type="float" office:value="19.224">
                <text:p>19.224</text:p>
              </table:table-cell>
              <table:table-cell office:value-type="float" office:value="10.812">
                <text:p>10.8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5.069">
                <text:p>195.069</text:p>
              </table:table-cell>
              <table:table-cell office:value-type="float" office:value="25.018">
                <text:p>25.018</text:p>
              </table:table-cell>
              <table:table-cell office:value-type="float" office:value="39.973">
                <text:p>39.973</text:p>
              </table:table-cell>
              <table:table-cell office:value-type="float" office:value="24.976">
                <text:p>24.976</text:p>
              </table:table-cell>
              <table:table-cell office:value-type="float" office:value="67.767">
                <text:p>67.767</text:p>
              </table:table-cell>
              <table:table-cell office:value-type="float" office:value="10.01">
                <text:p>10.01</text:p>
              </table:table-cell>
              <table:table-cell office:value-type="float" office:value="17.046">
                <text:p>17.046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8.421">
                <text:p>258.421</text:p>
              </table:table-cell>
              <table:table-cell office:value-type="float" office:value="25.444">
                <text:p>25.444</text:p>
              </table:table-cell>
              <table:table-cell office:value-type="float" office:value="40.741">
                <text:p>40.741</text:p>
              </table:table-cell>
              <table:table-cell office:value-type="float" office:value="25.411">
                <text:p>25.411</text:p>
              </table:table-cell>
              <table:table-cell office:value-type="float" office:value="85.289">
                <text:p>85.289</text:p>
              </table:table-cell>
              <table:table-cell office:value-type="float" office:value="10.075">
                <text:p>10.075</text:p>
              </table:table-cell>
              <table:table-cell office:value-type="float" office:value="17.149">
                <text:p>17.149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2.888">
                <text:p>332.888</text:p>
              </table:table-cell>
              <table:table-cell office:value-type="float" office:value="25.957">
                <text:p>25.957</text:p>
              </table:table-cell>
              <table:table-cell office:value-type="float" office:value="41.761">
                <text:p>41.761</text:p>
              </table:table-cell>
              <table:table-cell office:value-type="float" office:value="25.86">
                <text:p>25.86</text:p>
              </table:table-cell>
              <table:table-cell office:value-type="float" office:value="105.463">
                <text:p>105.463</text:p>
              </table:table-cell>
              <table:table-cell office:value-type="float" office:value="10.789">
                <text:p>10.789</text:p>
              </table:table-cell>
              <table:table-cell office:value-type="float" office:value="18.348">
                <text:p>18.348</text:p>
              </table:table-cell>
              <table:table-cell office:value-type="float" office:value="10.088">
                <text:p>10.0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